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LT" svg:font-family="TimesLT" style:font-family-generic="roman" style:font-pitch="variable" svg:panose-1="2 2 6 3 5 4 5 2 3 4"/>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text-align="justify"/>
    </style:style>
    <style:style style:name="T9" style:parent-style-name="DefaultParagraphFont" style:family="text">
      <style:text-properties fo:font-weight="bold" style:font-weight-asian="bold" fo:font-style="italic" style:font-style-asian="italic"/>
    </style:style>
    <style:style style:name="P10" style:parent-style-name="Normal" style:family="paragraph">
      <style:paragraph-properties fo:text-align="justify"/>
      <style:text-properties fo:font-size="10pt" style:font-size-asian="10pt"/>
    </style:style>
    <style:style style:name="P11" style:parent-style-name="Normal" style:family="paragraph">
      <style:paragraph-properties fo:text-align="justify"/>
    </style:style>
    <style:style style:name="T12" style:parent-style-name="DefaultParagraphFont" style:family="text">
      <style:text-properties fo:font-style="italic" style:font-style-asian="italic" fo:font-size="10pt" style:font-size-asian="10pt"/>
    </style:style>
    <style:style style:name="T1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 style:parent-style-name="DefaultParagraphFont" style:family="text">
      <style:text-properties style:font-name-asian="MS Mincho" fo:font-style="italic" style:font-style-asian="italic" style:font-style-complex="italic" fo:font-size="10pt" style:font-size-asian="10pt"/>
    </style:style>
    <style:style style:name="P15" style:parent-style-name="Normal" style:family="paragraph">
      <style:paragraph-properties fo:text-align="justify"/>
      <style:text-properties fo:font-size="10pt" style:font-size-asian="10pt"/>
    </style:style>
    <style:style style:name="P16" style:parent-style-name="Normal" style:family="paragraph">
      <style:paragraph-properties>
        <style:tab-stops>
          <style:tab-stop style:type="center" style:position="2.884in"/>
          <style:tab-stop style:type="right" style:position="5.768in"/>
        </style:tab-stops>
      </style:paragraph-properties>
    </style:style>
    <style:style style:name="P17" style:parent-style-name="Normal" style:family="paragraph">
      <style:paragraph-properties fo:text-align="center"/>
      <style:text-properties fo:font-weight="bold" style:font-weight-asian="bold" fo:text-transform="uppercase" fo:font-size="11pt" style:font-size-asian="11pt"/>
    </style:style>
    <style:style style:name="P18" style:parent-style-name="Normal" style:family="paragraph">
      <style:paragraph-properties fo:text-align="center"/>
    </style:style>
    <style:style style:name="T19" style:parent-style-name="DefaultParagraphFont" style:family="text">
      <style:text-properties fo:font-weight="bold" style:font-weight-asian="bold" fo:font-size="11pt" style:font-size-asian="11pt"/>
    </style:style>
    <style:style style:name="P20" style:parent-style-name="Normal" style:family="paragraph">
      <style:paragraph-properties fo:text-align="center"/>
      <style:text-properties fo:font-weight="bold" style:font-weight-asian="bold" fo:text-transform="uppercase" fo:letter-spacing="0.0138in" fo:font-size="11pt" style:font-size-asian="11pt"/>
    </style:style>
    <style:style style:name="P21" style:parent-style-name="Normal" style:family="paragraph">
      <style:paragraph-properties fo:text-align="center"/>
      <style:text-properties fo:font-weight="bold" style:font-weight-asian="bold" fo:text-transform="uppercase" fo:font-size="11pt" style:font-size-asian="11pt"/>
    </style:style>
    <style:style style:name="P22" style:parent-style-name="Normal" style:family="paragraph">
      <style:paragraph-properties fo:text-align="center"/>
      <style:text-properties fo:font-size="11pt" style:font-size-asian="11pt"/>
    </style:style>
    <style:style style:name="P23" style:parent-style-name="Normal" style:family="paragraph">
      <style:paragraph-properties fo:text-align="center"/>
      <style:text-properties fo:font-size="11pt" style:font-size-asian="11pt"/>
    </style:style>
    <style:style style:name="P24" style:parent-style-name="Normal" style:family="paragraph">
      <style:paragraph-properties fo:text-align="center"/>
      <style:text-properties fo:font-weight="bold" style:font-weight-asian="bold" fo:font-size="11pt" style:font-size-asian="11pt"/>
    </style:style>
    <style:style style:name="P25" style:parent-style-name="Normal" style:family="paragraph">
      <style:paragraph-properties fo:keep-with-next="always" fo:text-align="center"/>
    </style:style>
    <style:style style:name="T26" style:parent-style-name="DefaultParagraphFont" style:family="text">
      <style:text-properties fo:font-weight="bold" style:font-weight-asian="bold" fo:font-size="11pt" style:font-size-asian="11pt"/>
    </style:style>
    <style:style style:name="T27" style:parent-style-name="DefaultParagraphFont" style:family="text">
      <style:text-properties fo:font-weight="bold" style:font-weight-asian="bold" fo:font-size="11pt" style:font-size-asian="11pt"/>
    </style:style>
    <style:style style:name="P28" style:parent-style-name="Normal" style:family="paragraph">
      <style:paragraph-properties fo:text-align="center"/>
    </style:style>
    <style:style style:name="T29" style:parent-style-name="DefaultParagraphFont" style:family="text">
      <style:text-properties fo:font-weight="bold" style:font-weight-asian="bold" fo:font-size="11pt" style:font-size-asian="11pt"/>
    </style:style>
    <style:style style:name="P30" style:parent-style-name="Normal" style:family="paragraph">
      <style:paragraph-properties fo:text-align="center" fo:text-indent="0.5in"/>
      <style:text-properties fo:font-size="11pt" style:font-size-asian="11pt"/>
    </style:style>
    <style:style style:name="P31" style:parent-style-name="Normal" style:family="paragraph">
      <style:paragraph-properties fo:text-align="justify" fo:text-indent="0.5in"/>
    </style:style>
    <style:style style:name="T32" style:parent-style-name="DefaultParagraphFont" style:family="text">
      <style:text-properties fo:font-weight="bold" style:font-weight-asian="bold" fo:font-size="11pt" style:font-size-asian="11pt"/>
    </style:style>
    <style:style style:name="T33" style:parent-style-name="DefaultParagraphFont" style:family="text">
      <style:text-properties fo:font-weight="bold" style:font-weight-asian="bold" fo:font-size="11pt" style:font-size-asian="11pt"/>
    </style:style>
    <style:style style:name="T34" style:parent-style-name="DefaultParagraphFont" style:family="text">
      <style:text-properties fo:font-weight="bold" style:font-weight-asian="bold" fo:font-size="11pt" style:font-size-asian="11pt"/>
    </style:style>
    <style:style style:name="P35" style:parent-style-name="Normal" style:family="paragraph">
      <style:paragraph-properties fo:text-align="justify" fo:text-indent="0.5in"/>
    </style:style>
    <style:style style:name="T36" style:parent-style-name="DefaultParagraphFont" style:family="text">
      <style:text-properties fo:font-size="11pt" style:font-size-asian="11pt"/>
    </style:style>
    <style:style style:name="T37" style:parent-style-name="DefaultParagraphFont" style:family="text">
      <style:text-properties fo:font-size="11pt" style:font-size-asian="11pt"/>
    </style:style>
    <style:style style:name="P38" style:parent-style-name="Normal" style:family="paragraph">
      <style:paragraph-properties fo:text-align="justify" fo:text-indent="0.5in"/>
    </style:style>
    <style:style style:name="T39" style:parent-style-name="DefaultParagraphFont" style:family="text">
      <style:text-properties fo:font-size="11pt" style:font-size-asian="11pt"/>
    </style:style>
    <style:style style:name="T40" style:parent-style-name="DefaultParagraphFont" style:family="text">
      <style:text-properties fo:font-size="11pt" style:font-size-asian="11pt"/>
    </style:style>
    <style:style style:name="T41" style:parent-style-name="DefaultParagraphFont" style:family="text">
      <style:text-properties fo:font-size="11pt" style:font-size-asian="11pt"/>
    </style:style>
    <style:style style:name="P42" style:parent-style-name="Normal" style:family="paragraph">
      <style:paragraph-properties fo:text-align="justify" fo:text-indent="0.5in"/>
    </style:style>
    <style:style style:name="T43" style:parent-style-name="DefaultParagraphFont" style:family="text">
      <style:text-properties style:font-weight-complex="bold" fo:font-size="11pt" style:font-size-asian="11pt"/>
    </style:style>
    <style:style style:name="T44" style:parent-style-name="DefaultParagraphFont" style:family="text">
      <style:text-properties style:font-weight-complex="bold" fo:font-size="11pt" style:font-size-asian="11pt"/>
    </style:style>
    <style:style style:name="T45" style:parent-style-name="DefaultParagraphFont" style:family="text">
      <style:text-properties style:font-weight-complex="bold" fo:font-size="11pt" style:font-size-asian="11pt" style:font-size-complex="12pt"/>
    </style:style>
    <style:style style:name="P46" style:parent-style-name="Normal" style:family="paragraph">
      <style:text-properties fo:font-style="italic" style:font-style-asian="italic" style:font-style-complex="italic" fo:font-size="10pt" style:font-size-asian="10pt"/>
    </style:style>
    <style:style style:name="P47" style:parent-style-name="Normal" style:family="paragraph">
      <style:paragraph-properties fo:text-align="justify"/>
    </style:style>
    <style:style style:name="T48" style:parent-style-name="DefaultParagraphFont" style:family="text">
      <style:text-properties style:font-name-asian="MS Mincho" fo:font-style="italic" style:font-style-asian="italic" style:font-style-complex="italic" fo:font-size="10pt" style:font-size-asian="10pt"/>
    </style:style>
    <style:style style:name="T4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0" style:parent-style-name="DefaultParagraphFont" style:family="text">
      <style:text-properties style:font-name-asian="MS Mincho" fo:font-style="italic" style:font-style-asian="italic" style:font-style-complex="italic" fo:font-size="10pt" style:font-size-asian="10pt"/>
    </style:style>
    <style:style style:name="T51" style:parent-style-name="DefaultParagraphFont" style:family="text">
      <style:text-properties style:font-name-asian="MS Mincho" fo:font-style="italic" style:font-style-asian="italic" style:font-style-complex="italic" fo:font-size="10pt" style:font-size-asian="10pt"/>
    </style:style>
    <style:style style:name="P52" style:parent-style-name="Normal" style:family="paragraph">
      <style:paragraph-properties fo:text-indent="0.5in"/>
    </style:style>
    <style:style style:name="P53" style:parent-style-name="Normal" style:family="paragraph">
      <style:paragraph-properties fo:text-indent="0.5in"/>
    </style:style>
    <style:style style:name="T54" style:parent-style-name="DefaultParagraphFont" style:family="text">
      <style:text-properties fo:font-weight="bold" style:font-weight-asian="bold" fo:font-size="11pt" style:font-size-asian="11pt"/>
    </style:style>
    <style:style style:name="T55" style:parent-style-name="DefaultParagraphFont" style:family="text">
      <style:text-properties fo:font-weight="bold" style:font-weight-asian="bold" fo:font-size="11pt" style:font-size-asian="11pt"/>
    </style:style>
    <style:style style:name="T56" style:parent-style-name="DefaultParagraphFont" style:family="text">
      <style:text-properties fo:font-weight="bold" style:font-weight-asian="bold" fo:font-size="11pt" style:font-size-asian="11pt"/>
    </style:style>
    <style:style style:name="P57" style:parent-style-name="Normal" style:family="paragraph">
      <style:paragraph-properties fo:text-align="justify" fo:text-indent="0.5in"/>
    </style:style>
    <style:style style:name="T58" style:parent-style-name="DefaultParagraphFont" style:family="text">
      <style:text-properties fo:font-size="11pt" style:font-size-asian="11pt"/>
    </style:style>
    <style:style style:name="T59" style:parent-style-name="DefaultParagraphFont" style:family="text">
      <style:text-properties fo:font-size="11pt" style:font-size-asian="11pt"/>
    </style:style>
    <style:style style:name="T60" style:parent-style-name="DefaultParagraphFont" style:family="text">
      <style:text-properties fo:font-weight="bold" style:font-weight-asian="bold" fo:font-size="11pt" style:font-size-asian="11pt"/>
    </style:style>
    <style:style style:name="T61" style:parent-style-name="DefaultParagraphFont" style:family="text">
      <style:text-properties fo:font-size="11pt" style:font-size-asian="11pt"/>
    </style:style>
    <style:style style:name="T62" style:parent-style-name="DefaultParagraphFont" style:family="text">
      <style:text-properties fo:font-weight="bold" style:font-weight-asian="bold" fo:font-size="11pt" style:font-size-asian="11pt"/>
    </style:style>
    <style:style style:name="T63" style:parent-style-name="DefaultParagraphFont" style:family="text">
      <style:text-properties fo:font-size="11pt" style:font-size-asian="11pt"/>
    </style:style>
    <style:style style:name="T64" style:parent-style-name="DefaultParagraphFont" style:family="text">
      <style:text-properties fo:font-weight="bold" style:font-weight-asian="bold" fo:font-size="11pt" style:font-size-asian="11pt"/>
    </style:style>
    <style:style style:name="T65" style:parent-style-name="DefaultParagraphFont" style:family="text">
      <style:text-properties fo:font-size="11pt" style:font-size-asian="11pt"/>
    </style:style>
    <style:style style:name="P66" style:parent-style-name="Normal" style:family="paragraph">
      <style:paragraph-properties fo:text-align="justify" fo:text-indent="0.5in">
        <style:tab-stops>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 style:parent-style-name="DefaultParagraphFont" style:family="text">
      <style:text-properties fo:font-size="11pt" style:font-size-asian="11pt" style:font-size-complex="11pt"/>
    </style:style>
    <style:style style:name="T68" style:parent-style-name="DefaultParagraphFont" style:family="text">
      <style:text-properties fo:font-size="11pt" style:font-size-asian="11pt" style:font-size-complex="11pt"/>
    </style:style>
    <style:style style:name="T69" style:parent-style-name="DefaultParagraphFont" style:family="text">
      <style:text-properties fo:font-weight="bold" style:font-weight-asian="bold" style:font-weight-complex="bold" fo:font-size="11pt" style:font-size-asian="11pt" style:font-size-complex="11pt"/>
    </style:style>
    <style:style style:name="T70" style:parent-style-name="DefaultParagraphFont" style:family="text">
      <style:text-properties fo:font-weight="bold" style:font-weight-asian="bold" style:font-weight-complex="bold" fo:font-size="11pt" style:font-size-asian="11pt" style:font-size-complex="11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style:font-weight-complex="bold"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color="#000000" fo:font-size="11pt" style:font-size-asian="11pt" style:font-size-complex="11pt"/>
    </style:style>
    <style:style style:name="T75" style:parent-style-name="DefaultParagraphFont" style:family="text">
      <style:text-properties fo:color="#000000" fo:font-size="11pt" style:font-size-asian="11pt" style:font-size-complex="11pt"/>
    </style:style>
    <style:style style:name="T76" style:parent-style-name="DefaultParagraphFont" style:family="text">
      <style:text-properties fo:color="#000000" fo:font-size="11pt" style:font-size-asian="11pt" style:font-size-complex="11pt"/>
    </style:style>
    <style:style style:name="T77" style:parent-style-name="DefaultParagraphFont" style:family="text">
      <style:text-properties fo:font-size="11pt" style:font-size-asian="11pt" style:font-size-complex="11pt"/>
    </style:style>
    <style:style style:name="T78" style:parent-style-name="DefaultParagraphFont" style:family="text">
      <style:text-properties fo:font-size="11pt" style:font-size-asian="11pt" style:font-size-complex="11pt"/>
    </style:style>
    <style:style style:name="P79" style:parent-style-name="Normal" style:family="paragraph">
      <style:paragraph-properties fo:text-align="justify">
        <style:tab-stops>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 style:parent-style-name="DefaultParagraphFont" style:family="text">
      <style:text-properties fo:font-weight="bold" style:font-weight-asian="bold" fo:font-style="italic" style:font-style-asian="italic" fo:font-size="10pt" style:font-size-asian="10pt"/>
    </style:style>
    <style:style style:name="T81" style:parent-style-name="DefaultParagraphFont" style:family="text">
      <style:text-properties fo:font-style="italic" style:font-style-asian="italic" fo:font-size="10pt" style:font-size-asian="10pt"/>
    </style:style>
    <style:style style:name="P82" style:parent-style-name="Normal" style:family="paragraph">
      <style:text-properties style:font-name-asian="MS Mincho" fo:font-style="italic" style:font-style-asian="italic" style:font-style-complex="italic" fo:font-size="10pt" style:font-size-asian="10pt"/>
    </style:style>
    <style:style style:name="P83" style:parent-style-name="Normal" style:family="paragraph">
      <style:paragraph-properties fo:text-align="justify"/>
    </style:style>
    <style:style style:name="T84" style:parent-style-name="DefaultParagraphFont" style:family="text">
      <style:text-properties style:font-name-asian="MS Mincho" fo:font-style="italic" style:font-style-asian="italic" style:font-style-complex="italic" fo:font-size="10pt" style:font-size-asian="10pt"/>
    </style:style>
    <style:style style:name="T8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86" style:parent-style-name="DefaultParagraphFont" style:family="text">
      <style:text-properties style:font-name-asian="MS Mincho" fo:font-style="italic" style:font-style-asian="italic" style:font-style-complex="italic" fo:font-size="10pt" style:font-size-asian="10pt"/>
    </style:style>
    <style:style style:name="P87" style:parent-style-name="Normal" style:family="paragraph">
      <style:paragraph-properties fo:text-align="justify"/>
    </style:style>
    <style:style style:name="T88" style:parent-style-name="DefaultParagraphFont" style:family="text">
      <style:text-properties style:font-name-asian="MS Mincho" fo:font-style="italic" style:font-style-asian="italic" style:font-style-complex="italic" fo:font-size="10pt" style:font-size-asian="10pt"/>
    </style:style>
    <style:style style:name="T8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0" style:parent-style-name="DefaultParagraphFont" style:family="text">
      <style:text-properties style:font-name-asian="MS Mincho" fo:font-style="italic" style:font-style-asian="italic" style:font-style-complex="italic" fo:font-size="10pt" style:font-size-asian="10pt"/>
    </style:style>
    <style:style style:name="P91" style:parent-style-name="Normal" style:family="paragraph">
      <style:paragraph-properties fo:text-align="justify" fo:text-indent="0.5in"/>
    </style:style>
    <style:style style:name="T92" style:parent-style-name="DefaultParagraphFont" style:family="text">
      <style:text-properties fo:font-size="11pt" style:font-size-asian="11pt" style:font-size-complex="11pt"/>
    </style:style>
    <style:style style:name="T93" style:parent-style-name="DefaultParagraphFont" style:family="text">
      <style:text-properties fo:font-size="11pt" style:font-size-asian="11pt" style:font-size-complex="11pt"/>
    </style:style>
    <style:style style:name="T94" style:parent-style-name="DefaultParagraphFont" style:family="text">
      <style:text-properties fo:font-weight="bold" style:font-weight-asian="bold" fo:font-size="11pt" style:font-size-asian="11pt" style:font-size-complex="11pt"/>
    </style:style>
    <style:style style:name="T95" style:parent-style-name="DefaultParagraphFont" style:family="text">
      <style:text-properties fo:font-size="11pt" style:font-size-asian="11pt" style:font-size-complex="11pt"/>
    </style:style>
    <style:style style:name="T96" style:parent-style-name="DefaultParagraphFont" style:family="text">
      <style:text-properties fo:font-weight="bold" style:font-weight-asian="bold" fo:font-size="11pt" style:font-size-asian="11pt" style:font-size-complex="11pt"/>
    </style:style>
    <style:style style:name="T97" style:parent-style-name="DefaultParagraphFont" style:family="text">
      <style:text-properties fo:font-size="11pt" style:font-size-asian="11pt" style:font-size-complex="11pt"/>
    </style:style>
    <style:style style:name="T98" style:parent-style-name="DefaultParagraphFont" style:family="text">
      <style:text-properties fo:font-size="11pt" style:font-size-asian="11pt" style:font-size-complex="11pt"/>
    </style:style>
    <style:style style:name="P99" style:parent-style-name="Normal" style:family="paragraph">
      <style:text-properties style:font-name-asian="MS Mincho" fo:font-style="italic" style:font-style-asian="italic" style:font-style-complex="italic" fo:font-size="10pt" style:font-size-asian="10pt"/>
    </style:style>
    <style:style style:name="P100" style:parent-style-name="Normal" style:family="paragraph">
      <style:paragraph-properties fo:text-align="justify"/>
    </style:style>
    <style:style style:name="T101" style:parent-style-name="DefaultParagraphFont" style:family="text">
      <style:text-properties style:font-name-asian="MS Mincho" fo:font-style="italic" style:font-style-asian="italic" style:font-style-complex="italic" fo:font-size="10pt" style:font-size-asian="10pt"/>
    </style:style>
    <style:style style:name="T10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03" style:parent-style-name="DefaultParagraphFont" style:family="text">
      <style:text-properties style:font-name-asian="MS Mincho" fo:font-style="italic" style:font-style-asian="italic" style:font-style-complex="italic" fo:font-size="10pt" style:font-size-asian="10pt"/>
    </style:style>
    <style:style style:name="P104" style:parent-style-name="Normal" style:family="paragraph">
      <style:paragraph-properties fo:text-align="justify" fo:text-indent="0.5in"/>
    </style:style>
    <style:style style:name="T105" style:parent-style-name="DefaultParagraphFont" style:family="text">
      <style:text-properties fo:font-size="11pt" style:font-size-asian="11pt"/>
    </style:style>
    <style:style style:name="T106" style:parent-style-name="DefaultParagraphFont" style:family="text">
      <style:text-properties fo:font-weight="bold" style:font-weight-asian="bold" fo:font-size="11pt" style:font-size-asian="11pt"/>
    </style:style>
    <style:style style:name="T107" style:parent-style-name="DefaultParagraphFont" style:family="text">
      <style:text-properties fo:font-size="11pt" style:font-size-asian="11pt"/>
    </style:style>
    <style:style style:name="T108" style:parent-style-name="DefaultParagraphFont" style:family="text">
      <style:text-properties fo:font-weight="bold" style:font-weight-asian="bold" fo:font-size="11pt" style:font-size-asian="11pt"/>
    </style:style>
    <style:style style:name="T109" style:parent-style-name="DefaultParagraphFont" style:family="text">
      <style:text-properties fo:font-weight="bold" style:font-weight-asian="bold" fo:font-size="11pt" style:font-size-asian="11pt"/>
    </style:style>
    <style:style style:name="T110" style:parent-style-name="DefaultParagraphFont" style:family="text">
      <style:text-properties fo:font-size="11pt" style:font-size-asian="11pt"/>
    </style:style>
    <style:style style:name="T111" style:parent-style-name="DefaultParagraphFont" style:family="text">
      <style:text-properties fo:font-weight="bold" style:font-weight-asian="bold" fo:font-size="11pt" style:font-size-asian="11pt"/>
    </style:style>
    <style:style style:name="T112" style:parent-style-name="DefaultParagraphFont" style:family="text">
      <style:text-properties fo:font-size="11pt" style:font-size-asian="11pt"/>
    </style:style>
    <style:style style:name="P113" style:parent-style-name="Normal" style:family="paragraph">
      <style:paragraph-properties fo:text-align="justify" fo:text-indent="0.5in"/>
    </style:style>
    <style:style style:name="T114" style:parent-style-name="DefaultParagraphFont" style:family="text">
      <style:text-properties fo:font-size="11pt" style:font-size-asian="11pt"/>
    </style:style>
    <style:style style:name="T115" style:parent-style-name="DefaultParagraphFont" style:family="text">
      <style:text-properties fo:font-size="11pt" style:font-size-asian="11pt"/>
    </style:style>
    <style:style style:name="P116" style:parent-style-name="Normal" style:family="paragraph">
      <style:paragraph-properties fo:text-align="justify" fo:text-indent="0.5in"/>
    </style:style>
    <style:style style:name="T117" style:parent-style-name="DefaultParagraphFont" style:family="text">
      <style:text-properties fo:font-size="11pt" style:font-size-asian="11pt"/>
    </style:style>
    <style:style style:name="T118" style:parent-style-name="DefaultParagraphFont" style:family="text">
      <style:text-properties fo:font-size="11pt" style:font-size-asian="11pt"/>
    </style:style>
    <style:style style:name="T119" style:parent-style-name="DefaultParagraphFont" style:family="text">
      <style:text-properties fo:font-size="11pt" style:font-size-asian="11pt"/>
    </style:style>
    <style:style style:name="P120" style:parent-style-name="Normal" style:family="paragraph">
      <style:paragraph-properties fo:text-align="justify" fo:text-indent="0.5in"/>
    </style:style>
    <style:style style:name="T121" style:parent-style-name="DefaultParagraphFont" style:family="text">
      <style:text-properties fo:font-size="11pt" style:font-size-asian="11pt"/>
    </style:style>
    <style:style style:name="T122" style:parent-style-name="DefaultParagraphFont" style:family="text">
      <style:text-properties fo:font-size="11pt" style:font-size-asian="11pt"/>
    </style:style>
    <style:style style:name="T123" style:parent-style-name="DefaultParagraphFont" style:family="text">
      <style:text-properties fo:font-size="11pt" style:font-size-asian="11pt"/>
    </style:style>
    <style:style style:name="T124" style:parent-style-name="DefaultParagraphFont" style:family="text">
      <style:text-properties fo:font-size="11pt" style:font-size-asian="11pt"/>
    </style:style>
    <style:style style:name="P125" style:parent-style-name="Normal" style:family="paragraph">
      <style:paragraph-properties fo:text-align="justify" fo:text-indent="0.5in"/>
    </style:style>
    <style:style style:name="T126" style:parent-style-name="DefaultParagraphFont" style:family="text">
      <style:text-properties fo:font-size="11pt" style:font-size-asian="11pt" style:font-size-complex="11pt" style:language-asian="lt" style:country-asian="LT"/>
    </style:style>
    <style:style style:name="T127" style:parent-style-name="DefaultParagraphFont" style:family="text">
      <style:text-properties style:text-position="super 63.6%" fo:font-size="11pt" style:font-size-asian="11pt" style:font-size-complex="11pt" style:language-asian="lt" style:country-asian="LT"/>
    </style:style>
    <style:style style:name="T128" style:parent-style-name="DefaultParagraphFont" style:family="text">
      <style:text-properties fo:font-size="11pt" style:font-size-asian="11pt" style:font-size-complex="11pt" style:language-asian="lt" style:country-asian="LT"/>
    </style:style>
    <style:style style:name="T129" style:parent-style-name="DefaultParagraphFont" style:family="text">
      <style:text-properties fo:font-weight="bold" style:font-weight-asian="bold" fo:font-size="11pt" style:font-size-asian="11pt" style:font-size-complex="11pt" style:language-asian="lt" style:country-asian="LT"/>
    </style:style>
    <style:style style:name="T130" style:parent-style-name="DefaultParagraphFont" style:family="text">
      <style:text-properties fo:font-size="11pt" style:font-size-asian="11pt" style:font-size-complex="11pt" style:language-asian="lt" style:country-asian="LT"/>
    </style:style>
    <style:style style:name="T131" style:parent-style-name="DefaultParagraphFont" style:family="text">
      <style:text-properties fo:font-weight="bold" style:font-weight-asian="bold" fo:font-size="11pt" style:font-size-asian="11pt" style:font-size-complex="11pt" style:language-asian="lt" style:country-asian="LT"/>
    </style:style>
    <style:style style:name="T132" style:parent-style-name="DefaultParagraphFont" style:family="text">
      <style:text-properties fo:font-size="11pt" style:font-size-asian="11pt" style:font-size-complex="11pt" style:language-asian="lt" style:country-asian="LT"/>
    </style:style>
    <style:style style:name="T133" style:parent-style-name="DefaultParagraphFont" style:family="text">
      <style:text-properties fo:font-weight="bold" style:font-weight-asian="bold" fo:font-size="11pt" style:font-size-asian="11pt" style:font-size-complex="11pt" style:language-asian="lt" style:country-asian="LT"/>
    </style:style>
    <style:style style:name="P134" style:parent-style-name="Normal" style:family="paragraph">
      <style:paragraph-properties fo:text-align="justify" fo:text-indent="0.5in"/>
    </style:style>
    <style:style style:name="T135" style:parent-style-name="DefaultParagraphFont" style:family="text">
      <style:text-properties fo:color="#000000" fo:font-size="11pt" style:font-size-asian="11pt" style:font-size-complex="11pt"/>
    </style:style>
    <style:style style:name="T136" style:parent-style-name="DefaultParagraphFont" style:family="text">
      <style:text-properties fo:color="#000000" fo:font-size="11pt" style:font-size-asian="11pt" style:font-size-complex="11pt"/>
    </style:style>
    <style:style style:name="P137" style:parent-style-name="Normal" style:family="paragraph">
      <style:paragraph-properties fo:text-align="justify" fo:text-indent="0.5in"/>
    </style:style>
    <style:style style:name="T138" style:parent-style-name="DefaultParagraphFont" style:family="text">
      <style:text-properties fo:color="#000000" fo:font-size="11pt" style:font-size-asian="11pt" style:font-size-complex="11pt"/>
    </style:style>
    <style:style style:name="T139" style:parent-style-name="DefaultParagraphFont" style:family="text">
      <style:text-properties fo:color="#000000" fo:font-size="11pt" style:font-size-asian="11pt" style:font-size-complex="11pt"/>
    </style:style>
    <style:style style:name="T140" style:parent-style-name="DefaultParagraphFont" style:family="text">
      <style:text-properties fo:font-size="11pt" style:font-size-asian="11pt" style:font-size-complex="11pt"/>
    </style:style>
    <style:style style:name="T141" style:parent-style-name="DefaultParagraphFont" style:family="text">
      <style:text-properties fo:font-size="11pt" style:font-size-asian="11pt" style:font-size-complex="11pt"/>
    </style:style>
    <style:style style:name="P142" style:parent-style-name="Normal" style:family="paragraph">
      <style:text-properties style:font-name-asian="MS Mincho" fo:font-style="italic" style:font-style-asian="italic" style:font-style-complex="italic" fo:font-size="10pt" style:font-size-asian="10pt"/>
    </style:style>
    <style:style style:name="P143" style:parent-style-name="Normal" style:family="paragraph">
      <style:paragraph-properties fo:text-align="justify"/>
    </style:style>
    <style:style style:name="T144" style:parent-style-name="DefaultParagraphFont" style:family="text">
      <style:text-properties style:font-name-asian="MS Mincho" fo:font-style="italic" style:font-style-asian="italic" style:font-style-complex="italic" fo:font-size="10pt" style:font-size-asian="10pt"/>
    </style:style>
    <style:style style:name="T14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6" style:parent-style-name="DefaultParagraphFont" style:family="text">
      <style:text-properties style:font-name-asian="MS Mincho" fo:font-style="italic" style:font-style-asian="italic" style:font-style-complex="italic" fo:font-size="10pt" style:font-size-asian="10pt"/>
    </style:style>
    <style:style style:name="T147" style:parent-style-name="DefaultParagraphFont" style:family="text">
      <style:text-properties style:font-name-asian="MS Mincho" fo:font-style="italic" style:font-style-asian="italic" style:font-style-complex="italic" fo:font-size="10pt" style:font-size-asian="10pt"/>
    </style:style>
    <style:style style:name="P148" style:parent-style-name="Normal" style:family="paragraph">
      <style:paragraph-properties fo:text-align="justify" fo:text-indent="0.5in"/>
    </style:style>
    <style:style style:name="T149" style:parent-style-name="DefaultParagraphFont" style:family="text">
      <style:text-properties fo:font-size="11pt" style:font-size-asian="11pt" style:font-size-complex="11pt" style:language-asian="lt" style:country-asian="LT"/>
    </style:style>
    <style:style style:name="T150" style:parent-style-name="DefaultParagraphFont" style:family="text">
      <style:text-properties style:text-position="super 63.6%" fo:font-size="11pt" style:font-size-asian="11pt" style:font-size-complex="11pt" style:language-asian="lt" style:country-asian="LT"/>
    </style:style>
    <style:style style:name="T151" style:parent-style-name="DefaultParagraphFont" style:family="text">
      <style:text-properties fo:font-size="11pt" style:font-size-asian="11pt" style:font-size-complex="11pt" style:language-asian="lt" style:country-asian="LT"/>
    </style:style>
    <style:style style:name="T152" style:parent-style-name="DefaultParagraphFont" style:family="text">
      <style:text-properties fo:font-weight="bold" style:font-weight-asian="bold" fo:font-size="11pt" style:font-size-asian="11pt" style:font-size-complex="11pt" style:language-asian="lt" style:country-asian="LT"/>
    </style:style>
    <style:style style:name="T153" style:parent-style-name="DefaultParagraphFont" style:family="text">
      <style:text-properties fo:font-size="11pt" style:font-size-asian="11pt" style:font-size-complex="11pt" style:language-asian="lt" style:country-asian="LT"/>
    </style:style>
    <style:style style:name="T154" style:parent-style-name="DefaultParagraphFont" style:family="text">
      <style:text-properties fo:font-weight="bold" style:font-weight-asian="bold" fo:font-size="11pt" style:font-size-asian="11pt" style:font-size-complex="11pt" style:language-asian="lt" style:country-asian="LT"/>
    </style:style>
    <style:style style:name="T155" style:parent-style-name="DefaultParagraphFont" style:family="text">
      <style:text-properties fo:font-size="11pt" style:font-size-asian="11pt" style:font-size-complex="11pt" style:language-asian="lt" style:country-asian="LT"/>
    </style:style>
    <style:style style:name="T156" style:parent-style-name="DefaultParagraphFont" style:family="text">
      <style:text-properties fo:font-weight="bold" style:font-weight-asian="bold" fo:font-size="11pt" style:font-size-asian="11pt" style:font-size-complex="11pt" style:language-asian="lt" style:country-asian="LT"/>
    </style:style>
    <style:style style:name="T157" style:parent-style-name="DefaultParagraphFont" style:family="text">
      <style:text-properties fo:font-size="11pt" style:font-size-asian="11pt" style:font-size-complex="11pt" style:language-asian="lt" style:country-asian="LT"/>
    </style:style>
    <style:style style:name="T158" style:parent-style-name="DefaultParagraphFont" style:family="text">
      <style:text-properties fo:color="#000000" fo:font-size="11pt" style:font-size-asian="11pt" style:font-size-complex="11pt"/>
    </style:style>
    <style:style style:name="T159" style:parent-style-name="DefaultParagraphFont" style:family="text">
      <style:text-properties fo:color="#000000" fo:font-size="11pt" style:font-size-asian="11pt" style:font-size-complex="11pt"/>
    </style:style>
    <style:style style:name="P160" style:parent-style-name="Normal" style:family="paragraph">
      <style:text-properties style:font-name-asian="MS Mincho" fo:font-style="italic" style:font-style-asian="italic" style:font-style-complex="italic" fo:font-size="10pt" style:font-size-asian="10pt"/>
    </style:style>
    <style:style style:name="P161" style:parent-style-name="Normal" style:family="paragraph">
      <style:paragraph-properties fo:text-align="justify"/>
    </style:style>
    <style:style style:name="T162" style:parent-style-name="DefaultParagraphFont" style:family="text">
      <style:text-properties style:font-name-asian="MS Mincho" fo:font-style="italic" style:font-style-asian="italic" style:font-style-complex="italic" fo:font-size="10pt" style:font-size-asian="10pt"/>
    </style:style>
    <style:style style:name="T16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64" style:parent-style-name="DefaultParagraphFont" style:family="text">
      <style:text-properties style:font-name-asian="MS Mincho" fo:font-style="italic" style:font-style-asian="italic" style:font-style-complex="italic" fo:font-size="10pt" style:font-size-asian="10pt"/>
    </style:style>
    <style:style style:name="P165" style:parent-style-name="Normal" style:family="paragraph">
      <style:paragraph-properties fo:text-align="justify" fo:text-indent="0.5in"/>
    </style:style>
    <style:style style:name="T166" style:parent-style-name="DefaultParagraphFont" style:family="text">
      <style:text-properties fo:font-size="11pt" style:font-size-asian="11pt"/>
    </style:style>
    <style:style style:name="T167" style:parent-style-name="DefaultParagraphFont" style:family="text">
      <style:text-properties fo:font-weight="bold" style:font-weight-asian="bold" fo:font-size="11pt" style:font-size-asian="11pt"/>
    </style:style>
    <style:style style:name="T168" style:parent-style-name="DefaultParagraphFont" style:family="text">
      <style:text-properties fo:font-size="11pt" style:font-size-asian="11pt"/>
    </style:style>
    <style:style style:name="T169" style:parent-style-name="DefaultParagraphFont" style:family="text">
      <style:text-properties fo:font-weight="bold" style:font-weight-asian="bold" fo:font-size="11pt" style:font-size-asian="11pt"/>
    </style:style>
    <style:style style:name="T170" style:parent-style-name="DefaultParagraphFont" style:family="text">
      <style:text-properties fo:font-size="11pt" style:font-size-asian="11pt"/>
    </style:style>
    <style:style style:name="T171" style:parent-style-name="DefaultParagraphFont" style:family="text">
      <style:text-properties fo:font-size="11pt" style:font-size-asian="11pt"/>
    </style:style>
    <style:style style:name="P172" style:parent-style-name="Normal" style:family="paragraph">
      <style:paragraph-properties fo:text-align="justify" fo:text-indent="0.5in"/>
    </style:style>
    <style:style style:name="T173" style:parent-style-name="DefaultParagraphFont" style:family="text">
      <style:text-properties fo:font-size="11pt" style:font-size-asian="11pt"/>
    </style:style>
    <style:style style:name="T174" style:parent-style-name="DefaultParagraphFont" style:family="text">
      <style:text-properties fo:font-size="11pt" style:font-size-asian="11pt"/>
    </style:style>
    <style:style style:name="T175" style:parent-style-name="DefaultParagraphFont" style:family="text">
      <style:text-properties fo:font-weight="bold" style:font-weight-asian="bold" fo:font-size="11pt" style:font-size-asian="11pt"/>
    </style:style>
    <style:style style:name="T176" style:parent-style-name="DefaultParagraphFont" style:family="text">
      <style:text-properties fo:font-size="11pt" style:font-size-asian="11pt"/>
    </style:style>
    <style:style style:name="T177" style:parent-style-name="DefaultParagraphFont" style:family="text">
      <style:text-properties fo:font-size="11pt" style:font-size-asian="11pt"/>
    </style:style>
    <style:style style:name="P178" style:parent-style-name="Normal" style:family="paragraph">
      <style:paragraph-properties fo:text-align="justify" fo:text-indent="0.5in"/>
    </style:style>
    <style:style style:name="T179" style:parent-style-name="DefaultParagraphFont" style:family="text">
      <style:text-properties fo:font-size="11pt" style:font-size-asian="11pt" style:font-size-complex="11pt"/>
    </style:style>
    <style:style style:name="T180" style:parent-style-name="DefaultParagraphFont" style:family="text">
      <style:text-properties fo:font-size="11pt" style:font-size-asian="11pt" style:font-size-complex="11pt"/>
    </style:style>
    <style:style style:name="T181" style:parent-style-name="DefaultParagraphFont" style:family="text">
      <style:text-properties fo:font-weight="bold" style:font-weight-asian="bold" fo:font-size="11pt" style:font-size-asian="11pt" style:font-size-complex="11pt"/>
    </style:style>
    <style:style style:name="T182" style:parent-style-name="DefaultParagraphFont" style:family="text">
      <style:text-properties fo:font-size="11pt" style:font-size-asian="11pt" style:font-size-complex="11pt"/>
    </style:style>
    <style:style style:name="T183" style:parent-style-name="DefaultParagraphFont" style:family="text">
      <style:text-properties fo:font-weight="bold" style:font-weight-asian="bold" fo:font-size="11pt" style:font-size-asian="11pt" style:font-size-complex="11pt"/>
    </style:style>
    <style:style style:name="T184" style:parent-style-name="DefaultParagraphFont" style:family="text">
      <style:text-properties fo:font-size="11pt" style:font-size-asian="11pt" style:font-size-complex="11pt"/>
    </style:style>
    <style:style style:name="T185" style:parent-style-name="DefaultParagraphFont" style:family="text">
      <style:text-properties fo:font-size="11pt" style:font-size-asian="11pt" style:font-size-complex="11pt"/>
    </style:style>
    <style:style style:name="T186" style:parent-style-name="DefaultParagraphFont" style:family="text">
      <style:text-properties fo:color="#000000" fo:font-size="11pt" style:font-size-asian="11pt" style:font-size-complex="11pt"/>
    </style:style>
    <style:style style:name="P187" style:parent-style-name="Normal" style:family="paragraph">
      <style:text-properties style:font-name-asian="MS Mincho" fo:font-style="italic" style:font-style-asian="italic" style:font-style-complex="italic" fo:font-size="10pt" style:font-size-asian="10pt"/>
    </style:style>
    <style:style style:name="P188" style:parent-style-name="Normal" style:family="paragraph">
      <style:paragraph-properties fo:text-align="justify"/>
    </style:style>
    <style:style style:name="T189" style:parent-style-name="DefaultParagraphFont" style:family="text">
      <style:text-properties style:font-name-asian="MS Mincho" fo:font-style="italic" style:font-style-asian="italic" style:font-style-complex="italic" fo:font-size="10pt" style:font-size-asian="10pt"/>
    </style:style>
    <style:style style:name="T19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1" style:parent-style-name="DefaultParagraphFont" style:family="text">
      <style:text-properties style:font-name-asian="MS Mincho" fo:font-style="italic" style:font-style-asian="italic" style:font-style-complex="italic" fo:font-size="10pt" style:font-size-asian="10pt"/>
    </style:style>
    <style:style style:name="P192" style:parent-style-name="Normal" style:family="paragraph">
      <style:paragraph-properties fo:text-align="justify" fo:text-indent="0.5in"/>
    </style:style>
    <style:style style:name="T193" style:parent-style-name="DefaultParagraphFont" style:family="text">
      <style:text-properties fo:font-size="11pt" style:font-size-asian="11pt"/>
    </style:style>
    <style:style style:name="T194" style:parent-style-name="DefaultParagraphFont" style:family="text">
      <style:text-properties fo:font-size="11pt" style:font-size-asian="11pt"/>
    </style:style>
    <style:style style:name="T195" style:parent-style-name="DefaultParagraphFont" style:family="text">
      <style:text-properties fo:font-weight="bold" style:font-weight-asian="bold" fo:font-size="11pt" style:font-size-asian="11pt"/>
    </style:style>
    <style:style style:name="T196" style:parent-style-name="DefaultParagraphFont" style:family="text">
      <style:text-properties fo:font-size="11pt" style:font-size-asian="11pt"/>
    </style:style>
    <style:style style:name="P197" style:parent-style-name="Normal" style:family="paragraph">
      <style:paragraph-properties fo:text-align="justify" fo:text-indent="0.5in"/>
    </style:style>
    <style:style style:name="T198" style:parent-style-name="DefaultParagraphFont" style:family="text">
      <style:text-properties fo:font-size="11pt" style:font-size-asian="11pt"/>
    </style:style>
    <style:style style:name="T199" style:parent-style-name="DefaultParagraphFont" style:family="text">
      <style:text-properties fo:font-size="11pt" style:font-size-asian="11pt"/>
    </style:style>
    <style:style style:name="T200" style:parent-style-name="DefaultParagraphFont" style:family="text">
      <style:text-properties fo:font-size="11pt" style:font-size-asian="11pt"/>
    </style:style>
    <style:style style:name="P201" style:parent-style-name="Normal" style:family="paragraph">
      <style:paragraph-properties fo:text-align="justify" fo:text-indent="0.5in"/>
    </style:style>
    <style:style style:name="T202" style:parent-style-name="DefaultParagraphFont" style:family="text">
      <style:text-properties fo:font-size="11pt" style:font-size-asian="11pt"/>
    </style:style>
    <style:style style:name="T203" style:parent-style-name="DefaultParagraphFont" style:family="text">
      <style:text-properties fo:font-size="11pt" style:font-size-asian="11pt"/>
    </style:style>
    <style:style style:name="P204" style:parent-style-name="Normal" style:family="paragraph">
      <style:paragraph-properties fo:text-align="justify" fo:text-indent="0.5in"/>
    </style:style>
    <style:style style:name="T205" style:parent-style-name="DefaultParagraphFont" style:family="text">
      <style:text-properties style:font-weight-complex="bold" fo:font-size="11pt" style:font-size-asian="11pt"/>
    </style:style>
    <style:style style:name="T206" style:parent-style-name="DefaultParagraphFont" style:family="text">
      <style:text-properties style:font-weight-complex="bold" fo:font-size="11pt" style:font-size-asian="11pt"/>
    </style:style>
    <style:style style:name="T207" style:parent-style-name="DefaultParagraphFont" style:family="text">
      <style:text-properties fo:font-weight="bold" style:font-weight-asian="bold" fo:font-size="11pt" style:font-size-asian="11pt"/>
    </style:style>
    <style:style style:name="T208" style:parent-style-name="DefaultParagraphFont" style:family="text">
      <style:text-properties style:font-weight-complex="bold" fo:font-size="11pt" style:font-size-asian="11pt"/>
    </style:style>
    <style:style style:name="T209" style:parent-style-name="DefaultParagraphFont" style:family="text">
      <style:text-properties fo:font-weight="bold" style:font-weight-asian="bold" fo:font-size="11pt" style:font-size-asian="11pt"/>
    </style:style>
    <style:style style:name="T210" style:parent-style-name="DefaultParagraphFont" style:family="text">
      <style:text-properties style:font-weight-complex="bold" fo:font-size="11pt" style:font-size-asian="11pt"/>
    </style:style>
    <style:style style:name="T211" style:parent-style-name="DefaultParagraphFont" style:family="text">
      <style:text-properties fo:font-size="11pt" style:font-size-asian="11pt"/>
    </style:style>
    <style:style style:name="P212" style:parent-style-name="Normal" style:family="paragraph">
      <style:paragraph-properties fo:text-align="justify" fo:text-indent="0.5in"/>
    </style:style>
    <style:style style:name="T213" style:parent-style-name="DefaultParagraphFont" style:family="text">
      <style:text-properties fo:font-size="11pt" style:font-size-asian="11pt"/>
    </style:style>
    <style:style style:name="T214" style:parent-style-name="DefaultParagraphFont" style:family="text">
      <style:text-properties fo:font-size="11pt" style:font-size-asian="11pt"/>
    </style:style>
    <style:style style:name="T215" style:parent-style-name="DefaultParagraphFont" style:family="text">
      <style:text-properties fo:font-weight="bold" style:font-weight-asian="bold" style:font-weight-complex="bold" fo:font-size="11pt" style:font-size-asian="11pt"/>
    </style:style>
    <style:style style:name="T216" style:parent-style-name="DefaultParagraphFont" style:family="text">
      <style:text-properties fo:font-size="11pt" style:font-size-asian="11pt"/>
    </style:style>
    <style:style style:name="T217" style:parent-style-name="DefaultParagraphFont" style:family="text">
      <style:text-properties style:text-position="super 63.6%" fo:font-size="11pt" style:font-size-asian="11pt" style:font-size-complex="12pt"/>
    </style:style>
    <style:style style:name="T218" style:parent-style-name="DefaultParagraphFont" style:family="text">
      <style:text-properties fo:font-size="11pt" style:font-size-asian="11pt"/>
    </style:style>
    <style:style style:name="T219" style:parent-style-name="DefaultParagraphFont" style:family="text">
      <style:text-properties fo:font-size="11pt" style:font-size-asian="11pt"/>
    </style:style>
    <style:style style:name="T220" style:parent-style-name="DefaultParagraphFont" style:family="text">
      <style:text-properties fo:color="#000000" fo:font-size="11pt" style:font-size-asian="11pt" style:font-size-complex="12pt"/>
    </style:style>
    <style:style style:name="T221" style:parent-style-name="DefaultParagraphFont" style:family="text">
      <style:text-properties fo:font-size="11pt" style:font-size-asian="11pt"/>
    </style:style>
    <style:style style:name="P222" style:parent-style-name="Normal" style:family="paragraph">
      <style:paragraph-properties fo:text-align="justify" fo:text-indent="0.5in"/>
    </style:style>
    <style:style style:name="T223" style:parent-style-name="DefaultParagraphFont" style:family="text">
      <style:text-properties fo:font-size="11pt" style:font-size-asian="11pt" style:font-size-complex="11pt"/>
    </style:style>
    <style:style style:name="T224" style:parent-style-name="DefaultParagraphFont" style:family="text">
      <style:text-properties style:text-position="super 63.6%" fo:font-size="11pt" style:font-size-asian="11pt" style:font-size-complex="11pt"/>
    </style:style>
    <style:style style:name="T225" style:parent-style-name="DefaultParagraphFont" style:family="text">
      <style:text-properties fo:font-size="11pt" style:font-size-asian="11pt" style:font-size-complex="11pt"/>
    </style:style>
    <style:style style:name="T226" style:parent-style-name="DefaultParagraphFont" style:family="text">
      <style:text-properties fo:font-weight="bold" style:font-weight-asian="bold" fo:font-size="11pt" style:font-size-asian="11pt" style:font-size-complex="11pt"/>
    </style:style>
    <style:style style:name="T227" style:parent-style-name="DefaultParagraphFont" style:family="text">
      <style:text-properties fo:font-size="11pt" style:font-size-asian="11pt" style:font-size-complex="11pt"/>
    </style:style>
    <style:style style:name="T228" style:parent-style-name="DefaultParagraphFont" style:family="text">
      <style:text-properties fo:font-size="11pt" style:font-size-asian="11pt" style:font-size-complex="11pt"/>
    </style:style>
    <style:style style:name="T229" style:parent-style-name="DefaultParagraphFont" style:family="text">
      <style:text-properties fo:font-size="11pt" style:font-size-asian="11pt" style:font-size-complex="11pt"/>
    </style:style>
    <style:style style:name="P230" style:parent-style-name="Normal" style:family="paragraph">
      <style:paragraph-properties fo:text-align="justify" fo:text-indent="0.5in"/>
    </style:style>
    <style:style style:name="T231" style:parent-style-name="DefaultParagraphFont" style:family="text">
      <style:text-properties fo:font-size="11pt" style:font-size-asian="11pt" style:font-size-complex="11pt" style:language-asian="lt" style:country-asian="LT"/>
    </style:style>
    <style:style style:name="T232" style:parent-style-name="DefaultParagraphFont" style:family="text">
      <style:text-properties style:text-position="super 63.6%" fo:font-size="11pt" style:font-size-asian="11pt" style:font-size-complex="11pt" style:language-asian="lt" style:country-asian="LT"/>
    </style:style>
    <style:style style:name="T233" style:parent-style-name="DefaultParagraphFont" style:family="text">
      <style:text-properties fo:font-size="11pt" style:font-size-asian="11pt" style:font-size-complex="11pt" style:language-asian="lt" style:country-asian="LT"/>
    </style:style>
    <style:style style:name="T234" style:parent-style-name="DefaultParagraphFont" style:family="text">
      <style:text-properties fo:font-weight="bold" style:font-weight-asian="bold" fo:font-size="11pt" style:font-size-asian="11pt" style:font-size-complex="11pt" style:language-asian="lt" style:country-asian="LT"/>
    </style:style>
    <style:style style:name="T235" style:parent-style-name="DefaultParagraphFont" style:family="text">
      <style:text-properties fo:font-size="11pt" style:font-size-asian="11pt" style:font-size-complex="11pt" style:language-asian="lt" style:country-asian="LT"/>
    </style:style>
    <style:style style:name="T236" style:parent-style-name="DefaultParagraphFont" style:family="text">
      <style:text-properties fo:font-size="11pt" style:font-size-asian="11pt" style:font-size-complex="11pt"/>
    </style:style>
    <style:style style:name="P237" style:parent-style-name="Normal" style:family="paragraph">
      <style:text-properties style:font-name-asian="MS Mincho" fo:font-style="italic" style:font-style-asian="italic" style:font-style-complex="italic" fo:font-size="10pt" style:font-size-asian="10pt"/>
    </style:style>
    <style:style style:name="P238" style:parent-style-name="Normal" style:family="paragraph">
      <style:paragraph-properties fo:text-align="justify"/>
    </style:style>
    <style:style style:name="T239" style:parent-style-name="DefaultParagraphFont" style:family="text">
      <style:text-properties style:font-name-asian="MS Mincho" fo:font-style="italic" style:font-style-asian="italic" style:font-style-complex="italic" fo:font-size="10pt" style:font-size-asian="10pt"/>
    </style:style>
    <style:style style:name="T24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41" style:parent-style-name="DefaultParagraphFont" style:family="text">
      <style:text-properties style:font-name-asian="MS Mincho" fo:font-style="italic" style:font-style-asian="italic" style:font-style-complex="italic" fo:font-size="10pt" style:font-size-asian="10pt"/>
    </style:style>
    <style:style style:name="P242" style:parent-style-name="Normal" style:family="paragraph">
      <style:paragraph-properties fo:text-align="justify" fo:text-indent="0.5in"/>
    </style:style>
    <style:style style:name="T243" style:parent-style-name="DefaultParagraphFont" style:family="text">
      <style:text-properties fo:font-size="11pt" style:font-size-asian="11pt"/>
    </style:style>
    <style:style style:name="T244" style:parent-style-name="DefaultParagraphFont" style:family="text">
      <style:text-properties fo:font-size="11pt" style:font-size-asian="11pt"/>
    </style:style>
    <style:style style:name="T245" style:parent-style-name="DefaultParagraphFont" style:family="text">
      <style:text-properties fo:font-weight="bold" style:font-weight-asian="bold" style:font-weight-complex="bold" fo:font-size="11pt" style:font-size-asian="11pt"/>
    </style:style>
    <style:style style:name="T246" style:parent-style-name="DefaultParagraphFont" style:family="text">
      <style:text-properties fo:font-size="11pt" style:font-size-asian="11pt"/>
    </style:style>
    <style:style style:name="T247" style:parent-style-name="DefaultParagraphFont" style:family="text">
      <style:text-properties fo:font-size="11pt" style:font-size-asian="11pt"/>
    </style:style>
    <style:style style:name="T248" style:parent-style-name="DefaultParagraphFont" style:family="text">
      <style:text-properties fo:font-size="11pt" style:font-size-asian="11pt"/>
    </style:style>
    <style:style style:name="T249" style:parent-style-name="DefaultParagraphFont" style:family="text">
      <style:text-properties fo:font-style="italic" style:font-style-asian="italic" style:font-style-complex="italic" fo:font-size="11pt" style:font-size-asian="11pt"/>
    </style:style>
    <style:style style:name="T250" style:parent-style-name="DefaultParagraphFont" style:family="text">
      <style:text-properties fo:font-size="11pt" style:font-size-asian="11pt"/>
    </style:style>
    <style:style style:name="P251" style:parent-style-name="Normal" style:family="paragraph">
      <style:paragraph-properties fo:text-align="justify" fo:text-indent="0.5in"/>
    </style:style>
    <style:style style:name="T252" style:parent-style-name="DefaultParagraphFont" style:family="text">
      <style:text-properties fo:font-size="11pt" style:font-size-asian="11pt"/>
    </style:style>
    <style:style style:name="T253" style:parent-style-name="DefaultParagraphFont" style:family="text">
      <style:text-properties fo:font-size="11pt" style:font-size-asian="11pt"/>
    </style:style>
    <style:style style:name="T254" style:parent-style-name="DefaultParagraphFont" style:family="text">
      <style:text-properties fo:font-weight="bold" style:font-weight-asian="bold" fo:font-size="11pt" style:font-size-asian="11pt"/>
    </style:style>
    <style:style style:name="T255" style:parent-style-name="DefaultParagraphFont" style:family="text">
      <style:text-properties fo:font-size="11pt" style:font-size-asian="11pt"/>
    </style:style>
    <style:style style:name="T256" style:parent-style-name="DefaultParagraphFont" style:family="text">
      <style:text-properties fo:font-size="11pt" style:font-size-asian="11pt"/>
    </style:style>
    <style:style style:name="P257" style:parent-style-name="Normal" style:family="paragraph">
      <style:paragraph-properties fo:text-align="justify" fo:text-indent="0.5in"/>
    </style:style>
    <style:style style:name="T258" style:parent-style-name="DefaultParagraphFont" style:family="text">
      <style:text-properties style:font-weight-complex="bold" fo:font-size="11pt" style:font-size-asian="11pt"/>
    </style:style>
    <style:style style:name="T259" style:parent-style-name="DefaultParagraphFont" style:family="text">
      <style:text-properties style:font-weight-complex="bold" style:text-position="super 63.6%" fo:font-size="11pt" style:font-size-asian="11pt"/>
    </style:style>
    <style:style style:name="T260" style:parent-style-name="DefaultParagraphFont" style:family="text">
      <style:text-properties style:font-weight-complex="bold" fo:font-size="11pt" style:font-size-asian="11pt"/>
    </style:style>
    <style:style style:name="T261" style:parent-style-name="DefaultParagraphFont" style:family="text">
      <style:text-properties fo:font-weight="bold" style:font-weight-asian="bold" fo:font-size="11pt" style:font-size-asian="11pt"/>
    </style:style>
    <style:style style:name="T262" style:parent-style-name="DefaultParagraphFont" style:family="text">
      <style:text-properties style:font-weight-complex="bold" fo:font-size="11pt" style:font-size-asian="11pt"/>
    </style:style>
    <style:style style:name="T263" style:parent-style-name="DefaultParagraphFont" style:family="text">
      <style:text-properties style:font-weight-complex="bold" style:text-position="super 63.6%" fo:font-size="11pt" style:font-size-asian="11pt"/>
    </style:style>
    <style:style style:name="T264" style:parent-style-name="DefaultParagraphFont" style:family="text">
      <style:text-properties style:font-weight-complex="bold" fo:font-size="11pt" style:font-size-asian="11pt"/>
    </style:style>
    <style:style style:name="T265" style:parent-style-name="DefaultParagraphFont" style:family="text">
      <style:text-properties style:font-weight-complex="bold" fo:font-size="11pt" style:font-size-asian="11pt"/>
    </style:style>
    <style:style style:name="T266" style:parent-style-name="DefaultParagraphFont" style:family="text">
      <style:text-properties style:font-weight-complex="bold" fo:font-size="11pt" style:font-size-asian="11pt"/>
    </style:style>
    <style:style style:name="P267" style:parent-style-name="Normal" style:family="paragraph">
      <style:paragraph-properties fo:text-align="justify" fo:text-indent="0.5in"/>
    </style:style>
    <style:style style:name="T268" style:parent-style-name="DefaultParagraphFont" style:family="text">
      <style:text-properties style:font-weight-complex="bold" fo:font-size="11pt" style:font-size-asian="11pt"/>
    </style:style>
    <style:style style:name="T269" style:parent-style-name="DefaultParagraphFont" style:family="text">
      <style:text-properties style:font-weight-complex="bold" fo:font-size="11pt" style:font-size-asian="11pt"/>
    </style:style>
    <style:style style:name="T270" style:parent-style-name="DefaultParagraphFont" style:family="text">
      <style:text-properties fo:font-weight="bold" style:font-weight-asian="bold" fo:font-size="11pt" style:font-size-asian="11pt"/>
    </style:style>
    <style:style style:name="T271" style:parent-style-name="DefaultParagraphFont" style:family="text">
      <style:text-properties fo:font-size="11pt" style:font-size-asian="11pt"/>
    </style:style>
    <style:style style:name="T272" style:parent-style-name="DefaultParagraphFont" style:family="text">
      <style:text-properties fo:font-size="11pt" style:font-size-asian="11pt"/>
    </style:style>
    <style:style style:name="T273" style:parent-style-name="DefaultParagraphFont" style:family="text">
      <style:text-properties fo:font-size="11pt" style:font-size-asian="11pt"/>
    </style:style>
    <style:style style:name="P274" style:parent-style-name="Normal" style:family="paragraph">
      <style:paragraph-properties fo:text-align="justify" fo:text-indent="0.5in"/>
    </style:style>
    <style:style style:name="T275" style:parent-style-name="DefaultParagraphFont" style:family="text">
      <style:text-properties fo:font-size="11pt" style:font-size-asian="11pt"/>
    </style:style>
    <style:style style:name="T276" style:parent-style-name="DefaultParagraphFont" style:family="text">
      <style:text-properties fo:font-size="11pt" style:font-size-asian="11pt"/>
    </style:style>
    <style:style style:name="T277" style:parent-style-name="DefaultParagraphFont" style:family="text">
      <style:text-properties fo:font-weight="bold" style:font-weight-asian="bold" style:font-weight-complex="bold" fo:font-size="11pt" style:font-size-asian="11pt"/>
    </style:style>
    <style:style style:name="T278" style:parent-style-name="DefaultParagraphFont" style:family="text">
      <style:text-properties fo:font-size="11pt" style:font-size-asian="11pt"/>
    </style:style>
    <style:style style:name="T279" style:parent-style-name="DefaultParagraphFont" style:family="text">
      <style:text-properties fo:font-weight="bold" style:font-weight-asian="bold" style:font-weight-complex="bold" fo:font-size="11pt" style:font-size-asian="11pt"/>
    </style:style>
    <style:style style:name="T280" style:parent-style-name="DefaultParagraphFont" style:family="text">
      <style:text-properties fo:font-size="11pt" style:font-size-asian="11pt"/>
    </style:style>
    <style:style style:name="T281" style:parent-style-name="DefaultParagraphFont" style:family="text">
      <style:text-properties fo:color="#000000" fo:font-size="11pt" style:font-size-asian="11pt" style:font-size-complex="12pt"/>
    </style:style>
    <style:style style:name="T282" style:parent-style-name="DefaultParagraphFont" style:family="text">
      <style:text-properties fo:font-size="11pt" style:font-size-asian="11pt"/>
    </style:style>
    <style:style style:name="T283" style:parent-style-name="DefaultParagraphFont" style:family="text">
      <style:text-properties fo:font-size="11pt" style:font-size-asian="11pt"/>
    </style:style>
    <style:style style:name="P284" style:parent-style-name="Normal" style:family="paragraph">
      <style:paragraph-properties fo:text-align="justify" fo:text-indent="0.5in">
        <style:tab-stops>
          <style:tab-stop style:type="left" style:position="0.8861in"/>
        </style:tab-stops>
      </style:paragraph-properties>
    </style:style>
    <style:style style:name="T285" style:parent-style-name="DefaultParagraphFont" style:family="text">
      <style:text-properties fo:font-size="11pt" style:font-size-asian="11pt" style:font-size-complex="11pt"/>
    </style:style>
    <style:style style:name="T286" style:parent-style-name="DefaultParagraphFont" style:family="text">
      <style:text-properties fo:font-size="11pt" style:font-size-asian="11pt" style:font-size-complex="11pt"/>
    </style:style>
    <style:style style:name="T287" style:parent-style-name="DefaultParagraphFont" style:family="text">
      <style:text-properties fo:font-weight="bold" style:font-weight-asian="bold" style:font-weight-complex="bold" fo:font-size="11pt" style:font-size-asian="11pt" style:font-size-complex="11pt"/>
    </style:style>
    <style:style style:name="T288" style:parent-style-name="DefaultParagraphFont" style:family="text">
      <style:text-properties fo:font-size="11pt" style:font-size-asian="11pt" style:font-size-complex="11pt"/>
    </style:style>
    <style:style style:name="T289" style:parent-style-name="DefaultParagraphFont" style:family="text">
      <style:text-properties fo:font-size="11pt" style:font-size-asian="11pt" style:font-size-complex="11pt"/>
    </style:style>
    <style:style style:name="T290" style:parent-style-name="DefaultParagraphFont" style:family="text">
      <style:text-properties fo:font-size="11pt" style:font-size-asian="11pt" style:font-size-complex="11pt"/>
    </style:style>
    <style:style style:name="P291" style:parent-style-name="Normal" style:family="paragraph">
      <style:text-properties style:font-name-asian="MS Mincho" fo:font-style="italic" style:font-style-asian="italic" style:font-style-complex="italic" fo:font-size="10pt" style:font-size-asian="10pt"/>
    </style:style>
    <style:style style:name="P292" style:parent-style-name="Normal" style:family="paragraph">
      <style:paragraph-properties fo:text-align="justify"/>
    </style:style>
    <style:style style:name="T293" style:parent-style-name="DefaultParagraphFont" style:family="text">
      <style:text-properties style:font-name-asian="MS Mincho" fo:font-style="italic" style:font-style-asian="italic" style:font-style-complex="italic" fo:font-size="10pt" style:font-size-asian="10pt"/>
    </style:style>
    <style:style style:name="T29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95" style:parent-style-name="DefaultParagraphFont" style:family="text">
      <style:text-properties style:font-name-asian="MS Mincho" fo:font-style="italic" style:font-style-asian="italic" style:font-style-complex="italic" fo:font-size="10pt" style:font-size-asian="10pt"/>
    </style:style>
    <style:style style:name="P296" style:parent-style-name="Normal" style:family="paragraph">
      <style:paragraph-properties fo:text-align="justify" fo:text-indent="0.5in"/>
    </style:style>
    <style:style style:name="T297" style:parent-style-name="DefaultParagraphFont" style:family="text">
      <style:text-properties fo:font-size="11pt" style:font-size-asian="11pt" style:font-size-complex="11pt" style:language-asian="lt" style:country-asian="LT"/>
    </style:style>
    <style:style style:name="T298" style:parent-style-name="DefaultParagraphFont" style:family="text">
      <style:text-properties style:text-position="super 63.6%" fo:font-size="11pt" style:font-size-asian="11pt" style:font-size-complex="11pt" style:language-asian="lt" style:country-asian="LT"/>
    </style:style>
    <style:style style:name="T299" style:parent-style-name="DefaultParagraphFont" style:family="text">
      <style:text-properties fo:font-size="11pt" style:font-size-asian="11pt" style:font-size-complex="11pt" style:language-asian="lt" style:country-asian="LT"/>
    </style:style>
    <style:style style:name="T300" style:parent-style-name="DefaultParagraphFont" style:family="text">
      <style:text-properties fo:font-weight="bold" style:font-weight-asian="bold" fo:font-size="11pt" style:font-size-asian="11pt" style:font-size-complex="11pt" style:language-asian="lt" style:country-asian="LT"/>
    </style:style>
    <style:style style:name="T301" style:parent-style-name="DefaultParagraphFont" style:family="text">
      <style:text-properties fo:font-size="11pt" style:font-size-asian="11pt" style:font-size-complex="11pt" style:language-asian="lt" style:country-asian="LT"/>
    </style:style>
    <style:style style:name="T302" style:parent-style-name="DefaultParagraphFont" style:family="text">
      <style:text-properties fo:font-size="11pt" style:font-size-asian="11pt" style:font-size-complex="11pt" style:language-asian="lt" style:country-asian="LT"/>
    </style:style>
    <style:style style:name="T303" style:parent-style-name="DefaultParagraphFont" style:family="text">
      <style:text-properties fo:font-size="11pt" style:font-size-asian="11pt" style:font-size-complex="11pt" style:language-asian="lt" style:country-asian="LT"/>
    </style:style>
    <style:style style:name="T304" style:parent-style-name="DefaultParagraphFont" style:family="text">
      <style:text-properties fo:font-style="italic" style:font-style-asian="italic" fo:font-size="11pt" style:font-size-asian="11pt" style:font-size-complex="11pt" style:language-asian="lt" style:country-asian="LT"/>
    </style:style>
    <style:style style:name="T305" style:parent-style-name="DefaultParagraphFont" style:family="text">
      <style:text-properties fo:font-size="11pt" style:font-size-asian="11pt" style:font-size-complex="11pt" style:language-asian="lt" style:country-asian="LT"/>
    </style:style>
    <style:style style:name="T306" style:parent-style-name="DefaultParagraphFont" style:family="text">
      <style:text-properties fo:font-size="11pt" style:font-size-asian="11pt" style:font-size-complex="11pt" style:language-asian="lt" style:country-asian="LT"/>
    </style:style>
    <style:style style:name="T307" style:parent-style-name="DefaultParagraphFont" style:family="text">
      <style:text-properties fo:font-size="11pt" style:font-size-asian="11pt" style:font-size-complex="11pt" style:language-asian="lt" style:country-asian="LT"/>
    </style:style>
    <style:style style:name="T308" style:parent-style-name="DefaultParagraphFont" style:family="text">
      <style:text-properties fo:font-size="11pt" style:font-size-asian="11pt" style:font-size-complex="11pt" style:language-asian="lt" style:country-asian="LT"/>
    </style:style>
    <style:style style:name="P309" style:parent-style-name="Normal" style:family="paragraph">
      <style:text-properties style:font-name-asian="MS Mincho" fo:font-style="italic" style:font-style-asian="italic" style:font-style-complex="italic" fo:font-size="10pt" style:font-size-asian="10pt"/>
    </style:style>
    <style:style style:name="P310" style:parent-style-name="Normal" style:family="paragraph">
      <style:paragraph-properties fo:text-align="justify"/>
    </style:style>
    <style:style style:name="T311" style:parent-style-name="DefaultParagraphFont" style:family="text">
      <style:text-properties style:font-name-asian="MS Mincho" fo:font-style="italic" style:font-style-asian="italic" style:font-style-complex="italic" fo:font-size="10pt" style:font-size-asian="10pt"/>
    </style:style>
    <style:style style:name="T31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13" style:parent-style-name="DefaultParagraphFont" style:family="text">
      <style:text-properties style:font-name-asian="MS Mincho" fo:font-style="italic" style:font-style-asian="italic" style:font-style-complex="italic" fo:font-size="10pt" style:font-size-asian="10pt"/>
    </style:style>
    <style:style style:name="P314" style:parent-style-name="Normal" style:family="paragraph">
      <style:text-properties style:font-name-asian="MS Mincho" fo:font-style="italic" style:font-style-asian="italic" style:font-style-complex="italic" fo:font-size="10pt" style:font-size-asian="10pt"/>
    </style:style>
    <style:style style:name="P315" style:parent-style-name="Normal" style:family="paragraph">
      <style:paragraph-properties fo:text-align="justify"/>
    </style:style>
    <style:style style:name="T316" style:parent-style-name="DefaultParagraphFont" style:family="text">
      <style:text-properties style:font-name-asian="MS Mincho" fo:font-style="italic" style:font-style-asian="italic" style:font-style-complex="italic" fo:font-size="10pt" style:font-size-asian="10pt"/>
    </style:style>
    <style:style style:name="T31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18" style:parent-style-name="DefaultParagraphFont" style:family="text">
      <style:text-properties style:font-name-asian="MS Mincho" fo:font-style="italic" style:font-style-asian="italic" style:font-style-complex="italic" fo:font-size="10pt" style:font-size-asian="10pt"/>
    </style:style>
    <style:style style:name="T319" style:parent-style-name="DefaultParagraphFont" style:family="text">
      <style:text-properties style:font-name-asian="MS Mincho" fo:font-style="italic" style:font-style-asian="italic" style:font-style-complex="italic" fo:font-size="10pt" style:font-size-asian="10pt"/>
    </style:style>
    <style:style style:name="P320" style:parent-style-name="Normal" style:family="paragraph">
      <style:paragraph-properties fo:text-align="justify" fo:text-indent="0.5in"/>
    </style:style>
    <style:style style:name="T321" style:parent-style-name="DefaultParagraphFont" style:family="text">
      <style:text-properties style:font-weight-complex="bold" fo:font-size="11pt" style:font-size-asian="11pt"/>
    </style:style>
    <style:style style:name="T322" style:parent-style-name="DefaultParagraphFont" style:family="text">
      <style:text-properties style:font-weight-complex="bold" fo:font-size="11pt" style:font-size-asian="11pt"/>
    </style:style>
    <style:style style:name="T323" style:parent-style-name="DefaultParagraphFont" style:family="text">
      <style:text-properties fo:font-weight="bold" style:font-weight-asian="bold" fo:font-size="11pt" style:font-size-asian="11pt"/>
    </style:style>
    <style:style style:name="T324" style:parent-style-name="DefaultParagraphFont" style:family="text">
      <style:text-properties fo:font-size="11pt" style:font-size-asian="11pt"/>
    </style:style>
    <style:style style:name="P325" style:parent-style-name="Normal" style:family="paragraph">
      <style:paragraph-properties fo:text-align="justify" fo:text-indent="0.5in"/>
    </style:style>
    <style:style style:name="T326" style:parent-style-name="DefaultParagraphFont" style:family="text">
      <style:text-properties fo:font-size="11pt" style:font-size-asian="11pt" style:font-size-complex="11pt"/>
    </style:style>
    <style:style style:name="T327" style:parent-style-name="DefaultParagraphFont" style:family="text">
      <style:text-properties style:text-position="super 63.6%" fo:font-size="11pt" style:font-size-asian="11pt" style:font-size-complex="11pt"/>
    </style:style>
    <style:style style:name="T328" style:parent-style-name="DefaultParagraphFont" style:family="text">
      <style:text-properties fo:font-size="11pt" style:font-size-asian="11pt" style:font-size-complex="11pt"/>
    </style:style>
    <style:style style:name="T329" style:parent-style-name="DefaultParagraphFont" style:family="text">
      <style:text-properties fo:font-weight="bold" style:font-weight-asian="bold" fo:font-size="11pt" style:font-size-asian="11pt" style:font-size-complex="11pt"/>
    </style:style>
    <style:style style:name="T330" style:parent-style-name="DefaultParagraphFont" style:family="text">
      <style:text-properties fo:font-size="11pt" style:font-size-asian="11pt" style:font-size-complex="11pt"/>
    </style:style>
    <style:style style:name="T331" style:parent-style-name="DefaultParagraphFont" style:family="text">
      <style:text-properties fo:font-size="11pt" style:font-size-asian="11pt" style:font-size-complex="11pt"/>
    </style:style>
    <style:style style:name="P332" style:parent-style-name="Normal" style:family="paragraph">
      <style:paragraph-properties fo:text-align="justify" fo:text-indent="0.5in"/>
    </style:style>
    <style:style style:name="T333" style:parent-style-name="DefaultParagraphFont" style:family="text">
      <style:text-properties style:font-size-complex="12pt"/>
    </style:style>
    <style:style style:name="T334" style:parent-style-name="DefaultParagraphFont" style:family="text">
      <style:text-properties style:text-position="super 66.6%" style:font-size-complex="12pt"/>
    </style:style>
    <style:style style:name="T335" style:parent-style-name="DefaultParagraphFont" style:family="text">
      <style:text-properties style:font-size-complex="12pt"/>
    </style:style>
    <style:style style:name="T336" style:parent-style-name="DefaultParagraphFont" style:family="text">
      <style:text-properties fo:font-weight="bold" style:font-weight-asian="bold" style:font-size-complex="12pt"/>
    </style:style>
    <style:style style:name="T337" style:parent-style-name="DefaultParagraphFont" style:family="text">
      <style:text-properties style:font-size-complex="12pt"/>
    </style:style>
    <style:style style:name="T338" style:parent-style-name="DefaultParagraphFont" style:family="text">
      <style:text-properties style:font-weight-complex="bold" style:font-size-complex="12pt"/>
    </style:style>
    <style:style style:name="T339" style:parent-style-name="DefaultParagraphFont" style:family="text">
      <style:text-properties style:font-weight-complex="bold" style:font-size-complex="12pt"/>
    </style:style>
    <style:style style:name="T340" style:parent-style-name="DefaultParagraphFont" style:family="text">
      <style:text-properties style:font-weight-complex="bold" style:font-size-complex="12pt"/>
    </style:style>
    <style:style style:name="T341" style:parent-style-name="DefaultParagraphFont" style:family="text">
      <style:text-properties style:font-weight-complex="bold" style:font-size-complex="12pt"/>
    </style:style>
    <style:style style:name="P342" style:parent-style-name="Normal" style:family="paragraph">
      <style:text-properties style:font-name-asian="MS Mincho" fo:font-style="italic" style:font-style-asian="italic" style:font-style-complex="italic" fo:font-size="10pt" style:font-size-asian="10pt"/>
    </style:style>
    <style:style style:name="P343" style:parent-style-name="Normal" style:family="paragraph">
      <style:paragraph-properties fo:text-align="justify"/>
    </style:style>
    <style:style style:name="T344" style:parent-style-name="DefaultParagraphFont" style:family="text">
      <style:text-properties style:font-name-asian="MS Mincho" fo:font-style="italic" style:font-style-asian="italic" style:font-style-complex="italic" fo:font-size="10pt" style:font-size-asian="10pt"/>
    </style:style>
    <style:style style:name="T34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46" style:parent-style-name="DefaultParagraphFont" style:family="text">
      <style:text-properties style:font-name-asian="MS Mincho" fo:font-style="italic" style:font-style-asian="italic" style:font-style-complex="italic" fo:font-size="10pt" style:font-size-asian="10pt"/>
    </style:style>
    <style:style style:name="P347" style:parent-style-name="Normal" style:family="paragraph">
      <style:text-properties style:font-name-asian="MS Mincho" fo:font-style="italic" style:font-style-asian="italic" style:font-style-complex="italic" fo:font-size="10pt" style:font-size-asian="10pt"/>
    </style:style>
    <style:style style:name="P348" style:parent-style-name="Normal" style:family="paragraph">
      <style:paragraph-properties fo:text-align="justify"/>
    </style:style>
    <style:style style:name="T349" style:parent-style-name="DefaultParagraphFont" style:family="text">
      <style:text-properties style:font-name-asian="MS Mincho" fo:font-style="italic" style:font-style-asian="italic" style:font-style-complex="italic" fo:font-size="10pt" style:font-size-asian="10pt"/>
    </style:style>
    <style:style style:name="T35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51" style:parent-style-name="DefaultParagraphFont" style:family="text">
      <style:text-properties style:font-name-asian="MS Mincho" fo:font-style="italic" style:font-style-asian="italic" style:font-style-complex="italic" fo:font-size="10pt" style:font-size-asian="10pt"/>
    </style:style>
    <style:style style:name="T352" style:parent-style-name="DefaultParagraphFont" style:family="text">
      <style:text-properties style:font-name-asian="MS Mincho" fo:font-style="italic" style:font-style-asian="italic" style:font-style-complex="italic" fo:font-size="10pt" style:font-size-asian="10pt"/>
    </style:style>
    <style:style style:name="P353" style:parent-style-name="Normal" style:family="paragraph">
      <style:paragraph-properties fo:text-align="justify" fo:text-indent="0.5in"/>
    </style:style>
    <style:style style:name="T354" style:parent-style-name="DefaultParagraphFont" style:family="text">
      <style:text-properties fo:font-size="11pt" style:font-size-asian="11pt"/>
    </style:style>
    <style:style style:name="T355" style:parent-style-name="DefaultParagraphFont" style:family="text">
      <style:text-properties fo:font-size="11pt" style:font-size-asian="11pt"/>
    </style:style>
    <style:style style:name="T356" style:parent-style-name="DefaultParagraphFont" style:family="text">
      <style:text-properties fo:font-weight="bold" style:font-weight-asian="bold" fo:font-size="11pt" style:font-size-asian="11pt"/>
    </style:style>
    <style:style style:name="T357" style:parent-style-name="DefaultParagraphFont" style:family="text">
      <style:text-properties fo:font-size="11pt" style:font-size-asian="11pt"/>
    </style:style>
    <style:style style:name="T358" style:parent-style-name="DefaultParagraphFont" style:family="text">
      <style:text-properties fo:font-size="11pt" style:font-size-asian="11pt"/>
    </style:style>
    <style:style style:name="P359" style:parent-style-name="Normal" style:family="paragraph">
      <style:paragraph-properties fo:text-align="justify" fo:text-indent="0.5in"/>
    </style:style>
    <style:style style:name="T360" style:parent-style-name="DefaultParagraphFont" style:family="text">
      <style:text-properties fo:font-size="11pt" style:font-size-asian="11pt" style:font-size-complex="11pt" style:language-asian="lt" style:country-asian="LT"/>
    </style:style>
    <style:style style:name="T361" style:parent-style-name="DefaultParagraphFont" style:family="text">
      <style:text-properties style:text-position="super 63.6%" fo:font-size="11pt" style:font-size-asian="11pt" style:font-size-complex="11pt" style:language-asian="lt" style:country-asian="LT"/>
    </style:style>
    <style:style style:name="T362" style:parent-style-name="DefaultParagraphFont" style:family="text">
      <style:text-properties fo:font-size="11pt" style:font-size-asian="11pt" style:font-size-complex="11pt" style:language-asian="lt" style:country-asian="LT"/>
    </style:style>
    <style:style style:name="T363" style:parent-style-name="DefaultParagraphFont" style:family="text">
      <style:text-properties fo:font-weight="bold" style:font-weight-asian="bold" fo:font-size="11pt" style:font-size-asian="11pt" style:font-size-complex="11pt" style:language-asian="lt" style:country-asian="LT"/>
    </style:style>
    <style:style style:name="T364" style:parent-style-name="DefaultParagraphFont" style:family="text">
      <style:text-properties fo:font-size="11pt" style:font-size-asian="11pt" style:font-size-complex="11pt" style:language-asian="lt" style:country-asian="LT"/>
    </style:style>
    <style:style style:name="T365" style:parent-style-name="DefaultParagraphFont" style:family="text">
      <style:text-properties style:font-name-asian="Calibri" fo:font-size="11pt" style:font-size-asian="11pt" style:font-size-complex="11pt"/>
    </style:style>
    <style:style style:name="T366" style:parent-style-name="DefaultParagraphFont" style:family="text">
      <style:text-properties style:font-name-asian="Calibri" fo:font-size="11pt" style:font-size-asian="11pt" style:font-size-complex="11pt"/>
    </style:style>
    <style:style style:name="T367" style:parent-style-name="DefaultParagraphFont" style:family="text">
      <style:text-properties style:font-name-asian="Calibri" fo:font-size="11pt" style:font-size-asian="11pt" style:font-size-complex="11pt"/>
    </style:style>
    <style:style style:name="T368" style:parent-style-name="DefaultParagraphFont" style:family="text">
      <style:text-properties style:font-name-asian="Calibri" fo:font-size="11pt" style:font-size-asian="11pt" style:font-size-complex="11pt"/>
    </style:style>
    <style:style style:name="T369" style:parent-style-name="DefaultParagraphFont" style:family="text">
      <style:text-properties style:font-name-asian="Calibri" fo:font-size="11pt" style:font-size-asian="11pt" style:font-size-complex="11pt"/>
    </style:style>
    <style:style style:name="T370" style:parent-style-name="DefaultParagraphFont" style:family="text">
      <style:text-properties style:font-name-asian="Calibri" fo:font-size="11pt" style:font-size-asian="11pt" style:font-size-complex="11pt"/>
    </style:style>
    <style:style style:name="T371" style:parent-style-name="DefaultParagraphFont" style:family="text">
      <style:text-properties style:font-name-asian="Calibri" fo:font-size="11pt" style:font-size-asian="11pt" style:font-size-complex="11pt"/>
    </style:style>
    <style:style style:name="T372" style:parent-style-name="DefaultParagraphFont" style:family="text">
      <style:text-properties fo:font-size="11pt" style:font-size-asian="11pt" style:font-size-complex="11pt"/>
    </style:style>
    <style:style style:name="T373" style:parent-style-name="DefaultParagraphFont" style:family="text">
      <style:text-properties style:font-name-asian="Calibri" fo:font-size="11pt" style:font-size-asian="11pt" style:font-size-complex="11pt"/>
    </style:style>
    <style:style style:name="T374" style:parent-style-name="DefaultParagraphFont" style:family="text">
      <style:text-properties style:font-name-asian="Calibri" fo:font-size="11pt" style:font-size-asian="11pt" style:font-size-complex="11pt"/>
    </style:style>
    <style:style style:name="P375" style:parent-style-name="Normal" style:family="paragraph">
      <style:text-properties style:font-name-asian="MS Mincho" fo:font-style="italic" style:font-style-asian="italic" style:font-style-complex="italic" fo:font-size="10pt" style:font-size-asian="10pt"/>
    </style:style>
    <style:style style:name="P376" style:parent-style-name="Normal" style:family="paragraph">
      <style:paragraph-properties fo:text-align="justify"/>
    </style:style>
    <style:style style:name="T377" style:parent-style-name="DefaultParagraphFont" style:family="text">
      <style:text-properties style:font-name-asian="MS Mincho" fo:font-style="italic" style:font-style-asian="italic" style:font-style-complex="italic" fo:font-size="10pt" style:font-size-asian="10pt"/>
    </style:style>
    <style:style style:name="T37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79" style:parent-style-name="DefaultParagraphFont" style:family="text">
      <style:text-properties style:font-name-asian="MS Mincho" fo:font-style="italic" style:font-style-asian="italic" style:font-style-complex="italic" fo:font-size="10pt" style:font-size-asian="10pt"/>
    </style:style>
    <style:style style:name="P380" style:parent-style-name="Normal" style:family="paragraph">
      <style:paragraph-properties fo:text-align="justify" fo:text-indent="0.5in"/>
    </style:style>
    <style:style style:name="T381" style:parent-style-name="DefaultParagraphFont" style:family="text">
      <style:text-properties fo:font-size="11pt" style:font-size-asian="11pt" style:font-size-complex="11pt" style:language-asian="lt" style:country-asian="LT"/>
    </style:style>
    <style:style style:name="T382" style:parent-style-name="DefaultParagraphFont" style:family="text">
      <style:text-properties style:text-position="super 63.6%" fo:font-size="11pt" style:font-size-asian="11pt" style:font-size-complex="11pt" style:language-asian="lt" style:country-asian="LT"/>
    </style:style>
    <style:style style:name="T383" style:parent-style-name="DefaultParagraphFont" style:family="text">
      <style:text-properties fo:font-size="11pt" style:font-size-asian="11pt" style:font-size-complex="11pt" style:language-asian="lt" style:country-asian="LT"/>
    </style:style>
    <style:style style:name="T384" style:parent-style-name="DefaultParagraphFont" style:family="text">
      <style:text-properties fo:font-weight="bold" style:font-weight-asian="bold" fo:font-size="11pt" style:font-size-asian="11pt" style:font-size-complex="11pt" style:language-asian="lt" style:country-asian="LT"/>
    </style:style>
    <style:style style:name="T385" style:parent-style-name="DefaultParagraphFont" style:family="text">
      <style:text-properties fo:font-size="11pt" style:font-size-asian="11pt" style:font-size-complex="11pt" style:language-asian="lt" style:country-asian="LT"/>
    </style:style>
    <style:style style:name="T386" style:parent-style-name="DefaultParagraphFont" style:family="text">
      <style:text-properties fo:font-weight="bold" style:font-weight-asian="bold" style:font-weight-complex="bold" fo:font-size="11pt" style:font-size-asian="11pt" style:font-size-complex="11pt"/>
    </style:style>
    <style:style style:name="T387" style:parent-style-name="DefaultParagraphFont" style:family="text">
      <style:text-properties fo:font-size="11pt" style:font-size-asian="11pt" style:font-size-complex="11pt"/>
    </style:style>
    <style:style style:name="P388" style:parent-style-name="Normal" style:family="paragraph">
      <style:text-properties style:font-name-asian="MS Mincho" fo:font-style="italic" style:font-style-asian="italic" style:font-style-complex="italic" fo:font-size="10pt" style:font-size-asian="10pt"/>
    </style:style>
    <style:style style:name="P389" style:parent-style-name="Normal" style:family="paragraph">
      <style:paragraph-properties fo:text-align="justify"/>
    </style:style>
    <style:style style:name="T390" style:parent-style-name="DefaultParagraphFont" style:family="text">
      <style:text-properties style:font-name-asian="MS Mincho" fo:font-style="italic" style:font-style-asian="italic" style:font-style-complex="italic" fo:font-size="10pt" style:font-size-asian="10pt"/>
    </style:style>
    <style:style style:name="T39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92" style:parent-style-name="DefaultParagraphFont" style:family="text">
      <style:text-properties style:font-name-asian="MS Mincho" fo:font-style="italic" style:font-style-asian="italic" style:font-style-complex="italic" fo:font-size="10pt" style:font-size-asian="10pt"/>
    </style:style>
    <style:style style:name="P393" style:parent-style-name="Normal" style:family="paragraph">
      <style:paragraph-properties fo:text-align="justify" fo:text-indent="0.5in"/>
    </style:style>
    <style:style style:name="T394" style:parent-style-name="DefaultParagraphFont" style:family="text">
      <style:text-properties fo:font-size="11pt" style:font-size-asian="11pt" style:font-size-complex="12pt"/>
    </style:style>
    <style:style style:name="T395" style:parent-style-name="DefaultParagraphFont" style:family="text">
      <style:text-properties fo:font-size="11pt" style:font-size-asian="11pt" style:font-size-complex="12pt"/>
    </style:style>
    <style:style style:name="T396" style:parent-style-name="DefaultParagraphFont" style:family="text">
      <style:text-properties fo:font-weight="bold" style:font-weight-asian="bold" style:font-weight-complex="bold" fo:font-size="11pt" style:font-size-asian="11pt" style:font-size-complex="12pt"/>
    </style:style>
    <style:style style:name="T397" style:parent-style-name="DefaultParagraphFont" style:family="text">
      <style:text-properties fo:font-size="11pt" style:font-size-asian="11pt" style:font-size-complex="12pt"/>
    </style:style>
    <style:style style:name="T398" style:parent-style-name="DefaultParagraphFont" style:family="text">
      <style:text-properties fo:font-size="11pt" style:font-size-asian="11pt" style:font-size-complex="12pt"/>
    </style:style>
    <style:style style:name="P399" style:parent-style-name="Normal" style:family="paragraph">
      <style:paragraph-properties fo:text-align="justify" fo:text-indent="0.5in">
        <style:tab-stops>
          <style:tab-stop style:type="left" style:position="0.4923in"/>
        </style:tab-stops>
      </style:paragraph-properties>
    </style:style>
    <style:style style:name="T400" style:parent-style-name="DefaultParagraphFont" style:family="text">
      <style:text-properties fo:font-size="11pt" style:font-size-asian="11pt" style:font-size-complex="11pt"/>
    </style:style>
    <style:style style:name="T401" style:parent-style-name="DefaultParagraphFont" style:family="text">
      <style:text-properties style:text-position="super 63.6%" fo:font-size="11pt" style:font-size-asian="11pt" style:font-size-complex="11pt"/>
    </style:style>
    <style:style style:name="T402" style:parent-style-name="DefaultParagraphFont" style:family="text">
      <style:text-properties fo:font-size="11pt" style:font-size-asian="11pt" style:font-size-complex="11pt"/>
    </style:style>
    <style:style style:name="T403" style:parent-style-name="DefaultParagraphFont" style:family="text">
      <style:text-properties fo:font-weight="bold" style:font-weight-asian="bold" style:font-weight-complex="bold" fo:font-size="11pt" style:font-size-asian="11pt" style:font-size-complex="11pt"/>
    </style:style>
    <style:style style:name="T404" style:parent-style-name="DefaultParagraphFont" style:family="text">
      <style:text-properties style:font-weight-complex="bold" fo:font-size="11pt" style:font-size-asian="11pt" style:font-size-complex="11pt"/>
    </style:style>
    <style:style style:name="T405" style:parent-style-name="DefaultParagraphFont" style:family="text">
      <style:text-properties fo:font-size="11pt" style:font-size-asian="11pt" style:font-size-complex="11pt"/>
    </style:style>
    <style:style style:name="T406" style:parent-style-name="DefaultParagraphFont" style:family="text">
      <style:text-properties fo:font-size="11pt" style:font-size-asian="11pt" style:font-size-complex="11pt"/>
    </style:style>
    <style:style style:name="P407" style:parent-style-name="Normal" style:family="paragraph">
      <style:text-properties style:font-name-asian="MS Mincho" fo:font-style="italic" style:font-style-asian="italic" style:font-style-complex="italic" fo:font-size="10pt" style:font-size-asian="10pt"/>
    </style:style>
    <style:style style:name="P408" style:parent-style-name="Normal" style:family="paragraph">
      <style:paragraph-properties fo:text-align="justify"/>
    </style:style>
    <style:style style:name="T409" style:parent-style-name="DefaultParagraphFont" style:family="text">
      <style:text-properties style:font-name-asian="MS Mincho" fo:font-style="italic" style:font-style-asian="italic" style:font-style-complex="italic" fo:font-size="10pt" style:font-size-asian="10pt"/>
    </style:style>
    <style:style style:name="T41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11" style:parent-style-name="DefaultParagraphFont" style:family="text">
      <style:text-properties style:font-name-asian="MS Mincho" fo:font-style="italic" style:font-style-asian="italic" style:font-style-complex="italic" fo:font-size="10pt" style:font-size-asian="10pt"/>
    </style:style>
    <style:style style:name="P412" style:parent-style-name="Normal" style:family="paragraph">
      <style:paragraph-properties fo:text-align="justify" fo:text-indent="0.5in"/>
    </style:style>
    <style:style style:name="T413" style:parent-style-name="DefaultParagraphFont" style:family="text">
      <style:text-properties fo:font-size="11pt" style:font-size-asian="11pt"/>
    </style:style>
    <style:style style:name="T414" style:parent-style-name="DefaultParagraphFont" style:family="text">
      <style:text-properties fo:font-size="11pt" style:font-size-asian="11pt"/>
    </style:style>
    <style:style style:name="T415" style:parent-style-name="DefaultParagraphFont" style:family="text">
      <style:text-properties fo:font-weight="bold" style:font-weight-asian="bold" style:font-weight-complex="bold" fo:font-size="11pt" style:font-size-asian="11pt"/>
    </style:style>
    <style:style style:name="T416" style:parent-style-name="DefaultParagraphFont" style:family="text">
      <style:text-properties fo:font-size="11pt" style:font-size-asian="11pt"/>
    </style:style>
    <style:style style:name="T417" style:parent-style-name="DefaultParagraphFont" style:family="text">
      <style:text-properties fo:font-size="11pt" style:font-size-asian="11pt" style:font-size-complex="12pt"/>
    </style:style>
    <style:style style:name="T418" style:parent-style-name="DefaultParagraphFont" style:family="text">
      <style:text-properties fo:font-size="11pt" style:font-size-asian="11pt" style:font-size-complex="12pt"/>
    </style:style>
    <style:style style:name="T419" style:parent-style-name="DefaultParagraphFont" style:family="text">
      <style:text-properties fo:font-size="11pt" style:font-size-asian="11pt"/>
    </style:style>
    <style:style style:name="T420" style:parent-style-name="DefaultParagraphFont" style:family="text">
      <style:text-properties fo:font-size="11pt" style:font-size-asian="11pt"/>
    </style:style>
    <style:style style:name="T421" style:parent-style-name="DefaultParagraphFont" style:family="text">
      <style:text-properties fo:font-size="11pt" style:font-size-asian="11pt"/>
    </style:style>
    <style:style style:name="P422" style:parent-style-name="Normal" style:family="paragraph">
      <style:paragraph-properties fo:text-align="justify" fo:text-indent="0.5in"/>
    </style:style>
    <style:style style:name="T423" style:parent-style-name="DefaultParagraphFont" style:family="text">
      <style:text-properties fo:font-size="11pt" style:font-size-asian="11pt"/>
    </style:style>
    <style:style style:name="T424" style:parent-style-name="DefaultParagraphFont" style:family="text">
      <style:text-properties fo:font-size="11pt" style:font-size-asian="11pt"/>
    </style:style>
    <style:style style:name="T425" style:parent-style-name="DefaultParagraphFont" style:family="text">
      <style:text-properties fo:font-weight="bold" style:font-weight-asian="bold" fo:font-size="11pt" style:font-size-asian="11pt"/>
    </style:style>
    <style:style style:name="T426" style:parent-style-name="DefaultParagraphFont" style:family="text">
      <style:text-properties fo:font-weight="bold" style:font-weight-asian="bold" fo:font-size="11pt" style:font-size-asian="11pt"/>
    </style:style>
    <style:style style:name="T427" style:parent-style-name="DefaultParagraphFont" style:family="text">
      <style:text-properties fo:font-size="11pt" style:font-size-asian="11pt"/>
    </style:style>
    <style:style style:name="P428" style:parent-style-name="Normal" style:family="paragraph">
      <style:paragraph-properties fo:text-align="justify" fo:text-indent="0.5in"/>
    </style:style>
    <style:style style:name="T429" style:parent-style-name="DefaultParagraphFont" style:family="text">
      <style:text-properties style:font-weight-complex="bold" fo:font-size="11pt" style:font-size-asian="11pt"/>
    </style:style>
    <style:style style:name="T430" style:parent-style-name="DefaultParagraphFont" style:family="text">
      <style:text-properties style:font-weight-complex="bold" fo:font-size="11pt" style:font-size-asian="11pt"/>
    </style:style>
    <style:style style:name="T431" style:parent-style-name="DefaultParagraphFont" style:family="text">
      <style:text-properties fo:font-weight="bold" style:font-weight-asian="bold" fo:font-size="11pt" style:font-size-asian="11pt"/>
    </style:style>
    <style:style style:name="T432" style:parent-style-name="DefaultParagraphFont" style:family="text">
      <style:text-properties style:font-weight-complex="bold" fo:font-size="11pt" style:font-size-asian="11pt"/>
    </style:style>
    <style:style style:name="T433" style:parent-style-name="DefaultParagraphFont" style:family="text">
      <style:text-properties fo:font-size="11pt" style:font-size-asian="11pt"/>
    </style:style>
    <style:style style:name="T434" style:parent-style-name="DefaultParagraphFont" style:family="text">
      <style:text-properties fo:font-size="11pt" style:font-size-asian="11pt"/>
    </style:style>
    <style:style style:name="P435" style:parent-style-name="Normal" style:family="paragraph">
      <style:paragraph-properties fo:text-align="justify" fo:text-indent="0.5in"/>
    </style:style>
    <style:style style:name="T436" style:parent-style-name="DefaultParagraphFont" style:family="text">
      <style:text-properties fo:color="#000000" fo:font-size="11pt" style:font-size-asian="11pt" style:font-size-complex="11pt"/>
    </style:style>
    <style:style style:name="T437" style:parent-style-name="DefaultParagraphFont" style:family="text">
      <style:text-properties fo:color="#000000" fo:font-size="11pt" style:font-size-asian="11pt" style:font-size-complex="11pt"/>
    </style:style>
    <style:style style:name="T438" style:parent-style-name="DefaultParagraphFont" style:family="text">
      <style:text-properties fo:font-weight="bold" style:font-weight-asian="bold" fo:color="#000000" fo:font-size="11pt" style:font-size-asian="11pt" style:font-size-complex="11pt"/>
    </style:style>
    <style:style style:name="T439" style:parent-style-name="DefaultParagraphFont" style:family="text">
      <style:text-properties fo:color="#000000" fo:font-size="11pt" style:font-size-asian="11pt" style:font-size-complex="11pt"/>
    </style:style>
    <style:style style:name="T440" style:parent-style-name="DefaultParagraphFont" style:family="text">
      <style:text-properties style:font-weight-complex="bold" fo:color="#000000" fo:font-size="11pt" style:font-size-asian="11pt" style:font-size-complex="11pt"/>
    </style:style>
    <style:style style:name="T441" style:parent-style-name="DefaultParagraphFont" style:family="text">
      <style:text-properties style:font-weight-complex="bold" fo:color="#000000" fo:font-size="11pt" style:font-size-asian="11pt" style:font-size-complex="11pt"/>
    </style:style>
    <style:style style:name="T442" style:parent-style-name="DefaultParagraphFont" style:family="text">
      <style:text-properties fo:color="#000000" fo:font-size="11pt" style:font-size-asian="11pt" style:font-size-complex="11pt"/>
    </style:style>
    <style:style style:name="T443" style:parent-style-name="DefaultParagraphFont" style:family="text">
      <style:text-properties style:font-weight-complex="bold" fo:color="#000000" fo:font-size="11pt" style:font-size-asian="11pt" style:font-size-complex="11pt"/>
    </style:style>
    <style:style style:name="T444" style:parent-style-name="DefaultParagraphFont" style:family="text">
      <style:text-properties fo:color="#000000" fo:font-size="11pt" style:font-size-asian="11pt" style:font-size-complex="11pt"/>
    </style:style>
    <style:style style:name="T445" style:parent-style-name="DefaultParagraphFont" style:family="text">
      <style:text-properties fo:color="#000000" fo:font-size="11pt" style:font-size-asian="11pt" style:font-size-complex="11pt"/>
    </style:style>
    <style:style style:name="T446" style:parent-style-name="DefaultParagraphFont" style:family="text">
      <style:text-properties style:font-weight-complex="bold" fo:color="#000000" fo:font-size="11pt" style:font-size-asian="11pt" style:font-size-complex="11pt"/>
    </style:style>
    <style:style style:name="T447" style:parent-style-name="DefaultParagraphFont" style:family="text">
      <style:text-properties fo:color="#000000" fo:font-size="11pt" style:font-size-asian="11pt" style:font-size-complex="11pt"/>
    </style:style>
    <style:style style:name="T448" style:parent-style-name="DefaultParagraphFont" style:family="text">
      <style:text-properties style:font-weight-complex="bold" fo:color="#000000" fo:font-size="11pt" style:font-size-asian="11pt" style:font-size-complex="11pt"/>
    </style:style>
    <style:style style:name="T449" style:parent-style-name="DefaultParagraphFont" style:family="text">
      <style:text-properties fo:color="#000000" fo:font-size="11pt" style:font-size-asian="11pt" style:font-size-complex="11pt"/>
    </style:style>
    <style:style style:name="T450" style:parent-style-name="DefaultParagraphFont" style:family="text">
      <style:text-properties style:font-weight-complex="bold" fo:color="#000000" fo:font-size="11pt" style:font-size-asian="11pt" style:font-size-complex="11pt"/>
    </style:style>
    <style:style style:name="T451" style:parent-style-name="DefaultParagraphFont" style:family="text">
      <style:text-properties fo:color="#000000" fo:font-size="11pt" style:font-size-asian="11pt" style:font-size-complex="11pt"/>
    </style:style>
    <style:style style:name="T452" style:parent-style-name="DefaultParagraphFont" style:family="text">
      <style:text-properties fo:color="#000000" fo:font-size="11pt" style:font-size-asian="11pt" style:font-size-complex="11pt"/>
    </style:style>
    <style:style style:name="P453" style:parent-style-name="Normal" style:family="paragraph">
      <style:text-properties style:font-name-asian="MS Mincho" fo:font-style="italic" style:font-style-asian="italic" style:font-style-complex="italic" fo:font-size="10pt" style:font-size-asian="10pt"/>
    </style:style>
    <style:style style:name="P454" style:parent-style-name="Normal" style:family="paragraph">
      <style:paragraph-properties fo:text-align="justify"/>
    </style:style>
    <style:style style:name="T455" style:parent-style-name="DefaultParagraphFont" style:family="text">
      <style:text-properties style:font-name-asian="MS Mincho" fo:font-style="italic" style:font-style-asian="italic" style:font-style-complex="italic" fo:font-size="10pt" style:font-size-asian="10pt"/>
    </style:style>
    <style:style style:name="T45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57" style:parent-style-name="DefaultParagraphFont" style:family="text">
      <style:text-properties style:font-name-asian="MS Mincho" fo:font-style="italic" style:font-style-asian="italic" style:font-style-complex="italic" fo:font-size="10pt" style:font-size-asian="10pt"/>
    </style:style>
    <style:style style:name="T458" style:parent-style-name="DefaultParagraphFont" style:family="text">
      <style:text-properties style:font-name-asian="MS Mincho" fo:font-style="italic" style:font-style-asian="italic" style:font-style-complex="italic" fo:font-size="10pt" style:font-size-asian="10pt"/>
    </style:style>
    <style:style style:name="P459" style:parent-style-name="Normal" style:family="paragraph">
      <style:paragraph-properties fo:text-align="justify" fo:text-indent="0.5in"/>
    </style:style>
    <style:style style:name="T460" style:parent-style-name="DefaultParagraphFont" style:family="text">
      <style:text-properties style:font-name-asian="Arial Unicode MS" style:font-weight-complex="bold" fo:font-size="11pt" style:font-size-asian="11pt" style:font-size-complex="12pt"/>
    </style:style>
    <style:style style:name="T461" style:parent-style-name="DefaultParagraphFont" style:family="text">
      <style:text-properties style:font-name-asian="Arial Unicode MS" style:font-weight-complex="bold" fo:font-size="11pt" style:font-size-asian="11pt" style:font-size-complex="12pt"/>
    </style:style>
    <style:style style:name="T462" style:parent-style-name="DefaultParagraphFont" style:family="text">
      <style:text-properties style:font-name-asian="Arial Unicode MS" fo:font-weight="bold" style:font-weight-asian="bold" fo:font-size="11pt" style:font-size-asian="11pt" style:font-size-complex="12pt"/>
    </style:style>
    <style:style style:name="T463" style:parent-style-name="DefaultParagraphFont" style:family="text">
      <style:text-properties style:font-name-asian="Arial Unicode MS" fo:font-size="11pt" style:font-size-asian="11pt" style:font-size-complex="12pt"/>
    </style:style>
    <style:style style:name="P464" style:parent-style-name="Normal" style:family="paragraph">
      <style:paragraph-properties fo:text-align="justify" fo:text-indent="0.5in"/>
    </style:style>
    <style:style style:name="T465" style:parent-style-name="DefaultParagraphFont" style:family="text">
      <style:text-properties fo:font-size="11pt" style:font-size-asian="11pt"/>
    </style:style>
    <style:style style:name="T466" style:parent-style-name="DefaultParagraphFont" style:family="text">
      <style:text-properties fo:font-size="11pt" style:font-size-asian="11pt"/>
    </style:style>
    <style:style style:name="T467" style:parent-style-name="DefaultParagraphFont" style:family="text">
      <style:text-properties fo:font-weight="bold" style:font-weight-asian="bold" fo:font-size="11pt" style:font-size-asian="11pt"/>
    </style:style>
    <style:style style:name="T468" style:parent-style-name="DefaultParagraphFont" style:family="text">
      <style:text-properties fo:font-size="11pt" style:font-size-asian="11pt"/>
    </style:style>
    <style:style style:name="T469" style:parent-style-name="DefaultParagraphFont" style:family="text">
      <style:text-properties fo:font-size="11pt" style:font-size-asian="11pt"/>
    </style:style>
    <style:style style:name="P470" style:parent-style-name="Normal" style:family="paragraph">
      <style:paragraph-properties fo:text-align="justify" fo:text-indent="0.5in"/>
    </style:style>
    <style:style style:name="T471" style:parent-style-name="DefaultParagraphFont" style:family="text">
      <style:text-properties fo:font-size="11pt" style:font-size-asian="11pt" style:font-size-complex="11pt"/>
    </style:style>
    <style:style style:name="T472" style:parent-style-name="DefaultParagraphFont" style:family="text">
      <style:text-properties fo:font-size="11pt" style:font-size-asian="11pt" style:font-size-complex="11pt"/>
    </style:style>
    <style:style style:name="T473" style:parent-style-name="DefaultParagraphFont" style:family="text">
      <style:text-properties fo:font-weight="bold" style:font-weight-asian="bold" fo:font-size="11pt" style:font-size-asian="11pt" style:font-size-complex="11pt"/>
    </style:style>
    <style:style style:name="T474" style:parent-style-name="DefaultParagraphFont" style:family="text">
      <style:text-properties fo:font-size="11pt" style:font-size-asian="11pt" style:font-size-complex="11pt"/>
    </style:style>
    <style:style style:name="T475" style:parent-style-name="DefaultParagraphFont" style:family="text">
      <style:text-properties fo:font-size="11pt" style:font-size-asian="11pt" style:font-size-complex="11pt"/>
    </style:style>
    <style:style style:name="T476" style:parent-style-name="DefaultParagraphFont" style:family="text">
      <style:text-properties fo:font-size="11pt" style:font-size-asian="11pt" style:font-size-complex="11pt"/>
    </style:style>
    <style:style style:name="T477" style:parent-style-name="DefaultParagraphFont" style:family="text">
      <style:text-properties fo:font-size="11pt" style:font-size-asian="11pt" style:font-size-complex="11pt"/>
    </style:style>
    <style:style style:name="T478" style:parent-style-name="DefaultParagraphFont" style:family="text">
      <style:text-properties style:font-weight-complex="bold" fo:font-size="11pt" style:font-size-asian="11pt" style:font-size-complex="11pt"/>
    </style:style>
    <style:style style:name="T479" style:parent-style-name="DefaultParagraphFont" style:family="text">
      <style:text-properties fo:font-size="11pt" style:font-size-asian="11pt" style:font-size-complex="11pt"/>
    </style:style>
    <style:style style:name="P480" style:parent-style-name="Normal" style:family="paragraph">
      <style:text-properties style:font-name-asian="MS Mincho" fo:font-style="italic" style:font-style-asian="italic" style:font-style-complex="italic" fo:font-size="10pt" style:font-size-asian="10pt"/>
    </style:style>
    <style:style style:name="P481" style:parent-style-name="Normal" style:family="paragraph">
      <style:paragraph-properties fo:text-align="justify"/>
    </style:style>
    <style:style style:name="T482" style:parent-style-name="DefaultParagraphFont" style:family="text">
      <style:text-properties style:font-name-asian="MS Mincho" fo:font-style="italic" style:font-style-asian="italic" style:font-style-complex="italic" fo:font-size="10pt" style:font-size-asian="10pt"/>
    </style:style>
    <style:style style:name="T48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84" style:parent-style-name="DefaultParagraphFont" style:family="text">
      <style:text-properties style:font-name-asian="MS Mincho" fo:font-style="italic" style:font-style-asian="italic" style:font-style-complex="italic" fo:font-size="10pt" style:font-size-asian="10pt"/>
    </style:style>
    <style:style style:name="T485" style:parent-style-name="DefaultParagraphFont" style:family="text">
      <style:text-properties style:font-name-asian="MS Mincho" fo:font-style="italic" style:font-style-asian="italic" style:font-style-complex="italic" fo:font-size="10pt" style:font-size-asian="10pt"/>
    </style:style>
    <style:style style:name="P486" style:parent-style-name="Normal" style:family="paragraph">
      <style:paragraph-properties fo:text-align="justify" fo:text-indent="0.5in"/>
    </style:style>
    <style:style style:name="T487" style:parent-style-name="DefaultParagraphFont" style:family="text">
      <style:text-properties style:font-weight-complex="bold" fo:font-size="11pt" style:font-size-asian="11pt"/>
    </style:style>
    <style:style style:name="T488" style:parent-style-name="DefaultParagraphFont" style:family="text">
      <style:text-properties style:font-weight-complex="bold" fo:font-size="11pt" style:font-size-asian="11pt"/>
    </style:style>
    <style:style style:name="T489" style:parent-style-name="DefaultParagraphFont" style:family="text">
      <style:text-properties fo:font-weight="bold" style:font-weight-asian="bold" fo:font-size="11pt" style:font-size-asian="11pt"/>
    </style:style>
    <style:style style:name="T490" style:parent-style-name="DefaultParagraphFont" style:family="text">
      <style:text-properties fo:font-size="11pt" style:font-size-asian="11pt"/>
    </style:style>
    <style:style style:name="T491" style:parent-style-name="DefaultParagraphFont" style:family="text">
      <style:text-properties fo:font-weight="bold" style:font-weight-asian="bold" fo:font-size="11pt" style:font-size-asian="11pt"/>
    </style:style>
    <style:style style:name="T492" style:parent-style-name="DefaultParagraphFont" style:family="text">
      <style:text-properties fo:font-size="11pt" style:font-size-asian="11pt"/>
    </style:style>
    <style:style style:name="P493" style:parent-style-name="Normal" style:family="paragraph">
      <style:paragraph-properties fo:text-align="justify" fo:text-indent="0.5in"/>
    </style:style>
    <style:style style:name="T494" style:parent-style-name="DefaultParagraphFont" style:family="text">
      <style:text-properties fo:font-size="11pt" style:font-size-asian="11pt" style:font-size-complex="12pt"/>
    </style:style>
    <style:style style:name="T495" style:parent-style-name="DefaultParagraphFont" style:family="text">
      <style:text-properties fo:font-size="11pt" style:font-size-asian="11pt" style:font-size-complex="12pt"/>
    </style:style>
    <style:style style:name="T496" style:parent-style-name="DefaultParagraphFont" style:family="text">
      <style:text-properties style:font-weight-complex="bold" fo:font-size="11pt" style:font-size-asian="11pt" style:font-size-complex="12pt"/>
    </style:style>
    <style:style style:name="T497" style:parent-style-name="DefaultParagraphFont" style:family="text">
      <style:text-properties style:font-weight-complex="bold" fo:font-size="11pt" style:font-size-asian="11pt" style:font-size-complex="12pt"/>
    </style:style>
    <style:style style:name="T498" style:parent-style-name="DefaultParagraphFont" style:family="text">
      <style:text-properties fo:font-weight="bold" style:font-weight-asian="bold" fo:font-size="11pt" style:font-size-asian="11pt"/>
    </style:style>
    <style:style style:name="T499" style:parent-style-name="DefaultParagraphFont" style:family="text">
      <style:text-properties fo:font-size="11pt" style:font-size-asian="11pt" style:font-size-complex="12pt"/>
    </style:style>
    <style:style style:name="T500" style:parent-style-name="DefaultParagraphFont" style:family="text">
      <style:text-properties style:font-weight-complex="bold" fo:font-size="11pt" style:font-size-asian="11pt" style:font-size-complex="12pt"/>
    </style:style>
    <style:style style:name="T501" style:parent-style-name="DefaultParagraphFont" style:family="text">
      <style:text-properties fo:font-size="11pt" style:font-size-asian="11pt" style:font-size-complex="12pt"/>
    </style:style>
    <style:style style:name="T502" style:parent-style-name="DefaultParagraphFont" style:family="text">
      <style:text-properties fo:font-weight="bold" style:font-weight-asian="bold" fo:font-size="11pt" style:font-size-asian="11pt" style:font-size-complex="12pt"/>
    </style:style>
    <style:style style:name="T503" style:parent-style-name="DefaultParagraphFont" style:family="text">
      <style:text-properties style:font-weight-complex="bold" fo:font-size="11pt" style:font-size-asian="11pt" style:font-size-complex="12pt"/>
    </style:style>
    <style:style style:name="T504" style:parent-style-name="DefaultParagraphFont" style:family="text">
      <style:text-properties fo:font-size="11pt" style:font-size-asian="11pt" style:font-size-complex="12pt"/>
    </style:style>
    <style:style style:name="T505" style:parent-style-name="DefaultParagraphFont" style:family="text">
      <style:text-properties fo:font-size="11pt" style:font-size-asian="11pt" style:font-size-complex="12pt"/>
    </style:style>
    <style:style style:name="P506" style:parent-style-name="Normal" style:family="paragraph">
      <style:paragraph-properties fo:text-align="justify" fo:text-indent="0.5in"/>
    </style:style>
    <style:style style:name="T507" style:parent-style-name="DefaultParagraphFont" style:family="text">
      <style:text-properties fo:font-size="11pt" style:font-size-asian="11pt" style:font-size-complex="11pt"/>
    </style:style>
    <style:style style:name="T508" style:parent-style-name="DefaultParagraphFont" style:family="text">
      <style:text-properties fo:font-size="11pt" style:font-size-asian="11pt" style:font-size-complex="11pt"/>
    </style:style>
    <style:style style:name="P509" style:parent-style-name="Normal" style:family="paragraph">
      <style:paragraph-properties fo:text-align="justify" fo:text-indent="0.5in"/>
    </style:style>
    <style:style style:name="T510" style:parent-style-name="DefaultParagraphFont" style:family="text">
      <style:text-properties fo:font-size="11pt" style:font-size-asian="11pt" style:font-size-complex="12pt"/>
    </style:style>
    <style:style style:name="T511" style:parent-style-name="DefaultParagraphFont" style:family="text">
      <style:text-properties fo:font-size="11pt" style:font-size-asian="11pt" style:font-size-complex="12pt"/>
    </style:style>
    <style:style style:name="P512" style:parent-style-name="Normal" style:family="paragraph">
      <style:paragraph-properties fo:text-align="justify" fo:text-indent="0.5in"/>
    </style:style>
    <style:style style:name="T513" style:parent-style-name="DefaultParagraphFont" style:family="text">
      <style:text-properties fo:font-size="11pt" style:font-size-asian="11pt" style:font-size-complex="12pt"/>
    </style:style>
    <style:style style:name="T514" style:parent-style-name="DefaultParagraphFont" style:family="text">
      <style:text-properties fo:font-size="11pt" style:font-size-asian="11pt" style:font-size-complex="12pt"/>
    </style:style>
    <style:style style:name="T515" style:parent-style-name="DefaultParagraphFont" style:family="text">
      <style:text-properties fo:font-size="11pt" style:font-size-asian="11pt" style:font-size-complex="12pt"/>
    </style:style>
    <style:style style:name="T516" style:parent-style-name="DefaultParagraphFont" style:family="text">
      <style:text-properties style:font-weight-complex="bold" fo:font-size="11pt" style:font-size-asian="11pt" style:font-size-complex="12pt"/>
    </style:style>
    <style:style style:name="P517" style:parent-style-name="Normal" style:family="paragraph">
      <style:paragraph-properties fo:text-align="justify" fo:text-indent="0.5in"/>
    </style:style>
    <style:style style:name="T518" style:parent-style-name="DefaultParagraphFont" style:family="text">
      <style:text-properties fo:font-size="11pt" style:font-size-asian="11pt" style:font-size-complex="12pt"/>
    </style:style>
    <style:style style:name="T519" style:parent-style-name="DefaultParagraphFont" style:family="text">
      <style:text-properties fo:font-size="11pt" style:font-size-asian="11pt" style:font-size-complex="12pt"/>
    </style:style>
    <style:style style:name="P520" style:parent-style-name="Normal" style:family="paragraph">
      <style:paragraph-properties fo:text-align="justify" fo:text-indent="0.5in"/>
    </style:style>
    <style:style style:name="T521" style:parent-style-name="DefaultParagraphFont" style:family="text">
      <style:text-properties fo:font-size="11pt" style:font-size-asian="11pt"/>
    </style:style>
    <style:style style:name="T522" style:parent-style-name="DefaultParagraphFont" style:family="text">
      <style:text-properties fo:font-size="11pt" style:font-size-asian="11pt"/>
    </style:style>
    <style:style style:name="T523" style:parent-style-name="DefaultParagraphFont" style:family="text">
      <style:text-properties fo:font-weight="bold" style:font-weight-asian="bold" fo:font-size="11pt" style:font-size-asian="11pt"/>
    </style:style>
    <style:style style:name="T524" style:parent-style-name="DefaultParagraphFont" style:family="text">
      <style:text-properties fo:font-weight="bold" style:font-weight-asian="bold" fo:font-size="11pt" style:font-size-asian="11pt"/>
    </style:style>
    <style:style style:name="T525" style:parent-style-name="DefaultParagraphFont" style:family="text">
      <style:text-properties fo:font-size="11pt" style:font-size-asian="11pt"/>
    </style:style>
    <style:style style:name="T526" style:parent-style-name="DefaultParagraphFont" style:family="text">
      <style:text-properties fo:font-weight="bold" style:font-weight-asian="bold" fo:font-size="11pt" style:font-size-asian="11pt"/>
    </style:style>
    <style:style style:name="T527" style:parent-style-name="DefaultParagraphFont" style:family="text">
      <style:text-properties fo:font-size="11pt" style:font-size-asian="11pt"/>
    </style:style>
    <style:style style:name="P528" style:parent-style-name="Normal" style:family="paragraph">
      <style:paragraph-properties fo:text-align="justify" fo:text-indent="0.5in"/>
    </style:style>
    <style:style style:name="T529" style:parent-style-name="DefaultParagraphFont" style:family="text">
      <style:text-properties fo:font-size="11pt" style:font-size-asian="11pt"/>
    </style:style>
    <style:style style:name="T530" style:parent-style-name="DefaultParagraphFont" style:family="text">
      <style:text-properties fo:font-size="11pt" style:font-size-asian="11pt"/>
    </style:style>
    <style:style style:name="T531" style:parent-style-name="DefaultParagraphFont" style:family="text">
      <style:text-properties fo:font-weight="bold" style:font-weight-asian="bold" fo:font-size="11pt" style:font-size-asian="11pt"/>
    </style:style>
    <style:style style:name="T532" style:parent-style-name="DefaultParagraphFont" style:family="text">
      <style:text-properties fo:font-size="11pt" style:font-size-asian="11pt"/>
    </style:style>
    <style:style style:name="P533" style:parent-style-name="Normal" style:family="paragraph">
      <style:paragraph-properties fo:text-align="justify" fo:text-indent="0.5in"/>
    </style:style>
    <style:style style:name="T534" style:parent-style-name="DefaultParagraphFont" style:family="text">
      <style:text-properties fo:font-size="11pt" style:font-size-asian="11pt"/>
    </style:style>
    <style:style style:name="T535" style:parent-style-name="DefaultParagraphFont" style:family="text">
      <style:text-properties style:text-position="super 63.6%" fo:font-size="11pt" style:font-size-asian="11pt"/>
    </style:style>
    <style:style style:name="T536" style:parent-style-name="DefaultParagraphFont" style:family="text">
      <style:text-properties fo:font-size="11pt" style:font-size-asian="11pt"/>
    </style:style>
    <style:style style:name="T537" style:parent-style-name="DefaultParagraphFont" style:family="text">
      <style:text-properties fo:font-weight="bold" style:font-weight-asian="bold" style:font-weight-complex="bold" fo:font-size="11pt" style:font-size-asian="11pt"/>
    </style:style>
    <style:style style:name="T538" style:parent-style-name="DefaultParagraphFont" style:family="text">
      <style:text-properties fo:font-size="11pt" style:font-size-asian="11pt"/>
    </style:style>
    <style:style style:name="T539" style:parent-style-name="DefaultParagraphFont" style:family="text">
      <style:text-properties fo:font-size="11pt" style:font-size-asian="11pt" style:font-size-complex="12pt"/>
    </style:style>
    <style:style style:name="T540" style:parent-style-name="DefaultParagraphFont" style:family="text">
      <style:text-properties fo:font-size="11pt" style:font-size-asian="11pt"/>
    </style:style>
    <style:style style:name="P541" style:parent-style-name="Normal" style:family="paragraph">
      <style:paragraph-properties fo:text-align="justify" fo:text-indent="0.5in"/>
    </style:style>
    <style:style style:name="T542" style:parent-style-name="DefaultParagraphFont" style:family="text">
      <style:text-properties fo:font-size="11pt" style:font-size-asian="11pt" style:font-size-complex="11pt"/>
    </style:style>
    <style:style style:name="T543" style:parent-style-name="DefaultParagraphFont" style:family="text">
      <style:text-properties fo:font-size="11pt" style:font-size-asian="11pt" style:font-size-complex="11pt"/>
    </style:style>
    <style:style style:name="T544" style:parent-style-name="DefaultParagraphFont" style:family="text">
      <style:text-properties fo:font-weight="bold" style:font-weight-asian="bold" style:font-weight-complex="bold" fo:font-size="11pt" style:font-size-asian="11pt" style:font-size-complex="11pt"/>
    </style:style>
    <style:style style:name="T545" style:parent-style-name="DefaultParagraphFont" style:family="text">
      <style:text-properties style:font-weight-complex="bold" fo:font-size="11pt" style:font-size-asian="11pt" style:font-size-complex="11pt"/>
    </style:style>
    <style:style style:name="T546" style:parent-style-name="DefaultParagraphFont" style:family="text">
      <style:text-properties fo:font-size="11pt" style:font-size-asian="11pt" style:font-size-complex="11pt"/>
    </style:style>
    <style:style style:name="T547" style:parent-style-name="DefaultParagraphFont" style:family="text">
      <style:text-properties fo:font-size="11pt" style:font-size-asian="11pt" style:font-size-complex="11pt"/>
    </style:style>
    <style:style style:name="T548" style:parent-style-name="DefaultParagraphFont" style:family="text">
      <style:text-properties fo:color="#000000" fo:font-size="11pt" style:font-size-asian="11pt" style:font-size-complex="11pt"/>
    </style:style>
    <style:style style:name="T549" style:parent-style-name="DefaultParagraphFont" style:family="text">
      <style:text-properties fo:color="#000000" fo:font-size="11pt" style:font-size-asian="11pt" style:font-size-complex="11pt"/>
    </style:style>
    <style:style style:name="T550" style:parent-style-name="DefaultParagraphFont" style:family="text">
      <style:text-properties fo:font-size="11pt" style:font-size-asian="11pt" style:font-size-complex="11pt"/>
    </style:style>
    <style:style style:name="P551" style:parent-style-name="Normal" style:family="paragraph">
      <style:text-properties style:font-name-asian="MS Mincho" fo:font-style="italic" style:font-style-asian="italic" style:font-style-complex="italic" fo:font-size="10pt" style:font-size-asian="10pt"/>
    </style:style>
    <style:style style:name="P552" style:parent-style-name="Normal" style:family="paragraph">
      <style:paragraph-properties fo:text-align="justify"/>
    </style:style>
    <style:style style:name="T553" style:parent-style-name="DefaultParagraphFont" style:family="text">
      <style:text-properties style:font-name-asian="MS Mincho" fo:font-style="italic" style:font-style-asian="italic" style:font-style-complex="italic" fo:font-size="10pt" style:font-size-asian="10pt"/>
    </style:style>
    <style:style style:name="T55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55" style:parent-style-name="DefaultParagraphFont" style:family="text">
      <style:text-properties style:font-name-asian="MS Mincho" fo:font-style="italic" style:font-style-asian="italic" style:font-style-complex="italic" fo:font-size="10pt" style:font-size-asian="10pt"/>
    </style:style>
    <style:style style:name="P556" style:parent-style-name="Normal" style:family="paragraph">
      <style:paragraph-properties fo:text-align="justify" fo:text-indent="0.5in"/>
    </style:style>
    <style:style style:name="T557" style:parent-style-name="DefaultParagraphFont" style:family="text">
      <style:text-properties fo:font-size="11pt" style:font-size-asian="11pt"/>
    </style:style>
    <style:style style:name="T558" style:parent-style-name="DefaultParagraphFont" style:family="text">
      <style:text-properties fo:font-size="11pt" style:font-size-asian="11pt"/>
    </style:style>
    <style:style style:name="T559" style:parent-style-name="DefaultParagraphFont" style:family="text">
      <style:text-properties fo:font-weight="bold" style:font-weight-asian="bold" fo:font-size="11pt" style:font-size-asian="11pt"/>
    </style:style>
    <style:style style:name="T560" style:parent-style-name="DefaultParagraphFont" style:family="text">
      <style:text-properties style:font-weight-complex="bold" fo:font-size="11pt" style:font-size-asian="11pt"/>
    </style:style>
    <style:style style:name="T561" style:parent-style-name="DefaultParagraphFont" style:family="text">
      <style:text-properties fo:font-size="11pt" style:font-size-asian="11pt"/>
    </style:style>
    <style:style style:name="T562" style:parent-style-name="DefaultParagraphFont" style:family="text">
      <style:text-properties fo:font-size="11pt" style:font-size-asian="11pt" style:font-size-complex="12pt"/>
    </style:style>
    <style:style style:name="T563" style:parent-style-name="DefaultParagraphFont" style:family="text">
      <style:text-properties fo:font-size="11pt" style:font-size-asian="11pt" style:font-size-complex="12pt"/>
    </style:style>
    <style:style style:name="T564" style:parent-style-name="DefaultParagraphFont" style:family="text">
      <style:text-properties fo:font-size="11pt" style:font-size-asian="11pt"/>
    </style:style>
    <style:style style:name="T565" style:parent-style-name="DefaultParagraphFont" style:family="text">
      <style:text-properties fo:font-size="11pt" style:font-size-asian="11pt" style:font-size-complex="12pt"/>
    </style:style>
    <style:style style:name="T566" style:parent-style-name="DefaultParagraphFont" style:family="text">
      <style:text-properties fo:font-size="11pt" style:font-size-asian="11pt"/>
    </style:style>
    <style:style style:name="T567" style:parent-style-name="DefaultParagraphFont" style:family="text">
      <style:text-properties fo:font-size="11pt" style:font-size-asian="11pt" style:font-size-complex="12pt"/>
    </style:style>
    <style:style style:name="T568" style:parent-style-name="DefaultParagraphFont" style:family="text">
      <style:text-properties fo:font-size="11pt" style:font-size-asian="11pt"/>
    </style:style>
    <style:style style:name="T569" style:parent-style-name="DefaultParagraphFont" style:family="text">
      <style:text-properties fo:font-size="11pt" style:font-size-asian="11pt" style:font-size-complex="12pt"/>
    </style:style>
    <style:style style:name="T570" style:parent-style-name="DefaultParagraphFont" style:family="text">
      <style:text-properties fo:font-size="11pt" style:font-size-asian="11pt"/>
    </style:style>
    <style:style style:name="T571" style:parent-style-name="DefaultParagraphFont" style:family="text">
      <style:text-properties fo:font-size="11pt" style:font-size-asian="11pt"/>
    </style:style>
    <style:style style:name="T572" style:parent-style-name="DefaultParagraphFont" style:family="text">
      <style:text-properties fo:font-weight="bold" style:font-weight-asian="bold" fo:font-size="11pt" style:font-size-asian="11pt"/>
    </style:style>
    <style:style style:name="T573" style:parent-style-name="DefaultParagraphFont" style:family="text">
      <style:text-properties style:font-weight-complex="bold" fo:font-size="11pt" style:font-size-asian="11pt"/>
    </style:style>
    <style:style style:name="T574" style:parent-style-name="DefaultParagraphFont" style:family="text">
      <style:text-properties style:font-weight-complex="bold" fo:font-size="11pt" style:font-size-asian="11pt"/>
    </style:style>
    <style:style style:name="T575" style:parent-style-name="DefaultParagraphFont" style:family="text">
      <style:text-properties style:font-weight-complex="bold" fo:font-size="11pt" style:font-size-asian="11pt"/>
    </style:style>
    <style:style style:name="P576" style:parent-style-name="Normal" style:family="paragraph">
      <style:paragraph-properties fo:text-align="justify" fo:text-indent="0.5in"/>
    </style:style>
    <style:style style:name="T577" style:parent-style-name="DefaultParagraphFont" style:family="text">
      <style:text-properties fo:color="#000000" fo:font-size="11pt" style:font-size-asian="11pt" style:font-size-complex="11pt" style:language-asian="lt" style:country-asian="LT"/>
    </style:style>
    <style:style style:name="T578" style:parent-style-name="DefaultParagraphFont" style:family="text">
      <style:text-properties fo:color="#000000" style:text-position="super 63.6%" fo:font-size="11pt" style:font-size-asian="11pt" style:font-size-complex="11pt" style:language-asian="lt" style:country-asian="LT"/>
    </style:style>
    <style:style style:name="T579" style:parent-style-name="DefaultParagraphFont" style:family="text">
      <style:text-properties fo:color="#000000" fo:font-size="11pt" style:font-size-asian="11pt" style:font-size-complex="11pt" style:language-asian="lt" style:country-asian="LT"/>
    </style:style>
    <style:style style:name="T580" style:parent-style-name="DefaultParagraphFont" style:family="text">
      <style:text-properties fo:font-weight="bold" style:font-weight-asian="bold" style:font-weight-complex="bold" fo:color="#000000" fo:font-size="11pt" style:font-size-asian="11pt" style:font-size-complex="11pt" style:language-asian="lt" style:country-asian="LT"/>
    </style:style>
    <style:style style:name="T581" style:parent-style-name="DefaultParagraphFont" style:family="text">
      <style:text-properties fo:color="#000000" fo:font-size="11pt" style:font-size-asian="11pt" style:font-size-complex="11pt" style:language-asian="lt" style:country-asian="LT"/>
    </style:style>
    <style:style style:name="T582" style:parent-style-name="DefaultParagraphFont" style:family="text">
      <style:text-properties fo:font-size="11pt" style:font-size-asian="11pt" style:font-size-complex="11pt" style:language-asian="lt" style:country-asian="LT"/>
    </style:style>
    <style:style style:name="T583" style:parent-style-name="DefaultParagraphFont" style:family="text">
      <style:text-properties style:font-weight-complex="bold" fo:font-size="11pt" style:font-size-asian="11pt" style:font-size-complex="11pt" style:language-asian="lt" style:country-asian="LT"/>
    </style:style>
    <style:style style:name="T584"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585" style:parent-style-name="DefaultParagraphFont" style:family="text">
      <style:text-properties fo:font-size="11pt" style:font-size-asian="11pt" style:font-size-complex="11pt" style:language-asian="lt" style:country-asian="LT"/>
    </style:style>
    <style:style style:name="T586" style:parent-style-name="DefaultParagraphFont" style:family="text">
      <style:text-properties style:font-weight-complex="bold" fo:font-size="11pt" style:font-size-asian="11pt" style:font-size-complex="11pt" style:language-asian="lt" style:country-asian="LT"/>
    </style:style>
    <style:style style:name="T587" style:parent-style-name="DefaultParagraphFont" style:family="text">
      <style:text-properties fo:font-size="11pt" style:font-size-asian="11pt" style:font-size-complex="11pt" style:language-asian="lt" style:country-asian="LT"/>
    </style:style>
    <style:style style:name="T588" style:parent-style-name="DefaultParagraphFont" style:family="text">
      <style:text-properties fo:font-size="11pt" style:font-size-asian="11pt" style:font-size-complex="11pt" style:language-asian="lt" style:country-asian="LT"/>
    </style:style>
    <style:style style:name="T589" style:parent-style-name="DefaultParagraphFont" style:family="text">
      <style:text-properties fo:font-size="11pt" style:font-size-asian="11pt" style:font-size-complex="11pt" style:language-asian="lt" style:country-asian="LT"/>
    </style:style>
    <style:style style:name="T590" style:parent-style-name="DefaultParagraphFont" style:family="text">
      <style:text-properties style:font-weight-complex="bold" fo:font-size="11pt" style:font-size-asian="11pt" style:font-size-complex="11pt" style:language-asian="lt" style:country-asian="LT"/>
    </style:style>
    <style:style style:name="T591"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592" style:parent-style-name="DefaultParagraphFont" style:family="text">
      <style:text-properties fo:font-size="11pt" style:font-size-asian="11pt" style:font-size-complex="11pt" style:language-asian="lt" style:country-asian="LT"/>
    </style:style>
    <style:style style:name="P593" style:parent-style-name="Normal" style:family="paragraph">
      <style:text-properties style:font-name-asian="MS Mincho" fo:font-style="italic" style:font-style-asian="italic" style:font-style-complex="italic" fo:font-size="10pt" style:font-size-asian="10pt"/>
    </style:style>
    <style:style style:name="P594" style:parent-style-name="Normal" style:family="paragraph">
      <style:paragraph-properties fo:text-align="justify"/>
    </style:style>
    <style:style style:name="T595" style:parent-style-name="DefaultParagraphFont" style:family="text">
      <style:text-properties style:font-name-asian="MS Mincho" fo:font-style="italic" style:font-style-asian="italic" style:font-style-complex="italic" fo:font-size="10pt" style:font-size-asian="10pt"/>
    </style:style>
    <style:style style:name="T59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97" style:parent-style-name="DefaultParagraphFont" style:family="text">
      <style:text-properties style:font-name-asian="MS Mincho" fo:font-style="italic" style:font-style-asian="italic" style:font-style-complex="italic" fo:font-size="10pt" style:font-size-asian="10pt"/>
    </style:style>
    <style:style style:name="P598" style:parent-style-name="Normal" style:family="paragraph">
      <style:text-properties style:font-name-asian="MS Mincho" fo:font-style="italic" style:font-style-asian="italic" style:font-style-complex="italic" fo:font-size="10pt" style:font-size-asian="10pt"/>
    </style:style>
    <style:style style:name="P599" style:parent-style-name="Normal" style:family="paragraph">
      <style:paragraph-properties fo:text-align="justify"/>
    </style:style>
    <style:style style:name="T600" style:parent-style-name="DefaultParagraphFont" style:family="text">
      <style:text-properties style:font-name-asian="MS Mincho" fo:font-style="italic" style:font-style-asian="italic" style:font-style-complex="italic" fo:font-size="10pt" style:font-size-asian="10pt"/>
    </style:style>
    <style:style style:name="T60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2" style:parent-style-name="DefaultParagraphFont" style:family="text">
      <style:text-properties style:font-name-asian="MS Mincho" fo:font-style="italic" style:font-style-asian="italic" style:font-style-complex="italic" fo:font-size="10pt" style:font-size-asian="10pt"/>
    </style:style>
    <style:style style:name="P603" style:parent-style-name="Normal" style:family="paragraph">
      <style:paragraph-properties fo:text-align="justify" fo:text-indent="0.5in"/>
    </style:style>
    <style:style style:name="T604" style:parent-style-name="DefaultParagraphFont" style:family="text">
      <style:text-properties fo:font-size="11pt" style:font-size-asian="11pt"/>
    </style:style>
    <style:style style:name="T605" style:parent-style-name="DefaultParagraphFont" style:family="text">
      <style:text-properties fo:font-size="11pt" style:font-size-asian="11pt"/>
    </style:style>
    <style:style style:name="T606" style:parent-style-name="DefaultParagraphFont" style:family="text">
      <style:text-properties fo:font-weight="bold" style:font-weight-asian="bold" fo:font-size="11pt" style:font-size-asian="11pt"/>
    </style:style>
    <style:style style:name="T607" style:parent-style-name="DefaultParagraphFont" style:family="text">
      <style:text-properties fo:font-size="11pt" style:font-size-asian="11pt"/>
    </style:style>
    <style:style style:name="P608" style:parent-style-name="Normal" style:family="paragraph">
      <style:paragraph-properties fo:text-align="justify" fo:text-indent="0.5in"/>
    </style:style>
    <style:style style:name="T609" style:parent-style-name="DefaultParagraphFont" style:family="text">
      <style:text-properties style:font-weight-complex="bold" fo:font-size="11pt" style:font-size-asian="11pt" style:font-size-complex="12pt"/>
    </style:style>
    <style:style style:name="T610" style:parent-style-name="DefaultParagraphFont" style:family="text">
      <style:text-properties style:font-weight-complex="bold" fo:font-size="11pt" style:font-size-asian="11pt" style:font-size-complex="12pt"/>
    </style:style>
    <style:style style:name="T611" style:parent-style-name="DefaultParagraphFont" style:family="text">
      <style:text-properties fo:font-weight="bold" style:font-weight-asian="bold" fo:font-size="11pt" style:font-size-asian="11pt" style:font-size-complex="12pt"/>
    </style:style>
    <style:style style:name="T612" style:parent-style-name="DefaultParagraphFont" style:family="text">
      <style:text-properties style:font-weight-complex="bold" fo:font-size="11pt" style:font-size-asian="11pt" style:font-size-complex="12pt"/>
    </style:style>
    <style:style style:name="T613" style:parent-style-name="DefaultParagraphFont" style:family="text">
      <style:text-properties style:font-weight-complex="bold" fo:font-size="11pt" style:font-size-asian="11pt"/>
    </style:style>
    <style:style style:name="T614" style:parent-style-name="DefaultParagraphFont" style:family="text">
      <style:text-properties fo:font-size="11pt" style:font-size-asian="11pt"/>
    </style:style>
    <style:style style:name="P615" style:parent-style-name="Normal" style:family="paragraph">
      <style:paragraph-properties fo:text-align="justify" fo:text-indent="0.5in"/>
    </style:style>
    <style:style style:name="T616" style:parent-style-name="DefaultParagraphFont" style:family="text">
      <style:text-properties fo:font-size="11pt" style:font-size-asian="11pt" style:font-size-complex="11pt" style:language-asian="lt" style:country-asian="LT"/>
    </style:style>
    <style:style style:name="T617" style:parent-style-name="DefaultParagraphFont" style:family="text">
      <style:text-properties style:text-position="super 63.6%" fo:font-size="11pt" style:font-size-asian="11pt" style:font-size-complex="11pt" style:language-asian="lt" style:country-asian="LT"/>
    </style:style>
    <style:style style:name="T618" style:parent-style-name="DefaultParagraphFont" style:family="text">
      <style:text-properties fo:font-size="11pt" style:font-size-asian="11pt" style:font-size-complex="11pt" style:language-asian="lt" style:country-asian="LT"/>
    </style:style>
    <style:style style:name="T619" style:parent-style-name="DefaultParagraphFont" style:family="text">
      <style:text-properties fo:font-weight="bold" style:font-weight-asian="bold" fo:font-size="11pt" style:font-size-asian="11pt" style:font-size-complex="11pt" style:language-asian="lt" style:country-asian="LT"/>
    </style:style>
    <style:style style:name="T620" style:parent-style-name="DefaultParagraphFont" style:family="text">
      <style:text-properties fo:font-size="11pt" style:font-size-asian="11pt" style:font-size-complex="11pt" style:language-asian="lt" style:country-asian="LT"/>
    </style:style>
    <style:style style:name="T621" style:parent-style-name="DefaultParagraphFont" style:family="text">
      <style:text-properties fo:font-size="11pt" style:font-size-asian="11pt" style:font-size-complex="11pt"/>
    </style:style>
    <style:style style:name="T622" style:parent-style-name="DefaultParagraphFont" style:family="text">
      <style:text-properties fo:font-size="11pt" style:font-size-asian="11pt" style:font-size-complex="11pt"/>
    </style:style>
    <style:style style:name="P623" style:parent-style-name="Normal" style:family="paragraph">
      <style:text-properties style:font-name-asian="MS Mincho" fo:font-style="italic" style:font-style-asian="italic" style:font-style-complex="italic" fo:font-size="10pt" style:font-size-asian="10pt"/>
    </style:style>
    <style:style style:name="P624" style:parent-style-name="Normal" style:family="paragraph">
      <style:paragraph-properties fo:text-align="justify"/>
    </style:style>
    <style:style style:name="T625" style:parent-style-name="DefaultParagraphFont" style:family="text">
      <style:text-properties style:font-name-asian="MS Mincho" fo:font-style="italic" style:font-style-asian="italic" style:font-style-complex="italic" fo:font-size="10pt" style:font-size-asian="10pt"/>
    </style:style>
    <style:style style:name="T62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27" style:parent-style-name="DefaultParagraphFont" style:family="text">
      <style:text-properties style:font-name-asian="MS Mincho" fo:font-style="italic" style:font-style-asian="italic" style:font-style-complex="italic" fo:font-size="10pt" style:font-size-asian="10pt"/>
    </style:style>
    <style:style style:name="P628" style:parent-style-name="Normal" style:family="paragraph">
      <style:paragraph-properties fo:text-align="justify" fo:text-indent="0.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T631" style:parent-style-name="DefaultParagraphFont" style:family="text">
      <style:text-properties fo:font-weight="bold" style:font-weight-asian="bold" fo:font-size="11pt" style:font-size-asian="11pt"/>
    </style:style>
    <style:style style:name="T632" style:parent-style-name="DefaultParagraphFont" style:family="text">
      <style:text-properties fo:font-size="11pt" style:font-size-asian="11pt"/>
    </style:style>
    <style:style style:name="T633" style:parent-style-name="DefaultParagraphFont" style:family="text">
      <style:text-properties fo:font-size="11pt" style:font-size-asian="11pt"/>
    </style:style>
    <style:style style:name="P634" style:parent-style-name="Normal" style:family="paragraph">
      <style:paragraph-properties fo:text-align="justify" fo:text-indent="0.5in"/>
    </style:style>
    <style:style style:name="T635" style:parent-style-name="DefaultParagraphFont" style:family="text">
      <style:text-properties fo:font-size="11pt" style:font-size-asian="11pt"/>
    </style:style>
    <style:style style:name="T636" style:parent-style-name="DefaultParagraphFont" style:family="text">
      <style:text-properties fo:font-size="11pt" style:font-size-asian="11pt"/>
    </style:style>
    <style:style style:name="P637" style:parent-style-name="Normal" style:family="paragraph">
      <style:paragraph-properties fo:text-align="justify" fo:text-indent="0.5in"/>
    </style:style>
    <style:style style:name="T638" style:parent-style-name="DefaultParagraphFont" style:family="text">
      <style:text-properties fo:font-size="11pt" style:font-size-asian="11pt"/>
    </style:style>
    <style:style style:name="T639" style:parent-style-name="DefaultParagraphFont" style:family="text">
      <style:text-properties fo:font-size="11pt" style:font-size-asian="11pt"/>
    </style:style>
    <style:style style:name="P640" style:parent-style-name="Normal" style:family="paragraph">
      <style:paragraph-properties fo:text-align="justify" fo:text-indent="0.5in"/>
    </style:style>
    <style:style style:name="T641" style:parent-style-name="DefaultParagraphFont" style:family="text">
      <style:text-properties fo:font-size="11pt" style:font-size-asian="11pt"/>
    </style:style>
    <style:style style:name="T642" style:parent-style-name="DefaultParagraphFont" style:family="text">
      <style:text-properties fo:font-size="11pt" style:font-size-asian="11pt"/>
    </style:style>
    <style:style style:name="T643" style:parent-style-name="DefaultParagraphFont" style:family="text">
      <style:text-properties fo:font-size="11pt" style:font-size-asian="11pt"/>
    </style:style>
    <style:style style:name="T644" style:parent-style-name="DefaultParagraphFont" style:family="text">
      <style:text-properties fo:font-size="11pt" style:font-size-asian="11pt"/>
    </style:style>
    <style:style style:name="T645" style:parent-style-name="DefaultParagraphFont" style:family="text">
      <style:text-properties fo:font-size="11pt" style:font-size-asian="11pt"/>
    </style:style>
    <style:style style:name="T646" style:parent-style-name="DefaultParagraphFont" style:family="text">
      <style:text-properties fo:font-size="11pt" style:font-size-asian="11pt"/>
    </style:style>
    <style:style style:name="P647" style:parent-style-name="Normal" style:family="paragraph">
      <style:paragraph-properties fo:text-align="justify" fo:text-indent="0.5in"/>
    </style:style>
    <style:style style:name="T648" style:parent-style-name="DefaultParagraphFont" style:family="text">
      <style:text-properties fo:font-size="11pt" style:font-size-asian="11pt"/>
    </style:style>
    <style:style style:name="T649" style:parent-style-name="DefaultParagraphFont" style:family="text">
      <style:text-properties fo:font-size="11pt" style:font-size-asian="11pt"/>
    </style:style>
    <style:style style:name="P650" style:parent-style-name="Normal" style:family="paragraph">
      <style:paragraph-properties fo:text-align="justify" fo:text-indent="0.5in"/>
    </style:style>
    <style:style style:name="T651" style:parent-style-name="DefaultParagraphFont" style:family="text">
      <style:text-properties fo:font-size="11pt" style:font-size-asian="11pt" style:font-size-complex="11pt" style:language-asian="lt" style:country-asian="LT"/>
    </style:style>
    <style:style style:name="T652" style:parent-style-name="DefaultParagraphFont" style:family="text">
      <style:text-properties fo:font-size="11pt" style:font-size-asian="11pt" style:font-size-complex="11pt" style:language-asian="lt" style:country-asian="LT"/>
    </style:style>
    <style:style style:name="T653" style:parent-style-name="DefaultParagraphFont" style:family="text">
      <style:text-properties fo:font-size="11pt" style:font-size-asian="11pt" style:font-size-complex="11pt"/>
    </style:style>
    <style:style style:name="T654" style:parent-style-name="DefaultParagraphFont" style:family="text">
      <style:text-properties fo:font-size="11pt" style:font-size-asian="11pt" style:font-size-complex="11pt" style:language-asian="lt" style:country-asian="LT"/>
    </style:style>
    <style:style style:name="P655" style:parent-style-name="Normal" style:family="paragraph">
      <style:text-properties style:font-name-asian="MS Mincho" fo:font-style="italic" style:font-style-asian="italic" style:font-style-complex="italic" fo:font-size="10pt" style:font-size-asian="10pt"/>
    </style:style>
    <style:style style:name="P656" style:parent-style-name="Normal" style:family="paragraph">
      <style:paragraph-properties fo:text-align="justify"/>
    </style:style>
    <style:style style:name="T657" style:parent-style-name="DefaultParagraphFont" style:family="text">
      <style:text-properties style:font-name-asian="MS Mincho" fo:font-style="italic" style:font-style-asian="italic" style:font-style-complex="italic" fo:font-size="10pt" style:font-size-asian="10pt"/>
    </style:style>
    <style:style style:name="T65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59" style:parent-style-name="DefaultParagraphFont" style:family="text">
      <style:text-properties style:font-name-asian="MS Mincho" fo:font-style="italic" style:font-style-asian="italic" style:font-style-complex="italic" fo:font-size="10pt" style:font-size-asian="10pt"/>
    </style:style>
    <style:style style:name="P660" style:parent-style-name="Normal" style:family="paragraph">
      <style:paragraph-properties fo:text-align="justify" fo:text-indent="0.5in"/>
    </style:style>
    <style:style style:name="T661" style:parent-style-name="DefaultParagraphFont" style:family="text">
      <style:text-properties fo:font-size="11pt" style:font-size-asian="11pt"/>
    </style:style>
    <style:style style:name="T662" style:parent-style-name="DefaultParagraphFont" style:family="text">
      <style:text-properties fo:font-size="11pt" style:font-size-asian="11pt"/>
    </style:style>
    <style:style style:name="P663" style:parent-style-name="Normal" style:family="paragraph">
      <style:paragraph-properties fo:text-align="justify" fo:text-indent="0.5in"/>
    </style:style>
    <style:style style:name="T664" style:parent-style-name="DefaultParagraphFont" style:family="text">
      <style:text-properties fo:font-size="11pt" style:font-size-asian="11pt" style:font-size-complex="11pt" style:language-asian="lt" style:country-asian="LT"/>
    </style:style>
    <style:style style:name="T665" style:parent-style-name="DefaultParagraphFont" style:family="text">
      <style:text-properties fo:font-size="11pt" style:font-size-asian="11pt" style:font-size-complex="11pt" style:language-asian="lt" style:country-asian="LT"/>
    </style:style>
    <style:style style:name="T666" style:parent-style-name="DefaultParagraphFont" style:family="text">
      <style:text-properties fo:font-size="11pt" style:font-size-asian="11pt" style:font-size-complex="11pt"/>
    </style:style>
    <style:style style:name="T667" style:parent-style-name="DefaultParagraphFont" style:family="text">
      <style:text-properties fo:font-size="11pt" style:font-size-asian="11pt" style:font-size-complex="11pt"/>
    </style:style>
    <style:style style:name="T668" style:parent-style-name="DefaultParagraphFont" style:family="text">
      <style:text-properties fo:font-size="11pt" style:font-size-asian="11pt" style:font-size-complex="11pt" style:language-asian="lt" style:country-asian="LT"/>
    </style:style>
    <style:style style:name="T669" style:parent-style-name="DefaultParagraphFont" style:family="text">
      <style:text-properties fo:font-size="11pt" style:font-size-asian="11pt" style:font-size-complex="11pt" style:language-asian="lt" style:country-asian="LT"/>
    </style:style>
    <style:style style:name="T670" style:parent-style-name="DefaultParagraphFont" style:family="text">
      <style:text-properties fo:font-size="11pt" style:font-size-asian="11pt" style:font-size-complex="11pt" style:language-asian="lt" style:country-asian="LT"/>
    </style:style>
    <style:style style:name="T671" style:parent-style-name="DefaultParagraphFont" style:family="text">
      <style:text-properties fo:font-size="11pt" style:font-size-asian="11pt" style:font-size-complex="11pt" style:language-asian="lt" style:country-asian="LT"/>
    </style:style>
    <style:style style:name="P672" style:parent-style-name="Normal" style:family="paragraph">
      <style:text-properties style:font-name-asian="MS Mincho" fo:font-style="italic" style:font-style-asian="italic" style:font-style-complex="italic" fo:font-size="10pt" style:font-size-asian="10pt"/>
    </style:style>
    <style:style style:name="P673" style:parent-style-name="Normal" style:family="paragraph">
      <style:paragraph-properties fo:text-align="justify"/>
    </style:style>
    <style:style style:name="T674" style:parent-style-name="DefaultParagraphFont" style:family="text">
      <style:text-properties style:font-name-asian="MS Mincho" fo:font-style="italic" style:font-style-asian="italic" style:font-style-complex="italic" fo:font-size="10pt" style:font-size-asian="10pt"/>
    </style:style>
    <style:style style:name="T67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76" style:parent-style-name="DefaultParagraphFont" style:family="text">
      <style:text-properties style:font-name-asian="MS Mincho" fo:font-style="italic" style:font-style-asian="italic" style:font-style-complex="italic" fo:font-size="10pt" style:font-size-asian="10pt"/>
    </style:style>
    <style:style style:name="P677" style:parent-style-name="Normal" style:family="paragraph">
      <style:paragraph-properties fo:text-align="justify" fo:text-indent="0.5in"/>
    </style:style>
    <style:style style:name="T678" style:parent-style-name="DefaultParagraphFont" style:family="text">
      <style:text-properties fo:font-size="11pt" style:font-size-asian="11pt" style:font-size-complex="11pt" style:language-asian="lt" style:country-asian="LT"/>
    </style:style>
    <style:style style:name="T679" style:parent-style-name="DefaultParagraphFont" style:family="text">
      <style:text-properties fo:font-size="11pt" style:font-size-asian="11pt" style:font-size-complex="11pt" style:language-asian="lt" style:country-asian="LT"/>
    </style:style>
    <style:style style:name="T680" style:parent-style-name="DefaultParagraphFont" style:family="text">
      <style:text-properties fo:font-size="11pt" style:font-size-asian="11pt" style:font-size-complex="11pt" style:language-asian="lt" style:country-asian="LT"/>
    </style:style>
    <style:style style:name="T681" style:parent-style-name="DefaultParagraphFont" style:family="text">
      <style:text-properties fo:font-size="11pt" style:font-size-asian="11pt" style:font-size-complex="11pt" style:language-asian="lt" style:country-asian="LT"/>
    </style:style>
    <style:style style:name="P682" style:parent-style-name="Normal" style:family="paragraph">
      <style:text-properties style:font-name-asian="MS Mincho" fo:font-style="italic" style:font-style-asian="italic" style:font-style-complex="italic" fo:font-size="10pt" style:font-size-asian="10pt"/>
    </style:style>
    <style:style style:name="P683" style:parent-style-name="Normal" style:family="paragraph">
      <style:paragraph-properties fo:text-align="justify"/>
    </style:style>
    <style:style style:name="T684" style:parent-style-name="DefaultParagraphFont" style:family="text">
      <style:text-properties style:font-name-asian="MS Mincho" fo:font-style="italic" style:font-style-asian="italic" style:font-style-complex="italic" fo:font-size="10pt" style:font-size-asian="10pt"/>
    </style:style>
    <style:style style:name="T68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86" style:parent-style-name="DefaultParagraphFont" style:family="text">
      <style:text-properties style:font-name-asian="MS Mincho" fo:font-style="italic" style:font-style-asian="italic" style:font-style-complex="italic" fo:font-size="10pt" style:font-size-asian="10pt"/>
    </style:style>
    <style:style style:name="P687" style:parent-style-name="Normal" style:family="paragraph">
      <style:paragraph-properties fo:text-align="justify" fo:text-indent="0.5in"/>
    </style:style>
    <style:style style:name="T688" style:parent-style-name="DefaultParagraphFont" style:family="text">
      <style:text-properties fo:font-size="11pt" style:font-size-asian="11pt" style:font-size-complex="11pt" style:language-asian="lt" style:country-asian="LT"/>
    </style:style>
    <style:style style:name="T689" style:parent-style-name="DefaultParagraphFont" style:family="text">
      <style:text-properties fo:font-size="11pt" style:font-size-asian="11pt" style:font-size-complex="11pt" style:language-asian="lt" style:country-asian="LT"/>
    </style:style>
    <style:style style:name="T690" style:parent-style-name="DefaultParagraphFont" style:family="text">
      <style:text-properties fo:font-size="11pt" style:font-size-asian="11pt" style:font-size-complex="11pt" style:language-asian="lt" style:country-asian="LT"/>
    </style:style>
    <style:style style:name="T691" style:parent-style-name="DefaultParagraphFont" style:family="text">
      <style:text-properties fo:font-size="11pt" style:font-size-asian="11pt" style:font-size-complex="11pt" style:language-asian="lt" style:country-asian="LT"/>
    </style:style>
    <style:style style:name="T692" style:parent-style-name="DefaultParagraphFont" style:family="text">
      <style:text-properties fo:font-size="11pt" style:font-size-asian="11pt" style:font-size-complex="11pt" style:language-asian="lt" style:country-asian="LT"/>
    </style:style>
    <style:style style:name="T693" style:parent-style-name="DefaultParagraphFont" style:family="text">
      <style:text-properties fo:font-size="11pt" style:font-size-asian="11pt" style:font-size-complex="11pt" style:language-asian="lt" style:country-asian="LT"/>
    </style:style>
    <style:style style:name="P694" style:parent-style-name="Normal" style:family="paragraph">
      <style:text-properties style:font-name-asian="MS Mincho" fo:font-style="italic" style:font-style-asian="italic" style:font-style-complex="italic" fo:font-size="10pt" style:font-size-asian="10pt"/>
    </style:style>
    <style:style style:name="P695" style:parent-style-name="Normal" style:family="paragraph">
      <style:paragraph-properties fo:text-align="justify"/>
    </style:style>
    <style:style style:name="T696" style:parent-style-name="DefaultParagraphFont" style:family="text">
      <style:text-properties style:font-name-asian="MS Mincho" fo:font-style="italic" style:font-style-asian="italic" style:font-style-complex="italic" fo:font-size="10pt" style:font-size-asian="10pt"/>
    </style:style>
    <style:style style:name="T69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98" style:parent-style-name="DefaultParagraphFont" style:family="text">
      <style:text-properties style:font-name-asian="MS Mincho" fo:font-style="italic" style:font-style-asian="italic" style:font-style-complex="italic" fo:font-size="10pt" style:font-size-asian="10pt"/>
    </style:style>
    <style:style style:name="P699" style:parent-style-name="Normal" style:family="paragraph">
      <style:paragraph-properties fo:text-align="justify" fo:text-indent="0.5in"/>
    </style:style>
    <style:style style:name="T700" style:parent-style-name="DefaultParagraphFont" style:family="text">
      <style:text-properties fo:font-size="11pt" style:font-size-asian="11pt" style:font-size-complex="11pt" style:language-asian="lt" style:country-asian="LT"/>
    </style:style>
    <style:style style:name="T701" style:parent-style-name="DefaultParagraphFont" style:family="text">
      <style:text-properties fo:font-size="11pt" style:font-size-asian="11pt" style:font-size-complex="11pt" style:language-asian="lt" style:country-asian="LT"/>
    </style:style>
    <style:style style:name="T702" style:parent-style-name="DefaultParagraphFont" style:family="text">
      <style:text-properties fo:font-size="11pt" style:font-size-asian="11pt" style:font-size-complex="11pt" style:language-asian="lt" style:country-asian="LT"/>
    </style:style>
    <style:style style:name="P703" style:parent-style-name="Normal" style:family="paragraph">
      <style:text-properties style:font-name-asian="MS Mincho" fo:font-style="italic" style:font-style-asian="italic" style:font-style-complex="italic" fo:font-size="10pt" style:font-size-asian="10pt"/>
    </style:style>
    <style:style style:name="P704" style:parent-style-name="Normal" style:family="paragraph">
      <style:paragraph-properties fo:text-align="justify"/>
    </style:style>
    <style:style style:name="T705" style:parent-style-name="DefaultParagraphFont" style:family="text">
      <style:text-properties style:font-name-asian="MS Mincho" fo:font-style="italic" style:font-style-asian="italic" style:font-style-complex="italic" fo:font-size="10pt" style:font-size-asian="10pt"/>
    </style:style>
    <style:style style:name="T70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707" style:parent-style-name="DefaultParagraphFont" style:family="text">
      <style:text-properties style:font-name-asian="MS Mincho" fo:font-style="italic" style:font-style-asian="italic" style:font-style-complex="italic" fo:font-size="10pt" style:font-size-asian="10pt"/>
    </style:style>
    <style:style style:name="T708" style:parent-style-name="DefaultParagraphFont" style:family="text">
      <style:text-properties style:font-name-asian="MS Mincho" fo:font-style="italic" style:font-style-asian="italic" style:font-style-complex="italic" fo:font-size="10pt" style:font-size-asian="10pt"/>
    </style:style>
    <style:style style:name="P709" style:parent-style-name="Normal" style:family="paragraph">
      <style:paragraph-properties fo:text-align="justify" fo:text-indent="0.5in"/>
    </style:style>
    <style:style style:name="T710" style:parent-style-name="DefaultParagraphFont" style:family="text">
      <style:text-properties fo:font-size="11pt" style:font-size-asian="11pt" style:font-size-complex="11pt" style:language-asian="lt" style:country-asian="LT"/>
    </style:style>
    <style:style style:name="T711" style:parent-style-name="DefaultParagraphFont" style:family="text">
      <style:text-properties fo:font-size="11pt" style:font-size-asian="11pt" style:font-size-complex="11pt" style:language-asian="lt" style:country-asian="LT"/>
    </style:style>
    <style:style style:name="P712" style:parent-style-name="Normal" style:family="paragraph">
      <style:text-properties style:font-name-asian="MS Mincho" fo:font-style="italic" style:font-style-asian="italic" style:font-style-complex="italic" fo:font-size="10pt" style:font-size-asian="10pt"/>
    </style:style>
    <style:style style:name="P713" style:parent-style-name="Normal" style:family="paragraph">
      <style:paragraph-properties fo:text-align="justify"/>
    </style:style>
    <style:style style:name="T714" style:parent-style-name="DefaultParagraphFont" style:family="text">
      <style:text-properties style:font-name-asian="MS Mincho" fo:font-style="italic" style:font-style-asian="italic" style:font-style-complex="italic" fo:font-size="10pt" style:font-size-asian="10pt"/>
    </style:style>
    <style:style style:name="T71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716" style:parent-style-name="DefaultParagraphFont" style:family="text">
      <style:text-properties style:font-name-asian="MS Mincho" fo:font-style="italic" style:font-style-asian="italic" style:font-style-complex="italic" fo:font-size="10pt" style:font-size-asian="10pt"/>
    </style:style>
    <style:style style:name="P717" style:parent-style-name="Normal" style:family="paragraph">
      <style:paragraph-properties fo:text-align="justify" fo:text-indent="0.5in"/>
    </style:style>
    <style:style style:name="T718" style:parent-style-name="DefaultParagraphFont" style:family="text">
      <style:text-properties fo:font-size="11pt" style:font-size-asian="11pt" style:font-size-complex="11pt" style:language-asian="lt" style:country-asian="LT"/>
    </style:style>
    <style:style style:name="T719" style:parent-style-name="DefaultParagraphFont" style:family="text">
      <style:text-properties fo:font-size="11pt" style:font-size-asian="11pt" style:font-size-complex="11pt" style:language-asian="lt" style:country-asian="LT"/>
    </style:style>
    <style:style style:name="P720" style:parent-style-name="Normal" style:family="paragraph">
      <style:text-properties style:font-name-asian="MS Mincho" fo:font-style="italic" style:font-style-asian="italic" style:font-style-complex="italic" fo:font-size="10pt" style:font-size-asian="10pt"/>
    </style:style>
    <style:style style:name="P721" style:parent-style-name="Normal" style:family="paragraph">
      <style:paragraph-properties fo:text-align="justify"/>
    </style:style>
    <style:style style:name="T722" style:parent-style-name="DefaultParagraphFont" style:family="text">
      <style:text-properties style:font-name-asian="MS Mincho" fo:font-style="italic" style:font-style-asian="italic" style:font-style-complex="italic" fo:font-size="10pt" style:font-size-asian="10pt"/>
    </style:style>
    <style:style style:name="T72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724" style:parent-style-name="DefaultParagraphFont" style:family="text">
      <style:text-properties style:font-name-asian="MS Mincho" fo:font-style="italic" style:font-style-asian="italic" style:font-style-complex="italic" fo:font-size="10pt" style:font-size-asian="10pt"/>
    </style:style>
    <style:style style:name="P725" style:parent-style-name="Normal" style:family="paragraph">
      <style:paragraph-properties fo:text-align="justify" fo:text-indent="0.5in"/>
    </style:style>
    <style:style style:name="T726" style:parent-style-name="DefaultParagraphFont" style:family="text">
      <style:text-properties fo:font-size="11pt" style:font-size-asian="11pt"/>
    </style:style>
    <style:style style:name="T727" style:parent-style-name="DefaultParagraphFont" style:family="text">
      <style:text-properties fo:font-size="11pt" style:font-size-asian="11pt"/>
    </style:style>
    <style:style style:name="P728" style:parent-style-name="Normal" style:family="paragraph">
      <style:text-properties style:font-name-asian="MS Mincho" fo:font-style="italic" style:font-style-asian="italic" style:font-style-complex="italic" fo:font-size="10pt" style:font-size-asian="10pt"/>
    </style:style>
    <style:style style:name="P729" style:parent-style-name="Normal" style:family="paragraph">
      <style:paragraph-properties fo:text-align="justify"/>
    </style:style>
    <style:style style:name="T730" style:parent-style-name="DefaultParagraphFont" style:family="text">
      <style:text-properties style:font-name-asian="MS Mincho" fo:font-style="italic" style:font-style-asian="italic" style:font-style-complex="italic" fo:font-size="10pt" style:font-size-asian="10pt"/>
    </style:style>
    <style:style style:name="T73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732" style:parent-style-name="DefaultParagraphFont" style:family="text">
      <style:text-properties style:font-name-asian="MS Mincho" fo:font-style="italic" style:font-style-asian="italic" style:font-style-complex="italic" fo:font-size="10pt" style:font-size-asian="10pt"/>
    </style:style>
    <style:style style:name="P733" style:parent-style-name="Normal" style:family="paragraph">
      <style:paragraph-properties fo:text-align="justify" fo:text-indent="0.5in"/>
    </style:style>
    <style:style style:name="T734" style:parent-style-name="DefaultParagraphFont" style:family="text">
      <style:text-properties fo:font-size="11pt" style:font-size-asian="11pt" style:font-size-complex="11pt"/>
    </style:style>
    <style:style style:name="T735" style:parent-style-name="DefaultParagraphFont" style:family="text">
      <style:text-properties fo:font-size="11pt" style:font-size-asian="11pt" style:font-size-complex="11pt"/>
    </style:style>
    <style:style style:name="T736" style:parent-style-name="DefaultParagraphFont" style:family="text">
      <style:text-properties fo:font-weight="bold" style:font-weight-asian="bold" style:font-weight-complex="bold" fo:font-size="11pt" style:font-size-asian="11pt" style:font-size-complex="11pt"/>
    </style:style>
    <style:style style:name="T737" style:parent-style-name="DefaultParagraphFont" style:family="text">
      <style:text-properties style:font-weight-complex="bold" fo:font-size="11pt" style:font-size-asian="11pt" style:font-size-complex="11pt"/>
    </style:style>
    <style:style style:name="T738" style:parent-style-name="DefaultParagraphFont" style:family="text">
      <style:text-properties style:font-weight-complex="bold" fo:font-size="11pt" style:font-size-asian="11pt" style:font-size-complex="11pt"/>
    </style:style>
    <style:style style:name="P739" style:parent-style-name="Normal" style:family="paragraph">
      <style:paragraph-properties fo:text-align="justify" fo:text-indent="0.5in"/>
    </style:style>
    <style:style style:name="T740" style:parent-style-name="DefaultParagraphFont" style:family="text">
      <style:text-properties fo:font-size="11pt" style:font-size-asian="11pt" style:font-size-complex="11pt"/>
    </style:style>
    <style:style style:name="T741" style:parent-style-name="DefaultParagraphFont" style:family="text">
      <style:text-properties fo:font-size="11pt" style:font-size-asian="11pt" style:font-size-complex="11pt"/>
    </style:style>
    <style:style style:name="T742" style:parent-style-name="DefaultParagraphFont" style:family="text">
      <style:text-properties fo:font-size="11pt" style:font-size-asian="11pt" style:font-size-complex="11pt"/>
    </style:style>
    <style:style style:name="P743" style:parent-style-name="Normal" style:family="paragraph">
      <style:paragraph-properties fo:text-align="justify" fo:text-indent="0.5in"/>
    </style:style>
    <style:style style:name="T744" style:parent-style-name="DefaultParagraphFont" style:family="text">
      <style:text-properties fo:font-size="11pt" style:font-size-asian="11pt" style:font-size-complex="11pt"/>
    </style:style>
    <style:style style:name="T745" style:parent-style-name="DefaultParagraphFont" style:family="text">
      <style:text-properties fo:font-size="11pt" style:font-size-asian="11pt" style:font-size-complex="11pt"/>
    </style:style>
    <style:style style:name="P746" style:parent-style-name="Normal" style:family="paragraph">
      <style:paragraph-properties fo:text-align="justify" fo:text-indent="0.5in"/>
    </style:style>
    <style:style style:name="T747" style:parent-style-name="DefaultParagraphFont" style:family="text">
      <style:text-properties fo:font-size="11pt" style:font-size-asian="11pt" style:font-size-complex="11pt"/>
    </style:style>
    <style:style style:name="T748" style:parent-style-name="DefaultParagraphFont" style:family="text">
      <style:text-properties fo:font-size="11pt" style:font-size-asian="11pt" style:font-size-complex="11pt"/>
    </style:style>
    <style:style style:name="T749" style:parent-style-name="DefaultParagraphFont" style:family="text">
      <style:text-properties fo:font-size="11pt" style:font-size-asian="11pt" style:font-size-complex="11pt"/>
    </style:style>
    <style:style style:name="P750" style:parent-style-name="Normal" style:family="paragraph">
      <style:paragraph-properties fo:text-align="justify" fo:text-indent="0.5in"/>
    </style:style>
    <style:style style:name="T751" style:parent-style-name="DefaultParagraphFont" style:family="text">
      <style:text-properties fo:font-size="11pt" style:font-size-asian="11pt" style:font-size-complex="11pt"/>
    </style:style>
    <style:style style:name="T752" style:parent-style-name="DefaultParagraphFont" style:family="text">
      <style:text-properties fo:font-size="11pt" style:font-size-asian="11pt" style:font-size-complex="11pt"/>
    </style:style>
    <style:style style:name="P753" style:parent-style-name="Normal" style:family="paragraph">
      <style:paragraph-properties fo:text-align="justify" fo:text-indent="0.5in"/>
    </style:style>
    <style:style style:name="T754" style:parent-style-name="DefaultParagraphFont" style:family="text">
      <style:text-properties fo:font-size="11pt" style:font-size-asian="11pt" style:font-size-complex="11pt"/>
    </style:style>
    <style:style style:name="T755" style:parent-style-name="DefaultParagraphFont" style:family="text">
      <style:text-properties fo:font-size="11pt" style:font-size-asian="11pt" style:font-size-complex="11pt"/>
    </style:style>
    <style:style style:name="T756" style:parent-style-name="DefaultParagraphFont" style:family="text">
      <style:text-properties fo:font-size="11pt" style:font-size-asian="11pt" style:font-size-complex="11pt"/>
    </style:style>
    <style:style style:name="P757" style:parent-style-name="Normal" style:family="paragraph">
      <style:paragraph-properties fo:text-align="justify" fo:text-indent="0.5in"/>
    </style:style>
    <style:style style:name="T758" style:parent-style-name="DefaultParagraphFont" style:family="text">
      <style:text-properties fo:font-size="11pt" style:font-size-asian="11pt" style:font-size-complex="11pt"/>
    </style:style>
    <style:style style:name="T759" style:parent-style-name="DefaultParagraphFont" style:family="text">
      <style:text-properties fo:font-size="11pt" style:font-size-asian="11pt" style:font-size-complex="11pt"/>
    </style:style>
    <style:style style:name="T760" style:parent-style-name="DefaultParagraphFont" style:family="text">
      <style:text-properties fo:font-weight="bold" style:font-weight-asian="bold" fo:font-size="11pt" style:font-size-asian="11pt" style:font-size-complex="11pt"/>
    </style:style>
    <style:style style:name="T761" style:parent-style-name="DefaultParagraphFont" style:family="text">
      <style:text-properties fo:font-size="11pt" style:font-size-asian="11pt" style:font-size-complex="11pt"/>
    </style:style>
    <style:style style:name="T762" style:parent-style-name="DefaultParagraphFont" style:family="text">
      <style:text-properties fo:font-size="11pt" style:font-size-asian="11pt" style:font-size-complex="11pt"/>
    </style:style>
    <style:style style:name="P763" style:parent-style-name="Normal" style:family="paragraph">
      <style:paragraph-properties fo:text-align="justify" fo:text-indent="0.5in"/>
    </style:style>
    <style:style style:name="T764" style:parent-style-name="DefaultParagraphFont" style:family="text">
      <style:text-properties fo:font-size="11pt" style:font-size-asian="11pt" style:font-size-complex="11pt"/>
    </style:style>
    <style:style style:name="T765" style:parent-style-name="DefaultParagraphFont" style:family="text">
      <style:text-properties fo:font-size="11pt" style:font-size-asian="11pt" style:font-size-complex="11pt"/>
    </style:style>
    <style:style style:name="P766" style:parent-style-name="Normal" style:family="paragraph">
      <style:paragraph-properties fo:text-align="justify" fo:text-indent="0.5in"/>
    </style:style>
    <style:style style:name="T767" style:parent-style-name="DefaultParagraphFont" style:family="text">
      <style:text-properties fo:font-size="11pt" style:font-size-asian="11pt" style:font-size-complex="11pt"/>
    </style:style>
    <style:style style:name="T768" style:parent-style-name="DefaultParagraphFont" style:family="text">
      <style:text-properties fo:font-size="11pt" style:font-size-asian="11pt" style:font-size-complex="11pt"/>
    </style:style>
    <style:style style:name="T769" style:parent-style-name="DefaultParagraphFont" style:family="text">
      <style:text-properties fo:font-size="11pt" style:font-size-asian="11pt" style:font-size-complex="11pt"/>
    </style:style>
    <style:style style:name="T770" style:parent-style-name="DefaultParagraphFont" style:family="text">
      <style:text-properties fo:font-style="italic" style:font-style-asian="italic" fo:font-size="11pt" style:font-size-asian="11pt" style:font-size-complex="11pt"/>
    </style:style>
    <style:style style:name="T771" style:parent-style-name="DefaultParagraphFont" style:family="text">
      <style:text-properties fo:font-size="11pt" style:font-size-asian="11pt" style:font-size-complex="11pt"/>
    </style:style>
    <style:style style:name="T772" style:parent-style-name="DefaultParagraphFont" style:family="text">
      <style:text-properties fo:font-size="11pt" style:font-size-asian="11pt" style:font-size-complex="11pt"/>
    </style:style>
    <style:style style:name="T773" style:parent-style-name="DefaultParagraphFont" style:family="text">
      <style:text-properties fo:font-style="italic" style:font-style-asian="italic" fo:font-size="11pt" style:font-size-asian="11pt" style:font-size-complex="11pt"/>
    </style:style>
    <style:style style:name="T774" style:parent-style-name="DefaultParagraphFont" style:family="text">
      <style:text-properties fo:font-size="11pt" style:font-size-asian="11pt" style:font-size-complex="11pt"/>
    </style:style>
    <style:style style:name="T775" style:parent-style-name="DefaultParagraphFont" style:family="text">
      <style:text-properties fo:font-style="italic" style:font-style-asian="italic" fo:font-size="11pt" style:font-size-asian="11pt" style:font-size-complex="11pt"/>
    </style:style>
    <style:style style:name="T776" style:parent-style-name="DefaultParagraphFont" style:family="text">
      <style:text-properties fo:font-size="11pt" style:font-size-asian="11pt" style:font-size-complex="11pt"/>
    </style:style>
    <style:style style:name="T777" style:parent-style-name="DefaultParagraphFont" style:family="text">
      <style:text-properties fo:font-style="italic" style:font-style-asian="italic" fo:font-size="11pt" style:font-size-asian="11pt" style:font-size-complex="11pt"/>
    </style:style>
    <style:style style:name="T778" style:parent-style-name="DefaultParagraphFont" style:family="text">
      <style:text-properties fo:font-style="italic" style:font-style-asian="italic" fo:font-size="11pt" style:font-size-asian="11pt" style:font-size-complex="11pt"/>
    </style:style>
    <style:style style:name="T779" style:parent-style-name="DefaultParagraphFont" style:family="text">
      <style:text-properties fo:font-size="11pt" style:font-size-asian="11pt" style:font-size-complex="11pt"/>
    </style:style>
    <style:style style:name="P780" style:parent-style-name="Normal" style:family="paragraph">
      <style:paragraph-properties fo:text-align="justify" fo:text-indent="0.5in"/>
    </style:style>
    <style:style style:name="T781" style:parent-style-name="DefaultParagraphFont" style:family="text">
      <style:text-properties fo:font-size="11pt" style:font-size-asian="11pt" style:font-size-complex="11pt"/>
    </style:style>
    <style:style style:name="T782" style:parent-style-name="DefaultParagraphFont" style:family="text">
      <style:text-properties fo:font-size="11pt" style:font-size-asian="11pt" style:font-size-complex="11pt"/>
    </style:style>
    <style:style style:name="P783" style:parent-style-name="Normal" style:family="paragraph">
      <style:paragraph-properties fo:text-align="justify" fo:text-indent="0.5in"/>
    </style:style>
    <style:style style:name="T784" style:parent-style-name="DefaultParagraphFont" style:family="text">
      <style:text-properties style:font-weight-complex="bold" fo:font-size="11pt" style:font-size-asian="11pt" style:font-size-complex="11pt"/>
    </style:style>
    <style:style style:name="T785" style:parent-style-name="DefaultParagraphFont" style:family="text">
      <style:text-properties style:font-weight-complex="bold" fo:font-size="11pt" style:font-size-asian="11pt" style:font-size-complex="11pt"/>
    </style:style>
    <style:style style:name="T786" style:parent-style-name="DefaultParagraphFont" style:family="text">
      <style:text-properties style:font-weight-complex="bold" fo:font-size="11pt" style:font-size-asian="11pt" style:font-size-complex="11pt"/>
    </style:style>
    <style:style style:name="P787" style:parent-style-name="Normal" style:family="paragraph">
      <style:paragraph-properties fo:text-align="justify" fo:text-indent="0.5in"/>
    </style:style>
    <style:style style:name="T788" style:parent-style-name="DefaultParagraphFont" style:family="text">
      <style:text-properties style:font-weight-complex="bold" fo:font-size="11pt" style:font-size-asian="11pt" style:font-size-complex="11pt"/>
    </style:style>
    <style:style style:name="T789" style:parent-style-name="DefaultParagraphFont" style:family="text">
      <style:text-properties style:font-weight-complex="bold" fo:font-size="11pt" style:font-size-asian="11pt" style:font-size-complex="11pt"/>
    </style:style>
    <style:style style:name="P790" style:parent-style-name="Normal" style:family="paragraph">
      <style:paragraph-properties fo:text-align="justify" fo:text-indent="0.5in"/>
    </style:style>
    <style:style style:name="T791" style:parent-style-name="DefaultParagraphFont" style:family="text">
      <style:text-properties style:font-weight-complex="bold" fo:font-size="11pt" style:font-size-asian="11pt" style:font-size-complex="11pt"/>
    </style:style>
    <style:style style:name="T792" style:parent-style-name="DefaultParagraphFont" style:family="text">
      <style:text-properties style:font-weight-complex="bold" fo:font-size="11pt" style:font-size-asian="11pt" style:font-size-complex="11pt"/>
    </style:style>
    <style:style style:name="T793" style:parent-style-name="DefaultParagraphFont" style:family="text">
      <style:text-properties fo:font-weight="bold" style:font-weight-asian="bold" style:font-weight-complex="bold" fo:font-size="11pt" style:font-size-asian="11pt" style:font-size-complex="11pt"/>
    </style:style>
    <style:style style:name="T794" style:parent-style-name="DefaultParagraphFont" style:family="text">
      <style:text-properties style:font-weight-complex="bold" fo:font-size="11pt" style:font-size-asian="11pt" style:font-size-complex="11pt"/>
    </style:style>
    <style:style style:name="P795" style:parent-style-name="Normal" style:family="paragraph">
      <style:paragraph-properties fo:text-align="justify" fo:text-indent="0.5in"/>
    </style:style>
    <style:style style:name="T796" style:parent-style-name="DefaultParagraphFont" style:family="text">
      <style:text-properties style:font-weight-complex="bold" fo:font-size="11pt" style:font-size-asian="11pt" style:font-size-complex="11pt"/>
    </style:style>
    <style:style style:name="T797" style:parent-style-name="DefaultParagraphFont" style:family="text">
      <style:text-properties style:font-weight-complex="bold" fo:font-size="11pt" style:font-size-asian="11pt" style:font-size-complex="11pt"/>
    </style:style>
    <style:style style:name="P798" style:parent-style-name="Normal" style:family="paragraph">
      <style:paragraph-properties fo:text-align="justify" fo:text-indent="0.5in"/>
    </style:style>
    <style:style style:name="T799" style:parent-style-name="DefaultParagraphFont" style:family="text">
      <style:text-properties style:font-weight-complex="bold" fo:font-size="11pt" style:font-size-asian="11pt" style:font-size-complex="11pt"/>
    </style:style>
    <style:style style:name="T800" style:parent-style-name="DefaultParagraphFont" style:family="text">
      <style:text-properties style:font-weight-complex="bold" fo:font-size="11pt" style:font-size-asian="11pt" style:font-size-complex="11pt"/>
    </style:style>
    <style:style style:name="T801" style:parent-style-name="DefaultParagraphFont" style:family="text">
      <style:text-properties fo:font-size="11pt" style:font-size-asian="11pt" style:font-size-complex="11pt"/>
    </style:style>
    <style:style style:name="T802" style:parent-style-name="DefaultParagraphFont" style:family="text">
      <style:text-properties style:font-weight-complex="bold" fo:font-size="11pt" style:font-size-asian="11pt" style:font-size-complex="11pt"/>
    </style:style>
    <style:style style:name="P803" style:parent-style-name="Normal" style:family="paragraph">
      <style:text-properties style:font-name-asian="MS Mincho" fo:font-style="italic" style:font-style-asian="italic" style:font-style-complex="italic" fo:font-size="10pt" style:font-size-asian="10pt"/>
    </style:style>
    <style:style style:name="P804" style:parent-style-name="Normal" style:family="paragraph">
      <style:paragraph-properties fo:text-align="justify"/>
    </style:style>
    <style:style style:name="T805" style:parent-style-name="DefaultParagraphFont" style:family="text">
      <style:text-properties style:font-name-asian="MS Mincho" fo:font-style="italic" style:font-style-asian="italic" style:font-style-complex="italic" fo:font-size="10pt" style:font-size-asian="10pt"/>
    </style:style>
    <style:style style:name="T80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807" style:parent-style-name="DefaultParagraphFont" style:family="text">
      <style:text-properties style:font-name-asian="MS Mincho" fo:font-style="italic" style:font-style-asian="italic" style:font-style-complex="italic" fo:font-size="10pt" style:font-size-asian="10pt"/>
    </style:style>
    <style:style style:name="P808" style:parent-style-name="Normal" style:family="paragraph">
      <style:paragraph-properties fo:text-align="justify" fo:text-indent="0.5in"/>
    </style:style>
    <style:style style:name="T809" style:parent-style-name="DefaultParagraphFont" style:family="text">
      <style:text-properties fo:font-size="11pt" style:font-size-asian="11pt" style:font-size-complex="11pt"/>
    </style:style>
    <style:style style:name="T810" style:parent-style-name="DefaultParagraphFont" style:family="text">
      <style:text-properties fo:font-size="11pt" style:font-size-asian="11pt" style:font-size-complex="11pt"/>
    </style:style>
    <style:style style:name="T811" style:parent-style-name="DefaultParagraphFont" style:family="text">
      <style:text-properties style:text-position="super 63.6%" fo:font-size="11pt" style:font-size-asian="11pt" style:font-size-complex="11pt"/>
    </style:style>
    <style:style style:name="T812" style:parent-style-name="DefaultParagraphFont" style:family="text">
      <style:text-properties fo:font-weight="bold" style:font-weight-asian="bold" style:font-weight-complex="bold" fo:font-size="11pt" style:font-size-asian="11pt" style:font-size-complex="11pt"/>
    </style:style>
    <style:style style:name="T813" style:parent-style-name="DefaultParagraphFont" style:family="text">
      <style:text-properties fo:font-size="11pt" style:font-size-asian="11pt" style:font-size-complex="11pt"/>
    </style:style>
    <style:style style:name="T814" style:parent-style-name="DefaultParagraphFont" style:family="text">
      <style:text-properties fo:font-size="11pt" style:font-size-asian="11pt" style:font-size-complex="11pt"/>
    </style:style>
    <style:style style:name="T815" style:parent-style-name="DefaultParagraphFont" style:family="text">
      <style:text-properties fo:font-size="11pt" style:font-size-asian="11pt" style:font-size-complex="11pt"/>
    </style:style>
    <style:style style:name="T816" style:parent-style-name="DefaultParagraphFont" style:family="text">
      <style:text-properties fo:font-style="italic" style:font-style-asian="italic" fo:font-size="11pt" style:font-size-asian="11pt" style:font-size-complex="11pt"/>
    </style:style>
    <style:style style:name="T817" style:parent-style-name="DefaultParagraphFont" style:family="text">
      <style:text-properties fo:font-size="11pt" style:font-size-asian="11pt" style:font-size-complex="11pt"/>
    </style:style>
    <style:style style:name="T818" style:parent-style-name="DefaultParagraphFont" style:family="text">
      <style:text-properties fo:font-style="italic" style:font-style-asian="italic" fo:font-size="11pt" style:font-size-asian="11pt" style:font-size-complex="11pt"/>
    </style:style>
    <style:style style:name="T819" style:parent-style-name="DefaultParagraphFont" style:family="text">
      <style:text-properties fo:font-size="11pt" style:font-size-asian="11pt" style:font-size-complex="11pt"/>
    </style:style>
    <style:style style:name="T820" style:parent-style-name="DefaultParagraphFont" style:family="text">
      <style:text-properties fo:font-size="11pt" style:font-size-asian="11pt" style:font-size-complex="11pt"/>
    </style:style>
    <style:style style:name="T821" style:parent-style-name="DefaultParagraphFont" style:family="text">
      <style:text-properties fo:font-style="italic" style:font-style-asian="italic" fo:font-size="11pt" style:font-size-asian="11pt" style:font-size-complex="11pt"/>
    </style:style>
    <style:style style:name="T822" style:parent-style-name="DefaultParagraphFont" style:family="text">
      <style:text-properties fo:font-size="11pt" style:font-size-asian="11pt" style:font-size-complex="11pt"/>
    </style:style>
    <style:style style:name="T823" style:parent-style-name="DefaultParagraphFont" style:family="text">
      <style:text-properties fo:font-style="italic" style:font-style-asian="italic" fo:font-size="11pt" style:font-size-asian="11pt" style:font-size-complex="11pt"/>
    </style:style>
    <style:style style:name="T824" style:parent-style-name="DefaultParagraphFont" style:family="text">
      <style:text-properties fo:font-size="11pt" style:font-size-asian="11pt" style:font-size-complex="11pt"/>
    </style:style>
    <style:style style:name="T825" style:parent-style-name="DefaultParagraphFont" style:family="text">
      <style:text-properties fo:font-style="italic" style:font-style-asian="italic" fo:font-size="11pt" style:font-size-asian="11pt" style:font-size-complex="11pt"/>
    </style:style>
    <style:style style:name="T826" style:parent-style-name="DefaultParagraphFont" style:family="text">
      <style:text-properties fo:font-size="11pt" style:font-size-asian="11pt" style:font-size-complex="11pt"/>
    </style:style>
    <style:style style:name="T827" style:parent-style-name="DefaultParagraphFont" style:family="text">
      <style:text-properties fo:font-weight="bold" style:font-weight-asian="bold" fo:font-size="11pt" style:font-size-asian="11pt" style:font-size-complex="11pt"/>
    </style:style>
    <style:style style:name="T828" style:parent-style-name="DefaultParagraphFont" style:family="text">
      <style:text-properties fo:font-size="11pt" style:font-size-asian="11pt" style:font-size-complex="11pt"/>
    </style:style>
    <style:style style:name="T829" style:parent-style-name="DefaultParagraphFont" style:family="text">
      <style:text-properties fo:font-size="11pt" style:font-size-asian="11pt" style:font-size-complex="11pt"/>
    </style:style>
    <style:style style:name="P830" style:parent-style-name="Normal" style:family="paragraph">
      <style:text-properties style:font-name-asian="MS Mincho" fo:font-style="italic" style:font-style-asian="italic" style:font-style-complex="italic" fo:font-size="10pt" style:font-size-asian="10pt"/>
    </style:style>
    <style:style style:name="P831" style:parent-style-name="Normal" style:family="paragraph">
      <style:paragraph-properties fo:text-align="justify"/>
    </style:style>
    <style:style style:name="T832" style:parent-style-name="DefaultParagraphFont" style:family="text">
      <style:text-properties style:font-name-asian="MS Mincho" fo:font-style="italic" style:font-style-asian="italic" style:font-style-complex="italic" fo:font-size="10pt" style:font-size-asian="10pt"/>
    </style:style>
    <style:style style:name="T83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834" style:parent-style-name="DefaultParagraphFont" style:family="text">
      <style:text-properties style:font-name-asian="MS Mincho" fo:font-style="italic" style:font-style-asian="italic" style:font-style-complex="italic" fo:font-size="10pt" style:font-size-asian="10pt"/>
    </style:style>
    <style:style style:name="P835" style:parent-style-name="Normal" style:family="paragraph">
      <style:paragraph-properties fo:text-align="justify" fo:text-indent="0.5in"/>
    </style:style>
    <style:style style:name="T836" style:parent-style-name="DefaultParagraphFont" style:family="text">
      <style:text-properties fo:font-size="11pt" style:font-size-asian="11pt" style:font-size-complex="12pt"/>
    </style:style>
    <style:style style:name="T837" style:parent-style-name="DefaultParagraphFont" style:family="text">
      <style:text-properties fo:font-size="11pt" style:font-size-asian="11pt" style:font-size-complex="12pt"/>
    </style:style>
    <style:style style:name="T838" style:parent-style-name="DefaultParagraphFont" style:family="text">
      <style:text-properties fo:font-weight="bold" style:font-weight-asian="bold" style:font-weight-complex="bold" fo:font-size="11pt" style:font-size-asian="11pt"/>
    </style:style>
    <style:style style:name="T839" style:parent-style-name="DefaultParagraphFont" style:family="text">
      <style:text-properties fo:font-weight="bold" style:font-weight-asian="bold" style:font-weight-complex="bold" fo:font-size="11pt" style:font-size-asian="11pt" style:font-size-complex="12pt"/>
    </style:style>
    <style:style style:name="T840" style:parent-style-name="DefaultParagraphFont" style:family="text">
      <style:text-properties fo:font-size="11pt" style:font-size-asian="11pt" style:font-size-complex="12pt"/>
    </style:style>
    <style:style style:name="T841" style:parent-style-name="DefaultParagraphFont" style:family="text">
      <style:text-properties fo:font-size="11pt" style:font-size-asian="11pt"/>
    </style:style>
    <style:style style:name="T842" style:parent-style-name="DefaultParagraphFont" style:family="text">
      <style:text-properties fo:font-size="11pt" style:font-size-asian="11pt" style:font-size-complex="12pt"/>
    </style:style>
    <style:style style:name="T843" style:parent-style-name="DefaultParagraphFont" style:family="text">
      <style:text-properties style:font-weight-complex="bold" fo:font-size="11pt" style:font-size-asian="11pt" style:font-size-complex="12pt"/>
    </style:style>
    <style:style style:name="T844" style:parent-style-name="DefaultParagraphFont" style:family="text">
      <style:text-properties fo:font-style="italic" style:font-style-asian="italic" style:font-style-complex="italic" fo:font-size="11pt" style:font-size-asian="11pt" style:font-size-complex="12pt"/>
    </style:style>
    <style:style style:name="T845" style:parent-style-name="DefaultParagraphFont" style:family="text">
      <style:text-properties style:font-style-complex="italic" fo:font-size="11pt" style:font-size-asian="11pt" style:font-size-complex="12pt"/>
    </style:style>
    <style:style style:name="T846" style:parent-style-name="DefaultParagraphFont" style:family="text">
      <style:text-properties fo:font-size="11pt" style:font-size-asian="11pt" style:font-size-complex="12pt"/>
    </style:style>
    <style:style style:name="T847" style:parent-style-name="DefaultParagraphFont" style:family="text">
      <style:text-properties fo:font-size="11pt" style:font-size-asian="11pt" style:font-size-complex="12pt"/>
    </style:style>
    <style:style style:name="P848" style:parent-style-name="Normal" style:family="paragraph">
      <style:paragraph-properties fo:text-align="justify" fo:text-indent="0.5in"/>
    </style:style>
    <style:style style:name="T849" style:parent-style-name="DefaultParagraphFont" style:family="text">
      <style:text-properties fo:font-size="11pt" style:font-size-asian="11pt"/>
    </style:style>
    <style:style style:name="T850" style:parent-style-name="DefaultParagraphFont" style:family="text">
      <style:text-properties fo:font-size="11pt" style:font-size-asian="11pt"/>
    </style:style>
    <style:style style:name="T851" style:parent-style-name="DefaultParagraphFont" style:family="text">
      <style:text-properties fo:font-weight="bold" style:font-weight-asian="bold" fo:font-size="11pt" style:font-size-asian="11pt"/>
    </style:style>
    <style:style style:name="T852" style:parent-style-name="DefaultParagraphFont" style:family="text">
      <style:text-properties fo:font-size="11pt" style:font-size-asian="11pt"/>
    </style:style>
    <style:style style:name="T853" style:parent-style-name="DefaultParagraphFont" style:family="text">
      <style:text-properties fo:font-size="11pt" style:font-size-asian="11pt"/>
    </style:style>
    <style:style style:name="P854" style:parent-style-name="Normal" style:family="paragraph">
      <style:paragraph-properties fo:text-align="justify" fo:text-indent="0.5in"/>
    </style:style>
    <style:style style:name="T855" style:parent-style-name="DefaultParagraphFont" style:family="text">
      <style:text-properties fo:font-size="11pt" style:font-size-asian="11pt" style:font-size-complex="11pt"/>
    </style:style>
    <style:style style:name="T856" style:parent-style-name="DefaultParagraphFont" style:family="text">
      <style:text-properties fo:font-size="11pt" style:font-size-asian="11pt" style:font-size-complex="11pt"/>
    </style:style>
    <style:style style:name="T857" style:parent-style-name="DefaultParagraphFont" style:family="text">
      <style:text-properties fo:font-weight="bold" style:font-weight-asian="bold" fo:font-size="11pt" style:font-size-asian="11pt" style:font-size-complex="11pt"/>
    </style:style>
    <style:style style:name="T858" style:parent-style-name="DefaultParagraphFont" style:family="text">
      <style:text-properties fo:font-size="11pt" style:font-size-asian="11pt" style:font-size-complex="11pt"/>
    </style:style>
    <style:style style:name="T859" style:parent-style-name="DefaultParagraphFont" style:family="text">
      <style:text-properties fo:font-size="11pt" style:font-size-asian="11pt" style:font-size-complex="11pt"/>
    </style:style>
    <style:style style:name="P860" style:parent-style-name="Normal" style:family="paragraph">
      <style:text-properties style:font-name-asian="MS Mincho" fo:font-style="italic" style:font-style-asian="italic" style:font-style-complex="italic" fo:font-size="10pt" style:font-size-asian="10pt"/>
    </style:style>
    <style:style style:name="P861" style:parent-style-name="Normal" style:family="paragraph">
      <style:paragraph-properties fo:text-align="justify"/>
    </style:style>
    <style:style style:name="T862" style:parent-style-name="DefaultParagraphFont" style:family="text">
      <style:text-properties style:font-name-asian="MS Mincho" fo:font-style="italic" style:font-style-asian="italic" style:font-style-complex="italic" fo:font-size="10pt" style:font-size-asian="10pt"/>
    </style:style>
    <style:style style:name="T86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864" style:parent-style-name="DefaultParagraphFont" style:family="text">
      <style:text-properties style:font-name-asian="MS Mincho" fo:font-style="italic" style:font-style-asian="italic" style:font-style-complex="italic" fo:font-size="10pt" style:font-size-asian="10pt"/>
    </style:style>
    <style:style style:name="P865" style:parent-style-name="Normal" style:family="paragraph">
      <style:paragraph-properties fo:text-align="justify" fo:text-indent="0.5in"/>
    </style:style>
    <style:style style:name="T866" style:parent-style-name="DefaultParagraphFont" style:family="text">
      <style:text-properties fo:font-size="11pt" style:font-size-asian="11pt"/>
    </style:style>
    <style:style style:name="T867" style:parent-style-name="DefaultParagraphFont" style:family="text">
      <style:text-properties fo:font-size="11pt" style:font-size-asian="11pt"/>
    </style:style>
    <style:style style:name="T868" style:parent-style-name="DefaultParagraphFont" style:family="text">
      <style:text-properties fo:font-size="11pt" style:font-size-asian="11pt"/>
    </style:style>
    <style:style style:name="P869" style:parent-style-name="Normal" style:family="paragraph">
      <style:paragraph-properties fo:text-align="justify" fo:text-indent="0.5in"/>
    </style:style>
    <style:style style:name="T870" style:parent-style-name="DefaultParagraphFont" style:family="text">
      <style:text-properties fo:font-size="11pt" style:font-size-asian="11pt"/>
    </style:style>
    <style:style style:name="T871" style:parent-style-name="DefaultParagraphFont" style:family="text">
      <style:text-properties fo:font-size="11pt" style:font-size-asian="11pt"/>
    </style:style>
    <style:style style:name="T872" style:parent-style-name="DefaultParagraphFont" style:family="text">
      <style:text-properties fo:font-size="11pt" style:font-size-asian="11pt"/>
    </style:style>
    <style:style style:name="P873" style:parent-style-name="Normal" style:family="paragraph">
      <style:paragraph-properties fo:text-align="justify" fo:text-indent="0.5in"/>
    </style:style>
    <style:style style:name="T874" style:parent-style-name="DefaultParagraphFont" style:family="text">
      <style:text-properties fo:font-size="11pt" style:font-size-asian="11pt"/>
    </style:style>
    <style:style style:name="T875" style:parent-style-name="DefaultParagraphFont" style:family="text">
      <style:text-properties fo:font-size="11pt" style:font-size-asian="11pt"/>
    </style:style>
    <style:style style:name="P876" style:parent-style-name="Normal" style:family="paragraph">
      <style:paragraph-properties fo:text-align="justify" fo:text-indent="0.5in"/>
    </style:style>
    <style:style style:name="T877" style:parent-style-name="DefaultParagraphFont" style:family="text">
      <style:text-properties fo:font-size="11pt" style:font-size-asian="11pt"/>
    </style:style>
    <style:style style:name="T878" style:parent-style-name="DefaultParagraphFont" style:family="text">
      <style:text-properties fo:font-size="11pt" style:font-size-asian="11pt"/>
    </style:style>
    <style:style style:name="T879" style:parent-style-name="DefaultParagraphFont" style:family="text">
      <style:text-properties fo:font-size="11pt" style:font-size-asian="11pt"/>
    </style:style>
    <style:style style:name="P880" style:parent-style-name="Normal" style:family="paragraph">
      <style:paragraph-properties fo:text-align="justify" fo:text-indent="0.5in"/>
    </style:style>
    <style:style style:name="T881" style:parent-style-name="DefaultParagraphFont" style:family="text">
      <style:text-properties fo:font-size="11pt" style:font-size-asian="11pt"/>
    </style:style>
    <style:style style:name="T882" style:parent-style-name="DefaultParagraphFont" style:family="text">
      <style:text-properties fo:font-size="11pt" style:font-size-asian="11pt"/>
    </style:style>
    <style:style style:name="P883" style:parent-style-name="Normal" style:family="paragraph">
      <style:paragraph-properties fo:text-align="justify" fo:text-indent="0.5in"/>
    </style:style>
    <style:style style:name="T884" style:parent-style-name="DefaultParagraphFont" style:family="text">
      <style:text-properties fo:font-size="11pt" style:font-size-asian="11pt"/>
    </style:style>
    <style:style style:name="T885" style:parent-style-name="DefaultParagraphFont" style:family="text">
      <style:text-properties fo:font-size="11pt" style:font-size-asian="11pt"/>
    </style:style>
    <style:style style:name="T886" style:parent-style-name="DefaultParagraphFont" style:family="text">
      <style:text-properties fo:font-size="11pt" style:font-size-asian="11pt"/>
    </style:style>
    <style:style style:name="P887" style:parent-style-name="Normal" style:family="paragraph">
      <style:paragraph-properties fo:text-align="justify" fo:text-indent="0.5in"/>
    </style:style>
    <style:style style:name="T888" style:parent-style-name="DefaultParagraphFont" style:family="text">
      <style:text-properties fo:font-size="11pt" style:font-size-asian="11pt"/>
    </style:style>
    <style:style style:name="T889" style:parent-style-name="DefaultParagraphFont" style:family="text">
      <style:text-properties fo:font-size="11pt" style:font-size-asian="11pt"/>
    </style:style>
    <style:style style:name="T890" style:parent-style-name="DefaultParagraphFont" style:family="text">
      <style:text-properties fo:font-weight="bold" style:font-weight-asian="bold" fo:font-size="11pt" style:font-size-asian="11pt"/>
    </style:style>
    <style:style style:name="T891" style:parent-style-name="DefaultParagraphFont" style:family="text">
      <style:text-properties fo:font-size="11pt" style:font-size-asian="11pt"/>
    </style:style>
    <style:style style:name="T892" style:parent-style-name="DefaultParagraphFont" style:family="text">
      <style:text-properties fo:font-size="11pt" style:font-size-asian="11pt"/>
    </style:style>
    <style:style style:name="T893" style:parent-style-name="DefaultParagraphFont" style:family="text">
      <style:text-properties fo:font-size="11pt" style:font-size-asian="11pt"/>
    </style:style>
    <style:style style:name="P894" style:parent-style-name="Normal" style:family="paragraph">
      <style:paragraph-properties fo:text-align="justify" fo:text-indent="0.5in"/>
    </style:style>
    <style:style style:name="T895" style:parent-style-name="DefaultParagraphFont" style:family="text">
      <style:text-properties fo:font-size="11pt" style:font-size-asian="11pt" style:font-size-complex="11pt" style:language-asian="lt" style:country-asian="LT"/>
    </style:style>
    <style:style style:name="T896" style:parent-style-name="DefaultParagraphFont" style:family="text">
      <style:text-properties style:text-position="super 63.6%" fo:font-size="11pt" style:font-size-asian="11pt" style:font-size-complex="11pt" style:language-asian="lt" style:country-asian="LT"/>
    </style:style>
    <style:style style:name="T897" style:parent-style-name="DefaultParagraphFont" style:family="text">
      <style:text-properties fo:font-size="11pt" style:font-size-asian="11pt" style:font-size-complex="11pt" style:language-asian="lt" style:country-asian="LT"/>
    </style:style>
    <style:style style:name="T898" style:parent-style-name="DefaultParagraphFont" style:family="text">
      <style:text-properties fo:font-weight="bold" style:font-weight-asian="bold" fo:font-size="11pt" style:font-size-asian="11pt" style:font-size-complex="11pt" style:language-asian="lt" style:country-asian="LT"/>
    </style:style>
    <style:style style:name="T899" style:parent-style-name="DefaultParagraphFont" style:family="text">
      <style:text-properties fo:font-size="11pt" style:font-size-asian="11pt" style:font-size-complex="11pt" style:language-asian="lt" style:country-asian="LT"/>
    </style:style>
    <style:style style:name="P900" style:parent-style-name="Normal" style:family="paragraph">
      <style:text-properties style:font-name-asian="MS Mincho" fo:font-style="italic" style:font-style-asian="italic" style:font-style-complex="italic" fo:font-size="10pt" style:font-size-asian="10pt"/>
    </style:style>
    <style:style style:name="P901" style:parent-style-name="Normal" style:family="paragraph">
      <style:paragraph-properties fo:text-align="justify"/>
    </style:style>
    <style:style style:name="T902" style:parent-style-name="DefaultParagraphFont" style:family="text">
      <style:text-properties style:font-name-asian="MS Mincho" fo:font-style="italic" style:font-style-asian="italic" style:font-style-complex="italic" fo:font-size="10pt" style:font-size-asian="10pt"/>
    </style:style>
    <style:style style:name="T90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04" style:parent-style-name="DefaultParagraphFont" style:family="text">
      <style:text-properties style:font-name-asian="MS Mincho" fo:font-style="italic" style:font-style-asian="italic" style:font-style-complex="italic" fo:font-size="10pt" style:font-size-asian="10pt"/>
    </style:style>
    <style:style style:name="P905" style:parent-style-name="Normal" style:family="paragraph">
      <style:paragraph-properties fo:text-align="justify" fo:text-indent="0.5in"/>
    </style:style>
    <style:style style:name="T906" style:parent-style-name="DefaultParagraphFont" style:family="text">
      <style:text-properties fo:font-size="11pt" style:font-size-asian="11pt"/>
    </style:style>
    <style:style style:name="T907" style:parent-style-name="DefaultParagraphFont" style:family="text">
      <style:text-properties fo:font-size="11pt" style:font-size-asian="11pt"/>
    </style:style>
    <style:style style:name="T908" style:parent-style-name="DefaultParagraphFont" style:family="text">
      <style:text-properties fo:font-weight="bold" style:font-weight-asian="bold" fo:font-size="11pt" style:font-size-asian="11pt"/>
    </style:style>
    <style:style style:name="T909" style:parent-style-name="DefaultParagraphFont" style:family="text">
      <style:text-properties fo:font-size="11pt" style:font-size-asian="11pt"/>
    </style:style>
    <style:style style:name="T910" style:parent-style-name="DefaultParagraphFont" style:family="text">
      <style:text-properties fo:font-size="11pt" style:font-size-asian="11pt"/>
    </style:style>
    <style:style style:name="P911" style:parent-style-name="Normal" style:family="paragraph">
      <style:paragraph-properties fo:text-align="justify" fo:text-indent="0.5in"/>
    </style:style>
    <style:style style:name="T912" style:parent-style-name="DefaultParagraphFont" style:family="text">
      <style:text-properties fo:font-size="11pt" style:font-size-asian="11pt" style:font-size-complex="11pt"/>
    </style:style>
    <style:style style:name="T913" style:parent-style-name="DefaultParagraphFont" style:family="text">
      <style:text-properties fo:font-size="11pt" style:font-size-asian="11pt" style:font-size-complex="11pt"/>
    </style:style>
    <style:style style:name="T914" style:parent-style-name="DefaultParagraphFont" style:family="text">
      <style:text-properties fo:color="#000000" fo:font-size="11pt" style:font-size-asian="11pt" style:font-size-complex="11pt" fo:background-color="#FFFFFF"/>
    </style:style>
    <style:style style:name="T915" style:parent-style-name="DefaultParagraphFont" style:family="text">
      <style:text-properties fo:font-size="11pt" style:font-size-asian="11pt" style:font-size-complex="11pt" fo:background-color="#FFFFFF"/>
    </style:style>
    <style:style style:name="T916" style:parent-style-name="DefaultParagraphFont" style:family="text">
      <style:text-properties fo:color="#000000" fo:font-size="11pt" style:font-size-asian="11pt" style:font-size-complex="11pt" fo:background-color="#FFFFFF"/>
    </style:style>
    <style:style style:name="T917" style:parent-style-name="DefaultParagraphFont" style:family="text">
      <style:text-properties fo:font-size="11pt" style:font-size-asian="11pt" style:font-size-complex="11pt" fo:background-color="#FFFFFF"/>
    </style:style>
    <style:style style:name="T918" style:parent-style-name="DefaultParagraphFont" style:family="text">
      <style:text-properties fo:font-size="11pt" style:font-size-asian="11pt" style:font-size-complex="11pt" fo:background-color="#FFFFFF"/>
    </style:style>
    <style:style style:name="T919" style:parent-style-name="DefaultParagraphFont" style:family="text">
      <style:text-properties fo:color="#000000" fo:font-size="11pt" style:font-size-asian="11pt" style:font-size-complex="11pt" fo:background-color="#FFFFFF"/>
    </style:style>
    <style:style style:name="T920" style:parent-style-name="DefaultParagraphFont" style:family="text">
      <style:text-properties fo:font-size="11pt" style:font-size-asian="11pt" style:font-size-complex="11pt" fo:background-color="#FFFFFF"/>
    </style:style>
    <style:style style:name="T921" style:parent-style-name="DefaultParagraphFont" style:family="text">
      <style:text-properties fo:color="#000000" fo:font-size="11pt" style:font-size-asian="11pt" style:font-size-complex="11pt" fo:background-color="#FFFFFF"/>
    </style:style>
    <style:style style:name="T922" style:parent-style-name="DefaultParagraphFont" style:family="text">
      <style:text-properties fo:font-size="11pt" style:font-size-asian="11pt" style:font-size-complex="11pt" fo:background-color="#FFFFFF"/>
    </style:style>
    <style:style style:name="T923" style:parent-style-name="DefaultParagraphFont" style:family="text">
      <style:text-properties fo:color="#000000" fo:font-size="11pt" style:font-size-asian="11pt" style:font-size-complex="11pt" fo:background-color="#FFFFFF"/>
    </style:style>
    <style:style style:name="T924" style:parent-style-name="DefaultParagraphFont" style:family="text">
      <style:text-properties fo:font-size="11pt" style:font-size-asian="11pt" style:font-size-complex="11pt" fo:background-color="#FFFFFF"/>
    </style:style>
    <style:style style:name="T925" style:parent-style-name="DefaultParagraphFont" style:family="text">
      <style:text-properties fo:font-size="11pt" style:font-size-asian="11pt" style:font-size-complex="11pt"/>
    </style:style>
    <style:style style:name="T926" style:parent-style-name="DefaultParagraphFont" style:family="text">
      <style:text-properties fo:color="#000000" fo:font-size="11pt" style:font-size-asian="11pt" style:font-size-complex="11pt" fo:background-color="#FFFFFF"/>
    </style:style>
    <style:style style:name="T927" style:parent-style-name="DefaultParagraphFont" style:family="text">
      <style:text-properties fo:font-size="11pt" style:font-size-asian="11pt" style:font-size-complex="11pt" fo:background-color="#FFFFFF"/>
    </style:style>
    <style:style style:name="T928" style:parent-style-name="DefaultParagraphFont" style:family="text">
      <style:text-properties fo:color="#000000" fo:font-size="11pt" style:font-size-asian="11pt" style:font-size-complex="11pt" fo:background-color="#FFFFFF"/>
    </style:style>
    <style:style style:name="T929" style:parent-style-name="DefaultParagraphFont" style:family="text">
      <style:text-properties fo:color="#000000" fo:font-size="11pt" style:font-size-asian="11pt" style:font-size-complex="11pt" fo:background-color="#FFFFFF"/>
    </style:style>
    <style:style style:name="P930" style:parent-style-name="Normal" style:family="paragraph">
      <style:text-properties style:font-name-asian="MS Mincho" fo:font-style="italic" style:font-style-asian="italic" style:font-style-complex="italic" fo:font-size="10pt" style:font-size-asian="10pt"/>
    </style:style>
    <style:style style:name="P931" style:parent-style-name="Normal" style:family="paragraph">
      <style:paragraph-properties fo:text-align="justify"/>
    </style:style>
    <style:style style:name="T932" style:parent-style-name="DefaultParagraphFont" style:family="text">
      <style:text-properties style:font-name-asian="MS Mincho" fo:font-style="italic" style:font-style-asian="italic" style:font-style-complex="italic" fo:font-size="10pt" style:font-size-asian="10pt"/>
    </style:style>
    <style:style style:name="T93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34" style:parent-style-name="DefaultParagraphFont" style:family="text">
      <style:text-properties style:font-name-asian="MS Mincho" fo:font-style="italic" style:font-style-asian="italic" style:font-style-complex="italic" fo:font-size="10pt" style:font-size-asian="10pt"/>
    </style:style>
    <style:style style:name="T935" style:parent-style-name="DefaultParagraphFont" style:family="text">
      <style:text-properties style:font-name-asian="MS Mincho" fo:font-style="italic" style:font-style-asian="italic" style:font-style-complex="italic" fo:font-size="10pt" style:font-size-asian="10pt"/>
    </style:style>
    <style:style style:name="P936" style:parent-style-name="Normal" style:family="paragraph">
      <style:paragraph-properties fo:text-align="justify"/>
    </style:style>
    <style:style style:name="T937" style:parent-style-name="DefaultParagraphFont" style:family="text">
      <style:text-properties style:font-name-asian="MS Mincho" fo:font-style="italic" style:font-style-asian="italic" style:font-style-complex="italic" fo:font-size="10pt" style:font-size-asian="10pt"/>
    </style:style>
    <style:style style:name="T93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39" style:parent-style-name="DefaultParagraphFont" style:family="text">
      <style:text-properties style:font-name-asian="MS Mincho" fo:font-style="italic" style:font-style-asian="italic" style:font-style-complex="italic" fo:font-size="10pt" style:font-size-asian="10pt"/>
    </style:style>
    <style:style style:name="P940" style:parent-style-name="Normal" style:family="paragraph">
      <style:paragraph-properties fo:text-align="justify"/>
    </style:style>
    <style:style style:name="T941" style:parent-style-name="DefaultParagraphFont" style:family="text">
      <style:text-properties style:font-name-asian="MS Mincho" fo:font-style="italic" style:font-style-asian="italic" style:font-style-complex="italic" fo:font-size="10pt" style:font-size-asian="10pt"/>
    </style:style>
    <style:style style:name="T94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43" style:parent-style-name="DefaultParagraphFont" style:family="text">
      <style:text-properties style:font-name-asian="MS Mincho" fo:font-style="italic" style:font-style-asian="italic" style:font-style-complex="italic" fo:font-size="10pt" style:font-size-asian="10pt"/>
    </style:style>
    <style:style style:name="P944" style:parent-style-name="Normal" style:family="paragraph">
      <style:text-properties fo:font-style="italic" style:font-style-asian="italic" fo:font-size="10pt" style:font-size-asian="10pt"/>
    </style:style>
    <style:style style:name="P945" style:parent-style-name="Normal" style:family="paragraph">
      <style:paragraph-properties fo:text-align="justify"/>
    </style:style>
    <style:style style:name="T946" style:parent-style-name="DefaultParagraphFont" style:family="text">
      <style:text-properties fo:font-style="italic" style:font-style-asian="italic" fo:font-size="10pt" style:font-size-asian="10pt"/>
    </style:style>
    <style:style style:name="T947"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948" style:parent-style-name="DefaultParagraphFont" style:family="text">
      <style:text-properties fo:font-style="italic" style:font-style-asian="italic" fo:font-size="10pt" style:font-size-asian="10pt"/>
    </style:style>
    <style:style style:name="P949" style:parent-style-name="Normal" style:family="paragraph">
      <style:paragraph-properties fo:text-align="justify"/>
    </style:style>
    <style:style style:name="T950" style:parent-style-name="DefaultParagraphFont" style:family="text">
      <style:text-properties style:font-name-asian="MS Mincho" fo:font-style="italic" style:font-style-asian="italic" style:font-style-complex="italic" fo:font-size="10pt" style:font-size-asian="10pt"/>
    </style:style>
    <style:style style:name="T95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52" style:parent-style-name="DefaultParagraphFont" style:family="text">
      <style:text-properties style:font-name-asian="MS Mincho" fo:font-style="italic" style:font-style-asian="italic" style:font-style-complex="italic" fo:font-size="10pt" style:font-size-asian="10pt"/>
    </style:style>
    <style:style style:name="P953" style:parent-style-name="Normal" style:family="paragraph">
      <style:paragraph-properties fo:text-align="justify"/>
    </style:style>
    <style:style style:name="T954" style:parent-style-name="DefaultParagraphFont" style:family="text">
      <style:text-properties style:font-name-asian="MS Mincho" fo:font-style="italic" style:font-style-asian="italic" style:font-style-complex="italic" fo:font-size="10pt" style:font-size-asian="10pt"/>
    </style:style>
    <style:style style:name="T95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56" style:parent-style-name="DefaultParagraphFont" style:family="text">
      <style:text-properties style:font-name-asian="MS Mincho" fo:font-style="italic" style:font-style-asian="italic" style:font-style-complex="italic" fo:font-size="10pt" style:font-size-asian="10pt"/>
    </style:style>
    <style:style style:name="T957" style:parent-style-name="DefaultParagraphFont" style:family="text">
      <style:text-properties style:font-name-asian="MS Mincho" fo:font-style="italic" style:font-style-asian="italic" style:font-style-complex="italic" fo:font-size="10pt" style:font-size-asian="10pt"/>
    </style:style>
    <style:style style:name="T95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59" style:parent-style-name="DefaultParagraphFont" style:family="text">
      <style:text-properties style:font-name-asian="MS Mincho" fo:font-style="italic" style:font-style-asian="italic" style:font-style-complex="italic" fo:font-size="10pt" style:font-size-asian="10pt"/>
    </style:style>
    <style:style style:name="T960" style:parent-style-name="DefaultParagraphFont" style:family="text">
      <style:text-properties style:font-name-asian="MS Mincho" fo:font-style="italic" style:font-style-asian="italic" style:font-style-complex="italic" fo:font-size="10pt" style:font-size-asian="10pt"/>
    </style:style>
    <style:style style:name="T96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62" style:parent-style-name="DefaultParagraphFont" style:family="text">
      <style:text-properties style:font-name-asian="MS Mincho" fo:font-style="italic" style:font-style-asian="italic" style:font-style-complex="italic" fo:font-size="10pt" style:font-size-asian="10pt"/>
    </style:style>
    <style:style style:name="T963" style:parent-style-name="DefaultParagraphFont" style:family="text">
      <style:text-properties style:font-name-asian="MS Mincho" fo:font-style="italic" style:font-style-asian="italic" style:font-style-complex="italic" fo:font-size="10pt" style:font-size-asian="10pt"/>
    </style:style>
    <style:style style:name="T96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65" style:parent-style-name="DefaultParagraphFont" style:family="text">
      <style:text-properties style:font-name-asian="MS Mincho" fo:font-style="italic" style:font-style-asian="italic" style:font-style-complex="italic" fo:font-size="10pt" style:font-size-asian="10pt"/>
    </style:style>
    <style:style style:name="P966" style:parent-style-name="Normal" style:family="paragraph">
      <style:paragraph-properties fo:text-align="justify"/>
    </style:style>
    <style:style style:name="T967" style:parent-style-name="DefaultParagraphFont" style:family="text">
      <style:text-properties style:font-name-asian="MS Mincho" fo:font-style="italic" style:font-style-asian="italic" style:font-style-complex="italic" fo:font-size="10pt" style:font-size-asian="10pt"/>
    </style:style>
    <style:style style:name="T96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69" style:parent-style-name="DefaultParagraphFont" style:family="text">
      <style:text-properties style:font-name-asian="MS Mincho" fo:font-style="italic" style:font-style-asian="italic" style:font-style-complex="italic" fo:font-size="10pt" style:font-size-asian="10pt"/>
    </style:style>
    <style:style style:name="T970" style:parent-style-name="DefaultParagraphFont" style:family="text">
      <style:text-properties style:font-name-asian="MS Mincho" fo:font-style="italic" style:font-style-asian="italic" style:font-style-complex="italic" fo:font-size="10pt" style:font-size-asian="10pt"/>
    </style:style>
    <style:style style:name="T97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72" style:parent-style-name="DefaultParagraphFont" style:family="text">
      <style:text-properties style:font-name-asian="MS Mincho" fo:font-style="italic" style:font-style-asian="italic" style:font-style-complex="italic" fo:font-size="10pt" style:font-size-asian="10pt"/>
    </style:style>
    <style:style style:name="T973" style:parent-style-name="DefaultParagraphFont" style:family="text">
      <style:text-properties style:font-name-asian="MS Mincho" fo:font-style="italic" style:font-style-asian="italic" style:font-style-complex="italic" fo:font-size="10pt" style:font-size-asian="10pt"/>
    </style:style>
    <style:style style:name="T97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75" style:parent-style-name="DefaultParagraphFont" style:family="text">
      <style:text-properties style:font-name-asian="MS Mincho" fo:font-style="italic" style:font-style-asian="italic" style:font-style-complex="italic" fo:font-size="10pt" style:font-size-asian="10pt"/>
    </style:style>
    <style:style style:name="P976" style:parent-style-name="Normal" style:family="paragraph">
      <style:paragraph-properties fo:text-align="justify"/>
    </style:style>
    <style:style style:name="T977" style:parent-style-name="DefaultParagraphFont" style:family="text">
      <style:text-properties style:font-name-asian="MS Mincho" fo:font-style="italic" style:font-style-asian="italic" style:font-style-complex="italic" fo:font-size="10pt" style:font-size-asian="10pt"/>
    </style:style>
    <style:style style:name="T97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979" style:parent-style-name="DefaultParagraphFont" style:family="text">
      <style:text-properties style:font-name-asian="MS Mincho" fo:font-style="italic" style:font-style-asian="italic" style:font-style-complex="italic" fo:font-size="10pt" style:font-size-asian="10pt"/>
    </style:style>
    <style:style style:name="T980" style:parent-style-name="DefaultParagraphFont" style:family="text">
      <style:text-properties style:font-name-asian="MS Mincho" fo:font-style="italic" style:font-style-asian="italic" fo:font-size="10pt" style:font-size-asian="10pt"/>
    </style:style>
    <style:style style:name="T981"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982" style:parent-style-name="DefaultParagraphFont" style:family="text">
      <style:text-properties style:font-name-asian="MS Mincho" fo:font-style="italic" style:font-style-asian="italic" fo:font-size="10pt" style:font-size-asian="10pt"/>
    </style:style>
    <style:style style:name="P983" style:parent-style-name="Normal" style:family="paragraph">
      <style:paragraph-properties fo:text-align="justify"/>
    </style:style>
    <style:style style:name="T984" style:parent-style-name="DefaultParagraphFont" style:family="text">
      <style:text-properties style:font-name-asian="MS Mincho" fo:font-style="italic" style:font-style-asian="italic" fo:font-size="10pt" style:font-size-asian="10pt"/>
    </style:style>
    <style:style style:name="T985"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986" style:parent-style-name="DefaultParagraphFont" style:family="text">
      <style:text-properties style:font-name-asian="MS Mincho" fo:font-style="italic" style:font-style-asian="italic" fo:font-size="10pt" style:font-size-asian="10pt"/>
    </style:style>
    <style:style style:name="P987" style:parent-style-name="Normal" style:family="paragraph">
      <style:paragraph-properties fo:text-align="justify" fo:text-indent="0.5in"/>
    </style:style>
    <style:style style:name="P988" style:parent-style-name="Normal" style:family="paragraph">
      <style:paragraph-properties fo:text-indent="0.5in"/>
    </style:style>
    <style:style style:name="T989" style:parent-style-name="DefaultParagraphFont" style:family="text">
      <style:text-properties fo:font-weight="bold" style:font-weight-asian="bold" fo:font-size="11pt" style:font-size-asian="11pt"/>
    </style:style>
    <style:style style:name="T990" style:parent-style-name="DefaultParagraphFont" style:family="text">
      <style:text-properties fo:font-weight="bold" style:font-weight-asian="bold" fo:font-size="11pt" style:font-size-asian="11pt"/>
    </style:style>
    <style:style style:name="T991" style:parent-style-name="DefaultParagraphFont" style:family="text">
      <style:text-properties fo:font-weight="bold" style:font-weight-asian="bold" fo:font-size="11pt" style:font-size-asian="11pt"/>
    </style:style>
    <style:style style:name="P992" style:parent-style-name="Normal" style:family="paragraph">
      <style:paragraph-properties fo:text-align="justify" fo:text-indent="0.5in"/>
    </style:style>
    <style:style style:name="T993" style:parent-style-name="DefaultParagraphFont" style:family="text">
      <style:text-properties fo:font-size="11pt" style:font-size-asian="11pt"/>
    </style:style>
    <style:style style:name="T994" style:parent-style-name="DefaultParagraphFont" style:family="text">
      <style:text-properties fo:font-size="11pt" style:font-size-asian="11pt"/>
    </style:style>
    <style:style style:name="P995" style:parent-style-name="Normal" style:family="paragraph">
      <style:paragraph-properties fo:text-align="justify" fo:text-indent="0.5in"/>
    </style:style>
    <style:style style:name="T996" style:parent-style-name="DefaultParagraphFont" style:family="text">
      <style:text-properties fo:font-size="11pt" style:font-size-asian="11pt"/>
    </style:style>
    <style:style style:name="T997" style:parent-style-name="DefaultParagraphFont" style:family="text">
      <style:text-properties fo:font-size="11pt" style:font-size-asian="11pt"/>
    </style:style>
    <style:style style:name="P998" style:parent-style-name="Normal" style:family="paragraph">
      <style:paragraph-properties fo:text-align="justify" fo:text-indent="0.5in"/>
    </style:style>
    <style:style style:name="T999" style:parent-style-name="DefaultParagraphFont" style:family="text">
      <style:text-properties fo:font-size="11pt" style:font-size-asian="11pt"/>
    </style:style>
    <style:style style:name="T1000" style:parent-style-name="DefaultParagraphFont" style:family="text">
      <style:text-properties fo:font-size="11pt" style:font-size-asian="11pt"/>
    </style:style>
    <style:style style:name="P1001" style:parent-style-name="Normal" style:family="paragraph">
      <style:paragraph-properties fo:text-align="justify" fo:text-indent="0.5in"/>
    </style:style>
    <style:style style:name="T1002" style:parent-style-name="DefaultParagraphFont" style:family="text">
      <style:text-properties fo:font-size="11pt" style:font-size-asian="11pt"/>
    </style:style>
    <style:style style:name="T1003" style:parent-style-name="DefaultParagraphFont" style:family="text">
      <style:text-properties fo:font-size="11pt" style:font-size-asian="11pt"/>
    </style:style>
    <style:style style:name="T1004" style:parent-style-name="DefaultParagraphFont" style:family="text">
      <style:text-properties fo:font-size="11pt" style:font-size-asian="11pt"/>
    </style:style>
    <style:style style:name="P1005" style:parent-style-name="Normal" style:family="paragraph">
      <style:paragraph-properties fo:text-align="justify" fo:text-indent="0.5in"/>
    </style:style>
    <style:style style:name="T1006" style:parent-style-name="DefaultParagraphFont" style:family="text">
      <style:text-properties fo:font-size="11pt" style:font-size-asian="11pt"/>
    </style:style>
    <style:style style:name="T1007" style:parent-style-name="DefaultParagraphFont" style:family="text">
      <style:text-properties fo:font-size="11pt" style:font-size-asian="11pt"/>
    </style:style>
    <style:style style:name="P1008" style:parent-style-name="Normal" style:family="paragraph">
      <style:paragraph-properties fo:text-align="justify" fo:text-indent="0.5in"/>
    </style:style>
    <style:style style:name="T1009" style:parent-style-name="DefaultParagraphFont" style:family="text">
      <style:text-properties fo:font-size="11pt" style:font-size-asian="11pt"/>
    </style:style>
    <style:style style:name="T1010" style:parent-style-name="DefaultParagraphFont" style:family="text">
      <style:text-properties fo:font-size="11pt" style:font-size-asian="11pt"/>
    </style:style>
    <style:style style:name="P1011" style:parent-style-name="Normal" style:family="paragraph">
      <style:paragraph-properties fo:text-align="justify" fo:text-indent="0.5in"/>
    </style:style>
    <style:style style:name="T1012" style:parent-style-name="DefaultParagraphFont" style:family="text">
      <style:text-properties fo:font-size="11pt" style:font-size-asian="11pt"/>
    </style:style>
    <style:style style:name="T1013" style:parent-style-name="DefaultParagraphFont" style:family="text">
      <style:text-properties fo:font-size="11pt" style:font-size-asian="11pt"/>
    </style:style>
    <style:style style:name="P1014" style:parent-style-name="Normal" style:family="paragraph">
      <style:paragraph-properties fo:text-align="justify" fo:text-indent="0.5in"/>
    </style:style>
    <style:style style:name="T1015" style:parent-style-name="DefaultParagraphFont" style:family="text">
      <style:text-properties fo:font-size="11pt" style:font-size-asian="11pt"/>
    </style:style>
    <style:style style:name="T1016" style:parent-style-name="DefaultParagraphFont" style:family="text">
      <style:text-properties fo:font-size="11pt" style:font-size-asian="11pt"/>
    </style:style>
    <style:style style:name="P1017" style:parent-style-name="Normal" style:family="paragraph">
      <style:paragraph-properties fo:text-align="justify" fo:text-indent="0.5in">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s>
      </style:paragraph-properties>
    </style:style>
    <style:style style:name="T1018" style:parent-style-name="DefaultParagraphFont" style:family="text">
      <style:text-properties fo:font-size="11pt" style:font-size-asian="11pt"/>
    </style:style>
    <style:style style:name="T1019" style:parent-style-name="DefaultParagraphFont" style:family="text">
      <style:text-properties fo:font-size="11pt" style:font-size-asian="11pt"/>
    </style:style>
    <style:style style:name="T1020" style:parent-style-name="DefaultParagraphFont" style:family="text">
      <style:text-properties fo:font-size="11pt" style:font-size-asian="11pt"/>
    </style:style>
    <style:style style:name="P1021" style:parent-style-name="Normal" style:family="paragraph">
      <style:paragraph-properties fo:text-align="justify" fo:text-indent="0.5in">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s>
      </style:paragraph-properties>
    </style:style>
    <style:style style:name="T1022" style:parent-style-name="DefaultParagraphFont" style:family="text">
      <style:text-properties fo:font-size="11pt" style:font-size-asian="11pt"/>
    </style:style>
    <style:style style:name="T1023" style:parent-style-name="DefaultParagraphFont" style:family="text">
      <style:text-properties fo:font-size="11pt" style:font-size-asian="11pt"/>
    </style:style>
    <style:style style:name="P1024" style:parent-style-name="Normal" style:family="paragraph">
      <style:text-properties fo:font-style="italic" style:font-style-asian="italic" fo:font-size="10pt" style:font-size-asian="10pt"/>
    </style:style>
    <style:style style:name="T1025" style:parent-style-name="DefaultParagraphFont" style:family="text">
      <style:text-properties fo:font-style="italic" style:font-style-asian="italic" fo:font-size="10pt" style:font-size-asian="10pt"/>
    </style:style>
    <style:style style:name="T1026"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027" style:parent-style-name="DefaultParagraphFont" style:family="text">
      <style:text-properties fo:font-style="italic" style:font-style-asian="italic" fo:font-size="10pt" style:font-size-asian="10pt"/>
    </style:style>
    <style:style style:name="P1028" style:parent-style-name="Normal" style:family="paragraph">
      <style:paragraph-properties fo:text-align="justify"/>
    </style:style>
    <style:style style:name="T1029" style:parent-style-name="DefaultParagraphFont" style:family="text">
      <style:text-properties style:font-name-asian="MS Mincho" fo:font-style="italic" style:font-style-asian="italic" style:font-style-complex="italic" fo:font-size="10pt" style:font-size-asian="10pt"/>
    </style:style>
    <style:style style:name="T103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031" style:parent-style-name="DefaultParagraphFont" style:family="text">
      <style:text-properties style:font-name-asian="MS Mincho" fo:font-style="italic" style:font-style-asian="italic" style:font-style-complex="italic" fo:font-size="10pt" style:font-size-asian="10pt"/>
    </style:style>
    <style:style style:name="P1032" style:parent-style-name="Normal" style:family="paragraph">
      <style:paragraph-properties fo:text-align="justify"/>
    </style:style>
    <style:style style:name="T1033" style:parent-style-name="DefaultParagraphFont" style:family="text">
      <style:text-properties style:font-name-asian="MS Mincho" fo:font-style="italic" style:font-style-asian="italic" style:font-style-complex="italic" fo:font-size="10pt" style:font-size-asian="10pt"/>
    </style:style>
    <style:style style:name="T103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035" style:parent-style-name="DefaultParagraphFont" style:family="text">
      <style:text-properties style:font-name-asian="MS Mincho" fo:font-style="italic" style:font-style-asian="italic" style:font-style-complex="italic" fo:font-size="10pt" style:font-size-asian="10pt"/>
    </style:style>
    <style:style style:name="P1036" style:parent-style-name="Normal" style:family="paragraph">
      <style:paragraph-properties fo:text-align="justify"/>
    </style:style>
    <style:style style:name="T1037" style:parent-style-name="DefaultParagraphFont" style:family="text">
      <style:text-properties style:font-name-asian="MS Mincho" fo:font-style="italic" style:font-style-asian="italic" style:font-style-complex="italic" fo:font-size="10pt" style:font-size-asian="10pt"/>
    </style:style>
    <style:style style:name="T103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039" style:parent-style-name="DefaultParagraphFont" style:family="text">
      <style:text-properties style:font-name-asian="MS Mincho" fo:font-style="italic" style:font-style-asian="italic" style:font-style-complex="italic" fo:font-size="10pt" style:font-size-asian="10pt"/>
    </style:style>
    <style:style style:name="P1040" style:parent-style-name="Normal" style:family="paragraph">
      <style:paragraph-properties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041" style:parent-style-name="Normal" style:family="paragraph">
      <style:paragraph-properties fo:text-indent="0.5in"/>
    </style:style>
    <style:style style:name="T1042" style:parent-style-name="DefaultParagraphFont" style:family="text">
      <style:text-properties fo:font-weight="bold" style:font-weight-asian="bold" fo:font-size="11pt" style:font-size-asian="11pt"/>
    </style:style>
    <style:style style:name="T1043" style:parent-style-name="DefaultParagraphFont" style:family="text">
      <style:text-properties fo:font-weight="bold" style:font-weight-asian="bold" fo:font-size="11pt" style:font-size-asian="11pt"/>
    </style:style>
    <style:style style:name="T1044" style:parent-style-name="DefaultParagraphFont" style:family="text">
      <style:text-properties fo:font-weight="bold" style:font-weight-asian="bold" fo:font-size="11pt" style:font-size-asian="11pt"/>
    </style:style>
    <style:style style:name="P1045" style:parent-style-name="Normal" style:family="paragraph">
      <style:paragraph-properties fo:text-align="justify" fo:text-indent="0.4923in"/>
    </style:style>
    <style:style style:name="T1046" style:parent-style-name="DefaultParagraphFont" style:family="text">
      <style:text-properties fo:font-size="11pt" style:font-size-asian="11pt" style:font-size-complex="11pt"/>
    </style:style>
    <style:style style:name="T1047" style:parent-style-name="DefaultParagraphFont" style:family="text">
      <style:text-properties fo:font-size="11pt" style:font-size-asian="11pt" style:font-size-complex="11pt"/>
    </style:style>
    <style:style style:name="T1048" style:parent-style-name="DefaultParagraphFont" style:family="text">
      <style:text-properties style:font-weight-complex="bold" fo:font-size="11pt" style:font-size-asian="11pt" style:font-size-complex="11pt"/>
    </style:style>
    <style:style style:name="T1049" style:parent-style-name="DefaultParagraphFont" style:family="text">
      <style:text-properties fo:font-size="11pt" style:font-size-asian="11pt" style:font-size-complex="11pt"/>
    </style:style>
    <style:style style:name="T1050" style:parent-style-name="DefaultParagraphFont" style:family="text">
      <style:text-properties style:font-weight-complex="bold" fo:font-size="11pt" style:font-size-asian="11pt" style:font-size-complex="11pt"/>
    </style:style>
    <style:style style:name="T1051" style:parent-style-name="DefaultParagraphFont" style:family="text">
      <style:text-properties style:font-weight-complex="bold" fo:font-size="11pt" style:font-size-asian="11pt" style:font-size-complex="11pt" style:language-complex="hi" style:country-complex="IN"/>
    </style:style>
    <style:style style:name="T1052" style:parent-style-name="DefaultParagraphFont" style:family="text">
      <style:text-properties style:font-weight-complex="bold" fo:font-size="11pt" style:font-size-asian="11pt" style:font-size-complex="11pt" style:language-complex="hi" style:country-complex="IN"/>
    </style:style>
    <style:style style:name="T1053" style:parent-style-name="DefaultParagraphFont" style:family="text">
      <style:text-properties style:font-weight-complex="bold" fo:font-size="11pt" style:font-size-asian="11pt" style:font-size-complex="11pt"/>
    </style:style>
    <style:style style:name="T1054" style:parent-style-name="DefaultParagraphFont" style:family="text">
      <style:text-properties style:font-weight-complex="bold" fo:font-size="11pt" style:font-size-asian="11pt" style:font-size-complex="11pt"/>
    </style:style>
    <style:style style:name="P1055" style:parent-style-name="Normal" style:family="paragraph">
      <style:paragraph-properties fo:text-align="justify" fo:text-indent="0.5in"/>
    </style:style>
    <style:style style:name="T1056" style:parent-style-name="DefaultParagraphFont" style:family="text">
      <style:text-properties fo:font-size="11pt" style:font-size-asian="11pt" style:font-size-complex="11pt"/>
    </style:style>
    <style:style style:name="T1057" style:parent-style-name="DefaultParagraphFont" style:family="text">
      <style:text-properties fo:font-size="11pt" style:font-size-asian="11pt" style:font-size-complex="11pt"/>
    </style:style>
    <style:style style:name="T1058" style:parent-style-name="DefaultParagraphFont" style:family="text">
      <style:text-properties fo:font-size="11pt" style:font-size-asian="11pt" style:font-size-complex="11pt"/>
    </style:style>
    <style:style style:name="T1059" style:parent-style-name="DefaultParagraphFont" style:family="text">
      <style:text-properties style:text-position="super 63.6%" fo:font-size="11pt" style:font-size-asian="11pt" style:font-size-complex="11pt"/>
    </style:style>
    <style:style style:name="T1060" style:parent-style-name="DefaultParagraphFont" style:family="text">
      <style:text-properties fo:font-size="11pt" style:font-size-asian="11pt" style:font-size-complex="11pt"/>
    </style:style>
    <style:style style:name="P1061" style:parent-style-name="Normal" style:family="paragraph">
      <style:paragraph-properties fo:text-align="justify"/>
    </style:style>
    <style:style style:name="T1062" style:parent-style-name="DefaultParagraphFont" style:family="text">
      <style:text-properties fo:font-weight="bold" style:font-weight-asian="bold" fo:font-style="italic" style:font-style-asian="italic" fo:color="#000000" fo:font-size="10pt" style:font-size-asian="10pt"/>
    </style:style>
    <style:style style:name="T1063" style:parent-style-name="DefaultParagraphFont" style:family="text">
      <style:text-properties fo:font-style="italic" style:font-style-asian="italic" fo:color="#000000" fo:font-size="10pt" style:font-size-asian="10pt"/>
    </style:style>
    <style:style style:name="T1064" style:parent-style-name="DefaultParagraphFont" style:family="text">
      <style:text-properties fo:font-style="italic" style:font-style-asian="italic" fo:color="#000000" fo:font-size="10pt" style:font-size-asian="10pt"/>
    </style:style>
    <style:style style:name="P1065" style:parent-style-name="Normal" style:family="paragraph">
      <style:text-properties style:font-name-asian="MS Mincho" fo:font-style="italic" style:font-style-asian="italic" style:font-style-complex="italic" fo:font-size="10pt" style:font-size-asian="10pt"/>
    </style:style>
    <style:style style:name="P1066" style:parent-style-name="Normal" style:family="paragraph">
      <style:paragraph-properties fo:text-align="justify"/>
    </style:style>
    <style:style style:name="T1067" style:parent-style-name="DefaultParagraphFont" style:family="text">
      <style:text-properties style:font-name-asian="MS Mincho" fo:font-style="italic" style:font-style-asian="italic" style:font-style-complex="italic" fo:font-size="10pt" style:font-size-asian="10pt"/>
    </style:style>
    <style:style style:name="T106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069" style:parent-style-name="DefaultParagraphFont" style:family="text">
      <style:text-properties style:font-name-asian="MS Mincho" fo:font-style="italic" style:font-style-asian="italic" style:font-style-complex="italic" fo:font-size="10pt" style:font-size-asian="10pt"/>
    </style:style>
    <style:style style:name="P1070" style:parent-style-name="Normal" style:family="paragraph">
      <style:paragraph-properties fo:text-indent="0.5in"/>
    </style:style>
    <style:style style:name="T1071" style:parent-style-name="DefaultParagraphFont" style:family="text">
      <style:text-properties fo:font-size="11pt" style:font-size-asian="11pt"/>
    </style:style>
    <style:style style:name="T1072" style:parent-style-name="DefaultParagraphFont" style:family="text">
      <style:text-properties fo:font-size="11pt" style:font-size-asian="11pt"/>
    </style:style>
    <style:style style:name="T1073" style:parent-style-name="DefaultParagraphFont" style:family="text">
      <style:text-properties fo:font-size="11pt" style:font-size-asian="11pt"/>
    </style:style>
    <style:style style:name="P1074" style:parent-style-name="Normal" style:family="paragraph">
      <style:paragraph-properties fo:text-align="justify" fo:text-indent="0.5in"/>
    </style:style>
    <style:style style:name="T1075" style:parent-style-name="DefaultParagraphFont" style:family="text">
      <style:text-properties fo:font-size="11pt" style:font-size-asian="11pt" style:font-size-complex="12pt"/>
    </style:style>
    <style:style style:name="T1076" style:parent-style-name="DefaultParagraphFont" style:family="text">
      <style:text-properties fo:font-size="11pt" style:font-size-asian="11pt" style:font-size-complex="12pt"/>
    </style:style>
    <style:style style:name="T1077" style:parent-style-name="DefaultParagraphFont" style:family="text">
      <style:text-properties fo:font-size="11pt" style:font-size-asian="11pt" style:font-size-complex="12pt"/>
    </style:style>
    <style:style style:name="T1078" style:parent-style-name="DefaultParagraphFont" style:family="text">
      <style:text-properties fo:font-weight="bold" style:font-weight-asian="bold" fo:font-size="11pt" style:font-size-asian="11pt" style:font-size-complex="12pt"/>
    </style:style>
    <style:style style:name="T1079" style:parent-style-name="DefaultParagraphFont" style:family="text">
      <style:text-properties fo:font-size="11pt" style:font-size-asian="11pt" style:font-size-complex="12pt"/>
    </style:style>
    <style:style style:name="T1080" style:parent-style-name="DefaultParagraphFont" style:family="text">
      <style:text-properties fo:font-size="11pt" style:font-size-asian="11pt" style:font-size-complex="12pt"/>
    </style:style>
    <style:style style:name="T1081" style:parent-style-name="DefaultParagraphFont" style:family="text">
      <style:text-properties style:font-weight-complex="bold" fo:font-size="11pt" style:font-size-asian="11pt" style:font-size-complex="12pt"/>
    </style:style>
    <style:style style:name="P1082" style:parent-style-name="Normal" style:family="paragraph">
      <style:paragraph-properties fo:text-align="justify" fo:text-indent="0.5in"/>
    </style:style>
    <style:style style:name="T1083" style:parent-style-name="DefaultParagraphFont" style:family="text">
      <style:text-properties fo:font-size="11pt" style:font-size-asian="11pt"/>
    </style:style>
    <style:style style:name="T1084" style:parent-style-name="DefaultParagraphFont" style:family="text">
      <style:text-properties fo:font-size="11pt" style:font-size-asian="11pt"/>
    </style:style>
    <style:style style:name="P1085" style:parent-style-name="Normal" style:family="paragraph">
      <style:paragraph-properties fo:text-align="justify" fo:text-indent="0.5in"/>
    </style:style>
    <style:style style:name="T1086" style:parent-style-name="DefaultParagraphFont" style:family="text">
      <style:text-properties fo:font-size="11pt" style:font-size-asian="11pt"/>
    </style:style>
    <style:style style:name="T1087" style:parent-style-name="DefaultParagraphFont" style:family="text">
      <style:text-properties fo:font-size="11pt" style:font-size-asian="11pt"/>
    </style:style>
    <style:style style:name="T1088" style:parent-style-name="DefaultParagraphFont" style:family="text">
      <style:text-properties fo:font-size="11pt" style:font-size-asian="11pt"/>
    </style:style>
    <style:style style:name="P1089" style:parent-style-name="Normal" style:family="paragraph">
      <style:paragraph-properties fo:text-align="justify" fo:text-indent="0.5in"/>
    </style:style>
    <style:style style:name="T1090" style:parent-style-name="DefaultParagraphFont" style:family="text">
      <style:text-properties fo:color="#000000" fo:font-size="11pt" style:font-size-asian="11pt" style:font-size-complex="12pt"/>
    </style:style>
    <style:style style:name="T1091" style:parent-style-name="DefaultParagraphFont" style:family="text">
      <style:text-properties fo:color="#000000" fo:font-size="11pt" style:font-size-asian="11pt" style:font-size-complex="12pt"/>
    </style:style>
    <style:style style:name="T1092" style:parent-style-name="DefaultParagraphFont" style:family="text">
      <style:text-properties fo:color="#000000" fo:font-size="11pt" style:font-size-asian="11pt" style:font-size-complex="12pt"/>
    </style:style>
    <style:style style:name="P1093" style:parent-style-name="Normal" style:family="paragraph">
      <style:paragraph-properties fo:text-align="justify" fo:text-indent="0.5in"/>
    </style:style>
    <style:style style:name="T1094" style:parent-style-name="DefaultParagraphFont" style:family="text">
      <style:text-properties fo:font-size="11pt" style:font-size-asian="11pt" style:font-size-complex="11pt" style:language-asian="lt" style:country-asian="LT"/>
    </style:style>
    <style:style style:name="T1095" style:parent-style-name="DefaultParagraphFont" style:family="text">
      <style:text-properties fo:font-size="11pt" style:font-size-asian="11pt" style:font-size-complex="11pt" style:language-asian="lt" style:country-asian="LT"/>
    </style:style>
    <style:style style:name="T1096" style:parent-style-name="DefaultParagraphFont" style:family="text">
      <style:text-properties fo:font-size="11pt" style:font-size-asian="11pt" style:font-size-complex="11pt"/>
    </style:style>
    <style:style style:name="T1097" style:parent-style-name="DefaultParagraphFont" style:family="text">
      <style:text-properties fo:font-size="11pt" style:font-size-asian="11pt" style:font-size-complex="11pt" style:language-asian="lt" style:country-asian="LT"/>
    </style:style>
    <style:style style:name="T1098" style:parent-style-name="DefaultParagraphFont" style:family="text">
      <style:text-properties fo:font-size="11pt" style:font-size-asian="11pt" style:font-size-complex="11pt" style:language-asian="lt" style:country-asian="LT"/>
    </style:style>
    <style:style style:name="P1099" style:parent-style-name="Normal" style:family="paragraph">
      <style:text-properties style:font-name-asian="MS Mincho" fo:font-style="italic" style:font-style-asian="italic" style:font-style-complex="italic" fo:font-size="10pt" style:font-size-asian="10pt"/>
    </style:style>
    <style:style style:name="P1100" style:parent-style-name="Normal" style:family="paragraph">
      <style:paragraph-properties fo:text-align="justify"/>
    </style:style>
    <style:style style:name="T1101" style:parent-style-name="DefaultParagraphFont" style:family="text">
      <style:text-properties style:font-name-asian="MS Mincho" fo:font-style="italic" style:font-style-asian="italic" style:font-style-complex="italic" fo:font-size="10pt" style:font-size-asian="10pt"/>
    </style:style>
    <style:style style:name="T110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103" style:parent-style-name="DefaultParagraphFont" style:family="text">
      <style:text-properties style:font-name-asian="MS Mincho" fo:font-style="italic" style:font-style-asian="italic" style:font-style-complex="italic" fo:font-size="10pt" style:font-size-asian="10pt"/>
    </style:style>
    <style:style style:name="P1104" style:parent-style-name="Normal" style:family="paragraph">
      <style:paragraph-properties fo:text-align="justify" fo:text-indent="0.5in"/>
    </style:style>
    <style:style style:name="T1105" style:parent-style-name="DefaultParagraphFont" style:family="text">
      <style:text-properties fo:font-size="11pt" style:font-size-asian="11pt" style:font-size-complex="12pt"/>
    </style:style>
    <style:style style:name="T1106" style:parent-style-name="DefaultParagraphFont" style:family="text">
      <style:text-properties fo:font-size="11pt" style:font-size-asian="11pt" style:font-size-complex="12pt"/>
    </style:style>
    <style:style style:name="T1107" style:parent-style-name="DefaultParagraphFont" style:family="text">
      <style:text-properties style:font-weight-complex="bold" fo:font-size="11pt" style:font-size-asian="11pt" style:font-size-complex="12pt"/>
    </style:style>
    <style:style style:name="T1108" style:parent-style-name="DefaultParagraphFont" style:family="text">
      <style:text-properties fo:font-size="11pt" style:font-size-asian="11pt" style:font-size-complex="12pt"/>
    </style:style>
    <style:style style:name="P1109" style:parent-style-name="Normal" style:family="paragraph">
      <style:paragraph-properties fo:text-align="justify" fo:text-indent="0.5in"/>
    </style:style>
    <style:style style:name="T1110" style:parent-style-name="DefaultParagraphFont" style:family="text">
      <style:text-properties style:font-weight-complex="bold" fo:font-size="11pt" style:font-size-asian="11pt" style:font-size-complex="12pt"/>
    </style:style>
    <style:style style:name="T1111" style:parent-style-name="DefaultParagraphFont" style:family="text">
      <style:text-properties style:font-weight-complex="bold" fo:font-size="11pt" style:font-size-asian="11pt" style:font-size-complex="12pt"/>
    </style:style>
    <style:style style:name="T1112" style:parent-style-name="DefaultParagraphFont" style:family="text">
      <style:text-properties fo:font-size="11pt" style:font-size-asian="11pt" style:font-size-complex="12pt"/>
    </style:style>
    <style:style style:name="P1113" style:parent-style-name="Normal" style:family="paragraph">
      <style:paragraph-properties fo:text-align="justify" fo:text-indent="0.5in"/>
    </style:style>
    <style:style style:name="T1114" style:parent-style-name="DefaultParagraphFont" style:family="text">
      <style:text-properties fo:font-size="11pt" style:font-size-asian="11pt" style:font-size-complex="12pt"/>
    </style:style>
    <style:style style:name="T1115" style:parent-style-name="DefaultParagraphFont" style:family="text">
      <style:text-properties fo:font-size="11pt" style:font-size-asian="11pt" style:font-size-complex="12pt"/>
    </style:style>
    <style:style style:name="T1116" style:parent-style-name="DefaultParagraphFont" style:family="text">
      <style:text-properties fo:font-size="11pt" style:font-size-asian="11pt" style:font-size-complex="12pt"/>
    </style:style>
    <style:style style:name="P1117" style:parent-style-name="Normal" style:family="paragraph">
      <style:paragraph-properties fo:text-align="justify" fo:text-indent="0.5in"/>
    </style:style>
    <style:style style:name="T1118" style:parent-style-name="DefaultParagraphFont" style:family="text">
      <style:text-properties style:font-weight-complex="bold" fo:font-size="11pt" style:font-size-asian="11pt" style:font-size-complex="12pt"/>
    </style:style>
    <style:style style:name="T1119" style:parent-style-name="DefaultParagraphFont" style:family="text">
      <style:text-properties style:font-weight-complex="bold" fo:font-size="11pt" style:font-size-asian="11pt" style:font-size-complex="12pt"/>
    </style:style>
    <style:style style:name="P1120" style:parent-style-name="Normal" style:family="paragraph">
      <style:paragraph-properties fo:text-align="justify" fo:text-indent="0.5in"/>
    </style:style>
    <style:style style:name="T1121" style:parent-style-name="DefaultParagraphFont" style:family="text">
      <style:text-properties fo:font-size="11pt" style:font-size-asian="11pt" style:font-size-complex="11pt"/>
    </style:style>
    <style:style style:name="T1122" style:parent-style-name="DefaultParagraphFont" style:family="text">
      <style:text-properties fo:font-size="11pt" style:font-size-asian="11pt" style:font-size-complex="11pt"/>
    </style:style>
    <style:style style:name="P1123" style:parent-style-name="Normal" style:family="paragraph">
      <style:paragraph-properties fo:text-align="justify" fo:text-indent="0.5in"/>
    </style:style>
    <style:style style:name="T1124" style:parent-style-name="DefaultParagraphFont" style:family="text">
      <style:text-properties fo:font-size="11pt" style:font-size-asian="11pt"/>
    </style:style>
    <style:style style:name="T1125" style:parent-style-name="DefaultParagraphFont" style:family="text">
      <style:text-properties fo:font-size="11pt" style:font-size-asian="11pt"/>
    </style:style>
    <style:style style:name="T1126" style:parent-style-name="DefaultParagraphFont" style:family="text">
      <style:text-properties fo:font-size="11pt" style:font-size-asian="11pt"/>
    </style:style>
    <style:style style:name="P1127" style:parent-style-name="Normal" style:family="paragraph">
      <style:paragraph-properties fo:text-align="justify" fo:text-indent="0.5in"/>
    </style:style>
    <style:style style:name="T1128" style:parent-style-name="DefaultParagraphFont" style:family="text">
      <style:text-properties fo:font-size="11pt" style:font-size-asian="11pt"/>
    </style:style>
    <style:style style:name="T1129" style:parent-style-name="DefaultParagraphFont" style:family="text">
      <style:text-properties fo:font-size="11pt" style:font-size-asian="11pt"/>
    </style:style>
    <style:style style:name="T1130" style:parent-style-name="DefaultParagraphFont" style:family="text">
      <style:text-properties fo:font-size="11pt" style:font-size-asian="11pt"/>
    </style:style>
    <style:style style:name="P1131" style:parent-style-name="Normal" style:family="paragraph">
      <style:paragraph-properties fo:text-align="justify" fo:text-indent="0.5in"/>
    </style:style>
    <style:style style:name="T1132" style:parent-style-name="DefaultParagraphFont" style:family="text">
      <style:text-properties fo:font-size="11pt" style:font-size-asian="11pt"/>
    </style:style>
    <style:style style:name="T1133" style:parent-style-name="DefaultParagraphFont" style:family="text">
      <style:text-properties fo:font-size="11pt" style:font-size-asian="11pt"/>
    </style:style>
    <style:style style:name="P1134" style:parent-style-name="Normal" style:family="paragraph">
      <style:paragraph-properties fo:text-align="justify" fo:text-indent="0.4923in"/>
    </style:style>
    <style:style style:name="T1135" style:parent-style-name="DefaultParagraphFont" style:family="text">
      <style:text-properties fo:font-size="11pt" style:font-size-asian="11pt"/>
    </style:style>
    <style:style style:name="T1136" style:parent-style-name="DefaultParagraphFont" style:family="text">
      <style:text-properties fo:font-size="11pt" style:font-size-asian="11pt"/>
    </style:style>
    <style:style style:name="P1137" style:parent-style-name="Normal" style:family="paragraph">
      <style:paragraph-properties fo:text-align="justify" fo:text-indent="0.4923in"/>
    </style:style>
    <style:style style:name="T1138" style:parent-style-name="DefaultParagraphFont" style:family="text">
      <style:text-properties fo:font-size="11pt" style:font-size-asian="11pt"/>
    </style:style>
    <style:style style:name="T1139" style:parent-style-name="DefaultParagraphFont" style:family="text">
      <style:text-properties fo:font-size="11pt" style:font-size-asian="11pt"/>
    </style:style>
    <style:style style:name="P1140" style:parent-style-name="Normal" style:family="paragraph">
      <style:paragraph-properties fo:text-align="justify" fo:text-indent="0.4923in"/>
    </style:style>
    <style:style style:name="T1141" style:parent-style-name="DefaultParagraphFont" style:family="text">
      <style:text-properties fo:font-size="11pt" style:font-size-asian="11pt"/>
    </style:style>
    <style:style style:name="T1142" style:parent-style-name="DefaultParagraphFont" style:family="text">
      <style:text-properties fo:font-size="11pt" style:font-size-asian="11pt"/>
    </style:style>
    <style:style style:name="T1143" style:parent-style-name="DefaultParagraphFont" style:family="text">
      <style:text-properties fo:font-size="11pt" style:font-size-asian="11pt"/>
    </style:style>
    <style:style style:name="P1144" style:parent-style-name="Normal" style:family="paragraph">
      <style:paragraph-properties fo:text-align="justify" fo:text-indent="0.4923in"/>
    </style:style>
    <style:style style:name="T1145" style:parent-style-name="DefaultParagraphFont" style:family="text">
      <style:text-properties fo:font-size="11pt" style:font-size-asian="11pt"/>
    </style:style>
    <style:style style:name="T1146" style:parent-style-name="DefaultParagraphFont" style:family="text">
      <style:text-properties fo:font-size="11pt" style:font-size-asian="11pt"/>
    </style:style>
    <style:style style:name="T1147" style:parent-style-name="DefaultParagraphFont" style:family="text">
      <style:text-properties fo:font-size="11pt" style:font-size-asian="11pt"/>
    </style:style>
    <style:style style:name="P1148" style:parent-style-name="Normal" style:family="paragraph">
      <style:paragraph-properties fo:text-align="justify" fo:text-indent="0.5in"/>
    </style:style>
    <style:style style:name="T1149" style:parent-style-name="DefaultParagraphFont" style:family="text">
      <style:text-properties fo:font-size="11pt" style:font-size-asian="11pt" style:font-size-complex="11pt" style:language-asian="lt" style:country-asian="LT"/>
    </style:style>
    <style:style style:name="T1150" style:parent-style-name="DefaultParagraphFont" style:family="text">
      <style:text-properties fo:font-size="11pt" style:font-size-asian="11pt" style:font-size-complex="11pt" style:language-asian="lt" style:country-asian="LT"/>
    </style:style>
    <style:style style:name="T1151" style:parent-style-name="DefaultParagraphFont" style:family="text">
      <style:text-properties style:font-name-asian="Calibri" fo:color="#000000" fo:font-size="11pt" style:font-size-asian="11pt" style:font-size-complex="11pt"/>
    </style:style>
    <style:style style:name="T1152" style:parent-style-name="DefaultParagraphFont" style:family="text">
      <style:text-properties style:font-name-asian="Calibri" fo:color="#000000" fo:font-size="11pt" style:font-size-asian="11pt" style:font-size-complex="11pt"/>
    </style:style>
    <style:style style:name="P1153" style:parent-style-name="Normal" style:family="paragraph">
      <style:paragraph-properties fo:text-align="justify"/>
    </style:style>
    <style:style style:name="T1154" style:parent-style-name="DefaultParagraphFont" style:family="text">
      <style:text-properties style:font-name-asian="Calibri" fo:font-weight="bold" style:font-weight-asian="bold" fo:font-style="italic" style:font-style-asian="italic" fo:color="#000000" fo:font-size="10pt" style:font-size-asian="10pt"/>
    </style:style>
    <style:style style:name="T1155" style:parent-style-name="DefaultParagraphFont" style:family="text">
      <style:text-properties style:font-name-asian="Calibri" fo:font-style="italic" style:font-style-asian="italic" fo:color="#000000" fo:font-size="10pt" style:font-size-asian="10pt"/>
    </style:style>
    <style:style style:name="P1156" style:parent-style-name="Normal" style:family="paragraph">
      <style:text-properties style:font-name-asian="MS Mincho" fo:font-style="italic" style:font-style-asian="italic" style:font-style-complex="italic" fo:font-size="10pt" style:font-size-asian="10pt"/>
    </style:style>
    <style:style style:name="P1157" style:parent-style-name="Normal" style:family="paragraph">
      <style:paragraph-properties fo:text-align="justify"/>
    </style:style>
    <style:style style:name="T1158" style:parent-style-name="DefaultParagraphFont" style:family="text">
      <style:text-properties style:font-name-asian="MS Mincho" fo:font-style="italic" style:font-style-asian="italic" style:font-style-complex="italic" fo:font-size="10pt" style:font-size-asian="10pt"/>
    </style:style>
    <style:style style:name="T115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16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161" style:parent-style-name="DefaultParagraphFont" style:family="text">
      <style:text-properties style:font-name-asian="MS Mincho" fo:font-style="italic" style:font-style-asian="italic" style:font-style-complex="italic" fo:font-size="10pt" style:font-size-asian="10pt"/>
    </style:style>
    <style:style style:name="P1162" style:parent-style-name="Normal" style:family="paragraph">
      <style:paragraph-properties fo:text-align="justify" fo:text-indent="0.5in"/>
    </style:style>
    <style:style style:name="T1163" style:parent-style-name="DefaultParagraphFont" style:family="text">
      <style:text-properties style:font-name-asian="Calibri" fo:color="#000000" fo:font-size="11pt" style:font-size-asian="11pt" style:font-size-complex="11pt"/>
    </style:style>
    <style:style style:name="T1164" style:parent-style-name="DefaultParagraphFont" style:family="text">
      <style:text-properties style:font-name-asian="Calibri" fo:color="#000000" fo:font-size="11pt" style:font-size-asian="11pt" style:font-size-complex="11pt"/>
    </style:style>
    <style:style style:name="T1165" style:parent-style-name="DefaultParagraphFont" style:family="text">
      <style:text-properties style:font-name-asian="Calibri" fo:color="#000000" style:text-position="super 63.6%" fo:font-size="11pt" style:font-size-asian="11pt" style:font-size-complex="11pt"/>
    </style:style>
    <style:style style:name="T1166" style:parent-style-name="DefaultParagraphFont" style:family="text">
      <style:text-properties style:font-name-asian="Calibri" fo:color="#000000" fo:font-size="11pt" style:font-size-asian="11pt" style:font-size-complex="11pt"/>
    </style:style>
    <style:style style:name="P1167" style:parent-style-name="Normal" style:family="paragraph">
      <style:paragraph-properties fo:text-align="justify"/>
    </style:style>
    <style:style style:name="T1168" style:parent-style-name="DefaultParagraphFont" style:family="text">
      <style:text-properties style:font-name-asian="Calibri" fo:font-weight="bold" style:font-weight-asian="bold" fo:font-style="italic" style:font-style-asian="italic" fo:color="#000000" fo:font-size="10pt" style:font-size-asian="10pt"/>
    </style:style>
    <style:style style:name="T1169" style:parent-style-name="DefaultParagraphFont" style:family="text">
      <style:text-properties style:font-name-asian="Calibri" fo:font-style="italic" style:font-style-asian="italic" fo:color="#000000" fo:font-size="10pt" style:font-size-asian="10pt"/>
    </style:style>
    <style:style style:name="T1170" style:parent-style-name="DefaultParagraphFont" style:family="text">
      <style:text-properties style:font-name-asian="Calibri" fo:font-style="italic" style:font-style-asian="italic" fo:color="#000000" fo:font-size="10pt" style:font-size-asian="10pt"/>
    </style:style>
    <style:style style:name="P1171" style:parent-style-name="Normal" style:family="paragraph">
      <style:text-properties style:font-name-asian="MS Mincho" fo:font-style="italic" style:font-style-asian="italic" style:font-style-complex="italic" fo:font-size="10pt" style:font-size-asian="10pt"/>
    </style:style>
    <style:style style:name="P1172" style:parent-style-name="Normal" style:family="paragraph">
      <style:paragraph-properties fo:text-align="justify"/>
    </style:style>
    <style:style style:name="T1173" style:parent-style-name="DefaultParagraphFont" style:family="text">
      <style:text-properties style:font-name-asian="MS Mincho" fo:font-style="italic" style:font-style-asian="italic" style:font-style-complex="italic" fo:font-size="10pt" style:font-size-asian="10pt"/>
    </style:style>
    <style:style style:name="T117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175" style:parent-style-name="DefaultParagraphFont" style:family="text">
      <style:text-properties style:font-name-asian="MS Mincho" fo:font-style="italic" style:font-style-asian="italic" style:font-style-complex="italic" fo:font-size="10pt" style:font-size-asian="10pt"/>
    </style:style>
    <style:style style:name="P1176" style:parent-style-name="Normal" style:family="paragraph">
      <style:paragraph-properties fo:text-align="justify" fo:text-indent="0.5in"/>
    </style:style>
    <style:style style:name="T1177" style:parent-style-name="DefaultParagraphFont" style:family="text">
      <style:text-properties style:font-weight-complex="bold" fo:font-size="11pt" style:font-size-asian="11pt" style:font-size-complex="11pt"/>
    </style:style>
    <style:style style:name="T1178" style:parent-style-name="DefaultParagraphFont" style:family="text">
      <style:text-properties style:font-weight-complex="bold" fo:font-size="11pt" style:font-size-asian="11pt" style:font-size-complex="11pt"/>
    </style:style>
    <style:style style:name="T1179" style:parent-style-name="DefaultParagraphFont" style:family="text">
      <style:text-properties fo:font-size="11pt" style:font-size-asian="11pt" style:font-size-complex="11pt"/>
    </style:style>
    <style:style style:name="T1180" style:parent-style-name="DefaultParagraphFont" style:family="text">
      <style:text-properties fo:font-size="11pt" style:font-size-asian="11pt" style:font-size-complex="11pt"/>
    </style:style>
    <style:style style:name="T1181" style:parent-style-name="DefaultParagraphFont" style:family="text">
      <style:text-properties fo:font-size="11pt" style:font-size-asian="11pt" style:font-size-complex="11pt"/>
    </style:style>
    <style:style style:name="T1182" style:parent-style-name="DefaultParagraphFont" style:family="text">
      <style:text-properties style:text-position="super 63.6%" fo:font-size="11pt" style:font-size-asian="11pt" style:font-size-complex="11pt"/>
    </style:style>
    <style:style style:name="T1183" style:parent-style-name="DefaultParagraphFont" style:family="text">
      <style:text-properties fo:font-size="11pt" style:font-size-asian="11pt" style:font-size-complex="11pt"/>
    </style:style>
    <style:style style:name="P1184" style:parent-style-name="Normal" style:family="paragraph">
      <style:text-properties style:font-name-asian="MS Mincho" fo:font-style="italic" style:font-style-asian="italic" style:font-style-complex="italic" fo:font-size="10pt" style:font-size-asian="10pt"/>
    </style:style>
    <style:style style:name="P1185" style:parent-style-name="Normal" style:family="paragraph">
      <style:paragraph-properties fo:text-align="justify"/>
    </style:style>
    <style:style style:name="T1186" style:parent-style-name="DefaultParagraphFont" style:family="text">
      <style:text-properties style:font-name-asian="MS Mincho" fo:font-style="italic" style:font-style-asian="italic" style:font-style-complex="italic" fo:font-size="10pt" style:font-size-asian="10pt"/>
    </style:style>
    <style:style style:name="T118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188" style:parent-style-name="DefaultParagraphFont" style:family="text">
      <style:text-properties style:font-name-asian="MS Mincho" fo:font-style="italic" style:font-style-asian="italic" style:font-style-complex="italic" fo:font-size="10pt" style:font-size-asian="10pt"/>
    </style:style>
    <style:style style:name="P1189" style:parent-style-name="Normal" style:family="paragraph">
      <style:paragraph-properties fo:text-align="justify" fo:text-indent="0.5in"/>
    </style:style>
    <style:style style:name="T1190" style:parent-style-name="DefaultParagraphFont" style:family="text">
      <style:text-properties fo:font-size="11pt" style:font-size-asian="11pt" style:font-size-complex="11pt"/>
    </style:style>
    <style:style style:name="T1191" style:parent-style-name="DefaultParagraphFont" style:family="text">
      <style:text-properties fo:font-size="11pt" style:font-size-asian="11pt" style:font-size-complex="11pt"/>
    </style:style>
    <style:style style:name="T1192" style:parent-style-name="DefaultParagraphFont" style:family="text">
      <style:text-properties fo:font-size="11pt" style:font-size-asian="11pt" style:font-size-complex="11pt"/>
    </style:style>
    <style:style style:name="P1193" style:parent-style-name="Normal" style:family="paragraph">
      <style:paragraph-properties fo:text-align="justify"/>
    </style:style>
    <style:style style:name="T1194" style:parent-style-name="DefaultParagraphFont" style:family="text">
      <style:text-properties fo:font-weight="bold" style:font-weight-asian="bold" fo:font-style="italic" style:font-style-asian="italic" fo:font-size="10pt" style:font-size-asian="10pt"/>
    </style:style>
    <style:style style:name="T1195" style:parent-style-name="DefaultParagraphFont" style:family="text">
      <style:text-properties fo:font-style="italic" style:font-style-asian="italic" fo:font-size="10pt" style:font-size-asian="10pt"/>
    </style:style>
    <style:style style:name="T1196" style:parent-style-name="DefaultParagraphFont" style:family="text">
      <style:text-properties fo:font-style="italic" style:font-style-asian="italic" fo:font-size="10pt" style:font-size-asian="10pt"/>
    </style:style>
    <style:style style:name="P1197" style:parent-style-name="Normal" style:family="paragraph">
      <style:text-properties style:font-name-asian="MS Mincho" fo:font-style="italic" style:font-style-asian="italic" style:font-style-complex="italic" fo:font-size="10pt" style:font-size-asian="10pt"/>
    </style:style>
    <style:style style:name="P1198" style:parent-style-name="Normal" style:family="paragraph">
      <style:paragraph-properties fo:text-align="justify"/>
    </style:style>
    <style:style style:name="T1199" style:parent-style-name="DefaultParagraphFont" style:family="text">
      <style:text-properties style:font-name-asian="MS Mincho" fo:font-style="italic" style:font-style-asian="italic" style:font-style-complex="italic" fo:font-size="10pt" style:font-size-asian="10pt"/>
    </style:style>
    <style:style style:name="T120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01" style:parent-style-name="DefaultParagraphFont" style:family="text">
      <style:text-properties style:font-name-asian="MS Mincho" fo:font-style="italic" style:font-style-asian="italic" style:font-style-complex="italic" fo:font-size="10pt" style:font-size-asian="10pt"/>
    </style:style>
    <style:style style:name="T1202" style:parent-style-name="DefaultParagraphFont" style:family="text">
      <style:text-properties style:font-name-asian="MS Mincho" fo:font-style="italic" style:font-style-asian="italic" style:font-style-complex="italic" fo:font-size="10pt" style:font-size-asian="10pt"/>
    </style:style>
    <style:style style:name="P1203" style:parent-style-name="Normal" style:family="paragraph">
      <style:text-properties fo:font-style="italic" style:font-style-asian="italic" fo:font-size="10pt" style:font-size-asian="10pt"/>
    </style:style>
    <style:style style:name="P1204" style:parent-style-name="Normal" style:family="paragraph">
      <style:paragraph-properties fo:text-align="justify"/>
    </style:style>
    <style:style style:name="T1205" style:parent-style-name="DefaultParagraphFont" style:family="text">
      <style:text-properties fo:font-style="italic" style:font-style-asian="italic" fo:font-size="10pt" style:font-size-asian="10pt"/>
    </style:style>
    <style:style style:name="T1206"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207" style:parent-style-name="DefaultParagraphFont" style:family="text">
      <style:text-properties fo:font-style="italic" style:font-style-asian="italic" fo:font-size="10pt" style:font-size-asian="10pt"/>
    </style:style>
    <style:style style:name="P1208" style:parent-style-name="Normal" style:family="paragraph">
      <style:paragraph-properties fo:text-align="justify"/>
    </style:style>
    <style:style style:name="T1209" style:parent-style-name="DefaultParagraphFont" style:family="text">
      <style:text-properties style:font-name-asian="MS Mincho" fo:font-style="italic" style:font-style-asian="italic" style:font-style-complex="italic" fo:font-size="10pt" style:font-size-asian="10pt"/>
    </style:style>
    <style:style style:name="T121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11" style:parent-style-name="DefaultParagraphFont" style:family="text">
      <style:text-properties style:font-name-asian="MS Mincho" fo:font-style="italic" style:font-style-asian="italic" style:font-style-complex="italic" fo:font-size="10pt" style:font-size-asian="10pt"/>
    </style:style>
    <style:style style:name="T1212" style:parent-style-name="DefaultParagraphFont" style:family="text">
      <style:text-properties style:font-name-asian="MS Mincho" fo:font-style="italic" style:font-style-asian="italic" style:font-style-complex="italic" fo:font-size="10pt" style:font-size-asian="10pt"/>
    </style:style>
    <style:style style:name="T1213" style:parent-style-name="DefaultParagraphFont" style:family="text">
      <style:text-properties style:font-name-asian="MS Mincho" fo:font-style="italic" style:font-style-asian="italic" style:font-style-complex="italic" fo:font-size="10pt" style:font-size-asian="10pt"/>
    </style:style>
    <style:style style:name="T121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15" style:parent-style-name="DefaultParagraphFont" style:family="text">
      <style:text-properties style:font-name-asian="MS Mincho" fo:font-style="italic" style:font-style-asian="italic" style:font-style-complex="italic" fo:font-size="10pt" style:font-size-asian="10pt"/>
    </style:style>
    <style:style style:name="T1216" style:parent-style-name="DefaultParagraphFont" style:family="text">
      <style:text-properties style:font-name-asian="MS Mincho" fo:font-style="italic" style:font-style-asian="italic" style:font-style-complex="italic" fo:font-size="10pt" style:font-size-asian="10pt"/>
    </style:style>
    <style:style style:name="T121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18" style:parent-style-name="DefaultParagraphFont" style:family="text">
      <style:text-properties style:font-name-asian="MS Mincho" fo:font-style="italic" style:font-style-asian="italic" style:font-style-complex="italic" fo:font-size="10pt" style:font-size-asian="10pt"/>
    </style:style>
    <style:style style:name="T1219" style:parent-style-name="DefaultParagraphFont" style:family="text">
      <style:text-properties style:font-name-asian="MS Mincho" fo:font-style="italic" style:font-style-asian="italic" style:font-style-complex="italic" fo:font-size="10pt" style:font-size-asian="10pt"/>
    </style:style>
    <style:style style:name="T1220" style:parent-style-name="DefaultParagraphFont" style:family="text">
      <style:text-properties style:font-name-asian="MS Mincho" fo:font-style="italic" style:font-style-asian="italic" style:font-style-complex="italic" fo:font-size="10pt" style:font-size-asian="10pt"/>
    </style:style>
    <style:style style:name="T122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22" style:parent-style-name="DefaultParagraphFont" style:family="text">
      <style:text-properties style:font-name-asian="MS Mincho" fo:font-style="italic" style:font-style-asian="italic" style:font-style-complex="italic" fo:font-size="10pt" style:font-size-asian="10pt"/>
    </style:style>
    <style:style style:name="P1223" style:parent-style-name="Normal" style:family="paragraph">
      <style:paragraph-properties fo:text-align="justify"/>
    </style:style>
    <style:style style:name="T1224" style:parent-style-name="DefaultParagraphFont" style:family="text">
      <style:text-properties fo:font-style="italic" style:font-style-asian="italic" fo:font-size="10pt" style:font-size-asian="10pt"/>
    </style:style>
    <style:style style:name="T1225"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226" style:parent-style-name="DefaultParagraphFont" style:family="text">
      <style:text-properties fo:font-style="italic" style:font-style-asian="italic" fo:font-size="10pt" style:font-size-asian="10pt"/>
    </style:style>
    <style:style style:name="T1227" style:parent-style-name="DefaultParagraphFont" style:family="text">
      <style:text-properties fo:font-style="italic" style:font-style-asian="italic" fo:font-size="10pt" style:font-size-asian="10pt"/>
    </style:style>
    <style:style style:name="P1228" style:parent-style-name="Normal" style:family="paragraph">
      <style:paragraph-properties fo:text-align="justify"/>
    </style:style>
    <style:style style:name="T1229" style:parent-style-name="DefaultParagraphFont" style:family="text">
      <style:text-properties style:font-name-asian="MS Mincho" fo:font-style="italic" style:font-style-asian="italic" fo:font-size="10pt" style:font-size-asian="10pt"/>
    </style:style>
    <style:style style:name="T1230"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1231" style:parent-style-name="DefaultParagraphFont" style:family="text">
      <style:text-properties style:font-name-asian="MS Mincho" fo:font-style="italic" style:font-style-asian="italic" fo:font-size="10pt" style:font-size-asian="10pt"/>
    </style:style>
    <style:style style:name="P1232" style:parent-style-name="Normal" style:family="paragraph">
      <style:paragraph-properties fo:text-align="justify" fo:text-indent="0.5in"/>
    </style:style>
    <style:style style:name="P1233" style:parent-style-name="Normal" style:family="paragraph">
      <style:paragraph-properties fo:text-indent="0.5in"/>
    </style:style>
    <style:style style:name="T1234" style:parent-style-name="DefaultParagraphFont" style:family="text">
      <style:text-properties fo:font-weight="bold" style:font-weight-asian="bold" fo:font-size="11pt" style:font-size-asian="11pt"/>
    </style:style>
    <style:style style:name="T1235" style:parent-style-name="DefaultParagraphFont" style:family="text">
      <style:text-properties fo:font-weight="bold" style:font-weight-asian="bold" fo:font-size="11pt" style:font-size-asian="11pt"/>
    </style:style>
    <style:style style:name="T1236" style:parent-style-name="DefaultParagraphFont" style:family="text">
      <style:text-properties fo:font-weight="bold" style:font-weight-asian="bold" fo:font-size="11pt" style:font-size-asian="11pt"/>
    </style:style>
    <style:style style:name="P1237" style:parent-style-name="Normal" style:family="paragraph">
      <style:paragraph-properties fo:text-align="justify" fo:text-indent="0.5in">
        <style:tab-stops>
          <style:tab-stop style:type="left" style:position="0.6895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8" style:parent-style-name="DefaultParagraphFont" style:family="text">
      <style:text-properties fo:font-size="11pt" style:font-size-asian="11pt" style:font-size-complex="11pt"/>
    </style:style>
    <style:style style:name="T1239" style:parent-style-name="DefaultParagraphFont" style:family="text">
      <style:text-properties fo:font-size="11pt" style:font-size-asian="11pt" style:font-size-complex="11pt"/>
    </style:style>
    <style:style style:name="P1240" style:parent-style-name="Normal" style:family="paragraph">
      <style:paragraph-properties fo:text-align="justify" fo:text-indent="0.5in">
        <style:tab-stops>
          <style:tab-stop style:type="left" style:position="0.6895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1" style:parent-style-name="DefaultParagraphFont" style:family="text">
      <style:text-properties fo:font-size="11pt" style:font-size-asian="11pt" style:font-size-complex="11pt"/>
    </style:style>
    <style:style style:name="T1242" style:parent-style-name="DefaultParagraphFont" style:family="text">
      <style:text-properties fo:font-size="11pt" style:font-size-asian="11pt" style:font-size-complex="11pt"/>
    </style:style>
    <style:style style:name="T1243" style:parent-style-name="DefaultParagraphFont" style:family="text">
      <style:text-properties fo:font-size="11pt" style:font-size-asian="11pt" style:font-size-complex="11pt"/>
    </style:style>
    <style:style style:name="T1244" style:parent-style-name="DefaultParagraphFont" style:family="text">
      <style:text-properties style:font-weight-complex="bold" fo:font-size="11pt" style:font-size-asian="11pt" style:font-size-complex="11pt"/>
    </style:style>
    <style:style style:name="T1245" style:parent-style-name="DefaultParagraphFont" style:family="text">
      <style:text-properties fo:font-size="11pt" style:font-size-asian="11pt" style:font-size-complex="11pt"/>
    </style:style>
    <style:style style:name="P1246" style:parent-style-name="Normal" style:family="paragraph">
      <style:paragraph-properties fo:text-align="justify" fo:text-indent="0.5in">
        <style:tab-stops>
          <style:tab-stop style:type="left" style:position="0.6895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7" style:parent-style-name="DefaultParagraphFont" style:family="text">
      <style:text-properties fo:font-size="11pt" style:font-size-asian="11pt" style:font-size-complex="11pt"/>
    </style:style>
    <style:style style:name="T1248" style:parent-style-name="DefaultParagraphFont" style:family="text">
      <style:text-properties fo:font-size="11pt" style:font-size-asian="11pt" style:font-size-complex="11pt"/>
    </style:style>
    <style:style style:name="T1249" style:parent-style-name="DefaultParagraphFont" style:family="text">
      <style:text-properties fo:font-size="11pt" style:font-size-asian="11pt" style:font-size-complex="11pt"/>
    </style:style>
    <style:style style:name="T1250" style:parent-style-name="DefaultParagraphFont" style:family="text">
      <style:text-properties fo:font-size="11pt" style:font-size-asian="11pt" style:font-size-complex="11pt"/>
    </style:style>
    <style:style style:name="T1251" style:parent-style-name="DefaultParagraphFont" style:family="text">
      <style:text-properties fo:font-size="11pt" style:font-size-asian="11pt" style:font-size-complex="11pt"/>
    </style:style>
    <style:style style:name="T1252" style:parent-style-name="DefaultParagraphFont" style:family="text">
      <style:text-properties fo:font-size="11pt" style:font-size-asian="11pt" style:font-size-complex="11pt"/>
    </style:style>
    <style:style style:name="T1253" style:parent-style-name="DefaultParagraphFont" style:family="text">
      <style:text-properties fo:font-size="11pt" style:font-size-asian="11pt" style:font-size-complex="11pt"/>
    </style:style>
    <style:style style:name="P1254" style:parent-style-name="Normal" style:family="paragraph">
      <style:paragraph-properties fo:text-align="justify" fo:text-indent="0.5in">
        <style:tab-stops>
          <style:tab-stop style:type="left" style:position="0.6895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55" style:parent-style-name="DefaultParagraphFont" style:family="text">
      <style:text-properties fo:font-size="11pt" style:font-size-asian="11pt" style:font-size-complex="11pt"/>
    </style:style>
    <style:style style:name="T1256" style:parent-style-name="DefaultParagraphFont" style:family="text">
      <style:text-properties fo:font-size="11pt" style:font-size-asian="11pt" style:font-size-complex="11pt"/>
    </style:style>
    <style:style style:name="P1257" style:parent-style-name="Normal" style:family="paragraph">
      <style:paragraph-properties fo:text-align="justify" fo:text-indent="0.5in">
        <style:tab-stops>
          <style:tab-stop style:type="left" style:position="0.6895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58" style:parent-style-name="DefaultParagraphFont" style:family="text">
      <style:text-properties fo:font-size="11pt" style:font-size-asian="11pt" style:font-size-complex="11pt"/>
    </style:style>
    <style:style style:name="T1259" style:parent-style-name="DefaultParagraphFont" style:family="text">
      <style:text-properties fo:font-size="11pt" style:font-size-asian="11pt" style:font-size-complex="11pt"/>
    </style:style>
    <style:style style:name="T1260" style:parent-style-name="DefaultParagraphFont" style:family="text">
      <style:text-properties fo:font-size="11pt" style:font-size-asian="11pt" style:font-size-complex="11pt"/>
    </style:style>
    <style:style style:name="P1261" style:parent-style-name="Normal" style:family="paragraph">
      <style:text-properties style:font-name-asian="MS Mincho" fo:font-style="italic" style:font-style-asian="italic" style:font-style-complex="italic" fo:font-size="10pt" style:font-size-asian="10pt"/>
    </style:style>
    <style:style style:name="P1262" style:parent-style-name="Normal" style:family="paragraph">
      <style:paragraph-properties fo:text-align="justify"/>
    </style:style>
    <style:style style:name="T1263" style:parent-style-name="DefaultParagraphFont" style:family="text">
      <style:text-properties style:font-name-asian="MS Mincho" fo:font-style="italic" style:font-style-asian="italic" style:font-style-complex="italic" fo:font-size="10pt" style:font-size-asian="10pt"/>
    </style:style>
    <style:style style:name="T126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65" style:parent-style-name="DefaultParagraphFont" style:family="text">
      <style:text-properties style:font-name-asian="MS Mincho" fo:font-style="italic" style:font-style-asian="italic" style:font-style-complex="italic" fo:font-size="10pt" style:font-size-asian="10pt"/>
    </style:style>
    <style:style style:name="P1266" style:parent-style-name="Normal" style:family="paragraph">
      <style:paragraph-properties fo:text-align="justify" fo:text-indent="0.5in">
        <style:tab-stops>
          <style:tab-stop style:type="left" style:position="0.6895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7" style:parent-style-name="DefaultParagraphFont" style:family="text">
      <style:text-properties fo:font-size="11pt" style:font-size-asian="11pt" style:font-size-complex="11pt"/>
    </style:style>
    <style:style style:name="T1268" style:parent-style-name="DefaultParagraphFont" style:family="text">
      <style:text-properties fo:font-size="11pt" style:font-size-asian="11pt" style:font-size-complex="11pt"/>
    </style:style>
    <style:style style:name="T1269" style:parent-style-name="DefaultParagraphFont" style:family="text">
      <style:text-properties fo:font-size="11pt" style:font-size-asian="11pt" style:font-size-complex="11pt"/>
    </style:style>
    <style:style style:name="T1270" style:parent-style-name="DefaultParagraphFont" style:family="text">
      <style:text-properties fo:font-size="11pt" style:font-size-asian="11pt" style:font-size-complex="11pt"/>
    </style:style>
    <style:style style:name="T1271" style:parent-style-name="DefaultParagraphFont" style:family="text">
      <style:text-properties fo:font-size="11pt" style:font-size-asian="11pt" style:font-size-complex="11pt"/>
    </style:style>
    <style:style style:name="P1272" style:parent-style-name="Normal" style:family="paragraph">
      <style:text-properties style:font-name-asian="MS Mincho" fo:font-style="italic" style:font-style-asian="italic" style:font-style-complex="italic" fo:font-size="10pt" style:font-size-asian="10pt"/>
    </style:style>
    <style:style style:name="P1273" style:parent-style-name="Normal" style:family="paragraph">
      <style:paragraph-properties fo:text-align="justify"/>
    </style:style>
    <style:style style:name="T1274" style:parent-style-name="DefaultParagraphFont" style:family="text">
      <style:text-properties style:font-name-asian="MS Mincho" fo:font-style="italic" style:font-style-asian="italic" style:font-style-complex="italic" fo:font-size="10pt" style:font-size-asian="10pt"/>
    </style:style>
    <style:style style:name="T127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76" style:parent-style-name="DefaultParagraphFont" style:family="text">
      <style:text-properties style:font-name-asian="MS Mincho" fo:font-style="italic" style:font-style-asian="italic" style:font-style-complex="italic" fo:font-size="10pt" style:font-size-asian="10pt"/>
    </style:style>
    <style:style style:name="P1277" style:parent-style-name="Normal" style:family="paragraph">
      <style:paragraph-properties fo:text-align="justify"/>
    </style:style>
    <style:style style:name="T1278" style:parent-style-name="DefaultParagraphFont" style:family="text">
      <style:text-properties style:font-name-asian="MS Mincho" fo:font-style="italic" style:font-style-asian="italic" style:font-style-complex="italic" fo:font-size="10pt" style:font-size-asian="10pt"/>
    </style:style>
    <style:style style:name="T127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80" style:parent-style-name="DefaultParagraphFont" style:family="text">
      <style:text-properties style:font-name-asian="MS Mincho" fo:font-style="italic" style:font-style-asian="italic" style:font-style-complex="italic" fo:font-size="10pt" style:font-size-asian="10pt"/>
    </style:style>
    <style:style style:name="P1281" style:parent-style-name="Normal" style:family="paragraph">
      <style:paragraph-properties fo:text-align="justify"/>
    </style:style>
    <style:style style:name="T1282" style:parent-style-name="DefaultParagraphFont" style:family="text">
      <style:text-properties style:font-name-asian="MS Mincho" fo:font-style="italic" style:font-style-asian="italic" style:font-style-complex="italic" fo:font-size="10pt" style:font-size-asian="10pt"/>
    </style:style>
    <style:style style:name="T128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84" style:parent-style-name="DefaultParagraphFont" style:family="text">
      <style:text-properties style:font-name-asian="MS Mincho" fo:font-style="italic" style:font-style-asian="italic" style:font-style-complex="italic" fo:font-size="10pt" style:font-size-asian="10pt"/>
    </style:style>
    <style:style style:name="P1285" style:parent-style-name="Normal" style:family="paragraph">
      <style:paragraph-properties fo:text-align="justify"/>
    </style:style>
    <style:style style:name="T1286" style:parent-style-name="DefaultParagraphFont" style:family="text">
      <style:text-properties style:font-name-asian="MS Mincho" fo:font-style="italic" style:font-style-asian="italic" style:font-style-complex="italic" fo:font-size="10pt" style:font-size-asian="10pt"/>
    </style:style>
    <style:style style:name="T128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288" style:parent-style-name="DefaultParagraphFont" style:family="text">
      <style:text-properties style:font-name-asian="MS Mincho" fo:font-style="italic" style:font-style-asian="italic" style:font-style-complex="italic" fo:font-size="10pt" style:font-size-asian="10pt"/>
    </style:style>
    <style:style style:name="P1289" style:parent-style-name="Normal" style:family="paragraph">
      <style:paragraph-properties fo:text-align="justify" fo:text-indent="0.5in"/>
    </style:style>
    <style:style style:name="T1290" style:parent-style-name="DefaultParagraphFont" style:family="text">
      <style:text-properties fo:font-size="11pt" style:font-size-asian="11pt" style:font-size-complex="11pt" style:language-asian="lt" style:country-asian="LT"/>
    </style:style>
    <style:style style:name="T1291" style:parent-style-name="DefaultParagraphFont" style:family="text">
      <style:text-properties fo:font-size="11pt" style:font-size-asian="11pt" style:font-size-complex="11pt" style:language-asian="lt" style:country-asian="LT"/>
    </style:style>
    <style:style style:name="T1292" style:parent-style-name="DefaultParagraphFont" style:family="text">
      <style:text-properties fo:font-size="11pt" style:font-size-asian="11pt" style:font-size-complex="11pt" style:language-asian="lt" style:country-asian="LT"/>
    </style:style>
    <style:style style:name="P1293" style:parent-style-name="Normal" style:family="paragraph">
      <style:paragraph-properties fo:text-align="justify" fo:text-indent="0.5in"/>
    </style:style>
    <style:style style:name="T1294" style:parent-style-name="DefaultParagraphFont" style:family="text">
      <style:text-properties fo:font-size="11pt" style:font-size-asian="11pt" style:font-size-complex="11pt" style:language-asian="lt" style:country-asian="LT"/>
    </style:style>
    <style:style style:name="T1295" style:parent-style-name="DefaultParagraphFont" style:family="text">
      <style:text-properties fo:font-size="11pt" style:font-size-asian="11pt" style:font-size-complex="11pt" style:language-asian="lt" style:country-asian="LT"/>
    </style:style>
    <style:style style:name="T1296" style:parent-style-name="DefaultParagraphFont" style:family="text">
      <style:text-properties fo:font-size="11pt" style:font-size-asian="11pt" style:font-size-complex="11pt" style:language-asian="lt" style:country-asian="LT"/>
    </style:style>
    <style:style style:name="P1297" style:parent-style-name="Normal" style:family="paragraph">
      <style:paragraph-properties fo:text-align="justify" fo:text-indent="0.5in"/>
    </style:style>
    <style:style style:name="T1298" style:parent-style-name="DefaultParagraphFont" style:family="text">
      <style:text-properties fo:font-size="11pt" style:font-size-asian="11pt" style:font-size-complex="11pt" style:language-asian="lt" style:country-asian="LT"/>
    </style:style>
    <style:style style:name="T1299" style:parent-style-name="DefaultParagraphFont" style:family="text">
      <style:text-properties fo:font-size="11pt" style:font-size-asian="11pt" style:font-size-complex="11pt" style:language-asian="lt" style:country-asian="LT"/>
    </style:style>
    <style:style style:name="T1300" style:parent-style-name="DefaultParagraphFont" style:family="text">
      <style:text-properties fo:font-size="11pt" style:font-size-asian="11pt" style:font-size-complex="11pt" style:language-asian="lt" style:country-asian="LT"/>
    </style:style>
    <style:style style:name="T1301" style:parent-style-name="DefaultParagraphFont" style:family="text">
      <style:text-properties fo:font-size="11pt" style:font-size-asian="11pt" style:font-size-complex="11pt" style:language-asian="lt" style:country-asian="LT"/>
    </style:style>
    <style:style style:name="P1302" style:parent-style-name="Normal" style:family="paragraph">
      <style:paragraph-properties fo:text-align="justify" fo:text-indent="0.5in"/>
    </style:style>
    <style:style style:name="T1303" style:parent-style-name="DefaultParagraphFont" style:family="text">
      <style:text-properties fo:font-size="11pt" style:font-size-asian="11pt" style:font-size-complex="11pt" style:language-asian="lt" style:country-asian="LT"/>
    </style:style>
    <style:style style:name="T1304" style:parent-style-name="DefaultParagraphFont" style:family="text">
      <style:text-properties fo:font-size="11pt" style:font-size-asian="11pt" style:font-size-complex="11pt" style:language-asian="lt" style:country-asian="LT"/>
    </style:style>
    <style:style style:name="P1305" style:parent-style-name="Normal" style:family="paragraph">
      <style:paragraph-properties fo:text-align="justify" fo:text-indent="0.5in"/>
    </style:style>
    <style:style style:name="T1306" style:parent-style-name="DefaultParagraphFont" style:family="text">
      <style:text-properties fo:font-size="11pt" style:font-size-asian="11pt" style:font-size-complex="11pt" style:language-asian="lt" style:country-asian="LT"/>
    </style:style>
    <style:style style:name="T1307" style:parent-style-name="DefaultParagraphFont" style:family="text">
      <style:text-properties fo:font-size="11pt" style:font-size-asian="11pt" style:font-size-complex="11pt" style:language-asian="lt" style:country-asian="LT"/>
    </style:style>
    <style:style style:name="T1308" style:parent-style-name="DefaultParagraphFont" style:family="text">
      <style:text-properties fo:font-size="11pt" style:font-size-asian="11pt" style:font-size-complex="11pt" style:language-asian="lt" style:country-asian="LT"/>
    </style:style>
    <style:style style:name="T1309"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P1310" style:parent-style-name="Normal" style:family="paragraph">
      <style:paragraph-properties fo:text-align="justify"/>
    </style:style>
    <style:style style:name="T1311" style:parent-style-name="DefaultParagraphFont" style:family="text">
      <style:text-properties fo:font-weight="bold" style:font-weight-asian="bold" style:font-weight-complex="bold" fo:font-style="italic" style:font-style-asian="italic" fo:font-size="10pt" style:font-size-asian="10pt" style:language-asian="lt" style:country-asian="LT"/>
    </style:style>
    <style:style style:name="T1312" style:parent-style-name="DefaultParagraphFont" style:family="text">
      <style:text-properties style:font-weight-complex="bold" fo:font-style="italic" style:font-style-asian="italic" fo:font-size="10pt" style:font-size-asian="10pt" style:language-asian="lt" style:country-asian="LT"/>
    </style:style>
    <style:style style:name="T1313" style:parent-style-name="DefaultParagraphFont" style:family="text">
      <style:text-properties fo:font-style="italic" style:font-style-asian="italic" fo:color="#000000" fo:font-size="10pt" style:font-size-asian="10pt"/>
    </style:style>
    <style:style style:name="P1314" style:parent-style-name="Normal" style:family="paragraph">
      <style:text-properties style:font-name-asian="MS Mincho" fo:font-style="italic" style:font-style-asian="italic" style:font-style-complex="italic" fo:font-size="10pt" style:font-size-asian="10pt"/>
    </style:style>
    <style:style style:name="P1315" style:parent-style-name="Normal" style:family="paragraph">
      <style:paragraph-properties fo:text-align="justify"/>
    </style:style>
    <style:style style:name="T1316" style:parent-style-name="DefaultParagraphFont" style:family="text">
      <style:text-properties style:font-name-asian="MS Mincho" fo:font-style="italic" style:font-style-asian="italic" style:font-style-complex="italic" fo:font-size="10pt" style:font-size-asian="10pt"/>
    </style:style>
    <style:style style:name="T131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18" style:parent-style-name="DefaultParagraphFont" style:family="text">
      <style:text-properties style:font-name-asian="MS Mincho" fo:font-style="italic" style:font-style-asian="italic" style:font-style-complex="italic" fo:font-size="10pt" style:font-size-asian="10pt"/>
    </style:style>
    <style:style style:name="P1319" style:parent-style-name="Normal" style:family="paragraph">
      <style:paragraph-properties fo:text-align="justify"/>
    </style:style>
    <style:style style:name="T1320" style:parent-style-name="DefaultParagraphFont" style:family="text">
      <style:text-properties style:font-name-asian="MS Mincho" fo:font-style="italic" style:font-style-asian="italic" style:font-style-complex="italic" fo:font-size="10pt" style:font-size-asian="10pt"/>
    </style:style>
    <style:style style:name="T132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22" style:parent-style-name="DefaultParagraphFont" style:family="text">
      <style:text-properties style:font-name-asian="MS Mincho" fo:font-style="italic" style:font-style-asian="italic" style:font-style-complex="italic" fo:font-size="10pt" style:font-size-asian="10pt"/>
    </style:style>
    <style:style style:name="T1323" style:parent-style-name="DefaultParagraphFont" style:family="text">
      <style:text-properties style:font-name-asian="MS Mincho" fo:font-style="italic" style:font-style-asian="italic" style:font-style-complex="italic" fo:font-size="10pt" style:font-size-asian="10pt"/>
    </style:style>
    <style:style style:name="P1324" style:parent-style-name="Normal" style:family="paragraph">
      <style:paragraph-properties fo:text-align="justify" fo:text-indent="0.3937in"/>
    </style:style>
    <style:style style:name="T1325" style:parent-style-name="DefaultParagraphFont" style:family="text">
      <style:text-properties fo:font-size="11pt" style:font-size-asian="11pt"/>
    </style:style>
    <style:style style:name="T1326" style:parent-style-name="DefaultParagraphFont" style:family="text">
      <style:text-properties style:font-name-asian="MS Mincho" fo:font-style="italic" style:font-style-asian="italic" style:font-style-complex="italic" fo:font-size="10pt" style:font-size-asian="10pt"/>
    </style:style>
    <style:style style:name="P1327" style:parent-style-name="Normal" style:family="paragraph">
      <style:text-properties style:font-name-asian="MS Mincho" fo:font-style="italic" style:font-style-asian="italic" style:font-style-complex="italic" fo:font-size="10pt" style:font-size-asian="10pt"/>
    </style:style>
    <style:style style:name="P1328" style:parent-style-name="Normal" style:family="paragraph">
      <style:paragraph-properties fo:text-align="justify"/>
    </style:style>
    <style:style style:name="T1329" style:parent-style-name="DefaultParagraphFont" style:family="text">
      <style:text-properties style:font-name-asian="MS Mincho" fo:font-style="italic" style:font-style-asian="italic" style:font-style-complex="italic" fo:font-size="10pt" style:font-size-asian="10pt"/>
    </style:style>
    <style:style style:name="T133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31" style:parent-style-name="DefaultParagraphFont" style:family="text">
      <style:text-properties style:font-name-asian="MS Mincho" fo:font-style="italic" style:font-style-asian="italic" style:font-style-complex="italic" fo:font-size="10pt" style:font-size-asian="10pt"/>
    </style:style>
    <style:style style:name="T1332" style:parent-style-name="DefaultParagraphFont" style:family="text">
      <style:text-properties style:font-name-asian="MS Mincho" fo:font-style="italic" style:font-style-asian="italic" style:font-style-complex="italic" fo:font-size="10pt" style:font-size-asian="10pt"/>
    </style:style>
    <style:style style:name="P1333" style:parent-style-name="Normal" style:family="paragraph">
      <style:text-properties style:font-name-asian="MS Mincho" fo:font-style="italic" style:font-style-asian="italic" style:font-style-complex="italic" fo:font-size="10pt" style:font-size-asian="10pt"/>
    </style:style>
    <style:style style:name="P1334" style:parent-style-name="Normal" style:family="paragraph">
      <style:paragraph-properties fo:text-align="justify"/>
    </style:style>
    <style:style style:name="T1335" style:parent-style-name="DefaultParagraphFont" style:family="text">
      <style:text-properties style:font-name-asian="MS Mincho" fo:font-style="italic" style:font-style-asian="italic" style:font-style-complex="italic" fo:font-size="10pt" style:font-size-asian="10pt"/>
    </style:style>
    <style:style style:name="T133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37" style:parent-style-name="DefaultParagraphFont" style:family="text">
      <style:text-properties style:font-name-asian="MS Mincho" fo:font-style="italic" style:font-style-asian="italic" style:font-style-complex="italic" fo:font-size="10pt" style:font-size-asian="10pt"/>
    </style:style>
    <style:style style:name="P1338" style:parent-style-name="Normal" style:family="paragraph">
      <style:paragraph-properties fo:text-align="justify" fo:text-indent="0.3937in"/>
    </style:style>
    <style:style style:name="T1339" style:parent-style-name="DefaultParagraphFont" style:family="text">
      <style:text-properties fo:font-size="11pt" style:font-size-asian="11pt"/>
    </style:style>
    <style:style style:name="T1340" style:parent-style-name="DefaultParagraphFont" style:family="text">
      <style:text-properties style:font-name-asian="MS Mincho" fo:font-style="italic" style:font-style-asian="italic" style:font-style-complex="italic" fo:font-size="10pt" style:font-size-asian="10pt"/>
    </style:style>
    <style:style style:name="T1341" style:parent-style-name="DefaultParagraphFont" style:family="text">
      <style:text-properties style:font-name-asian="MS Mincho" fo:font-style="italic" style:font-style-asian="italic" style:font-style-complex="italic" fo:font-size="10pt" style:font-size-asian="10pt"/>
    </style:style>
    <style:style style:name="P1342" style:parent-style-name="Normal" style:family="paragraph">
      <style:text-properties style:font-name-asian="MS Mincho" fo:font-style="italic" style:font-style-asian="italic" style:font-style-complex="italic" fo:font-size="10pt" style:font-size-asian="10pt"/>
    </style:style>
    <style:style style:name="P1343" style:parent-style-name="Normal" style:family="paragraph">
      <style:paragraph-properties fo:text-align="justify"/>
    </style:style>
    <style:style style:name="T1344" style:parent-style-name="DefaultParagraphFont" style:family="text">
      <style:text-properties style:font-name-asian="MS Mincho" fo:font-style="italic" style:font-style-asian="italic" style:font-style-complex="italic" fo:font-size="10pt" style:font-size-asian="10pt"/>
    </style:style>
    <style:style style:name="T134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46" style:parent-style-name="DefaultParagraphFont" style:family="text">
      <style:text-properties style:font-name-asian="MS Mincho" fo:font-style="italic" style:font-style-asian="italic" style:font-style-complex="italic" fo:font-size="10pt" style:font-size-asian="10pt"/>
    </style:style>
    <style:style style:name="P1347" style:parent-style-name="Normal" style:family="paragraph">
      <style:paragraph-properties fo:text-align="justify" fo:text-indent="0.5in">
        <style:tab-stops>
          <style:tab-stop style:type="left" style:position="0.6895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8" style:parent-style-name="DefaultParagraphFont" style:family="text">
      <style:text-properties fo:font-size="11pt" style:font-size-asian="11pt" style:font-size-complex="11pt"/>
    </style:style>
    <style:style style:name="T1349" style:parent-style-name="DefaultParagraphFont" style:family="text">
      <style:text-properties fo:font-size="11pt" style:font-size-asian="11pt" style:font-size-complex="11pt"/>
    </style:style>
    <style:style style:name="T1350" style:parent-style-name="DefaultParagraphFont" style:family="text">
      <style:text-properties fo:font-size="11pt" style:font-size-asian="11pt" style:font-size-complex="11pt"/>
    </style:style>
    <style:style style:name="T1351" style:parent-style-name="DefaultParagraphFont" style:family="text">
      <style:text-properties fo:font-size="11pt" style:font-size-asian="11pt" style:font-size-complex="11pt"/>
    </style:style>
    <style:style style:name="P1352" style:parent-style-name="Normal" style:family="paragraph">
      <style:text-properties style:font-name-asian="MS Mincho" fo:font-style="italic" style:font-style-asian="italic" style:font-style-complex="italic" fo:font-size="10pt" style:font-size-asian="10pt"/>
    </style:style>
    <style:style style:name="P1353" style:parent-style-name="Normal" style:family="paragraph">
      <style:paragraph-properties fo:text-align="justify"/>
    </style:style>
    <style:style style:name="T1354" style:parent-style-name="DefaultParagraphFont" style:family="text">
      <style:text-properties style:font-name-asian="MS Mincho" fo:font-style="italic" style:font-style-asian="italic" style:font-style-complex="italic" fo:font-size="10pt" style:font-size-asian="10pt"/>
    </style:style>
    <style:style style:name="T135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56" style:parent-style-name="DefaultParagraphFont" style:family="text">
      <style:text-properties style:font-name-asian="MS Mincho" fo:font-style="italic" style:font-style-asian="italic" style:font-style-complex="italic" fo:font-size="10pt" style:font-size-asian="10pt"/>
    </style:style>
    <style:style style:name="P1357" style:parent-style-name="Normal" style:family="paragraph">
      <style:paragraph-properties fo:text-align="justify"/>
    </style:style>
    <style:style style:name="T1358" style:parent-style-name="DefaultParagraphFont" style:family="text">
      <style:text-properties style:font-name-asian="MS Mincho" fo:font-style="italic" style:font-style-asian="italic" style:font-style-complex="italic" fo:font-size="10pt" style:font-size-asian="10pt"/>
    </style:style>
    <style:style style:name="T135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60" style:parent-style-name="DefaultParagraphFont" style:family="text">
      <style:text-properties style:font-name-asian="MS Mincho" fo:font-style="italic" style:font-style-asian="italic" style:font-style-complex="italic" fo:font-size="10pt" style:font-size-asian="10pt"/>
    </style:style>
    <style:style style:name="P1361" style:parent-style-name="Normal" style:family="paragraph">
      <style:paragraph-properties fo:text-align="justify" fo:text-indent="0.5in"/>
    </style:style>
    <style:style style:name="T1362" style:parent-style-name="DefaultParagraphFont" style:family="text">
      <style:text-properties fo:font-size="11pt" style:font-size-asian="11pt" style:font-size-complex="11pt"/>
    </style:style>
    <style:style style:name="T1363" style:parent-style-name="DefaultParagraphFont" style:family="text">
      <style:text-properties fo:font-size="11pt" style:font-size-asian="11pt" style:font-size-complex="11pt"/>
    </style:style>
    <style:style style:name="T1364" style:parent-style-name="DefaultParagraphFont" style:family="text">
      <style:text-properties fo:font-size="11pt" style:font-size-asian="11pt" style:font-size-complex="11pt"/>
    </style:style>
    <style:style style:name="P1365" style:parent-style-name="Normal" style:family="paragraph">
      <style:text-properties style:font-name-asian="MS Mincho" fo:font-style="italic" style:font-style-asian="italic" style:font-style-complex="italic" fo:font-size="10pt" style:font-size-asian="10pt"/>
    </style:style>
    <style:style style:name="P1366" style:parent-style-name="Normal" style:family="paragraph">
      <style:paragraph-properties fo:text-align="justify"/>
    </style:style>
    <style:style style:name="T1367" style:parent-style-name="DefaultParagraphFont" style:family="text">
      <style:text-properties style:font-name-asian="MS Mincho" fo:font-style="italic" style:font-style-asian="italic" style:font-style-complex="italic" fo:font-size="10pt" style:font-size-asian="10pt"/>
    </style:style>
    <style:style style:name="T136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69" style:parent-style-name="DefaultParagraphFont" style:family="text">
      <style:text-properties style:font-name-asian="MS Mincho" fo:font-style="italic" style:font-style-asian="italic" style:font-style-complex="italic" fo:font-size="10pt" style:font-size-asian="10pt"/>
    </style:style>
    <style:style style:name="P1370" style:parent-style-name="Normal" style:family="paragraph">
      <style:paragraph-properties fo:text-align="justify" fo:text-indent="0.5in"/>
    </style:style>
    <style:style style:name="T1371" style:parent-style-name="DefaultParagraphFont" style:family="text">
      <style:text-properties fo:font-size="11pt" style:font-size-asian="11pt" style:font-size-complex="11pt"/>
    </style:style>
    <style:style style:name="T1372" style:parent-style-name="DefaultParagraphFont" style:family="text">
      <style:text-properties fo:font-size="11pt" style:font-size-asian="11pt" style:font-size-complex="11pt"/>
    </style:style>
    <style:style style:name="T1373" style:parent-style-name="DefaultParagraphFont" style:family="text">
      <style:text-properties fo:font-size="11pt" style:font-size-asian="11pt" style:font-size-complex="11pt"/>
    </style:style>
    <style:style style:name="T1374" style:parent-style-name="DefaultParagraphFont" style:family="text">
      <style:text-properties fo:color="#FF0000" fo:font-size="11pt" style:font-size-asian="11pt" style:font-size-complex="11pt"/>
    </style:style>
    <style:style style:name="T1375" style:parent-style-name="DefaultParagraphFont" style:family="text">
      <style:text-properties fo:font-size="11pt" style:font-size-asian="11pt" style:font-size-complex="11pt"/>
    </style:style>
    <style:style style:name="P1376" style:parent-style-name="Normal" style:family="paragraph">
      <style:paragraph-properties fo:text-align="justify" fo:text-indent="0.5in"/>
    </style:style>
    <style:style style:name="T1377" style:parent-style-name="DefaultParagraphFont" style:family="text">
      <style:text-properties fo:font-size="11pt" style:font-size-asian="11pt" style:font-size-complex="11pt"/>
    </style:style>
    <style:style style:name="T1378" style:parent-style-name="DefaultParagraphFont" style:family="text">
      <style:text-properties fo:font-size="11pt" style:font-size-asian="11pt" style:font-size-complex="11pt"/>
    </style:style>
    <style:style style:name="T1379" style:parent-style-name="DefaultParagraphFont" style:family="text">
      <style:text-properties style:font-weight-complex="bold" fo:font-size="11pt" style:font-size-asian="11pt" style:font-size-complex="11pt"/>
    </style:style>
    <style:style style:name="T1380" style:parent-style-name="DefaultParagraphFont" style:family="text">
      <style:text-properties style:font-weight-complex="bold" fo:font-size="11pt" style:font-size-asian="11pt" style:font-size-complex="11pt"/>
    </style:style>
    <style:style style:name="T1381" style:parent-style-name="DefaultParagraphFont" style:family="text">
      <style:text-properties fo:font-size="11pt" style:font-size-asian="11pt" style:font-size-complex="11pt"/>
    </style:style>
    <style:style style:name="T1382" style:parent-style-name="DefaultParagraphFont" style:family="text">
      <style:text-properties style:font-weight-complex="bold" fo:font-size="11pt" style:font-size-asian="11pt" style:font-size-complex="11pt"/>
    </style:style>
    <style:style style:name="T1383" style:parent-style-name="DefaultParagraphFont" style:family="text">
      <style:text-properties style:font-style-complex="italic" fo:font-size="11pt" style:font-size-asian="11pt" style:font-size-complex="11pt"/>
    </style:style>
    <style:style style:name="P1384" style:parent-style-name="Normal" style:family="paragraph">
      <style:paragraph-properties fo:text-align="justify"/>
    </style:style>
    <style:style style:name="T1385" style:parent-style-name="DefaultParagraphFont" style:family="text">
      <style:text-properties fo:font-weight="bold" style:font-weight-asian="bold" fo:font-style="italic" style:font-style-asian="italic" fo:color="#000000" fo:font-size="10pt" style:font-size-asian="10pt"/>
    </style:style>
    <style:style style:name="T1386" style:parent-style-name="DefaultParagraphFont" style:family="text">
      <style:text-properties fo:font-weight="bold" style:font-weight-asian="bold" fo:font-style="italic" style:font-style-asian="italic" fo:color="#000000" fo:font-size="10pt" style:font-size-asian="10pt"/>
    </style:style>
    <style:style style:name="T1387" style:parent-style-name="DefaultParagraphFont" style:family="text">
      <style:text-properties fo:font-style="italic" style:font-style-asian="italic" fo:color="#000000" fo:font-size="10pt" style:font-size-asian="10pt"/>
    </style:style>
    <style:style style:name="T1388" style:parent-style-name="DefaultParagraphFont" style:family="text">
      <style:text-properties fo:color="#000000" fo:font-size="11pt" style:font-size-asian="11pt" style:font-size-complex="11pt"/>
    </style:style>
    <style:style style:name="P1389" style:parent-style-name="Normal" style:family="paragraph">
      <style:text-properties style:font-name-asian="MS Mincho" fo:font-style="italic" style:font-style-asian="italic" style:font-style-complex="italic" fo:font-size="10pt" style:font-size-asian="10pt"/>
    </style:style>
    <style:style style:name="P1390" style:parent-style-name="Normal" style:family="paragraph">
      <style:paragraph-properties fo:text-align="justify"/>
    </style:style>
    <style:style style:name="T1391" style:parent-style-name="DefaultParagraphFont" style:family="text">
      <style:text-properties style:font-name-asian="MS Mincho" fo:font-style="italic" style:font-style-asian="italic" style:font-style-complex="italic" fo:font-size="10pt" style:font-size-asian="10pt"/>
    </style:style>
    <style:style style:name="T139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93" style:parent-style-name="DefaultParagraphFont" style:family="text">
      <style:text-properties style:font-name-asian="MS Mincho" fo:font-style="italic" style:font-style-asian="italic" style:font-style-complex="italic" fo:font-size="10pt" style:font-size-asian="10pt"/>
    </style:style>
    <style:style style:name="P1394" style:parent-style-name="Normal" style:family="paragraph">
      <style:text-properties style:font-name-asian="MS Mincho" fo:font-style="italic" style:font-style-asian="italic" style:font-style-complex="italic" fo:font-size="10pt" style:font-size-asian="10pt"/>
    </style:style>
    <style:style style:name="P1395" style:parent-style-name="Normal" style:family="paragraph">
      <style:paragraph-properties fo:text-align="justify"/>
    </style:style>
    <style:style style:name="T1396" style:parent-style-name="DefaultParagraphFont" style:family="text">
      <style:text-properties style:font-name-asian="MS Mincho" fo:font-style="italic" style:font-style-asian="italic" style:font-style-complex="italic" fo:font-size="10pt" style:font-size-asian="10pt"/>
    </style:style>
    <style:style style:name="T139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398" style:parent-style-name="DefaultParagraphFont" style:family="text">
      <style:text-properties style:font-name-asian="MS Mincho" fo:font-style="italic" style:font-style-asian="italic" style:font-style-complex="italic" fo:font-size="10pt" style:font-size-asian="10pt"/>
    </style:style>
    <style:style style:name="T1399" style:parent-style-name="DefaultParagraphFont" style:family="text">
      <style:text-properties style:font-name-asian="MS Mincho" fo:font-style="italic" style:font-style-asian="italic" style:font-style-complex="italic" fo:font-size="10pt" style:font-size-asian="10pt"/>
    </style:style>
    <style:style style:name="P1400" style:parent-style-name="Normal" style:family="paragraph">
      <style:paragraph-properties fo:text-align="justify" fo:text-indent="0.5in"/>
    </style:style>
    <style:style style:name="T1401" style:parent-style-name="DefaultParagraphFont" style:family="text">
      <style:text-properties style:font-style-complex="italic" fo:font-size="11pt" style:font-size-asian="11pt" style:font-size-complex="11pt"/>
    </style:style>
    <style:style style:name="T1402" style:parent-style-name="DefaultParagraphFont" style:family="text">
      <style:text-properties style:font-style-complex="italic" fo:font-size="11pt" style:font-size-asian="11pt" style:font-size-complex="11pt"/>
    </style:style>
    <style:style style:name="T1403" style:parent-style-name="DefaultParagraphFont" style:family="text">
      <style:text-properties style:font-weight-complex="bold" fo:font-size="11pt" style:font-size-asian="11pt" style:font-size-complex="11pt"/>
    </style:style>
    <style:style style:name="T1404" style:parent-style-name="DefaultParagraphFont" style:family="text">
      <style:text-properties style:font-weight-complex="bold" fo:font-size="11pt" style:font-size-asian="11pt" style:font-size-complex="11pt"/>
    </style:style>
    <style:style style:name="T1405" style:parent-style-name="DefaultParagraphFont" style:family="text">
      <style:text-properties style:font-weight-complex="bold" fo:font-size="11pt" style:font-size-asian="11pt" style:font-size-complex="11pt"/>
    </style:style>
    <style:style style:name="T1406" style:parent-style-name="DefaultParagraphFont" style:family="text">
      <style:text-properties fo:font-size="11pt" style:font-size-asian="11pt" style:font-size-complex="11pt"/>
    </style:style>
    <style:style style:name="T1407" style:parent-style-name="DefaultParagraphFont" style:family="text">
      <style:text-properties style:font-weight-complex="bold" fo:font-size="11pt" style:font-size-asian="11pt" style:font-size-complex="11pt"/>
    </style:style>
    <style:style style:name="T1408" style:parent-style-name="DefaultParagraphFont" style:family="text">
      <style:text-properties fo:font-size="11pt" style:font-size-asian="11pt" style:font-size-complex="11pt"/>
    </style:style>
    <style:style style:name="P1409" style:parent-style-name="Normal" style:family="paragraph">
      <style:paragraph-properties fo:text-align="justify"/>
    </style:style>
    <style:style style:name="T1410" style:parent-style-name="DefaultParagraphFont" style:family="text">
      <style:text-properties fo:font-weight="bold" style:font-weight-asian="bold" fo:font-style="italic" style:font-style-asian="italic" fo:color="#000000" fo:font-size="10pt" style:font-size-asian="10pt"/>
    </style:style>
    <style:style style:name="T1411" style:parent-style-name="DefaultParagraphFont" style:family="text">
      <style:text-properties fo:font-style="italic" style:font-style-asian="italic" fo:color="#000000" fo:font-size="10pt" style:font-size-asian="10pt"/>
    </style:style>
    <style:style style:name="T1412" style:parent-style-name="DefaultParagraphFont" style:family="text">
      <style:text-properties fo:font-style="italic" style:font-style-asian="italic" fo:color="#000000" fo:font-size="10pt" style:font-size-asian="10pt"/>
    </style:style>
    <style:style style:name="T1413" style:parent-style-name="DefaultParagraphFont" style:family="text">
      <style:text-properties fo:color="#000000" fo:font-size="11pt" style:font-size-asian="11pt" style:font-size-complex="11pt"/>
    </style:style>
    <style:style style:name="P1414" style:parent-style-name="Normal" style:family="paragraph">
      <style:text-properties style:font-name-asian="MS Mincho" fo:font-style="italic" style:font-style-asian="italic" style:font-style-complex="italic" fo:font-size="10pt" style:font-size-asian="10pt"/>
    </style:style>
    <style:style style:name="P1415" style:parent-style-name="Normal" style:family="paragraph">
      <style:paragraph-properties fo:text-align="justify"/>
    </style:style>
    <style:style style:name="T1416" style:parent-style-name="DefaultParagraphFont" style:family="text">
      <style:text-properties style:font-name-asian="MS Mincho" fo:font-style="italic" style:font-style-asian="italic" style:font-style-complex="italic" fo:font-size="10pt" style:font-size-asian="10pt"/>
    </style:style>
    <style:style style:name="T141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18" style:parent-style-name="DefaultParagraphFont" style:family="text">
      <style:text-properties style:font-name-asian="MS Mincho" fo:font-style="italic" style:font-style-asian="italic" style:font-style-complex="italic" fo:font-size="10pt" style:font-size-asian="10pt"/>
    </style:style>
    <style:style style:name="T1419" style:parent-style-name="DefaultParagraphFont" style:family="text">
      <style:text-properties style:font-name-asian="MS Mincho" fo:font-style="italic" style:font-style-asian="italic" style:font-style-complex="italic" fo:font-size="10pt" style:font-size-asian="10pt"/>
    </style:style>
    <style:style style:name="P1420" style:parent-style-name="Normal" style:family="paragraph">
      <style:paragraph-properties fo:text-align="justify" fo:text-indent="0.5in"/>
    </style:style>
    <style:style style:name="T1421" style:parent-style-name="DefaultParagraphFont" style:family="text">
      <style:text-properties style:font-weight-complex="bold" fo:font-size="11pt" style:font-size-asian="11pt" style:font-size-complex="11pt"/>
    </style:style>
    <style:style style:name="T1422" style:parent-style-name="DefaultParagraphFont" style:family="text">
      <style:text-properties style:font-weight-complex="bold" fo:font-size="11pt" style:font-size-asian="11pt" style:font-size-complex="11pt"/>
    </style:style>
    <style:style style:name="P1423" style:parent-style-name="Normal" style:family="paragraph">
      <style:paragraph-properties fo:text-align="justify" fo:text-indent="0.5in"/>
      <style:text-properties style:font-weight-complex="bold" fo:font-size="11pt" style:font-size-asian="11pt" style:font-size-complex="11pt"/>
    </style:style>
    <style:style style:name="P1424" style:parent-style-name="Normal" style:family="paragraph">
      <style:paragraph-properties fo:text-align="center" fo:text-indent="0.0076in"/>
    </style:style>
    <style:style style:name="P1425" style:parent-style-name="Normal" style:family="paragraph">
      <style:paragraph-properties fo:text-align="justify" fo:text-indent="0.0076in"/>
      <style:text-properties fo:font-size="11pt" style:font-size-asian="11pt" style:font-size-complex="11pt"/>
    </style:style>
    <style:style style:name="P1426" style:parent-style-name="Normal" style:family="paragraph">
      <style:paragraph-properties fo:text-align="justify" fo:text-indent="0.5in"/>
    </style:style>
    <style:style style:name="T1427" style:parent-style-name="DefaultParagraphFont" style:family="text">
      <style:text-properties fo:font-size="11pt" style:font-size-asian="11pt" style:font-size-complex="11pt"/>
    </style:style>
    <style:style style:name="T1428" style:parent-style-name="DefaultParagraphFont" style:family="text">
      <style:text-properties fo:font-size="11pt" style:font-size-asian="11pt" style:font-size-complex="11pt"/>
    </style:style>
    <style:style style:name="T1429" style:parent-style-name="DefaultParagraphFont" style:family="text">
      <style:text-properties fo:font-size="11pt" style:font-size-asian="11pt" style:font-size-complex="11pt"/>
    </style:style>
    <style:style style:name="T1430" style:parent-style-name="DefaultParagraphFont" style:family="text">
      <style:text-properties fo:font-size="11pt" style:font-size-asian="11pt" style:font-size-complex="11pt"/>
    </style:style>
    <style:style style:name="T1431" style:parent-style-name="DefaultParagraphFont" style:family="text">
      <style:text-properties fo:font-size="11pt" style:font-size-asian="11pt" style:font-size-complex="11pt"/>
    </style:style>
    <style:style style:name="P1432" style:parent-style-name="Normal" style:family="paragraph">
      <style:paragraph-properties fo:text-align="justify" fo:text-indent="0.5in"/>
    </style:style>
    <style:style style:name="T1433" style:parent-style-name="DefaultParagraphFont" style:family="text">
      <style:text-properties fo:font-size="11pt" style:font-size-asian="11pt" style:font-size-complex="11pt"/>
    </style:style>
    <style:style style:name="T1434" style:parent-style-name="DefaultParagraphFont" style:family="text">
      <style:text-properties fo:font-size="11pt" style:font-size-asian="11pt" style:font-size-complex="11pt"/>
    </style:style>
    <style:style style:name="T1435" style:parent-style-name="DefaultParagraphFont" style:family="text">
      <style:text-properties fo:font-size="11pt" style:font-size-asian="11pt" style:font-size-complex="11pt"/>
    </style:style>
    <style:style style:name="P1436" style:parent-style-name="Normal" style:family="paragraph">
      <style:paragraph-properties fo:text-align="justify" fo:text-indent="0.5in"/>
    </style:style>
    <style:style style:name="T1437" style:parent-style-name="DefaultParagraphFont" style:family="text">
      <style:text-properties fo:font-size="11pt" style:font-size-asian="11pt" style:font-size-complex="11pt"/>
    </style:style>
    <style:style style:name="T1438" style:parent-style-name="DefaultParagraphFont" style:family="text">
      <style:text-properties fo:font-size="11pt" style:font-size-asian="11pt" style:font-size-complex="11pt"/>
    </style:style>
    <style:style style:name="T1439" style:parent-style-name="DefaultParagraphFont" style:family="text">
      <style:text-properties fo:font-size="11pt" style:font-size-asian="11pt" style:font-size-complex="11pt"/>
    </style:style>
    <style:style style:name="T1440" style:parent-style-name="DefaultParagraphFont" style:family="text">
      <style:text-properties fo:font-size="11pt" style:font-size-asian="11pt" style:font-size-complex="11pt"/>
    </style:style>
    <style:style style:name="P1441" style:parent-style-name="Normal" style:family="paragraph">
      <style:paragraph-properties fo:text-align="justify"/>
    </style:style>
    <style:style style:name="T1442" style:parent-style-name="DefaultParagraphFont" style:family="text">
      <style:text-properties fo:font-weight="bold" style:font-weight-asian="bold" fo:font-style="italic" style:font-style-asian="italic" fo:color="#000000" fo:font-size="10pt" style:font-size-asian="10pt"/>
    </style:style>
    <style:style style:name="T1443" style:parent-style-name="DefaultParagraphFont" style:family="text">
      <style:text-properties fo:font-style="italic" style:font-style-asian="italic" fo:color="#000000" fo:font-size="10pt" style:font-size-asian="10pt"/>
    </style:style>
    <style:style style:name="T1444" style:parent-style-name="DefaultParagraphFont" style:family="text">
      <style:text-properties fo:color="#000000" fo:font-size="11pt" style:font-size-asian="11pt" style:font-size-complex="11pt"/>
    </style:style>
    <style:style style:name="P1445" style:parent-style-name="Normal" style:family="paragraph">
      <style:text-properties style:font-name-asian="MS Mincho" fo:font-style="italic" style:font-style-asian="italic" style:font-style-complex="italic" fo:font-size="10pt" style:font-size-asian="10pt"/>
    </style:style>
    <style:style style:name="P1446" style:parent-style-name="Normal" style:family="paragraph">
      <style:paragraph-properties fo:text-align="justify"/>
    </style:style>
    <style:style style:name="T1447" style:parent-style-name="DefaultParagraphFont" style:family="text">
      <style:text-properties style:font-name-asian="MS Mincho" fo:font-style="italic" style:font-style-asian="italic" style:font-style-complex="italic" fo:font-size="10pt" style:font-size-asian="10pt"/>
    </style:style>
    <style:style style:name="T144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49" style:parent-style-name="DefaultParagraphFont" style:family="text">
      <style:text-properties style:font-name-asian="MS Mincho" fo:font-style="italic" style:font-style-asian="italic" style:font-style-complex="italic" fo:font-size="10pt" style:font-size-asian="10pt"/>
    </style:style>
    <style:style style:name="P1450" style:parent-style-name="Normal" style:family="paragraph">
      <style:paragraph-properties fo:text-align="justify" fo:text-indent="0.5in"/>
    </style:style>
    <style:style style:name="T1451" style:parent-style-name="DefaultParagraphFont" style:family="text">
      <style:text-properties fo:font-size="11pt" style:font-size-asian="11pt" style:font-size-complex="11pt"/>
    </style:style>
    <style:style style:name="T1452" style:parent-style-name="DefaultParagraphFont" style:family="text">
      <style:text-properties fo:font-size="11pt" style:font-size-asian="11pt" style:font-size-complex="11pt"/>
    </style:style>
    <style:style style:name="T1453" style:parent-style-name="DefaultParagraphFont" style:family="text">
      <style:text-properties fo:font-weight="bold" style:font-weight-asian="bold" fo:font-size="11pt" style:font-size-asian="11pt" style:font-size-complex="11pt"/>
    </style:style>
    <style:style style:name="T1454" style:parent-style-name="DefaultParagraphFont" style:family="text">
      <style:text-properties fo:font-size="11pt" style:font-size-asian="11pt" style:font-size-complex="11pt"/>
    </style:style>
    <style:style style:name="T1455" style:parent-style-name="DefaultParagraphFont" style:family="text">
      <style:text-properties fo:font-size="11pt" style:font-size-asian="11pt" style:font-size-complex="11pt"/>
    </style:style>
    <style:style style:name="T1456" style:parent-style-name="DefaultParagraphFont" style:family="text">
      <style:text-properties fo:font-size="11pt" style:font-size-asian="11pt" style:font-size-complex="11pt"/>
    </style:style>
    <style:style style:name="T1457" style:parent-style-name="DefaultParagraphFont" style:family="text">
      <style:text-properties fo:font-size="11pt" style:font-size-asian="11pt" style:font-size-complex="11pt"/>
    </style:style>
    <style:style style:name="T1458" style:parent-style-name="DefaultParagraphFont" style:family="text">
      <style:text-properties style:font-weight-complex="bold" fo:font-size="11pt" style:font-size-asian="11pt" style:font-size-complex="11pt"/>
    </style:style>
    <style:style style:name="T1459" style:parent-style-name="DefaultParagraphFont" style:family="text">
      <style:text-properties fo:font-size="11pt" style:font-size-asian="11pt" style:font-size-complex="11pt"/>
    </style:style>
    <style:style style:name="T1460" style:parent-style-name="DefaultParagraphFont" style:family="text">
      <style:text-properties style:font-weight-complex="bold" fo:font-size="11pt" style:font-size-asian="11pt" style:font-size-complex="11pt"/>
    </style:style>
    <style:style style:name="T1461" style:parent-style-name="DefaultParagraphFont" style:family="text">
      <style:text-properties fo:font-size="11pt" style:font-size-asian="11pt" style:font-size-complex="11pt"/>
    </style:style>
    <style:style style:name="T1462" style:parent-style-name="DefaultParagraphFont" style:family="text">
      <style:text-properties style:font-weight-complex="bold" fo:font-size="11pt" style:font-size-asian="11pt" style:font-size-complex="11pt"/>
    </style:style>
    <style:style style:name="P1463" style:parent-style-name="Normal" style:family="paragraph">
      <style:paragraph-properties fo:text-align="justify"/>
    </style:style>
    <style:style style:name="T1464" style:parent-style-name="DefaultParagraphFont" style:family="text">
      <style:text-properties fo:font-weight="bold" style:font-weight-asian="bold" fo:font-style="italic" style:font-style-asian="italic" fo:color="#000000" fo:font-size="10pt" style:font-size-asian="10pt"/>
    </style:style>
    <style:style style:name="T1465" style:parent-style-name="DefaultParagraphFont" style:family="text">
      <style:text-properties fo:font-style="italic" style:font-style-asian="italic" fo:color="#000000" fo:font-size="10pt" style:font-size-asian="10pt"/>
    </style:style>
    <style:style style:name="T1466" style:parent-style-name="DefaultParagraphFont" style:family="text">
      <style:text-properties fo:font-style="italic" style:font-style-asian="italic" fo:color="#000000" fo:font-size="10pt" style:font-size-asian="10pt"/>
    </style:style>
    <style:style style:name="T1467" style:parent-style-name="DefaultParagraphFont" style:family="text">
      <style:text-properties fo:color="#000000" fo:font-size="11pt" style:font-size-asian="11pt" style:font-size-complex="11pt"/>
    </style:style>
    <style:style style:name="P1468" style:parent-style-name="Normal" style:family="paragraph">
      <style:text-properties style:font-name-asian="MS Mincho" fo:font-style="italic" style:font-style-asian="italic" style:font-style-complex="italic" fo:font-size="10pt" style:font-size-asian="10pt"/>
    </style:style>
    <style:style style:name="P1469" style:parent-style-name="Normal" style:family="paragraph">
      <style:paragraph-properties fo:text-align="justify"/>
    </style:style>
    <style:style style:name="T1470" style:parent-style-name="DefaultParagraphFont" style:family="text">
      <style:text-properties style:font-name-asian="MS Mincho" fo:font-style="italic" style:font-style-asian="italic" style:font-style-complex="italic" fo:font-size="10pt" style:font-size-asian="10pt"/>
    </style:style>
    <style:style style:name="T147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72" style:parent-style-name="DefaultParagraphFont" style:family="text">
      <style:text-properties style:font-name-asian="MS Mincho" fo:font-style="italic" style:font-style-asian="italic" style:font-style-complex="italic" fo:font-size="10pt" style:font-size-asian="10pt"/>
    </style:style>
    <style:style style:name="T1473" style:parent-style-name="DefaultParagraphFont" style:family="text">
      <style:text-properties style:font-name-asian="MS Mincho" fo:font-style="italic" style:font-style-asian="italic" style:font-style-complex="italic" fo:font-size="10pt" style:font-size-asian="10pt"/>
    </style:style>
    <style:style style:name="P1474" style:parent-style-name="Normal" style:family="paragraph">
      <style:text-properties fo:font-style="italic" style:font-style-asian="italic" fo:font-size="10pt" style:font-size-asian="10pt"/>
    </style:style>
    <style:style style:name="P1475" style:parent-style-name="Normal" style:family="paragraph">
      <style:paragraph-properties fo:text-align="justify"/>
    </style:style>
    <style:style style:name="T1476" style:parent-style-name="DefaultParagraphFont" style:family="text">
      <style:text-properties fo:font-style="italic" style:font-style-asian="italic" fo:font-size="10pt" style:font-size-asian="10pt"/>
    </style:style>
    <style:style style:name="T1477"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478" style:parent-style-name="DefaultParagraphFont" style:family="text">
      <style:text-properties fo:font-style="italic" style:font-style-asian="italic" fo:font-size="10pt" style:font-size-asian="10pt"/>
    </style:style>
    <style:style style:name="P1479" style:parent-style-name="Normal" style:family="paragraph">
      <style:paragraph-properties fo:text-align="justify"/>
    </style:style>
    <style:style style:name="T1480" style:parent-style-name="DefaultParagraphFont" style:family="text">
      <style:text-properties style:font-name-asian="MS Mincho" fo:font-style="italic" style:font-style-asian="italic" style:font-style-complex="italic" fo:font-size="10pt" style:font-size-asian="10pt"/>
    </style:style>
    <style:style style:name="T148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82" style:parent-style-name="DefaultParagraphFont" style:family="text">
      <style:text-properties style:font-name-asian="MS Mincho" fo:font-style="italic" style:font-style-asian="italic" style:font-style-complex="italic" fo:font-size="10pt" style:font-size-asian="10pt"/>
    </style:style>
    <style:style style:name="P1483" style:parent-style-name="Normal" style:family="paragraph">
      <style:paragraph-properties fo:text-align="justify"/>
    </style:style>
    <style:style style:name="T1484" style:parent-style-name="DefaultParagraphFont" style:family="text">
      <style:text-properties style:font-name-asian="MS Mincho" fo:font-style="italic" style:font-style-asian="italic" style:font-style-complex="italic" fo:font-size="10pt" style:font-size-asian="10pt"/>
    </style:style>
    <style:style style:name="T148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86" style:parent-style-name="DefaultParagraphFont" style:family="text">
      <style:text-properties style:font-name-asian="MS Mincho" fo:font-style="italic" style:font-style-asian="italic" style:font-style-complex="italic" fo:font-size="10pt" style:font-size-asian="10pt"/>
    </style:style>
    <style:style style:name="T1487" style:parent-style-name="DefaultParagraphFont" style:family="text">
      <style:text-properties style:font-name-asian="MS Mincho" fo:font-style="italic" style:font-style-asian="italic" style:font-style-complex="italic" fo:font-size="10pt" style:font-size-asian="10pt"/>
    </style:style>
    <style:style style:name="T148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89" style:parent-style-name="DefaultParagraphFont" style:family="text">
      <style:text-properties style:font-name-asian="MS Mincho" fo:font-style="italic" style:font-style-asian="italic" style:font-style-complex="italic" fo:font-size="10pt" style:font-size-asian="10pt"/>
    </style:style>
    <style:style style:name="T1490" style:parent-style-name="DefaultParagraphFont" style:family="text">
      <style:text-properties style:font-name-asian="MS Mincho" fo:font-style="italic" style:font-style-asian="italic" style:font-style-complex="italic" fo:font-size="10pt" style:font-size-asian="10pt"/>
    </style:style>
    <style:style style:name="T149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92" style:parent-style-name="DefaultParagraphFont" style:family="text">
      <style:text-properties style:font-name-asian="MS Mincho" fo:font-style="italic" style:font-style-asian="italic" style:font-style-complex="italic" fo:font-size="10pt" style:font-size-asian="10pt"/>
    </style:style>
    <style:style style:name="T1493" style:parent-style-name="DefaultParagraphFont" style:family="text">
      <style:text-properties style:font-name-asian="MS Mincho" fo:font-style="italic" style:font-style-asian="italic" style:font-style-complex="italic" fo:font-size="10pt" style:font-size-asian="10pt"/>
    </style:style>
    <style:style style:name="T149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95" style:parent-style-name="DefaultParagraphFont" style:family="text">
      <style:text-properties style:font-name-asian="MS Mincho" fo:font-style="italic" style:font-style-asian="italic" style:font-style-complex="italic" fo:font-size="10pt" style:font-size-asian="10pt"/>
    </style:style>
    <style:style style:name="T1496" style:parent-style-name="DefaultParagraphFont" style:family="text">
      <style:text-properties style:font-name-asian="MS Mincho" fo:font-style="italic" style:font-style-asian="italic" style:font-style-complex="italic" fo:font-size="10pt" style:font-size-asian="10pt"/>
    </style:style>
    <style:style style:name="T149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498" style:parent-style-name="DefaultParagraphFont" style:family="text">
      <style:text-properties style:font-name-asian="MS Mincho" fo:font-style="italic" style:font-style-asian="italic" style:font-style-complex="italic" fo:font-size="10pt" style:font-size-asian="10pt"/>
    </style:style>
    <style:style style:name="T1499" style:parent-style-name="DefaultParagraphFont" style:family="text">
      <style:text-properties style:font-name-asian="MS Mincho" fo:font-style="italic" style:font-style-asian="italic" style:font-style-complex="italic" fo:font-size="10pt" style:font-size-asian="10pt"/>
    </style:style>
    <style:style style:name="T150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501" style:parent-style-name="DefaultParagraphFont" style:family="text">
      <style:text-properties style:font-name-asian="MS Mincho" fo:font-style="italic" style:font-style-asian="italic" style:font-style-complex="italic" fo:font-size="10pt" style:font-size-asian="10pt"/>
    </style:style>
    <style:style style:name="P1502" style:parent-style-name="Normal" style:family="paragraph">
      <style:paragraph-properties fo:text-align="justify"/>
    </style:style>
    <style:style style:name="T1503" style:parent-style-name="DefaultParagraphFont" style:family="text">
      <style:text-properties style:font-name-asian="MS Mincho" fo:font-style="italic" style:font-style-asian="italic" style:font-style-complex="italic" fo:font-size="10pt" style:font-size-asian="10pt"/>
    </style:style>
    <style:style style:name="T150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505" style:parent-style-name="DefaultParagraphFont" style:family="text">
      <style:text-properties style:font-name-asian="MS Mincho" fo:font-style="italic" style:font-style-asian="italic" style:font-style-complex="italic" fo:font-size="10pt" style:font-size-asian="10pt"/>
    </style:style>
    <style:style style:name="T1506" style:parent-style-name="DefaultParagraphFont" style:family="text">
      <style:text-properties fo:font-style="italic" style:font-style-asian="italic" fo:font-size="10pt" style:font-size-asian="10pt"/>
    </style:style>
    <style:style style:name="T1507"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508" style:parent-style-name="DefaultParagraphFont" style:family="text">
      <style:text-properties fo:font-style="italic" style:font-style-asian="italic" fo:font-size="10pt" style:font-size-asian="10pt"/>
    </style:style>
    <style:style style:name="P1509" style:parent-style-name="Normal" style:family="paragraph">
      <style:paragraph-properties fo:text-align="justify"/>
    </style:style>
    <style:style style:name="T1510" style:parent-style-name="DefaultParagraphFont" style:family="text">
      <style:text-properties fo:font-style="italic" style:font-style-asian="italic" fo:font-size="10pt" style:font-size-asian="10pt"/>
    </style:style>
    <style:style style:name="T1511"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512" style:parent-style-name="DefaultParagraphFont" style:family="text">
      <style:text-properties fo:font-style="italic" style:font-style-asian="italic" fo:font-size="10pt" style:font-size-asian="10pt"/>
    </style:style>
    <style:style style:name="P1513" style:parent-style-name="Normal" style:family="paragraph">
      <style:paragraph-properties fo:text-align="justify"/>
    </style:style>
    <style:style style:name="T1514" style:parent-style-name="DefaultParagraphFont" style:family="text">
      <style:text-properties fo:font-style="italic" style:font-style-asian="italic" fo:font-size="10pt" style:font-size-asian="10pt"/>
    </style:style>
    <style:style style:name="T1515"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516" style:parent-style-name="DefaultParagraphFont" style:family="text">
      <style:text-properties fo:font-style="italic" style:font-style-asian="italic" fo:font-size="10pt" style:font-size-asian="10pt"/>
    </style:style>
    <style:style style:name="T1517" style:parent-style-name="DefaultParagraphFont" style:family="text">
      <style:text-properties fo:font-style="italic" style:font-style-asian="italic" fo:font-size="10pt" style:font-size-asian="10pt"/>
    </style:style>
    <style:style style:name="T1518"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519" style:parent-style-name="DefaultParagraphFont" style:family="text">
      <style:text-properties fo:font-style="italic" style:font-style-asian="italic" fo:font-size="10pt" style:font-size-asian="10pt"/>
    </style:style>
    <style:style style:name="T1520" style:parent-style-name="DefaultParagraphFont" style:family="text">
      <style:text-properties style:font-name-asian="MS Mincho" fo:font-style="italic" style:font-style-asian="italic" fo:font-size="10pt" style:font-size-asian="10pt"/>
    </style:style>
    <style:style style:name="T1521"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1522" style:parent-style-name="DefaultParagraphFont" style:family="text">
      <style:text-properties style:font-name-asian="MS Mincho" fo:font-style="italic" style:font-style-asian="italic" fo:font-size="10pt" style:font-size-asian="10pt"/>
    </style:style>
    <style:style style:name="P1523" style:parent-style-name="Normal" style:family="paragraph">
      <style:paragraph-properties fo:text-align="justify" fo:text-indent="0.5in"/>
    </style:style>
    <style:style style:name="P1524" style:parent-style-name="Normal" style:family="paragraph">
      <style:paragraph-properties fo:text-indent="0.5in"/>
    </style:style>
    <style:style style:name="T1525" style:parent-style-name="DefaultParagraphFont" style:family="text">
      <style:text-properties fo:font-weight="bold" style:font-weight-asian="bold" fo:font-size="11pt" style:font-size-asian="11pt"/>
    </style:style>
    <style:style style:name="T1526" style:parent-style-name="DefaultParagraphFont" style:family="text">
      <style:text-properties fo:font-weight="bold" style:font-weight-asian="bold" fo:font-size="11pt" style:font-size-asian="11pt"/>
    </style:style>
    <style:style style:name="T1527" style:parent-style-name="DefaultParagraphFont" style:family="text">
      <style:text-properties fo:font-size="11pt" style:font-size-asian="11pt"/>
    </style:style>
    <style:style style:name="T1528" style:parent-style-name="DefaultParagraphFont" style:family="text">
      <style:text-properties fo:font-weight="bold" style:font-weight-asian="bold" fo:font-size="11pt" style:font-size-asian="11pt"/>
    </style:style>
    <style:style style:name="P1529" style:parent-style-name="Normal" style:family="paragraph">
      <style:paragraph-properties fo:text-align="justify" fo:text-indent="0.5in"/>
    </style:style>
    <style:style style:name="T1530" style:parent-style-name="DefaultParagraphFont" style:family="text">
      <style:text-properties fo:font-size="11pt" style:font-size-asian="11pt"/>
    </style:style>
    <style:style style:name="T1531" style:parent-style-name="DefaultParagraphFont" style:family="text">
      <style:text-properties fo:font-size="11pt" style:font-size-asian="11pt"/>
    </style:style>
    <style:style style:name="T1532" style:parent-style-name="DefaultParagraphFont" style:family="text">
      <style:text-properties fo:font-size="11pt" style:font-size-asian="11pt"/>
    </style:style>
    <style:style style:name="P1533" style:parent-style-name="Normal" style:family="paragraph">
      <style:paragraph-properties fo:text-align="justify" fo:text-indent="0.5in"/>
    </style:style>
    <style:style style:name="T1534" style:parent-style-name="DefaultParagraphFont" style:family="text">
      <style:text-properties fo:font-size="11pt" style:font-size-asian="11pt"/>
    </style:style>
    <style:style style:name="T1535" style:parent-style-name="DefaultParagraphFont" style:family="text">
      <style:text-properties fo:font-size="11pt" style:font-size-asian="11pt"/>
    </style:style>
    <style:style style:name="T1536" style:parent-style-name="DefaultParagraphFont" style:family="text">
      <style:text-properties fo:font-size="11pt" style:font-size-asian="11pt"/>
    </style:style>
    <style:style style:name="P1537" style:parent-style-name="Normal" style:family="paragraph">
      <style:paragraph-properties fo:text-align="justify" fo:text-indent="0.5in"/>
    </style:style>
    <style:style style:name="T1538" style:parent-style-name="DefaultParagraphFont" style:family="text">
      <style:text-properties fo:font-size="11pt" style:font-size-asian="11pt"/>
    </style:style>
    <style:style style:name="T1539" style:parent-style-name="DefaultParagraphFont" style:family="text">
      <style:text-properties fo:font-size="11pt" style:font-size-asian="11pt"/>
    </style:style>
    <style:style style:name="T1540" style:parent-style-name="DefaultParagraphFont" style:family="text">
      <style:text-properties fo:font-size="11pt" style:font-size-asian="11pt"/>
    </style:style>
    <style:style style:name="T1541" style:parent-style-name="DefaultParagraphFont" style:family="text">
      <style:text-properties fo:font-size="11pt" style:font-size-asian="11pt"/>
    </style:style>
    <style:style style:name="P1542" style:parent-style-name="Normal" style:family="paragraph">
      <style:paragraph-properties fo:text-align="justify" fo:text-indent="0.5in"/>
    </style:style>
    <style:style style:name="T1543" style:parent-style-name="DefaultParagraphFont" style:family="text">
      <style:text-properties fo:font-size="11pt" style:font-size-asian="11pt"/>
    </style:style>
    <style:style style:name="T1544" style:parent-style-name="DefaultParagraphFont" style:family="text">
      <style:text-properties fo:font-size="11pt" style:font-size-asian="11pt"/>
    </style:style>
    <style:style style:name="T1545" style:parent-style-name="DefaultParagraphFont" style:family="text">
      <style:text-properties fo:font-size="11pt" style:font-size-asian="11pt"/>
    </style:style>
    <style:style style:name="P1546" style:parent-style-name="Normal" style:family="paragraph">
      <style:paragraph-properties fo:text-align="justify" fo:text-indent="0.5in"/>
    </style:style>
    <style:style style:name="T1547" style:parent-style-name="DefaultParagraphFont" style:family="text">
      <style:text-properties fo:font-size="11pt" style:font-size-asian="11pt"/>
    </style:style>
    <style:style style:name="T1548" style:parent-style-name="DefaultParagraphFont" style:family="text">
      <style:text-properties fo:font-size="11pt" style:font-size-asian="11pt"/>
    </style:style>
    <style:style style:name="P1549" style:parent-style-name="Normal" style:family="paragraph">
      <style:paragraph-properties fo:text-align="center" fo:text-indent="0.5in"/>
    </style:style>
    <style:style style:name="P1550" style:parent-style-name="Normal" style:family="paragraph">
      <style:paragraph-properties fo:keep-with-next="always" fo:text-align="center"/>
    </style:style>
    <style:style style:name="T1551" style:parent-style-name="DefaultParagraphFont" style:family="text">
      <style:text-properties fo:font-weight="bold" style:font-weight-asian="bold" fo:font-size="11pt" style:font-size-asian="11pt"/>
    </style:style>
    <style:style style:name="T1552" style:parent-style-name="DefaultParagraphFont" style:family="text">
      <style:text-properties fo:font-weight="bold" style:font-weight-asian="bold" fo:font-size="11pt" style:font-size-asian="11pt"/>
    </style:style>
    <style:style style:name="P1553" style:parent-style-name="Normal" style:family="paragraph">
      <style:paragraph-properties fo:keep-with-next="always" fo:text-align="center"/>
    </style:style>
    <style:style style:name="T1554" style:parent-style-name="DefaultParagraphFont" style:family="text">
      <style:text-properties fo:font-weight="bold" style:font-weight-asian="bold" fo:font-size="11pt" style:font-size-asian="11pt"/>
    </style:style>
    <style:style style:name="T1555" style:parent-style-name="DefaultParagraphFont" style:family="text">
      <style:text-properties fo:font-weight="bold" style:font-weight-asian="bold" fo:font-size="11pt" style:font-size-asian="11pt"/>
    </style:style>
    <style:style style:name="P1556" style:parent-style-name="Normal" style:family="paragraph">
      <style:text-properties fo:font-size="11pt" style:font-size-asian="11pt"/>
    </style:style>
    <style:style style:name="P1557" style:parent-style-name="Normal" style:family="paragraph">
      <style:paragraph-properties fo:text-align="justify" fo:margin-left="0.5in" fo:text-indent="-0.0076in">
        <style:tab-stops/>
      </style:paragraph-properties>
    </style:style>
    <style:style style:name="T1558" style:parent-style-name="DefaultParagraphFont" style:family="text">
      <style:text-properties fo:font-weight="bold" style:font-weight-asian="bold" fo:font-size="11pt" style:font-size-asian="11pt"/>
    </style:style>
    <style:style style:name="T1559" style:parent-style-name="DefaultParagraphFont" style:family="text">
      <style:text-properties fo:font-weight="bold" style:font-weight-asian="bold" fo:font-size="11pt" style:font-size-asian="11pt"/>
    </style:style>
    <style:style style:name="T1560" style:parent-style-name="DefaultParagraphFont" style:family="text">
      <style:text-properties fo:font-weight="bold" style:font-weight-asian="bold" fo:font-size="11pt" style:font-size-asian="11pt"/>
    </style:style>
    <style:style style:name="P1561" style:parent-style-name="Normal" style:family="paragraph">
      <style:paragraph-properties fo:text-align="justify" fo:text-indent="0.5in"/>
    </style:style>
    <style:style style:name="T1562" style:parent-style-name="DefaultParagraphFont" style:family="text">
      <style:text-properties fo:font-size="11pt" style:font-size-asian="11pt" style:font-size-complex="11pt"/>
    </style:style>
    <style:style style:name="T1563" style:parent-style-name="DefaultParagraphFont" style:family="text">
      <style:text-properties fo:font-size="11pt" style:font-size-asian="11pt" style:font-size-complex="11pt"/>
    </style:style>
    <style:style style:name="T1564" style:parent-style-name="DefaultParagraphFont" style:family="text">
      <style:text-properties fo:font-size="11pt" style:font-size-asian="11pt" style:font-size-complex="11pt"/>
    </style:style>
    <style:style style:name="P1565" style:parent-style-name="Normal" style:family="paragraph">
      <style:text-properties style:font-name-asian="MS Mincho" fo:font-style="italic" style:font-style-asian="italic" style:font-style-complex="italic" fo:font-size="10pt" style:font-size-asian="10pt"/>
    </style:style>
    <style:style style:name="P1566" style:parent-style-name="Normal" style:family="paragraph">
      <style:paragraph-properties fo:text-align="justify"/>
    </style:style>
    <style:style style:name="T1567" style:parent-style-name="DefaultParagraphFont" style:family="text">
      <style:text-properties style:font-name-asian="MS Mincho" fo:font-style="italic" style:font-style-asian="italic" style:font-style-complex="italic" fo:font-size="10pt" style:font-size-asian="10pt"/>
    </style:style>
    <style:style style:name="T156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569" style:parent-style-name="DefaultParagraphFont" style:family="text">
      <style:text-properties style:font-name-asian="MS Mincho" fo:font-style="italic" style:font-style-asian="italic" style:font-style-complex="italic" fo:font-size="10pt" style:font-size-asian="10pt"/>
    </style:style>
    <style:style style:name="P1570" style:parent-style-name="Normal" style:family="paragraph">
      <style:paragraph-properties fo:text-align="justify" fo:text-indent="0.5in"/>
    </style:style>
    <style:style style:name="T1571" style:parent-style-name="DefaultParagraphFont" style:family="text">
      <style:text-properties fo:font-size="11pt" style:font-size-asian="11pt"/>
    </style:style>
    <style:style style:name="T1572" style:parent-style-name="DefaultParagraphFont" style:family="text">
      <style:text-properties fo:font-size="11pt" style:font-size-asian="11pt"/>
    </style:style>
    <style:style style:name="T1573" style:parent-style-name="DefaultParagraphFont" style:family="text">
      <style:text-properties style:font-weight-complex="bold" fo:font-size="11pt" style:font-size-asian="11pt"/>
    </style:style>
    <style:style style:name="T1574" style:parent-style-name="DefaultParagraphFont" style:family="text">
      <style:text-properties fo:font-size="11pt" style:font-size-asian="11pt"/>
    </style:style>
    <style:style style:name="T1575" style:parent-style-name="DefaultParagraphFont" style:family="text">
      <style:text-properties fo:font-size="11pt" style:font-size-asian="11pt"/>
    </style:style>
    <style:style style:name="P1576" style:parent-style-name="Normal" style:family="paragraph">
      <style:paragraph-properties fo:text-align="justify" fo:text-indent="0.4923in"/>
    </style:style>
    <style:style style:name="T1577" style:parent-style-name="DefaultParagraphFont" style:family="text">
      <style:text-properties fo:font-size="11pt" style:font-size-asian="11pt" style:font-size-complex="12pt"/>
    </style:style>
    <style:style style:name="T1578" style:parent-style-name="DefaultParagraphFont" style:family="text">
      <style:text-properties fo:font-size="11pt" style:font-size-asian="11pt" style:font-size-complex="12pt"/>
    </style:style>
    <style:style style:name="T1579" style:parent-style-name="DefaultParagraphFont" style:family="text">
      <style:text-properties fo:font-size="11pt" style:font-size-asian="11pt"/>
    </style:style>
    <style:style style:name="T1580" style:parent-style-name="DefaultParagraphFont" style:family="text">
      <style:text-properties style:font-weight-complex="bold" fo:font-size="11pt" style:font-size-asian="11pt" style:font-size-complex="12pt"/>
    </style:style>
    <style:style style:name="T1581" style:parent-style-name="DefaultParagraphFont" style:family="text">
      <style:text-properties fo:font-size="11pt" style:font-size-asian="11pt" style:font-size-complex="12pt"/>
    </style:style>
    <style:style style:name="T1582" style:parent-style-name="DefaultParagraphFont" style:family="text">
      <style:text-properties style:font-weight-complex="bold" fo:font-size="11pt" style:font-size-asian="11pt" style:font-size-complex="12pt"/>
    </style:style>
    <style:style style:name="T1583" style:parent-style-name="DefaultParagraphFont" style:family="text">
      <style:text-properties fo:font-size="11pt" style:font-size-asian="11pt" style:font-size-complex="12pt"/>
    </style:style>
    <style:style style:name="T1584" style:parent-style-name="DefaultParagraphFont" style:family="text">
      <style:text-properties fo:font-size="11pt" style:font-size-asian="11pt" style:font-size-complex="12pt"/>
    </style:style>
    <style:style style:name="P1585" style:parent-style-name="Normal" style:family="paragraph">
      <style:paragraph-properties fo:text-align="justify"/>
      <style:text-properties style:font-name-asian="MS Mincho" fo:font-style="italic" style:font-style-asian="italic" style:font-style-complex="italic" fo:font-size="10pt" style:font-size-asian="10pt"/>
    </style:style>
    <style:style style:name="T1586" style:parent-style-name="DefaultParagraphFont" style:family="text">
      <style:text-properties style:font-name-asian="MS Mincho" fo:font-style="italic" style:font-style-asian="italic" style:font-style-complex="italic" fo:font-size="10pt" style:font-size-asian="10pt"/>
    </style:style>
    <style:style style:name="T158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588" style:parent-style-name="DefaultParagraphFont" style:family="text">
      <style:text-properties style:font-name-asian="MS Mincho" fo:font-style="italic" style:font-style-asian="italic" style:font-style-complex="italic" fo:font-size="10pt" style:font-size-asian="10pt"/>
    </style:style>
    <style:style style:name="T1589" style:parent-style-name="DefaultParagraphFont" style:family="text">
      <style:text-properties style:font-name-asian="MS Mincho" fo:font-style="italic" style:font-style-asian="italic" style:font-style-complex="italic" fo:font-size="10pt" style:font-size-asian="10pt"/>
    </style:style>
    <style:style style:name="T159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591" style:parent-style-name="DefaultParagraphFont" style:family="text">
      <style:text-properties style:font-name-asian="MS Mincho" fo:font-style="italic" style:font-style-asian="italic" style:font-style-complex="italic" fo:font-size="10pt" style:font-size-asian="10pt"/>
    </style:style>
    <style:style style:name="T1592" style:parent-style-name="DefaultParagraphFont" style:family="text">
      <style:text-properties style:font-name-asian="MS Mincho" fo:font-style="italic" style:font-style-asian="italic" style:font-style-complex="italic" fo:font-size="10pt" style:font-size-asian="10pt"/>
    </style:style>
    <style:style style:name="P1593" style:parent-style-name="Normal" style:family="paragraph">
      <style:paragraph-properties fo:text-align="justify" fo:text-indent="0.5in"/>
    </style:style>
    <style:style style:name="P1594" style:parent-style-name="Normal" style:family="paragraph">
      <style:paragraph-properties fo:text-align="justify" fo:margin-left="1.625in" fo:text-indent="-1.125in">
        <style:tab-stops/>
      </style:paragraph-properties>
    </style:style>
    <style:style style:name="T1595" style:parent-style-name="DefaultParagraphFont" style:family="text">
      <style:text-properties fo:font-weight="bold" style:font-weight-asian="bold" fo:font-size="11pt" style:font-size-asian="11pt"/>
    </style:style>
    <style:style style:name="T1596" style:parent-style-name="DefaultParagraphFont" style:family="text">
      <style:text-properties fo:font-weight="bold" style:font-weight-asian="bold" fo:font-size="11pt" style:font-size-asian="11pt"/>
    </style:style>
    <style:style style:name="T1597" style:parent-style-name="DefaultParagraphFont" style:family="text">
      <style:text-properties fo:font-weight="bold" style:font-weight-asian="bold" fo:font-size="11pt" style:font-size-asian="11pt"/>
    </style:style>
    <style:style style:name="P1598" style:parent-style-name="Normal" style:family="paragraph">
      <style:paragraph-properties fo:text-align="justify" fo:text-indent="0.5in"/>
    </style:style>
    <style:style style:name="T1599" style:parent-style-name="DefaultParagraphFont" style:family="text">
      <style:text-properties fo:font-size="11pt" style:font-size-asian="11pt"/>
    </style:style>
    <style:style style:name="T1600" style:parent-style-name="DefaultParagraphFont" style:family="text">
      <style:text-properties fo:font-size="11pt" style:font-size-asian="11pt"/>
    </style:style>
    <style:style style:name="T1601" style:parent-style-name="DefaultParagraphFont" style:family="text">
      <style:text-properties fo:font-size="11pt" style:font-size-asian="11pt"/>
    </style:style>
    <style:style style:name="P1602" style:parent-style-name="Normal" style:family="paragraph">
      <style:paragraph-properties fo:text-align="justify" fo:text-indent="0.5in"/>
    </style:style>
    <style:style style:name="T1603" style:parent-style-name="DefaultParagraphFont" style:family="text">
      <style:text-properties fo:font-size="11pt" style:font-size-asian="11pt"/>
    </style:style>
    <style:style style:name="T1604" style:parent-style-name="DefaultParagraphFont" style:family="text">
      <style:text-properties fo:font-size="11pt" style:font-size-asian="11pt"/>
    </style:style>
    <style:style style:name="T1605" style:parent-style-name="DefaultParagraphFont" style:family="text">
      <style:text-properties fo:font-size="11pt" style:font-size-asian="11pt"/>
    </style:style>
    <style:style style:name="P1606" style:parent-style-name="Normal" style:family="paragraph">
      <style:paragraph-properties fo:text-indent="0.5in"/>
    </style:style>
    <style:style style:name="P1607" style:parent-style-name="Normal" style:family="paragraph">
      <style:paragraph-properties fo:text-align="justify" fo:text-indent="0.5in"/>
    </style:style>
    <style:style style:name="T1608" style:parent-style-name="DefaultParagraphFont" style:family="text">
      <style:text-properties fo:font-weight="bold" style:font-weight-asian="bold" fo:font-size="11pt" style:font-size-asian="11pt" style:font-size-complex="11pt"/>
    </style:style>
    <style:style style:name="T1609" style:parent-style-name="DefaultParagraphFont" style:family="text">
      <style:text-properties fo:font-weight="bold" style:font-weight-asian="bold" fo:font-size="11pt" style:font-size-asian="11pt" style:font-size-complex="11pt"/>
    </style:style>
    <style:style style:name="T1610" style:parent-style-name="DefaultParagraphFont" style:family="text">
      <style:text-properties fo:font-weight="bold" style:font-weight-asian="bold" fo:font-size="11pt" style:font-size-asian="11pt" style:font-size-complex="11pt"/>
    </style:style>
    <style:style style:name="P1611" style:parent-style-name="Normal" style:family="paragraph">
      <style:paragraph-properties fo:text-align="justify" fo:text-indent="0.5in"/>
    </style:style>
    <style:style style:name="T1612" style:parent-style-name="DefaultParagraphFont" style:family="text">
      <style:text-properties fo:font-size="11pt" style:font-size-asian="11pt" style:font-size-complex="11pt"/>
    </style:style>
    <style:style style:name="T1613" style:parent-style-name="DefaultParagraphFont" style:family="text">
      <style:text-properties fo:font-size="11pt" style:font-size-asian="11pt" style:font-size-complex="11pt"/>
    </style:style>
    <style:style style:name="T1614" style:parent-style-name="DefaultParagraphFont" style:family="text">
      <style:text-properties fo:font-size="11pt" style:font-size-asian="11pt" style:font-size-complex="11pt"/>
    </style:style>
    <style:style style:name="T1615" style:parent-style-name="DefaultParagraphFont" style:family="text">
      <style:text-properties fo:font-size="11pt" style:font-size-asian="11pt" style:font-size-complex="11pt"/>
    </style:style>
    <style:style style:name="P1616" style:parent-style-name="Normal" style:family="paragraph">
      <style:paragraph-properties fo:text-align="justify" fo:text-indent="0.5in"/>
    </style:style>
    <style:style style:name="T1617" style:parent-style-name="DefaultParagraphFont" style:family="text">
      <style:text-properties fo:font-size="11pt" style:font-size-asian="11pt" style:font-size-complex="11pt"/>
    </style:style>
    <style:style style:name="T1618" style:parent-style-name="DefaultParagraphFont" style:family="text">
      <style:text-properties fo:font-size="11pt" style:font-size-asian="11pt" style:font-size-complex="11pt"/>
    </style:style>
    <style:style style:name="P1619" style:parent-style-name="Normal" style:family="paragraph">
      <style:paragraph-properties fo:text-align="justify" fo:text-indent="0.5in"/>
    </style:style>
    <style:style style:name="T1620" style:parent-style-name="DefaultParagraphFont" style:family="text">
      <style:text-properties fo:font-size="11pt" style:font-size-asian="11pt" style:font-size-complex="11pt"/>
    </style:style>
    <style:style style:name="T1621" style:parent-style-name="DefaultParagraphFont" style:family="text">
      <style:text-properties fo:font-size="11pt" style:font-size-asian="11pt" style:font-size-complex="11pt"/>
    </style:style>
    <style:style style:name="T1622" style:parent-style-name="DefaultParagraphFont" style:family="text">
      <style:text-properties fo:font-size="11pt" style:font-size-asian="11pt" style:font-size-complex="11pt"/>
    </style:style>
    <style:style style:name="P1623" style:parent-style-name="Normal" style:family="paragraph">
      <style:text-properties style:font-name-asian="MS Mincho" fo:font-style="italic" style:font-style-asian="italic" style:font-style-complex="italic" fo:font-size="10pt" style:font-size-asian="10pt"/>
    </style:style>
    <style:style style:name="P1624" style:parent-style-name="Normal" style:family="paragraph">
      <style:paragraph-properties fo:text-align="justify"/>
    </style:style>
    <style:style style:name="T1625" style:parent-style-name="DefaultParagraphFont" style:family="text">
      <style:text-properties style:font-name-asian="MS Mincho" fo:font-style="italic" style:font-style-asian="italic" style:font-style-complex="italic" fo:font-size="10pt" style:font-size-asian="10pt"/>
    </style:style>
    <style:style style:name="T162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627" style:parent-style-name="DefaultParagraphFont" style:family="text">
      <style:text-properties style:font-name-asian="MS Mincho" fo:font-style="italic" style:font-style-asian="italic" style:font-style-complex="italic" fo:font-size="10pt" style:font-size-asian="10pt"/>
    </style:style>
    <style:style style:name="T1628" style:parent-style-name="DefaultParagraphFont" style:family="text">
      <style:text-properties style:font-name-asian="MS Mincho" fo:font-style="italic" style:font-style-asian="italic" style:font-style-complex="italic" fo:font-size="10pt" style:font-size-asian="10pt"/>
    </style:style>
    <style:style style:name="P1629" style:parent-style-name="Normal" style:family="paragraph">
      <style:paragraph-properties fo:text-indent="0.5in"/>
    </style:style>
    <style:style style:name="T1630" style:parent-style-name="DefaultParagraphFont" style:family="text">
      <style:text-properties fo:font-weight="bold" style:font-weight-asian="bold" fo:font-size="11pt" style:font-size-asian="11pt"/>
    </style:style>
    <style:style style:name="T1631" style:parent-style-name="DefaultParagraphFont" style:family="text">
      <style:text-properties fo:font-weight="bold" style:font-weight-asian="bold" fo:font-size="11pt" style:font-size-asian="11pt"/>
    </style:style>
    <style:style style:name="T1632" style:parent-style-name="DefaultParagraphFont" style:family="text">
      <style:text-properties fo:font-weight="bold" style:font-weight-asian="bold" fo:font-size="11pt" style:font-size-asian="11pt"/>
    </style:style>
    <style:style style:name="P1633" style:parent-style-name="Normal" style:family="paragraph">
      <style:paragraph-properties fo:text-align="justify" fo:text-indent="0.5in"/>
    </style:style>
    <style:style style:name="T1634" style:parent-style-name="DefaultParagraphFont" style:family="text">
      <style:text-properties fo:font-size="11pt" style:font-size-asian="11pt"/>
    </style:style>
    <style:style style:name="T1635" style:parent-style-name="DefaultParagraphFont" style:family="text">
      <style:text-properties fo:font-size="11pt" style:font-size-asian="11pt"/>
    </style:style>
    <style:style style:name="T1636" style:parent-style-name="DefaultParagraphFont" style:family="text">
      <style:text-properties fo:font-size="11pt" style:font-size-asian="11pt"/>
    </style:style>
    <style:style style:name="P1637" style:parent-style-name="Normal" style:family="paragraph">
      <style:paragraph-properties fo:text-align="justify" fo:text-indent="0.5in"/>
    </style:style>
    <style:style style:name="T1638" style:parent-style-name="DefaultParagraphFont" style:family="text">
      <style:text-properties fo:font-size="11pt" style:font-size-asian="11pt"/>
    </style:style>
    <style:style style:name="T1639" style:parent-style-name="DefaultParagraphFont" style:family="text">
      <style:text-properties fo:font-size="11pt" style:font-size-asian="11pt"/>
    </style:style>
    <style:style style:name="T1640" style:parent-style-name="DefaultParagraphFont" style:family="text">
      <style:text-properties fo:font-size="11pt" style:font-size-asian="11pt"/>
    </style:style>
    <style:style style:name="T1641" style:parent-style-name="DefaultParagraphFont" style:family="text">
      <style:text-properties fo:font-size="11pt" style:font-size-asian="11pt"/>
    </style:style>
    <style:style style:name="P1642" style:parent-style-name="Normal" style:family="paragraph">
      <style:paragraph-properties fo:text-align="justify" fo:text-indent="0.5in"/>
    </style:style>
    <style:style style:name="T1643" style:parent-style-name="DefaultParagraphFont" style:family="text">
      <style:text-properties fo:font-size="11pt" style:font-size-asian="11pt"/>
    </style:style>
    <style:style style:name="T1644" style:parent-style-name="DefaultParagraphFont" style:family="text">
      <style:text-properties fo:font-size="11pt" style:font-size-asian="11pt"/>
    </style:style>
    <style:style style:name="T1645" style:parent-style-name="DefaultParagraphFont" style:family="text">
      <style:text-properties fo:font-size="11pt" style:font-size-asian="11pt"/>
    </style:style>
    <style:style style:name="P1646" style:parent-style-name="Normal" style:family="paragraph">
      <style:paragraph-properties fo:text-align="center" fo:text-indent="0.5in"/>
    </style:style>
    <style:style style:name="P1647" style:parent-style-name="Normal" style:family="paragraph">
      <style:paragraph-properties fo:keep-with-next="always" fo:text-align="center"/>
    </style:style>
    <style:style style:name="T1648" style:parent-style-name="DefaultParagraphFont" style:family="text">
      <style:text-properties fo:font-weight="bold" style:font-weight-asian="bold" fo:font-size="11pt" style:font-size-asian="11pt"/>
    </style:style>
    <style:style style:name="T1649" style:parent-style-name="DefaultParagraphFont" style:family="text">
      <style:text-properties fo:font-weight="bold" style:font-weight-asian="bold" fo:font-size="11pt" style:font-size-asian="11pt"/>
    </style:style>
    <style:style style:name="P1650" style:parent-style-name="Normal" style:family="paragraph">
      <style:paragraph-properties fo:text-align="center"/>
    </style:style>
    <style:style style:name="T1651" style:parent-style-name="DefaultParagraphFont" style:family="text">
      <style:text-properties fo:font-weight="bold" style:font-weight-asian="bold" fo:font-size="11pt" style:font-size-asian="11pt"/>
    </style:style>
    <style:style style:name="P1652" style:parent-style-name="Normal" style:family="paragraph">
      <style:paragraph-properties fo:text-align="justify" fo:text-indent="0.5in"/>
      <style:text-properties fo:font-weight="bold" style:font-weight-asian="bold" fo:font-size="11pt" style:font-size-asian="11pt"/>
    </style:style>
    <style:style style:name="P1653" style:parent-style-name="Normal" style:family="paragraph">
      <style:paragraph-properties fo:text-indent="0.5in"/>
    </style:style>
    <style:style style:name="T1654" style:parent-style-name="DefaultParagraphFont" style:family="text">
      <style:text-properties fo:font-weight="bold" style:font-weight-asian="bold" fo:font-size="11pt" style:font-size-asian="11pt"/>
    </style:style>
    <style:style style:name="T1655" style:parent-style-name="DefaultParagraphFont" style:family="text">
      <style:text-properties fo:font-weight="bold" style:font-weight-asian="bold" fo:font-size="11pt" style:font-size-asian="11pt"/>
    </style:style>
    <style:style style:name="T1656" style:parent-style-name="DefaultParagraphFont" style:family="text">
      <style:text-properties fo:font-weight="bold" style:font-weight-asian="bold" fo:font-size="11pt" style:font-size-asian="11pt"/>
    </style:style>
    <style:style style:name="P1657" style:parent-style-name="Normal" style:family="paragraph">
      <style:paragraph-properties fo:text-align="justify" fo:text-indent="0.5in"/>
    </style:style>
    <style:style style:name="T1658" style:parent-style-name="DefaultParagraphFont" style:family="text">
      <style:text-properties fo:font-size="11pt" style:font-size-asian="11pt"/>
    </style:style>
    <style:style style:name="T1659" style:parent-style-name="DefaultParagraphFont" style:family="text">
      <style:text-properties fo:font-size="11pt" style:font-size-asian="11pt"/>
    </style:style>
    <style:style style:name="T1660" style:parent-style-name="DefaultParagraphFont" style:family="text">
      <style:text-properties fo:font-size="11pt" style:font-size-asian="11pt"/>
    </style:style>
    <style:style style:name="P1661" style:parent-style-name="Normal" style:family="paragraph">
      <style:paragraph-properties fo:text-align="justify" fo:text-indent="0.5in"/>
    </style:style>
    <style:style style:name="T1662" style:parent-style-name="DefaultParagraphFont" style:family="text">
      <style:text-properties fo:font-size="11pt" style:font-size-asian="11pt"/>
    </style:style>
    <style:style style:name="T1663" style:parent-style-name="DefaultParagraphFont" style:family="text">
      <style:text-properties fo:font-size="11pt" style:font-size-asian="11pt"/>
    </style:style>
    <style:style style:name="P1664" style:parent-style-name="Normal" style:family="paragraph">
      <style:paragraph-properties fo:text-align="justify" fo:text-indent="0.5in"/>
    </style:style>
    <style:style style:name="T1665" style:parent-style-name="DefaultParagraphFont" style:family="text">
      <style:text-properties fo:font-size="11pt" style:font-size-asian="11pt"/>
    </style:style>
    <style:style style:name="T1666" style:parent-style-name="DefaultParagraphFont" style:family="text">
      <style:text-properties fo:font-size="11pt" style:font-size-asian="11pt"/>
    </style:style>
    <style:style style:name="P1667" style:parent-style-name="Normal" style:family="paragraph">
      <style:paragraph-properties fo:text-align="justify" fo:text-indent="0.5in"/>
    </style:style>
    <style:style style:name="T1668" style:parent-style-name="DefaultParagraphFont" style:family="text">
      <style:text-properties fo:font-size="11pt" style:font-size-asian="11pt"/>
    </style:style>
    <style:style style:name="T1669" style:parent-style-name="DefaultParagraphFont" style:family="text">
      <style:text-properties fo:font-size="11pt" style:font-size-asian="11pt"/>
    </style:style>
    <style:style style:name="P1670" style:parent-style-name="Normal" style:family="paragraph">
      <style:paragraph-properties fo:text-align="justify" fo:text-indent="0.5in"/>
    </style:style>
    <style:style style:name="T1671" style:parent-style-name="DefaultParagraphFont" style:family="text">
      <style:text-properties fo:font-size="11pt" style:font-size-asian="11pt"/>
    </style:style>
    <style:style style:name="T1672" style:parent-style-name="DefaultParagraphFont" style:family="text">
      <style:text-properties fo:font-size="11pt" style:font-size-asian="11pt"/>
    </style:style>
    <style:style style:name="T1673" style:parent-style-name="DefaultParagraphFont" style:family="text">
      <style:text-properties fo:font-size="11pt" style:font-size-asian="11pt"/>
    </style:style>
    <style:style style:name="T1674" style:parent-style-name="DefaultParagraphFont" style:family="text">
      <style:text-properties fo:font-size="11pt" style:font-size-asian="11pt"/>
    </style:style>
    <style:style style:name="P1675" style:parent-style-name="Normal" style:family="paragraph">
      <style:paragraph-properties fo:text-align="justify" fo:text-indent="0.5in"/>
    </style:style>
    <style:style style:name="T1676" style:parent-style-name="DefaultParagraphFont" style:family="text">
      <style:text-properties fo:font-size="11pt" style:font-size-asian="11pt"/>
    </style:style>
    <style:style style:name="T1677" style:parent-style-name="DefaultParagraphFont" style:family="text">
      <style:text-properties fo:font-size="11pt" style:font-size-asian="11pt"/>
    </style:style>
    <style:style style:name="T1678" style:parent-style-name="DefaultParagraphFont" style:family="text">
      <style:text-properties fo:font-size="11pt" style:font-size-asian="11pt"/>
    </style:style>
    <style:style style:name="P1679" style:parent-style-name="Normal" style:family="paragraph">
      <style:paragraph-properties fo:text-align="justify" fo:text-indent="0.5in"/>
    </style:style>
    <style:style style:name="T1680" style:parent-style-name="DefaultParagraphFont" style:family="text">
      <style:text-properties fo:font-size="11pt" style:font-size-asian="11pt" style:font-size-complex="11pt"/>
    </style:style>
    <style:style style:name="T1681" style:parent-style-name="DefaultParagraphFont" style:family="text">
      <style:text-properties fo:font-size="11pt" style:font-size-asian="11pt" style:font-size-complex="11pt"/>
    </style:style>
    <style:style style:name="T1682" style:parent-style-name="DefaultParagraphFont" style:family="text">
      <style:text-properties fo:font-size="11pt" style:font-size-asian="11pt" style:font-size-complex="11pt"/>
    </style:style>
    <style:style style:name="T1683" style:parent-style-name="DefaultParagraphFont" style:family="text">
      <style:text-properties fo:font-size="11pt" style:font-size-asian="11pt" style:font-size-complex="11pt"/>
    </style:style>
    <style:style style:name="P1684" style:parent-style-name="Normal" style:family="paragraph">
      <style:text-properties style:font-name-asian="MS Mincho" fo:font-style="italic" style:font-style-asian="italic" style:font-style-complex="italic" fo:font-size="10pt" style:font-size-asian="10pt"/>
    </style:style>
    <style:style style:name="P1685" style:parent-style-name="Normal" style:family="paragraph">
      <style:paragraph-properties fo:text-align="justify"/>
    </style:style>
    <style:style style:name="T1686" style:parent-style-name="DefaultParagraphFont" style:family="text">
      <style:text-properties style:font-name-asian="MS Mincho" fo:font-style="italic" style:font-style-asian="italic" style:font-style-complex="italic" fo:font-size="10pt" style:font-size-asian="10pt"/>
    </style:style>
    <style:style style:name="T168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688" style:parent-style-name="DefaultParagraphFont" style:family="text">
      <style:text-properties style:font-name-asian="MS Mincho" fo:font-style="italic" style:font-style-asian="italic" style:font-style-complex="italic" fo:font-size="10pt" style:font-size-asian="10pt"/>
    </style:style>
    <style:style style:name="P1689" style:parent-style-name="Normal" style:family="paragraph">
      <style:paragraph-properties fo:text-align="justify" fo:text-indent="0.5in"/>
    </style:style>
    <style:style style:name="T1690" style:parent-style-name="DefaultParagraphFont" style:family="text">
      <style:text-properties fo:font-size="11pt" style:font-size-asian="11pt"/>
    </style:style>
    <style:style style:name="T1691" style:parent-style-name="DefaultParagraphFont" style:family="text">
      <style:text-properties fo:font-size="11pt" style:font-size-asian="11pt"/>
    </style:style>
    <style:style style:name="T1692" style:parent-style-name="DefaultParagraphFont" style:family="text">
      <style:text-properties fo:font-style="italic" style:font-style-asian="italic" fo:font-size="10pt" style:font-size-asian="10pt"/>
    </style:style>
    <style:style style:name="T1693" style:parent-style-name="DefaultParagraphFont" style:family="text">
      <style:text-properties fo:font-style="italic" style:font-style-asian="italic" fo:font-size="10pt" style:font-size-asian="10pt"/>
    </style:style>
    <style:style style:name="P1694" style:parent-style-name="Normal" style:family="paragraph">
      <style:paragraph-properties fo:text-align="justify" fo:text-indent="0.5in"/>
    </style:style>
    <style:style style:name="T1695" style:parent-style-name="DefaultParagraphFont" style:family="text">
      <style:text-properties fo:font-size="11pt" style:font-size-asian="11pt"/>
    </style:style>
    <style:style style:name="T1696" style:parent-style-name="DefaultParagraphFont" style:family="text">
      <style:text-properties fo:font-size="11pt" style:font-size-asian="11pt"/>
    </style:style>
    <style:style style:name="T1697" style:parent-style-name="DefaultParagraphFont" style:family="text">
      <style:text-properties fo:font-size="11pt" style:font-size-asian="11pt"/>
    </style:style>
    <style:style style:name="P1698" style:parent-style-name="Normal" style:family="paragraph">
      <style:paragraph-properties fo:text-align="justify" fo:text-indent="0.5in"/>
    </style:style>
    <style:style style:name="T1699" style:parent-style-name="DefaultParagraphFont" style:family="text">
      <style:text-properties fo:font-size="11pt" style:font-size-asian="11pt" style:font-size-complex="11pt"/>
    </style:style>
    <style:style style:name="T1700" style:parent-style-name="DefaultParagraphFont" style:family="text">
      <style:text-properties fo:font-size="11pt" style:font-size-asian="11pt" style:font-size-complex="11pt"/>
    </style:style>
    <style:style style:name="T1701" style:parent-style-name="DefaultParagraphFont" style:family="text">
      <style:text-properties fo:font-size="11pt" style:font-size-asian="11pt" style:font-size-complex="11pt"/>
    </style:style>
    <style:style style:name="T1702" style:parent-style-name="DefaultParagraphFont" style:family="text">
      <style:text-properties style:text-position="super 63.6%" fo:font-size="11pt" style:font-size-asian="11pt" style:font-size-complex="11pt"/>
    </style:style>
    <style:style style:name="T1703" style:parent-style-name="DefaultParagraphFont" style:family="text">
      <style:text-properties fo:font-size="11pt" style:font-size-asian="11pt" style:font-size-complex="11pt"/>
    </style:style>
    <style:style style:name="P1704" style:parent-style-name="Normal" style:family="paragraph">
      <style:text-properties style:font-name-asian="MS Mincho" fo:font-style="italic" style:font-style-asian="italic" style:font-style-complex="italic" fo:font-size="10pt" style:font-size-asian="10pt"/>
    </style:style>
    <style:style style:name="P1705" style:parent-style-name="Normal" style:family="paragraph">
      <style:paragraph-properties fo:text-align="justify"/>
    </style:style>
    <style:style style:name="T1706" style:parent-style-name="DefaultParagraphFont" style:family="text">
      <style:text-properties style:font-name-asian="MS Mincho" fo:font-style="italic" style:font-style-asian="italic" style:font-style-complex="italic" fo:font-size="10pt" style:font-size-asian="10pt"/>
    </style:style>
    <style:style style:name="T170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708" style:parent-style-name="DefaultParagraphFont" style:family="text">
      <style:text-properties style:font-name-asian="MS Mincho" fo:font-style="italic" style:font-style-asian="italic" style:font-style-complex="italic" fo:font-size="10pt" style:font-size-asian="10pt"/>
    </style:style>
    <style:style style:name="P1709" style:parent-style-name="Normal" style:family="paragraph">
      <style:paragraph-properties fo:text-align="justify" fo:text-indent="0.5in"/>
    </style:style>
    <style:style style:name="T1710" style:parent-style-name="DefaultParagraphFont" style:family="text">
      <style:text-properties style:font-weight-complex="bold" fo:font-size="11pt" style:font-size-asian="11pt" style:font-size-complex="11pt" style:language-asian="lt" style:country-asian="LT"/>
    </style:style>
    <style:style style:name="T1711" style:parent-style-name="DefaultParagraphFont" style:family="text">
      <style:text-properties style:font-weight-complex="bold" fo:font-size="11pt" style:font-size-asian="11pt" style:font-size-complex="11pt" style:language-asian="lt" style:country-asian="LT"/>
    </style:style>
    <style:style style:name="T1712" style:parent-style-name="DefaultParagraphFont" style:family="text">
      <style:text-properties fo:font-size="11pt" style:font-size-asian="11pt" style:font-size-complex="11pt" style:language-asian="lt" style:country-asian="LT"/>
    </style:style>
    <style:style style:name="T1713" style:parent-style-name="DefaultParagraphFont" style:family="text">
      <style:text-properties fo:font-size="11pt" style:font-size-asian="11pt" style:font-size-complex="11pt" style:language-asian="lt" style:country-asian="LT"/>
    </style:style>
    <style:style style:name="T1714" style:parent-style-name="DefaultParagraphFont" style:family="text">
      <style:text-properties fo:font-size="11pt" style:font-size-asian="11pt" style:font-size-complex="11pt" style:language-asian="lt" style:country-asian="LT"/>
    </style:style>
    <style:style style:name="P1715" style:parent-style-name="Normal" style:family="paragraph">
      <style:paragraph-properties fo:text-align="justify"/>
    </style:style>
    <style:style style:name="T1716" style:parent-style-name="DefaultParagraphFont" style:family="text">
      <style:text-properties fo:font-weight="bold" style:font-weight-asian="bold" fo:font-style="italic" style:font-style-asian="italic" fo:color="#000000" fo:font-size="10pt" style:font-size-asian="10pt"/>
    </style:style>
    <style:style style:name="T1717" style:parent-style-name="DefaultParagraphFont" style:family="text">
      <style:text-properties fo:font-style="italic" style:font-style-asian="italic" fo:color="#000000" fo:font-size="10pt" style:font-size-asian="10pt"/>
    </style:style>
    <style:style style:name="P1718" style:parent-style-name="Normal" style:family="paragraph">
      <style:text-properties style:font-name-asian="MS Mincho" fo:font-style="italic" style:font-style-asian="italic" style:font-style-complex="italic" fo:font-size="10pt" style:font-size-asian="10pt"/>
    </style:style>
    <style:style style:name="P1719" style:parent-style-name="Normal" style:family="paragraph">
      <style:paragraph-properties fo:text-align="justify"/>
    </style:style>
    <style:style style:name="T1720" style:parent-style-name="DefaultParagraphFont" style:family="text">
      <style:text-properties style:font-name-asian="MS Mincho" fo:font-style="italic" style:font-style-asian="italic" style:font-style-complex="italic" fo:font-size="10pt" style:font-size-asian="10pt"/>
    </style:style>
    <style:style style:name="T172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722" style:parent-style-name="DefaultParagraphFont" style:family="text">
      <style:text-properties style:font-name-asian="MS Mincho" fo:font-style="italic" style:font-style-asian="italic" style:font-style-complex="italic" fo:font-size="10pt" style:font-size-asian="10pt"/>
    </style:style>
    <style:style style:name="P1723" style:parent-style-name="Normal" style:family="paragraph">
      <style:text-properties fo:font-style="italic" style:font-style-asian="italic" fo:font-size="10pt" style:font-size-asian="10pt"/>
    </style:style>
    <style:style style:name="T1724" style:parent-style-name="DefaultParagraphFont" style:family="text">
      <style:text-properties fo:font-style="italic" style:font-style-asian="italic" fo:font-size="10pt" style:font-size-asian="10pt"/>
    </style:style>
    <style:style style:name="T1725"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726" style:parent-style-name="DefaultParagraphFont" style:family="text">
      <style:text-properties fo:font-style="italic" style:font-style-asian="italic" fo:font-size="10pt" style:font-size-asian="10pt"/>
    </style:style>
    <style:style style:name="T1727" style:parent-style-name="DefaultParagraphFont" style:family="text">
      <style:text-properties style:font-name-asian="MS Mincho" fo:font-style="italic" style:font-style-asian="italic" style:font-style-complex="italic" fo:font-size="10pt" style:font-size-asian="10pt"/>
    </style:style>
    <style:style style:name="T172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729" style:parent-style-name="DefaultParagraphFont" style:family="text">
      <style:text-properties style:font-name-asian="MS Mincho" fo:font-style="italic" style:font-style-asian="italic" style:font-style-complex="italic" fo:font-size="10pt" style:font-size-asian="10pt"/>
    </style:style>
    <style:style style:name="T1730" style:parent-style-name="DefaultParagraphFont" style:family="text">
      <style:text-properties style:font-name-asian="MS Mincho" fo:font-style="italic" style:font-style-asian="italic" style:font-style-complex="italic" fo:font-size="10pt" style:font-size-asian="10pt"/>
    </style:style>
    <style:style style:name="T173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732" style:parent-style-name="DefaultParagraphFont" style:family="text">
      <style:text-properties style:font-name-asian="MS Mincho" fo:font-style="italic" style:font-style-asian="italic" style:font-style-complex="italic" fo:font-size="10pt" style:font-size-asian="10pt"/>
    </style:style>
    <style:style style:name="P1733" style:parent-style-name="Normal" style:family="paragraph">
      <style:paragraph-properties fo:text-align="justify" fo:text-indent="0.5in"/>
    </style:style>
    <style:style style:name="P1734" style:parent-style-name="Normal" style:family="paragraph">
      <style:paragraph-properties fo:text-align="justify" fo:text-indent="0.5in"/>
    </style:style>
    <style:style style:name="T1735" style:parent-style-name="DefaultParagraphFont" style:family="text">
      <style:text-properties fo:font-weight="bold" style:font-weight-asian="bold" fo:font-size="11pt" style:font-size-asian="11pt"/>
    </style:style>
    <style:style style:name="T1736" style:parent-style-name="DefaultParagraphFont" style:family="text">
      <style:text-properties fo:font-weight="bold" style:font-weight-asian="bold" fo:font-size="11pt" style:font-size-asian="11pt"/>
    </style:style>
    <style:style style:name="T1737" style:parent-style-name="DefaultParagraphFont" style:family="text">
      <style:text-properties fo:font-weight="bold" style:font-weight-asian="bold" fo:font-size="11pt" style:font-size-asian="11pt"/>
    </style:style>
    <style:style style:name="P1738" style:parent-style-name="Normal" style:family="paragraph">
      <style:paragraph-properties fo:text-align="justify" fo:text-indent="0.5in"/>
    </style:style>
    <style:style style:name="T1739" style:parent-style-name="DefaultParagraphFont" style:family="text">
      <style:text-properties fo:font-size="11pt" style:font-size-asian="11pt"/>
    </style:style>
    <style:style style:name="P1740" style:parent-style-name="Normal" style:family="paragraph">
      <style:paragraph-properties fo:text-align="justify" fo:text-indent="0.5in"/>
    </style:style>
    <style:style style:name="T1741" style:parent-style-name="DefaultParagraphFont" style:family="text">
      <style:text-properties fo:font-size="11pt" style:font-size-asian="11pt"/>
    </style:style>
    <style:style style:name="T1742" style:parent-style-name="DefaultParagraphFont" style:family="text">
      <style:text-properties fo:font-size="11pt" style:font-size-asian="11pt"/>
    </style:style>
    <style:style style:name="T1743" style:parent-style-name="DefaultParagraphFont" style:family="text">
      <style:text-properties fo:font-size="11pt" style:font-size-asian="11pt"/>
    </style:style>
    <style:style style:name="P1744" style:parent-style-name="Normal" style:family="paragraph">
      <style:paragraph-properties fo:text-align="justify" fo:text-indent="0.5in"/>
    </style:style>
    <style:style style:name="T1745" style:parent-style-name="DefaultParagraphFont" style:family="text">
      <style:text-properties fo:font-size="11pt" style:font-size-asian="11pt" style:font-size-complex="11pt"/>
    </style:style>
    <style:style style:name="T1746" style:parent-style-name="DefaultParagraphFont" style:family="text">
      <style:text-properties fo:font-size="11pt" style:font-size-asian="11pt" style:font-size-complex="11pt"/>
    </style:style>
    <style:style style:name="T1747" style:parent-style-name="DefaultParagraphFont" style:family="text">
      <style:text-properties fo:font-size="11pt" style:font-size-asian="11pt" style:font-size-complex="11pt"/>
    </style:style>
    <style:style style:name="P1748" style:parent-style-name="Normal" style:family="paragraph">
      <style:paragraph-properties fo:text-align="justify" fo:text-indent="0.5in"/>
    </style:style>
    <style:style style:name="T1749" style:parent-style-name="DefaultParagraphFont" style:family="text">
      <style:text-properties fo:font-size="11pt" style:font-size-asian="11pt"/>
    </style:style>
    <style:style style:name="T1750" style:parent-style-name="DefaultParagraphFont" style:family="text">
      <style:text-properties fo:font-size="11pt" style:font-size-asian="11pt"/>
    </style:style>
    <style:style style:name="P1751" style:parent-style-name="Normal" style:family="paragraph">
      <style:paragraph-properties fo:text-align="justify" fo:text-indent="0.5in"/>
    </style:style>
    <style:style style:name="T1752" style:parent-style-name="DefaultParagraphFont" style:family="text">
      <style:text-properties fo:font-size="11pt" style:font-size-asian="11pt"/>
    </style:style>
    <style:style style:name="T1753" style:parent-style-name="DefaultParagraphFont" style:family="text">
      <style:text-properties fo:font-size="11pt" style:font-size-asian="11pt"/>
    </style:style>
    <style:style style:name="P1754" style:parent-style-name="Normal" style:family="paragraph">
      <style:paragraph-properties fo:text-align="justify" fo:text-indent="0.5in"/>
    </style:style>
    <style:style style:name="T1755" style:parent-style-name="DefaultParagraphFont" style:family="text">
      <style:text-properties fo:font-size="11pt" style:font-size-asian="11pt" style:font-size-complex="11pt"/>
    </style:style>
    <style:style style:name="T1756" style:parent-style-name="DefaultParagraphFont" style:family="text">
      <style:text-properties fo:font-size="11pt" style:font-size-asian="11pt" style:font-size-complex="11pt"/>
    </style:style>
    <style:style style:name="T1757" style:parent-style-name="DefaultParagraphFont" style:family="text">
      <style:text-properties style:font-style-complex="italic" fo:color="#000000" fo:font-size="11pt" style:font-size-asian="11pt" style:font-size-complex="11pt"/>
    </style:style>
    <style:style style:name="T1758" style:parent-style-name="DefaultParagraphFont" style:family="text">
      <style:text-properties fo:font-weight="bold" style:font-weight-asian="bold" style:font-style-complex="italic" fo:color="#000000" fo:font-size="11pt" style:font-size-asian="11pt" style:font-size-complex="11pt"/>
    </style:style>
    <style:style style:name="T1759" style:parent-style-name="DefaultParagraphFont" style:family="text">
      <style:text-properties style:font-style-complex="italic" fo:color="#000000" fo:font-size="11pt" style:font-size-asian="11pt" style:font-size-complex="11pt"/>
    </style:style>
    <style:style style:name="T1760" style:parent-style-name="DefaultParagraphFont" style:family="text">
      <style:text-properties fo:font-size="11pt" style:font-size-asian="11pt" style:font-size-complex="11pt"/>
    </style:style>
    <style:style style:name="T1761" style:parent-style-name="DefaultParagraphFont" style:family="text">
      <style:text-properties fo:font-size="11pt" style:font-size-asian="11pt" style:font-size-complex="11pt"/>
    </style:style>
    <style:style style:name="P1762" style:parent-style-name="Normal" style:family="paragraph">
      <style:paragraph-properties fo:text-align="justify"/>
    </style:style>
    <style:style style:name="T1763" style:parent-style-name="DefaultParagraphFont" style:family="text">
      <style:text-properties fo:font-weight="bold" style:font-weight-asian="bold" fo:font-style="italic" style:font-style-asian="italic" fo:font-size="10pt" style:font-size-asian="10pt"/>
    </style:style>
    <style:style style:name="T1764" style:parent-style-name="DefaultParagraphFont" style:family="text">
      <style:text-properties fo:font-style="italic" style:font-style-asian="italic" fo:font-size="10pt" style:font-size-asian="10pt"/>
    </style:style>
    <style:style style:name="P1765" style:parent-style-name="Normal" style:family="paragraph">
      <style:text-properties style:font-name-asian="MS Mincho" fo:font-style="italic" style:font-style-asian="italic" style:font-style-complex="italic" fo:font-size="10pt" style:font-size-asian="10pt"/>
    </style:style>
    <style:style style:name="P1766" style:parent-style-name="Normal" style:family="paragraph">
      <style:paragraph-properties fo:text-align="justify"/>
    </style:style>
    <style:style style:name="T1767" style:parent-style-name="DefaultParagraphFont" style:family="text">
      <style:text-properties style:font-name-asian="MS Mincho" fo:font-style="italic" style:font-style-asian="italic" style:font-style-complex="italic" fo:font-size="10pt" style:font-size-asian="10pt"/>
    </style:style>
    <style:style style:name="T176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769" style:parent-style-name="DefaultParagraphFont" style:family="text">
      <style:text-properties style:font-name-asian="MS Mincho" fo:font-style="italic" style:font-style-asian="italic" style:font-style-complex="italic" fo:font-size="10pt" style:font-size-asian="10pt"/>
    </style:style>
    <style:style style:name="P1770" style:parent-style-name="Normal" style:family="paragraph">
      <style:paragraph-properties fo:text-align="justify" fo:text-indent="0.3937in"/>
    </style:style>
    <style:style style:name="T1771" style:parent-style-name="DefaultParagraphFont" style:family="text">
      <style:text-properties fo:font-size="11pt" style:font-size-asian="11pt"/>
    </style:style>
    <style:style style:name="T1772" style:parent-style-name="DefaultParagraphFont" style:family="text">
      <style:text-properties style:font-name-asian="MS Mincho" fo:font-style="italic" style:font-style-asian="italic" style:font-style-complex="italic" fo:font-size="10pt" style:font-size-asian="10pt"/>
    </style:style>
    <style:style style:name="P1773" style:parent-style-name="Normal" style:family="paragraph">
      <style:text-properties style:font-name-asian="MS Mincho" fo:font-style="italic" style:font-style-asian="italic" style:font-style-complex="italic" fo:font-size="10pt" style:font-size-asian="10pt"/>
    </style:style>
    <style:style style:name="P1774" style:parent-style-name="Normal" style:family="paragraph">
      <style:paragraph-properties fo:text-align="justify"/>
    </style:style>
    <style:style style:name="T1775" style:parent-style-name="DefaultParagraphFont" style:family="text">
      <style:text-properties style:font-name-asian="MS Mincho" fo:font-style="italic" style:font-style-asian="italic" style:font-style-complex="italic" fo:font-size="10pt" style:font-size-asian="10pt"/>
    </style:style>
    <style:style style:name="T177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777" style:parent-style-name="DefaultParagraphFont" style:family="text">
      <style:text-properties style:font-name-asian="MS Mincho" fo:font-style="italic" style:font-style-asian="italic" style:font-style-complex="italic" fo:font-size="10pt" style:font-size-asian="10pt"/>
    </style:style>
    <style:style style:name="P1778" style:parent-style-name="Normal" style:family="paragraph">
      <style:paragraph-properties fo:text-align="justify" fo:text-indent="0.5in"/>
    </style:style>
    <style:style style:name="T1779" style:parent-style-name="DefaultParagraphFont" style:family="text">
      <style:text-properties fo:font-size="11pt" style:font-size-asian="11pt"/>
    </style:style>
    <style:style style:name="T1780" style:parent-style-name="DefaultParagraphFont" style:family="text">
      <style:text-properties fo:font-size="11pt" style:font-size-asian="11pt"/>
    </style:style>
    <style:style style:name="T1781" style:parent-style-name="DefaultParagraphFont" style:family="text">
      <style:text-properties fo:font-size="11pt" style:font-size-asian="11pt"/>
    </style:style>
    <style:style style:name="P1782" style:parent-style-name="Normal" style:family="paragraph">
      <style:paragraph-properties fo:text-align="justify" fo:text-indent="0.5in"/>
    </style:style>
    <style:style style:name="T1783" style:parent-style-name="DefaultParagraphFont" style:family="text">
      <style:text-properties fo:font-size="11pt" style:font-size-asian="11pt"/>
    </style:style>
    <style:style style:name="T1784" style:parent-style-name="DefaultParagraphFont" style:family="text">
      <style:text-properties fo:font-size="11pt" style:font-size-asian="11pt"/>
    </style:style>
    <style:style style:name="P1785" style:parent-style-name="Normal" style:family="paragraph">
      <style:paragraph-properties fo:text-align="justify" fo:text-indent="0.5in"/>
    </style:style>
    <style:style style:name="T1786" style:parent-style-name="DefaultParagraphFont" style:family="text">
      <style:text-properties fo:font-size="11pt" style:font-size-asian="11pt" style:font-size-complex="11pt"/>
    </style:style>
    <style:style style:name="T1787" style:parent-style-name="DefaultParagraphFont" style:family="text">
      <style:text-properties fo:font-size="11pt" style:font-size-asian="11pt" style:font-size-complex="11pt"/>
    </style:style>
    <style:style style:name="T1788" style:parent-style-name="DefaultParagraphFont" style:family="text">
      <style:text-properties fo:font-size="11pt" style:font-size-asian="11pt" style:font-size-complex="11pt"/>
    </style:style>
    <style:style style:name="T1789" style:parent-style-name="DefaultParagraphFont" style:family="text">
      <style:text-properties style:font-name-asian="Calibri" fo:font-size="11pt" style:font-size-asian="11pt" style:font-size-complex="11pt"/>
    </style:style>
    <style:style style:name="T1790" style:parent-style-name="DefaultParagraphFont" style:family="text">
      <style:text-properties fo:font-size="11pt" style:font-size-asian="11pt" style:font-size-complex="11pt"/>
    </style:style>
    <style:style style:name="T1791" style:parent-style-name="DefaultParagraphFont" style:family="text">
      <style:text-properties style:font-name-asian="Calibri" fo:font-size="11pt" style:font-size-asian="11pt" style:font-size-complex="11pt"/>
    </style:style>
    <style:style style:name="T1792" style:parent-style-name="DefaultParagraphFont" style:family="text">
      <style:text-properties fo:font-size="11pt" style:font-size-asian="11pt" style:font-size-complex="11pt"/>
    </style:style>
    <style:style style:name="T1793" style:parent-style-name="DefaultParagraphFont" style:family="text">
      <style:text-properties style:font-name-asian="Calibri" fo:font-size="11pt" style:font-size-asian="11pt" style:font-size-complex="11pt"/>
    </style:style>
    <style:style style:name="T1794" style:parent-style-name="DefaultParagraphFont" style:family="text">
      <style:text-properties fo:font-size="11pt" style:font-size-asian="11pt" style:font-size-complex="11pt"/>
    </style:style>
    <style:style style:name="T1795" style:parent-style-name="DefaultParagraphFont" style:family="text">
      <style:text-properties style:font-name-asian="Calibri" fo:font-size="11pt" style:font-size-asian="11pt" style:font-size-complex="11pt"/>
    </style:style>
    <style:style style:name="T1796" style:parent-style-name="DefaultParagraphFont" style:family="text">
      <style:text-properties fo:font-size="11pt" style:font-size-asian="11pt" style:font-size-complex="11pt"/>
    </style:style>
    <style:style style:name="T1797" style:parent-style-name="DefaultParagraphFont" style:family="text">
      <style:text-properties fo:font-size="11pt" style:font-size-asian="11pt" style:font-size-complex="11pt"/>
    </style:style>
    <style:style style:name="T1798" style:parent-style-name="DefaultParagraphFont" style:family="text">
      <style:text-properties style:font-name-asian="Calibri" fo:font-size="11pt" style:font-size-asian="11pt" style:font-size-complex="11pt"/>
    </style:style>
    <style:style style:name="T1799" style:parent-style-name="DefaultParagraphFont" style:family="text">
      <style:text-properties fo:font-size="11pt" style:font-size-asian="11pt" style:font-size-complex="11pt"/>
    </style:style>
    <style:style style:name="T1800" style:parent-style-name="DefaultParagraphFont" style:family="text">
      <style:text-properties fo:font-size="11pt" style:font-size-asian="11pt" style:font-size-complex="11pt"/>
    </style:style>
    <style:style style:name="P1801" style:parent-style-name="Normal" style:family="paragraph">
      <style:paragraph-properties fo:text-align="justify"/>
    </style:style>
    <style:style style:name="T1802" style:parent-style-name="DefaultParagraphFont" style:family="text">
      <style:text-properties fo:font-weight="bold" style:font-weight-asian="bold" fo:font-style="italic" style:font-style-asian="italic" fo:font-size="10pt" style:font-size-asian="10pt"/>
    </style:style>
    <style:style style:name="T1803" style:parent-style-name="DefaultParagraphFont" style:family="text">
      <style:text-properties fo:font-style="italic" style:font-style-asian="italic" fo:font-size="10pt" style:font-size-asian="10pt"/>
    </style:style>
    <style:style style:name="P1804" style:parent-style-name="Normal" style:family="paragraph">
      <style:text-properties style:font-name-asian="MS Mincho" fo:font-style="italic" style:font-style-asian="italic" style:font-style-complex="italic" fo:font-size="10pt" style:font-size-asian="10pt"/>
    </style:style>
    <style:style style:name="P1805" style:parent-style-name="Normal" style:family="paragraph">
      <style:paragraph-properties fo:text-align="justify"/>
    </style:style>
    <style:style style:name="T1806" style:parent-style-name="DefaultParagraphFont" style:family="text">
      <style:text-properties style:font-name-asian="MS Mincho" fo:font-style="italic" style:font-style-asian="italic" style:font-style-complex="italic" fo:font-size="10pt" style:font-size-asian="10pt"/>
    </style:style>
    <style:style style:name="T180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808" style:parent-style-name="DefaultParagraphFont" style:family="text">
      <style:text-properties style:font-name-asian="MS Mincho" fo:font-style="italic" style:font-style-asian="italic" style:font-style-complex="italic" fo:font-size="10pt" style:font-size-asian="10pt"/>
    </style:style>
    <style:style style:name="P1809" style:parent-style-name="Normal" style:family="paragraph">
      <style:paragraph-properties fo:text-align="justify" fo:text-indent="0.5in"/>
    </style:style>
    <style:style style:name="T1810" style:parent-style-name="DefaultParagraphFont" style:family="text">
      <style:text-properties fo:font-size="11pt" style:font-size-asian="11pt" style:font-size-complex="11pt"/>
    </style:style>
    <style:style style:name="T1811" style:parent-style-name="DefaultParagraphFont" style:family="text">
      <style:text-properties fo:font-size="11pt" style:font-size-asian="11pt" style:font-size-complex="11pt"/>
    </style:style>
    <style:style style:name="T1812" style:parent-style-name="DefaultParagraphFont" style:family="text">
      <style:text-properties fo:font-style="italic" style:font-style-asian="italic" fo:font-size="10pt" style:font-size-asian="10pt"/>
    </style:style>
    <style:style style:name="T1813" style:parent-style-name="DefaultParagraphFont" style:family="text">
      <style:text-properties fo:font-size="11pt" style:font-size-asian="11pt" style:font-size-complex="11pt"/>
    </style:style>
    <style:style style:name="P1814" style:parent-style-name="Normal" style:family="paragraph">
      <style:text-properties style:font-name-asian="MS Mincho" fo:font-style="italic" style:font-style-asian="italic" style:font-style-complex="italic" fo:font-size="10pt" style:font-size-asian="10pt"/>
    </style:style>
    <style:style style:name="P1815" style:parent-style-name="Normal" style:family="paragraph">
      <style:paragraph-properties fo:text-align="justify"/>
    </style:style>
    <style:style style:name="T1816" style:parent-style-name="DefaultParagraphFont" style:family="text">
      <style:text-properties style:font-name-asian="MS Mincho" fo:font-style="italic" style:font-style-asian="italic" style:font-style-complex="italic" fo:font-size="10pt" style:font-size-asian="10pt"/>
    </style:style>
    <style:style style:name="T181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818" style:parent-style-name="DefaultParagraphFont" style:family="text">
      <style:text-properties style:font-name-asian="MS Mincho" fo:font-style="italic" style:font-style-asian="italic" style:font-style-complex="italic" fo:font-size="10pt" style:font-size-asian="10pt"/>
    </style:style>
    <style:style style:name="P1819" style:parent-style-name="Normal" style:family="paragraph">
      <style:paragraph-properties fo:text-align="justify" fo:text-indent="0.5in"/>
    </style:style>
    <style:style style:name="T1820" style:parent-style-name="DefaultParagraphFont" style:family="text">
      <style:text-properties fo:font-size="11pt" style:font-size-asian="11pt" style:font-size-complex="11pt"/>
    </style:style>
    <style:style style:name="T1821" style:parent-style-name="DefaultParagraphFont" style:family="text">
      <style:text-properties fo:font-size="11pt" style:font-size-asian="11pt" style:font-size-complex="11pt"/>
    </style:style>
    <style:style style:name="T1822" style:parent-style-name="DefaultParagraphFont" style:family="text">
      <style:text-properties fo:font-size="11pt" style:font-size-asian="11pt" style:font-size-complex="11pt"/>
    </style:style>
    <style:style style:name="P1823" style:parent-style-name="Normal" style:family="paragraph">
      <style:text-properties style:font-name-asian="MS Mincho" fo:font-style="italic" style:font-style-asian="italic" style:font-style-complex="italic" fo:font-size="10pt" style:font-size-asian="10pt"/>
    </style:style>
    <style:style style:name="P1824" style:parent-style-name="Normal" style:family="paragraph">
      <style:paragraph-properties fo:text-align="justify"/>
    </style:style>
    <style:style style:name="T1825" style:parent-style-name="DefaultParagraphFont" style:family="text">
      <style:text-properties style:font-name-asian="MS Mincho" fo:font-style="italic" style:font-style-asian="italic" style:font-style-complex="italic" fo:font-size="10pt" style:font-size-asian="10pt"/>
    </style:style>
    <style:style style:name="T182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827" style:parent-style-name="DefaultParagraphFont" style:family="text">
      <style:text-properties style:font-name-asian="MS Mincho" fo:font-style="italic" style:font-style-asian="italic" style:font-style-complex="italic" fo:font-size="10pt" style:font-size-asian="10pt"/>
    </style:style>
    <style:style style:name="P1828" style:parent-style-name="Normal" style:family="paragraph">
      <style:paragraph-properties fo:text-align="justify" fo:text-indent="0.5in"/>
    </style:style>
    <style:style style:name="T1829" style:parent-style-name="DefaultParagraphFont" style:family="text">
      <style:text-properties fo:font-size="11pt" style:font-size-asian="11pt"/>
    </style:style>
    <style:style style:name="T1830" style:parent-style-name="DefaultParagraphFont" style:family="text">
      <style:text-properties fo:font-size="11pt" style:font-size-asian="11pt"/>
    </style:style>
    <style:style style:name="T1831" style:parent-style-name="DefaultParagraphFont" style:family="text">
      <style:text-properties fo:font-size="11pt" style:font-size-asian="11pt"/>
    </style:style>
    <style:style style:name="P1832" style:parent-style-name="Normal" style:family="paragraph">
      <style:paragraph-properties fo:text-align="justify" fo:text-indent="0.5in"/>
    </style:style>
    <style:style style:name="T1833" style:parent-style-name="DefaultParagraphFont" style:family="text">
      <style:text-properties fo:font-size="11pt" style:font-size-asian="11pt"/>
    </style:style>
    <style:style style:name="T1834" style:parent-style-name="DefaultParagraphFont" style:family="text">
      <style:text-properties fo:font-size="11pt" style:font-size-asian="11pt"/>
    </style:style>
    <style:style style:name="P1835" style:parent-style-name="Normal" style:family="paragraph">
      <style:paragraph-properties fo:text-align="justify" fo:text-indent="0.5in"/>
    </style:style>
    <style:style style:name="T1836" style:parent-style-name="DefaultParagraphFont" style:family="text">
      <style:text-properties fo:color="#000000" fo:font-size="11pt" style:font-size-asian="11pt" style:font-size-complex="11.5pt"/>
    </style:style>
    <style:style style:name="T1837" style:parent-style-name="DefaultParagraphFont" style:family="text">
      <style:text-properties fo:color="#000000" fo:font-size="11pt" style:font-size-asian="11pt" style:font-size-complex="11.5pt"/>
    </style:style>
    <style:style style:name="T1838" style:parent-style-name="DefaultParagraphFont" style:family="text">
      <style:text-properties fo:font-size="11pt" style:font-size-asian="11pt"/>
    </style:style>
    <style:style style:name="T1839" style:parent-style-name="DefaultParagraphFont" style:family="text">
      <style:text-properties fo:color="#000000" fo:font-size="11pt" style:font-size-asian="11pt" style:font-size-complex="11.5pt"/>
    </style:style>
    <style:style style:name="P1840" style:parent-style-name="Normal" style:family="paragraph">
      <style:paragraph-properties fo:text-align="justify" fo:text-indent="0.5in"/>
    </style:style>
    <style:style style:name="T1841" style:parent-style-name="DefaultParagraphFont" style:family="text">
      <style:text-properties fo:color="#000000" fo:font-size="11pt" style:font-size-asian="11pt" style:font-size-complex="11pt"/>
    </style:style>
    <style:style style:name="T1842" style:parent-style-name="DefaultParagraphFont" style:family="text">
      <style:text-properties fo:color="#000000" fo:font-size="11pt" style:font-size-asian="11pt" style:font-size-complex="11pt"/>
    </style:style>
    <style:style style:name="T1843" style:parent-style-name="DefaultParagraphFont" style:family="text">
      <style:text-properties fo:color="#000000" fo:font-size="11pt" style:font-size-asian="11pt" style:font-size-complex="11pt"/>
    </style:style>
    <style:style style:name="T1844" style:parent-style-name="DefaultParagraphFont" style:family="text">
      <style:text-properties fo:color="#000000" fo:font-size="11pt" style:font-size-asian="11pt" style:font-size-complex="11pt"/>
    </style:style>
    <style:style style:name="T1845" style:parent-style-name="DefaultParagraphFont" style:family="text">
      <style:text-properties fo:color="#000000" fo:font-size="11pt" style:font-size-asian="11pt" style:font-size-complex="11pt"/>
    </style:style>
    <style:style style:name="T1846" style:parent-style-name="DefaultParagraphFont" style:family="text">
      <style:text-properties fo:color="#000000" fo:font-size="11pt" style:font-size-asian="11pt" style:font-size-complex="11pt"/>
    </style:style>
    <style:style style:name="T1847" style:parent-style-name="DefaultParagraphFont" style:family="text">
      <style:text-properties fo:font-size="11pt" style:font-size-asian="11pt" style:font-size-complex="11pt"/>
    </style:style>
    <style:style style:name="T1848" style:parent-style-name="DefaultParagraphFont" style:family="text">
      <style:text-properties fo:color="#000000" fo:font-size="11pt" style:font-size-asian="11pt" style:font-size-complex="11pt"/>
    </style:style>
    <style:style style:name="P1849" style:parent-style-name="Normal" style:family="paragraph">
      <style:paragraph-properties fo:text-align="justify"/>
    </style:style>
    <style:style style:name="T1850" style:parent-style-name="DefaultParagraphFont" style:family="text">
      <style:text-properties style:font-name-asian="Calibri" fo:font-weight="bold" style:font-weight-asian="bold" fo:font-style="italic" style:font-style-asian="italic" fo:color="#000000" fo:font-size="10pt" style:font-size-asian="10pt"/>
    </style:style>
    <style:style style:name="T1851" style:parent-style-name="DefaultParagraphFont" style:family="text">
      <style:text-properties style:font-name-asian="Calibri" fo:font-style="italic" style:font-style-asian="italic" fo:color="#000000" fo:font-size="10pt" style:font-size-asian="10pt"/>
    </style:style>
    <style:style style:name="T1852" style:parent-style-name="DefaultParagraphFont" style:family="text">
      <style:text-properties style:font-name-asian="Calibri" fo:font-style="italic" style:font-style-asian="italic" fo:color="#000000" fo:font-size="10pt" style:font-size-asian="10pt"/>
    </style:style>
    <style:style style:name="P1853" style:parent-style-name="Normal" style:family="paragraph">
      <style:text-properties style:font-name-asian="MS Mincho" fo:font-style="italic" style:font-style-asian="italic" style:font-style-complex="italic" fo:font-size="10pt" style:font-size-asian="10pt"/>
    </style:style>
    <style:style style:name="P1854" style:parent-style-name="Normal" style:family="paragraph">
      <style:paragraph-properties fo:text-align="justify"/>
    </style:style>
    <style:style style:name="T1855" style:parent-style-name="DefaultParagraphFont" style:family="text">
      <style:text-properties style:font-name-asian="MS Mincho" fo:font-style="italic" style:font-style-asian="italic" style:font-style-complex="italic" fo:font-size="10pt" style:font-size-asian="10pt"/>
    </style:style>
    <style:style style:name="T185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857" style:parent-style-name="DefaultParagraphFont" style:family="text">
      <style:text-properties style:font-name-asian="MS Mincho" fo:font-style="italic" style:font-style-asian="italic" style:font-style-complex="italic" fo:font-size="10pt" style:font-size-asian="10pt"/>
    </style:style>
    <style:style style:name="P1858" style:parent-style-name="Normal" style:family="paragraph">
      <style:paragraph-properties fo:text-align="justify"/>
    </style:style>
    <style:style style:name="T1859" style:parent-style-name="DefaultParagraphFont" style:family="text">
      <style:text-properties style:font-name-asian="MS Mincho" fo:font-style="italic" style:font-style-asian="italic" style:font-style-complex="italic" fo:font-size="10pt" style:font-size-asian="10pt"/>
    </style:style>
    <style:style style:name="T186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861" style:parent-style-name="DefaultParagraphFont" style:family="text">
      <style:text-properties style:font-name-asian="MS Mincho" fo:font-style="italic" style:font-style-asian="italic" style:font-style-complex="italic" fo:font-size="10pt" style:font-size-asian="10pt"/>
    </style:style>
    <style:style style:name="P1862" style:parent-style-name="Normal" style:family="paragraph">
      <style:paragraph-properties fo:text-align="justify" fo:text-indent="0.5in"/>
    </style:style>
    <style:style style:name="T1863" style:parent-style-name="DefaultParagraphFont" style:family="text">
      <style:text-properties fo:font-size="11pt" style:font-size-asian="11pt" style:font-size-complex="11pt" style:language-asian="lt" style:country-asian="LT"/>
    </style:style>
    <style:style style:name="T1864" style:parent-style-name="DefaultParagraphFont" style:family="text">
      <style:text-properties fo:font-size="11pt" style:font-size-asian="11pt" style:font-size-complex="11pt" style:language-asian="lt" style:country-asian="LT"/>
    </style:style>
    <style:style style:name="T1865" style:parent-style-name="DefaultParagraphFont" style:family="text">
      <style:text-properties fo:font-size="11pt" style:font-size-asian="11pt" style:font-size-complex="11pt"/>
    </style:style>
    <style:style style:name="T1866" style:parent-style-name="DefaultParagraphFont" style:family="text">
      <style:text-properties fo:font-size="11pt" style:font-size-asian="11pt" style:font-size-complex="11pt" style:language-asian="lt" style:country-asian="LT"/>
    </style:style>
    <style:style style:name="T1867" style:parent-style-name="DefaultParagraphFont" style:family="text">
      <style:text-properties fo:font-size="11pt" style:font-size-asian="11pt" style:font-size-complex="11pt"/>
    </style:style>
    <style:style style:name="T1868" style:parent-style-name="DefaultParagraphFont" style:family="text">
      <style:text-properties fo:font-size="11pt" style:font-size-asian="11pt" style:font-size-complex="11pt" style:language-asian="lt" style:country-asian="LT"/>
    </style:style>
    <style:style style:name="T1869" style:parent-style-name="DefaultParagraphFont" style:family="text">
      <style:text-properties fo:font-size="11pt" style:font-size-asian="11pt" style:font-size-complex="11pt" style:language-asian="lt" style:country-asian="LT"/>
    </style:style>
    <style:style style:name="P1870" style:parent-style-name="Normal" style:family="paragraph">
      <style:text-properties style:font-name-asian="MS Mincho" fo:font-style="italic" style:font-style-asian="italic" style:font-style-complex="italic" fo:font-size="10pt" style:font-size-asian="10pt"/>
    </style:style>
    <style:style style:name="P1871" style:parent-style-name="Normal" style:family="paragraph">
      <style:paragraph-properties fo:text-align="justify"/>
    </style:style>
    <style:style style:name="T1872" style:parent-style-name="DefaultParagraphFont" style:family="text">
      <style:text-properties style:font-name-asian="MS Mincho" fo:font-style="italic" style:font-style-asian="italic" style:font-style-complex="italic" fo:font-size="10pt" style:font-size-asian="10pt"/>
    </style:style>
    <style:style style:name="T187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874" style:parent-style-name="DefaultParagraphFont" style:family="text">
      <style:text-properties style:font-name-asian="MS Mincho" fo:font-style="italic" style:font-style-asian="italic" style:font-style-complex="italic" fo:font-size="10pt" style:font-size-asian="10pt"/>
    </style:style>
    <style:style style:name="P1875" style:parent-style-name="Normal" style:family="paragraph">
      <style:paragraph-properties fo:text-align="justify" fo:text-indent="0.5in"/>
    </style:style>
    <style:style style:name="T1876" style:parent-style-name="DefaultParagraphFont" style:family="text">
      <style:text-properties style:font-weight-complex="bold" fo:font-size="11pt" style:font-size-asian="11pt" style:font-size-complex="11pt"/>
    </style:style>
    <style:style style:name="T1877" style:parent-style-name="DefaultParagraphFont" style:family="text">
      <style:text-properties style:font-weight-complex="bold" fo:font-size="11pt" style:font-size-asian="11pt" style:font-size-complex="11pt"/>
    </style:style>
    <style:style style:name="T1878" style:parent-style-name="DefaultParagraphFont" style:family="text">
      <style:text-properties style:font-weight-complex="bold" fo:font-size="11pt" style:font-size-asian="11pt" style:font-size-complex="11pt"/>
    </style:style>
    <style:style style:name="P1879" style:parent-style-name="Normal" style:family="paragraph">
      <style:paragraph-properties fo:text-align="justify" fo:text-indent="0.5in"/>
    </style:style>
    <style:style style:name="T1880" style:parent-style-name="DefaultParagraphFont" style:family="text">
      <style:text-properties fo:font-size="11pt" style:font-size-asian="11pt" style:font-size-complex="11pt"/>
    </style:style>
    <style:style style:name="T1881" style:parent-style-name="DefaultParagraphFont" style:family="text">
      <style:text-properties fo:font-size="11pt" style:font-size-asian="11pt" style:font-size-complex="11pt"/>
    </style:style>
    <style:style style:name="T1882" style:parent-style-name="DefaultParagraphFont" style:family="text">
      <style:text-properties style:font-style-complex="italic" fo:color="#000000" fo:font-size="11pt" style:font-size-asian="11pt" style:font-size-complex="11pt"/>
    </style:style>
    <style:style style:name="T1883" style:parent-style-name="DefaultParagraphFont" style:family="text">
      <style:text-properties fo:font-size="11pt" style:font-size-asian="11pt" style:font-size-complex="11pt"/>
    </style:style>
    <style:style style:name="T1884" style:parent-style-name="DefaultParagraphFont" style:family="text">
      <style:text-properties fo:font-size="11pt" style:font-size-asian="11pt" style:font-size-complex="11pt"/>
    </style:style>
    <style:style style:name="T1885" style:parent-style-name="DefaultParagraphFont" style:family="text">
      <style:text-properties fo:font-size="11pt" style:font-size-asian="11pt" style:font-size-complex="11pt"/>
    </style:style>
    <style:style style:name="P1886" style:parent-style-name="Normal" style:family="paragraph">
      <style:text-properties style:font-name-asian="MS Mincho" fo:font-style="italic" style:font-style-asian="italic" style:font-style-complex="italic" fo:font-size="10pt" style:font-size-asian="10pt"/>
    </style:style>
    <style:style style:name="P1887" style:parent-style-name="Normal" style:family="paragraph">
      <style:paragraph-properties fo:text-align="justify"/>
    </style:style>
    <style:style style:name="T1888" style:parent-style-name="DefaultParagraphFont" style:family="text">
      <style:text-properties style:font-name-asian="MS Mincho" fo:font-style="italic" style:font-style-asian="italic" style:font-style-complex="italic" fo:font-size="10pt" style:font-size-asian="10pt"/>
    </style:style>
    <style:style style:name="T188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890" style:parent-style-name="DefaultParagraphFont" style:family="text">
      <style:text-properties style:font-name-asian="MS Mincho" fo:font-style="italic" style:font-style-asian="italic" style:font-style-complex="italic" fo:font-size="10pt" style:font-size-asian="10pt"/>
    </style:style>
    <style:style style:name="T1891" style:parent-style-name="DefaultParagraphFont" style:family="text">
      <style:text-properties style:font-name-asian="MS Mincho" fo:font-style="italic" style:font-style-asian="italic" style:font-style-complex="italic" fo:font-size="10pt" style:font-size-asian="10pt"/>
    </style:style>
    <style:style style:name="P1892" style:parent-style-name="Normal" style:family="paragraph">
      <style:paragraph-properties fo:text-align="justify" fo:text-indent="0.5in"/>
    </style:style>
    <style:style style:name="T1893" style:parent-style-name="DefaultParagraphFont" style:family="text">
      <style:text-properties fo:font-size="11pt" style:font-size-asian="11pt" style:font-size-complex="11pt"/>
    </style:style>
    <style:style style:name="T1894" style:parent-style-name="DefaultParagraphFont" style:family="text">
      <style:text-properties fo:font-size="11pt" style:font-size-asian="11pt" style:font-size-complex="11pt"/>
    </style:style>
    <style:style style:name="P1895" style:parent-style-name="Normal" style:family="paragraph">
      <style:paragraph-properties fo:text-align="justify"/>
    </style:style>
    <style:style style:name="T1896" style:parent-style-name="DefaultParagraphFont" style:family="text">
      <style:text-properties fo:font-weight="bold" style:font-weight-asian="bold" fo:font-style="italic" style:font-style-asian="italic" fo:font-size="10pt" style:font-size-asian="10pt"/>
    </style:style>
    <style:style style:name="T1897" style:parent-style-name="DefaultParagraphFont" style:family="text">
      <style:text-properties fo:font-style="italic" style:font-style-asian="italic" fo:font-size="10pt" style:font-size-asian="10pt"/>
    </style:style>
    <style:style style:name="T1898" style:parent-style-name="DefaultParagraphFont" style:family="text">
      <style:text-properties style:font-weight-complex="bold" fo:font-style="italic" style:font-style-asian="italic" fo:font-size="10pt" style:font-size-asian="10pt"/>
    </style:style>
    <style:style style:name="T1899" style:parent-style-name="DefaultParagraphFont" style:family="text">
      <style:text-properties style:font-weight-complex="bold" fo:font-style="italic" style:font-style-asian="italic" fo:font-size="10pt" style:font-size-asian="10pt"/>
    </style:style>
    <style:style style:name="T1900" style:parent-style-name="DefaultParagraphFont" style:family="text">
      <style:text-properties style:font-weight-complex="bold"/>
    </style:style>
    <style:style style:name="P1901" style:parent-style-name="Normal" style:family="paragraph">
      <style:text-properties style:font-name-asian="MS Mincho" fo:font-style="italic" style:font-style-asian="italic" style:font-style-complex="italic" fo:font-size="10pt" style:font-size-asian="10pt"/>
    </style:style>
    <style:style style:name="P1902" style:parent-style-name="Normal" style:family="paragraph">
      <style:paragraph-properties fo:text-align="justify"/>
    </style:style>
    <style:style style:name="T1903" style:parent-style-name="DefaultParagraphFont" style:family="text">
      <style:text-properties style:font-name-asian="MS Mincho" fo:font-style="italic" style:font-style-asian="italic" style:font-style-complex="italic" fo:font-size="10pt" style:font-size-asian="10pt"/>
    </style:style>
    <style:style style:name="T190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05" style:parent-style-name="DefaultParagraphFont" style:family="text">
      <style:text-properties style:font-name-asian="MS Mincho" fo:font-style="italic" style:font-style-asian="italic" style:font-style-complex="italic" fo:font-size="10pt" style:font-size-asian="10pt"/>
    </style:style>
    <style:style style:name="P1906" style:parent-style-name="Normal" style:family="paragraph">
      <style:text-properties fo:font-style="italic" style:font-style-asian="italic" fo:font-size="10pt" style:font-size-asian="10pt"/>
    </style:style>
    <style:style style:name="P1907" style:parent-style-name="Normal" style:family="paragraph">
      <style:paragraph-properties fo:text-align="justify"/>
    </style:style>
    <style:style style:name="T1908" style:parent-style-name="DefaultParagraphFont" style:family="text">
      <style:text-properties fo:font-style="italic" style:font-style-asian="italic" fo:font-size="10pt" style:font-size-asian="10pt"/>
    </style:style>
    <style:style style:name="T1909"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910" style:parent-style-name="DefaultParagraphFont" style:family="text">
      <style:text-properties fo:font-style="italic" style:font-style-asian="italic" fo:font-size="10pt" style:font-size-asian="10pt"/>
    </style:style>
    <style:style style:name="T1911" style:parent-style-name="DefaultParagraphFont" style:family="text">
      <style:text-properties fo:font-style="italic" style:font-style-asian="italic" fo:font-size="10pt" style:font-size-asian="10pt"/>
    </style:style>
    <style:style style:name="T1912"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913" style:parent-style-name="DefaultParagraphFont" style:family="text">
      <style:text-properties fo:font-style="italic" style:font-style-asian="italic" fo:font-size="10pt" style:font-size-asian="10pt"/>
    </style:style>
    <style:style style:name="P1914" style:parent-style-name="Normal" style:family="paragraph">
      <style:paragraph-properties fo:text-align="justify"/>
    </style:style>
    <style:style style:name="T1915" style:parent-style-name="DefaultParagraphFont" style:family="text">
      <style:text-properties style:font-name-asian="MS Mincho" fo:font-style="italic" style:font-style-asian="italic" style:font-style-complex="italic" fo:font-size="10pt" style:font-size-asian="10pt"/>
    </style:style>
    <style:style style:name="T191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17" style:parent-style-name="DefaultParagraphFont" style:family="text">
      <style:text-properties style:font-name-asian="MS Mincho" fo:font-style="italic" style:font-style-asian="italic" style:font-style-complex="italic" fo:font-size="10pt" style:font-size-asian="10pt"/>
    </style:style>
    <style:style style:name="T1918" style:parent-style-name="DefaultParagraphFont" style:family="text">
      <style:text-properties style:font-name-asian="MS Mincho" fo:font-style="italic" style:font-style-asian="italic" style:font-style-complex="italic" fo:font-size="10pt" style:font-size-asian="10pt"/>
    </style:style>
    <style:style style:name="T191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20" style:parent-style-name="DefaultParagraphFont" style:family="text">
      <style:text-properties style:font-name-asian="MS Mincho" fo:font-style="italic" style:font-style-asian="italic" style:font-style-complex="italic" fo:font-size="10pt" style:font-size-asian="10pt"/>
    </style:style>
    <style:style style:name="P1921" style:parent-style-name="Normal" style:family="paragraph">
      <style:paragraph-properties fo:text-align="justify"/>
    </style:style>
    <style:style style:name="T1922" style:parent-style-name="DefaultParagraphFont" style:family="text">
      <style:text-properties style:font-name-asian="MS Mincho" fo:font-style="italic" style:font-style-asian="italic" style:font-style-complex="italic" fo:font-size="10pt" style:font-size-asian="10pt"/>
    </style:style>
    <style:style style:name="T192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24" style:parent-style-name="DefaultParagraphFont" style:family="text">
      <style:text-properties style:font-name-asian="MS Mincho" fo:font-style="italic" style:font-style-asian="italic" style:font-style-complex="italic" fo:font-size="10pt" style:font-size-asian="10pt"/>
    </style:style>
    <style:style style:name="T1925" style:parent-style-name="DefaultParagraphFont" style:family="text">
      <style:text-properties style:font-name-asian="MS Mincho" fo:font-style="italic" style:font-style-asian="italic" style:font-style-complex="italic" fo:font-size="10pt" style:font-size-asian="10pt"/>
    </style:style>
    <style:style style:name="T192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27" style:parent-style-name="DefaultParagraphFont" style:family="text">
      <style:text-properties style:font-name-asian="MS Mincho" fo:font-style="italic" style:font-style-asian="italic" style:font-style-complex="italic" fo:font-size="10pt" style:font-size-asian="10pt"/>
    </style:style>
    <style:style style:name="P1928" style:parent-style-name="Normal" style:family="paragraph">
      <style:paragraph-properties fo:text-align="justify"/>
    </style:style>
    <style:style style:name="T1929" style:parent-style-name="DefaultParagraphFont" style:family="text">
      <style:text-properties style:font-name-asian="MS Mincho" fo:font-style="italic" style:font-style-asian="italic" style:font-style-complex="italic" fo:font-size="10pt" style:font-size-asian="10pt"/>
    </style:style>
    <style:style style:name="T193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31" style:parent-style-name="DefaultParagraphFont" style:family="text">
      <style:text-properties style:font-name-asian="MS Mincho" fo:font-style="italic" style:font-style-asian="italic" style:font-style-complex="italic" fo:font-size="10pt" style:font-size-asian="10pt"/>
    </style:style>
    <style:style style:name="T1932" style:parent-style-name="DefaultParagraphFont" style:family="text">
      <style:text-properties style:font-name-asian="MS Mincho" fo:font-style="italic" style:font-style-asian="italic" style:font-style-complex="italic" fo:font-size="10pt" style:font-size-asian="10pt"/>
    </style:style>
    <style:style style:name="T193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34" style:parent-style-name="DefaultParagraphFont" style:family="text">
      <style:text-properties style:font-name-asian="MS Mincho" fo:font-style="italic" style:font-style-asian="italic" style:font-style-complex="italic" fo:font-size="10pt" style:font-size-asian="10pt"/>
    </style:style>
    <style:style style:name="T1935" style:parent-style-name="DefaultParagraphFont" style:family="text">
      <style:text-properties style:font-name-asian="MS Mincho" fo:font-style="italic" style:font-style-asian="italic" style:font-style-complex="italic" fo:font-size="10pt" style:font-size-asian="10pt"/>
    </style:style>
    <style:style style:name="T193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37" style:parent-style-name="DefaultParagraphFont" style:family="text">
      <style:text-properties style:font-name-asian="MS Mincho" fo:font-style="italic" style:font-style-asian="italic" style:font-style-complex="italic" fo:font-size="10pt" style:font-size-asian="10pt"/>
    </style:style>
    <style:style style:name="P1938" style:parent-style-name="Normal" style:family="paragraph">
      <style:paragraph-properties fo:text-align="justify"/>
    </style:style>
    <style:style style:name="T1939" style:parent-style-name="DefaultParagraphFont" style:family="text">
      <style:text-properties style:font-name-asian="MS Mincho" fo:font-style="italic" style:font-style-asian="italic" style:font-style-complex="italic" fo:font-size="10pt" style:font-size-asian="10pt"/>
    </style:style>
    <style:style style:name="T194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41" style:parent-style-name="DefaultParagraphFont" style:family="text">
      <style:text-properties style:font-name-asian="MS Mincho" fo:font-style="italic" style:font-style-asian="italic" style:font-style-complex="italic" fo:font-size="10pt" style:font-size-asian="10pt"/>
    </style:style>
    <style:style style:name="T1942" style:parent-style-name="DefaultParagraphFont" style:family="text">
      <style:text-properties fo:font-style="italic" style:font-style-asian="italic" fo:font-size="10pt" style:font-size-asian="10pt"/>
    </style:style>
    <style:style style:name="T1943"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944" style:parent-style-name="DefaultParagraphFont" style:family="text">
      <style:text-properties fo:font-style="italic" style:font-style-asian="italic" fo:font-size="10pt" style:font-size-asian="10pt"/>
    </style:style>
    <style:style style:name="P1945" style:parent-style-name="Normal" style:family="paragraph">
      <style:paragraph-properties fo:text-align="justify"/>
    </style:style>
    <style:style style:name="T1946" style:parent-style-name="DefaultParagraphFont" style:family="text">
      <style:text-properties fo:font-style="italic" style:font-style-asian="italic" fo:font-size="10pt" style:font-size-asian="10pt"/>
    </style:style>
    <style:style style:name="T1947"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1948" style:parent-style-name="DefaultParagraphFont" style:family="text">
      <style:text-properties fo:font-style="italic" style:font-style-asian="italic" fo:font-size="10pt" style:font-size-asian="10pt"/>
    </style:style>
    <style:style style:name="T1949" style:parent-style-name="DefaultParagraphFont" style:family="text">
      <style:text-properties style:font-name-asian="MS Mincho" fo:font-style="italic" style:font-style-asian="italic" fo:font-size="10pt" style:font-size-asian="10pt"/>
    </style:style>
    <style:style style:name="T1950"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1951" style:parent-style-name="DefaultParagraphFont" style:family="text">
      <style:text-properties style:font-name-asian="MS Mincho" fo:font-style="italic" style:font-style-asian="italic" fo:font-size="10pt" style:font-size-asian="10pt"/>
    </style:style>
    <style:style style:name="P1952" style:parent-style-name="Normal" style:family="paragraph">
      <style:paragraph-properties fo:text-align="justify"/>
    </style:style>
    <style:style style:name="T1953" style:parent-style-name="DefaultParagraphFont" style:family="text">
      <style:text-properties style:font-name-asian="MS Mincho" fo:font-style="italic" style:font-style-asian="italic" fo:font-size="10pt" style:font-size-asian="10pt"/>
    </style:style>
    <style:style style:name="T1954"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1955" style:parent-style-name="DefaultParagraphFont" style:family="text">
      <style:text-properties style:font-name-asian="MS Mincho" fo:font-style="italic" style:font-style-asian="italic" fo:font-size="10pt" style:font-size-asian="10pt"/>
    </style:style>
    <style:style style:name="T1956" style:parent-style-name="DefaultParagraphFont" style:family="text">
      <style:text-properties style:font-name-asian="MS Mincho" fo:font-style="italic" style:font-style-asian="italic" fo:font-size="10pt" style:font-size-asian="10pt"/>
    </style:style>
    <style:style style:name="T1957"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1958" style:parent-style-name="DefaultParagraphFont" style:family="text">
      <style:text-properties style:font-name-asian="MS Mincho" fo:font-style="italic" style:font-style-asian="italic" fo:font-size="10pt" style:font-size-asian="10pt"/>
    </style:style>
    <style:style style:name="P1959" style:parent-style-name="Normal" style:family="paragraph">
      <style:paragraph-properties fo:text-align="justify" fo:text-indent="0.5in"/>
    </style:style>
    <style:style style:name="P1960" style:parent-style-name="Normal" style:family="paragraph">
      <style:paragraph-properties fo:keep-with-next="always" fo:text-align="center"/>
    </style:style>
    <style:style style:name="T1961" style:parent-style-name="DefaultParagraphFont" style:family="text">
      <style:text-properties fo:font-weight="bold" style:font-weight-asian="bold" fo:font-size="11pt" style:font-size-asian="11pt"/>
    </style:style>
    <style:style style:name="T1962" style:parent-style-name="DefaultParagraphFont" style:family="text">
      <style:text-properties fo:font-weight="bold" style:font-weight-asian="bold" fo:font-size="11pt" style:font-size-asian="11pt"/>
    </style:style>
    <style:style style:name="P1963" style:parent-style-name="Normal" style:family="paragraph">
      <style:paragraph-properties fo:text-align="center"/>
    </style:style>
    <style:style style:name="T1964" style:parent-style-name="DefaultParagraphFont" style:family="text">
      <style:text-properties fo:font-weight="bold" style:font-weight-asian="bold" fo:font-size="11pt" style:font-size-asian="11pt"/>
    </style:style>
    <style:style style:name="P1965" style:parent-style-name="Normal" style:family="paragraph">
      <style:paragraph-properties fo:text-align="justify"/>
      <style:text-properties fo:font-size="11pt" style:font-size-asian="11pt"/>
    </style:style>
    <style:style style:name="P1966" style:parent-style-name="Normal" style:family="paragraph">
      <style:paragraph-properties fo:text-indent="0.5in"/>
    </style:style>
    <style:style style:name="T1967" style:parent-style-name="DefaultParagraphFont" style:family="text">
      <style:text-properties fo:font-weight="bold" style:font-weight-asian="bold" fo:font-size="11pt" style:font-size-asian="11pt"/>
    </style:style>
    <style:style style:name="T1968" style:parent-style-name="DefaultParagraphFont" style:family="text">
      <style:text-properties fo:font-weight="bold" style:font-weight-asian="bold" fo:font-size="11pt" style:font-size-asian="11pt"/>
    </style:style>
    <style:style style:name="T1969" style:parent-style-name="DefaultParagraphFont" style:family="text">
      <style:text-properties fo:font-weight="bold" style:font-weight-asian="bold" fo:font-size="11pt" style:font-size-asian="11pt"/>
    </style:style>
    <style:style style:name="P1970" style:parent-style-name="Normal" style:family="paragraph">
      <style:paragraph-properties fo:text-align="justify" fo:text-indent="0.5in"/>
    </style:style>
    <style:style style:name="T1971" style:parent-style-name="DefaultParagraphFont" style:family="text">
      <style:text-properties fo:font-size="11pt" style:font-size-asian="11pt"/>
    </style:style>
    <style:style style:name="T1972" style:parent-style-name="DefaultParagraphFont" style:family="text">
      <style:text-properties fo:font-size="11pt" style:font-size-asian="11pt"/>
    </style:style>
    <style:style style:name="T1973" style:parent-style-name="DefaultParagraphFont" style:family="text">
      <style:text-properties fo:font-size="11pt" style:font-size-asian="11pt"/>
    </style:style>
    <style:style style:name="T1974" style:parent-style-name="DefaultParagraphFont" style:family="text">
      <style:text-properties fo:font-size="11pt" style:font-size-asian="11pt"/>
    </style:style>
    <style:style style:name="T1975" style:parent-style-name="DefaultParagraphFont" style:family="text">
      <style:text-properties fo:font-weight="bold" style:font-weight-asian="bold" fo:font-size="11pt" style:font-size-asian="11pt"/>
    </style:style>
    <style:style style:name="T1976" style:parent-style-name="DefaultParagraphFont" style:family="text">
      <style:text-properties fo:font-size="11pt" style:font-size-asian="11pt"/>
    </style:style>
    <style:style style:name="P1977" style:parent-style-name="Normal" style:family="paragraph">
      <style:paragraph-properties fo:text-align="justify" fo:text-indent="0.5in"/>
    </style:style>
    <style:style style:name="T1978" style:parent-style-name="DefaultParagraphFont" style:family="text">
      <style:text-properties fo:color="#000000" fo:font-size="11pt" style:font-size-asian="11pt"/>
    </style:style>
    <style:style style:name="T1979" style:parent-style-name="DefaultParagraphFont" style:family="text">
      <style:text-properties fo:color="#000000" fo:font-size="11pt" style:font-size-asian="11pt"/>
    </style:style>
    <style:style style:name="T1980" style:parent-style-name="DefaultParagraphFont" style:family="text">
      <style:text-properties fo:color="#000000" fo:font-size="11pt" style:font-size-asian="11pt"/>
    </style:style>
    <style:style style:name="P1981" style:parent-style-name="Normal" style:family="paragraph">
      <style:paragraph-properties fo:text-align="justify" fo:text-indent="0.5in"/>
    </style:style>
    <style:style style:name="T1982" style:parent-style-name="DefaultParagraphFont" style:family="text">
      <style:text-properties fo:font-size="11pt" style:font-size-asian="11pt" style:font-size-complex="11pt"/>
    </style:style>
    <style:style style:name="T1983" style:parent-style-name="DefaultParagraphFont" style:family="text">
      <style:text-properties fo:font-size="11pt" style:font-size-asian="11pt" style:font-size-complex="11pt"/>
    </style:style>
    <style:style style:name="T1984" style:parent-style-name="DefaultParagraphFont" style:family="text">
      <style:text-properties fo:font-size="11pt" style:font-size-asian="11pt" style:font-size-complex="11pt"/>
    </style:style>
    <style:style style:name="T1985" style:parent-style-name="DefaultParagraphFont" style:family="text">
      <style:text-properties fo:font-size="11pt" style:font-size-asian="11pt" style:font-size-complex="11pt"/>
    </style:style>
    <style:style style:name="T1986" style:parent-style-name="DefaultParagraphFont" style:family="text">
      <style:text-properties fo:font-size="11pt" style:font-size-asian="11pt" style:font-size-complex="11pt"/>
    </style:style>
    <style:style style:name="T1987" style:parent-style-name="DefaultParagraphFont" style:family="text">
      <style:text-properties fo:font-size="11pt" style:font-size-asian="11pt" style:font-size-complex="11pt"/>
    </style:style>
    <style:style style:name="P1988" style:parent-style-name="Normal" style:family="paragraph">
      <style:text-properties style:font-name-asian="MS Mincho" fo:font-style="italic" style:font-style-asian="italic" style:font-style-complex="italic" fo:font-size="10pt" style:font-size-asian="10pt"/>
    </style:style>
    <style:style style:name="P1989" style:parent-style-name="Normal" style:family="paragraph">
      <style:paragraph-properties fo:text-align="justify"/>
    </style:style>
    <style:style style:name="T1990" style:parent-style-name="DefaultParagraphFont" style:family="text">
      <style:text-properties style:font-name-asian="MS Mincho" fo:font-style="italic" style:font-style-asian="italic" style:font-style-complex="italic" fo:font-size="10pt" style:font-size-asian="10pt"/>
    </style:style>
    <style:style style:name="T199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1992" style:parent-style-name="DefaultParagraphFont" style:family="text">
      <style:text-properties style:font-name-asian="MS Mincho" fo:font-style="italic" style:font-style-asian="italic" style:font-style-complex="italic" fo:font-size="10pt" style:font-size-asian="10pt"/>
    </style:style>
    <style:style style:name="T1993" style:parent-style-name="DefaultParagraphFont" style:family="text">
      <style:text-properties style:font-name-asian="MS Mincho" fo:font-style="italic" style:font-style-asian="italic" style:font-style-complex="italic" fo:font-size="10pt" style:font-size-asian="10pt"/>
    </style:style>
    <style:style style:name="P1994" style:parent-style-name="Normal" style:family="paragraph">
      <style:paragraph-properties fo:text-align="justify" fo:text-indent="0.5in"/>
    </style:style>
    <style:style style:name="T1995" style:parent-style-name="DefaultParagraphFont" style:family="text">
      <style:text-properties fo:font-size="11pt" style:font-size-asian="11pt" style:font-size-complex="11pt"/>
    </style:style>
    <style:style style:name="T1996" style:parent-style-name="DefaultParagraphFont" style:family="text">
      <style:text-properties fo:font-size="11pt" style:font-size-asian="11pt" style:font-size-complex="11pt"/>
    </style:style>
    <style:style style:name="T1997" style:parent-style-name="DefaultParagraphFont" style:family="text">
      <style:text-properties fo:font-size="11pt" style:font-size-asian="11pt" style:font-size-complex="11pt"/>
    </style:style>
    <style:style style:name="P1998" style:parent-style-name="Normal" style:family="paragraph">
      <style:text-properties fo:font-style="italic" style:font-style-asian="italic" fo:font-size="10pt" style:font-size-asian="10pt"/>
    </style:style>
    <style:style style:name="P1999" style:parent-style-name="Normal" style:family="paragraph">
      <style:paragraph-properties fo:text-align="justify"/>
    </style:style>
    <style:style style:name="T2000" style:parent-style-name="DefaultParagraphFont" style:family="text">
      <style:text-properties fo:font-style="italic" style:font-style-asian="italic" fo:font-size="10pt" style:font-size-asian="10pt"/>
    </style:style>
    <style:style style:name="T2001"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002" style:parent-style-name="DefaultParagraphFont" style:family="text">
      <style:text-properties fo:font-style="italic" style:font-style-asian="italic" fo:font-size="10pt" style:font-size-asian="10pt"/>
    </style:style>
    <style:style style:name="T2003" style:parent-style-name="DefaultParagraphFont" style:family="text">
      <style:text-properties fo:font-style="italic" style:font-style-asian="italic" fo:font-size="10pt" style:font-size-asian="10pt"/>
    </style:style>
    <style:style style:name="P2004" style:parent-style-name="Normal" style:family="paragraph">
      <style:paragraph-properties fo:text-align="justify"/>
    </style:style>
    <style:style style:name="T2005" style:parent-style-name="DefaultParagraphFont" style:family="text">
      <style:text-properties style:font-name-asian="MS Mincho" fo:font-style="italic" style:font-style-asian="italic" style:font-style-complex="italic" fo:font-size="10pt" style:font-size-asian="10pt"/>
    </style:style>
    <style:style style:name="T200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007" style:parent-style-name="DefaultParagraphFont" style:family="text">
      <style:text-properties style:font-name-asian="MS Mincho" fo:font-style="italic" style:font-style-asian="italic" style:font-style-complex="italic" fo:font-size="10pt" style:font-size-asian="10pt"/>
    </style:style>
    <style:style style:name="P2008" style:parent-style-name="Normal" style:family="paragraph">
      <style:paragraph-properties fo:text-align="justify"/>
    </style:style>
    <style:style style:name="T2009" style:parent-style-name="DefaultParagraphFont" style:family="text">
      <style:text-properties style:font-name-asian="MS Mincho" fo:font-style="italic" style:font-style-asian="italic" style:font-style-complex="italic" fo:font-size="10pt" style:font-size-asian="10pt"/>
    </style:style>
    <style:style style:name="T201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011" style:parent-style-name="DefaultParagraphFont" style:family="text">
      <style:text-properties style:font-name-asian="MS Mincho" fo:font-style="italic" style:font-style-asian="italic" style:font-style-complex="italic" fo:font-size="10pt" style:font-size-asian="10pt"/>
    </style:style>
    <style:style style:name="T2012" style:parent-style-name="DefaultParagraphFont" style:family="text">
      <style:text-properties style:font-name-asian="MS Mincho" fo:font-style="italic" style:font-style-asian="italic" style:font-style-complex="italic" fo:font-size="10pt" style:font-size-asian="10pt"/>
    </style:style>
    <style:style style:name="P2013" style:parent-style-name="Normal" style:family="paragraph">
      <style:paragraph-properties fo:text-align="justify"/>
    </style:style>
    <style:style style:name="T2014" style:parent-style-name="DefaultParagraphFont" style:family="text">
      <style:text-properties style:font-name-asian="MS Mincho" fo:font-style="italic" style:font-style-asian="italic" style:font-style-complex="italic" fo:font-size="10pt" style:font-size-asian="10pt"/>
    </style:style>
    <style:style style:name="T201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016" style:parent-style-name="DefaultParagraphFont" style:family="text">
      <style:text-properties style:font-name-asian="MS Mincho" fo:font-style="italic" style:font-style-asian="italic" style:font-style-complex="italic" fo:font-size="10pt" style:font-size-asian="10pt"/>
    </style:style>
    <style:style style:name="P2017" style:parent-style-name="Normal" style:family="paragraph">
      <style:paragraph-properties fo:text-align="justify"/>
    </style:style>
    <style:style style:name="T2018" style:parent-style-name="DefaultParagraphFont" style:family="text">
      <style:text-properties fo:font-style="italic" style:font-style-asian="italic" fo:font-size="10pt" style:font-size-asian="10pt"/>
    </style:style>
    <style:style style:name="T2019"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020" style:parent-style-name="DefaultParagraphFont" style:family="text">
      <style:text-properties fo:font-style="italic" style:font-style-asian="italic" fo:font-size="10pt" style:font-size-asian="10pt"/>
    </style:style>
    <style:style style:name="P2021" style:parent-style-name="Normal" style:family="paragraph">
      <style:paragraph-properties fo:text-align="justify" fo:text-indent="0.5in"/>
    </style:style>
    <style:style style:name="P2022" style:parent-style-name="Normal" style:family="paragraph">
      <style:paragraph-properties fo:text-align="justify" fo:text-indent="0.5in"/>
    </style:style>
    <style:style style:name="T2023" style:parent-style-name="DefaultParagraphFont" style:family="text">
      <style:text-properties fo:font-weight="bold" style:font-weight-asian="bold" fo:font-size="11pt" style:font-size-asian="11pt"/>
    </style:style>
    <style:style style:name="T2024" style:parent-style-name="DefaultParagraphFont" style:family="text">
      <style:text-properties fo:font-weight="bold" style:font-weight-asian="bold" fo:font-size="11pt" style:font-size-asian="11pt"/>
    </style:style>
    <style:style style:name="T2025" style:parent-style-name="DefaultParagraphFont" style:family="text">
      <style:text-properties fo:font-weight="bold" style:font-weight-asian="bold" fo:font-size="11pt" style:font-size-asian="11pt"/>
    </style:style>
    <style:style style:name="P2026" style:parent-style-name="Normal" style:family="paragraph">
      <style:paragraph-properties fo:text-align="justify" fo:text-indent="0.5in"/>
    </style:style>
    <style:style style:name="T2027" style:parent-style-name="DefaultParagraphFont" style:family="text">
      <style:text-properties fo:font-size="11pt" style:font-size-asian="11pt"/>
    </style:style>
    <style:style style:name="T2028" style:parent-style-name="DefaultParagraphFont" style:family="text">
      <style:text-properties fo:font-size="11pt" style:font-size-asian="11pt"/>
    </style:style>
    <style:style style:name="P2029" style:parent-style-name="Normal" style:family="paragraph">
      <style:paragraph-properties fo:text-align="justify" fo:text-indent="0.5in"/>
    </style:style>
    <style:style style:name="T2030" style:parent-style-name="DefaultParagraphFont" style:family="text">
      <style:text-properties fo:font-size="11pt" style:font-size-asian="11pt"/>
    </style:style>
    <style:style style:name="T2031" style:parent-style-name="DefaultParagraphFont" style:family="text">
      <style:text-properties fo:font-size="11pt" style:font-size-asian="11pt"/>
    </style:style>
    <style:style style:name="T2032" style:parent-style-name="DefaultParagraphFont" style:family="text">
      <style:text-properties fo:font-size="11pt" style:font-size-asian="11pt"/>
    </style:style>
    <style:style style:name="T2033" style:parent-style-name="DefaultParagraphFont" style:family="text">
      <style:text-properties fo:font-size="11pt" style:font-size-asian="11pt"/>
    </style:style>
    <style:style style:name="P2034" style:parent-style-name="Normal" style:family="paragraph">
      <style:paragraph-properties fo:text-align="justify" fo:text-indent="0.5in"/>
    </style:style>
    <style:style style:name="T2035" style:parent-style-name="DefaultParagraphFont" style:family="text">
      <style:text-properties fo:font-size="11pt" style:font-size-asian="11pt"/>
    </style:style>
    <style:style style:name="T2036" style:parent-style-name="DefaultParagraphFont" style:family="text">
      <style:text-properties fo:font-size="11pt" style:font-size-asian="11pt"/>
    </style:style>
    <style:style style:name="T2037" style:parent-style-name="DefaultParagraphFont" style:family="text">
      <style:text-properties fo:font-size="11pt" style:font-size-asian="11pt"/>
    </style:style>
    <style:style style:name="P2038" style:parent-style-name="Normal" style:family="paragraph">
      <style:paragraph-properties fo:text-align="justify" fo:text-indent="0.5in"/>
    </style:style>
    <style:style style:name="T2039" style:parent-style-name="DefaultParagraphFont" style:family="text">
      <style:text-properties fo:font-size="11pt" style:font-size-asian="11pt"/>
    </style:style>
    <style:style style:name="T2040" style:parent-style-name="DefaultParagraphFont" style:family="text">
      <style:text-properties fo:font-size="11pt" style:font-size-asian="11pt"/>
    </style:style>
    <style:style style:name="T2041" style:parent-style-name="DefaultParagraphFont" style:family="text">
      <style:text-properties fo:font-size="11pt" style:font-size-asian="11pt"/>
    </style:style>
    <style:style style:name="P2042" style:parent-style-name="Normal" style:family="paragraph">
      <style:paragraph-properties fo:text-align="justify" fo:text-indent="0.5in"/>
    </style:style>
    <style:style style:name="T2043" style:parent-style-name="DefaultParagraphFont" style:family="text">
      <style:text-properties fo:font-size="11pt" style:font-size-asian="11pt"/>
    </style:style>
    <style:style style:name="T2044" style:parent-style-name="DefaultParagraphFont" style:family="text">
      <style:text-properties fo:font-size="11pt" style:font-size-asian="11pt"/>
    </style:style>
    <style:style style:name="T2045" style:parent-style-name="DefaultParagraphFont" style:family="text">
      <style:text-properties fo:font-size="11pt" style:font-size-asian="11pt"/>
    </style:style>
    <style:style style:name="P2046" style:parent-style-name="Normal" style:family="paragraph">
      <style:paragraph-properties fo:text-align="justify" fo:text-indent="0.5in"/>
    </style:style>
    <style:style style:name="T2047" style:parent-style-name="DefaultParagraphFont" style:family="text">
      <style:text-properties fo:font-size="11pt" style:font-size-asian="11pt"/>
    </style:style>
    <style:style style:name="T2048" style:parent-style-name="DefaultParagraphFont" style:family="text">
      <style:text-properties fo:font-size="11pt" style:font-size-asian="11pt"/>
    </style:style>
    <style:style style:name="T2049" style:parent-style-name="DefaultParagraphFont" style:family="text">
      <style:text-properties fo:font-size="11pt" style:font-size-asian="11pt"/>
    </style:style>
    <style:style style:name="P2050" style:parent-style-name="Normal" style:family="paragraph">
      <style:paragraph-properties fo:text-align="justify" fo:text-indent="0.5in"/>
    </style:style>
    <style:style style:name="T2051" style:parent-style-name="DefaultParagraphFont" style:family="text">
      <style:text-properties fo:font-size="11pt" style:font-size-asian="11pt" style:font-size-complex="11pt"/>
    </style:style>
    <style:style style:name="T2052" style:parent-style-name="DefaultParagraphFont" style:family="text">
      <style:text-properties fo:font-size="11pt" style:font-size-asian="11pt" style:font-size-complex="11pt"/>
    </style:style>
    <style:style style:name="T2053" style:parent-style-name="DefaultParagraphFont" style:family="text">
      <style:text-properties fo:font-size="11pt" style:font-size-asian="11pt" style:font-size-complex="11pt"/>
    </style:style>
    <style:style style:name="T2054" style:parent-style-name="DefaultParagraphFont" style:family="text">
      <style:text-properties fo:font-size="11pt" style:font-size-asian="11pt" style:font-size-complex="11pt" style:language-asian="lt" style:country-asian="LT"/>
    </style:style>
    <style:style style:name="T2055" style:parent-style-name="DefaultParagraphFont" style:family="text">
      <style:text-properties fo:color="#000000" fo:font-size="11pt" style:font-size-asian="11pt" style:font-size-complex="11pt" style:language-asian="lt" style:country-asian="LT"/>
    </style:style>
    <style:style style:name="T2056" style:parent-style-name="DefaultParagraphFont" style:family="text">
      <style:text-properties fo:font-size="11pt" style:font-size-asian="11pt" style:font-size-complex="11pt"/>
    </style:style>
    <style:style style:name="T2057" style:parent-style-name="DefaultParagraphFont" style:family="text">
      <style:text-properties fo:font-size="11pt" style:font-size-asian="11pt" style:font-size-complex="11pt"/>
    </style:style>
    <style:style style:name="P2058" style:parent-style-name="Normal" style:family="paragraph">
      <style:paragraph-properties fo:text-align="justify"/>
    </style:style>
    <style:style style:name="T2059" style:parent-style-name="DefaultParagraphFont" style:family="text">
      <style:text-properties style:font-name-asian="Calibri" fo:font-weight="bold" style:font-weight-asian="bold" fo:font-style="italic" style:font-style-asian="italic" fo:color="#000000" fo:font-size="10pt" style:font-size-asian="10pt"/>
    </style:style>
    <style:style style:name="T2060" style:parent-style-name="DefaultParagraphFont" style:family="text">
      <style:text-properties style:font-name-asian="Calibri" fo:font-style="italic" style:font-style-asian="italic" fo:color="#000000" fo:font-size="10pt" style:font-size-asian="10pt"/>
    </style:style>
    <style:style style:name="P2061" style:parent-style-name="Normal" style:family="paragraph">
      <style:text-properties style:font-name-asian="MS Mincho" fo:font-style="italic" style:font-style-asian="italic" style:font-style-complex="italic" fo:font-size="10pt" style:font-size-asian="10pt"/>
    </style:style>
    <style:style style:name="P2062" style:parent-style-name="Normal" style:family="paragraph">
      <style:paragraph-properties fo:text-align="justify"/>
    </style:style>
    <style:style style:name="T2063" style:parent-style-name="DefaultParagraphFont" style:family="text">
      <style:text-properties style:font-name-asian="MS Mincho" fo:font-style="italic" style:font-style-asian="italic" style:font-style-complex="italic" fo:font-size="10pt" style:font-size-asian="10pt"/>
    </style:style>
    <style:style style:name="T206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065" style:parent-style-name="DefaultParagraphFont" style:family="text">
      <style:text-properties style:font-name-asian="MS Mincho" fo:font-style="italic" style:font-style-asian="italic" style:font-style-complex="italic" fo:font-size="10pt" style:font-size-asian="10pt"/>
    </style:style>
    <style:style style:name="P2066" style:parent-style-name="Normal" style:family="paragraph">
      <style:paragraph-properties fo:text-align="justify"/>
      <style:text-properties fo:font-style="italic" style:font-style-asian="italic" style:font-style-complex="italic" fo:font-size="10pt" style:font-size-asian="10pt"/>
    </style:style>
    <style:style style:name="P2067" style:parent-style-name="Normal" style:family="paragraph">
      <style:paragraph-properties fo:text-align="justify"/>
    </style:style>
    <style:style style:name="T2068" style:parent-style-name="DefaultParagraphFont" style:family="text">
      <style:text-properties style:font-name-asian="MS Mincho" fo:font-style="italic" style:font-style-asian="italic" style:font-style-complex="italic" fo:font-size="10pt" style:font-size-asian="10pt"/>
    </style:style>
    <style:style style:name="T206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070" style:parent-style-name="DefaultParagraphFont" style:family="text">
      <style:text-properties style:font-name-asian="MS Mincho" fo:font-style="italic" style:font-style-asian="italic" style:font-style-complex="italic" fo:font-size="10pt" style:font-size-asian="10pt"/>
    </style:style>
    <style:style style:name="P2071" style:parent-style-name="Normal" style:family="paragraph">
      <style:paragraph-properties fo:text-indent="0.5in"/>
    </style:style>
    <style:style style:name="P2072" style:parent-style-name="Normal" style:family="paragraph">
      <style:paragraph-properties fo:text-align="justify" fo:text-indent="0.5in"/>
    </style:style>
    <style:style style:name="T2073" style:parent-style-name="DefaultParagraphFont" style:family="text">
      <style:text-properties fo:font-weight="bold" style:font-weight-asian="bold" fo:font-size="11pt" style:font-size-asian="11pt"/>
    </style:style>
    <style:style style:name="T2074" style:parent-style-name="DefaultParagraphFont" style:family="text">
      <style:text-properties fo:font-weight="bold" style:font-weight-asian="bold" fo:font-size="11pt" style:font-size-asian="11pt"/>
    </style:style>
    <style:style style:name="T2075" style:parent-style-name="DefaultParagraphFont" style:family="text">
      <style:text-properties fo:font-weight="bold" style:font-weight-asian="bold" fo:font-size="11pt" style:font-size-asian="11pt"/>
    </style:style>
    <style:style style:name="P2076" style:parent-style-name="Normal" style:family="paragraph">
      <style:paragraph-properties fo:text-align="justify" fo:text-indent="0.5in"/>
    </style:style>
    <style:style style:name="T2077" style:parent-style-name="DefaultParagraphFont" style:family="text">
      <style:text-properties fo:font-size="11pt" style:font-size-asian="11pt"/>
    </style:style>
    <style:style style:name="T2078" style:parent-style-name="DefaultParagraphFont" style:family="text">
      <style:text-properties fo:font-size="11pt" style:font-size-asian="11pt"/>
    </style:style>
    <style:style style:name="T2079" style:parent-style-name="DefaultParagraphFont" style:family="text">
      <style:text-properties fo:font-size="11pt" style:font-size-asian="11pt"/>
    </style:style>
    <style:style style:name="P2080" style:parent-style-name="Normal" style:family="paragraph">
      <style:paragraph-properties fo:text-align="justify" fo:text-indent="0.5in"/>
    </style:style>
    <style:style style:name="T2081" style:parent-style-name="DefaultParagraphFont" style:family="text">
      <style:text-properties fo:font-size="11pt" style:font-size-asian="11pt"/>
    </style:style>
    <style:style style:name="T2082" style:parent-style-name="DefaultParagraphFont" style:family="text">
      <style:text-properties fo:font-size="11pt" style:font-size-asian="11pt"/>
    </style:style>
    <style:style style:name="T2083" style:parent-style-name="DefaultParagraphFont" style:family="text">
      <style:text-properties fo:font-style="italic" style:font-style-asian="italic" fo:font-size="10pt" style:font-size-asian="10pt"/>
    </style:style>
    <style:style style:name="P2084" style:parent-style-name="Normal" style:family="paragraph">
      <style:paragraph-properties fo:text-align="justify" fo:text-indent="0.5in"/>
    </style:style>
    <style:style style:name="T2085" style:parent-style-name="DefaultParagraphFont" style:family="text">
      <style:text-properties fo:font-size="11pt" style:font-size-asian="11pt"/>
    </style:style>
    <style:style style:name="T2086" style:parent-style-name="DefaultParagraphFont" style:family="text">
      <style:text-properties fo:font-size="11pt" style:font-size-asian="11pt"/>
    </style:style>
    <style:style style:name="P2087" style:parent-style-name="Normal" style:family="paragraph">
      <style:paragraph-properties fo:text-align="justify"/>
      <style:text-properties fo:font-style="italic" style:font-style-asian="italic" style:font-style-complex="italic" fo:font-size="10pt" style:font-size-asian="10pt"/>
    </style:style>
    <style:style style:name="P2088" style:parent-style-name="Normal" style:family="paragraph">
      <style:paragraph-properties fo:text-align="justify"/>
    </style:style>
    <style:style style:name="T2089" style:parent-style-name="DefaultParagraphFont" style:family="text">
      <style:text-properties style:font-name-asian="MS Mincho" fo:font-style="italic" style:font-style-asian="italic" style:font-style-complex="italic" fo:font-size="10pt" style:font-size-asian="10pt"/>
    </style:style>
    <style:style style:name="T209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091" style:parent-style-name="DefaultParagraphFont" style:family="text">
      <style:text-properties style:font-name-asian="MS Mincho" fo:font-style="italic" style:font-style-asian="italic" style:font-style-complex="italic" fo:font-size="10pt" style:font-size-asian="10pt"/>
    </style:style>
    <style:style style:name="T2092" style:parent-style-name="DefaultParagraphFont" style:family="text">
      <style:text-properties style:font-name-asian="MS Mincho" fo:font-style="italic" style:font-style-asian="italic" style:font-style-complex="italic" fo:font-size="10pt" style:font-size-asian="10pt"/>
    </style:style>
    <style:style style:name="T209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094" style:parent-style-name="DefaultParagraphFont" style:family="text">
      <style:text-properties style:font-name-asian="MS Mincho" fo:font-style="italic" style:font-style-asian="italic" style:font-style-complex="italic" fo:font-size="10pt" style:font-size-asian="10pt"/>
    </style:style>
    <style:style style:name="T2095" style:parent-style-name="DefaultParagraphFont" style:family="text">
      <style:text-properties style:font-name-asian="MS Mincho" fo:font-style="italic" style:font-style-asian="italic" style:font-style-complex="italic" fo:font-size="10pt" style:font-size-asian="10pt"/>
    </style:style>
    <style:style style:name="P2096" style:parent-style-name="Normal" style:family="paragraph">
      <style:paragraph-properties fo:text-align="justify" fo:margin-left="0.5041in" fo:text-indent="0.5in">
        <style:tab-stops/>
      </style:paragraph-properties>
    </style:style>
    <style:style style:name="P2097" style:parent-style-name="Normal" style:family="paragraph">
      <style:paragraph-properties fo:text-align="justify" fo:text-indent="0.5in"/>
    </style:style>
    <style:style style:name="T2098" style:parent-style-name="DefaultParagraphFont" style:family="text">
      <style:text-properties fo:font-weight="bold" style:font-weight-asian="bold" fo:color="#000000" fo:font-size="11pt" style:font-size-asian="11pt"/>
    </style:style>
    <style:style style:name="T2099" style:parent-style-name="DefaultParagraphFont" style:family="text">
      <style:text-properties fo:font-weight="bold" style:font-weight-asian="bold" fo:color="#000000" fo:font-size="11pt" style:font-size-asian="11pt"/>
    </style:style>
    <style:style style:name="T2100" style:parent-style-name="DefaultParagraphFont" style:family="text">
      <style:text-properties fo:color="#000000" fo:font-size="11pt" style:font-size-asian="11pt"/>
    </style:style>
    <style:style style:name="T2101" style:parent-style-name="DefaultParagraphFont" style:family="text">
      <style:text-properties fo:font-weight="bold" style:font-weight-asian="bold" fo:color="#000000" fo:font-size="11pt" style:font-size-asian="11pt"/>
    </style:style>
    <style:style style:name="P2102" style:parent-style-name="Normal" style:family="paragraph">
      <style:paragraph-properties fo:text-align="justify" fo:text-indent="0.5in"/>
    </style:style>
    <style:style style:name="T2103" style:parent-style-name="DefaultParagraphFont" style:family="text">
      <style:text-properties fo:font-size="11pt" style:font-size-asian="11pt"/>
    </style:style>
    <style:style style:name="T2104" style:parent-style-name="DefaultParagraphFont" style:family="text">
      <style:text-properties fo:font-size="11pt" style:font-size-asian="11pt"/>
    </style:style>
    <style:style style:name="T2105" style:parent-style-name="DefaultParagraphFont" style:family="text">
      <style:text-properties fo:font-size="11pt" style:font-size-asian="11pt"/>
    </style:style>
    <style:style style:name="P2106" style:parent-style-name="Normal" style:family="paragraph">
      <style:paragraph-properties fo:text-align="justify" fo:text-indent="0.5in"/>
    </style:style>
    <style:style style:name="T2107" style:parent-style-name="DefaultParagraphFont" style:family="text">
      <style:text-properties fo:font-size="11pt" style:font-size-asian="11pt"/>
    </style:style>
    <style:style style:name="T2108" style:parent-style-name="DefaultParagraphFont" style:family="text">
      <style:text-properties fo:font-size="11pt" style:font-size-asian="11pt"/>
    </style:style>
    <style:style style:name="T2109" style:parent-style-name="DefaultParagraphFont" style:family="text">
      <style:text-properties fo:font-size="11pt" style:font-size-asian="11pt"/>
    </style:style>
    <style:style style:name="P2110" style:parent-style-name="Normal" style:family="paragraph">
      <style:paragraph-properties fo:text-align="justify" fo:text-indent="0.5in"/>
    </style:style>
    <style:style style:name="T2111" style:parent-style-name="DefaultParagraphFont" style:family="text">
      <style:text-properties fo:font-size="11pt" style:font-size-asian="11pt"/>
    </style:style>
    <style:style style:name="T2112" style:parent-style-name="DefaultParagraphFont" style:family="text">
      <style:text-properties fo:font-size="11pt" style:font-size-asian="11pt"/>
    </style:style>
    <style:style style:name="T2113" style:parent-style-name="DefaultParagraphFont" style:family="text">
      <style:text-properties fo:font-style="italic" style:font-style-asian="italic" fo:font-size="10pt" style:font-size-asian="10pt"/>
    </style:style>
    <style:style style:name="P2114" style:parent-style-name="Normal" style:family="paragraph">
      <style:paragraph-properties fo:text-align="justify" fo:text-indent="0.5in"/>
    </style:style>
    <style:style style:name="T2115" style:parent-style-name="DefaultParagraphFont" style:family="text">
      <style:text-properties fo:font-size="11pt" style:font-size-asian="11pt"/>
    </style:style>
    <style:style style:name="T2116" style:parent-style-name="DefaultParagraphFont" style:family="text">
      <style:text-properties fo:font-size="11pt" style:font-size-asian="11pt"/>
    </style:style>
    <style:style style:name="T2117" style:parent-style-name="DefaultParagraphFont" style:family="text">
      <style:text-properties fo:font-style="italic" style:font-style-asian="italic" fo:font-size="10pt" style:font-size-asian="10pt"/>
    </style:style>
    <style:style style:name="P2118" style:parent-style-name="Normal" style:family="paragraph">
      <style:paragraph-properties fo:text-align="justify" fo:text-indent="0.5in"/>
    </style:style>
    <style:style style:name="T2119" style:parent-style-name="DefaultParagraphFont" style:family="text">
      <style:text-properties fo:font-size="11pt" style:font-size-asian="11pt"/>
    </style:style>
    <style:style style:name="T2120" style:parent-style-name="DefaultParagraphFont" style:family="text">
      <style:text-properties fo:font-size="11pt" style:font-size-asian="11pt"/>
    </style:style>
    <style:style style:name="T2121" style:parent-style-name="DefaultParagraphFont" style:family="text">
      <style:text-properties fo:font-size="11pt" style:font-size-asian="11pt"/>
    </style:style>
    <style:style style:name="P2122" style:parent-style-name="Normal" style:family="paragraph">
      <style:paragraph-properties fo:text-align="justify" fo:text-indent="0.5in"/>
    </style:style>
    <style:style style:name="T2123" style:parent-style-name="DefaultParagraphFont" style:family="text">
      <style:text-properties fo:font-size="11pt" style:font-size-asian="11pt"/>
    </style:style>
    <style:style style:name="T2124" style:parent-style-name="DefaultParagraphFont" style:family="text">
      <style:text-properties fo:font-size="11pt" style:font-size-asian="11pt"/>
    </style:style>
    <style:style style:name="T2125" style:parent-style-name="DefaultParagraphFont" style:family="text">
      <style:text-properties fo:font-size="11pt" style:font-size-asian="11pt"/>
    </style:style>
    <style:style style:name="T2126" style:parent-style-name="DefaultParagraphFont" style:family="text">
      <style:text-properties fo:font-size="11pt" style:font-size-asian="11pt"/>
    </style:style>
    <style:style style:name="T2127" style:parent-style-name="DefaultParagraphFont" style:family="text">
      <style:text-properties fo:font-size="11pt" style:font-size-asian="11pt"/>
    </style:style>
    <style:style style:name="T2128" style:parent-style-name="DefaultParagraphFont" style:family="text">
      <style:text-properties fo:font-size="11pt" style:font-size-asian="11pt"/>
    </style:style>
    <style:style style:name="P2129" style:parent-style-name="Normal" style:family="paragraph">
      <style:paragraph-properties fo:text-align="justify" fo:text-indent="0.5in"/>
    </style:style>
    <style:style style:name="T2130" style:parent-style-name="DefaultParagraphFont" style:family="text">
      <style:text-properties fo:font-size="11pt" style:font-size-asian="11pt"/>
    </style:style>
    <style:style style:name="T2131" style:parent-style-name="DefaultParagraphFont" style:family="text">
      <style:text-properties fo:font-size="11pt" style:font-size-asian="11pt"/>
    </style:style>
    <style:style style:name="T2132" style:parent-style-name="DefaultParagraphFont" style:family="text">
      <style:text-properties fo:font-size="11pt" style:font-size-asian="11pt"/>
    </style:style>
    <style:style style:name="P2133" style:parent-style-name="Normal" style:family="paragraph">
      <style:paragraph-properties fo:text-align="justify"/>
      <style:text-properties fo:font-style="italic" style:font-style-asian="italic" style:font-style-complex="italic" fo:font-size="10pt" style:font-size-asian="10pt"/>
    </style:style>
    <style:style style:name="P2134" style:parent-style-name="Normal" style:family="paragraph">
      <style:paragraph-properties fo:text-align="justify"/>
    </style:style>
    <style:style style:name="T2135" style:parent-style-name="DefaultParagraphFont" style:family="text">
      <style:text-properties style:font-name-asian="MS Mincho" fo:font-style="italic" style:font-style-asian="italic" style:font-style-complex="italic" fo:font-size="10pt" style:font-size-asian="10pt"/>
    </style:style>
    <style:style style:name="T213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137" style:parent-style-name="DefaultParagraphFont" style:family="text">
      <style:text-properties style:font-name-asian="MS Mincho" fo:font-style="italic" style:font-style-asian="italic" style:font-style-complex="italic" fo:font-size="10pt" style:font-size-asian="10pt"/>
    </style:style>
    <style:style style:name="T2138" style:parent-style-name="DefaultParagraphFont" style:family="text">
      <style:text-properties style:font-name-asian="MS Mincho" fo:font-style="italic" style:font-style-asian="italic" style:font-style-complex="italic" fo:font-size="10pt" style:font-size-asian="10pt"/>
    </style:style>
    <style:style style:name="T213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140" style:parent-style-name="DefaultParagraphFont" style:family="text">
      <style:text-properties style:font-name-asian="MS Mincho" fo:font-style="italic" style:font-style-asian="italic" style:font-style-complex="italic" fo:font-size="10pt" style:font-size-asian="10pt"/>
    </style:style>
    <style:style style:name="P2141" style:parent-style-name="Normal" style:family="paragraph">
      <style:paragraph-properties fo:text-align="center" fo:text-indent="0.5in"/>
    </style:style>
    <style:style style:name="P2142" style:parent-style-name="Normal" style:family="paragraph">
      <style:paragraph-properties fo:keep-with-next="always" fo:text-align="center"/>
    </style:style>
    <style:style style:name="T2143" style:parent-style-name="DefaultParagraphFont" style:family="text">
      <style:text-properties fo:font-weight="bold" style:font-weight-asian="bold" fo:font-size="11pt" style:font-size-asian="11pt"/>
    </style:style>
    <style:style style:name="T2144" style:parent-style-name="DefaultParagraphFont" style:family="text">
      <style:text-properties fo:font-weight="bold" style:font-weight-asian="bold" fo:font-size="11pt" style:font-size-asian="11pt"/>
    </style:style>
    <style:style style:name="P2145" style:parent-style-name="Normal" style:family="paragraph">
      <style:paragraph-properties fo:text-align="center"/>
    </style:style>
    <style:style style:name="T2146" style:parent-style-name="DefaultParagraphFont" style:family="text">
      <style:text-properties fo:font-weight="bold" style:font-weight-asian="bold" fo:font-size="11pt" style:font-size-asian="11pt"/>
    </style:style>
    <style:style style:name="P2147" style:parent-style-name="Normal" style:family="paragraph">
      <style:paragraph-properties fo:text-align="center" fo:text-indent="0.5in"/>
      <style:text-properties fo:font-size="11pt" style:font-size-asian="11pt"/>
    </style:style>
    <style:style style:name="P2148" style:parent-style-name="Normal" style:family="paragraph">
      <style:paragraph-properties fo:text-align="justify" fo:text-indent="0.5in"/>
    </style:style>
    <style:style style:name="T2149" style:parent-style-name="DefaultParagraphFont" style:family="text">
      <style:text-properties fo:font-weight="bold" style:font-weight-asian="bold" fo:font-size="11pt" style:font-size-asian="11pt"/>
    </style:style>
    <style:style style:name="T2150" style:parent-style-name="DefaultParagraphFont" style:family="text">
      <style:text-properties fo:font-weight="bold" style:font-weight-asian="bold" fo:font-size="11pt" style:font-size-asian="11pt"/>
    </style:style>
    <style:style style:name="T2151" style:parent-style-name="DefaultParagraphFont" style:family="text">
      <style:text-properties fo:font-weight="bold" style:font-weight-asian="bold" fo:font-size="11pt" style:font-size-asian="11pt"/>
    </style:style>
    <style:style style:name="P2152" style:parent-style-name="Normal" style:family="paragraph">
      <style:paragraph-properties fo:text-align="justify" fo:text-indent="0.5in"/>
    </style:style>
    <style:style style:name="T2153" style:parent-style-name="DefaultParagraphFont" style:family="text">
      <style:text-properties fo:font-size="11pt" style:font-size-asian="11pt" style:font-size-complex="11pt"/>
    </style:style>
    <style:style style:name="T2154" style:parent-style-name="DefaultParagraphFont" style:family="text">
      <style:text-properties fo:font-size="11pt" style:font-size-asian="11pt" style:font-size-complex="11pt"/>
    </style:style>
    <style:style style:name="T2155" style:parent-style-name="DefaultParagraphFont" style:family="text">
      <style:text-properties fo:font-size="11pt" style:font-size-asian="11pt" style:font-size-complex="11pt"/>
    </style:style>
    <style:style style:name="T2156" style:parent-style-name="DefaultParagraphFont" style:family="text">
      <style:text-properties style:font-style-complex="italic" fo:font-size="11pt" style:font-size-asian="11pt" style:font-size-complex="11pt"/>
    </style:style>
    <style:style style:name="T2157" style:parent-style-name="DefaultParagraphFont" style:family="text">
      <style:text-properties fo:font-size="11pt" style:font-size-asian="11pt" style:font-size-complex="11pt"/>
    </style:style>
    <style:style style:name="T2158" style:parent-style-name="DefaultParagraphFont" style:family="text">
      <style:text-properties style:font-style-complex="italic" fo:font-size="11pt" style:font-size-asian="11pt" style:font-size-complex="11pt"/>
    </style:style>
    <style:style style:name="T2159" style:parent-style-name="DefaultParagraphFont" style:family="text">
      <style:text-properties fo:font-size="11pt" style:font-size-asian="11pt" style:font-size-complex="11pt"/>
    </style:style>
    <style:style style:name="T2160" style:parent-style-name="DefaultParagraphFont" style:family="text">
      <style:text-properties fo:font-size="11pt" style:font-size-asian="11pt" style:font-size-complex="11pt"/>
    </style:style>
    <style:style style:name="T2161" style:parent-style-name="DefaultParagraphFont" style:family="text">
      <style:text-properties fo:font-size="11pt" style:font-size-asian="11pt" style:font-size-complex="11pt"/>
    </style:style>
    <style:style style:name="T2162" style:parent-style-name="DefaultParagraphFont" style:family="text">
      <style:text-properties style:font-style-complex="italic" fo:font-size="11pt" style:font-size-asian="11pt" style:font-size-complex="11pt"/>
    </style:style>
    <style:style style:name="T2163" style:parent-style-name="DefaultParagraphFont" style:family="text">
      <style:text-properties fo:font-size="11pt" style:font-size-asian="11pt" style:font-size-complex="11pt"/>
    </style:style>
    <style:style style:name="T2164" style:parent-style-name="DefaultParagraphFont" style:family="text">
      <style:text-properties fo:font-size="11pt" style:font-size-asian="11pt" style:font-size-complex="11pt"/>
    </style:style>
    <style:style style:name="P2165" style:parent-style-name="Normal" style:family="paragraph">
      <style:paragraph-properties fo:text-align="justify" fo:text-indent="0.5in"/>
    </style:style>
    <style:style style:name="T2166" style:parent-style-name="DefaultParagraphFont" style:family="text">
      <style:text-properties fo:font-size="11pt" style:font-size-asian="11pt"/>
    </style:style>
    <style:style style:name="T2167" style:parent-style-name="DefaultParagraphFont" style:family="text">
      <style:text-properties fo:font-size="11pt" style:font-size-asian="11pt"/>
    </style:style>
    <style:style style:name="P2168" style:parent-style-name="Normal" style:family="paragraph">
      <style:paragraph-properties fo:text-indent="0.5in"/>
    </style:style>
    <style:style style:name="T2169" style:parent-style-name="DefaultParagraphFont" style:family="text">
      <style:text-properties fo:font-size="11pt" style:font-size-asian="11pt"/>
    </style:style>
    <style:style style:name="T2170" style:parent-style-name="DefaultParagraphFont" style:family="text">
      <style:text-properties fo:font-size="11pt" style:font-size-asian="11pt"/>
    </style:style>
    <style:style style:name="P2171" style:parent-style-name="Normal" style:family="paragraph">
      <style:paragraph-properties fo:text-align="justify" fo:text-indent="0.5in"/>
    </style:style>
    <style:style style:name="T2172" style:parent-style-name="DefaultParagraphFont" style:family="text">
      <style:text-properties fo:font-size="11pt" style:font-size-asian="11pt"/>
    </style:style>
    <style:style style:name="T2173" style:parent-style-name="DefaultParagraphFont" style:family="text">
      <style:text-properties fo:font-size="11pt" style:font-size-asian="11pt"/>
    </style:style>
    <style:style style:name="P2174" style:parent-style-name="Normal" style:family="paragraph">
      <style:paragraph-properties fo:text-indent="0.5in"/>
    </style:style>
    <style:style style:name="T2175" style:parent-style-name="DefaultParagraphFont" style:family="text">
      <style:text-properties fo:font-size="11pt" style:font-size-asian="11pt"/>
    </style:style>
    <style:style style:name="T2176" style:parent-style-name="DefaultParagraphFont" style:family="text">
      <style:text-properties fo:font-size="11pt" style:font-size-asian="11pt"/>
    </style:style>
    <style:style style:name="P2177" style:parent-style-name="Normal" style:family="paragraph">
      <style:paragraph-properties fo:text-indent="0.5in"/>
    </style:style>
    <style:style style:name="T2178" style:parent-style-name="DefaultParagraphFont" style:family="text">
      <style:text-properties fo:font-size="11pt" style:font-size-asian="11pt"/>
    </style:style>
    <style:style style:name="T2179" style:parent-style-name="DefaultParagraphFont" style:family="text">
      <style:text-properties fo:font-size="11pt" style:font-size-asian="11pt"/>
    </style:style>
    <style:style style:name="P2180" style:parent-style-name="Normal" style:family="paragraph">
      <style:paragraph-properties fo:text-indent="0.5in"/>
    </style:style>
    <style:style style:name="T2181" style:parent-style-name="DefaultParagraphFont" style:family="text">
      <style:text-properties fo:font-size="11pt" style:font-size-asian="11pt"/>
    </style:style>
    <style:style style:name="T2182" style:parent-style-name="DefaultParagraphFont" style:family="text">
      <style:text-properties fo:font-size="11pt" style:font-size-asian="11pt"/>
    </style:style>
    <style:style style:name="P2183" style:parent-style-name="Normal" style:family="paragraph">
      <style:paragraph-properties fo:text-align="justify" fo:text-indent="0.5in"/>
    </style:style>
    <style:style style:name="T2184" style:parent-style-name="DefaultParagraphFont" style:family="text">
      <style:text-properties fo:font-size="11pt" style:font-size-asian="11pt"/>
    </style:style>
    <style:style style:name="T2185" style:parent-style-name="DefaultParagraphFont" style:family="text">
      <style:text-properties fo:font-size="11pt" style:font-size-asian="11pt"/>
    </style:style>
    <style:style style:name="P2186" style:parent-style-name="Normal" style:family="paragraph">
      <style:paragraph-properties fo:text-indent="0.5in"/>
    </style:style>
    <style:style style:name="T2187" style:parent-style-name="DefaultParagraphFont" style:family="text">
      <style:text-properties fo:font-size="11pt" style:font-size-asian="11pt"/>
    </style:style>
    <style:style style:name="T2188" style:parent-style-name="DefaultParagraphFont" style:family="text">
      <style:text-properties fo:font-size="11pt" style:font-size-asian="11pt"/>
    </style:style>
    <style:style style:name="P2189" style:parent-style-name="Normal" style:family="paragraph">
      <style:paragraph-properties fo:text-align="justify" fo:text-indent="0.5in"/>
    </style:style>
    <style:style style:name="T2190" style:parent-style-name="DefaultParagraphFont" style:family="text">
      <style:text-properties fo:font-size="11pt" style:font-size-asian="11pt" style:font-size-complex="11pt"/>
    </style:style>
    <style:style style:name="T2191" style:parent-style-name="DefaultParagraphFont" style:family="text">
      <style:text-properties fo:font-size="11pt" style:font-size-asian="11pt" style:font-size-complex="11pt"/>
    </style:style>
    <style:style style:name="T2192" style:parent-style-name="DefaultParagraphFont" style:family="text">
      <style:text-properties fo:font-weight="bold" style:font-weight-asian="bold" fo:font-size="11pt" style:font-size-asian="11pt" style:font-size-complex="11pt"/>
    </style:style>
    <style:style style:name="T2193" style:parent-style-name="DefaultParagraphFont" style:family="text">
      <style:text-properties fo:font-size="11pt" style:font-size-asian="11pt" style:font-size-complex="11pt"/>
    </style:style>
    <style:style style:name="P2194" style:parent-style-name="Normal" style:family="paragraph">
      <style:paragraph-properties fo:text-align="justify" fo:text-indent="0.5in"/>
    </style:style>
    <style:style style:name="T2195" style:parent-style-name="DefaultParagraphFont" style:family="text">
      <style:text-properties fo:font-size="11pt" style:font-size-asian="11pt"/>
    </style:style>
    <style:style style:name="T2196" style:parent-style-name="DefaultParagraphFont" style:family="text">
      <style:text-properties fo:font-size="11pt" style:font-size-asian="11pt"/>
    </style:style>
    <style:style style:name="T2197" style:parent-style-name="DefaultParagraphFont" style:family="text">
      <style:text-properties fo:font-size="11pt" style:font-size-asian="11pt"/>
    </style:style>
    <style:style style:name="P2198" style:parent-style-name="Normal" style:family="paragraph">
      <style:paragraph-properties fo:text-align="justify" fo:text-indent="0.5in"/>
    </style:style>
    <style:style style:name="T2199" style:parent-style-name="DefaultParagraphFont" style:family="text">
      <style:text-properties fo:font-size="11pt" style:font-size-asian="11pt"/>
    </style:style>
    <style:style style:name="T2200" style:parent-style-name="DefaultParagraphFont" style:family="text">
      <style:text-properties fo:font-size="11pt" style:font-size-asian="11pt"/>
    </style:style>
    <style:style style:name="P2201" style:parent-style-name="Normal" style:family="paragraph">
      <style:paragraph-properties fo:text-align="justify" fo:text-indent="0.5in"/>
    </style:style>
    <style:style style:name="T2202" style:parent-style-name="DefaultParagraphFont" style:family="text">
      <style:text-properties fo:font-size="11pt" style:font-size-asian="11pt"/>
    </style:style>
    <style:style style:name="T2203" style:parent-style-name="DefaultParagraphFont" style:family="text">
      <style:text-properties fo:font-size="11pt" style:font-size-asian="11pt"/>
    </style:style>
    <style:style style:name="P2204" style:parent-style-name="Normal" style:family="paragraph">
      <style:paragraph-properties fo:text-align="justify" fo:text-indent="0.5in"/>
    </style:style>
    <style:style style:name="T2205" style:parent-style-name="DefaultParagraphFont" style:family="text">
      <style:text-properties fo:font-size="11pt" style:font-size-asian="11pt"/>
    </style:style>
    <style:style style:name="T2206" style:parent-style-name="DefaultParagraphFont" style:family="text">
      <style:text-properties fo:font-size="11pt" style:font-size-asian="11pt"/>
    </style:style>
    <style:style style:name="P2207" style:parent-style-name="Normal" style:family="paragraph">
      <style:paragraph-properties fo:text-align="justify" fo:text-indent="0.5in"/>
    </style:style>
    <style:style style:name="T2208" style:parent-style-name="DefaultParagraphFont" style:family="text">
      <style:text-properties fo:font-size="11pt" style:font-size-asian="11pt" style:font-size-complex="11pt" style:language-asian="lt" style:country-asian="LT"/>
    </style:style>
    <style:style style:name="T2209" style:parent-style-name="DefaultParagraphFont" style:family="text">
      <style:text-properties fo:font-size="11pt" style:font-size-asian="11pt" style:font-size-complex="11pt" style:language-asian="lt" style:country-asian="LT"/>
    </style:style>
    <style:style style:name="P2210" style:parent-style-name="Normal" style:family="paragraph">
      <style:paragraph-properties fo:text-align="justify"/>
    </style:style>
    <style:style style:name="T2211" style:parent-style-name="DefaultParagraphFont" style:family="text">
      <style:text-properties fo:font-weight="bold" style:font-weight-asian="bold" fo:font-style="italic" style:font-style-asian="italic" fo:color="#000000" fo:font-size="10pt" style:font-size-asian="10pt"/>
    </style:style>
    <style:style style:name="T2212" style:parent-style-name="DefaultParagraphFont" style:family="text">
      <style:text-properties fo:font-style="italic" style:font-style-asian="italic" fo:color="#000000" fo:font-size="10pt" style:font-size-asian="10pt"/>
    </style:style>
    <style:style style:name="P2213" style:parent-style-name="Normal" style:family="paragraph">
      <style:text-properties style:font-name-asian="MS Mincho" fo:font-style="italic" style:font-style-asian="italic" style:font-style-complex="italic" fo:font-size="10pt" style:font-size-asian="10pt"/>
    </style:style>
    <style:style style:name="P2214" style:parent-style-name="Normal" style:family="paragraph">
      <style:paragraph-properties fo:text-align="justify"/>
    </style:style>
    <style:style style:name="T2215" style:parent-style-name="DefaultParagraphFont" style:family="text">
      <style:text-properties style:font-name-asian="MS Mincho" fo:font-style="italic" style:font-style-asian="italic" style:font-style-complex="italic" fo:font-size="10pt" style:font-size-asian="10pt"/>
    </style:style>
    <style:style style:name="T221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21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218" style:parent-style-name="DefaultParagraphFont" style:family="text">
      <style:text-properties style:font-name-asian="MS Mincho" fo:font-style="italic" style:font-style-asian="italic" style:font-style-complex="italic" fo:font-size="10pt" style:font-size-asian="10pt"/>
    </style:style>
    <style:style style:name="P2219" style:parent-style-name="Normal" style:family="paragraph">
      <style:paragraph-properties fo:text-align="justify" fo:text-indent="0.5in"/>
    </style:style>
    <style:style style:name="T2220" style:parent-style-name="DefaultParagraphFont" style:family="text">
      <style:text-properties fo:font-size="11pt" style:font-size-asian="11pt" style:font-size-complex="11pt" style:language-asian="lt" style:country-asian="LT"/>
    </style:style>
    <style:style style:name="T2221" style:parent-style-name="DefaultParagraphFont" style:family="text">
      <style:text-properties fo:font-size="11pt" style:font-size-asian="11pt" style:font-size-complex="11pt" style:language-asian="lt" style:country-asian="LT"/>
    </style:style>
    <style:style style:name="T2222" style:parent-style-name="DefaultParagraphFont" style:family="text">
      <style:text-properties fo:font-size="11pt" style:font-size-asian="11pt" style:font-size-complex="11pt" style:language-asian="lt" style:country-asian="LT"/>
    </style:style>
    <style:style style:name="P2223" style:parent-style-name="Normal" style:family="paragraph">
      <style:paragraph-properties fo:text-align="justify"/>
    </style:style>
    <style:style style:name="T2224" style:parent-style-name="DefaultParagraphFont" style:family="text">
      <style:text-properties fo:font-weight="bold" style:font-weight-asian="bold" fo:font-style="italic" style:font-style-asian="italic" fo:font-size="10pt" style:font-size-asian="10pt"/>
    </style:style>
    <style:style style:name="T2225" style:parent-style-name="DefaultParagraphFont" style:family="text">
      <style:text-properties fo:font-style="italic" style:font-style-asian="italic" fo:font-size="10pt" style:font-size-asian="10pt"/>
    </style:style>
    <style:style style:name="T2226" style:parent-style-name="DefaultParagraphFont" style:family="text">
      <style:text-properties style:font-size-complex="12pt"/>
    </style:style>
    <style:style style:name="P2227" style:parent-style-name="Normal" style:family="paragraph">
      <style:text-properties style:font-name-asian="MS Mincho" fo:font-style="italic" style:font-style-asian="italic" style:font-style-complex="italic" fo:font-size="10pt" style:font-size-asian="10pt"/>
    </style:style>
    <style:style style:name="P2228" style:parent-style-name="Normal" style:family="paragraph">
      <style:paragraph-properties fo:text-align="justify"/>
    </style:style>
    <style:style style:name="T2229" style:parent-style-name="DefaultParagraphFont" style:family="text">
      <style:text-properties style:font-name-asian="MS Mincho" fo:font-style="italic" style:font-style-asian="italic" style:font-style-complex="italic" fo:font-size="10pt" style:font-size-asian="10pt"/>
    </style:style>
    <style:style style:name="T223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231" style:parent-style-name="DefaultParagraphFont" style:family="text">
      <style:text-properties style:font-name-asian="MS Mincho" fo:font-style="italic" style:font-style-asian="italic" style:font-style-complex="italic" fo:font-size="10pt" style:font-size-asian="10pt"/>
    </style:style>
    <style:style style:name="P2232" style:parent-style-name="Normal" style:family="paragraph">
      <style:paragraph-properties fo:text-align="justify"/>
      <style:text-properties fo:font-style="italic" style:font-style-asian="italic" style:font-style-complex="italic" fo:font-size="10pt" style:font-size-asian="10pt"/>
    </style:style>
    <style:style style:name="P2233" style:parent-style-name="Normal" style:family="paragraph">
      <style:paragraph-properties fo:text-align="justify"/>
    </style:style>
    <style:style style:name="T2234" style:parent-style-name="DefaultParagraphFont" style:family="text">
      <style:text-properties style:font-name-asian="MS Mincho" fo:font-style="italic" style:font-style-asian="italic" style:font-style-complex="italic" fo:font-size="10pt" style:font-size-asian="10pt"/>
    </style:style>
    <style:style style:name="T223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23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237" style:parent-style-name="DefaultParagraphFont" style:family="text">
      <style:text-properties style:font-name-asian="MS Mincho" fo:font-style="italic" style:font-style-asian="italic" style:font-style-complex="italic" fo:font-size="10pt" style:font-size-asian="10pt"/>
    </style:style>
    <style:style style:name="T2238" style:parent-style-name="DefaultParagraphFont" style:family="text">
      <style:text-properties fo:font-style="italic" style:font-style-asian="italic" fo:font-size="10pt" style:font-size-asian="10pt"/>
    </style:style>
    <style:style style:name="T2239"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240" style:parent-style-name="DefaultParagraphFont" style:family="text">
      <style:text-properties fo:font-style="italic" style:font-style-asian="italic" fo:font-size="10pt" style:font-size-asian="10pt"/>
    </style:style>
    <style:style style:name="P2241" style:parent-style-name="Normal" style:family="paragraph">
      <style:paragraph-properties fo:text-align="justify"/>
    </style:style>
    <style:style style:name="T2242" style:parent-style-name="DefaultParagraphFont" style:family="text">
      <style:text-properties fo:font-style="italic" style:font-style-asian="italic" fo:font-size="10pt" style:font-size-asian="10pt"/>
    </style:style>
    <style:style style:name="T2243"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244" style:parent-style-name="DefaultParagraphFont" style:family="text">
      <style:text-properties fo:font-style="italic" style:font-style-asian="italic" fo:font-size="10pt" style:font-size-asian="10pt"/>
    </style:style>
    <style:style style:name="T2245" style:parent-style-name="DefaultParagraphFont" style:family="text">
      <style:text-properties fo:font-style="italic" style:font-style-asian="italic" fo:font-size="10pt" style:font-size-asian="10pt"/>
    </style:style>
    <style:style style:name="T2246" style:parent-style-name="DefaultParagraphFont" style:family="text">
      <style:text-properties style:font-name-asian="MS Mincho" fo:font-style="italic" style:font-style-asian="italic" fo:font-size="10pt" style:font-size-asian="10pt"/>
    </style:style>
    <style:style style:name="T2247"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2248" style:parent-style-name="DefaultParagraphFont" style:family="text">
      <style:text-properties style:font-name-asian="MS Mincho" fo:font-style="italic" style:font-style-asian="italic" fo:font-size="10pt" style:font-size-asian="10pt"/>
    </style:style>
    <style:style style:name="P2249" style:parent-style-name="Normal" style:family="paragraph">
      <style:paragraph-properties fo:text-align="justify" fo:text-indent="0.5in"/>
    </style:style>
    <style:style style:name="P2250" style:parent-style-name="Normal" style:family="paragraph">
      <style:paragraph-properties fo:text-align="justify" fo:text-indent="0.5in"/>
    </style:style>
    <style:style style:name="T2251" style:parent-style-name="DefaultParagraphFont" style:family="text">
      <style:text-properties fo:font-weight="bold" style:font-weight-asian="bold" fo:font-size="11pt" style:font-size-asian="11pt"/>
    </style:style>
    <style:style style:name="T2252" style:parent-style-name="DefaultParagraphFont" style:family="text">
      <style:text-properties fo:font-weight="bold" style:font-weight-asian="bold" style:text-position="super 63.6%" fo:font-size="11pt" style:font-size-asian="11pt" style:font-size-complex="12pt"/>
    </style:style>
    <style:style style:name="T2253" style:parent-style-name="DefaultParagraphFont" style:family="text">
      <style:text-properties fo:font-weight="bold" style:font-weight-asian="bold" style:text-position="super 63.6%" fo:font-size="11pt" style:font-size-asian="11pt" style:font-size-complex="12pt"/>
    </style:style>
    <style:style style:name="T2254" style:parent-style-name="DefaultParagraphFont" style:family="text">
      <style:text-properties fo:font-weight="bold" style:font-weight-asian="bold" fo:font-size="11pt" style:font-size-asian="11pt"/>
    </style:style>
    <style:style style:name="T2255" style:parent-style-name="DefaultParagraphFont" style:family="text">
      <style:text-properties fo:font-weight="bold" style:font-weight-asian="bold" fo:font-size="11pt" style:font-size-asian="11pt"/>
    </style:style>
    <style:style style:name="P2256" style:parent-style-name="Normal" style:family="paragraph">
      <style:paragraph-properties fo:text-align="justify" fo:text-indent="0.5in"/>
    </style:style>
    <style:style style:name="T2257" style:parent-style-name="DefaultParagraphFont" style:family="text">
      <style:text-properties fo:font-size="11pt" style:font-size-asian="11pt"/>
    </style:style>
    <style:style style:name="T2258" style:parent-style-name="DefaultParagraphFont" style:family="text">
      <style:text-properties fo:font-size="11pt" style:font-size-asian="11pt"/>
    </style:style>
    <style:style style:name="T2259" style:parent-style-name="DefaultParagraphFont" style:family="text">
      <style:text-properties fo:font-size="11pt" style:font-size-asian="11pt"/>
    </style:style>
    <style:style style:name="P2260" style:parent-style-name="Normal" style:family="paragraph">
      <style:paragraph-properties fo:text-align="justify" fo:text-indent="0.5in"/>
    </style:style>
    <style:style style:name="T2261" style:parent-style-name="DefaultParagraphFont" style:family="text">
      <style:text-properties style:font-weight-complex="bold" fo:font-size="11pt" style:font-size-asian="11pt"/>
    </style:style>
    <style:style style:name="T2262" style:parent-style-name="DefaultParagraphFont" style:family="text">
      <style:text-properties style:font-weight-complex="bold" fo:font-size="11pt" style:font-size-asian="11pt"/>
    </style:style>
    <style:style style:name="T2263" style:parent-style-name="DefaultParagraphFont" style:family="text">
      <style:text-properties style:font-weight-complex="bold" fo:font-size="11pt" style:font-size-asian="11pt"/>
    </style:style>
    <style:style style:name="P2264" style:parent-style-name="Normal" style:family="paragraph">
      <style:paragraph-properties fo:text-align="justify" fo:text-indent="0.5in"/>
    </style:style>
    <style:style style:name="T2265" style:parent-style-name="DefaultParagraphFont" style:family="text">
      <style:text-properties style:font-weight-complex="bold" fo:font-size="11pt" style:font-size-asian="11pt"/>
    </style:style>
    <style:style style:name="T2266" style:parent-style-name="DefaultParagraphFont" style:family="text">
      <style:text-properties style:font-weight-complex="bold" fo:font-size="11pt" style:font-size-asian="11pt"/>
    </style:style>
    <style:style style:name="T2267" style:parent-style-name="DefaultParagraphFont" style:family="text">
      <style:text-properties style:font-weight-complex="bold" fo:font-size="11pt" style:font-size-asian="11pt"/>
    </style:style>
    <style:style style:name="T2268" style:parent-style-name="DefaultParagraphFont" style:family="text">
      <style:text-properties style:font-weight-complex="bold" fo:font-size="11pt" style:font-size-asian="11pt" style:language-complex="hi" style:country-complex="IN"/>
    </style:style>
    <style:style style:name="T2269" style:parent-style-name="DefaultParagraphFont" style:family="text">
      <style:text-properties style:font-weight-complex="bold" fo:font-size="11pt" style:font-size-asian="11pt" style:font-size-complex="12pt" style:language-complex="hi" style:country-complex="IN"/>
    </style:style>
    <style:style style:name="T2270" style:parent-style-name="DefaultParagraphFont" style:family="text">
      <style:text-properties style:font-weight-complex="bold" fo:font-size="11pt" style:font-size-asian="11pt" style:font-size-complex="12pt" style:language-complex="hi" style:country-complex="IN"/>
    </style:style>
    <style:style style:name="P2271" style:parent-style-name="Normal" style:family="paragraph">
      <style:paragraph-properties fo:text-align="justify" fo:text-indent="0.5in"/>
    </style:style>
    <style:style style:name="T2272" style:parent-style-name="DefaultParagraphFont" style:family="text">
      <style:text-properties style:font-weight-complex="bold" fo:font-size="11pt" style:font-size-asian="11pt" style:font-size-complex="12pt" style:language-complex="hi" style:country-complex="IN"/>
    </style:style>
    <style:style style:name="T2273" style:parent-style-name="DefaultParagraphFont" style:family="text">
      <style:text-properties style:font-weight-complex="bold" fo:font-size="11pt" style:font-size-asian="11pt" style:font-size-complex="12pt" style:language-complex="hi" style:country-complex="IN"/>
    </style:style>
    <style:style style:name="T2274" style:parent-style-name="DefaultParagraphFont" style:family="text">
      <style:text-properties style:font-weight-complex="bold" fo:font-size="11pt" style:font-size-asian="11pt"/>
    </style:style>
    <style:style style:name="T2275" style:parent-style-name="DefaultParagraphFont" style:family="text">
      <style:text-properties style:font-weight-complex="bold" fo:color="#000000" fo:font-size="11pt" style:font-size-asian="11pt" style:font-size-complex="12pt" style:language-complex="hi" style:country-complex="IN"/>
    </style:style>
    <style:style style:name="T2276" style:parent-style-name="DefaultParagraphFont" style:family="text">
      <style:text-properties style:font-weight-complex="bold" fo:color="#000000" fo:font-size="11pt" style:font-size-asian="11pt" style:font-size-complex="12pt" style:language-complex="hi" style:country-complex="IN"/>
    </style:style>
    <style:style style:name="P2277" style:parent-style-name="Normal" style:family="paragraph">
      <style:paragraph-properties fo:text-align="justify"/>
      <style:text-properties fo:font-style="italic" style:font-style-asian="italic" style:font-style-complex="italic" fo:font-size="10pt" style:font-size-asian="10pt"/>
    </style:style>
    <style:style style:name="P2278" style:parent-style-name="Normal" style:family="paragraph">
      <style:paragraph-properties fo:text-align="justify"/>
    </style:style>
    <style:style style:name="T2279" style:parent-style-name="DefaultParagraphFont" style:family="text">
      <style:text-properties style:font-name-asian="MS Mincho" fo:font-style="italic" style:font-style-asian="italic" style:font-style-complex="italic" fo:font-size="10pt" style:font-size-asian="10pt"/>
    </style:style>
    <style:style style:name="T228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281" style:parent-style-name="DefaultParagraphFont" style:family="text">
      <style:text-properties style:font-name-asian="MS Mincho" fo:font-style="italic" style:font-style-asian="italic" style:font-style-complex="italic" fo:font-size="10pt" style:font-size-asian="10pt"/>
    </style:style>
    <style:style style:name="P2282" style:parent-style-name="Normal" style:family="paragraph">
      <style:paragraph-properties fo:widows="0" fo:orphans="0" fo:text-align="justify" fo:margin-left="1.6736in" fo:text-indent="-1.1694in">
        <style:tab-stops/>
      </style:paragraph-properties>
    </style:style>
    <style:style style:name="T2283" style:parent-style-name="DefaultParagraphFont" style:family="text">
      <style:text-properties fo:font-weight="bold" style:font-weight-asian="bold" style:font-weight-complex="bold" fo:color="#000000" fo:font-size="11pt" style:font-size-asian="11pt" style:font-size-complex="11pt" style:language-asian="lt" style:country-asian="LT"/>
    </style:style>
    <style:style style:name="T2284" style:parent-style-name="DefaultParagraphFont" style:family="text">
      <style:text-properties fo:font-weight="bold" style:font-weight-asian="bold" style:font-weight-complex="bold" fo:color="#000000" style:text-position="super 63.6%" fo:font-size="11pt" style:font-size-asian="11pt" style:font-size-complex="11pt" style:language-asian="lt" style:country-asian="LT"/>
    </style:style>
    <style:style style:name="T2285" style:parent-style-name="DefaultParagraphFont" style:family="text">
      <style:text-properties fo:font-weight="bold" style:font-weight-asian="bold" style:font-weight-complex="bold" fo:color="#000000" fo:font-size="11pt" style:font-size-asian="11pt" style:font-size-complex="11pt" style:language-asian="lt" style:country-asian="LT"/>
    </style:style>
    <style:style style:name="T2286" style:parent-style-name="DefaultParagraphFont" style:family="text">
      <style:text-properties fo:font-weight="bold" style:font-weight-asian="bold" style:font-weight-complex="bold" fo:color="#000000" fo:font-size="11pt" style:font-size-asian="11pt" style:font-size-complex="11pt" style:language-asian="lt" style:country-asian="LT"/>
    </style:style>
    <style:style style:name="P2287" style:parent-style-name="Normal" style:family="paragraph">
      <style:paragraph-properties fo:widows="0" fo:orphans="0" fo:text-align="justify" fo:text-indent="0.5041in"/>
    </style:style>
    <style:style style:name="T2288" style:parent-style-name="DefaultParagraphFont" style:family="text">
      <style:text-properties fo:color="#000000" fo:font-size="11pt" style:font-size-asian="11pt" style:font-size-complex="11pt" style:language-asian="lt" style:country-asian="LT"/>
    </style:style>
    <style:style style:name="T2289" style:parent-style-name="DefaultParagraphFont" style:family="text">
      <style:text-properties fo:color="#000000" fo:font-size="11pt" style:font-size-asian="11pt" style:font-size-complex="11pt" style:language-asian="lt" style:country-asian="LT"/>
    </style:style>
    <style:style style:name="T2290" style:parent-style-name="DefaultParagraphFont" style:family="text">
      <style:text-properties style:font-weight-complex="bold" fo:color="#000000" fo:font-size="11pt" style:font-size-asian="11pt" style:font-size-complex="11pt" style:language-asian="lt" style:country-asian="LT"/>
    </style:style>
    <style:style style:name="T2291" style:parent-style-name="DefaultParagraphFont" style:family="text">
      <style:text-properties fo:color="#000000" fo:font-size="11pt" style:font-size-asian="11pt" style:font-size-complex="11pt" style:language-asian="lt" style:country-asian="LT"/>
    </style:style>
    <style:style style:name="T2292" style:parent-style-name="DefaultParagraphFont" style:family="text">
      <style:text-properties fo:color="#000000" fo:font-size="11pt" style:font-size-asian="11pt" style:font-size-complex="11pt" style:language-asian="lt" style:country-asian="LT"/>
    </style:style>
    <style:style style:name="P2293" style:parent-style-name="Normal" style:family="paragraph">
      <style:paragraph-properties fo:widows="0" fo:orphans="0" fo:text-align="justify"/>
    </style:style>
    <style:style style:name="T2294" style:parent-style-name="DefaultParagraphFont" style:family="text">
      <style:text-properties fo:font-weight="bold" style:font-weight-asian="bold" style:font-weight-complex="bold" fo:font-style="italic" style:font-style-asian="italic" fo:font-size="10pt" style:font-size-asian="10pt"/>
    </style:style>
    <style:style style:name="T2295" style:parent-style-name="DefaultParagraphFont" style:family="text">
      <style:text-properties style:font-weight-complex="bold" fo:font-style="italic" style:font-style-asian="italic" fo:font-size="10pt" style:font-size-asian="10pt"/>
    </style:style>
    <style:style style:name="T2296" style:parent-style-name="DefaultParagraphFont" style:family="text">
      <style:text-properties style:font-name-asian="Calibri" fo:font-style="italic" style:font-style-asian="italic" fo:color="#000000" fo:font-size="10pt" style:font-size-asian="10pt"/>
    </style:style>
    <style:style style:name="P2297" style:parent-style-name="Normal" style:family="paragraph">
      <style:text-properties style:font-name-asian="MS Mincho" fo:font-style="italic" style:font-style-asian="italic" style:font-style-complex="italic" fo:font-size="10pt" style:font-size-asian="10pt"/>
    </style:style>
    <style:style style:name="P2298" style:parent-style-name="Normal" style:family="paragraph">
      <style:paragraph-properties fo:text-align="justify"/>
    </style:style>
    <style:style style:name="T2299" style:parent-style-name="DefaultParagraphFont" style:family="text">
      <style:text-properties style:font-name-asian="MS Mincho" fo:font-style="italic" style:font-style-asian="italic" style:font-style-complex="italic" fo:font-size="10pt" style:font-size-asian="10pt"/>
    </style:style>
    <style:style style:name="T230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301" style:parent-style-name="DefaultParagraphFont" style:family="text">
      <style:text-properties style:font-name-asian="MS Mincho" fo:font-style="italic" style:font-style-asian="italic" style:font-style-complex="italic" fo:font-size="10pt" style:font-size-asian="10pt"/>
    </style:style>
    <style:style style:name="P2302" style:parent-style-name="Normal" style:family="paragraph">
      <style:paragraph-properties fo:widows="0" fo:orphans="0" fo:text-align="justify" fo:text-indent="0.5041in"/>
    </style:style>
    <style:style style:name="T2303" style:parent-style-name="DefaultParagraphFont" style:family="text">
      <style:text-properties fo:color="#000000" fo:font-size="11pt" style:font-size-asian="11pt" style:font-size-complex="11pt" style:language-asian="lt" style:country-asian="LT"/>
    </style:style>
    <style:style style:name="T2304" style:parent-style-name="DefaultParagraphFont" style:family="text">
      <style:text-properties fo:color="#000000" fo:font-size="11pt" style:font-size-asian="11pt" style:font-size-complex="11pt" style:language-asian="lt" style:country-asian="LT"/>
    </style:style>
    <style:style style:name="P2305" style:parent-style-name="Normal" style:family="paragraph">
      <style:paragraph-properties fo:widows="0" fo:orphans="0" fo:text-align="justify" fo:text-indent="0.5041in"/>
    </style:style>
    <style:style style:name="T2306" style:parent-style-name="DefaultParagraphFont" style:family="text">
      <style:text-properties fo:color="#000000" fo:font-size="11pt" style:font-size-asian="11pt" style:font-size-complex="11pt" style:language-asian="lt" style:country-asian="LT"/>
    </style:style>
    <style:style style:name="T2307" style:parent-style-name="DefaultParagraphFont" style:family="text">
      <style:text-properties fo:color="#000000" fo:font-size="11pt" style:font-size-asian="11pt" style:font-size-complex="11pt" style:language-asian="lt" style:country-asian="LT"/>
    </style:style>
    <style:style style:name="T2308" style:parent-style-name="DefaultParagraphFont" style:family="text">
      <style:text-properties fo:color="#000000" fo:font-size="11pt" style:font-size-asian="11pt" style:font-size-complex="11pt"/>
    </style:style>
    <style:style style:name="T2309" style:parent-style-name="DefaultParagraphFont" style:family="text">
      <style:text-properties fo:color="#000000" fo:font-size="11pt" style:font-size-asian="11pt" style:font-size-complex="11pt" style:language-asian="lt" style:country-asian="LT"/>
    </style:style>
    <style:style style:name="P2310" style:parent-style-name="Normal" style:family="paragraph">
      <style:paragraph-properties fo:widows="0" fo:orphans="0" fo:text-align="justify" fo:text-indent="0.5041in"/>
    </style:style>
    <style:style style:name="T2311" style:parent-style-name="DefaultParagraphFont" style:family="text">
      <style:text-properties fo:color="#000000" fo:font-size="11pt" style:font-size-asian="11pt" style:font-size-complex="11pt" style:language-asian="lt" style:country-asian="LT"/>
    </style:style>
    <style:style style:name="T2312" style:parent-style-name="DefaultParagraphFont" style:family="text">
      <style:text-properties fo:color="#000000" fo:font-size="11pt" style:font-size-asian="11pt" style:font-size-complex="11pt" style:language-asian="lt" style:country-asian="LT"/>
    </style:style>
    <style:style style:name="T2313" style:parent-style-name="DefaultParagraphFont" style:family="text">
      <style:text-properties fo:font-size="11pt" style:font-size-asian="11pt" style:font-size-complex="11pt" style:language-asian="lt" style:country-asian="LT"/>
    </style:style>
    <style:style style:name="T2314" style:parent-style-name="DefaultParagraphFont" style:family="text">
      <style:text-properties fo:color="#000000" fo:font-size="11pt" style:font-size-asian="11pt" style:font-size-complex="11pt" style:language-asian="lt" style:country-asian="LT"/>
    </style:style>
    <style:style style:name="P2315" style:parent-style-name="Normal" style:family="paragraph">
      <style:paragraph-properties fo:widows="0" fo:orphans="0" fo:text-align="justify" fo:text-indent="0.5041in"/>
    </style:style>
    <style:style style:name="T2316" style:parent-style-name="DefaultParagraphFont" style:family="text">
      <style:text-properties fo:color="#000000" fo:font-size="11pt" style:font-size-asian="11pt" style:font-size-complex="11pt" style:language-asian="lt" style:country-asian="LT"/>
    </style:style>
    <style:style style:name="T2317" style:parent-style-name="DefaultParagraphFont" style:family="text">
      <style:text-properties fo:color="#000000" fo:font-size="11pt" style:font-size-asian="11pt" style:font-size-complex="11pt" style:language-asian="lt" style:country-asian="LT"/>
    </style:style>
    <style:style style:name="T2318" style:parent-style-name="DefaultParagraphFont" style:family="text">
      <style:text-properties fo:color="#000000" fo:font-size="11pt" style:font-size-asian="11pt" style:font-size-complex="11pt" style:language-asian="lt" style:country-asian="LT"/>
    </style:style>
    <style:style style:name="T2319" style:parent-style-name="DefaultParagraphFont" style:family="text">
      <style:text-properties fo:color="#000000" fo:font-size="11pt" style:font-size-asian="11pt" style:font-size-complex="11pt" style:language-asian="lt" style:country-asian="LT"/>
    </style:style>
    <style:style style:name="P2320" style:parent-style-name="Normal" style:family="paragraph">
      <style:paragraph-properties fo:widows="0" fo:orphans="0" fo:text-align="justify" fo:text-indent="0.5041in"/>
    </style:style>
    <style:style style:name="T2321" style:parent-style-name="DefaultParagraphFont" style:family="text">
      <style:text-properties fo:color="#000000" fo:font-size="11pt" style:font-size-asian="11pt" style:font-size-complex="11pt" style:language-asian="lt" style:country-asian="LT"/>
    </style:style>
    <style:style style:name="T2322" style:parent-style-name="DefaultParagraphFont" style:family="text">
      <style:text-properties fo:color="#000000" fo:font-size="11pt" style:font-size-asian="11pt" style:font-size-complex="11pt" style:language-asian="lt" style:country-asian="LT"/>
    </style:style>
    <style:style style:name="T2323" style:parent-style-name="DefaultParagraphFont" style:family="text">
      <style:text-properties fo:color="#000000" fo:font-size="11pt" style:font-size-asian="11pt" style:font-size-complex="11pt" style:language-asian="lt" style:country-asian="LT"/>
    </style:style>
    <style:style style:name="P2324" style:parent-style-name="Normal" style:family="paragraph">
      <style:paragraph-properties fo:widows="0" fo:orphans="0" fo:text-align="justify" fo:text-indent="0.5041in"/>
    </style:style>
    <style:style style:name="T2325" style:parent-style-name="DefaultParagraphFont" style:family="text">
      <style:text-properties fo:color="#000000" fo:font-size="11pt" style:font-size-asian="11pt" style:font-size-complex="11pt" style:language-asian="lt" style:country-asian="LT"/>
    </style:style>
    <style:style style:name="T2326" style:parent-style-name="DefaultParagraphFont" style:family="text">
      <style:text-properties fo:color="#000000" fo:font-size="11pt" style:font-size-asian="11pt" style:font-size-complex="11pt" style:language-asian="lt" style:country-asian="LT"/>
    </style:style>
    <style:style style:name="P2327" style:parent-style-name="Normal" style:family="paragraph">
      <style:paragraph-properties fo:widows="0" fo:orphans="0" fo:text-align="justify" fo:text-indent="0.5041in"/>
    </style:style>
    <style:style style:name="T2328" style:parent-style-name="DefaultParagraphFont" style:family="text">
      <style:text-properties fo:color="#000000" fo:font-size="11pt" style:font-size-asian="11pt" style:font-size-complex="11pt" style:language-asian="lt" style:country-asian="LT"/>
    </style:style>
    <style:style style:name="T2329" style:parent-style-name="DefaultParagraphFont" style:family="text">
      <style:text-properties fo:color="#000000" fo:font-size="11pt" style:font-size-asian="11pt" style:font-size-complex="11pt" style:language-asian="lt" style:country-asian="LT"/>
    </style:style>
    <style:style style:name="P2330" style:parent-style-name="Normal" style:family="paragraph">
      <style:paragraph-properties fo:widows="0" fo:orphans="0" fo:text-align="justify" fo:text-indent="0.5041in"/>
    </style:style>
    <style:style style:name="T2331" style:parent-style-name="DefaultParagraphFont" style:family="text">
      <style:text-properties fo:color="#000000" fo:font-size="11pt" style:font-size-asian="11pt" style:font-size-complex="11pt" style:language-asian="lt" style:country-asian="LT"/>
    </style:style>
    <style:style style:name="T2332" style:parent-style-name="DefaultParagraphFont" style:family="text">
      <style:text-properties fo:color="#000000" fo:font-size="11pt" style:font-size-asian="11pt" style:font-size-complex="11pt" style:language-asian="lt" style:country-asian="LT"/>
    </style:style>
    <style:style style:name="P2333" style:parent-style-name="Normal" style:family="paragraph">
      <style:paragraph-properties fo:text-indent="0.5in"/>
    </style:style>
    <style:style style:name="T2334" style:parent-style-name="DefaultParagraphFont" style:family="text">
      <style:text-properties fo:font-size="11pt" style:font-size-asian="11pt" style:font-size-complex="11pt" style:language-asian="lt" style:country-asian="LT"/>
    </style:style>
    <style:style style:name="T2335" style:parent-style-name="DefaultParagraphFont" style:family="text">
      <style:text-properties fo:font-size="11pt" style:font-size-asian="11pt" style:font-size-complex="11pt" style:language-asian="lt" style:country-asian="LT"/>
    </style:style>
    <style:style style:name="T2336" style:parent-style-name="DefaultParagraphFont" style:family="text">
      <style:text-properties fo:font-size="11pt" style:font-size-asian="11pt" style:font-size-complex="11pt" style:language-asian="lt" style:country-asian="LT"/>
    </style:style>
    <style:style style:name="P2337" style:parent-style-name="Normal" style:family="paragraph">
      <style:paragraph-properties fo:widows="0" fo:orphans="0" fo:text-align="justify" fo:text-indent="0.5041in"/>
    </style:style>
    <style:style style:name="T2338" style:parent-style-name="DefaultParagraphFont" style:family="text">
      <style:text-properties fo:color="#000000" fo:font-size="11pt" style:font-size-asian="11pt" style:font-size-complex="11pt" style:language-asian="lt" style:country-asian="LT"/>
    </style:style>
    <style:style style:name="T2339" style:parent-style-name="DefaultParagraphFont" style:family="text">
      <style:text-properties fo:color="#000000" fo:font-size="11pt" style:font-size-asian="11pt" style:font-size-complex="11pt" style:language-asian="lt" style:country-asian="LT"/>
    </style:style>
    <style:style style:name="P2340" style:parent-style-name="Normal" style:family="paragraph">
      <style:paragraph-properties fo:widows="0" fo:orphans="0" fo:text-align="justify" fo:text-indent="0.5041in"/>
    </style:style>
    <style:style style:name="T2341" style:parent-style-name="DefaultParagraphFont" style:family="text">
      <style:text-properties fo:color="#000000" fo:font-size="11pt" style:font-size-asian="11pt" style:font-size-complex="11pt" style:language-asian="lt" style:country-asian="LT"/>
    </style:style>
    <style:style style:name="T2342" style:parent-style-name="DefaultParagraphFont" style:family="text">
      <style:text-properties fo:color="#000000" fo:font-size="11pt" style:font-size-asian="11pt" style:font-size-complex="11pt" style:language-asian="lt" style:country-asian="LT"/>
    </style:style>
    <style:style style:name="T2343" style:parent-style-name="DefaultParagraphFont" style:family="text">
      <style:text-properties fo:font-size="11pt" style:font-size-asian="11pt" style:font-size-complex="11pt" style:language-asian="lt" style:country-asian="LT"/>
    </style:style>
    <style:style style:name="P2344" style:parent-style-name="Normal" style:family="paragraph">
      <style:paragraph-properties fo:widows="0" fo:orphans="0" fo:text-align="justify" fo:text-indent="0.5041in"/>
    </style:style>
    <style:style style:name="T2345" style:parent-style-name="DefaultParagraphFont" style:family="text">
      <style:text-properties fo:color="#000000" fo:font-size="11pt" style:font-size-asian="11pt" style:font-size-complex="11pt" style:language-asian="lt" style:country-asian="LT"/>
    </style:style>
    <style:style style:name="T2346" style:parent-style-name="DefaultParagraphFont" style:family="text">
      <style:text-properties fo:color="#000000" fo:font-size="11pt" style:font-size-asian="11pt" style:font-size-complex="11pt" style:language-asian="lt" style:country-asian="LT"/>
    </style:style>
    <style:style style:name="P2347" style:parent-style-name="Normal" style:family="paragraph">
      <style:paragraph-properties fo:widows="0" fo:orphans="0" fo:text-align="justify" fo:text-indent="0.5041in"/>
    </style:style>
    <style:style style:name="T2348" style:parent-style-name="DefaultParagraphFont" style:family="text">
      <style:text-properties fo:color="#000000" fo:font-size="11pt" style:font-size-asian="11pt" style:font-size-complex="11pt" style:language-asian="lt" style:country-asian="LT"/>
    </style:style>
    <style:style style:name="T2349" style:parent-style-name="DefaultParagraphFont" style:family="text">
      <style:text-properties fo:color="#000000" fo:font-size="11pt" style:font-size-asian="11pt" style:font-size-complex="11pt" style:language-asian="lt" style:country-asian="LT"/>
    </style:style>
    <style:style style:name="P2350" style:parent-style-name="Normal" style:family="paragraph">
      <style:paragraph-properties fo:text-align="justify" fo:text-indent="0.5041in"/>
    </style:style>
    <style:style style:name="T2351" style:parent-style-name="DefaultParagraphFont" style:family="text">
      <style:text-properties fo:color="#000000" fo:font-size="11pt" style:font-size-asian="11pt" style:font-size-complex="11pt" style:language-asian="lt" style:country-asian="LT"/>
    </style:style>
    <style:style style:name="T2352" style:parent-style-name="DefaultParagraphFont" style:family="text">
      <style:text-properties fo:color="#000000" fo:font-size="11pt" style:font-size-asian="11pt" style:font-size-complex="11pt" style:language-asian="lt" style:country-asian="LT"/>
    </style:style>
    <style:style style:name="T2353" style:parent-style-name="DefaultParagraphFont" style:family="text">
      <style:text-properties fo:font-weight="bold" style:font-weight-asian="bold" fo:color="#000000" fo:font-size="11pt" style:font-size-asian="11pt" style:font-size-complex="11pt" style:language-asian="lt" style:country-asian="LT"/>
    </style:style>
    <style:style style:name="T2354" style:parent-style-name="DefaultParagraphFont" style:family="text">
      <style:text-properties fo:color="#000000" fo:font-size="11pt" style:font-size-asian="11pt" style:font-size-complex="11pt" style:language-asian="lt" style:country-asian="LT"/>
    </style:style>
    <style:style style:name="T2355" style:parent-style-name="DefaultParagraphFont" style:family="text">
      <style:text-properties fo:font-size="11pt" style:font-size-asian="11pt" style:font-size-complex="11pt"/>
    </style:style>
    <style:style style:name="T2356" style:parent-style-name="DefaultParagraphFont" style:family="text">
      <style:text-properties fo:font-size="11pt" style:font-size-asian="11pt" style:font-size-complex="11pt" style:language-asian="lt" style:country-asian="LT"/>
    </style:style>
    <style:style style:name="P2357" style:parent-style-name="Normal" style:family="paragraph">
      <style:paragraph-properties fo:text-align="justify"/>
    </style:style>
    <style:style style:name="T2358" style:parent-style-name="DefaultParagraphFont" style:family="text">
      <style:text-properties fo:font-weight="bold" style:font-weight-asian="bold" fo:font-style="italic" style:font-style-asian="italic" fo:color="#000000" fo:font-size="10pt" style:font-size-asian="10pt"/>
    </style:style>
    <style:style style:name="T2359" style:parent-style-name="DefaultParagraphFont" style:family="text">
      <style:text-properties fo:font-style="italic" style:font-style-asian="italic" fo:color="#000000" fo:font-size="10pt" style:font-size-asian="10pt"/>
    </style:style>
    <style:style style:name="P2360" style:parent-style-name="Normal" style:family="paragraph">
      <style:paragraph-properties fo:text-align="justify"/>
      <style:text-properties fo:font-style="italic" style:font-style-asian="italic" style:font-style-complex="italic" fo:font-size="10pt" style:font-size-asian="10pt"/>
    </style:style>
    <style:style style:name="P2361" style:parent-style-name="Normal" style:family="paragraph">
      <style:paragraph-properties fo:text-align="justify"/>
    </style:style>
    <style:style style:name="T2362" style:parent-style-name="DefaultParagraphFont" style:family="text">
      <style:text-properties style:font-name-asian="MS Mincho" fo:font-style="italic" style:font-style-asian="italic" fo:font-size="10pt" style:font-size-asian="10pt"/>
    </style:style>
    <style:style style:name="T2363"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2364" style:parent-style-name="DefaultParagraphFont" style:family="text">
      <style:text-properties style:font-name-asian="MS Mincho" fo:font-style="italic" style:font-style-asian="italic" fo:font-size="10pt" style:font-size-asian="10pt"/>
    </style:style>
    <style:style style:name="T2365" style:parent-style-name="DefaultParagraphFont" style:family="text">
      <style:text-properties style:font-name-asian="MS Mincho" fo:font-style="italic" style:font-style-asian="italic" fo:font-size="10pt" style:font-size-asian="10pt"/>
    </style:style>
    <style:style style:name="P2366" style:parent-style-name="Normal" style:family="paragraph">
      <style:text-properties style:font-name-asian="MS Mincho" fo:font-style="italic" style:font-style-asian="italic" style:font-style-complex="italic" fo:font-size="10pt" style:font-size-asian="10pt"/>
    </style:style>
    <style:style style:name="P2367" style:parent-style-name="Normal" style:family="paragraph">
      <style:paragraph-properties fo:text-align="justify"/>
    </style:style>
    <style:style style:name="T2368" style:parent-style-name="DefaultParagraphFont" style:family="text">
      <style:text-properties style:font-name-asian="MS Mincho" fo:font-style="italic" style:font-style-asian="italic" style:font-style-complex="italic" fo:font-size="10pt" style:font-size-asian="10pt"/>
    </style:style>
    <style:style style:name="T236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370" style:parent-style-name="DefaultParagraphFont" style:family="text">
      <style:text-properties style:font-name-asian="MS Mincho" fo:font-style="italic" style:font-style-asian="italic" style:font-style-complex="italic" fo:font-size="10pt" style:font-size-asian="10pt"/>
    </style:style>
    <style:style style:name="P2371" style:parent-style-name="Normal" style:family="paragraph">
      <style:paragraph-properties fo:text-align="justify" fo:text-indent="0.5in"/>
    </style:style>
    <style:style style:name="T2372" style:parent-style-name="DefaultParagraphFont" style:family="text">
      <style:text-properties fo:font-weight="bold" style:font-weight-asian="bold" fo:font-size="11pt" style:font-size-asian="11pt"/>
    </style:style>
    <style:style style:name="T2373" style:parent-style-name="DefaultParagraphFont" style:family="text">
      <style:text-properties fo:font-weight="bold" style:font-weight-asian="bold" fo:font-size="11pt" style:font-size-asian="11pt"/>
    </style:style>
    <style:style style:name="T2374" style:parent-style-name="DefaultParagraphFont" style:family="text">
      <style:text-properties fo:font-weight="bold" style:font-weight-asian="bold" fo:font-size="11pt" style:font-size-asian="11pt"/>
    </style:style>
    <style:style style:name="T2375" style:parent-style-name="DefaultParagraphFont" style:family="text">
      <style:text-properties fo:font-weight="bold" style:font-weight-asian="bold" fo:font-size="11pt" style:font-size-asian="11pt"/>
    </style:style>
    <style:style style:name="P2376" style:parent-style-name="Normal" style:family="paragraph">
      <style:paragraph-properties fo:text-align="justify" fo:text-indent="0.5in"/>
    </style:style>
    <style:style style:name="T2377" style:parent-style-name="DefaultParagraphFont" style:family="text">
      <style:text-properties style:font-weight-complex="bold" fo:font-size="11pt" style:font-size-asian="11pt"/>
    </style:style>
    <style:style style:name="T2378" style:parent-style-name="DefaultParagraphFont" style:family="text">
      <style:text-properties style:font-weight-complex="bold" fo:font-size="11pt" style:font-size-asian="11pt"/>
    </style:style>
    <style:style style:name="T2379" style:parent-style-name="DefaultParagraphFont" style:family="text">
      <style:text-properties fo:font-size="11pt" style:font-size-asian="11pt"/>
    </style:style>
    <style:style style:name="T2380" style:parent-style-name="DefaultParagraphFont" style:family="text">
      <style:text-properties fo:font-size="11pt" style:font-size-asian="11pt"/>
    </style:style>
    <style:style style:name="T2381" style:parent-style-name="DefaultParagraphFont" style:family="text">
      <style:text-properties fo:font-weight="bold" style:font-weight-asian="bold" style:font-weight-complex="bold" fo:font-size="11pt" style:font-size-asian="11pt"/>
    </style:style>
    <style:style style:name="T2382" style:parent-style-name="DefaultParagraphFont" style:family="text">
      <style:text-properties fo:font-size="11pt" style:font-size-asian="11pt"/>
    </style:style>
    <style:style style:name="P2383" style:parent-style-name="Normal" style:family="paragraph">
      <style:paragraph-properties fo:text-align="justify" fo:text-indent="0.5in"/>
    </style:style>
    <style:style style:name="T2384" style:parent-style-name="DefaultParagraphFont" style:family="text">
      <style:text-properties fo:font-size="11pt" style:font-size-asian="11pt" style:font-size-complex="11pt"/>
    </style:style>
    <style:style style:name="T2385" style:parent-style-name="DefaultParagraphFont" style:family="text">
      <style:text-properties fo:font-size="11pt" style:font-size-asian="11pt" style:font-size-complex="11pt"/>
    </style:style>
    <style:style style:name="T2386" style:parent-style-name="DefaultParagraphFont" style:family="text">
      <style:text-properties fo:font-size="11pt" style:font-size-asian="11pt" style:font-size-complex="11pt"/>
    </style:style>
    <style:style style:name="T2387" style:parent-style-name="DefaultParagraphFont" style:family="text">
      <style:text-properties fo:font-size="11pt" style:font-size-asian="11pt" style:font-size-complex="11pt"/>
    </style:style>
    <style:style style:name="T2388" style:parent-style-name="DefaultParagraphFont" style:family="text">
      <style:text-properties fo:font-size="11pt" style:font-size-asian="11pt" style:font-size-complex="11pt"/>
    </style:style>
    <style:style style:name="P2389" style:parent-style-name="Normal" style:family="paragraph">
      <style:paragraph-properties fo:text-align="justify" fo:text-indent="0.5in"/>
    </style:style>
    <style:style style:name="T2390" style:parent-style-name="DefaultParagraphFont" style:family="text">
      <style:text-properties fo:font-size="11pt" style:font-size-asian="11pt" style:font-size-complex="11pt"/>
    </style:style>
    <style:style style:name="T2391" style:parent-style-name="DefaultParagraphFont" style:family="text">
      <style:text-properties fo:font-size="11pt" style:font-size-asian="11pt" style:font-size-complex="11pt"/>
    </style:style>
    <style:style style:name="T2392" style:parent-style-name="DefaultParagraphFont" style:family="text">
      <style:text-properties fo:font-size="11pt" style:font-size-asian="11pt" style:font-size-complex="11pt"/>
    </style:style>
    <style:style style:name="T2393" style:parent-style-name="DefaultParagraphFont" style:family="text">
      <style:text-properties fo:font-size="11pt" style:font-size-asian="11pt" style:font-size-complex="11pt"/>
    </style:style>
    <style:style style:name="P2394" style:parent-style-name="Normal" style:family="paragraph">
      <style:text-properties style:font-name-asian="MS Mincho" fo:font-style="italic" style:font-style-asian="italic" style:font-style-complex="italic" fo:font-size="10pt" style:font-size-asian="10pt"/>
    </style:style>
    <style:style style:name="P2395" style:parent-style-name="Normal" style:family="paragraph">
      <style:paragraph-properties fo:text-align="justify"/>
    </style:style>
    <style:style style:name="T2396" style:parent-style-name="DefaultParagraphFont" style:family="text">
      <style:text-properties style:font-name-asian="MS Mincho" fo:font-style="italic" style:font-style-asian="italic" style:font-style-complex="italic" fo:font-size="10pt" style:font-size-asian="10pt"/>
    </style:style>
    <style:style style:name="T239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398" style:parent-style-name="DefaultParagraphFont" style:family="text">
      <style:text-properties style:font-name-asian="MS Mincho" fo:font-style="italic" style:font-style-asian="italic" style:font-style-complex="italic" fo:font-size="10pt" style:font-size-asian="10pt"/>
    </style:style>
    <style:style style:name="P2399" style:parent-style-name="Normal" style:family="paragraph">
      <style:paragraph-properties fo:text-align="justify" fo:text-indent="0.5in"/>
    </style:style>
    <style:style style:name="T2400" style:parent-style-name="DefaultParagraphFont" style:family="text">
      <style:text-properties fo:font-size="11pt" style:font-size-asian="11pt"/>
    </style:style>
    <style:style style:name="T2401" style:parent-style-name="DefaultParagraphFont" style:family="text">
      <style:text-properties fo:font-size="11pt" style:font-size-asian="11pt"/>
    </style:style>
    <style:style style:name="T2402" style:parent-style-name="DefaultParagraphFont" style:family="text">
      <style:text-properties fo:font-size="11pt" style:font-size-asian="11pt"/>
    </style:style>
    <style:style style:name="T2403" style:parent-style-name="DefaultParagraphFont" style:family="text">
      <style:text-properties style:font-weight-complex="bold" fo:font-size="11pt" style:font-size-asian="11pt"/>
    </style:style>
    <style:style style:name="T2404" style:parent-style-name="DefaultParagraphFont" style:family="text">
      <style:text-properties fo:font-size="11pt" style:font-size-asian="11pt"/>
    </style:style>
    <style:style style:name="T2405" style:parent-style-name="DefaultParagraphFont" style:family="text">
      <style:text-properties style:font-weight-complex="bold" fo:font-size="11pt" style:font-size-asian="11pt"/>
    </style:style>
    <style:style style:name="T2406" style:parent-style-name="DefaultParagraphFont" style:family="text">
      <style:text-properties fo:font-weight="bold" style:font-weight-asian="bold" fo:font-size="11pt" style:font-size-asian="11pt"/>
    </style:style>
    <style:style style:name="T2407" style:parent-style-name="DefaultParagraphFont" style:family="text">
      <style:text-properties fo:font-size="11pt" style:font-size-asian="11pt"/>
    </style:style>
    <style:style style:name="T2408" style:parent-style-name="DefaultParagraphFont" style:family="text">
      <style:text-properties fo:font-size="11pt" style:font-size-asian="11pt"/>
    </style:style>
    <style:style style:name="P2409" style:parent-style-name="Normal" style:family="paragraph">
      <style:paragraph-properties fo:text-align="justify" fo:text-indent="0.5in"/>
    </style:style>
    <style:style style:name="T2410" style:parent-style-name="DefaultParagraphFont" style:family="text">
      <style:text-properties fo:font-size="11pt" style:font-size-asian="11pt"/>
    </style:style>
    <style:style style:name="T2411" style:parent-style-name="DefaultParagraphFont" style:family="text">
      <style:text-properties fo:font-size="11pt" style:font-size-asian="11pt"/>
    </style:style>
    <style:style style:name="T2412" style:parent-style-name="DefaultParagraphFont" style:family="text">
      <style:text-properties fo:font-size="11pt" style:font-size-asian="11pt"/>
    </style:style>
    <style:style style:name="P2413" style:parent-style-name="Normal" style:family="paragraph">
      <style:paragraph-properties fo:text-indent="0.5in"/>
    </style:style>
    <style:style style:name="T2414" style:parent-style-name="DefaultParagraphFont" style:family="text">
      <style:text-properties fo:font-size="11pt" style:font-size-asian="11pt"/>
    </style:style>
    <style:style style:name="T2415" style:parent-style-name="DefaultParagraphFont" style:family="text">
      <style:text-properties fo:font-size="11pt" style:font-size-asian="11pt"/>
    </style:style>
    <style:style style:name="P2416" style:parent-style-name="Normal" style:family="paragraph">
      <style:paragraph-properties fo:text-align="justify" fo:text-indent="0.5in"/>
    </style:style>
    <style:style style:name="T2417" style:parent-style-name="DefaultParagraphFont" style:family="text">
      <style:text-properties fo:font-size="11pt" style:font-size-asian="11pt"/>
    </style:style>
    <style:style style:name="T2418" style:parent-style-name="DefaultParagraphFont" style:family="text">
      <style:text-properties fo:font-size="11pt" style:font-size-asian="11pt"/>
    </style:style>
    <style:style style:name="T2419" style:parent-style-name="DefaultParagraphFont" style:family="text">
      <style:text-properties fo:font-size="11pt" style:font-size-asian="11pt"/>
    </style:style>
    <style:style style:name="P2420" style:parent-style-name="Normal" style:family="paragraph">
      <style:paragraph-properties fo:text-align="justify" fo:text-indent="0.5in"/>
    </style:style>
    <style:style style:name="T2421" style:parent-style-name="DefaultParagraphFont" style:family="text">
      <style:text-properties fo:font-size="11pt" style:font-size-asian="11pt"/>
    </style:style>
    <style:style style:name="T2422" style:parent-style-name="DefaultParagraphFont" style:family="text">
      <style:text-properties fo:font-size="11pt" style:font-size-asian="11pt"/>
    </style:style>
    <style:style style:name="T2423" style:parent-style-name="DefaultParagraphFont" style:family="text">
      <style:text-properties fo:font-size="11pt" style:font-size-asian="11pt"/>
    </style:style>
    <style:style style:name="P2424" style:parent-style-name="Normal" style:family="paragraph">
      <style:paragraph-properties fo:text-align="justify" fo:text-indent="0.5in"/>
    </style:style>
    <style:style style:name="T2425" style:parent-style-name="DefaultParagraphFont" style:family="text">
      <style:text-properties fo:font-size="11pt" style:font-size-asian="11pt"/>
    </style:style>
    <style:style style:name="T2426" style:parent-style-name="DefaultParagraphFont" style:family="text">
      <style:text-properties fo:font-size="11pt" style:font-size-asian="11pt"/>
    </style:style>
    <style:style style:name="T2427" style:parent-style-name="DefaultParagraphFont" style:family="text">
      <style:text-properties fo:font-size="11pt" style:font-size-asian="11pt"/>
    </style:style>
    <style:style style:name="P2428" style:parent-style-name="Normal" style:family="paragraph">
      <style:paragraph-properties fo:text-align="justify" fo:text-indent="0.5in"/>
    </style:style>
    <style:style style:name="T2429" style:parent-style-name="DefaultParagraphFont" style:family="text">
      <style:text-properties fo:font-size="11pt" style:font-size-asian="11pt"/>
    </style:style>
    <style:style style:name="T2430" style:parent-style-name="DefaultParagraphFont" style:family="text">
      <style:text-properties fo:font-size="11pt" style:font-size-asian="11pt"/>
    </style:style>
    <style:style style:name="T2431" style:parent-style-name="DefaultParagraphFont" style:family="text">
      <style:text-properties fo:font-size="11pt" style:font-size-asian="11pt"/>
    </style:style>
    <style:style style:name="P2432" style:parent-style-name="Normal" style:family="paragraph">
      <style:paragraph-properties fo:text-align="justify" fo:text-indent="0.5in"/>
    </style:style>
    <style:style style:name="T2433" style:parent-style-name="DefaultParagraphFont" style:family="text">
      <style:text-properties fo:font-size="11pt" style:font-size-asian="11pt"/>
    </style:style>
    <style:style style:name="T2434" style:parent-style-name="DefaultParagraphFont" style:family="text">
      <style:text-properties fo:font-size="11pt" style:font-size-asian="11pt"/>
    </style:style>
    <style:style style:name="T2435" style:parent-style-name="DefaultParagraphFont" style:family="text">
      <style:text-properties fo:font-size="11pt" style:font-size-asian="11pt"/>
    </style:style>
    <style:style style:name="T2436" style:parent-style-name="DefaultParagraphFont" style:family="text">
      <style:text-properties fo:font-size="11pt" style:font-size-asian="11pt"/>
    </style:style>
    <style:style style:name="P2437" style:parent-style-name="Normal" style:family="paragraph">
      <style:paragraph-properties fo:text-align="justify" fo:text-indent="0.5in"/>
    </style:style>
    <style:style style:name="T2438" style:parent-style-name="DefaultParagraphFont" style:family="text">
      <style:text-properties fo:font-size="11pt" style:font-size-asian="11pt"/>
    </style:style>
    <style:style style:name="T2439" style:parent-style-name="DefaultParagraphFont" style:family="text">
      <style:text-properties fo:font-size="11pt" style:font-size-asian="11pt"/>
    </style:style>
    <style:style style:name="T2440" style:parent-style-name="DefaultParagraphFont" style:family="text">
      <style:text-properties fo:font-size="11pt" style:font-size-asian="11pt"/>
    </style:style>
    <style:style style:name="T2441" style:parent-style-name="DefaultParagraphFont" style:family="text">
      <style:text-properties fo:font-size="11pt" style:font-size-asian="11pt"/>
    </style:style>
    <style:style style:name="P2442" style:parent-style-name="Normal" style:family="paragraph">
      <style:paragraph-properties fo:text-align="justify" fo:text-indent="0.5in"/>
    </style:style>
    <style:style style:name="T2443" style:parent-style-name="DefaultParagraphFont" style:family="text">
      <style:text-properties fo:font-size="11pt" style:font-size-asian="11pt"/>
    </style:style>
    <style:style style:name="T2444" style:parent-style-name="DefaultParagraphFont" style:family="text">
      <style:text-properties fo:font-size="11pt" style:font-size-asian="11pt"/>
    </style:style>
    <style:style style:name="T2445" style:parent-style-name="DefaultParagraphFont" style:family="text">
      <style:text-properties fo:font-size="11pt" style:font-size-asian="11pt"/>
    </style:style>
    <style:style style:name="T2446" style:parent-style-name="DefaultParagraphFont" style:family="text">
      <style:text-properties fo:font-size="11pt" style:font-size-asian="11pt"/>
    </style:style>
    <style:style style:name="P2447" style:parent-style-name="Normal" style:family="paragraph">
      <style:paragraph-properties fo:text-align="justify" fo:text-indent="0.5in"/>
    </style:style>
    <style:style style:name="T2448" style:parent-style-name="DefaultParagraphFont" style:family="text">
      <style:text-properties fo:font-size="11pt" style:font-size-asian="11pt" style:font-size-complex="12pt"/>
    </style:style>
    <style:style style:name="T2449" style:parent-style-name="DefaultParagraphFont" style:family="text">
      <style:text-properties fo:font-size="11pt" style:font-size-asian="11pt" style:font-size-complex="12pt"/>
    </style:style>
    <style:style style:name="T2450" style:parent-style-name="DefaultParagraphFont" style:family="text">
      <style:text-properties fo:font-size="11pt" style:font-size-asian="11pt"/>
    </style:style>
    <style:style style:name="T2451" style:parent-style-name="DefaultParagraphFont" style:family="text">
      <style:text-properties fo:font-size="11pt" style:font-size-asian="11pt"/>
    </style:style>
    <style:style style:name="T2452" style:parent-style-name="DefaultParagraphFont" style:family="text">
      <style:text-properties fo:font-size="11pt" style:font-size-asian="11pt" style:font-size-complex="12pt"/>
    </style:style>
    <style:style style:name="T2453" style:parent-style-name="DefaultParagraphFont" style:family="text">
      <style:text-properties style:font-weight-complex="bold" fo:font-size="11pt" style:font-size-asian="11pt" style:font-size-complex="12pt"/>
    </style:style>
    <style:style style:name="T2454" style:parent-style-name="DefaultParagraphFont" style:family="text">
      <style:text-properties fo:font-weight="bold" style:font-weight-asian="bold" fo:font-size="11pt" style:font-size-asian="11pt"/>
    </style:style>
    <style:style style:name="T2455" style:parent-style-name="DefaultParagraphFont" style:family="text">
      <style:text-properties fo:font-size="11pt" style:font-size-asian="11pt" style:font-size-complex="12pt"/>
    </style:style>
    <style:style style:name="T2456" style:parent-style-name="DefaultParagraphFont" style:family="text">
      <style:text-properties style:font-weight-complex="bold" fo:font-size="11pt" style:font-size-asian="11pt" style:font-size-complex="12pt"/>
    </style:style>
    <style:style style:name="T2457" style:parent-style-name="DefaultParagraphFont" style:family="text">
      <style:text-properties fo:font-size="11pt" style:font-size-asian="11pt" style:font-size-complex="12pt"/>
    </style:style>
    <style:style style:name="T2458" style:parent-style-name="DefaultParagraphFont" style:family="text">
      <style:text-properties fo:font-size="11pt" style:font-size-asian="11pt" style:font-size-complex="12pt"/>
    </style:style>
    <style:style style:name="T2459" style:parent-style-name="DefaultParagraphFont" style:family="text">
      <style:text-properties style:font-weight-complex="bold" fo:font-size="11pt" style:font-size-asian="11pt" style:font-size-complex="12pt"/>
    </style:style>
    <style:style style:name="T2460" style:parent-style-name="DefaultParagraphFont" style:family="text">
      <style:text-properties fo:font-weight="bold" style:font-weight-asian="bold" fo:font-size="11pt" style:font-size-asian="11pt"/>
    </style:style>
    <style:style style:name="T2461" style:parent-style-name="DefaultParagraphFont" style:family="text">
      <style:text-properties fo:font-size="11pt" style:font-size-asian="11pt" style:font-size-complex="12pt"/>
    </style:style>
    <style:style style:name="T2462" style:parent-style-name="DefaultParagraphFont" style:family="text">
      <style:text-properties style:font-weight-complex="bold" fo:font-size="11pt" style:font-size-asian="11pt" style:font-size-complex="12pt"/>
    </style:style>
    <style:style style:name="T2463" style:parent-style-name="DefaultParagraphFont" style:family="text">
      <style:text-properties fo:font-size="11pt" style:font-size-asian="11pt" style:font-size-complex="12pt"/>
    </style:style>
    <style:style style:name="T2464" style:parent-style-name="DefaultParagraphFont" style:family="text">
      <style:text-properties fo:font-size="11pt" style:font-size-asian="11pt" style:font-size-complex="12pt"/>
    </style:style>
    <style:style style:name="T2465" style:parent-style-name="DefaultParagraphFont" style:family="text">
      <style:text-properties style:font-weight-complex="bold" fo:font-size="11pt" style:font-size-asian="11pt"/>
    </style:style>
    <style:style style:name="T2466" style:parent-style-name="DefaultParagraphFont" style:family="text">
      <style:text-properties fo:font-size="11pt" style:font-size-asian="11pt" style:font-size-complex="12pt"/>
    </style:style>
    <style:style style:name="P2467" style:parent-style-name="Normal" style:family="paragraph">
      <style:paragraph-properties fo:text-align="justify" fo:text-indent="0.5in"/>
    </style:style>
    <style:style style:name="T2468" style:parent-style-name="DefaultParagraphFont" style:family="text">
      <style:text-properties fo:font-size="11pt" style:font-size-asian="11pt"/>
    </style:style>
    <style:style style:name="T2469" style:parent-style-name="DefaultParagraphFont" style:family="text">
      <style:text-properties fo:font-size="11pt" style:font-size-asian="11pt"/>
    </style:style>
    <style:style style:name="T2470" style:parent-style-name="DefaultParagraphFont" style:family="text">
      <style:text-properties fo:font-size="11pt" style:font-size-asian="11pt"/>
    </style:style>
    <style:style style:name="P2471" style:parent-style-name="Normal" style:family="paragraph">
      <style:paragraph-properties fo:text-align="justify" fo:text-indent="0.5in"/>
    </style:style>
    <style:style style:name="T2472" style:parent-style-name="DefaultParagraphFont" style:family="text">
      <style:text-properties fo:font-size="11pt" style:font-size-asian="11pt"/>
    </style:style>
    <style:style style:name="T2473" style:parent-style-name="DefaultParagraphFont" style:family="text">
      <style:text-properties fo:font-size="11pt" style:font-size-asian="11pt"/>
    </style:style>
    <style:style style:name="T2474" style:parent-style-name="DefaultParagraphFont" style:family="text">
      <style:text-properties fo:font-size="11pt" style:font-size-asian="11pt"/>
    </style:style>
    <style:style style:name="T2475" style:parent-style-name="DefaultParagraphFont" style:family="text">
      <style:text-properties fo:color="#0000FF" fo:font-size="11pt" style:font-size-asian="11pt"/>
    </style:style>
    <style:style style:name="T2476" style:parent-style-name="DefaultParagraphFont" style:family="text">
      <style:text-properties fo:font-size="11pt" style:font-size-asian="11pt"/>
    </style:style>
    <style:style style:name="P2477" style:parent-style-name="Normal" style:family="paragraph">
      <style:text-properties fo:font-style="italic" style:font-style-asian="italic" fo:font-size="10pt" style:font-size-asian="10pt"/>
    </style:style>
    <style:style style:name="P2478" style:parent-style-name="Normal" style:family="paragraph">
      <style:paragraph-properties fo:text-align="justify"/>
    </style:style>
    <style:style style:name="T2479" style:parent-style-name="DefaultParagraphFont" style:family="text">
      <style:text-properties fo:font-style="italic" style:font-style-asian="italic" fo:font-size="10pt" style:font-size-asian="10pt"/>
    </style:style>
    <style:style style:name="T2480"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481" style:parent-style-name="DefaultParagraphFont" style:family="text">
      <style:text-properties fo:font-style="italic" style:font-style-asian="italic" fo:font-size="10pt" style:font-size-asian="10pt"/>
    </style:style>
    <style:style style:name="P2482" style:parent-style-name="Normal" style:family="paragraph">
      <style:paragraph-properties fo:text-align="justify"/>
    </style:style>
    <style:style style:name="T2483" style:parent-style-name="DefaultParagraphFont" style:family="text">
      <style:text-properties style:font-name-asian="MS Mincho" fo:font-style="italic" style:font-style-asian="italic" style:font-style-complex="italic" fo:font-size="10pt" style:font-size-asian="10pt"/>
    </style:style>
    <style:style style:name="T248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485" style:parent-style-name="DefaultParagraphFont" style:family="text">
      <style:text-properties style:font-name-asian="MS Mincho" fo:font-style="italic" style:font-style-asian="italic" style:font-style-complex="italic" fo:font-size="10pt" style:font-size-asian="10pt"/>
    </style:style>
    <style:style style:name="T2486" style:parent-style-name="DefaultParagraphFont" style:family="text">
      <style:text-properties style:font-name-asian="MS Mincho" fo:font-style="italic" style:font-style-asian="italic" style:font-style-complex="italic" fo:font-size="10pt" style:font-size-asian="10pt"/>
    </style:style>
    <style:style style:name="T248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488" style:parent-style-name="DefaultParagraphFont" style:family="text">
      <style:text-properties style:font-name-asian="MS Mincho" fo:font-style="italic" style:font-style-asian="italic" style:font-style-complex="italic" fo:font-size="10pt" style:font-size-asian="10pt"/>
    </style:style>
    <style:style style:name="T2489" style:parent-style-name="DefaultParagraphFont" style:family="text">
      <style:text-properties style:font-name-asian="MS Mincho" fo:font-style="italic" style:font-style-asian="italic" style:font-style-complex="italic" fo:font-size="10pt" style:font-size-asian="10pt"/>
    </style:style>
    <style:style style:name="T249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491" style:parent-style-name="DefaultParagraphFont" style:family="text">
      <style:text-properties style:font-name-asian="MS Mincho" fo:font-style="italic" style:font-style-asian="italic" style:font-style-complex="italic" fo:font-size="10pt" style:font-size-asian="10pt"/>
    </style:style>
    <style:style style:name="P2492" style:parent-style-name="Normal" style:family="paragraph">
      <style:paragraph-properties fo:text-align="justify"/>
    </style:style>
    <style:style style:name="T2493" style:parent-style-name="DefaultParagraphFont" style:family="text">
      <style:text-properties style:font-name-asian="MS Mincho" fo:font-style="italic" style:font-style-asian="italic" style:font-style-complex="italic" fo:font-size="10pt" style:font-size-asian="10pt"/>
    </style:style>
    <style:style style:name="T249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495" style:parent-style-name="DefaultParagraphFont" style:family="text">
      <style:text-properties style:font-name-asian="MS Mincho" fo:font-style="italic" style:font-style-asian="italic" style:font-style-complex="italic" fo:font-size="10pt" style:font-size-asian="10pt"/>
    </style:style>
    <style:style style:name="P2496" style:parent-style-name="Normal" style:family="paragraph">
      <style:paragraph-properties fo:text-align="justify"/>
    </style:style>
    <style:style style:name="T2497" style:parent-style-name="DefaultParagraphFont" style:family="text">
      <style:text-properties fo:font-style="italic" style:font-style-asian="italic" fo:font-size="10pt" style:font-size-asian="10pt"/>
    </style:style>
    <style:style style:name="T2498"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499" style:parent-style-name="DefaultParagraphFont" style:family="text">
      <style:text-properties fo:font-style="italic" style:font-style-asian="italic" fo:font-size="10pt" style:font-size-asian="10pt"/>
    </style:style>
    <style:style style:name="P2500" style:parent-style-name="Normal" style:family="paragraph">
      <style:paragraph-properties fo:text-align="justify" fo:text-indent="0.5in"/>
    </style:style>
    <style:style style:name="P2501" style:parent-style-name="Normal" style:family="paragraph">
      <style:paragraph-properties fo:text-align="justify" fo:text-indent="0.5in"/>
    </style:style>
    <style:style style:name="T2502" style:parent-style-name="DefaultParagraphFont" style:family="text">
      <style:text-properties fo:font-weight="bold" style:font-weight-asian="bold" fo:font-size="11pt" style:font-size-asian="11pt"/>
    </style:style>
    <style:style style:name="T2503" style:parent-style-name="DefaultParagraphFont" style:family="text">
      <style:text-properties fo:font-weight="bold" style:font-weight-asian="bold" fo:font-size="11pt" style:font-size-asian="11pt"/>
    </style:style>
    <style:style style:name="T2504" style:parent-style-name="DefaultParagraphFont" style:family="text">
      <style:text-properties fo:font-weight="bold" style:font-weight-asian="bold" fo:font-size="11pt" style:font-size-asian="11pt"/>
    </style:style>
    <style:style style:name="P2505" style:parent-style-name="Normal" style:family="paragraph">
      <style:paragraph-properties fo:text-align="justify" fo:text-indent="0.5in"/>
    </style:style>
    <style:style style:name="T2506" style:parent-style-name="DefaultParagraphFont" style:family="text">
      <style:text-properties style:font-name-asian="Arial Unicode MS" fo:font-size="11pt" style:font-size-asian="11pt"/>
    </style:style>
    <style:style style:name="T2507" style:parent-style-name="DefaultParagraphFont" style:family="text">
      <style:text-properties style:font-name-asian="Arial Unicode MS" fo:font-size="11pt" style:font-size-asian="11pt"/>
    </style:style>
    <style:style style:name="T2508" style:parent-style-name="DefaultParagraphFont" style:family="text">
      <style:text-properties style:font-name-asian="Arial Unicode MS" fo:font-size="11pt" style:font-size-asian="11pt"/>
    </style:style>
    <style:style style:name="T2509" style:parent-style-name="DefaultParagraphFont" style:family="text">
      <style:text-properties style:font-name-asian="Arial Unicode MS" fo:font-size="11pt" style:font-size-asian="11pt"/>
    </style:style>
    <style:style style:name="P2510" style:parent-style-name="Normal" style:family="paragraph">
      <style:paragraph-properties fo:text-align="justify" fo:text-indent="0.5in"/>
    </style:style>
    <style:style style:name="T2511" style:parent-style-name="DefaultParagraphFont" style:family="text">
      <style:text-properties fo:font-size="11pt" style:font-size-asian="11pt"/>
    </style:style>
    <style:style style:name="T2512" style:parent-style-name="DefaultParagraphFont" style:family="text">
      <style:text-properties fo:font-size="11pt" style:font-size-asian="11pt"/>
    </style:style>
    <style:style style:name="T2513" style:parent-style-name="DefaultParagraphFont" style:family="text">
      <style:text-properties style:font-weight-complex="bold" fo:font-size="11pt" style:font-size-asian="11pt"/>
    </style:style>
    <style:style style:name="T2514" style:parent-style-name="DefaultParagraphFont" style:family="text">
      <style:text-properties style:font-weight-complex="bold" fo:font-size="11pt" style:font-size-asian="11pt"/>
    </style:style>
    <style:style style:name="T2515" style:parent-style-name="DefaultParagraphFont" style:family="text">
      <style:text-properties fo:font-size="11pt" style:font-size-asian="11pt"/>
    </style:style>
    <style:style style:name="P2516" style:parent-style-name="Normal" style:family="paragraph">
      <style:paragraph-properties fo:text-align="justify" fo:text-indent="0.5in"/>
    </style:style>
    <style:style style:name="T2517" style:parent-style-name="DefaultParagraphFont" style:family="text">
      <style:text-properties fo:font-size="11pt" style:font-size-asian="11pt"/>
    </style:style>
    <style:style style:name="T2518" style:parent-style-name="DefaultParagraphFont" style:family="text">
      <style:text-properties fo:font-size="11pt" style:font-size-asian="11pt"/>
    </style:style>
    <style:style style:name="P2519" style:parent-style-name="Normal" style:family="paragraph">
      <style:paragraph-properties fo:text-align="justify" fo:text-indent="0.5in"/>
    </style:style>
    <style:style style:name="T2520" style:parent-style-name="DefaultParagraphFont" style:family="text">
      <style:text-properties fo:font-size="11pt" style:font-size-asian="11pt"/>
    </style:style>
    <style:style style:name="T2521" style:parent-style-name="DefaultParagraphFont" style:family="text">
      <style:text-properties fo:font-size="11pt" style:font-size-asian="11pt"/>
    </style:style>
    <style:style style:name="T2522" style:parent-style-name="DefaultParagraphFont" style:family="text">
      <style:text-properties fo:font-size="11pt" style:font-size-asian="11pt"/>
    </style:style>
    <style:style style:name="T2523" style:parent-style-name="DefaultParagraphFont" style:family="text">
      <style:text-properties fo:font-size="11pt" style:font-size-asian="11pt"/>
    </style:style>
    <style:style style:name="P2524" style:parent-style-name="Normal" style:family="paragraph">
      <style:text-properties fo:font-style="italic" style:font-style-asian="italic" fo:font-size="10pt" style:font-size-asian="10pt"/>
    </style:style>
    <style:style style:name="P2525" style:parent-style-name="Normal" style:family="paragraph">
      <style:paragraph-properties fo:text-align="justify"/>
    </style:style>
    <style:style style:name="T2526" style:parent-style-name="DefaultParagraphFont" style:family="text">
      <style:text-properties fo:font-style="italic" style:font-style-asian="italic" fo:font-size="10pt" style:font-size-asian="10pt"/>
    </style:style>
    <style:style style:name="T2527"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528" style:parent-style-name="DefaultParagraphFont" style:family="text">
      <style:text-properties fo:font-style="italic" style:font-style-asian="italic" fo:font-size="10pt" style:font-size-asian="10pt"/>
    </style:style>
    <style:style style:name="T2529" style:parent-style-name="DefaultParagraphFont" style:family="text">
      <style:text-properties style:font-name-asian="MS Mincho" fo:font-style="italic" style:font-style-asian="italic" style:font-style-complex="italic" fo:font-size="10pt" style:font-size-asian="10pt"/>
    </style:style>
    <style:style style:name="T253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531" style:parent-style-name="DefaultParagraphFont" style:family="text">
      <style:text-properties style:font-name-asian="MS Mincho" fo:font-style="italic" style:font-style-asian="italic" style:font-style-complex="italic" fo:font-size="10pt" style:font-size-asian="10pt"/>
    </style:style>
    <style:style style:name="T2532" style:parent-style-name="DefaultParagraphFont" style:family="text">
      <style:text-properties style:font-name-asian="MS Mincho" fo:font-style="italic" style:font-style-asian="italic" style:font-style-complex="italic" fo:font-size="10pt" style:font-size-asian="10pt"/>
    </style:style>
    <style:style style:name="P2533" style:parent-style-name="Normal" style:family="paragraph">
      <style:paragraph-properties fo:text-align="justify" fo:text-indent="0.5in"/>
    </style:style>
    <style:style style:name="P2534" style:parent-style-name="Normal" style:family="paragraph">
      <style:paragraph-properties fo:text-align="justify" fo:margin-left="1.75in" fo:text-indent="-1.25in">
        <style:tab-stops/>
      </style:paragraph-properties>
    </style:style>
    <style:style style:name="T2535" style:parent-style-name="DefaultParagraphFont" style:family="text">
      <style:text-properties fo:font-weight="bold" style:font-weight-asian="bold" fo:font-size="11pt" style:font-size-asian="11pt"/>
    </style:style>
    <style:style style:name="T2536" style:parent-style-name="DefaultParagraphFont" style:family="text">
      <style:text-properties fo:font-weight="bold" style:font-weight-asian="bold" fo:font-size="11pt" style:font-size-asian="11pt"/>
    </style:style>
    <style:style style:name="P2537" style:parent-style-name="Normal" style:family="paragraph">
      <style:paragraph-properties fo:text-align="justify" fo:margin-left="1.75in" fo:text-indent="-0.3715in">
        <style:tab-stops/>
      </style:paragraph-properties>
    </style:style>
    <style:style style:name="T2538" style:parent-style-name="DefaultParagraphFont" style:family="text">
      <style:text-properties fo:font-weight="bold" style:font-weight-asian="bold" fo:font-size="11pt" style:font-size-asian="11pt"/>
    </style:style>
    <style:style style:name="P2539" style:parent-style-name="Normal" style:family="paragraph">
      <style:paragraph-properties fo:text-align="justify" fo:text-indent="0.5in"/>
    </style:style>
    <style:style style:name="T2540" style:parent-style-name="DefaultParagraphFont" style:family="text">
      <style:text-properties fo:font-size="11pt" style:font-size-asian="11pt"/>
    </style:style>
    <style:style style:name="T2541" style:parent-style-name="DefaultParagraphFont" style:family="text">
      <style:text-properties fo:font-size="11pt" style:font-size-asian="11pt"/>
    </style:style>
    <style:style style:name="T2542" style:parent-style-name="DefaultParagraphFont" style:family="text">
      <style:text-properties fo:font-size="11pt" style:font-size-asian="11pt"/>
    </style:style>
    <style:style style:name="P2543" style:parent-style-name="Normal" style:family="paragraph">
      <style:paragraph-properties fo:text-align="justify" fo:text-indent="0.5in"/>
    </style:style>
    <style:style style:name="T2544" style:parent-style-name="DefaultParagraphFont" style:family="text">
      <style:text-properties fo:font-size="11pt" style:font-size-asian="11pt"/>
    </style:style>
    <style:style style:name="T2545" style:parent-style-name="DefaultParagraphFont" style:family="text">
      <style:text-properties fo:font-size="11pt" style:font-size-asian="11pt"/>
    </style:style>
    <style:style style:name="T2546" style:parent-style-name="DefaultParagraphFont" style:family="text">
      <style:text-properties fo:font-size="11pt" style:font-size-asian="11pt"/>
    </style:style>
    <style:style style:name="P2547" style:parent-style-name="Normal" style:family="paragraph">
      <style:paragraph-properties fo:text-align="justify" fo:text-indent="0.5in"/>
    </style:style>
    <style:style style:name="T2548" style:parent-style-name="DefaultParagraphFont" style:family="text">
      <style:text-properties fo:font-size="11pt" style:font-size-asian="11pt"/>
    </style:style>
    <style:style style:name="T2549" style:parent-style-name="DefaultParagraphFont" style:family="text">
      <style:text-properties fo:font-size="11pt" style:font-size-asian="11pt"/>
    </style:style>
    <style:style style:name="T2550" style:parent-style-name="DefaultParagraphFont" style:family="text">
      <style:text-properties fo:font-size="11pt" style:font-size-asian="11pt"/>
    </style:style>
    <style:style style:name="T2551" style:parent-style-name="DefaultParagraphFont" style:family="text">
      <style:text-properties fo:font-size="11pt" style:font-size-asian="11pt"/>
    </style:style>
    <style:style style:name="T2552" style:parent-style-name="DefaultParagraphFont" style:family="text">
      <style:text-properties fo:font-size="11pt" style:font-size-asian="11pt"/>
    </style:style>
    <style:style style:name="T2553" style:parent-style-name="DefaultParagraphFont" style:family="text">
      <style:text-properties fo:color="#0000FF" fo:font-size="11pt" style:font-size-asian="11pt"/>
    </style:style>
    <style:style style:name="T2554" style:parent-style-name="DefaultParagraphFont" style:family="text">
      <style:text-properties fo:font-size="11pt" style:font-size-asian="11pt"/>
    </style:style>
    <style:style style:name="T2555" style:parent-style-name="DefaultParagraphFont" style:family="text">
      <style:text-properties fo:font-size="11pt" style:font-size-asian="11pt"/>
    </style:style>
    <style:style style:name="T2556" style:parent-style-name="DefaultParagraphFont" style:family="text">
      <style:text-properties fo:font-size="11pt" style:font-size-asian="11pt"/>
    </style:style>
    <style:style style:name="P2557" style:parent-style-name="Normal" style:family="paragraph">
      <style:paragraph-properties fo:text-align="justify" fo:text-indent="0.5in"/>
    </style:style>
    <style:style style:name="T2558" style:parent-style-name="DefaultParagraphFont" style:family="text">
      <style:text-properties fo:font-size="11pt" style:font-size-asian="11pt"/>
    </style:style>
    <style:style style:name="T2559" style:parent-style-name="DefaultParagraphFont" style:family="text">
      <style:text-properties fo:font-size="11pt" style:font-size-asian="11pt"/>
    </style:style>
    <style:style style:name="T2560" style:parent-style-name="DefaultParagraphFont" style:family="text">
      <style:text-properties fo:font-size="11pt" style:font-size-asian="11pt"/>
    </style:style>
    <style:style style:name="P2561" style:parent-style-name="Normal" style:family="paragraph">
      <style:text-properties fo:font-style="italic" style:font-style-asian="italic" fo:font-size="10pt" style:font-size-asian="10pt"/>
    </style:style>
    <style:style style:name="P2562" style:parent-style-name="Normal" style:family="paragraph">
      <style:paragraph-properties fo:text-align="justify"/>
    </style:style>
    <style:style style:name="T2563" style:parent-style-name="DefaultParagraphFont" style:family="text">
      <style:text-properties fo:font-style="italic" style:font-style-asian="italic" fo:font-size="10pt" style:font-size-asian="10pt"/>
    </style:style>
    <style:style style:name="T2564"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565" style:parent-style-name="DefaultParagraphFont" style:family="text">
      <style:text-properties fo:font-style="italic" style:font-style-asian="italic" fo:font-size="10pt" style:font-size-asian="10pt"/>
    </style:style>
    <style:style style:name="P2566" style:parent-style-name="Normal" style:family="paragraph">
      <style:paragraph-properties fo:text-align="justify"/>
    </style:style>
    <style:style style:name="T2567" style:parent-style-name="DefaultParagraphFont" style:family="text">
      <style:text-properties style:font-name-asian="MS Mincho" fo:font-style="italic" style:font-style-asian="italic" style:font-style-complex="italic" fo:font-size="10pt" style:font-size-asian="10pt"/>
    </style:style>
    <style:style style:name="T256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569" style:parent-style-name="DefaultParagraphFont" style:family="text">
      <style:text-properties style:font-name-asian="MS Mincho" fo:font-style="italic" style:font-style-asian="italic" style:font-style-complex="italic" fo:font-size="10pt" style:font-size-asian="10pt"/>
    </style:style>
    <style:style style:name="P2570" style:parent-style-name="Normal" style:family="paragraph">
      <style:paragraph-properties fo:text-align="justify" fo:text-indent="0.5in"/>
    </style:style>
    <style:style style:name="P2571" style:parent-style-name="Normal" style:family="paragraph">
      <style:paragraph-properties fo:keep-with-next="always" fo:text-align="justify" fo:text-indent="0.5in"/>
    </style:style>
    <style:style style:name="T2572" style:parent-style-name="DefaultParagraphFont" style:family="text">
      <style:text-properties fo:font-weight="bold" style:font-weight-asian="bold" fo:font-size="11pt" style:font-size-asian="11pt"/>
    </style:style>
    <style:style style:name="T2573" style:parent-style-name="DefaultParagraphFont" style:family="text">
      <style:text-properties fo:font-weight="bold" style:font-weight-asian="bold" fo:font-size="11pt" style:font-size-asian="11pt"/>
    </style:style>
    <style:style style:name="T2574" style:parent-style-name="DefaultParagraphFont" style:family="text">
      <style:text-properties fo:font-weight="bold" style:font-weight-asian="bold" fo:font-size="11pt" style:font-size-asian="11pt"/>
    </style:style>
    <style:style style:name="P2575" style:parent-style-name="Normal" style:family="paragraph">
      <style:paragraph-properties fo:text-align="justify" fo:text-indent="0.5in"/>
    </style:style>
    <style:style style:name="T2576" style:parent-style-name="DefaultParagraphFont" style:family="text">
      <style:text-properties fo:font-size="11pt" style:font-size-asian="11pt" style:font-size-complex="11pt"/>
    </style:style>
    <style:style style:name="T2577" style:parent-style-name="DefaultParagraphFont" style:family="text">
      <style:text-properties fo:font-size="11pt" style:font-size-asian="11pt" style:font-size-complex="11pt"/>
    </style:style>
    <style:style style:name="T2578" style:parent-style-name="DefaultParagraphFont" style:family="text">
      <style:text-properties fo:font-size="11pt" style:font-size-asian="11pt" style:font-size-complex="11pt"/>
    </style:style>
    <style:style style:name="T2579" style:parent-style-name="DefaultParagraphFont" style:family="text">
      <style:text-properties fo:font-size="11pt" style:font-size-asian="11pt" style:font-size-complex="11pt"/>
    </style:style>
    <style:style style:name="T2580" style:parent-style-name="DefaultParagraphFont" style:family="text">
      <style:text-properties fo:font-size="11pt" style:font-size-asian="11pt" style:font-size-complex="11pt"/>
    </style:style>
    <style:style style:name="T2581" style:parent-style-name="DefaultParagraphFont" style:family="text">
      <style:text-properties fo:font-size="11pt" style:font-size-asian="11pt" style:font-size-complex="11pt"/>
    </style:style>
    <style:style style:name="T2582" style:parent-style-name="DefaultParagraphFont" style:family="text">
      <style:text-properties fo:font-size="11pt" style:font-size-asian="11pt" style:font-size-complex="11pt"/>
    </style:style>
    <style:style style:name="T2583" style:parent-style-name="DefaultParagraphFont" style:family="text">
      <style:text-properties fo:font-size="11pt" style:font-size-asian="11pt" style:font-size-complex="11pt"/>
    </style:style>
    <style:style style:name="T2584" style:parent-style-name="DefaultParagraphFont" style:family="text">
      <style:text-properties fo:font-size="11pt" style:font-size-asian="11pt" style:font-size-complex="11pt"/>
    </style:style>
    <style:style style:name="T2585" style:parent-style-name="DefaultParagraphFont" style:family="text">
      <style:text-properties fo:font-weight="bold" style:font-weight-asian="bold" fo:font-size="11pt" style:font-size-asian="11pt" style:font-size-complex="11pt"/>
    </style:style>
    <style:style style:name="T2586" style:parent-style-name="DefaultParagraphFont" style:family="text">
      <style:text-properties fo:font-size="11pt" style:font-size-asian="11pt" style:font-size-complex="11pt"/>
    </style:style>
    <style:style style:name="T2587" style:parent-style-name="DefaultParagraphFont" style:family="text">
      <style:text-properties fo:font-size="11pt" style:font-size-asian="11pt" style:font-size-complex="11pt"/>
    </style:style>
    <style:style style:name="T2588" style:parent-style-name="DefaultParagraphFont" style:family="text">
      <style:text-properties fo:font-size="11pt" style:font-size-asian="11pt" style:font-size-complex="11pt"/>
    </style:style>
    <style:style style:name="T2589" style:parent-style-name="DefaultParagraphFont" style:family="text">
      <style:text-properties fo:font-size="11pt" style:font-size-asian="11pt" style:font-size-complex="11pt"/>
    </style:style>
    <style:style style:name="P2590" style:parent-style-name="Normal" style:family="paragraph">
      <style:paragraph-properties fo:text-align="justify" fo:text-indent="0.5in"/>
    </style:style>
    <style:style style:name="T2591" style:parent-style-name="DefaultParagraphFont" style:family="text">
      <style:text-properties fo:font-size="11pt" style:font-size-asian="11pt"/>
    </style:style>
    <style:style style:name="T2592" style:parent-style-name="DefaultParagraphFont" style:family="text">
      <style:text-properties fo:font-size="11pt" style:font-size-asian="11pt"/>
    </style:style>
    <style:style style:name="T2593" style:parent-style-name="DefaultParagraphFont" style:family="text">
      <style:text-properties fo:font-size="11pt" style:font-size-asian="11pt"/>
    </style:style>
    <style:style style:name="P2594" style:parent-style-name="Normal" style:family="paragraph">
      <style:paragraph-properties fo:text-align="justify" fo:text-indent="0.5in"/>
    </style:style>
    <style:style style:name="T2595" style:parent-style-name="DefaultParagraphFont" style:family="text">
      <style:text-properties fo:font-size="11pt" style:font-size-asian="11pt"/>
    </style:style>
    <style:style style:name="T2596" style:parent-style-name="DefaultParagraphFont" style:family="text">
      <style:text-properties fo:font-size="11pt" style:font-size-asian="11pt"/>
    </style:style>
    <style:style style:name="T2597" style:parent-style-name="DefaultParagraphFont" style:family="text">
      <style:text-properties fo:font-size="11pt" style:font-size-asian="11pt"/>
    </style:style>
    <style:style style:name="P2598" style:parent-style-name="Normal" style:family="paragraph">
      <style:text-properties style:font-name-asian="MS Mincho" fo:font-style="italic" style:font-style-asian="italic" style:font-style-complex="italic" fo:font-size="10pt" style:font-size-asian="10pt"/>
    </style:style>
    <style:style style:name="T2599" style:parent-style-name="DefaultParagraphFont" style:family="text">
      <style:text-properties style:font-name-asian="MS Mincho" fo:font-style="italic" style:font-style-asian="italic" style:font-style-complex="italic" fo:font-size="10pt" style:font-size-asian="10pt"/>
    </style:style>
    <style:style style:name="T260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601" style:parent-style-name="DefaultParagraphFont" style:family="text">
      <style:text-properties style:font-name-asian="MS Mincho" fo:font-style="italic" style:font-style-asian="italic" style:font-style-complex="italic" fo:font-size="10pt" style:font-size-asian="10pt"/>
    </style:style>
    <style:style style:name="P2602" style:parent-style-name="Normal" style:family="paragraph">
      <style:paragraph-properties fo:text-align="justify"/>
    </style:style>
    <style:style style:name="T2603" style:parent-style-name="DefaultParagraphFont" style:family="text">
      <style:text-properties style:font-name-asian="MS Mincho" fo:font-style="italic" style:font-style-asian="italic" style:font-style-complex="italic" fo:font-size="10pt" style:font-size-asian="10pt"/>
    </style:style>
    <style:style style:name="T260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605" style:parent-style-name="DefaultParagraphFont" style:family="text">
      <style:text-properties style:font-name-asian="MS Mincho" fo:font-style="italic" style:font-style-asian="italic" style:font-style-complex="italic" fo:font-size="10pt" style:font-size-asian="10pt"/>
    </style:style>
    <style:style style:name="P2606" style:parent-style-name="Normal" style:family="paragraph">
      <style:paragraph-properties fo:text-align="justify"/>
    </style:style>
    <style:style style:name="T2607" style:parent-style-name="DefaultParagraphFont" style:family="text">
      <style:text-properties style:font-name-asian="MS Mincho" fo:font-style="italic" style:font-style-asian="italic" style:font-style-complex="italic" fo:font-size="10pt" style:font-size-asian="10pt"/>
    </style:style>
    <style:style style:name="T260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609" style:parent-style-name="DefaultParagraphFont" style:family="text">
      <style:text-properties style:font-name-asian="MS Mincho" fo:font-style="italic" style:font-style-asian="italic" style:font-style-complex="italic" fo:font-size="10pt" style:font-size-asian="10pt"/>
    </style:style>
    <style:style style:name="T2610" style:parent-style-name="DefaultParagraphFont" style:family="text">
      <style:text-properties style:font-name-asian="MS Mincho" fo:font-style="italic" style:font-style-asian="italic" style:font-style-complex="italic" fo:font-size="10pt" style:font-size-asian="10pt"/>
    </style:style>
    <style:style style:name="T261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612" style:parent-style-name="DefaultParagraphFont" style:family="text">
      <style:text-properties style:font-name-asian="MS Mincho" fo:font-style="italic" style:font-style-asian="italic" style:font-style-complex="italic" fo:font-size="10pt" style:font-size-asian="10pt"/>
    </style:style>
    <style:style style:name="T2613" style:parent-style-name="DefaultParagraphFont" style:family="text">
      <style:text-properties style:font-name-asian="MS Mincho" fo:font-style="italic" style:font-style-asian="italic" fo:font-size="10pt" style:font-size-asian="10pt"/>
    </style:style>
    <style:style style:name="T2614"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2615" style:parent-style-name="DefaultParagraphFont" style:family="text">
      <style:text-properties style:font-name-asian="MS Mincho" fo:font-style="italic" style:font-style-asian="italic" fo:font-size="10pt" style:font-size-asian="10pt"/>
    </style:style>
    <style:style style:name="P2616" style:parent-style-name="Normal" style:family="paragraph">
      <style:paragraph-properties fo:text-align="justify" fo:text-indent="0.5in"/>
    </style:style>
    <style:style style:name="P2617" style:parent-style-name="Normal" style:family="paragraph">
      <style:paragraph-properties fo:text-align="justify" fo:text-indent="0.5in"/>
    </style:style>
    <style:style style:name="T2618" style:parent-style-name="DefaultParagraphFont" style:family="text">
      <style:text-properties fo:font-weight="bold" style:font-weight-asian="bold" fo:font-size="11pt" style:font-size-asian="11pt"/>
    </style:style>
    <style:style style:name="T2619" style:parent-style-name="DefaultParagraphFont" style:family="text">
      <style:text-properties fo:font-weight="bold" style:font-weight-asian="bold" fo:font-size="11pt" style:font-size-asian="11pt"/>
    </style:style>
    <style:style style:name="T2620" style:parent-style-name="DefaultParagraphFont" style:family="text">
      <style:text-properties fo:font-weight="bold" style:font-weight-asian="bold" fo:font-size="11pt" style:font-size-asian="11pt"/>
    </style:style>
    <style:style style:name="P2621" style:parent-style-name="Normal" style:family="paragraph">
      <style:paragraph-properties fo:text-align="justify" fo:text-indent="0.5in"/>
    </style:style>
    <style:style style:name="T2622" style:parent-style-name="DefaultParagraphFont" style:family="text">
      <style:text-properties fo:font-size="11pt" style:font-size-asian="11pt"/>
    </style:style>
    <style:style style:name="T2623" style:parent-style-name="DefaultParagraphFont" style:family="text">
      <style:text-properties fo:font-size="11pt" style:font-size-asian="11pt"/>
    </style:style>
    <style:style style:name="T2624" style:parent-style-name="DefaultParagraphFont" style:family="text">
      <style:text-properties fo:font-size="11pt" style:font-size-asian="11pt"/>
    </style:style>
    <style:style style:name="P2625" style:parent-style-name="Normal" style:family="paragraph">
      <style:paragraph-properties fo:text-align="justify" fo:text-indent="0.5in"/>
    </style:style>
    <style:style style:name="T2626" style:parent-style-name="DefaultParagraphFont" style:family="text">
      <style:text-properties fo:font-size="11pt" style:font-size-asian="11pt"/>
    </style:style>
    <style:style style:name="T2627" style:parent-style-name="DefaultParagraphFont" style:family="text">
      <style:text-properties fo:font-size="11pt" style:font-size-asian="11pt"/>
    </style:style>
    <style:style style:name="T2628" style:parent-style-name="DefaultParagraphFont" style:family="text">
      <style:text-properties fo:font-size="11pt" style:font-size-asian="11pt"/>
    </style:style>
    <style:style style:name="T2629" style:parent-style-name="DefaultParagraphFont" style:family="text">
      <style:text-properties fo:font-size="11pt" style:font-size-asian="11pt"/>
    </style:style>
    <style:style style:name="P2630" style:parent-style-name="Normal" style:family="paragraph">
      <style:paragraph-properties fo:text-align="justify" fo:text-indent="0.5in"/>
    </style:style>
    <style:style style:name="T2631" style:parent-style-name="DefaultParagraphFont" style:family="text">
      <style:text-properties fo:font-size="11pt" style:font-size-asian="11pt" style:font-size-complex="11pt"/>
    </style:style>
    <style:style style:name="T2632" style:parent-style-name="DefaultParagraphFont" style:family="text">
      <style:text-properties fo:font-size="11pt" style:font-size-asian="11pt" style:font-size-complex="11pt"/>
    </style:style>
    <style:style style:name="P2633" style:parent-style-name="Normal" style:family="paragraph">
      <style:paragraph-properties fo:text-align="justify"/>
    </style:style>
    <style:style style:name="T2634" style:parent-style-name="DefaultParagraphFont" style:family="text">
      <style:text-properties fo:font-weight="bold" style:font-weight-asian="bold" fo:font-style="italic" style:font-style-asian="italic" fo:font-size="10pt" style:font-size-asian="10pt"/>
    </style:style>
    <style:style style:name="T2635" style:parent-style-name="DefaultParagraphFont" style:family="text">
      <style:text-properties fo:font-style="italic" style:font-style-asian="italic" fo:font-size="10pt" style:font-size-asian="10pt"/>
    </style:style>
    <style:style style:name="T2636" style:parent-style-name="DefaultParagraphFont" style:family="text">
      <style:text-properties fo:font-style="italic" style:font-style-asian="italic" fo:font-size="10pt" style:font-size-asian="10pt"/>
    </style:style>
    <style:style style:name="P2637" style:parent-style-name="Normal" style:family="paragraph">
      <style:text-properties style:font-name-asian="MS Mincho" fo:font-style="italic" style:font-style-asian="italic" style:font-style-complex="italic" fo:font-size="10pt" style:font-size-asian="10pt"/>
    </style:style>
    <style:style style:name="P2638" style:parent-style-name="Normal" style:family="paragraph">
      <style:paragraph-properties fo:text-align="justify"/>
    </style:style>
    <style:style style:name="T2639" style:parent-style-name="DefaultParagraphFont" style:family="text">
      <style:text-properties style:font-name-asian="MS Mincho" fo:font-style="italic" style:font-style-asian="italic" style:font-style-complex="italic" fo:font-size="10pt" style:font-size-asian="10pt"/>
    </style:style>
    <style:style style:name="T264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641" style:parent-style-name="DefaultParagraphFont" style:family="text">
      <style:text-properties style:font-name-asian="MS Mincho" fo:font-style="italic" style:font-style-asian="italic" style:font-style-complex="italic" fo:font-size="10pt" style:font-size-asian="10pt"/>
    </style:style>
    <style:style style:name="P2642" style:parent-style-name="Normal" style:family="paragraph">
      <style:paragraph-properties fo:text-align="justify" fo:text-indent="0.5in"/>
    </style:style>
    <style:style style:name="T2643" style:parent-style-name="DefaultParagraphFont" style:family="text">
      <style:text-properties fo:font-size="11pt" style:font-size-asian="11pt"/>
    </style:style>
    <style:style style:name="T2644" style:parent-style-name="DefaultParagraphFont" style:family="text">
      <style:text-properties fo:font-size="11pt" style:font-size-asian="11pt"/>
    </style:style>
    <style:style style:name="P2645" style:parent-style-name="Normal" style:family="paragraph">
      <style:paragraph-properties fo:text-align="justify" fo:text-indent="0.5in"/>
    </style:style>
    <style:style style:name="T2646" style:parent-style-name="DefaultParagraphFont" style:family="text">
      <style:text-properties fo:font-size="11pt" style:font-size-asian="11pt" style:font-size-complex="11pt"/>
    </style:style>
    <style:style style:name="T2647" style:parent-style-name="DefaultParagraphFont" style:family="text">
      <style:text-properties fo:font-size="11pt" style:font-size-asian="11pt" style:font-size-complex="11pt"/>
    </style:style>
    <style:style style:name="P2648" style:parent-style-name="Normal" style:family="paragraph">
      <style:paragraph-properties fo:text-align="justify"/>
    </style:style>
    <style:style style:name="T2649" style:parent-style-name="DefaultParagraphFont" style:family="text">
      <style:text-properties fo:font-weight="bold" style:font-weight-asian="bold" fo:font-style="italic" style:font-style-asian="italic" fo:font-size="10pt" style:font-size-asian="10pt"/>
    </style:style>
    <style:style style:name="T2650" style:parent-style-name="DefaultParagraphFont" style:family="text">
      <style:text-properties fo:font-style="italic" style:font-style-asian="italic" fo:font-size="10pt" style:font-size-asian="10pt"/>
    </style:style>
    <style:style style:name="T2651" style:parent-style-name="DefaultParagraphFont" style:family="text">
      <style:text-properties fo:font-style="italic" style:font-style-asian="italic" fo:font-size="10pt" style:font-size-asian="10pt"/>
    </style:style>
    <style:style style:name="P2652" style:parent-style-name="Normal" style:family="paragraph">
      <style:text-properties style:font-name-asian="MS Mincho" fo:font-style="italic" style:font-style-asian="italic" style:font-style-complex="italic" fo:font-size="10pt" style:font-size-asian="10pt"/>
    </style:style>
    <style:style style:name="P2653" style:parent-style-name="Normal" style:family="paragraph">
      <style:paragraph-properties fo:text-align="justify"/>
    </style:style>
    <style:style style:name="T2654" style:parent-style-name="DefaultParagraphFont" style:family="text">
      <style:text-properties style:font-name-asian="MS Mincho" fo:font-style="italic" style:font-style-asian="italic" style:font-style-complex="italic" fo:font-size="10pt" style:font-size-asian="10pt"/>
    </style:style>
    <style:style style:name="T265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656" style:parent-style-name="DefaultParagraphFont" style:family="text">
      <style:text-properties style:font-name-asian="MS Mincho" fo:font-style="italic" style:font-style-asian="italic" style:font-style-complex="italic" fo:font-size="10pt" style:font-size-asian="10pt"/>
    </style:style>
    <style:style style:name="T2657" style:parent-style-name="DefaultParagraphFont" style:family="text">
      <style:text-properties style:font-name-asian="MS Mincho" fo:font-style="italic" style:font-style-asian="italic" style:font-style-complex="italic" fo:font-size="10pt" style:font-size-asian="10pt"/>
    </style:style>
    <style:style style:name="P2658" style:parent-style-name="Normal" style:family="paragraph">
      <style:paragraph-properties fo:keep-with-next="always" fo:text-align="justify" fo:text-indent="0.5in"/>
    </style:style>
    <style:style style:name="T2659" style:parent-style-name="DefaultParagraphFont" style:family="text">
      <style:text-properties fo:font-weight="bold" style:font-weight-asian="bold" fo:font-size="11pt" style:font-size-asian="11pt"/>
    </style:style>
    <style:style style:name="T2660" style:parent-style-name="DefaultParagraphFont" style:family="text">
      <style:text-properties fo:font-weight="bold" style:font-weight-asian="bold" fo:font-size="11pt" style:font-size-asian="11pt"/>
    </style:style>
    <style:style style:name="T2661" style:parent-style-name="DefaultParagraphFont" style:family="text">
      <style:text-properties fo:font-weight="bold" style:font-weight-asian="bold" fo:font-size="11pt" style:font-size-asian="11pt"/>
    </style:style>
    <style:style style:name="P2662" style:parent-style-name="Normal" style:family="paragraph">
      <style:paragraph-properties fo:text-align="justify" fo:text-indent="0.5in"/>
    </style:style>
    <style:style style:name="T2663" style:parent-style-name="DefaultParagraphFont" style:family="text">
      <style:text-properties fo:font-size="11pt" style:font-size-asian="11pt"/>
    </style:style>
    <style:style style:name="T2664" style:parent-style-name="DefaultParagraphFont" style:family="text">
      <style:text-properties fo:font-size="11pt" style:font-size-asian="11pt"/>
    </style:style>
    <style:style style:name="T2665" style:parent-style-name="DefaultParagraphFont" style:family="text">
      <style:text-properties fo:font-size="11pt" style:font-size-asian="11pt"/>
    </style:style>
    <style:style style:name="P2666" style:parent-style-name="Normal" style:family="paragraph">
      <style:paragraph-properties fo:text-align="justify" fo:text-indent="0.5in"/>
    </style:style>
    <style:style style:name="T2667" style:parent-style-name="DefaultParagraphFont" style:family="text">
      <style:text-properties style:font-weight-complex="bold" fo:font-size="11pt" style:font-size-asian="11pt" style:font-size-complex="12pt"/>
    </style:style>
    <style:style style:name="T2668" style:parent-style-name="DefaultParagraphFont" style:family="text">
      <style:text-properties style:font-weight-complex="bold" fo:font-size="11pt" style:font-size-asian="11pt" style:font-size-complex="12pt"/>
    </style:style>
    <style:style style:name="T2669" style:parent-style-name="DefaultParagraphFont" style:family="text">
      <style:text-properties fo:font-size="11pt" style:font-size-asian="11pt" style:font-size-complex="12pt"/>
    </style:style>
    <style:style style:name="T2670" style:parent-style-name="DefaultParagraphFont" style:family="text">
      <style:text-properties style:font-weight-complex="bold" fo:font-size="11pt" style:font-size-asian="11pt" style:font-size-complex="12pt"/>
    </style:style>
    <style:style style:name="T2671" style:parent-style-name="DefaultParagraphFont" style:family="text">
      <style:text-properties style:font-weight-complex="bold" fo:font-size="11pt" style:font-size-asian="11pt"/>
    </style:style>
    <style:style style:name="T2672" style:parent-style-name="DefaultParagraphFont" style:family="text">
      <style:text-properties style:font-weight-complex="bold" fo:font-size="11pt" style:font-size-asian="11pt" style:font-size-complex="11pt"/>
    </style:style>
    <style:style style:name="T2673" style:parent-style-name="DefaultParagraphFont" style:family="text">
      <style:text-properties style:font-weight-complex="bold" fo:font-size="11pt" style:font-size-asian="11pt"/>
    </style:style>
    <style:style style:name="T2674" style:parent-style-name="DefaultParagraphFont" style:family="text">
      <style:text-properties fo:font-size="11pt" style:font-size-asian="11pt" style:font-size-complex="12pt"/>
    </style:style>
    <style:style style:name="T2675" style:parent-style-name="DefaultParagraphFont" style:family="text">
      <style:text-properties fo:font-size="11pt" style:font-size-asian="11pt" style:font-size-complex="12pt"/>
    </style:style>
    <style:style style:name="T2676" style:parent-style-name="DefaultParagraphFont" style:family="text">
      <style:text-properties fo:font-weight="bold" style:font-weight-asian="bold" fo:font-size="11pt" style:font-size-asian="11pt"/>
    </style:style>
    <style:style style:name="T2677" style:parent-style-name="DefaultParagraphFont" style:family="text">
      <style:text-properties style:font-weight-complex="bold" fo:font-size="11pt" style:font-size-asian="11pt"/>
    </style:style>
    <style:style style:name="T2678" style:parent-style-name="DefaultParagraphFont" style:family="text">
      <style:text-properties style:font-weight-complex="bold" fo:font-size="11pt" style:font-size-asian="11pt" style:font-size-complex="12pt"/>
    </style:style>
    <style:style style:name="T2679" style:parent-style-name="DefaultParagraphFont" style:family="text">
      <style:text-properties style:font-weight-complex="bold" fo:font-size="11pt" style:font-size-asian="11pt"/>
    </style:style>
    <style:style style:name="P2680" style:parent-style-name="Normal" style:family="paragraph">
      <style:text-properties style:font-name-asian="MS Mincho" fo:font-style="italic" style:font-style-asian="italic" style:font-style-complex="italic" fo:font-size="10pt" style:font-size-asian="10pt"/>
    </style:style>
    <style:style style:name="P2681" style:parent-style-name="Normal" style:family="paragraph">
      <style:paragraph-properties fo:text-align="justify"/>
    </style:style>
    <style:style style:name="T2682" style:parent-style-name="DefaultParagraphFont" style:family="text">
      <style:text-properties style:font-name-asian="MS Mincho" fo:font-style="italic" style:font-style-asian="italic" style:font-style-complex="italic" fo:font-size="10pt" style:font-size-asian="10pt"/>
    </style:style>
    <style:style style:name="T268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684" style:parent-style-name="DefaultParagraphFont" style:family="text">
      <style:text-properties style:font-name-asian="MS Mincho" fo:font-style="italic" style:font-style-asian="italic" style:font-style-complex="italic" fo:font-size="10pt" style:font-size-asian="10pt"/>
    </style:style>
    <style:style style:name="P2685" style:parent-style-name="Normal" style:family="paragraph">
      <style:paragraph-properties fo:text-align="justify" fo:text-indent="0.5in"/>
    </style:style>
    <style:style style:name="P2686" style:parent-style-name="Normal" style:family="paragraph">
      <style:paragraph-properties fo:text-align="justify" fo:text-indent="0.5in"/>
    </style:style>
    <style:style style:name="T2687" style:parent-style-name="DefaultParagraphFont" style:family="text">
      <style:text-properties fo:font-weight="bold" style:font-weight-asian="bold" fo:font-size="11pt" style:font-size-asian="11pt"/>
    </style:style>
    <style:style style:name="T2688" style:parent-style-name="DefaultParagraphFont" style:family="text">
      <style:text-properties fo:font-weight="bold" style:font-weight-asian="bold" fo:font-size="11pt" style:font-size-asian="11pt"/>
    </style:style>
    <style:style style:name="T2689" style:parent-style-name="DefaultParagraphFont" style:family="text">
      <style:text-properties fo:font-weight="bold" style:font-weight-asian="bold" fo:font-size="11pt" style:font-size-asian="11pt"/>
    </style:style>
    <style:style style:name="P2690" style:parent-style-name="Normal" style:family="paragraph">
      <style:paragraph-properties fo:text-align="justify" fo:text-indent="0.5in"/>
    </style:style>
    <style:style style:name="T2691" style:parent-style-name="DefaultParagraphFont" style:family="text">
      <style:text-properties fo:font-size="11pt" style:font-size-asian="11pt"/>
    </style:style>
    <style:style style:name="T2692" style:parent-style-name="DefaultParagraphFont" style:family="text">
      <style:text-properties fo:font-size="11pt" style:font-size-asian="11pt"/>
    </style:style>
    <style:style style:name="T2693" style:parent-style-name="DefaultParagraphFont" style:family="text">
      <style:text-properties fo:font-weight="bold" style:font-weight-asian="bold" fo:font-size="11pt" style:font-size-asian="11pt"/>
    </style:style>
    <style:style style:name="T2694" style:parent-style-name="DefaultParagraphFont" style:family="text">
      <style:text-properties fo:font-size="11pt" style:font-size-asian="11pt"/>
    </style:style>
    <style:style style:name="T2695" style:parent-style-name="DefaultParagraphFont" style:family="text">
      <style:text-properties fo:font-weight="bold" style:font-weight-asian="bold" fo:font-size="11pt" style:font-size-asian="11pt"/>
    </style:style>
    <style:style style:name="T2696" style:parent-style-name="DefaultParagraphFont" style:family="text">
      <style:text-properties fo:font-size="11pt" style:font-size-asian="11pt"/>
    </style:style>
    <style:style style:name="T2697" style:parent-style-name="DefaultParagraphFont" style:family="text">
      <style:text-properties fo:font-size="11pt" style:font-size-asian="11pt"/>
    </style:style>
    <style:style style:name="P2698" style:parent-style-name="Normal" style:family="paragraph">
      <style:paragraph-properties fo:text-align="justify" fo:text-indent="0.5in"/>
    </style:style>
    <style:style style:name="T2699" style:parent-style-name="DefaultParagraphFont" style:family="text">
      <style:text-properties fo:font-size="11pt" style:font-size-asian="11pt" style:font-size-complex="11pt" style:language-asian="lt" style:country-asian="LT"/>
    </style:style>
    <style:style style:name="T2700" style:parent-style-name="DefaultParagraphFont" style:family="text">
      <style:text-properties fo:font-size="11pt" style:font-size-asian="11pt" style:font-size-complex="11pt" style:language-asian="lt" style:country-asian="LT"/>
    </style:style>
    <style:style style:name="T2701" style:parent-style-name="DefaultParagraphFont" style:family="text">
      <style:text-properties fo:font-size="11pt" style:font-size-asian="11pt" style:font-size-complex="11pt" style:language-asian="lt" style:country-asian="LT"/>
    </style:style>
    <style:style style:name="P2702" style:parent-style-name="Normal" style:family="paragraph">
      <style:text-properties style:font-name-asian="MS Mincho" fo:font-style="italic" style:font-style-asian="italic" style:font-style-complex="italic" fo:font-size="10pt" style:font-size-asian="10pt"/>
    </style:style>
    <style:style style:name="T2703" style:parent-style-name="DefaultParagraphFont" style:family="text">
      <style:text-properties style:font-name-asian="MS Mincho" fo:font-style="italic" style:font-style-asian="italic" fo:font-size="10pt" style:font-size-asian="10pt"/>
    </style:style>
    <style:style style:name="T2704"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2705" style:parent-style-name="DefaultParagraphFont" style:family="text">
      <style:text-properties style:font-name-asian="MS Mincho" fo:font-style="italic" style:font-style-asian="italic" fo:font-size="10pt" style:font-size-asian="10pt"/>
    </style:style>
    <style:style style:name="T2706" style:parent-style-name="DefaultParagraphFont" style:family="text">
      <style:text-properties style:font-name-asian="MS Mincho" fo:font-style="italic" style:font-style-asian="italic" fo:font-size="10pt" style:font-size-asian="10pt"/>
    </style:style>
    <style:style style:name="P2707" style:parent-style-name="Normal" style:family="paragraph">
      <style:paragraph-properties fo:text-align="justify" fo:text-indent="0.5in"/>
    </style:style>
    <style:style style:name="P2708" style:parent-style-name="Normal" style:family="paragraph">
      <style:paragraph-properties fo:text-align="justify" fo:text-indent="0.5in"/>
    </style:style>
    <style:style style:name="T2709" style:parent-style-name="DefaultParagraphFont" style:family="text">
      <style:text-properties fo:font-weight="bold" style:font-weight-asian="bold" fo:font-size="11pt" style:font-size-asian="11pt"/>
    </style:style>
    <style:style style:name="T2710" style:parent-style-name="DefaultParagraphFont" style:family="text">
      <style:text-properties fo:font-weight="bold" style:font-weight-asian="bold" fo:font-size="11pt" style:font-size-asian="11pt"/>
    </style:style>
    <style:style style:name="T2711" style:parent-style-name="DefaultParagraphFont" style:family="text">
      <style:text-properties fo:font-weight="bold" style:font-weight-asian="bold" fo:font-size="11pt" style:font-size-asian="11pt"/>
    </style:style>
    <style:style style:name="P2712" style:parent-style-name="Normal" style:family="paragraph">
      <style:paragraph-properties fo:text-align="justify" fo:text-indent="0.5in"/>
    </style:style>
    <style:style style:name="T2713" style:parent-style-name="DefaultParagraphFont" style:family="text">
      <style:text-properties fo:font-size="11pt" style:font-size-asian="11pt" style:font-size-complex="11pt"/>
    </style:style>
    <style:style style:name="T2714" style:parent-style-name="DefaultParagraphFont" style:family="text">
      <style:text-properties fo:font-size="11pt" style:font-size-asian="11pt" style:font-size-complex="11pt"/>
    </style:style>
    <style:style style:name="T2715" style:parent-style-name="DefaultParagraphFont" style:family="text">
      <style:text-properties fo:font-size="11pt" style:font-size-asian="11pt" style:font-size-complex="11pt"/>
    </style:style>
    <style:style style:name="T2716" style:parent-style-name="DefaultParagraphFont" style:family="text">
      <style:text-properties fo:font-size="11pt" style:font-size-asian="11pt" style:font-size-complex="11pt"/>
    </style:style>
    <style:style style:name="T2717" style:parent-style-name="DefaultParagraphFont" style:family="text">
      <style:text-properties fo:font-size="11pt" style:font-size-asian="11pt" style:font-size-complex="11pt"/>
    </style:style>
    <style:style style:name="T2718" style:parent-style-name="DefaultParagraphFont" style:family="text">
      <style:text-properties fo:font-size="11pt" style:font-size-asian="11pt" style:font-size-complex="11pt"/>
    </style:style>
    <style:style style:name="T2719" style:parent-style-name="DefaultParagraphFont" style:family="text">
      <style:text-properties fo:font-size="11pt" style:font-size-asian="11pt" style:font-size-complex="11pt"/>
    </style:style>
    <style:style style:name="T2720" style:parent-style-name="DefaultParagraphFont" style:family="text">
      <style:text-properties fo:font-size="11pt" style:font-size-asian="11pt" style:font-size-complex="11pt"/>
    </style:style>
    <style:style style:name="P2721" style:parent-style-name="Normal" style:family="paragraph">
      <style:paragraph-properties fo:text-align="justify" fo:text-indent="0.5in"/>
    </style:style>
    <style:style style:name="T2722" style:parent-style-name="DefaultParagraphFont" style:family="text">
      <style:text-properties fo:font-size="11pt" style:font-size-asian="11pt"/>
    </style:style>
    <style:style style:name="T2723" style:parent-style-name="DefaultParagraphFont" style:family="text">
      <style:text-properties fo:font-size="11pt" style:font-size-asian="11pt"/>
    </style:style>
    <style:style style:name="P2724" style:parent-style-name="Normal" style:family="paragraph">
      <style:paragraph-properties fo:text-align="justify" fo:text-indent="0.5in"/>
    </style:style>
    <style:style style:name="T2725" style:parent-style-name="DefaultParagraphFont" style:family="text">
      <style:text-properties fo:font-size="11pt" style:font-size-asian="11pt" style:font-size-complex="11pt"/>
    </style:style>
    <style:style style:name="T2726" style:parent-style-name="DefaultParagraphFont" style:family="text">
      <style:text-properties fo:font-size="11pt" style:font-size-asian="11pt" style:font-size-complex="11pt"/>
    </style:style>
    <style:style style:name="T2727" style:parent-style-name="DefaultParagraphFont" style:family="text">
      <style:text-properties fo:font-size="11pt" style:font-size-asian="11pt" style:font-size-complex="11pt"/>
    </style:style>
    <style:style style:name="P2728" style:parent-style-name="Normal" style:family="paragraph">
      <style:paragraph-properties fo:text-align="justify" fo:text-indent="0.5in"/>
    </style:style>
    <style:style style:name="T2729" style:parent-style-name="DefaultParagraphFont" style:family="text">
      <style:text-properties fo:font-size="11pt" style:font-size-asian="11pt"/>
    </style:style>
    <style:style style:name="T2730" style:parent-style-name="DefaultParagraphFont" style:family="text">
      <style:text-properties fo:font-size="11pt" style:font-size-asian="11pt"/>
    </style:style>
    <style:style style:name="T2731" style:parent-style-name="DefaultParagraphFont" style:family="text">
      <style:text-properties fo:font-size="11pt" style:font-size-asian="11pt"/>
    </style:style>
    <style:style style:name="P2732" style:parent-style-name="Normal" style:family="paragraph">
      <style:text-properties style:font-name-asian="MS Mincho" fo:font-style="italic" style:font-style-asian="italic" style:font-style-complex="italic" fo:font-size="10pt" style:font-size-asian="10pt"/>
    </style:style>
    <style:style style:name="T2733" style:parent-style-name="DefaultParagraphFont" style:family="text">
      <style:text-properties fo:font-style="italic" style:font-style-asian="italic" fo:font-size="10pt" style:font-size-asian="10pt"/>
    </style:style>
    <style:style style:name="T2734"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735" style:parent-style-name="DefaultParagraphFont" style:family="text">
      <style:text-properties fo:font-style="italic" style:font-style-asian="italic" fo:font-size="10pt" style:font-size-asian="10pt"/>
    </style:style>
    <style:style style:name="P2736" style:parent-style-name="Normal" style:family="paragraph">
      <style:paragraph-properties fo:text-align="justify" fo:text-indent="0.5in"/>
    </style:style>
    <style:style style:name="P2737" style:parent-style-name="Normal" style:family="paragraph">
      <style:paragraph-properties fo:text-align="justify" fo:margin-left="0.4923in">
        <style:tab-stops/>
      </style:paragraph-properties>
    </style:style>
    <style:style style:name="T2738" style:parent-style-name="DefaultParagraphFont" style:family="text">
      <style:text-properties fo:font-weight="bold" style:font-weight-asian="bold" style:font-weight-complex="bold" fo:font-size="11pt" style:font-size-asian="11pt" style:font-size-complex="11pt"/>
    </style:style>
    <style:style style:name="T2739" style:parent-style-name="DefaultParagraphFont" style:family="text">
      <style:text-properties fo:font-weight="bold" style:font-weight-asian="bold" style:font-weight-complex="bold" fo:font-size="11pt" style:font-size-asian="11pt" style:font-size-complex="11pt"/>
    </style:style>
    <style:style style:name="T2740" style:parent-style-name="DefaultParagraphFont" style:family="text">
      <style:text-properties fo:font-weight="bold" style:font-weight-asian="bold" fo:font-size="11pt" style:font-size-asian="11pt" style:font-size-complex="11pt"/>
    </style:style>
    <style:style style:name="P2741" style:parent-style-name="Normal" style:family="paragraph">
      <style:paragraph-properties fo:text-align="justify" fo:margin-left="0.4923in" fo:text-indent="0.8861in">
        <style:tab-stops/>
      </style:paragraph-properties>
    </style:style>
    <style:style style:name="T2742" style:parent-style-name="DefaultParagraphFont" style:family="text">
      <style:text-properties fo:font-weight="bold" style:font-weight-asian="bold" fo:font-size="11pt" style:font-size-asian="11pt" style:font-size-complex="11pt"/>
    </style:style>
    <style:style style:name="P2743" style:parent-style-name="Normal" style:family="paragraph">
      <style:paragraph-properties fo:text-align="justify" fo:text-indent="0.5in"/>
    </style:style>
    <style:style style:name="T2744" style:parent-style-name="DefaultParagraphFont" style:family="text">
      <style:text-properties fo:font-size="11pt" style:font-size-asian="11pt" style:font-size-complex="11pt"/>
    </style:style>
    <style:style style:name="T2745" style:parent-style-name="DefaultParagraphFont" style:family="text">
      <style:text-properties fo:font-size="11pt" style:font-size-asian="11pt" style:font-size-complex="11pt"/>
    </style:style>
    <style:style style:name="T2746" style:parent-style-name="DefaultParagraphFont" style:family="text">
      <style:text-properties fo:font-size="11pt" style:font-size-asian="11pt" style:font-size-complex="11pt"/>
    </style:style>
    <style:style style:name="T2747" style:parent-style-name="DefaultParagraphFont" style:family="text">
      <style:text-properties fo:font-weight="bold" style:font-weight-asian="bold" fo:font-size="11pt" style:font-size-asian="11pt" style:font-size-complex="11pt"/>
    </style:style>
    <style:style style:name="T2748" style:parent-style-name="DefaultParagraphFont" style:family="text">
      <style:text-properties fo:font-size="11pt" style:font-size-asian="11pt" style:font-size-complex="11pt"/>
    </style:style>
    <style:style style:name="T2749" style:parent-style-name="DefaultParagraphFont" style:family="text">
      <style:text-properties fo:font-size="11pt" style:font-size-asian="11pt" style:font-size-complex="11pt"/>
    </style:style>
    <style:style style:name="P2750" style:parent-style-name="Normal" style:family="paragraph">
      <style:text-properties style:font-name-asian="MS Mincho" fo:font-style="italic" style:font-style-asian="italic" style:font-style-complex="italic" fo:font-size="10pt" style:font-size-asian="10pt"/>
    </style:style>
    <style:style style:name="P2751" style:parent-style-name="Normal" style:family="paragraph">
      <style:paragraph-properties fo:text-align="justify"/>
    </style:style>
    <style:style style:name="T2752" style:parent-style-name="DefaultParagraphFont" style:family="text">
      <style:text-properties style:font-name-asian="MS Mincho" fo:font-style="italic" style:font-style-asian="italic" style:font-style-complex="italic" fo:font-size="10pt" style:font-size-asian="10pt"/>
    </style:style>
    <style:style style:name="T275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754" style:parent-style-name="DefaultParagraphFont" style:family="text">
      <style:text-properties style:font-name-asian="MS Mincho" fo:font-style="italic" style:font-style-asian="italic" style:font-style-complex="italic" fo:font-size="10pt" style:font-size-asian="10pt"/>
    </style:style>
    <style:style style:name="P2755" style:parent-style-name="Normal" style:family="paragraph">
      <style:paragraph-properties fo:text-align="justify" fo:text-indent="0.5in"/>
    </style:style>
    <style:style style:name="T2756" style:parent-style-name="DefaultParagraphFont" style:family="text">
      <style:text-properties fo:font-size="11pt" style:font-size-asian="11pt" style:font-size-complex="11pt"/>
    </style:style>
    <style:style style:name="T2757" style:parent-style-name="DefaultParagraphFont" style:family="text">
      <style:text-properties fo:font-size="11pt" style:font-size-asian="11pt" style:font-size-complex="11pt"/>
    </style:style>
    <style:style style:name="T2758" style:parent-style-name="DefaultParagraphFont" style:family="text">
      <style:text-properties fo:font-size="11pt" style:font-size-asian="11pt" style:font-size-complex="11pt"/>
    </style:style>
    <style:style style:name="T2759" style:parent-style-name="DefaultParagraphFont" style:family="text">
      <style:text-properties fo:font-size="11pt" style:font-size-asian="11pt" style:font-size-complex="11pt"/>
    </style:style>
    <style:style style:name="T2760" style:parent-style-name="DefaultParagraphFont" style:family="text">
      <style:text-properties fo:font-size="11pt" style:font-size-asian="11pt" style:font-size-complex="11pt"/>
    </style:style>
    <style:style style:name="P2761" style:parent-style-name="Normal" style:family="paragraph">
      <style:paragraph-properties fo:text-align="justify"/>
      <style:text-properties fo:font-style="italic" style:font-style-asian="italic" fo:font-size="10pt" style:font-size-asian="10pt"/>
    </style:style>
    <style:style style:name="T2762" style:parent-style-name="DefaultParagraphFont" style:family="text">
      <style:text-properties fo:font-style="italic" style:font-style-asian="italic" fo:font-size="10pt" style:font-size-asian="10pt"/>
    </style:style>
    <style:style style:name="T2763"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764" style:parent-style-name="DefaultParagraphFont" style:family="text">
      <style:text-properties fo:font-style="italic" style:font-style-asian="italic" fo:font-size="10pt" style:font-size-asian="10pt"/>
    </style:style>
    <style:style style:name="P2765" style:parent-style-name="Normal" style:family="paragraph">
      <style:paragraph-properties fo:text-align="justify"/>
    </style:style>
    <style:style style:name="T2766" style:parent-style-name="DefaultParagraphFont" style:family="text">
      <style:text-properties style:font-name-asian="MS Mincho" fo:font-style="italic" style:font-style-asian="italic" style:font-style-complex="italic" fo:font-size="10pt" style:font-size-asian="10pt"/>
    </style:style>
    <style:style style:name="T276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768" style:parent-style-name="DefaultParagraphFont" style:family="text">
      <style:text-properties style:font-name-asian="MS Mincho" fo:font-style="italic" style:font-style-asian="italic" style:font-style-complex="italic" fo:font-size="10pt" style:font-size-asian="10pt"/>
    </style:style>
    <style:style style:name="T2769" style:parent-style-name="DefaultParagraphFont" style:family="text">
      <style:text-properties style:font-name-asian="MS Mincho" fo:font-style="italic" style:font-style-asian="italic" style:font-style-complex="italic" fo:font-size="10pt" style:font-size-asian="10pt"/>
    </style:style>
    <style:style style:name="P2770" style:parent-style-name="Normal" style:family="paragraph">
      <style:paragraph-properties fo:text-align="justify"/>
    </style:style>
    <style:style style:name="T2771" style:parent-style-name="DefaultParagraphFont" style:family="text">
      <style:text-properties style:font-name-asian="MS Mincho" fo:font-style="italic" style:font-style-asian="italic" style:font-style-complex="italic" fo:font-size="10pt" style:font-size-asian="10pt"/>
    </style:style>
    <style:style style:name="T277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773" style:parent-style-name="DefaultParagraphFont" style:family="text">
      <style:text-properties style:font-name-asian="MS Mincho" fo:font-style="italic" style:font-style-asian="italic" style:font-style-complex="italic" fo:font-size="10pt" style:font-size-asian="10pt"/>
    </style:style>
    <style:style style:name="T2774" style:parent-style-name="DefaultParagraphFont" style:family="text">
      <style:text-properties style:font-name-asian="MS Mincho" fo:font-style="italic" style:font-style-asian="italic" style:font-style-complex="italic" fo:font-size="10pt" style:font-size-asian="10pt"/>
    </style:style>
    <style:style style:name="T277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776" style:parent-style-name="DefaultParagraphFont" style:family="text">
      <style:text-properties style:font-name-asian="MS Mincho" fo:font-style="italic" style:font-style-asian="italic" style:font-style-complex="italic" fo:font-size="10pt" style:font-size-asian="10pt"/>
    </style:style>
    <style:style style:name="T2777" style:parent-style-name="DefaultParagraphFont" style:family="text">
      <style:text-properties style:font-name-asian="MS Mincho" fo:font-style="italic" style:font-style-asian="italic" style:font-style-complex="italic" fo:font-size="10pt" style:font-size-asian="10pt"/>
    </style:style>
    <style:style style:name="P2778" style:parent-style-name="Normal" style:family="paragraph">
      <style:paragraph-properties fo:text-align="justify"/>
    </style:style>
    <style:style style:name="T2779" style:parent-style-name="DefaultParagraphFont" style:family="text">
      <style:text-properties style:font-name-asian="MS Mincho" fo:font-style="italic" style:font-style-asian="italic" style:font-style-complex="italic" fo:font-size="10pt" style:font-size-asian="10pt"/>
    </style:style>
    <style:style style:name="T278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781" style:parent-style-name="DefaultParagraphFont" style:family="text">
      <style:text-properties style:font-name-asian="MS Mincho" fo:font-style="italic" style:font-style-asian="italic" style:font-style-complex="italic" fo:font-size="10pt" style:font-size-asian="10pt"/>
    </style:style>
    <style:style style:name="T2782" style:parent-style-name="DefaultParagraphFont" style:family="text">
      <style:text-properties style:font-name-asian="MS Mincho" fo:font-style="italic" style:font-style-asian="italic" style:font-style-complex="italic" fo:font-size="10pt" style:font-size-asian="10pt"/>
    </style:style>
    <style:style style:name="T278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784" style:parent-style-name="DefaultParagraphFont" style:family="text">
      <style:text-properties style:font-name-asian="MS Mincho" fo:font-style="italic" style:font-style-asian="italic" style:font-style-complex="italic" fo:font-size="10pt" style:font-size-asian="10pt"/>
    </style:style>
    <style:style style:name="P2785" style:parent-style-name="Normal" style:family="paragraph">
      <style:paragraph-properties fo:text-align="justify"/>
    </style:style>
    <style:style style:name="T2786" style:parent-style-name="DefaultParagraphFont" style:family="text">
      <style:text-properties fo:font-style="italic" style:font-style-asian="italic" fo:font-size="10pt" style:font-size-asian="10pt"/>
    </style:style>
    <style:style style:name="T2787"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788" style:parent-style-name="DefaultParagraphFont" style:family="text">
      <style:text-properties fo:font-style="italic" style:font-style-asian="italic" fo:font-size="10pt" style:font-size-asian="10pt"/>
    </style:style>
    <style:style style:name="P2789" style:parent-style-name="Normal" style:family="paragraph">
      <style:paragraph-properties fo:text-align="justify" fo:text-indent="0.5in"/>
    </style:style>
    <style:style style:name="P2790" style:parent-style-name="Normal" style:family="paragraph">
      <style:paragraph-properties fo:text-align="justify" fo:text-indent="0.5in"/>
    </style:style>
    <style:style style:name="T2791" style:parent-style-name="DefaultParagraphFont" style:family="text">
      <style:text-properties fo:font-weight="bold" style:font-weight-asian="bold" fo:font-size="11pt" style:font-size-asian="11pt"/>
    </style:style>
    <style:style style:name="T2792" style:parent-style-name="DefaultParagraphFont" style:family="text">
      <style:text-properties fo:font-weight="bold" style:font-weight-asian="bold" fo:font-size="11pt" style:font-size-asian="11pt"/>
    </style:style>
    <style:style style:name="T2793" style:parent-style-name="DefaultParagraphFont" style:family="text">
      <style:text-properties fo:font-weight="bold" style:font-weight-asian="bold" fo:font-size="11pt" style:font-size-asian="11pt"/>
    </style:style>
    <style:style style:name="P2794" style:parent-style-name="Normal" style:family="paragraph">
      <style:paragraph-properties fo:text-align="justify" fo:text-indent="0.5in"/>
    </style:style>
    <style:style style:name="T2795" style:parent-style-name="DefaultParagraphFont" style:family="text">
      <style:text-properties fo:font-size="11pt" style:font-size-asian="11pt" style:font-size-complex="11pt"/>
    </style:style>
    <style:style style:name="T2796" style:parent-style-name="DefaultParagraphFont" style:family="text">
      <style:text-properties fo:font-size="11pt" style:font-size-asian="11pt" style:font-size-complex="11pt"/>
    </style:style>
    <style:style style:name="T2797" style:parent-style-name="DefaultParagraphFont" style:family="text">
      <style:text-properties fo:font-size="11pt" style:font-size-asian="11pt" style:font-size-complex="11pt"/>
    </style:style>
    <style:style style:name="T2798" style:parent-style-name="DefaultParagraphFont" style:family="text">
      <style:text-properties fo:font-size="11pt" style:font-size-asian="11pt" style:font-size-complex="11pt"/>
    </style:style>
    <style:style style:name="T2799" style:parent-style-name="DefaultParagraphFont" style:family="text">
      <style:text-properties fo:font-size="11pt" style:font-size-asian="11pt" style:font-size-complex="11pt"/>
    </style:style>
    <style:style style:name="P2800" style:parent-style-name="Normal" style:family="paragraph">
      <style:paragraph-properties fo:text-align="justify" fo:text-indent="0.5in"/>
    </style:style>
    <style:style style:name="T2801" style:parent-style-name="DefaultParagraphFont" style:family="text">
      <style:text-properties fo:font-size="11pt" style:font-size-asian="11pt"/>
    </style:style>
    <style:style style:name="T2802" style:parent-style-name="DefaultParagraphFont" style:family="text">
      <style:text-properties fo:font-size="11pt" style:font-size-asian="11pt"/>
    </style:style>
    <style:style style:name="T2803" style:parent-style-name="DefaultParagraphFont" style:family="text">
      <style:text-properties fo:font-weight="bold" style:font-weight-asian="bold" fo:font-size="11pt" style:font-size-asian="11pt"/>
    </style:style>
    <style:style style:name="T2804" style:parent-style-name="DefaultParagraphFont" style:family="text">
      <style:text-properties fo:font-size="11pt" style:font-size-asian="11pt"/>
    </style:style>
    <style:style style:name="T2805" style:parent-style-name="DefaultParagraphFont" style:family="text">
      <style:text-properties fo:font-size="11pt" style:font-size-asian="11pt"/>
    </style:style>
    <style:style style:name="P2806" style:parent-style-name="Normal" style:family="paragraph">
      <style:paragraph-properties fo:text-align="justify" fo:text-indent="0.5in"/>
    </style:style>
    <style:style style:name="T2807" style:parent-style-name="DefaultParagraphFont" style:family="text">
      <style:text-properties fo:font-size="11pt" style:font-size-asian="11pt" style:font-size-complex="11pt"/>
    </style:style>
    <style:style style:name="T2808" style:parent-style-name="DefaultParagraphFont" style:family="text">
      <style:text-properties fo:font-size="11pt" style:font-size-asian="11pt" style:font-size-complex="11pt"/>
    </style:style>
    <style:style style:name="T2809" style:parent-style-name="DefaultParagraphFont" style:family="text">
      <style:text-properties fo:font-weight="bold" style:font-weight-asian="bold" fo:font-size="11pt" style:font-size-asian="11pt" style:font-size-complex="11pt"/>
    </style:style>
    <style:style style:name="T2810" style:parent-style-name="DefaultParagraphFont" style:family="text">
      <style:text-properties fo:font-size="11pt" style:font-size-asian="11pt" style:font-size-complex="11pt"/>
    </style:style>
    <style:style style:name="P2811" style:parent-style-name="Normal" style:family="paragraph">
      <style:text-properties fo:font-style="italic" style:font-style-asian="italic" fo:font-size="10pt" style:font-size-asian="10pt"/>
    </style:style>
    <style:style style:name="P2812" style:parent-style-name="Normal" style:family="paragraph">
      <style:paragraph-properties fo:text-align="justify"/>
    </style:style>
    <style:style style:name="T2813" style:parent-style-name="DefaultParagraphFont" style:family="text">
      <style:text-properties fo:font-style="italic" style:font-style-asian="italic" fo:font-size="10pt" style:font-size-asian="10pt"/>
    </style:style>
    <style:style style:name="T2814"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815" style:parent-style-name="DefaultParagraphFont" style:family="text">
      <style:text-properties fo:font-style="italic" style:font-style-asian="italic" fo:font-size="10pt" style:font-size-asian="10pt"/>
    </style:style>
    <style:style style:name="T2816" style:parent-style-name="DefaultParagraphFont" style:family="text">
      <style:text-properties style:font-name-asian="MS Mincho" fo:font-style="italic" style:font-style-asian="italic" style:font-style-complex="italic" fo:font-size="10pt" style:font-size-asian="10pt"/>
    </style:style>
    <style:style style:name="T281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818" style:parent-style-name="DefaultParagraphFont" style:family="text">
      <style:text-properties style:font-name-asian="MS Mincho" fo:font-style="italic" style:font-style-asian="italic" style:font-style-complex="italic" fo:font-size="10pt" style:font-size-asian="10pt"/>
    </style:style>
    <style:style style:name="T2819" style:parent-style-name="DefaultParagraphFont" style:family="text">
      <style:text-properties style:font-name-asian="MS Mincho" fo:font-style="italic" style:font-style-asian="italic" style:font-style-complex="italic" fo:font-size="10pt" style:font-size-asian="10pt"/>
    </style:style>
    <style:style style:name="T2820" style:parent-style-name="DefaultParagraphFont" style:family="text">
      <style:text-properties style:font-name-asian="MS Mincho" fo:font-style="italic" style:font-style-asian="italic" fo:font-size="10pt" style:font-size-asian="10pt"/>
    </style:style>
    <style:style style:name="T2821"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2822" style:parent-style-name="DefaultParagraphFont" style:family="text">
      <style:text-properties style:font-name-asian="MS Mincho" fo:font-style="italic" style:font-style-asian="italic" fo:font-size="10pt" style:font-size-asian="10pt"/>
    </style:style>
    <style:style style:name="P2823" style:parent-style-name="Normal" style:family="paragraph">
      <style:paragraph-properties fo:text-align="justify" fo:text-indent="0.5in"/>
    </style:style>
    <style:style style:name="P2824" style:parent-style-name="Normal" style:family="paragraph">
      <style:paragraph-properties fo:text-align="justify" fo:text-indent="0.5in"/>
    </style:style>
    <style:style style:name="T2825" style:parent-style-name="DefaultParagraphFont" style:family="text">
      <style:text-properties fo:font-weight="bold" style:font-weight-asian="bold" fo:font-size="11pt" style:font-size-asian="11pt"/>
    </style:style>
    <style:style style:name="T2826" style:parent-style-name="DefaultParagraphFont" style:family="text">
      <style:text-properties fo:font-weight="bold" style:font-weight-asian="bold" fo:font-size="11pt" style:font-size-asian="11pt"/>
    </style:style>
    <style:style style:name="T2827" style:parent-style-name="DefaultParagraphFont" style:family="text">
      <style:text-properties fo:font-weight="bold" style:font-weight-asian="bold" fo:font-size="11pt" style:font-size-asian="11pt"/>
    </style:style>
    <style:style style:name="P2828" style:parent-style-name="Normal" style:family="paragraph">
      <style:paragraph-properties fo:text-align="justify" fo:text-indent="0.5in"/>
    </style:style>
    <style:style style:name="T2829" style:parent-style-name="DefaultParagraphFont" style:family="text">
      <style:text-properties fo:font-size="11pt" style:font-size-asian="11pt"/>
    </style:style>
    <style:style style:name="T2830" style:parent-style-name="DefaultParagraphFont" style:family="text">
      <style:text-properties fo:font-size="11pt" style:font-size-asian="11pt"/>
    </style:style>
    <style:style style:name="T2831" style:parent-style-name="DefaultParagraphFont" style:family="text">
      <style:text-properties fo:font-size="11pt" style:font-size-asian="11pt"/>
    </style:style>
    <style:style style:name="T2832" style:parent-style-name="DefaultParagraphFont" style:family="text">
      <style:text-properties fo:font-size="11pt" style:font-size-asian="11pt"/>
    </style:style>
    <style:style style:name="P2833" style:parent-style-name="Normal" style:family="paragraph">
      <style:paragraph-properties fo:text-align="justify" fo:text-indent="0.5in"/>
    </style:style>
    <style:style style:name="T2834" style:parent-style-name="DefaultParagraphFont" style:family="text">
      <style:text-properties style:font-weight-complex="bold" fo:font-size="11pt" style:font-size-asian="11pt"/>
    </style:style>
    <style:style style:name="T2835" style:parent-style-name="DefaultParagraphFont" style:family="text">
      <style:text-properties style:font-weight-complex="bold" fo:font-size="11pt" style:font-size-asian="11pt"/>
    </style:style>
    <style:style style:name="T2836" style:parent-style-name="DefaultParagraphFont" style:family="text">
      <style:text-properties fo:font-size="11pt" style:font-size-asian="11pt"/>
    </style:style>
    <style:style style:name="T2837" style:parent-style-name="DefaultParagraphFont" style:family="text">
      <style:text-properties style:font-style-complex="italic" fo:font-size="11pt" style:font-size-asian="11pt"/>
    </style:style>
    <style:style style:name="T2838" style:parent-style-name="DefaultParagraphFont" style:family="text">
      <style:text-properties fo:font-size="11pt" style:font-size-asian="11pt"/>
    </style:style>
    <style:style style:name="T2839" style:parent-style-name="DefaultParagraphFont" style:family="text">
      <style:text-properties style:font-style-complex="italic" fo:font-size="11pt" style:font-size-asian="11pt"/>
    </style:style>
    <style:style style:name="T2840" style:parent-style-name="DefaultParagraphFont" style:family="text">
      <style:text-properties fo:font-size="11pt" style:font-size-asian="11pt"/>
    </style:style>
    <style:style style:name="T2841" style:parent-style-name="DefaultParagraphFont" style:family="text">
      <style:text-properties style:font-style-complex="italic" fo:font-size="11pt" style:font-size-asian="11pt"/>
    </style:style>
    <style:style style:name="T2842" style:parent-style-name="DefaultParagraphFont" style:family="text">
      <style:text-properties fo:font-size="11pt" style:font-size-asian="11pt"/>
    </style:style>
    <style:style style:name="T2843" style:parent-style-name="DefaultParagraphFont" style:family="text">
      <style:text-properties style:font-style-complex="italic" fo:font-size="11pt" style:font-size-asian="11pt"/>
    </style:style>
    <style:style style:name="T2844" style:parent-style-name="DefaultParagraphFont" style:family="text">
      <style:text-properties fo:font-size="11pt" style:font-size-asian="11pt"/>
    </style:style>
    <style:style style:name="T2845" style:parent-style-name="DefaultParagraphFont" style:family="text">
      <style:text-properties style:font-style-complex="italic" fo:font-size="11pt" style:font-size-asian="11pt"/>
    </style:style>
    <style:style style:name="T2846" style:parent-style-name="DefaultParagraphFont" style:family="text">
      <style:text-properties fo:font-size="11pt" style:font-size-asian="11pt"/>
    </style:style>
    <style:style style:name="T2847" style:parent-style-name="DefaultParagraphFont" style:family="text">
      <style:text-properties fo:font-size="11pt" style:font-size-asian="11pt"/>
    </style:style>
    <style:style style:name="T2848" style:parent-style-name="DefaultParagraphFont" style:family="text">
      <style:text-properties style:font-style-complex="italic" fo:font-size="11pt" style:font-size-asian="11pt"/>
    </style:style>
    <style:style style:name="T2849" style:parent-style-name="DefaultParagraphFont" style:family="text">
      <style:text-properties fo:font-size="11pt" style:font-size-asian="11pt"/>
    </style:style>
    <style:style style:name="T2850" style:parent-style-name="DefaultParagraphFont" style:family="text">
      <style:text-properties style:font-style-complex="italic" fo:font-size="11pt" style:font-size-asian="11pt"/>
    </style:style>
    <style:style style:name="T2851" style:parent-style-name="DefaultParagraphFont" style:family="text">
      <style:text-properties fo:font-size="11pt" style:font-size-asian="11pt"/>
    </style:style>
    <style:style style:name="T2852" style:parent-style-name="DefaultParagraphFont" style:family="text">
      <style:text-properties style:font-style-complex="italic" fo:font-size="11pt" style:font-size-asian="11pt"/>
    </style:style>
    <style:style style:name="T2853" style:parent-style-name="DefaultParagraphFont" style:family="text">
      <style:text-properties fo:font-size="11pt" style:font-size-asian="11pt"/>
    </style:style>
    <style:style style:name="T2854" style:parent-style-name="DefaultParagraphFont" style:family="text">
      <style:text-properties style:font-style-complex="italic" fo:font-size="11pt" style:font-size-asian="11pt"/>
    </style:style>
    <style:style style:name="T2855" style:parent-style-name="DefaultParagraphFont" style:family="text">
      <style:text-properties fo:font-size="11pt" style:font-size-asian="11pt"/>
    </style:style>
    <style:style style:name="T2856" style:parent-style-name="DefaultParagraphFont" style:family="text">
      <style:text-properties fo:font-size="11pt" style:font-size-asian="11pt"/>
    </style:style>
    <style:style style:name="T2857" style:parent-style-name="DefaultParagraphFont" style:family="text">
      <style:text-properties style:font-weight-complex="bold" fo:font-size="11pt" style:font-size-asian="11pt"/>
    </style:style>
    <style:style style:name="P2858" style:parent-style-name="Normal" style:family="paragraph">
      <style:paragraph-properties fo:text-align="justify" fo:text-indent="0.5in"/>
    </style:style>
    <style:style style:name="T2859" style:parent-style-name="DefaultParagraphFont" style:family="text">
      <style:text-properties fo:font-size="11pt" style:font-size-asian="11pt"/>
    </style:style>
    <style:style style:name="T2860" style:parent-style-name="DefaultParagraphFont" style:family="text">
      <style:text-properties fo:font-size="11pt" style:font-size-asian="11pt"/>
    </style:style>
    <style:style style:name="T2861" style:parent-style-name="DefaultParagraphFont" style:family="text">
      <style:text-properties fo:font-size="11pt" style:font-size-asian="11pt"/>
    </style:style>
    <style:style style:name="T2862" style:parent-style-name="DefaultParagraphFont" style:family="text">
      <style:text-properties fo:font-size="11pt" style:font-size-asian="11pt"/>
    </style:style>
    <style:style style:name="P2863" style:parent-style-name="Normal" style:family="paragraph">
      <style:paragraph-properties fo:text-align="justify" fo:text-indent="0.5in"/>
    </style:style>
    <style:style style:name="T2864" style:parent-style-name="DefaultParagraphFont" style:family="text">
      <style:text-properties fo:font-size="11pt" style:font-size-asian="11pt"/>
    </style:style>
    <style:style style:name="T2865" style:parent-style-name="DefaultParagraphFont" style:family="text">
      <style:text-properties fo:font-size="11pt" style:font-size-asian="11pt"/>
    </style:style>
    <style:style style:name="P2866" style:parent-style-name="Normal" style:family="paragraph">
      <style:paragraph-properties fo:text-align="justify"/>
      <style:text-properties fo:font-style="italic" style:font-style-asian="italic" fo:font-size="10pt" style:font-size-asian="10pt"/>
    </style:style>
    <style:style style:name="P2867" style:parent-style-name="Normal" style:family="paragraph">
      <style:paragraph-properties fo:text-align="justify"/>
    </style:style>
    <style:style style:name="T2868" style:parent-style-name="DefaultParagraphFont" style:family="text">
      <style:text-properties fo:font-style="italic" style:font-style-asian="italic" fo:font-size="10pt" style:font-size-asian="10pt"/>
    </style:style>
    <style:style style:name="T2869"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2870" style:parent-style-name="DefaultParagraphFont" style:family="text">
      <style:text-properties fo:font-style="italic" style:font-style-asian="italic" fo:font-size="10pt" style:font-size-asian="10pt"/>
    </style:style>
    <style:style style:name="T2871" style:parent-style-name="DefaultParagraphFont" style:family="text">
      <style:text-properties style:font-name-asian="MS Mincho" fo:font-style="italic" style:font-style-asian="italic" style:font-style-complex="italic" fo:font-size="10pt" style:font-size-asian="10pt"/>
    </style:style>
    <style:style style:name="T287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873" style:parent-style-name="DefaultParagraphFont" style:family="text">
      <style:text-properties style:font-name-asian="MS Mincho" fo:font-style="italic" style:font-style-asian="italic" style:font-style-complex="italic" fo:font-size="10pt" style:font-size-asian="10pt"/>
    </style:style>
    <style:style style:name="P2874" style:parent-style-name="Normal" style:family="paragraph">
      <style:paragraph-properties fo:text-align="justify"/>
    </style:style>
    <style:style style:name="T2875" style:parent-style-name="DefaultParagraphFont" style:family="text">
      <style:text-properties style:font-name-asian="MS Mincho" fo:font-style="italic" style:font-style-asian="italic" style:font-style-complex="italic" fo:font-size="10pt" style:font-size-asian="10pt"/>
    </style:style>
    <style:style style:name="T287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877" style:parent-style-name="DefaultParagraphFont" style:family="text">
      <style:text-properties style:font-name-asian="MS Mincho" fo:font-style="italic" style:font-style-asian="italic" style:font-style-complex="italic" fo:font-size="10pt" style:font-size-asian="10pt"/>
    </style:style>
    <style:style style:name="P2878" style:parent-style-name="Normal" style:family="paragraph">
      <style:paragraph-properties fo:text-align="justify" fo:text-indent="0.5in"/>
    </style:style>
    <style:style style:name="P2879" style:parent-style-name="Normal" style:family="paragraph">
      <style:paragraph-properties fo:text-align="justify" fo:text-indent="0.5in"/>
    </style:style>
    <style:style style:name="T2880" style:parent-style-name="DefaultParagraphFont" style:family="text">
      <style:text-properties fo:font-weight="bold" style:font-weight-asian="bold" fo:font-size="11pt" style:font-size-asian="11pt"/>
    </style:style>
    <style:style style:name="T2881" style:parent-style-name="DefaultParagraphFont" style:family="text">
      <style:text-properties fo:font-weight="bold" style:font-weight-asian="bold" fo:font-size="11pt" style:font-size-asian="11pt"/>
    </style:style>
    <style:style style:name="T2882" style:parent-style-name="DefaultParagraphFont" style:family="text">
      <style:text-properties fo:font-weight="bold" style:font-weight-asian="bold" fo:font-size="11pt" style:font-size-asian="11pt"/>
    </style:style>
    <style:style style:name="P2883" style:parent-style-name="Normal" style:family="paragraph">
      <style:paragraph-properties fo:text-align="justify" fo:text-indent="0.5in"/>
    </style:style>
    <style:style style:name="T2884" style:parent-style-name="DefaultParagraphFont" style:family="text">
      <style:text-properties fo:font-size="11pt" style:font-size-asian="11pt"/>
    </style:style>
    <style:style style:name="T2885" style:parent-style-name="DefaultParagraphFont" style:family="text">
      <style:text-properties fo:font-size="11pt" style:font-size-asian="11pt"/>
    </style:style>
    <style:style style:name="T2886" style:parent-style-name="DefaultParagraphFont" style:family="text">
      <style:text-properties fo:font-size="11pt" style:font-size-asian="11pt"/>
    </style:style>
    <style:style style:name="T2887" style:parent-style-name="DefaultParagraphFont" style:family="text">
      <style:text-properties fo:font-size="11pt" style:font-size-asian="11pt"/>
    </style:style>
    <style:style style:name="P2888" style:parent-style-name="Normal" style:family="paragraph">
      <style:paragraph-properties fo:text-align="justify" fo:text-indent="0.5in"/>
    </style:style>
    <style:style style:name="T2889" style:parent-style-name="DefaultParagraphFont" style:family="text">
      <style:text-properties fo:font-size="11pt" style:font-size-asian="11pt"/>
    </style:style>
    <style:style style:name="T2890" style:parent-style-name="DefaultParagraphFont" style:family="text">
      <style:text-properties fo:font-size="11pt" style:font-size-asian="11pt"/>
    </style:style>
    <style:style style:name="T2891" style:parent-style-name="DefaultParagraphFont" style:family="text">
      <style:text-properties fo:font-size="11pt" style:font-size-asian="11pt"/>
    </style:style>
    <style:style style:name="P2892" style:parent-style-name="Normal" style:family="paragraph">
      <style:paragraph-properties fo:text-align="justify" fo:text-indent="0.5in"/>
    </style:style>
    <style:style style:name="P2893" style:parent-style-name="Normal" style:family="paragraph">
      <style:paragraph-properties fo:text-align="justify" fo:text-indent="0.5in"/>
    </style:style>
    <style:style style:name="T2894" style:parent-style-name="DefaultParagraphFont" style:family="text">
      <style:text-properties fo:font-weight="bold" style:font-weight-asian="bold" fo:font-size="11pt" style:font-size-asian="11pt"/>
    </style:style>
    <style:style style:name="T2895" style:parent-style-name="DefaultParagraphFont" style:family="text">
      <style:text-properties fo:font-weight="bold" style:font-weight-asian="bold" fo:font-size="11pt" style:font-size-asian="11pt"/>
    </style:style>
    <style:style style:name="T2896" style:parent-style-name="DefaultParagraphFont" style:family="text">
      <style:text-properties fo:font-weight="bold" style:font-weight-asian="bold" fo:font-size="11pt" style:font-size-asian="11pt"/>
    </style:style>
    <style:style style:name="P2897" style:parent-style-name="Normal" style:family="paragraph">
      <style:paragraph-properties fo:text-align="justify" fo:text-indent="0.5in"/>
    </style:style>
    <style:style style:name="T2898" style:parent-style-name="DefaultParagraphFont" style:family="text">
      <style:text-properties fo:font-size="11pt" style:font-size-asian="11pt" style:font-size-complex="11pt" style:language-asian="lt" style:country-asian="LT"/>
    </style:style>
    <style:style style:name="T2899" style:parent-style-name="DefaultParagraphFont" style:family="text">
      <style:text-properties fo:font-size="11pt" style:font-size-asian="11pt" style:font-size-complex="11pt" style:language-asian="lt" style:country-asian="LT"/>
    </style:style>
    <style:style style:name="T2900" style:parent-style-name="DefaultParagraphFont" style:family="text">
      <style:text-properties fo:font-size="11pt" style:font-size-asian="11pt" style:font-size-complex="11pt"/>
    </style:style>
    <style:style style:name="T2901" style:parent-style-name="DefaultParagraphFont" style:family="text">
      <style:text-properties fo:font-size="11pt" style:font-size-asian="11pt" style:font-size-complex="11pt"/>
    </style:style>
    <style:style style:name="T2902" style:parent-style-name="DefaultParagraphFont" style:family="text">
      <style:text-properties fo:font-size="11pt" style:font-size-asian="11pt" style:font-size-complex="11pt"/>
    </style:style>
    <style:style style:name="P2903" style:parent-style-name="Normal" style:family="paragraph">
      <style:paragraph-properties fo:text-align="justify"/>
    </style:style>
    <style:style style:name="T2904" style:parent-style-name="DefaultParagraphFont" style:family="text">
      <style:text-properties fo:font-weight="bold" style:font-weight-asian="bold" fo:font-style="italic" style:font-style-asian="italic" fo:color="#000000" fo:font-size="10pt" style:font-size-asian="10pt"/>
    </style:style>
    <style:style style:name="T2905" style:parent-style-name="DefaultParagraphFont" style:family="text">
      <style:text-properties fo:font-style="italic" style:font-style-asian="italic" fo:color="#000000" fo:font-size="10pt" style:font-size-asian="10pt"/>
    </style:style>
    <style:style style:name="T2906" style:parent-style-name="DefaultParagraphFont" style:family="text">
      <style:text-properties fo:font-style="italic" style:font-style-asian="italic" fo:color="#000000" fo:font-size="10pt" style:font-size-asian="10pt"/>
    </style:style>
    <style:style style:name="T2907" style:parent-style-name="DefaultParagraphFont" style:family="text">
      <style:text-properties fo:color="#000000" fo:font-size="11pt" style:font-size-asian="11pt" style:font-size-complex="11pt"/>
    </style:style>
    <style:style style:name="P2908" style:parent-style-name="Normal" style:family="paragraph">
      <style:text-properties style:font-name-asian="MS Mincho" fo:font-style="italic" style:font-style-asian="italic" style:font-style-complex="italic" fo:font-size="10pt" style:font-size-asian="10pt"/>
    </style:style>
    <style:style style:name="P2909" style:parent-style-name="Normal" style:family="paragraph">
      <style:paragraph-properties fo:text-align="justify"/>
    </style:style>
    <style:style style:name="T2910" style:parent-style-name="DefaultParagraphFont" style:family="text">
      <style:text-properties style:font-name-asian="MS Mincho" fo:font-style="italic" style:font-style-asian="italic" style:font-style-complex="italic" fo:font-size="10pt" style:font-size-asian="10pt"/>
    </style:style>
    <style:style style:name="T291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912" style:parent-style-name="DefaultParagraphFont" style:family="text">
      <style:text-properties style:font-name-asian="MS Mincho" fo:font-style="italic" style:font-style-asian="italic" style:font-style-complex="italic" fo:font-size="10pt" style:font-size-asian="10pt"/>
    </style:style>
    <style:style style:name="T2913" style:parent-style-name="DefaultParagraphFont" style:family="text">
      <style:text-properties style:font-name-asian="MS Mincho" fo:font-style="italic" style:font-style-asian="italic" style:font-style-complex="italic" fo:font-size="10pt" style:font-size-asian="10pt"/>
    </style:style>
    <style:style style:name="P2914" style:parent-style-name="Normal" style:family="paragraph">
      <style:paragraph-properties fo:text-align="justify" fo:text-indent="0.5in"/>
    </style:style>
    <style:style style:name="T2915" style:parent-style-name="DefaultParagraphFont" style:family="text">
      <style:text-properties fo:font-size="11pt" style:font-size-asian="11pt" style:font-size-complex="11pt"/>
    </style:style>
    <style:style style:name="T2916" style:parent-style-name="DefaultParagraphFont" style:family="text">
      <style:text-properties fo:font-size="11pt" style:font-size-asian="11pt" style:font-size-complex="11pt"/>
    </style:style>
    <style:style style:name="T2917" style:parent-style-name="DefaultParagraphFont" style:family="text">
      <style:text-properties fo:font-size="11pt" style:font-size-asian="11pt" style:font-size-complex="11pt"/>
    </style:style>
    <style:style style:name="T2918" style:parent-style-name="DefaultParagraphFont" style:family="text">
      <style:text-properties fo:font-size="11pt" style:font-size-asian="11pt" style:font-size-complex="11pt"/>
    </style:style>
    <style:style style:name="T2919" style:parent-style-name="DefaultParagraphFont" style:family="text">
      <style:text-properties fo:color="#000000" fo:font-size="11pt" style:font-size-asian="11pt" style:font-size-complex="11pt"/>
    </style:style>
    <style:style style:name="T2920" style:parent-style-name="DefaultParagraphFont" style:family="text">
      <style:text-properties fo:font-size="11pt" style:font-size-asian="11pt" style:font-size-complex="11pt"/>
    </style:style>
    <style:style style:name="T2921" style:parent-style-name="DefaultParagraphFont" style:family="text">
      <style:text-properties fo:font-size="11pt" style:font-size-asian="11pt" style:font-size-complex="11pt"/>
    </style:style>
    <style:style style:name="T2922" style:parent-style-name="DefaultParagraphFont" style:family="text">
      <style:text-properties fo:font-size="11pt" style:font-size-asian="11pt" style:font-size-complex="11pt"/>
    </style:style>
    <style:style style:name="T2923" style:parent-style-name="DefaultParagraphFont" style:family="text">
      <style:text-properties fo:color="#000000" fo:font-size="11pt" style:font-size-asian="11pt" style:font-size-complex="11pt"/>
    </style:style>
    <style:style style:name="T2924" style:parent-style-name="DefaultParagraphFont" style:family="text">
      <style:text-properties fo:color="#000000" fo:font-size="11pt" style:font-size-asian="11pt" style:font-size-complex="11pt"/>
    </style:style>
    <style:style style:name="T2925" style:parent-style-name="DefaultParagraphFont" style:family="text">
      <style:text-properties fo:color="#000000" fo:font-size="11pt" style:font-size-asian="11pt" style:font-size-complex="11pt"/>
    </style:style>
    <style:style style:name="P2926" style:parent-style-name="Normal" style:family="paragraph">
      <style:paragraph-properties fo:text-align="justify"/>
    </style:style>
    <style:style style:name="T2927" style:parent-style-name="DefaultParagraphFont" style:family="text">
      <style:text-properties fo:font-weight="bold" style:font-weight-asian="bold" style:font-weight-complex="bold" fo:font-style="italic" style:font-style-asian="italic" fo:font-size="10pt" style:font-size-asian="10pt" style:language-asian="lt" style:country-asian="LT"/>
    </style:style>
    <style:style style:name="T2928" style:parent-style-name="DefaultParagraphFont" style:family="text">
      <style:text-properties style:font-weight-complex="bold" fo:font-style="italic" style:font-style-asian="italic" fo:font-size="10pt" style:font-size-asian="10pt" style:language-asian="lt" style:country-asian="LT"/>
    </style:style>
    <style:style style:name="T2929" style:parent-style-name="DefaultParagraphFont" style:family="text">
      <style:text-properties fo:font-style="italic" style:font-style-asian="italic" fo:color="#000000" fo:font-size="10pt" style:font-size-asian="10pt"/>
    </style:style>
    <style:style style:name="P2930" style:parent-style-name="Normal" style:family="paragraph">
      <style:text-properties style:font-name-asian="MS Mincho" fo:font-style="italic" style:font-style-asian="italic" style:font-style-complex="italic" fo:font-size="10pt" style:font-size-asian="10pt"/>
    </style:style>
    <style:style style:name="P2931" style:parent-style-name="Normal" style:family="paragraph">
      <style:paragraph-properties fo:text-align="justify"/>
    </style:style>
    <style:style style:name="T2932" style:parent-style-name="DefaultParagraphFont" style:family="text">
      <style:text-properties style:font-name-asian="MS Mincho" fo:font-style="italic" style:font-style-asian="italic" style:font-style-complex="italic" fo:font-size="10pt" style:font-size-asian="10pt"/>
    </style:style>
    <style:style style:name="T293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934" style:parent-style-name="DefaultParagraphFont" style:family="text">
      <style:text-properties style:font-name-asian="MS Mincho" fo:font-style="italic" style:font-style-asian="italic" style:font-style-complex="italic" fo:font-size="10pt" style:font-size-asian="10pt"/>
    </style:style>
    <style:style style:name="P2935" style:parent-style-name="Normal" style:family="paragraph">
      <style:paragraph-properties fo:text-align="justify"/>
    </style:style>
    <style:style style:name="T2936" style:parent-style-name="DefaultParagraphFont" style:family="text">
      <style:text-properties style:font-name-asian="MS Mincho" fo:font-style="italic" style:font-style-asian="italic" style:font-style-complex="italic" fo:font-size="10pt" style:font-size-asian="10pt"/>
    </style:style>
    <style:style style:name="T293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938" style:parent-style-name="DefaultParagraphFont" style:family="text">
      <style:text-properties style:font-name-asian="MS Mincho" fo:font-style="italic" style:font-style-asian="italic" style:font-style-complex="italic" fo:font-size="10pt" style:font-size-asian="10pt"/>
    </style:style>
    <style:style style:name="P2939" style:parent-style-name="Normal" style:family="paragraph">
      <style:paragraph-properties fo:text-align="justify" fo:text-indent="0.5in"/>
    </style:style>
    <style:style style:name="T2940" style:parent-style-name="DefaultParagraphFont" style:family="text">
      <style:text-properties fo:font-size="11pt" style:font-size-asian="11pt" style:font-size-complex="11pt" style:language-asian="lt" style:country-asian="LT"/>
    </style:style>
    <style:style style:name="T2941" style:parent-style-name="DefaultParagraphFont" style:family="text">
      <style:text-properties style:text-position="super 63.6%" fo:font-size="11pt" style:font-size-asian="11pt" style:font-size-complex="11pt" style:language-asian="lt" style:country-asian="LT"/>
    </style:style>
    <style:style style:name="T2942" style:parent-style-name="DefaultParagraphFont" style:family="text">
      <style:text-properties fo:font-size="11pt" style:font-size-asian="11pt" style:font-size-complex="11pt" style:language-asian="lt" style:country-asian="LT"/>
    </style:style>
    <style:style style:name="T2943" style:parent-style-name="DefaultParagraphFont" style:family="text">
      <style:text-properties fo:font-size="11pt" style:font-size-asian="11pt" style:font-size-complex="11pt"/>
    </style:style>
    <style:style style:name="T2944" style:parent-style-name="DefaultParagraphFont" style:family="text">
      <style:text-properties fo:font-size="11pt" style:font-size-asian="11pt" style:font-size-complex="11pt"/>
    </style:style>
    <style:style style:name="P2945" style:parent-style-name="Normal" style:family="paragraph">
      <style:paragraph-properties fo:text-align="justify"/>
    </style:style>
    <style:style style:name="T2946" style:parent-style-name="DefaultParagraphFont" style:family="text">
      <style:text-properties fo:font-weight="bold" style:font-weight-asian="bold" fo:font-style="italic" style:font-style-asian="italic" fo:color="#000000" fo:font-size="10pt" style:font-size-asian="10pt"/>
    </style:style>
    <style:style style:name="T2947" style:parent-style-name="DefaultParagraphFont" style:family="text">
      <style:text-properties fo:font-style="italic" style:font-style-asian="italic" fo:color="#000000" fo:font-size="10pt" style:font-size-asian="10pt"/>
    </style:style>
    <style:style style:name="T2948" style:parent-style-name="DefaultParagraphFont" style:family="text">
      <style:text-properties fo:font-style="italic" style:font-style-asian="italic" fo:color="#000000" style:text-position="super 65%" fo:font-size="10pt" style:font-size-asian="10pt"/>
    </style:style>
    <style:style style:name="T2949" style:parent-style-name="DefaultParagraphFont" style:family="text">
      <style:text-properties fo:color="#000000" fo:font-size="11pt" style:font-size-asian="11pt" style:font-size-complex="11pt"/>
    </style:style>
    <style:style style:name="T2950" style:parent-style-name="DefaultParagraphFont" style:family="text">
      <style:text-properties fo:font-style="italic" style:font-style-asian="italic" fo:color="#000000" fo:font-size="10pt" style:font-size-asian="10pt"/>
    </style:style>
    <style:style style:name="T2951" style:parent-style-name="DefaultParagraphFont" style:family="text">
      <style:text-properties fo:font-style="italic" style:font-style-asian="italic" fo:color="#000000" fo:font-size="10pt" style:font-size-asian="10pt"/>
    </style:style>
    <style:style style:name="T2952" style:parent-style-name="DefaultParagraphFont" style:family="text">
      <style:text-properties fo:color="#000000" fo:font-size="11pt" style:font-size-asian="11pt" style:font-size-complex="11pt"/>
    </style:style>
    <style:style style:name="P2953" style:parent-style-name="Normal" style:family="paragraph">
      <style:text-properties style:font-name-asian="MS Mincho" fo:font-style="italic" style:font-style-asian="italic" style:font-style-complex="italic" fo:font-size="10pt" style:font-size-asian="10pt"/>
    </style:style>
    <style:style style:name="P2954" style:parent-style-name="Normal" style:family="paragraph">
      <style:paragraph-properties fo:text-align="justify"/>
    </style:style>
    <style:style style:name="T2955" style:parent-style-name="DefaultParagraphFont" style:family="text">
      <style:text-properties style:font-name-asian="MS Mincho" fo:font-style="italic" style:font-style-asian="italic" style:font-style-complex="italic" fo:font-size="10pt" style:font-size-asian="10pt"/>
    </style:style>
    <style:style style:name="T295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957" style:parent-style-name="DefaultParagraphFont" style:family="text">
      <style:text-properties style:font-name-asian="MS Mincho" fo:font-style="italic" style:font-style-asian="italic" style:font-style-complex="italic" fo:font-size="10pt" style:font-size-asian="10pt"/>
    </style:style>
    <style:style style:name="P2958" style:parent-style-name="Normal" style:family="paragraph">
      <style:paragraph-properties fo:text-align="justify" fo:text-indent="0.5in"/>
    </style:style>
    <style:style style:name="T2959" style:parent-style-name="DefaultParagraphFont" style:family="text">
      <style:text-properties fo:font-size="11pt" style:font-size-asian="11pt"/>
    </style:style>
    <style:style style:name="T2960" style:parent-style-name="DefaultParagraphFont" style:family="text">
      <style:text-properties fo:font-size="11pt" style:font-size-asian="11pt"/>
    </style:style>
    <style:style style:name="T2961" style:parent-style-name="DefaultParagraphFont" style:family="text">
      <style:text-properties fo:font-size="11pt" style:font-size-asian="11pt"/>
    </style:style>
    <style:style style:name="P2962" style:parent-style-name="Normal" style:family="paragraph">
      <style:paragraph-properties fo:text-align="justify" fo:text-indent="0.5in"/>
    </style:style>
    <style:style style:name="T2963" style:parent-style-name="DefaultParagraphFont" style:family="text">
      <style:text-properties fo:font-size="11pt" style:font-size-asian="11pt" style:font-size-complex="11pt" style:language-asian="lt" style:country-asian="LT"/>
    </style:style>
    <style:style style:name="T2964" style:parent-style-name="DefaultParagraphFont" style:family="text">
      <style:text-properties fo:font-size="11pt" style:font-size-asian="11pt" style:font-size-complex="11pt" style:language-asian="lt" style:country-asian="LT"/>
    </style:style>
    <style:style style:name="T2965" style:parent-style-name="DefaultParagraphFont" style:family="text">
      <style:text-properties fo:font-size="11pt" style:font-size-asian="11pt" style:font-size-complex="11pt" style:language-asian="lt" style:country-asian="LT"/>
    </style:style>
    <style:style style:name="T2966" style:parent-style-name="DefaultParagraphFont" style:family="text">
      <style:text-properties fo:font-size="11pt" style:font-size-asian="11pt" style:font-size-complex="11pt" style:language-asian="lt" style:country-asian="LT"/>
    </style:style>
    <style:style style:name="T2967" style:parent-style-name="DefaultParagraphFont" style:family="text">
      <style:text-properties fo:font-size="11pt" style:font-size-asian="11pt" style:font-size-complex="11pt" style:language-asian="lt" style:country-asian="LT"/>
    </style:style>
    <style:style style:name="T2968" style:parent-style-name="DefaultParagraphFont" style:family="text">
      <style:text-properties fo:font-size="11pt" style:font-size-asian="11pt" style:font-size-complex="11pt" style:language-asian="lt" style:country-asian="LT"/>
    </style:style>
    <style:style style:name="T2969" style:parent-style-name="DefaultParagraphFont" style:family="text">
      <style:text-properties fo:font-size="11pt" style:font-size-asian="11pt" style:font-size-complex="11pt" style:language-asian="lt" style:country-asian="LT"/>
    </style:style>
    <style:style style:name="P2970" style:parent-style-name="Normal" style:family="paragraph">
      <style:text-properties style:font-name-asian="MS Mincho" fo:font-style="italic" style:font-style-asian="italic" style:font-style-complex="italic" fo:font-size="10pt" style:font-size-asian="10pt"/>
    </style:style>
    <style:style style:name="P2971" style:parent-style-name="Normal" style:family="paragraph">
      <style:paragraph-properties fo:text-align="justify"/>
    </style:style>
    <style:style style:name="T2972" style:parent-style-name="DefaultParagraphFont" style:family="text">
      <style:text-properties style:font-name-asian="MS Mincho" fo:font-style="italic" style:font-style-asian="italic" style:font-style-complex="italic" fo:font-size="10pt" style:font-size-asian="10pt"/>
    </style:style>
    <style:style style:name="T297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974" style:parent-style-name="DefaultParagraphFont" style:family="text">
      <style:text-properties style:font-name-asian="MS Mincho" fo:font-style="italic" style:font-style-asian="italic" style:font-style-complex="italic" fo:font-size="10pt" style:font-size-asian="10pt"/>
    </style:style>
    <style:style style:name="P2975" style:parent-style-name="Normal" style:family="paragraph">
      <style:paragraph-properties fo:text-align="justify"/>
    </style:style>
    <style:style style:name="T2976" style:parent-style-name="DefaultParagraphFont" style:family="text">
      <style:text-properties style:font-name-asian="MS Mincho" fo:font-style="italic" style:font-style-asian="italic" style:font-style-complex="italic" fo:font-size="10pt" style:font-size-asian="10pt"/>
    </style:style>
    <style:style style:name="T297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978" style:parent-style-name="DefaultParagraphFont" style:family="text">
      <style:text-properties style:font-name-asian="MS Mincho" fo:font-style="italic" style:font-style-asian="italic" style:font-style-complex="italic" fo:font-size="10pt" style:font-size-asian="10pt"/>
    </style:style>
    <style:style style:name="P2979" style:parent-style-name="Normal" style:family="paragraph">
      <style:paragraph-properties fo:text-align="justify" fo:text-indent="0.5in"/>
    </style:style>
    <style:style style:name="T2980" style:parent-style-name="DefaultParagraphFont" style:family="text">
      <style:text-properties fo:font-size="11pt" style:font-size-asian="11pt" style:font-size-complex="11pt"/>
    </style:style>
    <style:style style:name="T2981" style:parent-style-name="DefaultParagraphFont" style:family="text">
      <style:text-properties fo:font-size="11pt" style:font-size-asian="11pt" style:font-size-complex="11pt"/>
    </style:style>
    <style:style style:name="T2982" style:parent-style-name="DefaultParagraphFont" style:family="text">
      <style:text-properties fo:color="#000000" fo:font-size="11pt" style:font-size-asian="11pt" style:font-size-complex="11pt"/>
    </style:style>
    <style:style style:name="T2983" style:parent-style-name="DefaultParagraphFont" style:family="text">
      <style:text-properties fo:color="#000000" fo:font-size="11pt" style:font-size-asian="11pt" style:font-size-complex="11pt"/>
    </style:style>
    <style:style style:name="P2984" style:parent-style-name="Normal" style:family="paragraph">
      <style:paragraph-properties fo:text-align="justify" fo:text-indent="0.5in"/>
    </style:style>
    <style:style style:name="T2985" style:parent-style-name="DefaultParagraphFont" style:family="text">
      <style:text-properties fo:font-size="11pt" style:font-size-asian="11pt" style:font-size-complex="11pt"/>
    </style:style>
    <style:style style:name="T2986" style:parent-style-name="DefaultParagraphFont" style:family="text">
      <style:text-properties fo:font-size="11pt" style:font-size-asian="11pt" style:font-size-complex="11pt"/>
    </style:style>
    <style:style style:name="T2987" style:parent-style-name="DefaultParagraphFont" style:family="text">
      <style:text-properties fo:font-size="11pt" style:font-size-asian="11pt" style:font-size-complex="11pt"/>
    </style:style>
    <style:style style:name="T2988" style:parent-style-name="DefaultParagraphFont" style:family="text">
      <style:text-properties style:text-position="super 63.6%" fo:font-size="11pt" style:font-size-asian="11pt" style:font-size-complex="11pt"/>
    </style:style>
    <style:style style:name="T2989" style:parent-style-name="DefaultParagraphFont" style:family="text">
      <style:text-properties fo:font-size="11pt" style:font-size-asian="11pt" style:font-size-complex="11pt"/>
    </style:style>
    <style:style style:name="P2990" style:parent-style-name="Normal" style:family="paragraph">
      <style:paragraph-properties fo:text-align="justify"/>
    </style:style>
    <style:style style:name="T2991" style:parent-style-name="DefaultParagraphFont" style:family="text">
      <style:text-properties style:font-name-asian="Calibri" fo:font-weight="bold" style:font-weight-asian="bold" fo:font-style="italic" style:font-style-asian="italic" fo:color="#000000" fo:font-size="10pt" style:font-size-asian="10pt"/>
    </style:style>
    <style:style style:name="T2992" style:parent-style-name="DefaultParagraphFont" style:family="text">
      <style:text-properties style:font-name-asian="Calibri" fo:font-style="italic" style:font-style-asian="italic" fo:color="#000000" fo:font-size="10pt" style:font-size-asian="10pt"/>
    </style:style>
    <style:style style:name="T2993" style:parent-style-name="DefaultParagraphFont" style:family="text">
      <style:text-properties style:font-name-asian="Calibri" fo:font-style="italic" style:font-style-asian="italic" fo:color="#000000" fo:font-size="10pt" style:font-size-asian="10pt"/>
    </style:style>
    <style:style style:name="P2994" style:parent-style-name="Normal" style:family="paragraph">
      <style:text-properties style:font-name-asian="MS Mincho" fo:font-style="italic" style:font-style-asian="italic" style:font-style-complex="italic" fo:font-size="10pt" style:font-size-asian="10pt"/>
    </style:style>
    <style:style style:name="P2995" style:parent-style-name="Normal" style:family="paragraph">
      <style:paragraph-properties fo:text-align="justify"/>
    </style:style>
    <style:style style:name="T2996" style:parent-style-name="DefaultParagraphFont" style:family="text">
      <style:text-properties style:font-name-asian="MS Mincho" fo:font-style="italic" style:font-style-asian="italic" style:font-style-complex="italic" fo:font-size="10pt" style:font-size-asian="10pt"/>
    </style:style>
    <style:style style:name="T299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2998" style:parent-style-name="DefaultParagraphFont" style:family="text">
      <style:text-properties style:font-name-asian="MS Mincho" fo:font-style="italic" style:font-style-asian="italic" style:font-style-complex="italic" fo:font-size="10pt" style:font-size-asian="10pt"/>
    </style:style>
    <style:style style:name="P2999" style:parent-style-name="Normal" style:family="paragraph">
      <style:paragraph-properties fo:text-align="justify" fo:text-indent="0.5in"/>
    </style:style>
    <style:style style:name="T3000" style:parent-style-name="DefaultParagraphFont" style:family="text">
      <style:text-properties fo:font-size="11pt" style:font-size-asian="11pt"/>
    </style:style>
    <style:style style:name="T3001" style:parent-style-name="DefaultParagraphFont" style:family="text">
      <style:text-properties fo:font-size="11pt" style:font-size-asian="11pt"/>
    </style:style>
    <style:style style:name="T3002" style:parent-style-name="DefaultParagraphFont" style:family="text">
      <style:text-properties fo:font-size="11pt" style:font-size-asian="11pt"/>
    </style:style>
    <style:style style:name="T3003" style:parent-style-name="DefaultParagraphFont" style:family="text">
      <style:text-properties fo:font-size="11pt" style:font-size-asian="11pt"/>
    </style:style>
    <style:style style:name="P3004" style:parent-style-name="Normal" style:family="paragraph">
      <style:text-properties style:font-name-asian="MS Mincho" fo:font-style="italic" style:font-style-asian="italic" style:font-style-complex="italic" fo:font-size="10pt" style:font-size-asian="10pt"/>
    </style:style>
    <style:style style:name="T3005" style:parent-style-name="DefaultParagraphFont" style:family="text">
      <style:text-properties style:font-name-asian="MS Mincho" fo:font-style="italic" style:font-style-asian="italic" style:font-style-complex="italic" fo:font-size="10pt" style:font-size-asian="10pt"/>
    </style:style>
    <style:style style:name="T300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007" style:parent-style-name="DefaultParagraphFont" style:family="text">
      <style:text-properties style:font-name-asian="MS Mincho" fo:font-style="italic" style:font-style-asian="italic" style:font-style-complex="italic" fo:font-size="10pt" style:font-size-asian="10pt"/>
    </style:style>
    <style:style style:name="P3008" style:parent-style-name="Normal" style:family="paragraph">
      <style:paragraph-properties fo:text-align="justify"/>
    </style:style>
    <style:style style:name="T3009" style:parent-style-name="DefaultParagraphFont" style:family="text">
      <style:text-properties style:font-name-asian="MS Mincho" fo:font-style="italic" style:font-style-asian="italic" style:font-style-complex="italic" fo:font-size="10pt" style:font-size-asian="10pt"/>
    </style:style>
    <style:style style:name="T301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011" style:parent-style-name="DefaultParagraphFont" style:family="text">
      <style:text-properties style:font-name-asian="MS Mincho" fo:font-style="italic" style:font-style-asian="italic" style:font-style-complex="italic" fo:font-size="10pt" style:font-size-asian="10pt"/>
    </style:style>
    <style:style style:name="P3012" style:parent-style-name="Normal" style:family="paragraph">
      <style:paragraph-properties fo:text-align="justify"/>
    </style:style>
    <style:style style:name="T3013" style:parent-style-name="DefaultParagraphFont" style:family="text">
      <style:text-properties style:font-name-asian="MS Mincho" fo:font-style="italic" style:font-style-asian="italic" style:font-style-complex="italic" fo:font-size="10pt" style:font-size-asian="10pt"/>
    </style:style>
    <style:style style:name="T301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015" style:parent-style-name="DefaultParagraphFont" style:family="text">
      <style:text-properties style:font-name-asian="MS Mincho" fo:font-style="italic" style:font-style-asian="italic" style:font-style-complex="italic" fo:font-size="10pt" style:font-size-asian="10pt"/>
    </style:style>
    <style:style style:name="T3016" style:parent-style-name="DefaultParagraphFont" style:family="text">
      <style:text-properties style:font-name-asian="MS Mincho" fo:font-style="italic" style:font-style-asian="italic" fo:font-size="10pt" style:font-size-asian="10pt"/>
    </style:style>
    <style:style style:name="T3017"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3018" style:parent-style-name="DefaultParagraphFont" style:family="text">
      <style:text-properties style:font-name-asian="MS Mincho" fo:font-style="italic" style:font-style-asian="italic" fo:font-size="10pt" style:font-size-asian="10pt"/>
    </style:style>
    <style:style style:name="T3019" style:parent-style-name="DefaultParagraphFont" style:family="text">
      <style:text-properties style:font-name-asian="MS Mincho" fo:font-style="italic" style:font-style-asian="italic" fo:font-size="10pt" style:font-size-asian="10pt"/>
    </style:style>
    <style:style style:name="P3020" style:parent-style-name="Normal" style:family="paragraph">
      <style:paragraph-properties fo:text-align="justify" fo:text-indent="0.5in"/>
    </style:style>
    <style:style style:name="P3021" style:parent-style-name="Normal" style:family="paragraph">
      <style:paragraph-properties fo:text-align="justify" fo:text-indent="0.5in"/>
    </style:style>
    <style:style style:name="T3022" style:parent-style-name="DefaultParagraphFont" style:family="text">
      <style:text-properties fo:font-weight="bold" style:font-weight-asian="bold" fo:font-size="11pt" style:font-size-asian="11pt" style:font-size-complex="11pt"/>
    </style:style>
    <style:style style:name="T3023" style:parent-style-name="DefaultParagraphFont" style:family="text">
      <style:text-properties fo:font-weight="bold" style:font-weight-asian="bold" style:text-position="super 63.6%" fo:font-size="11pt" style:font-size-asian="11pt" style:font-size-complex="11pt"/>
    </style:style>
    <style:style style:name="T3024" style:parent-style-name="DefaultParagraphFont" style:family="text">
      <style:text-properties fo:font-weight="bold" style:font-weight-asian="bold" fo:font-size="11pt" style:font-size-asian="11pt" style:font-size-complex="11pt" style:language-asian="lt" style:country-asian="LT"/>
    </style:style>
    <style:style style:name="T3025" style:parent-style-name="DefaultParagraphFont" style:family="text">
      <style:text-properties fo:font-weight="bold" style:font-weight-asian="bold" fo:font-size="11pt" style:font-size-asian="11pt" style:font-size-complex="11pt" style:language-asian="lt" style:country-asian="LT"/>
    </style:style>
    <style:style style:name="P3026" style:parent-style-name="Normal" style:family="paragraph">
      <style:paragraph-properties fo:text-align="justify" fo:text-indent="0.5in"/>
    </style:style>
    <style:style style:name="T3027" style:parent-style-name="DefaultParagraphFont" style:family="text">
      <style:text-properties fo:font-size="11pt" style:font-size-asian="11pt" style:font-size-complex="11pt"/>
    </style:style>
    <style:style style:name="T3028" style:parent-style-name="DefaultParagraphFont" style:family="text">
      <style:text-properties fo:font-size="11pt" style:font-size-asian="11pt" style:font-size-complex="11pt"/>
    </style:style>
    <style:style style:name="P3029" style:parent-style-name="Normal" style:family="paragraph">
      <style:paragraph-properties fo:text-align="justify" fo:text-indent="0.5in"/>
    </style:style>
    <style:style style:name="T3030" style:parent-style-name="DefaultParagraphFont" style:family="text">
      <style:text-properties fo:font-size="11pt" style:font-size-asian="11pt" style:font-size-complex="11pt"/>
    </style:style>
    <style:style style:name="T3031" style:parent-style-name="DefaultParagraphFont" style:family="text">
      <style:text-properties fo:font-size="11pt" style:font-size-asian="11pt" style:font-size-complex="11pt"/>
    </style:style>
    <style:style style:name="T3032" style:parent-style-name="DefaultParagraphFont" style:family="text">
      <style:text-properties fo:font-size="11pt" style:font-size-asian="11pt" style:font-size-complex="11pt"/>
    </style:style>
    <style:style style:name="T3033" style:parent-style-name="DefaultParagraphFont" style:family="text">
      <style:text-properties fo:font-size="11pt" style:font-size-asian="11pt" style:font-size-complex="11pt"/>
    </style:style>
    <style:style style:name="T3034" style:parent-style-name="DefaultParagraphFont" style:family="text">
      <style:text-properties style:font-weight-complex="bold" fo:font-size="11pt" style:font-size-asian="11pt" style:font-size-complex="11pt"/>
    </style:style>
    <style:style style:name="T3035" style:parent-style-name="DefaultParagraphFont" style:family="text">
      <style:text-properties style:font-weight-complex="bold" fo:font-size="11pt" style:font-size-asian="11pt" style:font-size-complex="11pt"/>
    </style:style>
    <style:style style:name="T3036" style:parent-style-name="DefaultParagraphFont" style:family="text">
      <style:text-properties fo:font-size="11pt" style:font-size-asian="11pt" style:font-size-complex="11pt"/>
    </style:style>
    <style:style style:name="P3037" style:parent-style-name="Normal" style:family="paragraph">
      <style:paragraph-properties fo:text-align="justify" fo:text-indent="0.5in"/>
    </style:style>
    <style:style style:name="T3038" style:parent-style-name="DefaultParagraphFont" style:family="text">
      <style:text-properties fo:font-size="11pt" style:font-size-asian="11pt" style:font-size-complex="11pt"/>
    </style:style>
    <style:style style:name="T3039" style:parent-style-name="DefaultParagraphFont" style:family="text">
      <style:text-properties fo:font-size="11pt" style:font-size-asian="11pt" style:font-size-complex="11pt"/>
    </style:style>
    <style:style style:name="T3040" style:parent-style-name="DefaultParagraphFont" style:family="text">
      <style:text-properties fo:font-size="11pt" style:font-size-asian="11pt" style:font-size-complex="11pt"/>
    </style:style>
    <style:style style:name="P3041" style:parent-style-name="Normal" style:family="paragraph">
      <style:paragraph-properties fo:text-align="justify" fo:text-indent="0.5in"/>
    </style:style>
    <style:style style:name="T3042" style:parent-style-name="DefaultParagraphFont" style:family="text">
      <style:text-properties fo:font-size="11pt" style:font-size-asian="11pt" style:font-size-complex="11pt"/>
    </style:style>
    <style:style style:name="T3043" style:parent-style-name="DefaultParagraphFont" style:family="text">
      <style:text-properties fo:font-size="11pt" style:font-size-asian="11pt" style:font-size-complex="11pt"/>
    </style:style>
    <style:style style:name="T3044" style:parent-style-name="DefaultParagraphFont" style:family="text">
      <style:text-properties fo:font-size="11pt" style:font-size-asian="11pt" style:font-size-complex="11pt"/>
    </style:style>
    <style:style style:name="T3045" style:parent-style-name="DefaultParagraphFont" style:family="text">
      <style:text-properties style:font-weight-complex="bold" fo:font-size="11pt" style:font-size-asian="11pt" style:font-size-complex="11pt"/>
    </style:style>
    <style:style style:name="T3046" style:parent-style-name="DefaultParagraphFont" style:family="text">
      <style:text-properties style:font-weight-complex="bold" fo:font-size="11pt" style:font-size-asian="11pt" style:font-size-complex="11pt"/>
    </style:style>
    <style:style style:name="T3047" style:parent-style-name="DefaultParagraphFont" style:family="text">
      <style:text-properties fo:font-weight="bold" style:font-weight-asian="bold" style:font-weight-complex="bold" fo:font-size="11pt" style:font-size-asian="11pt" style:font-size-complex="11pt"/>
    </style:style>
    <style:style style:name="T3048" style:parent-style-name="DefaultParagraphFont" style:family="text">
      <style:text-properties fo:font-size="11pt" style:font-size-asian="11pt" style:font-size-complex="11pt"/>
    </style:style>
    <style:style style:name="T3049" style:parent-style-name="DefaultParagraphFont" style:family="text">
      <style:text-properties fo:font-size="11pt" style:font-size-asian="11pt" style:font-size-complex="11pt"/>
    </style:style>
    <style:style style:name="T3050" style:parent-style-name="DefaultParagraphFont" style:family="text">
      <style:text-properties fo:font-size="11pt" style:font-size-asian="11pt" style:font-size-complex="11pt"/>
    </style:style>
    <style:style style:name="P3051" style:parent-style-name="Normal" style:family="paragraph">
      <style:paragraph-properties fo:text-align="justify" fo:text-indent="0.5in"/>
    </style:style>
    <style:style style:name="T3052" style:parent-style-name="DefaultParagraphFont" style:family="text">
      <style:text-properties fo:font-size="11pt" style:font-size-asian="11pt" style:font-size-complex="11pt"/>
    </style:style>
    <style:style style:name="T3053" style:parent-style-name="DefaultParagraphFont" style:family="text">
      <style:text-properties fo:font-size="11pt" style:font-size-asian="11pt" style:font-size-complex="11pt"/>
    </style:style>
    <style:style style:name="T3054" style:parent-style-name="DefaultParagraphFont" style:family="text">
      <style:text-properties style:font-weight-complex="bold" fo:font-size="11pt" style:font-size-asian="11pt" style:font-size-complex="11pt"/>
    </style:style>
    <style:style style:name="T3055" style:parent-style-name="DefaultParagraphFont" style:family="text">
      <style:text-properties style:font-weight-complex="bold" fo:font-size="11pt" style:font-size-asian="11pt" style:font-size-complex="11pt"/>
    </style:style>
    <style:style style:name="T3056" style:parent-style-name="DefaultParagraphFont" style:family="text">
      <style:text-properties style:font-weight-complex="bold" fo:font-size="11pt" style:font-size-asian="11pt" style:font-size-complex="11pt"/>
    </style:style>
    <style:style style:name="P3057" style:parent-style-name="Normal" style:family="paragraph">
      <style:paragraph-properties fo:text-align="justify" fo:text-indent="0.5in"/>
    </style:style>
    <style:style style:name="T3058" style:parent-style-name="DefaultParagraphFont" style:family="text">
      <style:text-properties fo:font-size="11pt" style:font-size-asian="11pt" style:font-size-complex="11pt"/>
    </style:style>
    <style:style style:name="T3059" style:parent-style-name="DefaultParagraphFont" style:family="text">
      <style:text-properties fo:font-size="11pt" style:font-size-asian="11pt" style:font-size-complex="11pt"/>
    </style:style>
    <style:style style:name="P3060" style:parent-style-name="Normal" style:family="paragraph">
      <style:paragraph-properties fo:text-align="justify" fo:text-indent="0.5in"/>
    </style:style>
    <style:style style:name="T3061" style:parent-style-name="DefaultParagraphFont" style:family="text">
      <style:text-properties fo:font-size="11pt" style:font-size-asian="11pt" style:font-size-complex="11pt"/>
    </style:style>
    <style:style style:name="T3062" style:parent-style-name="DefaultParagraphFont" style:family="text">
      <style:text-properties fo:font-size="11pt" style:font-size-asian="11pt" style:font-size-complex="11pt"/>
    </style:style>
    <style:style style:name="T3063" style:parent-style-name="DefaultParagraphFont" style:family="text">
      <style:text-properties fo:font-size="11pt" style:font-size-asian="11pt" style:font-size-complex="11pt"/>
    </style:style>
    <style:style style:name="P3064" style:parent-style-name="Normal" style:family="paragraph">
      <style:paragraph-properties fo:text-align="justify" fo:text-indent="0.5in"/>
    </style:style>
    <style:style style:name="T3065" style:parent-style-name="DefaultParagraphFont" style:family="text">
      <style:text-properties fo:font-size="11pt" style:font-size-asian="11pt" style:font-size-complex="11pt"/>
    </style:style>
    <style:style style:name="T3066" style:parent-style-name="DefaultParagraphFont" style:family="text">
      <style:text-properties fo:font-size="11pt" style:font-size-asian="11pt" style:font-size-complex="11pt"/>
    </style:style>
    <style:style style:name="P3067" style:parent-style-name="Normal" style:family="paragraph">
      <style:paragraph-properties fo:text-align="justify" fo:text-indent="0.5in"/>
    </style:style>
    <style:style style:name="T3068" style:parent-style-name="DefaultParagraphFont" style:family="text">
      <style:text-properties fo:font-size="11pt" style:font-size-asian="11pt" style:font-size-complex="11pt"/>
    </style:style>
    <style:style style:name="T3069" style:parent-style-name="DefaultParagraphFont" style:family="text">
      <style:text-properties fo:font-size="11pt" style:font-size-asian="11pt" style:font-size-complex="11pt"/>
    </style:style>
    <style:style style:name="P3070" style:parent-style-name="Normal" style:family="paragraph">
      <style:paragraph-properties fo:text-align="justify" fo:text-indent="0.5in"/>
    </style:style>
    <style:style style:name="T3071" style:parent-style-name="DefaultParagraphFont" style:family="text">
      <style:text-properties fo:font-size="11pt" style:font-size-asian="11pt" style:font-size-complex="11pt"/>
    </style:style>
    <style:style style:name="T3072" style:parent-style-name="DefaultParagraphFont" style:family="text">
      <style:text-properties fo:font-size="11pt" style:font-size-asian="11pt" style:font-size-complex="11pt"/>
    </style:style>
    <style:style style:name="P3073" style:parent-style-name="Normal" style:family="paragraph">
      <style:paragraph-properties fo:text-align="justify" fo:text-indent="0.5in"/>
    </style:style>
    <style:style style:name="T3074" style:parent-style-name="DefaultParagraphFont" style:family="text">
      <style:text-properties fo:font-size="11pt" style:font-size-asian="11pt" style:font-size-complex="11pt"/>
    </style:style>
    <style:style style:name="T3075" style:parent-style-name="DefaultParagraphFont" style:family="text">
      <style:text-properties fo:font-size="11pt" style:font-size-asian="11pt" style:font-size-complex="11pt"/>
    </style:style>
    <style:style style:name="P3076" style:parent-style-name="Normal" style:family="paragraph">
      <style:paragraph-properties fo:text-align="justify" fo:text-indent="0.5in"/>
    </style:style>
    <style:style style:name="T3077" style:parent-style-name="DefaultParagraphFont" style:family="text">
      <style:text-properties fo:font-size="11pt" style:font-size-asian="11pt" style:font-size-complex="11pt"/>
    </style:style>
    <style:style style:name="T3078" style:parent-style-name="DefaultParagraphFont" style:family="text">
      <style:text-properties fo:font-size="11pt" style:font-size-asian="11pt" style:font-size-complex="11pt"/>
    </style:style>
    <style:style style:name="P3079" style:parent-style-name="Normal" style:family="paragraph">
      <style:paragraph-properties fo:text-align="justify" fo:text-indent="0.5in"/>
    </style:style>
    <style:style style:name="T3080" style:parent-style-name="DefaultParagraphFont" style:family="text">
      <style:text-properties fo:font-size="11pt" style:font-size-asian="11pt" style:font-size-complex="11pt"/>
    </style:style>
    <style:style style:name="T3081" style:parent-style-name="DefaultParagraphFont" style:family="text">
      <style:text-properties fo:font-size="11pt" style:font-size-asian="11pt" style:font-size-complex="11pt"/>
    </style:style>
    <style:style style:name="P3082" style:parent-style-name="Normal" style:family="paragraph">
      <style:paragraph-properties fo:text-align="justify" fo:text-indent="0.5in"/>
    </style:style>
    <style:style style:name="T3083" style:parent-style-name="DefaultParagraphFont" style:family="text">
      <style:text-properties fo:font-size="11pt" style:font-size-asian="11pt" style:font-size-complex="11pt"/>
    </style:style>
    <style:style style:name="T3084" style:parent-style-name="DefaultParagraphFont" style:family="text">
      <style:text-properties fo:font-size="11pt" style:font-size-asian="11pt" style:font-size-complex="11pt"/>
    </style:style>
    <style:style style:name="P3085" style:parent-style-name="Normal" style:family="paragraph">
      <style:paragraph-properties fo:text-align="justify" fo:text-indent="0.5in"/>
    </style:style>
    <style:style style:name="T3086" style:parent-style-name="DefaultParagraphFont" style:family="text">
      <style:text-properties fo:font-size="11pt" style:font-size-asian="11pt" style:font-size-complex="11pt"/>
    </style:style>
    <style:style style:name="T3087" style:parent-style-name="DefaultParagraphFont" style:family="text">
      <style:text-properties fo:font-size="11pt" style:font-size-asian="11pt" style:font-size-complex="11pt"/>
    </style:style>
    <style:style style:name="T3088" style:parent-style-name="DefaultParagraphFont" style:family="text">
      <style:text-properties fo:font-size="11pt" style:font-size-asian="11pt" style:font-size-complex="11pt"/>
    </style:style>
    <style:style style:name="P3089" style:parent-style-name="Normal" style:family="paragraph">
      <style:paragraph-properties fo:text-align="justify" fo:text-indent="0.5in"/>
    </style:style>
    <style:style style:name="T3090" style:parent-style-name="DefaultParagraphFont" style:family="text">
      <style:text-properties fo:font-size="11pt" style:font-size-asian="11pt" style:font-size-complex="11pt"/>
    </style:style>
    <style:style style:name="T3091" style:parent-style-name="DefaultParagraphFont" style:family="text">
      <style:text-properties fo:font-size="11pt" style:font-size-asian="11pt" style:font-size-complex="11pt"/>
    </style:style>
    <style:style style:name="P3092" style:parent-style-name="Normal" style:family="paragraph">
      <style:paragraph-properties fo:text-align="justify" fo:text-indent="0.5in"/>
    </style:style>
    <style:style style:name="T3093" style:parent-style-name="DefaultParagraphFont" style:family="text">
      <style:text-properties fo:font-size="11pt" style:font-size-asian="11pt" style:font-size-complex="11pt"/>
    </style:style>
    <style:style style:name="T3094" style:parent-style-name="DefaultParagraphFont" style:family="text">
      <style:text-properties fo:font-size="11pt" style:font-size-asian="11pt" style:font-size-complex="11pt"/>
    </style:style>
    <style:style style:name="P3095" style:parent-style-name="Normal" style:family="paragraph">
      <style:paragraph-properties fo:text-align="justify" fo:text-indent="0.5in"/>
    </style:style>
    <style:style style:name="T3096" style:parent-style-name="DefaultParagraphFont" style:family="text">
      <style:text-properties fo:font-size="11pt" style:font-size-asian="11pt" style:font-size-complex="11pt"/>
    </style:style>
    <style:style style:name="T3097" style:parent-style-name="DefaultParagraphFont" style:family="text">
      <style:text-properties fo:font-size="11pt" style:font-size-asian="11pt" style:font-size-complex="11pt"/>
    </style:style>
    <style:style style:name="T3098" style:parent-style-name="DefaultParagraphFont" style:family="text">
      <style:text-properties fo:font-size="11pt" style:font-size-asian="11pt" style:font-size-complex="11pt"/>
    </style:style>
    <style:style style:name="P3099" style:parent-style-name="Normal" style:family="paragraph">
      <style:paragraph-properties fo:text-align="justify" fo:text-indent="0.5in"/>
    </style:style>
    <style:style style:name="T3100" style:parent-style-name="DefaultParagraphFont" style:family="text">
      <style:text-properties fo:font-size="11pt" style:font-size-asian="11pt" style:font-size-complex="11pt"/>
    </style:style>
    <style:style style:name="T3101" style:parent-style-name="DefaultParagraphFont" style:family="text">
      <style:text-properties fo:font-size="11pt" style:font-size-asian="11pt" style:font-size-complex="11pt"/>
    </style:style>
    <style:style style:name="T3102" style:parent-style-name="DefaultParagraphFont" style:family="text">
      <style:text-properties fo:font-size="11pt" style:font-size-asian="11pt" style:font-size-complex="11pt"/>
    </style:style>
    <style:style style:name="T3103" style:parent-style-name="DefaultParagraphFont" style:family="text">
      <style:text-properties fo:font-size="11pt" style:font-size-asian="11pt" style:font-size-complex="11pt"/>
    </style:style>
    <style:style style:name="P3104" style:parent-style-name="Normal" style:family="paragraph">
      <style:paragraph-properties fo:text-align="justify" fo:text-indent="0.5in"/>
    </style:style>
    <style:style style:name="T3105" style:parent-style-name="DefaultParagraphFont" style:family="text">
      <style:text-properties fo:font-size="11pt" style:font-size-asian="11pt" style:font-size-complex="11pt"/>
    </style:style>
    <style:style style:name="T3106" style:parent-style-name="DefaultParagraphFont" style:family="text">
      <style:text-properties fo:font-size="11pt" style:font-size-asian="11pt" style:font-size-complex="11pt"/>
    </style:style>
    <style:style style:name="P3107" style:parent-style-name="Normal" style:family="paragraph">
      <style:paragraph-properties fo:text-align="justify" fo:text-indent="0.5in"/>
    </style:style>
    <style:style style:name="T3108" style:parent-style-name="DefaultParagraphFont" style:family="text">
      <style:text-properties fo:font-size="11pt" style:font-size-asian="11pt" style:font-size-complex="11pt"/>
    </style:style>
    <style:style style:name="T3109" style:parent-style-name="DefaultParagraphFont" style:family="text">
      <style:text-properties fo:font-size="11pt" style:font-size-asian="11pt" style:font-size-complex="11pt"/>
    </style:style>
    <style:style style:name="P3110" style:parent-style-name="Normal" style:family="paragraph">
      <style:paragraph-properties fo:text-align="justify" fo:text-indent="0.5in"/>
    </style:style>
    <style:style style:name="T3111" style:parent-style-name="DefaultParagraphFont" style:family="text">
      <style:text-properties fo:font-size="11pt" style:font-size-asian="11pt" style:font-size-complex="11pt"/>
    </style:style>
    <style:style style:name="T3112" style:parent-style-name="DefaultParagraphFont" style:family="text">
      <style:text-properties fo:font-size="11pt" style:font-size-asian="11pt" style:font-size-complex="11pt"/>
    </style:style>
    <style:style style:name="T3113" style:parent-style-name="DefaultParagraphFont" style:family="text">
      <style:text-properties fo:font-size="11pt" style:font-size-asian="11pt" style:font-size-complex="11pt"/>
    </style:style>
    <style:style style:name="P3114" style:parent-style-name="Normal" style:family="paragraph">
      <style:paragraph-properties fo:text-align="justify" fo:text-indent="0.5in"/>
    </style:style>
    <style:style style:name="T3115" style:parent-style-name="DefaultParagraphFont" style:family="text">
      <style:text-properties fo:font-size="11pt" style:font-size-asian="11pt" style:font-size-complex="11pt"/>
    </style:style>
    <style:style style:name="T3116" style:parent-style-name="DefaultParagraphFont" style:family="text">
      <style:text-properties fo:font-size="11pt" style:font-size-asian="11pt" style:font-size-complex="11pt"/>
    </style:style>
    <style:style style:name="T3117" style:parent-style-name="DefaultParagraphFont" style:family="text">
      <style:text-properties fo:font-size="11pt" style:font-size-asian="11pt" style:font-size-complex="11pt"/>
    </style:style>
    <style:style style:name="P3118" style:parent-style-name="Normal" style:family="paragraph">
      <style:paragraph-properties fo:text-align="justify"/>
    </style:style>
    <style:style style:name="T3119" style:parent-style-name="DefaultParagraphFont" style:family="text">
      <style:text-properties fo:font-weight="bold" style:font-weight-asian="bold" fo:font-style="italic" style:font-style-asian="italic" fo:color="#000000" fo:font-size="10pt" style:font-size-asian="10pt"/>
    </style:style>
    <style:style style:name="T3120" style:parent-style-name="DefaultParagraphFont" style:family="text">
      <style:text-properties fo:font-style="italic" style:font-style-asian="italic" fo:color="#000000" fo:font-size="10pt" style:font-size-asian="10pt"/>
    </style:style>
    <style:style style:name="T3121" style:parent-style-name="DefaultParagraphFont" style:family="text">
      <style:text-properties fo:font-style="italic" style:font-style-asian="italic" fo:font-size="10pt" style:font-size-asian="10pt"/>
    </style:style>
    <style:style style:name="T3122" style:parent-style-name="DefaultParagraphFont" style:family="text">
      <style:text-properties fo:font-style="italic" style:font-style-asian="italic" style:text-position="super 65%" fo:font-size="10pt" style:font-size-asian="10pt"/>
    </style:style>
    <style:style style:name="T3123" style:parent-style-name="DefaultParagraphFont" style:family="text">
      <style:text-properties fo:font-style="italic" style:font-style-asian="italic" fo:font-size="10pt" style:font-size-asian="10pt"/>
    </style:style>
    <style:style style:name="T3124" style:parent-style-name="DefaultParagraphFont" style:family="text">
      <style:text-properties fo:font-style="italic" style:font-style-asian="italic" fo:color="#000000" fo:font-size="10pt" style:font-size-asian="10pt"/>
    </style:style>
    <style:style style:name="T3125" style:parent-style-name="DefaultParagraphFont" style:family="text">
      <style:text-properties fo:font-style="italic" style:font-style-asian="italic" fo:color="#000000" fo:font-size="10pt" style:font-size-asian="10pt"/>
    </style:style>
    <style:style style:name="P3126" style:parent-style-name="Normal" style:family="paragraph">
      <style:text-properties style:font-name-asian="MS Mincho" fo:font-style="italic" style:font-style-asian="italic" style:font-style-complex="italic" fo:font-size="10pt" style:font-size-asian="10pt"/>
    </style:style>
    <style:style style:name="P3127" style:parent-style-name="Normal" style:family="paragraph">
      <style:paragraph-properties fo:text-align="justify"/>
    </style:style>
    <style:style style:name="T3128" style:parent-style-name="DefaultParagraphFont" style:family="text">
      <style:text-properties style:font-name-asian="MS Mincho" fo:font-style="italic" style:font-style-asian="italic" style:font-style-complex="italic" fo:font-size="10pt" style:font-size-asian="10pt"/>
    </style:style>
    <style:style style:name="T312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130" style:parent-style-name="DefaultParagraphFont" style:family="text">
      <style:text-properties style:font-name-asian="MS Mincho" fo:font-style="italic" style:font-style-asian="italic" style:font-style-complex="italic" fo:font-size="10pt" style:font-size-asian="10pt"/>
    </style:style>
    <style:style style:name="P3131" style:parent-style-name="Normal" style:family="paragraph">
      <style:paragraph-properties fo:text-align="justify" fo:text-indent="0.5in"/>
    </style:style>
    <style:style style:name="T3132" style:parent-style-name="DefaultParagraphFont" style:family="text">
      <style:text-properties fo:font-weight="bold" style:font-weight-asian="bold" fo:font-size="11pt" style:font-size-asian="11pt" style:font-size-complex="11pt" style:language-asian="lt" style:country-asian="LT"/>
    </style:style>
    <style:style style:name="T3133" style:parent-style-name="DefaultParagraphFont" style:family="text">
      <style:text-properties fo:font-weight="bold" style:font-weight-asian="bold" style:text-position="super 63.6%" fo:font-size="11pt" style:font-size-asian="11pt" style:font-size-complex="11pt" style:language-asian="lt" style:country-asian="LT"/>
    </style:style>
    <style:style style:name="T3134" style:parent-style-name="DefaultParagraphFont" style:family="text">
      <style:text-properties fo:font-weight="bold" style:font-weight-asian="bold" fo:font-size="11pt" style:font-size-asian="11pt" style:font-size-complex="11pt" style:language-asian="lt" style:country-asian="LT"/>
    </style:style>
    <style:style style:name="T3135" style:parent-style-name="DefaultParagraphFont" style:family="text">
      <style:text-properties fo:font-weight="bold" style:font-weight-asian="bold" fo:font-size="11pt" style:font-size-asian="11pt" style:font-size-complex="11pt" style:language-asian="lt" style:country-asian="LT"/>
    </style:style>
    <style:style style:name="T3136" style:parent-style-name="DefaultParagraphFont" style:family="text">
      <style:text-properties fo:font-weight="bold" style:font-weight-asian="bold" fo:font-size="11pt" style:font-size-asian="11pt" style:font-size-complex="11pt" style:language-asian="lt" style:country-asian="LT"/>
    </style:style>
    <style:style style:name="P3137" style:parent-style-name="Normal" style:family="paragraph">
      <style:paragraph-properties fo:text-align="justify" fo:text-indent="0.5in"/>
    </style:style>
    <style:style style:name="T3138" style:parent-style-name="DefaultParagraphFont" style:family="text">
      <style:text-properties fo:font-size="11pt" style:font-size-asian="11pt" style:font-size-complex="11pt" style:language-asian="lt" style:country-asian="LT"/>
    </style:style>
    <style:style style:name="T3139" style:parent-style-name="DefaultParagraphFont" style:family="text">
      <style:text-properties fo:font-size="11pt" style:font-size-asian="11pt" style:font-size-complex="11pt" style:language-asian="lt" style:country-asian="LT"/>
    </style:style>
    <style:style style:name="P3140" style:parent-style-name="Normal" style:family="paragraph">
      <style:paragraph-properties fo:text-align="justify" fo:text-indent="0.5in"/>
    </style:style>
    <style:style style:name="T3141" style:parent-style-name="DefaultParagraphFont" style:family="text">
      <style:text-properties fo:font-size="11pt" style:font-size-asian="11pt" style:font-size-complex="11pt" style:language-asian="lt" style:country-asian="LT"/>
    </style:style>
    <style:style style:name="T3142" style:parent-style-name="DefaultParagraphFont" style:family="text">
      <style:text-properties fo:font-size="11pt" style:font-size-asian="11pt" style:font-size-complex="11pt" style:language-asian="lt" style:country-asian="LT"/>
    </style:style>
    <style:style style:name="T3143" style:parent-style-name="DefaultParagraphFont" style:family="text">
      <style:text-properties fo:font-size="11pt" style:font-size-asian="11pt" style:font-size-complex="11pt" style:language-asian="lt" style:country-asian="LT"/>
    </style:style>
    <style:style style:name="T3144" style:parent-style-name="DefaultParagraphFont" style:family="text">
      <style:text-properties style:text-position="sub 63.6%" fo:font-size="11pt" style:font-size-asian="11pt" style:font-size-complex="11pt" style:language-asian="lt" style:country-asian="LT"/>
    </style:style>
    <style:style style:name="T3145" style:parent-style-name="DefaultParagraphFont" style:family="text">
      <style:text-properties fo:font-size="11pt" style:font-size-asian="11pt" style:font-size-complex="11pt" style:language-asian="lt" style:country-asian="LT"/>
    </style:style>
    <style:style style:name="P3146" style:parent-style-name="Normal" style:family="paragraph">
      <style:paragraph-properties fo:text-align="justify" fo:text-indent="0.5in"/>
    </style:style>
    <style:style style:name="T3147" style:parent-style-name="DefaultParagraphFont" style:family="text">
      <style:text-properties fo:font-size="11pt" style:font-size-asian="11pt" style:font-size-complex="11pt" style:language-asian="lt" style:country-asian="LT"/>
    </style:style>
    <style:style style:name="T3148" style:parent-style-name="DefaultParagraphFont" style:family="text">
      <style:text-properties fo:font-size="11pt" style:font-size-asian="11pt" style:font-size-complex="11pt" style:language-asian="lt" style:country-asian="LT"/>
    </style:style>
    <style:style style:name="T3149" style:parent-style-name="DefaultParagraphFont" style:family="text">
      <style:text-properties style:text-position="sub 63.6%" fo:font-size="11pt" style:font-size-asian="11pt" style:font-size-complex="11pt" style:language-asian="lt" style:country-asian="LT"/>
    </style:style>
    <style:style style:name="T3150" style:parent-style-name="DefaultParagraphFont" style:family="text">
      <style:text-properties fo:font-size="11pt" style:font-size-asian="11pt" style:font-size-complex="11pt" style:language-asian="lt" style:country-asian="LT"/>
    </style:style>
    <style:style style:name="P3151" style:parent-style-name="Normal" style:family="paragraph">
      <style:paragraph-properties fo:text-align="justify" fo:text-indent="0.5in"/>
    </style:style>
    <style:style style:name="T3152" style:parent-style-name="DefaultParagraphFont" style:family="text">
      <style:text-properties fo:font-size="11pt" style:font-size-asian="11pt" style:font-size-complex="11pt" style:language-asian="lt" style:country-asian="LT"/>
    </style:style>
    <style:style style:name="T3153" style:parent-style-name="DefaultParagraphFont" style:family="text">
      <style:text-properties fo:font-size="11pt" style:font-size-asian="11pt" style:font-size-complex="11pt" style:language-asian="lt" style:country-asian="LT"/>
    </style:style>
    <style:style style:name="T3154" style:parent-style-name="DefaultParagraphFont" style:family="text">
      <style:text-properties fo:font-size="11pt" style:font-size-asian="11pt" style:font-size-complex="11pt" style:language-asian="lt" style:country-asian="LT"/>
    </style:style>
    <style:style style:name="T3155" style:parent-style-name="DefaultParagraphFont" style:family="text">
      <style:text-properties style:text-position="sub 63.6%" fo:font-size="11pt" style:font-size-asian="11pt" style:font-size-complex="11pt" style:language-asian="lt" style:country-asian="LT"/>
    </style:style>
    <style:style style:name="T3156" style:parent-style-name="DefaultParagraphFont" style:family="text">
      <style:text-properties fo:font-size="11pt" style:font-size-asian="11pt" style:font-size-complex="11pt" style:language-asian="lt" style:country-asian="LT"/>
    </style:style>
    <style:style style:name="P3157" style:parent-style-name="Normal" style:family="paragraph">
      <style:paragraph-properties fo:text-align="justify" fo:text-indent="0.5in"/>
    </style:style>
    <style:style style:name="T3158" style:parent-style-name="DefaultParagraphFont" style:family="text">
      <style:text-properties fo:font-size="11pt" style:font-size-asian="11pt" style:font-size-complex="11pt" style:language-asian="lt" style:country-asian="LT"/>
    </style:style>
    <style:style style:name="T3159" style:parent-style-name="DefaultParagraphFont" style:family="text">
      <style:text-properties fo:font-size="11pt" style:font-size-asian="11pt" style:font-size-complex="11pt" style:language-asian="lt" style:country-asian="LT"/>
    </style:style>
    <style:style style:name="T3160" style:parent-style-name="DefaultParagraphFont" style:family="text">
      <style:text-properties style:text-position="sub 63.6%" fo:font-size="11pt" style:font-size-asian="11pt" style:font-size-complex="11pt" style:language-asian="lt" style:country-asian="LT"/>
    </style:style>
    <style:style style:name="T3161" style:parent-style-name="DefaultParagraphFont" style:family="text">
      <style:text-properties fo:font-size="11pt" style:font-size-asian="11pt" style:font-size-complex="11pt" style:language-asian="lt" style:country-asian="LT"/>
    </style:style>
    <style:style style:name="P3162" style:parent-style-name="Normal" style:family="paragraph">
      <style:paragraph-properties fo:text-align="justify" fo:text-indent="0.5in"/>
    </style:style>
    <style:style style:name="T3163" style:parent-style-name="DefaultParagraphFont" style:family="text">
      <style:text-properties fo:font-size="11pt" style:font-size-asian="11pt" style:font-size-complex="11pt" style:language-asian="lt" style:country-asian="LT"/>
    </style:style>
    <style:style style:name="T3164" style:parent-style-name="DefaultParagraphFont" style:family="text">
      <style:text-properties fo:font-size="11pt" style:font-size-asian="11pt" style:font-size-complex="11pt" style:language-asian="lt" style:country-asian="LT"/>
    </style:style>
    <style:style style:name="T3165" style:parent-style-name="DefaultParagraphFont" style:family="text">
      <style:text-properties fo:font-size="11pt" style:font-size-asian="11pt" style:font-size-complex="11pt" style:language-asian="lt" style:country-asian="LT"/>
    </style:style>
    <style:style style:name="T3166" style:parent-style-name="DefaultParagraphFont" style:family="text">
      <style:text-properties fo:font-size="11pt" style:font-size-asian="11pt" style:font-size-complex="11pt" style:language-asian="lt" style:country-asian="LT"/>
    </style:style>
    <style:style style:name="T3167" style:parent-style-name="DefaultParagraphFont" style:family="text">
      <style:text-properties fo:font-size="11pt" style:font-size-asian="11pt" style:font-size-complex="11pt" style:language-asian="lt" style:country-asian="LT"/>
    </style:style>
    <style:style style:name="P3168" style:parent-style-name="Normal" style:family="paragraph">
      <style:paragraph-properties fo:text-align="justify" fo:text-indent="0.5in"/>
    </style:style>
    <style:style style:name="T3169" style:parent-style-name="DefaultParagraphFont" style:family="text">
      <style:text-properties fo:font-size="11pt" style:font-size-asian="11pt" style:font-size-complex="11pt" style:language-asian="lt" style:country-asian="LT"/>
    </style:style>
    <style:style style:name="T3170" style:parent-style-name="DefaultParagraphFont" style:family="text">
      <style:text-properties fo:font-size="11pt" style:font-size-asian="11pt" style:font-size-complex="11pt" style:language-asian="lt" style:country-asian="LT"/>
    </style:style>
    <style:style style:name="T3171" style:parent-style-name="DefaultParagraphFont" style:family="text">
      <style:text-properties style:text-position="sub 63.6%" fo:font-size="11pt" style:font-size-asian="11pt" style:font-size-complex="11pt" style:language-asian="lt" style:country-asian="LT"/>
    </style:style>
    <style:style style:name="T3172" style:parent-style-name="DefaultParagraphFont" style:family="text">
      <style:text-properties fo:font-size="11pt" style:font-size-asian="11pt" style:font-size-complex="11pt" style:language-asian="lt" style:country-asian="LT"/>
    </style:style>
    <style:style style:name="T3173" style:parent-style-name="DefaultParagraphFont" style:family="text">
      <style:text-properties fo:font-size="11pt" style:font-size-asian="11pt" style:font-size-complex="11pt" style:language-asian="lt" style:country-asian="LT"/>
    </style:style>
    <style:style style:name="T3174" style:parent-style-name="DefaultParagraphFont" style:family="text">
      <style:text-properties style:text-position="sub 63.6%" fo:font-size="11pt" style:font-size-asian="11pt" style:font-size-complex="11pt" style:language-asian="lt" style:country-asian="LT"/>
    </style:style>
    <style:style style:name="T3175" style:parent-style-name="DefaultParagraphFont" style:family="text">
      <style:text-properties fo:font-size="11pt" style:font-size-asian="11pt" style:font-size-complex="11pt" style:language-asian="lt" style:country-asian="LT"/>
    </style:style>
    <style:style style:name="P3176" style:parent-style-name="Normal" style:family="paragraph">
      <style:paragraph-properties fo:text-align="justify"/>
    </style:style>
    <style:style style:name="T3177" style:parent-style-name="DefaultParagraphFont" style:family="text">
      <style:text-properties fo:font-weight="bold" style:font-weight-asian="bold" fo:font-style="italic" style:font-style-asian="italic" fo:font-size="10pt" style:font-size-asian="10pt" style:language-asian="lt" style:country-asian="LT"/>
    </style:style>
    <style:style style:name="T3178" style:parent-style-name="DefaultParagraphFont" style:family="text">
      <style:text-properties fo:font-style="italic" style:font-style-asian="italic" fo:font-size="10pt" style:font-size-asian="10pt" style:language-asian="lt" style:country-asian="LT"/>
    </style:style>
    <style:style style:name="T3179" style:parent-style-name="DefaultParagraphFont" style:family="text">
      <style:text-properties fo:font-style="italic" style:font-style-asian="italic" fo:font-size="10pt" style:font-size-asian="10pt"/>
    </style:style>
    <style:style style:name="T3180" style:parent-style-name="DefaultParagraphFont" style:family="text">
      <style:text-properties fo:font-style="italic" style:font-style-asian="italic" fo:font-size="10pt" style:font-size-asian="10pt"/>
    </style:style>
    <style:style style:name="T3181" style:parent-style-name="DefaultParagraphFont" style:family="text">
      <style:text-properties style:font-size-complex="12pt"/>
    </style:style>
    <style:style style:name="P3182" style:parent-style-name="Normal" style:family="paragraph">
      <style:text-properties style:font-name-asian="MS Mincho" fo:font-style="italic" style:font-style-asian="italic" style:font-style-complex="italic" fo:font-size="10pt" style:font-size-asian="10pt"/>
    </style:style>
    <style:style style:name="P3183" style:parent-style-name="Normal" style:family="paragraph">
      <style:paragraph-properties fo:text-align="justify"/>
    </style:style>
    <style:style style:name="T3184" style:parent-style-name="DefaultParagraphFont" style:family="text">
      <style:text-properties style:font-name-asian="MS Mincho" fo:font-style="italic" style:font-style-asian="italic" style:font-style-complex="italic" fo:font-size="10pt" style:font-size-asian="10pt"/>
    </style:style>
    <style:style style:name="T318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186" style:parent-style-name="DefaultParagraphFont" style:family="text">
      <style:text-properties style:font-name-asian="MS Mincho" fo:font-style="italic" style:font-style-asian="italic" style:font-style-complex="italic" fo:font-size="10pt" style:font-size-asian="10pt"/>
    </style:style>
    <style:style style:name="P3187" style:parent-style-name="Normal" style:family="paragraph">
      <style:paragraph-properties fo:keep-with-next="always" fo:text-align="center"/>
    </style:style>
    <style:style style:name="T3188" style:parent-style-name="DefaultParagraphFont" style:family="text">
      <style:text-properties fo:font-weight="bold" style:font-weight-asian="bold" fo:font-size="11pt" style:font-size-asian="11pt"/>
    </style:style>
    <style:style style:name="T3189" style:parent-style-name="DefaultParagraphFont" style:family="text">
      <style:text-properties fo:font-weight="bold" style:font-weight-asian="bold" fo:font-size="11pt" style:font-size-asian="11pt"/>
    </style:style>
    <style:style style:name="P3190" style:parent-style-name="Normal" style:family="paragraph">
      <style:paragraph-properties fo:text-align="center"/>
    </style:style>
    <style:style style:name="T3191" style:parent-style-name="DefaultParagraphFont" style:family="text">
      <style:text-properties fo:font-weight="bold" style:font-weight-asian="bold" fo:font-size="11pt" style:font-size-asian="11pt"/>
    </style:style>
    <style:style style:name="P3192" style:parent-style-name="Normal" style:family="paragraph">
      <style:paragraph-properties fo:text-align="justify" fo:text-indent="0.5in"/>
      <style:text-properties fo:font-weight="bold" style:font-weight-asian="bold" fo:font-size="11pt" style:font-size-asian="11pt"/>
    </style:style>
    <style:style style:name="P3193" style:parent-style-name="Normal" style:family="paragraph">
      <style:paragraph-properties fo:text-align="justify" fo:text-indent="0.5in"/>
    </style:style>
    <style:style style:name="T3194" style:parent-style-name="DefaultParagraphFont" style:family="text">
      <style:text-properties fo:font-weight="bold" style:font-weight-asian="bold" fo:font-size="11pt" style:font-size-asian="11pt"/>
    </style:style>
    <style:style style:name="T3195" style:parent-style-name="DefaultParagraphFont" style:family="text">
      <style:text-properties fo:font-weight="bold" style:font-weight-asian="bold" fo:font-size="11pt" style:font-size-asian="11pt"/>
    </style:style>
    <style:style style:name="T3196" style:parent-style-name="DefaultParagraphFont" style:family="text">
      <style:text-properties fo:font-weight="bold" style:font-weight-asian="bold" fo:font-size="11pt" style:font-size-asian="11pt"/>
    </style:style>
    <style:style style:name="P3197" style:parent-style-name="Normal" style:family="paragraph">
      <style:paragraph-properties fo:text-align="justify" fo:text-indent="0.5in"/>
    </style:style>
    <style:style style:name="T3198" style:parent-style-name="DefaultParagraphFont" style:family="text">
      <style:text-properties fo:font-size="11pt" style:font-size-asian="11pt"/>
    </style:style>
    <style:style style:name="T3199" style:parent-style-name="DefaultParagraphFont" style:family="text">
      <style:text-properties fo:font-size="11pt" style:font-size-asian="11pt"/>
    </style:style>
    <style:style style:name="P3200" style:parent-style-name="Normal" style:family="paragraph">
      <style:paragraph-properties fo:text-align="justify" fo:text-indent="0.5in"/>
    </style:style>
    <style:style style:name="T3201" style:parent-style-name="DefaultParagraphFont" style:family="text">
      <style:text-properties fo:font-size="11pt" style:font-size-asian="11pt"/>
    </style:style>
    <style:style style:name="T3202" style:parent-style-name="DefaultParagraphFont" style:family="text">
      <style:text-properties fo:font-size="11pt" style:font-size-asian="11pt"/>
    </style:style>
    <style:style style:name="P3203" style:parent-style-name="Normal" style:family="paragraph">
      <style:paragraph-properties fo:text-align="justify" fo:text-indent="0.5in"/>
    </style:style>
    <style:style style:name="T3204" style:parent-style-name="DefaultParagraphFont" style:family="text">
      <style:text-properties fo:font-size="11pt" style:font-size-asian="11pt"/>
    </style:style>
    <style:style style:name="T3205" style:parent-style-name="DefaultParagraphFont" style:family="text">
      <style:text-properties fo:font-size="11pt" style:font-size-asian="11pt"/>
    </style:style>
    <style:style style:name="T3206" style:parent-style-name="DefaultParagraphFont" style:family="text">
      <style:text-properties fo:font-style="italic" style:font-style-asian="italic" fo:font-size="10pt" style:font-size-asian="10pt"/>
    </style:style>
    <style:style style:name="T3207" style:parent-style-name="DefaultParagraphFont" style:family="text">
      <style:text-properties fo:font-style="italic" style:font-style-asian="italic" fo:font-size="10pt" style:font-size-asian="10pt"/>
    </style:style>
    <style:style style:name="T3208" style:parent-style-name="DefaultParagraphFont" style:family="text">
      <style:text-properties fo:font-size="11pt" style:font-size-asian="11pt"/>
    </style:style>
    <style:style style:name="P3209" style:parent-style-name="Normal" style:family="paragraph">
      <style:paragraph-properties fo:text-align="justify" fo:text-indent="0.5in"/>
    </style:style>
    <style:style style:name="T3210" style:parent-style-name="DefaultParagraphFont" style:family="text">
      <style:text-properties fo:font-size="11pt" style:font-size-asian="11pt"/>
    </style:style>
    <style:style style:name="T3211" style:parent-style-name="DefaultParagraphFont" style:family="text">
      <style:text-properties fo:font-size="11pt" style:font-size-asian="11pt"/>
    </style:style>
    <style:style style:name="P3212" style:parent-style-name="Normal" style:family="paragraph">
      <style:paragraph-properties fo:text-align="justify" fo:text-indent="0.5in"/>
    </style:style>
    <style:style style:name="T3213" style:parent-style-name="DefaultParagraphFont" style:family="text">
      <style:text-properties fo:font-size="11pt" style:font-size-asian="11pt"/>
    </style:style>
    <style:style style:name="T3214" style:parent-style-name="DefaultParagraphFont" style:family="text">
      <style:text-properties fo:font-size="11pt" style:font-size-asian="11pt"/>
    </style:style>
    <style:style style:name="P3215" style:parent-style-name="Normal" style:family="paragraph">
      <style:paragraph-properties fo:text-align="justify" fo:text-indent="0.5in"/>
    </style:style>
    <style:style style:name="T3216" style:parent-style-name="DefaultParagraphFont" style:family="text">
      <style:text-properties fo:font-size="11pt" style:font-size-asian="11pt"/>
    </style:style>
    <style:style style:name="T3217" style:parent-style-name="DefaultParagraphFont" style:family="text">
      <style:text-properties fo:font-size="11pt" style:font-size-asian="11pt"/>
    </style:style>
    <style:style style:name="P3218" style:parent-style-name="Normal" style:family="paragraph">
      <style:paragraph-properties fo:text-align="justify" fo:text-indent="0.5in"/>
    </style:style>
    <style:style style:name="T3219" style:parent-style-name="DefaultParagraphFont" style:family="text">
      <style:text-properties style:font-name-asian="Arial Unicode MS" fo:font-size="11pt" style:font-size-asian="11pt"/>
    </style:style>
    <style:style style:name="T3220" style:parent-style-name="DefaultParagraphFont" style:family="text">
      <style:text-properties style:font-name-asian="Arial Unicode MS" fo:font-size="11pt" style:font-size-asian="11pt"/>
    </style:style>
    <style:style style:name="T3221" style:parent-style-name="DefaultParagraphFont" style:family="text">
      <style:text-properties fo:font-size="11pt" style:font-size-asian="11pt"/>
    </style:style>
    <style:style style:name="T3222" style:parent-style-name="DefaultParagraphFont" style:family="text">
      <style:text-properties fo:font-style="italic" style:font-style-asian="italic" fo:font-size="10pt" style:font-size-asian="10pt"/>
    </style:style>
    <style:style style:name="T3223" style:parent-style-name="DefaultParagraphFont" style:family="text">
      <style:text-properties style:font-name-asian="Arial Unicode MS" fo:font-size="11pt" style:font-size-asian="11pt"/>
    </style:style>
    <style:style style:name="P3224" style:parent-style-name="Normal" style:family="paragraph">
      <style:paragraph-properties fo:text-align="justify" fo:text-indent="0.5in"/>
    </style:style>
    <style:style style:name="T3225" style:parent-style-name="DefaultParagraphFont" style:family="text">
      <style:text-properties fo:font-size="11pt" style:font-size-asian="11pt"/>
    </style:style>
    <style:style style:name="T3226" style:parent-style-name="DefaultParagraphFont" style:family="text">
      <style:text-properties fo:font-size="11pt" style:font-size-asian="11pt"/>
    </style:style>
    <style:style style:name="T3227" style:parent-style-name="DefaultParagraphFont" style:family="text">
      <style:text-properties fo:font-style="italic" style:font-style-asian="italic" fo:font-size="10pt" style:font-size-asian="10pt"/>
    </style:style>
    <style:style style:name="T3228" style:parent-style-name="DefaultParagraphFont" style:family="text">
      <style:text-properties fo:font-size="11pt" style:font-size-asian="11pt"/>
    </style:style>
    <style:style style:name="P3229" style:parent-style-name="Normal" style:family="paragraph">
      <style:paragraph-properties fo:text-align="justify" fo:text-indent="0.5in"/>
    </style:style>
    <style:style style:name="T3230" style:parent-style-name="DefaultParagraphFont" style:family="text">
      <style:text-properties fo:font-size="11pt" style:font-size-asian="11pt"/>
    </style:style>
    <style:style style:name="T3231" style:parent-style-name="DefaultParagraphFont" style:family="text">
      <style:text-properties fo:font-size="11pt" style:font-size-asian="11pt"/>
    </style:style>
    <style:style style:name="T3232" style:parent-style-name="DefaultParagraphFont" style:family="text">
      <style:text-properties fo:font-size="11pt" style:font-size-asian="11pt"/>
    </style:style>
    <style:style style:name="P3233" style:parent-style-name="Normal" style:family="paragraph">
      <style:paragraph-properties fo:text-align="justify" fo:text-indent="0.5in"/>
    </style:style>
    <style:style style:name="T3234" style:parent-style-name="DefaultParagraphFont" style:family="text">
      <style:text-properties fo:font-size="11pt" style:font-size-asian="11pt" style:font-size-complex="11pt"/>
    </style:style>
    <style:style style:name="T3235" style:parent-style-name="DefaultParagraphFont" style:family="text">
      <style:text-properties fo:font-size="11pt" style:font-size-asian="11pt" style:font-size-complex="11pt"/>
    </style:style>
    <style:style style:name="T3236" style:parent-style-name="DefaultParagraphFont" style:family="text">
      <style:text-properties style:font-weight-complex="bold" fo:font-size="11pt" style:font-size-asian="11pt" style:font-size-complex="11pt"/>
    </style:style>
    <style:style style:name="T3237" style:parent-style-name="DefaultParagraphFont" style:family="text">
      <style:text-properties fo:font-size="11pt" style:font-size-asian="11pt" style:font-size-complex="11pt"/>
    </style:style>
    <style:style style:name="T3238" style:parent-style-name="DefaultParagraphFont" style:family="text">
      <style:text-properties style:font-weight-complex="bold" fo:font-size="11pt" style:font-size-asian="11pt" style:font-size-complex="11pt"/>
    </style:style>
    <style:style style:name="T3239" style:parent-style-name="DefaultParagraphFont" style:family="text">
      <style:text-properties fo:font-size="11pt" style:font-size-asian="11pt" style:font-size-complex="11pt"/>
    </style:style>
    <style:style style:name="P3240" style:parent-style-name="Normal" style:family="paragraph">
      <style:paragraph-properties fo:text-align="justify" fo:text-indent="0.5in"/>
    </style:style>
    <style:style style:name="T3241" style:parent-style-name="DefaultParagraphFont" style:family="text">
      <style:text-properties fo:font-size="11pt" style:font-size-asian="11pt"/>
    </style:style>
    <style:style style:name="T3242" style:parent-style-name="DefaultParagraphFont" style:family="text">
      <style:text-properties fo:font-size="11pt" style:font-size-asian="11pt"/>
    </style:style>
    <style:style style:name="T3243" style:parent-style-name="DefaultParagraphFont" style:family="text">
      <style:text-properties fo:font-size="11pt" style:font-size-asian="11pt"/>
    </style:style>
    <style:style style:name="P3244" style:parent-style-name="Normal" style:family="paragraph">
      <style:paragraph-properties fo:text-align="justify" fo:text-indent="0.5in"/>
    </style:style>
    <style:style style:name="T3245" style:parent-style-name="DefaultParagraphFont" style:family="text">
      <style:text-properties fo:font-size="11pt" style:font-size-asian="11pt"/>
    </style:style>
    <style:style style:name="T3246" style:parent-style-name="DefaultParagraphFont" style:family="text">
      <style:text-properties fo:font-size="11pt" style:font-size-asian="11pt"/>
    </style:style>
    <style:style style:name="P3247" style:parent-style-name="Normal" style:family="paragraph">
      <style:paragraph-properties fo:text-align="justify" fo:text-indent="0.5in"/>
    </style:style>
    <style:style style:name="T3248" style:parent-style-name="DefaultParagraphFont" style:family="text">
      <style:text-properties fo:font-size="11pt" style:font-size-asian="11pt" style:font-size-complex="11pt"/>
    </style:style>
    <style:style style:name="T3249" style:parent-style-name="DefaultParagraphFont" style:family="text">
      <style:text-properties fo:font-size="11pt" style:font-size-asian="11pt" style:font-size-complex="11pt"/>
    </style:style>
    <style:style style:name="T3250" style:parent-style-name="DefaultParagraphFont" style:family="text">
      <style:text-properties style:font-weight-complex="bold" fo:font-size="11pt" style:font-size-asian="11pt" style:font-size-complex="11pt"/>
    </style:style>
    <style:style style:name="T3251" style:parent-style-name="DefaultParagraphFont" style:family="text">
      <style:text-properties style:font-weight-complex="bold" fo:font-size="11pt" style:font-size-asian="11pt" style:font-size-complex="11pt"/>
    </style:style>
    <style:style style:name="T3252" style:parent-style-name="DefaultParagraphFont" style:family="text">
      <style:text-properties fo:font-weight="bold" style:font-weight-asian="bold" style:font-weight-complex="bold" fo:font-size="11pt" style:font-size-asian="11pt" style:font-size-complex="11pt"/>
    </style:style>
    <style:style style:name="T3253" style:parent-style-name="DefaultParagraphFont" style:family="text">
      <style:text-properties fo:font-size="11pt" style:font-size-asian="11pt" style:font-size-complex="11pt"/>
    </style:style>
    <style:style style:name="P3254" style:parent-style-name="Normal" style:family="paragraph">
      <style:paragraph-properties fo:text-align="justify" fo:text-indent="0.5in"/>
    </style:style>
    <style:style style:name="T3255" style:parent-style-name="DefaultParagraphFont" style:family="text">
      <style:text-properties fo:font-size="11pt" style:font-size-asian="11pt"/>
    </style:style>
    <style:style style:name="T3256" style:parent-style-name="DefaultParagraphFont" style:family="text">
      <style:text-properties fo:font-size="11pt" style:font-size-asian="11pt"/>
    </style:style>
    <style:style style:name="T3257" style:parent-style-name="DefaultParagraphFont" style:family="text">
      <style:text-properties fo:font-size="11pt" style:font-size-asian="11pt"/>
    </style:style>
    <style:style style:name="P3258" style:parent-style-name="Normal" style:family="paragraph">
      <style:paragraph-properties fo:text-align="justify" fo:text-indent="0.5in"/>
    </style:style>
    <style:style style:name="T3259" style:parent-style-name="DefaultParagraphFont" style:family="text">
      <style:text-properties fo:font-size="11pt" style:font-size-asian="11pt" style:font-size-complex="11pt"/>
    </style:style>
    <style:style style:name="T3260" style:parent-style-name="DefaultParagraphFont" style:family="text">
      <style:text-properties fo:font-size="11pt" style:font-size-asian="11pt" style:font-size-complex="11pt"/>
    </style:style>
    <style:style style:name="P3261" style:parent-style-name="Normal" style:family="paragraph">
      <style:text-properties style:font-name-asian="MS Mincho" fo:font-style="italic" style:font-style-asian="italic" style:font-style-complex="italic" fo:font-size="10pt" style:font-size-asian="10pt"/>
    </style:style>
    <style:style style:name="P3262" style:parent-style-name="Normal" style:family="paragraph">
      <style:paragraph-properties fo:text-align="justify"/>
    </style:style>
    <style:style style:name="T3263" style:parent-style-name="DefaultParagraphFont" style:family="text">
      <style:text-properties style:font-name-asian="MS Mincho" fo:font-style="italic" style:font-style-asian="italic" style:font-style-complex="italic" fo:font-size="10pt" style:font-size-asian="10pt"/>
    </style:style>
    <style:style style:name="T326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265" style:parent-style-name="DefaultParagraphFont" style:family="text">
      <style:text-properties style:font-name-asian="MS Mincho" fo:font-style="italic" style:font-style-asian="italic" style:font-style-complex="italic" fo:font-size="10pt" style:font-size-asian="10pt"/>
    </style:style>
    <style:style style:name="P3266" style:parent-style-name="Normal" style:family="paragraph">
      <style:paragraph-properties fo:text-align="justify" fo:text-indent="0.5in"/>
    </style:style>
    <style:style style:name="T3267" style:parent-style-name="DefaultParagraphFont" style:family="text">
      <style:text-properties fo:font-size="11pt" style:font-size-asian="11pt"/>
    </style:style>
    <style:style style:name="T3268" style:parent-style-name="DefaultParagraphFont" style:family="text">
      <style:text-properties fo:font-size="11pt" style:font-size-asian="11pt"/>
    </style:style>
    <style:style style:name="T3269" style:parent-style-name="DefaultParagraphFont" style:family="text">
      <style:text-properties fo:font-weight="bold" style:font-weight-asian="bold" style:font-weight-complex="bold" fo:font-size="11pt" style:font-size-asian="11pt"/>
    </style:style>
    <style:style style:name="T3270" style:parent-style-name="DefaultParagraphFont" style:family="text">
      <style:text-properties fo:font-size="11pt" style:font-size-asian="11pt"/>
    </style:style>
    <style:style style:name="T3271" style:parent-style-name="DefaultParagraphFont" style:family="text">
      <style:text-properties fo:font-size="11pt" style:font-size-asian="11pt"/>
    </style:style>
    <style:style style:name="P3272" style:parent-style-name="Normal" style:family="paragraph">
      <style:paragraph-properties fo:text-align="justify" fo:text-indent="0.3937in"/>
    </style:style>
    <style:style style:name="T3273" style:parent-style-name="DefaultParagraphFont" style:family="text">
      <style:text-properties fo:font-size="11pt" style:font-size-asian="11pt"/>
    </style:style>
    <style:style style:name="T3274" style:parent-style-name="DefaultParagraphFont" style:family="text">
      <style:text-properties style:font-name-asian="MS Mincho" fo:font-style="italic" style:font-style-asian="italic" style:font-style-complex="italic" fo:font-size="10pt" style:font-size-asian="10pt"/>
    </style:style>
    <style:style style:name="P3275" style:parent-style-name="Normal" style:family="paragraph">
      <style:text-properties style:font-name-asian="MS Mincho" fo:font-style="italic" style:font-style-asian="italic" style:font-style-complex="italic" fo:font-size="10pt" style:font-size-asian="10pt"/>
    </style:style>
    <style:style style:name="P3276" style:parent-style-name="Normal" style:family="paragraph">
      <style:paragraph-properties fo:text-align="justify"/>
    </style:style>
    <style:style style:name="T3277" style:parent-style-name="DefaultParagraphFont" style:family="text">
      <style:text-properties style:font-name-asian="MS Mincho" fo:font-style="italic" style:font-style-asian="italic" style:font-style-complex="italic" fo:font-size="10pt" style:font-size-asian="10pt"/>
    </style:style>
    <style:style style:name="T327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279" style:parent-style-name="DefaultParagraphFont" style:family="text">
      <style:text-properties style:font-name-asian="MS Mincho" fo:font-style="italic" style:font-style-asian="italic" style:font-style-complex="italic" fo:font-size="10pt" style:font-size-asian="10pt"/>
    </style:style>
    <style:style style:name="P3280" style:parent-style-name="Normal" style:family="paragraph">
      <style:paragraph-properties fo:text-align="justify" fo:text-indent="0.5in"/>
    </style:style>
    <style:style style:name="T3281" style:parent-style-name="DefaultParagraphFont" style:family="text">
      <style:text-properties style:font-name-asian="Arial Unicode MS" fo:font-size="11pt" style:font-size-asian="11pt"/>
    </style:style>
    <style:style style:name="T3282" style:parent-style-name="DefaultParagraphFont" style:family="text">
      <style:text-properties style:font-name-asian="Arial Unicode MS" fo:font-size="11pt" style:font-size-asian="11pt"/>
    </style:style>
    <style:style style:name="P3283" style:parent-style-name="Normal" style:family="paragraph">
      <style:paragraph-properties fo:text-align="justify" fo:text-indent="0.5in"/>
    </style:style>
    <style:style style:name="T3284" style:parent-style-name="DefaultParagraphFont" style:family="text">
      <style:text-properties fo:font-size="11pt" style:font-size-asian="11pt" style:font-size-complex="11pt"/>
    </style:style>
    <style:style style:name="T3285" style:parent-style-name="DefaultParagraphFont" style:family="text">
      <style:text-properties fo:font-size="11pt" style:font-size-asian="11pt" style:font-size-complex="11pt"/>
    </style:style>
    <style:style style:name="T3286" style:parent-style-name="DefaultParagraphFont" style:family="text">
      <style:text-properties fo:font-size="11pt" style:font-size-asian="11pt" style:font-size-complex="11pt"/>
    </style:style>
    <style:style style:name="T3287" style:parent-style-name="DefaultParagraphFont" style:family="text">
      <style:text-properties fo:font-size="11pt" style:font-size-asian="11pt" style:font-size-complex="11pt"/>
    </style:style>
    <style:style style:name="T3288" style:parent-style-name="DefaultParagraphFont" style:family="text">
      <style:text-properties style:text-position="super 63.6%" fo:font-size="11pt" style:font-size-asian="11pt" style:font-size-complex="11pt"/>
    </style:style>
    <style:style style:name="T3289" style:parent-style-name="DefaultParagraphFont" style:family="text">
      <style:text-properties fo:font-size="11pt" style:font-size-asian="11pt" style:font-size-complex="11pt"/>
    </style:style>
    <style:style style:name="P3290" style:parent-style-name="Normal" style:family="paragraph">
      <style:text-properties style:font-name-asian="MS Mincho" fo:font-style="italic" style:font-style-asian="italic" style:font-style-complex="italic" fo:font-size="10pt" style:font-size-asian="10pt"/>
    </style:style>
    <style:style style:name="P3291" style:parent-style-name="Normal" style:family="paragraph">
      <style:paragraph-properties fo:text-align="justify"/>
    </style:style>
    <style:style style:name="T3292" style:parent-style-name="DefaultParagraphFont" style:family="text">
      <style:text-properties style:font-name-asian="MS Mincho" fo:font-style="italic" style:font-style-asian="italic" style:font-style-complex="italic" fo:font-size="10pt" style:font-size-asian="10pt"/>
    </style:style>
    <style:style style:name="T329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294" style:parent-style-name="DefaultParagraphFont" style:family="text">
      <style:text-properties style:font-name-asian="MS Mincho" fo:font-style="italic" style:font-style-asian="italic" style:font-style-complex="italic" fo:font-size="10pt" style:font-size-asian="10pt"/>
    </style:style>
    <style:style style:name="T3295" style:parent-style-name="DefaultParagraphFont" style:family="text">
      <style:text-properties style:font-name-asian="MS Mincho" fo:font-style="italic" style:font-style-asian="italic" style:font-style-complex="italic" fo:font-size="10pt" style:font-size-asian="10pt"/>
    </style:style>
    <style:style style:name="P3296" style:parent-style-name="Normal" style:family="paragraph">
      <style:paragraph-properties fo:text-align="justify" fo:text-indent="0.5in"/>
    </style:style>
    <style:style style:name="T3297" style:parent-style-name="DefaultParagraphFont" style:family="text">
      <style:text-properties fo:font-size="11pt" style:font-size-asian="11pt" style:font-size-complex="11pt"/>
    </style:style>
    <style:style style:name="T3298" style:parent-style-name="DefaultParagraphFont" style:family="text">
      <style:text-properties fo:font-size="11pt" style:font-size-asian="11pt" style:font-size-complex="11pt"/>
    </style:style>
    <style:style style:name="T3299" style:parent-style-name="DefaultParagraphFont" style:family="text">
      <style:text-properties style:font-weight-complex="bold" fo:font-size="11pt" style:font-size-asian="11pt" style:font-size-complex="11pt"/>
    </style:style>
    <style:style style:name="T3300" style:parent-style-name="DefaultParagraphFont" style:family="text">
      <style:text-properties style:font-weight-complex="bold" fo:font-size="11pt" style:font-size-asian="11pt" style:font-size-complex="11pt" style:language-complex="hi" style:country-complex="IN"/>
    </style:style>
    <style:style style:name="T3301" style:parent-style-name="DefaultParagraphFont" style:family="text">
      <style:text-properties style:font-weight-complex="bold" fo:font-size="11pt" style:font-size-asian="11pt" style:font-size-complex="11pt" style:language-complex="hi" style:country-complex="IN"/>
    </style:style>
    <style:style style:name="T3302" style:parent-style-name="DefaultParagraphFont" style:family="text">
      <style:text-properties style:font-weight-complex="bold" fo:font-size="11pt" style:font-size-asian="11pt" style:font-size-complex="11pt"/>
    </style:style>
    <style:style style:name="P3303" style:parent-style-name="Normal" style:family="paragraph">
      <style:paragraph-properties fo:text-align="justify" fo:text-indent="0.5in"/>
    </style:style>
    <style:style style:name="T3304" style:parent-style-name="DefaultParagraphFont" style:family="text">
      <style:text-properties fo:font-size="11pt" style:font-size-asian="11pt" style:font-size-complex="11pt" style:language-asian="lt" style:country-asian="LT"/>
    </style:style>
    <style:style style:name="T3305" style:parent-style-name="DefaultParagraphFont" style:family="text">
      <style:text-properties fo:font-size="11pt" style:font-size-asian="11pt" style:font-size-complex="11pt" style:language-asian="lt" style:country-asian="LT"/>
    </style:style>
    <style:style style:name="T3306" style:parent-style-name="DefaultParagraphFont" style:family="text">
      <style:text-properties fo:font-size="11pt" style:font-size-asian="11pt" style:font-size-complex="11pt" style:language-asian="lt" style:country-asian="LT"/>
    </style:style>
    <style:style style:name="P3307" style:parent-style-name="Normal" style:family="paragraph">
      <style:text-properties style:font-name-asian="MS Mincho" fo:font-style="italic" style:font-style-asian="italic" style:font-style-complex="italic" fo:font-size="10pt" style:font-size-asian="10pt"/>
    </style:style>
    <style:style style:name="P3308" style:parent-style-name="Normal" style:family="paragraph">
      <style:paragraph-properties fo:text-align="justify"/>
    </style:style>
    <style:style style:name="T3309" style:parent-style-name="DefaultParagraphFont" style:family="text">
      <style:text-properties style:font-name-asian="MS Mincho" fo:font-style="italic" style:font-style-asian="italic" style:font-style-complex="italic" fo:font-size="10pt" style:font-size-asian="10pt"/>
    </style:style>
    <style:style style:name="T331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311" style:parent-style-name="DefaultParagraphFont" style:family="text">
      <style:text-properties style:font-name-asian="MS Mincho" fo:font-style="italic" style:font-style-asian="italic" style:font-style-complex="italic" fo:font-size="10pt" style:font-size-asian="10pt"/>
    </style:style>
    <style:style style:name="P3312" style:parent-style-name="Normal" style:family="paragraph">
      <style:paragraph-properties fo:text-align="justify" fo:text-indent="0.5in"/>
    </style:style>
    <style:style style:name="T3313" style:parent-style-name="DefaultParagraphFont" style:family="text">
      <style:text-properties fo:font-size="11pt" style:font-size-asian="11pt" style:font-size-complex="11pt"/>
    </style:style>
    <style:style style:name="T3314" style:parent-style-name="DefaultParagraphFont" style:family="text">
      <style:text-properties fo:font-size="11pt" style:font-size-asian="11pt" style:font-size-complex="11pt"/>
    </style:style>
    <style:style style:name="P3315" style:parent-style-name="Normal" style:family="paragraph">
      <style:text-properties style:font-name-asian="MS Mincho" fo:font-style="italic" style:font-style-asian="italic" style:font-style-complex="italic" fo:font-size="10pt" style:font-size-asian="10pt"/>
    </style:style>
    <style:style style:name="P3316" style:parent-style-name="Normal" style:family="paragraph">
      <style:paragraph-properties fo:text-align="justify"/>
    </style:style>
    <style:style style:name="T3317" style:parent-style-name="DefaultParagraphFont" style:family="text">
      <style:text-properties style:font-name-asian="MS Mincho" fo:font-style="italic" style:font-style-asian="italic" style:font-style-complex="italic" fo:font-size="10pt" style:font-size-asian="10pt"/>
    </style:style>
    <style:style style:name="T331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319" style:parent-style-name="DefaultParagraphFont" style:family="text">
      <style:text-properties style:font-name-asian="MS Mincho" fo:font-style="italic" style:font-style-asian="italic" style:font-style-complex="italic" fo:font-size="10pt" style:font-size-asian="10pt"/>
    </style:style>
    <style:style style:name="P3320" style:parent-style-name="Normal" style:family="paragraph">
      <style:paragraph-properties fo:text-align="justify" fo:text-indent="0.5in"/>
    </style:style>
    <style:style style:name="T3321" style:parent-style-name="DefaultParagraphFont" style:family="text">
      <style:text-properties style:font-name-asian="Arial Unicode MS" fo:font-size="11pt" style:font-size-asian="11pt"/>
    </style:style>
    <style:style style:name="T3322" style:parent-style-name="DefaultParagraphFont" style:family="text">
      <style:text-properties style:font-name-asian="Arial Unicode MS" fo:font-size="11pt" style:font-size-asian="11pt"/>
    </style:style>
    <style:style style:name="T3323" style:parent-style-name="DefaultParagraphFont" style:family="text">
      <style:text-properties style:font-name-asian="Arial Unicode MS" fo:font-weight="bold" style:font-weight-asian="bold" fo:font-size="11pt" style:font-size-asian="11pt"/>
    </style:style>
    <style:style style:name="T3324" style:parent-style-name="DefaultParagraphFont" style:family="text">
      <style:text-properties style:font-name-asian="Arial Unicode MS" fo:font-size="11pt" style:font-size-asian="11pt"/>
    </style:style>
    <style:style style:name="T3325" style:parent-style-name="DefaultParagraphFont" style:family="text">
      <style:text-properties style:font-name-asian="Arial Unicode MS" fo:font-size="11pt" style:font-size-asian="11pt"/>
    </style:style>
    <style:style style:name="T3326" style:parent-style-name="DefaultParagraphFont" style:family="text">
      <style:text-properties style:font-name-asian="Arial Unicode MS" fo:font-size="11pt" style:font-size-asian="11pt"/>
    </style:style>
    <style:style style:name="P3327" style:parent-style-name="Normal" style:family="paragraph">
      <style:paragraph-properties fo:text-align="justify" fo:text-indent="0.5in"/>
    </style:style>
    <style:style style:name="T3328" style:parent-style-name="DefaultParagraphFont" style:family="text">
      <style:text-properties fo:font-size="11pt" style:font-size-asian="11pt"/>
    </style:style>
    <style:style style:name="T3329" style:parent-style-name="DefaultParagraphFont" style:family="text">
      <style:text-properties fo:font-size="11pt" style:font-size-asian="11pt"/>
    </style:style>
    <style:style style:name="P3330" style:parent-style-name="Normal" style:family="paragraph">
      <style:paragraph-properties fo:text-align="justify" fo:text-indent="0.5in"/>
    </style:style>
    <style:style style:name="T3331" style:parent-style-name="DefaultParagraphFont" style:family="text">
      <style:text-properties fo:font-size="11pt" style:font-size-asian="11pt"/>
    </style:style>
    <style:style style:name="T3332" style:parent-style-name="DefaultParagraphFont" style:family="text">
      <style:text-properties fo:font-size="11pt" style:font-size-asian="11pt"/>
    </style:style>
    <style:style style:name="P3333" style:parent-style-name="Normal" style:family="paragraph">
      <style:paragraph-properties fo:text-align="justify" fo:text-indent="0.5in"/>
    </style:style>
    <style:style style:name="T3334" style:parent-style-name="DefaultParagraphFont" style:family="text">
      <style:text-properties fo:font-size="11pt" style:font-size-asian="11pt"/>
    </style:style>
    <style:style style:name="T3335" style:parent-style-name="DefaultParagraphFont" style:family="text">
      <style:text-properties fo:font-size="11pt" style:font-size-asian="11pt"/>
    </style:style>
    <style:style style:name="T3336" style:parent-style-name="DefaultParagraphFont" style:family="text">
      <style:text-properties fo:font-size="11pt" style:font-size-asian="11pt"/>
    </style:style>
    <style:style style:name="P3337" style:parent-style-name="Normal" style:family="paragraph">
      <style:paragraph-properties fo:text-align="justify" fo:text-indent="0.5in"/>
    </style:style>
    <style:style style:name="T3338" style:parent-style-name="DefaultParagraphFont" style:family="text">
      <style:text-properties fo:font-size="11pt" style:font-size-asian="11pt" style:font-size-complex="11pt"/>
    </style:style>
    <style:style style:name="T3339" style:parent-style-name="DefaultParagraphFont" style:family="text">
      <style:text-properties fo:font-size="11pt" style:font-size-asian="11pt" style:font-size-complex="11pt"/>
    </style:style>
    <style:style style:name="T3340" style:parent-style-name="DefaultParagraphFont" style:family="text">
      <style:text-properties style:font-name-asian="Calibri" fo:color="#000000" fo:font-size="11pt" style:font-size-asian="11pt" style:font-size-complex="11pt"/>
    </style:style>
    <style:style style:name="T3341" style:parent-style-name="DefaultParagraphFont" style:family="text">
      <style:text-properties style:font-name-asian="Calibri" fo:color="#000000" fo:font-size="11pt" style:font-size-asian="11pt" style:font-size-complex="11pt"/>
    </style:style>
    <style:style style:name="T3342" style:parent-style-name="DefaultParagraphFont" style:family="text">
      <style:text-properties style:font-name-asian="Calibri" fo:color="#000000" fo:font-size="11pt" style:font-size-asian="11pt" style:font-size-complex="11pt"/>
    </style:style>
    <style:style style:name="T3343" style:parent-style-name="DefaultParagraphFont" style:family="text">
      <style:text-properties style:font-name-asian="Calibri" fo:font-weight="bold" style:font-weight-asian="bold" fo:color="#000000" fo:font-size="11pt" style:font-size-asian="11pt" style:font-size-complex="11pt"/>
    </style:style>
    <style:style style:name="P3344" style:parent-style-name="Normal" style:family="paragraph">
      <style:paragraph-properties fo:text-align="justify"/>
    </style:style>
    <style:style style:name="T3345" style:parent-style-name="DefaultParagraphFont" style:family="text">
      <style:text-properties style:font-name-asian="Calibri" fo:font-weight="bold" style:font-weight-asian="bold" fo:font-style="italic" style:font-style-asian="italic" fo:color="#000000" fo:font-size="10pt" style:font-size-asian="10pt"/>
    </style:style>
    <style:style style:name="T3346" style:parent-style-name="DefaultParagraphFont" style:family="text">
      <style:text-properties style:font-name-asian="Calibri" fo:font-style="italic" style:font-style-asian="italic" fo:color="#000000" fo:font-size="10pt" style:font-size-asian="10pt"/>
    </style:style>
    <style:style style:name="T3347" style:parent-style-name="DefaultParagraphFont" style:family="text">
      <style:text-properties style:font-name-asian="Calibri" fo:font-style="italic" style:font-style-asian="italic" fo:color="#000000" fo:font-size="10pt" style:font-size-asian="10pt"/>
    </style:style>
    <style:style style:name="P3348" style:parent-style-name="Normal" style:family="paragraph">
      <style:text-properties style:font-name-asian="MS Mincho" fo:font-style="italic" style:font-style-asian="italic" style:font-style-complex="italic" fo:font-size="10pt" style:font-size-asian="10pt"/>
    </style:style>
    <style:style style:name="P3349" style:parent-style-name="Normal" style:family="paragraph">
      <style:paragraph-properties fo:text-align="justify"/>
    </style:style>
    <style:style style:name="T3350" style:parent-style-name="DefaultParagraphFont" style:family="text">
      <style:text-properties style:font-name-asian="MS Mincho" fo:font-style="italic" style:font-style-asian="italic" style:font-style-complex="italic" fo:font-size="10pt" style:font-size-asian="10pt"/>
    </style:style>
    <style:style style:name="T335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352" style:parent-style-name="DefaultParagraphFont" style:family="text">
      <style:text-properties style:font-name-asian="MS Mincho" fo:font-style="italic" style:font-style-asian="italic" style:font-style-complex="italic" fo:font-size="10pt" style:font-size-asian="10pt"/>
    </style:style>
    <style:style style:name="T3353" style:parent-style-name="DefaultParagraphFont" style:family="text">
      <style:text-properties style:font-name-asian="MS Mincho" fo:font-style="italic" style:font-style-asian="italic" style:font-style-complex="italic" fo:font-size="10pt" style:font-size-asian="10pt"/>
    </style:style>
    <style:style style:name="P3354" style:parent-style-name="Normal" style:family="paragraph">
      <style:paragraph-properties fo:text-align="justify" fo:text-indent="0.5in"/>
    </style:style>
    <style:style style:name="T3355" style:parent-style-name="DefaultParagraphFont" style:family="text">
      <style:text-properties style:font-name-asian="Calibri" fo:color="#000000" fo:font-size="11pt" style:font-size-asian="11pt" style:font-size-complex="11pt"/>
    </style:style>
    <style:style style:name="T3356" style:parent-style-name="DefaultParagraphFont" style:family="text">
      <style:text-properties style:font-name-asian="Calibri" fo:color="#000000" fo:font-size="11pt" style:font-size-asian="11pt" style:font-size-complex="11pt"/>
    </style:style>
    <style:style style:name="T3357" style:parent-style-name="DefaultParagraphFont" style:family="text">
      <style:text-properties style:font-name-asian="Calibri" fo:color="#000000" fo:font-size="11pt" style:font-size-asian="11pt" style:font-size-complex="11pt"/>
    </style:style>
    <style:style style:name="P3358" style:parent-style-name="Normal" style:family="paragraph">
      <style:paragraph-properties fo:text-align="justify"/>
    </style:style>
    <style:style style:name="T3359" style:parent-style-name="DefaultParagraphFont" style:family="text">
      <style:text-properties style:font-name-asian="Calibri" fo:font-weight="bold" style:font-weight-asian="bold" fo:font-style="italic" style:font-style-asian="italic" fo:color="#000000" fo:font-size="10pt" style:font-size-asian="10pt"/>
    </style:style>
    <style:style style:name="T3360" style:parent-style-name="DefaultParagraphFont" style:family="text">
      <style:text-properties style:font-name-asian="Calibri" fo:font-style="italic" style:font-style-asian="italic" fo:color="#000000" fo:font-size="10pt" style:font-size-asian="10pt"/>
    </style:style>
    <style:style style:name="P3361" style:parent-style-name="Normal" style:family="paragraph">
      <style:text-properties style:font-name-asian="MS Mincho" fo:font-style="italic" style:font-style-asian="italic" style:font-style-complex="italic" fo:font-size="10pt" style:font-size-asian="10pt"/>
    </style:style>
    <style:style style:name="P3362" style:parent-style-name="Normal" style:family="paragraph">
      <style:paragraph-properties fo:text-align="justify"/>
    </style:style>
    <style:style style:name="T3363" style:parent-style-name="DefaultParagraphFont" style:family="text">
      <style:text-properties style:font-name-asian="MS Mincho" fo:font-style="italic" style:font-style-asian="italic" style:font-style-complex="italic" fo:font-size="10pt" style:font-size-asian="10pt"/>
    </style:style>
    <style:style style:name="T336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365" style:parent-style-name="DefaultParagraphFont" style:family="text">
      <style:text-properties style:font-name-asian="MS Mincho" fo:font-style="italic" style:font-style-asian="italic" style:font-style-complex="italic" fo:font-size="10pt" style:font-size-asian="10pt"/>
    </style:style>
    <style:style style:name="P3366" style:parent-style-name="Normal" style:family="paragraph">
      <style:paragraph-properties fo:text-align="justify" fo:text-indent="0.5in"/>
    </style:style>
    <style:style style:name="T3367" style:parent-style-name="DefaultParagraphFont" style:family="text">
      <style:text-properties fo:font-size="11pt" style:font-size-asian="11pt" style:font-size-complex="11pt"/>
    </style:style>
    <style:style style:name="T3368" style:parent-style-name="DefaultParagraphFont" style:family="text">
      <style:text-properties fo:font-size="11pt" style:font-size-asian="11pt" style:font-size-complex="11pt"/>
    </style:style>
    <style:style style:name="T3369" style:parent-style-name="DefaultParagraphFont" style:family="text">
      <style:text-properties fo:font-size="11pt" style:font-size-asian="11pt" style:font-size-complex="11pt"/>
    </style:style>
    <style:style style:name="T3370" style:parent-style-name="DefaultParagraphFont" style:family="text">
      <style:text-properties fo:font-size="11pt" style:font-size-asian="11pt" style:font-size-complex="11pt"/>
    </style:style>
    <style:style style:name="T3371" style:parent-style-name="DefaultParagraphFont" style:family="text">
      <style:text-properties fo:font-size="11pt" style:font-size-asian="11pt" style:font-size-complex="11pt"/>
    </style:style>
    <style:style style:name="T3372" style:parent-style-name="DefaultParagraphFont" style:family="text">
      <style:text-properties fo:font-size="11pt" style:font-size-asian="11pt" style:font-size-complex="11pt"/>
    </style:style>
    <style:style style:name="P3373" style:parent-style-name="Normal" style:family="paragraph">
      <style:paragraph-properties fo:text-align="justify"/>
    </style:style>
    <style:style style:name="T3374" style:parent-style-name="DefaultParagraphFont" style:family="text">
      <style:text-properties style:font-name-asian="Calibri" fo:font-weight="bold" style:font-weight-asian="bold" fo:font-style="italic" style:font-style-asian="italic" fo:color="#000000" fo:font-size="10pt" style:font-size-asian="10pt"/>
    </style:style>
    <style:style style:name="T3375" style:parent-style-name="DefaultParagraphFont" style:family="text">
      <style:text-properties style:font-name-asian="Calibri" fo:font-style="italic" style:font-style-asian="italic" fo:color="#000000" fo:font-size="10pt" style:font-size-asian="10pt"/>
    </style:style>
    <style:style style:name="T3376" style:parent-style-name="DefaultParagraphFont" style:family="text">
      <style:text-properties style:font-name-asian="Calibri" fo:font-style="italic" style:font-style-asian="italic" fo:color="#000000" fo:font-size="10pt" style:font-size-asian="10pt"/>
    </style:style>
    <style:style style:name="P3377" style:parent-style-name="Normal" style:family="paragraph">
      <style:text-properties style:font-name-asian="MS Mincho" fo:font-style="italic" style:font-style-asian="italic" style:font-style-complex="italic" fo:font-size="10pt" style:font-size-asian="10pt"/>
    </style:style>
    <style:style style:name="P3378" style:parent-style-name="Normal" style:family="paragraph">
      <style:paragraph-properties fo:text-align="justify"/>
    </style:style>
    <style:style style:name="T3379" style:parent-style-name="DefaultParagraphFont" style:family="text">
      <style:text-properties style:font-name-asian="MS Mincho" fo:font-style="italic" style:font-style-asian="italic" style:font-style-complex="italic" fo:font-size="10pt" style:font-size-asian="10pt"/>
    </style:style>
    <style:style style:name="T338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381" style:parent-style-name="DefaultParagraphFont" style:family="text">
      <style:text-properties style:font-name-asian="MS Mincho" fo:font-style="italic" style:font-style-asian="italic" style:font-style-complex="italic" fo:font-size="10pt" style:font-size-asian="10pt"/>
    </style:style>
    <style:style style:name="P3382" style:parent-style-name="Normal" style:family="paragraph">
      <style:paragraph-properties fo:text-align="justify" fo:text-indent="0.5in"/>
    </style:style>
    <style:style style:name="T3383" style:parent-style-name="DefaultParagraphFont" style:family="text">
      <style:text-properties fo:font-size="11pt" style:font-size-asian="11pt" style:font-size-complex="11pt"/>
    </style:style>
    <style:style style:name="T3384" style:parent-style-name="DefaultParagraphFont" style:family="text">
      <style:text-properties fo:font-size="11pt" style:font-size-asian="11pt" style:font-size-complex="11pt"/>
    </style:style>
    <style:style style:name="T3385" style:parent-style-name="DefaultParagraphFont" style:family="text">
      <style:text-properties fo:font-size="11pt" style:font-size-asian="11pt" style:font-size-complex="11pt"/>
    </style:style>
    <style:style style:name="T3386" style:parent-style-name="DefaultParagraphFont" style:family="text">
      <style:text-properties fo:font-size="11pt" style:font-size-asian="11pt" style:font-size-complex="11pt"/>
    </style:style>
    <style:style style:name="T3387" style:parent-style-name="DefaultParagraphFont" style:family="text">
      <style:text-properties fo:font-size="11pt" style:font-size-asian="11pt" style:font-size-complex="11pt"/>
    </style:style>
    <style:style style:name="P3388" style:parent-style-name="Normal" style:family="paragraph">
      <style:paragraph-properties fo:text-align="justify"/>
    </style:style>
    <style:style style:name="T3389" style:parent-style-name="DefaultParagraphFont" style:family="text">
      <style:text-properties style:font-name-asian="Calibri" fo:font-weight="bold" style:font-weight-asian="bold" fo:font-style="italic" style:font-style-asian="italic" fo:color="#000000" fo:font-size="10pt" style:font-size-asian="10pt"/>
    </style:style>
    <style:style style:name="T3390" style:parent-style-name="DefaultParagraphFont" style:family="text">
      <style:text-properties style:font-name-asian="Calibri" fo:font-style="italic" style:font-style-asian="italic" fo:color="#000000" fo:font-size="10pt" style:font-size-asian="10pt"/>
    </style:style>
    <style:style style:name="P3391" style:parent-style-name="Normal" style:family="paragraph">
      <style:text-properties style:font-name-asian="MS Mincho" fo:font-style="italic" style:font-style-asian="italic" style:font-style-complex="italic" fo:font-size="10pt" style:font-size-asian="10pt"/>
    </style:style>
    <style:style style:name="P3392" style:parent-style-name="Normal" style:family="paragraph">
      <style:paragraph-properties fo:text-align="justify"/>
    </style:style>
    <style:style style:name="T3393" style:parent-style-name="DefaultParagraphFont" style:family="text">
      <style:text-properties style:font-name-asian="MS Mincho" fo:font-style="italic" style:font-style-asian="italic" style:font-style-complex="italic" fo:font-size="10pt" style:font-size-asian="10pt"/>
    </style:style>
    <style:style style:name="T339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395" style:parent-style-name="DefaultParagraphFont" style:family="text">
      <style:text-properties style:font-name-asian="MS Mincho" fo:font-style="italic" style:font-style-asian="italic" style:font-style-complex="italic" fo:font-size="10pt" style:font-size-asian="10pt"/>
    </style:style>
    <style:style style:name="P3396" style:parent-style-name="Normal" style:family="paragraph">
      <style:text-properties fo:font-style="italic" style:font-style-asian="italic" fo:font-size="10pt" style:font-size-asian="10pt"/>
    </style:style>
    <style:style style:name="P3397" style:parent-style-name="Normal" style:family="paragraph">
      <style:paragraph-properties fo:text-align="justify"/>
    </style:style>
    <style:style style:name="T3398" style:parent-style-name="DefaultParagraphFont" style:family="text">
      <style:text-properties fo:font-style="italic" style:font-style-asian="italic" fo:font-size="10pt" style:font-size-asian="10pt"/>
    </style:style>
    <style:style style:name="T3399"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400" style:parent-style-name="DefaultParagraphFont" style:family="text">
      <style:text-properties fo:font-style="italic" style:font-style-asian="italic" fo:font-size="10pt" style:font-size-asian="10pt"/>
    </style:style>
    <style:style style:name="T3401" style:parent-style-name="DefaultParagraphFont" style:family="text">
      <style:text-properties fo:font-style="italic" style:font-style-asian="italic" fo:font-size="10pt" style:font-size-asian="10pt"/>
    </style:style>
    <style:style style:name="P3402" style:parent-style-name="Normal" style:family="paragraph">
      <style:paragraph-properties fo:text-align="justify"/>
    </style:style>
    <style:style style:name="T3403" style:parent-style-name="DefaultParagraphFont" style:family="text">
      <style:text-properties style:font-name-asian="MS Mincho" fo:font-style="italic" style:font-style-asian="italic" style:font-style-complex="italic" fo:font-size="10pt" style:font-size-asian="10pt"/>
    </style:style>
    <style:style style:name="T340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405" style:parent-style-name="DefaultParagraphFont" style:family="text">
      <style:text-properties style:font-name-asian="MS Mincho" fo:font-style="italic" style:font-style-asian="italic" style:font-style-complex="italic" fo:font-size="10pt" style:font-size-asian="10pt"/>
    </style:style>
    <style:style style:name="P3406" style:parent-style-name="Normal" style:family="paragraph">
      <style:paragraph-properties fo:text-align="justify"/>
    </style:style>
    <style:style style:name="T3407" style:parent-style-name="DefaultParagraphFont" style:family="text">
      <style:text-properties style:font-name-asian="MS Mincho" fo:font-style="italic" style:font-style-asian="italic" style:font-style-complex="italic" fo:font-size="10pt" style:font-size-asian="10pt"/>
    </style:style>
    <style:style style:name="T340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409" style:parent-style-name="DefaultParagraphFont" style:family="text">
      <style:text-properties style:font-name-asian="MS Mincho" fo:font-style="italic" style:font-style-asian="italic" style:font-style-complex="italic" fo:font-size="10pt" style:font-size-asian="10pt"/>
    </style:style>
    <style:style style:name="T3410" style:parent-style-name="DefaultParagraphFont" style:family="text">
      <style:text-properties style:font-name-asian="MS Mincho" fo:font-style="italic" style:font-style-asian="italic" style:font-style-complex="italic" fo:font-size="10pt" style:font-size-asian="10pt"/>
    </style:style>
    <style:style style:name="T3411" style:parent-style-name="DefaultParagraphFont" style:family="text">
      <style:text-properties style:font-name-asian="MS Mincho" fo:font-style="italic" style:font-style-asian="italic" style:font-style-complex="italic" fo:font-size="10pt" style:font-size-asian="10pt"/>
    </style:style>
    <style:style style:name="T341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413" style:parent-style-name="DefaultParagraphFont" style:family="text">
      <style:text-properties style:font-name-asian="MS Mincho" fo:font-style="italic" style:font-style-asian="italic" style:font-style-complex="italic" fo:font-size="10pt" style:font-size-asian="10pt"/>
    </style:style>
    <style:style style:name="T3414" style:parent-style-name="DefaultParagraphFont" style:family="text">
      <style:text-properties style:font-name-asian="MS Mincho" fo:font-style="italic" style:font-style-asian="italic" style:font-style-complex="italic" fo:font-size="10pt" style:font-size-asian="10pt"/>
    </style:style>
    <style:style style:name="T341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416" style:parent-style-name="DefaultParagraphFont" style:family="text">
      <style:text-properties style:font-name-asian="MS Mincho" fo:font-style="italic" style:font-style-asian="italic" style:font-style-complex="italic" fo:font-size="10pt" style:font-size-asian="10pt"/>
    </style:style>
    <style:style style:name="T3417" style:parent-style-name="DefaultParagraphFont" style:family="text">
      <style:text-properties style:font-name-asian="MS Mincho" fo:font-style="italic" style:font-style-asian="italic" style:font-style-complex="italic" fo:font-size="10pt" style:font-size-asian="10pt"/>
    </style:style>
    <style:style style:name="T3418" style:parent-style-name="DefaultParagraphFont" style:family="text">
      <style:text-properties style:font-name-asian="MS Mincho" fo:font-style="italic" style:font-style-asian="italic" style:font-style-complex="italic" fo:font-size="10pt" style:font-size-asian="10pt"/>
    </style:style>
    <style:style style:name="T341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420" style:parent-style-name="DefaultParagraphFont" style:family="text">
      <style:text-properties style:font-name-asian="MS Mincho" fo:font-style="italic" style:font-style-asian="italic" style:font-style-complex="italic" fo:font-size="10pt" style:font-size-asian="10pt"/>
    </style:style>
    <style:style style:name="P3421" style:parent-style-name="Normal" style:family="paragraph">
      <style:paragraph-properties fo:text-align="justify"/>
    </style:style>
    <style:style style:name="T3422" style:parent-style-name="DefaultParagraphFont" style:family="text">
      <style:text-properties style:font-name-asian="MS Mincho" fo:font-style="italic" style:font-style-asian="italic" style:font-style-complex="italic" fo:font-size="10pt" style:font-size-asian="10pt"/>
    </style:style>
    <style:style style:name="T342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424" style:parent-style-name="DefaultParagraphFont" style:family="text">
      <style:text-properties style:font-name-asian="MS Mincho" fo:font-style="italic" style:font-style-asian="italic" style:font-style-complex="italic" fo:font-size="10pt" style:font-size-asian="10pt"/>
    </style:style>
    <style:style style:name="T3425" style:parent-style-name="DefaultParagraphFont" style:family="text">
      <style:text-properties style:font-name-asian="MS Mincho" fo:font-style="italic" style:font-style-asian="italic" style:font-style-complex="italic" fo:font-size="10pt" style:font-size-asian="10pt"/>
    </style:style>
    <style:style style:name="P3426" style:parent-style-name="Normal" style:family="paragraph">
      <style:paragraph-properties fo:text-align="justify"/>
    </style:style>
    <style:style style:name="T3427" style:parent-style-name="DefaultParagraphFont" style:family="text">
      <style:text-properties fo:font-style="italic" style:font-style-asian="italic" fo:font-size="10pt" style:font-size-asian="10pt"/>
    </style:style>
    <style:style style:name="T3428"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429" style:parent-style-name="DefaultParagraphFont" style:family="text">
      <style:text-properties fo:font-style="italic" style:font-style-asian="italic" fo:font-size="10pt" style:font-size-asian="10pt"/>
    </style:style>
    <style:style style:name="T3430" style:parent-style-name="DefaultParagraphFont" style:family="text">
      <style:text-properties fo:font-style="italic" style:font-style-asian="italic" fo:font-size="10pt" style:font-size-asian="10pt"/>
    </style:style>
    <style:style style:name="T3431"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432" style:parent-style-name="DefaultParagraphFont" style:family="text">
      <style:text-properties fo:font-style="italic" style:font-style-asian="italic" fo:font-size="10pt" style:font-size-asian="10pt"/>
    </style:style>
    <style:style style:name="P3433" style:parent-style-name="Normal" style:family="paragraph">
      <style:paragraph-properties fo:text-align="justify" fo:text-indent="0.5in"/>
    </style:style>
    <style:style style:name="P3434" style:parent-style-name="Normal" style:family="paragraph">
      <style:paragraph-properties fo:text-align="center"/>
    </style:style>
    <style:style style:name="T3435" style:parent-style-name="DefaultParagraphFont" style:family="text">
      <style:text-properties fo:font-weight="bold" style:font-weight-asian="bold" fo:font-size="11pt" style:font-size-asian="11pt"/>
    </style:style>
    <style:style style:name="T3436" style:parent-style-name="DefaultParagraphFont" style:family="text">
      <style:text-properties fo:font-weight="bold" style:font-weight-asian="bold" fo:font-size="11pt" style:font-size-asian="11pt"/>
    </style:style>
    <style:style style:name="P3437" style:parent-style-name="Normal" style:family="paragraph">
      <style:paragraph-properties fo:text-align="center"/>
    </style:style>
    <style:style style:name="T3438" style:parent-style-name="DefaultParagraphFont" style:family="text">
      <style:text-properties fo:font-weight="bold" style:font-weight-asian="bold" fo:font-size="11pt" style:font-size-asian="11pt"/>
    </style:style>
    <style:style style:name="T3439" style:parent-style-name="DefaultParagraphFont" style:family="text">
      <style:text-properties fo:font-weight="bold" style:font-weight-asian="bold" fo:font-size="11pt" style:font-size-asian="11pt"/>
    </style:style>
    <style:style style:name="P3440" style:parent-style-name="Normal" style:family="paragraph">
      <style:paragraph-properties fo:text-align="center" fo:text-indent="0.5in"/>
      <style:text-properties fo:font-weight="bold" style:font-weight-asian="bold" fo:font-size="11pt" style:font-size-asian="11pt"/>
    </style:style>
    <style:style style:name="P3441" style:parent-style-name="Normal" style:family="paragraph">
      <style:paragraph-properties fo:text-align="justify" fo:text-indent="0.5in"/>
    </style:style>
    <style:style style:name="T3442" style:parent-style-name="DefaultParagraphFont" style:family="text">
      <style:text-properties fo:font-weight="bold" style:font-weight-asian="bold" fo:font-size="11pt" style:font-size-asian="11pt"/>
    </style:style>
    <style:style style:name="T3443" style:parent-style-name="DefaultParagraphFont" style:family="text">
      <style:text-properties fo:font-weight="bold" style:font-weight-asian="bold" fo:font-size="11pt" style:font-size-asian="11pt"/>
    </style:style>
    <style:style style:name="T3444" style:parent-style-name="DefaultParagraphFont" style:family="text">
      <style:text-properties fo:font-weight="bold" style:font-weight-asian="bold" fo:font-size="11pt" style:font-size-asian="11pt"/>
    </style:style>
    <style:style style:name="P3445" style:parent-style-name="Normal" style:family="paragraph">
      <style:paragraph-properties fo:text-align="justify" fo:text-indent="0.5in"/>
    </style:style>
    <style:style style:name="T3446" style:parent-style-name="DefaultParagraphFont" style:family="text">
      <style:text-properties fo:font-size="11pt" style:font-size-asian="11pt"/>
    </style:style>
    <style:style style:name="T3447" style:parent-style-name="DefaultParagraphFont" style:family="text">
      <style:text-properties fo:font-size="11pt" style:font-size-asian="11pt"/>
    </style:style>
    <style:style style:name="T3448" style:parent-style-name="DefaultParagraphFont" style:family="text">
      <style:text-properties fo:font-size="11pt" style:font-size-asian="11pt"/>
    </style:style>
    <style:style style:name="P3449" style:parent-style-name="Normal" style:family="paragraph">
      <style:paragraph-properties fo:text-align="justify" fo:text-indent="0.5in"/>
    </style:style>
    <style:style style:name="T3450" style:parent-style-name="DefaultParagraphFont" style:family="text">
      <style:text-properties fo:font-size="11pt" style:font-size-asian="11pt"/>
    </style:style>
    <style:style style:name="T3451" style:parent-style-name="DefaultParagraphFont" style:family="text">
      <style:text-properties fo:font-size="11pt" style:font-size-asian="11pt"/>
    </style:style>
    <style:style style:name="T3452" style:parent-style-name="DefaultParagraphFont" style:family="text">
      <style:text-properties fo:font-size="11pt" style:font-size-asian="11pt"/>
    </style:style>
    <style:style style:name="T3453" style:parent-style-name="DefaultParagraphFont" style:family="text">
      <style:text-properties fo:font-size="11pt" style:font-size-asian="11pt"/>
    </style:style>
    <style:style style:name="P3454" style:parent-style-name="Normal" style:family="paragraph">
      <style:paragraph-properties fo:text-align="justify" fo:text-indent="0.5in"/>
    </style:style>
    <style:style style:name="T3455" style:parent-style-name="DefaultParagraphFont" style:family="text">
      <style:text-properties fo:font-size="11pt" style:font-size-asian="11pt"/>
    </style:style>
    <style:style style:name="T3456" style:parent-style-name="DefaultParagraphFont" style:family="text">
      <style:text-properties fo:font-size="11pt" style:font-size-asian="11pt"/>
    </style:style>
    <style:style style:name="P3457" style:parent-style-name="Normal" style:family="paragraph">
      <style:paragraph-properties fo:text-align="justify" fo:text-indent="0.5in"/>
    </style:style>
    <style:style style:name="T3458" style:parent-style-name="DefaultParagraphFont" style:family="text">
      <style:text-properties fo:font-size="11pt" style:font-size-asian="11pt"/>
    </style:style>
    <style:style style:name="T3459" style:parent-style-name="DefaultParagraphFont" style:family="text">
      <style:text-properties fo:font-size="11pt" style:font-size-asian="11pt"/>
    </style:style>
    <style:style style:name="T3460" style:parent-style-name="DefaultParagraphFont" style:family="text">
      <style:text-properties fo:font-size="11pt" style:font-size-asian="11pt"/>
    </style:style>
    <style:style style:name="T3461" style:parent-style-name="DefaultParagraphFont" style:family="text">
      <style:text-properties fo:font-size="11pt" style:font-size-asian="11pt"/>
    </style:style>
    <style:style style:name="P3462" style:parent-style-name="Normal" style:family="paragraph">
      <style:paragraph-properties fo:text-align="justify" fo:text-indent="0.4923in"/>
    </style:style>
    <style:style style:name="T3463" style:parent-style-name="DefaultParagraphFont" style:family="text">
      <style:text-properties fo:font-size="11pt" style:font-size-asian="11pt" style:font-size-complex="11pt"/>
    </style:style>
    <style:style style:name="T3464" style:parent-style-name="DefaultParagraphFont" style:family="text">
      <style:text-properties fo:font-size="11pt" style:font-size-asian="11pt" style:font-size-complex="11pt"/>
    </style:style>
    <style:style style:name="T3465" style:parent-style-name="DefaultParagraphFont" style:family="text">
      <style:text-properties fo:font-size="11pt" style:font-size-asian="11pt" style:font-size-complex="11pt"/>
    </style:style>
    <style:style style:name="T3466" style:parent-style-name="DefaultParagraphFont" style:family="text">
      <style:text-properties fo:font-size="11pt" style:font-size-asian="11pt" style:font-size-complex="11pt"/>
    </style:style>
    <style:style style:name="P3467" style:parent-style-name="Normal" style:family="paragraph">
      <style:paragraph-properties fo:text-align="justify" fo:text-indent="0.5in"/>
    </style:style>
    <style:style style:name="T3468" style:parent-style-name="DefaultParagraphFont" style:family="text">
      <style:text-properties style:font-weight-complex="bold" fo:font-size="11pt" style:font-size-asian="11pt" style:font-size-complex="11pt" style:language-asian="lt" style:country-asian="LT"/>
    </style:style>
    <style:style style:name="T3469" style:parent-style-name="DefaultParagraphFont" style:family="text">
      <style:text-properties style:font-weight-complex="bold" fo:font-size="11pt" style:font-size-asian="11pt" style:font-size-complex="11pt" style:language-asian="lt" style:country-asian="LT"/>
    </style:style>
    <style:style style:name="T3470"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3471" style:parent-style-name="DefaultParagraphFont" style:family="text">
      <style:text-properties style:font-weight-complex="bold" fo:font-size="11pt" style:font-size-asian="11pt" style:font-size-complex="11pt" style:language-asian="lt" style:country-asian="LT"/>
    </style:style>
    <style:style style:name="T3472" style:parent-style-name="DefaultParagraphFont" style:family="text">
      <style:text-properties style:font-weight-complex="bold" fo:font-size="11pt" style:font-size-asian="11pt" style:font-size-complex="11pt" style:language-asian="lt" style:country-asian="LT"/>
    </style:style>
    <style:style style:name="T3473" style:parent-style-name="DefaultParagraphFont" style:family="text">
      <style:text-properties style:font-weight-complex="bold" fo:font-size="11pt" style:font-size-asian="11pt" style:font-size-complex="11pt" style:language-asian="lt" style:country-asian="LT"/>
    </style:style>
    <style:style style:name="P3474" style:parent-style-name="Normal" style:family="paragraph">
      <style:text-properties style:font-name-asian="MS Mincho" fo:font-style="italic" style:font-style-asian="italic" style:font-style-complex="italic" fo:font-size="10pt" style:font-size-asian="10pt"/>
    </style:style>
    <style:style style:name="P3475" style:parent-style-name="Normal" style:family="paragraph">
      <style:paragraph-properties fo:text-align="justify"/>
    </style:style>
    <style:style style:name="T3476" style:parent-style-name="DefaultParagraphFont" style:family="text">
      <style:text-properties style:font-name-asian="MS Mincho" fo:font-style="italic" style:font-style-asian="italic" style:font-style-complex="italic" fo:font-size="10pt" style:font-size-asian="10pt"/>
    </style:style>
    <style:style style:name="T347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478" style:parent-style-name="DefaultParagraphFont" style:family="text">
      <style:text-properties style:font-name-asian="MS Mincho" fo:font-style="italic" style:font-style-asian="italic" style:font-style-complex="italic" fo:font-size="10pt" style:font-size-asian="10pt"/>
    </style:style>
    <style:style style:name="P3479" style:parent-style-name="Normal" style:family="paragraph">
      <style:text-properties style:font-name-asian="MS Mincho" fo:font-style="italic" style:font-style-asian="italic" style:font-style-complex="italic" fo:font-size="10pt" style:font-size-asian="10pt"/>
    </style:style>
    <style:style style:name="T3480" style:parent-style-name="DefaultParagraphFont" style:family="text">
      <style:text-properties style:font-name-asian="MS Mincho" fo:font-style="italic" style:font-style-asian="italic" style:font-style-complex="italic" fo:font-size="10pt" style:font-size-asian="10pt"/>
    </style:style>
    <style:style style:name="T348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482" style:parent-style-name="DefaultParagraphFont" style:family="text">
      <style:text-properties style:font-name-asian="MS Mincho" fo:font-style="italic" style:font-style-asian="italic" style:font-style-complex="italic" fo:font-size="10pt" style:font-size-asian="10pt"/>
    </style:style>
    <style:style style:name="T3483" style:parent-style-name="DefaultParagraphFont" style:family="text">
      <style:text-properties fo:font-style="italic" style:font-style-asian="italic" fo:font-size="10pt" style:font-size-asian="10pt"/>
    </style:style>
    <style:style style:name="T3484"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485" style:parent-style-name="DefaultParagraphFont" style:family="text">
      <style:text-properties fo:font-style="italic" style:font-style-asian="italic" fo:font-size="10pt" style:font-size-asian="10pt"/>
    </style:style>
    <style:style style:name="P3486" style:parent-style-name="Normal" style:family="paragraph">
      <style:paragraph-properties fo:text-align="justify" fo:margin-left="1.575in" fo:text-indent="0.5in">
        <style:tab-stops/>
      </style:paragraph-properties>
    </style:style>
    <style:style style:name="P3487" style:parent-style-name="Normal" style:family="paragraph">
      <style:paragraph-properties fo:text-align="justify" fo:margin-left="1.6736in" fo:text-indent="-1.1736in">
        <style:tab-stops/>
      </style:paragraph-properties>
    </style:style>
    <style:style style:name="T3488" style:parent-style-name="DefaultParagraphFont" style:family="text">
      <style:text-properties fo:font-weight="bold" style:font-weight-asian="bold" fo:font-size="11pt" style:font-size-asian="11pt"/>
    </style:style>
    <style:style style:name="T3489" style:parent-style-name="DefaultParagraphFont" style:family="text">
      <style:text-properties fo:font-weight="bold" style:font-weight-asian="bold" fo:font-size="11pt" style:font-size-asian="11pt"/>
    </style:style>
    <style:style style:name="T3490" style:parent-style-name="DefaultParagraphFont" style:family="text">
      <style:text-properties fo:font-weight="bold" style:font-weight-asian="bold" fo:font-size="11pt" style:font-size-asian="11pt"/>
    </style:style>
    <style:style style:name="T3491" style:parent-style-name="DefaultParagraphFont" style:family="text">
      <style:text-properties fo:font-weight="bold" style:font-weight-asian="bold" fo:font-size="11pt" style:font-size-asian="11pt"/>
    </style:style>
    <style:style style:name="P3492" style:parent-style-name="Normal" style:family="paragraph">
      <style:paragraph-properties fo:text-align="justify" fo:text-indent="0.5in"/>
    </style:style>
    <style:style style:name="T3493" style:parent-style-name="DefaultParagraphFont" style:family="text">
      <style:text-properties fo:font-size="11pt" style:font-size-asian="11pt" style:font-size-complex="11pt" style:language-asian="lt" style:country-asian="LT"/>
    </style:style>
    <style:style style:name="T3494" style:parent-style-name="DefaultParagraphFont" style:family="text">
      <style:text-properties fo:font-size="11pt" style:font-size-asian="11pt" style:font-size-complex="11pt" style:language-asian="lt" style:country-asian="LT"/>
    </style:style>
    <style:style style:name="T3495" style:parent-style-name="DefaultParagraphFont" style:family="text">
      <style:text-properties fo:font-size="11pt" style:font-size-asian="11pt" style:font-size-complex="11pt" style:language-asian="lt" style:country-asian="LT"/>
    </style:style>
    <style:style style:name="T3496" style:parent-style-name="DefaultParagraphFont" style:family="text">
      <style:text-properties style:font-weight-complex="bold" fo:font-size="11pt" style:font-size-asian="11pt" style:font-size-complex="11pt" style:language-asian="lt" style:country-asian="LT"/>
    </style:style>
    <style:style style:name="T3497" style:parent-style-name="DefaultParagraphFont" style:family="text">
      <style:text-properties fo:font-size="11pt" style:font-size-asian="11pt" style:font-size-complex="11pt" style:language-asian="lt" style:country-asian="LT"/>
    </style:style>
    <style:style style:name="P3498" style:parent-style-name="Normal" style:family="paragraph">
      <style:text-properties style:font-name-asian="MS Mincho" fo:font-style="italic" style:font-style-asian="italic" style:font-style-complex="italic" fo:font-size="10pt" style:font-size-asian="10pt"/>
    </style:style>
    <style:style style:name="P3499" style:parent-style-name="Normal" style:family="paragraph">
      <style:paragraph-properties fo:text-align="justify"/>
    </style:style>
    <style:style style:name="T3500" style:parent-style-name="DefaultParagraphFont" style:family="text">
      <style:text-properties style:font-name-asian="MS Mincho" fo:font-style="italic" style:font-style-asian="italic" style:font-style-complex="italic" fo:font-size="10pt" style:font-size-asian="10pt"/>
    </style:style>
    <style:style style:name="T350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502" style:parent-style-name="DefaultParagraphFont" style:family="text">
      <style:text-properties style:font-name-asian="MS Mincho" fo:font-style="italic" style:font-style-asian="italic" style:font-style-complex="italic" fo:font-size="10pt" style:font-size-asian="10pt"/>
    </style:style>
    <style:style style:name="P3503" style:parent-style-name="Normal" style:family="paragraph">
      <style:paragraph-properties fo:text-align="justify"/>
    </style:style>
    <style:style style:name="T3504" style:parent-style-name="DefaultParagraphFont" style:family="text">
      <style:text-properties style:font-name-asian="MS Mincho" fo:font-style="italic" style:font-style-asian="italic" style:font-style-complex="italic" fo:font-size="10pt" style:font-size-asian="10pt"/>
    </style:style>
    <style:style style:name="T350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506" style:parent-style-name="DefaultParagraphFont" style:family="text">
      <style:text-properties style:font-name-asian="MS Mincho" fo:font-style="italic" style:font-style-asian="italic" style:font-style-complex="italic" fo:font-size="10pt" style:font-size-asian="10pt"/>
    </style:style>
    <style:style style:name="P3507" style:parent-style-name="Normal" style:family="paragraph">
      <style:paragraph-properties fo:text-align="justify" fo:text-indent="0.5in"/>
    </style:style>
    <style:style style:name="T3508" style:parent-style-name="DefaultParagraphFont" style:family="text">
      <style:text-properties fo:font-size="11pt" style:font-size-asian="11pt" style:font-size-complex="11pt"/>
    </style:style>
    <style:style style:name="T3509" style:parent-style-name="DefaultParagraphFont" style:family="text">
      <style:text-properties fo:font-size="11pt" style:font-size-asian="11pt" style:font-size-complex="11pt"/>
    </style:style>
    <style:style style:name="T3510" style:parent-style-name="DefaultParagraphFont" style:family="text">
      <style:text-properties fo:font-size="11pt" style:font-size-asian="11pt" style:font-size-complex="11pt"/>
    </style:style>
    <style:style style:name="T3511" style:parent-style-name="DefaultParagraphFont" style:family="text">
      <style:text-properties fo:font-size="11pt" style:font-size-asian="11pt" style:font-size-complex="11pt"/>
    </style:style>
    <style:style style:name="P3512" style:parent-style-name="Normal" style:family="paragraph">
      <style:paragraph-properties fo:text-align="justify" fo:text-indent="0.5in"/>
    </style:style>
    <style:style style:name="T3513" style:parent-style-name="DefaultParagraphFont" style:family="text">
      <style:text-properties fo:font-size="11pt" style:font-size-asian="11pt" style:font-size-complex="11pt"/>
    </style:style>
    <style:style style:name="T3514" style:parent-style-name="DefaultParagraphFont" style:family="text">
      <style:text-properties fo:font-size="11pt" style:font-size-asian="11pt" style:font-size-complex="11pt"/>
    </style:style>
    <style:style style:name="T3515" style:parent-style-name="DefaultParagraphFont" style:family="text">
      <style:text-properties style:font-style-complex="italic" fo:font-size="11pt" style:font-size-asian="11pt" style:font-size-complex="11pt"/>
    </style:style>
    <style:style style:name="T3516" style:parent-style-name="DefaultParagraphFont" style:family="text">
      <style:text-properties fo:font-size="11pt" style:font-size-asian="11pt" style:font-size-complex="11pt"/>
    </style:style>
    <style:style style:name="T3517" style:parent-style-name="DefaultParagraphFont" style:family="text">
      <style:text-properties style:font-style-complex="italic" fo:font-size="11pt" style:font-size-asian="11pt" style:font-size-complex="11pt"/>
    </style:style>
    <style:style style:name="T3518" style:parent-style-name="DefaultParagraphFont" style:family="text">
      <style:text-properties fo:font-size="11pt" style:font-size-asian="11pt" style:font-size-complex="11pt"/>
    </style:style>
    <style:style style:name="T3519" style:parent-style-name="DefaultParagraphFont" style:family="text">
      <style:text-properties style:font-style-complex="italic" fo:font-size="11pt" style:font-size-asian="11pt" style:font-size-complex="11pt"/>
    </style:style>
    <style:style style:name="T3520" style:parent-style-name="DefaultParagraphFont" style:family="text">
      <style:text-properties style:font-style-complex="italic" fo:font-size="11pt" style:font-size-asian="11pt" style:font-size-complex="11pt"/>
    </style:style>
    <style:style style:name="T3521" style:parent-style-name="DefaultParagraphFont" style:family="text">
      <style:text-properties fo:font-size="11pt" style:font-size-asian="11pt" style:font-size-complex="11pt"/>
    </style:style>
    <style:style style:name="T3522" style:parent-style-name="DefaultParagraphFont" style:family="text">
      <style:text-properties style:font-style-complex="italic" fo:font-size="11pt" style:font-size-asian="11pt" style:font-size-complex="11pt"/>
    </style:style>
    <style:style style:name="T3523" style:parent-style-name="DefaultParagraphFont" style:family="text">
      <style:text-properties fo:font-size="11pt" style:font-size-asian="11pt" style:font-size-complex="11pt"/>
    </style:style>
    <style:style style:name="T3524" style:parent-style-name="DefaultParagraphFont" style:family="text">
      <style:text-properties fo:font-size="11pt" style:font-size-asian="11pt" style:font-size-complex="11pt"/>
    </style:style>
    <style:style style:name="T3525" style:parent-style-name="DefaultParagraphFont" style:family="text">
      <style:text-properties fo:font-size="11pt" style:font-size-asian="11pt" style:font-size-complex="11pt"/>
    </style:style>
    <style:style style:name="T3526" style:parent-style-name="DefaultParagraphFont" style:family="text">
      <style:text-properties style:font-style-complex="italic" fo:font-size="11pt" style:font-size-asian="11pt" style:font-size-complex="11pt"/>
    </style:style>
    <style:style style:name="T3527" style:parent-style-name="DefaultParagraphFont" style:family="text">
      <style:text-properties fo:font-size="11pt" style:font-size-asian="11pt" style:font-size-complex="11pt"/>
    </style:style>
    <style:style style:name="P3528" style:parent-style-name="Normal" style:family="paragraph">
      <style:paragraph-properties fo:text-align="justify" fo:text-indent="0.5in"/>
    </style:style>
    <style:style style:name="T3529" style:parent-style-name="DefaultParagraphFont" style:family="text">
      <style:text-properties fo:font-size="11pt" style:font-size-asian="11pt" style:font-size-complex="11pt"/>
    </style:style>
    <style:style style:name="T3530" style:parent-style-name="DefaultParagraphFont" style:family="text">
      <style:text-properties fo:font-size="11pt" style:font-size-asian="11pt" style:font-size-complex="11pt"/>
    </style:style>
    <style:style style:name="T3531" style:parent-style-name="DefaultParagraphFont" style:family="text">
      <style:text-properties style:font-style-complex="italic" fo:font-size="11pt" style:font-size-asian="11pt" style:font-size-complex="11pt"/>
    </style:style>
    <style:style style:name="T3532" style:parent-style-name="DefaultParagraphFont" style:family="text">
      <style:text-properties style:font-style-complex="italic" fo:font-size="11pt" style:font-size-asian="11pt" style:font-size-complex="11pt"/>
    </style:style>
    <style:style style:name="T3533" style:parent-style-name="DefaultParagraphFont" style:family="text">
      <style:text-properties fo:font-size="11pt" style:font-size-asian="11pt" style:font-size-complex="11pt"/>
    </style:style>
    <style:style style:name="T3534" style:parent-style-name="DefaultParagraphFont" style:family="text">
      <style:text-properties style:font-style-complex="italic" fo:font-size="11pt" style:font-size-asian="11pt" style:font-size-complex="11pt"/>
    </style:style>
    <style:style style:name="T3535" style:parent-style-name="DefaultParagraphFont" style:family="text">
      <style:text-properties fo:font-size="11pt" style:font-size-asian="11pt" style:font-size-complex="11pt"/>
    </style:style>
    <style:style style:name="T3536" style:parent-style-name="DefaultParagraphFont" style:family="text">
      <style:text-properties fo:font-size="11pt" style:font-size-asian="11pt" style:font-size-complex="11pt"/>
    </style:style>
    <style:style style:name="T3537" style:parent-style-name="DefaultParagraphFont" style:family="text">
      <style:text-properties style:font-style-complex="italic" fo:font-size="11pt" style:font-size-asian="11pt" style:font-size-complex="11pt"/>
    </style:style>
    <style:style style:name="T3538" style:parent-style-name="DefaultParagraphFont" style:family="text">
      <style:text-properties fo:font-size="11pt" style:font-size-asian="11pt" style:font-size-complex="11pt"/>
    </style:style>
    <style:style style:name="P3539" style:parent-style-name="Normal" style:family="paragraph">
      <style:paragraph-properties fo:text-align="justify"/>
    </style:style>
    <style:style style:name="T3540" style:parent-style-name="DefaultParagraphFont" style:family="text">
      <style:text-properties fo:font-weight="bold" style:font-weight-asian="bold" fo:font-style="italic" style:font-style-asian="italic" fo:font-size="10pt" style:font-size-asian="10pt"/>
    </style:style>
    <style:style style:name="T3541" style:parent-style-name="DefaultParagraphFont" style:family="text">
      <style:text-properties fo:font-style="italic" style:font-style-asian="italic" fo:font-size="10pt" style:font-size-asian="10pt"/>
    </style:style>
    <style:style style:name="T3542" style:parent-style-name="DefaultParagraphFont" style:family="text">
      <style:text-properties fo:font-style="italic" style:font-style-asian="italic" fo:font-size="10pt" style:font-size-asian="10pt"/>
    </style:style>
    <style:style style:name="P3543" style:parent-style-name="Normal" style:family="paragraph">
      <style:text-properties style:font-name-asian="MS Mincho" fo:font-style="italic" style:font-style-asian="italic" style:font-style-complex="italic" fo:font-size="10pt" style:font-size-asian="10pt"/>
    </style:style>
    <style:style style:name="P3544" style:parent-style-name="Normal" style:family="paragraph">
      <style:paragraph-properties fo:text-align="justify"/>
    </style:style>
    <style:style style:name="T3545" style:parent-style-name="DefaultParagraphFont" style:family="text">
      <style:text-properties style:font-name-asian="MS Mincho" fo:font-style="italic" style:font-style-asian="italic" style:font-style-complex="italic" fo:font-size="10pt" style:font-size-asian="10pt"/>
    </style:style>
    <style:style style:name="T354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547" style:parent-style-name="DefaultParagraphFont" style:family="text">
      <style:text-properties style:font-name-asian="MS Mincho" fo:font-style="italic" style:font-style-asian="italic" style:font-style-complex="italic" fo:font-size="10pt" style:font-size-asian="10pt"/>
    </style:style>
    <style:style style:name="P3548" style:parent-style-name="Normal" style:family="paragraph">
      <style:text-properties fo:font-style="italic" style:font-style-asian="italic" fo:font-size="10pt" style:font-size-asian="10pt"/>
    </style:style>
    <style:style style:name="T3549" style:parent-style-name="DefaultParagraphFont" style:family="text">
      <style:text-properties fo:font-style="italic" style:font-style-asian="italic" fo:font-size="10pt" style:font-size-asian="10pt"/>
    </style:style>
    <style:style style:name="T3550"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551" style:parent-style-name="DefaultParagraphFont" style:family="text">
      <style:text-properties fo:font-style="italic" style:font-style-asian="italic" fo:font-size="10pt" style:font-size-asian="10pt"/>
    </style:style>
    <style:style style:name="P3552" style:parent-style-name="Normal" style:family="paragraph">
      <style:paragraph-properties fo:text-align="justify"/>
    </style:style>
    <style:style style:name="T3553" style:parent-style-name="DefaultParagraphFont" style:family="text">
      <style:text-properties fo:font-style="italic" style:font-style-asian="italic" fo:font-size="10pt" style:font-size-asian="10pt"/>
    </style:style>
    <style:style style:name="T3554"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555" style:parent-style-name="DefaultParagraphFont" style:family="text">
      <style:text-properties fo:font-style="italic" style:font-style-asian="italic" fo:font-size="10pt" style:font-size-asian="10pt"/>
    </style:style>
    <style:style style:name="P3556" style:parent-style-name="Normal" style:family="paragraph">
      <style:paragraph-properties fo:text-align="justify"/>
    </style:style>
    <style:style style:name="T3557" style:parent-style-name="DefaultParagraphFont" style:family="text">
      <style:text-properties style:font-name-asian="MS Mincho" fo:font-style="italic" style:font-style-asian="italic" style:font-style-complex="italic" fo:font-size="10pt" style:font-size-asian="10pt"/>
    </style:style>
    <style:style style:name="T355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559" style:parent-style-name="DefaultParagraphFont" style:family="text">
      <style:text-properties style:font-name-asian="MS Mincho" fo:font-style="italic" style:font-style-asian="italic" style:font-style-complex="italic" fo:font-size="10pt" style:font-size-asian="10pt"/>
    </style:style>
    <style:style style:name="P3560" style:parent-style-name="Normal" style:family="paragraph">
      <style:paragraph-properties fo:text-align="justify"/>
    </style:style>
    <style:style style:name="T3561" style:parent-style-name="DefaultParagraphFont" style:family="text">
      <style:text-properties style:font-name-asian="MS Mincho" fo:font-style="italic" style:font-style-asian="italic" style:font-style-complex="italic" fo:font-size="10pt" style:font-size-asian="10pt"/>
    </style:style>
    <style:style style:name="T356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563" style:parent-style-name="DefaultParagraphFont" style:family="text">
      <style:text-properties style:font-name-asian="MS Mincho" fo:font-style="italic" style:font-style-asian="italic" style:font-style-complex="italic" fo:font-size="10pt" style:font-size-asian="10pt"/>
    </style:style>
    <style:style style:name="P3564" style:parent-style-name="Normal" style:family="paragraph">
      <style:paragraph-properties fo:text-align="justify"/>
    </style:style>
    <style:style style:name="T3565" style:parent-style-name="DefaultParagraphFont" style:family="text">
      <style:text-properties fo:font-style="italic" style:font-style-asian="italic" fo:font-size="10pt" style:font-size-asian="10pt"/>
    </style:style>
    <style:style style:name="T3566"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567" style:parent-style-name="DefaultParagraphFont" style:family="text">
      <style:text-properties fo:font-style="italic" style:font-style-asian="italic" fo:font-size="10pt" style:font-size-asian="10pt"/>
    </style:style>
    <style:style style:name="P3568" style:parent-style-name="Normal" style:family="paragraph">
      <style:paragraph-properties fo:text-align="justify" fo:text-indent="0.5in"/>
    </style:style>
    <style:style style:name="P3569" style:parent-style-name="Normal" style:family="paragraph">
      <style:paragraph-properties fo:text-align="justify" fo:text-indent="0.5in"/>
    </style:style>
    <style:style style:name="T3570" style:parent-style-name="DefaultParagraphFont" style:family="text">
      <style:text-properties fo:font-weight="bold" style:font-weight-asian="bold" fo:font-size="11pt" style:font-size-asian="11pt"/>
    </style:style>
    <style:style style:name="T3571" style:parent-style-name="DefaultParagraphFont" style:family="text">
      <style:text-properties fo:font-weight="bold" style:font-weight-asian="bold" fo:font-size="11pt" style:font-size-asian="11pt"/>
    </style:style>
    <style:style style:name="T3572" style:parent-style-name="DefaultParagraphFont" style:family="text">
      <style:text-properties fo:font-weight="bold" style:font-weight-asian="bold" fo:font-size="11pt" style:font-size-asian="11pt"/>
    </style:style>
    <style:style style:name="P3573" style:parent-style-name="Normal" style:family="paragraph">
      <style:paragraph-properties fo:text-align="justify" fo:text-indent="0.5in"/>
    </style:style>
    <style:style style:name="T3574" style:parent-style-name="DefaultParagraphFont" style:family="text">
      <style:text-properties fo:font-size="11pt" style:font-size-asian="11pt" style:font-size-complex="11pt" style:language-asian="lt" style:country-asian="LT"/>
    </style:style>
    <style:style style:name="T3575" style:parent-style-name="DefaultParagraphFont" style:family="text">
      <style:text-properties fo:font-size="11pt" style:font-size-asian="11pt" style:font-size-complex="11pt" style:language-asian="lt" style:country-asian="LT"/>
    </style:style>
    <style:style style:name="T3576" style:parent-style-name="DefaultParagraphFont" style:family="text">
      <style:text-properties fo:font-size="11pt" style:font-size-asian="11pt" style:font-size-complex="11pt" style:language-asian="lt" style:country-asian="LT"/>
    </style:style>
    <style:style style:name="T3577" style:parent-style-name="DefaultParagraphFont" style:family="text">
      <style:text-properties fo:font-size="11pt" style:font-size-asian="11pt" style:font-size-complex="11pt" style:language-asian="lt" style:country-asian="LT"/>
    </style:style>
    <style:style style:name="T3578" style:parent-style-name="DefaultParagraphFont" style:family="text">
      <style:text-properties style:font-weight-complex="bold" fo:font-size="11pt" style:font-size-asian="11pt" style:font-size-complex="11pt" style:language-asian="lt" style:country-asian="LT"/>
    </style:style>
    <style:style style:name="T3579" style:parent-style-name="DefaultParagraphFont" style:family="text">
      <style:text-properties fo:font-size="11pt" style:font-size-asian="11pt" style:font-size-complex="11pt" style:language-asian="lt" style:country-asian="LT"/>
    </style:style>
    <style:style style:name="P3580" style:parent-style-name="Normal" style:family="paragraph">
      <style:text-properties style:font-name-asian="MS Mincho" fo:font-style="italic" style:font-style-asian="italic" style:font-style-complex="italic" fo:font-size="10pt" style:font-size-asian="10pt"/>
    </style:style>
    <style:style style:name="P3581" style:parent-style-name="Normal" style:family="paragraph">
      <style:paragraph-properties fo:text-align="justify"/>
    </style:style>
    <style:style style:name="T3582" style:parent-style-name="DefaultParagraphFont" style:family="text">
      <style:text-properties style:font-name-asian="MS Mincho" fo:font-style="italic" style:font-style-asian="italic" style:font-style-complex="italic" fo:font-size="10pt" style:font-size-asian="10pt"/>
    </style:style>
    <style:style style:name="T358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584" style:parent-style-name="DefaultParagraphFont" style:family="text">
      <style:text-properties style:font-name-asian="MS Mincho" fo:font-style="italic" style:font-style-asian="italic" style:font-style-complex="italic" fo:font-size="10pt" style:font-size-asian="10pt"/>
    </style:style>
    <style:style style:name="P3585" style:parent-style-name="Normal" style:family="paragraph">
      <style:paragraph-properties fo:text-align="justify"/>
    </style:style>
    <style:style style:name="T3586" style:parent-style-name="DefaultParagraphFont" style:family="text">
      <style:text-properties style:font-name-asian="MS Mincho" fo:font-style="italic" style:font-style-asian="italic" style:font-style-complex="italic" fo:font-size="10pt" style:font-size-asian="10pt"/>
    </style:style>
    <style:style style:name="T358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588" style:parent-style-name="DefaultParagraphFont" style:family="text">
      <style:text-properties style:font-name-asian="MS Mincho" fo:font-style="italic" style:font-style-asian="italic" style:font-style-complex="italic" fo:font-size="10pt" style:font-size-asian="10pt"/>
    </style:style>
    <style:style style:name="P3589" style:parent-style-name="Normal" style:family="paragraph">
      <style:paragraph-properties fo:text-align="justify" fo:text-indent="0.5in"/>
    </style:style>
    <style:style style:name="T3590" style:parent-style-name="DefaultParagraphFont" style:family="text">
      <style:text-properties fo:font-size="11pt" style:font-size-asian="11pt" style:font-size-complex="11pt"/>
    </style:style>
    <style:style style:name="T3591" style:parent-style-name="DefaultParagraphFont" style:family="text">
      <style:text-properties fo:font-size="11pt" style:font-size-asian="11pt" style:font-size-complex="11pt"/>
    </style:style>
    <style:style style:name="T3592" style:parent-style-name="DefaultParagraphFont" style:family="text">
      <style:text-properties fo:font-size="11pt" style:font-size-asian="11pt" style:font-size-complex="11pt"/>
    </style:style>
    <style:style style:name="T3593" style:parent-style-name="DefaultParagraphFont" style:family="text">
      <style:text-properties fo:font-size="11pt" style:font-size-asian="11pt" style:font-size-complex="11pt"/>
    </style:style>
    <style:style style:name="P3594" style:parent-style-name="Normal" style:family="paragraph">
      <style:paragraph-properties fo:text-align="justify" fo:text-indent="0.5in"/>
    </style:style>
    <style:style style:name="T3595" style:parent-style-name="DefaultParagraphFont" style:family="text">
      <style:text-properties fo:font-size="11pt" style:font-size-asian="11pt"/>
    </style:style>
    <style:style style:name="T3596" style:parent-style-name="DefaultParagraphFont" style:family="text">
      <style:text-properties fo:font-size="11pt" style:font-size-asian="11pt"/>
    </style:style>
    <style:style style:name="T3597" style:parent-style-name="DefaultParagraphFont" style:family="text">
      <style:text-properties fo:font-size="11pt" style:font-size-asian="11pt"/>
    </style:style>
    <style:style style:name="P3598" style:parent-style-name="Normal" style:family="paragraph">
      <style:text-properties fo:font-style="italic" style:font-style-asian="italic" fo:font-size="10pt" style:font-size-asian="10pt"/>
    </style:style>
    <style:style style:name="P3599" style:parent-style-name="Normal" style:family="paragraph">
      <style:paragraph-properties fo:text-align="justify"/>
    </style:style>
    <style:style style:name="T3600" style:parent-style-name="DefaultParagraphFont" style:family="text">
      <style:text-properties style:font-name-asian="MS Mincho" fo:font-style="italic" style:font-style-asian="italic" style:font-style-complex="italic" fo:font-size="10pt" style:font-size-asian="10pt"/>
    </style:style>
    <style:style style:name="T360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02" style:parent-style-name="DefaultParagraphFont" style:family="text">
      <style:text-properties style:font-name-asian="MS Mincho" fo:font-style="italic" style:font-style-asian="italic" style:font-style-complex="italic" fo:font-size="10pt" style:font-size-asian="10pt"/>
    </style:style>
    <style:style style:name="P3603" style:parent-style-name="Normal" style:family="paragraph">
      <style:paragraph-properties fo:text-align="justify"/>
    </style:style>
    <style:style style:name="T3604" style:parent-style-name="DefaultParagraphFont" style:family="text">
      <style:text-properties style:font-name-asian="MS Mincho" fo:font-style="italic" style:font-style-asian="italic" style:font-style-complex="italic" fo:font-size="10pt" style:font-size-asian="10pt"/>
    </style:style>
    <style:style style:name="T360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06" style:parent-style-name="DefaultParagraphFont" style:family="text">
      <style:text-properties style:font-name-asian="MS Mincho" fo:font-style="italic" style:font-style-asian="italic" style:font-style-complex="italic" fo:font-size="10pt" style:font-size-asian="10pt"/>
    </style:style>
    <style:style style:name="T3607" style:parent-style-name="DefaultParagraphFont" style:family="text">
      <style:text-properties style:font-name-asian="MS Mincho" fo:font-style="italic" style:font-style-asian="italic" style:font-style-complex="italic" fo:font-size="10pt" style:font-size-asian="10pt"/>
    </style:style>
    <style:style style:name="T360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09" style:parent-style-name="DefaultParagraphFont" style:family="text">
      <style:text-properties style:font-name-asian="MS Mincho" fo:font-style="italic" style:font-style-asian="italic" style:font-style-complex="italic" fo:font-size="10pt" style:font-size-asian="10pt"/>
    </style:style>
    <style:style style:name="P3610" style:parent-style-name="Normal" style:family="paragraph">
      <style:paragraph-properties fo:text-align="justify"/>
    </style:style>
    <style:style style:name="T3611" style:parent-style-name="DefaultParagraphFont" style:family="text">
      <style:text-properties style:font-name-asian="MS Mincho" fo:font-style="italic" style:font-style-asian="italic" style:font-style-complex="italic" fo:font-size="10pt" style:font-size-asian="10pt"/>
    </style:style>
    <style:style style:name="T361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13" style:parent-style-name="DefaultParagraphFont" style:family="text">
      <style:text-properties style:font-name-asian="MS Mincho" fo:font-style="italic" style:font-style-asian="italic" style:font-style-complex="italic" fo:font-size="10pt" style:font-size-asian="10pt"/>
    </style:style>
    <style:style style:name="P3614" style:parent-style-name="Normal" style:family="paragraph">
      <style:paragraph-properties fo:text-align="justify"/>
    </style:style>
    <style:style style:name="T3615" style:parent-style-name="DefaultParagraphFont" style:family="text">
      <style:text-properties fo:font-style="italic" style:font-style-asian="italic" fo:font-size="10pt" style:font-size-asian="10pt"/>
    </style:style>
    <style:style style:name="T3616"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617" style:parent-style-name="DefaultParagraphFont" style:family="text">
      <style:text-properties fo:font-style="italic" style:font-style-asian="italic" fo:font-size="10pt" style:font-size-asian="10pt"/>
    </style:style>
    <style:style style:name="P3618" style:parent-style-name="Normal" style:family="paragraph">
      <style:paragraph-properties fo:text-align="justify" fo:text-indent="0.5in"/>
    </style:style>
    <style:style style:name="P3619" style:parent-style-name="Normal" style:family="paragraph">
      <style:paragraph-properties fo:text-align="justify" fo:text-indent="0.5in"/>
    </style:style>
    <style:style style:name="T3620" style:parent-style-name="DefaultParagraphFont" style:family="text">
      <style:text-properties fo:font-weight="bold" style:font-weight-asian="bold" style:font-weight-complex="bold" fo:font-size="11pt" style:font-size-asian="11pt"/>
    </style:style>
    <style:style style:name="T3621" style:parent-style-name="DefaultParagraphFont" style:family="text">
      <style:text-properties fo:font-weight="bold" style:font-weight-asian="bold" style:font-weight-complex="bold" fo:font-size="11pt" style:font-size-asian="11pt"/>
    </style:style>
    <style:style style:name="T3622" style:parent-style-name="DefaultParagraphFont" style:family="text">
      <style:text-properties fo:font-weight="bold" style:font-weight-asian="bold" style:font-weight-complex="bold" fo:font-size="11pt" style:font-size-asian="11pt"/>
    </style:style>
    <style:style style:name="T3623" style:parent-style-name="DefaultParagraphFont" style:family="text">
      <style:text-properties fo:font-weight="bold" style:font-weight-asian="bold" style:font-weight-complex="bold" fo:font-size="11pt" style:font-size-asian="11pt"/>
    </style:style>
    <style:style style:name="P3624" style:parent-style-name="Normal" style:family="paragraph">
      <style:paragraph-properties fo:text-align="justify" fo:text-indent="0.5in"/>
    </style:style>
    <style:style style:name="T3625" style:parent-style-name="DefaultParagraphFont" style:family="text">
      <style:text-properties fo:font-size="11pt" style:font-size-asian="11pt" style:font-size-complex="11pt" style:language-asian="lt" style:country-asian="LT"/>
    </style:style>
    <style:style style:name="T3626" style:parent-style-name="DefaultParagraphFont" style:family="text">
      <style:text-properties fo:font-size="11pt" style:font-size-asian="11pt" style:font-size-complex="11pt" style:language-asian="lt" style:country-asian="LT"/>
    </style:style>
    <style:style style:name="T3627" style:parent-style-name="DefaultParagraphFont" style:family="text">
      <style:text-properties fo:font-size="11pt" style:font-size-asian="11pt" style:font-size-complex="11pt" style:language-asian="lt" style:country-asian="LT"/>
    </style:style>
    <style:style style:name="P3628" style:parent-style-name="Normal" style:family="paragraph">
      <style:text-properties style:font-name-asian="MS Mincho" fo:font-style="italic" style:font-style-asian="italic" style:font-style-complex="italic" fo:font-size="10pt" style:font-size-asian="10pt"/>
    </style:style>
    <style:style style:name="P3629" style:parent-style-name="Normal" style:family="paragraph">
      <style:paragraph-properties fo:text-align="justify"/>
    </style:style>
    <style:style style:name="T3630" style:parent-style-name="DefaultParagraphFont" style:family="text">
      <style:text-properties style:font-name-asian="MS Mincho" fo:font-style="italic" style:font-style-asian="italic" style:font-style-complex="italic" fo:font-size="10pt" style:font-size-asian="10pt"/>
    </style:style>
    <style:style style:name="T363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32" style:parent-style-name="DefaultParagraphFont" style:family="text">
      <style:text-properties style:font-name-asian="MS Mincho" fo:font-style="italic" style:font-style-asian="italic" style:font-style-complex="italic" fo:font-size="10pt" style:font-size-asian="10pt"/>
    </style:style>
    <style:style style:name="P3633" style:parent-style-name="Normal" style:family="paragraph">
      <style:paragraph-properties fo:text-align="justify"/>
    </style:style>
    <style:style style:name="T3634" style:parent-style-name="DefaultParagraphFont" style:family="text">
      <style:text-properties style:font-name-asian="MS Mincho" fo:font-style="italic" style:font-style-asian="italic" style:font-style-complex="italic" fo:font-size="10pt" style:font-size-asian="10pt"/>
    </style:style>
    <style:style style:name="T363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36" style:parent-style-name="DefaultParagraphFont" style:family="text">
      <style:text-properties style:font-name-asian="MS Mincho" fo:font-style="italic" style:font-style-asian="italic" style:font-style-complex="italic" fo:font-size="10pt" style:font-size-asian="10pt"/>
    </style:style>
    <style:style style:name="P3637" style:parent-style-name="Normal" style:family="paragraph">
      <style:paragraph-properties fo:text-align="justify" fo:text-indent="0.5in"/>
    </style:style>
    <style:style style:name="T3638" style:parent-style-name="DefaultParagraphFont" style:family="text">
      <style:text-properties fo:font-size="11pt" style:font-size-asian="11pt" style:font-size-complex="11pt"/>
    </style:style>
    <style:style style:name="T3639" style:parent-style-name="DefaultParagraphFont" style:family="text">
      <style:text-properties fo:font-size="11pt" style:font-size-asian="11pt" style:font-size-complex="11pt"/>
    </style:style>
    <style:style style:name="T3640" style:parent-style-name="DefaultParagraphFont" style:family="text">
      <style:text-properties fo:font-size="11pt" style:font-size-asian="11pt" style:font-size-complex="11pt"/>
    </style:style>
    <style:style style:name="P3641" style:parent-style-name="Normal" style:family="paragraph">
      <style:paragraph-properties fo:text-align="justify" fo:text-indent="0.5in"/>
    </style:style>
    <style:style style:name="T3642" style:parent-style-name="DefaultParagraphFont" style:family="text">
      <style:text-properties fo:font-size="11pt" style:font-size-asian="11pt" style:font-size-complex="11pt"/>
    </style:style>
    <style:style style:name="T3643" style:parent-style-name="DefaultParagraphFont" style:family="text">
      <style:text-properties fo:font-size="11pt" style:font-size-asian="11pt" style:font-size-complex="11pt"/>
    </style:style>
    <style:style style:name="T3644" style:parent-style-name="DefaultParagraphFont" style:family="text">
      <style:text-properties fo:font-size="11pt" style:font-size-asian="11pt" style:font-size-complex="11pt"/>
    </style:style>
    <style:style style:name="T3645" style:parent-style-name="DefaultParagraphFont" style:family="text">
      <style:text-properties fo:font-size="11pt" style:font-size-asian="11pt" style:font-size-complex="11pt"/>
    </style:style>
    <style:style style:name="T3646" style:parent-style-name="DefaultParagraphFont" style:family="text">
      <style:text-properties fo:font-size="11pt" style:font-size-asian="11pt" style:font-size-complex="11pt"/>
    </style:style>
    <style:style style:name="P3647" style:parent-style-name="Normal" style:family="paragraph">
      <style:paragraph-properties fo:text-indent="0.4923in"/>
    </style:style>
    <style:style style:name="T3648" style:parent-style-name="DefaultParagraphFont" style:family="text">
      <style:text-properties fo:font-size="11pt" style:font-size-asian="11pt"/>
    </style:style>
    <style:style style:name="T3649" style:parent-style-name="DefaultParagraphFont" style:family="text">
      <style:text-properties fo:font-size="11pt" style:font-size-asian="11pt"/>
    </style:style>
    <style:style style:name="T3650" style:parent-style-name="DefaultParagraphFont" style:family="text">
      <style:text-properties fo:font-size="11pt" style:font-size-asian="11pt"/>
    </style:style>
    <style:style style:name="P3651" style:parent-style-name="Normal" style:family="paragraph">
      <style:paragraph-properties fo:text-align="justify" fo:text-indent="0.5in"/>
    </style:style>
    <style:style style:name="T3652" style:parent-style-name="DefaultParagraphFont" style:family="text">
      <style:text-properties fo:font-size="11pt" style:font-size-asian="11pt" style:font-size-complex="11pt"/>
    </style:style>
    <style:style style:name="T3653" style:parent-style-name="DefaultParagraphFont" style:family="text">
      <style:text-properties fo:font-size="11pt" style:font-size-asian="11pt" style:font-size-complex="11pt"/>
    </style:style>
    <style:style style:name="P3654" style:parent-style-name="Normal" style:family="paragraph">
      <style:text-properties style:font-name-asian="MS Mincho" fo:font-style="italic" style:font-style-asian="italic" style:font-style-complex="italic" fo:font-size="10pt" style:font-size-asian="10pt"/>
    </style:style>
    <style:style style:name="P3655" style:parent-style-name="Normal" style:family="paragraph">
      <style:paragraph-properties fo:text-align="justify"/>
    </style:style>
    <style:style style:name="T3656" style:parent-style-name="DefaultParagraphFont" style:family="text">
      <style:text-properties style:font-name-asian="MS Mincho" fo:font-style="italic" style:font-style-asian="italic" style:font-style-complex="italic" fo:font-size="10pt" style:font-size-asian="10pt"/>
    </style:style>
    <style:style style:name="T365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58" style:parent-style-name="DefaultParagraphFont" style:family="text">
      <style:text-properties style:font-name-asian="MS Mincho" fo:font-style="italic" style:font-style-asian="italic" style:font-style-complex="italic" fo:font-size="10pt" style:font-size-asian="10pt"/>
    </style:style>
    <style:style style:name="P3659" style:parent-style-name="Normal" style:family="paragraph">
      <style:text-properties fo:font-style="italic" style:font-style-asian="italic" fo:font-size="10pt" style:font-size-asian="10pt"/>
    </style:style>
    <style:style style:name="P3660" style:parent-style-name="Normal" style:family="paragraph">
      <style:paragraph-properties fo:text-align="justify"/>
    </style:style>
    <style:style style:name="T3661" style:parent-style-name="DefaultParagraphFont" style:family="text">
      <style:text-properties fo:font-style="italic" style:font-style-asian="italic" fo:font-size="10pt" style:font-size-asian="10pt"/>
    </style:style>
    <style:style style:name="T3662"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663" style:parent-style-name="DefaultParagraphFont" style:family="text">
      <style:text-properties fo:font-style="italic" style:font-style-asian="italic" fo:font-size="10pt" style:font-size-asian="10pt"/>
    </style:style>
    <style:style style:name="P3664" style:parent-style-name="Normal" style:family="paragraph">
      <style:paragraph-properties fo:text-align="justify"/>
    </style:style>
    <style:style style:name="T3665" style:parent-style-name="DefaultParagraphFont" style:family="text">
      <style:text-properties style:font-name-asian="MS Mincho" fo:font-style="italic" style:font-style-asian="italic" style:font-style-complex="italic" fo:font-size="10pt" style:font-size-asian="10pt"/>
    </style:style>
    <style:style style:name="T366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67" style:parent-style-name="DefaultParagraphFont" style:family="text">
      <style:text-properties style:font-name-asian="MS Mincho" fo:font-style="italic" style:font-style-asian="italic" style:font-style-complex="italic" fo:font-size="10pt" style:font-size-asian="10pt"/>
    </style:style>
    <style:style style:name="P3668" style:parent-style-name="Normal" style:family="paragraph">
      <style:paragraph-properties fo:text-align="justify"/>
    </style:style>
    <style:style style:name="T3669" style:parent-style-name="DefaultParagraphFont" style:family="text">
      <style:text-properties style:font-name-asian="MS Mincho" fo:font-style="italic" style:font-style-asian="italic" style:font-style-complex="italic" fo:font-size="10pt" style:font-size-asian="10pt"/>
    </style:style>
    <style:style style:name="T367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71" style:parent-style-name="DefaultParagraphFont" style:family="text">
      <style:text-properties style:font-name-asian="MS Mincho" fo:font-style="italic" style:font-style-asian="italic" style:font-style-complex="italic" fo:font-size="10pt" style:font-size-asian="10pt"/>
    </style:style>
    <style:style style:name="P3672" style:parent-style-name="Normal" style:family="paragraph">
      <style:paragraph-properties fo:text-align="justify"/>
    </style:style>
    <style:style style:name="T3673" style:parent-style-name="DefaultParagraphFont" style:family="text">
      <style:text-properties style:font-name-asian="MS Mincho" fo:font-style="italic" style:font-style-asian="italic" style:font-style-complex="italic" fo:font-size="10pt" style:font-size-asian="10pt"/>
    </style:style>
    <style:style style:name="T367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75" style:parent-style-name="DefaultParagraphFont" style:family="text">
      <style:text-properties style:font-name-asian="MS Mincho" fo:font-style="italic" style:font-style-asian="italic" style:font-style-complex="italic" fo:font-size="10pt" style:font-size-asian="10pt"/>
    </style:style>
    <style:style style:name="P3676" style:parent-style-name="Normal" style:family="paragraph">
      <style:paragraph-properties fo:text-align="justify"/>
    </style:style>
    <style:style style:name="T3677" style:parent-style-name="DefaultParagraphFont" style:family="text">
      <style:text-properties fo:font-style="italic" style:font-style-asian="italic" fo:font-size="10pt" style:font-size-asian="10pt"/>
    </style:style>
    <style:style style:name="T3678"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679" style:parent-style-name="DefaultParagraphFont" style:family="text">
      <style:text-properties fo:font-style="italic" style:font-style-asian="italic" fo:font-size="10pt" style:font-size-asian="10pt"/>
    </style:style>
    <style:style style:name="T3680" style:parent-style-name="DefaultParagraphFont" style:family="text">
      <style:text-properties fo:font-style="italic" style:font-style-asian="italic" fo:font-size="10pt" style:font-size-asian="10pt"/>
    </style:style>
    <style:style style:name="P3681" style:parent-style-name="Normal" style:family="paragraph">
      <style:paragraph-properties fo:keep-with-next="always" fo:text-indent="0.5in"/>
    </style:style>
    <style:style style:name="P3682" style:parent-style-name="Normal" style:family="paragraph">
      <style:paragraph-properties fo:text-align="justify" fo:text-indent="0.5in"/>
    </style:style>
    <style:style style:name="T3683" style:parent-style-name="DefaultParagraphFont" style:family="text">
      <style:text-properties fo:font-weight="bold" style:font-weight-asian="bold" fo:font-size="11pt" style:font-size-asian="11pt" style:font-size-complex="11pt"/>
    </style:style>
    <style:style style:name="T3684" style:parent-style-name="DefaultParagraphFont" style:family="text">
      <style:text-properties fo:font-weight="bold" style:font-weight-asian="bold" fo:font-size="11pt" style:font-size-asian="11pt" style:font-size-complex="11pt"/>
    </style:style>
    <style:style style:name="T3685" style:parent-style-name="DefaultParagraphFont" style:family="text">
      <style:text-properties fo:font-weight="bold" style:font-weight-asian="bold" fo:font-size="11pt" style:font-size-asian="11pt" style:font-size-complex="11pt"/>
    </style:style>
    <style:style style:name="P3686" style:parent-style-name="Normal" style:family="paragraph">
      <style:paragraph-properties fo:text-align="justify"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87" style:parent-style-name="DefaultParagraphFont" style:family="text">
      <style:text-properties fo:font-size="11pt" style:font-size-asian="11pt" style:font-size-complex="11pt" style:language-asian="lt" style:country-asian="LT"/>
    </style:style>
    <style:style style:name="T3688" style:parent-style-name="DefaultParagraphFont" style:family="text">
      <style:text-properties fo:font-size="11pt" style:font-size-asian="11pt" style:font-size-complex="11pt" style:language-asian="lt" style:country-asian="LT"/>
    </style:style>
    <style:style style:name="P3689" style:parent-style-name="Normal" style:family="paragraph">
      <style:paragraph-properties fo:text-align="justify">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90" style:parent-style-name="DefaultParagraphFont" style:family="text">
      <style:text-properties fo:font-style="italic" style:font-style-asian="italic" fo:font-size="10pt" style:font-size-asian="10pt"/>
    </style:style>
    <style:style style:name="P3691" style:parent-style-name="Normal" style:family="paragraph">
      <style:paragraph-properties fo:text-align="justify">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92" style:parent-style-name="DefaultParagraphFont" style:family="text">
      <style:text-properties style:font-name-asian="MS Mincho" fo:font-style="italic" style:font-style-asian="italic" style:font-style-complex="italic" fo:font-size="10pt" style:font-size-asian="10pt"/>
    </style:style>
    <style:style style:name="T369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94" style:parent-style-name="DefaultParagraphFont" style:family="text">
      <style:text-properties style:font-name-asian="MS Mincho" fo:font-style="italic" style:font-style-asian="italic" style:font-style-complex="italic" fo:font-size="10pt" style:font-size-asian="10pt"/>
    </style:style>
    <style:style style:name="P3695" style:parent-style-name="Normal" style:family="paragraph">
      <style:text-properties style:font-name-asian="MS Mincho" fo:font-style="italic" style:font-style-asian="italic" style:font-style-complex="italic" fo:font-size="10pt" style:font-size-asian="10pt"/>
    </style:style>
    <style:style style:name="P3696" style:parent-style-name="Normal" style:family="paragraph">
      <style:paragraph-properties fo:text-align="justify"/>
    </style:style>
    <style:style style:name="T3697" style:parent-style-name="DefaultParagraphFont" style:family="text">
      <style:text-properties style:font-name-asian="MS Mincho" fo:font-style="italic" style:font-style-asian="italic" style:font-style-complex="italic" fo:font-size="10pt" style:font-size-asian="10pt"/>
    </style:style>
    <style:style style:name="T369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699" style:parent-style-name="DefaultParagraphFont" style:family="text">
      <style:text-properties style:font-name-asian="MS Mincho" fo:font-style="italic" style:font-style-asian="italic" style:font-style-complex="italic" fo:font-size="10pt" style:font-size-asian="10pt"/>
    </style:style>
    <style:style style:name="T3700" style:parent-style-name="DefaultParagraphFont" style:family="text">
      <style:text-properties style:font-name-asian="MS Mincho" fo:font-style="italic" style:font-style-asian="italic" style:font-style-complex="italic" fo:font-size="10pt" style:font-size-asian="10pt"/>
    </style:style>
    <style:style style:name="P3701" style:parent-style-name="Normal" style:family="paragraph">
      <style:paragraph-properties fo:keep-with-next="always" fo:text-align="center"/>
    </style:style>
    <style:style style:name="T3702" style:parent-style-name="DefaultParagraphFont" style:family="text">
      <style:text-properties fo:font-weight="bold" style:font-weight-asian="bold" fo:font-size="11pt" style:font-size-asian="11pt"/>
    </style:style>
    <style:style style:name="T3703" style:parent-style-name="DefaultParagraphFont" style:family="text">
      <style:text-properties fo:font-weight="bold" style:font-weight-asian="bold" fo:font-size="11pt" style:font-size-asian="11pt"/>
    </style:style>
    <style:style style:name="P3704" style:parent-style-name="Normal" style:family="paragraph">
      <style:paragraph-properties fo:text-align="center"/>
    </style:style>
    <style:style style:name="T3705" style:parent-style-name="DefaultParagraphFont" style:family="text">
      <style:text-properties fo:font-weight="bold" style:font-weight-asian="bold" fo:font-size="11pt" style:font-size-asian="11pt"/>
    </style:style>
    <style:style style:name="P3706" style:parent-style-name="Normal" style:family="paragraph">
      <style:paragraph-properties fo:text-align="justify" fo:text-indent="0.5in"/>
      <style:text-properties fo:font-weight="bold" style:font-weight-asian="bold" fo:font-size="11pt" style:font-size-asian="11pt"/>
    </style:style>
    <style:style style:name="P3707" style:parent-style-name="Normal" style:family="paragraph">
      <style:paragraph-properties fo:text-align="justify" fo:text-indent="0.5in"/>
    </style:style>
    <style:style style:name="T3708" style:parent-style-name="DefaultParagraphFont" style:family="text">
      <style:text-properties fo:font-weight="bold" style:font-weight-asian="bold" fo:font-size="11pt" style:font-size-asian="11pt"/>
    </style:style>
    <style:style style:name="T3709" style:parent-style-name="DefaultParagraphFont" style:family="text">
      <style:text-properties fo:font-weight="bold" style:font-weight-asian="bold" fo:font-size="11pt" style:font-size-asian="11pt"/>
    </style:style>
    <style:style style:name="T3710" style:parent-style-name="DefaultParagraphFont" style:family="text">
      <style:text-properties fo:font-weight="bold" style:font-weight-asian="bold" fo:font-size="11pt" style:font-size-asian="11pt"/>
    </style:style>
    <style:style style:name="P3711" style:parent-style-name="Normal" style:family="paragraph">
      <style:paragraph-properties fo:text-align="justify" fo:text-indent="0.4923in"/>
    </style:style>
    <style:style style:name="T3712" style:parent-style-name="DefaultParagraphFont" style:family="text">
      <style:text-properties fo:font-size="11pt" style:font-size-asian="11pt"/>
    </style:style>
    <style:style style:name="T3713" style:parent-style-name="DefaultParagraphFont" style:family="text">
      <style:text-properties fo:font-size="11pt" style:font-size-asian="11pt"/>
    </style:style>
    <style:style style:name="T3714" style:parent-style-name="DefaultParagraphFont" style:family="text">
      <style:text-properties style:text-position="super 63.6%" fo:font-size="11pt" style:font-size-asian="11pt"/>
    </style:style>
    <style:style style:name="T3715" style:parent-style-name="DefaultParagraphFont" style:family="text">
      <style:text-properties fo:font-size="11pt" style:font-size-asian="11pt"/>
    </style:style>
    <style:style style:name="T3716" style:parent-style-name="DefaultParagraphFont" style:family="text">
      <style:text-properties fo:font-size="11pt" style:font-size-asian="11pt"/>
    </style:style>
    <style:style style:name="P3717" style:parent-style-name="Normal" style:family="paragraph">
      <style:text-properties fo:font-style="italic" style:font-style-asian="italic" fo:font-size="10pt" style:font-size-asian="10pt"/>
    </style:style>
    <style:style style:name="P3718" style:parent-style-name="Normal" style:family="paragraph">
      <style:paragraph-properties fo:text-align="justify"/>
    </style:style>
    <style:style style:name="T3719" style:parent-style-name="DefaultParagraphFont" style:family="text">
      <style:text-properties style:font-name-asian="MS Mincho" fo:font-style="italic" style:font-style-asian="italic" style:font-style-complex="italic" fo:font-size="10pt" style:font-size-asian="10pt"/>
    </style:style>
    <style:style style:name="T372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721" style:parent-style-name="DefaultParagraphFont" style:family="text">
      <style:text-properties style:font-name-asian="MS Mincho" fo:font-style="italic" style:font-style-asian="italic" style:font-style-complex="italic" fo:font-size="10pt" style:font-size-asian="10pt"/>
    </style:style>
    <style:style style:name="P3722" style:parent-style-name="Normal" style:family="paragraph">
      <style:paragraph-properties fo:text-align="justify" fo:text-indent="0.5in"/>
    </style:style>
    <style:style style:name="P3723" style:parent-style-name="Normal" style:family="paragraph">
      <style:paragraph-properties fo:text-align="justify" fo:margin-left="1.6875in" fo:text-indent="-1.1951in">
        <style:tab-stops/>
      </style:paragraph-properties>
    </style:style>
    <style:style style:name="T3724" style:parent-style-name="DefaultParagraphFont" style:family="text">
      <style:text-properties fo:font-weight="bold" style:font-weight-asian="bold" fo:font-size="11pt" style:font-size-asian="11pt" style:font-size-complex="11pt"/>
    </style:style>
    <style:style style:name="T3725" style:parent-style-name="DefaultParagraphFont" style:family="text">
      <style:text-properties fo:font-weight="bold" style:font-weight-asian="bold" style:text-position="super 63.6%" fo:font-size="11pt" style:font-size-asian="11pt" style:font-size-complex="11pt"/>
    </style:style>
    <style:style style:name="T3726" style:parent-style-name="DefaultParagraphFont" style:family="text">
      <style:text-properties fo:font-weight="bold" style:font-weight-asian="bold" fo:font-size="11pt" style:font-size-asian="11pt" style:font-size-complex="11pt"/>
    </style:style>
    <style:style style:name="T3727" style:parent-style-name="DefaultParagraphFont" style:family="text">
      <style:text-properties fo:font-weight="bold" style:font-weight-asian="bold" fo:font-size="11pt" style:font-size-asian="11pt" style:font-size-complex="11pt"/>
    </style:style>
    <style:style style:name="T3728" style:parent-style-name="DefaultParagraphFont" style:family="text">
      <style:text-properties fo:font-weight="bold" style:font-weight-asian="bold" fo:font-size="11pt" style:font-size-asian="11pt" style:font-size-complex="11pt"/>
    </style:style>
    <style:style style:name="T3729" style:parent-style-name="DefaultParagraphFont" style:family="text">
      <style:text-properties fo:font-size="11pt" style:font-size-asian="11pt" style:font-size-complex="11pt"/>
    </style:style>
    <style:style style:name="P3730" style:parent-style-name="Normal" style:family="paragraph">
      <style:paragraph-properties fo:text-align="justify" fo:text-indent="0.5in"/>
    </style:style>
    <style:style style:name="T3731" style:parent-style-name="DefaultParagraphFont" style:family="text">
      <style:text-properties fo:font-size="11pt" style:font-size-asian="11pt" style:font-size-complex="11pt"/>
    </style:style>
    <style:style style:name="T3732" style:parent-style-name="DefaultParagraphFont" style:family="text">
      <style:text-properties fo:font-size="11pt" style:font-size-asian="11pt" style:font-size-complex="11pt"/>
    </style:style>
    <style:style style:name="T3733" style:parent-style-name="DefaultParagraphFont" style:family="text">
      <style:text-properties fo:font-size="11pt" style:font-size-asian="11pt" style:font-size-complex="11pt"/>
    </style:style>
    <style:style style:name="T3734" style:parent-style-name="DefaultParagraphFont" style:family="text">
      <style:text-properties fo:font-size="11pt" style:font-size-asian="11pt" style:font-size-complex="11pt"/>
    </style:style>
    <style:style style:name="P3735" style:parent-style-name="Normal" style:family="paragraph">
      <style:paragraph-properties fo:text-align="justify" fo:text-indent="0.5in"/>
    </style:style>
    <style:style style:name="T3736" style:parent-style-name="DefaultParagraphFont" style:family="text">
      <style:text-properties fo:font-size="11pt" style:font-size-asian="11pt" style:font-size-complex="11pt"/>
    </style:style>
    <style:style style:name="T3737" style:parent-style-name="DefaultParagraphFont" style:family="text">
      <style:text-properties fo:font-size="11pt" style:font-size-asian="11pt" style:font-size-complex="11pt"/>
    </style:style>
    <style:style style:name="P3738" style:parent-style-name="Normal" style:family="paragraph">
      <style:paragraph-properties fo:text-align="justify" fo:text-indent="0.5in"/>
    </style:style>
    <style:style style:name="T3739" style:parent-style-name="DefaultParagraphFont" style:family="text">
      <style:text-properties fo:font-size="11pt" style:font-size-asian="11pt" style:font-size-complex="11pt"/>
    </style:style>
    <style:style style:name="T3740" style:parent-style-name="DefaultParagraphFont" style:family="text">
      <style:text-properties fo:font-size="11pt" style:font-size-asian="11pt" style:font-size-complex="11pt"/>
    </style:style>
    <style:style style:name="T3741" style:parent-style-name="DefaultParagraphFont" style:family="text">
      <style:text-properties fo:font-size="11pt" style:font-size-asian="11pt" style:font-size-complex="11pt"/>
    </style:style>
    <style:style style:name="T3742" style:parent-style-name="DefaultParagraphFont" style:family="text">
      <style:text-properties fo:font-size="11pt" style:font-size-asian="11pt" style:font-size-complex="11pt"/>
    </style:style>
    <style:style style:name="P3743" style:parent-style-name="Normal" style:family="paragraph">
      <style:paragraph-properties fo:text-align="justify" fo:text-indent="0.5in"/>
    </style:style>
    <style:style style:name="T3744" style:parent-style-name="DefaultParagraphFont" style:family="text">
      <style:text-properties fo:font-size="11pt" style:font-size-asian="11pt" style:font-size-complex="11pt"/>
    </style:style>
    <style:style style:name="T3745" style:parent-style-name="DefaultParagraphFont" style:family="text">
      <style:text-properties fo:font-size="11pt" style:font-size-asian="11pt" style:font-size-complex="11pt"/>
    </style:style>
    <style:style style:name="T3746" style:parent-style-name="DefaultParagraphFont" style:family="text">
      <style:text-properties fo:font-size="11pt" style:font-size-asian="11pt" style:font-size-complex="11pt"/>
    </style:style>
    <style:style style:name="T3747" style:parent-style-name="DefaultParagraphFont" style:family="text">
      <style:text-properties fo:font-size="11pt" style:font-size-asian="11pt" style:font-size-complex="11pt"/>
    </style:style>
    <style:style style:name="T3748" style:parent-style-name="DefaultParagraphFont" style:family="text">
      <style:text-properties fo:font-size="11pt" style:font-size-asian="11pt" style:font-size-complex="11pt"/>
    </style:style>
    <style:style style:name="T3749" style:parent-style-name="DefaultParagraphFont" style:family="text">
      <style:text-properties fo:font-size="11pt" style:font-size-asian="11pt" style:font-size-complex="11pt"/>
    </style:style>
    <style:style style:name="P3750" style:parent-style-name="Normal" style:family="paragraph">
      <style:paragraph-properties fo:text-align="justify" fo:text-indent="0.5in"/>
    </style:style>
    <style:style style:name="T3751" style:parent-style-name="DefaultParagraphFont" style:family="text">
      <style:text-properties fo:font-size="11pt" style:font-size-asian="11pt" style:font-size-complex="11pt"/>
    </style:style>
    <style:style style:name="T3752" style:parent-style-name="DefaultParagraphFont" style:family="text">
      <style:text-properties fo:font-size="11pt" style:font-size-asian="11pt" style:font-size-complex="11pt"/>
    </style:style>
    <style:style style:name="T3753" style:parent-style-name="DefaultParagraphFont" style:family="text">
      <style:text-properties fo:font-size="11pt" style:font-size-asian="11pt" style:font-size-complex="11pt"/>
    </style:style>
    <style:style style:name="P3754" style:parent-style-name="Normal" style:family="paragraph">
      <style:paragraph-properties fo:text-align="justify" fo:text-indent="0.5in"/>
    </style:style>
    <style:style style:name="T3755" style:parent-style-name="DefaultParagraphFont" style:family="text">
      <style:text-properties fo:font-size="11pt" style:font-size-asian="11pt" style:font-size-complex="11pt"/>
    </style:style>
    <style:style style:name="T3756" style:parent-style-name="DefaultParagraphFont" style:family="text">
      <style:text-properties fo:font-size="11pt" style:font-size-asian="11pt" style:font-size-complex="11pt"/>
    </style:style>
    <style:style style:name="T3757" style:parent-style-name="DefaultParagraphFont" style:family="text">
      <style:text-properties fo:font-size="11pt" style:font-size-asian="11pt" style:font-size-complex="11pt"/>
    </style:style>
    <style:style style:name="P3758" style:parent-style-name="Normal" style:family="paragraph">
      <style:paragraph-properties fo:text-align="justify" fo:text-indent="0.5in"/>
    </style:style>
    <style:style style:name="T3759" style:parent-style-name="DefaultParagraphFont" style:family="text">
      <style:text-properties fo:font-size="11pt" style:font-size-asian="11pt" style:font-size-complex="11pt"/>
    </style:style>
    <style:style style:name="T3760" style:parent-style-name="DefaultParagraphFont" style:family="text">
      <style:text-properties fo:font-size="11pt" style:font-size-asian="11pt" style:font-size-complex="11pt"/>
    </style:style>
    <style:style style:name="T3761" style:parent-style-name="DefaultParagraphFont" style:family="text">
      <style:text-properties fo:font-size="11pt" style:font-size-asian="11pt" style:font-size-complex="11pt"/>
    </style:style>
    <style:style style:name="P3762" style:parent-style-name="Normal" style:family="paragraph">
      <style:paragraph-properties fo:text-align="justify" fo:text-indent="0.5in"/>
    </style:style>
    <style:style style:name="T3763" style:parent-style-name="DefaultParagraphFont" style:family="text">
      <style:text-properties fo:font-size="11pt" style:font-size-asian="11pt" style:font-size-complex="11pt"/>
    </style:style>
    <style:style style:name="T3764" style:parent-style-name="DefaultParagraphFont" style:family="text">
      <style:text-properties fo:font-size="11pt" style:font-size-asian="11pt" style:font-size-complex="11pt"/>
    </style:style>
    <style:style style:name="T3765" style:parent-style-name="DefaultParagraphFont" style:family="text">
      <style:text-properties fo:font-size="11pt" style:font-size-asian="11pt" style:font-size-complex="11pt"/>
    </style:style>
    <style:style style:name="P3766" style:parent-style-name="Normal" style:family="paragraph">
      <style:paragraph-properties fo:text-align="justify" fo:text-indent="0.5in"/>
    </style:style>
    <style:style style:name="T3767" style:parent-style-name="DefaultParagraphFont" style:family="text">
      <style:text-properties fo:font-size="11pt" style:font-size-asian="11pt" style:font-size-complex="11pt"/>
    </style:style>
    <style:style style:name="T3768" style:parent-style-name="DefaultParagraphFont" style:family="text">
      <style:text-properties fo:font-size="11pt" style:font-size-asian="11pt" style:font-size-complex="11pt"/>
    </style:style>
    <style:style style:name="T3769" style:parent-style-name="DefaultParagraphFont" style:family="text">
      <style:text-properties fo:font-size="11pt" style:font-size-asian="11pt" style:font-size-complex="11pt"/>
    </style:style>
    <style:style style:name="P3770" style:parent-style-name="Normal" style:family="paragraph">
      <style:paragraph-properties fo:text-align="justify" fo:text-indent="0.5in"/>
    </style:style>
    <style:style style:name="T3771" style:parent-style-name="DefaultParagraphFont" style:family="text">
      <style:text-properties fo:font-size="11pt" style:font-size-asian="11pt" style:font-size-complex="11pt"/>
    </style:style>
    <style:style style:name="T3772" style:parent-style-name="DefaultParagraphFont" style:family="text">
      <style:text-properties fo:font-size="11pt" style:font-size-asian="11pt" style:font-size-complex="11pt"/>
    </style:style>
    <style:style style:name="T3773" style:parent-style-name="DefaultParagraphFont" style:family="text">
      <style:text-properties fo:font-size="11pt" style:font-size-asian="11pt" style:font-size-complex="11pt"/>
    </style:style>
    <style:style style:name="P3774" style:parent-style-name="Normal" style:family="paragraph">
      <style:paragraph-properties fo:text-align="justify" fo:text-indent="0.5in"/>
    </style:style>
    <style:style style:name="T3775" style:parent-style-name="DefaultParagraphFont" style:family="text">
      <style:text-properties fo:font-size="11pt" style:font-size-asian="11pt" style:font-size-complex="11pt"/>
    </style:style>
    <style:style style:name="T3776" style:parent-style-name="DefaultParagraphFont" style:family="text">
      <style:text-properties fo:font-size="11pt" style:font-size-asian="11pt" style:font-size-complex="11pt"/>
    </style:style>
    <style:style style:name="T3777" style:parent-style-name="DefaultParagraphFont" style:family="text">
      <style:text-properties fo:font-size="11pt" style:font-size-asian="11pt" style:font-size-complex="11pt"/>
    </style:style>
    <style:style style:name="P3778" style:parent-style-name="Normal" style:family="paragraph">
      <style:paragraph-properties fo:text-align="justify" fo:text-indent="0.5in"/>
    </style:style>
    <style:style style:name="T3779" style:parent-style-name="DefaultParagraphFont" style:family="text">
      <style:text-properties fo:font-size="11pt" style:font-size-asian="11pt" style:font-size-complex="11pt"/>
    </style:style>
    <style:style style:name="T3780" style:parent-style-name="DefaultParagraphFont" style:family="text">
      <style:text-properties fo:font-size="11pt" style:font-size-asian="11pt" style:font-size-complex="11pt"/>
    </style:style>
    <style:style style:name="T3781" style:parent-style-name="DefaultParagraphFont" style:family="text">
      <style:text-properties fo:font-size="11pt" style:font-size-asian="11pt" style:font-size-complex="11pt"/>
    </style:style>
    <style:style style:name="P3782" style:parent-style-name="Normal" style:family="paragraph">
      <style:text-properties fo:font-style="italic" style:font-style-asian="italic" fo:font-size="10pt" style:font-size-asian="10pt"/>
    </style:style>
    <style:style style:name="P3783" style:parent-style-name="Normal" style:family="paragraph">
      <style:paragraph-properties fo:text-align="justify"/>
    </style:style>
    <style:style style:name="T3784" style:parent-style-name="DefaultParagraphFont" style:family="text">
      <style:text-properties style:font-name-asian="MS Mincho" fo:font-style="italic" style:font-style-asian="italic" style:font-style-complex="italic" fo:font-size="10pt" style:font-size-asian="10pt"/>
    </style:style>
    <style:style style:name="T378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786" style:parent-style-name="DefaultParagraphFont" style:family="text">
      <style:text-properties style:font-name-asian="MS Mincho" fo:font-style="italic" style:font-style-asian="italic" style:font-style-complex="italic" fo:font-size="10pt" style:font-size-asian="10pt"/>
    </style:style>
    <style:style style:name="P3787" style:parent-style-name="Normal" style:family="paragraph">
      <style:paragraph-properties fo:text-align="justify"/>
      <style:text-properties style:font-weight-complex="bold" fo:font-style="italic" style:font-style-asian="italic" style:font-style-complex="italic" fo:font-size="10pt" style:font-size-asian="10pt"/>
    </style:style>
    <style:style style:name="P3788" style:parent-style-name="Normal" style:family="paragraph">
      <style:paragraph-properties fo:text-align="justify"/>
    </style:style>
    <style:style style:name="T3789" style:parent-style-name="DefaultParagraphFont" style:family="text">
      <style:text-properties style:font-name-asian="MS Mincho" style:font-weight-complex="bold" fo:font-style="italic" style:font-style-asian="italic" style:font-style-complex="italic" fo:font-size="10pt" style:font-size-asian="10pt"/>
    </style:style>
    <style:style style:name="T3790" style:parent-style-name="DefaultParagraphFont" style:family="text">
      <style:text-properties style:font-name-asian="MS Mincho" style:font-weight-complex="bold" fo:font-style="italic" style:font-style-asian="italic" style:font-style-complex="italic" fo:color="#0000FF" fo:font-size="10pt" style:font-size-asian="10pt" style:text-underline-type="single" style:text-underline-style="solid" style:text-underline-width="auto" style:text-underline-mode="continuous"/>
    </style:style>
    <style:style style:name="T3791" style:parent-style-name="DefaultParagraphFont" style:family="text">
      <style:text-properties style:font-name-asian="MS Mincho" style:font-weight-complex="bold" fo:font-style="italic" style:font-style-asian="italic" style:font-style-complex="italic" fo:font-size="10pt" style:font-size-asian="10pt"/>
    </style:style>
    <style:style style:name="T3792" style:parent-style-name="DefaultParagraphFont" style:family="text">
      <style:text-properties fo:font-style="italic" style:font-style-asian="italic" fo:font-size="10pt" style:font-size-asian="10pt"/>
    </style:style>
    <style:style style:name="T3793"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794" style:parent-style-name="DefaultParagraphFont" style:family="text">
      <style:text-properties fo:font-style="italic" style:font-style-asian="italic" fo:font-size="10pt" style:font-size-asian="10pt"/>
    </style:style>
    <style:style style:name="P3795" style:parent-style-name="Normal" style:family="paragraph">
      <style:paragraph-properties fo:text-align="justify" fo:margin-left="1.6875in" fo:text-indent="-1.1875in">
        <style:tab-stops/>
      </style:paragraph-properties>
    </style:style>
    <style:style style:name="P3796" style:parent-style-name="Normal" style:family="paragraph">
      <style:paragraph-properties fo:text-align="justify" fo:text-indent="0.5in"/>
    </style:style>
    <style:style style:name="T3797" style:parent-style-name="DefaultParagraphFont" style:family="text">
      <style:text-properties fo:font-weight="bold" style:font-weight-asian="bold" fo:font-size="11pt" style:font-size-asian="11pt"/>
    </style:style>
    <style:style style:name="T3798" style:parent-style-name="DefaultParagraphFont" style:family="text">
      <style:text-properties fo:font-weight="bold" style:font-weight-asian="bold" style:text-position="super 63.6%" fo:font-size="11pt" style:font-size-asian="11pt"/>
    </style:style>
    <style:style style:name="T3799" style:parent-style-name="DefaultParagraphFont" style:family="text">
      <style:text-properties fo:font-weight="bold" style:font-weight-asian="bold" fo:font-size="11pt" style:font-size-asian="11pt"/>
    </style:style>
    <style:style style:name="T3800" style:parent-style-name="DefaultParagraphFont" style:family="text">
      <style:text-properties fo:font-style="italic" style:font-style-asian="italic" fo:font-size="10pt" style:font-size-asian="10pt"/>
    </style:style>
    <style:style style:name="T3801" style:parent-style-name="DefaultParagraphFont" style:family="text">
      <style:text-properties style:font-weight-complex="bold" fo:font-style="italic" style:font-style-asian="italic" fo:font-size="10pt" style:font-size-asian="10pt"/>
    </style:style>
    <style:style style:name="P3802" style:parent-style-name="Normal" style:family="paragraph">
      <style:text-properties fo:font-style="italic" style:font-style-asian="italic" fo:font-size="10pt" style:font-size-asian="10pt"/>
    </style:style>
    <style:style style:name="P3803" style:parent-style-name="Normal" style:family="paragraph">
      <style:paragraph-properties fo:text-align="justify"/>
    </style:style>
    <style:style style:name="T3804" style:parent-style-name="DefaultParagraphFont" style:family="text">
      <style:text-properties style:font-name-asian="MS Mincho" fo:font-style="italic" style:font-style-asian="italic" style:font-style-complex="italic" fo:font-size="10pt" style:font-size-asian="10pt"/>
    </style:style>
    <style:style style:name="T380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806" style:parent-style-name="DefaultParagraphFont" style:family="text">
      <style:text-properties style:font-name-asian="MS Mincho" fo:font-style="italic" style:font-style-asian="italic" style:font-style-complex="italic" fo:font-size="10pt" style:font-size-asian="10pt"/>
    </style:style>
    <style:style style:name="P3807" style:parent-style-name="Normal" style:family="paragraph">
      <style:paragraph-properties fo:text-align="justify"/>
      <style:text-properties style:font-weight-complex="bold" fo:font-style="italic" style:font-style-asian="italic" style:font-style-complex="italic" fo:font-size="10pt" style:font-size-asian="10pt"/>
    </style:style>
    <style:style style:name="T3808" style:parent-style-name="DefaultParagraphFont" style:family="text">
      <style:text-properties fo:font-style="italic" style:font-style-asian="italic" fo:font-size="10pt" style:font-size-asian="10pt"/>
    </style:style>
    <style:style style:name="T3809"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810" style:parent-style-name="DefaultParagraphFont" style:family="text">
      <style:text-properties fo:font-style="italic" style:font-style-asian="italic" fo:font-size="10pt" style:font-size-asian="10pt"/>
    </style:style>
    <style:style style:name="P3811" style:parent-style-name="Normal" style:family="paragraph">
      <style:paragraph-properties fo:text-align="justify" fo:text-indent="0.5in"/>
    </style:style>
    <style:style style:name="P3812" style:parent-style-name="Normal" style:family="paragraph">
      <style:paragraph-properties fo:text-align="justify" fo:margin-left="1.477in" fo:text-indent="-0.9847in">
        <style:tab-stops/>
      </style:paragraph-properties>
    </style:style>
    <style:style style:name="T3813" style:parent-style-name="DefaultParagraphFont" style:family="text">
      <style:text-properties fo:font-weight="bold" style:font-weight-asian="bold" fo:font-size="11pt" style:font-size-asian="11pt"/>
    </style:style>
    <style:style style:name="T3814" style:parent-style-name="DefaultParagraphFont" style:family="text">
      <style:text-properties fo:font-weight="bold" style:font-weight-asian="bold" style:text-position="super 63.6%" fo:font-size="11pt" style:font-size-asian="11pt"/>
    </style:style>
    <style:style style:name="T3815" style:parent-style-name="DefaultParagraphFont" style:family="text">
      <style:text-properties fo:font-weight="bold" style:font-weight-asian="bold" fo:font-size="11pt" style:font-size-asian="11pt"/>
    </style:style>
    <style:style style:name="P3816" style:parent-style-name="Normal" style:family="paragraph">
      <style:paragraph-properties fo:text-align="justify" fo:text-indent="0.5in"/>
      <style:text-properties style:font-weight-complex="bold" fo:font-size="11pt" style:font-size-asian="11pt"/>
    </style:style>
    <style:style style:name="P3817" style:parent-style-name="Normal" style:family="paragraph">
      <style:text-properties fo:font-style="italic" style:font-style-asian="italic" fo:font-size="10pt" style:font-size-asian="10pt"/>
    </style:style>
    <style:style style:name="T3818" style:parent-style-name="DefaultParagraphFont" style:family="text">
      <style:text-properties style:font-name-asian="MS Mincho" fo:font-style="italic" style:font-style-asian="italic" style:font-style-complex="italic" fo:font-size="10pt" style:font-size-asian="10pt"/>
    </style:style>
    <style:style style:name="T381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820" style:parent-style-name="DefaultParagraphFont" style:family="text">
      <style:text-properties style:font-name-asian="MS Mincho" fo:font-style="italic" style:font-style-asian="italic" style:font-style-complex="italic" fo:font-size="10pt" style:font-size-asian="10pt"/>
    </style:style>
    <style:style style:name="P3821" style:parent-style-name="Normal" style:family="paragraph">
      <style:paragraph-properties fo:text-align="justify" fo:text-indent="0.5in"/>
    </style:style>
    <style:style style:name="P3822" style:parent-style-name="Normal" style:family="paragraph">
      <style:paragraph-properties fo:text-align="justify" fo:text-indent="0.5in"/>
    </style:style>
    <style:style style:name="T3823" style:parent-style-name="DefaultParagraphFont" style:family="text">
      <style:text-properties fo:font-weight="bold" style:font-weight-asian="bold" fo:font-size="11pt" style:font-size-asian="11pt"/>
    </style:style>
    <style:style style:name="T3824" style:parent-style-name="DefaultParagraphFont" style:family="text">
      <style:text-properties fo:font-weight="bold" style:font-weight-asian="bold" fo:font-size="11pt" style:font-size-asian="11pt"/>
    </style:style>
    <style:style style:name="T3825" style:parent-style-name="DefaultParagraphFont" style:family="text">
      <style:text-properties fo:font-weight="bold" style:font-weight-asian="bold" fo:font-size="11pt" style:font-size-asian="11pt"/>
    </style:style>
    <style:style style:name="P3826" style:parent-style-name="Normal" style:family="paragraph">
      <style:paragraph-properties fo:text-align="justify" fo:text-indent="0.5in"/>
    </style:style>
    <style:style style:name="T3827" style:parent-style-name="DefaultParagraphFont" style:family="text">
      <style:text-properties fo:font-size="11pt" style:font-size-asian="11pt"/>
    </style:style>
    <style:style style:name="T3828" style:parent-style-name="DefaultParagraphFont" style:family="text">
      <style:text-properties fo:font-size="11pt" style:font-size-asian="11pt"/>
    </style:style>
    <style:style style:name="T3829" style:parent-style-name="DefaultParagraphFont" style:family="text">
      <style:text-properties fo:font-size="11pt" style:font-size-asian="11pt"/>
    </style:style>
    <style:style style:name="T3830" style:parent-style-name="DefaultParagraphFont" style:family="text">
      <style:text-properties fo:font-size="11pt" style:font-size-asian="11pt"/>
    </style:style>
    <style:style style:name="P3831" style:parent-style-name="Normal" style:family="paragraph">
      <style:paragraph-properties fo:text-align="justify" fo:text-indent="0.5in"/>
    </style:style>
    <style:style style:name="T3832" style:parent-style-name="DefaultParagraphFont" style:family="text">
      <style:text-properties fo:font-size="11pt" style:font-size-asian="11pt"/>
    </style:style>
    <style:style style:name="T3833" style:parent-style-name="DefaultParagraphFont" style:family="text">
      <style:text-properties fo:font-size="11pt" style:font-size-asian="11pt"/>
    </style:style>
    <style:style style:name="P3834" style:parent-style-name="Normal" style:family="paragraph">
      <style:paragraph-properties fo:text-align="justify" fo:text-indent="0.5in"/>
    </style:style>
    <style:style style:name="T3835" style:parent-style-name="DefaultParagraphFont" style:family="text">
      <style:text-properties fo:font-size="11pt" style:font-size-asian="11pt"/>
    </style:style>
    <style:style style:name="T3836" style:parent-style-name="DefaultParagraphFont" style:family="text">
      <style:text-properties fo:font-size="11pt" style:font-size-asian="11pt"/>
    </style:style>
    <style:style style:name="T3837" style:parent-style-name="DefaultParagraphFont" style:family="text">
      <style:text-properties fo:font-size="11pt" style:font-size-asian="11pt"/>
    </style:style>
    <style:style style:name="P3838" style:parent-style-name="Normal" style:family="paragraph">
      <style:paragraph-properties fo:text-align="justify" fo:text-indent="0.5in"/>
    </style:style>
    <style:style style:name="T3839" style:parent-style-name="DefaultParagraphFont" style:family="text">
      <style:text-properties fo:font-size="11pt" style:font-size-asian="11pt"/>
    </style:style>
    <style:style style:name="T3840" style:parent-style-name="DefaultParagraphFont" style:family="text">
      <style:text-properties fo:font-size="11pt" style:font-size-asian="11pt"/>
    </style:style>
    <style:style style:name="T3841" style:parent-style-name="DefaultParagraphFont" style:family="text">
      <style:text-properties fo:font-size="11pt" style:font-size-asian="11pt"/>
    </style:style>
    <style:style style:name="P3842" style:parent-style-name="Normal" style:family="paragraph">
      <style:paragraph-properties fo:text-align="justify" fo:text-indent="0.5in"/>
    </style:style>
    <style:style style:name="T3843" style:parent-style-name="DefaultParagraphFont" style:family="text">
      <style:text-properties fo:font-size="11pt" style:font-size-asian="11pt"/>
    </style:style>
    <style:style style:name="T3844" style:parent-style-name="DefaultParagraphFont" style:family="text">
      <style:text-properties fo:font-size="11pt" style:font-size-asian="11pt"/>
    </style:style>
    <style:style style:name="P3845" style:parent-style-name="Normal" style:family="paragraph">
      <style:paragraph-properties fo:text-align="justify" fo:text-indent="0.5in"/>
    </style:style>
    <style:style style:name="T3846" style:parent-style-name="DefaultParagraphFont" style:family="text">
      <style:text-properties fo:font-size="11pt" style:font-size-asian="11pt"/>
    </style:style>
    <style:style style:name="T3847" style:parent-style-name="DefaultParagraphFont" style:family="text">
      <style:text-properties fo:font-size="11pt" style:font-size-asian="11pt"/>
    </style:style>
    <style:style style:name="P3848" style:parent-style-name="Normal" style:family="paragraph">
      <style:paragraph-properties fo:text-align="justify" fo:text-indent="0.5in"/>
    </style:style>
    <style:style style:name="T3849" style:parent-style-name="DefaultParagraphFont" style:family="text">
      <style:text-properties fo:font-size="11pt" style:font-size-asian="11pt"/>
    </style:style>
    <style:style style:name="T3850" style:parent-style-name="DefaultParagraphFont" style:family="text">
      <style:text-properties fo:font-size="11pt" style:font-size-asian="11pt"/>
    </style:style>
    <style:style style:name="T3851" style:parent-style-name="DefaultParagraphFont" style:family="text">
      <style:text-properties fo:font-size="11pt" style:font-size-asian="11pt"/>
    </style:style>
    <style:style style:name="P3852" style:parent-style-name="Normal" style:family="paragraph">
      <style:text-properties fo:font-style="italic" style:font-style-asian="italic" fo:font-size="10pt" style:font-size-asian="10pt"/>
    </style:style>
    <style:style style:name="P3853" style:parent-style-name="Normal" style:family="paragraph">
      <style:paragraph-properties fo:text-align="justify"/>
    </style:style>
    <style:style style:name="T3854" style:parent-style-name="DefaultParagraphFont" style:family="text">
      <style:text-properties fo:font-style="italic" style:font-style-asian="italic" fo:font-size="10pt" style:font-size-asian="10pt"/>
    </style:style>
    <style:style style:name="T3855"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3856" style:parent-style-name="DefaultParagraphFont" style:family="text">
      <style:text-properties fo:font-style="italic" style:font-style-asian="italic" fo:font-size="10pt" style:font-size-asian="10pt"/>
    </style:style>
    <style:style style:name="P3857" style:parent-style-name="Normal" style:family="paragraph">
      <style:paragraph-properties fo:text-align="justify" fo:text-indent="0.5in"/>
    </style:style>
    <style:style style:name="P3858" style:parent-style-name="Normal" style:family="paragraph">
      <style:paragraph-properties fo:text-align="justify" fo:margin-left="1.7722in" fo:text-indent="-1.2722in">
        <style:tab-stops/>
      </style:paragraph-properties>
    </style:style>
    <style:style style:name="T3859" style:parent-style-name="DefaultParagraphFont" style:family="text">
      <style:text-properties fo:font-weight="bold" style:font-weight-asian="bold" style:font-weight-complex="bold" fo:font-size="11pt" style:font-size-asian="11pt" style:font-size-complex="11pt"/>
    </style:style>
    <style:style style:name="T3860" style:parent-style-name="DefaultParagraphFont" style:family="text">
      <style:text-properties fo:font-weight="bold" style:font-weight-asian="bold" style:font-weight-complex="bold" style:text-position="super 63.6%" fo:font-size="11pt" style:font-size-asian="11pt" style:font-size-complex="11pt"/>
    </style:style>
    <style:style style:name="T3861" style:parent-style-name="DefaultParagraphFont" style:family="text">
      <style:text-properties fo:font-weight="bold" style:font-weight-asian="bold" style:font-weight-complex="bold" fo:font-size="11pt" style:font-size-asian="11pt" style:font-size-complex="11pt"/>
    </style:style>
    <style:style style:name="T3862" style:parent-style-name="DefaultParagraphFont" style:family="text">
      <style:text-properties style:font-weight-complex="bold" fo:font-size="11pt" style:font-size-asian="11pt" style:font-size-complex="11pt"/>
    </style:style>
    <style:style style:name="T3863" style:parent-style-name="DefaultParagraphFont" style:family="text">
      <style:text-properties fo:font-weight="bold" style:font-weight-asian="bold" fo:font-size="11pt" style:font-size-asian="11pt" style:font-size-complex="11pt"/>
    </style:style>
    <style:style style:name="T3864" style:parent-style-name="DefaultParagraphFont" style:family="text">
      <style:text-properties fo:font-weight="bold" style:font-weight-asian="bold" fo:font-size="11pt" style:font-size-asian="11pt" style:font-size-complex="11pt"/>
    </style:style>
    <style:style style:name="P3865" style:parent-style-name="Normal" style:family="paragraph">
      <style:paragraph-properties fo:text-align="justify" fo:text-indent="0.5in"/>
    </style:style>
    <style:style style:name="T3866" style:parent-style-name="DefaultParagraphFont" style:family="text">
      <style:text-properties fo:font-size="11pt" style:font-size-asian="11pt" style:font-size-complex="11pt"/>
    </style:style>
    <style:style style:name="T3867" style:parent-style-name="DefaultParagraphFont" style:family="text">
      <style:text-properties fo:font-size="11pt" style:font-size-asian="11pt" style:font-size-complex="11pt"/>
    </style:style>
    <style:style style:name="T3868" style:parent-style-name="DefaultParagraphFont" style:family="text">
      <style:text-properties fo:font-size="11pt" style:font-size-asian="11pt" style:font-size-complex="11pt"/>
    </style:style>
    <style:style style:name="T3869" style:parent-style-name="DefaultParagraphFont" style:family="text">
      <style:text-properties fo:font-weight="bold" style:font-weight-asian="bold" fo:font-size="11pt" style:font-size-asian="11pt" style:font-size-complex="11pt"/>
    </style:style>
    <style:style style:name="T3870" style:parent-style-name="DefaultParagraphFont" style:family="text">
      <style:text-properties fo:font-size="11pt" style:font-size-asian="11pt" style:font-size-complex="11pt"/>
    </style:style>
    <style:style style:name="T3871" style:parent-style-name="DefaultParagraphFont" style:family="text">
      <style:text-properties fo:font-weight="bold" style:font-weight-asian="bold" fo:font-size="11pt" style:font-size-asian="11pt" style:font-size-complex="11pt"/>
    </style:style>
    <style:style style:name="T3872" style:parent-style-name="DefaultParagraphFont" style:family="text">
      <style:text-properties fo:font-size="11pt" style:font-size-asian="11pt" style:font-size-complex="11pt"/>
    </style:style>
    <style:style style:name="T3873" style:parent-style-name="DefaultParagraphFont" style:family="text">
      <style:text-properties fo:font-size="11pt" style:font-size-asian="11pt" style:font-size-complex="11pt"/>
    </style:style>
    <style:style style:name="T3874" style:parent-style-name="DefaultParagraphFont" style:family="text">
      <style:text-properties fo:font-weight="bold" style:font-weight-asian="bold" fo:font-size="11pt" style:font-size-asian="11pt" style:font-size-complex="11pt"/>
    </style:style>
    <style:style style:name="T3875" style:parent-style-name="DefaultParagraphFont" style:family="text">
      <style:text-properties fo:font-size="11pt" style:font-size-asian="11pt" style:font-size-complex="11pt"/>
    </style:style>
    <style:style style:name="P3876" style:parent-style-name="Normal" style:family="paragraph">
      <style:paragraph-properties fo:text-align="justify" fo:text-indent="0.5in"/>
    </style:style>
    <style:style style:name="T3877" style:parent-style-name="DefaultParagraphFont" style:family="text">
      <style:text-properties fo:font-size="11pt" style:font-size-asian="11pt" style:font-size-complex="11pt"/>
    </style:style>
    <style:style style:name="T3878" style:parent-style-name="DefaultParagraphFont" style:family="text">
      <style:text-properties fo:font-size="11pt" style:font-size-asian="11pt" style:font-size-complex="11pt"/>
    </style:style>
    <style:style style:name="T3879" style:parent-style-name="DefaultParagraphFont" style:family="text">
      <style:text-properties fo:font-size="11pt" style:font-size-asian="11pt" style:font-size-complex="11pt"/>
    </style:style>
    <style:style style:name="T3880" style:parent-style-name="DefaultParagraphFont" style:family="text">
      <style:text-properties fo:font-style="italic" style:font-style-asian="italic" style:font-style-complex="italic" fo:font-size="11pt" style:font-size-asian="11pt" style:font-size-complex="11pt"/>
    </style:style>
    <style:style style:name="T3881" style:parent-style-name="DefaultParagraphFont" style:family="text">
      <style:text-properties fo:font-size="11pt" style:font-size-asian="11pt" style:font-size-complex="11pt"/>
    </style:style>
    <style:style style:name="T3882" style:parent-style-name="DefaultParagraphFont" style:family="text">
      <style:text-properties fo:font-style="italic" style:font-style-asian="italic" fo:font-size="11pt" style:font-size-asian="11pt" style:font-size-complex="11pt"/>
    </style:style>
    <style:style style:name="T3883" style:parent-style-name="DefaultParagraphFont" style:family="text">
      <style:text-properties fo:font-size="11pt" style:font-size-asian="11pt" style:font-size-complex="11pt"/>
    </style:style>
    <style:style style:name="T3884" style:parent-style-name="DefaultParagraphFont" style:family="text">
      <style:text-properties fo:font-size="11pt" style:font-size-asian="11pt" style:font-size-complex="11pt"/>
    </style:style>
    <style:style style:name="T3885" style:parent-style-name="DefaultParagraphFont" style:family="text">
      <style:text-properties fo:font-style="italic" style:font-style-asian="italic" fo:font-size="11pt" style:font-size-asian="11pt" style:font-size-complex="11pt"/>
    </style:style>
    <style:style style:name="T3886" style:parent-style-name="DefaultParagraphFont" style:family="text">
      <style:text-properties fo:font-size="11pt" style:font-size-asian="11pt" style:font-size-complex="11pt"/>
    </style:style>
    <style:style style:name="T3887" style:parent-style-name="DefaultParagraphFont" style:family="text">
      <style:text-properties fo:font-style="italic" style:font-style-asian="italic" fo:font-size="11pt" style:font-size-asian="11pt" style:font-size-complex="11pt"/>
    </style:style>
    <style:style style:name="T3888" style:parent-style-name="DefaultParagraphFont" style:family="text">
      <style:text-properties fo:font-size="11pt" style:font-size-asian="11pt" style:font-size-complex="11pt"/>
    </style:style>
    <style:style style:name="T3889" style:parent-style-name="DefaultParagraphFont" style:family="text">
      <style:text-properties fo:font-style="italic" style:font-style-asian="italic" fo:font-size="11pt" style:font-size-asian="11pt" style:font-size-complex="11pt"/>
    </style:style>
    <style:style style:name="T3890" style:parent-style-name="DefaultParagraphFont" style:family="text">
      <style:text-properties fo:font-size="11pt" style:font-size-asian="11pt" style:font-size-complex="11pt"/>
    </style:style>
    <style:style style:name="T3891" style:parent-style-name="DefaultParagraphFont" style:family="text">
      <style:text-properties fo:font-weight="bold" style:font-weight-asian="bold" fo:font-size="11pt" style:font-size-asian="11pt" style:font-size-complex="11pt"/>
    </style:style>
    <style:style style:name="T3892" style:parent-style-name="DefaultParagraphFont" style:family="text">
      <style:text-properties fo:font-size="11pt" style:font-size-asian="11pt" style:font-size-complex="11pt"/>
    </style:style>
    <style:style style:name="T3893" style:parent-style-name="DefaultParagraphFont" style:family="text">
      <style:text-properties fo:font-size="11pt" style:font-size-asian="11pt" style:font-size-complex="11pt"/>
    </style:style>
    <style:style style:name="T3894" style:parent-style-name="DefaultParagraphFont" style:family="text">
      <style:text-properties fo:font-weight="bold" style:font-weight-asian="bold" fo:font-size="11pt" style:font-size-asian="11pt" style:font-size-complex="11pt"/>
    </style:style>
    <style:style style:name="T3895" style:parent-style-name="DefaultParagraphFont" style:family="text">
      <style:text-properties fo:font-size="11pt" style:font-size-asian="11pt" style:font-size-complex="11pt"/>
    </style:style>
    <style:style style:name="T3896" style:parent-style-name="DefaultParagraphFont" style:family="text">
      <style:text-properties fo:font-weight="bold" style:font-weight-asian="bold" fo:font-size="11pt" style:font-size-asian="11pt" style:font-size-complex="11pt"/>
    </style:style>
    <style:style style:name="T3897" style:parent-style-name="DefaultParagraphFont" style:family="text">
      <style:text-properties fo:font-size="11pt" style:font-size-asian="11pt" style:font-size-complex="11pt"/>
    </style:style>
    <style:style style:name="T3898" style:parent-style-name="DefaultParagraphFont" style:family="text">
      <style:text-properties fo:font-weight="bold" style:font-weight-asian="bold" fo:font-size="11pt" style:font-size-asian="11pt" style:font-size-complex="11pt"/>
    </style:style>
    <style:style style:name="T3899" style:parent-style-name="DefaultParagraphFont" style:family="text">
      <style:text-properties fo:font-size="11pt" style:font-size-asian="11pt" style:font-size-complex="11pt"/>
    </style:style>
    <style:style style:name="P3900" style:parent-style-name="Normal" style:family="paragraph">
      <style:paragraph-properties fo:text-align="justify" fo:text-indent="0.5in"/>
    </style:style>
    <style:style style:name="T3901" style:parent-style-name="DefaultParagraphFont" style:family="text">
      <style:text-properties fo:font-size="11pt" style:font-size-asian="11pt" style:font-size-complex="11pt"/>
    </style:style>
    <style:style style:name="T3902" style:parent-style-name="DefaultParagraphFont" style:family="text">
      <style:text-properties fo:font-size="11pt" style:font-size-asian="11pt" style:font-size-complex="11pt"/>
    </style:style>
    <style:style style:name="T3903" style:parent-style-name="DefaultParagraphFont" style:family="text">
      <style:text-properties fo:font-size="11pt" style:font-size-asian="11pt" style:font-size-complex="11pt"/>
    </style:style>
    <style:style style:name="T3904" style:parent-style-name="DefaultParagraphFont" style:family="text">
      <style:text-properties fo:font-weight="bold" style:font-weight-asian="bold" fo:font-size="11pt" style:font-size-asian="11pt" style:font-size-complex="11pt"/>
    </style:style>
    <style:style style:name="T3905" style:parent-style-name="DefaultParagraphFont" style:family="text">
      <style:text-properties fo:font-size="11pt" style:font-size-asian="11pt" style:font-size-complex="11pt"/>
    </style:style>
    <style:style style:name="P3906" style:parent-style-name="Normal" style:family="paragraph">
      <style:paragraph-properties fo:text-align="justify" fo:text-indent="0.5in"/>
    </style:style>
    <style:style style:name="T3907" style:parent-style-name="DefaultParagraphFont" style:family="text">
      <style:text-properties fo:font-size="11pt" style:font-size-asian="11pt" style:font-size-complex="11pt"/>
    </style:style>
    <style:style style:name="T3908" style:parent-style-name="DefaultParagraphFont" style:family="text">
      <style:text-properties fo:font-size="11pt" style:font-size-asian="11pt" style:font-size-complex="11pt"/>
    </style:style>
    <style:style style:name="T3909" style:parent-style-name="DefaultParagraphFont" style:family="text">
      <style:text-properties fo:font-style="italic" style:font-style-asian="italic" fo:font-size="11pt" style:font-size-asian="11pt" style:font-size-complex="11pt"/>
    </style:style>
    <style:style style:name="T3910" style:parent-style-name="DefaultParagraphFont" style:family="text">
      <style:text-properties fo:font-size="11pt" style:font-size-asian="11pt" style:font-size-complex="11pt"/>
    </style:style>
    <style:style style:name="T3911" style:parent-style-name="DefaultParagraphFont" style:family="text">
      <style:text-properties fo:font-size="11pt" style:font-size-asian="11pt" style:font-size-complex="11pt"/>
    </style:style>
    <style:style style:name="T3912" style:parent-style-name="DefaultParagraphFont" style:family="text">
      <style:text-properties fo:font-style="italic" style:font-style-asian="italic" fo:font-size="11pt" style:font-size-asian="11pt" style:font-size-complex="11pt"/>
    </style:style>
    <style:style style:name="T3913" style:parent-style-name="DefaultParagraphFont" style:family="text">
      <style:text-properties fo:font-size="11pt" style:font-size-asian="11pt" style:font-size-complex="11pt"/>
    </style:style>
    <style:style style:name="T3914" style:parent-style-name="DefaultParagraphFont" style:family="text">
      <style:text-properties fo:font-style="italic" style:font-style-asian="italic" fo:font-size="11pt" style:font-size-asian="11pt" style:font-size-complex="11pt"/>
    </style:style>
    <style:style style:name="T3915" style:parent-style-name="DefaultParagraphFont" style:family="text">
      <style:text-properties fo:font-size="11pt" style:font-size-asian="11pt" style:font-size-complex="11pt"/>
    </style:style>
    <style:style style:name="T3916" style:parent-style-name="DefaultParagraphFont" style:family="text">
      <style:text-properties fo:font-style="italic" style:font-style-asian="italic" fo:font-size="11pt" style:font-size-asian="11pt" style:font-size-complex="11pt"/>
    </style:style>
    <style:style style:name="T3917" style:parent-style-name="DefaultParagraphFont" style:family="text">
      <style:text-properties fo:font-style="italic" style:font-style-asian="italic" fo:font-size="11pt" style:font-size-asian="11pt" style:font-size-complex="11pt"/>
    </style:style>
    <style:style style:name="T3918" style:parent-style-name="DefaultParagraphFont" style:family="text">
      <style:text-properties fo:font-size="11pt" style:font-size-asian="11pt" style:font-size-complex="11pt"/>
    </style:style>
    <style:style style:name="P3919" style:parent-style-name="Normal" style:family="paragraph">
      <style:paragraph-properties fo:text-align="justify" fo:text-indent="0.5in"/>
    </style:style>
    <style:style style:name="T3920" style:parent-style-name="DefaultParagraphFont" style:family="text">
      <style:text-properties fo:font-size="11pt" style:font-size-asian="11pt" style:font-size-complex="11pt"/>
    </style:style>
    <style:style style:name="T3921" style:parent-style-name="DefaultParagraphFont" style:family="text">
      <style:text-properties fo:font-size="11pt" style:font-size-asian="11pt" style:font-size-complex="11pt"/>
    </style:style>
    <style:style style:name="T3922" style:parent-style-name="DefaultParagraphFont" style:family="text">
      <style:text-properties fo:font-weight="bold" style:font-weight-asian="bold" fo:font-size="11pt" style:font-size-asian="11pt" style:font-size-complex="11pt"/>
    </style:style>
    <style:style style:name="T3923" style:parent-style-name="DefaultParagraphFont" style:family="text">
      <style:text-properties fo:font-size="11pt" style:font-size-asian="11pt" style:font-size-complex="11pt"/>
    </style:style>
    <style:style style:name="T3924" style:parent-style-name="DefaultParagraphFont" style:family="text">
      <style:text-properties fo:font-weight="bold" style:font-weight-asian="bold" fo:font-size="11pt" style:font-size-asian="11pt" style:font-size-complex="11pt"/>
    </style:style>
    <style:style style:name="T3925" style:parent-style-name="DefaultParagraphFont" style:family="text">
      <style:text-properties fo:font-size="11pt" style:font-size-asian="11pt" style:font-size-complex="11pt"/>
    </style:style>
    <style:style style:name="T3926" style:parent-style-name="DefaultParagraphFont" style:family="text">
      <style:text-properties fo:font-size="11pt" style:font-size-asian="11pt" style:font-size-complex="11pt"/>
    </style:style>
    <style:style style:name="T3927" style:parent-style-name="DefaultParagraphFont" style:family="text">
      <style:text-properties fo:font-style="italic" style:font-style-asian="italic" fo:font-size="11pt" style:font-size-asian="11pt" style:font-size-complex="11pt"/>
    </style:style>
    <style:style style:name="T3928" style:parent-style-name="DefaultParagraphFont" style:family="text">
      <style:text-properties fo:font-size="11pt" style:font-size-asian="11pt" style:font-size-complex="11pt"/>
    </style:style>
    <style:style style:name="T3929" style:parent-style-name="DefaultParagraphFont" style:family="text">
      <style:text-properties fo:font-style="italic" style:font-style-asian="italic" fo:font-size="11pt" style:font-size-asian="11pt" style:font-size-complex="11pt"/>
    </style:style>
    <style:style style:name="T3930" style:parent-style-name="DefaultParagraphFont" style:family="text">
      <style:text-properties fo:font-size="11pt" style:font-size-asian="11pt" style:font-size-complex="11pt"/>
    </style:style>
    <style:style style:name="T3931" style:parent-style-name="DefaultParagraphFont" style:family="text">
      <style:text-properties fo:font-style="italic" style:font-style-asian="italic" fo:font-size="11pt" style:font-size-asian="11pt" style:font-size-complex="11pt"/>
    </style:style>
    <style:style style:name="T3932" style:parent-style-name="DefaultParagraphFont" style:family="text">
      <style:text-properties fo:font-size="11pt" style:font-size-asian="11pt" style:font-size-complex="11pt"/>
    </style:style>
    <style:style style:name="T3933" style:parent-style-name="DefaultParagraphFont" style:family="text">
      <style:text-properties fo:font-style="italic" style:font-style-asian="italic" fo:font-size="11pt" style:font-size-asian="11pt" style:font-size-complex="11pt"/>
    </style:style>
    <style:style style:name="T3934" style:parent-style-name="DefaultParagraphFont" style:family="text">
      <style:text-properties fo:font-size="11pt" style:font-size-asian="11pt" style:font-size-complex="11pt"/>
    </style:style>
    <style:style style:name="T3935" style:parent-style-name="DefaultParagraphFont" style:family="text">
      <style:text-properties fo:font-size="11pt" style:font-size-asian="11pt" style:font-size-complex="11pt"/>
    </style:style>
    <style:style style:name="T3936" style:parent-style-name="DefaultParagraphFont" style:family="text">
      <style:text-properties fo:font-style="italic" style:font-style-asian="italic" fo:font-size="11pt" style:font-size-asian="11pt" style:font-size-complex="11pt"/>
    </style:style>
    <style:style style:name="T3937" style:parent-style-name="DefaultParagraphFont" style:family="text">
      <style:text-properties fo:font-size="11pt" style:font-size-asian="11pt" style:font-size-complex="11pt"/>
    </style:style>
    <style:style style:name="P3938" style:parent-style-name="Normal" style:family="paragraph">
      <style:paragraph-properties fo:text-align="justify" fo:text-indent="0.5in"/>
    </style:style>
    <style:style style:name="T3939" style:parent-style-name="DefaultParagraphFont" style:family="text">
      <style:text-properties fo:font-size="11pt" style:font-size-asian="11pt" style:font-size-complex="11pt"/>
    </style:style>
    <style:style style:name="T3940" style:parent-style-name="DefaultParagraphFont" style:family="text">
      <style:text-properties fo:font-size="11pt" style:font-size-asian="11pt" style:font-size-complex="11pt"/>
    </style:style>
    <style:style style:name="T3941" style:parent-style-name="DefaultParagraphFont" style:family="text">
      <style:text-properties fo:font-weight="bold" style:font-weight-asian="bold" fo:font-size="11pt" style:font-size-asian="11pt" style:font-size-complex="11pt"/>
    </style:style>
    <style:style style:name="T3942" style:parent-style-name="DefaultParagraphFont" style:family="text">
      <style:text-properties fo:font-size="11pt" style:font-size-asian="11pt" style:font-size-complex="11pt"/>
    </style:style>
    <style:style style:name="T3943" style:parent-style-name="DefaultParagraphFont" style:family="text">
      <style:text-properties fo:font-size="11pt" style:font-size-asian="11pt" style:font-size-complex="11pt"/>
    </style:style>
    <style:style style:name="T3944" style:parent-style-name="DefaultParagraphFont" style:family="text">
      <style:text-properties fo:font-size="11pt" style:font-size-asian="11pt" style:font-size-complex="11pt"/>
    </style:style>
    <style:style style:name="T3945" style:parent-style-name="DefaultParagraphFont" style:family="text">
      <style:text-properties fo:font-style="italic" style:font-style-asian="italic" style:font-style-complex="italic" fo:font-size="11pt" style:font-size-asian="11pt" style:font-size-complex="11pt"/>
    </style:style>
    <style:style style:name="T3946" style:parent-style-name="DefaultParagraphFont" style:family="text">
      <style:text-properties fo:font-size="11pt" style:font-size-asian="11pt" style:font-size-complex="11pt"/>
    </style:style>
    <style:style style:name="T3947" style:parent-style-name="DefaultParagraphFont" style:family="text">
      <style:text-properties fo:font-style="italic" style:font-style-asian="italic" fo:font-size="11pt" style:font-size-asian="11pt" style:font-size-complex="11pt"/>
    </style:style>
    <style:style style:name="T3948" style:parent-style-name="DefaultParagraphFont" style:family="text">
      <style:text-properties fo:font-size="11pt" style:font-size-asian="11pt" style:font-size-complex="11pt"/>
    </style:style>
    <style:style style:name="T3949" style:parent-style-name="DefaultParagraphFont" style:family="text">
      <style:text-properties fo:font-style="italic" style:font-style-asian="italic" fo:font-size="11pt" style:font-size-asian="11pt" style:font-size-complex="11pt"/>
    </style:style>
    <style:style style:name="T3950" style:parent-style-name="DefaultParagraphFont" style:family="text">
      <style:text-properties fo:font-size="11pt" style:font-size-asian="11pt" style:font-size-complex="11pt"/>
    </style:style>
    <style:style style:name="T3951" style:parent-style-name="DefaultParagraphFont" style:family="text">
      <style:text-properties fo:font-weight="bold" style:font-weight-asian="bold" fo:font-size="11pt" style:font-size-asian="11pt" style:font-size-complex="11pt"/>
    </style:style>
    <style:style style:name="T3952" style:parent-style-name="DefaultParagraphFont" style:family="text">
      <style:text-properties fo:font-size="11pt" style:font-size-asian="11pt" style:font-size-complex="11pt"/>
    </style:style>
    <style:style style:name="T3953" style:parent-style-name="DefaultParagraphFont" style:family="text">
      <style:text-properties fo:font-size="11pt" style:font-size-asian="11pt" style:font-size-complex="11pt"/>
    </style:style>
    <style:style style:name="P3954" style:parent-style-name="Normal" style:family="paragraph">
      <style:paragraph-properties fo:text-align="justify" fo:text-indent="0.5in"/>
    </style:style>
    <style:style style:name="T3955" style:parent-style-name="DefaultParagraphFont" style:family="text">
      <style:text-properties fo:font-size="11pt" style:font-size-asian="11pt" style:font-size-complex="11pt"/>
    </style:style>
    <style:style style:name="T3956" style:parent-style-name="DefaultParagraphFont" style:family="text">
      <style:text-properties fo:font-size="11pt" style:font-size-asian="11pt" style:font-size-complex="11pt"/>
    </style:style>
    <style:style style:name="T3957" style:parent-style-name="DefaultParagraphFont" style:family="text">
      <style:text-properties fo:font-size="11pt" style:font-size-asian="11pt" style:font-size-complex="11pt"/>
    </style:style>
    <style:style style:name="T3958" style:parent-style-name="DefaultParagraphFont" style:family="text">
      <style:text-properties fo:font-size="11pt" style:font-size-asian="11pt" style:font-size-complex="11pt"/>
    </style:style>
    <style:style style:name="T3959" style:parent-style-name="DefaultParagraphFont" style:family="text">
      <style:text-properties fo:font-size="11pt" style:font-size-asian="11pt" style:font-size-complex="11pt"/>
    </style:style>
    <style:style style:name="P3960" style:parent-style-name="Normal" style:family="paragraph">
      <style:paragraph-properties fo:text-align="justify" fo:text-indent="0.5in"/>
    </style:style>
    <style:style style:name="T3961" style:parent-style-name="DefaultParagraphFont" style:family="text">
      <style:text-properties fo:font-size="11pt" style:font-size-asian="11pt" style:font-size-complex="11pt"/>
    </style:style>
    <style:style style:name="T3962" style:parent-style-name="DefaultParagraphFont" style:family="text">
      <style:text-properties fo:font-size="11pt" style:font-size-asian="11pt" style:font-size-complex="11pt"/>
    </style:style>
    <style:style style:name="T3963" style:parent-style-name="DefaultParagraphFont" style:family="text">
      <style:text-properties fo:font-size="11pt" style:font-size-asian="11pt" style:font-size-complex="11pt"/>
    </style:style>
    <style:style style:name="T3964" style:parent-style-name="DefaultParagraphFont" style:family="text">
      <style:text-properties fo:font-size="11pt" style:font-size-asian="11pt" style:font-size-complex="11pt"/>
    </style:style>
    <style:style style:name="T3965" style:parent-style-name="DefaultParagraphFont" style:family="text">
      <style:text-properties fo:font-size="11pt" style:font-size-asian="11pt" style:font-size-complex="11pt"/>
    </style:style>
    <style:style style:name="T3966" style:parent-style-name="DefaultParagraphFont" style:family="text">
      <style:text-properties fo:font-size="11pt" style:font-size-asian="11pt" style:font-size-complex="11pt"/>
    </style:style>
    <style:style style:name="P3967" style:parent-style-name="Normal" style:family="paragraph">
      <style:paragraph-properties fo:text-align="justify" fo:text-indent="0.5in"/>
    </style:style>
    <style:style style:name="T3968" style:parent-style-name="DefaultParagraphFont" style:family="text">
      <style:text-properties fo:font-size="11pt" style:font-size-asian="11pt" style:font-size-complex="11pt"/>
    </style:style>
    <style:style style:name="T3969" style:parent-style-name="DefaultParagraphFont" style:family="text">
      <style:text-properties fo:font-size="11pt" style:font-size-asian="11pt" style:font-size-complex="11pt"/>
    </style:style>
    <style:style style:name="T3970" style:parent-style-name="DefaultParagraphFont" style:family="text">
      <style:text-properties fo:font-size="11pt" style:font-size-asian="11pt" style:font-size-complex="11pt"/>
    </style:style>
    <style:style style:name="T3971" style:parent-style-name="DefaultParagraphFont" style:family="text">
      <style:text-properties fo:font-size="11pt" style:font-size-asian="11pt" style:font-size-complex="11pt"/>
    </style:style>
    <style:style style:name="T3972" style:parent-style-name="DefaultParagraphFont" style:family="text">
      <style:text-properties fo:font-style="italic" style:font-style-asian="italic" style:font-style-complex="italic" fo:font-size="11pt" style:font-size-asian="11pt" style:font-size-complex="11pt"/>
    </style:style>
    <style:style style:name="T3973" style:parent-style-name="DefaultParagraphFont" style:family="text">
      <style:text-properties fo:font-size="11pt" style:font-size-asian="11pt" style:font-size-complex="11pt"/>
    </style:style>
    <style:style style:name="T3974" style:parent-style-name="DefaultParagraphFont" style:family="text">
      <style:text-properties fo:font-size="11pt" style:font-size-asian="11pt" style:font-size-complex="11pt"/>
    </style:style>
    <style:style style:name="T3975" style:parent-style-name="DefaultParagraphFont" style:family="text">
      <style:text-properties fo:font-style="italic" style:font-style-asian="italic" style:font-style-complex="italic" fo:font-size="11pt" style:font-size-asian="11pt" style:font-size-complex="11pt"/>
    </style:style>
    <style:style style:name="T3976" style:parent-style-name="DefaultParagraphFont" style:family="text">
      <style:text-properties fo:font-size="11pt" style:font-size-asian="11pt" style:font-size-complex="11pt"/>
    </style:style>
    <style:style style:name="T3977" style:parent-style-name="DefaultParagraphFont" style:family="text">
      <style:text-properties fo:font-size="11pt" style:font-size-asian="11pt" style:font-size-complex="11pt"/>
    </style:style>
    <style:style style:name="P3978" style:parent-style-name="Normal" style:family="paragraph">
      <style:paragraph-properties fo:text-align="justify" fo:text-indent="0.5in"/>
    </style:style>
    <style:style style:name="T3979" style:parent-style-name="DefaultParagraphFont" style:family="text">
      <style:text-properties fo:font-size="11pt" style:font-size-asian="11pt" style:font-size-complex="11pt"/>
    </style:style>
    <style:style style:name="T3980" style:parent-style-name="DefaultParagraphFont" style:family="text">
      <style:text-properties fo:font-size="11pt" style:font-size-asian="11pt" style:font-size-complex="11pt"/>
    </style:style>
    <style:style style:name="T3981" style:parent-style-name="DefaultParagraphFont" style:family="text">
      <style:text-properties style:font-weight-complex="bold" fo:font-size="11pt" style:font-size-asian="11pt" style:font-size-complex="11pt"/>
    </style:style>
    <style:style style:name="T3982" style:parent-style-name="DefaultParagraphFont" style:family="text">
      <style:text-properties style:font-weight-complex="bold" fo:font-size="11pt" style:font-size-asian="11pt" style:font-size-complex="11pt"/>
    </style:style>
    <style:style style:name="T3983" style:parent-style-name="DefaultParagraphFont" style:family="text">
      <style:text-properties style:font-weight-complex="bold" fo:font-size="11pt" style:font-size-asian="11pt" style:font-size-complex="11pt"/>
    </style:style>
    <style:style style:name="P3984" style:parent-style-name="Normal" style:family="paragraph">
      <style:paragraph-properties fo:text-align="justify"/>
    </style:style>
    <style:style style:name="T3985" style:parent-style-name="DefaultParagraphFont" style:family="text">
      <style:text-properties fo:font-style="italic" style:font-style-asian="italic" style:font-style-complex="italic" fo:font-size="10pt" style:font-size-asian="10pt"/>
    </style:style>
    <style:style style:name="P3986" style:parent-style-name="Normal" style:family="paragraph">
      <style:paragraph-properties fo:text-align="justify"/>
    </style:style>
    <style:style style:name="T3987" style:parent-style-name="DefaultParagraphFont" style:family="text">
      <style:text-properties style:font-name-asian="MS Mincho" fo:font-style="italic" style:font-style-asian="italic" style:font-style-complex="italic" fo:font-size="10pt" style:font-size-asian="10pt"/>
    </style:style>
    <style:style style:name="T398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989" style:parent-style-name="DefaultParagraphFont" style:family="text">
      <style:text-properties style:font-name-asian="MS Mincho" fo:font-style="italic" style:font-style-asian="italic" style:font-style-complex="italic" fo:font-size="10pt" style:font-size-asian="10pt"/>
    </style:style>
    <style:style style:name="P3990" style:parent-style-name="Normal" style:family="paragraph">
      <style:paragraph-properties fo:text-align="justify"/>
    </style:style>
    <style:style style:name="T3991" style:parent-style-name="DefaultParagraphFont" style:family="text">
      <style:text-properties fo:font-style="italic" style:font-style-asian="italic" fo:font-size="10pt" style:font-size-asian="10pt"/>
    </style:style>
    <style:style style:name="P3992" style:parent-style-name="Normal" style:family="paragraph">
      <style:paragraph-properties fo:text-align="justify"/>
    </style:style>
    <style:style style:name="T3993" style:parent-style-name="DefaultParagraphFont" style:family="text">
      <style:text-properties style:font-name-asian="MS Mincho" fo:font-style="italic" style:font-style-asian="italic" style:font-style-complex="italic" fo:font-size="10pt" style:font-size-asian="10pt"/>
    </style:style>
    <style:style style:name="T399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3995" style:parent-style-name="DefaultParagraphFont" style:family="text">
      <style:text-properties style:font-name-asian="MS Mincho" fo:font-style="italic" style:font-style-asian="italic" style:font-style-complex="italic" fo:font-size="10pt" style:font-size-asian="10pt"/>
    </style:style>
    <style:style style:name="T3996" style:parent-style-name="DefaultParagraphFont" style:family="text">
      <style:text-properties style:font-name-asian="MS Mincho" fo:font-style="italic" style:font-style-asian="italic" style:font-style-complex="italic" fo:font-size="10pt" style:font-size-asian="10pt"/>
    </style:style>
    <style:style style:name="P3997" style:parent-style-name="Normal" style:family="paragraph">
      <style:text-properties style:font-name-asian="MS Mincho" fo:font-style="italic" style:font-style-asian="italic" style:font-style-complex="italic" fo:font-size="10pt" style:font-size-asian="10pt"/>
    </style:style>
    <style:style style:name="P3998" style:parent-style-name="Normal" style:family="paragraph">
      <style:paragraph-properties fo:text-align="justify"/>
    </style:style>
    <style:style style:name="T3999" style:parent-style-name="DefaultParagraphFont" style:family="text">
      <style:text-properties style:font-name-asian="MS Mincho" fo:font-style="italic" style:font-style-asian="italic" style:font-style-complex="italic" fo:font-size="10pt" style:font-size-asian="10pt"/>
    </style:style>
    <style:style style:name="T400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001" style:parent-style-name="DefaultParagraphFont" style:family="text">
      <style:text-properties style:font-name-asian="MS Mincho" fo:font-style="italic" style:font-style-asian="italic" style:font-style-complex="italic" fo:font-size="10pt" style:font-size-asian="10pt"/>
    </style:style>
    <style:style style:name="P4002" style:parent-style-name="Normal" style:family="paragraph">
      <style:paragraph-properties fo:text-align="justify" fo:text-indent="0.5in"/>
    </style:style>
    <style:style style:name="T4003" style:parent-style-name="DefaultParagraphFont" style:family="text">
      <style:text-properties fo:font-weight="bold" style:font-weight-asian="bold" style:font-weight-complex="bold" fo:font-size="11pt" style:font-size-asian="11pt" style:font-size-complex="11pt"/>
    </style:style>
    <style:style style:name="T4004" style:parent-style-name="DefaultParagraphFont" style:family="text">
      <style:text-properties fo:font-weight="bold" style:font-weight-asian="bold" style:font-weight-complex="bold" style:text-position="super 63.6%" fo:font-size="11pt" style:font-size-asian="11pt" style:font-size-complex="11pt"/>
    </style:style>
    <style:style style:name="T4005" style:parent-style-name="DefaultParagraphFont" style:family="text">
      <style:text-properties fo:font-weight="bold" style:font-weight-asian="bold" style:font-weight-complex="bold" fo:font-size="11pt" style:font-size-asian="11pt" style:font-size-complex="11pt"/>
    </style:style>
    <style:style style:name="T4006" style:parent-style-name="DefaultParagraphFont" style:family="text">
      <style:text-properties fo:font-weight="bold" style:font-weight-asian="bold" style:font-weight-complex="bold" fo:font-size="11pt" style:font-size-asian="11pt" style:font-size-complex="11pt"/>
    </style:style>
    <style:style style:name="P4007" style:parent-style-name="Normal" style:family="paragraph">
      <style:paragraph-properties fo:text-align="justify" fo:text-indent="0.5in"/>
    </style:style>
    <style:style style:name="T4008" style:parent-style-name="DefaultParagraphFont" style:family="text">
      <style:text-properties fo:font-size="11pt" style:font-size-asian="11pt" style:font-size-complex="11pt"/>
    </style:style>
    <style:style style:name="T4009" style:parent-style-name="DefaultParagraphFont" style:family="text">
      <style:text-properties fo:font-size="11pt" style:font-size-asian="11pt" style:font-size-complex="11pt"/>
    </style:style>
    <style:style style:name="T4010" style:parent-style-name="DefaultParagraphFont" style:family="text">
      <style:text-properties style:text-position="super 63.6%" fo:font-size="11pt" style:font-size-asian="11pt" style:font-size-complex="11pt"/>
    </style:style>
    <style:style style:name="T4011" style:parent-style-name="DefaultParagraphFont" style:family="text">
      <style:text-properties fo:font-size="11pt" style:font-size-asian="11pt" style:font-size-complex="11pt"/>
    </style:style>
    <style:style style:name="T4012" style:parent-style-name="DefaultParagraphFont" style:family="text">
      <style:text-properties fo:font-size="11pt" style:font-size-asian="11pt" style:font-size-complex="11pt"/>
    </style:style>
    <style:style style:name="P4013" style:parent-style-name="Normal" style:family="paragraph">
      <style:paragraph-properties fo:text-align="justify" fo:text-indent="0.5in"/>
    </style:style>
    <style:style style:name="T4014" style:parent-style-name="DefaultParagraphFont" style:family="text">
      <style:text-properties fo:font-size="11pt" style:font-size-asian="11pt" style:font-size-complex="11pt"/>
    </style:style>
    <style:style style:name="T4015" style:parent-style-name="DefaultParagraphFont" style:family="text">
      <style:text-properties fo:font-size="11pt" style:font-size-asian="11pt" style:font-size-complex="11pt"/>
    </style:style>
    <style:style style:name="T4016" style:parent-style-name="DefaultParagraphFont" style:family="text">
      <style:text-properties fo:font-size="11pt" style:font-size-asian="11pt" style:font-size-complex="11pt"/>
    </style:style>
    <style:style style:name="P4017" style:parent-style-name="Normal" style:family="paragraph">
      <style:paragraph-properties fo:text-align="justify" fo:text-indent="0.5in"/>
    </style:style>
    <style:style style:name="T4018" style:parent-style-name="DefaultParagraphFont" style:family="text">
      <style:text-properties fo:font-size="11pt" style:font-size-asian="11pt" style:font-size-complex="11pt"/>
    </style:style>
    <style:style style:name="T4019" style:parent-style-name="DefaultParagraphFont" style:family="text">
      <style:text-properties fo:font-size="11pt" style:font-size-asian="11pt" style:font-size-complex="11pt"/>
    </style:style>
    <style:style style:name="P4020" style:parent-style-name="Normal" style:family="paragraph">
      <style:paragraph-properties fo:text-align="justify" fo:text-indent="0.5in"/>
    </style:style>
    <style:style style:name="T4021" style:parent-style-name="DefaultParagraphFont" style:family="text">
      <style:text-properties fo:font-size="11pt" style:font-size-asian="11pt" style:font-size-complex="11pt"/>
    </style:style>
    <style:style style:name="T4022" style:parent-style-name="DefaultParagraphFont" style:family="text">
      <style:text-properties fo:font-size="11pt" style:font-size-asian="11pt" style:font-size-complex="11pt"/>
    </style:style>
    <style:style style:name="T4023" style:parent-style-name="DefaultParagraphFont" style:family="text">
      <style:text-properties fo:font-size="11pt" style:font-size-asian="11pt" style:font-size-complex="11pt"/>
    </style:style>
    <style:style style:name="P4024" style:parent-style-name="Normal" style:family="paragraph">
      <style:paragraph-properties fo:text-align="justify" fo:text-indent="0.5in"/>
    </style:style>
    <style:style style:name="T4025" style:parent-style-name="DefaultParagraphFont" style:family="text">
      <style:text-properties fo:font-size="11pt" style:font-size-asian="11pt" style:font-size-complex="11pt"/>
    </style:style>
    <style:style style:name="T4026" style:parent-style-name="DefaultParagraphFont" style:family="text">
      <style:text-properties fo:font-size="11pt" style:font-size-asian="11pt" style:font-size-complex="11pt"/>
    </style:style>
    <style:style style:name="T4027" style:parent-style-name="DefaultParagraphFont" style:family="text">
      <style:text-properties fo:font-weight="bold" style:font-weight-asian="bold" fo:font-size="11pt" style:font-size-asian="11pt" style:font-size-complex="11pt"/>
    </style:style>
    <style:style style:name="T4028" style:parent-style-name="DefaultParagraphFont" style:family="text">
      <style:text-properties fo:font-size="11pt" style:font-size-asian="11pt" style:font-size-complex="11pt"/>
    </style:style>
    <style:style style:name="P4029" style:parent-style-name="Normal" style:family="paragraph">
      <style:paragraph-properties fo:text-align="justify" fo:text-indent="0.5in"/>
    </style:style>
    <style:style style:name="T4030" style:parent-style-name="DefaultParagraphFont" style:family="text">
      <style:text-properties fo:font-size="11pt" style:font-size-asian="11pt" style:font-size-complex="11pt"/>
    </style:style>
    <style:style style:name="T4031" style:parent-style-name="DefaultParagraphFont" style:family="text">
      <style:text-properties fo:font-size="11pt" style:font-size-asian="11pt" style:font-size-complex="11pt"/>
    </style:style>
    <style:style style:name="T4032" style:parent-style-name="DefaultParagraphFont" style:family="text">
      <style:text-properties style:font-weight-complex="bold" fo:font-size="11pt" style:font-size-asian="11pt" style:font-size-complex="11pt"/>
    </style:style>
    <style:style style:name="T4033" style:parent-style-name="DefaultParagraphFont" style:family="text">
      <style:text-properties fo:font-size="11pt" style:font-size-asian="11pt" style:font-size-complex="11pt"/>
    </style:style>
    <style:style style:name="P4034" style:parent-style-name="Normal" style:family="paragraph">
      <style:text-properties style:font-name-asian="MS Mincho" fo:font-style="italic" style:font-style-asian="italic" style:font-style-complex="italic" fo:font-size="10pt" style:font-size-asian="10pt"/>
    </style:style>
    <style:style style:name="P4035" style:parent-style-name="Normal" style:family="paragraph">
      <style:paragraph-properties fo:text-align="justify"/>
    </style:style>
    <style:style style:name="T4036" style:parent-style-name="DefaultParagraphFont" style:family="text">
      <style:text-properties style:font-name-asian="MS Mincho" fo:font-style="italic" style:font-style-asian="italic" style:font-style-complex="italic" fo:font-size="10pt" style:font-size-asian="10pt"/>
    </style:style>
    <style:style style:name="T403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038" style:parent-style-name="DefaultParagraphFont" style:family="text">
      <style:text-properties style:font-name-asian="MS Mincho" fo:font-style="italic" style:font-style-asian="italic" style:font-style-complex="italic" fo:font-size="10pt" style:font-size-asian="10pt"/>
    </style:style>
    <style:style style:name="P4039" style:parent-style-name="Normal" style:family="paragraph">
      <style:paragraph-properties fo:text-align="justify" fo:text-indent="0.5in"/>
    </style:style>
    <style:style style:name="T4040" style:parent-style-name="DefaultParagraphFont" style:family="text">
      <style:text-properties fo:font-size="11pt" style:font-size-asian="11pt" style:font-size-complex="11pt"/>
    </style:style>
    <style:style style:name="T4041" style:parent-style-name="DefaultParagraphFont" style:family="text">
      <style:text-properties fo:font-size="11pt" style:font-size-asian="11pt" style:font-size-complex="11pt"/>
    </style:style>
    <style:style style:name="P4042" style:parent-style-name="Normal" style:family="paragraph">
      <style:paragraph-properties fo:text-align="justify" fo:text-indent="0.5in"/>
    </style:style>
    <style:style style:name="T4043" style:parent-style-name="DefaultParagraphFont" style:family="text">
      <style:text-properties fo:font-size="11pt" style:font-size-asian="11pt" style:font-size-complex="11pt"/>
    </style:style>
    <style:style style:name="T4044" style:parent-style-name="DefaultParagraphFont" style:family="text">
      <style:text-properties fo:font-size="11pt" style:font-size-asian="11pt" style:font-size-complex="11pt"/>
    </style:style>
    <style:style style:name="T4045" style:parent-style-name="DefaultParagraphFont" style:family="text">
      <style:text-properties fo:font-size="11pt" style:font-size-asian="11pt" style:font-size-complex="11pt"/>
    </style:style>
    <style:style style:name="T4046" style:parent-style-name="DefaultParagraphFont" style:family="text">
      <style:text-properties style:text-position="super 63.6%" fo:font-size="11pt" style:font-size-asian="11pt" style:font-size-complex="11pt"/>
    </style:style>
    <style:style style:name="T4047" style:parent-style-name="DefaultParagraphFont" style:family="text">
      <style:text-properties fo:font-size="11pt" style:font-size-asian="11pt" style:font-size-complex="11pt"/>
    </style:style>
    <style:style style:name="T4048" style:parent-style-name="DefaultParagraphFont" style:family="text">
      <style:text-properties fo:font-size="11pt" style:font-size-asian="11pt" style:font-size-complex="11pt"/>
    </style:style>
    <style:style style:name="T4049" style:parent-style-name="DefaultParagraphFont" style:family="text">
      <style:text-properties fo:font-size="11pt" style:font-size-asian="11pt" style:font-size-complex="11pt"/>
    </style:style>
    <style:style style:name="P4050" style:parent-style-name="Normal" style:family="paragraph">
      <style:paragraph-properties fo:text-align="justify" fo:text-indent="0.5in"/>
    </style:style>
    <style:style style:name="T4051" style:parent-style-name="DefaultParagraphFont" style:family="text">
      <style:text-properties fo:font-size="11pt" style:font-size-asian="11pt" style:font-size-complex="11pt"/>
    </style:style>
    <style:style style:name="T4052" style:parent-style-name="DefaultParagraphFont" style:family="text">
      <style:text-properties fo:font-size="11pt" style:font-size-asian="11pt" style:font-size-complex="11pt"/>
    </style:style>
    <style:style style:name="T4053" style:parent-style-name="DefaultParagraphFont" style:family="text">
      <style:text-properties style:text-position="super 63.6%" fo:font-size="11pt" style:font-size-asian="11pt" style:font-size-complex="11pt"/>
    </style:style>
    <style:style style:name="T4054" style:parent-style-name="DefaultParagraphFont" style:family="text">
      <style:text-properties fo:font-size="11pt" style:font-size-asian="11pt" style:font-size-complex="11pt"/>
    </style:style>
    <style:style style:name="T4055" style:parent-style-name="DefaultParagraphFont" style:family="text">
      <style:text-properties fo:font-size="11pt" style:font-size-asian="11pt" style:font-size-complex="11pt"/>
    </style:style>
    <style:style style:name="T4056" style:parent-style-name="DefaultParagraphFont" style:family="text">
      <style:text-properties style:text-position="super 63.6%" fo:font-size="11pt" style:font-size-asian="11pt" style:font-size-complex="11pt"/>
    </style:style>
    <style:style style:name="T4057" style:parent-style-name="DefaultParagraphFont" style:family="text">
      <style:text-properties fo:font-size="11pt" style:font-size-asian="11pt" style:font-size-complex="11pt"/>
    </style:style>
    <style:style style:name="T4058" style:parent-style-name="DefaultParagraphFont" style:family="text">
      <style:text-properties fo:font-size="11pt" style:font-size-asian="11pt" style:font-size-complex="11pt"/>
    </style:style>
    <style:style style:name="T4059" style:parent-style-name="DefaultParagraphFont" style:family="text">
      <style:text-properties style:text-position="super 63.6%" fo:font-size="11pt" style:font-size-asian="11pt" style:font-size-complex="11pt"/>
    </style:style>
    <style:style style:name="T4060" style:parent-style-name="DefaultParagraphFont" style:family="text">
      <style:text-properties fo:font-size="11pt" style:font-size-asian="11pt" style:font-size-complex="11pt"/>
    </style:style>
    <style:style style:name="T4061" style:parent-style-name="DefaultParagraphFont" style:family="text">
      <style:text-properties fo:font-size="11pt" style:font-size-asian="11pt" style:font-size-complex="11pt"/>
    </style:style>
    <style:style style:name="T4062" style:parent-style-name="DefaultParagraphFont" style:family="text">
      <style:text-properties fo:font-size="11pt" style:font-size-asian="11pt" style:font-size-complex="11pt"/>
    </style:style>
    <style:style style:name="T4063" style:parent-style-name="DefaultParagraphFont" style:family="text">
      <style:text-properties fo:font-size="11pt" style:font-size-asian="11pt" style:font-size-complex="11pt"/>
    </style:style>
    <style:style style:name="P4064" style:parent-style-name="Normal" style:family="paragraph">
      <style:paragraph-properties fo:text-align="justify" fo:text-indent="0.5in"/>
    </style:style>
    <style:style style:name="T4065" style:parent-style-name="DefaultParagraphFont" style:family="text">
      <style:text-properties fo:font-size="11pt" style:font-size-asian="11pt" style:font-size-complex="11pt"/>
    </style:style>
    <style:style style:name="T4066" style:parent-style-name="DefaultParagraphFont" style:family="text">
      <style:text-properties fo:font-size="11pt" style:font-size-asian="11pt" style:font-size-complex="11pt"/>
    </style:style>
    <style:style style:name="T4067" style:parent-style-name="DefaultParagraphFont" style:family="text">
      <style:text-properties fo:font-size="11pt" style:font-size-asian="11pt" style:font-size-complex="11pt"/>
    </style:style>
    <style:style style:name="P4068" style:parent-style-name="Normal" style:family="paragraph">
      <style:paragraph-properties fo:text-align="justify" fo:text-indent="0.5in">
        <style:tab-stops>
          <style:tab-stop style:type="left" style:position="0.6895in"/>
        </style:tab-stops>
      </style:paragraph-properties>
    </style:style>
    <style:style style:name="T4069" style:parent-style-name="DefaultParagraphFont" style:family="text">
      <style:text-properties style:font-name-asian="Calibri" fo:font-size="11pt" style:font-size-asian="11pt" style:font-size-complex="11pt"/>
    </style:style>
    <style:style style:name="T4070" style:parent-style-name="DefaultParagraphFont" style:family="text">
      <style:text-properties style:font-name-asian="Calibri" fo:font-size="11pt" style:font-size-asian="11pt" style:font-size-complex="11pt"/>
    </style:style>
    <style:style style:name="T4071" style:parent-style-name="DefaultParagraphFont" style:family="text">
      <style:text-properties fo:font-weight="bold" style:font-weight-asian="bold" fo:font-style="italic" style:font-style-asian="italic" fo:font-size="11pt" style:font-size-asian="11pt" style:font-size-complex="11pt"/>
    </style:style>
    <style:style style:name="T4072" style:parent-style-name="DefaultParagraphFont" style:family="text">
      <style:text-properties fo:font-size="11pt" style:font-size-asian="11pt" style:font-size-complex="11pt"/>
    </style:style>
    <style:style style:name="T4073" style:parent-style-name="DefaultParagraphFont" style:family="text">
      <style:text-properties fo:font-size="11pt" style:font-size-asian="11pt" style:font-size-complex="11pt"/>
    </style:style>
    <style:style style:name="T4074" style:parent-style-name="DefaultParagraphFont" style:family="text">
      <style:text-properties style:font-name-asian="Calibri" fo:font-size="11pt" style:font-size-asian="11pt" style:font-size-complex="11pt"/>
    </style:style>
    <style:style style:name="P4075" style:parent-style-name="Normal" style:family="paragraph">
      <style:paragraph-properties fo:text-align="justify"/>
    </style:style>
    <style:style style:name="T4076" style:parent-style-name="DefaultParagraphFont" style:family="text">
      <style:text-properties fo:font-style="italic" style:font-style-asian="italic" style:font-style-complex="italic" fo:font-size="10pt" style:font-size-asian="10pt"/>
    </style:style>
    <style:style style:name="P4077" style:parent-style-name="Normal" style:family="paragraph">
      <style:paragraph-properties fo:text-align="justify"/>
    </style:style>
    <style:style style:name="T4078" style:parent-style-name="DefaultParagraphFont" style:family="text">
      <style:text-properties style:font-name-asian="MS Mincho" fo:font-style="italic" style:font-style-asian="italic" style:font-style-complex="italic" fo:font-size="10pt" style:font-size-asian="10pt"/>
    </style:style>
    <style:style style:name="T407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080" style:parent-style-name="DefaultParagraphFont" style:family="text">
      <style:text-properties style:font-name-asian="MS Mincho" fo:font-style="italic" style:font-style-asian="italic" style:font-style-complex="italic" fo:font-size="10pt" style:font-size-asian="10pt"/>
    </style:style>
    <style:style style:name="T4081" style:parent-style-name="DefaultParagraphFont" style:family="text">
      <style:text-properties style:font-name-asian="MS Mincho" fo:font-style="italic" style:font-style-asian="italic" style:font-style-complex="italic" fo:font-size="10pt" style:font-size-asian="10pt"/>
    </style:style>
    <style:style style:name="P4082" style:parent-style-name="Normal" style:family="paragraph">
      <style:paragraph-properties fo:text-align="justify"/>
      <style:text-properties fo:font-style="italic" style:font-style-asian="italic" fo:font-size="10pt" style:font-size-asian="10pt"/>
    </style:style>
    <style:style style:name="P4083" style:parent-style-name="Normal" style:family="paragraph">
      <style:paragraph-properties fo:text-align="justify"/>
    </style:style>
    <style:style style:name="T4084" style:parent-style-name="DefaultParagraphFont" style:family="text">
      <style:text-properties style:font-name-asian="MS Mincho" fo:font-style="italic" style:font-style-asian="italic" style:font-style-complex="italic" fo:font-size="10pt" style:font-size-asian="10pt"/>
    </style:style>
    <style:style style:name="T408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086" style:parent-style-name="DefaultParagraphFont" style:family="text">
      <style:text-properties style:font-name-asian="MS Mincho" fo:font-style="italic" style:font-style-asian="italic" style:font-style-complex="italic" fo:font-size="10pt" style:font-size-asian="10pt"/>
    </style:style>
    <style:style style:name="P4087" style:parent-style-name="Normal" style:family="paragraph">
      <style:paragraph-properties fo:text-align="justify"/>
    </style:style>
    <style:style style:name="T4088" style:parent-style-name="DefaultParagraphFont" style:family="text">
      <style:text-properties fo:font-style="italic" style:font-style-asian="italic" fo:font-size="10pt" style:font-size-asian="10pt"/>
    </style:style>
    <style:style style:name="T4089"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4090" style:parent-style-name="DefaultParagraphFont" style:family="text">
      <style:text-properties fo:font-style="italic" style:font-style-asian="italic" fo:font-size="10pt" style:font-size-asian="10pt"/>
    </style:style>
    <style:style style:name="T4091" style:parent-style-name="DefaultParagraphFont" style:family="text">
      <style:text-properties fo:font-style="italic" style:font-style-asian="italic" fo:font-size="10pt" style:font-size-asian="10pt"/>
    </style:style>
    <style:style style:name="P4092" style:parent-style-name="Normal" style:family="paragraph">
      <style:text-properties style:font-name-asian="MS Mincho" fo:font-style="italic" style:font-style-asian="italic" style:font-style-complex="italic" fo:font-size="10pt" style:font-size-asian="10pt"/>
    </style:style>
    <style:style style:name="P4093" style:parent-style-name="Normal" style:family="paragraph">
      <style:paragraph-properties fo:text-align="justify"/>
    </style:style>
    <style:style style:name="T4094" style:parent-style-name="DefaultParagraphFont" style:family="text">
      <style:text-properties style:font-name-asian="MS Mincho" fo:font-style="italic" style:font-style-asian="italic" style:font-style-complex="italic" fo:font-size="10pt" style:font-size-asian="10pt"/>
    </style:style>
    <style:style style:name="T409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096" style:parent-style-name="DefaultParagraphFont" style:family="text">
      <style:text-properties style:font-name-asian="MS Mincho" fo:font-style="italic" style:font-style-asian="italic" style:font-style-complex="italic" fo:font-size="10pt" style:font-size-asian="10pt"/>
    </style:style>
    <style:style style:name="P4097" style:parent-style-name="Normal" style:family="paragraph">
      <style:paragraph-properties fo:text-align="justify" fo:margin-left="1.7722in" fo:text-indent="-1.2722in">
        <style:tab-stops/>
      </style:paragraph-properties>
    </style:style>
    <style:style style:name="T4098"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4099" style:parent-style-name="DefaultParagraphFont" style:family="text">
      <style:text-properties fo:font-weight="bold" style:font-weight-asian="bold" style:font-weight-complex="bold" style:text-position="super 63.6%" fo:font-size="11pt" style:font-size-asian="11pt" style:font-size-complex="11pt" style:language-asian="lt" style:country-asian="LT"/>
    </style:style>
    <style:style style:name="T4100"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4101"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4102"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P4103" style:parent-style-name="Normal" style:family="paragraph">
      <style:paragraph-properties fo:text-align="justify" fo:text-indent="0.5in"/>
    </style:style>
    <style:style style:name="T4104" style:parent-style-name="DefaultParagraphFont" style:family="text">
      <style:text-properties fo:font-size="11pt" style:font-size-asian="11pt" style:font-size-complex="11pt" style:language-asian="lt" style:country-asian="LT"/>
    </style:style>
    <style:style style:name="T4105" style:parent-style-name="DefaultParagraphFont" style:family="text">
      <style:text-properties fo:font-size="11pt" style:font-size-asian="11pt" style:font-size-complex="11pt" style:language-asian="lt" style:country-asian="LT"/>
    </style:style>
    <style:style style:name="T4106" style:parent-style-name="DefaultParagraphFont" style:family="text">
      <style:text-properties fo:font-size="11pt" style:font-size-asian="11pt" style:font-size-complex="11pt" style:language-asian="lt" style:country-asian="LT"/>
    </style:style>
    <style:style style:name="P4107" style:parent-style-name="Normal" style:family="paragraph">
      <style:paragraph-properties fo:text-align="justify" fo:text-indent="0.5in"/>
    </style:style>
    <style:style style:name="T4108" style:parent-style-name="DefaultParagraphFont" style:family="text">
      <style:text-properties fo:font-size="11pt" style:font-size-asian="11pt" style:font-size-complex="11pt" style:language-asian="lt" style:country-asian="LT"/>
    </style:style>
    <style:style style:name="T4109" style:parent-style-name="DefaultParagraphFont" style:family="text">
      <style:text-properties fo:font-size="11pt" style:font-size-asian="11pt" style:font-size-complex="11pt" style:language-asian="lt" style:country-asian="LT"/>
    </style:style>
    <style:style style:name="T4110" style:parent-style-name="DefaultParagraphFont" style:family="text">
      <style:text-properties fo:font-size="11pt" style:font-size-asian="11pt" style:font-size-complex="11pt" style:language-asian="lt" style:country-asian="LT"/>
    </style:style>
    <style:style style:name="T4111" style:parent-style-name="DefaultParagraphFont" style:family="text">
      <style:text-properties fo:color="#000000" fo:font-size="11pt" style:font-size-asian="11pt" style:font-size-complex="11pt" style:language-asian="lt" style:country-asian="LT"/>
    </style:style>
    <style:style style:name="T4112" style:parent-style-name="DefaultParagraphFont" style:family="text">
      <style:text-properties fo:color="#000000" fo:font-size="11pt" style:font-size-asian="11pt" style:font-size-complex="11pt" style:language-asian="lt" style:country-asian="LT"/>
    </style:style>
    <style:style style:name="T4113" style:parent-style-name="DefaultParagraphFont" style:family="text">
      <style:text-properties fo:font-size="11pt" style:font-size-asian="11pt" style:font-size-complex="11pt" style:language-asian="lt" style:country-asian="LT"/>
    </style:style>
    <style:style style:name="P4114" style:parent-style-name="Normal" style:family="paragraph">
      <style:paragraph-properties fo:text-align="justify" fo:text-indent="0.5in"/>
    </style:style>
    <style:style style:name="T4115" style:parent-style-name="DefaultParagraphFont" style:family="text">
      <style:text-properties fo:font-size="11pt" style:font-size-asian="11pt" style:font-size-complex="11pt" style:language-asian="lt" style:country-asian="LT"/>
    </style:style>
    <style:style style:name="T4116" style:parent-style-name="DefaultParagraphFont" style:family="text">
      <style:text-properties fo:font-size="11pt" style:font-size-asian="11pt" style:font-size-complex="11pt" style:language-asian="lt" style:country-asian="LT"/>
    </style:style>
    <style:style style:name="T4117" style:parent-style-name="DefaultParagraphFont" style:family="text">
      <style:text-properties fo:font-size="11pt" style:font-size-asian="11pt" style:font-size-complex="11pt" style:language-asian="lt" style:country-asian="LT"/>
    </style:style>
    <style:style style:name="T4118" style:parent-style-name="DefaultParagraphFont" style:family="text">
      <style:text-properties style:text-position="super 63.6%" fo:font-size="11pt" style:font-size-asian="11pt" style:font-size-complex="11pt" style:language-asian="lt" style:country-asian="LT"/>
    </style:style>
    <style:style style:name="T4119" style:parent-style-name="DefaultParagraphFont" style:family="text">
      <style:text-properties fo:font-size="11pt" style:font-size-asian="11pt" style:font-size-complex="11pt" style:language-asian="lt" style:country-asian="LT"/>
    </style:style>
    <style:style style:name="T4120" style:parent-style-name="DefaultParagraphFont" style:family="text">
      <style:text-properties style:text-position="super 63.6%" fo:font-size="11pt" style:font-size-asian="11pt" style:font-size-complex="11pt" style:language-asian="lt" style:country-asian="LT"/>
    </style:style>
    <style:style style:name="T4121" style:parent-style-name="DefaultParagraphFont" style:family="text">
      <style:text-properties fo:font-size="11pt" style:font-size-asian="11pt" style:font-size-complex="11pt" style:language-asian="lt" style:country-asian="LT"/>
    </style:style>
    <style:style style:name="P4122" style:parent-style-name="Normal" style:family="paragraph">
      <style:paragraph-properties fo:text-align="justify" fo:text-indent="0.5in"/>
    </style:style>
    <style:style style:name="T4123" style:parent-style-name="DefaultParagraphFont" style:family="text">
      <style:text-properties fo:font-size="11pt" style:font-size-asian="11pt" style:font-size-complex="11pt" style:language-asian="lt" style:country-asian="LT"/>
    </style:style>
    <style:style style:name="T4124" style:parent-style-name="DefaultParagraphFont" style:family="text">
      <style:text-properties fo:font-size="11pt" style:font-size-asian="11pt" style:font-size-complex="11pt" style:language-asian="lt" style:country-asian="LT"/>
    </style:style>
    <style:style style:name="P4125" style:parent-style-name="Normal" style:family="paragraph">
      <style:paragraph-properties fo:text-align="justify" fo:text-indent="0.5in"/>
    </style:style>
    <style:style style:name="T4126" style:parent-style-name="DefaultParagraphFont" style:family="text">
      <style:text-properties fo:font-size="11pt" style:font-size-asian="11pt" style:font-size-complex="11pt" style:language-asian="lt" style:country-asian="LT"/>
    </style:style>
    <style:style style:name="T4127" style:parent-style-name="DefaultParagraphFont" style:family="text">
      <style:text-properties fo:font-size="11pt" style:font-size-asian="11pt" style:font-size-complex="11pt" style:language-asian="lt" style:country-asian="LT"/>
    </style:style>
    <style:style style:name="P4128" style:parent-style-name="Normal" style:family="paragraph">
      <style:paragraph-properties fo:text-align="justify" fo:text-indent="0.5in"/>
    </style:style>
    <style:style style:name="T4129" style:parent-style-name="DefaultParagraphFont" style:family="text">
      <style:text-properties fo:font-size="11pt" style:font-size-asian="11pt" style:font-size-complex="11pt" style:language-asian="lt" style:country-asian="LT"/>
    </style:style>
    <style:style style:name="T4130" style:parent-style-name="DefaultParagraphFont" style:family="text">
      <style:text-properties fo:font-size="11pt" style:font-size-asian="11pt" style:font-size-complex="11pt" style:language-asian="lt" style:country-asian="LT"/>
    </style:style>
    <style:style style:name="T4131" style:parent-style-name="DefaultParagraphFont" style:family="text">
      <style:text-properties fo:font-size="11pt" style:font-size-asian="11pt" style:font-size-complex="11pt" style:language-asian="lt" style:country-asian="LT"/>
    </style:style>
    <style:style style:name="T4132" style:parent-style-name="DefaultParagraphFont" style:family="text">
      <style:text-properties fo:font-size="11pt" style:font-size-asian="11pt" style:font-size-complex="11pt" style:language-asian="lt" style:country-asian="LT"/>
    </style:style>
    <style:style style:name="T4133" style:parent-style-name="DefaultParagraphFont" style:family="text">
      <style:text-properties fo:font-size="11pt" style:font-size-asian="11pt" style:font-size-complex="11pt" style:language-asian="lt" style:country-asian="LT"/>
    </style:style>
    <style:style style:name="T4134" style:parent-style-name="DefaultParagraphFont" style:family="text">
      <style:text-properties fo:font-size="11pt" style:font-size-asian="11pt" style:font-size-complex="11pt" style:language-asian="lt" style:country-asian="LT"/>
    </style:style>
    <style:style style:name="T4135" style:parent-style-name="DefaultParagraphFont" style:family="text">
      <style:text-properties fo:font-size="11pt" style:font-size-asian="11pt" style:font-size-complex="11pt" style:language-asian="lt" style:country-asian="LT"/>
    </style:style>
    <style:style style:name="P4136" style:parent-style-name="Normal" style:family="paragraph">
      <style:paragraph-properties fo:text-align="justify" fo:text-indent="0.5in"/>
    </style:style>
    <style:style style:name="T4137" style:parent-style-name="DefaultParagraphFont" style:family="text">
      <style:text-properties fo:font-size="11pt" style:font-size-asian="11pt" style:font-size-complex="11pt" style:language-asian="lt" style:country-asian="LT"/>
    </style:style>
    <style:style style:name="T4138" style:parent-style-name="DefaultParagraphFont" style:family="text">
      <style:text-properties fo:font-size="11pt" style:font-size-asian="11pt" style:font-size-complex="11pt" style:language-asian="lt" style:country-asian="LT"/>
    </style:style>
    <style:style style:name="T4139" style:parent-style-name="DefaultParagraphFont" style:family="text">
      <style:text-properties fo:font-size="11pt" style:font-size-asian="11pt" style:font-size-complex="11pt" style:language-asian="lt" style:country-asian="LT"/>
    </style:style>
    <style:style style:name="T4140" style:parent-style-name="DefaultParagraphFont" style:family="text">
      <style:text-properties fo:font-size="11pt" style:font-size-asian="11pt" style:font-size-complex="11pt" style:language-asian="lt" style:country-asian="LT"/>
    </style:style>
    <style:style style:name="T4141" style:parent-style-name="DefaultParagraphFont" style:family="text">
      <style:text-properties fo:font-size="11pt" style:font-size-asian="11pt" style:font-size-complex="11pt" style:language-asian="lt" style:country-asian="LT"/>
    </style:style>
    <style:style style:name="P4142" style:parent-style-name="Normal" style:family="paragraph">
      <style:paragraph-properties fo:text-align="justify" fo:text-indent="0.5in"/>
    </style:style>
    <style:style style:name="T4143" style:parent-style-name="DefaultParagraphFont" style:family="text">
      <style:text-properties fo:font-size="11pt" style:font-size-asian="11pt" style:font-size-complex="11pt" style:language-asian="lt" style:country-asian="LT"/>
    </style:style>
    <style:style style:name="T4144" style:parent-style-name="DefaultParagraphFont" style:family="text">
      <style:text-properties fo:font-size="11pt" style:font-size-asian="11pt" style:font-size-complex="11pt" style:language-asian="lt" style:country-asian="LT"/>
    </style:style>
    <style:style style:name="T4145" style:parent-style-name="DefaultParagraphFont" style:family="text">
      <style:text-properties fo:font-size="11pt" style:font-size-asian="11pt" style:font-size-complex="11pt" style:language-asian="lt" style:country-asian="LT"/>
    </style:style>
    <style:style style:name="T4146" style:parent-style-name="DefaultParagraphFont" style:family="text">
      <style:text-properties fo:font-size="11pt" style:font-size-asian="11pt" style:font-size-complex="11pt" style:language-asian="lt" style:country-asian="LT"/>
    </style:style>
    <style:style style:name="T4147" style:parent-style-name="DefaultParagraphFont" style:family="text">
      <style:text-properties fo:font-size="11pt" style:font-size-asian="11pt" style:font-size-complex="11pt" style:language-asian="lt" style:country-asian="LT"/>
    </style:style>
    <style:style style:name="P4148" style:parent-style-name="Normal" style:family="paragraph">
      <style:paragraph-properties fo:text-align="justify" fo:text-indent="0.5in"/>
    </style:style>
    <style:style style:name="T4149" style:parent-style-name="DefaultParagraphFont" style:family="text">
      <style:text-properties fo:font-size="11pt" style:font-size-asian="11pt" style:font-size-complex="11pt" style:language-asian="lt" style:country-asian="LT"/>
    </style:style>
    <style:style style:name="T4150" style:parent-style-name="DefaultParagraphFont" style:family="text">
      <style:text-properties fo:font-size="11pt" style:font-size-asian="11pt" style:font-size-complex="11pt" style:language-asian="lt" style:country-asian="LT"/>
    </style:style>
    <style:style style:name="T4151" style:parent-style-name="DefaultParagraphFont" style:family="text">
      <style:text-properties fo:color="#000000" fo:font-size="11pt" style:font-size-asian="11pt" style:font-size-complex="11pt" style:language-asian="lt" style:country-asian="LT"/>
    </style:style>
    <style:style style:name="T4152" style:parent-style-name="DefaultParagraphFont" style:family="text">
      <style:text-properties fo:color="#000000" fo:font-size="11pt" style:font-size-asian="11pt" style:font-size-complex="11pt" style:language-asian="lt" style:country-asian="LT"/>
    </style:style>
    <style:style style:name="P4153" style:parent-style-name="Normal" style:family="paragraph">
      <style:paragraph-properties fo:text-align="justify"/>
    </style:style>
    <style:style style:name="T4154" style:parent-style-name="DefaultParagraphFont" style:family="text">
      <style:text-properties fo:font-weight="bold" style:font-weight-asian="bold" fo:font-style="italic" style:font-style-asian="italic" fo:font-size="10pt" style:font-size-asian="10pt" style:language-asian="lt" style:country-asian="LT"/>
    </style:style>
    <style:style style:name="T4155" style:parent-style-name="DefaultParagraphFont" style:family="text">
      <style:text-properties fo:font-style="italic" style:font-style-asian="italic" fo:font-size="10pt" style:font-size-asian="10pt" style:language-asian="lt" style:country-asian="LT"/>
    </style:style>
    <style:style style:name="T4156" style:parent-style-name="DefaultParagraphFont" style:family="text">
      <style:text-properties fo:font-style="italic" style:font-style-asian="italic" style:text-position="super 65%" fo:font-size="10pt" style:font-size-asian="10pt" style:language-asian="lt" style:country-asian="LT"/>
    </style:style>
    <style:style style:name="T4157" style:parent-style-name="DefaultParagraphFont" style:family="text">
      <style:text-properties fo:font-style="italic" style:font-style-asian="italic" fo:font-size="10pt" style:font-size-asian="10pt" style:language-asian="lt" style:country-asian="LT"/>
    </style:style>
    <style:style style:name="P4158" style:parent-style-name="Normal" style:family="paragraph">
      <style:paragraph-properties fo:text-align="justify"/>
    </style:style>
    <style:style style:name="T4159" style:parent-style-name="DefaultParagraphFont" style:family="text">
      <style:text-properties fo:font-style="italic" style:font-style-asian="italic" fo:font-size="10pt" style:font-size-asian="10pt" style:language-asian="lt" style:country-asian="LT"/>
    </style:style>
    <style:style style:name="T4160" style:parent-style-name="DefaultParagraphFont" style:family="text">
      <style:text-properties fo:font-style="italic" style:font-style-asian="italic" fo:font-size="10pt" style:font-size-asian="10pt" style:language-asian="lt" style:country-asian="LT"/>
    </style:style>
    <style:style style:name="P4161" style:parent-style-name="Normal" style:family="paragraph">
      <style:text-properties style:font-name-asian="MS Mincho" fo:font-style="italic" style:font-style-asian="italic" style:font-style-complex="italic" fo:font-size="10pt" style:font-size-asian="10pt"/>
    </style:style>
    <style:style style:name="P4162" style:parent-style-name="Normal" style:family="paragraph">
      <style:paragraph-properties fo:text-align="justify"/>
    </style:style>
    <style:style style:name="T4163" style:parent-style-name="DefaultParagraphFont" style:family="text">
      <style:text-properties style:font-name-asian="MS Mincho" fo:font-style="italic" style:font-style-asian="italic" style:font-style-complex="italic" fo:font-size="10pt" style:font-size-asian="10pt"/>
    </style:style>
    <style:style style:name="T416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165" style:parent-style-name="DefaultParagraphFont" style:family="text">
      <style:text-properties style:font-name-asian="MS Mincho" fo:font-style="italic" style:font-style-asian="italic" style:font-style-complex="italic" fo:font-size="10pt" style:font-size-asian="10pt"/>
    </style:style>
    <style:style style:name="P4166" style:parent-style-name="Normal" style:family="paragraph">
      <style:paragraph-properties fo:text-align="justify"/>
    </style:style>
    <style:style style:name="T4167" style:parent-style-name="DefaultParagraphFont" style:family="text">
      <style:text-properties style:font-name-asian="MS Mincho" fo:font-style="italic" style:font-style-asian="italic" style:font-style-complex="italic" fo:font-size="10pt" style:font-size-asian="10pt"/>
    </style:style>
    <style:style style:name="T416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169" style:parent-style-name="DefaultParagraphFont" style:family="text">
      <style:text-properties style:font-name-asian="MS Mincho" fo:font-style="italic" style:font-style-asian="italic" style:font-style-complex="italic" fo:font-size="10pt" style:font-size-asian="10pt"/>
    </style:style>
    <style:style style:name="P4170" style:parent-style-name="Normal" style:family="paragraph">
      <style:paragraph-properties fo:text-align="justify" fo:text-indent="0.5in"/>
    </style:style>
    <style:style style:name="T4171" style:parent-style-name="DefaultParagraphFont" style:family="text">
      <style:text-properties fo:font-weight="bold" style:font-weight-asian="bold" fo:font-size="11pt" style:font-size-asian="11pt" style:font-size-complex="11pt"/>
    </style:style>
    <style:style style:name="T4172" style:parent-style-name="DefaultParagraphFont" style:family="text">
      <style:text-properties fo:font-weight="bold" style:font-weight-asian="bold" fo:font-size="11pt" style:font-size-asian="11pt" style:font-size-complex="11pt"/>
    </style:style>
    <style:style style:name="T4173" style:parent-style-name="DefaultParagraphFont" style:family="text">
      <style:text-properties fo:font-weight="bold" style:font-weight-asian="bold" fo:font-size="11pt" style:font-size-asian="11pt" style:font-size-complex="11pt"/>
    </style:style>
    <style:style style:name="P4174" style:parent-style-name="Normal" style:family="paragraph">
      <style:paragraph-properties fo:text-align="justify" fo:text-indent="0.5in"/>
    </style:style>
    <style:style style:name="T4175" style:parent-style-name="DefaultParagraphFont" style:family="text">
      <style:text-properties fo:color="#000000" fo:font-size="11pt" style:font-size-asian="11pt" style:font-size-complex="11pt" style:language-asian="lt" style:country-asian="LT"/>
    </style:style>
    <style:style style:name="T4176" style:parent-style-name="DefaultParagraphFont" style:family="text">
      <style:text-properties fo:color="#000000" fo:font-size="11pt" style:font-size-asian="11pt" style:font-size-complex="11pt" style:language-asian="lt" style:country-asian="LT"/>
    </style:style>
    <style:style style:name="P4177" style:parent-style-name="Normal" style:family="paragraph">
      <style:paragraph-properties fo:text-align="justify" fo:text-indent="0.5in"/>
    </style:style>
    <style:style style:name="T4178" style:parent-style-name="DefaultParagraphFont" style:family="text">
      <style:text-properties fo:color="#000000" fo:font-size="11pt" style:font-size-asian="11pt" style:font-size-complex="11pt" style:language-asian="lt" style:country-asian="LT"/>
    </style:style>
    <style:style style:name="T4179" style:parent-style-name="DefaultParagraphFont" style:family="text">
      <style:text-properties fo:color="#000000" fo:font-size="11pt" style:font-size-asian="11pt" style:font-size-complex="11pt" style:language-asian="lt" style:country-asian="LT"/>
    </style:style>
    <style:style style:name="T4180" style:parent-style-name="DefaultParagraphFont" style:family="text">
      <style:text-properties fo:color="#000000" fo:font-size="11pt" style:font-size-asian="11pt" style:font-size-complex="11pt" style:language-asian="lt" style:country-asian="LT"/>
    </style:style>
    <style:style style:name="P4181" style:parent-style-name="Normal" style:family="paragraph">
      <style:paragraph-properties fo:text-align="justify" fo:text-indent="0.5in"/>
    </style:style>
    <style:style style:name="T4182" style:parent-style-name="DefaultParagraphFont" style:family="text">
      <style:text-properties fo:color="#000000" fo:font-size="11pt" style:font-size-asian="11pt" style:font-size-complex="11pt" style:language-asian="lt" style:country-asian="LT"/>
    </style:style>
    <style:style style:name="T4183" style:parent-style-name="DefaultParagraphFont" style:family="text">
      <style:text-properties fo:color="#000000" fo:font-size="11pt" style:font-size-asian="11pt" style:font-size-complex="11pt" style:language-asian="lt" style:country-asian="LT"/>
    </style:style>
    <style:style style:name="T4184" style:parent-style-name="DefaultParagraphFont" style:family="text">
      <style:text-properties fo:color="#000000" fo:font-size="11pt" style:font-size-asian="11pt" style:font-size-complex="11pt"/>
    </style:style>
    <style:style style:name="P4185" style:parent-style-name="Normal" style:family="paragraph">
      <style:paragraph-properties fo:text-align="justify" fo:text-indent="0.5in"/>
    </style:style>
    <style:style style:name="T4186" style:parent-style-name="DefaultParagraphFont" style:family="text">
      <style:text-properties fo:color="#000000" fo:font-size="11pt" style:font-size-asian="11pt" style:font-size-complex="11pt" style:language-asian="lt" style:country-asian="LT"/>
    </style:style>
    <style:style style:name="T4187" style:parent-style-name="DefaultParagraphFont" style:family="text">
      <style:text-properties fo:color="#000000" fo:font-size="11pt" style:font-size-asian="11pt" style:font-size-complex="11pt" style:language-asian="lt" style:country-asian="LT"/>
    </style:style>
    <style:style style:name="T4188" style:parent-style-name="DefaultParagraphFont" style:family="text">
      <style:text-properties fo:font-size="11pt" style:font-size-asian="11pt" style:font-size-complex="11pt"/>
    </style:style>
    <style:style style:name="T4189" style:parent-style-name="DefaultParagraphFont" style:family="text">
      <style:text-properties fo:color="#000000" fo:font-size="11pt" style:font-size-asian="11pt" style:font-size-complex="11pt" style:language-asian="lt" style:country-asian="LT"/>
    </style:style>
    <style:style style:name="T4190" style:parent-style-name="DefaultParagraphFont" style:family="text">
      <style:text-properties fo:color="#000000" fo:font-size="11pt" style:font-size-asian="11pt" style:font-size-complex="11pt"/>
    </style:style>
    <style:style style:name="T4191" style:parent-style-name="DefaultParagraphFont" style:family="text">
      <style:text-properties fo:color="#000000" fo:font-size="11pt" style:font-size-asian="11pt" style:font-size-complex="11pt"/>
    </style:style>
    <style:style style:name="T4192" style:parent-style-name="DefaultParagraphFont" style:family="text">
      <style:text-properties fo:color="#000000" fo:font-size="11pt" style:font-size-asian="11pt" style:font-size-complex="11pt" style:language-asian="lt" style:country-asian="LT"/>
    </style:style>
    <style:style style:name="T4193" style:parent-style-name="DefaultParagraphFont" style:family="text">
      <style:text-properties fo:color="#000000" fo:font-size="11pt" style:font-size-asian="11pt" style:font-size-complex="11pt"/>
    </style:style>
    <style:style style:name="T4194" style:parent-style-name="DefaultParagraphFont" style:family="text">
      <style:text-properties fo:color="#000000" fo:font-size="11pt" style:font-size-asian="11pt" style:font-size-complex="11pt" style:language-asian="lt" style:country-asian="LT"/>
    </style:style>
    <style:style style:name="T4195" style:parent-style-name="DefaultParagraphFont" style:family="text">
      <style:text-properties fo:color="#000000" fo:font-size="11pt" style:font-size-asian="11pt" style:font-size-complex="11pt"/>
    </style:style>
    <style:style style:name="T4196" style:parent-style-name="DefaultParagraphFont" style:family="text">
      <style:text-properties fo:color="#000000" fo:font-size="11pt" style:font-size-asian="11pt" style:font-size-complex="11pt"/>
    </style:style>
    <style:style style:name="T4197" style:parent-style-name="DefaultParagraphFont" style:family="text">
      <style:text-properties fo:color="#000000" fo:font-size="11pt" style:font-size-asian="11pt" style:font-size-complex="11pt" style:language-asian="lt" style:country-asian="LT"/>
    </style:style>
    <style:style style:name="T4198" style:parent-style-name="DefaultParagraphFont" style:family="text">
      <style:text-properties fo:font-size="11pt" style:font-size-asian="11pt" style:font-size-complex="11pt"/>
    </style:style>
    <style:style style:name="P4199" style:parent-style-name="Normal" style:family="paragraph">
      <style:paragraph-properties fo:text-align="justify" fo:text-indent="0.5in"/>
    </style:style>
    <style:style style:name="T4200" style:parent-style-name="DefaultParagraphFont" style:family="text">
      <style:text-properties fo:color="#000000" fo:font-size="11pt" style:font-size-asian="11pt" style:font-size-complex="11pt"/>
    </style:style>
    <style:style style:name="T4201" style:parent-style-name="DefaultParagraphFont" style:family="text">
      <style:text-properties fo:color="#000000" fo:font-size="11pt" style:font-size-asian="11pt" style:font-size-complex="11pt"/>
    </style:style>
    <style:style style:name="T4202" style:parent-style-name="DefaultParagraphFont" style:family="text">
      <style:text-properties fo:font-size="11pt" style:font-size-asian="11pt" style:font-size-complex="11pt"/>
    </style:style>
    <style:style style:name="T4203" style:parent-style-name="DefaultParagraphFont" style:family="text">
      <style:text-properties fo:color="#000000" fo:font-size="11pt" style:font-size-asian="11pt" style:font-size-complex="11pt"/>
    </style:style>
    <style:style style:name="T4204" style:parent-style-name="DefaultParagraphFont" style:family="text">
      <style:text-properties fo:font-size="11pt" style:font-size-asian="11pt" style:font-size-complex="11pt"/>
    </style:style>
    <style:style style:name="T4205" style:parent-style-name="DefaultParagraphFont" style:family="text">
      <style:text-properties fo:color="#000000" fo:font-size="11pt" style:font-size-asian="11pt" style:font-size-complex="11pt"/>
    </style:style>
    <style:style style:name="T4206" style:parent-style-name="DefaultParagraphFont" style:family="text">
      <style:text-properties fo:color="#000000" fo:font-size="11pt" style:font-size-asian="11pt" style:font-size-complex="11pt"/>
    </style:style>
    <style:style style:name="P4207" style:parent-style-name="Normal" style:family="paragraph">
      <style:paragraph-properties fo:text-align="justify" fo:text-indent="0.5in"/>
    </style:style>
    <style:style style:name="T4208" style:parent-style-name="DefaultParagraphFont" style:family="text">
      <style:text-properties fo:color="#000000" fo:font-size="11pt" style:font-size-asian="11pt" style:font-size-complex="11pt"/>
    </style:style>
    <style:style style:name="T4209" style:parent-style-name="DefaultParagraphFont" style:family="text">
      <style:text-properties fo:color="#000000" fo:font-size="11pt" style:font-size-asian="11pt" style:font-size-complex="11pt"/>
    </style:style>
    <style:style style:name="P4210" style:parent-style-name="Normal" style:family="paragraph">
      <style:paragraph-properties fo:text-align="justify" fo:text-indent="0.5in"/>
    </style:style>
    <style:style style:name="T4211" style:parent-style-name="DefaultParagraphFont" style:family="text">
      <style:text-properties fo:color="#000000" fo:font-size="11pt" style:font-size-asian="11pt" style:font-size-complex="11pt"/>
    </style:style>
    <style:style style:name="T4212" style:parent-style-name="DefaultParagraphFont" style:family="text">
      <style:text-properties fo:color="#000000" fo:font-size="11pt" style:font-size-asian="11pt" style:font-size-complex="11pt"/>
    </style:style>
    <style:style style:name="P4213" style:parent-style-name="Normal" style:family="paragraph">
      <style:paragraph-properties fo:text-align="justify" fo:text-indent="0.5in"/>
    </style:style>
    <style:style style:name="T4214" style:parent-style-name="DefaultParagraphFont" style:family="text">
      <style:text-properties fo:color="#000000" fo:font-size="11pt" style:font-size-asian="11pt" style:font-size-complex="11pt"/>
    </style:style>
    <style:style style:name="T4215" style:parent-style-name="DefaultParagraphFont" style:family="text">
      <style:text-properties fo:color="#000000" fo:font-size="11pt" style:font-size-asian="11pt" style:font-size-complex="11pt"/>
    </style:style>
    <style:style style:name="T4216" style:parent-style-name="DefaultParagraphFont" style:family="text">
      <style:text-properties fo:color="#000000" fo:font-size="11pt" style:font-size-asian="11pt" style:font-size-complex="11pt"/>
    </style:style>
    <style:style style:name="P4217" style:parent-style-name="Normal" style:family="paragraph">
      <style:paragraph-properties fo:text-align="justify" fo:text-indent="0.5in"/>
    </style:style>
    <style:style style:name="T4218" style:parent-style-name="DefaultParagraphFont" style:family="text">
      <style:text-properties fo:color="#000000" fo:font-size="11pt" style:font-size-asian="11pt" style:font-size-complex="11pt"/>
    </style:style>
    <style:style style:name="T4219" style:parent-style-name="DefaultParagraphFont" style:family="text">
      <style:text-properties fo:color="#000000" fo:font-size="11pt" style:font-size-asian="11pt" style:font-size-complex="11pt"/>
    </style:style>
    <style:style style:name="T4220" style:parent-style-name="DefaultParagraphFont" style:family="text">
      <style:text-properties fo:color="#000000" fo:font-size="11pt" style:font-size-asian="11pt" style:font-size-complex="11pt"/>
    </style:style>
    <style:style style:name="P4221" style:parent-style-name="Normal" style:family="paragraph">
      <style:paragraph-properties fo:text-align="justify" fo:text-indent="0.5in"/>
    </style:style>
    <style:style style:name="T4222" style:parent-style-name="DefaultParagraphFont" style:family="text">
      <style:text-properties fo:color="#000000" fo:font-size="11pt" style:font-size-asian="11pt" style:font-size-complex="11pt"/>
    </style:style>
    <style:style style:name="T4223" style:parent-style-name="DefaultParagraphFont" style:family="text">
      <style:text-properties fo:color="#000000" fo:font-size="11pt" style:font-size-asian="11pt" style:font-size-complex="11pt"/>
    </style:style>
    <style:style style:name="P4224" style:parent-style-name="Normal" style:family="paragraph">
      <style:paragraph-properties fo:text-align="justify" fo:text-indent="0.5in"/>
    </style:style>
    <style:style style:name="T4225" style:parent-style-name="DefaultParagraphFont" style:family="text">
      <style:text-properties fo:font-size="11pt" style:font-size-asian="11pt" style:font-size-complex="11pt"/>
    </style:style>
    <style:style style:name="T4226" style:parent-style-name="DefaultParagraphFont" style:family="text">
      <style:text-properties fo:font-size="11pt" style:font-size-asian="11pt" style:font-size-complex="11pt"/>
    </style:style>
    <style:style style:name="T4227" style:parent-style-name="DefaultParagraphFont" style:family="text">
      <style:text-properties fo:font-size="11pt" style:font-size-asian="11pt" style:font-size-complex="11pt"/>
    </style:style>
    <style:style style:name="P4228" style:parent-style-name="Normal" style:family="paragraph">
      <style:paragraph-properties fo:text-align="justify" fo:text-indent="0.5in"/>
    </style:style>
    <style:style style:name="T4229" style:parent-style-name="DefaultParagraphFont" style:family="text">
      <style:text-properties fo:color="#000000" fo:font-size="11pt" style:font-size-asian="11pt" style:font-size-complex="11pt"/>
    </style:style>
    <style:style style:name="T4230" style:parent-style-name="DefaultParagraphFont" style:family="text">
      <style:text-properties fo:color="#000000" fo:font-size="11pt" style:font-size-asian="11pt" style:font-size-complex="11pt"/>
    </style:style>
    <style:style style:name="T4231" style:parent-style-name="DefaultParagraphFont" style:family="text">
      <style:text-properties fo:font-size="11pt" style:font-size-asian="11pt" style:font-size-complex="11pt"/>
    </style:style>
    <style:style style:name="P4232" style:parent-style-name="Normal" style:family="paragraph">
      <style:paragraph-properties fo:text-align="justify" fo:text-indent="0.5in"/>
    </style:style>
    <style:style style:name="T4233" style:parent-style-name="DefaultParagraphFont" style:family="text">
      <style:text-properties fo:font-size="11pt" style:font-size-asian="11pt" style:font-size-complex="11pt"/>
    </style:style>
    <style:style style:name="T4234" style:parent-style-name="DefaultParagraphFont" style:family="text">
      <style:text-properties fo:font-size="11pt" style:font-size-asian="11pt" style:font-size-complex="11pt"/>
    </style:style>
    <style:style style:name="T4235" style:parent-style-name="DefaultParagraphFont" style:family="text">
      <style:text-properties fo:color="#000000" fo:font-size="11pt" style:font-size-asian="11pt" style:font-size-complex="11pt"/>
    </style:style>
    <style:style style:name="T4236" style:parent-style-name="DefaultParagraphFont" style:family="text">
      <style:text-properties fo:color="#000000" fo:font-size="11pt" style:font-size-asian="11pt" style:font-size-complex="11pt"/>
    </style:style>
    <style:style style:name="T4237" style:parent-style-name="DefaultParagraphFont" style:family="text">
      <style:text-properties fo:font-size="11pt" style:font-size-asian="11pt" style:font-size-complex="11pt"/>
    </style:style>
    <style:style style:name="T4238" style:parent-style-name="DefaultParagraphFont" style:family="text">
      <style:text-properties fo:color="#000000" fo:font-size="11pt" style:font-size-asian="11pt" style:font-size-complex="11pt"/>
    </style:style>
    <style:style style:name="P4239" style:parent-style-name="Normal" style:family="paragraph">
      <style:paragraph-properties fo:text-align="justify" fo:text-indent="0.5in"/>
    </style:style>
    <style:style style:name="T4240" style:parent-style-name="DefaultParagraphFont" style:family="text">
      <style:text-properties fo:font-size="11pt" style:font-size-asian="11pt" style:font-size-complex="11pt"/>
    </style:style>
    <style:style style:name="T4241" style:parent-style-name="DefaultParagraphFont" style:family="text">
      <style:text-properties fo:font-size="11pt" style:font-size-asian="11pt" style:font-size-complex="11pt"/>
    </style:style>
    <style:style style:name="T4242" style:parent-style-name="DefaultParagraphFont" style:family="text">
      <style:text-properties fo:color="#000000" fo:font-size="11pt" style:font-size-asian="11pt" style:font-size-complex="11pt"/>
    </style:style>
    <style:style style:name="T4243" style:parent-style-name="DefaultParagraphFont" style:family="text">
      <style:text-properties fo:color="#000000" fo:font-size="11pt" style:font-size-asian="11pt" style:font-size-complex="11pt"/>
    </style:style>
    <style:style style:name="T4244" style:parent-style-name="DefaultParagraphFont" style:family="text">
      <style:text-properties fo:color="#000000" fo:font-size="11pt" style:font-size-asian="11pt" style:font-size-complex="11pt"/>
    </style:style>
    <style:style style:name="P4245" style:parent-style-name="Normal" style:family="paragraph">
      <style:paragraph-properties fo:text-align="justify" fo:text-indent="0.5in"/>
    </style:style>
    <style:style style:name="T4246" style:parent-style-name="DefaultParagraphFont" style:family="text">
      <style:text-properties fo:font-size="11pt" style:font-size-asian="11pt" style:font-size-complex="11pt"/>
    </style:style>
    <style:style style:name="T4247" style:parent-style-name="DefaultParagraphFont" style:family="text">
      <style:text-properties fo:font-size="11pt" style:font-size-asian="11pt" style:font-size-complex="11pt"/>
    </style:style>
    <style:style style:name="T4248" style:parent-style-name="DefaultParagraphFont" style:family="text">
      <style:text-properties fo:color="#000000" fo:font-size="11pt" style:font-size-asian="11pt" style:font-size-complex="11pt"/>
    </style:style>
    <style:style style:name="T4249" style:parent-style-name="DefaultParagraphFont" style:family="text">
      <style:text-properties fo:color="#000000" fo:font-size="11pt" style:font-size-asian="11pt" style:font-size-complex="11pt"/>
    </style:style>
    <style:style style:name="T4250" style:parent-style-name="DefaultParagraphFont" style:family="text">
      <style:text-properties fo:font-size="11pt" style:font-size-asian="11pt" style:font-size-complex="11pt"/>
    </style:style>
    <style:style style:name="T4251" style:parent-style-name="DefaultParagraphFont" style:family="text">
      <style:text-properties fo:color="#000000" fo:font-size="11pt" style:font-size-asian="11pt" style:font-size-complex="11pt"/>
    </style:style>
    <style:style style:name="T4252" style:parent-style-name="DefaultParagraphFont" style:family="text">
      <style:text-properties fo:color="#000000" fo:font-size="11pt" style:font-size-asian="11pt" style:font-size-complex="11pt"/>
    </style:style>
    <style:style style:name="P4253" style:parent-style-name="Normal" style:family="paragraph">
      <style:paragraph-properties fo:text-align="justify" fo:text-indent="0.5in"/>
    </style:style>
    <style:style style:name="T4254" style:parent-style-name="DefaultParagraphFont" style:family="text">
      <style:text-properties fo:color="#000000" fo:font-size="11pt" style:font-size-asian="11pt" style:font-size-complex="11pt"/>
    </style:style>
    <style:style style:name="T4255" style:parent-style-name="DefaultParagraphFont" style:family="text">
      <style:text-properties fo:color="#000000" fo:font-size="11pt" style:font-size-asian="11pt" style:font-size-complex="11pt"/>
    </style:style>
    <style:style style:name="T4256" style:parent-style-name="DefaultParagraphFont" style:family="text">
      <style:text-properties fo:color="#000000" fo:font-size="11pt" style:font-size-asian="11pt" style:font-size-complex="11pt" style:language-asian="lt" style:country-asian="LT"/>
    </style:style>
    <style:style style:name="P4257" style:parent-style-name="Normal" style:family="paragraph">
      <style:paragraph-properties fo:text-align="justify" fo:text-indent="0.5in"/>
    </style:style>
    <style:style style:name="T4258" style:parent-style-name="DefaultParagraphFont" style:family="text">
      <style:text-properties fo:font-size="11pt" style:font-size-asian="11pt" style:font-size-complex="11pt"/>
    </style:style>
    <style:style style:name="T4259" style:parent-style-name="DefaultParagraphFont" style:family="text">
      <style:text-properties fo:font-size="11pt" style:font-size-asian="11pt" style:font-size-complex="11pt"/>
    </style:style>
    <style:style style:name="T4260" style:parent-style-name="DefaultParagraphFont" style:family="text">
      <style:text-properties fo:font-size="11pt" style:font-size-asian="11pt" style:font-size-complex="11pt"/>
    </style:style>
    <style:style style:name="T4261" style:parent-style-name="DefaultParagraphFont" style:family="text">
      <style:text-properties fo:font-size="11pt" style:font-size-asian="11pt" style:font-size-complex="11pt" style:language-asian="lt" style:country-asian="LT"/>
    </style:style>
    <style:style style:name="T4262" style:parent-style-name="DefaultParagraphFont" style:family="text">
      <style:text-properties fo:font-size="11pt" style:font-size-asian="11pt" style:font-size-complex="11pt" style:language-asian="lt" style:country-asian="LT"/>
    </style:style>
    <style:style style:name="P4263" style:parent-style-name="Normal" style:family="paragraph">
      <style:paragraph-properties fo:text-align="justify" fo:text-indent="0.5in"/>
    </style:style>
    <style:style style:name="T4264" style:parent-style-name="DefaultParagraphFont" style:family="text">
      <style:text-properties fo:font-size="11pt" style:font-size-asian="11pt" style:font-size-complex="11pt"/>
    </style:style>
    <style:style style:name="T4265" style:parent-style-name="DefaultParagraphFont" style:family="text">
      <style:text-properties fo:font-size="11pt" style:font-size-asian="11pt" style:font-size-complex="11pt"/>
    </style:style>
    <style:style style:name="P4266" style:parent-style-name="Normal" style:family="paragraph">
      <style:paragraph-properties fo:text-align="justify" fo:text-indent="0.5in"/>
    </style:style>
    <style:style style:name="T4267" style:parent-style-name="DefaultParagraphFont" style:family="text">
      <style:text-properties fo:font-size="11pt" style:font-size-asian="11pt" style:font-size-complex="11pt"/>
    </style:style>
    <style:style style:name="T4268" style:parent-style-name="DefaultParagraphFont" style:family="text">
      <style:text-properties fo:font-size="11pt" style:font-size-asian="11pt" style:font-size-complex="11pt"/>
    </style:style>
    <style:style style:name="T4269" style:parent-style-name="DefaultParagraphFont" style:family="text">
      <style:text-properties fo:color="#000000" fo:font-size="11pt" style:font-size-asian="11pt" style:font-size-complex="11pt"/>
    </style:style>
    <style:style style:name="T4270" style:parent-style-name="DefaultParagraphFont" style:family="text">
      <style:text-properties fo:color="#000000" fo:font-size="11pt" style:font-size-asian="11pt" style:font-size-complex="11pt"/>
    </style:style>
    <style:style style:name="T4271" style:parent-style-name="DefaultParagraphFont" style:family="text">
      <style:text-properties fo:color="#000000" fo:font-size="11pt" style:font-size-asian="11pt" style:font-size-complex="11pt"/>
    </style:style>
    <style:style style:name="P4272" style:parent-style-name="Normal" style:family="paragraph">
      <style:paragraph-properties fo:text-align="justify" fo:text-indent="0.5in"/>
    </style:style>
    <style:style style:name="T4273" style:parent-style-name="DefaultParagraphFont" style:family="text">
      <style:text-properties fo:font-size="11pt" style:font-size-asian="11pt" style:font-size-complex="11pt"/>
    </style:style>
    <style:style style:name="T4274" style:parent-style-name="DefaultParagraphFont" style:family="text">
      <style:text-properties fo:font-size="11pt" style:font-size-asian="11pt" style:font-size-complex="11pt"/>
    </style:style>
    <style:style style:name="T4275" style:parent-style-name="DefaultParagraphFont" style:family="text">
      <style:text-properties fo:font-size="11pt" style:font-size-asian="11pt" style:font-size-complex="11pt"/>
    </style:style>
    <style:style style:name="T4276" style:parent-style-name="DefaultParagraphFont" style:family="text">
      <style:text-properties style:text-position="super 63.6%" fo:font-size="11pt" style:font-size-asian="11pt" style:font-size-complex="11pt"/>
    </style:style>
    <style:style style:name="T4277" style:parent-style-name="DefaultParagraphFont" style:family="text">
      <style:text-properties fo:font-size="11pt" style:font-size-asian="11pt" style:font-size-complex="11pt"/>
    </style:style>
    <style:style style:name="T4278" style:parent-style-name="DefaultParagraphFont" style:family="text">
      <style:text-properties fo:font-size="11pt" style:font-size-asian="11pt" style:font-size-complex="11pt"/>
    </style:style>
    <style:style style:name="P4279" style:parent-style-name="Normal" style:family="paragraph">
      <style:paragraph-properties fo:text-align="justify" fo:text-indent="0.5in"/>
    </style:style>
    <style:style style:name="T4280" style:parent-style-name="DefaultParagraphFont" style:family="text">
      <style:text-properties fo:font-size="11pt" style:font-size-asian="11pt" style:font-size-complex="11pt"/>
    </style:style>
    <style:style style:name="T4281" style:parent-style-name="DefaultParagraphFont" style:family="text">
      <style:text-properties fo:font-size="11pt" style:font-size-asian="11pt" style:font-size-complex="11pt"/>
    </style:style>
    <style:style style:name="T4282" style:parent-style-name="DefaultParagraphFont" style:family="text">
      <style:text-properties fo:font-size="11pt" style:font-size-asian="11pt" style:font-size-complex="11pt"/>
    </style:style>
    <style:style style:name="T4283" style:parent-style-name="DefaultParagraphFont" style:family="text">
      <style:text-properties fo:color="#000000" fo:font-size="11pt" style:font-size-asian="11pt" style:font-size-complex="11pt"/>
    </style:style>
    <style:style style:name="T4284" style:parent-style-name="DefaultParagraphFont" style:family="text">
      <style:text-properties fo:color="#000000" fo:font-size="11pt" style:font-size-asian="11pt" style:font-size-complex="11pt"/>
    </style:style>
    <style:style style:name="T4285" style:parent-style-name="DefaultParagraphFont" style:family="text">
      <style:text-properties fo:font-size="11pt" style:font-size-asian="11pt" style:font-size-complex="11pt"/>
    </style:style>
    <style:style style:name="T4286" style:parent-style-name="DefaultParagraphFont" style:family="text">
      <style:text-properties fo:font-size="11pt" style:font-size-asian="11pt" style:font-size-complex="11pt"/>
    </style:style>
    <style:style style:name="T4287" style:parent-style-name="DefaultParagraphFont" style:family="text">
      <style:text-properties fo:font-size="11pt" style:font-size-asian="11pt" style:font-size-complex="11pt"/>
    </style:style>
    <style:style style:name="P4288" style:parent-style-name="Normal" style:family="paragraph">
      <style:paragraph-properties fo:text-align="justify" fo:text-indent="0.5in"/>
    </style:style>
    <style:style style:name="T4289" style:parent-style-name="DefaultParagraphFont" style:family="text">
      <style:text-properties fo:font-size="11pt" style:font-size-asian="11pt" style:font-size-complex="11pt"/>
    </style:style>
    <style:style style:name="T4290" style:parent-style-name="DefaultParagraphFont" style:family="text">
      <style:text-properties fo:font-size="11pt" style:font-size-asian="11pt" style:font-size-complex="11pt"/>
    </style:style>
    <style:style style:name="T4291" style:parent-style-name="DefaultParagraphFont" style:family="text">
      <style:text-properties fo:font-size="11pt" style:font-size-asian="11pt" style:font-size-complex="11pt"/>
    </style:style>
    <style:style style:name="T4292" style:parent-style-name="DefaultParagraphFont" style:family="text">
      <style:text-properties fo:font-size="11pt" style:font-size-asian="11pt" style:font-size-complex="11pt"/>
    </style:style>
    <style:style style:name="P4293" style:parent-style-name="Normal" style:family="paragraph">
      <style:paragraph-properties fo:text-align="justify"/>
    </style:style>
    <style:style style:name="T4294" style:parent-style-name="DefaultParagraphFont" style:family="text">
      <style:text-properties fo:font-weight="bold" style:font-weight-asian="bold" fo:font-style="italic" style:font-style-asian="italic" fo:color="#000000" fo:font-size="10pt" style:font-size-asian="10pt"/>
    </style:style>
    <style:style style:name="T4295" style:parent-style-name="DefaultParagraphFont" style:family="text">
      <style:text-properties fo:font-style="italic" style:font-style-asian="italic" fo:color="#000000" fo:font-size="10pt" style:font-size-asian="10pt"/>
    </style:style>
    <style:style style:name="T4296" style:parent-style-name="DefaultParagraphFont" style:family="text">
      <style:text-properties fo:font-style="italic" style:font-style-asian="italic" fo:font-size="10pt" style:font-size-asian="10pt"/>
    </style:style>
    <style:style style:name="T4297" style:parent-style-name="DefaultParagraphFont" style:family="text">
      <style:text-properties fo:font-style="italic" style:font-style-asian="italic" style:text-position="super 65%" fo:font-size="10pt" style:font-size-asian="10pt"/>
    </style:style>
    <style:style style:name="T4298" style:parent-style-name="DefaultParagraphFont" style:family="text">
      <style:text-properties fo:font-style="italic" style:font-style-asian="italic" fo:font-size="10pt" style:font-size-asian="10pt"/>
    </style:style>
    <style:style style:name="T4299" style:parent-style-name="DefaultParagraphFont" style:family="text">
      <style:text-properties fo:font-style="italic" style:font-style-asian="italic" fo:font-size="10pt" style:font-size-asian="10pt"/>
    </style:style>
    <style:style style:name="T4300" style:parent-style-name="DefaultParagraphFont" style:family="text">
      <style:text-properties fo:font-style="italic" style:font-style-asian="italic" fo:color="#000000" fo:font-size="10pt" style:font-size-asian="10pt"/>
    </style:style>
    <style:style style:name="P4301" style:parent-style-name="Normal" style:family="paragraph">
      <style:text-properties style:font-name-asian="MS Mincho" fo:font-style="italic" style:font-style-asian="italic" style:font-style-complex="italic" fo:font-size="10pt" style:font-size-asian="10pt"/>
    </style:style>
    <style:style style:name="P4302" style:parent-style-name="Normal" style:family="paragraph">
      <style:paragraph-properties fo:text-align="justify"/>
    </style:style>
    <style:style style:name="T4303" style:parent-style-name="DefaultParagraphFont" style:family="text">
      <style:text-properties style:font-name-asian="MS Mincho" fo:font-style="italic" style:font-style-asian="italic" style:font-style-complex="italic" fo:font-size="10pt" style:font-size-asian="10pt"/>
    </style:style>
    <style:style style:name="T430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305" style:parent-style-name="DefaultParagraphFont" style:family="text">
      <style:text-properties style:font-name-asian="MS Mincho" fo:font-style="italic" style:font-style-asian="italic" style:font-style-complex="italic" fo:font-size="10pt" style:font-size-asian="10pt"/>
    </style:style>
    <style:style style:name="T4306" style:parent-style-name="DefaultParagraphFont" style:family="text">
      <style:text-properties style:font-name-asian="MS Mincho" fo:font-style="italic" style:font-style-asian="italic" style:font-style-complex="italic" fo:font-size="10pt" style:font-size-asian="10pt"/>
    </style:style>
    <style:style style:name="P4307" style:parent-style-name="Normal" style:family="paragraph">
      <style:paragraph-properties fo:text-align="justify" fo:margin-left="1.75in" fo:text-indent="-1.25in">
        <style:tab-stops/>
      </style:paragraph-properties>
    </style:style>
    <style:style style:name="T4308" style:parent-style-name="DefaultParagraphFont" style:family="text">
      <style:text-properties fo:font-weight="bold" style:font-weight-asian="bold" fo:font-size="11pt" style:font-size-asian="11pt"/>
    </style:style>
    <style:style style:name="T4309" style:parent-style-name="DefaultParagraphFont" style:family="text">
      <style:text-properties fo:font-weight="bold" style:font-weight-asian="bold" style:text-position="super 63.6%" fo:font-size="11pt" style:font-size-asian="11pt" style:font-size-complex="12pt"/>
    </style:style>
    <style:style style:name="T4310" style:parent-style-name="DefaultParagraphFont" style:family="text">
      <style:text-properties fo:font-weight="bold" style:font-weight-asian="bold" fo:font-size="11pt" style:font-size-asian="11pt"/>
    </style:style>
    <style:style style:name="P4311" style:parent-style-name="Normal" style:family="paragraph">
      <style:paragraph-properties fo:text-align="justify" fo:text-indent="0.5in"/>
    </style:style>
    <style:style style:name="T4312" style:parent-style-name="DefaultParagraphFont" style:family="text">
      <style:text-properties style:font-weight-complex="bold" fo:font-size="11pt" style:font-size-asian="11pt"/>
    </style:style>
    <style:style style:name="T4313" style:parent-style-name="DefaultParagraphFont" style:family="text">
      <style:text-properties style:font-weight-complex="bold" fo:font-size="11pt" style:font-size-asian="11pt"/>
    </style:style>
    <style:style style:name="T4314" style:parent-style-name="DefaultParagraphFont" style:family="text">
      <style:text-properties style:font-weight-complex="bold" fo:font-size="11pt" style:font-size-asian="11pt"/>
    </style:style>
    <style:style style:name="P4315" style:parent-style-name="Normal" style:family="paragraph">
      <style:paragraph-properties fo:text-align="justify" fo:text-indent="0.5in"/>
    </style:style>
    <style:style style:name="T4316" style:parent-style-name="DefaultParagraphFont" style:family="text">
      <style:text-properties style:font-weight-complex="bold" fo:font-size="11pt" style:font-size-asian="11pt"/>
    </style:style>
    <style:style style:name="T4317" style:parent-style-name="DefaultParagraphFont" style:family="text">
      <style:text-properties style:font-weight-complex="bold" fo:font-size="11pt" style:font-size-asian="11pt"/>
    </style:style>
    <style:style style:name="T4318" style:parent-style-name="DefaultParagraphFont" style:family="text">
      <style:text-properties style:font-weight-complex="bold" fo:font-size="11pt" style:font-size-asian="11pt"/>
    </style:style>
    <style:style style:name="P4319" style:parent-style-name="Normal" style:family="paragraph">
      <style:paragraph-properties fo:text-align="justify" fo:text-indent="0.5in"/>
    </style:style>
    <style:style style:name="T4320" style:parent-style-name="DefaultParagraphFont" style:family="text">
      <style:text-properties style:font-weight-complex="bold" fo:font-size="11pt" style:font-size-asian="11pt"/>
    </style:style>
    <style:style style:name="T4321" style:parent-style-name="DefaultParagraphFont" style:family="text">
      <style:text-properties style:font-weight-complex="bold" fo:font-size="11pt" style:font-size-asian="11pt"/>
    </style:style>
    <style:style style:name="T4322" style:parent-style-name="DefaultParagraphFont" style:family="text">
      <style:text-properties style:font-weight-complex="bold" fo:font-size="11pt" style:font-size-asian="11pt"/>
    </style:style>
    <style:style style:name="P4323" style:parent-style-name="Normal" style:family="paragraph">
      <style:paragraph-properties fo:text-align="justify" fo:text-indent="0.5in"/>
    </style:style>
    <style:style style:name="T4324" style:parent-style-name="DefaultParagraphFont" style:family="text">
      <style:text-properties style:font-weight-complex="bold" fo:font-size="11pt" style:font-size-asian="11pt"/>
    </style:style>
    <style:style style:name="T4325" style:parent-style-name="DefaultParagraphFont" style:family="text">
      <style:text-properties style:font-weight-complex="bold" fo:font-size="11pt" style:font-size-asian="11pt"/>
    </style:style>
    <style:style style:name="T4326" style:parent-style-name="DefaultParagraphFont" style:family="text">
      <style:text-properties style:font-weight-complex="bold" fo:font-size="11pt" style:font-size-asian="11pt"/>
    </style:style>
    <style:style style:name="P4327" style:parent-style-name="Normal" style:family="paragraph">
      <style:paragraph-properties fo:text-align="justify" fo:text-indent="0.5in"/>
    </style:style>
    <style:style style:name="T4328" style:parent-style-name="DefaultParagraphFont" style:family="text">
      <style:text-properties style:font-weight-complex="bold" fo:font-size="11pt" style:font-size-asian="11pt"/>
    </style:style>
    <style:style style:name="T4329" style:parent-style-name="DefaultParagraphFont" style:family="text">
      <style:text-properties style:font-weight-complex="bold" fo:font-size="11pt" style:font-size-asian="11pt"/>
    </style:style>
    <style:style style:name="T4330" style:parent-style-name="DefaultParagraphFont" style:family="text">
      <style:text-properties style:font-weight-complex="bold" fo:font-size="11pt" style:font-size-asian="11pt"/>
    </style:style>
    <style:style style:name="P4331" style:parent-style-name="Normal" style:family="paragraph">
      <style:paragraph-properties fo:text-align="justify" fo:text-indent="0.5in"/>
    </style:style>
    <style:style style:name="T4332" style:parent-style-name="DefaultParagraphFont" style:family="text">
      <style:text-properties fo:font-size="11pt" style:font-size-asian="11pt" style:font-size-complex="11pt"/>
    </style:style>
    <style:style style:name="T4333" style:parent-style-name="DefaultParagraphFont" style:family="text">
      <style:text-properties fo:font-size="11pt" style:font-size-asian="11pt" style:font-size-complex="11pt"/>
    </style:style>
    <style:style style:name="P4334" style:parent-style-name="Normal" style:family="paragraph">
      <style:text-properties style:font-name-asian="MS Mincho" fo:font-style="italic" style:font-style-asian="italic" style:font-style-complex="italic" fo:font-size="10pt" style:font-size-asian="10pt"/>
    </style:style>
    <style:style style:name="P4335" style:parent-style-name="Normal" style:family="paragraph">
      <style:paragraph-properties fo:text-align="justify"/>
    </style:style>
    <style:style style:name="T4336" style:parent-style-name="DefaultParagraphFont" style:family="text">
      <style:text-properties style:font-name-asian="MS Mincho" fo:font-style="italic" style:font-style-asian="italic" style:font-style-complex="italic" fo:font-size="10pt" style:font-size-asian="10pt"/>
    </style:style>
    <style:style style:name="T433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338" style:parent-style-name="DefaultParagraphFont" style:family="text">
      <style:text-properties style:font-name-asian="MS Mincho" fo:font-style="italic" style:font-style-asian="italic" style:font-style-complex="italic" fo:font-size="10pt" style:font-size-asian="10pt"/>
    </style:style>
    <style:style style:name="P4339" style:parent-style-name="Normal" style:family="paragraph">
      <style:paragraph-properties fo:text-align="justify"/>
    </style:style>
    <style:style style:name="T4340" style:parent-style-name="DefaultParagraphFont" style:family="text">
      <style:text-properties style:font-name-asian="MS Mincho" fo:font-style="italic" style:font-style-asian="italic" style:font-style-complex="italic" fo:font-size="10pt" style:font-size-asian="10pt"/>
    </style:style>
    <style:style style:name="T434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342" style:parent-style-name="DefaultParagraphFont" style:family="text">
      <style:text-properties style:font-name-asian="MS Mincho" fo:font-style="italic" style:font-style-asian="italic" style:font-style-complex="italic" fo:font-size="10pt" style:font-size-asian="10pt"/>
    </style:style>
    <style:style style:name="P4343" style:parent-style-name="Normal" style:family="paragraph">
      <style:paragraph-properties fo:text-align="justify" fo:text-indent="0.5in"/>
    </style:style>
    <style:style style:name="T4344" style:parent-style-name="DefaultParagraphFont" style:family="text">
      <style:text-properties style:font-weight-complex="bold" fo:font-size="11pt" style:font-size-asian="11pt"/>
    </style:style>
    <style:style style:name="T4345" style:parent-style-name="DefaultParagraphFont" style:family="text">
      <style:text-properties style:font-weight-complex="bold" fo:font-size="11pt" style:font-size-asian="11pt"/>
    </style:style>
    <style:style style:name="T4346" style:parent-style-name="DefaultParagraphFont" style:family="text">
      <style:text-properties style:font-weight-complex="bold" fo:font-size="11pt" style:font-size-asian="11pt"/>
    </style:style>
    <style:style style:name="P4347" style:parent-style-name="Normal" style:family="paragraph">
      <style:paragraph-properties fo:text-align="justify"/>
      <style:text-properties fo:font-style="italic" style:font-style-asian="italic" style:font-style-complex="italic" fo:font-size="10pt" style:font-size-asian="10pt"/>
    </style:style>
    <style:style style:name="P4348" style:parent-style-name="Normal" style:family="paragraph">
      <style:paragraph-properties fo:text-align="justify"/>
    </style:style>
    <style:style style:name="T4349" style:parent-style-name="DefaultParagraphFont" style:family="text">
      <style:text-properties style:font-name-asian="MS Mincho" fo:font-style="italic" style:font-style-asian="italic" style:font-style-complex="italic" fo:font-size="10pt" style:font-size-asian="10pt"/>
    </style:style>
    <style:style style:name="T435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351" style:parent-style-name="DefaultParagraphFont" style:family="text">
      <style:text-properties style:font-name-asian="MS Mincho" fo:font-style="italic" style:font-style-asian="italic" style:font-style-complex="italic" fo:font-size="10pt" style:font-size-asian="10pt"/>
    </style:style>
    <style:style style:name="P4352" style:parent-style-name="Normal" style:family="paragraph">
      <style:paragraph-properties fo:text-align="justify" fo:text-indent="0.5in"/>
    </style:style>
    <style:style style:name="P4353" style:parent-style-name="Normal" style:family="paragraph">
      <style:paragraph-properties fo:text-align="justify" fo:text-indent="0.5in"/>
    </style:style>
    <style:style style:name="T4354" style:parent-style-name="DefaultParagraphFont" style:family="text">
      <style:text-properties fo:font-weight="bold" style:font-weight-asian="bold" style:font-weight-complex="bold" fo:font-size="11pt" style:font-size-asian="11pt"/>
    </style:style>
    <style:style style:name="T4355" style:parent-style-name="DefaultParagraphFont" style:family="text">
      <style:text-properties fo:font-weight="bold" style:font-weight-asian="bold" style:font-weight-complex="bold" fo:font-size="11pt" style:font-size-asian="11pt"/>
    </style:style>
    <style:style style:name="T4356" style:parent-style-name="DefaultParagraphFont" style:family="text">
      <style:text-properties fo:font-weight="bold" style:font-weight-asian="bold" style:font-weight-complex="bold" fo:font-size="11pt" style:font-size-asian="11pt"/>
    </style:style>
    <style:style style:name="P4357" style:parent-style-name="Normal" style:family="paragraph">
      <style:paragraph-properties fo:text-align="justify" fo:text-indent="1.3784in"/>
    </style:style>
    <style:style style:name="T4358" style:parent-style-name="DefaultParagraphFont" style:family="text">
      <style:text-properties fo:font-weight="bold" style:font-weight-asian="bold" style:font-weight-complex="bold" fo:font-size="11pt" style:font-size-asian="11pt"/>
    </style:style>
    <style:style style:name="P4359" style:parent-style-name="Normal" style:family="paragraph">
      <style:paragraph-properties fo:text-align="justify" fo:text-indent="0.5in"/>
    </style:style>
    <style:style style:name="T4360" style:parent-style-name="DefaultParagraphFont" style:family="text">
      <style:text-properties fo:font-size="11pt" style:font-size-asian="11pt"/>
    </style:style>
    <style:style style:name="T4361" style:parent-style-name="DefaultParagraphFont" style:family="text">
      <style:text-properties fo:font-size="11pt" style:font-size-asian="11pt"/>
    </style:style>
    <style:style style:name="T4362" style:parent-style-name="DefaultParagraphFont" style:family="text">
      <style:text-properties fo:font-size="11pt" style:font-size-asian="11pt"/>
    </style:style>
    <style:style style:name="T4363" style:parent-style-name="DefaultParagraphFont" style:family="text">
      <style:text-properties fo:font-size="11pt" style:font-size-asian="11pt"/>
    </style:style>
    <style:style style:name="P4364" style:parent-style-name="Normal" style:family="paragraph">
      <style:paragraph-properties fo:text-align="justify" fo:text-indent="0.5in"/>
    </style:style>
    <style:style style:name="T4365" style:parent-style-name="DefaultParagraphFont" style:family="text">
      <style:text-properties fo:font-size="11pt" style:font-size-asian="11pt"/>
    </style:style>
    <style:style style:name="T4366" style:parent-style-name="DefaultParagraphFont" style:family="text">
      <style:text-properties fo:font-size="11pt" style:font-size-asian="11pt"/>
    </style:style>
    <style:style style:name="T4367" style:parent-style-name="DefaultParagraphFont" style:family="text">
      <style:text-properties fo:font-size="11pt" style:font-size-asian="11pt"/>
    </style:style>
    <style:style style:name="T4368" style:parent-style-name="DefaultParagraphFont" style:family="text">
      <style:text-properties fo:font-size="11pt" style:font-size-asian="11pt"/>
    </style:style>
    <style:style style:name="P4369" style:parent-style-name="Normal" style:family="paragraph">
      <style:paragraph-properties fo:text-align="justify" fo:text-indent="0.5in"/>
    </style:style>
    <style:style style:name="T4370" style:parent-style-name="DefaultParagraphFont" style:family="text">
      <style:text-properties fo:font-size="11pt" style:font-size-asian="11pt"/>
    </style:style>
    <style:style style:name="T4371" style:parent-style-name="DefaultParagraphFont" style:family="text">
      <style:text-properties fo:font-size="11pt" style:font-size-asian="11pt"/>
    </style:style>
    <style:style style:name="P4372" style:parent-style-name="Normal" style:family="paragraph">
      <style:paragraph-properties fo:text-align="justify"/>
      <style:text-properties fo:font-style="italic" style:font-style-asian="italic" style:font-style-complex="italic" fo:font-size="10pt" style:font-size-asian="10pt"/>
    </style:style>
    <style:style style:name="P4373" style:parent-style-name="Normal" style:family="paragraph">
      <style:paragraph-properties fo:text-align="justify"/>
    </style:style>
    <style:style style:name="T4374" style:parent-style-name="DefaultParagraphFont" style:family="text">
      <style:text-properties style:font-name-asian="MS Mincho" fo:font-style="italic" style:font-style-asian="italic" style:font-style-complex="italic" fo:font-size="10pt" style:font-size-asian="10pt"/>
    </style:style>
    <style:style style:name="T437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376" style:parent-style-name="DefaultParagraphFont" style:family="text">
      <style:text-properties style:font-name-asian="MS Mincho" fo:font-style="italic" style:font-style-asian="italic" style:font-style-complex="italic" fo:font-size="10pt" style:font-size-asian="10pt"/>
    </style:style>
    <style:style style:name="P4377" style:parent-style-name="Normal" style:family="paragraph">
      <style:paragraph-properties fo:text-align="justify" fo:text-indent="0.5in"/>
    </style:style>
    <style:style style:name="P4378" style:parent-style-name="Normal" style:family="paragraph">
      <style:paragraph-properties fo:text-align="justify" fo:text-indent="0.3937in"/>
    </style:style>
    <style:style style:name="T4379" style:parent-style-name="DefaultParagraphFont" style:family="text">
      <style:text-properties fo:font-weight="bold" style:font-weight-asian="bold" fo:font-size="11pt" style:font-size-asian="11pt"/>
    </style:style>
    <style:style style:name="T4380" style:parent-style-name="DefaultParagraphFont" style:family="text">
      <style:text-properties fo:font-weight="bold" style:font-weight-asian="bold" style:text-position="super 63.6%" fo:font-size="11pt" style:font-size-asian="11pt"/>
    </style:style>
    <style:style style:name="T4381" style:parent-style-name="DefaultParagraphFont" style:family="text">
      <style:text-properties fo:font-weight="bold" style:font-weight-asian="bold" fo:font-size="11pt" style:font-size-asian="11pt"/>
    </style:style>
    <style:style style:name="T4382" style:parent-style-name="DefaultParagraphFont" style:family="text">
      <style:text-properties style:font-name-asian="MS Mincho" fo:font-style="italic" style:font-style-asian="italic" style:font-style-complex="italic" fo:font-size="10pt" style:font-size-asian="10pt"/>
    </style:style>
    <style:style style:name="P4383" style:parent-style-name="Normal" style:family="paragraph">
      <style:text-properties style:font-name-asian="MS Mincho" fo:font-style="italic" style:font-style-asian="italic" style:font-style-complex="italic" fo:font-size="10pt" style:font-size-asian="10pt"/>
    </style:style>
    <style:style style:name="P4384" style:parent-style-name="Normal" style:family="paragraph">
      <style:paragraph-properties fo:text-align="justify"/>
    </style:style>
    <style:style style:name="T4385" style:parent-style-name="DefaultParagraphFont" style:family="text">
      <style:text-properties style:font-name-asian="MS Mincho" fo:font-style="italic" style:font-style-asian="italic" style:font-style-complex="italic" fo:font-size="10pt" style:font-size-asian="10pt"/>
    </style:style>
    <style:style style:name="T438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387" style:parent-style-name="DefaultParagraphFont" style:family="text">
      <style:text-properties style:font-name-asian="MS Mincho" fo:font-style="italic" style:font-style-asian="italic" style:font-style-complex="italic" fo:font-size="10pt" style:font-size-asian="10pt"/>
    </style:style>
    <style:style style:name="P4388" style:parent-style-name="Normal" style:family="paragraph">
      <style:paragraph-properties fo:text-align="justify" fo:text-indent="0.5in"/>
    </style:style>
    <style:style style:name="T4389" style:parent-style-name="DefaultParagraphFont" style:family="text">
      <style:text-properties fo:font-weight="bold" style:font-weight-asian="bold" fo:font-size="11pt" style:font-size-asian="11pt" style:font-size-complex="11pt"/>
    </style:style>
    <style:style style:name="T4390" style:parent-style-name="DefaultParagraphFont" style:family="text">
      <style:text-properties fo:font-weight="bold" style:font-weight-asian="bold" style:text-position="super 63.6%" fo:font-size="11pt" style:font-size-asian="11pt" style:font-size-complex="11pt"/>
    </style:style>
    <style:style style:name="T4391" style:parent-style-name="DefaultParagraphFont" style:family="text">
      <style:text-properties fo:font-weight="bold" style:font-weight-asian="bold" fo:font-size="11pt" style:font-size-asian="11pt" style:font-size-complex="11pt" style:language-asian="lt" style:country-asian="LT"/>
    </style:style>
    <style:style style:name="T4392" style:parent-style-name="DefaultParagraphFont" style:family="text">
      <style:text-properties fo:font-weight="bold" style:font-weight-asian="bold" fo:font-size="11pt" style:font-size-asian="11pt" style:font-size-complex="11pt" style:language-asian="lt" style:country-asian="LT"/>
    </style:style>
    <style:style style:name="P4393" style:parent-style-name="Normal" style:family="paragraph">
      <style:paragraph-properties fo:text-align="justify" fo:text-indent="0.5in"/>
    </style:style>
    <style:style style:name="T4394" style:parent-style-name="DefaultParagraphFont" style:family="text">
      <style:text-properties fo:font-size="11pt" style:font-size-asian="11pt" style:font-size-complex="11pt" style:language-asian="lt" style:country-asian="LT"/>
    </style:style>
    <style:style style:name="T4395" style:parent-style-name="DefaultParagraphFont" style:family="text">
      <style:text-properties fo:font-size="11pt" style:font-size-asian="11pt" style:font-size-complex="11pt" style:language-asian="lt" style:country-asian="LT"/>
    </style:style>
    <style:style style:name="T4396" style:parent-style-name="DefaultParagraphFont" style:family="text">
      <style:text-properties fo:font-size="11pt" style:font-size-asian="11pt" style:font-size-complex="11pt" style:language-asian="lt" style:country-asian="LT"/>
    </style:style>
    <style:style style:name="P4397" style:parent-style-name="Normal" style:family="paragraph">
      <style:paragraph-properties fo:text-align="justify" fo:text-indent="0.5in"/>
    </style:style>
    <style:style style:name="T4398" style:parent-style-name="DefaultParagraphFont" style:family="text">
      <style:text-properties fo:color="#000000" fo:font-size="11pt" style:font-size-asian="11pt" style:font-size-complex="11pt"/>
    </style:style>
    <style:style style:name="T4399" style:parent-style-name="DefaultParagraphFont" style:family="text">
      <style:text-properties fo:color="#000000" fo:font-size="11pt" style:font-size-asian="11pt" style:font-size-complex="11pt"/>
    </style:style>
    <style:style style:name="P4400" style:parent-style-name="Normal" style:family="paragraph">
      <style:paragraph-properties fo:text-align="justify" fo:text-indent="0.5in"/>
    </style:style>
    <style:style style:name="T4401" style:parent-style-name="DefaultParagraphFont" style:family="text">
      <style:text-properties fo:color="#000000" fo:font-size="11pt" style:font-size-asian="11pt" style:font-size-complex="11pt"/>
    </style:style>
    <style:style style:name="T4402" style:parent-style-name="DefaultParagraphFont" style:family="text">
      <style:text-properties fo:color="#000000" fo:font-size="11pt" style:font-size-asian="11pt" style:font-size-complex="11pt"/>
    </style:style>
    <style:style style:name="T4403" style:parent-style-name="DefaultParagraphFont" style:family="text">
      <style:text-properties fo:font-size="11pt" style:font-size-asian="11pt" style:font-size-complex="11pt"/>
    </style:style>
    <style:style style:name="T4404" style:parent-style-name="DefaultParagraphFont" style:family="text">
      <style:text-properties fo:font-size="11pt" style:font-size-asian="11pt" style:font-size-complex="11pt"/>
    </style:style>
    <style:style style:name="P4405" style:parent-style-name="Normal" style:family="paragraph">
      <style:paragraph-properties fo:text-align="justify" fo:text-indent="0.5in"/>
    </style:style>
    <style:style style:name="T4406" style:parent-style-name="DefaultParagraphFont" style:family="text">
      <style:text-properties fo:font-size="11pt" style:font-size-asian="11pt" style:font-size-complex="11pt"/>
    </style:style>
    <style:style style:name="T4407" style:parent-style-name="DefaultParagraphFont" style:family="text">
      <style:text-properties fo:font-size="11pt" style:font-size-asian="11pt" style:font-size-complex="11pt"/>
    </style:style>
    <style:style style:name="T4408" style:parent-style-name="DefaultParagraphFont" style:family="text">
      <style:text-properties fo:font-size="11pt" style:font-size-asian="11pt" style:font-size-complex="11pt"/>
    </style:style>
    <style:style style:name="P4409" style:parent-style-name="Normal" style:family="paragraph">
      <style:paragraph-properties fo:text-align="justify" fo:text-indent="0.5in"/>
    </style:style>
    <style:style style:name="T4410" style:parent-style-name="DefaultParagraphFont" style:family="text">
      <style:text-properties fo:font-size="11pt" style:font-size-asian="11pt" style:font-size-complex="11pt"/>
    </style:style>
    <style:style style:name="T4411" style:parent-style-name="DefaultParagraphFont" style:family="text">
      <style:text-properties fo:font-size="11pt" style:font-size-asian="11pt" style:font-size-complex="11pt"/>
    </style:style>
    <style:style style:name="T4412" style:parent-style-name="DefaultParagraphFont" style:family="text">
      <style:text-properties fo:font-size="11pt" style:font-size-asian="11pt" style:font-size-complex="11pt"/>
    </style:style>
    <style:style style:name="P4413" style:parent-style-name="Normal" style:family="paragraph">
      <style:paragraph-properties fo:text-align="justify" fo:text-indent="0.5in"/>
    </style:style>
    <style:style style:name="T4414" style:parent-style-name="DefaultParagraphFont" style:family="text">
      <style:text-properties fo:font-size="11pt" style:font-size-asian="11pt" style:font-size-complex="11pt" style:language-asian="lt" style:country-asian="LT"/>
    </style:style>
    <style:style style:name="T4415" style:parent-style-name="DefaultParagraphFont" style:family="text">
      <style:text-properties fo:font-size="11pt" style:font-size-asian="11pt" style:font-size-complex="11pt" style:language-asian="lt" style:country-asian="LT"/>
    </style:style>
    <style:style style:name="T4416" style:parent-style-name="DefaultParagraphFont" style:family="text">
      <style:text-properties fo:font-size="11pt" style:font-size-asian="11pt" style:font-size-complex="11pt"/>
    </style:style>
    <style:style style:name="P4417" style:parent-style-name="Normal" style:family="paragraph">
      <style:paragraph-properties fo:text-align="justify" fo:text-indent="0.5in"/>
    </style:style>
    <style:style style:name="T4418" style:parent-style-name="DefaultParagraphFont" style:family="text">
      <style:text-properties fo:font-size="11pt" style:font-size-asian="11pt" style:font-size-complex="11pt"/>
    </style:style>
    <style:style style:name="T4419" style:parent-style-name="DefaultParagraphFont" style:family="text">
      <style:text-properties fo:font-size="11pt" style:font-size-asian="11pt" style:font-size-complex="11pt"/>
    </style:style>
    <style:style style:name="T4420" style:parent-style-name="DefaultParagraphFont" style:family="text">
      <style:text-properties fo:font-size="11pt" style:font-size-asian="11pt" style:font-size-complex="11pt"/>
    </style:style>
    <style:style style:name="T4421" style:parent-style-name="DefaultParagraphFont" style:family="text">
      <style:text-properties fo:font-size="11pt" style:font-size-asian="11pt" style:font-size-complex="11pt"/>
    </style:style>
    <style:style style:name="P4422" style:parent-style-name="Normal" style:family="paragraph">
      <style:paragraph-properties fo:text-align="justify" fo:text-indent="0.5in"/>
    </style:style>
    <style:style style:name="T4423" style:parent-style-name="DefaultParagraphFont" style:family="text">
      <style:text-properties fo:font-size="11pt" style:font-size-asian="11pt" style:font-size-complex="11pt"/>
    </style:style>
    <style:style style:name="T4424" style:parent-style-name="DefaultParagraphFont" style:family="text">
      <style:text-properties fo:font-size="11pt" style:font-size-asian="11pt" style:font-size-complex="11pt"/>
    </style:style>
    <style:style style:name="T4425" style:parent-style-name="DefaultParagraphFont" style:family="text">
      <style:text-properties fo:font-size="11pt" style:font-size-asian="11pt" style:font-size-complex="11pt"/>
    </style:style>
    <style:style style:name="T4426" style:parent-style-name="DefaultParagraphFont" style:family="text">
      <style:text-properties fo:font-size="11pt" style:font-size-asian="11pt" style:font-size-complex="11pt"/>
    </style:style>
    <style:style style:name="T4427" style:parent-style-name="DefaultParagraphFont" style:family="text">
      <style:text-properties fo:font-weight="bold" style:font-weight-asian="bold" fo:font-size="11pt" style:font-size-asian="11pt" style:font-size-complex="11pt"/>
    </style:style>
    <style:style style:name="T4428" style:parent-style-name="DefaultParagraphFont" style:family="text">
      <style:text-properties fo:font-size="11pt" style:font-size-asian="11pt" style:font-size-complex="11pt"/>
    </style:style>
    <style:style style:name="T4429" style:parent-style-name="DefaultParagraphFont" style:family="text">
      <style:text-properties fo:font-size="11pt" style:font-size-asian="11pt" style:font-size-complex="11pt"/>
    </style:style>
    <style:style style:name="P4430" style:parent-style-name="Normal" style:family="paragraph">
      <style:paragraph-properties fo:text-align="justify" fo:text-indent="0.5in"/>
    </style:style>
    <style:style style:name="T4431" style:parent-style-name="DefaultParagraphFont" style:family="text">
      <style:text-properties fo:font-size="11pt" style:font-size-asian="11pt" style:font-size-complex="11pt"/>
    </style:style>
    <style:style style:name="T4432" style:parent-style-name="DefaultParagraphFont" style:family="text">
      <style:text-properties fo:font-size="11pt" style:font-size-asian="11pt" style:font-size-complex="11pt"/>
    </style:style>
    <style:style style:name="P4433" style:parent-style-name="Normal" style:family="paragraph">
      <style:paragraph-properties fo:text-align="justify" fo:text-indent="0.5in"/>
    </style:style>
    <style:style style:name="T4434" style:parent-style-name="DefaultParagraphFont" style:family="text">
      <style:text-properties fo:font-size="11pt" style:font-size-asian="11pt" style:font-size-complex="11pt"/>
    </style:style>
    <style:style style:name="T4435" style:parent-style-name="DefaultParagraphFont" style:family="text">
      <style:text-properties fo:font-size="11pt" style:font-size-asian="11pt" style:font-size-complex="11pt"/>
    </style:style>
    <style:style style:name="T4436" style:parent-style-name="DefaultParagraphFont" style:family="text">
      <style:text-properties fo:font-size="11pt" style:font-size-asian="11pt" style:font-size-complex="11pt"/>
    </style:style>
    <style:style style:name="P4437" style:parent-style-name="Normal" style:family="paragraph">
      <style:paragraph-properties fo:text-align="justify" fo:text-indent="0.5in"/>
    </style:style>
    <style:style style:name="T4438" style:parent-style-name="DefaultParagraphFont" style:family="text">
      <style:text-properties fo:font-size="11pt" style:font-size-asian="11pt" style:font-size-complex="11pt"/>
    </style:style>
    <style:style style:name="T4439" style:parent-style-name="DefaultParagraphFont" style:family="text">
      <style:text-properties fo:font-size="11pt" style:font-size-asian="11pt" style:font-size-complex="11pt"/>
    </style:style>
    <style:style style:name="T4440" style:parent-style-name="DefaultParagraphFont" style:family="text">
      <style:text-properties fo:font-size="11pt" style:font-size-asian="11pt" style:font-size-complex="11pt"/>
    </style:style>
    <style:style style:name="P4441" style:parent-style-name="Normal" style:family="paragraph">
      <style:paragraph-properties fo:text-align="justify" fo:text-indent="0.5in"/>
    </style:style>
    <style:style style:name="T4442" style:parent-style-name="DefaultParagraphFont" style:family="text">
      <style:text-properties fo:font-size="11pt" style:font-size-asian="11pt" style:font-size-complex="11pt"/>
    </style:style>
    <style:style style:name="T4443" style:parent-style-name="DefaultParagraphFont" style:family="text">
      <style:text-properties fo:font-size="11pt" style:font-size-asian="11pt" style:font-size-complex="11pt"/>
    </style:style>
    <style:style style:name="P4444" style:parent-style-name="Normal" style:family="paragraph">
      <style:paragraph-properties fo:text-align="justify" fo:text-indent="0.5in"/>
    </style:style>
    <style:style style:name="T4445" style:parent-style-name="DefaultParagraphFont" style:family="text">
      <style:text-properties fo:font-size="11pt" style:font-size-asian="11pt" style:font-size-complex="11pt" style:language-asian="lt" style:country-asian="LT"/>
    </style:style>
    <style:style style:name="T4446" style:parent-style-name="DefaultParagraphFont" style:family="text">
      <style:text-properties fo:font-size="11pt" style:font-size-asian="11pt" style:font-size-complex="11pt" style:language-asian="lt" style:country-asian="LT"/>
    </style:style>
    <style:style style:name="T4447" style:parent-style-name="DefaultParagraphFont" style:family="text">
      <style:text-properties fo:font-size="11pt" style:font-size-asian="11pt" style:font-size-complex="11pt" style:language-asian="lt" style:country-asian="LT"/>
    </style:style>
    <style:style style:name="P4448" style:parent-style-name="Normal" style:family="paragraph">
      <style:paragraph-properties fo:text-align="justify"/>
    </style:style>
    <style:style style:name="T4449" style:parent-style-name="DefaultParagraphFont" style:family="text">
      <style:text-properties style:font-name-asian="Calibri" fo:font-weight="bold" style:font-weight-asian="bold" fo:font-style="italic" style:font-style-asian="italic" fo:color="#000000" fo:font-size="10pt" style:font-size-asian="10pt"/>
    </style:style>
    <style:style style:name="T4450" style:parent-style-name="DefaultParagraphFont" style:family="text">
      <style:text-properties style:font-name-asian="Calibri" fo:font-style="italic" style:font-style-asian="italic" fo:color="#000000" fo:font-size="10pt" style:font-size-asian="10pt"/>
    </style:style>
    <style:style style:name="T4451" style:parent-style-name="DefaultParagraphFont" style:family="text">
      <style:text-properties fo:font-style="italic" style:font-style-asian="italic" fo:font-size="10pt" style:font-size-asian="10pt"/>
    </style:style>
    <style:style style:name="T4452" style:parent-style-name="DefaultParagraphFont" style:family="text">
      <style:text-properties fo:font-style="italic" style:font-style-asian="italic" style:text-position="super 65%" fo:font-size="10pt" style:font-size-asian="10pt"/>
    </style:style>
    <style:style style:name="T4453" style:parent-style-name="DefaultParagraphFont" style:family="text">
      <style:text-properties style:font-name-asian="Calibri" fo:font-style="italic" style:font-style-asian="italic" fo:color="#000000" fo:font-size="10pt" style:font-size-asian="10pt"/>
    </style:style>
    <style:style style:name="T4454" style:parent-style-name="DefaultParagraphFont" style:family="text">
      <style:text-properties style:font-name-asian="Calibri" fo:font-style="italic" style:font-style-asian="italic" fo:color="#000000" fo:font-size="10pt" style:font-size-asian="10pt"/>
    </style:style>
    <style:style style:name="P4455" style:parent-style-name="Normal" style:family="paragraph">
      <style:text-properties style:font-name-asian="MS Mincho" fo:font-style="italic" style:font-style-asian="italic" style:font-style-complex="italic" fo:font-size="10pt" style:font-size-asian="10pt"/>
    </style:style>
    <style:style style:name="P4456" style:parent-style-name="Normal" style:family="paragraph">
      <style:paragraph-properties fo:text-align="justify"/>
    </style:style>
    <style:style style:name="T4457" style:parent-style-name="DefaultParagraphFont" style:family="text">
      <style:text-properties style:font-name-asian="MS Mincho" fo:font-style="italic" style:font-style-asian="italic" style:font-style-complex="italic" fo:font-size="10pt" style:font-size-asian="10pt"/>
    </style:style>
    <style:style style:name="T445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459" style:parent-style-name="DefaultParagraphFont" style:family="text">
      <style:text-properties style:font-name-asian="MS Mincho" fo:font-style="italic" style:font-style-asian="italic" style:font-style-complex="italic" fo:font-size="10pt" style:font-size-asian="10pt"/>
    </style:style>
    <style:style style:name="T4460" style:parent-style-name="DefaultParagraphFont" style:family="text">
      <style:text-properties style:font-name-asian="MS Mincho" fo:font-style="italic" style:font-style-asian="italic" style:font-style-complex="italic" fo:font-size="10pt" style:font-size-asian="10pt"/>
    </style:style>
    <style:style style:name="P4461" style:parent-style-name="Normal" style:family="paragraph">
      <style:paragraph-properties fo:keep-with-next="always" fo:text-align="center"/>
    </style:style>
    <style:style style:name="T4462" style:parent-style-name="DefaultParagraphFont" style:family="text">
      <style:text-properties fo:font-weight="bold" style:font-weight-asian="bold" fo:font-size="11pt" style:font-size-asian="11pt"/>
    </style:style>
    <style:style style:name="T4463" style:parent-style-name="DefaultParagraphFont" style:family="text">
      <style:text-properties fo:font-weight="bold" style:font-weight-asian="bold" fo:font-size="11pt" style:font-size-asian="11pt"/>
    </style:style>
    <style:style style:name="P4464" style:parent-style-name="Normal" style:family="paragraph">
      <style:paragraph-properties fo:keep-with-next="always" fo:text-align="center"/>
    </style:style>
    <style:style style:name="T4465" style:parent-style-name="DefaultParagraphFont" style:family="text">
      <style:text-properties fo:font-weight="bold" style:font-weight-asian="bold" fo:font-size="11pt" style:font-size-asian="11pt"/>
    </style:style>
    <style:style style:name="P4466" style:parent-style-name="Normal" style:family="paragraph">
      <style:paragraph-properties fo:line-height="150%" fo:text-indent="0.5in"/>
      <style:text-properties fo:font-weight="bold" style:font-weight-asian="bold" fo:font-size="11pt" style:font-size-asian="11pt"/>
    </style:style>
    <style:style style:name="P4467" style:parent-style-name="Normal" style:family="paragraph">
      <style:paragraph-properties fo:text-align="justify" fo:text-indent="0.4923in"/>
    </style:style>
    <style:style style:name="T4468" style:parent-style-name="DefaultParagraphFont" style:family="text">
      <style:text-properties fo:font-weight="bold" style:font-weight-asian="bold" fo:font-size="11pt" style:font-size-asian="11pt"/>
    </style:style>
    <style:style style:name="T4469" style:parent-style-name="DefaultParagraphFont" style:family="text">
      <style:text-properties fo:font-weight="bold" style:font-weight-asian="bold" fo:font-size="11pt" style:font-size-asian="11pt"/>
    </style:style>
    <style:style style:name="T4470" style:parent-style-name="DefaultParagraphFont" style:family="text">
      <style:text-properties fo:font-weight="bold" style:font-weight-asian="bold" fo:font-size="11pt" style:font-size-asian="11pt"/>
    </style:style>
    <style:style style:name="T4471" style:parent-style-name="DefaultParagraphFont" style:family="text">
      <style:text-properties fo:font-weight="bold" style:font-weight-asian="bold" fo:font-size="11pt" style:font-size-asian="11pt"/>
    </style:style>
    <style:style style:name="P4472" style:parent-style-name="Normal" style:family="paragraph">
      <style:paragraph-properties fo:text-align="justify" fo:text-indent="0.5in"/>
    </style:style>
    <style:style style:name="T4473" style:parent-style-name="DefaultParagraphFont" style:family="text">
      <style:text-properties fo:font-size="11pt" style:font-size-asian="11pt" style:font-size-complex="11pt"/>
    </style:style>
    <style:style style:name="T4474" style:parent-style-name="DefaultParagraphFont" style:family="text">
      <style:text-properties fo:font-size="11pt" style:font-size-asian="11pt" style:font-size-complex="11pt"/>
    </style:style>
    <style:style style:name="P4475" style:parent-style-name="Normal" style:family="paragraph">
      <style:paragraph-properties fo:text-align="justify" fo:text-indent="0.5in"/>
    </style:style>
    <style:style style:name="T4476" style:parent-style-name="DefaultParagraphFont" style:family="text">
      <style:text-properties style:font-weight-complex="bold" fo:font-size="11pt" style:font-size-asian="11pt" style:font-size-complex="11pt"/>
    </style:style>
    <style:style style:name="T4477" style:parent-style-name="DefaultParagraphFont" style:family="text">
      <style:text-properties style:font-weight-complex="bold" fo:font-size="11pt" style:font-size-asian="11pt" style:font-size-complex="11pt"/>
    </style:style>
    <style:style style:name="T4478" style:parent-style-name="DefaultParagraphFont" style:family="text">
      <style:text-properties style:font-weight-complex="bold" fo:font-size="11pt" style:font-size-asian="11pt" style:font-size-complex="11pt"/>
    </style:style>
    <style:style style:name="T4479" style:parent-style-name="DefaultParagraphFont" style:family="text">
      <style:text-properties style:font-weight-complex="bold" fo:font-size="11pt" style:font-size-asian="11pt" style:font-size-complex="11pt"/>
    </style:style>
    <style:style style:name="T4480" style:parent-style-name="DefaultParagraphFont" style:family="text">
      <style:text-properties style:font-weight-complex="bold" fo:font-size="11pt" style:font-size-asian="11pt" style:font-size-complex="11pt"/>
    </style:style>
    <style:style style:name="P4481" style:parent-style-name="Normal" style:family="paragraph">
      <style:paragraph-properties fo:text-align="justify" fo:text-indent="0.5in"/>
    </style:style>
    <style:style style:name="T4482" style:parent-style-name="DefaultParagraphFont" style:family="text">
      <style:text-properties style:font-weight-complex="bold" fo:font-size="11pt" style:font-size-asian="11pt" style:font-size-complex="11pt" style:language-asian="lt" style:country-asian="LT"/>
    </style:style>
    <style:style style:name="T4483" style:parent-style-name="DefaultParagraphFont" style:family="text">
      <style:text-properties style:font-weight-complex="bold" fo:font-size="11pt" style:font-size-asian="11pt" style:font-size-complex="11pt" style:language-asian="lt" style:country-asian="LT"/>
    </style:style>
    <style:style style:name="T4484" style:parent-style-name="DefaultParagraphFont" style:family="text">
      <style:text-properties style:font-weight-complex="bold" fo:font-size="11pt" style:font-size-asian="11pt" style:font-size-complex="11pt" style:language-asian="lt" style:country-asian="LT"/>
    </style:style>
    <style:style style:name="T4485" style:parent-style-name="DefaultParagraphFont" style:family="text">
      <style:text-properties style:font-weight-complex="bold" fo:font-size="11pt" style:font-size-asian="11pt" style:font-size-complex="11pt" style:language-asian="lt" style:country-asian="LT"/>
    </style:style>
    <style:style style:name="T4486" style:parent-style-name="DefaultParagraphFont" style:family="text">
      <style:text-properties fo:font-size="11pt" style:font-size-asian="11pt" style:font-size-complex="11pt" style:language-asian="lt" style:country-asian="LT"/>
    </style:style>
    <style:style style:name="P4487" style:parent-style-name="Normal" style:family="paragraph">
      <style:paragraph-properties fo:text-align="justify" fo:text-indent="0.5in"/>
    </style:style>
    <style:style style:name="T4488" style:parent-style-name="DefaultParagraphFont" style:family="text">
      <style:text-properties fo:font-size="11pt" style:font-size-asian="11pt" style:font-size-complex="11pt"/>
    </style:style>
    <style:style style:name="T4489" style:parent-style-name="DefaultParagraphFont" style:family="text">
      <style:text-properties fo:font-size="11pt" style:font-size-asian="11pt" style:font-size-complex="11pt"/>
    </style:style>
    <style:style style:name="P4490" style:parent-style-name="Normal" style:family="paragraph">
      <style:text-properties style:font-name-asian="MS Mincho" fo:font-style="italic" style:font-style-asian="italic" style:font-style-complex="italic" fo:font-size="10pt" style:font-size-asian="10pt"/>
    </style:style>
    <style:style style:name="P4491" style:parent-style-name="Normal" style:family="paragraph">
      <style:paragraph-properties fo:text-align="justify"/>
    </style:style>
    <style:style style:name="T4492" style:parent-style-name="DefaultParagraphFont" style:family="text">
      <style:text-properties style:font-name-asian="MS Mincho" fo:font-style="italic" style:font-style-asian="italic" style:font-style-complex="italic" fo:font-size="10pt" style:font-size-asian="10pt"/>
    </style:style>
    <style:style style:name="T449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494" style:parent-style-name="DefaultParagraphFont" style:family="text">
      <style:text-properties style:font-name-asian="MS Mincho" fo:font-style="italic" style:font-style-asian="italic" style:font-style-complex="italic" fo:font-size="10pt" style:font-size-asian="10pt"/>
    </style:style>
    <style:style style:name="P4495" style:parent-style-name="Normal" style:family="paragraph">
      <style:paragraph-properties fo:text-align="justify" fo:text-indent="0.4923in"/>
    </style:style>
    <style:style style:name="T4496" style:parent-style-name="DefaultParagraphFont" style:family="text">
      <style:text-properties style:font-weight-complex="bold" fo:font-size="11pt" style:font-size-asian="11pt"/>
    </style:style>
    <style:style style:name="T4497" style:parent-style-name="DefaultParagraphFont" style:family="text">
      <style:text-properties style:font-weight-complex="bold" fo:font-size="11pt" style:font-size-asian="11pt"/>
    </style:style>
    <style:style style:name="P4498" style:parent-style-name="Normal" style:family="paragraph">
      <style:paragraph-properties fo:text-align="justify" fo:text-indent="0.4923in"/>
    </style:style>
    <style:style style:name="T4499" style:parent-style-name="DefaultParagraphFont" style:family="text">
      <style:text-properties style:font-weight-complex="bold" fo:font-size="11pt" style:font-size-asian="11pt"/>
    </style:style>
    <style:style style:name="T4500" style:parent-style-name="DefaultParagraphFont" style:family="text">
      <style:text-properties style:font-weight-complex="bold" fo:font-size="11pt" style:font-size-asian="11pt"/>
    </style:style>
    <style:style style:name="T4501" style:parent-style-name="DefaultParagraphFont" style:family="text">
      <style:text-properties style:font-weight-complex="bold" fo:font-size="11pt" style:font-size-asian="11pt"/>
    </style:style>
    <style:style style:name="T4502" style:parent-style-name="DefaultParagraphFont" style:family="text">
      <style:text-properties style:font-weight-complex="bold" fo:font-size="11pt" style:font-size-asian="11pt"/>
    </style:style>
    <style:style style:name="T4503" style:parent-style-name="DefaultParagraphFont" style:family="text">
      <style:text-properties style:font-weight-complex="bold" fo:font-size="11pt" style:font-size-asian="11pt"/>
    </style:style>
    <style:style style:name="P4504" style:parent-style-name="Normal" style:family="paragraph">
      <style:paragraph-properties fo:text-align="justify" fo:text-indent="0.4923in"/>
    </style:style>
    <style:style style:name="T4505" style:parent-style-name="DefaultParagraphFont" style:family="text">
      <style:text-properties style:font-weight-complex="bold" fo:font-size="11pt" style:font-size-asian="11pt"/>
    </style:style>
    <style:style style:name="T4506" style:parent-style-name="DefaultParagraphFont" style:family="text">
      <style:text-properties style:font-weight-complex="bold" fo:font-size="11pt" style:font-size-asian="11pt"/>
    </style:style>
    <style:style style:name="T4507" style:parent-style-name="DefaultParagraphFont" style:family="text">
      <style:text-properties style:font-weight-complex="bold" fo:font-size="11pt" style:font-size-asian="11pt"/>
    </style:style>
    <style:style style:name="T4508" style:parent-style-name="DefaultParagraphFont" style:family="text">
      <style:text-properties style:font-weight-complex="bold" fo:font-size="11pt" style:font-size-asian="11pt"/>
    </style:style>
    <style:style style:name="T4509" style:parent-style-name="DefaultParagraphFont" style:family="text">
      <style:text-properties style:font-weight-complex="bold" fo:font-size="11pt" style:font-size-asian="11pt"/>
    </style:style>
    <style:style style:name="P4510" style:parent-style-name="Normal" style:family="paragraph">
      <style:paragraph-properties fo:text-align="justify" fo:text-indent="0.4923in"/>
    </style:style>
    <style:style style:name="T4511" style:parent-style-name="DefaultParagraphFont" style:family="text">
      <style:text-properties style:font-weight-complex="bold" fo:font-size="11pt" style:font-size-asian="11pt"/>
    </style:style>
    <style:style style:name="T4512" style:parent-style-name="DefaultParagraphFont" style:family="text">
      <style:text-properties style:font-weight-complex="bold" fo:font-size="11pt" style:font-size-asian="11pt"/>
    </style:style>
    <style:style style:name="T4513" style:parent-style-name="DefaultParagraphFont" style:family="text">
      <style:text-properties style:font-weight-complex="bold" fo:font-size="11pt" style:font-size-asian="11pt"/>
    </style:style>
    <style:style style:name="P4514" style:parent-style-name="Normal" style:family="paragraph">
      <style:paragraph-properties fo:text-align="justify" fo:text-indent="0.4923in"/>
    </style:style>
    <style:style style:name="T4515" style:parent-style-name="DefaultParagraphFont" style:family="text">
      <style:text-properties style:font-weight-complex="bold" fo:font-size="11pt" style:font-size-asian="11pt"/>
    </style:style>
    <style:style style:name="T4516" style:parent-style-name="DefaultParagraphFont" style:family="text">
      <style:text-properties style:font-weight-complex="bold" fo:font-size="11pt" style:font-size-asian="11pt"/>
    </style:style>
    <style:style style:name="T4517" style:parent-style-name="DefaultParagraphFont" style:family="text">
      <style:text-properties style:font-weight-complex="bold" fo:font-size="11pt" style:font-size-asian="11pt"/>
    </style:style>
    <style:style style:name="T4518" style:parent-style-name="DefaultParagraphFont" style:family="text">
      <style:text-properties style:font-weight-complex="bold" fo:font-size="11pt" style:font-size-asian="11pt"/>
    </style:style>
    <style:style style:name="T4519" style:parent-style-name="DefaultParagraphFont" style:family="text">
      <style:text-properties style:font-weight-complex="bold" fo:font-size="11pt" style:font-size-asian="11pt"/>
    </style:style>
    <style:style style:name="P4520" style:parent-style-name="Normal" style:family="paragraph">
      <style:paragraph-properties fo:text-align="justify" fo:text-indent="0.4923in"/>
    </style:style>
    <style:style style:name="T4521" style:parent-style-name="DefaultParagraphFont" style:family="text">
      <style:text-properties style:font-weight-complex="bold" fo:font-size="11pt" style:font-size-asian="11pt"/>
    </style:style>
    <style:style style:name="T4522" style:parent-style-name="DefaultParagraphFont" style:family="text">
      <style:text-properties style:font-weight-complex="bold" fo:font-size="11pt" style:font-size-asian="11pt"/>
    </style:style>
    <style:style style:name="T4523" style:parent-style-name="DefaultParagraphFont" style:family="text">
      <style:text-properties style:font-weight-complex="bold" fo:font-size="11pt" style:font-size-asian="11pt"/>
    </style:style>
    <style:style style:name="T4524" style:parent-style-name="DefaultParagraphFont" style:family="text">
      <style:text-properties style:font-weight-complex="bold" fo:font-size="11pt" style:font-size-asian="11pt"/>
    </style:style>
    <style:style style:name="T4525" style:parent-style-name="DefaultParagraphFont" style:family="text">
      <style:text-properties style:font-weight-complex="bold" fo:font-size="11pt" style:font-size-asian="11pt"/>
    </style:style>
    <style:style style:name="P4526" style:parent-style-name="Normal" style:family="paragraph">
      <style:paragraph-properties fo:text-align="justify" fo:text-indent="0.4923in"/>
    </style:style>
    <style:style style:name="T4527" style:parent-style-name="DefaultParagraphFont" style:family="text">
      <style:text-properties style:font-weight-complex="bold" fo:font-size="11pt" style:font-size-asian="11pt"/>
    </style:style>
    <style:style style:name="T4528" style:parent-style-name="DefaultParagraphFont" style:family="text">
      <style:text-properties style:font-weight-complex="bold" fo:font-size="11pt" style:font-size-asian="11pt"/>
    </style:style>
    <style:style style:name="T4529" style:parent-style-name="DefaultParagraphFont" style:family="text">
      <style:text-properties style:font-weight-complex="bold" fo:font-size="11pt" style:font-size-asian="11pt"/>
    </style:style>
    <style:style style:name="P4530" style:parent-style-name="Normal" style:family="paragraph">
      <style:paragraph-properties fo:text-align="justify" fo:text-indent="0.4923in"/>
    </style:style>
    <style:style style:name="T4531" style:parent-style-name="DefaultParagraphFont" style:family="text">
      <style:text-properties fo:font-size="11pt" style:font-size-asian="11pt"/>
    </style:style>
    <style:style style:name="T4532" style:parent-style-name="DefaultParagraphFont" style:family="text">
      <style:text-properties fo:font-size="11pt" style:font-size-asian="11pt"/>
    </style:style>
    <style:style style:name="T4533" style:parent-style-name="DefaultParagraphFont" style:family="text">
      <style:text-properties fo:font-size="11pt" style:font-size-asian="11pt"/>
    </style:style>
    <style:style style:name="T4534" style:parent-style-name="DefaultParagraphFont" style:family="text">
      <style:text-properties style:font-weight-complex="bold" fo:font-size="11pt" style:font-size-asian="11pt"/>
    </style:style>
    <style:style style:name="T4535" style:parent-style-name="DefaultParagraphFont" style:family="text">
      <style:text-properties fo:font-weight="bold" style:font-weight-asian="bold" fo:font-size="11pt" style:font-size-asian="11pt"/>
    </style:style>
    <style:style style:name="T4536" style:parent-style-name="DefaultParagraphFont" style:family="text">
      <style:text-properties fo:font-size="11pt" style:font-size-asian="11pt"/>
    </style:style>
    <style:style style:name="T4537" style:parent-style-name="DefaultParagraphFont" style:family="text">
      <style:text-properties style:font-weight-complex="bold" fo:font-size="11pt" style:font-size-asian="11pt"/>
    </style:style>
    <style:style style:name="T4538" style:parent-style-name="DefaultParagraphFont" style:family="text">
      <style:text-properties fo:font-size="11pt" style:font-size-asian="11pt"/>
    </style:style>
    <style:style style:name="T4539" style:parent-style-name="DefaultParagraphFont" style:family="text">
      <style:text-properties fo:font-size="11pt" style:font-size-asian="11pt"/>
    </style:style>
    <style:style style:name="T4540" style:parent-style-name="DefaultParagraphFont" style:family="text">
      <style:text-properties fo:font-size="11pt" style:font-size-asian="11pt"/>
    </style:style>
    <style:style style:name="P4541" style:parent-style-name="Normal" style:family="paragraph">
      <style:paragraph-properties fo:text-align="justify" fo:text-indent="0.4923in"/>
    </style:style>
    <style:style style:name="T4542" style:parent-style-name="DefaultParagraphFont" style:family="text">
      <style:text-properties fo:font-size="11pt" style:font-size-asian="11pt"/>
    </style:style>
    <style:style style:name="T4543" style:parent-style-name="DefaultParagraphFont" style:family="text">
      <style:text-properties fo:font-size="11pt" style:font-size-asian="11pt"/>
    </style:style>
    <style:style style:name="T4544" style:parent-style-name="DefaultParagraphFont" style:family="text">
      <style:text-properties fo:font-size="11pt" style:font-size-asian="11pt"/>
    </style:style>
    <style:style style:name="P4545" style:parent-style-name="Normal" style:family="paragraph">
      <style:paragraph-properties fo:text-align="justify" fo:text-indent="0.4923in"/>
    </style:style>
    <style:style style:name="T4546" style:parent-style-name="DefaultParagraphFont" style:family="text">
      <style:text-properties style:font-weight-complex="bold" fo:font-size="11pt" style:font-size-asian="11pt"/>
    </style:style>
    <style:style style:name="T4547" style:parent-style-name="DefaultParagraphFont" style:family="text">
      <style:text-properties style:font-weight-complex="bold" fo:font-size="11pt" style:font-size-asian="11pt"/>
    </style:style>
    <style:style style:name="T4548" style:parent-style-name="DefaultParagraphFont" style:family="text">
      <style:text-properties style:font-weight-complex="bold" fo:font-size="11pt" style:font-size-asian="11pt"/>
    </style:style>
    <style:style style:name="P4549" style:parent-style-name="Normal" style:family="paragraph">
      <style:paragraph-properties fo:text-align="justify" fo:text-indent="0.4923in"/>
    </style:style>
    <style:style style:name="T4550" style:parent-style-name="DefaultParagraphFont" style:family="text">
      <style:text-properties style:font-weight-complex="bold" fo:font-size="11pt" style:font-size-asian="11pt"/>
    </style:style>
    <style:style style:name="T4551" style:parent-style-name="DefaultParagraphFont" style:family="text">
      <style:text-properties style:font-weight-complex="bold" fo:font-size="11pt" style:font-size-asian="11pt"/>
    </style:style>
    <style:style style:name="T4552" style:parent-style-name="DefaultParagraphFont" style:family="text">
      <style:text-properties style:font-weight-complex="bold" fo:font-size="11pt" style:font-size-asian="11pt"/>
    </style:style>
    <style:style style:name="T4553" style:parent-style-name="DefaultParagraphFont" style:family="text">
      <style:text-properties style:font-weight-complex="bold" fo:font-size="11pt" style:font-size-asian="11pt"/>
    </style:style>
    <style:style style:name="T4554" style:parent-style-name="DefaultParagraphFont" style:family="text">
      <style:text-properties style:font-weight-complex="bold" fo:font-size="11pt" style:font-size-asian="11pt"/>
    </style:style>
    <style:style style:name="P4555" style:parent-style-name="Normal" style:family="paragraph">
      <style:text-properties fo:font-style="italic" style:font-style-asian="italic" fo:font-size="10pt" style:font-size-asian="10pt"/>
    </style:style>
    <style:style style:name="P4556" style:parent-style-name="Normal" style:family="paragraph">
      <style:paragraph-properties fo:text-align="justify"/>
    </style:style>
    <style:style style:name="T4557" style:parent-style-name="DefaultParagraphFont" style:family="text">
      <style:text-properties fo:font-style="italic" style:font-style-asian="italic" fo:font-size="10pt" style:font-size-asian="10pt"/>
    </style:style>
    <style:style style:name="T4558"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4559" style:parent-style-name="DefaultParagraphFont" style:family="text">
      <style:text-properties fo:font-style="italic" style:font-style-asian="italic" fo:font-size="10pt" style:font-size-asian="10pt"/>
    </style:style>
    <style:style style:name="T4560" style:parent-style-name="DefaultParagraphFont" style:family="text">
      <style:text-properties style:font-name-asian="MS Mincho" fo:font-style="italic" style:font-style-asian="italic" style:font-style-complex="italic" fo:font-size="10pt" style:font-size-asian="10pt"/>
    </style:style>
    <style:style style:name="T456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562" style:parent-style-name="DefaultParagraphFont" style:family="text">
      <style:text-properties style:font-name-asian="MS Mincho" fo:font-style="italic" style:font-style-asian="italic" style:font-style-complex="italic" fo:font-size="10pt" style:font-size-asian="10pt"/>
    </style:style>
    <style:style style:name="T4563" style:parent-style-name="DefaultParagraphFont" style:family="text">
      <style:text-properties style:font-name-asian="MS Mincho" fo:font-style="italic" style:font-style-asian="italic" style:font-style-complex="italic" fo:font-size="10pt" style:font-size-asian="10pt"/>
    </style:style>
    <style:style style:name="T456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565" style:parent-style-name="DefaultParagraphFont" style:family="text">
      <style:text-properties style:font-name-asian="MS Mincho" fo:font-style="italic" style:font-style-asian="italic" style:font-style-complex="italic" fo:font-size="10pt" style:font-size-asian="10pt"/>
    </style:style>
    <style:style style:name="T4566" style:parent-style-name="DefaultParagraphFont" style:family="text">
      <style:text-properties style:font-name-asian="MS Mincho" fo:font-style="italic" style:font-style-asian="italic" style:font-style-complex="italic" fo:font-size="10pt" style:font-size-asian="10pt"/>
    </style:style>
    <style:style style:name="T456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568" style:parent-style-name="DefaultParagraphFont" style:family="text">
      <style:text-properties style:font-name-asian="MS Mincho" fo:font-style="italic" style:font-style-asian="italic" style:font-style-complex="italic" fo:font-size="10pt" style:font-size-asian="10pt"/>
    </style:style>
    <style:style style:name="P4569" style:parent-style-name="Normal" style:family="paragraph">
      <style:paragraph-properties fo:text-align="justify"/>
    </style:style>
    <style:style style:name="T4570" style:parent-style-name="DefaultParagraphFont" style:family="text">
      <style:text-properties fo:font-style="italic" style:font-style-asian="italic" fo:font-size="10pt" style:font-size-asian="10pt"/>
    </style:style>
    <style:style style:name="T4571"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4572" style:parent-style-name="DefaultParagraphFont" style:family="text">
      <style:text-properties fo:font-style="italic" style:font-style-asian="italic" fo:font-size="10pt" style:font-size-asian="10pt"/>
    </style:style>
    <style:style style:name="P4573" style:parent-style-name="Normal" style:family="paragraph">
      <style:paragraph-properties fo:text-align="justify" fo:text-indent="0.5in"/>
    </style:style>
    <style:style style:name="P4574" style:parent-style-name="Normal" style:family="paragraph">
      <style:paragraph-properties fo:text-align="justify" fo:text-indent="0.5in"/>
    </style:style>
    <style:style style:name="T4575" style:parent-style-name="DefaultParagraphFont" style:family="text">
      <style:text-properties fo:font-weight="bold" style:font-weight-asian="bold" fo:font-size="11pt" style:font-size-asian="11pt"/>
    </style:style>
    <style:style style:name="T4576" style:parent-style-name="DefaultParagraphFont" style:family="text">
      <style:text-properties fo:font-weight="bold" style:font-weight-asian="bold" fo:font-size="11pt" style:font-size-asian="11pt"/>
    </style:style>
    <style:style style:name="T4577" style:parent-style-name="DefaultParagraphFont" style:family="text">
      <style:text-properties fo:font-weight="bold" style:font-weight-asian="bold" fo:font-size="11pt" style:font-size-asian="11pt"/>
    </style:style>
    <style:style style:name="P4578" style:parent-style-name="Normal" style:family="paragraph">
      <style:paragraph-properties fo:text-align="justify" fo:text-indent="0.5in"/>
    </style:style>
    <style:style style:name="T4579" style:parent-style-name="DefaultParagraphFont" style:family="text">
      <style:text-properties style:font-weight-complex="bold" fo:font-size="11pt" style:font-size-asian="11pt"/>
    </style:style>
    <style:style style:name="T4580" style:parent-style-name="DefaultParagraphFont" style:family="text">
      <style:text-properties style:font-weight-complex="bold" fo:font-size="11pt" style:font-size-asian="11pt"/>
    </style:style>
    <style:style style:name="T4581" style:parent-style-name="DefaultParagraphFont" style:family="text">
      <style:text-properties style:font-weight-complex="bold" fo:font-size="11pt" style:font-size-asian="11pt"/>
    </style:style>
    <style:style style:name="T4582" style:parent-style-name="DefaultParagraphFont" style:family="text">
      <style:text-properties style:font-weight-complex="bold" fo:font-size="11pt" style:font-size-asian="11pt"/>
    </style:style>
    <style:style style:name="P4583" style:parent-style-name="Normal" style:family="paragraph">
      <style:paragraph-properties fo:text-align="justify" fo:text-indent="0.5in"/>
    </style:style>
    <style:style style:name="T4584" style:parent-style-name="DefaultParagraphFont" style:family="text">
      <style:text-properties style:font-weight-complex="bold" fo:font-size="11pt" style:font-size-asian="11pt"/>
    </style:style>
    <style:style style:name="T4585" style:parent-style-name="DefaultParagraphFont" style:family="text">
      <style:text-properties style:font-weight-complex="bold" fo:font-size="11pt" style:font-size-asian="11pt"/>
    </style:style>
    <style:style style:name="T4586" style:parent-style-name="DefaultParagraphFont" style:family="text">
      <style:text-properties style:font-weight-complex="bold" fo:font-size="11pt" style:font-size-asian="11pt"/>
    </style:style>
    <style:style style:name="T4587" style:parent-style-name="DefaultParagraphFont" style:family="text">
      <style:text-properties style:font-weight-complex="bold" fo:font-size="11pt" style:font-size-asian="11pt"/>
    </style:style>
    <style:style style:name="P4588" style:parent-style-name="Normal" style:family="paragraph">
      <style:paragraph-properties fo:text-align="justify" fo:text-indent="0.5in"/>
    </style:style>
    <style:style style:name="T4589" style:parent-style-name="DefaultParagraphFont" style:family="text">
      <style:text-properties style:font-weight-complex="bold" fo:font-size="11pt" style:font-size-asian="11pt"/>
    </style:style>
    <style:style style:name="T4590" style:parent-style-name="DefaultParagraphFont" style:family="text">
      <style:text-properties style:font-weight-complex="bold" fo:font-size="11pt" style:font-size-asian="11pt"/>
    </style:style>
    <style:style style:name="T4591" style:parent-style-name="DefaultParagraphFont" style:family="text">
      <style:text-properties style:font-weight-complex="bold" fo:font-size="11pt" style:font-size-asian="11pt"/>
    </style:style>
    <style:style style:name="P4592" style:parent-style-name="Normal" style:family="paragraph">
      <style:paragraph-properties fo:text-align="justify" fo:text-indent="0.5in"/>
    </style:style>
    <style:style style:name="T4593" style:parent-style-name="DefaultParagraphFont" style:family="text">
      <style:text-properties style:font-weight-complex="bold" fo:font-size="11pt" style:font-size-asian="11pt"/>
    </style:style>
    <style:style style:name="T4594" style:parent-style-name="DefaultParagraphFont" style:family="text">
      <style:text-properties style:font-weight-complex="bold" fo:font-size="11pt" style:font-size-asian="11pt"/>
    </style:style>
    <style:style style:name="T4595" style:parent-style-name="DefaultParagraphFont" style:family="text">
      <style:text-properties style:font-weight-complex="bold" fo:font-size="11pt" style:font-size-asian="11pt"/>
    </style:style>
    <style:style style:name="P4596" style:parent-style-name="Normal" style:family="paragraph">
      <style:paragraph-properties fo:text-align="justify" fo:text-indent="0.5in"/>
    </style:style>
    <style:style style:name="T4597" style:parent-style-name="DefaultParagraphFont" style:family="text">
      <style:text-properties style:font-weight-complex="bold" fo:font-size="11pt" style:font-size-asian="11pt"/>
    </style:style>
    <style:style style:name="T4598" style:parent-style-name="DefaultParagraphFont" style:family="text">
      <style:text-properties style:font-weight-complex="bold" fo:font-size="11pt" style:font-size-asian="11pt"/>
    </style:style>
    <style:style style:name="T4599" style:parent-style-name="DefaultParagraphFont" style:family="text">
      <style:text-properties style:font-weight-complex="bold" fo:font-size="11pt" style:font-size-asian="11pt"/>
    </style:style>
    <style:style style:name="T4600" style:parent-style-name="DefaultParagraphFont" style:family="text">
      <style:text-properties style:font-weight-complex="bold" fo:font-size="11pt" style:font-size-asian="11pt"/>
    </style:style>
    <style:style style:name="P4601" style:parent-style-name="Normal" style:family="paragraph">
      <style:paragraph-properties fo:text-align="justify" fo:text-indent="0.5in"/>
    </style:style>
    <style:style style:name="T4602" style:parent-style-name="DefaultParagraphFont" style:family="text">
      <style:text-properties style:font-weight-complex="bold" fo:font-size="11pt" style:font-size-asian="11pt"/>
    </style:style>
    <style:style style:name="T4603" style:parent-style-name="DefaultParagraphFont" style:family="text">
      <style:text-properties style:font-weight-complex="bold" fo:font-size="11pt" style:font-size-asian="11pt"/>
    </style:style>
    <style:style style:name="T4604" style:parent-style-name="DefaultParagraphFont" style:family="text">
      <style:text-properties style:font-weight-complex="bold" fo:font-size="11pt" style:font-size-asian="11pt"/>
    </style:style>
    <style:style style:name="P4605" style:parent-style-name="Normal" style:family="paragraph">
      <style:paragraph-properties fo:text-align="justify" fo:text-indent="0.5in"/>
    </style:style>
    <style:style style:name="T4606" style:parent-style-name="DefaultParagraphFont" style:family="text">
      <style:text-properties style:font-weight-complex="bold" fo:font-size="11pt" style:font-size-asian="11pt"/>
    </style:style>
    <style:style style:name="T4607" style:parent-style-name="DefaultParagraphFont" style:family="text">
      <style:text-properties style:font-weight-complex="bold" fo:font-size="11pt" style:font-size-asian="11pt"/>
    </style:style>
    <style:style style:name="T4608" style:parent-style-name="DefaultParagraphFont" style:family="text">
      <style:text-properties style:font-weight-complex="bold" fo:font-size="11pt" style:font-size-asian="11pt"/>
    </style:style>
    <style:style style:name="T4609" style:parent-style-name="DefaultParagraphFont" style:family="text">
      <style:text-properties style:font-weight-complex="bold" fo:font-size="11pt" style:font-size-asian="11pt"/>
    </style:style>
    <style:style style:name="P4610" style:parent-style-name="Normal" style:family="paragraph">
      <style:paragraph-properties fo:text-align="justify" fo:text-indent="0.5in"/>
    </style:style>
    <style:style style:name="T4611" style:parent-style-name="DefaultParagraphFont" style:family="text">
      <style:text-properties style:font-weight-complex="bold" fo:font-size="11pt" style:font-size-asian="11pt"/>
    </style:style>
    <style:style style:name="T4612" style:parent-style-name="DefaultParagraphFont" style:family="text">
      <style:text-properties style:font-weight-complex="bold" fo:font-size="11pt" style:font-size-asian="11pt"/>
    </style:style>
    <style:style style:name="T4613" style:parent-style-name="DefaultParagraphFont" style:family="text">
      <style:text-properties style:font-weight-complex="bold" fo:font-size="11pt" style:font-size-asian="11pt"/>
    </style:style>
    <style:style style:name="T4614" style:parent-style-name="DefaultParagraphFont" style:family="text">
      <style:text-properties style:font-weight-complex="bold" fo:font-size="11pt" style:font-size-asian="11pt"/>
    </style:style>
    <style:style style:name="P4615" style:parent-style-name="Normal" style:family="paragraph">
      <style:paragraph-properties fo:text-align="justify" fo:text-indent="0.5in"/>
    </style:style>
    <style:style style:name="T4616" style:parent-style-name="DefaultParagraphFont" style:family="text">
      <style:text-properties style:font-weight-complex="bold" fo:font-size="11pt" style:font-size-asian="11pt"/>
    </style:style>
    <style:style style:name="T4617" style:parent-style-name="DefaultParagraphFont" style:family="text">
      <style:text-properties style:font-weight-complex="bold" fo:font-size="11pt" style:font-size-asian="11pt"/>
    </style:style>
    <style:style style:name="T4618" style:parent-style-name="DefaultParagraphFont" style:family="text">
      <style:text-properties style:font-weight-complex="bold" fo:font-size="11pt" style:font-size-asian="11pt"/>
    </style:style>
    <style:style style:name="P4619" style:parent-style-name="Normal" style:family="paragraph">
      <style:paragraph-properties fo:text-align="justify" fo:text-indent="0.5in"/>
    </style:style>
    <style:style style:name="T4620" style:parent-style-name="DefaultParagraphFont" style:family="text">
      <style:text-properties fo:font-size="11pt" style:font-size-asian="11pt" style:font-size-complex="11pt"/>
    </style:style>
    <style:style style:name="T4621" style:parent-style-name="DefaultParagraphFont" style:family="text">
      <style:text-properties fo:font-size="11pt" style:font-size-asian="11pt" style:font-size-complex="11pt"/>
    </style:style>
    <style:style style:name="T4622" style:parent-style-name="DefaultParagraphFont" style:family="text">
      <style:text-properties fo:font-size="11pt" style:font-size-asian="11pt" style:font-size-complex="11pt"/>
    </style:style>
    <style:style style:name="T4623" style:parent-style-name="DefaultParagraphFont" style:family="text">
      <style:text-properties fo:font-size="11pt" style:font-size-asian="11pt" style:font-size-complex="11pt"/>
    </style:style>
    <style:style style:name="P4624" style:parent-style-name="Normal" style:family="paragraph">
      <style:paragraph-properties fo:text-align="justify" fo:text-indent="0.5in"/>
    </style:style>
    <style:style style:name="T4625" style:parent-style-name="DefaultParagraphFont" style:family="text">
      <style:text-properties style:font-weight-complex="bold" fo:font-size="11pt" style:font-size-asian="11pt"/>
    </style:style>
    <style:style style:name="T4626" style:parent-style-name="DefaultParagraphFont" style:family="text">
      <style:text-properties style:font-weight-complex="bold" fo:font-size="11pt" style:font-size-asian="11pt"/>
    </style:style>
    <style:style style:name="T4627" style:parent-style-name="DefaultParagraphFont" style:family="text">
      <style:text-properties style:font-weight-complex="bold" fo:font-size="11pt" style:font-size-asian="11pt"/>
    </style:style>
    <style:style style:name="P4628" style:parent-style-name="Normal" style:family="paragraph">
      <style:text-properties style:font-name-asian="MS Mincho" fo:font-style="italic" style:font-style-asian="italic" style:font-style-complex="italic" fo:font-size="10pt" style:font-size-asian="10pt"/>
    </style:style>
    <style:style style:name="T4629" style:parent-style-name="DefaultParagraphFont" style:family="text">
      <style:text-properties style:font-name-asian="MS Mincho" fo:font-style="italic" style:font-style-asian="italic" style:font-style-complex="italic" fo:font-size="10pt" style:font-size-asian="10pt"/>
    </style:style>
    <style:style style:name="T463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631" style:parent-style-name="DefaultParagraphFont" style:family="text">
      <style:text-properties style:font-name-asian="MS Mincho" fo:font-style="italic" style:font-style-asian="italic" style:font-style-complex="italic" fo:font-size="10pt" style:font-size-asian="10pt"/>
    </style:style>
    <style:style style:name="T4632" style:parent-style-name="DefaultParagraphFont" style:family="text">
      <style:text-properties style:font-name-asian="MS Mincho" fo:font-style="italic" style:font-style-asian="italic" style:font-style-complex="italic" fo:font-size="10pt" style:font-size-asian="10pt"/>
    </style:style>
    <style:style style:name="T463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634" style:parent-style-name="DefaultParagraphFont" style:family="text">
      <style:text-properties style:font-name-asian="MS Mincho" fo:font-style="italic" style:font-style-asian="italic" style:font-style-complex="italic" fo:font-size="10pt" style:font-size-asian="10pt"/>
    </style:style>
    <style:style style:name="T4635" style:parent-style-name="DefaultParagraphFont" style:family="text">
      <style:text-properties style:font-name-asian="MS Mincho" fo:font-style="italic" style:font-style-asian="italic" style:font-style-complex="italic" fo:font-size="10pt" style:font-size-asian="10pt"/>
    </style:style>
    <style:style style:name="P4636" style:parent-style-name="Normal" style:family="paragraph">
      <style:paragraph-properties fo:text-align="justify"/>
    </style:style>
    <style:style style:name="T4637" style:parent-style-name="DefaultParagraphFont" style:family="text">
      <style:text-properties style:font-name-asian="MS Mincho" fo:font-style="italic" style:font-style-asian="italic" fo:font-size="10pt" style:font-size-asian="10pt"/>
    </style:style>
    <style:style style:name="T4638"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4639" style:parent-style-name="DefaultParagraphFont" style:family="text">
      <style:text-properties style:font-name-asian="MS Mincho" fo:font-style="italic" style:font-style-asian="italic" fo:font-size="10pt" style:font-size-asian="10pt"/>
    </style:style>
    <style:style style:name="P4640" style:parent-style-name="Normal" style:family="paragraph">
      <style:paragraph-properties fo:text-indent="0.5in"/>
    </style:style>
    <style:style style:name="P4641" style:parent-style-name="Normal" style:family="paragraph">
      <style:paragraph-properties fo:text-align="justify" fo:margin-left="1.6736in" fo:text-indent="-1.1736in">
        <style:tab-stops/>
      </style:paragraph-properties>
    </style:style>
    <style:style style:name="T4642" style:parent-style-name="DefaultParagraphFont" style:family="text">
      <style:text-properties fo:font-weight="bold" style:font-weight-asian="bold" style:font-weight-complex="bold" fo:font-size="11pt" style:font-size-asian="11pt" style:font-size-complex="12pt"/>
    </style:style>
    <style:style style:name="T4643" style:parent-style-name="DefaultParagraphFont" style:family="text">
      <style:text-properties fo:font-weight="bold" style:font-weight-asian="bold" style:font-weight-complex="bold" fo:font-size="11pt" style:font-size-asian="11pt" style:font-size-complex="12pt"/>
    </style:style>
    <style:style style:name="T4644" style:parent-style-name="DefaultParagraphFont" style:family="text">
      <style:text-properties fo:font-weight="bold" style:font-weight-asian="bold" style:font-weight-complex="bold" fo:font-size="11pt" style:font-size-asian="11pt" style:font-size-complex="12pt"/>
    </style:style>
    <style:style style:name="P4645" style:parent-style-name="Normal" style:family="paragraph">
      <style:paragraph-properties fo:text-align="justify" fo:text-indent="0.5in"/>
    </style:style>
    <style:style style:name="T4646" style:parent-style-name="DefaultParagraphFont" style:family="text">
      <style:text-properties fo:font-size="11pt" style:font-size-asian="11pt"/>
    </style:style>
    <style:style style:name="T4647" style:parent-style-name="DefaultParagraphFont" style:family="text">
      <style:text-properties fo:font-size="11pt" style:font-size-asian="11pt"/>
    </style:style>
    <style:style style:name="T4648" style:parent-style-name="DefaultParagraphFont" style:family="text">
      <style:text-properties fo:font-size="11pt" style:font-size-asian="11pt"/>
    </style:style>
    <style:style style:name="T4649" style:parent-style-name="DefaultParagraphFont" style:family="text">
      <style:text-properties fo:font-size="11pt" style:font-size-asian="11pt"/>
    </style:style>
    <style:style style:name="T4650" style:parent-style-name="DefaultParagraphFont" style:family="text">
      <style:text-properties fo:font-size="11pt" style:font-size-asian="11pt"/>
    </style:style>
    <style:style style:name="T4651" style:parent-style-name="DefaultParagraphFont" style:family="text">
      <style:text-properties fo:font-size="11pt" style:font-size-asian="11pt" style:font-size-complex="12pt"/>
    </style:style>
    <style:style style:name="T4652" style:parent-style-name="DefaultParagraphFont" style:family="text">
      <style:text-properties fo:font-size="11pt" style:font-size-asian="11pt"/>
    </style:style>
    <style:style style:name="T4653" style:parent-style-name="DefaultParagraphFont" style:family="text">
      <style:text-properties fo:font-size="11pt" style:font-size-asian="11pt"/>
    </style:style>
    <style:style style:name="P4654" style:parent-style-name="Normal" style:family="paragraph">
      <style:paragraph-properties fo:text-align="justify" fo:text-indent="0.5in"/>
    </style:style>
    <style:style style:name="T4655" style:parent-style-name="DefaultParagraphFont" style:family="text">
      <style:text-properties fo:font-size="11pt" style:font-size-asian="11pt"/>
    </style:style>
    <style:style style:name="T4656" style:parent-style-name="DefaultParagraphFont" style:family="text">
      <style:text-properties fo:font-size="11pt" style:font-size-asian="11pt"/>
    </style:style>
    <style:style style:name="T4657" style:parent-style-name="DefaultParagraphFont" style:family="text">
      <style:text-properties fo:font-size="11pt" style:font-size-asian="11pt"/>
    </style:style>
    <style:style style:name="T4658" style:parent-style-name="DefaultParagraphFont" style:family="text">
      <style:text-properties fo:font-size="11pt" style:font-size-asian="11pt" style:font-size-complex="12pt"/>
    </style:style>
    <style:style style:name="P4659" style:parent-style-name="Normal" style:family="paragraph">
      <style:paragraph-properties fo:text-align="justify" fo:text-indent="0.5in"/>
    </style:style>
    <style:style style:name="T4660" style:parent-style-name="DefaultParagraphFont" style:family="text">
      <style:text-properties fo:font-size="11pt" style:font-size-asian="11pt"/>
    </style:style>
    <style:style style:name="T4661" style:parent-style-name="DefaultParagraphFont" style:family="text">
      <style:text-properties fo:font-size="11pt" style:font-size-asian="11pt"/>
    </style:style>
    <style:style style:name="T4662" style:parent-style-name="DefaultParagraphFont" style:family="text">
      <style:text-properties fo:font-size="11pt" style:font-size-asian="11pt"/>
    </style:style>
    <style:style style:name="T4663" style:parent-style-name="DefaultParagraphFont" style:family="text">
      <style:text-properties fo:font-size="11pt" style:font-size-asian="11pt" fo:background-color="#FFFFFF"/>
    </style:style>
    <style:style style:name="T4664" style:parent-style-name="DefaultParagraphFont" style:family="text">
      <style:text-properties fo:font-size="11pt" style:font-size-asian="11pt"/>
    </style:style>
    <style:style style:name="P4665" style:parent-style-name="Normal" style:family="paragraph">
      <style:paragraph-properties fo:text-align="justify" fo:text-indent="0.5in"/>
    </style:style>
    <style:style style:name="T4666" style:parent-style-name="DefaultParagraphFont" style:family="text">
      <style:text-properties fo:font-size="11pt" style:font-size-asian="11pt"/>
    </style:style>
    <style:style style:name="T4667" style:parent-style-name="DefaultParagraphFont" style:family="text">
      <style:text-properties fo:font-size="11pt" style:font-size-asian="11pt"/>
    </style:style>
    <style:style style:name="T4668" style:parent-style-name="DefaultParagraphFont" style:family="text">
      <style:text-properties fo:font-size="11pt" style:font-size-asian="11pt"/>
    </style:style>
    <style:style style:name="P4669" style:parent-style-name="Normal" style:family="paragraph">
      <style:paragraph-properties fo:text-align="justify" fo:text-indent="0.4923in"/>
    </style:style>
    <style:style style:name="T4670" style:parent-style-name="DefaultParagraphFont" style:family="text">
      <style:text-properties fo:font-size="11pt" style:font-size-asian="11pt" style:font-size-complex="11pt"/>
    </style:style>
    <style:style style:name="T4671" style:parent-style-name="DefaultParagraphFont" style:family="text">
      <style:text-properties fo:font-size="11pt" style:font-size-asian="11pt" style:font-size-complex="11pt"/>
    </style:style>
    <style:style style:name="T4672" style:parent-style-name="DefaultParagraphFont" style:family="text">
      <style:text-properties fo:font-size="11pt" style:font-size-asian="11pt" style:font-size-complex="11pt"/>
    </style:style>
    <style:style style:name="T4673" style:parent-style-name="DefaultParagraphFont" style:family="text">
      <style:text-properties fo:font-weight="bold" style:font-weight-asian="bold" fo:font-size="11pt" style:font-size-asian="11pt" style:font-size-complex="11pt"/>
    </style:style>
    <style:style style:name="T4674" style:parent-style-name="DefaultParagraphFont" style:family="text">
      <style:text-properties fo:font-size="11pt" style:font-size-asian="11pt" style:font-size-complex="11pt"/>
    </style:style>
    <style:style style:name="T4675" style:parent-style-name="DefaultParagraphFont" style:family="text">
      <style:text-properties fo:font-weight="bold" style:font-weight-asian="bold" fo:font-size="11pt" style:font-size-asian="11pt" style:font-size-complex="11pt"/>
    </style:style>
    <style:style style:name="T4676" style:parent-style-name="DefaultParagraphFont" style:family="text">
      <style:text-properties fo:font-size="11pt" style:font-size-asian="11pt" style:font-size-complex="11pt"/>
    </style:style>
    <style:style style:name="P4677" style:parent-style-name="Normal" style:family="paragraph">
      <style:paragraph-properties fo:text-align="justify" fo:text-indent="0.5in"/>
    </style:style>
    <style:style style:name="T4678" style:parent-style-name="DefaultParagraphFont" style:family="text">
      <style:text-properties fo:font-size="11pt" style:font-size-asian="11pt" style:font-size-complex="12pt"/>
    </style:style>
    <style:style style:name="T4679" style:parent-style-name="DefaultParagraphFont" style:family="text">
      <style:text-properties fo:font-size="11pt" style:font-size-asian="11pt" style:font-size-complex="12pt"/>
    </style:style>
    <style:style style:name="T4680" style:parent-style-name="DefaultParagraphFont" style:family="text">
      <style:text-properties fo:font-size="11pt" style:font-size-asian="11pt" style:font-size-complex="12pt"/>
    </style:style>
    <style:style style:name="T4681" style:parent-style-name="DefaultParagraphFont" style:family="text">
      <style:text-properties fo:font-size="11pt" style:font-size-asian="11pt" style:font-size-complex="12pt"/>
    </style:style>
    <style:style style:name="P4682" style:parent-style-name="Normal" style:family="paragraph">
      <style:paragraph-properties fo:text-align="justify" fo:text-indent="0.5in"/>
    </style:style>
    <style:style style:name="T4683" style:parent-style-name="DefaultParagraphFont" style:family="text">
      <style:text-properties style:font-weight-complex="bold" fo:font-size="11pt" style:font-size-asian="11pt" style:font-size-complex="11pt"/>
    </style:style>
    <style:style style:name="T4684" style:parent-style-name="DefaultParagraphFont" style:family="text">
      <style:text-properties style:font-weight-complex="bold" fo:font-size="11pt" style:font-size-asian="11pt" style:font-size-complex="11pt"/>
    </style:style>
    <style:style style:name="T4685" style:parent-style-name="DefaultParagraphFont" style:family="text">
      <style:text-properties style:font-weight-complex="bold" fo:font-size="11pt" style:font-size-asian="11pt" style:font-size-complex="11pt"/>
    </style:style>
    <style:style style:name="T4686" style:parent-style-name="DefaultParagraphFont" style:family="text">
      <style:text-properties style:font-weight-complex="bold" fo:font-size="11pt" style:font-size-asian="11pt" style:font-size-complex="11pt"/>
    </style:style>
    <style:style style:name="T4687" style:parent-style-name="DefaultParagraphFont" style:family="text">
      <style:text-properties style:font-weight-complex="bold" fo:font-size="11pt" style:font-size-asian="11pt" style:font-size-complex="11pt"/>
    </style:style>
    <style:style style:name="P4688" style:parent-style-name="Normal" style:family="paragraph">
      <style:text-properties style:font-name-asian="MS Mincho" fo:font-style="italic" style:font-style-asian="italic" style:font-style-complex="italic" fo:font-size="10pt" style:font-size-asian="10pt"/>
    </style:style>
    <style:style style:name="P4689" style:parent-style-name="Normal" style:family="paragraph">
      <style:paragraph-properties fo:text-align="justify"/>
    </style:style>
    <style:style style:name="T4690" style:parent-style-name="DefaultParagraphFont" style:family="text">
      <style:text-properties style:font-name-asian="MS Mincho" fo:font-style="italic" style:font-style-asian="italic" style:font-style-complex="italic" fo:font-size="10pt" style:font-size-asian="10pt"/>
    </style:style>
    <style:style style:name="T469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692" style:parent-style-name="DefaultParagraphFont" style:family="text">
      <style:text-properties style:font-name-asian="MS Mincho" fo:font-style="italic" style:font-style-asian="italic" style:font-style-complex="italic" fo:font-size="10pt" style:font-size-asian="10pt"/>
    </style:style>
    <style:style style:name="T4693" style:parent-style-name="DefaultParagraphFont" style:family="text">
      <style:text-properties style:font-name-asian="MS Mincho" fo:font-style="italic" style:font-style-asian="italic" style:font-style-complex="italic" fo:font-size="10pt" style:font-size-asian="10pt"/>
    </style:style>
    <style:style style:name="P4694" style:parent-style-name="Normal" style:family="paragraph">
      <style:text-properties style:font-name-asian="MS Mincho" fo:font-style="italic" style:font-style-asian="italic" style:font-style-complex="italic" fo:font-size="10pt" style:font-size-asian="10pt"/>
    </style:style>
    <style:style style:name="T4695" style:parent-style-name="DefaultParagraphFont" style:family="text">
      <style:text-properties style:font-name-asian="MS Mincho" fo:font-style="italic" style:font-style-asian="italic" style:font-style-complex="italic" fo:font-size="10pt" style:font-size-asian="10pt"/>
    </style:style>
    <style:style style:name="T469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697" style:parent-style-name="DefaultParagraphFont" style:family="text">
      <style:text-properties style:font-name-asian="MS Mincho" fo:font-style="italic" style:font-style-asian="italic" style:font-style-complex="italic" fo:font-size="10pt" style:font-size-asian="10pt"/>
    </style:style>
    <style:style style:name="T4698" style:parent-style-name="DefaultParagraphFont" style:family="text">
      <style:text-properties style:font-name-asian="MS Mincho" fo:font-style="italic" style:font-style-asian="italic" style:font-style-complex="italic" fo:font-size="10pt" style:font-size-asian="10pt"/>
    </style:style>
    <style:style style:name="T469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700" style:parent-style-name="DefaultParagraphFont" style:family="text">
      <style:text-properties style:font-name-asian="MS Mincho" fo:font-style="italic" style:font-style-asian="italic" style:font-style-complex="italic" fo:font-size="10pt" style:font-size-asian="10pt"/>
    </style:style>
    <style:style style:name="T4701" style:parent-style-name="DefaultParagraphFont" style:family="text">
      <style:text-properties style:font-name-asian="MS Mincho" fo:font-style="italic" style:font-style-asian="italic" style:font-style-complex="italic" fo:font-size="10pt" style:font-size-asian="10pt"/>
    </style:style>
    <style:style style:name="T4702" style:parent-style-name="DefaultParagraphFont" style:family="text">
      <style:text-properties style:font-name-asian="MS Mincho" fo:font-style="italic" style:font-style-asian="italic" style:font-style-complex="italic" fo:font-size="10pt" style:font-size-asian="10pt"/>
    </style:style>
    <style:style style:name="T470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704" style:parent-style-name="DefaultParagraphFont" style:family="text">
      <style:text-properties style:font-name-asian="MS Mincho" fo:font-style="italic" style:font-style-asian="italic" style:font-style-complex="italic" fo:font-size="10pt" style:font-size-asian="10pt"/>
    </style:style>
    <style:style style:name="T4705" style:parent-style-name="DefaultParagraphFont" style:family="text">
      <style:text-properties style:font-name-asian="MS Mincho" fo:font-style="italic" style:font-style-asian="italic" fo:font-size="10pt" style:font-size-asian="10pt"/>
    </style:style>
    <style:style style:name="T4706"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4707" style:parent-style-name="DefaultParagraphFont" style:family="text">
      <style:text-properties style:font-name-asian="MS Mincho" fo:font-style="italic" style:font-style-asian="italic" fo:font-size="10pt" style:font-size-asian="10pt"/>
    </style:style>
    <style:style style:name="T4708" style:parent-style-name="DefaultParagraphFont" style:family="text">
      <style:text-properties style:font-name-asian="MS Mincho" fo:font-style="italic" style:font-style-asian="italic" fo:font-size="10pt" style:font-size-asian="10pt"/>
    </style:style>
    <style:style style:name="P4709" style:parent-style-name="Normal" style:family="paragraph">
      <style:paragraph-properties fo:keep-with-next="always" fo:text-align="justify" fo:text-indent="0.5in"/>
    </style:style>
    <style:style style:name="P4710" style:parent-style-name="Normal" style:family="paragraph">
      <style:paragraph-properties fo:text-align="justify" fo:text-indent="0.5in"/>
    </style:style>
    <style:style style:name="T4711" style:parent-style-name="DefaultParagraphFont" style:family="text">
      <style:text-properties fo:font-weight="bold" style:font-weight-asian="bold" style:font-weight-complex="bold" fo:font-size="11pt" style:font-size-asian="11pt"/>
    </style:style>
    <style:style style:name="T4712" style:parent-style-name="DefaultParagraphFont" style:family="text">
      <style:text-properties fo:font-weight="bold" style:font-weight-asian="bold" style:font-weight-complex="bold" fo:font-size="11pt" style:font-size-asian="11pt"/>
    </style:style>
    <style:style style:name="T4713" style:parent-style-name="DefaultParagraphFont" style:family="text">
      <style:text-properties fo:font-size="11pt" style:font-size-asian="11pt"/>
    </style:style>
    <style:style style:name="T4714" style:parent-style-name="DefaultParagraphFont" style:family="text">
      <style:text-properties fo:font-style="italic" style:font-style-asian="italic" fo:font-size="11pt" style:font-size-asian="11pt" style:font-size-complex="11pt"/>
    </style:style>
    <style:style style:name="T4715" style:parent-style-name="DefaultParagraphFont" style:family="text">
      <style:text-properties fo:font-size="11pt" style:font-size-asian="11pt"/>
    </style:style>
    <style:style style:name="P4716" style:parent-style-name="Normal" style:family="paragraph">
      <style:text-properties style:font-name-asian="MS Mincho" fo:font-style="italic" style:font-style-asian="italic" style:font-style-complex="italic" fo:font-size="10pt" style:font-size-asian="10pt"/>
    </style:style>
    <style:style style:name="T4717" style:parent-style-name="DefaultParagraphFont" style:family="text">
      <style:text-properties style:font-name-asian="MS Mincho" fo:font-style="italic" style:font-style-asian="italic" style:font-style-complex="italic" fo:font-size="10pt" style:font-size-asian="10pt"/>
    </style:style>
    <style:style style:name="T471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719" style:parent-style-name="DefaultParagraphFont" style:family="text">
      <style:text-properties style:font-name-asian="MS Mincho" fo:font-style="italic" style:font-style-asian="italic" style:font-style-complex="italic" fo:font-size="10pt" style:font-size-asian="10pt"/>
    </style:style>
    <style:style style:name="P4720" style:parent-style-name="Normal" style:family="paragraph">
      <style:paragraph-properties fo:text-align="justify" fo:margin-left="1.6875in" fo:text-indent="-1.1875in">
        <style:tab-stops/>
      </style:paragraph-properties>
    </style:style>
    <style:style style:name="P4721" style:parent-style-name="Normal" style:family="paragraph">
      <style:paragraph-properties fo:text-align="justify" fo:margin-left="1.6875in" fo:text-indent="-1.1875in">
        <style:tab-stops/>
      </style:paragraph-properties>
    </style:style>
    <style:style style:name="T4722" style:parent-style-name="DefaultParagraphFont" style:family="text">
      <style:text-properties fo:font-weight="bold" style:font-weight-asian="bold" fo:font-size="11pt" style:font-size-asian="11pt"/>
    </style:style>
    <style:style style:name="T4723" style:parent-style-name="DefaultParagraphFont" style:family="text">
      <style:text-properties fo:font-weight="bold" style:font-weight-asian="bold" fo:font-size="11pt" style:font-size-asian="11pt"/>
    </style:style>
    <style:style style:name="T4724" style:parent-style-name="DefaultParagraphFont" style:family="text">
      <style:text-properties fo:font-weight="bold" style:font-weight-asian="bold" fo:font-size="11pt" style:font-size-asian="11pt"/>
    </style:style>
    <style:style style:name="T4725" style:parent-style-name="DefaultParagraphFont" style:family="text">
      <style:text-properties fo:font-weight="bold" style:font-weight-asian="bold" fo:font-size="11pt" style:font-size-asian="11pt"/>
    </style:style>
    <style:style style:name="P4726" style:parent-style-name="Normal" style:family="paragraph">
      <style:paragraph-properties fo:text-align="justify" fo:text-indent="0.5in"/>
    </style:style>
    <style:style style:name="T4727" style:parent-style-name="DefaultParagraphFont" style:family="text">
      <style:text-properties fo:font-size="11pt" style:font-size-asian="11pt"/>
    </style:style>
    <style:style style:name="T4728" style:parent-style-name="DefaultParagraphFont" style:family="text">
      <style:text-properties fo:font-size="11pt" style:font-size-asian="11pt"/>
    </style:style>
    <style:style style:name="T4729" style:parent-style-name="DefaultParagraphFont" style:family="text">
      <style:text-properties fo:font-size="11pt" style:font-size-asian="11pt"/>
    </style:style>
    <style:style style:name="T4730" style:parent-style-name="DefaultParagraphFont" style:family="text">
      <style:text-properties fo:font-size="11pt" style:font-size-asian="11pt"/>
    </style:style>
    <style:style style:name="P4731" style:parent-style-name="Normal" style:family="paragraph">
      <style:paragraph-properties fo:text-align="justify" fo:text-indent="0.5in"/>
    </style:style>
    <style:style style:name="T4732" style:parent-style-name="DefaultParagraphFont" style:family="text">
      <style:text-properties fo:font-size="11pt" style:font-size-asian="11pt"/>
    </style:style>
    <style:style style:name="T4733" style:parent-style-name="DefaultParagraphFont" style:family="text">
      <style:text-properties fo:font-size="11pt" style:font-size-asian="11pt"/>
    </style:style>
    <style:style style:name="T4734" style:parent-style-name="DefaultParagraphFont" style:family="text">
      <style:text-properties fo:font-size="11pt" style:font-size-asian="11pt"/>
    </style:style>
    <style:style style:name="P4735" style:parent-style-name="Normal" style:family="paragraph">
      <style:paragraph-properties fo:text-align="justify" fo:text-indent="0.5in"/>
    </style:style>
    <style:style style:name="P4736" style:parent-style-name="Normal" style:family="paragraph">
      <style:paragraph-properties fo:keep-with-next="always" fo:text-align="justify" fo:text-indent="0.5in"/>
    </style:style>
    <style:style style:name="T4737" style:parent-style-name="DefaultParagraphFont" style:family="text">
      <style:text-properties fo:font-weight="bold" style:font-weight-asian="bold" fo:font-size="11pt" style:font-size-asian="11pt"/>
    </style:style>
    <style:style style:name="T4738" style:parent-style-name="DefaultParagraphFont" style:family="text">
      <style:text-properties fo:font-weight="bold" style:font-weight-asian="bold" fo:font-size="11pt" style:font-size-asian="11pt"/>
    </style:style>
    <style:style style:name="T4739" style:parent-style-name="DefaultParagraphFont" style:family="text">
      <style:text-properties fo:font-weight="bold" style:font-weight-asian="bold" fo:font-size="11pt" style:font-size-asian="11pt"/>
    </style:style>
    <style:style style:name="P4740" style:parent-style-name="Normal" style:family="paragraph">
      <style:paragraph-properties fo:text-align="justify" fo:text-indent="0.5in"/>
    </style:style>
    <style:style style:name="T4741" style:parent-style-name="DefaultParagraphFont" style:family="text">
      <style:text-properties fo:font-size="11pt" style:font-size-asian="11pt"/>
    </style:style>
    <style:style style:name="T4742" style:parent-style-name="DefaultParagraphFont" style:family="text">
      <style:text-properties fo:font-size="11pt" style:font-size-asian="11pt"/>
    </style:style>
    <style:style style:name="T4743" style:parent-style-name="DefaultParagraphFont" style:family="text">
      <style:text-properties fo:font-size="11pt" style:font-size-asian="11pt"/>
    </style:style>
    <style:style style:name="T4744" style:parent-style-name="DefaultParagraphFont" style:family="text">
      <style:text-properties fo:font-size="11pt" style:font-size-asian="11pt"/>
    </style:style>
    <style:style style:name="P4745" style:parent-style-name="Normal" style:family="paragraph">
      <style:paragraph-properties fo:text-align="justify" fo:text-indent="0.5in"/>
    </style:style>
    <style:style style:name="T4746" style:parent-style-name="DefaultParagraphFont" style:family="text">
      <style:text-properties fo:font-size="11pt" style:font-size-asian="11pt"/>
    </style:style>
    <style:style style:name="T4747" style:parent-style-name="DefaultParagraphFont" style:family="text">
      <style:text-properties fo:font-size="11pt" style:font-size-asian="11pt"/>
    </style:style>
    <style:style style:name="P4748" style:parent-style-name="Normal" style:family="paragraph">
      <style:paragraph-properties fo:text-align="justify" fo:text-indent="0.5in"/>
    </style:style>
    <style:style style:name="T4749" style:parent-style-name="DefaultParagraphFont" style:family="text">
      <style:text-properties fo:font-size="11pt" style:font-size-asian="11pt"/>
    </style:style>
    <style:style style:name="T4750" style:parent-style-name="DefaultParagraphFont" style:family="text">
      <style:text-properties fo:font-size="11pt" style:font-size-asian="11pt"/>
    </style:style>
    <style:style style:name="T4751" style:parent-style-name="DefaultParagraphFont" style:family="text">
      <style:text-properties fo:font-size="11pt" style:font-size-asian="11pt"/>
    </style:style>
    <style:style style:name="P4752" style:parent-style-name="Normal" style:family="paragraph">
      <style:paragraph-properties fo:text-align="justify" fo:text-indent="0.5in"/>
    </style:style>
    <style:style style:name="T4753" style:parent-style-name="DefaultParagraphFont" style:family="text">
      <style:text-properties fo:font-size="11pt" style:font-size-asian="11pt"/>
    </style:style>
    <style:style style:name="T4754" style:parent-style-name="DefaultParagraphFont" style:family="text">
      <style:text-properties fo:font-size="11pt" style:font-size-asian="11pt"/>
    </style:style>
    <style:style style:name="T4755" style:parent-style-name="DefaultParagraphFont" style:family="text">
      <style:text-properties fo:font-size="11pt" style:font-size-asian="11pt"/>
    </style:style>
    <style:style style:name="P4756" style:parent-style-name="Normal" style:family="paragraph">
      <style:paragraph-properties fo:text-align="justify" fo:text-indent="0.5in"/>
    </style:style>
    <style:style style:name="T4757" style:parent-style-name="DefaultParagraphFont" style:family="text">
      <style:text-properties fo:font-size="11pt" style:font-size-asian="11pt"/>
    </style:style>
    <style:style style:name="T4758" style:parent-style-name="DefaultParagraphFont" style:family="text">
      <style:text-properties fo:font-size="11pt" style:font-size-asian="11pt"/>
    </style:style>
    <style:style style:name="T4759" style:parent-style-name="DefaultParagraphFont" style:family="text">
      <style:text-properties fo:font-size="11pt" style:font-size-asian="11pt"/>
    </style:style>
    <style:style style:name="P4760" style:parent-style-name="Normal" style:family="paragraph">
      <style:paragraph-properties fo:text-align="center"/>
    </style:style>
    <style:style style:name="P4761" style:parent-style-name="Normal" style:family="paragraph">
      <style:paragraph-properties fo:text-align="center"/>
    </style:style>
    <style:style style:name="T4762" style:parent-style-name="DefaultParagraphFont" style:family="text">
      <style:text-properties fo:font-weight="bold" style:font-weight-asian="bold" fo:font-size="11pt" style:font-size-asian="11pt" style:font-size-complex="11pt"/>
    </style:style>
    <style:style style:name="T4763" style:parent-style-name="DefaultParagraphFont" style:family="text">
      <style:text-properties fo:font-weight="bold" style:font-weight-asian="bold" style:text-position="super 63.6%" fo:font-size="11pt" style:font-size-asian="11pt" style:font-size-complex="11pt"/>
    </style:style>
    <style:style style:name="T4764" style:parent-style-name="DefaultParagraphFont" style:family="text">
      <style:text-properties fo:font-weight="bold" style:font-weight-asian="bold" fo:font-size="11pt" style:font-size-asian="11pt" style:font-size-complex="11pt"/>
    </style:style>
    <style:style style:name="P4765" style:parent-style-name="Normal" style:family="paragraph">
      <style:paragraph-properties fo:text-align="center"/>
    </style:style>
    <style:style style:name="T4766" style:parent-style-name="DefaultParagraphFont" style:family="text">
      <style:text-properties fo:font-weight="bold" style:font-weight-asian="bold" fo:font-size="11pt" style:font-size-asian="11pt" style:font-size-complex="11pt"/>
    </style:style>
    <style:style style:name="P4767" style:parent-style-name="Normal" style:family="paragraph">
      <style:text-properties style:font-name-asian="MS Mincho" fo:font-style="italic" style:font-style-asian="italic" fo:font-size="10pt" style:font-size-asian="10pt"/>
    </style:style>
    <style:style style:name="T4768" style:parent-style-name="DefaultParagraphFont" style:family="text">
      <style:text-properties style:font-name-asian="MS Mincho" fo:font-style="italic" style:font-style-asian="italic" fo:font-size="10pt" style:font-size-asian="10pt"/>
    </style:style>
    <style:style style:name="T4769"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4770" style:parent-style-name="DefaultParagraphFont" style:family="text">
      <style:text-properties style:font-name-asian="MS Mincho" fo:font-style="italic" style:font-style-asian="italic" fo:font-size="10pt" style:font-size-asian="10pt"/>
    </style:style>
    <style:style style:name="P4771" style:parent-style-name="Normal" style:family="paragraph">
      <style:paragraph-properties fo:text-indent="0.5in"/>
      <style:text-properties fo:font-weight="bold" style:font-weight-asian="bold" style:font-weight-complex="bold" fo:font-size="11pt" style:font-size-asian="11pt"/>
    </style:style>
    <style:style style:name="P4772" style:parent-style-name="Normal" style:family="paragraph">
      <style:paragraph-properties fo:text-align="justify" fo:margin-left="1.575in" fo:text-indent="-1.075in">
        <style:tab-stops/>
      </style:paragraph-properties>
    </style:style>
    <style:style style:name="T4773" style:parent-style-name="DefaultParagraphFont" style:family="text">
      <style:text-properties fo:font-weight="bold" style:font-weight-asian="bold" style:font-weight-complex="bold" fo:font-size="11pt" style:font-size-asian="11pt"/>
    </style:style>
    <style:style style:name="T4774" style:parent-style-name="DefaultParagraphFont" style:family="text">
      <style:text-properties fo:font-weight="bold" style:font-weight-asian="bold" style:font-weight-complex="bold" style:text-position="super 63.6%" fo:font-size="11pt" style:font-size-asian="11pt"/>
    </style:style>
    <style:style style:name="T4775" style:parent-style-name="DefaultParagraphFont" style:family="text">
      <style:text-properties fo:font-weight="bold" style:font-weight-asian="bold" style:font-weight-complex="bold" fo:font-size="11pt" style:font-size-asian="11pt"/>
    </style:style>
    <style:style style:name="T4776" style:parent-style-name="DefaultParagraphFont" style:family="text">
      <style:text-properties fo:font-weight="bold" style:font-weight-asian="bold" style:font-weight-complex="bold" fo:font-size="11pt" style:font-size-asian="11pt"/>
    </style:style>
    <style:style style:name="P4777" style:parent-style-name="Normal" style:family="paragraph">
      <style:paragraph-properties fo:text-align="justify" fo:text-indent="0.5in"/>
    </style:style>
    <style:style style:name="T4778" style:parent-style-name="DefaultParagraphFont" style:family="text">
      <style:text-properties fo:font-size="11pt" style:font-size-asian="11pt" style:font-size-complex="11pt"/>
    </style:style>
    <style:style style:name="T4779" style:parent-style-name="DefaultParagraphFont" style:family="text">
      <style:text-properties fo:font-size="11pt" style:font-size-asian="11pt" style:font-size-complex="11pt"/>
    </style:style>
    <style:style style:name="T4780" style:parent-style-name="DefaultParagraphFont" style:family="text">
      <style:text-properties fo:font-size="11pt" style:font-size-asian="11pt" style:font-size-complex="11pt"/>
    </style:style>
    <style:style style:name="T4781" style:parent-style-name="DefaultParagraphFont" style:family="text">
      <style:text-properties fo:font-size="11pt" style:font-size-asian="11pt" style:font-size-complex="11pt"/>
    </style:style>
    <style:style style:name="T4782" style:parent-style-name="DefaultParagraphFont" style:family="text">
      <style:text-properties fo:font-size="11pt" style:font-size-asian="11pt" style:font-size-complex="11pt"/>
    </style:style>
    <style:style style:name="P4783" style:parent-style-name="Normal" style:family="paragraph">
      <style:paragraph-properties fo:text-align="justify" fo:text-indent="0.5in"/>
    </style:style>
    <style:style style:name="T4784" style:parent-style-name="DefaultParagraphFont" style:family="text">
      <style:text-properties fo:font-size="11pt" style:font-size-asian="11pt" style:font-size-complex="11pt"/>
    </style:style>
    <style:style style:name="T4785" style:parent-style-name="DefaultParagraphFont" style:family="text">
      <style:text-properties fo:font-size="11pt" style:font-size-asian="11pt" style:font-size-complex="11pt"/>
    </style:style>
    <style:style style:name="T4786" style:parent-style-name="DefaultParagraphFont" style:family="text">
      <style:text-properties fo:font-size="11pt" style:font-size-asian="11pt" style:font-size-complex="11pt"/>
    </style:style>
    <style:style style:name="T4787" style:parent-style-name="DefaultParagraphFont" style:family="text">
      <style:text-properties fo:font-size="11pt" style:font-size-asian="11pt" style:font-size-complex="11pt"/>
    </style:style>
    <style:style style:name="P4788" style:parent-style-name="Normal" style:family="paragraph">
      <style:paragraph-properties fo:text-align="justify" fo:text-indent="0.5in"/>
    </style:style>
    <style:style style:name="T4789" style:parent-style-name="DefaultParagraphFont" style:family="text">
      <style:text-properties fo:font-size="11pt" style:font-size-asian="11pt" style:font-size-complex="11pt"/>
    </style:style>
    <style:style style:name="T4790" style:parent-style-name="DefaultParagraphFont" style:family="text">
      <style:text-properties fo:font-size="11pt" style:font-size-asian="11pt" style:font-size-complex="11pt"/>
    </style:style>
    <style:style style:name="P4791" style:parent-style-name="Normal" style:family="paragraph">
      <style:text-properties style:font-name-asian="MS Mincho" fo:font-style="italic" style:font-style-asian="italic" style:font-style-complex="italic" fo:font-size="10pt" style:font-size-asian="10pt"/>
    </style:style>
    <style:style style:name="P4792" style:parent-style-name="Normal" style:family="paragraph">
      <style:paragraph-properties fo:text-align="justify"/>
    </style:style>
    <style:style style:name="T4793" style:parent-style-name="DefaultParagraphFont" style:family="text">
      <style:text-properties style:font-name-asian="MS Mincho" fo:font-style="italic" style:font-style-asian="italic" style:font-style-complex="italic" fo:font-size="10pt" style:font-size-asian="10pt"/>
    </style:style>
    <style:style style:name="T479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795" style:parent-style-name="DefaultParagraphFont" style:family="text">
      <style:text-properties style:font-name-asian="MS Mincho" fo:font-style="italic" style:font-style-asian="italic" style:font-style-complex="italic" fo:font-size="10pt" style:font-size-asian="10pt"/>
    </style:style>
    <style:style style:name="P4796" style:parent-style-name="Normal" style:family="paragraph">
      <style:paragraph-properties fo:text-align="justify" fo:text-indent="0.5in"/>
    </style:style>
    <style:style style:name="T4797" style:parent-style-name="DefaultParagraphFont" style:family="text">
      <style:text-properties fo:font-size="11pt" style:font-size-asian="11pt" style:font-size-complex="11pt"/>
    </style:style>
    <style:style style:name="T4798" style:parent-style-name="DefaultParagraphFont" style:family="text">
      <style:text-properties fo:font-size="11pt" style:font-size-asian="11pt" style:font-size-complex="11pt"/>
    </style:style>
    <style:style style:name="T4799" style:parent-style-name="DefaultParagraphFont" style:family="text">
      <style:text-properties fo:font-size="11pt" style:font-size-asian="11pt" style:font-size-complex="11pt"/>
    </style:style>
    <style:style style:name="T4800" style:parent-style-name="DefaultParagraphFont" style:family="text">
      <style:text-properties fo:font-size="11pt" style:font-size-asian="11pt" style:font-size-complex="11pt"/>
    </style:style>
    <style:style style:name="P4801" style:parent-style-name="Normal" style:family="paragraph">
      <style:paragraph-properties fo:text-align="justify"/>
    </style:style>
    <style:style style:name="T4802" style:parent-style-name="DefaultParagraphFont" style:family="text">
      <style:text-properties fo:font-weight="bold" style:font-weight-asian="bold" fo:font-style="italic" style:font-style-asian="italic" fo:font-size="10pt" style:font-size-asian="10pt"/>
    </style:style>
    <style:style style:name="T4803" style:parent-style-name="DefaultParagraphFont" style:family="text">
      <style:text-properties fo:font-style="italic" style:font-style-asian="italic" fo:font-size="10pt" style:font-size-asian="10pt"/>
    </style:style>
    <style:style style:name="P4804" style:parent-style-name="Normal" style:family="paragraph">
      <style:text-properties style:font-name-asian="MS Mincho" fo:font-style="italic" style:font-style-asian="italic" style:font-style-complex="italic" fo:font-size="10pt" style:font-size-asian="10pt"/>
    </style:style>
    <style:style style:name="P4805" style:parent-style-name="Normal" style:family="paragraph">
      <style:paragraph-properties fo:text-align="justify"/>
    </style:style>
    <style:style style:name="T4806" style:parent-style-name="DefaultParagraphFont" style:family="text">
      <style:text-properties style:font-name-asian="MS Mincho" fo:font-style="italic" style:font-style-asian="italic" style:font-style-complex="italic" fo:font-size="10pt" style:font-size-asian="10pt"/>
    </style:style>
    <style:style style:name="T480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808" style:parent-style-name="DefaultParagraphFont" style:family="text">
      <style:text-properties style:font-name-asian="MS Mincho" fo:font-style="italic" style:font-style-asian="italic" style:font-style-complex="italic" fo:font-size="10pt" style:font-size-asian="10pt"/>
    </style:style>
    <style:style style:name="P4809" style:parent-style-name="Normal" style:family="paragraph">
      <style:paragraph-properties fo:text-align="justify" fo:text-indent="0.5in"/>
    </style:style>
    <style:style style:name="T4810" style:parent-style-name="DefaultParagraphFont" style:family="text">
      <style:text-properties fo:font-size="11pt" style:font-size-asian="11pt" style:language-complex="hi" style:country-complex="IN"/>
    </style:style>
    <style:style style:name="T4811" style:parent-style-name="DefaultParagraphFont" style:family="text">
      <style:text-properties fo:font-size="11pt" style:font-size-asian="11pt" style:language-complex="hi" style:country-complex="IN"/>
    </style:style>
    <style:style style:name="T4812" style:parent-style-name="DefaultParagraphFont" style:family="text">
      <style:text-properties fo:font-size="11pt" style:font-size-asian="11pt"/>
    </style:style>
    <style:style style:name="T4813" style:parent-style-name="DefaultParagraphFont" style:family="text">
      <style:text-properties fo:font-size="11pt" style:font-size-asian="11pt"/>
    </style:style>
    <style:style style:name="T4814" style:parent-style-name="DefaultParagraphFont" style:family="text">
      <style:text-properties fo:font-size="11pt" style:font-size-asian="11pt"/>
    </style:style>
    <style:style style:name="P4815" style:parent-style-name="Normal" style:family="paragraph">
      <style:paragraph-properties fo:text-align="justify"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16" style:parent-style-name="DefaultParagraphFont" style:family="text">
      <style:text-properties fo:color="#000000" fo:font-size="11pt" style:font-size-asian="11pt" style:font-size-complex="11pt" style:language-asian="lt" style:country-asian="LT"/>
    </style:style>
    <style:style style:name="T4817" style:parent-style-name="DefaultParagraphFont" style:family="text">
      <style:text-properties fo:color="#000000" fo:font-size="11pt" style:font-size-asian="11pt" style:font-size-complex="11pt" style:language-asian="lt" style:country-asian="LT"/>
    </style:style>
    <style:style style:name="P4818" style:parent-style-name="Normal" style:family="paragraph">
      <style:paragraph-properties fo:text-align="justify">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19" style:parent-style-name="DefaultParagraphFont" style:family="text">
      <style:text-properties fo:font-weight="bold" style:font-weight-asian="bold" style:font-weight-complex="bold" fo:font-style="italic" style:font-style-asian="italic" fo:font-size="10pt" style:font-size-asian="10pt"/>
    </style:style>
    <style:style style:name="T4820" style:parent-style-name="DefaultParagraphFont" style:family="text">
      <style:text-properties style:font-weight-complex="bold" fo:font-style="italic" style:font-style-asian="italic" fo:font-size="10pt" style:font-size-asian="10pt"/>
    </style:style>
    <style:style style:name="T4821" style:parent-style-name="DefaultParagraphFont" style:family="text">
      <style:text-properties style:font-name-asian="Calibri" fo:font-style="italic" style:font-style-asian="italic" fo:color="#000000" fo:font-size="10pt" style:font-size-asian="10pt"/>
    </style:style>
    <style:style style:name="T4822" style:parent-style-name="DefaultParagraphFont" style:family="text">
      <style:text-properties style:font-name-asian="Calibri" fo:font-style="italic" style:font-style-asian="italic" fo:color="#000000" fo:font-size="10pt" style:font-size-asian="10pt"/>
    </style:style>
    <style:style style:name="P4823" style:parent-style-name="Normal" style:family="paragraph">
      <style:text-properties style:font-name-asian="MS Mincho" fo:font-style="italic" style:font-style-asian="italic" style:font-style-complex="italic" fo:font-size="10pt" style:font-size-asian="10pt"/>
    </style:style>
    <style:style style:name="P4824" style:parent-style-name="Normal" style:family="paragraph">
      <style:paragraph-properties fo:text-align="justify"/>
    </style:style>
    <style:style style:name="T4825" style:parent-style-name="DefaultParagraphFont" style:family="text">
      <style:text-properties style:font-name-asian="MS Mincho" fo:font-style="italic" style:font-style-asian="italic" style:font-style-complex="italic" fo:font-size="10pt" style:font-size-asian="10pt"/>
    </style:style>
    <style:style style:name="T482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827" style:parent-style-name="DefaultParagraphFont" style:family="text">
      <style:text-properties style:font-name-asian="MS Mincho" fo:font-style="italic" style:font-style-asian="italic" style:font-style-complex="italic" fo:font-size="10pt" style:font-size-asian="10pt"/>
    </style:style>
    <style:style style:name="T4828" style:parent-style-name="DefaultParagraphFont" style:family="text">
      <style:text-properties style:font-name-asian="MS Mincho" fo:font-style="italic" style:font-style-asian="italic" style:font-style-complex="italic" fo:font-size="10pt" style:font-size-asian="10pt"/>
    </style:style>
    <style:style style:name="P4829" style:parent-style-name="Normal" style:family="paragraph">
      <style:paragraph-properties fo:text-align="justify"/>
    </style:style>
    <style:style style:name="T4830" style:parent-style-name="DefaultParagraphFont" style:family="text">
      <style:text-properties style:font-name-asian="MS Mincho" fo:font-style="italic" style:font-style-asian="italic" style:font-style-complex="italic" fo:font-size="10pt" style:font-size-asian="10pt"/>
    </style:style>
    <style:style style:name="T483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832" style:parent-style-name="DefaultParagraphFont" style:family="text">
      <style:text-properties style:font-name-asian="MS Mincho" fo:font-style="italic" style:font-style-asian="italic" style:font-style-complex="italic" fo:font-size="10pt" style:font-size-asian="10pt"/>
    </style:style>
    <style:style style:name="P4833" style:parent-style-name="Normal" style:family="paragraph">
      <style:paragraph-properties fo:text-align="justify" fo:text-indent="0.5in"/>
    </style:style>
    <style:style style:name="T4834" style:parent-style-name="DefaultParagraphFont" style:family="text">
      <style:text-properties fo:font-size="11pt" style:font-size-asian="11pt" style:font-size-complex="11pt"/>
    </style:style>
    <style:style style:name="T4835" style:parent-style-name="DefaultParagraphFont" style:family="text">
      <style:text-properties fo:font-size="11pt" style:font-size-asian="11pt" style:font-size-complex="11pt"/>
    </style:style>
    <style:style style:name="T4836" style:parent-style-name="DefaultParagraphFont" style:family="text">
      <style:text-properties fo:font-size="11pt" style:font-size-asian="11pt" style:font-size-complex="11pt"/>
    </style:style>
    <style:style style:name="T4837" style:parent-style-name="DefaultParagraphFont" style:family="text">
      <style:text-properties fo:font-size="11pt" style:font-size-asian="11pt" style:font-size-complex="11pt"/>
    </style:style>
    <style:style style:name="T4838" style:parent-style-name="DefaultParagraphFont" style:family="text">
      <style:text-properties fo:font-style="italic" style:font-style-asian="italic" fo:font-size="11pt" style:font-size-asian="11pt" style:font-size-complex="11pt"/>
    </style:style>
    <style:style style:name="T4839" style:parent-style-name="DefaultParagraphFont" style:family="text">
      <style:text-properties fo:font-size="11pt" style:font-size-asian="11pt" style:font-size-complex="11pt"/>
    </style:style>
    <style:style style:name="T4840" style:parent-style-name="DefaultParagraphFont" style:family="text">
      <style:text-properties fo:font-size="11pt" style:font-size-asian="11pt" style:font-size-complex="11pt"/>
    </style:style>
    <style:style style:name="T4841" style:parent-style-name="DefaultParagraphFont" style:family="text">
      <style:text-properties fo:font-size="11pt" style:font-size-asian="11pt" style:font-size-complex="11pt"/>
    </style:style>
    <style:style style:name="T4842" style:parent-style-name="DefaultParagraphFont" style:family="text">
      <style:text-properties fo:font-size="11pt" style:font-size-asian="11pt" style:font-size-complex="11pt"/>
    </style:style>
    <style:style style:name="P4843" style:parent-style-name="Normal" style:family="paragraph">
      <style:paragraph-properties fo:text-align="justify" fo:text-indent="0.5in"/>
    </style:style>
    <style:style style:name="T4844" style:parent-style-name="DefaultParagraphFont" style:family="text">
      <style:text-properties fo:font-size="11pt" style:font-size-asian="11pt"/>
    </style:style>
    <style:style style:name="T4845" style:parent-style-name="DefaultParagraphFont" style:family="text">
      <style:text-properties fo:font-size="11pt" style:font-size-asian="11pt"/>
    </style:style>
    <style:style style:name="T4846" style:parent-style-name="DefaultParagraphFont" style:family="text">
      <style:text-properties fo:font-size="11pt" style:font-size-asian="11pt"/>
    </style:style>
    <style:style style:name="T4847" style:parent-style-name="DefaultParagraphFont" style:family="text">
      <style:text-properties fo:font-style="italic" style:font-style-asian="italic" fo:font-size="10pt" style:font-size-asian="10pt"/>
    </style:style>
    <style:style style:name="T4848" style:parent-style-name="DefaultParagraphFont" style:family="text">
      <style:text-properties fo:font-size="11pt" style:font-size-asian="11pt" style:font-size-complex="12pt"/>
    </style:style>
    <style:style style:name="P4849" style:parent-style-name="Normal" style:family="paragraph">
      <style:text-properties style:font-name-asian="MS Mincho" fo:font-style="italic" style:font-style-asian="italic" style:font-style-complex="italic" fo:font-size="10pt" style:font-size-asian="10pt"/>
    </style:style>
    <style:style style:name="P4850" style:parent-style-name="Normal" style:family="paragraph">
      <style:paragraph-properties fo:text-align="justify"/>
    </style:style>
    <style:style style:name="T4851" style:parent-style-name="DefaultParagraphFont" style:family="text">
      <style:text-properties style:font-name-asian="MS Mincho" fo:font-style="italic" style:font-style-asian="italic" style:font-style-complex="italic" fo:font-size="10pt" style:font-size-asian="10pt"/>
    </style:style>
    <style:style style:name="T485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853" style:parent-style-name="DefaultParagraphFont" style:family="text">
      <style:text-properties style:font-name-asian="MS Mincho" fo:font-style="italic" style:font-style-asian="italic" style:font-style-complex="italic" fo:font-size="10pt" style:font-size-asian="10pt"/>
    </style:style>
    <style:style style:name="P4854" style:parent-style-name="Normal" style:family="paragraph">
      <style:text-properties style:font-weight-complex="bold" fo:font-style="italic" style:font-style-asian="italic" style:font-style-complex="italic" fo:font-size="10pt" style:font-size-asian="10pt"/>
    </style:style>
    <style:style style:name="T4855" style:parent-style-name="DefaultParagraphFont" style:family="text">
      <style:text-properties style:font-name-asian="MS Mincho" style:font-weight-complex="bold" fo:font-style="italic" style:font-style-asian="italic" style:font-style-complex="italic" fo:font-size="10pt" style:font-size-asian="10pt"/>
    </style:style>
    <style:style style:name="T4856" style:parent-style-name="DefaultParagraphFont" style:family="text">
      <style:text-properties style:font-name-asian="MS Mincho" style:font-weight-complex="bold" fo:font-style="italic" style:font-style-asian="italic" style:font-style-complex="italic" fo:color="#0000FF" fo:font-size="10pt" style:font-size-asian="10pt" style:text-underline-type="single" style:text-underline-style="solid" style:text-underline-width="auto" style:text-underline-mode="continuous"/>
    </style:style>
    <style:style style:name="T4857" style:parent-style-name="DefaultParagraphFont" style:family="text">
      <style:text-properties style:font-name-asian="MS Mincho" style:font-weight-complex="bold" fo:font-style="italic" style:font-style-asian="italic" style:font-style-complex="italic" fo:font-size="10pt" style:font-size-asian="10pt"/>
    </style:style>
    <style:style style:name="P4858" style:parent-style-name="Normal" style:family="paragraph">
      <style:text-properties style:font-name-asian="MS Mincho" fo:font-style="italic" style:font-style-asian="italic" style:font-style-complex="italic" fo:font-size="10pt" style:font-size-asian="10pt"/>
    </style:style>
    <style:style style:name="T4859" style:parent-style-name="DefaultParagraphFont" style:family="text">
      <style:text-properties style:font-name-asian="MS Mincho" fo:font-style="italic" style:font-style-asian="italic" fo:font-size="10pt" style:font-size-asian="10pt"/>
    </style:style>
    <style:style style:name="T4860"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4861" style:parent-style-name="DefaultParagraphFont" style:family="text">
      <style:text-properties style:font-name-asian="MS Mincho" fo:font-style="italic" style:font-style-asian="italic" fo:font-size="10pt" style:font-size-asian="10pt"/>
    </style:style>
    <style:style style:name="T4862" style:parent-style-name="DefaultParagraphFont" style:family="text">
      <style:text-properties style:font-name-asian="MS Mincho" fo:font-style="italic" style:font-style-asian="italic" fo:font-size="10pt" style:font-size-asian="10pt"/>
    </style:style>
    <style:style style:name="P4863" style:parent-style-name="Normal" style:family="paragraph">
      <style:paragraph-properties fo:text-align="justify"/>
    </style:style>
    <style:style style:name="T4864" style:parent-style-name="DefaultParagraphFont" style:family="text">
      <style:text-properties style:font-name-asian="MS Mincho" fo:font-style="italic" style:font-style-asian="italic" fo:font-size="10pt" style:font-size-asian="10pt"/>
    </style:style>
    <style:style style:name="T4865"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4866" style:parent-style-name="DefaultParagraphFont" style:family="text">
      <style:text-properties style:font-name-asian="MS Mincho" fo:font-style="italic" style:font-style-asian="italic" fo:font-size="10pt" style:font-size-asian="10pt"/>
    </style:style>
    <style:style style:name="P4867" style:parent-style-name="Normal" style:family="paragraph">
      <style:paragraph-properties fo:text-align="justify"/>
    </style:style>
    <style:style style:name="P4868" style:parent-style-name="Normal" style:family="paragraph">
      <style:paragraph-properties fo:text-align="justify" fo:margin-left="1.6736in" fo:text-indent="-1.1736in">
        <style:tab-stops/>
      </style:paragraph-properties>
    </style:style>
    <style:style style:name="T4869" style:parent-style-name="DefaultParagraphFont" style:family="text">
      <style:text-properties fo:font-weight="bold" style:font-weight-asian="bold" fo:font-size="11pt" style:font-size-asian="11pt" style:font-size-complex="11pt"/>
    </style:style>
    <style:style style:name="T4870" style:parent-style-name="DefaultParagraphFont" style:family="text">
      <style:text-properties fo:font-weight="bold" style:font-weight-asian="bold" style:text-position="super 63.6%" fo:font-size="11pt" style:font-size-asian="11pt" style:font-size-complex="11pt"/>
    </style:style>
    <style:style style:name="T4871" style:parent-style-name="DefaultParagraphFont" style:family="text">
      <style:text-properties fo:font-weight="bold" style:font-weight-asian="bold" fo:font-size="11pt" style:font-size-asian="11pt" style:font-size-complex="11pt"/>
    </style:style>
    <style:style style:name="P4872" style:parent-style-name="Normal" style:family="paragraph">
      <style:paragraph-properties fo:text-align="justify" fo:text-indent="0.5in"/>
    </style:style>
    <style:style style:name="T4873" style:parent-style-name="DefaultParagraphFont" style:family="text">
      <style:text-properties fo:font-size="11pt" style:font-size-asian="11pt" style:font-size-complex="11pt"/>
    </style:style>
    <style:style style:name="T4874" style:parent-style-name="DefaultParagraphFont" style:family="text">
      <style:text-properties fo:font-size="11pt" style:font-size-asian="11pt" style:font-size-complex="11pt"/>
    </style:style>
    <style:style style:name="T4875" style:parent-style-name="DefaultParagraphFont" style:family="text">
      <style:text-properties style:text-position="super 63.6%" fo:font-size="11pt" style:font-size-asian="11pt" style:font-size-complex="11pt"/>
    </style:style>
    <style:style style:name="T4876" style:parent-style-name="DefaultParagraphFont" style:family="text">
      <style:text-properties fo:font-size="11pt" style:font-size-asian="11pt" style:font-size-complex="11pt"/>
    </style:style>
    <style:style style:name="T4877" style:parent-style-name="DefaultParagraphFont" style:family="text">
      <style:text-properties fo:font-size="11pt" style:font-size-asian="11pt" style:font-size-complex="11pt"/>
    </style:style>
    <style:style style:name="T4878" style:parent-style-name="DefaultParagraphFont" style:family="text">
      <style:text-properties fo:font-size="11pt" style:font-size-asian="11pt" style:font-size-complex="11pt"/>
    </style:style>
    <style:style style:name="P4879" style:parent-style-name="Normal" style:family="paragraph">
      <style:paragraph-properties fo:text-align="justify" fo:text-indent="0.5in"/>
    </style:style>
    <style:style style:name="T4880" style:parent-style-name="DefaultParagraphFont" style:family="text">
      <style:text-properties fo:font-size="11pt" style:font-size-asian="11pt" style:font-size-complex="11pt"/>
    </style:style>
    <style:style style:name="T4881" style:parent-style-name="DefaultParagraphFont" style:family="text">
      <style:text-properties fo:font-size="11pt" style:font-size-asian="11pt" style:font-size-complex="11pt"/>
    </style:style>
    <style:style style:name="T4882" style:parent-style-name="DefaultParagraphFont" style:family="text">
      <style:text-properties fo:font-size="11pt" style:font-size-asian="11pt" style:font-size-complex="11pt"/>
    </style:style>
    <style:style style:name="T4883" style:parent-style-name="DefaultParagraphFont" style:family="text">
      <style:text-properties fo:font-size="11pt" style:font-size-asian="11pt" style:font-size-complex="11pt"/>
    </style:style>
    <style:style style:name="P4884" style:parent-style-name="Normal" style:family="paragraph">
      <style:text-properties style:font-weight-complex="bold" fo:font-style="italic" style:font-style-asian="italic" style:font-style-complex="italic" fo:font-size="10pt" style:font-size-asian="10pt"/>
    </style:style>
    <style:style style:name="T4885" style:parent-style-name="DefaultParagraphFont" style:family="text">
      <style:text-properties style:font-name-asian="MS Mincho" fo:font-style="italic" style:font-style-asian="italic" fo:font-size="10pt" style:font-size-asian="10pt"/>
    </style:style>
    <style:style style:name="T4886"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4887" style:parent-style-name="DefaultParagraphFont" style:family="text">
      <style:text-properties style:font-name-asian="MS Mincho" fo:font-style="italic" style:font-style-asian="italic" fo:font-size="10pt" style:font-size-asian="10pt"/>
    </style:style>
    <style:style style:name="P4888" style:parent-style-name="Normal" style:family="paragraph">
      <style:paragraph-properties fo:text-align="center"/>
    </style:style>
    <style:style style:name="P4889" style:parent-style-name="Normal" style:family="paragraph">
      <style:paragraph-properties fo:text-align="justify" fo:margin-left="1.8708in" fo:text-indent="-1.3708in">
        <style:tab-stops/>
      </style:paragraph-properties>
    </style:style>
    <style:style style:name="T4890" style:parent-style-name="DefaultParagraphFont" style:family="text">
      <style:text-properties fo:font-weight="bold" style:font-weight-asian="bold" fo:font-size="11pt" style:font-size-asian="11pt" style:font-size-complex="11pt"/>
    </style:style>
    <style:style style:name="T4891" style:parent-style-name="DefaultParagraphFont" style:family="text">
      <style:text-properties fo:font-weight="bold" style:font-weight-asian="bold" style:text-position="super 63.6%" fo:font-size="11pt" style:font-size-asian="11pt" style:font-size-complex="11pt"/>
    </style:style>
    <style:style style:name="T4892" style:parent-style-name="DefaultParagraphFont" style:family="text">
      <style:text-properties fo:font-weight="bold" style:font-weight-asian="bold" fo:font-size="11pt" style:font-size-asian="11pt" style:font-size-complex="11pt"/>
    </style:style>
    <style:style style:name="T4893" style:parent-style-name="DefaultParagraphFont" style:family="text">
      <style:text-properties fo:font-weight="bold" style:font-weight-asian="bold" fo:font-size="11pt" style:font-size-asian="11pt" style:font-size-complex="11pt"/>
    </style:style>
    <style:style style:name="P4894" style:parent-style-name="Normal" style:family="paragraph">
      <style:paragraph-properties fo:text-align="justify" fo:text-indent="0.5in"/>
    </style:style>
    <style:style style:name="T4895" style:parent-style-name="DefaultParagraphFont" style:family="text">
      <style:text-properties fo:font-size="11pt" style:font-size-asian="11pt" style:font-size-complex="11pt"/>
    </style:style>
    <style:style style:name="T4896" style:parent-style-name="DefaultParagraphFont" style:family="text">
      <style:text-properties fo:font-size="11pt" style:font-size-asian="11pt" style:font-size-complex="11pt"/>
    </style:style>
    <style:style style:name="T4897" style:parent-style-name="DefaultParagraphFont" style:family="text">
      <style:text-properties fo:font-size="11pt" style:font-size-asian="11pt" style:font-size-complex="11pt"/>
    </style:style>
    <style:style style:name="T4898" style:parent-style-name="DefaultParagraphFont" style:family="text">
      <style:text-properties fo:font-size="11pt" style:font-size-asian="11pt" style:font-size-complex="11pt"/>
    </style:style>
    <style:style style:name="P4899" style:parent-style-name="Normal" style:family="paragraph">
      <style:paragraph-properties fo:text-align="justify" fo:text-indent="0.5in"/>
    </style:style>
    <style:style style:name="T4900" style:parent-style-name="DefaultParagraphFont" style:family="text">
      <style:text-properties fo:font-size="11pt" style:font-size-asian="11pt" style:font-size-complex="11pt"/>
    </style:style>
    <style:style style:name="T4901" style:parent-style-name="DefaultParagraphFont" style:family="text">
      <style:text-properties fo:font-size="11pt" style:font-size-asian="11pt" style:font-size-complex="11pt"/>
    </style:style>
    <style:style style:name="T4902" style:parent-style-name="DefaultParagraphFont" style:family="text">
      <style:text-properties fo:font-size="11pt" style:font-size-asian="11pt" style:font-size-complex="11pt"/>
    </style:style>
    <style:style style:name="P4903" style:parent-style-name="Normal" style:family="paragraph">
      <style:paragraph-properties fo:text-align="justify" fo:text-indent="0.5in"/>
    </style:style>
    <style:style style:name="T4904" style:parent-style-name="DefaultParagraphFont" style:family="text">
      <style:text-properties fo:font-size="11pt" style:font-size-asian="11pt" style:font-size-complex="11pt"/>
    </style:style>
    <style:style style:name="T4905" style:parent-style-name="DefaultParagraphFont" style:family="text">
      <style:text-properties fo:font-size="11pt" style:font-size-asian="11pt" style:font-size-complex="11pt"/>
    </style:style>
    <style:style style:name="T4906" style:parent-style-name="DefaultParagraphFont" style:family="text">
      <style:text-properties fo:font-size="11pt" style:font-size-asian="11pt" style:font-size-complex="11pt"/>
    </style:style>
    <style:style style:name="T4907" style:parent-style-name="DefaultParagraphFont" style:family="text">
      <style:text-properties fo:font-size="11pt" style:font-size-asian="11pt" style:font-size-complex="11pt"/>
    </style:style>
    <style:style style:name="P4908" style:parent-style-name="Normal" style:family="paragraph">
      <style:paragraph-properties fo:text-align="justify" fo:text-indent="0.5in"/>
    </style:style>
    <style:style style:name="T4909" style:parent-style-name="DefaultParagraphFont" style:family="text">
      <style:text-properties fo:font-size="11pt" style:font-size-asian="11pt" style:font-size-complex="11pt"/>
    </style:style>
    <style:style style:name="T4910" style:parent-style-name="DefaultParagraphFont" style:family="text">
      <style:text-properties fo:font-size="11pt" style:font-size-asian="11pt" style:font-size-complex="11pt"/>
    </style:style>
    <style:style style:name="T4911" style:parent-style-name="DefaultParagraphFont" style:family="text">
      <style:text-properties fo:font-size="11pt" style:font-size-asian="11pt" style:font-size-complex="11pt"/>
    </style:style>
    <style:style style:name="T4912" style:parent-style-name="DefaultParagraphFont" style:family="text">
      <style:text-properties fo:font-size="11pt" style:font-size-asian="11pt" style:font-size-complex="11pt"/>
    </style:style>
    <style:style style:name="P4913" style:parent-style-name="Normal" style:family="paragraph">
      <style:paragraph-properties fo:text-align="justify"/>
    </style:style>
    <style:style style:name="T4914" style:parent-style-name="DefaultParagraphFont" style:family="text">
      <style:text-properties fo:font-weight="bold" style:font-weight-asian="bold" fo:font-style="italic" style:font-style-asian="italic" fo:font-size="10pt" style:font-size-asian="10pt"/>
    </style:style>
    <style:style style:name="T4915" style:parent-style-name="DefaultParagraphFont" style:family="text">
      <style:text-properties fo:font-style="italic" style:font-style-asian="italic" fo:font-size="10pt" style:font-size-asian="10pt"/>
    </style:style>
    <style:style style:name="T4916" style:parent-style-name="DefaultParagraphFont" style:family="text">
      <style:text-properties fo:font-style="italic" style:font-style-asian="italic" fo:color="#000000" fo:font-size="10pt" style:font-size-asian="10pt"/>
    </style:style>
    <style:style style:name="T4917" style:parent-style-name="DefaultParagraphFont" style:family="text">
      <style:text-properties fo:font-style="italic" style:font-style-asian="italic" fo:color="#000000" style:text-position="super 65%" fo:font-size="10pt" style:font-size-asian="10pt"/>
    </style:style>
    <style:style style:name="T4918" style:parent-style-name="DefaultParagraphFont" style:family="text">
      <style:text-properties fo:font-style="italic" style:font-style-asian="italic" fo:color="#000000" fo:font-size="10pt" style:font-size-asian="10pt"/>
    </style:style>
    <style:style style:name="T4919" style:parent-style-name="DefaultParagraphFont" style:family="text">
      <style:text-properties fo:font-style="italic" style:font-style-asian="italic" fo:color="#000000" fo:font-size="10pt" style:font-size-asian="10pt"/>
    </style:style>
    <style:style style:name="T4920" style:parent-style-name="DefaultParagraphFont" style:family="text">
      <style:text-properties fo:font-style="italic" style:font-style-asian="italic" fo:color="#000000" fo:font-size="10pt" style:font-size-asian="10pt"/>
    </style:style>
    <style:style style:name="P4921" style:parent-style-name="Normal" style:family="paragraph">
      <style:text-properties style:font-name-asian="MS Mincho" fo:font-style="italic" style:font-style-asian="italic" style:font-style-complex="italic" fo:font-size="10pt" style:font-size-asian="10pt"/>
    </style:style>
    <style:style style:name="P4922" style:parent-style-name="Normal" style:family="paragraph">
      <style:paragraph-properties fo:text-align="justify"/>
    </style:style>
    <style:style style:name="T4923" style:parent-style-name="DefaultParagraphFont" style:family="text">
      <style:text-properties style:font-name-asian="MS Mincho" fo:font-style="italic" style:font-style-asian="italic" style:font-style-complex="italic" fo:font-size="10pt" style:font-size-asian="10pt"/>
    </style:style>
    <style:style style:name="T492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92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926" style:parent-style-name="DefaultParagraphFont" style:family="text">
      <style:text-properties style:font-name-asian="MS Mincho" fo:font-style="italic" style:font-style-asian="italic" style:font-style-complex="italic" fo:font-size="10pt" style:font-size-asian="10pt"/>
    </style:style>
    <style:style style:name="P4927" style:parent-style-name="Normal" style:family="paragraph">
      <style:paragraph-properties fo:text-align="center"/>
    </style:style>
    <style:style style:name="T4928" style:parent-style-name="DefaultParagraphFont" style:family="text">
      <style:text-properties fo:font-weight="bold" style:font-weight-asian="bold" fo:font-size="11pt" style:font-size-asian="11pt"/>
    </style:style>
    <style:style style:name="T4929" style:parent-style-name="DefaultParagraphFont" style:family="text">
      <style:text-properties fo:font-size="11pt" style:font-size-asian="11pt"/>
    </style:style>
    <style:style style:name="T4930" style:parent-style-name="DefaultParagraphFont" style:family="text">
      <style:text-properties fo:font-weight="bold" style:font-weight-asian="bold" fo:font-size="11pt" style:font-size-asian="11pt"/>
    </style:style>
    <style:style style:name="P4931" style:parent-style-name="Normal" style:family="paragraph">
      <style:paragraph-properties fo:text-align="center"/>
    </style:style>
    <style:style style:name="T4932" style:parent-style-name="DefaultParagraphFont" style:family="text">
      <style:text-properties fo:font-weight="bold" style:font-weight-asian="bold" fo:font-size="11pt" style:font-size-asian="11pt"/>
    </style:style>
    <style:style style:name="P4933" style:parent-style-name="Normal" style:family="paragraph">
      <style:paragraph-properties fo:text-align="center"/>
    </style:style>
    <style:style style:name="T4934" style:parent-style-name="DefaultParagraphFont" style:family="text">
      <style:text-properties fo:font-weight="bold" style:font-weight-asian="bold" fo:font-size="11pt" style:font-size-asian="11pt"/>
    </style:style>
    <style:style style:name="P4935" style:parent-style-name="Normal" style:family="paragraph">
      <style:paragraph-properties fo:text-align="justify" fo:text-indent="0.5in"/>
      <style:text-properties fo:font-size="11pt" style:font-size-asian="11pt"/>
    </style:style>
    <style:style style:name="P4936" style:parent-style-name="Normal" style:family="paragraph">
      <style:paragraph-properties fo:text-align="justify" fo:text-indent="0.5in"/>
    </style:style>
    <style:style style:name="T4937" style:parent-style-name="DefaultParagraphFont" style:family="text">
      <style:text-properties fo:font-weight="bold" style:font-weight-asian="bold" fo:font-size="11pt" style:font-size-asian="11pt"/>
    </style:style>
    <style:style style:name="T4938" style:parent-style-name="DefaultParagraphFont" style:family="text">
      <style:text-properties fo:font-weight="bold" style:font-weight-asian="bold" fo:font-size="11pt" style:font-size-asian="11pt"/>
    </style:style>
    <style:style style:name="T4939" style:parent-style-name="DefaultParagraphFont" style:family="text">
      <style:text-properties fo:font-weight="bold" style:font-weight-asian="bold" fo:font-size="11pt" style:font-size-asian="11pt"/>
    </style:style>
    <style:style style:name="P4940" style:parent-style-name="Normal" style:family="paragraph">
      <style:paragraph-properties fo:text-align="justify" fo:text-indent="0.5in"/>
    </style:style>
    <style:style style:name="T4941" style:parent-style-name="DefaultParagraphFont" style:family="text">
      <style:text-properties fo:font-size="11pt" style:font-size-asian="11pt"/>
    </style:style>
    <style:style style:name="T4942" style:parent-style-name="DefaultParagraphFont" style:family="text">
      <style:text-properties fo:font-size="11pt" style:font-size-asian="11pt"/>
    </style:style>
    <style:style style:name="T4943" style:parent-style-name="DefaultParagraphFont" style:family="text">
      <style:text-properties fo:font-size="11pt" style:font-size-asian="11pt"/>
    </style:style>
    <style:style style:name="P4944" style:parent-style-name="Normal" style:family="paragraph">
      <style:paragraph-properties fo:text-align="justify" fo:text-indent="0.5in"/>
    </style:style>
    <style:style style:name="T4945" style:parent-style-name="DefaultParagraphFont" style:family="text">
      <style:text-properties fo:font-size="11pt" style:font-size-asian="11pt"/>
    </style:style>
    <style:style style:name="T4946" style:parent-style-name="DefaultParagraphFont" style:family="text">
      <style:text-properties fo:font-size="11pt" style:font-size-asian="11pt"/>
    </style:style>
    <style:style style:name="P4947" style:parent-style-name="Normal" style:family="paragraph">
      <style:paragraph-properties fo:text-align="justify" fo:text-indent="0.5in"/>
    </style:style>
    <style:style style:name="T4948" style:parent-style-name="DefaultParagraphFont" style:family="text">
      <style:text-properties fo:font-size="11pt" style:font-size-asian="11pt" style:font-size-complex="11pt" style:language-asian="lt" style:country-asian="LT"/>
    </style:style>
    <style:style style:name="T4949" style:parent-style-name="DefaultParagraphFont" style:family="text">
      <style:text-properties fo:font-size="11pt" style:font-size-asian="11pt" style:font-size-complex="11pt" style:language-asian="lt" style:country-asian="LT"/>
    </style:style>
    <style:style style:name="T4950" style:parent-style-name="DefaultParagraphFont" style:family="text">
      <style:text-properties fo:font-size="11pt" style:font-size-asian="11pt" style:font-size-complex="11pt" style:language-asian="lt" style:country-asian="LT"/>
    </style:style>
    <style:style style:name="T4951" style:parent-style-name="DefaultParagraphFont" style:family="text">
      <style:text-properties fo:font-size="11pt" style:font-size-asian="11pt" style:font-size-complex="11pt"/>
    </style:style>
    <style:style style:name="T4952" style:parent-style-name="DefaultParagraphFont" style:family="text">
      <style:text-properties fo:font-size="11pt" style:font-size-asian="11pt" style:font-size-complex="11pt" style:language-asian="lt" style:country-asian="LT"/>
    </style:style>
    <style:style style:name="T4953" style:parent-style-name="DefaultParagraphFont" style:family="text">
      <style:text-properties fo:font-size="11pt" style:font-size-asian="11pt" style:font-size-complex="11pt"/>
    </style:style>
    <style:style style:name="T4954" style:parent-style-name="DefaultParagraphFont" style:family="text">
      <style:text-properties fo:font-size="11pt" style:font-size-asian="11pt" style:font-size-complex="11pt" style:language-asian="lt" style:country-asian="LT"/>
    </style:style>
    <style:style style:name="T4955" style:parent-style-name="DefaultParagraphFont" style:family="text">
      <style:text-properties fo:font-size="11pt" style:font-size-asian="11pt" style:font-size-complex="11pt"/>
    </style:style>
    <style:style style:name="T4956" style:parent-style-name="DefaultParagraphFont" style:family="text">
      <style:text-properties fo:font-size="11pt" style:font-size-asian="11pt" style:font-size-complex="11pt" style:language-asian="lt" style:country-asian="LT"/>
    </style:style>
    <style:style style:name="T4957" style:parent-style-name="DefaultParagraphFont" style:family="text">
      <style:text-properties fo:font-size="11pt" style:font-size-asian="11pt" style:font-size-complex="11pt"/>
    </style:style>
    <style:style style:name="T4958" style:parent-style-name="DefaultParagraphFont" style:family="text">
      <style:text-properties fo:font-size="11pt" style:font-size-asian="11pt" style:font-size-complex="11pt" style:language-asian="lt" style:country-asian="LT"/>
    </style:style>
    <style:style style:name="T4959" style:parent-style-name="DefaultParagraphFont" style:family="text">
      <style:text-properties fo:font-size="11pt" style:font-size-asian="11pt" style:font-size-complex="11pt"/>
    </style:style>
    <style:style style:name="T4960" style:parent-style-name="DefaultParagraphFont" style:family="text">
      <style:text-properties fo:font-size="11pt" style:font-size-asian="11pt" style:font-size-complex="11pt" style:language-asian="lt" style:country-asian="LT"/>
    </style:style>
    <style:style style:name="T4961" style:parent-style-name="DefaultParagraphFont" style:family="text">
      <style:text-properties fo:font-size="11pt" style:font-size-asian="11pt" style:font-size-complex="11pt"/>
    </style:style>
    <style:style style:name="T4962" style:parent-style-name="DefaultParagraphFont" style:family="text">
      <style:text-properties fo:font-size="11pt" style:font-size-asian="11pt" style:font-size-complex="11pt" style:language-asian="lt" style:country-asian="LT"/>
    </style:style>
    <style:style style:name="T4963" style:parent-style-name="DefaultParagraphFont" style:family="text">
      <style:text-properties fo:font-size="11pt" style:font-size-asian="11pt" style:font-size-complex="11pt" style:language-asian="lt" style:country-asian="LT"/>
    </style:style>
    <style:style style:name="T4964" style:parent-style-name="DefaultParagraphFont" style:family="text">
      <style:text-properties fo:font-size="11pt" style:font-size-asian="11pt" style:font-size-complex="11pt"/>
    </style:style>
    <style:style style:name="T4965" style:parent-style-name="DefaultParagraphFont" style:family="text">
      <style:text-properties fo:font-size="11pt" style:font-size-asian="11pt" style:font-size-complex="11pt" style:language-asian="lt" style:country-asian="LT"/>
    </style:style>
    <style:style style:name="T4966" style:parent-style-name="DefaultParagraphFont" style:family="text">
      <style:text-properties fo:font-size="11pt" style:font-size-asian="11pt" style:font-size-complex="11pt"/>
    </style:style>
    <style:style style:name="T4967" style:parent-style-name="DefaultParagraphFont" style:family="text">
      <style:text-properties fo:font-size="11pt" style:font-size-asian="11pt" style:font-size-complex="11pt" style:language-asian="lt" style:country-asian="LT"/>
    </style:style>
    <style:style style:name="T4968" style:parent-style-name="DefaultParagraphFont" style:family="text">
      <style:text-properties fo:font-size="11pt" style:font-size-asian="11pt" style:font-size-complex="11pt"/>
    </style:style>
    <style:style style:name="T4969" style:parent-style-name="DefaultParagraphFont" style:family="text">
      <style:text-properties fo:font-size="11pt" style:font-size-asian="11pt" style:font-size-complex="11pt" style:language-asian="lt" style:country-asian="LT"/>
    </style:style>
    <style:style style:name="T4970" style:parent-style-name="DefaultParagraphFont" style:family="text">
      <style:text-properties fo:font-size="11pt" style:font-size-asian="11pt" style:font-size-complex="11pt" style:language-asian="lt" style:country-asian="LT"/>
    </style:style>
    <style:style style:name="P4971" style:parent-style-name="Normal" style:family="paragraph">
      <style:text-properties style:font-name-asian="MS Mincho" fo:font-style="italic" style:font-style-asian="italic" style:font-style-complex="italic" fo:font-size="10pt" style:font-size-asian="10pt"/>
    </style:style>
    <style:style style:name="P4972" style:parent-style-name="Normal" style:family="paragraph">
      <style:paragraph-properties fo:text-align="justify"/>
    </style:style>
    <style:style style:name="T4973" style:parent-style-name="DefaultParagraphFont" style:family="text">
      <style:text-properties style:font-name-asian="MS Mincho" fo:font-style="italic" style:font-style-asian="italic" style:font-style-complex="italic" fo:font-size="10pt" style:font-size-asian="10pt"/>
    </style:style>
    <style:style style:name="T497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975" style:parent-style-name="DefaultParagraphFont" style:family="text">
      <style:text-properties style:font-name-asian="MS Mincho" fo:font-style="italic" style:font-style-asian="italic" style:font-style-complex="italic" fo:font-size="10pt" style:font-size-asian="10pt"/>
    </style:style>
    <style:style style:name="P4976" style:parent-style-name="Normal" style:family="paragraph">
      <style:paragraph-properties fo:text-align="justify" fo:text-indent="0.5in"/>
    </style:style>
    <style:style style:name="T4977" style:parent-style-name="DefaultParagraphFont" style:family="text">
      <style:text-properties fo:font-size="11pt" style:font-size-asian="11pt"/>
    </style:style>
    <style:style style:name="T4978" style:parent-style-name="DefaultParagraphFont" style:family="text">
      <style:text-properties fo:font-size="11pt" style:font-size-asian="11pt"/>
    </style:style>
    <style:style style:name="T4979" style:parent-style-name="DefaultParagraphFont" style:family="text">
      <style:text-properties fo:font-size="11pt" style:font-size-asian="11pt"/>
    </style:style>
    <style:style style:name="T4980" style:parent-style-name="DefaultParagraphFont" style:family="text">
      <style:text-properties fo:font-size="11pt" style:font-size-asian="11pt"/>
    </style:style>
    <style:style style:name="T4981" style:parent-style-name="DefaultParagraphFont" style:family="text">
      <style:text-properties fo:font-size="11pt" style:font-size-asian="11pt"/>
    </style:style>
    <style:style style:name="T4982" style:parent-style-name="DefaultParagraphFont" style:family="text">
      <style:text-properties fo:font-size="11pt" style:font-size-asian="11pt"/>
    </style:style>
    <style:style style:name="P4983" style:parent-style-name="Normal" style:family="paragraph">
      <style:paragraph-properties fo:text-align="justify" fo:text-indent="0.5in"/>
    </style:style>
    <style:style style:name="T4984" style:parent-style-name="DefaultParagraphFont" style:family="text">
      <style:text-properties fo:font-size="11pt" style:font-size-asian="11pt"/>
    </style:style>
    <style:style style:name="T4985" style:parent-style-name="DefaultParagraphFont" style:family="text">
      <style:text-properties fo:font-size="11pt" style:font-size-asian="11pt"/>
    </style:style>
    <style:style style:name="T4986" style:parent-style-name="DefaultParagraphFont" style:family="text">
      <style:text-properties fo:font-size="11pt" style:font-size-asian="11pt"/>
    </style:style>
    <style:style style:name="P4987" style:parent-style-name="Normal" style:family="paragraph">
      <style:paragraph-properties fo:text-align="justify" fo:text-indent="0.5in"/>
    </style:style>
    <style:style style:name="T4988" style:parent-style-name="DefaultParagraphFont" style:family="text">
      <style:text-properties fo:font-size="11pt" style:font-size-asian="11pt" style:font-size-complex="11pt" style:language-asian="lt" style:country-asian="LT"/>
    </style:style>
    <style:style style:name="T4989" style:parent-style-name="DefaultParagraphFont" style:family="text">
      <style:text-properties fo:font-size="11pt" style:font-size-asian="11pt" style:font-size-complex="11pt" style:language-asian="lt" style:country-asian="LT"/>
    </style:style>
    <style:style style:name="T4990" style:parent-style-name="DefaultParagraphFont" style:family="text">
      <style:text-properties fo:font-size="11pt" style:font-size-asian="11pt" style:font-size-complex="11pt" style:language-asian="lt" style:country-asian="LT"/>
    </style:style>
    <style:style style:name="T4991" style:parent-style-name="DefaultParagraphFont" style:family="text">
      <style:text-properties fo:font-size="11pt" style:font-size-asian="11pt" style:font-size-complex="11pt" style:language-asian="lt" style:country-asian="LT"/>
    </style:style>
    <style:style style:name="T4992" style:parent-style-name="DefaultParagraphFont" style:family="text">
      <style:text-properties fo:font-weight="bold" style:font-weight-asian="bold" fo:font-size="11pt" style:font-size-asian="11pt" style:font-size-complex="11pt" style:language-asian="lt" style:country-asian="LT"/>
    </style:style>
    <style:style style:name="T4993" style:parent-style-name="DefaultParagraphFont" style:family="text">
      <style:text-properties fo:font-size="11pt" style:font-size-asian="11pt" style:font-size-complex="11pt" style:language-asian="lt" style:country-asian="LT"/>
    </style:style>
    <style:style style:name="T4994" style:parent-style-name="DefaultParagraphFont" style:family="text">
      <style:text-properties fo:font-size="11pt" style:font-size-asian="11pt" style:font-size-complex="11pt" style:language-asian="lt" style:country-asian="LT"/>
    </style:style>
    <style:style style:name="P4995" style:parent-style-name="Normal" style:family="paragraph">
      <style:text-properties style:font-name-asian="MS Mincho" fo:font-style="italic" style:font-style-asian="italic" style:font-style-complex="italic" fo:font-size="10pt" style:font-size-asian="10pt"/>
    </style:style>
    <style:style style:name="P4996" style:parent-style-name="Normal" style:family="paragraph">
      <style:paragraph-properties fo:text-align="justify"/>
    </style:style>
    <style:style style:name="T4997" style:parent-style-name="DefaultParagraphFont" style:family="text">
      <style:text-properties style:font-name-asian="MS Mincho" fo:font-style="italic" style:font-style-asian="italic" style:font-style-complex="italic" fo:font-size="10pt" style:font-size-asian="10pt"/>
    </style:style>
    <style:style style:name="T499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4999" style:parent-style-name="DefaultParagraphFont" style:family="text">
      <style:text-properties style:font-name-asian="MS Mincho" fo:font-style="italic" style:font-style-asian="italic" style:font-style-complex="italic" fo:font-size="10pt" style:font-size-asian="10pt"/>
    </style:style>
    <style:style style:name="T5000" style:parent-style-name="DefaultParagraphFont" style:family="text">
      <style:text-properties style:font-name-asian="MS Mincho" fo:font-style="italic" style:font-style-asian="italic" style:font-style-complex="italic" fo:font-size="10pt" style:font-size-asian="10pt"/>
    </style:style>
    <style:style style:name="P5001" style:parent-style-name="Normal" style:family="paragraph">
      <style:paragraph-properties fo:text-align="justify" fo:text-indent="0.5in"/>
    </style:style>
    <style:style style:name="T5002" style:parent-style-name="DefaultParagraphFont" style:family="text">
      <style:text-properties fo:font-size="11pt" style:font-size-asian="11pt" style:font-size-complex="11pt"/>
    </style:style>
    <style:style style:name="T5003" style:parent-style-name="DefaultParagraphFont" style:family="text">
      <style:text-properties fo:font-size="11pt" style:font-size-asian="11pt" style:font-size-complex="11pt"/>
    </style:style>
    <style:style style:name="P5004" style:parent-style-name="Normal" style:family="paragraph">
      <style:text-properties style:font-name-asian="MS Mincho" fo:font-style="italic" style:font-style-asian="italic" style:font-style-complex="italic" fo:font-size="10pt" style:font-size-asian="10pt"/>
    </style:style>
    <style:style style:name="P5005" style:parent-style-name="Normal" style:family="paragraph">
      <style:paragraph-properties fo:text-align="justify"/>
    </style:style>
    <style:style style:name="T5006" style:parent-style-name="DefaultParagraphFont" style:family="text">
      <style:text-properties style:font-name-asian="MS Mincho" fo:font-style="italic" style:font-style-asian="italic" style:font-style-complex="italic" fo:font-size="10pt" style:font-size-asian="10pt"/>
    </style:style>
    <style:style style:name="T5007" style:parent-style-name="DefaultParagraphFont" style:family="text">
      <style:text-properties style:font-name-asian="MS Mincho" fo:font-style="italic" style:font-style-asian="italic" style:font-style-complex="italic" fo:font-size="10pt" style:font-size-asian="10pt"/>
    </style:style>
    <style:style style:name="T500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009" style:parent-style-name="DefaultParagraphFont" style:family="text">
      <style:text-properties style:font-name-asian="MS Mincho" fo:font-style="italic" style:font-style-asian="italic" style:font-style-complex="italic" fo:font-size="10pt" style:font-size-asian="10pt"/>
    </style:style>
    <style:style style:name="P5010" style:parent-style-name="Normal" style:family="paragraph">
      <style:paragraph-properties fo:text-align="justify" fo:text-indent="0.5in"/>
    </style:style>
    <style:style style:name="T5011" style:parent-style-name="DefaultParagraphFont" style:family="text">
      <style:text-properties fo:font-size="11pt" style:font-size-asian="11pt" style:font-size-complex="11pt"/>
    </style:style>
    <style:style style:name="T5012" style:parent-style-name="DefaultParagraphFont" style:family="text">
      <style:text-properties fo:font-size="11pt" style:font-size-asian="11pt" style:font-size-complex="11pt"/>
    </style:style>
    <style:style style:name="T5013" style:parent-style-name="DefaultParagraphFont" style:family="text">
      <style:text-properties fo:font-size="11pt" style:font-size-asian="11pt" style:font-size-complex="11pt" style:language-asian="lt" style:country-asian="LT"/>
    </style:style>
    <style:style style:name="T5014" style:parent-style-name="DefaultParagraphFont" style:family="text">
      <style:text-properties fo:font-size="11pt" style:font-size-asian="11pt" style:font-size-complex="11pt"/>
    </style:style>
    <style:style style:name="T5015" style:parent-style-name="DefaultParagraphFont" style:family="text">
      <style:text-properties fo:font-size="11pt" style:font-size-asian="11pt" style:font-size-complex="11pt" style:language-asian="lt" style:country-asian="LT"/>
    </style:style>
    <style:style style:name="T5016" style:parent-style-name="DefaultParagraphFont" style:family="text">
      <style:text-properties fo:font-size="11pt" style:font-size-asian="11pt" style:font-size-complex="11pt" style:language-asian="lt" style:country-asian="LT"/>
    </style:style>
    <style:style style:name="P5017" style:parent-style-name="Normal" style:family="paragraph">
      <style:text-properties style:font-name-asian="MS Mincho" fo:font-style="italic" style:font-style-asian="italic" style:font-style-complex="italic" fo:font-size="10pt" style:font-size-asian="10pt"/>
    </style:style>
    <style:style style:name="P5018" style:parent-style-name="Normal" style:family="paragraph">
      <style:paragraph-properties fo:text-align="justify"/>
    </style:style>
    <style:style style:name="T5019" style:parent-style-name="DefaultParagraphFont" style:family="text">
      <style:text-properties style:font-name-asian="MS Mincho" fo:font-style="italic" style:font-style-asian="italic" style:font-style-complex="italic" fo:font-size="10pt" style:font-size-asian="10pt"/>
    </style:style>
    <style:style style:name="T502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021" style:parent-style-name="DefaultParagraphFont" style:family="text">
      <style:text-properties style:font-name-asian="MS Mincho" fo:font-style="italic" style:font-style-asian="italic" style:font-style-complex="italic" fo:font-size="10pt" style:font-size-asian="10pt"/>
    </style:style>
    <style:style style:name="P5022" style:parent-style-name="Normal" style:family="paragraph">
      <style:text-properties style:font-name-asian="MS Mincho" fo:font-style="italic" style:font-style-asian="italic" style:font-style-complex="italic" fo:font-size="10pt" style:font-size-asian="10pt"/>
    </style:style>
    <style:style style:name="T5023" style:parent-style-name="DefaultParagraphFont" style:family="text">
      <style:text-properties style:font-name-asian="MS Mincho" fo:font-style="italic" style:font-style-asian="italic" style:font-style-complex="italic" fo:font-size="10pt" style:font-size-asian="10pt"/>
    </style:style>
    <style:style style:name="T502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025" style:parent-style-name="DefaultParagraphFont" style:family="text">
      <style:text-properties style:font-name-asian="MS Mincho" fo:font-style="italic" style:font-style-asian="italic" style:font-style-complex="italic" fo:font-size="10pt" style:font-size-asian="10pt"/>
    </style:style>
    <style:style style:name="P5026" style:parent-style-name="Normal" style:family="paragraph">
      <style:paragraph-properties fo:text-align="justify"/>
    </style:style>
    <style:style style:name="T5027" style:parent-style-name="DefaultParagraphFont" style:family="text">
      <style:text-properties style:font-name-asian="MS Mincho" fo:font-style="italic" style:font-style-asian="italic" style:font-style-complex="italic" fo:font-size="10pt" style:font-size-asian="10pt"/>
    </style:style>
    <style:style style:name="T502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029" style:parent-style-name="DefaultParagraphFont" style:family="text">
      <style:text-properties style:font-name-asian="MS Mincho" fo:font-style="italic" style:font-style-asian="italic" style:font-style-complex="italic" fo:font-size="10pt" style:font-size-asian="10pt"/>
    </style:style>
    <style:style style:name="T5030" style:parent-style-name="DefaultParagraphFont" style:family="text">
      <style:text-properties style:font-name-asian="MS Mincho" fo:font-style="italic" style:font-style-asian="italic" style:font-style-complex="italic" fo:font-size="10pt" style:font-size-asian="10pt"/>
    </style:style>
    <style:style style:name="P5031" style:parent-style-name="Normal" style:family="paragraph">
      <style:paragraph-properties fo:text-align="justify" fo:text-indent="0.5in"/>
    </style:style>
    <style:style style:name="P5032" style:parent-style-name="Normal" style:family="paragraph">
      <style:paragraph-properties fo:text-align="justify" fo:text-indent="0.5in"/>
    </style:style>
    <style:style style:name="T5033" style:parent-style-name="DefaultParagraphFont" style:family="text">
      <style:text-properties fo:font-weight="bold" style:font-weight-asian="bold" fo:font-size="11pt" style:font-size-asian="11pt"/>
    </style:style>
    <style:style style:name="T5034" style:parent-style-name="DefaultParagraphFont" style:family="text">
      <style:text-properties fo:font-weight="bold" style:font-weight-asian="bold" fo:font-size="11pt" style:font-size-asian="11pt"/>
    </style:style>
    <style:style style:name="T5035" style:parent-style-name="DefaultParagraphFont" style:family="text">
      <style:text-properties fo:font-weight="bold" style:font-weight-asian="bold" fo:font-size="11pt" style:font-size-asian="11pt"/>
    </style:style>
    <style:style style:name="P5036" style:parent-style-name="Normal" style:family="paragraph">
      <style:paragraph-properties fo:text-align="justify" fo:text-indent="0.5in"/>
    </style:style>
    <style:style style:name="T5037" style:parent-style-name="DefaultParagraphFont" style:family="text">
      <style:text-properties fo:font-size="11pt" style:font-size-asian="11pt"/>
    </style:style>
    <style:style style:name="P5038" style:parent-style-name="Normal" style:family="paragraph">
      <style:paragraph-properties fo:text-align="justify" fo:text-indent="0.5in"/>
    </style:style>
    <style:style style:name="P5039" style:parent-style-name="Normal" style:family="paragraph">
      <style:paragraph-properties fo:keep-with-next="always" fo:text-align="justify" fo:text-indent="0.5in"/>
    </style:style>
    <style:style style:name="T5040" style:parent-style-name="DefaultParagraphFont" style:family="text">
      <style:text-properties fo:font-weight="bold" style:font-weight-asian="bold" fo:font-size="11pt" style:font-size-asian="11pt"/>
    </style:style>
    <style:style style:name="T5041" style:parent-style-name="DefaultParagraphFont" style:family="text">
      <style:text-properties fo:font-weight="bold" style:font-weight-asian="bold" fo:font-size="11pt" style:font-size-asian="11pt"/>
    </style:style>
    <style:style style:name="T5042" style:parent-style-name="DefaultParagraphFont" style:family="text">
      <style:text-properties fo:font-weight="bold" style:font-weight-asian="bold" fo:font-size="11pt" style:font-size-asian="11pt"/>
    </style:style>
    <style:style style:name="P5043" style:parent-style-name="Normal" style:family="paragraph">
      <style:paragraph-properties fo:text-indent="0.5in"/>
    </style:style>
    <style:style style:name="T5044" style:parent-style-name="DefaultParagraphFont" style:family="text">
      <style:text-properties fo:font-size="11pt" style:font-size-asian="11pt"/>
    </style:style>
    <style:style style:name="T5045" style:parent-style-name="DefaultParagraphFont" style:family="text">
      <style:text-properties fo:font-size="11pt" style:font-size-asian="11pt"/>
    </style:style>
    <style:style style:name="P5046" style:parent-style-name="Normal" style:family="paragraph">
      <style:paragraph-properties fo:text-align="justify" fo:text-indent="0.5in"/>
    </style:style>
    <style:style style:name="P5047" style:parent-style-name="Normal" style:family="paragraph">
      <style:paragraph-properties fo:text-align="justify" fo:text-indent="0.5in"/>
    </style:style>
    <style:style style:name="T5048" style:parent-style-name="DefaultParagraphFont" style:family="text">
      <style:text-properties fo:font-weight="bold" style:font-weight-asian="bold" fo:font-size="11pt" style:font-size-asian="11pt"/>
    </style:style>
    <style:style style:name="T5049" style:parent-style-name="DefaultParagraphFont" style:family="text">
      <style:text-properties fo:font-weight="bold" style:font-weight-asian="bold" fo:font-size="11pt" style:font-size-asian="11pt"/>
    </style:style>
    <style:style style:name="T5050" style:parent-style-name="DefaultParagraphFont" style:family="text">
      <style:text-properties fo:font-weight="bold" style:font-weight-asian="bold" fo:font-size="11pt" style:font-size-asian="11pt"/>
    </style:style>
    <style:style style:name="P5051" style:parent-style-name="Normal" style:family="paragraph">
      <style:paragraph-properties fo:text-align="justify" fo:text-indent="0.5in"/>
    </style:style>
    <style:style style:name="T5052" style:parent-style-name="DefaultParagraphFont" style:family="text">
      <style:text-properties fo:font-size="11pt" style:font-size-asian="11pt"/>
    </style:style>
    <style:style style:name="T5053" style:parent-style-name="DefaultParagraphFont" style:family="text">
      <style:text-properties fo:font-size="11pt" style:font-size-asian="11pt"/>
    </style:style>
    <style:style style:name="P5054" style:parent-style-name="Normal" style:family="paragraph">
      <style:paragraph-properties fo:text-align="justify" fo:text-indent="0.5in"/>
    </style:style>
    <style:style style:name="T5055" style:parent-style-name="DefaultParagraphFont" style:family="text">
      <style:text-properties fo:font-size="11pt" style:font-size-asian="11pt"/>
    </style:style>
    <style:style style:name="T5056" style:parent-style-name="DefaultParagraphFont" style:family="text">
      <style:text-properties fo:font-size="11pt" style:font-size-asian="11pt"/>
    </style:style>
    <style:style style:name="P5057" style:parent-style-name="Normal" style:family="paragraph">
      <style:paragraph-properties fo:text-align="justify" fo:text-indent="0.5in"/>
    </style:style>
    <style:style style:name="T5058" style:parent-style-name="DefaultParagraphFont" style:family="text">
      <style:text-properties fo:font-size="11pt" style:font-size-asian="11pt"/>
    </style:style>
    <style:style style:name="T5059" style:parent-style-name="DefaultParagraphFont" style:family="text">
      <style:text-properties fo:font-size="11pt" style:font-size-asian="11pt"/>
    </style:style>
    <style:style style:name="P5060" style:parent-style-name="Normal" style:family="paragraph">
      <style:paragraph-properties fo:text-align="justify" fo:text-indent="0.5in"/>
    </style:style>
    <style:style style:name="T5061" style:parent-style-name="DefaultParagraphFont" style:family="text">
      <style:text-properties fo:font-size="11pt" style:font-size-asian="11pt"/>
    </style:style>
    <style:style style:name="T5062" style:parent-style-name="DefaultParagraphFont" style:family="text">
      <style:text-properties fo:font-size="11pt" style:font-size-asian="11pt"/>
    </style:style>
    <style:style style:name="T5063" style:parent-style-name="DefaultParagraphFont" style:family="text">
      <style:text-properties fo:font-size="11pt" style:font-size-asian="11pt"/>
    </style:style>
    <style:style style:name="P5064" style:parent-style-name="Normal" style:family="paragraph">
      <style:paragraph-properties fo:text-align="justify" fo:text-indent="0.5in"/>
    </style:style>
    <style:style style:name="T5065" style:parent-style-name="DefaultParagraphFont" style:family="text">
      <style:text-properties fo:font-size="11pt" style:font-size-asian="11pt"/>
    </style:style>
    <style:style style:name="T5066" style:parent-style-name="DefaultParagraphFont" style:family="text">
      <style:text-properties fo:font-size="11pt" style:font-size-asian="11pt"/>
    </style:style>
    <style:style style:name="P5067" style:parent-style-name="Normal" style:family="paragraph">
      <style:paragraph-properties fo:text-align="justify" fo:text-indent="0.5in"/>
    </style:style>
    <style:style style:name="T5068" style:parent-style-name="DefaultParagraphFont" style:family="text">
      <style:text-properties fo:font-size="11pt" style:font-size-asian="11pt"/>
    </style:style>
    <style:style style:name="T5069" style:parent-style-name="DefaultParagraphFont" style:family="text">
      <style:text-properties fo:font-size="11pt" style:font-size-asian="11pt"/>
    </style:style>
    <style:style style:name="T5070" style:parent-style-name="DefaultParagraphFont" style:family="text">
      <style:text-properties fo:font-size="11pt" style:font-size-asian="11pt"/>
    </style:style>
    <style:style style:name="P5071" style:parent-style-name="Normal" style:family="paragraph">
      <style:paragraph-properties fo:text-align="justify" fo:text-indent="0.5in"/>
    </style:style>
    <style:style style:name="T5072" style:parent-style-name="DefaultParagraphFont" style:family="text">
      <style:text-properties fo:font-size="11pt" style:font-size-asian="11pt"/>
    </style:style>
    <style:style style:name="T5073" style:parent-style-name="DefaultParagraphFont" style:family="text">
      <style:text-properties fo:font-size="11pt" style:font-size-asian="11pt"/>
    </style:style>
    <style:style style:name="P5074" style:parent-style-name="Normal" style:family="paragraph">
      <style:paragraph-properties fo:text-align="justify" fo:text-indent="0.5in"/>
    </style:style>
    <style:style style:name="T5075" style:parent-style-name="DefaultParagraphFont" style:family="text">
      <style:text-properties fo:font-size="11pt" style:font-size-asian="11pt"/>
    </style:style>
    <style:style style:name="T5076" style:parent-style-name="DefaultParagraphFont" style:family="text">
      <style:text-properties fo:font-size="11pt" style:font-size-asian="11pt"/>
    </style:style>
    <style:style style:name="T5077" style:parent-style-name="DefaultParagraphFont" style:family="text">
      <style:text-properties fo:font-weight="bold" style:font-weight-asian="bold" fo:font-size="11pt" style:font-size-asian="11pt"/>
    </style:style>
    <style:style style:name="T5078" style:parent-style-name="DefaultParagraphFont" style:family="text">
      <style:text-properties fo:font-size="11pt" style:font-size-asian="11pt"/>
    </style:style>
    <style:style style:name="P5079" style:parent-style-name="Normal" style:family="paragraph">
      <style:paragraph-properties fo:text-align="justify" fo:text-indent="0.5in"/>
    </style:style>
    <style:style style:name="T5080" style:parent-style-name="DefaultParagraphFont" style:family="text">
      <style:text-properties fo:font-size="11pt" style:font-size-asian="11pt"/>
    </style:style>
    <style:style style:name="T5081" style:parent-style-name="DefaultParagraphFont" style:family="text">
      <style:text-properties fo:font-size="11pt" style:font-size-asian="11pt"/>
    </style:style>
    <style:style style:name="T5082" style:parent-style-name="DefaultParagraphFont" style:family="text">
      <style:text-properties fo:font-weight="bold" style:font-weight-asian="bold" fo:font-size="11pt" style:font-size-asian="11pt"/>
    </style:style>
    <style:style style:name="T5083" style:parent-style-name="DefaultParagraphFont" style:family="text">
      <style:text-properties fo:font-size="11pt" style:font-size-asian="11pt"/>
    </style:style>
    <style:style style:name="P5084" style:parent-style-name="Normal" style:family="paragraph">
      <style:paragraph-properties fo:text-align="justify" fo:text-indent="0.5in"/>
    </style:style>
    <style:style style:name="T5085" style:parent-style-name="DefaultParagraphFont" style:family="text">
      <style:text-properties fo:font-size="11pt" style:font-size-asian="11pt"/>
    </style:style>
    <style:style style:name="T5086" style:parent-style-name="DefaultParagraphFont" style:family="text">
      <style:text-properties fo:font-size="11pt" style:font-size-asian="11pt"/>
    </style:style>
    <style:style style:name="T5087" style:parent-style-name="DefaultParagraphFont" style:family="text">
      <style:text-properties fo:font-size="11pt" style:font-size-asian="11pt"/>
    </style:style>
    <style:style style:name="P5088" style:parent-style-name="Normal" style:family="paragraph">
      <style:paragraph-properties fo:text-align="justify" fo:text-indent="0.5in"/>
    </style:style>
    <style:style style:name="T5089" style:parent-style-name="DefaultParagraphFont" style:family="text">
      <style:text-properties fo:font-size="11pt" style:font-size-asian="11pt"/>
    </style:style>
    <style:style style:name="T5090" style:parent-style-name="DefaultParagraphFont" style:family="text">
      <style:text-properties fo:font-size="11pt" style:font-size-asian="11pt"/>
    </style:style>
    <style:style style:name="P5091" style:parent-style-name="Normal" style:family="paragraph">
      <style:paragraph-properties fo:text-align="justify" fo:text-indent="0.5in"/>
    </style:style>
    <style:style style:name="T5092" style:parent-style-name="DefaultParagraphFont" style:family="text">
      <style:text-properties fo:font-size="11pt" style:font-size-asian="11pt"/>
    </style:style>
    <style:style style:name="T5093" style:parent-style-name="DefaultParagraphFont" style:family="text">
      <style:text-properties fo:font-size="11pt" style:font-size-asian="11pt"/>
    </style:style>
    <style:style style:name="P5094" style:parent-style-name="Normal" style:family="paragraph">
      <style:paragraph-properties fo:text-align="justify" fo:text-indent="0.5in"/>
    </style:style>
    <style:style style:name="T5095" style:parent-style-name="DefaultParagraphFont" style:family="text">
      <style:text-properties fo:font-size="11pt" style:font-size-asian="11pt"/>
    </style:style>
    <style:style style:name="T5096" style:parent-style-name="DefaultParagraphFont" style:family="text">
      <style:text-properties fo:font-size="11pt" style:font-size-asian="11pt"/>
    </style:style>
    <style:style style:name="P5097" style:parent-style-name="Normal" style:family="paragraph">
      <style:paragraph-properties fo:text-align="justify" fo:text-indent="0.5in"/>
    </style:style>
    <style:style style:name="T5098" style:parent-style-name="DefaultParagraphFont" style:family="text">
      <style:text-properties fo:font-size="11pt" style:font-size-asian="11pt"/>
    </style:style>
    <style:style style:name="T5099" style:parent-style-name="DefaultParagraphFont" style:family="text">
      <style:text-properties fo:font-size="11pt" style:font-size-asian="11pt"/>
    </style:style>
    <style:style style:name="T5100" style:parent-style-name="DefaultParagraphFont" style:family="text">
      <style:text-properties style:font-weight-complex="bold" fo:font-size="11pt" style:font-size-asian="11pt"/>
    </style:style>
    <style:style style:name="T5101" style:parent-style-name="DefaultParagraphFont" style:family="text">
      <style:text-properties fo:font-weight="bold" style:font-weight-asian="bold" fo:font-size="11pt" style:font-size-asian="11pt"/>
    </style:style>
    <style:style style:name="T5102" style:parent-style-name="DefaultParagraphFont" style:family="text">
      <style:text-properties fo:font-size="11pt" style:font-size-asian="11pt"/>
    </style:style>
    <style:style style:name="T5103" style:parent-style-name="DefaultParagraphFont" style:family="text">
      <style:text-properties fo:font-size="11pt" style:font-size-asian="11pt"/>
    </style:style>
    <style:style style:name="T5104" style:parent-style-name="DefaultParagraphFont" style:family="text">
      <style:text-properties style:font-weight-complex="bold" fo:font-size="11pt" style:font-size-asian="11pt"/>
    </style:style>
    <style:style style:name="T5105" style:parent-style-name="DefaultParagraphFont" style:family="text">
      <style:text-properties fo:font-weight="bold" style:font-weight-asian="bold" fo:font-size="11pt" style:font-size-asian="11pt"/>
    </style:style>
    <style:style style:name="T5106" style:parent-style-name="DefaultParagraphFont" style:family="text">
      <style:text-properties fo:font-size="11pt" style:font-size-asian="11pt"/>
    </style:style>
    <style:style style:name="P5107" style:parent-style-name="Normal" style:family="paragraph">
      <style:paragraph-properties fo:text-align="justify" fo:text-indent="0.5in"/>
    </style:style>
    <style:style style:name="T5108" style:parent-style-name="DefaultParagraphFont" style:family="text">
      <style:text-properties fo:font-size="11pt" style:font-size-asian="11pt"/>
    </style:style>
    <style:style style:name="T5109" style:parent-style-name="DefaultParagraphFont" style:family="text">
      <style:text-properties fo:font-size="11pt" style:font-size-asian="11pt"/>
    </style:style>
    <style:style style:name="T5110" style:parent-style-name="DefaultParagraphFont" style:family="text">
      <style:text-properties fo:font-size="11pt" style:font-size-asian="11pt"/>
    </style:style>
    <style:style style:name="P5111" style:parent-style-name="Normal" style:family="paragraph">
      <style:paragraph-properties fo:text-align="justify" fo:margin-right="-0.0569in" fo:text-indent="0.5in"/>
    </style:style>
    <style:style style:name="T5112" style:parent-style-name="DefaultParagraphFont" style:family="text">
      <style:text-properties fo:font-size="11pt" style:font-size-asian="11pt" style:font-size-complex="12pt"/>
    </style:style>
    <style:style style:name="T5113" style:parent-style-name="DefaultParagraphFont" style:family="text">
      <style:text-properties fo:font-size="11pt" style:font-size-asian="11pt" style:font-size-complex="12pt"/>
    </style:style>
    <style:style style:name="T5114" style:parent-style-name="DefaultParagraphFont" style:family="text">
      <style:text-properties fo:font-weight="bold" style:font-weight-asian="bold" fo:font-size="11pt" style:font-size-asian="11pt" style:font-size-complex="12pt"/>
    </style:style>
    <style:style style:name="T5115" style:parent-style-name="DefaultParagraphFont" style:family="text">
      <style:text-properties fo:font-size="11pt" style:font-size-asian="11pt" style:font-size-complex="12pt"/>
    </style:style>
    <style:style style:name="P5116" style:parent-style-name="Normal" style:family="paragraph">
      <style:paragraph-properties fo:text-align="justify"/>
      <style:text-properties fo:font-style="italic" style:font-style-asian="italic" style:font-style-complex="italic" fo:font-size="10pt" style:font-size-asian="10pt"/>
    </style:style>
    <style:style style:name="P5117" style:parent-style-name="Normal" style:family="paragraph">
      <style:paragraph-properties fo:text-align="justify"/>
    </style:style>
    <style:style style:name="T5118" style:parent-style-name="DefaultParagraphFont" style:family="text">
      <style:text-properties style:font-name-asian="MS Mincho" fo:font-style="italic" style:font-style-asian="italic" style:font-style-complex="italic" fo:font-size="10pt" style:font-size-asian="10pt"/>
    </style:style>
    <style:style style:name="T511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120" style:parent-style-name="DefaultParagraphFont" style:family="text">
      <style:text-properties style:font-name-asian="MS Mincho" fo:font-style="italic" style:font-style-asian="italic" style:font-style-complex="italic" fo:font-size="10pt" style:font-size-asian="10pt"/>
    </style:style>
    <style:style style:name="T5121" style:parent-style-name="DefaultParagraphFont" style:family="text">
      <style:text-properties style:font-name-asian="MS Mincho" fo:font-style="italic" style:font-style-asian="italic" style:font-style-complex="italic" fo:font-size="10pt" style:font-size-asian="10pt"/>
    </style:style>
    <style:style style:name="T512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123" style:parent-style-name="DefaultParagraphFont" style:family="text">
      <style:text-properties style:font-name-asian="MS Mincho" fo:font-style="italic" style:font-style-asian="italic" style:font-style-complex="italic" fo:font-size="10pt" style:font-size-asian="10pt"/>
    </style:style>
    <style:style style:name="P5124" style:parent-style-name="Normal" style:family="paragraph">
      <style:paragraph-properties fo:text-align="justify"/>
    </style:style>
    <style:style style:name="T5125" style:parent-style-name="DefaultParagraphFont" style:family="text">
      <style:text-properties style:font-name-asian="MS Mincho" fo:font-style="italic" style:font-style-asian="italic" style:font-style-complex="italic" fo:font-size="10pt" style:font-size-asian="10pt"/>
    </style:style>
    <style:style style:name="T512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127" style:parent-style-name="DefaultParagraphFont" style:family="text">
      <style:text-properties style:font-name-asian="MS Mincho" fo:font-style="italic" style:font-style-asian="italic" style:font-style-complex="italic" fo:font-size="10pt" style:font-size-asian="10pt"/>
    </style:style>
    <style:style style:name="P5128" style:parent-style-name="Normal" style:family="paragraph">
      <style:paragraph-properties fo:text-align="justify" fo:text-indent="0.5in"/>
    </style:style>
    <style:style style:name="P5129" style:parent-style-name="Normal" style:family="paragraph">
      <style:paragraph-properties fo:text-align="justify" fo:margin-left="1.6736in" fo:text-indent="-1.1736in">
        <style:tab-stops/>
      </style:paragraph-properties>
    </style:style>
    <style:style style:name="T5130"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5131"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5132"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5133"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P5134" style:parent-style-name="Normal" style:family="paragraph">
      <style:paragraph-properties fo:text-align="justify" fo:text-indent="0.5in"/>
    </style:style>
    <style:style style:name="T5135" style:parent-style-name="DefaultParagraphFont" style:family="text">
      <style:text-properties fo:font-size="11pt" style:font-size-asian="11pt" style:font-size-complex="11pt" style:language-asian="lt" style:country-asian="LT"/>
    </style:style>
    <style:style style:name="T5136" style:parent-style-name="DefaultParagraphFont" style:family="text">
      <style:text-properties fo:font-size="11pt" style:font-size-asian="11pt" style:font-size-complex="11pt" style:language-asian="lt" style:country-asian="LT"/>
    </style:style>
    <style:style style:name="T5137" style:parent-style-name="DefaultParagraphFont" style:family="text">
      <style:text-properties style:font-weight-complex="bold" fo:font-size="11pt" style:font-size-asian="11pt" style:font-size-complex="11pt" style:language-asian="lt" style:country-asian="LT"/>
    </style:style>
    <style:style style:name="T5138" style:parent-style-name="DefaultParagraphFont" style:family="text">
      <style:text-properties fo:font-size="11pt" style:font-size-asian="11pt" style:font-size-complex="11pt" style:language-asian="lt" style:country-asian="LT"/>
    </style:style>
    <style:style style:name="T5139" style:parent-style-name="DefaultParagraphFont" style:family="text">
      <style:text-properties fo:font-size="11pt" style:font-size-asian="11pt" style:font-size-complex="11pt" style:language-asian="lt" style:country-asian="LT"/>
    </style:style>
    <style:style style:name="T5140" style:parent-style-name="DefaultParagraphFont" style:family="text">
      <style:text-properties fo:font-size="11pt" style:font-size-asian="11pt" style:font-size-complex="11pt" style:language-asian="lt" style:country-asian="LT"/>
    </style:style>
    <style:style style:name="T5141" style:parent-style-name="DefaultParagraphFont" style:family="text">
      <style:text-properties fo:font-size="11pt" style:font-size-asian="11pt" style:font-size-complex="11pt" style:language-asian="lt" style:country-asian="LT"/>
    </style:style>
    <style:style style:name="P5142" style:parent-style-name="Normal" style:family="paragraph">
      <style:paragraph-properties fo:text-align="justify" fo:text-indent="0.5in"/>
    </style:style>
    <style:style style:name="T5143" style:parent-style-name="DefaultParagraphFont" style:family="text">
      <style:text-properties fo:font-size="11pt" style:font-size-asian="11pt" style:font-size-complex="11pt" style:language-asian="lt" style:country-asian="LT"/>
    </style:style>
    <style:style style:name="T5144" style:parent-style-name="DefaultParagraphFont" style:family="text">
      <style:text-properties fo:font-size="11pt" style:font-size-asian="11pt" style:font-size-complex="11pt" style:language-asian="lt" style:country-asian="LT"/>
    </style:style>
    <style:style style:name="T5145" style:parent-style-name="DefaultParagraphFont" style:family="text">
      <style:text-properties fo:font-weight="bold" style:font-weight-asian="bold" fo:font-size="11pt" style:font-size-asian="11pt" style:font-size-complex="11pt" style:language-asian="lt" style:country-asian="LT"/>
    </style:style>
    <style:style style:name="T5146" style:parent-style-name="DefaultParagraphFont" style:family="text">
      <style:text-properties fo:font-size="11pt" style:font-size-asian="11pt" style:font-size-complex="11pt" style:language-asian="lt" style:country-asian="LT"/>
    </style:style>
    <style:style style:name="T5147" style:parent-style-name="DefaultParagraphFont" style:family="text">
      <style:text-properties fo:font-size="11pt" style:font-size-asian="11pt" style:font-size-complex="11pt" style:language-asian="lt" style:country-asian="LT"/>
    </style:style>
    <style:style style:name="P5148" style:parent-style-name="Normal" style:family="paragraph">
      <style:paragraph-properties fo:text-align="justify" fo:text-indent="0.5in"/>
    </style:style>
    <style:style style:name="T5149" style:parent-style-name="DefaultParagraphFont" style:family="text">
      <style:text-properties fo:font-size="11pt" style:font-size-asian="11pt" style:font-size-complex="11pt" style:language-asian="lt" style:country-asian="LT"/>
    </style:style>
    <style:style style:name="T5150" style:parent-style-name="DefaultParagraphFont" style:family="text">
      <style:text-properties fo:font-size="11pt" style:font-size-asian="11pt" style:font-size-complex="11pt" style:language-asian="lt" style:country-asian="LT"/>
    </style:style>
    <style:style style:name="P5151" style:parent-style-name="Normal" style:family="paragraph">
      <style:paragraph-properties fo:text-align="justify" fo:text-indent="0.5in"/>
    </style:style>
    <style:style style:name="T5152" style:parent-style-name="DefaultParagraphFont" style:family="text">
      <style:text-properties fo:font-size="11pt" style:font-size-asian="11pt" style:font-size-complex="11pt" style:language-asian="lt" style:country-asian="LT"/>
    </style:style>
    <style:style style:name="T5153" style:parent-style-name="DefaultParagraphFont" style:family="text">
      <style:text-properties fo:font-size="11pt" style:font-size-asian="11pt" style:font-size-complex="11pt" style:language-asian="lt" style:country-asian="LT"/>
    </style:style>
    <style:style style:name="T5154" style:parent-style-name="DefaultParagraphFont" style:family="text">
      <style:text-properties fo:font-size="11pt" style:font-size-asian="11pt" style:font-size-complex="11pt" style:language-asian="lt" style:country-asian="LT"/>
    </style:style>
    <style:style style:name="T5155" style:parent-style-name="DefaultParagraphFont" style:family="text">
      <style:text-properties fo:font-weight="bold" style:font-weight-asian="bold" fo:font-size="11pt" style:font-size-asian="11pt" style:font-size-complex="11pt" style:language-asian="lt" style:country-asian="LT"/>
    </style:style>
    <style:style style:name="T5156" style:parent-style-name="DefaultParagraphFont" style:family="text">
      <style:text-properties fo:font-size="11pt" style:font-size-asian="11pt" style:font-size-complex="11pt" style:language-asian="lt" style:country-asian="LT"/>
    </style:style>
    <style:style style:name="T5157" style:parent-style-name="DefaultParagraphFont" style:family="text">
      <style:text-properties fo:font-weight="bold" style:font-weight-asian="bold" fo:font-size="11pt" style:font-size-asian="11pt" style:font-size-complex="11pt" style:language-asian="lt" style:country-asian="LT"/>
    </style:style>
    <style:style style:name="T5158" style:parent-style-name="DefaultParagraphFont" style:family="text">
      <style:text-properties fo:font-size="11pt" style:font-size-asian="11pt" style:font-size-complex="11pt" style:language-asian="lt" style:country-asian="LT"/>
    </style:style>
    <style:style style:name="T5159" style:parent-style-name="DefaultParagraphFont" style:family="text">
      <style:text-properties fo:font-weight="bold" style:font-weight-asian="bold" fo:font-size="11pt" style:font-size-asian="11pt" style:font-size-complex="11pt" style:language-asian="lt" style:country-asian="LT"/>
    </style:style>
    <style:style style:name="T5160" style:parent-style-name="DefaultParagraphFont" style:family="text">
      <style:text-properties fo:font-size="11pt" style:font-size-asian="11pt" style:font-size-complex="11pt" style:language-asian="lt" style:country-asian="LT"/>
    </style:style>
    <style:style style:name="T5161" style:parent-style-name="DefaultParagraphFont" style:family="text">
      <style:text-properties fo:font-size="11pt" style:font-size-asian="11pt" style:font-size-complex="11pt" style:language-asian="lt" style:country-asian="LT"/>
    </style:style>
    <style:style style:name="T5162" style:parent-style-name="DefaultParagraphFont" style:family="text">
      <style:text-properties fo:font-weight="bold" style:font-weight-asian="bold" fo:font-size="11pt" style:font-size-asian="11pt" style:font-size-complex="11pt" style:language-asian="lt" style:country-asian="LT"/>
    </style:style>
    <style:style style:name="T5163" style:parent-style-name="DefaultParagraphFont" style:family="text">
      <style:text-properties fo:font-size="11pt" style:font-size-asian="11pt" style:font-size-complex="11pt" style:language-asian="lt" style:country-asian="LT"/>
    </style:style>
    <style:style style:name="T5164" style:parent-style-name="DefaultParagraphFont" style:family="text">
      <style:text-properties fo:font-weight="bold" style:font-weight-asian="bold" fo:font-size="11pt" style:font-size-asian="11pt" style:font-size-complex="11pt" style:language-asian="lt" style:country-asian="LT"/>
    </style:style>
    <style:style style:name="T5165" style:parent-style-name="DefaultParagraphFont" style:family="text">
      <style:text-properties fo:font-size="11pt" style:font-size-asian="11pt" style:font-size-complex="11pt" style:language-asian="lt" style:country-asian="LT"/>
    </style:style>
    <style:style style:name="P5166" style:parent-style-name="Normal" style:family="paragraph">
      <style:paragraph-properties fo:text-align="justify" fo:text-indent="0.5in"/>
    </style:style>
    <style:style style:name="T5167" style:parent-style-name="DefaultParagraphFont" style:family="text">
      <style:text-properties fo:font-size="11pt" style:font-size-asian="11pt" style:font-size-complex="11pt" style:language-asian="lt" style:country-asian="LT"/>
    </style:style>
    <style:style style:name="T5168" style:parent-style-name="DefaultParagraphFont" style:family="text">
      <style:text-properties fo:font-size="11pt" style:font-size-asian="11pt" style:font-size-complex="11pt" style:language-asian="lt" style:country-asian="LT"/>
    </style:style>
    <style:style style:name="T5169" style:parent-style-name="DefaultParagraphFont" style:family="text">
      <style:text-properties fo:font-size="11pt" style:font-size-asian="11pt" style:font-size-complex="11pt" style:language-asian="lt" style:country-asian="LT"/>
    </style:style>
    <style:style style:name="T5170" style:parent-style-name="DefaultParagraphFont" style:family="text">
      <style:text-properties fo:font-weight="bold" style:font-weight-asian="bold" fo:font-size="11pt" style:font-size-asian="11pt" style:font-size-complex="11pt" style:language-asian="lt" style:country-asian="LT"/>
    </style:style>
    <style:style style:name="T5171" style:parent-style-name="DefaultParagraphFont" style:family="text">
      <style:text-properties fo:font-size="11pt" style:font-size-asian="11pt" style:font-size-complex="11pt" style:language-asian="lt" style:country-asian="LT"/>
    </style:style>
    <style:style style:name="T5172" style:parent-style-name="DefaultParagraphFont" style:family="text">
      <style:text-properties fo:font-weight="bold" style:font-weight-asian="bold" fo:font-size="11pt" style:font-size-asian="11pt" style:font-size-complex="11pt" style:language-asian="lt" style:country-asian="LT"/>
    </style:style>
    <style:style style:name="T5173" style:parent-style-name="DefaultParagraphFont" style:family="text">
      <style:text-properties fo:font-size="11pt" style:font-size-asian="11pt" style:font-size-complex="11pt" style:language-asian="lt" style:country-asian="LT"/>
    </style:style>
    <style:style style:name="P5174" style:parent-style-name="Normal" style:family="paragraph">
      <style:paragraph-properties fo:text-align="justify"/>
      <style:text-properties style:font-name-asian="MS Mincho" fo:font-style="italic" style:font-style-asian="italic" style:font-style-complex="italic" fo:font-size="10pt" style:font-size-asian="10pt"/>
    </style:style>
    <style:style style:name="P5175" style:parent-style-name="Normal" style:family="paragraph">
      <style:paragraph-properties fo:text-align="justify"/>
    </style:style>
    <style:style style:name="T5176" style:parent-style-name="DefaultParagraphFont" style:family="text">
      <style:text-properties style:font-name-asian="MS Mincho" fo:font-style="italic" style:font-style-asian="italic" style:font-style-complex="italic" fo:font-size="10pt" style:font-size-asian="10pt"/>
    </style:style>
    <style:style style:name="T517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178" style:parent-style-name="DefaultParagraphFont" style:family="text">
      <style:text-properties style:font-name-asian="MS Mincho" fo:font-style="italic" style:font-style-asian="italic" style:font-style-complex="italic" fo:font-size="10pt" style:font-size-asian="10pt"/>
    </style:style>
    <style:style style:name="T5179" style:parent-style-name="DefaultParagraphFont" style:family="text">
      <style:text-properties style:font-name-asian="MS Mincho" fo:font-style="italic" style:font-style-asian="italic" style:font-style-complex="italic" fo:font-size="10pt" style:font-size-asian="10pt"/>
    </style:style>
    <style:style style:name="P5180" style:parent-style-name="Normal" style:family="paragraph">
      <style:paragraph-properties fo:text-align="justify"/>
    </style:style>
    <style:style style:name="T5181" style:parent-style-name="DefaultParagraphFont" style:family="text">
      <style:text-properties style:font-name-asian="MS Mincho" fo:font-style="italic" style:font-style-asian="italic" style:font-style-complex="italic" fo:font-size="10pt" style:font-size-asian="10pt"/>
    </style:style>
    <style:style style:name="T518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183" style:parent-style-name="DefaultParagraphFont" style:family="text">
      <style:text-properties style:font-name-asian="MS Mincho" fo:font-style="italic" style:font-style-asian="italic" style:font-style-complex="italic" fo:font-size="10pt" style:font-size-asian="10pt"/>
    </style:style>
    <style:style style:name="P5184" style:parent-style-name="Normal" style:family="paragraph">
      <style:paragraph-properties fo:text-align="justify"/>
    </style:style>
    <style:style style:name="T5185" style:parent-style-name="DefaultParagraphFont" style:family="text">
      <style:text-properties fo:font-style="italic" style:font-style-asian="italic" fo:font-size="10pt" style:font-size-asian="10pt"/>
    </style:style>
    <style:style style:name="T5186"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5187" style:parent-style-name="DefaultParagraphFont" style:family="text">
      <style:text-properties fo:font-style="italic" style:font-style-asian="italic" fo:font-size="10pt" style:font-size-asian="10pt"/>
    </style:style>
    <style:style style:name="T5188" style:parent-style-name="DefaultParagraphFont" style:family="text">
      <style:text-properties fo:font-style="italic" style:font-style-asian="italic" fo:font-size="10pt" style:font-size-asian="10pt"/>
    </style:style>
    <style:style style:name="P5189" style:parent-style-name="Normal" style:family="paragraph">
      <style:text-properties style:font-name-asian="MS Mincho" fo:font-style="italic" style:font-style-asian="italic" style:font-style-complex="italic" fo:font-size="10pt" style:font-size-asian="10pt"/>
    </style:style>
    <style:style style:name="P5190" style:parent-style-name="Normal" style:family="paragraph">
      <style:paragraph-properties fo:text-align="justify"/>
    </style:style>
    <style:style style:name="T5191" style:parent-style-name="DefaultParagraphFont" style:family="text">
      <style:text-properties style:font-name-asian="MS Mincho" fo:font-style="italic" style:font-style-asian="italic" style:font-style-complex="italic" fo:font-size="10pt" style:font-size-asian="10pt"/>
    </style:style>
    <style:style style:name="T519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193" style:parent-style-name="DefaultParagraphFont" style:family="text">
      <style:text-properties style:font-name-asian="MS Mincho" fo:font-style="italic" style:font-style-asian="italic" style:font-style-complex="italic" fo:font-size="10pt" style:font-size-asian="10pt"/>
    </style:style>
    <style:style style:name="P5194" style:parent-style-name="Normal" style:family="paragraph">
      <style:paragraph-properties fo:text-align="justify" fo:margin-left="1.5625in" fo:text-indent="-1.0625in">
        <style:tab-stops/>
      </style:paragraph-properties>
    </style:style>
    <style:style style:name="T5195" style:parent-style-name="DefaultParagraphFont" style:family="text">
      <style:text-properties fo:font-weight="bold" style:font-weight-asian="bold" fo:font-size="11pt" style:font-size-asian="11pt"/>
    </style:style>
    <style:style style:name="T5196" style:parent-style-name="DefaultParagraphFont" style:family="text">
      <style:text-properties fo:font-weight="bold" style:font-weight-asian="bold" fo:font-size="11pt" style:font-size-asian="11pt"/>
    </style:style>
    <style:style style:name="P5197" style:parent-style-name="Normal" style:family="paragraph">
      <style:paragraph-properties fo:text-align="justify" fo:margin-left="1.5625in" fo:text-indent="-0.184in">
        <style:tab-stops/>
      </style:paragraph-properties>
    </style:style>
    <style:style style:name="T5198" style:parent-style-name="DefaultParagraphFont" style:family="text">
      <style:text-properties fo:font-weight="bold" style:font-weight-asian="bold" fo:font-size="11pt" style:font-size-asian="11pt"/>
    </style:style>
    <style:style style:name="P5199" style:parent-style-name="Normal" style:family="paragraph">
      <style:paragraph-properties fo:text-align="justify" fo:text-indent="0.5in"/>
    </style:style>
    <style:style style:name="T5200" style:parent-style-name="DefaultParagraphFont" style:family="text">
      <style:text-properties fo:font-size="11pt" style:font-size-asian="11pt"/>
    </style:style>
    <style:style style:name="T5201" style:parent-style-name="DefaultParagraphFont" style:family="text">
      <style:text-properties fo:font-size="11pt" style:font-size-asian="11pt"/>
    </style:style>
    <style:style style:name="T5202" style:parent-style-name="DefaultParagraphFont" style:family="text">
      <style:text-properties fo:font-size="11pt" style:font-size-asian="11pt"/>
    </style:style>
    <style:style style:name="T5203" style:parent-style-name="DefaultParagraphFont" style:family="text">
      <style:text-properties fo:font-size="11pt" style:font-size-asian="11pt"/>
    </style:style>
    <style:style style:name="P5204" style:parent-style-name="Normal" style:family="paragraph">
      <style:paragraph-properties fo:text-align="justify" fo:text-indent="0.5in"/>
    </style:style>
    <style:style style:name="T5205" style:parent-style-name="DefaultParagraphFont" style:family="text">
      <style:text-properties fo:font-size="11pt" style:font-size-asian="11pt"/>
    </style:style>
    <style:style style:name="T5206" style:parent-style-name="DefaultParagraphFont" style:family="text">
      <style:text-properties fo:font-size="11pt" style:font-size-asian="11pt"/>
    </style:style>
    <style:style style:name="P5207" style:parent-style-name="Normal" style:family="paragraph">
      <style:paragraph-properties fo:text-align="justify" fo:text-indent="0.5in"/>
    </style:style>
    <style:style style:name="P5208" style:parent-style-name="Normal" style:family="paragraph">
      <style:paragraph-properties fo:text-align="justify" fo:text-indent="0.5in"/>
    </style:style>
    <style:style style:name="T5209" style:parent-style-name="DefaultParagraphFont" style:family="text">
      <style:text-properties fo:font-weight="bold" style:font-weight-asian="bold" fo:font-size="11pt" style:font-size-asian="11pt"/>
    </style:style>
    <style:style style:name="T5210" style:parent-style-name="DefaultParagraphFont" style:family="text">
      <style:text-properties fo:font-weight="bold" style:font-weight-asian="bold" fo:font-size="11pt" style:font-size-asian="11pt"/>
    </style:style>
    <style:style style:name="T5211" style:parent-style-name="DefaultParagraphFont" style:family="text">
      <style:text-properties fo:font-weight="bold" style:font-weight-asian="bold" fo:font-size="11pt" style:font-size-asian="11pt"/>
    </style:style>
    <style:style style:name="T5212" style:parent-style-name="DefaultParagraphFont" style:family="text">
      <style:text-properties fo:font-weight="bold" style:font-weight-asian="bold" fo:font-size="11pt" style:font-size-asian="11pt"/>
    </style:style>
    <style:style style:name="P5213" style:parent-style-name="Normal" style:family="paragraph">
      <style:paragraph-properties fo:text-align="justify" fo:text-indent="0.5in"/>
    </style:style>
    <style:style style:name="T5214" style:parent-style-name="DefaultParagraphFont" style:family="text">
      <style:text-properties fo:font-size="11pt" style:font-size-asian="11pt" style:font-size-complex="11pt"/>
    </style:style>
    <style:style style:name="T5215" style:parent-style-name="DefaultParagraphFont" style:family="text">
      <style:text-properties fo:font-size="11pt" style:font-size-asian="11pt" style:font-size-complex="11pt"/>
    </style:style>
    <style:style style:name="T5216" style:parent-style-name="DefaultParagraphFont" style:family="text">
      <style:text-properties fo:font-size="11pt" style:font-size-asian="11pt" style:font-size-complex="11pt" style:language-asian="lt" style:country-asian="LT"/>
    </style:style>
    <style:style style:name="T5217" style:parent-style-name="DefaultParagraphFont" style:family="text">
      <style:text-properties fo:font-size="11pt" style:font-size-asian="11pt" style:font-size-complex="11pt"/>
    </style:style>
    <style:style style:name="T5218" style:parent-style-name="DefaultParagraphFont" style:family="text">
      <style:text-properties fo:font-size="11pt" style:font-size-asian="11pt" style:font-size-complex="11pt" style:language-asian="lt" style:country-asian="LT"/>
    </style:style>
    <style:style style:name="T5219" style:parent-style-name="DefaultParagraphFont" style:family="text">
      <style:text-properties fo:font-size="11pt" style:font-size-asian="11pt" style:font-size-complex="11pt"/>
    </style:style>
    <style:style style:name="T5220" style:parent-style-name="DefaultParagraphFont" style:family="text">
      <style:text-properties fo:font-size="11pt" style:font-size-asian="11pt" style:font-size-complex="11pt" style:language-asian="lt" style:country-asian="LT"/>
    </style:style>
    <style:style style:name="T5221" style:parent-style-name="DefaultParagraphFont" style:family="text">
      <style:text-properties fo:font-size="11pt" style:font-size-asian="11pt" style:font-size-complex="11pt"/>
    </style:style>
    <style:style style:name="T5222" style:parent-style-name="DefaultParagraphFont" style:family="text">
      <style:text-properties fo:font-size="11pt" style:font-size-asian="11pt" style:font-size-complex="11pt" style:language-asian="lt" style:country-asian="LT"/>
    </style:style>
    <style:style style:name="T5223" style:parent-style-name="DefaultParagraphFont" style:family="text">
      <style:text-properties fo:font-size="11pt" style:font-size-asian="11pt" style:font-size-complex="11pt" style:language-asian="lt" style:country-asian="LT"/>
    </style:style>
    <style:style style:name="T5224" style:parent-style-name="DefaultParagraphFont" style:family="text">
      <style:text-properties fo:font-size="11pt" style:font-size-asian="11pt" style:font-size-complex="11pt"/>
    </style:style>
    <style:style style:name="T5225" style:parent-style-name="DefaultParagraphFont" style:family="text">
      <style:text-properties fo:font-size="11pt" style:font-size-asian="11pt" style:font-size-complex="11pt" style:language-asian="lt" style:country-asian="LT"/>
    </style:style>
    <style:style style:name="T5226" style:parent-style-name="DefaultParagraphFont" style:family="text">
      <style:text-properties fo:font-size="11pt" style:font-size-asian="11pt" style:font-size-complex="11pt"/>
    </style:style>
    <style:style style:name="T5227" style:parent-style-name="DefaultParagraphFont" style:family="text">
      <style:text-properties fo:font-size="11pt" style:font-size-asian="11pt" style:font-size-complex="11pt" style:language-asian="lt" style:country-asian="LT"/>
    </style:style>
    <style:style style:name="T5228" style:parent-style-name="DefaultParagraphFont" style:family="text">
      <style:text-properties fo:font-size="11pt" style:font-size-asian="11pt" style:font-size-complex="11pt"/>
    </style:style>
    <style:style style:name="T5229" style:parent-style-name="DefaultParagraphFont" style:family="text">
      <style:text-properties fo:font-size="11pt" style:font-size-asian="11pt" style:font-size-complex="11pt" style:language-asian="lt" style:country-asian="LT"/>
    </style:style>
    <style:style style:name="T5230" style:parent-style-name="DefaultParagraphFont" style:family="text">
      <style:text-properties fo:font-size="11pt" style:font-size-asian="11pt" style:font-size-complex="11pt"/>
    </style:style>
    <style:style style:name="T5231" style:parent-style-name="DefaultParagraphFont" style:family="text">
      <style:text-properties fo:font-size="11pt" style:font-size-asian="11pt" style:font-size-complex="11pt" style:language-asian="lt" style:country-asian="LT"/>
    </style:style>
    <style:style style:name="T5232" style:parent-style-name="DefaultParagraphFont" style:family="text">
      <style:text-properties fo:font-size="11pt" style:font-size-asian="11pt" style:font-size-complex="11pt" style:language-asian="lt" style:country-asian="LT"/>
    </style:style>
    <style:style style:name="T5233" style:parent-style-name="DefaultParagraphFont" style:family="text">
      <style:text-properties fo:font-size="11pt" style:font-size-asian="11pt" style:font-size-complex="11pt"/>
    </style:style>
    <style:style style:name="T5234" style:parent-style-name="DefaultParagraphFont" style:family="text">
      <style:text-properties fo:font-size="11pt" style:font-size-asian="11pt" style:font-size-complex="11pt" style:language-asian="lt" style:country-asian="LT"/>
    </style:style>
    <style:style style:name="T5235" style:parent-style-name="DefaultParagraphFont" style:family="text">
      <style:text-properties fo:font-size="11pt" style:font-size-asian="11pt" style:font-size-complex="11pt"/>
    </style:style>
    <style:style style:name="T5236" style:parent-style-name="DefaultParagraphFont" style:family="text">
      <style:text-properties fo:font-size="11pt" style:font-size-asian="11pt" style:font-size-complex="11pt" style:language-asian="lt" style:country-asian="LT"/>
    </style:style>
    <style:style style:name="T5237" style:parent-style-name="DefaultParagraphFont" style:family="text">
      <style:text-properties fo:font-size="11pt" style:font-size-asian="11pt" style:font-size-complex="11pt"/>
    </style:style>
    <style:style style:name="T5238" style:parent-style-name="DefaultParagraphFont" style:family="text">
      <style:text-properties fo:font-size="11pt" style:font-size-asian="11pt" style:font-size-complex="11pt" style:language-asian="lt" style:country-asian="LT"/>
    </style:style>
    <style:style style:name="T5239" style:parent-style-name="DefaultParagraphFont" style:family="text">
      <style:text-properties fo:font-size="11pt" style:font-size-asian="11pt" style:font-size-complex="11pt" style:language-asian="lt" style:country-asian="LT"/>
    </style:style>
    <style:style style:name="T5240" style:parent-style-name="DefaultParagraphFont" style:family="text">
      <style:text-properties fo:font-size="11pt" style:font-size-asian="11pt" style:font-size-complex="11pt"/>
    </style:style>
    <style:style style:name="T5241" style:parent-style-name="DefaultParagraphFont" style:family="text">
      <style:text-properties fo:font-size="11pt" style:font-size-asian="11pt" style:font-size-complex="11pt" style:language-asian="lt" style:country-asian="LT"/>
    </style:style>
    <style:style style:name="T5242" style:parent-style-name="DefaultParagraphFont" style:family="text">
      <style:text-properties fo:font-size="11pt" style:font-size-asian="11pt" style:font-size-complex="11pt"/>
    </style:style>
    <style:style style:name="T5243" style:parent-style-name="DefaultParagraphFont" style:family="text">
      <style:text-properties fo:font-size="11pt" style:font-size-asian="11pt" style:font-size-complex="11pt" style:language-asian="lt" style:country-asian="LT"/>
    </style:style>
    <style:style style:name="T5244" style:parent-style-name="DefaultParagraphFont" style:family="text">
      <style:text-properties style:font-style-complex="italic" fo:font-size="11pt" style:font-size-asian="11pt" style:font-size-complex="11pt" style:language-asian="lt" style:country-asian="LT"/>
    </style:style>
    <style:style style:name="T5245" style:parent-style-name="DefaultParagraphFont" style:family="text">
      <style:text-properties fo:font-size="11pt" style:font-size-asian="11pt" style:font-size-complex="11pt"/>
    </style:style>
    <style:style style:name="T5246" style:parent-style-name="DefaultParagraphFont" style:family="text">
      <style:text-properties style:font-style-complex="italic" fo:font-size="11pt" style:font-size-asian="11pt" style:font-size-complex="11pt" style:language-asian="lt" style:country-asian="LT"/>
    </style:style>
    <style:style style:name="T5247" style:parent-style-name="DefaultParagraphFont" style:family="text">
      <style:text-properties fo:font-size="11pt" style:font-size-asian="11pt" style:font-size-complex="11pt" style:language-asian="lt" style:country-asian="LT"/>
    </style:style>
    <style:style style:name="P5248" style:parent-style-name="Normal" style:family="paragraph">
      <style:text-properties style:font-name-asian="MS Mincho" fo:font-style="italic" style:font-style-asian="italic" style:font-style-complex="italic" fo:font-size="10pt" style:font-size-asian="10pt"/>
    </style:style>
    <style:style style:name="P5249" style:parent-style-name="Normal" style:family="paragraph">
      <style:paragraph-properties fo:text-align="justify"/>
    </style:style>
    <style:style style:name="T5250" style:parent-style-name="DefaultParagraphFont" style:family="text">
      <style:text-properties style:font-name-asian="MS Mincho" fo:font-style="italic" style:font-style-asian="italic" style:font-style-complex="italic" fo:font-size="10pt" style:font-size-asian="10pt"/>
    </style:style>
    <style:style style:name="T525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252" style:parent-style-name="DefaultParagraphFont" style:family="text">
      <style:text-properties style:font-name-asian="MS Mincho" fo:font-style="italic" style:font-style-asian="italic" style:font-style-complex="italic" fo:font-size="10pt" style:font-size-asian="10pt"/>
    </style:style>
    <style:style style:name="P5253" style:parent-style-name="Normal" style:family="paragraph">
      <style:paragraph-properties fo:text-align="justify" fo:text-indent="0.5in"/>
    </style:style>
    <style:style style:name="T5254" style:parent-style-name="DefaultParagraphFont" style:family="text">
      <style:text-properties fo:font-size="11pt" style:font-size-asian="11pt"/>
    </style:style>
    <style:style style:name="T5255" style:parent-style-name="DefaultParagraphFont" style:family="text">
      <style:text-properties fo:font-size="11pt" style:font-size-asian="11pt"/>
    </style:style>
    <style:style style:name="T5256" style:parent-style-name="DefaultParagraphFont" style:family="text">
      <style:text-properties fo:font-size="11pt" style:font-size-asian="11pt"/>
    </style:style>
    <style:style style:name="T5257" style:parent-style-name="DefaultParagraphFont" style:family="text">
      <style:text-properties fo:font-size="11pt" style:font-size-asian="11pt"/>
    </style:style>
    <style:style style:name="T5258" style:parent-style-name="DefaultParagraphFont" style:family="text">
      <style:text-properties style:text-position="super 63.6%" fo:font-size="11pt" style:font-size-asian="11pt"/>
    </style:style>
    <style:style style:name="T5259" style:parent-style-name="DefaultParagraphFont" style:family="text">
      <style:text-properties fo:font-size="11pt" style:font-size-asian="11pt"/>
    </style:style>
    <style:style style:name="T5260" style:parent-style-name="DefaultParagraphFont" style:family="text">
      <style:text-properties fo:font-size="11pt" style:font-size-asian="11pt"/>
    </style:style>
    <style:style style:name="T5261" style:parent-style-name="DefaultParagraphFont" style:family="text">
      <style:text-properties style:text-position="super 63.6%" fo:font-size="11pt" style:font-size-asian="11pt"/>
    </style:style>
    <style:style style:name="T5262" style:parent-style-name="DefaultParagraphFont" style:family="text">
      <style:text-properties fo:font-size="11pt" style:font-size-asian="11pt"/>
    </style:style>
    <style:style style:name="T5263" style:parent-style-name="DefaultParagraphFont" style:family="text">
      <style:text-properties fo:font-size="11pt" style:font-size-asian="11pt"/>
    </style:style>
    <style:style style:name="T5264" style:parent-style-name="DefaultParagraphFont" style:family="text">
      <style:text-properties style:text-position="super 63.6%" fo:font-size="11pt" style:font-size-asian="11pt"/>
    </style:style>
    <style:style style:name="T5265" style:parent-style-name="DefaultParagraphFont" style:family="text">
      <style:text-properties fo:font-size="11pt" style:font-size-asian="11pt"/>
    </style:style>
    <style:style style:name="P5266" style:parent-style-name="Normal" style:family="paragraph">
      <style:text-properties fo:font-style="italic" style:font-style-asian="italic" fo:font-size="10pt" style:font-size-asian="10pt"/>
    </style:style>
    <style:style style:name="P5267" style:parent-style-name="Normal" style:family="paragraph">
      <style:paragraph-properties fo:text-align="justify"/>
    </style:style>
    <style:style style:name="T5268" style:parent-style-name="DefaultParagraphFont" style:family="text">
      <style:text-properties style:font-name-asian="MS Mincho" fo:font-style="italic" style:font-style-asian="italic" style:font-style-complex="italic" fo:font-size="10pt" style:font-size-asian="10pt"/>
    </style:style>
    <style:style style:name="T526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270" style:parent-style-name="DefaultParagraphFont" style:family="text">
      <style:text-properties style:font-name-asian="MS Mincho" fo:font-style="italic" style:font-style-asian="italic" style:font-style-complex="italic" fo:font-size="10pt" style:font-size-asian="10pt"/>
    </style:style>
    <style:style style:name="T5271" style:parent-style-name="DefaultParagraphFont" style:family="text">
      <style:text-properties style:font-name-asian="MS Mincho" fo:font-style="italic" style:font-style-asian="italic" style:font-style-complex="italic" fo:font-size="10pt" style:font-size-asian="10pt"/>
    </style:style>
    <style:style style:name="T5272" style:parent-style-name="DefaultParagraphFont" style:family="text">
      <style:text-properties style:font-name-asian="MS Mincho" fo:font-style="italic" style:font-style-asian="italic" style:font-style-complex="italic" fo:font-size="10pt" style:font-size-asian="10pt"/>
    </style:style>
    <style:style style:name="T527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274" style:parent-style-name="DefaultParagraphFont" style:family="text">
      <style:text-properties style:font-name-asian="MS Mincho" fo:font-style="italic" style:font-style-asian="italic" style:font-style-complex="italic" fo:font-size="10pt" style:font-size-asian="10pt"/>
    </style:style>
    <style:style style:name="T5275" style:parent-style-name="DefaultParagraphFont" style:family="text">
      <style:text-properties style:font-name-asian="MS Mincho" fo:font-style="italic" style:font-style-asian="italic" style:font-style-complex="italic" fo:font-size="10pt" style:font-size-asian="10pt"/>
    </style:style>
    <style:style style:name="T527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277" style:parent-style-name="DefaultParagraphFont" style:family="text">
      <style:text-properties style:font-name-asian="MS Mincho" fo:font-style="italic" style:font-style-asian="italic" style:font-style-complex="italic" fo:font-size="10pt" style:font-size-asian="10pt"/>
    </style:style>
    <style:style style:name="T5278" style:parent-style-name="DefaultParagraphFont" style:family="text">
      <style:text-properties style:font-name-asian="MS Mincho" fo:font-style="italic" style:font-style-asian="italic" style:font-style-complex="italic" fo:font-size="10pt" style:font-size-asian="10pt"/>
    </style:style>
    <style:style style:name="T5279" style:parent-style-name="DefaultParagraphFont" style:family="text">
      <style:text-properties fo:font-style="italic" style:font-style-asian="italic" fo:font-size="10pt" style:font-size-asian="10pt"/>
    </style:style>
    <style:style style:name="T5280"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5281" style:parent-style-name="DefaultParagraphFont" style:family="text">
      <style:text-properties fo:font-style="italic" style:font-style-asian="italic" fo:font-size="10pt" style:font-size-asian="10pt"/>
    </style:style>
    <style:style style:name="T5282" style:parent-style-name="DefaultParagraphFont" style:family="text">
      <style:text-properties style:font-name-asian="MS Mincho" fo:font-style="italic" style:font-style-asian="italic" fo:font-size="10pt" style:font-size-asian="10pt"/>
    </style:style>
    <style:style style:name="T5283"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5284" style:parent-style-name="DefaultParagraphFont" style:family="text">
      <style:text-properties style:font-name-asian="MS Mincho" fo:font-style="italic" style:font-style-asian="italic" fo:font-size="10pt" style:font-size-asian="10pt"/>
    </style:style>
    <style:style style:name="T5285" style:parent-style-name="DefaultParagraphFont" style:family="text">
      <style:text-properties style:font-name-asian="MS Mincho" fo:font-style="italic" style:font-style-asian="italic" fo:font-size="10pt" style:font-size-asian="10pt"/>
    </style:style>
    <style:style style:name="P5286" style:parent-style-name="Normal" style:family="paragraph">
      <style:paragraph-properties fo:text-align="justify"/>
    </style:style>
    <style:style style:name="T5287" style:parent-style-name="DefaultParagraphFont" style:family="text">
      <style:text-properties style:font-name-asian="MS Mincho" fo:font-style="italic" style:font-style-asian="italic" fo:font-size="10pt" style:font-size-asian="10pt"/>
    </style:style>
    <style:style style:name="T5288"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5289" style:parent-style-name="DefaultParagraphFont" style:family="text">
      <style:text-properties style:font-name-asian="MS Mincho" fo:font-style="italic" style:font-style-asian="italic" fo:font-size="10pt" style:font-size-asian="10pt"/>
    </style:style>
    <style:style style:name="P5290" style:parent-style-name="Normal" style:family="paragraph">
      <style:paragraph-properties fo:text-align="justify" fo:margin-left="0.5in" fo:text-indent="0.5in">
        <style:tab-stops/>
      </style:paragraph-properties>
    </style:style>
    <style:style style:name="P5291" style:parent-style-name="Normal" style:family="paragraph">
      <style:paragraph-properties fo:text-align="justify" fo:margin-left="1.625in" fo:text-indent="-1.125in">
        <style:tab-stops/>
      </style:paragraph-properties>
    </style:style>
    <style:style style:name="T5292" style:parent-style-name="DefaultParagraphFont" style:family="text">
      <style:text-properties fo:font-weight="bold" style:font-weight-asian="bold" fo:font-size="11pt" style:font-size-asian="11pt"/>
    </style:style>
    <style:style style:name="T5293" style:parent-style-name="DefaultParagraphFont" style:family="text">
      <style:text-properties fo:font-weight="bold" style:font-weight-asian="bold" fo:font-size="11pt" style:font-size-asian="11pt"/>
    </style:style>
    <style:style style:name="P5294" style:parent-style-name="Normal" style:family="paragraph">
      <style:paragraph-properties fo:text-align="justify" fo:margin-left="1.625in" fo:text-indent="-0.2465in">
        <style:tab-stops/>
      </style:paragraph-properties>
    </style:style>
    <style:style style:name="T5295" style:parent-style-name="DefaultParagraphFont" style:family="text">
      <style:text-properties fo:font-weight="bold" style:font-weight-asian="bold" fo:font-size="11pt" style:font-size-asian="11pt"/>
    </style:style>
    <style:style style:name="P5296" style:parent-style-name="Normal" style:family="paragraph">
      <style:paragraph-properties fo:text-align="justify" fo:text-indent="0.5in"/>
    </style:style>
    <style:style style:name="T5297" style:parent-style-name="DefaultParagraphFont" style:family="text">
      <style:text-properties fo:font-size="11pt" style:font-size-asian="11pt"/>
    </style:style>
    <style:style style:name="T5298" style:parent-style-name="DefaultParagraphFont" style:family="text">
      <style:text-properties fo:font-size="11pt" style:font-size-asian="11pt"/>
    </style:style>
    <style:style style:name="T5299" style:parent-style-name="DefaultParagraphFont" style:family="text">
      <style:text-properties fo:font-size="11pt" style:font-size-asian="11pt"/>
    </style:style>
    <style:style style:name="T5300" style:parent-style-name="DefaultParagraphFont" style:family="text">
      <style:text-properties fo:font-size="11pt" style:font-size-asian="11pt" style:font-size-complex="12pt"/>
    </style:style>
    <style:style style:name="T5301" style:parent-style-name="DefaultParagraphFont" style:family="text">
      <style:text-properties style:font-weight-complex="bold" fo:font-size="11pt" style:font-size-asian="11pt" style:font-size-complex="12pt"/>
    </style:style>
    <style:style style:name="T5302" style:parent-style-name="DefaultParagraphFont" style:family="text">
      <style:text-properties style:font-weight-complex="bold" fo:font-size="11pt" style:font-size-asian="11pt"/>
    </style:style>
    <style:style style:name="T5303" style:parent-style-name="DefaultParagraphFont" style:family="text">
      <style:text-properties fo:font-size="11pt" style:font-size-asian="11pt"/>
    </style:style>
    <style:style style:name="T5304" style:parent-style-name="DefaultParagraphFont" style:family="text">
      <style:text-properties fo:font-size="11pt" style:font-size-asian="11pt"/>
    </style:style>
    <style:style style:name="T5305" style:parent-style-name="DefaultParagraphFont" style:family="text">
      <style:text-properties style:font-weight-complex="bold" fo:font-size="11pt" style:font-size-asian="11pt" style:font-size-complex="12pt"/>
    </style:style>
    <style:style style:name="T5306" style:parent-style-name="DefaultParagraphFont" style:family="text">
      <style:text-properties fo:font-size="11pt" style:font-size-asian="11pt"/>
    </style:style>
    <style:style style:name="T5307" style:parent-style-name="DefaultParagraphFont" style:family="text">
      <style:text-properties fo:font-size="11pt" style:font-size-asian="11pt"/>
    </style:style>
    <style:style style:name="T5308" style:parent-style-name="DefaultParagraphFont" style:family="text">
      <style:text-properties style:font-weight-complex="bold" fo:font-size="11pt" style:font-size-asian="11pt"/>
    </style:style>
    <style:style style:name="T5309" style:parent-style-name="DefaultParagraphFont" style:family="text">
      <style:text-properties fo:font-size="11pt" style:font-size-asian="11pt"/>
    </style:style>
    <style:style style:name="T5310" style:parent-style-name="DefaultParagraphFont" style:family="text">
      <style:text-properties style:font-weight-complex="bold" fo:font-size="11pt" style:font-size-asian="11pt"/>
    </style:style>
    <style:style style:name="T5311" style:parent-style-name="DefaultParagraphFont" style:family="text">
      <style:text-properties style:font-weight-complex="bold" fo:font-size="11pt" style:font-size-asian="11pt"/>
    </style:style>
    <style:style style:name="P5312" style:parent-style-name="Normal" style:family="paragraph">
      <style:paragraph-properties fo:text-align="justify" fo:text-indent="0.5in"/>
    </style:style>
    <style:style style:name="T5313" style:parent-style-name="DefaultParagraphFont" style:family="text">
      <style:text-properties fo:font-size="11pt" style:font-size-asian="11pt"/>
    </style:style>
    <style:style style:name="T5314" style:parent-style-name="DefaultParagraphFont" style:family="text">
      <style:text-properties fo:font-size="11pt" style:font-size-asian="11pt"/>
    </style:style>
    <style:style style:name="T5315" style:parent-style-name="DefaultParagraphFont" style:family="text">
      <style:text-properties fo:font-size="11pt" style:font-size-asian="11pt"/>
    </style:style>
    <style:style style:name="P5316" style:parent-style-name="Normal" style:family="paragraph">
      <style:paragraph-properties fo:text-align="justify" fo:text-indent="0.5in"/>
    </style:style>
    <style:style style:name="T5317" style:parent-style-name="DefaultParagraphFont" style:family="text">
      <style:text-properties fo:font-size="11pt" style:font-size-asian="11pt"/>
    </style:style>
    <style:style style:name="T5318" style:parent-style-name="DefaultParagraphFont" style:family="text">
      <style:text-properties fo:font-size="11pt" style:font-size-asian="11pt"/>
    </style:style>
    <style:style style:name="T5319" style:parent-style-name="DefaultParagraphFont" style:family="text">
      <style:text-properties fo:font-size="11pt" style:font-size-asian="11pt"/>
    </style:style>
    <style:style style:name="P5320" style:parent-style-name="Normal" style:family="paragraph">
      <style:text-properties fo:font-style="italic" style:font-style-asian="italic" fo:font-size="10pt" style:font-size-asian="10pt"/>
    </style:style>
    <style:style style:name="T5321" style:parent-style-name="DefaultParagraphFont" style:family="text">
      <style:text-properties style:font-name-asian="MS Mincho" fo:font-style="italic" style:font-style-asian="italic" style:font-style-complex="italic" fo:font-size="10pt" style:font-size-asian="10pt"/>
    </style:style>
    <style:style style:name="T532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323" style:parent-style-name="DefaultParagraphFont" style:family="text">
      <style:text-properties style:font-name-asian="MS Mincho" fo:font-style="italic" style:font-style-asian="italic" style:font-style-complex="italic" fo:font-size="10pt" style:font-size-asian="10pt"/>
    </style:style>
    <style:style style:name="P5324" style:parent-style-name="Normal" style:family="paragraph">
      <style:paragraph-properties fo:text-align="justify" fo:text-indent="0.5in"/>
    </style:style>
    <style:style style:name="P5325" style:parent-style-name="Normal" style:family="paragraph">
      <style:paragraph-properties fo:text-align="justify" fo:text-indent="0.5in"/>
    </style:style>
    <style:style style:name="T5326" style:parent-style-name="DefaultParagraphFont" style:family="text">
      <style:text-properties fo:font-weight="bold" style:font-weight-asian="bold" fo:font-size="11pt" style:font-size-asian="11pt"/>
    </style:style>
    <style:style style:name="T5327" style:parent-style-name="DefaultParagraphFont" style:family="text">
      <style:text-properties fo:font-weight="bold" style:font-weight-asian="bold" fo:font-size="11pt" style:font-size-asian="11pt"/>
    </style:style>
    <style:style style:name="T5328" style:parent-style-name="DefaultParagraphFont" style:family="text">
      <style:text-properties fo:font-weight="bold" style:font-weight-asian="bold" fo:font-size="11pt" style:font-size-asian="11pt"/>
    </style:style>
    <style:style style:name="T5329" style:parent-style-name="DefaultParagraphFont" style:family="text">
      <style:text-properties fo:font-weight="bold" style:font-weight-asian="bold" fo:font-size="11pt" style:font-size-asian="11pt"/>
    </style:style>
    <style:style style:name="P5330" style:parent-style-name="Normal" style:family="paragraph">
      <style:paragraph-properties fo:text-align="justify" fo:text-indent="0.5in"/>
    </style:style>
    <style:style style:name="T5331" style:parent-style-name="DefaultParagraphFont" style:family="text">
      <style:text-properties fo:font-size="11pt" style:font-size-asian="11pt" style:font-size-complex="11pt"/>
    </style:style>
    <style:style style:name="T5332" style:parent-style-name="DefaultParagraphFont" style:family="text">
      <style:text-properties fo:font-size="11pt" style:font-size-asian="11pt" style:font-size-complex="11pt"/>
    </style:style>
    <style:style style:name="T5333" style:parent-style-name="DefaultParagraphFont" style:family="text">
      <style:text-properties fo:font-size="11pt" style:font-size-asian="11pt" style:font-size-complex="11pt" style:language-complex="hi" style:country-complex="IN"/>
    </style:style>
    <style:style style:name="T5334" style:parent-style-name="DefaultParagraphFont" style:family="text">
      <style:text-properties fo:font-size="11pt" style:font-size-asian="11pt" style:font-size-complex="11pt" style:language-complex="hi" style:country-complex="IN"/>
    </style:style>
    <style:style style:name="T5335" style:parent-style-name="DefaultParagraphFont" style:family="text">
      <style:text-properties fo:font-size="11pt" style:font-size-asian="11pt" style:font-size-complex="11pt" style:language-complex="hi" style:country-complex="IN"/>
    </style:style>
    <style:style style:name="T5336" style:parent-style-name="DefaultParagraphFont" style:family="text">
      <style:text-properties style:font-weight-complex="bold" fo:font-size="11pt" style:font-size-asian="11pt" style:font-size-complex="11pt" style:language-complex="hi" style:country-complex="IN"/>
    </style:style>
    <style:style style:name="T5337" style:parent-style-name="DefaultParagraphFont" style:family="text">
      <style:text-properties fo:font-size="11pt" style:font-size-asian="11pt" style:font-size-complex="11pt" style:language-complex="hi" style:country-complex="IN"/>
    </style:style>
    <style:style style:name="T5338" style:parent-style-name="DefaultParagraphFont" style:family="text">
      <style:text-properties style:font-weight-complex="bold" fo:font-size="11pt" style:font-size-asian="11pt" style:font-size-complex="11pt" style:language-complex="hi" style:country-complex="IN"/>
    </style:style>
    <style:style style:name="T5339" style:parent-style-name="DefaultParagraphFont" style:family="text">
      <style:text-properties style:font-weight-complex="bold" fo:font-size="11pt" style:font-size-asian="11pt" style:font-size-complex="11pt"/>
    </style:style>
    <style:style style:name="T5340" style:parent-style-name="DefaultParagraphFont" style:family="text">
      <style:text-properties fo:font-size="11pt" style:font-size-asian="11pt" style:font-size-complex="11pt"/>
    </style:style>
    <style:style style:name="T5341" style:parent-style-name="DefaultParagraphFont" style:family="text">
      <style:text-properties style:font-weight-complex="bold" fo:font-size="11pt" style:font-size-asian="11pt" style:font-size-complex="11pt"/>
    </style:style>
    <style:style style:name="T5342" style:parent-style-name="DefaultParagraphFont" style:family="text">
      <style:text-properties style:font-weight-complex="bold" fo:font-size="11pt" style:font-size-asian="11pt" style:font-size-complex="11pt" style:language-complex="hi" style:country-complex="IN"/>
    </style:style>
    <style:style style:name="T5343" style:parent-style-name="DefaultParagraphFont" style:family="text">
      <style:text-properties style:font-weight-complex="bold" fo:font-size="11pt" style:font-size-asian="11pt" style:font-size-complex="11pt" style:language-complex="hi" style:country-complex="IN"/>
    </style:style>
    <style:style style:name="T5344" style:parent-style-name="DefaultParagraphFont" style:family="text">
      <style:text-properties style:font-weight-complex="bold" fo:font-size="11pt" style:font-size-asian="11pt" style:font-size-complex="11pt"/>
    </style:style>
    <style:style style:name="T5345" style:parent-style-name="DefaultParagraphFont" style:family="text">
      <style:text-properties fo:font-size="11pt" style:font-size-asian="11pt" style:font-size-complex="11pt" style:language-complex="hi" style:country-complex="IN"/>
    </style:style>
    <style:style style:name="P5346" style:parent-style-name="Normal" style:family="paragraph">
      <style:paragraph-properties fo:text-align="justify" fo:text-indent="0.5in"/>
    </style:style>
    <style:style style:name="T5347" style:parent-style-name="DefaultParagraphFont" style:family="text">
      <style:text-properties fo:font-size="11pt" style:font-size-asian="11pt"/>
    </style:style>
    <style:style style:name="T5348" style:parent-style-name="DefaultParagraphFont" style:family="text">
      <style:text-properties fo:font-size="11pt" style:font-size-asian="11pt"/>
    </style:style>
    <style:style style:name="T5349" style:parent-style-name="DefaultParagraphFont" style:family="text">
      <style:text-properties fo:font-size="11pt" style:font-size-asian="11pt"/>
    </style:style>
    <style:style style:name="P5350" style:parent-style-name="Normal" style:family="paragraph">
      <style:paragraph-properties fo:text-align="justify" fo:text-indent="0.5in"/>
    </style:style>
    <style:style style:name="T5351" style:parent-style-name="DefaultParagraphFont" style:family="text">
      <style:text-properties fo:font-size="11pt" style:font-size-asian="11pt" style:font-size-complex="12pt"/>
    </style:style>
    <style:style style:name="T5352" style:parent-style-name="DefaultParagraphFont" style:family="text">
      <style:text-properties fo:font-size="11pt" style:font-size-asian="11pt" style:font-size-complex="12pt"/>
    </style:style>
    <style:style style:name="T5353" style:parent-style-name="DefaultParagraphFont" style:family="text">
      <style:text-properties fo:font-size="11pt" style:font-size-asian="11pt" style:font-size-complex="12pt"/>
    </style:style>
    <style:style style:name="P5354" style:parent-style-name="Normal" style:family="paragraph">
      <style:paragraph-properties fo:text-align="justify" fo:text-indent="0.5in"/>
    </style:style>
    <style:style style:name="T5355" style:parent-style-name="DefaultParagraphFont" style:family="text">
      <style:text-properties fo:font-size="11pt" style:font-size-asian="11pt"/>
    </style:style>
    <style:style style:name="T5356" style:parent-style-name="DefaultParagraphFont" style:family="text">
      <style:text-properties fo:font-size="11pt" style:font-size-asian="11pt"/>
    </style:style>
    <style:style style:name="T5357" style:parent-style-name="DefaultParagraphFont" style:family="text">
      <style:text-properties fo:font-style="italic" style:font-style-asian="italic" fo:font-size="10pt" style:font-size-asian="10pt"/>
    </style:style>
    <style:style style:name="P5358" style:parent-style-name="Normal" style:family="paragraph">
      <style:paragraph-properties fo:text-align="justify" fo:text-indent="0.5in"/>
    </style:style>
    <style:style style:name="T5359" style:parent-style-name="DefaultParagraphFont" style:family="text">
      <style:text-properties fo:font-size="11pt" style:font-size-asian="11pt"/>
    </style:style>
    <style:style style:name="T5360" style:parent-style-name="DefaultParagraphFont" style:family="text">
      <style:text-properties fo:font-size="11pt" style:font-size-asian="11pt"/>
    </style:style>
    <style:style style:name="T5361" style:parent-style-name="DefaultParagraphFont" style:family="text">
      <style:text-properties fo:font-size="11pt" style:font-size-asian="11pt"/>
    </style:style>
    <style:style style:name="T5362" style:parent-style-name="DefaultParagraphFont" style:family="text">
      <style:text-properties fo:font-size="11pt" style:font-size-asian="11pt"/>
    </style:style>
    <style:style style:name="P5363" style:parent-style-name="Normal" style:family="paragraph">
      <style:paragraph-properties fo:text-align="justify" fo:text-indent="0.5in"/>
    </style:style>
    <style:style style:name="T5364" style:parent-style-name="DefaultParagraphFont" style:family="text">
      <style:text-properties fo:font-size="11pt" style:font-size-asian="11pt" style:font-size-complex="11pt" style:language-asian="lt" style:country-asian="LT"/>
    </style:style>
    <style:style style:name="T5365" style:parent-style-name="DefaultParagraphFont" style:family="text">
      <style:text-properties fo:font-size="11pt" style:font-size-asian="11pt" style:font-size-complex="11pt" style:language-asian="lt" style:country-asian="LT"/>
    </style:style>
    <style:style style:name="T5366" style:parent-style-name="DefaultParagraphFont" style:family="text">
      <style:text-properties style:text-line-through-style="solid" style:text-line-through-width="auto" style:text-line-through-color="font-color" style:text-line-through-mode="continuous" style:text-line-through-type="single" fo:font-size="11pt" style:font-size-asian="11pt" style:font-size-complex="11pt" style:language-asian="lt" style:country-asian="LT"/>
    </style:style>
    <style:style style:name="T5367" style:parent-style-name="DefaultParagraphFont" style:family="text">
      <style:text-properties fo:font-size="11pt" style:font-size-asian="11pt" style:font-size-complex="11pt" style:language-asian="lt" style:country-asian="LT"/>
    </style:style>
    <style:style style:name="T5368" style:parent-style-name="DefaultParagraphFont" style:family="text">
      <style:text-properties fo:font-size="11pt" style:font-size-asian="11pt" style:font-size-complex="11pt" style:language-asian="lt" style:country-asian="LT"/>
    </style:style>
    <style:style style:name="T5369" style:parent-style-name="DefaultParagraphFont" style:family="text">
      <style:text-properties fo:font-style="italic" style:font-style-asian="italic" style:font-style-complex="italic" fo:font-size="11pt" style:font-size-asian="11pt" style:font-size-complex="11pt" style:language-asian="lt" style:country-asian="LT"/>
    </style:style>
    <style:style style:name="T5370" style:parent-style-name="DefaultParagraphFont" style:family="text">
      <style:text-properties fo:font-size="11pt" style:font-size-asian="11pt" style:font-size-complex="11pt" style:language-asian="lt" style:country-asian="LT"/>
    </style:style>
    <style:style style:name="T5371" style:parent-style-name="DefaultParagraphFont" style:family="text">
      <style:text-properties fo:font-size="11pt" style:font-size-asian="11pt" style:font-size-complex="11pt" style:language-asian="lt" style:country-asian="LT"/>
    </style:style>
    <style:style style:name="T5372" style:parent-style-name="DefaultParagraphFont" style:family="text">
      <style:text-properties fo:font-size="11pt" style:font-size-asian="11pt" style:font-size-complex="11pt" style:language-asian="lt" style:country-asian="LT"/>
    </style:style>
    <style:style style:name="T5373" style:parent-style-name="DefaultParagraphFont" style:family="text">
      <style:text-properties fo:font-size="11pt" style:font-size-asian="11pt" style:font-size-complex="11pt"/>
    </style:style>
    <style:style style:name="P5374" style:parent-style-name="Normal" style:family="paragraph">
      <style:paragraph-properties fo:text-align="justify" fo:text-indent="0.5in"/>
    </style:style>
    <style:style style:name="T5375" style:parent-style-name="DefaultParagraphFont" style:family="text">
      <style:text-properties fo:font-size="11pt" style:font-size-asian="11pt" style:font-size-complex="11pt"/>
    </style:style>
    <style:style style:name="T5376" style:parent-style-name="DefaultParagraphFont" style:family="text">
      <style:text-properties fo:font-size="11pt" style:font-size-asian="11pt" style:font-size-complex="11pt"/>
    </style:style>
    <style:style style:name="T5377" style:parent-style-name="DefaultParagraphFont" style:family="text">
      <style:text-properties fo:font-size="11pt" style:font-size-asian="11pt" style:font-size-complex="11pt" style:language-asian="lt" style:country-asian="LT"/>
    </style:style>
    <style:style style:name="P5378" style:parent-style-name="Normal" style:family="paragraph">
      <style:paragraph-properties fo:text-align="justify" fo:text-indent="0.5in"/>
    </style:style>
    <style:style style:name="T5379" style:parent-style-name="DefaultParagraphFont" style:family="text">
      <style:text-properties fo:font-size="11pt" style:font-size-asian="11pt" style:font-size-complex="11pt" style:language-asian="lt" style:country-asian="LT"/>
    </style:style>
    <style:style style:name="T5380" style:parent-style-name="DefaultParagraphFont" style:family="text">
      <style:text-properties fo:font-size="11pt" style:font-size-asian="11pt" style:font-size-complex="11pt" style:language-asian="lt" style:country-asian="LT"/>
    </style:style>
    <style:style style:name="P5381" style:parent-style-name="Normal" style:family="paragraph">
      <style:paragraph-properties fo:text-align="justify" fo:text-indent="0.5in"/>
    </style:style>
    <style:style style:name="T5382" style:parent-style-name="DefaultParagraphFont" style:family="text">
      <style:text-properties fo:font-size="11pt" style:font-size-asian="11pt" style:font-size-complex="11pt" style:language-asian="lt" style:country-asian="LT"/>
    </style:style>
    <style:style style:name="T5383" style:parent-style-name="DefaultParagraphFont" style:family="text">
      <style:text-properties fo:font-size="11pt" style:font-size-asian="11pt" style:font-size-complex="11pt" style:language-asian="lt" style:country-asian="LT"/>
    </style:style>
    <style:style style:name="P5384" style:parent-style-name="Normal" style:family="paragraph">
      <style:paragraph-properties fo:text-align="justify" fo:text-indent="0.5in"/>
    </style:style>
    <style:style style:name="T5385" style:parent-style-name="DefaultParagraphFont" style:family="text">
      <style:text-properties fo:font-size="11pt" style:font-size-asian="11pt" style:font-size-complex="11pt" style:language-asian="lt" style:country-asian="LT"/>
    </style:style>
    <style:style style:name="T5386" style:parent-style-name="DefaultParagraphFont" style:family="text">
      <style:text-properties fo:font-size="11pt" style:font-size-asian="11pt" style:font-size-complex="11pt" style:language-asian="lt" style:country-asian="LT"/>
    </style:style>
    <style:style style:name="T5387" style:parent-style-name="DefaultParagraphFont" style:family="text">
      <style:text-properties fo:font-size="11pt" style:font-size-asian="11pt" style:font-size-complex="11pt" style:language-asian="lt" style:country-asian="LT"/>
    </style:style>
    <style:style style:name="P5388" style:parent-style-name="Normal" style:family="paragraph">
      <style:paragraph-properties fo:text-align="justify" fo:text-indent="0.5in"/>
    </style:style>
    <style:style style:name="T5389" style:parent-style-name="DefaultParagraphFont" style:family="text">
      <style:text-properties fo:font-size="11pt" style:font-size-asian="11pt" style:font-size-complex="11pt" style:language-asian="lt" style:country-asian="LT"/>
    </style:style>
    <style:style style:name="T5390" style:parent-style-name="DefaultParagraphFont" style:family="text">
      <style:text-properties fo:font-size="11pt" style:font-size-asian="11pt" style:font-size-complex="11pt" style:language-asian="lt" style:country-asian="LT"/>
    </style:style>
    <style:style style:name="P5391" style:parent-style-name="Normal" style:family="paragraph">
      <style:paragraph-properties fo:text-align="justify" fo:text-indent="0.5in"/>
    </style:style>
    <style:style style:name="T5392" style:parent-style-name="DefaultParagraphFont" style:family="text">
      <style:text-properties fo:font-size="11pt" style:font-size-asian="11pt" style:font-size-complex="11pt" style:language-asian="lt" style:country-asian="LT"/>
    </style:style>
    <style:style style:name="T5393" style:parent-style-name="DefaultParagraphFont" style:family="text">
      <style:text-properties fo:font-size="11pt" style:font-size-asian="11pt" style:font-size-complex="11pt" style:language-asian="lt" style:country-asian="LT"/>
    </style:style>
    <style:style style:name="P5394" style:parent-style-name="Normal" style:family="paragraph">
      <style:paragraph-properties fo:text-align="justify"/>
    </style:style>
    <style:style style:name="T5395" style:parent-style-name="DefaultParagraphFont" style:family="text">
      <style:text-properties fo:font-weight="bold" style:font-weight-asian="bold" fo:font-style="italic" style:font-style-asian="italic" fo:color="#000000" fo:font-size="10pt" style:font-size-asian="10pt"/>
    </style:style>
    <style:style style:name="T5396" style:parent-style-name="DefaultParagraphFont" style:family="text">
      <style:text-properties fo:font-style="italic" style:font-style-asian="italic" fo:color="#000000" fo:font-size="10pt" style:font-size-asian="10pt"/>
    </style:style>
    <style:style style:name="T5397" style:parent-style-name="DefaultParagraphFont" style:family="text">
      <style:text-properties fo:font-style="italic" style:font-style-asian="italic" fo:font-size="10pt" style:font-size-asian="10pt"/>
    </style:style>
    <style:style style:name="T5398" style:parent-style-name="DefaultParagraphFont" style:family="text">
      <style:text-properties fo:font-style="italic" style:font-style-asian="italic" fo:color="#000000" fo:font-size="10pt" style:font-size-asian="10pt"/>
    </style:style>
    <style:style style:name="T5399" style:parent-style-name="DefaultParagraphFont" style:family="text">
      <style:text-properties fo:font-style="italic" style:font-style-asian="italic" fo:color="#000000" fo:font-size="10pt" style:font-size-asian="10pt"/>
    </style:style>
    <style:style style:name="P5400" style:parent-style-name="Normal" style:family="paragraph">
      <style:text-properties style:font-name-asian="MS Mincho" fo:font-style="italic" style:font-style-asian="italic" style:font-style-complex="italic" fo:font-size="10pt" style:font-size-asian="10pt"/>
    </style:style>
    <style:style style:name="P5401" style:parent-style-name="Normal" style:family="paragraph">
      <style:paragraph-properties fo:text-align="justify"/>
    </style:style>
    <style:style style:name="T5402" style:parent-style-name="DefaultParagraphFont" style:family="text">
      <style:text-properties style:font-name-asian="MS Mincho" fo:font-style="italic" style:font-style-asian="italic" style:font-style-complex="italic" fo:font-size="10pt" style:font-size-asian="10pt"/>
    </style:style>
    <style:style style:name="T540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404" style:parent-style-name="DefaultParagraphFont" style:family="text">
      <style:text-properties style:font-name-asian="MS Mincho" fo:font-style="italic" style:font-style-asian="italic" style:font-style-complex="italic" fo:font-size="10pt" style:font-size-asian="10pt"/>
    </style:style>
    <style:style style:name="P5405" style:parent-style-name="Normal" style:family="paragraph">
      <style:paragraph-properties fo:text-align="justify" fo:text-indent="0.5in"/>
    </style:style>
    <style:style style:name="T5406" style:parent-style-name="DefaultParagraphFont" style:family="text">
      <style:text-properties fo:font-size="11pt" style:font-size-asian="11pt"/>
    </style:style>
    <style:style style:name="T5407" style:parent-style-name="DefaultParagraphFont" style:family="text">
      <style:text-properties fo:font-size="11pt" style:font-size-asian="11pt"/>
    </style:style>
    <style:style style:name="T5408" style:parent-style-name="DefaultParagraphFont" style:family="text">
      <style:text-properties fo:font-size="11pt" style:font-size-asian="11pt"/>
    </style:style>
    <style:style style:name="P5409" style:parent-style-name="Normal" style:family="paragraph">
      <style:paragraph-properties fo:text-align="justify" fo:text-indent="0.5in"/>
    </style:style>
    <style:style style:name="T5410" style:parent-style-name="DefaultParagraphFont" style:family="text">
      <style:text-properties fo:font-size="11pt" style:font-size-asian="11pt"/>
    </style:style>
    <style:style style:name="T5411" style:parent-style-name="DefaultParagraphFont" style:family="text">
      <style:text-properties fo:font-size="11pt" style:font-size-asian="11pt"/>
    </style:style>
    <style:style style:name="T5412" style:parent-style-name="DefaultParagraphFont" style:family="text">
      <style:text-properties fo:font-style="italic" style:font-style-asian="italic" fo:font-size="10pt" style:font-size-asian="10pt"/>
    </style:style>
    <style:style style:name="P5413" style:parent-style-name="Normal" style:family="paragraph">
      <style:paragraph-properties fo:text-align="justify" fo:text-indent="0.5in"/>
    </style:style>
    <style:style style:name="T5414" style:parent-style-name="DefaultParagraphFont" style:family="text">
      <style:text-properties fo:font-size="11pt" style:font-size-asian="11pt" style:font-size-complex="11pt"/>
    </style:style>
    <style:style style:name="T5415" style:parent-style-name="DefaultParagraphFont" style:family="text">
      <style:text-properties fo:font-size="11pt" style:font-size-asian="11pt" style:font-size-complex="11pt"/>
    </style:style>
    <style:style style:name="T5416" style:parent-style-name="DefaultParagraphFont" style:family="text">
      <style:text-properties fo:font-size="11pt" style:font-size-asian="11pt" style:font-size-complex="11pt"/>
    </style:style>
    <style:style style:name="T5417" style:parent-style-name="DefaultParagraphFont" style:family="text">
      <style:text-properties fo:font-size="11pt" style:font-size-asian="11pt" style:font-size-complex="11pt"/>
    </style:style>
    <style:style style:name="P5418" style:parent-style-name="Normal" style:family="paragraph">
      <style:paragraph-properties fo:text-align="justify"/>
    </style:style>
    <style:style style:name="T5419" style:parent-style-name="DefaultParagraphFont" style:family="text">
      <style:text-properties style:font-name-asian="Calibri" fo:font-weight="bold" style:font-weight-asian="bold" fo:font-style="italic" style:font-style-asian="italic" fo:color="#000000" fo:font-size="10pt" style:font-size-asian="10pt"/>
    </style:style>
    <style:style style:name="T5420" style:parent-style-name="DefaultParagraphFont" style:family="text">
      <style:text-properties style:font-name-asian="Calibri" fo:font-style="italic" style:font-style-asian="italic" fo:color="#000000" fo:font-size="10pt" style:font-size-asian="10pt"/>
    </style:style>
    <style:style style:name="T5421" style:parent-style-name="DefaultParagraphFont" style:family="text">
      <style:text-properties fo:font-style="italic" style:font-style-asian="italic" fo:font-size="10pt" style:font-size-asian="10pt"/>
    </style:style>
    <style:style style:name="T5422" style:parent-style-name="DefaultParagraphFont" style:family="text">
      <style:text-properties style:font-name-asian="Calibri" fo:font-style="italic" style:font-style-asian="italic" fo:color="#000000" fo:font-size="10pt" style:font-size-asian="10pt"/>
    </style:style>
    <style:style style:name="P5423" style:parent-style-name="Normal" style:family="paragraph">
      <style:text-properties style:font-name-asian="MS Mincho" fo:font-style="italic" style:font-style-asian="italic" style:font-style-complex="italic" fo:font-size="10pt" style:font-size-asian="10pt"/>
    </style:style>
    <style:style style:name="P5424" style:parent-style-name="Normal" style:family="paragraph">
      <style:paragraph-properties fo:text-align="justify"/>
    </style:style>
    <style:style style:name="T5425" style:parent-style-name="DefaultParagraphFont" style:family="text">
      <style:text-properties style:font-name-asian="MS Mincho" fo:font-style="italic" style:font-style-asian="italic" style:font-style-complex="italic" fo:font-size="10pt" style:font-size-asian="10pt"/>
    </style:style>
    <style:style style:name="T5426" style:parent-style-name="DefaultParagraphFont" style:family="text">
      <style:text-properties style:font-name-asian="MS Mincho" fo:font-style="italic" style:font-style-asian="italic" style:font-style-complex="italic" fo:font-size="10pt" style:font-size-asian="10pt"/>
    </style:style>
    <style:style style:name="T542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428" style:parent-style-name="DefaultParagraphFont" style:family="text">
      <style:text-properties style:font-name-asian="MS Mincho" fo:font-style="italic" style:font-style-asian="italic" style:font-style-complex="italic" fo:font-size="10pt" style:font-size-asian="10pt"/>
    </style:style>
    <style:style style:name="P5429" style:parent-style-name="Normal" style:family="paragraph">
      <style:text-properties fo:font-style="italic" style:font-style-asian="italic" fo:font-size="10pt" style:font-size-asian="10pt"/>
    </style:style>
    <style:style style:name="P5430" style:parent-style-name="Normal" style:family="paragraph">
      <style:paragraph-properties fo:text-align="justify"/>
    </style:style>
    <style:style style:name="T5431" style:parent-style-name="DefaultParagraphFont" style:family="text">
      <style:text-properties fo:font-style="italic" style:font-style-asian="italic" fo:font-size="10pt" style:font-size-asian="10pt"/>
    </style:style>
    <style:style style:name="T5432"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5433" style:parent-style-name="DefaultParagraphFont" style:family="text">
      <style:text-properties fo:font-style="italic" style:font-style-asian="italic" fo:font-size="10pt" style:font-size-asian="10pt"/>
    </style:style>
    <style:style style:name="T5434" style:parent-style-name="DefaultParagraphFont" style:family="text">
      <style:text-properties style:font-name-asian="MS Mincho" fo:font-style="italic" style:font-style-asian="italic" style:font-style-complex="italic" fo:font-size="10pt" style:font-size-asian="10pt"/>
    </style:style>
    <style:style style:name="T543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436" style:parent-style-name="DefaultParagraphFont" style:family="text">
      <style:text-properties style:font-name-asian="MS Mincho" fo:font-style="italic" style:font-style-asian="italic" style:font-style-complex="italic" fo:font-size="10pt" style:font-size-asian="10pt"/>
    </style:style>
    <style:style style:name="P5437" style:parent-style-name="Normal" style:family="paragraph">
      <style:paragraph-properties fo:text-align="justify"/>
    </style:style>
    <style:style style:name="T5438" style:parent-style-name="DefaultParagraphFont" style:family="text">
      <style:text-properties style:font-name-asian="MS Mincho" fo:font-style="italic" style:font-style-asian="italic" style:font-style-complex="italic" fo:font-size="10pt" style:font-size-asian="10pt"/>
    </style:style>
    <style:style style:name="T543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440" style:parent-style-name="DefaultParagraphFont" style:family="text">
      <style:text-properties style:font-name-asian="MS Mincho" fo:font-style="italic" style:font-style-asian="italic" style:font-style-complex="italic" fo:font-size="10pt" style:font-size-asian="10pt"/>
    </style:style>
    <style:style style:name="P5441" style:parent-style-name="Normal" style:family="paragraph">
      <style:paragraph-properties fo:text-align="justify"/>
    </style:style>
    <style:style style:name="T5442" style:parent-style-name="DefaultParagraphFont" style:family="text">
      <style:text-properties fo:font-style="italic" style:font-style-asian="italic" fo:font-size="10pt" style:font-size-asian="10pt"/>
    </style:style>
    <style:style style:name="T5443"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5444" style:parent-style-name="DefaultParagraphFont" style:family="text">
      <style:text-properties fo:font-style="italic" style:font-style-asian="italic" fo:font-size="10pt" style:font-size-asian="10pt"/>
    </style:style>
    <style:style style:name="P5445" style:parent-style-name="Normal" style:family="paragraph">
      <style:paragraph-properties fo:text-align="justify" fo:text-indent="0.5in"/>
    </style:style>
    <style:style style:name="P5446" style:parent-style-name="Normal" style:family="paragraph">
      <style:paragraph-properties fo:text-indent="0.5in"/>
    </style:style>
    <style:style style:name="T5447" style:parent-style-name="DefaultParagraphFont" style:family="text">
      <style:text-properties fo:font-weight="bold" style:font-weight-asian="bold" fo:font-size="11pt" style:font-size-asian="11pt"/>
    </style:style>
    <style:style style:name="T5448" style:parent-style-name="DefaultParagraphFont" style:family="text">
      <style:text-properties fo:font-weight="bold" style:font-weight-asian="bold" fo:font-size="11pt" style:font-size-asian="11pt"/>
    </style:style>
    <style:style style:name="T5449" style:parent-style-name="DefaultParagraphFont" style:family="text">
      <style:text-properties fo:font-weight="bold" style:font-weight-asian="bold" fo:font-size="11pt" style:font-size-asian="11pt"/>
    </style:style>
    <style:style style:name="P5450" style:parent-style-name="Normal" style:family="paragraph">
      <style:paragraph-properties fo:text-align="justify" fo:text-indent="0.5in"/>
    </style:style>
    <style:style style:name="T5451" style:parent-style-name="DefaultParagraphFont" style:family="text">
      <style:text-properties fo:font-size="11pt" style:font-size-asian="11pt"/>
    </style:style>
    <style:style style:name="T5452" style:parent-style-name="DefaultParagraphFont" style:family="text">
      <style:text-properties fo:font-size="11pt" style:font-size-asian="11pt"/>
    </style:style>
    <style:style style:name="P5453" style:parent-style-name="Normal" style:family="paragraph">
      <style:paragraph-properties fo:text-align="center"/>
    </style:style>
    <style:style style:name="T5454" style:parent-style-name="DefaultParagraphFont" style:family="text">
      <style:text-properties fo:font-weight="bold" style:font-weight-asian="bold" style:font-weight-complex="bold" fo:font-size="11pt" style:font-size-asian="11pt" style:font-size-complex="11pt"/>
    </style:style>
    <style:style style:name="T5455" style:parent-style-name="DefaultParagraphFont" style:family="text">
      <style:text-properties fo:font-weight="bold" style:font-weight-asian="bold" style:font-weight-complex="bold" style:text-position="super 63.6%" fo:font-size="11pt" style:font-size-asian="11pt" style:font-size-complex="11pt"/>
    </style:style>
    <style:style style:name="T5456" style:parent-style-name="DefaultParagraphFont" style:family="text">
      <style:text-properties fo:font-weight="bold" style:font-weight-asian="bold" style:font-weight-complex="bold" fo:font-size="11pt" style:font-size-asian="11pt" style:font-size-complex="11pt"/>
    </style:style>
    <style:style style:name="P5457" style:parent-style-name="Normal" style:family="paragraph">
      <style:paragraph-properties fo:text-align="center"/>
    </style:style>
    <style:style style:name="T5458" style:parent-style-name="DefaultParagraphFont" style:family="text">
      <style:text-properties fo:font-weight="bold" style:font-weight-asian="bold" style:font-weight-complex="bold" fo:font-size="11pt" style:font-size-asian="11pt" style:font-size-complex="11pt"/>
    </style:style>
    <style:style style:name="T5459" style:parent-style-name="DefaultParagraphFont" style:family="text">
      <style:text-properties fo:font-style="italic" style:font-style-asian="italic" fo:font-size="10pt" style:font-size-asian="10pt"/>
    </style:style>
    <style:style style:name="T5460" style:parent-style-name="DefaultParagraphFont" style:family="text">
      <style:text-properties style:font-weight-complex="bold" fo:font-style="italic" style:font-style-asian="italic" fo:font-size="10pt" style:font-size-asian="10pt"/>
    </style:style>
    <style:style style:name="T5461" style:parent-style-name="DefaultParagraphFont" style:family="text">
      <style:text-properties style:font-weight-complex="bold" fo:font-style="italic" style:font-style-asian="italic" style:text-position="super 65%" fo:font-size="10pt" style:font-size-asian="10pt"/>
    </style:style>
    <style:style style:name="T5462" style:parent-style-name="DefaultParagraphFont" style:family="text">
      <style:text-properties style:font-weight-complex="bold" fo:font-style="italic" style:font-style-asian="italic" fo:font-size="10pt" style:font-size-asian="10pt"/>
    </style:style>
    <style:style style:name="T5463" style:parent-style-name="DefaultParagraphFont" style:family="text">
      <style:text-properties fo:font-style="italic" style:font-style-asian="italic" fo:font-size="10pt" style:font-size-asian="10pt"/>
    </style:style>
    <style:style style:name="T5464"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5465" style:parent-style-name="DefaultParagraphFont" style:family="text">
      <style:text-properties fo:font-style="italic" style:font-style-asian="italic" fo:font-size="10pt" style:font-size-asian="10pt"/>
    </style:style>
    <style:style style:name="P5466" style:parent-style-name="Normal" style:family="paragraph">
      <style:text-properties fo:font-weight="bold" style:font-weight-asian="bold" style:font-weight-complex="bold" fo:font-size="11pt" style:font-size-asian="11pt" style:font-size-complex="11pt"/>
    </style:style>
    <style:style style:name="P5467" style:parent-style-name="Normal" style:family="paragraph">
      <style:paragraph-properties fo:text-align="justify" fo:margin-left="1.625in" fo:text-indent="-1.1326in">
        <style:tab-stops/>
      </style:paragraph-properties>
    </style:style>
    <style:style style:name="T5468" style:parent-style-name="DefaultParagraphFont" style:family="text">
      <style:text-properties fo:font-weight="bold" style:font-weight-asian="bold" style:font-weight-complex="bold" fo:font-size="11pt" style:font-size-asian="11pt" style:font-size-complex="11pt"/>
    </style:style>
    <style:style style:name="T5469" style:parent-style-name="DefaultParagraphFont" style:family="text">
      <style:text-properties fo:font-weight="bold" style:font-weight-asian="bold" style:font-weight-complex="bold" style:text-position="super 63.6%" fo:font-size="11pt" style:font-size-asian="11pt" style:font-size-complex="11pt"/>
    </style:style>
    <style:style style:name="T5470" style:parent-style-name="DefaultParagraphFont" style:family="text">
      <style:text-properties fo:font-weight="bold" style:font-weight-asian="bold" style:font-weight-complex="bold" fo:font-size="11pt" style:font-size-asian="11pt" style:font-size-complex="11pt"/>
    </style:style>
    <style:style style:name="T5471" style:parent-style-name="DefaultParagraphFont" style:family="text">
      <style:text-properties fo:font-weight="bold" style:font-weight-asian="bold" style:font-weight-complex="bold" fo:font-size="11pt" style:font-size-asian="11pt" style:font-size-complex="11pt"/>
    </style:style>
    <style:style style:name="P5472" style:parent-style-name="Normal" style:family="paragraph">
      <style:paragraph-properties fo:text-align="justify" fo:text-indent="0.5in"/>
    </style:style>
    <style:style style:name="T5473" style:parent-style-name="DefaultParagraphFont" style:family="text">
      <style:text-properties style:font-weight-complex="bold" fo:font-size="11pt" style:font-size-asian="11pt" style:font-size-complex="11pt"/>
    </style:style>
    <style:style style:name="T5474" style:parent-style-name="DefaultParagraphFont" style:family="text">
      <style:text-properties style:font-weight-complex="bold" fo:font-size="11pt" style:font-size-asian="11pt" style:font-size-complex="11pt"/>
    </style:style>
    <style:style style:name="T5475" style:parent-style-name="DefaultParagraphFont" style:family="text">
      <style:text-properties style:font-weight-complex="bold" fo:font-size="11pt" style:font-size-asian="11pt" style:font-size-complex="11pt"/>
    </style:style>
    <style:style style:name="T5476" style:parent-style-name="DefaultParagraphFont" style:family="text">
      <style:text-properties style:font-weight-complex="bold" fo:font-size="11pt" style:font-size-asian="11pt" style:font-size-complex="11pt"/>
    </style:style>
    <style:style style:name="P5477" style:parent-style-name="Normal" style:family="paragraph">
      <style:paragraph-properties fo:text-align="justify" fo:text-indent="0.5in"/>
    </style:style>
    <style:style style:name="T5478" style:parent-style-name="DefaultParagraphFont" style:family="text">
      <style:text-properties style:font-weight-complex="bold" fo:font-size="11pt" style:font-size-asian="11pt" style:font-size-complex="11pt"/>
    </style:style>
    <style:style style:name="T5479" style:parent-style-name="DefaultParagraphFont" style:family="text">
      <style:text-properties style:font-weight-complex="bold" fo:font-size="11pt" style:font-size-asian="11pt" style:font-size-complex="11pt"/>
    </style:style>
    <style:style style:name="T5480" style:parent-style-name="DefaultParagraphFont" style:family="text">
      <style:text-properties style:font-weight-complex="bold" fo:font-size="11pt" style:font-size-asian="11pt" style:font-size-complex="11pt"/>
    </style:style>
    <style:style style:name="T5481" style:parent-style-name="DefaultParagraphFont" style:family="text">
      <style:text-properties fo:font-size="11pt" style:font-size-asian="11pt" style:font-size-complex="11pt"/>
    </style:style>
    <style:style style:name="T5482" style:parent-style-name="DefaultParagraphFont" style:family="text">
      <style:text-properties style:font-weight-complex="bold" fo:font-size="11pt" style:font-size-asian="11pt" style:font-size-complex="11pt"/>
    </style:style>
    <style:style style:name="P5483" style:parent-style-name="Normal" style:family="paragraph">
      <style:paragraph-properties fo:text-align="justify" fo:text-indent="0.5in"/>
    </style:style>
    <style:style style:name="T5484" style:parent-style-name="DefaultParagraphFont" style:family="text">
      <style:text-properties style:font-weight-complex="bold" fo:font-size="11pt" style:font-size-asian="11pt" style:font-size-complex="11pt"/>
    </style:style>
    <style:style style:name="T5485" style:parent-style-name="DefaultParagraphFont" style:family="text">
      <style:text-properties style:font-weight-complex="bold" fo:font-size="11pt" style:font-size-asian="11pt" style:font-size-complex="11pt"/>
    </style:style>
    <style:style style:name="T5486" style:parent-style-name="DefaultParagraphFont" style:family="text">
      <style:text-properties style:font-weight-complex="bold" fo:font-size="11pt" style:font-size-asian="11pt" style:font-size-complex="11pt"/>
    </style:style>
    <style:style style:name="P5487" style:parent-style-name="Normal" style:family="paragraph">
      <style:paragraph-properties fo:text-align="justify" fo:text-indent="0.5in"/>
    </style:style>
    <style:style style:name="T5488" style:parent-style-name="DefaultParagraphFont" style:family="text">
      <style:text-properties style:font-weight-complex="bold" fo:font-size="11pt" style:font-size-asian="11pt" style:font-size-complex="11pt"/>
    </style:style>
    <style:style style:name="T5489" style:parent-style-name="DefaultParagraphFont" style:family="text">
      <style:text-properties style:font-weight-complex="bold" fo:font-size="11pt" style:font-size-asian="11pt" style:font-size-complex="11pt"/>
    </style:style>
    <style:style style:name="T5490" style:parent-style-name="DefaultParagraphFont" style:family="text">
      <style:text-properties style:font-weight-complex="bold" fo:font-size="11pt" style:font-size-asian="11pt" style:font-size-complex="11pt"/>
    </style:style>
    <style:style style:name="P5491" style:parent-style-name="Normal" style:family="paragraph">
      <style:paragraph-properties fo:text-align="justify" fo:text-indent="0.5in"/>
    </style:style>
    <style:style style:name="T5492" style:parent-style-name="DefaultParagraphFont" style:family="text">
      <style:text-properties style:font-weight-complex="bold" fo:font-size="11pt" style:font-size-asian="11pt" style:font-size-complex="11pt"/>
    </style:style>
    <style:style style:name="T5493" style:parent-style-name="DefaultParagraphFont" style:family="text">
      <style:text-properties style:font-weight-complex="bold" fo:font-size="11pt" style:font-size-asian="11pt" style:font-size-complex="11pt"/>
    </style:style>
    <style:style style:name="T5494" style:parent-style-name="DefaultParagraphFont" style:family="text">
      <style:text-properties style:font-weight-complex="bold" fo:font-size="11pt" style:font-size-asian="11pt" style:font-size-complex="11pt"/>
    </style:style>
    <style:style style:name="P5495" style:parent-style-name="Normal" style:family="paragraph">
      <style:paragraph-properties fo:text-align="justify"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96" style:parent-style-name="DefaultParagraphFont" style:family="text">
      <style:text-properties fo:font-size="11pt" style:font-size-asian="11pt" style:font-size-complex="11pt"/>
    </style:style>
    <style:style style:name="T5497" style:parent-style-name="DefaultParagraphFont" style:family="text">
      <style:text-properties style:text-position="super 63.6%" fo:font-size="11pt" style:font-size-asian="11pt" style:font-size-complex="11pt"/>
    </style:style>
    <style:style style:name="T5498" style:parent-style-name="DefaultParagraphFont" style:family="text">
      <style:text-properties fo:font-size="11pt" style:font-size-asian="11pt" style:font-size-complex="11pt"/>
    </style:style>
    <style:style style:name="T5499" style:parent-style-name="DefaultParagraphFont" style:family="text">
      <style:text-properties fo:font-size="11pt" style:font-size-asian="11pt" style:font-size-complex="11pt"/>
    </style:style>
    <style:style style:name="P5500" style:parent-style-name="Normal" style:family="paragraph">
      <style:paragraph-properties fo:text-align="justify"/>
    </style:style>
    <style:style style:name="T5501" style:parent-style-name="DefaultParagraphFont" style:family="text">
      <style:text-properties style:font-name-asian="Calibri" fo:font-weight="bold" style:font-weight-asian="bold" fo:font-style="italic" style:font-style-asian="italic" fo:color="#000000" fo:font-size="10pt" style:font-size-asian="10pt"/>
    </style:style>
    <style:style style:name="T5502" style:parent-style-name="DefaultParagraphFont" style:family="text">
      <style:text-properties style:font-name-asian="Calibri" fo:font-style="italic" style:font-style-asian="italic" fo:color="#000000" fo:font-size="10pt" style:font-size-asian="10pt"/>
    </style:style>
    <style:style style:name="T5503" style:parent-style-name="DefaultParagraphFont" style:family="text">
      <style:text-properties fo:font-style="italic" style:font-style-asian="italic" fo:font-size="10pt" style:font-size-asian="10pt"/>
    </style:style>
    <style:style style:name="T5504" style:parent-style-name="DefaultParagraphFont" style:family="text">
      <style:text-properties fo:font-style="italic" style:font-style-asian="italic" style:text-position="super 65%" fo:font-size="10pt" style:font-size-asian="10pt"/>
    </style:style>
    <style:style style:name="T5505" style:parent-style-name="DefaultParagraphFont" style:family="text">
      <style:text-properties style:font-name-asian="Calibri" fo:font-style="italic" style:font-style-asian="italic" fo:color="#000000" fo:font-size="10pt" style:font-size-asian="10pt"/>
    </style:style>
    <style:style style:name="T5506" style:parent-style-name="DefaultParagraphFont" style:family="text">
      <style:text-properties fo:font-style="italic" style:font-style-asian="italic" fo:font-size="10pt" style:font-size-asian="10pt"/>
    </style:style>
    <style:style style:name="T5507" style:parent-style-name="DefaultParagraphFont" style:family="text">
      <style:text-properties style:font-name-asian="Calibri" fo:font-style="italic" style:font-style-asian="italic" fo:color="#000000" fo:font-size="10pt" style:font-size-asian="10pt"/>
    </style:style>
    <style:style style:name="T5508" style:parent-style-name="DefaultParagraphFont" style:family="text">
      <style:text-properties style:font-name-asian="Calibri" fo:font-style="italic" style:font-style-asian="italic" fo:color="#000000" fo:font-size="10pt" style:font-size-asian="10pt"/>
    </style:style>
    <style:style style:name="P5509" style:parent-style-name="Normal" style:family="paragraph">
      <style:text-properties style:font-name-asian="MS Mincho" fo:font-style="italic" style:font-style-asian="italic" style:font-style-complex="italic" fo:font-size="10pt" style:font-size-asian="10pt"/>
    </style:style>
    <style:style style:name="P5510" style:parent-style-name="Normal" style:family="paragraph">
      <style:paragraph-properties fo:text-align="justify"/>
    </style:style>
    <style:style style:name="T5511" style:parent-style-name="DefaultParagraphFont" style:family="text">
      <style:text-properties style:font-name-asian="MS Mincho" fo:font-style="italic" style:font-style-asian="italic" style:font-style-complex="italic" fo:font-size="10pt" style:font-size-asian="10pt"/>
    </style:style>
    <style:style style:name="T551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513" style:parent-style-name="DefaultParagraphFont" style:family="text">
      <style:text-properties style:font-name-asian="MS Mincho" fo:font-style="italic" style:font-style-asian="italic" style:font-style-complex="italic" fo:font-size="10pt" style:font-size-asian="10pt"/>
    </style:style>
    <style:style style:name="T5514" style:parent-style-name="DefaultParagraphFont" style:family="text">
      <style:text-properties style:font-name-asian="MS Mincho" fo:font-style="italic" style:font-style-asian="italic" style:font-style-complex="italic" fo:font-size="10pt" style:font-size-asian="10pt"/>
    </style:style>
    <style:style style:name="P5515" style:parent-style-name="Normal" style:family="paragraph">
      <style:paragraph-properties fo:text-align="justify" fo:text-indent="0.5in"/>
    </style:style>
    <style:style style:name="T5516" style:parent-style-name="DefaultParagraphFont" style:family="text">
      <style:text-properties style:font-weight-complex="bold" fo:font-size="11pt" style:font-size-asian="11pt" style:font-size-complex="11pt"/>
    </style:style>
    <style:style style:name="T5517" style:parent-style-name="DefaultParagraphFont" style:family="text">
      <style:text-properties style:font-weight-complex="bold" fo:font-size="11pt" style:font-size-asian="11pt" style:font-size-complex="11pt"/>
    </style:style>
    <style:style style:name="P5518" style:parent-style-name="Normal" style:family="paragraph">
      <style:paragraph-properties fo:text-align="justify" fo:text-indent="0.5in"/>
    </style:style>
    <style:style style:name="T5519" style:parent-style-name="DefaultParagraphFont" style:family="text">
      <style:text-properties style:font-weight-complex="bold" fo:font-size="11pt" style:font-size-asian="11pt" style:font-size-complex="11pt"/>
    </style:style>
    <style:style style:name="T5520" style:parent-style-name="DefaultParagraphFont" style:family="text">
      <style:text-properties style:font-weight-complex="bold" fo:font-size="11pt" style:font-size-asian="11pt" style:font-size-complex="11pt"/>
    </style:style>
    <style:style style:name="T5521" style:parent-style-name="DefaultParagraphFont" style:family="text">
      <style:text-properties style:font-weight-complex="bold" fo:font-size="11pt" style:font-size-asian="11pt" style:font-size-complex="11pt"/>
    </style:style>
    <style:style style:name="P5522" style:parent-style-name="Normal" style:family="paragraph">
      <style:paragraph-properties fo:text-align="justify"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23" style:parent-style-name="DefaultParagraphFont" style:family="text">
      <style:text-properties style:font-weight-complex="bold" fo:font-size="11pt" style:font-size-asian="11pt" style:font-size-complex="11pt"/>
    </style:style>
    <style:style style:name="T5524" style:parent-style-name="DefaultParagraphFont" style:family="text">
      <style:text-properties style:font-weight-complex="bold" fo:font-size="11pt" style:font-size-asian="11pt" style:font-size-complex="11pt"/>
    </style:style>
    <style:style style:name="T5525" style:parent-style-name="DefaultParagraphFont" style:family="text">
      <style:text-properties style:font-weight-complex="bold" fo:font-size="11pt" style:font-size-asian="11pt" style:font-size-complex="11pt" style:language-complex="hi" style:country-complex="IN"/>
    </style:style>
    <style:style style:name="T5526" style:parent-style-name="DefaultParagraphFont" style:family="text">
      <style:text-properties style:font-weight-complex="bold" fo:font-size="11pt" style:font-size-asian="11pt" style:font-size-complex="11pt" style:language-complex="hi" style:country-complex="IN"/>
    </style:style>
    <style:style style:name="T5527" style:parent-style-name="DefaultParagraphFont" style:family="text">
      <style:text-properties style:font-weight-complex="bold" fo:font-size="11pt" style:font-size-asian="11pt" style:font-size-complex="11pt"/>
    </style:style>
    <style:style style:name="P5528" style:parent-style-name="Normal" style:family="paragraph">
      <style:paragraph-properties fo:text-align="justify" fo:text-indent="0.5in"/>
    </style:style>
    <style:style style:name="T5529" style:parent-style-name="DefaultParagraphFont" style:family="text">
      <style:text-properties style:font-weight-complex="bold" fo:font-size="11pt" style:font-size-asian="11pt" style:font-size-complex="11pt"/>
    </style:style>
    <style:style style:name="T5530" style:parent-style-name="DefaultParagraphFont" style:family="text">
      <style:text-properties style:font-weight-complex="bold" fo:font-size="11pt" style:font-size-asian="11pt" style:font-size-complex="11pt"/>
    </style:style>
    <style:style style:name="T5531" style:parent-style-name="DefaultParagraphFont" style:family="text">
      <style:text-properties style:font-weight-complex="bold" fo:font-size="11pt" style:font-size-asian="11pt" style:font-size-complex="11pt"/>
    </style:style>
    <style:style style:name="T5532" style:parent-style-name="DefaultParagraphFont" style:family="text">
      <style:text-properties style:font-weight-complex="bold" fo:font-size="11pt" style:font-size-asian="11pt" style:font-size-complex="11pt" style:language-complex="hi" style:country-complex="IN"/>
    </style:style>
    <style:style style:name="T5533" style:parent-style-name="DefaultParagraphFont" style:family="text">
      <style:text-properties style:font-weight-complex="bold" fo:font-size="11pt" style:font-size-asian="11pt" style:font-size-complex="11pt"/>
    </style:style>
    <style:style style:name="P5534" style:parent-style-name="Normal" style:family="paragraph">
      <style:paragraph-properties fo:text-align="justify" fo:text-indent="0.5in"/>
    </style:style>
    <style:style style:name="T5535" style:parent-style-name="DefaultParagraphFont" style:family="text">
      <style:text-properties style:font-weight-complex="bold" fo:font-size="11pt" style:font-size-asian="11pt" style:font-size-complex="11pt"/>
    </style:style>
    <style:style style:name="T5536" style:parent-style-name="DefaultParagraphFont" style:family="text">
      <style:text-properties style:font-weight-complex="bold" fo:font-size="11pt" style:font-size-asian="11pt" style:font-size-complex="11pt"/>
    </style:style>
    <style:style style:name="T5537" style:parent-style-name="DefaultParagraphFont" style:family="text">
      <style:text-properties style:font-weight-complex="bold" fo:font-size="11pt" style:font-size-asian="11pt" style:font-size-complex="11pt"/>
    </style:style>
    <style:style style:name="P5538" style:parent-style-name="Normal" style:family="paragraph">
      <style:paragraph-properties fo:text-align="justify" fo:text-indent="0.5in"/>
    </style:style>
    <style:style style:name="T5539" style:parent-style-name="DefaultParagraphFont" style:family="text">
      <style:text-properties style:font-weight-complex="bold" fo:font-size="11pt" style:font-size-asian="11pt" style:font-size-complex="11pt"/>
    </style:style>
    <style:style style:name="T5540" style:parent-style-name="DefaultParagraphFont" style:family="text">
      <style:text-properties style:font-weight-complex="bold" fo:font-size="11pt" style:font-size-asian="11pt" style:font-size-complex="11pt"/>
    </style:style>
    <style:style style:name="T5541" style:parent-style-name="DefaultParagraphFont" style:family="text">
      <style:text-properties style:font-weight-complex="bold" fo:font-size="11pt" style:font-size-asian="11pt" style:font-size-complex="11pt"/>
    </style:style>
    <style:style style:name="T5542" style:parent-style-name="DefaultParagraphFont" style:family="text">
      <style:text-properties style:font-weight-complex="bold" fo:font-size="11pt" style:font-size-asian="11pt" style:font-size-complex="11pt"/>
    </style:style>
    <style:style style:name="P5543" style:parent-style-name="Normal" style:family="paragraph">
      <style:paragraph-properties fo:text-align="justify" fo:text-indent="0.5in"/>
    </style:style>
    <style:style style:name="T5544" style:parent-style-name="DefaultParagraphFont" style:family="text">
      <style:text-properties style:font-weight-complex="bold" fo:font-size="11pt" style:font-size-asian="11pt" style:font-size-complex="11pt"/>
    </style:style>
    <style:style style:name="T5545" style:parent-style-name="DefaultParagraphFont" style:family="text">
      <style:text-properties style:font-weight-complex="bold" fo:font-size="11pt" style:font-size-asian="11pt" style:font-size-complex="11pt"/>
    </style:style>
    <style:style style:name="T5546" style:parent-style-name="DefaultParagraphFont" style:family="text">
      <style:text-properties style:font-weight-complex="bold" fo:font-size="11pt" style:font-size-asian="11pt" style:font-size-complex="11pt"/>
    </style:style>
    <style:style style:name="P5547" style:parent-style-name="Normal" style:family="paragraph">
      <style:paragraph-properties fo:text-align="justify" fo:text-indent="0.5in"/>
    </style:style>
    <style:style style:name="T5548" style:parent-style-name="DefaultParagraphFont" style:family="text">
      <style:text-properties style:font-weight-complex="bold" fo:font-size="11pt" style:font-size-asian="11pt" style:font-size-complex="11pt"/>
    </style:style>
    <style:style style:name="T5549" style:parent-style-name="DefaultParagraphFont" style:family="text">
      <style:text-properties style:font-weight-complex="bold" fo:font-size="11pt" style:font-size-asian="11pt" style:font-size-complex="11pt"/>
    </style:style>
    <style:style style:name="P5550" style:parent-style-name="Normal" style:family="paragraph">
      <style:paragraph-properties fo:text-align="justify" fo:text-indent="0.5in"/>
    </style:style>
    <style:style style:name="T5551" style:parent-style-name="DefaultParagraphFont" style:family="text">
      <style:text-properties style:font-weight-complex="bold" fo:color="#000000" fo:font-size="11pt" style:font-size-asian="11pt" style:font-size-complex="11pt" style:language-complex="hi" style:country-complex="IN"/>
    </style:style>
    <style:style style:name="T5552" style:parent-style-name="DefaultParagraphFont" style:family="text">
      <style:text-properties style:font-weight-complex="bold" fo:color="#000000" fo:font-size="11pt" style:font-size-asian="11pt" style:font-size-complex="11pt" style:language-complex="hi" style:country-complex="IN"/>
    </style:style>
    <style:style style:name="T5553" style:parent-style-name="DefaultParagraphFont" style:family="text">
      <style:text-properties style:font-weight-complex="bold" fo:color="#000000" fo:font-size="11pt" style:font-size-asian="11pt" style:font-size-complex="11pt" style:language-complex="hi" style:country-complex="IN"/>
    </style:style>
    <style:style style:name="T5554" style:parent-style-name="DefaultParagraphFont" style:family="text">
      <style:text-properties style:font-weight-complex="bold" fo:color="#000000" fo:font-size="11pt" style:font-size-asian="11pt" style:font-size-complex="11pt" style:language-complex="hi" style:country-complex="IN"/>
    </style:style>
    <style:style style:name="P5555" style:parent-style-name="Normal" style:family="paragraph">
      <style:paragraph-properties fo:text-align="center" fo:text-indent="0.5in"/>
    </style:style>
    <style:style style:name="P5556" style:parent-style-name="Normal" style:family="paragraph">
      <style:paragraph-properties fo:text-align="justify"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57" style:parent-style-name="DefaultParagraphFont" style:family="text">
      <style:text-properties fo:font-weight="bold" style:font-weight-asian="bold" style:font-weight-complex="bold" fo:font-size="11pt" style:font-size-asian="11pt" style:font-size-complex="11pt"/>
    </style:style>
    <style:style style:name="T5558" style:parent-style-name="DefaultParagraphFont" style:family="text">
      <style:text-properties fo:font-weight="bold" style:font-weight-asian="bold" style:font-weight-complex="bold" style:text-position="super 63.6%" fo:font-size="11pt" style:font-size-asian="11pt" style:font-size-complex="11pt"/>
    </style:style>
    <style:style style:name="T5559" style:parent-style-name="DefaultParagraphFont" style:family="text">
      <style:text-properties fo:font-weight="bold" style:font-weight-asian="bold" style:font-weight-complex="bold" fo:font-size="11pt" style:font-size-asian="11pt" style:font-size-complex="11pt"/>
    </style:style>
    <style:style style:name="T5560" style:parent-style-name="DefaultParagraphFont" style:family="text">
      <style:text-properties fo:font-weight="bold" style:font-weight-asian="bold" style:font-weight-complex="bold" fo:font-size="11pt" style:font-size-asian="11pt" style:font-size-complex="11pt"/>
    </style:style>
    <style:style style:name="P5561" style:parent-style-name="Normal" style:family="paragraph">
      <style:paragraph-properties fo:text-align="justify"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62" style:parent-style-name="DefaultParagraphFont" style:family="text">
      <style:text-properties fo:font-size="11pt" style:font-size-asian="11pt" style:font-size-complex="11pt"/>
    </style:style>
    <style:style style:name="T5563" style:parent-style-name="DefaultParagraphFont" style:family="text">
      <style:text-properties fo:font-size="11pt" style:font-size-asian="11pt" style:font-size-complex="11pt"/>
    </style:style>
    <style:style style:name="P5564" style:parent-style-name="Normal" style:family="paragraph">
      <style:paragraph-properties fo:text-align="justify"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65" style:parent-style-name="DefaultParagraphFont" style:family="text">
      <style:text-properties fo:font-size="11pt" style:font-size-asian="11pt" style:font-size-complex="11pt"/>
    </style:style>
    <style:style style:name="T5566" style:parent-style-name="DefaultParagraphFont" style:family="text">
      <style:text-properties fo:font-size="11pt" style:font-size-asian="11pt" style:font-size-complex="11pt"/>
    </style:style>
    <style:style style:name="T5567" style:parent-style-name="DefaultParagraphFont" style:family="text">
      <style:text-properties fo:font-size="11pt" style:font-size-asian="11pt" style:font-size-complex="11pt"/>
    </style:style>
    <style:style style:name="T5568" style:parent-style-name="DefaultParagraphFont" style:family="text">
      <style:text-properties fo:font-size="11pt" style:font-size-asian="11pt" style:font-size-complex="11pt"/>
    </style:style>
    <style:style style:name="P5569" style:parent-style-name="Normal" style:family="paragraph">
      <style:paragraph-properties fo:text-align="justify"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70" style:parent-style-name="DefaultParagraphFont" style:family="text">
      <style:text-properties fo:font-size="11pt" style:font-size-asian="11pt" style:font-size-complex="11pt"/>
    </style:style>
    <style:style style:name="T5571" style:parent-style-name="DefaultParagraphFont" style:family="text">
      <style:text-properties fo:font-size="11pt" style:font-size-asian="11pt" style:font-size-complex="11pt"/>
    </style:style>
    <style:style style:name="T5572" style:parent-style-name="DefaultParagraphFont" style:family="text">
      <style:text-properties fo:font-size="11pt" style:font-size-asian="11pt" style:font-size-complex="11pt"/>
    </style:style>
    <style:style style:name="P5573" style:parent-style-name="Normal" style:family="paragraph">
      <style:paragraph-properties fo:text-align="justify" fo:text-indent="0.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74" style:parent-style-name="DefaultParagraphFont" style:family="text">
      <style:text-properties fo:font-size="11pt" style:font-size-asian="11pt" style:font-size-complex="11pt"/>
    </style:style>
    <style:style style:name="T5575" style:parent-style-name="DefaultParagraphFont" style:family="text">
      <style:text-properties fo:font-size="11pt" style:font-size-asian="11pt" style:font-size-complex="11pt"/>
    </style:style>
    <style:style style:name="P5576" style:parent-style-name="Normal" style:family="paragraph">
      <style:paragraph-properties fo:text-align="justify">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77" style:parent-style-name="DefaultParagraphFont" style:family="text">
      <style:text-properties style:font-name-asian="Calibri" fo:font-weight="bold" style:font-weight-asian="bold" fo:font-style="italic" style:font-style-asian="italic" fo:color="#000000" fo:font-size="10pt" style:font-size-asian="10pt"/>
    </style:style>
    <style:style style:name="T5578" style:parent-style-name="DefaultParagraphFont" style:family="text">
      <style:text-properties style:font-name-asian="Calibri" fo:font-style="italic" style:font-style-asian="italic" fo:color="#000000" fo:font-size="10pt" style:font-size-asian="10pt"/>
    </style:style>
    <style:style style:name="T5579" style:parent-style-name="DefaultParagraphFont" style:family="text">
      <style:text-properties fo:font-style="italic" style:font-style-asian="italic" style:text-position="super 65%" fo:font-size="10pt" style:font-size-asian="10pt"/>
    </style:style>
    <style:style style:name="T5580" style:parent-style-name="DefaultParagraphFont" style:family="text">
      <style:text-properties style:font-name-asian="Calibri" fo:font-style="italic" style:font-style-asian="italic" fo:color="#000000" fo:font-size="10pt" style:font-size-asian="10pt"/>
    </style:style>
    <style:style style:name="T5581" style:parent-style-name="DefaultParagraphFont" style:family="text">
      <style:text-properties style:font-name-asian="Calibri" fo:font-style="italic" style:font-style-asian="italic" fo:color="#000000" fo:font-size="10pt" style:font-size-asian="10pt"/>
    </style:style>
    <style:style style:name="P5582" style:parent-style-name="Normal" style:family="paragraph">
      <style:text-properties style:font-name-asian="MS Mincho" fo:font-style="italic" style:font-style-asian="italic" style:font-style-complex="italic" fo:font-size="10pt" style:font-size-asian="10pt"/>
    </style:style>
    <style:style style:name="P5583" style:parent-style-name="Normal" style:family="paragraph">
      <style:paragraph-properties fo:text-align="justify"/>
    </style:style>
    <style:style style:name="T5584" style:parent-style-name="DefaultParagraphFont" style:family="text">
      <style:text-properties style:font-name-asian="MS Mincho" fo:font-style="italic" style:font-style-asian="italic" style:font-style-complex="italic" fo:font-size="10pt" style:font-size-asian="10pt"/>
    </style:style>
    <style:style style:name="T558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586" style:parent-style-name="DefaultParagraphFont" style:family="text">
      <style:text-properties style:font-name-asian="MS Mincho" fo:font-style="italic" style:font-style-asian="italic" style:font-style-complex="italic" fo:font-size="10pt" style:font-size-asian="10pt"/>
    </style:style>
    <style:style style:name="T5587" style:parent-style-name="DefaultParagraphFont" style:family="text">
      <style:text-properties style:font-name-asian="MS Mincho" fo:font-style="italic" style:font-style-asian="italic" style:font-style-complex="italic" fo:font-size="10pt" style:font-size-asian="10pt"/>
    </style:style>
    <style:style style:name="P5588" style:parent-style-name="Normal" style:family="paragraph">
      <style:paragraph-properties fo:text-align="center"/>
    </style:style>
    <style:style style:name="T5589" style:parent-style-name="DefaultParagraphFont" style:family="text">
      <style:text-properties fo:font-weight="bold" style:font-weight-asian="bold" fo:font-size="11pt" style:font-size-asian="11pt"/>
    </style:style>
    <style:style style:name="T5590" style:parent-style-name="DefaultParagraphFont" style:family="text">
      <style:text-properties fo:font-weight="bold" style:font-weight-asian="bold" fo:font-size="11pt" style:font-size-asian="11pt"/>
    </style:style>
    <style:style style:name="P5591" style:parent-style-name="Normal" style:family="paragraph">
      <style:paragraph-properties fo:text-align="center"/>
    </style:style>
    <style:style style:name="T5592" style:parent-style-name="DefaultParagraphFont" style:family="text">
      <style:text-properties fo:font-weight="bold" style:font-weight-asian="bold" fo:font-size="11pt" style:font-size-asian="11pt"/>
    </style:style>
    <style:style style:name="P5593" style:parent-style-name="Normal" style:family="paragraph">
      <style:paragraph-properties fo:text-align="center" fo:text-indent="0.5in"/>
      <style:text-properties fo:font-size="11pt" style:font-size-asian="11pt"/>
    </style:style>
    <style:style style:name="P5594" style:parent-style-name="Normal" style:family="paragraph">
      <style:paragraph-properties fo:text-indent="0.5in"/>
    </style:style>
    <style:style style:name="T5595"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5596"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T5597" style:parent-style-name="DefaultParagraphFont" style:family="text">
      <style:text-properties fo:font-weight="bold" style:font-weight-asian="bold" style:font-weight-complex="bold" fo:font-size="11pt" style:font-size-asian="11pt" style:font-size-complex="11pt" style:language-asian="lt" style:country-asian="LT"/>
    </style:style>
    <style:style style:name="P5598" style:parent-style-name="Normal" style:family="paragraph">
      <style:paragraph-properties fo:text-align="justify" fo:text-indent="0.5in"/>
    </style:style>
    <style:style style:name="T5599" style:parent-style-name="DefaultParagraphFont" style:family="text">
      <style:text-properties fo:font-size="11pt" style:font-size-asian="11pt" style:font-size-complex="11pt" style:language-asian="lt" style:country-asian="LT"/>
    </style:style>
    <style:style style:name="T5600" style:parent-style-name="DefaultParagraphFont" style:family="text">
      <style:text-properties fo:font-size="11pt" style:font-size-asian="11pt" style:font-size-complex="11pt" style:language-asian="lt" style:country-asian="LT"/>
    </style:style>
    <style:style style:name="P5601" style:parent-style-name="Normal" style:family="paragraph">
      <style:paragraph-properties fo:text-align="justify" fo:text-indent="0.5in"/>
    </style:style>
    <style:style style:name="T5602" style:parent-style-name="DefaultParagraphFont" style:family="text">
      <style:text-properties fo:font-size="11pt" style:font-size-asian="11pt" style:font-size-complex="11pt" style:language-asian="lt" style:country-asian="LT"/>
    </style:style>
    <style:style style:name="T5603" style:parent-style-name="DefaultParagraphFont" style:family="text">
      <style:text-properties fo:font-size="11pt" style:font-size-asian="11pt" style:font-size-complex="11pt" style:language-asian="lt" style:country-asian="LT"/>
    </style:style>
    <style:style style:name="T5604" style:parent-style-name="DefaultParagraphFont" style:family="text">
      <style:text-properties fo:font-size="11pt" style:font-size-asian="11pt" style:font-size-complex="11pt" style:language-asian="lt" style:country-asian="LT"/>
    </style:style>
    <style:style style:name="P5605" style:parent-style-name="Normal" style:family="paragraph">
      <style:paragraph-properties fo:text-align="justify" fo:text-indent="0.5in"/>
    </style:style>
    <style:style style:name="T5606" style:parent-style-name="DefaultParagraphFont" style:family="text">
      <style:text-properties fo:font-size="11pt" style:font-size-asian="11pt" style:font-size-complex="11pt" style:language-asian="lt" style:country-asian="LT"/>
    </style:style>
    <style:style style:name="T5607" style:parent-style-name="DefaultParagraphFont" style:family="text">
      <style:text-properties fo:font-size="11pt" style:font-size-asian="11pt" style:font-size-complex="11pt" style:language-asian="lt" style:country-asian="LT"/>
    </style:style>
    <style:style style:name="T5608" style:parent-style-name="DefaultParagraphFont" style:family="text">
      <style:text-properties fo:font-size="11pt" style:font-size-asian="11pt" style:font-size-complex="11pt" style:language-asian="lt" style:country-asian="LT"/>
    </style:style>
    <style:style style:name="P5609" style:parent-style-name="Normal" style:family="paragraph">
      <style:paragraph-properties fo:text-align="justify"/>
      <style:text-properties fo:font-style="italic" style:font-style-asian="italic" fo:font-size="10pt" style:font-size-asian="10pt"/>
    </style:style>
    <style:style style:name="P5610" style:parent-style-name="Normal" style:family="paragraph">
      <style:paragraph-properties fo:text-align="justify"/>
    </style:style>
    <style:style style:name="T5611" style:parent-style-name="DefaultParagraphFont" style:family="text">
      <style:text-properties fo:font-style="italic" style:font-style-asian="italic" fo:font-size="10pt" style:font-size-asian="10pt"/>
    </style:style>
    <style:style style:name="T5612" style:parent-style-name="Hyperlink" style:family="text">
      <style:text-properties fo:font-style="italic" style:font-style-asian="italic" fo:font-size="10pt" style:font-size-asian="10pt"/>
    </style:style>
    <style:style style:name="T5613" style:parent-style-name="DefaultParagraphFont" style:family="text">
      <style:text-properties fo:font-style="italic" style:font-style-asian="italic" fo:font-size="10pt" style:font-size-asian="10pt"/>
    </style:style>
    <style:style style:name="T5614" style:parent-style-name="DefaultParagraphFont" style:family="text">
      <style:text-properties fo:font-style="italic" style:font-style-asian="italic" fo:font-size="10pt" style:font-size-asian="10pt"/>
    </style:style>
    <style:style style:name="P5615" style:parent-style-name="Normal" style:family="paragraph">
      <style:paragraph-properties fo:text-align="justify"/>
    </style:style>
    <style:style style:name="T5616" style:parent-style-name="DefaultParagraphFont" style:family="text">
      <style:text-properties fo:font-style="italic" style:font-style-asian="italic" fo:font-size="10pt" style:font-size-asian="10pt"/>
    </style:style>
    <style:style style:name="T5617" style:parent-style-name="Hyperlink" style:family="text">
      <style:text-properties fo:font-style="italic" style:font-style-asian="italic" fo:font-size="10pt" style:font-size-asian="10pt"/>
    </style:style>
    <style:style style:name="T5618" style:parent-style-name="DefaultParagraphFont" style:family="text">
      <style:text-properties fo:font-style="italic" style:font-style-asian="italic" fo:font-size="10pt" style:font-size-asian="10pt"/>
    </style:style>
    <style:style style:name="P5619" style:parent-style-name="Normal" style:family="paragraph">
      <style:text-properties style:font-name-asian="MS Mincho" fo:font-style="italic" style:font-style-asian="italic" style:font-style-complex="italic" fo:font-size="10pt" style:font-size-asian="10pt"/>
    </style:style>
    <style:style style:name="P5620" style:parent-style-name="Normal" style:family="paragraph">
      <style:paragraph-properties fo:text-align="justify"/>
    </style:style>
    <style:style style:name="T5621" style:parent-style-name="DefaultParagraphFont" style:family="text">
      <style:text-properties style:font-name-asian="MS Mincho" fo:font-style="italic" style:font-style-asian="italic" style:font-style-complex="italic" fo:font-size="10pt" style:font-size-asian="10pt"/>
    </style:style>
    <style:style style:name="T562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623" style:parent-style-name="DefaultParagraphFont" style:family="text">
      <style:text-properties style:font-name-asian="MS Mincho" fo:font-style="italic" style:font-style-asian="italic" style:font-style-complex="italic" fo:font-size="10pt" style:font-size-asian="10pt"/>
    </style:style>
    <style:style style:name="P5624" style:parent-style-name="Normal" style:family="paragraph">
      <style:paragraph-properties fo:keep-with-next="always" fo:text-align="center"/>
    </style:style>
    <style:style style:name="T5625" style:parent-style-name="DefaultParagraphFont" style:family="text">
      <style:text-properties fo:font-weight="bold" style:font-weight-asian="bold" fo:font-size="11pt" style:font-size-asian="11pt"/>
    </style:style>
    <style:style style:name="T5626" style:parent-style-name="DefaultParagraphFont" style:family="text">
      <style:text-properties fo:font-weight="bold" style:font-weight-asian="bold" fo:font-size="11pt" style:font-size-asian="11pt"/>
    </style:style>
    <style:style style:name="P5627" style:parent-style-name="Normal" style:family="paragraph">
      <style:paragraph-properties fo:text-align="center"/>
    </style:style>
    <style:style style:name="T5628" style:parent-style-name="DefaultParagraphFont" style:family="text">
      <style:text-properties fo:font-weight="bold" style:font-weight-asian="bold" fo:font-size="11pt" style:font-size-asian="11pt"/>
    </style:style>
    <style:style style:name="P5629" style:parent-style-name="Normal" style:family="paragraph">
      <style:paragraph-properties fo:text-align="justify" fo:text-indent="0.5in"/>
      <style:text-properties fo:font-size="11pt" style:font-size-asian="11pt"/>
    </style:style>
    <style:style style:name="P5630" style:parent-style-name="Normal" style:family="paragraph">
      <style:paragraph-properties fo:text-align="justify" fo:margin-left="1.625in" fo:text-indent="-1.125in">
        <style:tab-stops/>
      </style:paragraph-properties>
    </style:style>
    <style:style style:name="T5631" style:parent-style-name="DefaultParagraphFont" style:family="text">
      <style:text-properties fo:font-weight="bold" style:font-weight-asian="bold" fo:font-size="11pt" style:font-size-asian="11pt"/>
    </style:style>
    <style:style style:name="T5632" style:parent-style-name="DefaultParagraphFont" style:family="text">
      <style:text-properties fo:font-weight="bold" style:font-weight-asian="bold" fo:font-size="11pt" style:font-size-asian="11pt"/>
    </style:style>
    <style:style style:name="P5633" style:parent-style-name="Normal" style:family="paragraph">
      <style:paragraph-properties fo:text-align="justify" fo:margin-left="1.625in" fo:text-indent="-0.2465in">
        <style:tab-stops/>
      </style:paragraph-properties>
      <style:text-properties fo:font-weight="bold" style:font-weight-asian="bold" fo:font-size="11pt" style:font-size-asian="11pt"/>
    </style:style>
    <style:style style:name="P5634" style:parent-style-name="Normal" style:family="paragraph">
      <style:paragraph-properties fo:text-align="justify" fo:margin-left="1.625in" fo:text-indent="-0.2465in">
        <style:tab-stops/>
      </style:paragraph-properties>
    </style:style>
    <style:style style:name="T5635" style:parent-style-name="DefaultParagraphFont" style:family="text">
      <style:text-properties fo:font-weight="bold" style:font-weight-asian="bold" fo:font-size="11pt" style:font-size-asian="11pt"/>
    </style:style>
    <style:style style:name="T5636" style:parent-style-name="DefaultParagraphFont" style:family="text">
      <style:text-properties fo:font-weight="bold" style:font-weight-asian="bold" fo:font-size="11pt" style:font-size-asian="11pt"/>
    </style:style>
    <style:style style:name="P5637" style:parent-style-name="Normal" style:family="paragraph">
      <style:paragraph-properties fo:text-align="justify" fo:text-indent="0.5in"/>
    </style:style>
    <style:style style:name="T5638" style:parent-style-name="DefaultParagraphFont" style:family="text">
      <style:text-properties fo:font-size="11pt" style:font-size-asian="11pt"/>
    </style:style>
    <style:style style:name="T5639" style:parent-style-name="DefaultParagraphFont" style:family="text">
      <style:text-properties fo:font-size="11pt" style:font-size-asian="11pt"/>
    </style:style>
    <style:style style:name="T5640" style:parent-style-name="DefaultParagraphFont" style:family="text">
      <style:text-properties fo:font-size="11pt" style:font-size-asian="11pt"/>
    </style:style>
    <style:style style:name="P5641" style:parent-style-name="Normal" style:family="paragraph">
      <style:paragraph-properties fo:text-align="justify" fo:text-indent="0.5in"/>
    </style:style>
    <style:style style:name="T5642" style:parent-style-name="DefaultParagraphFont" style:family="text">
      <style:text-properties fo:font-size="11pt" style:font-size-asian="11pt"/>
    </style:style>
    <style:style style:name="T5643" style:parent-style-name="DefaultParagraphFont" style:family="text">
      <style:text-properties fo:font-size="11pt" style:font-size-asian="11pt"/>
    </style:style>
    <style:style style:name="T5644" style:parent-style-name="DefaultParagraphFont" style:family="text">
      <style:text-properties fo:font-size="11pt" style:font-size-asian="11pt"/>
    </style:style>
    <style:style style:name="P5645" style:parent-style-name="Normal" style:family="paragraph">
      <style:paragraph-properties fo:text-align="justify" fo:text-indent="0.5in"/>
    </style:style>
    <style:style style:name="T5646" style:parent-style-name="DefaultParagraphFont" style:family="text">
      <style:text-properties fo:font-size="11pt" style:font-size-asian="11pt"/>
    </style:style>
    <style:style style:name="T5647" style:parent-style-name="DefaultParagraphFont" style:family="text">
      <style:text-properties fo:font-size="11pt" style:font-size-asian="11pt"/>
    </style:style>
    <style:style style:name="T5648" style:parent-style-name="DefaultParagraphFont" style:family="text">
      <style:text-properties fo:font-size="11pt" style:font-size-asian="11pt"/>
    </style:style>
    <style:style style:name="T5649" style:parent-style-name="DefaultParagraphFont" style:family="text">
      <style:text-properties fo:font-size="11pt" style:font-size-asian="11pt"/>
    </style:style>
    <style:style style:name="T5650" style:parent-style-name="DefaultParagraphFont" style:family="text">
      <style:text-properties fo:font-size="11pt" style:font-size-asian="11pt"/>
    </style:style>
    <style:style style:name="T5651" style:parent-style-name="DefaultParagraphFont" style:family="text">
      <style:text-properties fo:font-size="11pt" style:font-size-asian="11pt"/>
    </style:style>
    <style:style style:name="T5652" style:parent-style-name="DefaultParagraphFont" style:family="text">
      <style:text-properties fo:font-size="11pt" style:font-size-asian="11pt"/>
    </style:style>
    <style:style style:name="P5653" style:parent-style-name="Normal" style:family="paragraph">
      <style:paragraph-properties fo:text-align="justify" fo:text-indent="0.5in"/>
    </style:style>
    <style:style style:name="T5654" style:parent-style-name="DefaultParagraphFont" style:family="text">
      <style:text-properties fo:font-size="11pt" style:font-size-asian="11pt"/>
    </style:style>
    <style:style style:name="T5655" style:parent-style-name="DefaultParagraphFont" style:family="text">
      <style:text-properties fo:font-size="11pt" style:font-size-asian="11pt"/>
    </style:style>
    <style:style style:name="T5656" style:parent-style-name="DefaultParagraphFont" style:family="text">
      <style:text-properties fo:font-size="11pt" style:font-size-asian="11pt"/>
    </style:style>
    <style:style style:name="T5657" style:parent-style-name="DefaultParagraphFont" style:family="text">
      <style:text-properties fo:font-size="11pt" style:font-size-asian="11pt"/>
    </style:style>
    <style:style style:name="T5658" style:parent-style-name="DefaultParagraphFont" style:family="text">
      <style:text-properties fo:font-size="11pt" style:font-size-asian="11pt"/>
    </style:style>
    <style:style style:name="P5659" style:parent-style-name="Normal" style:family="paragraph">
      <style:paragraph-properties fo:text-align="justify" fo:text-indent="0.5in"/>
    </style:style>
    <style:style style:name="T5660" style:parent-style-name="DefaultParagraphFont" style:family="text">
      <style:text-properties fo:font-size="11pt" style:font-size-asian="11pt"/>
    </style:style>
    <style:style style:name="T5661" style:parent-style-name="DefaultParagraphFont" style:family="text">
      <style:text-properties fo:font-size="11pt" style:font-size-asian="11pt"/>
    </style:style>
    <style:style style:name="T5662" style:parent-style-name="DefaultParagraphFont" style:family="text">
      <style:text-properties fo:font-size="11pt" style:font-size-asian="11pt"/>
    </style:style>
    <style:style style:name="P5663" style:parent-style-name="Normal" style:family="paragraph">
      <style:paragraph-properties fo:text-align="justify" fo:text-indent="0.5in"/>
    </style:style>
    <style:style style:name="T5664" style:parent-style-name="DefaultParagraphFont" style:family="text">
      <style:text-properties fo:font-size="11pt" style:font-size-asian="11pt"/>
    </style:style>
    <style:style style:name="T5665" style:parent-style-name="DefaultParagraphFont" style:family="text">
      <style:text-properties fo:font-size="11pt" style:font-size-asian="11pt"/>
    </style:style>
    <style:style style:name="T5666" style:parent-style-name="DefaultParagraphFont" style:family="text">
      <style:text-properties fo:font-size="11pt" style:font-size-asian="11pt"/>
    </style:style>
    <style:style style:name="P5667" style:parent-style-name="Normal" style:family="paragraph">
      <style:paragraph-properties fo:text-align="justify" fo:text-indent="0.5in"/>
    </style:style>
    <style:style style:name="T5668" style:parent-style-name="DefaultParagraphFont" style:family="text">
      <style:text-properties fo:font-size="11pt" style:font-size-asian="11pt"/>
    </style:style>
    <style:style style:name="T5669" style:parent-style-name="DefaultParagraphFont" style:family="text">
      <style:text-properties fo:font-size="11pt" style:font-size-asian="11pt"/>
    </style:style>
    <style:style style:name="P5670" style:parent-style-name="Normal" style:family="paragraph">
      <style:paragraph-properties fo:text-align="justify" fo:text-indent="0.5in"/>
    </style:style>
    <style:style style:name="T5671" style:parent-style-name="DefaultParagraphFont" style:family="text">
      <style:text-properties fo:font-size="11pt" style:font-size-asian="11pt"/>
    </style:style>
    <style:style style:name="T5672" style:parent-style-name="DefaultParagraphFont" style:family="text">
      <style:text-properties fo:font-size="11pt" style:font-size-asian="11pt"/>
    </style:style>
    <style:style style:name="T5673" style:parent-style-name="DefaultParagraphFont" style:family="text">
      <style:text-properties fo:font-size="11pt" style:font-size-asian="11pt"/>
    </style:style>
    <style:style style:name="T5674" style:parent-style-name="DefaultParagraphFont" style:family="text">
      <style:text-properties fo:font-size="11pt" style:font-size-asian="11pt"/>
    </style:style>
    <style:style style:name="T5675" style:parent-style-name="DefaultParagraphFont" style:family="text">
      <style:text-properties fo:color="#FF0000" fo:font-size="11pt" style:font-size-asian="11pt"/>
    </style:style>
    <style:style style:name="T5676" style:parent-style-name="DefaultParagraphFont" style:family="text">
      <style:text-properties fo:font-size="11pt" style:font-size-asian="11pt"/>
    </style:style>
    <style:style style:name="T5677" style:parent-style-name="DefaultParagraphFont" style:family="text">
      <style:text-properties fo:color="#FF0000" fo:font-size="11pt" style:font-size-asian="11pt"/>
    </style:style>
    <style:style style:name="T5678" style:parent-style-name="DefaultParagraphFont" style:family="text">
      <style:text-properties fo:font-size="11pt" style:font-size-asian="11pt"/>
    </style:style>
    <style:style style:name="T5679" style:parent-style-name="DefaultParagraphFont" style:family="text">
      <style:text-properties fo:font-size="11pt" style:font-size-asian="11pt"/>
    </style:style>
    <style:style style:name="P5680" style:parent-style-name="Normal" style:family="paragraph">
      <style:paragraph-properties fo:text-align="justify" fo:text-indent="0.5in"/>
    </style:style>
    <style:style style:name="T5681" style:parent-style-name="DefaultParagraphFont" style:family="text">
      <style:text-properties fo:font-size="11pt" style:font-size-asian="11pt"/>
    </style:style>
    <style:style style:name="T5682" style:parent-style-name="DefaultParagraphFont" style:family="text">
      <style:text-properties fo:font-size="11pt" style:font-size-asian="11pt"/>
    </style:style>
    <style:style style:name="P5683" style:parent-style-name="Normal" style:family="paragraph">
      <style:paragraph-properties fo:text-align="justify" fo:text-indent="0.5in"/>
    </style:style>
    <style:style style:name="T5684" style:parent-style-name="DefaultParagraphFont" style:family="text">
      <style:text-properties fo:font-size="11pt" style:font-size-asian="11pt"/>
    </style:style>
    <style:style style:name="T5685" style:parent-style-name="DefaultParagraphFont" style:family="text">
      <style:text-properties fo:font-size="11pt" style:font-size-asian="11pt"/>
    </style:style>
    <style:style style:name="T5686" style:parent-style-name="DefaultParagraphFont" style:family="text">
      <style:text-properties fo:font-size="11pt" style:font-size-asian="11pt"/>
    </style:style>
    <style:style style:name="P5687" style:parent-style-name="Normal" style:family="paragraph">
      <style:paragraph-properties fo:text-align="justify" fo:text-indent="0.5in"/>
    </style:style>
    <style:style style:name="T5688" style:parent-style-name="DefaultParagraphFont" style:family="text">
      <style:text-properties fo:font-size="11pt" style:font-size-asian="11pt"/>
    </style:style>
    <style:style style:name="T5689" style:parent-style-name="DefaultParagraphFont" style:family="text">
      <style:text-properties fo:font-size="11pt" style:font-size-asian="11pt"/>
    </style:style>
    <style:style style:name="T5690" style:parent-style-name="DefaultParagraphFont" style:family="text">
      <style:text-properties fo:font-size="11pt" style:font-size-asian="11pt"/>
    </style:style>
    <style:style style:name="T5691" style:parent-style-name="DefaultParagraphFont" style:family="text">
      <style:text-properties fo:font-size="11pt" style:font-size-asian="11pt"/>
    </style:style>
    <style:style style:name="P5692" style:parent-style-name="Normal" style:family="paragraph">
      <style:paragraph-properties fo:text-align="justify" fo:text-indent="0.5in"/>
    </style:style>
    <style:style style:name="T5693" style:parent-style-name="DefaultParagraphFont" style:family="text">
      <style:text-properties fo:font-size="11pt" style:font-size-asian="11pt"/>
    </style:style>
    <style:style style:name="T5694" style:parent-style-name="DefaultParagraphFont" style:family="text">
      <style:text-properties fo:font-size="11pt" style:font-size-asian="11pt"/>
    </style:style>
    <style:style style:name="T5695" style:parent-style-name="DefaultParagraphFont" style:family="text">
      <style:text-properties fo:font-size="11pt" style:font-size-asian="11pt"/>
    </style:style>
    <style:style style:name="T5696" style:parent-style-name="DefaultParagraphFont" style:family="text">
      <style:text-properties fo:font-size="11pt" style:font-size-asian="11pt"/>
    </style:style>
    <style:style style:name="T5697" style:parent-style-name="DefaultParagraphFont" style:family="text">
      <style:text-properties fo:font-size="11pt" style:font-size-asian="11pt"/>
    </style:style>
    <style:style style:name="T5698" style:parent-style-name="DefaultParagraphFont" style:family="text">
      <style:text-properties fo:font-size="11pt" style:font-size-asian="11pt"/>
    </style:style>
    <style:style style:name="P5699" style:parent-style-name="Normal" style:family="paragraph">
      <style:paragraph-properties fo:text-align="justify" fo:text-indent="0.5in"/>
    </style:style>
    <style:style style:name="T5700" style:parent-style-name="DefaultParagraphFont" style:family="text">
      <style:text-properties fo:font-size="11pt" style:font-size-asian="11pt"/>
    </style:style>
    <style:style style:name="T5701" style:parent-style-name="DefaultParagraphFont" style:family="text">
      <style:text-properties fo:font-size="11pt" style:font-size-asian="11pt"/>
    </style:style>
    <style:style style:name="P5702" style:parent-style-name="Normal" style:family="paragraph">
      <style:paragraph-properties fo:text-align="justify" fo:text-indent="0.5in"/>
    </style:style>
    <style:style style:name="T5703" style:parent-style-name="DefaultParagraphFont" style:family="text">
      <style:text-properties fo:font-size="11pt" style:font-size-asian="11pt"/>
    </style:style>
    <style:style style:name="T5704" style:parent-style-name="DefaultParagraphFont" style:family="text">
      <style:text-properties fo:font-size="11pt" style:font-size-asian="11pt"/>
    </style:style>
    <style:style style:name="T5705" style:parent-style-name="DefaultParagraphFont" style:family="text">
      <style:text-properties fo:font-size="11pt" style:font-size-asian="11pt"/>
    </style:style>
    <style:style style:name="P5706" style:parent-style-name="Normal" style:family="paragraph">
      <style:paragraph-properties fo:text-align="justify" fo:text-indent="0.5in"/>
    </style:style>
    <style:style style:name="T5707" style:parent-style-name="DefaultParagraphFont" style:family="text">
      <style:text-properties fo:font-size="11pt" style:font-size-asian="11pt"/>
    </style:style>
    <style:style style:name="T5708" style:parent-style-name="DefaultParagraphFont" style:family="text">
      <style:text-properties fo:font-size="11pt" style:font-size-asian="11pt"/>
    </style:style>
    <style:style style:name="T5709" style:parent-style-name="DefaultParagraphFont" style:family="text">
      <style:text-properties fo:font-size="11pt" style:font-size-asian="11pt"/>
    </style:style>
    <style:style style:name="T5710" style:parent-style-name="DefaultParagraphFont" style:family="text">
      <style:text-properties fo:font-size="11pt" style:font-size-asian="11pt"/>
    </style:style>
    <style:style style:name="T5711" style:parent-style-name="DefaultParagraphFont" style:family="text">
      <style:text-properties fo:font-size="11pt" style:font-size-asian="11pt"/>
    </style:style>
    <style:style style:name="P5712" style:parent-style-name="Normal" style:family="paragraph">
      <style:paragraph-properties fo:text-align="justify" fo:text-indent="0.5in"/>
    </style:style>
    <style:style style:name="T5713" style:parent-style-name="DefaultParagraphFont" style:family="text">
      <style:text-properties fo:font-size="11pt" style:font-size-asian="11pt"/>
    </style:style>
    <style:style style:name="T5714" style:parent-style-name="DefaultParagraphFont" style:family="text">
      <style:text-properties fo:font-size="11pt" style:font-size-asian="11pt"/>
    </style:style>
    <style:style style:name="T5715" style:parent-style-name="DefaultParagraphFont" style:family="text">
      <style:text-properties fo:font-size="11pt" style:font-size-asian="11pt"/>
    </style:style>
    <style:style style:name="T5716" style:parent-style-name="DefaultParagraphFont" style:family="text">
      <style:text-properties fo:font-size="11pt" style:font-size-asian="11pt"/>
    </style:style>
    <style:style style:name="T5717" style:parent-style-name="DefaultParagraphFont" style:family="text">
      <style:text-properties fo:font-size="11pt" style:font-size-asian="11pt"/>
    </style:style>
    <style:style style:name="P5718" style:parent-style-name="Normal" style:family="paragraph">
      <style:paragraph-properties fo:text-align="justify" fo:text-indent="0.5in"/>
    </style:style>
    <style:style style:name="T5719" style:parent-style-name="DefaultParagraphFont" style:family="text">
      <style:text-properties fo:font-size="11pt" style:font-size-asian="11pt"/>
    </style:style>
    <style:style style:name="T5720" style:parent-style-name="DefaultParagraphFont" style:family="text">
      <style:text-properties fo:font-size="11pt" style:font-size-asian="11pt"/>
    </style:style>
    <style:style style:name="T5721" style:parent-style-name="DefaultParagraphFont" style:family="text">
      <style:text-properties fo:font-size="11pt" style:font-size-asian="11pt"/>
    </style:style>
    <style:style style:name="T5722" style:parent-style-name="DefaultParagraphFont" style:family="text">
      <style:text-properties style:font-weight-complex="bold" fo:font-size="11pt" style:font-size-asian="11pt"/>
    </style:style>
    <style:style style:name="P5723" style:parent-style-name="Normal" style:family="paragraph">
      <style:paragraph-properties fo:text-align="justify" fo:text-indent="0.5in"/>
    </style:style>
    <style:style style:name="T5724" style:parent-style-name="DefaultParagraphFont" style:family="text">
      <style:text-properties fo:font-size="11pt" style:font-size-asian="11pt"/>
    </style:style>
    <style:style style:name="T5725" style:parent-style-name="DefaultParagraphFont" style:family="text">
      <style:text-properties fo:font-size="11pt" style:font-size-asian="11pt"/>
    </style:style>
    <style:style style:name="T5726" style:parent-style-name="DefaultParagraphFont" style:family="text">
      <style:text-properties fo:font-size="11pt" style:font-size-asian="11pt"/>
    </style:style>
    <style:style style:name="T5727" style:parent-style-name="DefaultParagraphFont" style:family="text">
      <style:text-properties fo:font-size="11pt" style:font-size-asian="11pt"/>
    </style:style>
    <style:style style:name="P5728" style:parent-style-name="Normal" style:family="paragraph">
      <style:paragraph-properties fo:text-align="justify" fo:text-indent="0.5in"/>
    </style:style>
    <style:style style:name="T5729" style:parent-style-name="DefaultParagraphFont" style:family="text">
      <style:text-properties fo:font-size="11pt" style:font-size-asian="11pt"/>
    </style:style>
    <style:style style:name="T5730" style:parent-style-name="DefaultParagraphFont" style:family="text">
      <style:text-properties fo:font-size="11pt" style:font-size-asian="11pt"/>
    </style:style>
    <style:style style:name="T5731" style:parent-style-name="DefaultParagraphFont" style:family="text">
      <style:text-properties fo:font-size="11pt" style:font-size-asian="11pt"/>
    </style:style>
    <style:style style:name="T5732" style:parent-style-name="DefaultParagraphFont" style:family="text">
      <style:text-properties fo:font-weight="bold" style:font-weight-asian="bold" fo:font-size="11pt" style:font-size-asian="11pt"/>
    </style:style>
    <style:style style:name="T5733" style:parent-style-name="DefaultParagraphFont" style:family="text">
      <style:text-properties fo:font-size="11pt" style:font-size-asian="11pt"/>
    </style:style>
    <style:style style:name="T5734" style:parent-style-name="DefaultParagraphFont" style:family="text">
      <style:text-properties fo:font-size="11pt" style:font-size-asian="11pt"/>
    </style:style>
    <style:style style:name="T5735" style:parent-style-name="DefaultParagraphFont" style:family="text">
      <style:text-properties fo:font-weight="bold" style:font-weight-asian="bold" fo:font-size="11pt" style:font-size-asian="11pt"/>
    </style:style>
    <style:style style:name="T5736" style:parent-style-name="DefaultParagraphFont" style:family="text">
      <style:text-properties fo:font-size="11pt" style:font-size-asian="11pt"/>
    </style:style>
    <style:style style:name="T5737" style:parent-style-name="DefaultParagraphFont" style:family="text">
      <style:text-properties fo:font-size="11pt" style:font-size-asian="11pt"/>
    </style:style>
    <style:style style:name="T5738" style:parent-style-name="DefaultParagraphFont" style:family="text">
      <style:text-properties fo:font-size="11pt" style:font-size-asian="11pt"/>
    </style:style>
    <style:style style:name="T5739" style:parent-style-name="DefaultParagraphFont" style:family="text">
      <style:text-properties fo:font-size="11pt" style:font-size-asian="11pt"/>
    </style:style>
    <style:style style:name="P5740" style:parent-style-name="Normal" style:family="paragraph">
      <style:paragraph-properties fo:text-align="justify" fo:text-indent="0.5in"/>
    </style:style>
    <style:style style:name="T5741" style:parent-style-name="DefaultParagraphFont" style:family="text">
      <style:text-properties fo:font-size="11pt" style:font-size-asian="11pt"/>
    </style:style>
    <style:style style:name="T5742" style:parent-style-name="DefaultParagraphFont" style:family="text">
      <style:text-properties fo:font-size="11pt" style:font-size-asian="11pt"/>
    </style:style>
    <style:style style:name="T5743" style:parent-style-name="DefaultParagraphFont" style:family="text">
      <style:text-properties fo:font-size="11pt" style:font-size-asian="11pt"/>
    </style:style>
    <style:style style:name="T5744" style:parent-style-name="DefaultParagraphFont" style:family="text">
      <style:text-properties fo:font-size="11pt" style:font-size-asian="11pt"/>
    </style:style>
    <style:style style:name="P5745" style:parent-style-name="Normal" style:family="paragraph">
      <style:paragraph-properties fo:text-align="justify" fo:text-indent="0.5in"/>
    </style:style>
    <style:style style:name="T5746" style:parent-style-name="DefaultParagraphFont" style:family="text">
      <style:text-properties fo:font-size="11pt" style:font-size-asian="11pt"/>
    </style:style>
    <style:style style:name="T5747" style:parent-style-name="DefaultParagraphFont" style:family="text">
      <style:text-properties fo:font-size="11pt" style:font-size-asian="11pt"/>
    </style:style>
    <style:style style:name="P5748" style:parent-style-name="Normal" style:family="paragraph">
      <style:paragraph-properties fo:text-align="justify" fo:text-indent="0.5in"/>
    </style:style>
    <style:style style:name="T5749" style:parent-style-name="DefaultParagraphFont" style:family="text">
      <style:text-properties fo:font-size="11pt" style:font-size-asian="11pt"/>
    </style:style>
    <style:style style:name="T5750" style:parent-style-name="DefaultParagraphFont" style:family="text">
      <style:text-properties fo:font-size="11pt" style:font-size-asian="11pt"/>
    </style:style>
    <style:style style:name="T5751" style:parent-style-name="DefaultParagraphFont" style:family="text">
      <style:text-properties fo:font-size="11pt" style:font-size-asian="11pt"/>
    </style:style>
    <style:style style:name="P5752" style:parent-style-name="Normal" style:family="paragraph">
      <style:paragraph-properties fo:text-align="justify" fo:text-indent="0.5in"/>
    </style:style>
    <style:style style:name="T5753" style:parent-style-name="DefaultParagraphFont" style:family="text">
      <style:text-properties fo:font-size="11pt" style:font-size-asian="11pt"/>
    </style:style>
    <style:style style:name="T5754" style:parent-style-name="DefaultParagraphFont" style:family="text">
      <style:text-properties fo:font-size="11pt" style:font-size-asian="11pt"/>
    </style:style>
    <style:style style:name="T5755" style:parent-style-name="DefaultParagraphFont" style:family="text">
      <style:text-properties fo:font-size="11pt" style:font-size-asian="11pt"/>
    </style:style>
    <style:style style:name="T5756" style:parent-style-name="DefaultParagraphFont" style:family="text">
      <style:text-properties fo:font-size="11pt" style:font-size-asian="11pt"/>
    </style:style>
    <style:style style:name="P5757" style:parent-style-name="Normal" style:family="paragraph">
      <style:paragraph-properties fo:text-align="justify" fo:text-indent="0.5in"/>
    </style:style>
    <style:style style:name="T5758" style:parent-style-name="DefaultParagraphFont" style:family="text">
      <style:text-properties fo:font-size="11pt" style:font-size-asian="11pt" style:font-size-complex="11pt"/>
    </style:style>
    <style:style style:name="T5759" style:parent-style-name="DefaultParagraphFont" style:family="text">
      <style:text-properties fo:font-size="11pt" style:font-size-asian="11pt" style:font-size-complex="11pt"/>
    </style:style>
    <style:style style:name="T5760" style:parent-style-name="DefaultParagraphFont" style:family="text">
      <style:text-properties fo:font-size="11pt" style:font-size-asian="11pt" style:font-size-complex="11pt"/>
    </style:style>
    <style:style style:name="P5761" style:parent-style-name="Normal" style:family="paragraph">
      <style:paragraph-properties fo:text-align="justify" fo:text-indent="0.5in"/>
    </style:style>
    <style:style style:name="T5762" style:parent-style-name="DefaultParagraphFont" style:family="text">
      <style:text-properties fo:font-size="11pt" style:font-size-asian="11pt" style:font-size-complex="11pt"/>
    </style:style>
    <style:style style:name="T5763" style:parent-style-name="DefaultParagraphFont" style:family="text">
      <style:text-properties fo:font-size="11pt" style:font-size-asian="11pt" style:font-size-complex="11pt"/>
    </style:style>
    <style:style style:name="T5764" style:parent-style-name="DefaultParagraphFont" style:family="text">
      <style:text-properties style:font-weight-complex="bold" fo:font-size="11pt" style:font-size-asian="11pt" style:font-size-complex="11pt"/>
    </style:style>
    <style:style style:name="T5765" style:parent-style-name="DefaultParagraphFont" style:family="text">
      <style:text-properties fo:font-size="11pt" style:font-size-asian="11pt" style:font-size-complex="11pt"/>
    </style:style>
    <style:style style:name="T5766" style:parent-style-name="DefaultParagraphFont" style:family="text">
      <style:text-properties style:font-weight-complex="bold" fo:font-size="11pt" style:font-size-asian="11pt" style:font-size-complex="11pt"/>
    </style:style>
    <style:style style:name="T5767" style:parent-style-name="DefaultParagraphFont" style:family="text">
      <style:text-properties fo:font-size="11pt" style:font-size-asian="11pt" style:font-size-complex="11pt"/>
    </style:style>
    <style:style style:name="T5768" style:parent-style-name="DefaultParagraphFont" style:family="text">
      <style:text-properties fo:font-size="11pt" style:font-size-asian="11pt" style:font-size-complex="11pt"/>
    </style:style>
    <style:style style:name="T5769" style:parent-style-name="DefaultParagraphFont" style:family="text">
      <style:text-properties style:font-weight-complex="bold" fo:font-size="11pt" style:font-size-asian="11pt" style:font-size-complex="11pt"/>
    </style:style>
    <style:style style:name="T5770" style:parent-style-name="DefaultParagraphFont" style:family="text">
      <style:text-properties fo:font-size="11pt" style:font-size-asian="11pt" style:font-size-complex="11pt"/>
    </style:style>
    <style:style style:name="T5771" style:parent-style-name="DefaultParagraphFont" style:family="text">
      <style:text-properties style:font-weight-complex="bold" fo:font-size="11pt" style:font-size-asian="11pt" style:font-size-complex="11pt"/>
    </style:style>
    <style:style style:name="T5772" style:parent-style-name="DefaultParagraphFont" style:family="text">
      <style:text-properties fo:font-size="11pt" style:font-size-asian="11pt" style:font-size-complex="11pt"/>
    </style:style>
    <style:style style:name="T5773" style:parent-style-name="DefaultParagraphFont" style:family="text">
      <style:text-properties style:font-weight-complex="bold" fo:font-size="11pt" style:font-size-asian="11pt" style:font-size-complex="11pt"/>
    </style:style>
    <style:style style:name="T5774" style:parent-style-name="DefaultParagraphFont" style:family="text">
      <style:text-properties fo:font-size="11pt" style:font-size-asian="11pt" style:font-size-complex="11pt"/>
    </style:style>
    <style:style style:name="T5775" style:parent-style-name="DefaultParagraphFont" style:family="text">
      <style:text-properties style:font-weight-complex="bold" fo:font-size="11pt" style:font-size-asian="11pt" style:font-size-complex="11pt"/>
    </style:style>
    <style:style style:name="T5776" style:parent-style-name="DefaultParagraphFont" style:family="text">
      <style:text-properties fo:font-size="11pt" style:font-size-asian="11pt" style:font-size-complex="11pt"/>
    </style:style>
    <style:style style:name="T5777" style:parent-style-name="DefaultParagraphFont" style:family="text">
      <style:text-properties fo:font-size="11pt" style:font-size-asian="11pt" style:font-size-complex="11pt"/>
    </style:style>
    <style:style style:name="T5778" style:parent-style-name="DefaultParagraphFont" style:family="text">
      <style:text-properties style:font-weight-complex="bold" fo:font-size="11pt" style:font-size-asian="11pt" style:font-size-complex="11pt"/>
    </style:style>
    <style:style style:name="T5779" style:parent-style-name="DefaultParagraphFont" style:family="text">
      <style:text-properties fo:font-size="11pt" style:font-size-asian="11pt" style:font-size-complex="11pt"/>
    </style:style>
    <style:style style:name="T5780" style:parent-style-name="DefaultParagraphFont" style:family="text">
      <style:text-properties style:font-weight-complex="bold" fo:font-size="11pt" style:font-size-asian="11pt" style:font-size-complex="11pt"/>
    </style:style>
    <style:style style:name="T5781" style:parent-style-name="DefaultParagraphFont" style:family="text">
      <style:text-properties fo:font-size="11pt" style:font-size-asian="11pt" style:font-size-complex="11pt"/>
    </style:style>
    <style:style style:name="T5782" style:parent-style-name="DefaultParagraphFont" style:family="text">
      <style:text-properties style:font-weight-complex="bold" fo:font-size="11pt" style:font-size-asian="11pt" style:font-size-complex="11pt"/>
    </style:style>
    <style:style style:name="T5783" style:parent-style-name="DefaultParagraphFont" style:family="text">
      <style:text-properties fo:font-size="11pt" style:font-size-asian="11pt" style:font-size-complex="11pt"/>
    </style:style>
    <style:style style:name="T5784" style:parent-style-name="DefaultParagraphFont" style:family="text">
      <style:text-properties style:font-weight-complex="bold" fo:font-size="11pt" style:font-size-asian="11pt" style:font-size-complex="11pt"/>
    </style:style>
    <style:style style:name="T5785" style:parent-style-name="DefaultParagraphFont" style:family="text">
      <style:text-properties fo:font-size="11pt" style:font-size-asian="11pt" style:font-size-complex="11pt"/>
    </style:style>
    <style:style style:name="T5786" style:parent-style-name="DefaultParagraphFont" style:family="text">
      <style:text-properties fo:font-size="11pt" style:font-size-asian="11pt" style:font-size-complex="11pt"/>
    </style:style>
    <style:style style:name="T5787" style:parent-style-name="DefaultParagraphFont" style:family="text">
      <style:text-properties style:font-weight-complex="bold" fo:font-size="11pt" style:font-size-asian="11pt" style:font-size-complex="11pt"/>
    </style:style>
    <style:style style:name="T5788" style:parent-style-name="DefaultParagraphFont" style:family="text">
      <style:text-properties fo:font-size="11pt" style:font-size-asian="11pt" style:font-size-complex="11pt"/>
    </style:style>
    <style:style style:name="T5789" style:parent-style-name="DefaultParagraphFont" style:family="text">
      <style:text-properties style:font-weight-complex="bold" fo:font-size="11pt" style:font-size-asian="11pt" style:font-size-complex="11pt"/>
    </style:style>
    <style:style style:name="T5790" style:parent-style-name="DefaultParagraphFont" style:family="text">
      <style:text-properties fo:font-size="11pt" style:font-size-asian="11pt" style:font-size-complex="11pt"/>
    </style:style>
    <style:style style:name="T5791" style:parent-style-name="DefaultParagraphFont" style:family="text">
      <style:text-properties style:font-weight-complex="bold" fo:font-size="11pt" style:font-size-asian="11pt" style:font-size-complex="11pt"/>
    </style:style>
    <style:style style:name="T5792" style:parent-style-name="DefaultParagraphFont" style:family="text">
      <style:text-properties fo:font-size="11pt" style:font-size-asian="11pt" style:font-size-complex="11pt"/>
    </style:style>
    <style:style style:name="T5793" style:parent-style-name="DefaultParagraphFont" style:family="text">
      <style:text-properties style:font-weight-complex="bold" fo:font-size="11pt" style:font-size-asian="11pt" style:font-size-complex="11pt"/>
    </style:style>
    <style:style style:name="T5794" style:parent-style-name="DefaultParagraphFont" style:family="text">
      <style:text-properties fo:font-size="11pt" style:font-size-asian="11pt" style:font-size-complex="11pt"/>
    </style:style>
    <style:style style:name="T5795" style:parent-style-name="DefaultParagraphFont" style:family="text">
      <style:text-properties fo:font-size="11pt" style:font-size-asian="11pt" style:font-size-complex="11pt"/>
    </style:style>
    <style:style style:name="T5796" style:parent-style-name="DefaultParagraphFont" style:family="text">
      <style:text-properties style:font-weight-complex="bold" fo:font-size="11pt" style:font-size-asian="11pt" style:font-size-complex="11pt"/>
    </style:style>
    <style:style style:name="T5797" style:parent-style-name="DefaultParagraphFont" style:family="text">
      <style:text-properties fo:font-size="11pt" style:font-size-asian="11pt" style:font-size-complex="11pt"/>
    </style:style>
    <style:style style:name="T5798" style:parent-style-name="DefaultParagraphFont" style:family="text">
      <style:text-properties style:font-weight-complex="bold" fo:font-size="11pt" style:font-size-asian="11pt" style:font-size-complex="11pt"/>
    </style:style>
    <style:style style:name="T5799" style:parent-style-name="DefaultParagraphFont" style:family="text">
      <style:text-properties fo:font-size="11pt" style:font-size-asian="11pt" style:font-size-complex="11pt"/>
    </style:style>
    <style:style style:name="T5800" style:parent-style-name="DefaultParagraphFont" style:family="text">
      <style:text-properties style:font-weight-complex="bold" fo:font-size="11pt" style:font-size-asian="11pt" style:font-size-complex="11pt"/>
    </style:style>
    <style:style style:name="T5801" style:parent-style-name="DefaultParagraphFont" style:family="text">
      <style:text-properties fo:font-size="11pt" style:font-size-asian="11pt" style:font-size-complex="11pt"/>
    </style:style>
    <style:style style:name="T5802" style:parent-style-name="DefaultParagraphFont" style:family="text">
      <style:text-properties style:font-weight-complex="bold" fo:font-size="11pt" style:font-size-asian="11pt" style:font-size-complex="11pt"/>
    </style:style>
    <style:style style:name="T5803" style:parent-style-name="DefaultParagraphFont" style:family="text">
      <style:text-properties fo:font-size="11pt" style:font-size-asian="11pt" style:font-size-complex="11pt"/>
    </style:style>
    <style:style style:name="T5804" style:parent-style-name="DefaultParagraphFont" style:family="text">
      <style:text-properties fo:font-size="11pt" style:font-size-asian="11pt" style:font-size-complex="11pt"/>
    </style:style>
    <style:style style:name="T5805" style:parent-style-name="DefaultParagraphFont" style:family="text">
      <style:text-properties fo:color="#000000" fo:font-size="11pt" style:font-size-asian="11pt" style:font-size-complex="11pt"/>
    </style:style>
    <style:style style:name="T5806" style:parent-style-name="DefaultParagraphFont" style:family="text">
      <style:text-properties fo:font-size="11pt" style:font-size-asian="11pt" style:font-size-complex="11pt"/>
    </style:style>
    <style:style style:name="T5807" style:parent-style-name="DefaultParagraphFont" style:family="text">
      <style:text-properties fo:color="#000000" fo:font-size="11pt" style:font-size-asian="11pt" style:font-size-complex="11pt"/>
    </style:style>
    <style:style style:name="T5808" style:parent-style-name="DefaultParagraphFont" style:family="text">
      <style:text-properties fo:font-size="11pt" style:font-size-asian="11pt" style:font-size-complex="11pt"/>
    </style:style>
    <style:style style:name="P5809" style:parent-style-name="Normal" style:family="paragraph">
      <style:paragraph-properties fo:text-align="justify" fo:text-indent="0.5in"/>
    </style:style>
    <style:style style:name="T5810" style:parent-style-name="DefaultParagraphFont" style:family="text">
      <style:text-properties style:font-weight-complex="bold" fo:font-size="11pt" style:font-size-asian="11pt" style:font-size-complex="11pt"/>
    </style:style>
    <style:style style:name="T5811" style:parent-style-name="DefaultParagraphFont" style:family="text">
      <style:text-properties style:font-weight-complex="bold" fo:font-size="11pt" style:font-size-asian="11pt" style:font-size-complex="11pt"/>
    </style:style>
    <style:style style:name="T5812" style:parent-style-name="DefaultParagraphFont" style:family="text">
      <style:text-properties fo:font-size="11pt" style:font-size-asian="11pt" style:font-size-complex="11pt"/>
    </style:style>
    <style:style style:name="T5813" style:parent-style-name="DefaultParagraphFont" style:family="text">
      <style:text-properties fo:font-size="11pt" style:font-size-asian="11pt" style:font-size-complex="11pt"/>
    </style:style>
    <style:style style:name="T5814" style:parent-style-name="DefaultParagraphFont" style:family="text">
      <style:text-properties style:font-weight-complex="bold" fo:font-size="11pt" style:font-size-asian="11pt" style:font-size-complex="11pt"/>
    </style:style>
    <style:style style:name="T5815" style:parent-style-name="DefaultParagraphFont" style:family="text">
      <style:text-properties fo:font-size="11pt" style:font-size-asian="11pt" style:font-size-complex="11pt"/>
    </style:style>
    <style:style style:name="T5816" style:parent-style-name="DefaultParagraphFont" style:family="text">
      <style:text-properties style:font-weight-complex="bold" fo:font-size="11pt" style:font-size-asian="11pt" style:font-size-complex="11pt"/>
    </style:style>
    <style:style style:name="T5817" style:parent-style-name="DefaultParagraphFont" style:family="text">
      <style:text-properties fo:font-size="11pt" style:font-size-asian="11pt" style:font-size-complex="11pt"/>
    </style:style>
    <style:style style:name="T5818" style:parent-style-name="DefaultParagraphFont" style:family="text">
      <style:text-properties style:font-weight-complex="bold" fo:font-size="11pt" style:font-size-asian="11pt" style:font-size-complex="11pt"/>
    </style:style>
    <style:style style:name="T5819" style:parent-style-name="DefaultParagraphFont" style:family="text">
      <style:text-properties fo:font-size="11pt" style:font-size-asian="11pt" style:font-size-complex="11pt"/>
    </style:style>
    <style:style style:name="T5820" style:parent-style-name="DefaultParagraphFont" style:family="text">
      <style:text-properties style:font-weight-complex="bold" fo:font-size="11pt" style:font-size-asian="11pt" style:font-size-complex="11pt"/>
    </style:style>
    <style:style style:name="T5821" style:parent-style-name="DefaultParagraphFont" style:family="text">
      <style:text-properties fo:font-size="11pt" style:font-size-asian="11pt" style:font-size-complex="11pt"/>
    </style:style>
    <style:style style:name="T5822" style:parent-style-name="DefaultParagraphFont" style:family="text">
      <style:text-properties fo:font-size="11pt" style:font-size-asian="11pt" style:font-size-complex="11pt"/>
    </style:style>
    <style:style style:name="T5823" style:parent-style-name="DefaultParagraphFont" style:family="text">
      <style:text-properties style:font-weight-complex="bold" fo:font-size="11pt" style:font-size-asian="11pt" style:font-size-complex="11pt"/>
    </style:style>
    <style:style style:name="T5824" style:parent-style-name="DefaultParagraphFont" style:family="text">
      <style:text-properties fo:font-size="11pt" style:font-size-asian="11pt" style:font-size-complex="11pt"/>
    </style:style>
    <style:style style:name="T5825" style:parent-style-name="DefaultParagraphFont" style:family="text">
      <style:text-properties style:font-weight-complex="bold" fo:font-size="11pt" style:font-size-asian="11pt" style:font-size-complex="11pt"/>
    </style:style>
    <style:style style:name="T5826" style:parent-style-name="DefaultParagraphFont" style:family="text">
      <style:text-properties fo:font-size="11pt" style:font-size-asian="11pt" style:font-size-complex="11pt"/>
    </style:style>
    <style:style style:name="T5827" style:parent-style-name="DefaultParagraphFont" style:family="text">
      <style:text-properties style:font-weight-complex="bold" fo:font-size="11pt" style:font-size-asian="11pt" style:font-size-complex="11pt"/>
    </style:style>
    <style:style style:name="T5828" style:parent-style-name="DefaultParagraphFont" style:family="text">
      <style:text-properties fo:font-size="11pt" style:font-size-asian="11pt" style:font-size-complex="11pt"/>
    </style:style>
    <style:style style:name="T5829" style:parent-style-name="DefaultParagraphFont" style:family="text">
      <style:text-properties style:font-weight-complex="bold" fo:font-size="11pt" style:font-size-asian="11pt" style:font-size-complex="11pt"/>
    </style:style>
    <style:style style:name="T5830" style:parent-style-name="DefaultParagraphFont" style:family="text">
      <style:text-properties fo:font-size="11pt" style:font-size-asian="11pt" style:font-size-complex="11pt"/>
    </style:style>
    <style:style style:name="T5831" style:parent-style-name="DefaultParagraphFont" style:family="text">
      <style:text-properties fo:font-size="11pt" style:font-size-asian="11pt" style:font-size-complex="11pt"/>
    </style:style>
    <style:style style:name="T5832" style:parent-style-name="DefaultParagraphFont" style:family="text">
      <style:text-properties style:font-weight-complex="bold" fo:font-size="11pt" style:font-size-asian="11pt" style:font-size-complex="11pt"/>
    </style:style>
    <style:style style:name="T5833" style:parent-style-name="DefaultParagraphFont" style:family="text">
      <style:text-properties fo:font-size="11pt" style:font-size-asian="11pt" style:font-size-complex="11pt"/>
    </style:style>
    <style:style style:name="T5834" style:parent-style-name="DefaultParagraphFont" style:family="text">
      <style:text-properties style:font-weight-complex="bold" fo:font-size="11pt" style:font-size-asian="11pt" style:font-size-complex="11pt"/>
    </style:style>
    <style:style style:name="T5835" style:parent-style-name="DefaultParagraphFont" style:family="text">
      <style:text-properties fo:font-size="11pt" style:font-size-asian="11pt" style:font-size-complex="11pt"/>
    </style:style>
    <style:style style:name="T5836" style:parent-style-name="DefaultParagraphFont" style:family="text">
      <style:text-properties style:font-weight-complex="bold" fo:font-size="11pt" style:font-size-asian="11pt" style:font-size-complex="11pt"/>
    </style:style>
    <style:style style:name="T5837" style:parent-style-name="DefaultParagraphFont" style:family="text">
      <style:text-properties fo:font-size="11pt" style:font-size-asian="11pt" style:font-size-complex="11pt"/>
    </style:style>
    <style:style style:name="T5838" style:parent-style-name="DefaultParagraphFont" style:family="text">
      <style:text-properties fo:font-size="11pt" style:font-size-asian="11pt" style:font-size-complex="11pt"/>
    </style:style>
    <style:style style:name="T5839" style:parent-style-name="DefaultParagraphFont" style:family="text">
      <style:text-properties style:font-weight-complex="bold" fo:font-size="11pt" style:font-size-asian="11pt" style:font-size-complex="11pt"/>
    </style:style>
    <style:style style:name="T5840" style:parent-style-name="DefaultParagraphFont" style:family="text">
      <style:text-properties fo:font-size="11pt" style:font-size-asian="11pt" style:font-size-complex="11pt"/>
    </style:style>
    <style:style style:name="T5841" style:parent-style-name="DefaultParagraphFont" style:family="text">
      <style:text-properties style:font-weight-complex="bold" fo:font-size="11pt" style:font-size-asian="11pt" style:font-size-complex="11pt"/>
    </style:style>
    <style:style style:name="T5842" style:parent-style-name="DefaultParagraphFont" style:family="text">
      <style:text-properties fo:font-size="11pt" style:font-size-asian="11pt" style:font-size-complex="11pt"/>
    </style:style>
    <style:style style:name="T5843" style:parent-style-name="DefaultParagraphFont" style:family="text">
      <style:text-properties style:font-weight-complex="bold" fo:font-size="11pt" style:font-size-asian="11pt" style:font-size-complex="11pt"/>
    </style:style>
    <style:style style:name="T5844" style:parent-style-name="DefaultParagraphFont" style:family="text">
      <style:text-properties fo:font-size="11pt" style:font-size-asian="11pt" style:font-size-complex="11pt"/>
    </style:style>
    <style:style style:name="T5845" style:parent-style-name="DefaultParagraphFont" style:family="text">
      <style:text-properties style:font-weight-complex="bold" fo:font-size="11pt" style:font-size-asian="11pt" style:font-size-complex="11pt"/>
    </style:style>
    <style:style style:name="T5846" style:parent-style-name="DefaultParagraphFont" style:family="text">
      <style:text-properties fo:font-size="11pt" style:font-size-asian="11pt" style:font-size-complex="11pt"/>
    </style:style>
    <style:style style:name="T5847" style:parent-style-name="DefaultParagraphFont" style:family="text">
      <style:text-properties fo:font-size="11pt" style:font-size-asian="11pt" style:font-size-complex="11pt"/>
    </style:style>
    <style:style style:name="T5848" style:parent-style-name="DefaultParagraphFont" style:family="text">
      <style:text-properties style:font-weight-complex="bold" fo:font-size="11pt" style:font-size-asian="11pt" style:font-size-complex="11pt"/>
    </style:style>
    <style:style style:name="T5849" style:parent-style-name="DefaultParagraphFont" style:family="text">
      <style:text-properties fo:font-size="11pt" style:font-size-asian="11pt" style:font-size-complex="11pt"/>
    </style:style>
    <style:style style:name="T5850" style:parent-style-name="DefaultParagraphFont" style:family="text">
      <style:text-properties style:font-weight-complex="bold" fo:font-size="11pt" style:font-size-asian="11pt" style:font-size-complex="11pt"/>
    </style:style>
    <style:style style:name="T5851" style:parent-style-name="DefaultParagraphFont" style:family="text">
      <style:text-properties fo:font-size="11pt" style:font-size-asian="11pt" style:font-size-complex="11pt"/>
    </style:style>
    <style:style style:name="T5852" style:parent-style-name="DefaultParagraphFont" style:family="text">
      <style:text-properties style:font-weight-complex="bold" fo:font-size="11pt" style:font-size-asian="11pt" style:font-size-complex="11pt"/>
    </style:style>
    <style:style style:name="T5853" style:parent-style-name="DefaultParagraphFont" style:family="text">
      <style:text-properties fo:font-size="11pt" style:font-size-asian="11pt" style:font-size-complex="11pt"/>
    </style:style>
    <style:style style:name="T5854" style:parent-style-name="DefaultParagraphFont" style:family="text">
      <style:text-properties style:font-weight-complex="bold" fo:font-size="11pt" style:font-size-asian="11pt" style:font-size-complex="11pt"/>
    </style:style>
    <style:style style:name="T5855" style:parent-style-name="DefaultParagraphFont" style:family="text">
      <style:text-properties fo:font-size="11pt" style:font-size-asian="11pt" style:font-size-complex="11pt"/>
    </style:style>
    <style:style style:name="T5856" style:parent-style-name="DefaultParagraphFont" style:family="text">
      <style:text-properties fo:font-size="11pt" style:font-size-asian="11pt" style:font-size-complex="11pt"/>
    </style:style>
    <style:style style:name="T5857" style:parent-style-name="DefaultParagraphFont" style:family="text">
      <style:text-properties style:font-weight-complex="bold" fo:font-size="11pt" style:font-size-asian="11pt" style:font-size-complex="11pt"/>
    </style:style>
    <style:style style:name="T5858" style:parent-style-name="DefaultParagraphFont" style:family="text">
      <style:text-properties fo:font-size="11pt" style:font-size-asian="11pt" style:font-size-complex="11pt"/>
    </style:style>
    <style:style style:name="T5859" style:parent-style-name="DefaultParagraphFont" style:family="text">
      <style:text-properties style:font-weight-complex="bold" fo:font-size="11pt" style:font-size-asian="11pt" style:font-size-complex="11pt"/>
    </style:style>
    <style:style style:name="T5860" style:parent-style-name="DefaultParagraphFont" style:family="text">
      <style:text-properties fo:font-size="11pt" style:font-size-asian="11pt" style:font-size-complex="11pt"/>
    </style:style>
    <style:style style:name="T5861" style:parent-style-name="DefaultParagraphFont" style:family="text">
      <style:text-properties style:font-weight-complex="bold" fo:font-size="11pt" style:font-size-asian="11pt" style:font-size-complex="11pt"/>
    </style:style>
    <style:style style:name="T5862" style:parent-style-name="DefaultParagraphFont" style:family="text">
      <style:text-properties fo:font-size="11pt" style:font-size-asian="11pt" style:font-size-complex="11pt"/>
    </style:style>
    <style:style style:name="T5863" style:parent-style-name="DefaultParagraphFont" style:family="text">
      <style:text-properties fo:color="#000000" fo:font-size="11pt" style:font-size-asian="11pt" style:font-size-complex="11pt"/>
    </style:style>
    <style:style style:name="T5864" style:parent-style-name="DefaultParagraphFont" style:family="text">
      <style:text-properties fo:color="#000000" fo:font-size="11pt" style:font-size-asian="11pt" style:font-size-complex="11pt"/>
    </style:style>
    <style:style style:name="T5865" style:parent-style-name="DefaultParagraphFont" style:family="text">
      <style:text-properties fo:font-size="11pt" style:font-size-asian="11pt" style:font-size-complex="11pt"/>
    </style:style>
    <style:style style:name="T5866" style:parent-style-name="DefaultParagraphFont" style:family="text">
      <style:text-properties fo:color="#000000" fo:font-size="11pt" style:font-size-asian="11pt" style:font-size-complex="11pt"/>
    </style:style>
    <style:style style:name="T5867" style:parent-style-name="DefaultParagraphFont" style:family="text">
      <style:text-properties fo:font-size="11pt" style:font-size-asian="11pt" style:font-size-complex="11pt"/>
    </style:style>
    <style:style style:name="P5868" style:parent-style-name="Normal" style:family="paragraph">
      <style:paragraph-properties fo:text-align="justify" fo:text-indent="0.5in"/>
    </style:style>
    <style:style style:name="T5869" style:parent-style-name="DefaultParagraphFont" style:family="text">
      <style:text-properties fo:font-size="11pt" style:font-size-asian="11pt" style:font-size-complex="11pt"/>
    </style:style>
    <style:style style:name="T5870" style:parent-style-name="DefaultParagraphFont" style:family="text">
      <style:text-properties fo:font-size="11pt" style:font-size-asian="11pt" style:font-size-complex="11pt"/>
    </style:style>
    <style:style style:name="T5871" style:parent-style-name="DefaultParagraphFont" style:family="text">
      <style:text-properties fo:font-size="11pt" style:font-size-asian="11pt" style:font-size-complex="11pt"/>
    </style:style>
    <style:style style:name="TableColumn5873" style:family="table-column">
      <style:table-column-properties style:column-width="2.9597in"/>
    </style:style>
    <style:style style:name="TableColumn5874" style:family="table-column">
      <style:table-column-properties style:column-width="3.259in"/>
    </style:style>
    <style:style style:name="Table5872" style:family="table">
      <style:table-properties style:width="6.2187in" fo:margin-left="0in" table:align="left"/>
    </style:style>
    <style:style style:name="TableRow5875" style:family="table-row">
      <style:table-row-properties/>
    </style:style>
    <style:style style:name="TableCell5876" style:family="table-cell">
      <style:table-cell-properties fo:border="0.0069in solid #000000" style:writing-mode="lr-tb" style:vertical-align="middle" fo:padding-top="0in" fo:padding-left="0.075in" fo:padding-bottom="0in" fo:padding-right="0.075in"/>
    </style:style>
    <style:style style:name="P5877" style:parent-style-name="Normal" style:family="paragraph">
      <style:paragraph-properties fo:text-align="center"/>
      <style:text-properties fo:font-size="11pt" style:font-size-asian="11pt" style:font-size-complex="11pt"/>
    </style:style>
    <style:style style:name="TableCell5878" style:family="table-cell">
      <style:table-cell-properties fo:border="0.0069in solid #000000" style:writing-mode="lr-tb" style:vertical-align="middle" fo:padding-top="0in" fo:padding-left="0.075in" fo:padding-bottom="0in" fo:padding-right="0.075in"/>
    </style:style>
    <style:style style:name="P5879" style:parent-style-name="Normal" style:family="paragraph">
      <style:paragraph-properties fo:text-align="center"/>
      <style:text-properties fo:font-size="11pt" style:font-size-asian="11pt" style:font-size-complex="11pt"/>
    </style:style>
    <style:style style:name="TableRow5880" style:family="table-row">
      <style:table-row-properties/>
    </style:style>
    <style:style style:name="TableCell5881" style:family="table-cell">
      <style:table-cell-properties fo:border="0.0069in solid #000000" style:writing-mode="lr-tb" fo:padding-top="0in" fo:padding-left="0.075in" fo:padding-bottom="0in" fo:padding-right="0.075in"/>
    </style:style>
    <style:style style:name="P5882" style:parent-style-name="Normal" style:family="paragraph">
      <style:paragraph-properties fo:text-align="center"/>
      <style:text-properties fo:font-size="11pt" style:font-size-asian="11pt" style:font-size-complex="11pt"/>
    </style:style>
    <style:style style:name="TableCell5883" style:family="table-cell">
      <style:table-cell-properties fo:border="0.0069in solid #000000" style:writing-mode="lr-tb" fo:padding-top="0in" fo:padding-left="0.075in" fo:padding-bottom="0in" fo:padding-right="0.075in"/>
    </style:style>
    <style:style style:name="P5884" style:parent-style-name="Normal" style:family="paragraph">
      <style:paragraph-properties fo:text-align="center"/>
      <style:text-properties fo:font-size="11pt" style:font-size-asian="11pt" style:font-size-complex="11pt"/>
    </style:style>
    <style:style style:name="TableRow5885" style:family="table-row">
      <style:table-row-properties/>
    </style:style>
    <style:style style:name="TableCell5886" style:family="table-cell">
      <style:table-cell-properties fo:border="0.0069in solid #000000" style:writing-mode="lr-tb" fo:padding-top="0in" fo:padding-left="0.075in" fo:padding-bottom="0in" fo:padding-right="0.075in"/>
    </style:style>
    <style:style style:name="P5887" style:parent-style-name="Normal" style:family="paragraph">
      <style:paragraph-properties fo:text-align="center"/>
      <style:text-properties fo:font-size="11pt" style:font-size-asian="11pt" style:font-size-complex="11pt"/>
    </style:style>
    <style:style style:name="TableCell5888" style:family="table-cell">
      <style:table-cell-properties fo:border="0.0069in solid #000000" style:writing-mode="lr-tb" fo:padding-top="0in" fo:padding-left="0.075in" fo:padding-bottom="0in" fo:padding-right="0.075in"/>
    </style:style>
    <style:style style:name="P5889" style:parent-style-name="Normal" style:family="paragraph">
      <style:paragraph-properties fo:text-align="center"/>
      <style:text-properties fo:font-size="11pt" style:font-size-asian="11pt" style:font-size-complex="11pt"/>
    </style:style>
    <style:style style:name="TableRow5890" style:family="table-row">
      <style:table-row-properties/>
    </style:style>
    <style:style style:name="TableCell5891" style:family="table-cell">
      <style:table-cell-properties fo:border="0.0069in solid #000000" style:writing-mode="lr-tb" fo:padding-top="0in" fo:padding-left="0.075in" fo:padding-bottom="0in" fo:padding-right="0.075in"/>
    </style:style>
    <style:style style:name="P5892" style:parent-style-name="Normal" style:family="paragraph">
      <style:paragraph-properties fo:text-align="center"/>
      <style:text-properties fo:font-size="11pt" style:font-size-asian="11pt" style:font-size-complex="11pt"/>
    </style:style>
    <style:style style:name="TableCell5893" style:family="table-cell">
      <style:table-cell-properties fo:border="0.0069in solid #000000" style:writing-mode="lr-tb" fo:padding-top="0in" fo:padding-left="0.075in" fo:padding-bottom="0in" fo:padding-right="0.075in"/>
    </style:style>
    <style:style style:name="P5894" style:parent-style-name="Normal" style:family="paragraph">
      <style:paragraph-properties fo:text-align="center"/>
      <style:text-properties fo:font-size="11pt" style:font-size-asian="11pt" style:font-size-complex="11pt"/>
    </style:style>
    <style:style style:name="TableRow5895" style:family="table-row">
      <style:table-row-properties/>
    </style:style>
    <style:style style:name="TableCell5896" style:family="table-cell">
      <style:table-cell-properties fo:border="0.0069in solid #000000" style:writing-mode="lr-tb" fo:padding-top="0in" fo:padding-left="0.075in" fo:padding-bottom="0in" fo:padding-right="0.075in"/>
    </style:style>
    <style:style style:name="P5897" style:parent-style-name="Normal" style:family="paragraph">
      <style:paragraph-properties fo:text-align="center"/>
      <style:text-properties fo:font-size="11pt" style:font-size-asian="11pt" style:font-size-complex="11pt"/>
    </style:style>
    <style:style style:name="TableCell5898" style:family="table-cell">
      <style:table-cell-properties fo:border="0.0069in solid #000000" style:writing-mode="lr-tb" fo:padding-top="0in" fo:padding-left="0.075in" fo:padding-bottom="0in" fo:padding-right="0.075in"/>
    </style:style>
    <style:style style:name="P5899" style:parent-style-name="Normal" style:family="paragraph">
      <style:paragraph-properties fo:text-align="center"/>
      <style:text-properties fo:font-size="11pt" style:font-size-asian="11pt" style:font-size-complex="11pt"/>
    </style:style>
    <style:style style:name="P5900" style:parent-style-name="Normal" style:family="paragraph">
      <style:paragraph-properties fo:text-align="justify" fo:text-indent="0.5in"/>
      <style:text-properties fo:font-size="11pt" style:font-size-asian="11pt" style:font-size-complex="11pt"/>
    </style:style>
    <style:style style:name="P5901" style:parent-style-name="Normal" style:family="paragraph">
      <style:paragraph-properties fo:text-align="justify" fo:text-indent="0.5in"/>
    </style:style>
    <style:style style:name="T5902" style:parent-style-name="DefaultParagraphFont" style:family="text">
      <style:text-properties fo:font-size="11pt" style:font-size-asian="11pt" style:font-size-complex="11pt"/>
    </style:style>
    <style:style style:name="P5903" style:parent-style-name="Normal" style:family="paragraph">
      <style:paragraph-properties fo:text-align="justify"/>
    </style:style>
    <style:style style:name="T5904" style:parent-style-name="DefaultParagraphFont" style:family="text">
      <style:text-properties fo:font-weight="bold" style:font-weight-asian="bold" fo:font-style="italic" style:font-style-asian="italic" fo:font-size="10pt" style:font-size-asian="10pt"/>
    </style:style>
    <style:style style:name="T5905" style:parent-style-name="DefaultParagraphFont" style:family="text">
      <style:text-properties fo:font-style="italic" style:font-style-asian="italic" fo:font-size="10pt" style:font-size-asian="10pt"/>
    </style:style>
    <style:style style:name="T5906" style:parent-style-name="DefaultParagraphFont" style:family="text">
      <style:text-properties fo:font-style="italic" style:font-style-asian="italic" fo:font-size="10pt" style:font-size-asian="10pt"/>
    </style:style>
    <style:style style:name="T5907" style:parent-style-name="DefaultParagraphFont" style:family="text">
      <style:text-properties fo:font-style="italic" style:font-style-asian="italic" fo:font-size="10pt" style:font-size-asian="10pt"/>
    </style:style>
    <style:style style:name="P5908" style:parent-style-name="Normal" style:family="paragraph">
      <style:text-properties style:font-name-asian="MS Mincho" fo:font-style="italic" style:font-style-asian="italic" style:font-style-complex="italic" fo:font-size="10pt" style:font-size-asian="10pt"/>
    </style:style>
    <style:style style:name="P5909" style:parent-style-name="Normal" style:family="paragraph">
      <style:paragraph-properties fo:text-align="justify"/>
    </style:style>
    <style:style style:name="T5910" style:parent-style-name="DefaultParagraphFont" style:family="text">
      <style:text-properties style:font-name-asian="MS Mincho" fo:font-style="italic" style:font-style-asian="italic" style:font-style-complex="italic" fo:font-size="10pt" style:font-size-asian="10pt"/>
    </style:style>
    <style:style style:name="T591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912" style:parent-style-name="DefaultParagraphFont" style:family="text">
      <style:text-properties style:font-name-asian="MS Mincho" fo:font-style="italic" style:font-style-asian="italic" style:font-style-complex="italic" fo:font-size="10pt" style:font-size-asian="10pt"/>
    </style:style>
    <style:style style:name="T5913" style:parent-style-name="DefaultParagraphFont" style:family="text">
      <style:text-properties style:font-name-asian="MS Mincho" fo:font-style="italic" style:font-style-asian="italic" style:font-style-complex="italic" fo:font-size="10pt" style:font-size-asian="10pt"/>
    </style:style>
    <style:style style:name="P5914" style:parent-style-name="Normal" style:family="paragraph">
      <style:paragraph-properties fo:text-align="justify"/>
    </style:style>
    <style:style style:name="T5915" style:parent-style-name="DefaultParagraphFont" style:family="text">
      <style:text-properties style:font-name-asian="MS Mincho" fo:font-style="italic" style:font-style-asian="italic" style:font-style-complex="italic" fo:font-size="10pt" style:font-size-asian="10pt"/>
    </style:style>
    <style:style style:name="T591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917" style:parent-style-name="DefaultParagraphFont" style:family="text">
      <style:text-properties style:font-name-asian="MS Mincho" fo:font-style="italic" style:font-style-asian="italic" style:font-style-complex="italic" fo:font-size="10pt" style:font-size-asian="10pt"/>
    </style:style>
    <style:style style:name="P5918" style:parent-style-name="Normal" style:family="paragraph">
      <style:paragraph-properties fo:text-align="justify" fo:text-indent="0.5in"/>
    </style:style>
    <style:style style:name="T5919" style:parent-style-name="DefaultParagraphFont" style:family="text">
      <style:text-properties style:font-weight-complex="bold" fo:font-size="11pt" style:font-size-asian="11pt" style:font-size-complex="11pt"/>
    </style:style>
    <style:style style:name="T5920" style:parent-style-name="DefaultParagraphFont" style:family="text">
      <style:text-properties style:font-weight-complex="bold" style:text-position="super 63.6%" fo:font-size="11pt" style:font-size-asian="11pt" style:font-size-complex="11pt"/>
    </style:style>
    <style:style style:name="T5921" style:parent-style-name="DefaultParagraphFont" style:family="text">
      <style:text-properties style:font-weight-complex="bold" fo:font-size="11pt" style:font-size-asian="11pt" style:font-size-complex="11pt"/>
    </style:style>
    <style:style style:name="T5922" style:parent-style-name="DefaultParagraphFont" style:family="text">
      <style:text-properties fo:color="#000000" fo:font-size="11pt" style:font-size-asian="11pt" style:font-size-complex="11pt" fo:background-color="#FFFFFF"/>
    </style:style>
    <style:style style:name="T5923" style:parent-style-name="DefaultParagraphFont" style:family="text">
      <style:text-properties fo:color="#000000" fo:font-size="11pt" style:font-size-asian="11pt" style:font-size-complex="11pt" fo:background-color="#FFFFFF"/>
    </style:style>
    <style:style style:name="T5924" style:parent-style-name="DefaultParagraphFont" style:family="text">
      <style:text-properties fo:font-size="11pt" style:font-size-asian="11pt" style:font-size-complex="11pt"/>
    </style:style>
    <style:style style:name="T5925" style:parent-style-name="DefaultParagraphFont" style:family="text">
      <style:text-properties fo:font-size="11pt" style:font-size-asian="11pt" style:font-size-complex="11pt"/>
    </style:style>
    <style:style style:name="T5926" style:parent-style-name="DefaultParagraphFont" style:family="text">
      <style:text-properties fo:color="#000000" fo:font-size="11pt" style:font-size-asian="11pt" style:font-size-complex="11pt" fo:background-color="#FFFFFF"/>
    </style:style>
    <style:style style:name="T5927" style:parent-style-name="DefaultParagraphFont" style:family="text">
      <style:text-properties fo:font-size="11pt" style:font-size-asian="11pt" style:font-size-complex="11pt"/>
    </style:style>
    <style:style style:name="T5928" style:parent-style-name="DefaultParagraphFont" style:family="text">
      <style:text-properties fo:color="#000000" fo:font-size="11pt" style:font-size-asian="11pt" style:font-size-complex="11pt" fo:background-color="#FFFFFF"/>
    </style:style>
    <style:style style:name="T5929" style:parent-style-name="DefaultParagraphFont" style:family="text">
      <style:text-properties fo:font-size="11pt" style:font-size-asian="11pt" style:font-size-complex="11pt"/>
    </style:style>
    <style:style style:name="T5930" style:parent-style-name="DefaultParagraphFont" style:family="text">
      <style:text-properties fo:color="#000000" fo:font-size="11pt" style:font-size-asian="11pt" style:font-size-complex="11pt" fo:background-color="#FFFFFF"/>
    </style:style>
    <style:style style:name="T5931" style:parent-style-name="DefaultParagraphFont" style:family="text">
      <style:text-properties fo:color="#000000" fo:font-size="11pt" style:font-size-asian="11pt" style:font-size-complex="11pt" fo:background-color="#FFFFFF"/>
    </style:style>
    <style:style style:name="T5932" style:parent-style-name="DefaultParagraphFont" style:family="text">
      <style:text-properties style:font-weight-complex="bold" fo:font-size="11pt" style:font-size-asian="11pt" style:font-size-complex="11pt"/>
    </style:style>
    <style:style style:name="P5933" style:parent-style-name="Normal" style:family="paragraph">
      <style:paragraph-properties fo:text-align="justify"/>
    </style:style>
    <style:style style:name="T5934" style:parent-style-name="DefaultParagraphFont" style:family="text">
      <style:text-properties fo:font-weight="bold" style:font-weight-asian="bold" fo:font-style="italic" style:font-style-asian="italic" fo:font-size="10pt" style:font-size-asian="10pt"/>
    </style:style>
    <style:style style:name="T5935" style:parent-style-name="DefaultParagraphFont" style:family="text">
      <style:text-properties fo:font-style="italic" style:font-style-asian="italic" fo:font-size="10pt" style:font-size-asian="10pt"/>
    </style:style>
    <style:style style:name="T5936" style:parent-style-name="DefaultParagraphFont" style:family="text">
      <style:text-properties style:font-weight-complex="bold" fo:font-style="italic" style:font-style-asian="italic" fo:font-size="10pt" style:font-size-asian="10pt"/>
    </style:style>
    <style:style style:name="T5937" style:parent-style-name="DefaultParagraphFont" style:family="text">
      <style:text-properties style:font-weight-complex="bold" fo:font-style="italic" style:font-style-asian="italic" style:text-position="super 65%" fo:font-size="10pt" style:font-size-asian="10pt"/>
    </style:style>
    <style:style style:name="T5938" style:parent-style-name="DefaultParagraphFont" style:family="text">
      <style:text-properties style:font-weight-complex="bold" fo:font-style="italic" style:font-style-asian="italic" fo:font-size="10pt" style:font-size-asian="10pt"/>
    </style:style>
    <style:style style:name="T5939" style:parent-style-name="DefaultParagraphFont" style:family="text">
      <style:text-properties fo:font-style="italic" style:font-style-asian="italic" fo:font-size="10pt" style:font-size-asian="10pt" style:language-asian="lt" style:country-asian="LT"/>
    </style:style>
    <style:style style:name="P5940" style:parent-style-name="Normal" style:family="paragraph">
      <style:text-properties style:font-name-asian="MS Mincho" fo:font-style="italic" style:font-style-asian="italic" style:font-style-complex="italic" fo:font-size="10pt" style:font-size-asian="10pt"/>
    </style:style>
    <style:style style:name="P5941" style:parent-style-name="Normal" style:family="paragraph">
      <style:paragraph-properties fo:text-align="justify"/>
    </style:style>
    <style:style style:name="T5942" style:parent-style-name="DefaultParagraphFont" style:family="text">
      <style:text-properties style:font-name-asian="MS Mincho" fo:font-style="italic" style:font-style-asian="italic" style:font-style-complex="italic" fo:font-size="10pt" style:font-size-asian="10pt"/>
    </style:style>
    <style:style style:name="T594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944" style:parent-style-name="DefaultParagraphFont" style:family="text">
      <style:text-properties style:font-name-asian="MS Mincho" fo:font-style="italic" style:font-style-asian="italic" style:font-style-complex="italic" fo:font-size="10pt" style:font-size-asian="10pt"/>
    </style:style>
    <style:style style:name="T5945" style:parent-style-name="DefaultParagraphFont" style:family="text">
      <style:text-properties style:font-name-asian="MS Mincho" fo:font-style="italic" style:font-style-asian="italic" style:font-style-complex="italic" fo:font-size="10pt" style:font-size-asian="10pt"/>
    </style:style>
    <style:style style:name="P5946" style:parent-style-name="Normal" style:family="paragraph">
      <style:paragraph-properties fo:text-align="justify" fo:text-indent="0.5in"/>
    </style:style>
    <style:style style:name="T5947" style:parent-style-name="DefaultParagraphFont" style:family="text">
      <style:text-properties fo:font-size="11pt" style:font-size-asian="11pt" style:font-size-complex="11pt"/>
    </style:style>
    <style:style style:name="T5948" style:parent-style-name="DefaultParagraphFont" style:family="text">
      <style:text-properties style:text-position="super 63.6%" fo:font-size="11pt" style:font-size-asian="11pt" style:font-size-complex="11pt"/>
    </style:style>
    <style:style style:name="T5949" style:parent-style-name="DefaultParagraphFont" style:family="text">
      <style:text-properties fo:font-size="11pt" style:font-size-asian="11pt" style:font-size-complex="11pt"/>
    </style:style>
    <style:style style:name="T5950" style:parent-style-name="DefaultParagraphFont" style:family="text">
      <style:text-properties fo:font-weight="bold" style:font-weight-asian="bold" fo:font-size="11pt" style:font-size-asian="11pt" style:font-size-complex="11pt"/>
    </style:style>
    <style:style style:name="T5951" style:parent-style-name="DefaultParagraphFont" style:family="text">
      <style:text-properties fo:font-size="11pt" style:font-size-asian="11pt" style:font-size-complex="11pt"/>
    </style:style>
    <style:style style:name="T5952" style:parent-style-name="DefaultParagraphFont" style:family="text">
      <style:text-properties fo:font-size="11pt" style:font-size-asian="11pt" style:font-size-complex="11pt"/>
    </style:style>
    <style:style style:name="T5953" style:parent-style-name="DefaultParagraphFont" style:family="text">
      <style:text-properties style:text-position="super 63.6%" fo:font-size="11pt" style:font-size-asian="11pt" style:font-size-complex="11pt"/>
    </style:style>
    <style:style style:name="T5954" style:parent-style-name="DefaultParagraphFont" style:family="text">
      <style:text-properties fo:font-size="11pt" style:font-size-asian="11pt" style:font-size-complex="11pt"/>
    </style:style>
    <style:style style:name="T5955" style:parent-style-name="DefaultParagraphFont" style:family="text">
      <style:text-properties fo:font-size="11pt" style:font-size-asian="11pt" style:font-size-complex="11pt"/>
    </style:style>
    <style:style style:name="T5956" style:parent-style-name="DefaultParagraphFont" style:family="text">
      <style:text-properties fo:font-size="11pt" style:font-size-asian="11pt" style:font-size-complex="11pt"/>
    </style:style>
    <style:style style:name="T5957" style:parent-style-name="DefaultParagraphFont" style:family="text">
      <style:text-properties fo:font-size="11pt" style:font-size-asian="11pt" style:font-size-complex="11pt"/>
    </style:style>
    <style:style style:name="T5958" style:parent-style-name="DefaultParagraphFont" style:family="text">
      <style:text-properties style:text-position="super 63.6%" fo:font-size="11pt" style:font-size-asian="11pt" style:font-size-complex="11pt"/>
    </style:style>
    <style:style style:name="T5959" style:parent-style-name="DefaultParagraphFont" style:family="text">
      <style:text-properties fo:font-size="11pt" style:font-size-asian="11pt" style:font-size-complex="11pt"/>
    </style:style>
    <style:style style:name="T5960" style:parent-style-name="DefaultParagraphFont" style:family="text">
      <style:text-properties fo:font-size="11pt" style:font-size-asian="11pt" style:font-size-complex="11pt"/>
    </style:style>
    <style:style style:name="T5961" style:parent-style-name="DefaultParagraphFont" style:family="text">
      <style:text-properties fo:font-size="11pt" style:font-size-asian="11pt" style:font-size-complex="11pt"/>
    </style:style>
    <style:style style:name="T5962" style:parent-style-name="DefaultParagraphFont" style:family="text">
      <style:text-properties fo:font-size="11pt" style:font-size-asian="11pt" style:font-size-complex="11pt"/>
    </style:style>
    <style:style style:name="T5963" style:parent-style-name="DefaultParagraphFont" style:family="text">
      <style:text-properties fo:font-size="11pt" style:font-size-asian="11pt" style:font-size-complex="11pt"/>
    </style:style>
    <style:style style:name="T5964" style:parent-style-name="DefaultParagraphFont" style:family="text">
      <style:text-properties fo:font-size="11pt" style:font-size-asian="11pt" style:font-size-complex="11pt"/>
    </style:style>
    <style:style style:name="T5965" style:parent-style-name="DefaultParagraphFont" style:family="text">
      <style:text-properties fo:font-size="11pt" style:font-size-asian="11pt" style:font-size-complex="11pt"/>
    </style:style>
    <style:style style:name="P5966" style:parent-style-name="Normal" style:family="paragraph">
      <style:paragraph-properties fo:text-align="justify"/>
    </style:style>
    <style:style style:name="T5967" style:parent-style-name="DefaultParagraphFont" style:family="text">
      <style:text-properties fo:font-weight="bold" style:font-weight-asian="bold" fo:font-style="italic" style:font-style-asian="italic" fo:font-size="10pt" style:font-size-asian="10pt"/>
    </style:style>
    <style:style style:name="T5968" style:parent-style-name="DefaultParagraphFont" style:family="text">
      <style:text-properties fo:font-style="italic" style:font-style-asian="italic" fo:font-size="10pt" style:font-size-asian="10pt"/>
    </style:style>
    <style:style style:name="T5969" style:parent-style-name="DefaultParagraphFont" style:family="text">
      <style:text-properties fo:font-style="italic" style:font-style-asian="italic" fo:font-size="10pt" style:font-size-asian="10pt" style:language-asian="lt" style:country-asian="LT"/>
    </style:style>
    <style:style style:name="T5970" style:parent-style-name="DefaultParagraphFont" style:family="text">
      <style:text-properties fo:font-style="italic" style:font-style-asian="italic" style:text-position="super 65%" fo:font-size="10pt" style:font-size-asian="10pt" style:language-asian="lt" style:country-asian="LT"/>
    </style:style>
    <style:style style:name="T5971" style:parent-style-name="DefaultParagraphFont" style:family="text">
      <style:text-properties fo:font-style="italic" style:font-style-asian="italic" fo:font-size="10pt" style:font-size-asian="10pt"/>
    </style:style>
    <style:style style:name="T5972" style:parent-style-name="DefaultParagraphFont" style:family="text">
      <style:text-properties style:font-weight-complex="bold" fo:font-style="italic" style:font-style-asian="italic" fo:font-size="10pt" style:font-size-asian="10pt" style:language-asian="lt" style:country-asian="LT"/>
    </style:style>
    <style:style style:name="T5973" style:parent-style-name="DefaultParagraphFont" style:family="text">
      <style:text-properties style:font-weight-complex="bold" fo:font-style="italic" style:font-style-asian="italic" fo:font-size="10pt" style:font-size-asian="10pt" style:language-asian="lt" style:country-asian="LT"/>
    </style:style>
    <style:style style:name="P5974" style:parent-style-name="Normal" style:family="paragraph">
      <style:text-properties style:font-name-asian="MS Mincho" fo:font-style="italic" style:font-style-asian="italic" style:font-style-complex="italic" fo:font-size="10pt" style:font-size-asian="10pt"/>
    </style:style>
    <style:style style:name="P5975" style:parent-style-name="Normal" style:family="paragraph">
      <style:paragraph-properties fo:text-align="justify"/>
    </style:style>
    <style:style style:name="T5976" style:parent-style-name="DefaultParagraphFont" style:family="text">
      <style:text-properties style:font-name-asian="MS Mincho" fo:font-style="italic" style:font-style-asian="italic" style:font-style-complex="italic" fo:font-size="10pt" style:font-size-asian="10pt"/>
    </style:style>
    <style:style style:name="T597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978" style:parent-style-name="DefaultParagraphFont" style:family="text">
      <style:text-properties style:font-name-asian="MS Mincho" fo:font-style="italic" style:font-style-asian="italic" style:font-style-complex="italic" fo:font-size="10pt" style:font-size-asian="10pt"/>
    </style:style>
    <style:style style:name="T5979" style:parent-style-name="DefaultParagraphFont" style:family="text">
      <style:text-properties style:font-name-asian="MS Mincho" fo:font-style="italic" style:font-style-asian="italic" style:font-style-complex="italic" fo:font-size="10pt" style:font-size-asian="10pt"/>
    </style:style>
    <style:style style:name="P5980" style:parent-style-name="Normal" style:family="paragraph">
      <style:text-properties style:font-name-asian="MS Mincho" fo:font-style="italic" style:font-style-asian="italic" style:font-style-complex="italic" fo:font-size="10pt" style:font-size-asian="10pt"/>
    </style:style>
    <style:style style:name="P5981" style:parent-style-name="Normal" style:family="paragraph">
      <style:paragraph-properties fo:text-align="justify"/>
    </style:style>
    <style:style style:name="T5982" style:parent-style-name="DefaultParagraphFont" style:family="text">
      <style:text-properties style:font-name-asian="MS Mincho" fo:font-style="italic" style:font-style-asian="italic" style:font-style-complex="italic" fo:font-size="10pt" style:font-size-asian="10pt"/>
    </style:style>
    <style:style style:name="T598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984" style:parent-style-name="DefaultParagraphFont" style:family="text">
      <style:text-properties style:font-name-asian="MS Mincho" fo:font-style="italic" style:font-style-asian="italic" style:font-style-complex="italic" fo:font-size="10pt" style:font-size-asian="10pt"/>
    </style:style>
    <style:style style:name="P5985" style:parent-style-name="Normal" style:family="paragraph">
      <style:paragraph-properties fo:text-align="justify"/>
    </style:style>
    <style:style style:name="T5986" style:parent-style-name="DefaultParagraphFont" style:family="text">
      <style:text-properties style:font-name-asian="MS Mincho" fo:font-style="italic" style:font-style-asian="italic" style:font-style-complex="italic" fo:font-size="10pt" style:font-size-asian="10pt"/>
    </style:style>
    <style:style style:name="T5987"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5988" style:parent-style-name="DefaultParagraphFont" style:family="text">
      <style:text-properties style:font-name-asian="MS Mincho" fo:font-style="italic" style:font-style-asian="italic" style:font-style-complex="italic" fo:font-size="10pt" style:font-size-asian="10pt"/>
    </style:style>
    <style:style style:name="P5989" style:parent-style-name="Normal" style:family="paragraph">
      <style:paragraph-properties fo:text-align="justify" fo:text-indent="0.5in"/>
    </style:style>
    <style:style style:name="T5990" style:parent-style-name="DefaultParagraphFont" style:family="text">
      <style:text-properties style:font-size-complex="12pt"/>
    </style:style>
    <style:style style:name="T5991" style:parent-style-name="DefaultParagraphFont" style:family="text">
      <style:text-properties style:text-position="super 66.6%" style:font-size-complex="12pt"/>
    </style:style>
    <style:style style:name="T5992" style:parent-style-name="DefaultParagraphFont" style:family="text">
      <style:text-properties style:font-size-complex="12pt"/>
    </style:style>
    <style:style style:name="T5993" style:parent-style-name="DefaultParagraphFont" style:family="text">
      <style:text-properties style:font-size-complex="12pt"/>
    </style:style>
    <style:style style:name="T5994" style:parent-style-name="DefaultParagraphFont" style:family="text">
      <style:text-properties style:font-size-complex="12pt"/>
    </style:style>
    <style:style style:name="T5995" style:parent-style-name="DefaultParagraphFont" style:family="text">
      <style:text-properties style:text-position="super 66.6%" style:font-size-complex="12pt"/>
    </style:style>
    <style:style style:name="T5996" style:parent-style-name="DefaultParagraphFont" style:family="text">
      <style:text-properties style:font-size-complex="12pt"/>
    </style:style>
    <style:style style:name="T5997" style:parent-style-name="DefaultParagraphFont" style:family="text">
      <style:text-properties style:font-size-complex="12pt"/>
    </style:style>
    <style:style style:name="T5998" style:parent-style-name="DefaultParagraphFont" style:family="text">
      <style:text-properties style:font-size-complex="12pt"/>
    </style:style>
    <style:style style:name="T5999" style:parent-style-name="DefaultParagraphFont" style:family="text">
      <style:text-properties style:font-size-complex="12pt"/>
    </style:style>
    <style:style style:name="T6000" style:parent-style-name="DefaultParagraphFont" style:family="text">
      <style:text-properties style:text-position="super 66.6%" style:font-size-complex="12pt"/>
    </style:style>
    <style:style style:name="T6001" style:parent-style-name="DefaultParagraphFont" style:family="text">
      <style:text-properties style:font-size-complex="12pt"/>
    </style:style>
    <style:style style:name="T6002" style:parent-style-name="DefaultParagraphFont" style:family="text">
      <style:text-properties style:font-size-complex="12pt"/>
    </style:style>
    <style:style style:name="T6003" style:parent-style-name="DefaultParagraphFont" style:family="text">
      <style:text-properties style:font-size-complex="12pt"/>
    </style:style>
    <style:style style:name="T6004" style:parent-style-name="DefaultParagraphFont" style:family="text">
      <style:text-properties style:font-size-complex="12pt"/>
    </style:style>
    <style:style style:name="T6005" style:parent-style-name="DefaultParagraphFont" style:family="text">
      <style:text-properties style:font-size-complex="12pt"/>
    </style:style>
    <style:style style:name="T6006" style:parent-style-name="DefaultParagraphFont" style:family="text">
      <style:text-properties style:font-size-complex="12pt"/>
    </style:style>
    <style:style style:name="T6007" style:parent-style-name="DefaultParagraphFont" style:family="text">
      <style:text-properties style:font-size-complex="12pt"/>
    </style:style>
    <style:style style:name="P6008" style:parent-style-name="Normal" style:family="paragraph">
      <style:paragraph-properties fo:text-align="justify"/>
    </style:style>
    <style:style style:name="T6009" style:parent-style-name="DefaultParagraphFont" style:family="text">
      <style:text-properties fo:font-weight="bold" style:font-weight-asian="bold" fo:font-style="italic" style:font-style-asian="italic" fo:font-size="10pt" style:font-size-asian="10pt"/>
    </style:style>
    <style:style style:name="T6010" style:parent-style-name="DefaultParagraphFont" style:family="text">
      <style:text-properties fo:font-style="italic" style:font-style-asian="italic" fo:font-size="10pt" style:font-size-asian="10pt"/>
    </style:style>
    <style:style style:name="T6011" style:parent-style-name="DefaultParagraphFont" style:family="text">
      <style:text-properties fo:font-style="italic" style:font-style-asian="italic" fo:font-size="10pt" style:font-size-asian="10pt" style:language-asian="lt" style:country-asian="LT"/>
    </style:style>
    <style:style style:name="T6012" style:parent-style-name="DefaultParagraphFont" style:family="text">
      <style:text-properties fo:font-style="italic" style:font-style-asian="italic" style:text-position="super 65%" fo:font-size="10pt" style:font-size-asian="10pt" style:language-asian="lt" style:country-asian="LT"/>
    </style:style>
    <style:style style:name="T6013" style:parent-style-name="DefaultParagraphFont" style:family="text">
      <style:text-properties fo:font-style="italic" style:font-style-asian="italic" fo:font-size="10pt" style:font-size-asian="10pt"/>
    </style:style>
    <style:style style:name="T6014" style:parent-style-name="DefaultParagraphFont" style:family="text">
      <style:text-properties style:font-weight-complex="bold" fo:font-style="italic" style:font-style-asian="italic" fo:font-size="10pt" style:font-size-asian="10pt" style:language-asian="lt" style:country-asian="LT"/>
    </style:style>
    <style:style style:name="T6015" style:parent-style-name="DefaultParagraphFont" style:family="text">
      <style:text-properties style:font-weight-complex="bold" fo:font-style="italic" style:font-style-asian="italic" fo:font-size="10pt" style:font-size-asian="10pt" style:language-asian="lt" style:country-asian="LT"/>
    </style:style>
    <style:style style:name="P6016" style:parent-style-name="Normal" style:family="paragraph">
      <style:text-properties style:font-name-asian="MS Mincho" fo:font-style="italic" style:font-style-asian="italic" style:font-style-complex="italic" fo:font-size="10pt" style:font-size-asian="10pt"/>
    </style:style>
    <style:style style:name="P6017" style:parent-style-name="Normal" style:family="paragraph">
      <style:paragraph-properties fo:text-align="justify"/>
    </style:style>
    <style:style style:name="T6018" style:parent-style-name="DefaultParagraphFont" style:family="text">
      <style:text-properties style:font-name-asian="MS Mincho" fo:font-style="italic" style:font-style-asian="italic" style:font-style-complex="italic" fo:font-size="10pt" style:font-size-asian="10pt"/>
    </style:style>
    <style:style style:name="T601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20" style:parent-style-name="DefaultParagraphFont" style:family="text">
      <style:text-properties style:font-name-asian="MS Mincho" fo:font-style="italic" style:font-style-asian="italic" style:font-style-complex="italic" fo:font-size="10pt" style:font-size-asian="10pt"/>
    </style:style>
    <style:style style:name="P6021" style:parent-style-name="Normal" style:family="paragraph">
      <style:text-properties style:font-name-asian="MS Mincho" fo:font-style="italic" style:font-style-asian="italic" style:font-style-complex="italic" fo:font-size="10pt" style:font-size-asian="10pt"/>
    </style:style>
    <style:style style:name="P6022" style:parent-style-name="Normal" style:family="paragraph">
      <style:paragraph-properties fo:text-align="justify"/>
    </style:style>
    <style:style style:name="T6023" style:parent-style-name="DefaultParagraphFont" style:family="text">
      <style:text-properties style:font-name-asian="MS Mincho" fo:font-style="italic" style:font-style-asian="italic" style:font-style-complex="italic" fo:font-size="10pt" style:font-size-asian="10pt"/>
    </style:style>
    <style:style style:name="T602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25" style:parent-style-name="DefaultParagraphFont" style:family="text">
      <style:text-properties style:font-name-asian="MS Mincho" fo:font-style="italic" style:font-style-asian="italic" style:font-style-complex="italic" fo:font-size="10pt" style:font-size-asian="10pt"/>
    </style:style>
    <style:style style:name="P6026" style:parent-style-name="Normal" style:family="paragraph">
      <style:paragraph-properties fo:text-align="justify"/>
    </style:style>
    <style:style style:name="T6027" style:parent-style-name="DefaultParagraphFont" style:family="text">
      <style:text-properties style:font-name-asian="MS Mincho" fo:font-style="italic" style:font-style-asian="italic" style:font-style-complex="italic" fo:font-size="10pt" style:font-size-asian="10pt"/>
    </style:style>
    <style:style style:name="T602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29" style:parent-style-name="DefaultParagraphFont" style:family="text">
      <style:text-properties style:font-name-asian="MS Mincho" fo:font-style="italic" style:font-style-asian="italic" style:font-style-complex="italic" fo:font-size="10pt" style:font-size-asian="10pt"/>
    </style:style>
    <style:style style:name="T6030" style:parent-style-name="DefaultParagraphFont" style:family="text">
      <style:text-properties style:font-name-asian="MS Mincho" fo:font-style="italic" style:font-style-asian="italic" style:font-style-complex="italic" fo:font-size="10pt" style:font-size-asian="10pt"/>
    </style:style>
    <style:style style:name="P6031" style:parent-style-name="Normal" style:family="paragraph">
      <style:paragraph-properties fo:text-align="justify" fo:text-indent="0.5in"/>
    </style:style>
    <style:style style:name="T6032" style:parent-style-name="DefaultParagraphFont" style:family="text">
      <style:text-properties fo:font-size="11pt" style:font-size-asian="11pt"/>
    </style:style>
    <style:style style:name="T6033" style:parent-style-name="DefaultParagraphFont" style:family="text">
      <style:text-properties fo:font-size="11pt" style:font-size-asian="11pt"/>
    </style:style>
    <style:style style:name="T6034" style:parent-style-name="DefaultParagraphFont" style:family="text">
      <style:text-properties fo:font-size="11pt" style:font-size-asian="11pt"/>
    </style:style>
    <style:style style:name="P6035" style:parent-style-name="Normal" style:family="paragraph">
      <style:paragraph-properties fo:text-align="justify" fo:text-indent="0.5in"/>
    </style:style>
    <style:style style:name="T6036" style:parent-style-name="DefaultParagraphFont" style:family="text">
      <style:text-properties fo:font-size="11pt" style:font-size-asian="11pt"/>
    </style:style>
    <style:style style:name="T6037" style:parent-style-name="DefaultParagraphFont" style:family="text">
      <style:text-properties fo:font-size="11pt" style:font-size-asian="11pt"/>
    </style:style>
    <style:style style:name="T6038" style:parent-style-name="DefaultParagraphFont" style:family="text">
      <style:text-properties fo:font-size="11pt" style:font-size-asian="11pt"/>
    </style:style>
    <style:style style:name="P6039" style:parent-style-name="Normal" style:family="paragraph">
      <style:paragraph-properties fo:text-align="justify" fo:text-indent="0.5in"/>
    </style:style>
    <style:style style:name="T6040" style:parent-style-name="DefaultParagraphFont" style:family="text">
      <style:text-properties fo:font-size="11pt" style:font-size-asian="11pt"/>
    </style:style>
    <style:style style:name="T6041" style:parent-style-name="DefaultParagraphFont" style:family="text">
      <style:text-properties fo:font-size="11pt" style:font-size-asian="11pt"/>
    </style:style>
    <style:style style:name="T6042" style:parent-style-name="DefaultParagraphFont" style:family="text">
      <style:text-properties fo:font-size="11pt" style:font-size-asian="11pt"/>
    </style:style>
    <style:style style:name="T6043" style:parent-style-name="DefaultParagraphFont" style:family="text">
      <style:text-properties fo:font-size="11pt" style:font-size-asian="11pt"/>
    </style:style>
    <style:style style:name="T6044" style:parent-style-name="DefaultParagraphFont" style:family="text">
      <style:text-properties fo:font-size="11pt" style:font-size-asian="11pt"/>
    </style:style>
    <style:style style:name="P6045" style:parent-style-name="Normal" style:family="paragraph">
      <style:text-properties fo:font-style="italic" style:font-style-asian="italic" fo:font-size="10pt" style:font-size-asian="10pt"/>
    </style:style>
    <style:style style:name="T6046" style:parent-style-name="DefaultParagraphFont" style:family="text">
      <style:text-properties fo:font-style="italic" style:font-style-asian="italic" fo:font-size="10pt" style:font-size-asian="10pt"/>
    </style:style>
    <style:style style:name="T6047"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6048" style:parent-style-name="DefaultParagraphFont" style:family="text">
      <style:text-properties fo:font-style="italic" style:font-style-asian="italic" fo:font-size="10pt" style:font-size-asian="10pt"/>
    </style:style>
    <style:style style:name="P6049" style:parent-style-name="Normal" style:family="paragraph">
      <style:paragraph-properties fo:text-align="justify"/>
    </style:style>
    <style:style style:name="T6050" style:parent-style-name="DefaultParagraphFont" style:family="text">
      <style:text-properties fo:font-style="italic" style:font-style-asian="italic" fo:font-size="10pt" style:font-size-asian="10pt"/>
    </style:style>
    <style:style style:name="T6051"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6052" style:parent-style-name="DefaultParagraphFont" style:family="text">
      <style:text-properties fo:font-style="italic" style:font-style-asian="italic" fo:font-size="10pt" style:font-size-asian="10pt"/>
    </style:style>
    <style:style style:name="P6053" style:parent-style-name="Normal" style:family="paragraph">
      <style:paragraph-properties fo:text-align="justify"/>
    </style:style>
    <style:style style:name="T6054" style:parent-style-name="DefaultParagraphFont" style:family="text">
      <style:text-properties fo:font-style="italic" style:font-style-asian="italic" fo:font-size="10pt" style:font-size-asian="10pt"/>
    </style:style>
    <style:style style:name="T6055"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6056" style:parent-style-name="DefaultParagraphFont" style:family="text">
      <style:text-properties fo:font-style="italic" style:font-style-asian="italic" fo:font-size="10pt" style:font-size-asian="10pt"/>
    </style:style>
    <style:style style:name="P6057" style:parent-style-name="Normal" style:family="paragraph">
      <style:paragraph-properties fo:text-align="justify"/>
    </style:style>
    <style:style style:name="T6058" style:parent-style-name="DefaultParagraphFont" style:family="text">
      <style:text-properties style:font-name-asian="MS Mincho" fo:font-style="italic" style:font-style-asian="italic" style:font-style-complex="italic" fo:font-size="10pt" style:font-size-asian="10pt"/>
    </style:style>
    <style:style style:name="T605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60" style:parent-style-name="DefaultParagraphFont" style:family="text">
      <style:text-properties style:font-name-asian="MS Mincho" fo:font-style="italic" style:font-style-asian="italic" style:font-style-complex="italic" fo:font-size="10pt" style:font-size-asian="10pt"/>
    </style:style>
    <style:style style:name="P6061" style:parent-style-name="Normal" style:family="paragraph">
      <style:paragraph-properties fo:text-align="justify"/>
    </style:style>
    <style:style style:name="T6062" style:parent-style-name="DefaultParagraphFont" style:family="text">
      <style:text-properties style:font-name-asian="MS Mincho" fo:font-style="italic" style:font-style-asian="italic" style:font-style-complex="italic" fo:font-size="10pt" style:font-size-asian="10pt"/>
    </style:style>
    <style:style style:name="T606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64" style:parent-style-name="DefaultParagraphFont" style:family="text">
      <style:text-properties style:font-name-asian="MS Mincho" fo:font-style="italic" style:font-style-asian="italic" style:font-style-complex="italic" fo:font-size="10pt" style:font-size-asian="10pt"/>
    </style:style>
    <style:style style:name="T6065" style:parent-style-name="DefaultParagraphFont" style:family="text">
      <style:text-properties style:font-name-asian="MS Mincho" fo:font-style="italic" style:font-style-asian="italic" style:font-style-complex="italic" fo:font-size="10pt" style:font-size-asian="10pt"/>
    </style:style>
    <style:style style:name="T606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67" style:parent-style-name="DefaultParagraphFont" style:family="text">
      <style:text-properties style:font-name-asian="MS Mincho" fo:font-style="italic" style:font-style-asian="italic" style:font-style-complex="italic" fo:font-size="10pt" style:font-size-asian="10pt"/>
    </style:style>
    <style:style style:name="T6068" style:parent-style-name="DefaultParagraphFont" style:family="text">
      <style:text-properties style:font-name-asian="MS Mincho" fo:font-style="italic" style:font-style-asian="italic" style:font-style-complex="italic" fo:font-size="10pt" style:font-size-asian="10pt"/>
    </style:style>
    <style:style style:name="T606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70" style:parent-style-name="DefaultParagraphFont" style:family="text">
      <style:text-properties style:font-name-asian="MS Mincho" fo:font-style="italic" style:font-style-asian="italic" style:font-style-complex="italic" fo:font-size="10pt" style:font-size-asian="10pt"/>
    </style:style>
    <style:style style:name="T6071" style:parent-style-name="DefaultParagraphFont" style:family="text">
      <style:text-properties style:font-name-asian="MS Mincho" fo:font-style="italic" style:font-style-asian="italic" style:font-style-complex="italic" fo:font-size="10pt" style:font-size-asian="10pt"/>
    </style:style>
    <style:style style:name="T607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73"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074" style:parent-style-name="DefaultParagraphFont" style:family="text">
      <style:text-properties style:font-name-asian="MS Mincho" fo:font-style="italic" style:font-style-asian="italic" style:font-style-complex="italic" fo:font-size="10pt" style:font-size-asian="10pt"/>
    </style:style>
    <style:style style:name="T6075" style:parent-style-name="DefaultParagraphFont" style:family="text">
      <style:text-properties style:font-name-asian="MS Mincho" fo:font-style="italic" style:font-style-asian="italic" fo:font-size="10pt" style:font-size-asian="10pt"/>
    </style:style>
    <style:style style:name="T6076"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6077" style:parent-style-name="DefaultParagraphFont" style:family="text">
      <style:text-properties style:font-name-asian="MS Mincho" fo:font-style="italic" style:font-style-asian="italic" fo:font-size="10pt" style:font-size-asian="10pt"/>
    </style:style>
    <style:style style:name="T6078" style:parent-style-name="DefaultParagraphFont" style:family="text">
      <style:text-properties style:font-name-asian="MS Mincho" fo:font-style="italic" style:font-style-asian="italic" fo:font-size="10pt" style:font-size-asian="10pt"/>
    </style:style>
    <style:style style:name="T6079"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6080" style:parent-style-name="DefaultParagraphFont" style:family="text">
      <style:text-properties style:font-name-asian="MS Mincho" fo:font-style="italic" style:font-style-asian="italic" fo:font-size="10pt" style:font-size-asian="10pt"/>
    </style:style>
    <style:style style:name="T6081" style:parent-style-name="DefaultParagraphFont" style:family="text">
      <style:text-properties style:font-name-asian="MS Mincho" fo:font-style="italic" style:font-style-asian="italic" fo:font-size="10pt" style:font-size-asian="10pt"/>
    </style:style>
    <style:style style:name="P6082" style:parent-style-name="Normal" style:family="paragraph">
      <style:paragraph-properties fo:text-align="justify" fo:text-indent="0.5in"/>
    </style:style>
    <style:style style:name="P6083" style:parent-style-name="Normal" style:family="paragraph">
      <style:paragraph-properties fo:text-align="justify" fo:text-indent="0.5in"/>
    </style:style>
    <style:style style:name="T6084" style:parent-style-name="DefaultParagraphFont" style:family="text">
      <style:text-properties fo:font-weight="bold" style:font-weight-asian="bold" fo:font-size="11pt" style:font-size-asian="11pt"/>
    </style:style>
    <style:style style:name="T6085" style:parent-style-name="DefaultParagraphFont" style:family="text">
      <style:text-properties fo:font-weight="bold" style:font-weight-asian="bold" fo:font-size="11pt" style:font-size-asian="11pt"/>
    </style:style>
    <style:style style:name="T6086" style:parent-style-name="DefaultParagraphFont" style:family="text">
      <style:text-properties fo:font-weight="bold" style:font-weight-asian="bold" fo:font-size="11pt" style:font-size-asian="11pt"/>
    </style:style>
    <style:style style:name="P6087" style:parent-style-name="Normal" style:family="paragraph">
      <style:paragraph-properties fo:text-align="justify" fo:text-indent="0.5in"/>
    </style:style>
    <style:style style:name="T6088" style:parent-style-name="DefaultParagraphFont" style:family="text">
      <style:text-properties fo:font-size="11pt" style:font-size-asian="11pt"/>
    </style:style>
    <style:style style:name="T6089" style:parent-style-name="DefaultParagraphFont" style:family="text">
      <style:text-properties fo:font-size="11pt" style:font-size-asian="11pt"/>
    </style:style>
    <style:style style:name="P6090" style:parent-style-name="Normal" style:family="paragraph">
      <style:paragraph-properties fo:text-align="justify" fo:text-indent="0.5in"/>
    </style:style>
    <style:style style:name="T6091" style:parent-style-name="DefaultParagraphFont" style:family="text">
      <style:text-properties fo:font-size="11pt" style:font-size-asian="11pt"/>
    </style:style>
    <style:style style:name="T6092" style:parent-style-name="DefaultParagraphFont" style:family="text">
      <style:text-properties fo:font-size="11pt" style:font-size-asian="11pt"/>
    </style:style>
    <style:style style:name="T6093" style:parent-style-name="DefaultParagraphFont" style:family="text">
      <style:text-properties fo:font-size="11pt" style:font-size-asian="11pt"/>
    </style:style>
    <style:style style:name="P6094" style:parent-style-name="Normal" style:family="paragraph">
      <style:paragraph-properties fo:text-align="justify" fo:text-indent="0.5in"/>
    </style:style>
    <style:style style:name="T6095" style:parent-style-name="DefaultParagraphFont" style:family="text">
      <style:text-properties fo:font-size="11pt" style:font-size-asian="11pt"/>
    </style:style>
    <style:style style:name="T6096" style:parent-style-name="DefaultParagraphFont" style:family="text">
      <style:text-properties fo:font-size="11pt" style:font-size-asian="11pt"/>
    </style:style>
    <style:style style:name="P6097" style:parent-style-name="Normal" style:family="paragraph">
      <style:paragraph-properties fo:text-align="justify" fo:text-indent="0.5in"/>
    </style:style>
    <style:style style:name="T6098" style:parent-style-name="DefaultParagraphFont" style:family="text">
      <style:text-properties fo:font-size="11pt" style:font-size-asian="11pt"/>
    </style:style>
    <style:style style:name="T6099" style:parent-style-name="DefaultParagraphFont" style:family="text">
      <style:text-properties fo:font-size="11pt" style:font-size-asian="11pt"/>
    </style:style>
    <style:style style:name="T6100" style:parent-style-name="DefaultParagraphFont" style:family="text">
      <style:text-properties fo:font-size="11pt" style:font-size-asian="11pt"/>
    </style:style>
    <style:style style:name="P6101" style:parent-style-name="Normal" style:family="paragraph">
      <style:paragraph-properties fo:text-align="justify" fo:text-indent="0.5in"/>
    </style:style>
    <style:style style:name="T6102" style:parent-style-name="DefaultParagraphFont" style:family="text">
      <style:text-properties fo:font-size="11pt" style:font-size-asian="11pt"/>
    </style:style>
    <style:style style:name="T6103" style:parent-style-name="DefaultParagraphFont" style:family="text">
      <style:text-properties fo:font-size="11pt" style:font-size-asian="11pt"/>
    </style:style>
    <style:style style:name="P6104" style:parent-style-name="Normal" style:family="paragraph">
      <style:paragraph-properties fo:text-align="justify" fo:text-indent="0.5in"/>
    </style:style>
    <style:style style:name="T6105" style:parent-style-name="DefaultParagraphFont" style:family="text">
      <style:text-properties fo:font-size="11pt" style:font-size-asian="11pt"/>
    </style:style>
    <style:style style:name="T6106" style:parent-style-name="DefaultParagraphFont" style:family="text">
      <style:text-properties fo:font-size="11pt" style:font-size-asian="11pt"/>
    </style:style>
    <style:style style:name="P6107" style:parent-style-name="Normal" style:family="paragraph">
      <style:paragraph-properties fo:text-align="justify" fo:text-indent="0.5in"/>
    </style:style>
    <style:style style:name="T6108" style:parent-style-name="DefaultParagraphFont" style:family="text">
      <style:text-properties fo:font-size="11pt" style:font-size-asian="11pt"/>
    </style:style>
    <style:style style:name="T6109" style:parent-style-name="DefaultParagraphFont" style:family="text">
      <style:text-properties fo:font-size="11pt" style:font-size-asian="11pt"/>
    </style:style>
    <style:style style:name="T6110" style:parent-style-name="DefaultParagraphFont" style:family="text">
      <style:text-properties fo:font-size="11pt" style:font-size-asian="11pt"/>
    </style:style>
    <style:style style:name="T6111" style:parent-style-name="DefaultParagraphFont" style:family="text">
      <style:text-properties fo:font-size="11pt" style:font-size-asian="11pt"/>
    </style:style>
    <style:style style:name="P6112" style:parent-style-name="Normal" style:family="paragraph">
      <style:paragraph-properties fo:text-align="justify" fo:text-indent="0.5in"/>
    </style:style>
    <style:style style:name="T6113" style:parent-style-name="DefaultParagraphFont" style:family="text">
      <style:text-properties fo:font-size="11pt" style:font-size-asian="11pt"/>
    </style:style>
    <style:style style:name="T6114" style:parent-style-name="DefaultParagraphFont" style:family="text">
      <style:text-properties fo:font-size="11pt" style:font-size-asian="11pt"/>
    </style:style>
    <style:style style:name="P6115" style:parent-style-name="Normal" style:family="paragraph">
      <style:paragraph-properties fo:text-align="justify" fo:text-indent="0.5in"/>
    </style:style>
    <style:style style:name="T6116" style:parent-style-name="DefaultParagraphFont" style:family="text">
      <style:text-properties fo:font-size="11pt" style:font-size-asian="11pt"/>
    </style:style>
    <style:style style:name="T6117" style:parent-style-name="DefaultParagraphFont" style:family="text">
      <style:text-properties fo:font-size="11pt" style:font-size-asian="11pt"/>
    </style:style>
    <style:style style:name="T6118" style:parent-style-name="DefaultParagraphFont" style:family="text">
      <style:text-properties fo:font-size="11pt" style:font-size-asian="11pt"/>
    </style:style>
    <style:style style:name="T6119" style:parent-style-name="DefaultParagraphFont" style:family="text">
      <style:text-properties fo:font-size="11pt" style:font-size-asian="11pt"/>
    </style:style>
    <style:style style:name="P6120" style:parent-style-name="Normal" style:family="paragraph">
      <style:paragraph-properties fo:text-align="justify" fo:text-indent="0.5in"/>
    </style:style>
    <style:style style:name="T6121" style:parent-style-name="DefaultParagraphFont" style:family="text">
      <style:text-properties fo:font-size="11pt" style:font-size-asian="11pt" style:font-size-complex="11pt"/>
    </style:style>
    <style:style style:name="T6122" style:parent-style-name="DefaultParagraphFont" style:family="text">
      <style:text-properties fo:font-size="11pt" style:font-size-asian="11pt" style:font-size-complex="11pt"/>
    </style:style>
    <style:style style:name="T6123" style:parent-style-name="DefaultParagraphFont" style:family="text">
      <style:text-properties fo:font-size="11pt" style:font-size-asian="11pt" style:font-size-complex="11pt"/>
    </style:style>
    <style:style style:name="P6124" style:parent-style-name="Normal" style:family="paragraph">
      <style:text-properties fo:font-style="italic" style:font-style-asian="italic" fo:font-size="10pt" style:font-size-asian="10pt"/>
    </style:style>
    <style:style style:name="T6125" style:parent-style-name="DefaultParagraphFont" style:family="text">
      <style:text-properties fo:font-style="italic" style:font-style-asian="italic" fo:font-size="10pt" style:font-size-asian="10pt"/>
    </style:style>
    <style:style style:name="T6126"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6127" style:parent-style-name="DefaultParagraphFont" style:family="text">
      <style:text-properties fo:font-style="italic" style:font-style-asian="italic" fo:font-size="10pt" style:font-size-asian="10pt"/>
    </style:style>
    <style:style style:name="T6128" style:parent-style-name="DefaultParagraphFont" style:family="text">
      <style:text-properties fo:font-style="italic" style:font-style-asian="italic" fo:font-size="10pt" style:font-size-asian="10pt"/>
    </style:style>
    <style:style style:name="P6129" style:parent-style-name="Normal" style:family="paragraph">
      <style:paragraph-properties fo:text-align="justify"/>
    </style:style>
    <style:style style:name="T6130" style:parent-style-name="DefaultParagraphFont" style:family="text">
      <style:text-properties fo:font-style="italic" style:font-style-asian="italic" fo:font-size="10pt" style:font-size-asian="10pt"/>
    </style:style>
    <style:style style:name="T6131" style:parent-style-name="DefaultParagraphFont" style:family="text">
      <style:text-properties fo:font-style="italic" style:font-style-asian="italic" fo:color="#0000FF" fo:font-size="10pt" style:font-size-asian="10pt" style:text-underline-type="single" style:text-underline-style="solid" style:text-underline-width="auto" style:text-underline-mode="continuous"/>
    </style:style>
    <style:style style:name="T6132" style:parent-style-name="DefaultParagraphFont" style:family="text">
      <style:text-properties fo:font-style="italic" style:font-style-asian="italic" fo:font-size="10pt" style:font-size-asian="10pt"/>
    </style:style>
    <style:style style:name="T6133" style:parent-style-name="DefaultParagraphFont" style:family="text">
      <style:text-properties fo:font-weight="bold" style:font-weight-asian="bold" fo:font-style="italic" style:font-style-asian="italic" fo:font-size="10pt" style:font-size-asian="10pt"/>
    </style:style>
    <style:style style:name="P6134" style:parent-style-name="Normal" style:family="paragraph">
      <style:paragraph-properties fo:text-align="justify"/>
    </style:style>
    <style:style style:name="T6135" style:parent-style-name="DefaultParagraphFont" style:family="text">
      <style:text-properties style:font-name-asian="MS Mincho" fo:font-style="italic" style:font-style-asian="italic" style:font-style-complex="italic" fo:font-size="10pt" style:font-size-asian="10pt"/>
    </style:style>
    <style:style style:name="T613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137" style:parent-style-name="DefaultParagraphFont" style:family="text">
      <style:text-properties style:font-name-asian="MS Mincho" fo:font-style="italic" style:font-style-asian="italic" style:font-style-complex="italic" fo:font-size="10pt" style:font-size-asian="10pt"/>
    </style:style>
    <style:style style:name="T6138" style:parent-style-name="DefaultParagraphFont" style:family="text">
      <style:text-properties style:font-name-asian="MS Mincho" fo:font-style="italic" style:font-style-asian="italic" style:font-style-complex="italic" fo:font-size="10pt" style:font-size-asian="10pt"/>
    </style:style>
    <style:style style:name="T6139" style:parent-style-name="DefaultParagraphFont" style:family="text">
      <style:text-properties style:font-name-asian="MS Mincho" fo:font-style="italic" style:font-style-asian="italic" style:font-style-complex="italic" fo:font-size="10pt" style:font-size-asian="10pt"/>
    </style:style>
    <style:style style:name="T614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141" style:parent-style-name="DefaultParagraphFont" style:family="text">
      <style:text-properties style:font-name-asian="MS Mincho" fo:font-style="italic" style:font-style-asian="italic" style:font-style-complex="italic" fo:font-size="10pt" style:font-size-asian="10pt"/>
    </style:style>
    <style:style style:name="T6142" style:parent-style-name="DefaultParagraphFont" style:family="text">
      <style:text-properties style:font-name-asian="MS Mincho" fo:font-style="italic" style:font-style-asian="italic" fo:font-size="10pt" style:font-size-asian="10pt"/>
    </style:style>
    <style:style style:name="T6143"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6144" style:parent-style-name="DefaultParagraphFont" style:family="text">
      <style:text-properties style:font-name-asian="MS Mincho" fo:font-style="italic" style:font-style-asian="italic" fo:font-size="10pt" style:font-size-asian="10pt"/>
    </style:style>
    <style:style style:name="T6145" style:parent-style-name="DefaultParagraphFont" style:family="text">
      <style:text-properties style:font-name-asian="MS Mincho" fo:font-style="italic" style:font-style-asian="italic" fo:font-size="10pt" style:font-size-asian="10pt"/>
    </style:style>
    <style:style style:name="P6146" style:parent-style-name="Normal" style:family="paragraph">
      <style:paragraph-properties fo:text-align="justify" fo:margin-left="1.575in" fo:text-indent="-1.075in">
        <style:tab-stops/>
      </style:paragraph-properties>
    </style:style>
    <style:style style:name="T6147" style:parent-style-name="DefaultParagraphFont" style:family="text">
      <style:text-properties fo:font-weight="bold" style:font-weight-asian="bold" fo:font-size="11pt" style:font-size-asian="11pt" style:font-size-complex="11pt"/>
    </style:style>
    <style:style style:name="T6148" style:parent-style-name="DefaultParagraphFont" style:family="text">
      <style:text-properties fo:font-weight="bold" style:font-weight-asian="bold" style:text-position="super 63.6%" fo:font-size="11pt" style:font-size-asian="11pt" style:font-size-complex="11pt"/>
    </style:style>
    <style:style style:name="T6149" style:parent-style-name="DefaultParagraphFont" style:family="text">
      <style:text-properties fo:font-weight="bold" style:font-weight-asian="bold" fo:font-size="11pt" style:font-size-asian="11pt" style:font-size-complex="11pt" style:language-asian="ar" style:country-asian="SA"/>
    </style:style>
    <style:style style:name="T6150" style:parent-style-name="DefaultParagraphFont" style:family="text">
      <style:text-properties fo:font-weight="bold" style:font-weight-asian="bold" fo:font-size="11pt" style:font-size-asian="11pt" style:font-size-complex="11pt"/>
    </style:style>
    <style:style style:name="T6151" style:parent-style-name="DefaultParagraphFont" style:family="text">
      <style:text-properties fo:font-weight="bold" style:font-weight-asian="bold" fo:font-size="11pt" style:font-size-asian="11pt" style:font-size-complex="11pt" style:language-asian="ar" style:country-asian="SA"/>
    </style:style>
    <style:style style:name="T6152" style:parent-style-name="DefaultParagraphFont" style:family="text">
      <style:text-properties fo:font-weight="bold" style:font-weight-asian="bold" fo:font-size="11pt" style:font-size-asian="11pt" style:font-size-complex="11pt"/>
    </style:style>
    <style:style style:name="P6153" style:parent-style-name="Normal" style:family="paragraph">
      <style:paragraph-properties fo:text-align="justify" fo:text-indent="0.5in"/>
      <style:text-properties fo:hyphenate="false"/>
    </style:style>
    <style:style style:name="T6154" style:parent-style-name="DefaultParagraphFont" style:family="text">
      <style:text-properties fo:font-size="11pt" style:font-size-asian="11pt" style:font-size-complex="11pt" style:language-asian="ar" style:country-asian="SA"/>
    </style:style>
    <style:style style:name="T6155" style:parent-style-name="DefaultParagraphFont" style:family="text">
      <style:text-properties fo:font-size="11pt" style:font-size-asian="11pt" style:font-size-complex="11pt" style:language-asian="ar" style:country-asian="SA"/>
    </style:style>
    <style:style style:name="T6156" style:parent-style-name="DefaultParagraphFont" style:family="text">
      <style:text-properties style:text-position="super 63.6%" fo:font-size="11pt" style:font-size-asian="11pt" style:font-size-complex="11pt"/>
    </style:style>
    <style:style style:name="T6157" style:parent-style-name="DefaultParagraphFont" style:family="text">
      <style:text-properties fo:font-size="11pt" style:font-size-asian="11pt" style:font-size-complex="11pt" style:language-asian="ar" style:country-asian="SA"/>
    </style:style>
    <style:style style:name="P6158" style:parent-style-name="Normal" style:family="paragraph">
      <style:text-properties style:font-name-asian="MS Mincho" fo:font-style="italic" style:font-style-asian="italic" style:font-style-complex="italic" fo:font-size="10pt" style:font-size-asian="10pt"/>
    </style:style>
    <style:style style:name="P6159" style:parent-style-name="Normal" style:family="paragraph">
      <style:paragraph-properties fo:text-align="justify"/>
    </style:style>
    <style:style style:name="T6160" style:parent-style-name="DefaultParagraphFont" style:family="text">
      <style:text-properties style:font-name-asian="MS Mincho" fo:font-style="italic" style:font-style-asian="italic" style:font-style-complex="italic" fo:font-size="10pt" style:font-size-asian="10pt"/>
    </style:style>
    <style:style style:name="T616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162" style:parent-style-name="DefaultParagraphFont" style:family="text">
      <style:text-properties style:font-name-asian="MS Mincho" fo:font-style="italic" style:font-style-asian="italic" style:font-style-complex="italic" fo:font-size="10pt" style:font-size-asian="10pt"/>
    </style:style>
    <style:style style:name="P6163" style:parent-style-name="Normal" style:family="paragraph">
      <style:paragraph-properties fo:keep-with-next="always" fo:text-align="justify" fo:text-indent="0.5in"/>
    </style:style>
    <style:style style:name="T6164" style:parent-style-name="DefaultParagraphFont" style:family="text">
      <style:text-properties fo:font-weight="bold" style:font-weight-asian="bold" fo:font-size="11pt" style:font-size-asian="11pt"/>
    </style:style>
    <style:style style:name="T6165" style:parent-style-name="DefaultParagraphFont" style:family="text">
      <style:text-properties fo:font-weight="bold" style:font-weight-asian="bold" fo:font-size="11pt" style:font-size-asian="11pt"/>
    </style:style>
    <style:style style:name="T6166" style:parent-style-name="DefaultParagraphFont" style:family="text">
      <style:text-properties fo:font-weight="bold" style:font-weight-asian="bold" fo:font-size="11pt" style:font-size-asian="11pt"/>
    </style:style>
    <style:style style:name="P6167" style:parent-style-name="Normal" style:family="paragraph">
      <style:paragraph-properties fo:text-align="justify" fo:text-indent="0.5in"/>
    </style:style>
    <style:style style:name="T6168" style:parent-style-name="DefaultParagraphFont" style:family="text">
      <style:text-properties fo:font-size="11pt" style:font-size-asian="11pt"/>
    </style:style>
    <style:style style:name="P6169" style:parent-style-name="Normal" style:family="paragraph">
      <style:paragraph-properties fo:text-align="justify" fo:text-indent="0.5in"/>
    </style:style>
    <style:style style:name="T6170" style:parent-style-name="DefaultParagraphFont" style:family="text">
      <style:text-properties fo:font-size="11pt" style:font-size-asian="11pt"/>
    </style:style>
    <style:style style:name="T6171" style:parent-style-name="DefaultParagraphFont" style:family="text">
      <style:text-properties fo:font-size="11pt" style:font-size-asian="11pt"/>
    </style:style>
    <style:style style:name="T6172" style:parent-style-name="DefaultParagraphFont" style:family="text">
      <style:text-properties fo:font-size="11pt" style:font-size-asian="11pt"/>
    </style:style>
    <style:style style:name="T6173" style:parent-style-name="DefaultParagraphFont" style:family="text">
      <style:text-properties fo:font-size="11pt" style:font-size-asian="11pt"/>
    </style:style>
    <style:style style:name="T6174" style:parent-style-name="DefaultParagraphFont" style:family="text">
      <style:text-properties fo:font-size="11pt" style:font-size-asian="11pt"/>
    </style:style>
    <style:style style:name="T6175" style:parent-style-name="DefaultParagraphFont" style:family="text">
      <style:text-properties fo:font-size="11pt" style:font-size-asian="11pt"/>
    </style:style>
    <style:style style:name="T6176" style:parent-style-name="DefaultParagraphFont" style:family="text">
      <style:text-properties fo:font-size="11pt" style:font-size-asian="11pt"/>
    </style:style>
    <style:style style:name="T6177" style:parent-style-name="DefaultParagraphFont" style:family="text">
      <style:text-properties fo:font-size="11pt" style:font-size-asian="11pt"/>
    </style:style>
    <style:style style:name="T6178" style:parent-style-name="DefaultParagraphFont" style:family="text">
      <style:text-properties fo:font-size="11pt" style:font-size-asian="11pt"/>
    </style:style>
    <style:style style:name="T6179" style:parent-style-name="DefaultParagraphFont" style:family="text">
      <style:text-properties fo:font-size="11pt" style:font-size-asian="11pt"/>
    </style:style>
    <style:style style:name="T6180" style:parent-style-name="DefaultParagraphFont" style:family="text">
      <style:text-properties fo:font-size="11pt" style:font-size-asian="11pt"/>
    </style:style>
    <style:style style:name="T6181" style:parent-style-name="DefaultParagraphFont" style:family="text">
      <style:text-properties fo:font-size="11pt" style:font-size-asian="11pt"/>
    </style:style>
    <style:style style:name="T6182" style:parent-style-name="DefaultParagraphFont" style:family="text">
      <style:text-properties fo:font-size="11pt" style:font-size-asian="11pt"/>
    </style:style>
    <style:style style:name="T6183" style:parent-style-name="DefaultParagraphFont" style:family="text">
      <style:text-properties fo:font-size="11pt" style:font-size-asian="11pt"/>
    </style:style>
    <style:style style:name="T6184" style:parent-style-name="DefaultParagraphFont" style:family="text">
      <style:text-properties fo:font-size="11pt" style:font-size-asian="11pt"/>
    </style:style>
    <style:style style:name="T6185" style:parent-style-name="DefaultParagraphFont" style:family="text">
      <style:text-properties fo:font-size="11pt" style:font-size-asian="11pt"/>
    </style:style>
    <style:style style:name="T6186" style:parent-style-name="DefaultParagraphFont" style:family="text">
      <style:text-properties fo:font-size="11pt" style:font-size-asian="11pt"/>
    </style:style>
    <style:style style:name="T6187" style:parent-style-name="DefaultParagraphFont" style:family="text">
      <style:text-properties fo:font-size="11pt" style:font-size-asian="11pt"/>
    </style:style>
    <style:style style:name="T6188" style:parent-style-name="DefaultParagraphFont" style:family="text">
      <style:text-properties fo:font-size="11pt" style:font-size-asian="11pt"/>
    </style:style>
    <style:style style:name="T6189" style:parent-style-name="DefaultParagraphFont" style:family="text">
      <style:text-properties fo:font-size="11pt" style:font-size-asian="11pt"/>
    </style:style>
    <style:style style:name="T6190" style:parent-style-name="DefaultParagraphFont" style:family="text">
      <style:text-properties fo:font-size="11pt" style:font-size-asian="11pt"/>
    </style:style>
    <style:style style:name="T6191" style:parent-style-name="DefaultParagraphFont" style:family="text">
      <style:text-properties fo:font-size="11pt" style:font-size-asian="11pt"/>
    </style:style>
    <style:style style:name="T6192" style:parent-style-name="DefaultParagraphFont" style:family="text">
      <style:text-properties fo:font-size="11pt" style:font-size-asian="11pt"/>
    </style:style>
    <style:style style:name="T6193" style:parent-style-name="DefaultParagraphFont" style:family="text">
      <style:text-properties fo:font-size="11pt" style:font-size-asian="11pt"/>
    </style:style>
    <style:style style:name="T6194" style:parent-style-name="DefaultParagraphFont" style:family="text">
      <style:text-properties fo:font-size="11pt" style:font-size-asian="11pt"/>
    </style:style>
    <style:style style:name="T6195" style:parent-style-name="DefaultParagraphFont" style:family="text">
      <style:text-properties fo:font-size="11pt" style:font-size-asian="11pt"/>
    </style:style>
    <style:style style:name="T6196" style:parent-style-name="DefaultParagraphFont" style:family="text">
      <style:text-properties fo:font-size="11pt" style:font-size-asian="11pt"/>
    </style:style>
    <style:style style:name="T6197" style:parent-style-name="DefaultParagraphFont" style:family="text">
      <style:text-properties fo:font-size="11pt" style:font-size-asian="11pt"/>
    </style:style>
    <style:style style:name="T6198" style:parent-style-name="DefaultParagraphFont" style:family="text">
      <style:text-properties fo:font-size="11pt" style:font-size-asian="11pt"/>
    </style:style>
    <style:style style:name="T6199" style:parent-style-name="DefaultParagraphFont" style:family="text">
      <style:text-properties fo:font-size="11pt" style:font-size-asian="11pt"/>
    </style:style>
    <style:style style:name="T6200" style:parent-style-name="DefaultParagraphFont" style:family="text">
      <style:text-properties fo:font-size="11pt" style:font-size-asian="11pt"/>
    </style:style>
    <style:style style:name="T6201" style:parent-style-name="DefaultParagraphFont" style:family="text">
      <style:text-properties fo:font-size="11pt" style:font-size-asian="11pt"/>
    </style:style>
    <style:style style:name="T6202" style:parent-style-name="DefaultParagraphFont" style:family="text">
      <style:text-properties fo:font-size="11pt" style:font-size-asian="11pt"/>
    </style:style>
    <style:style style:name="T6203" style:parent-style-name="DefaultParagraphFont" style:family="text">
      <style:text-properties fo:font-size="11pt" style:font-size-asian="11pt"/>
    </style:style>
    <style:style style:name="T6204" style:parent-style-name="DefaultParagraphFont" style:family="text">
      <style:text-properties fo:font-size="11pt" style:font-size-asian="11pt"/>
    </style:style>
    <style:style style:name="T6205" style:parent-style-name="DefaultParagraphFont" style:family="text">
      <style:text-properties fo:font-size="11pt" style:font-size-asian="11pt"/>
    </style:style>
    <style:style style:name="T6206" style:parent-style-name="DefaultParagraphFont" style:family="text">
      <style:text-properties fo:font-size="11pt" style:font-size-asian="11pt"/>
    </style:style>
    <style:style style:name="T6207" style:parent-style-name="DefaultParagraphFont" style:family="text">
      <style:text-properties fo:font-size="11pt" style:font-size-asian="11pt"/>
    </style:style>
    <style:style style:name="T6208" style:parent-style-name="DefaultParagraphFont" style:family="text">
      <style:text-properties fo:font-size="11pt" style:font-size-asian="11pt"/>
    </style:style>
    <style:style style:name="T6209" style:parent-style-name="DefaultParagraphFont" style:family="text">
      <style:text-properties fo:font-size="11pt" style:font-size-asian="11pt"/>
    </style:style>
    <style:style style:name="T6210" style:parent-style-name="DefaultParagraphFont" style:family="text">
      <style:text-properties fo:font-size="11pt" style:font-size-asian="11pt"/>
    </style:style>
    <style:style style:name="T6211" style:parent-style-name="DefaultParagraphFont" style:family="text">
      <style:text-properties fo:font-size="11pt" style:font-size-asian="11pt"/>
    </style:style>
    <style:style style:name="T6212" style:parent-style-name="DefaultParagraphFont" style:family="text">
      <style:text-properties fo:font-size="11pt" style:font-size-asian="11pt"/>
    </style:style>
    <style:style style:name="T6213" style:parent-style-name="DefaultParagraphFont" style:family="text">
      <style:text-properties fo:font-size="11pt" style:font-size-asian="11pt"/>
    </style:style>
    <style:style style:name="T6214" style:parent-style-name="DefaultParagraphFont" style:family="text">
      <style:text-properties fo:font-size="11pt" style:font-size-asian="11pt"/>
    </style:style>
    <style:style style:name="T6215" style:parent-style-name="DefaultParagraphFont" style:family="text">
      <style:text-properties fo:font-size="11pt" style:font-size-asian="11pt"/>
    </style:style>
    <style:style style:name="T6216" style:parent-style-name="DefaultParagraphFont" style:family="text">
      <style:text-properties fo:font-size="11pt" style:font-size-asian="11pt"/>
    </style:style>
    <style:style style:name="T6217" style:parent-style-name="DefaultParagraphFont" style:family="text">
      <style:text-properties fo:font-size="11pt" style:font-size-asian="11pt"/>
    </style:style>
    <style:style style:name="T6218" style:parent-style-name="DefaultParagraphFont" style:family="text">
      <style:text-properties fo:font-size="11pt" style:font-size-asian="11pt"/>
    </style:style>
    <style:style style:name="T6219" style:parent-style-name="DefaultParagraphFont" style:family="text">
      <style:text-properties fo:font-size="11pt" style:font-size-asian="11pt"/>
    </style:style>
    <style:style style:name="T6220" style:parent-style-name="DefaultParagraphFont" style:family="text">
      <style:text-properties fo:font-size="11pt" style:font-size-asian="11pt"/>
    </style:style>
    <style:style style:name="T6221" style:parent-style-name="DefaultParagraphFont" style:family="text">
      <style:text-properties fo:font-size="11pt" style:font-size-asian="11pt"/>
    </style:style>
    <style:style style:name="T6222" style:parent-style-name="DefaultParagraphFont" style:family="text">
      <style:text-properties fo:font-size="11pt" style:font-size-asian="11pt"/>
    </style:style>
    <style:style style:name="T6223" style:parent-style-name="DefaultParagraphFont" style:family="text">
      <style:text-properties fo:font-size="11pt" style:font-size-asian="11pt"/>
    </style:style>
    <style:style style:name="T6224" style:parent-style-name="DefaultParagraphFont" style:family="text">
      <style:text-properties fo:font-size="11pt" style:font-size-asian="11pt"/>
    </style:style>
    <style:style style:name="T6225" style:parent-style-name="DefaultParagraphFont" style:family="text">
      <style:text-properties fo:font-size="11pt" style:font-size-asian="11pt"/>
    </style:style>
    <style:style style:name="T6226" style:parent-style-name="DefaultParagraphFont" style:family="text">
      <style:text-properties fo:font-size="11pt" style:font-size-asian="11pt"/>
    </style:style>
    <style:style style:name="T6227" style:parent-style-name="DefaultParagraphFont" style:family="text">
      <style:text-properties fo:font-size="11pt" style:font-size-asian="11pt"/>
    </style:style>
    <style:style style:name="T6228" style:parent-style-name="DefaultParagraphFont" style:family="text">
      <style:text-properties fo:font-size="11pt" style:font-size-asian="11pt"/>
    </style:style>
    <style:style style:name="T6229" style:parent-style-name="DefaultParagraphFont" style:family="text">
      <style:text-properties fo:font-size="11pt" style:font-size-asian="11pt"/>
    </style:style>
    <style:style style:name="T6230" style:parent-style-name="DefaultParagraphFont" style:family="text">
      <style:text-properties fo:font-size="11pt" style:font-size-asian="11pt"/>
    </style:style>
    <style:style style:name="T6231" style:parent-style-name="DefaultParagraphFont" style:family="text">
      <style:text-properties fo:font-size="11pt" style:font-size-asian="11pt"/>
    </style:style>
    <style:style style:name="T6232" style:parent-style-name="DefaultParagraphFont" style:family="text">
      <style:text-properties fo:font-size="11pt" style:font-size-asian="11pt"/>
    </style:style>
    <style:style style:name="T6233" style:parent-style-name="DefaultParagraphFont" style:family="text">
      <style:text-properties fo:font-size="11pt" style:font-size-asian="11pt"/>
    </style:style>
    <style:style style:name="T6234" style:parent-style-name="DefaultParagraphFont" style:family="text">
      <style:text-properties fo:font-size="11pt" style:font-size-asian="11pt"/>
    </style:style>
    <style:style style:name="T6235" style:parent-style-name="DefaultParagraphFont" style:family="text">
      <style:text-properties fo:font-size="11pt" style:font-size-asian="11pt"/>
    </style:style>
    <style:style style:name="T6236" style:parent-style-name="DefaultParagraphFont" style:family="text">
      <style:text-properties fo:font-size="11pt" style:font-size-asian="11pt"/>
    </style:style>
    <style:style style:name="T6237" style:parent-style-name="DefaultParagraphFont" style:family="text">
      <style:text-properties fo:font-size="11pt" style:font-size-asian="11pt"/>
    </style:style>
    <style:style style:name="T6238" style:parent-style-name="DefaultParagraphFont" style:family="text">
      <style:text-properties fo:font-size="11pt" style:font-size-asian="11pt"/>
    </style:style>
    <style:style style:name="T6239" style:parent-style-name="DefaultParagraphFont" style:family="text">
      <style:text-properties fo:font-size="11pt" style:font-size-asian="11pt"/>
    </style:style>
    <style:style style:name="T6240" style:parent-style-name="DefaultParagraphFont" style:family="text">
      <style:text-properties fo:font-size="11pt" style:font-size-asian="11pt"/>
    </style:style>
    <style:style style:name="T6241" style:parent-style-name="DefaultParagraphFont" style:family="text">
      <style:text-properties fo:font-size="11pt" style:font-size-asian="11pt"/>
    </style:style>
    <style:style style:name="T6242" style:parent-style-name="DefaultParagraphFont" style:family="text">
      <style:text-properties fo:font-size="11pt" style:font-size-asian="11pt"/>
    </style:style>
    <style:style style:name="T6243" style:parent-style-name="DefaultParagraphFont" style:family="text">
      <style:text-properties fo:font-size="11pt" style:font-size-asian="11pt"/>
    </style:style>
    <style:style style:name="T6244" style:parent-style-name="DefaultParagraphFont" style:family="text">
      <style:text-properties fo:font-size="11pt" style:font-size-asian="11pt"/>
    </style:style>
    <style:style style:name="P6245" style:parent-style-name="Normal" style:family="paragraph">
      <style:paragraph-properties fo:text-align="justify" fo:text-indent="0.5in"/>
    </style:style>
    <style:style style:name="T6246" style:parent-style-name="DefaultParagraphFont" style:family="text">
      <style:text-properties fo:font-size="11pt" style:font-size-asian="11pt"/>
    </style:style>
    <style:style style:name="T6247" style:parent-style-name="DefaultParagraphFont" style:family="text">
      <style:text-properties fo:font-size="11pt" style:font-size-asian="11pt"/>
    </style:style>
    <style:style style:name="T6248" style:parent-style-name="DefaultParagraphFont" style:family="text">
      <style:text-properties fo:font-size="11pt" style:font-size-asian="11pt"/>
    </style:style>
    <style:style style:name="T6249" style:parent-style-name="DefaultParagraphFont" style:family="text">
      <style:text-properties fo:font-size="11pt" style:font-size-asian="11pt"/>
    </style:style>
    <style:style style:name="T6250" style:parent-style-name="DefaultParagraphFont" style:family="text">
      <style:text-properties fo:font-size="11pt" style:font-size-asian="11pt"/>
    </style:style>
    <style:style style:name="P6251" style:parent-style-name="Normal" style:family="paragraph">
      <style:paragraph-properties fo:text-align="justify" fo:text-indent="0.5in"/>
    </style:style>
    <style:style style:name="T6252" style:parent-style-name="DefaultParagraphFont" style:family="text">
      <style:text-properties fo:font-size="11pt" style:font-size-asian="11pt"/>
    </style:style>
    <style:style style:name="T6253" style:parent-style-name="DefaultParagraphFont" style:family="text">
      <style:text-properties fo:font-size="11pt" style:font-size-asian="11pt"/>
    </style:style>
    <style:style style:name="T6254" style:parent-style-name="DefaultParagraphFont" style:family="text">
      <style:text-properties fo:font-size="11pt" style:font-size-asian="11pt"/>
    </style:style>
    <style:style style:name="T6255" style:parent-style-name="DefaultParagraphFont" style:family="text">
      <style:text-properties fo:font-size="11pt" style:font-size-asian="11pt"/>
    </style:style>
    <style:style style:name="T6256" style:parent-style-name="DefaultParagraphFont" style:family="text">
      <style:text-properties fo:font-size="11pt" style:font-size-asian="11pt"/>
    </style:style>
    <style:style style:name="P6257" style:parent-style-name="Normal" style:family="paragraph">
      <style:paragraph-properties fo:text-align="justify" fo:text-indent="0.5in"/>
      <style:text-properties fo:font-size="11pt" style:font-size-asian="11pt"/>
    </style:style>
    <style:style style:name="P6258" style:parent-style-name="Normal" style:family="paragraph">
      <style:paragraph-properties fo:text-align="justify" fo:text-indent="0.5in"/>
    </style:style>
    <style:style style:name="P6259" style:parent-style-name="Normal" style:family="paragraph">
      <style:paragraph-properties fo:text-align="justify" fo:text-indent="0.5in"/>
    </style:style>
    <style:style style:name="T6260" style:parent-style-name="DefaultParagraphFont" style:family="text">
      <style:text-properties fo:font-style="italic" style:font-style-asian="italic" fo:font-size="11pt" style:font-size-asian="11pt"/>
    </style:style>
    <style:style style:name="P6261" style:parent-style-name="Normal" style:family="paragraph">
      <style:paragraph-properties fo:text-align="justify" fo:text-indent="0.5in"/>
      <style:text-properties fo:font-style="italic" style:font-style-asian="italic" fo:font-size="11pt" style:font-size-asian="11pt"/>
    </style:style>
    <style:style style:name="P6262" style:parent-style-name="Normal" style:family="paragraph">
      <style:paragraph-properties fo:text-align="justify" fo:text-indent="0.5in"/>
      <style:text-properties fo:font-style="italic" style:font-style-asian="italic" fo:font-size="11pt" style:font-size-asian="11pt"/>
    </style:style>
    <style:style style:name="P6263" style:parent-style-name="Normal" style:family="paragraph">
      <style:paragraph-properties fo:text-align="justify" fo:text-indent="0.5in"/>
      <style:text-properties fo:font-style="italic" style:font-style-asian="italic" fo:font-size="11pt" style:font-size-asian="11pt"/>
    </style:style>
    <style:style style:name="P6264" style:parent-style-name="Normal" style:family="paragraph">
      <style:paragraph-properties>
        <style:tab-stops>
          <style:tab-stop style:type="right" style:position="6.0625in"/>
        </style:tab-stops>
      </style:paragraph-properties>
    </style:style>
    <style:style style:name="T6265" style:parent-style-name="DefaultParagraphFont" style:family="text">
      <style:text-properties fo:font-size="11pt" style:font-size-asian="11pt"/>
    </style:style>
    <style:style style:name="T6266" style:parent-style-name="DefaultParagraphFont" style:family="text">
      <style:text-properties fo:text-transform="uppercase" fo:font-size="11pt" style:font-size-asian="11pt"/>
    </style:style>
    <style:style style:name="T6267" style:parent-style-name="DefaultParagraphFont" style:family="text">
      <style:text-properties fo:text-transform="uppercase" fo:font-size="11pt" style:font-size-asian="11pt"/>
    </style:style>
    <style:style style:name="T6268" style:parent-style-name="DefaultParagraphFont" style:family="text">
      <style:text-properties fo:font-size="11pt" style:font-size-asian="11pt"/>
    </style:style>
    <style:style style:name="P6269" style:parent-style-name="Normal" style:family="paragraph">
      <style:paragraph-properties fo:break-before="page"/>
    </style:style>
    <style:style style:name="P6270" style:parent-style-name="Normal" style:family="paragraph">
      <style:paragraph-properties fo:text-align="justify" fo:text-indent="4.5in"/>
    </style:style>
    <style:style style:name="T6271" style:parent-style-name="DefaultParagraphFont" style:family="text">
      <style:text-properties fo:font-size="11pt" style:font-size-asian="11pt" style:font-size-complex="12pt"/>
    </style:style>
    <style:style style:name="P6272" style:parent-style-name="Normal" style:family="paragraph">
      <style:paragraph-properties fo:text-indent="4.5in">
        <style:tab-stops>
          <style:tab-stop style:type="left" style:position="4.4298in"/>
        </style:tab-stops>
      </style:paragraph-properties>
      <style:text-properties fo:font-size="11pt" style:font-size-asian="11pt" style:font-size-complex="12pt"/>
    </style:style>
    <style:style style:name="P6273" style:parent-style-name="Normal" style:family="paragraph">
      <style:paragraph-properties fo:text-indent="4.5in">
        <style:tab-stops>
          <style:tab-stop style:type="left" style:position="4.4298in"/>
        </style:tab-stops>
      </style:paragraph-properties>
      <style:text-properties fo:font-size="11pt" style:font-size-asian="11pt" style:font-size-complex="12pt"/>
    </style:style>
    <style:style style:name="P6274" style:parent-style-name="Normal" style:family="paragraph">
      <style:paragraph-properties fo:text-align="justify" fo:text-indent="4.5in">
        <style:tab-stops>
          <style:tab-stop style:type="left" style:position="4.4298in"/>
        </style:tab-stops>
      </style:paragraph-properties>
    </style:style>
    <style:style style:name="T6275" style:parent-style-name="DefaultParagraphFont" style:family="text">
      <style:text-properties fo:font-size="11pt" style:font-size-asian="11pt" style:font-size-complex="12pt"/>
    </style:style>
    <style:style style:name="T6276" style:parent-style-name="DefaultParagraphFont" style:family="text">
      <style:text-properties fo:font-size="11pt" style:font-size-asian="11pt" style:font-size-complex="12pt"/>
    </style:style>
    <style:style style:name="P6277" style:parent-style-name="Normal" style:family="paragraph">
      <style:text-properties fo:font-size="11pt" style:font-size-asian="11pt" style:font-size-complex="12pt"/>
    </style:style>
    <style:style style:name="P6278" style:parent-style-name="Normal" style:family="paragraph">
      <style:paragraph-properties fo:text-align="center">
        <style:tab-stops>
          <style:tab-stop style:type="left" style:position="0.4923in"/>
          <style:tab-stop style:type="left" style:position="0.7875in"/>
        </style:tab-stops>
      </style:paragraph-properties>
    </style:style>
    <style:style style:name="T6279" style:parent-style-name="DefaultParagraphFont" style:family="text">
      <style:text-properties fo:font-weight="bold" style:font-weight-asian="bold" style:font-weight-complex="bold" fo:color="#000000" fo:font-size="11pt" style:font-size-asian="11pt" style:language-complex="hi" style:country-complex="IN"/>
    </style:style>
    <style:style style:name="T6280" style:parent-style-name="DefaultParagraphFont" style:family="text">
      <style:text-properties fo:font-weight="bold" style:font-weight-asian="bold" style:font-weight-complex="bold" fo:color="#000000" fo:font-size="11pt" style:font-size-asian="11pt" style:language-complex="hi" style:country-complex="IN"/>
    </style:style>
    <style:style style:name="P6281" style:parent-style-name="Normal" style:family="paragraph">
      <style:paragraph-properties fo:text-align="justify">
        <style:tab-stops>
          <style:tab-stop style:type="left" style:position="0.4923in"/>
          <style:tab-stop style:type="left" style:position="0.7875in"/>
        </style:tab-stops>
      </style:paragraph-properties>
      <style:text-properties fo:color="#000000" fo:font-size="11pt" style:font-size-asian="11pt" style:font-size-complex="12pt" style:language-complex="hi" style:country-complex="IN"/>
    </style:style>
    <style:style style:name="TableColumn6283" style:family="table-column">
      <style:table-column-properties style:column-width="2.6347in"/>
    </style:style>
    <style:style style:name="TableColumn6284" style:family="table-column">
      <style:table-column-properties style:column-width="1.0826in"/>
    </style:style>
    <style:style style:name="TableColumn6285" style:family="table-column">
      <style:table-column-properties style:column-width="0.9847in"/>
    </style:style>
    <style:style style:name="TableColumn6286" style:family="table-column">
      <style:table-column-properties style:column-width="1.5166in"/>
    </style:style>
    <style:style style:name="Table6282" style:family="table">
      <style:table-properties style:width="6.2187in" fo:margin-left="0in" table:align="left"/>
    </style:style>
    <style:style style:name="TableRow6287" style:family="table-row">
      <style:table-row-properties/>
    </style:style>
    <style:style style:name="TableCell6288" style:family="table-cell">
      <style:table-cell-properties fo:border="0.0069in solid #000000" style:writing-mode="lr-tb" style:vertical-align="middle" fo:padding-top="0in" fo:padding-left="0.075in" fo:padding-bottom="0in" fo:padding-right="0.075in"/>
    </style:style>
    <style:style style:name="P6289" style:parent-style-name="Normal" style:family="paragraph">
      <style:paragraph-properties fo:text-align="center"/>
    </style:style>
    <style:style style:name="T6290" style:parent-style-name="DefaultParagraphFont" style:family="text">
      <style:text-properties fo:font-size="11pt" style:font-size-asian="11pt"/>
    </style:style>
    <style:style style:name="TableCell6291" style:family="table-cell">
      <style:table-cell-properties fo:border="0.0069in solid #000000" style:writing-mode="lr-tb" style:vertical-align="middle" fo:padding-top="0in" fo:padding-left="0.075in" fo:padding-bottom="0in" fo:padding-right="0.075in"/>
    </style:style>
    <style:style style:name="P6292" style:parent-style-name="Normal" style:family="paragraph">
      <style:paragraph-properties fo:text-align="center"/>
    </style:style>
    <style:style style:name="T6293" style:parent-style-name="DefaultParagraphFont" style:family="text">
      <style:text-properties fo:font-size="11pt" style:font-size-asian="11pt"/>
    </style:style>
    <style:style style:name="TableCell6294" style:family="table-cell">
      <style:table-cell-properties fo:border="0.0069in solid #000000" style:writing-mode="lr-tb" style:vertical-align="middle" fo:padding-top="0in" fo:padding-left="0in" fo:padding-bottom="0in" fo:padding-right="0in"/>
    </style:style>
    <style:style style:name="P6295" style:parent-style-name="Normal" style:family="paragraph">
      <style:paragraph-properties fo:text-align="center"/>
      <style:text-properties fo:font-size="11pt" style:font-size-asian="11pt"/>
    </style:style>
    <style:style style:name="TableCell6296" style:family="table-cell">
      <style:table-cell-properties fo:border="0.0069in solid #000000" style:writing-mode="lr-tb" style:vertical-align="middle" fo:padding-top="0in" fo:padding-left="0.075in" fo:padding-bottom="0in" fo:padding-right="0.075in"/>
    </style:style>
    <style:style style:name="P6297" style:parent-style-name="Normal" style:family="paragraph">
      <style:paragraph-properties fo:text-align="center"/>
    </style:style>
    <style:style style:name="T6298" style:parent-style-name="DefaultParagraphFont" style:family="text">
      <style:text-properties fo:font-size="11pt" style:font-size-asian="11pt" style:language-complex="hi" style:country-complex="IN"/>
    </style:style>
    <style:style style:name="TableRow6299" style:family="table-row">
      <style:table-row-properties/>
    </style:style>
    <style:style style:name="TableCell6300" style:family="table-cell">
      <style:table-cell-properties fo:border="0.0069in solid #000000" style:writing-mode="lr-tb" fo:padding-top="0in" fo:padding-left="0.075in" fo:padding-bottom="0in" fo:padding-right="0.075in"/>
    </style:style>
    <style:style style:name="T6301" style:parent-style-name="DefaultParagraphFont" style:family="text">
      <style:text-properties fo:font-size="11pt" style:font-size-asian="11pt"/>
    </style:style>
    <style:style style:name="TableCell6302" style:family="table-cell">
      <style:table-cell-properties fo:border="0.0069in solid #000000" style:writing-mode="lr-tb" fo:padding-top="0in" fo:padding-left="0.075in" fo:padding-bottom="0in" fo:padding-right="0.075in"/>
    </style:style>
    <style:style style:name="P6303" style:parent-style-name="Normal" style:family="paragraph">
      <style:text-properties fo:font-size="11pt" style:font-size-asian="11pt"/>
    </style:style>
    <style:style style:name="TableCell6304" style:family="table-cell">
      <style:table-cell-properties fo:border="0.0069in solid #000000" style:writing-mode="lr-tb" style:vertical-align="middle" fo:padding-top="0in" fo:padding-left="0in" fo:padding-bottom="0in" fo:padding-right="0in"/>
    </style:style>
    <style:style style:name="P6305" style:parent-style-name="Normal" style:family="paragraph">
      <style:paragraph-properties fo:text-align="center"/>
      <style:text-properties fo:font-size="11pt" style:font-size-asian="11pt"/>
    </style:style>
    <style:style style:name="TableCell6306" style:family="table-cell">
      <style:table-cell-properties fo:border="0.0069in solid #000000" style:writing-mode="lr-tb" fo:padding-top="0in" fo:padding-left="0.075in" fo:padding-bottom="0in" fo:padding-right="0.075in"/>
    </style:style>
    <style:style style:name="P6307" style:parent-style-name="Normal" style:family="paragraph">
      <style:text-properties fo:font-size="11pt" style:font-size-asian="11pt" style:font-size-complex="12pt"/>
    </style:style>
    <style:style style:name="TableRow6308" style:family="table-row">
      <style:table-row-properties/>
    </style:style>
    <style:style style:name="TableCell6309" style:family="table-cell">
      <style:table-cell-properties fo:border="0.0069in solid #000000" style:writing-mode="lr-tb" fo:padding-top="0in" fo:padding-left="0.075in" fo:padding-bottom="0in" fo:padding-right="0.075in"/>
    </style:style>
    <style:style style:name="T6310" style:parent-style-name="DefaultParagraphFont" style:family="text">
      <style:text-properties fo:font-size="11pt" style:font-size-asian="11pt"/>
    </style:style>
    <style:style style:name="TableCell6311" style:family="table-cell">
      <style:table-cell-properties fo:border="0.0069in solid #000000" style:writing-mode="lr-tb" fo:padding-top="0in" fo:padding-left="0.075in" fo:padding-bottom="0in" fo:padding-right="0.075in"/>
    </style:style>
    <style:style style:name="T6312" style:parent-style-name="DefaultParagraphFont" style:family="text">
      <style:text-properties fo:font-size="11pt" style:font-size-asian="11pt"/>
    </style:style>
    <style:style style:name="TableCell6313" style:family="table-cell">
      <style:table-cell-properties fo:border="0.0069in solid #000000" style:writing-mode="lr-tb" fo:padding-top="0in" fo:padding-left="0in" fo:padding-bottom="0in" fo:padding-right="0in"/>
    </style:style>
    <style:style style:name="P6314" style:parent-style-name="Normal" style:family="paragraph">
      <style:paragraph-properties fo:text-align="center"/>
    </style:style>
    <style:style style:name="T6315" style:parent-style-name="DefaultParagraphFont" style:family="text">
      <style:text-properties fo:font-size="11pt" style:font-size-asian="11pt"/>
    </style:style>
    <style:style style:name="TableCell6316" style:family="table-cell">
      <style:table-cell-properties fo:border="0.0069in solid #000000" style:writing-mode="lr-tb" fo:padding-top="0in" fo:padding-left="0.075in" fo:padding-bottom="0in" fo:padding-right="0.075in"/>
    </style:style>
    <style:style style:name="P6317" style:parent-style-name="Normal" style:family="paragraph">
      <style:paragraph-properties fo:text-align="center"/>
      <style:text-properties fo:font-size="11pt" style:font-size-asian="11pt" style:font-size-complex="12pt"/>
    </style:style>
    <style:style style:name="TableRow6318" style:family="table-row">
      <style:table-row-properties/>
    </style:style>
    <style:style style:name="TableCell6319" style:family="table-cell">
      <style:table-cell-properties fo:border="0.0069in solid #000000" style:writing-mode="lr-tb" fo:padding-top="0in" fo:padding-left="0.075in" fo:padding-bottom="0in" fo:padding-right="0.075in"/>
    </style:style>
    <style:style style:name="T6320" style:parent-style-name="DefaultParagraphFont" style:family="text">
      <style:text-properties fo:font-size="11pt" style:font-size-asian="11pt"/>
    </style:style>
    <style:style style:name="TableCell6321" style:family="table-cell">
      <style:table-cell-properties fo:border="0.0069in solid #000000" style:writing-mode="lr-tb" fo:padding-top="0in" fo:padding-left="0.075in" fo:padding-bottom="0in" fo:padding-right="0.075in"/>
    </style:style>
    <style:style style:name="T6322" style:parent-style-name="DefaultParagraphFont" style:family="text">
      <style:text-properties fo:font-size="11pt" style:font-size-asian="11pt"/>
    </style:style>
    <style:style style:name="TableCell6323" style:family="table-cell">
      <style:table-cell-properties fo:border="0.0069in solid #000000" style:writing-mode="lr-tb" fo:padding-top="0in" fo:padding-left="0in" fo:padding-bottom="0in" fo:padding-right="0in"/>
    </style:style>
    <style:style style:name="P6324" style:parent-style-name="Normal" style:family="paragraph">
      <style:paragraph-properties fo:text-align="center"/>
    </style:style>
    <style:style style:name="T6325" style:parent-style-name="DefaultParagraphFont" style:family="text">
      <style:text-properties fo:font-size="11pt" style:font-size-asian="11pt"/>
    </style:style>
    <style:style style:name="TableCell6326" style:family="table-cell">
      <style:table-cell-properties fo:border="0.0069in solid #000000" style:writing-mode="lr-tb" fo:padding-top="0in" fo:padding-left="0.075in" fo:padding-bottom="0in" fo:padding-right="0.075in"/>
    </style:style>
    <style:style style:name="P6327" style:parent-style-name="Normal" style:family="paragraph">
      <style:paragraph-properties fo:text-align="center"/>
      <style:text-properties fo:font-size="11pt" style:font-size-asian="11pt" style:font-size-complex="12pt"/>
    </style:style>
    <style:style style:name="TableRow6328" style:family="table-row">
      <style:table-row-properties/>
    </style:style>
    <style:style style:name="TableCell6329" style:family="table-cell">
      <style:table-cell-properties fo:border="0.0069in solid #000000" style:writing-mode="lr-tb" fo:padding-top="0in" fo:padding-left="0.075in" fo:padding-bottom="0in" fo:padding-right="0.075in"/>
    </style:style>
    <style:style style:name="T6330" style:parent-style-name="DefaultParagraphFont" style:family="text">
      <style:text-properties fo:font-size="11pt" style:font-size-asian="11pt"/>
    </style:style>
    <style:style style:name="TableCell6331" style:family="table-cell">
      <style:table-cell-properties fo:border="0.0069in solid #000000" style:writing-mode="lr-tb" fo:padding-top="0in" fo:padding-left="0.075in" fo:padding-bottom="0in" fo:padding-right="0.075in"/>
    </style:style>
    <style:style style:name="T6332" style:parent-style-name="DefaultParagraphFont" style:family="text">
      <style:text-properties fo:font-size="11pt" style:font-size-asian="11pt"/>
    </style:style>
    <style:style style:name="TableCell6333" style:family="table-cell">
      <style:table-cell-properties fo:border="0.0069in solid #000000" style:writing-mode="lr-tb" fo:padding-top="0in" fo:padding-left="0in" fo:padding-bottom="0in" fo:padding-right="0in"/>
    </style:style>
    <style:style style:name="P6334" style:parent-style-name="Normal" style:family="paragraph">
      <style:paragraph-properties fo:text-align="center"/>
    </style:style>
    <style:style style:name="T6335" style:parent-style-name="DefaultParagraphFont" style:family="text">
      <style:text-properties fo:font-size="11pt" style:font-size-asian="11pt"/>
    </style:style>
    <style:style style:name="TableCell6336" style:family="table-cell">
      <style:table-cell-properties fo:border="0.0069in solid #000000" style:writing-mode="lr-tb" fo:padding-top="0in" fo:padding-left="0.075in" fo:padding-bottom="0in" fo:padding-right="0.075in"/>
    </style:style>
    <style:style style:name="P6337" style:parent-style-name="Normal" style:family="paragraph">
      <style:paragraph-properties fo:text-align="center"/>
      <style:text-properties fo:font-size="11pt" style:font-size-asian="11pt" style:font-size-complex="12pt"/>
    </style:style>
    <style:style style:name="TableRow6338" style:family="table-row">
      <style:table-row-properties/>
    </style:style>
    <style:style style:name="TableCell6339" style:family="table-cell">
      <style:table-cell-properties fo:border="0.0069in solid #000000" style:writing-mode="lr-tb" fo:padding-top="0in" fo:padding-left="0.075in" fo:padding-bottom="0in" fo:padding-right="0.075in"/>
    </style:style>
    <style:style style:name="T6340" style:parent-style-name="DefaultParagraphFont" style:family="text">
      <style:text-properties fo:font-size="11pt" style:font-size-asian="11pt"/>
    </style:style>
    <style:style style:name="TableCell6341" style:family="table-cell">
      <style:table-cell-properties fo:border="0.0069in solid #000000" style:writing-mode="lr-tb" fo:padding-top="0in" fo:padding-left="0.075in" fo:padding-bottom="0in" fo:padding-right="0.075in"/>
    </style:style>
    <style:style style:name="T6342" style:parent-style-name="DefaultParagraphFont" style:family="text">
      <style:text-properties fo:font-size="11pt" style:font-size-asian="11pt"/>
    </style:style>
    <style:style style:name="TableCell6343" style:family="table-cell">
      <style:table-cell-properties fo:border="0.0069in solid #000000" style:writing-mode="lr-tb" fo:padding-top="0in" fo:padding-left="0in" fo:padding-bottom="0in" fo:padding-right="0in"/>
    </style:style>
    <style:style style:name="P6344" style:parent-style-name="Normal" style:family="paragraph">
      <style:paragraph-properties fo:text-align="center"/>
      <style:text-properties fo:font-size="11pt" style:font-size-asian="11pt" style:font-size-complex="12pt"/>
    </style:style>
    <style:style style:name="P6345" style:parent-style-name="Normal" style:family="paragraph">
      <style:paragraph-properties fo:text-align="center"/>
    </style:style>
    <style:style style:name="T6346" style:parent-style-name="DefaultParagraphFont" style:family="text">
      <style:text-properties fo:font-size="11pt" style:font-size-asian="11pt"/>
    </style:style>
    <style:style style:name="TableCell6347" style:family="table-cell">
      <style:table-cell-properties fo:border="0.0069in solid #000000" style:writing-mode="lr-tb" fo:padding-top="0in" fo:padding-left="0.075in" fo:padding-bottom="0in" fo:padding-right="0.075in"/>
    </style:style>
    <style:style style:name="P6348" style:parent-style-name="Normal" style:family="paragraph">
      <style:paragraph-properties fo:text-align="center"/>
    </style:style>
    <style:style style:name="T6349" style:parent-style-name="DefaultParagraphFont" style:family="text">
      <style:text-properties fo:font-size="11pt" style:font-size-asian="11pt" style:font-size-complex="12pt"/>
    </style:style>
    <style:style style:name="T6350" style:parent-style-name="DefaultParagraphFont" style:family="text">
      <style:text-properties fo:font-size="11pt" style:font-size-asian="11pt"/>
    </style:style>
    <style:style style:name="TableRow6351" style:family="table-row">
      <style:table-row-properties/>
    </style:style>
    <style:style style:name="TableCell6352" style:family="table-cell">
      <style:table-cell-properties fo:border="0.0069in solid #000000" style:writing-mode="lr-tb" fo:padding-top="0in" fo:padding-left="0.075in" fo:padding-bottom="0in" fo:padding-right="0.075in"/>
    </style:style>
    <style:style style:name="T6353" style:parent-style-name="DefaultParagraphFont" style:family="text">
      <style:text-properties fo:font-size="11pt" style:font-size-asian="11pt"/>
    </style:style>
    <style:style style:name="TableCell6354" style:family="table-cell">
      <style:table-cell-properties fo:border="0.0069in solid #000000" style:writing-mode="lr-tb" fo:padding-top="0in" fo:padding-left="0.075in" fo:padding-bottom="0in" fo:padding-right="0.075in"/>
    </style:style>
    <style:style style:name="T6355" style:parent-style-name="DefaultParagraphFont" style:family="text">
      <style:text-properties fo:font-size="11pt" style:font-size-asian="11pt"/>
    </style:style>
    <style:style style:name="TableCell6356" style:family="table-cell">
      <style:table-cell-properties fo:border="0.0069in solid #000000" style:writing-mode="lr-tb" fo:padding-top="0in" fo:padding-left="0in" fo:padding-bottom="0in" fo:padding-right="0in"/>
    </style:style>
    <style:style style:name="P6357" style:parent-style-name="Normal" style:family="paragraph">
      <style:paragraph-properties fo:text-align="center"/>
    </style:style>
    <style:style style:name="T6358" style:parent-style-name="DefaultParagraphFont" style:family="text">
      <style:text-properties fo:font-size="11pt" style:font-size-asian="11pt"/>
    </style:style>
    <style:style style:name="TableCell6359" style:family="table-cell">
      <style:table-cell-properties fo:border="0.0069in solid #000000" style:writing-mode="lr-tb" fo:padding-top="0in" fo:padding-left="0.075in" fo:padding-bottom="0in" fo:padding-right="0.075in"/>
    </style:style>
    <style:style style:name="P6360" style:parent-style-name="Normal" style:family="paragraph">
      <style:paragraph-properties fo:text-align="center"/>
      <style:text-properties fo:font-size="11pt" style:font-size-asian="11pt" style:font-size-complex="12pt"/>
    </style:style>
    <style:style style:name="TableRow6361" style:family="table-row">
      <style:table-row-properties/>
    </style:style>
    <style:style style:name="TableCell6362" style:family="table-cell">
      <style:table-cell-properties fo:border="0.0069in solid #000000" style:writing-mode="lr-tb" fo:padding-top="0in" fo:padding-left="0.075in" fo:padding-bottom="0in" fo:padding-right="0.075in"/>
    </style:style>
    <style:style style:name="T6363" style:parent-style-name="DefaultParagraphFont" style:family="text">
      <style:text-properties fo:font-size="11pt" style:font-size-asian="11pt"/>
    </style:style>
    <style:style style:name="T6364" style:parent-style-name="DefaultParagraphFont" style:family="text">
      <style:text-properties fo:font-size="11pt" style:font-size-asian="11pt"/>
    </style:style>
    <style:style style:name="TableCell6365" style:family="table-cell">
      <style:table-cell-properties fo:border="0.0069in solid #000000" style:writing-mode="lr-tb" fo:padding-top="0in" fo:padding-left="0.075in" fo:padding-bottom="0in" fo:padding-right="0.075in"/>
    </style:style>
    <style:style style:name="P6366" style:parent-style-name="Normal" style:family="paragraph">
      <style:paragraph-properties fo:text-indent="0.0381in"/>
      <style:text-properties fo:font-size="11pt" style:font-size-asian="11pt" style:font-size-complex="12pt"/>
    </style:style>
    <style:style style:name="T6367" style:parent-style-name="DefaultParagraphFont" style:family="text">
      <style:text-properties fo:font-size="11pt" style:font-size-asian="11pt"/>
    </style:style>
    <style:style style:name="TableCell6368" style:family="table-cell">
      <style:table-cell-properties fo:border="0.0069in solid #000000" style:writing-mode="lr-tb" fo:padding-top="0in" fo:padding-left="0in" fo:padding-bottom="0in" fo:padding-right="0in"/>
    </style:style>
    <style:style style:name="P6369" style:parent-style-name="Normal" style:family="paragraph">
      <style:paragraph-properties fo:text-align="center"/>
      <style:text-properties fo:font-size="11pt" style:font-size-asian="11pt" style:font-size-complex="12pt"/>
    </style:style>
    <style:style style:name="P6370" style:parent-style-name="Normal" style:family="paragraph">
      <style:paragraph-properties fo:text-align="center"/>
    </style:style>
    <style:style style:name="T6371" style:parent-style-name="DefaultParagraphFont" style:family="text">
      <style:text-properties fo:font-size="11pt" style:font-size-asian="11pt"/>
    </style:style>
    <style:style style:name="TableCell6372" style:family="table-cell">
      <style:table-cell-properties fo:border="0.0069in solid #000000" style:writing-mode="lr-tb" fo:padding-top="0in" fo:padding-left="0.075in" fo:padding-bottom="0in" fo:padding-right="0.075in"/>
    </style:style>
    <style:style style:name="P6373" style:parent-style-name="Normal" style:family="paragraph">
      <style:paragraph-properties fo:text-align="center"/>
      <style:text-properties fo:font-size="11pt" style:font-size-asian="11pt" style:font-size-complex="12pt"/>
    </style:style>
    <style:style style:name="P6374" style:parent-style-name="Normal" style:family="paragraph">
      <style:paragraph-properties fo:text-align="center"/>
      <style:text-properties fo:font-size="11pt" style:font-size-asian="11pt" style:font-size-complex="12pt"/>
    </style:style>
    <style:style style:name="TableRow6375" style:family="table-row">
      <style:table-row-properties/>
    </style:style>
    <style:style style:name="TableCell6376" style:family="table-cell">
      <style:table-cell-properties fo:border="0.0069in solid #000000" style:writing-mode="lr-tb" fo:padding-top="0in" fo:padding-left="0.075in" fo:padding-bottom="0in" fo:padding-right="0.075in"/>
    </style:style>
    <style:style style:name="T6377" style:parent-style-name="DefaultParagraphFont" style:family="text">
      <style:text-properties fo:font-size="11pt" style:font-size-asian="11pt"/>
    </style:style>
    <style:style style:name="TableCell6378" style:family="table-cell">
      <style:table-cell-properties fo:border="0.0069in solid #000000" style:writing-mode="lr-tb" fo:padding-top="0in" fo:padding-left="0.075in" fo:padding-bottom="0in" fo:padding-right="0.075in"/>
    </style:style>
    <style:style style:name="P6379" style:parent-style-name="Normal" style:family="paragraph">
      <style:paragraph-properties fo:text-indent="0.0381in"/>
      <style:text-properties fo:font-size="11pt" style:font-size-asian="11pt" style:font-size-complex="12pt"/>
    </style:style>
    <style:style style:name="T6380" style:parent-style-name="DefaultParagraphFont" style:family="text">
      <style:text-properties fo:font-size="11pt" style:font-size-asian="11pt"/>
    </style:style>
    <style:style style:name="TableCell6381" style:family="table-cell">
      <style:table-cell-properties fo:border="0.0069in solid #000000" style:writing-mode="lr-tb" fo:padding-top="0in" fo:padding-left="0in" fo:padding-bottom="0in" fo:padding-right="0in"/>
    </style:style>
    <style:style style:name="P6382" style:parent-style-name="Normal" style:family="paragraph">
      <style:paragraph-properties fo:text-align="center"/>
      <style:text-properties fo:font-size="11pt" style:font-size-asian="11pt" style:font-size-complex="12pt"/>
    </style:style>
    <style:style style:name="P6383" style:parent-style-name="Normal" style:family="paragraph">
      <style:paragraph-properties fo:text-align="center"/>
    </style:style>
    <style:style style:name="T6384" style:parent-style-name="DefaultParagraphFont" style:family="text">
      <style:text-properties fo:font-size="11pt" style:font-size-asian="11pt"/>
    </style:style>
    <style:style style:name="TableCell6385" style:family="table-cell">
      <style:table-cell-properties fo:border="0.0069in solid #000000" style:writing-mode="lr-tb" fo:padding-top="0in" fo:padding-left="0.075in" fo:padding-bottom="0in" fo:padding-right="0.075in"/>
    </style:style>
    <style:style style:name="P6386" style:parent-style-name="Normal" style:family="paragraph">
      <style:paragraph-properties fo:text-align="center"/>
      <style:text-properties fo:font-size="11pt" style:font-size-asian="11pt" style:font-size-complex="12pt"/>
    </style:style>
    <style:style style:name="P6387" style:parent-style-name="Normal" style:family="paragraph">
      <style:paragraph-properties fo:text-align="center"/>
      <style:text-properties fo:font-size="11pt" style:font-size-asian="11pt" style:font-size-complex="12pt"/>
    </style:style>
    <style:style style:name="TableRow6388" style:family="table-row">
      <style:table-row-properties/>
    </style:style>
    <style:style style:name="TableCell6389" style:family="table-cell">
      <style:table-cell-properties fo:border="0.0069in solid #000000" style:writing-mode="lr-tb" fo:padding-top="0in" fo:padding-left="0.075in" fo:padding-bottom="0in" fo:padding-right="0.075in"/>
    </style:style>
    <style:style style:name="T6390" style:parent-style-name="DefaultParagraphFont" style:family="text">
      <style:text-properties fo:font-size="11pt" style:font-size-asian="11pt"/>
    </style:style>
    <style:style style:name="TableCell6391" style:family="table-cell">
      <style:table-cell-properties fo:border="0.0069in solid #000000" style:writing-mode="lr-tb" fo:padding-top="0in" fo:padding-left="0.075in" fo:padding-bottom="0in" fo:padding-right="0.075in"/>
    </style:style>
    <style:style style:name="T6392" style:parent-style-name="DefaultParagraphFont" style:family="text">
      <style:text-properties fo:font-size="11pt" style:font-size-asian="11pt"/>
    </style:style>
    <style:style style:name="TableCell6393" style:family="table-cell">
      <style:table-cell-properties fo:border="0.0069in solid #000000" style:writing-mode="lr-tb" fo:padding-top="0in" fo:padding-left="0in" fo:padding-bottom="0in" fo:padding-right="0in"/>
    </style:style>
    <style:style style:name="P6394" style:parent-style-name="Normal" style:family="paragraph">
      <style:paragraph-properties fo:text-align="center"/>
    </style:style>
    <style:style style:name="T6395" style:parent-style-name="DefaultParagraphFont" style:family="text">
      <style:text-properties fo:font-size="11pt" style:font-size-asian="11pt"/>
    </style:style>
    <style:style style:name="TableCell6396" style:family="table-cell">
      <style:table-cell-properties fo:border="0.0069in solid #000000" style:writing-mode="lr-tb" fo:padding-top="0in" fo:padding-left="0.075in" fo:padding-bottom="0in" fo:padding-right="0.075in"/>
    </style:style>
    <style:style style:name="P6397" style:parent-style-name="Normal" style:family="paragraph">
      <style:paragraph-properties fo:text-align="center"/>
      <style:text-properties fo:font-size="11pt" style:font-size-asian="11pt" style:font-size-complex="12pt"/>
    </style:style>
    <style:style style:name="TableRow6398" style:family="table-row">
      <style:table-row-properties/>
    </style:style>
    <style:style style:name="TableCell6399" style:family="table-cell">
      <style:table-cell-properties fo:border="0.0069in solid #000000" style:writing-mode="lr-tb" fo:padding-top="0in" fo:padding-left="0.075in" fo:padding-bottom="0in" fo:padding-right="0.075in"/>
    </style:style>
    <style:style style:name="T6400" style:parent-style-name="DefaultParagraphFont" style:family="text">
      <style:text-properties fo:font-size="11pt" style:font-size-asian="11pt"/>
    </style:style>
    <style:style style:name="TableCell6401" style:family="table-cell">
      <style:table-cell-properties fo:border="0.0069in solid #000000" style:writing-mode="lr-tb" fo:padding-top="0in" fo:padding-left="0.075in" fo:padding-bottom="0in" fo:padding-right="0.075in"/>
    </style:style>
    <style:style style:name="T6402" style:parent-style-name="DefaultParagraphFont" style:family="text">
      <style:text-properties fo:font-size="11pt" style:font-size-asian="11pt"/>
    </style:style>
    <style:style style:name="TableCell6403" style:family="table-cell">
      <style:table-cell-properties fo:border="0.0069in solid #000000" style:writing-mode="lr-tb" fo:padding-top="0in" fo:padding-left="0in" fo:padding-bottom="0in" fo:padding-right="0in"/>
    </style:style>
    <style:style style:name="P6404" style:parent-style-name="Normal" style:family="paragraph">
      <style:paragraph-properties fo:text-align="center"/>
    </style:style>
    <style:style style:name="T6405" style:parent-style-name="DefaultParagraphFont" style:family="text">
      <style:text-properties fo:font-size="11pt" style:font-size-asian="11pt"/>
    </style:style>
    <style:style style:name="TableCell6406" style:family="table-cell">
      <style:table-cell-properties fo:border="0.0069in solid #000000" style:writing-mode="lr-tb" fo:padding-top="0in" fo:padding-left="0.075in" fo:padding-bottom="0in" fo:padding-right="0.075in"/>
    </style:style>
    <style:style style:name="P6407" style:parent-style-name="Normal" style:family="paragraph">
      <style:paragraph-properties fo:text-align="center"/>
      <style:text-properties fo:font-size="11pt" style:font-size-asian="11pt" style:font-size-complex="12pt"/>
    </style:style>
    <style:style style:name="TableRow6408" style:family="table-row">
      <style:table-row-properties/>
    </style:style>
    <style:style style:name="TableCell6409" style:family="table-cell">
      <style:table-cell-properties fo:border="0.0069in solid #000000" style:writing-mode="lr-tb" fo:padding-top="0in" fo:padding-left="0.075in" fo:padding-bottom="0in" fo:padding-right="0.075in"/>
    </style:style>
    <style:style style:name="T6410" style:parent-style-name="DefaultParagraphFont" style:family="text">
      <style:text-properties fo:font-size="11pt" style:font-size-asian="11pt"/>
    </style:style>
    <style:style style:name="TableCell6411" style:family="table-cell">
      <style:table-cell-properties fo:border="0.0069in solid #000000" style:writing-mode="lr-tb" fo:padding-top="0in" fo:padding-left="0.075in" fo:padding-bottom="0in" fo:padding-right="0.075in"/>
    </style:style>
    <style:style style:name="T6412" style:parent-style-name="DefaultParagraphFont" style:family="text">
      <style:text-properties fo:font-size="11pt" style:font-size-asian="11pt"/>
    </style:style>
    <style:style style:name="TableCell6413" style:family="table-cell">
      <style:table-cell-properties fo:border="0.0069in solid #000000" style:writing-mode="lr-tb" fo:padding-top="0in" fo:padding-left="0in" fo:padding-bottom="0in" fo:padding-right="0in"/>
    </style:style>
    <style:style style:name="P6414" style:parent-style-name="Normal" style:family="paragraph">
      <style:paragraph-properties fo:text-align="center"/>
      <style:text-properties fo:font-size="11pt" style:font-size-asian="11pt" style:font-size-complex="12pt"/>
    </style:style>
    <style:style style:name="P6415" style:parent-style-name="Normal" style:family="paragraph">
      <style:paragraph-properties fo:text-align="center"/>
    </style:style>
    <style:style style:name="T6416" style:parent-style-name="DefaultParagraphFont" style:family="text">
      <style:text-properties fo:font-size="11pt" style:font-size-asian="11pt"/>
    </style:style>
    <style:style style:name="TableCell6417" style:family="table-cell">
      <style:table-cell-properties fo:border="0.0069in solid #000000" style:writing-mode="lr-tb" fo:padding-top="0in" fo:padding-left="0.075in" fo:padding-bottom="0in" fo:padding-right="0.075in"/>
    </style:style>
    <style:style style:name="P6418" style:parent-style-name="Normal" style:family="paragraph">
      <style:paragraph-properties fo:text-align="center"/>
      <style:text-properties fo:font-size="11pt" style:font-size-asian="11pt" style:font-size-complex="12pt"/>
    </style:style>
    <style:style style:name="P6419" style:parent-style-name="Normal" style:family="paragraph">
      <style:paragraph-properties fo:text-align="center"/>
      <style:text-properties fo:font-size="11pt" style:font-size-asian="11pt" style:font-size-complex="12pt"/>
    </style:style>
    <style:style style:name="TableRow6420" style:family="table-row">
      <style:table-row-properties/>
    </style:style>
    <style:style style:name="TableCell6421" style:family="table-cell">
      <style:table-cell-properties fo:border="0.0069in solid #000000" style:writing-mode="lr-tb" fo:padding-top="0in" fo:padding-left="0.075in" fo:padding-bottom="0in" fo:padding-right="0.075in"/>
    </style:style>
    <style:style style:name="T6422" style:parent-style-name="DefaultParagraphFont" style:family="text">
      <style:text-properties fo:font-size="11pt" style:font-size-asian="11pt"/>
    </style:style>
    <style:style style:name="TableCell6423" style:family="table-cell">
      <style:table-cell-properties fo:border="0.0069in solid #000000" style:writing-mode="lr-tb" fo:padding-top="0in" fo:padding-left="0.075in" fo:padding-bottom="0in" fo:padding-right="0.075in"/>
    </style:style>
    <style:style style:name="T6424" style:parent-style-name="DefaultParagraphFont" style:family="text">
      <style:text-properties fo:font-size="11pt" style:font-size-asian="11pt"/>
    </style:style>
    <style:style style:name="TableCell6425" style:family="table-cell">
      <style:table-cell-properties fo:border="0.0069in solid #000000" style:writing-mode="lr-tb" fo:padding-top="0in" fo:padding-left="0in" fo:padding-bottom="0in" fo:padding-right="0in"/>
    </style:style>
    <style:style style:name="P6426" style:parent-style-name="Normal" style:family="paragraph">
      <style:paragraph-properties fo:text-align="center"/>
      <style:text-properties fo:font-size="11pt" style:font-size-asian="11pt" style:font-size-complex="12pt"/>
    </style:style>
    <style:style style:name="P6427" style:parent-style-name="Normal" style:family="paragraph">
      <style:paragraph-properties fo:text-align="center"/>
    </style:style>
    <style:style style:name="T6428" style:parent-style-name="DefaultParagraphFont" style:family="text">
      <style:text-properties fo:font-size="11pt" style:font-size-asian="11pt"/>
    </style:style>
    <style:style style:name="TableCell6429" style:family="table-cell">
      <style:table-cell-properties fo:border="0.0069in solid #000000" style:writing-mode="lr-tb" fo:padding-top="0in" fo:padding-left="0.075in" fo:padding-bottom="0in" fo:padding-right="0.075in"/>
    </style:style>
    <style:style style:name="P6430" style:parent-style-name="Normal" style:family="paragraph">
      <style:paragraph-properties fo:text-align="center"/>
      <style:text-properties fo:font-size="11pt" style:font-size-asian="11pt" style:font-size-complex="12pt"/>
    </style:style>
    <style:style style:name="P6431" style:parent-style-name="Normal" style:family="paragraph">
      <style:paragraph-properties fo:text-align="center"/>
    </style:style>
    <style:style style:name="T6432" style:parent-style-name="DefaultParagraphFont" style:family="text">
      <style:text-properties fo:font-size="11pt" style:font-size-asian="11pt" style:font-size-complex="12pt"/>
    </style:style>
    <style:style style:name="T6433" style:parent-style-name="DefaultParagraphFont" style:family="text">
      <style:text-properties fo:font-size="11pt" style:font-size-asian="11pt"/>
    </style:style>
    <style:style style:name="P6434" style:parent-style-name="Normal" style:family="paragraph">
      <style:paragraph-properties fo:text-align="center"/>
      <style:text-properties fo:font-size="11pt" style:font-size-asian="11pt" style:font-size-complex="12pt"/>
    </style:style>
    <style:style style:name="TableRow6435" style:family="table-row">
      <style:table-row-properties/>
    </style:style>
    <style:style style:name="TableCell6436" style:family="table-cell">
      <style:table-cell-properties fo:border="0.0069in solid #000000" style:writing-mode="lr-tb" fo:padding-top="0in" fo:padding-left="0.075in" fo:padding-bottom="0in" fo:padding-right="0.075in"/>
    </style:style>
    <style:style style:name="T6437" style:parent-style-name="DefaultParagraphFont" style:family="text">
      <style:text-properties fo:font-size="11pt" style:font-size-asian="11pt"/>
    </style:style>
    <style:style style:name="TableCell6438" style:family="table-cell">
      <style:table-cell-properties fo:border="0.0069in solid #000000" style:writing-mode="lr-tb" fo:padding-top="0in" fo:padding-left="0.075in" fo:padding-bottom="0in" fo:padding-right="0.075in"/>
    </style:style>
    <style:style style:name="P6439" style:parent-style-name="Normal" style:family="paragraph">
      <style:paragraph-properties fo:text-indent="0.0381in"/>
      <style:text-properties fo:font-size="11pt" style:font-size-asian="11pt" style:font-size-complex="12pt"/>
    </style:style>
    <style:style style:name="TableCell6440" style:family="table-cell">
      <style:table-cell-properties fo:border="0.0069in solid #000000" style:writing-mode="lr-tb" fo:padding-top="0in" fo:padding-left="0in" fo:padding-bottom="0in" fo:padding-right="0in"/>
    </style:style>
    <style:style style:name="P6441" style:parent-style-name="Normal" style:family="paragraph">
      <style:paragraph-properties fo:text-align="center"/>
      <style:text-properties fo:font-size="11pt" style:font-size-asian="11pt" style:font-size-complex="12pt"/>
    </style:style>
    <style:style style:name="TableCell6442" style:family="table-cell">
      <style:table-cell-properties fo:border="0.0069in solid #000000" style:writing-mode="lr-tb" fo:padding-top="0in" fo:padding-left="0.075in" fo:padding-bottom="0in" fo:padding-right="0.075in"/>
    </style:style>
    <style:style style:name="P6443" style:parent-style-name="Normal" style:family="paragraph">
      <style:paragraph-properties fo:text-align="center"/>
      <style:text-properties fo:font-size="11pt" style:font-size-asian="11pt" style:font-size-complex="12pt"/>
    </style:style>
    <style:style style:name="TableRow6444" style:family="table-row">
      <style:table-row-properties/>
    </style:style>
    <style:style style:name="TableCell6445" style:family="table-cell">
      <style:table-cell-properties fo:border="0.0069in solid #000000" style:writing-mode="lr-tb" fo:padding-top="0in" fo:padding-left="0.075in" fo:padding-bottom="0in" fo:padding-right="0.075in"/>
    </style:style>
    <style:style style:name="T6446" style:parent-style-name="DefaultParagraphFont" style:family="text">
      <style:text-properties fo:font-size="11pt" style:font-size-asian="11pt"/>
    </style:style>
    <style:style style:name="P6447" style:parent-style-name="Normal" style:family="paragraph">
      <style:text-properties fo:font-size="11pt" style:font-size-asian="11pt"/>
    </style:style>
    <style:style style:name="T6448" style:parent-style-name="DefaultParagraphFont" style:family="text">
      <style:text-properties fo:font-size="11pt" style:font-size-asian="11pt"/>
    </style:style>
    <style:style style:name="TableCell6449" style:family="table-cell">
      <style:table-cell-properties fo:border="0.0069in solid #000000" style:writing-mode="lr-tb" fo:padding-top="0in" fo:padding-left="0.075in" fo:padding-bottom="0in" fo:padding-right="0.075in"/>
    </style:style>
    <style:style style:name="T6450" style:parent-style-name="DefaultParagraphFont" style:family="text">
      <style:text-properties fo:font-size="11pt" style:font-size-asian="11pt"/>
    </style:style>
    <style:style style:name="TableCell6451" style:family="table-cell">
      <style:table-cell-properties fo:border="0.0069in solid #000000" style:writing-mode="lr-tb" fo:padding-top="0in" fo:padding-left="0in" fo:padding-bottom="0in" fo:padding-right="0in"/>
    </style:style>
    <style:style style:name="P6452" style:parent-style-name="Normal" style:family="paragraph">
      <style:paragraph-properties fo:text-align="center"/>
    </style:style>
    <style:style style:name="T6453" style:parent-style-name="DefaultParagraphFont" style:family="text">
      <style:text-properties fo:font-size="11pt" style:font-size-asian="11pt"/>
    </style:style>
    <style:style style:name="TableCell6454" style:family="table-cell">
      <style:table-cell-properties fo:border="0.0069in solid #000000" style:writing-mode="lr-tb" fo:padding-top="0in" fo:padding-left="0.075in" fo:padding-bottom="0in" fo:padding-right="0.075in"/>
    </style:style>
    <style:style style:name="P6455" style:parent-style-name="Normal" style:family="paragraph">
      <style:paragraph-properties fo:text-align="center"/>
      <style:text-properties fo:font-size="11pt" style:font-size-asian="11pt" style:font-size-complex="12pt"/>
    </style:style>
    <style:style style:name="TableRow6456" style:family="table-row">
      <style:table-row-properties/>
    </style:style>
    <style:style style:name="TableCell6457" style:family="table-cell">
      <style:table-cell-properties fo:border="0.0069in solid #000000" style:writing-mode="lr-tb" fo:padding-top="0in" fo:padding-left="0.075in" fo:padding-bottom="0in" fo:padding-right="0.075in"/>
    </style:style>
    <style:style style:name="T6458" style:parent-style-name="DefaultParagraphFont" style:family="text">
      <style:text-properties fo:font-size="11pt" style:font-size-asian="11pt"/>
    </style:style>
    <style:style style:name="T6459" style:parent-style-name="DefaultParagraphFont" style:family="text">
      <style:text-properties fo:font-size="11pt" style:font-size-asian="11pt"/>
    </style:style>
    <style:style style:name="TableCell6460" style:family="table-cell">
      <style:table-cell-properties fo:border="0.0069in solid #000000" style:writing-mode="lr-tb" fo:padding-top="0in" fo:padding-left="0.075in" fo:padding-bottom="0in" fo:padding-right="0.075in"/>
    </style:style>
    <style:style style:name="T6461" style:parent-style-name="DefaultParagraphFont" style:family="text">
      <style:text-properties fo:font-size="11pt" style:font-size-asian="11pt"/>
    </style:style>
    <style:style style:name="TableCell6462" style:family="table-cell">
      <style:table-cell-properties fo:border="0.0069in solid #000000" style:writing-mode="lr-tb" fo:padding-top="0in" fo:padding-left="0in" fo:padding-bottom="0in" fo:padding-right="0in"/>
    </style:style>
    <style:style style:name="P6463" style:parent-style-name="Normal" style:family="paragraph">
      <style:paragraph-properties fo:text-align="center"/>
    </style:style>
    <style:style style:name="T6464" style:parent-style-name="DefaultParagraphFont" style:family="text">
      <style:text-properties fo:font-size="11pt" style:font-size-asian="11pt"/>
    </style:style>
    <style:style style:name="TableCell6465" style:family="table-cell">
      <style:table-cell-properties fo:border="0.0069in solid #000000" style:writing-mode="lr-tb" fo:padding-top="0in" fo:padding-left="0.075in" fo:padding-bottom="0in" fo:padding-right="0.075in"/>
    </style:style>
    <style:style style:name="P6466" style:parent-style-name="Normal" style:family="paragraph">
      <style:paragraph-properties fo:text-align="center"/>
      <style:text-properties fo:font-size="11pt" style:font-size-asian="11pt" style:font-size-complex="12pt"/>
    </style:style>
    <style:style style:name="TableRow6467" style:family="table-row">
      <style:table-row-properties/>
    </style:style>
    <style:style style:name="TableCell6468" style:family="table-cell">
      <style:table-cell-properties fo:border="0.0069in solid #000000" style:writing-mode="lr-tb" fo:padding-top="0in" fo:padding-left="0.075in" fo:padding-bottom="0in" fo:padding-right="0.075in"/>
    </style:style>
    <style:style style:name="T6469" style:parent-style-name="DefaultParagraphFont" style:family="text">
      <style:text-properties fo:font-size="11pt" style:font-size-asian="11pt"/>
    </style:style>
    <style:style style:name="TableCell6470" style:family="table-cell">
      <style:table-cell-properties fo:border="0.0069in solid #000000" style:writing-mode="lr-tb" fo:padding-top="0in" fo:padding-left="0.075in" fo:padding-bottom="0in" fo:padding-right="0.075in"/>
    </style:style>
    <style:style style:name="T6471" style:parent-style-name="DefaultParagraphFont" style:family="text">
      <style:text-properties fo:font-size="11pt" style:font-size-asian="11pt"/>
    </style:style>
    <style:style style:name="TableCell6472" style:family="table-cell">
      <style:table-cell-properties fo:border="0.0069in solid #000000" style:writing-mode="lr-tb" fo:padding-top="0in" fo:padding-left="0in" fo:padding-bottom="0in" fo:padding-right="0in"/>
    </style:style>
    <style:style style:name="P6473" style:parent-style-name="Normal" style:family="paragraph">
      <style:paragraph-properties fo:text-align="center"/>
    </style:style>
    <style:style style:name="T6474" style:parent-style-name="DefaultParagraphFont" style:family="text">
      <style:text-properties fo:font-size="11pt" style:font-size-asian="11pt"/>
    </style:style>
    <style:style style:name="TableCell6475" style:family="table-cell">
      <style:table-cell-properties fo:border="0.0069in solid #000000" style:writing-mode="lr-tb" fo:padding-top="0in" fo:padding-left="0.075in" fo:padding-bottom="0in" fo:padding-right="0.075in"/>
    </style:style>
    <style:style style:name="P6476" style:parent-style-name="Normal" style:family="paragraph">
      <style:paragraph-properties fo:text-align="center"/>
      <style:text-properties fo:font-size="11pt" style:font-size-asian="11pt" style:font-size-complex="12pt"/>
    </style:style>
    <style:style style:name="TableRow6477" style:family="table-row">
      <style:table-row-properties/>
    </style:style>
    <style:style style:name="TableCell6478" style:family="table-cell">
      <style:table-cell-properties fo:border="0.0069in solid #000000" style:writing-mode="lr-tb" fo:padding-top="0in" fo:padding-left="0.075in" fo:padding-bottom="0in" fo:padding-right="0.075in"/>
    </style:style>
    <style:style style:name="T6479" style:parent-style-name="DefaultParagraphFont" style:family="text">
      <style:text-properties fo:font-size="11pt" style:font-size-asian="11pt"/>
    </style:style>
    <style:style style:name="TableCell6480" style:family="table-cell">
      <style:table-cell-properties fo:border="0.0069in solid #000000" style:writing-mode="lr-tb" fo:padding-top="0in" fo:padding-left="0.075in" fo:padding-bottom="0in" fo:padding-right="0.075in"/>
    </style:style>
    <style:style style:name="T6481" style:parent-style-name="DefaultParagraphFont" style:family="text">
      <style:text-properties fo:font-size="11pt" style:font-size-asian="11pt"/>
    </style:style>
    <style:style style:name="TableCell6482" style:family="table-cell">
      <style:table-cell-properties fo:border="0.0069in solid #000000" style:writing-mode="lr-tb" fo:padding-top="0in" fo:padding-left="0in" fo:padding-bottom="0in" fo:padding-right="0in"/>
    </style:style>
    <style:style style:name="P6483" style:parent-style-name="Normal" style:family="paragraph">
      <style:paragraph-properties fo:text-align="center"/>
    </style:style>
    <style:style style:name="T6484" style:parent-style-name="DefaultParagraphFont" style:family="text">
      <style:text-properties fo:font-size="11pt" style:font-size-asian="11pt"/>
    </style:style>
    <style:style style:name="TableCell6485" style:family="table-cell">
      <style:table-cell-properties fo:border="0.0069in solid #000000" style:writing-mode="lr-tb" fo:padding-top="0in" fo:padding-left="0.075in" fo:padding-bottom="0in" fo:padding-right="0.075in"/>
    </style:style>
    <style:style style:name="P6486" style:parent-style-name="Normal" style:family="paragraph">
      <style:paragraph-properties fo:text-align="center"/>
      <style:text-properties fo:font-size="11pt" style:font-size-asian="11pt" style:font-size-complex="12pt"/>
    </style:style>
    <style:style style:name="TableRow6487" style:family="table-row">
      <style:table-row-properties/>
    </style:style>
    <style:style style:name="TableCell6488" style:family="table-cell">
      <style:table-cell-properties fo:border="0.0069in solid #000000" style:writing-mode="lr-tb" fo:padding-top="0in" fo:padding-left="0.075in" fo:padding-bottom="0in" fo:padding-right="0.075in"/>
    </style:style>
    <style:style style:name="T6489" style:parent-style-name="DefaultParagraphFont" style:family="text">
      <style:text-properties fo:font-size="11pt" style:font-size-asian="11pt"/>
    </style:style>
    <style:style style:name="TableCell6490" style:family="table-cell">
      <style:table-cell-properties fo:border="0.0069in solid #000000" style:writing-mode="lr-tb" fo:padding-top="0in" fo:padding-left="0.075in" fo:padding-bottom="0in" fo:padding-right="0.075in"/>
    </style:style>
    <style:style style:name="P6491" style:parent-style-name="Normal" style:family="paragraph">
      <style:paragraph-properties fo:text-indent="0.0381in"/>
    </style:style>
    <style:style style:name="T6492" style:parent-style-name="DefaultParagraphFont" style:family="text">
      <style:text-properties fo:font-size="11pt" style:font-size-asian="11pt"/>
    </style:style>
    <style:style style:name="TableCell6493" style:family="table-cell">
      <style:table-cell-properties fo:border="0.0069in solid #000000" style:writing-mode="lr-tb" fo:padding-top="0in" fo:padding-left="0in" fo:padding-bottom="0in" fo:padding-right="0in"/>
    </style:style>
    <style:style style:name="P6494" style:parent-style-name="Normal" style:family="paragraph">
      <style:paragraph-properties fo:text-align="center"/>
    </style:style>
    <style:style style:name="T6495" style:parent-style-name="DefaultParagraphFont" style:family="text">
      <style:text-properties fo:font-size="11pt" style:font-size-asian="11pt"/>
    </style:style>
    <style:style style:name="TableCell6496" style:family="table-cell">
      <style:table-cell-properties fo:border="0.0069in solid #000000" style:writing-mode="lr-tb" fo:padding-top="0in" fo:padding-left="0.075in" fo:padding-bottom="0in" fo:padding-right="0.075in"/>
    </style:style>
    <style:style style:name="P6497" style:parent-style-name="Normal" style:family="paragraph">
      <style:paragraph-properties fo:text-align="center"/>
      <style:text-properties fo:font-size="11pt" style:font-size-asian="11pt" style:font-size-complex="12pt"/>
    </style:style>
    <style:style style:name="TableRow6498" style:family="table-row">
      <style:table-row-properties/>
    </style:style>
    <style:style style:name="TableCell6499" style:family="table-cell">
      <style:table-cell-properties fo:border="0.0069in solid #000000" style:writing-mode="lr-tb" fo:padding-top="0in" fo:padding-left="0.075in" fo:padding-bottom="0in" fo:padding-right="0.075in"/>
    </style:style>
    <style:style style:name="T6500" style:parent-style-name="DefaultParagraphFont" style:family="text">
      <style:text-properties fo:font-size="11pt" style:font-size-asian="11pt"/>
    </style:style>
    <style:style style:name="P6501" style:parent-style-name="Normal" style:family="paragraph">
      <style:text-properties fo:font-size="11pt" style:font-size-asian="11pt" style:font-size-complex="12pt"/>
    </style:style>
    <style:style style:name="TableCell6502" style:family="table-cell">
      <style:table-cell-properties fo:border="0.0069in solid #000000" style:writing-mode="lr-tb" fo:padding-top="0in" fo:padding-left="0.075in" fo:padding-bottom="0in" fo:padding-right="0.075in"/>
    </style:style>
    <style:style style:name="T6503" style:parent-style-name="DefaultParagraphFont" style:family="text">
      <style:text-properties fo:font-size="11pt" style:font-size-asian="11pt"/>
    </style:style>
    <style:style style:name="TableCell6504" style:family="table-cell">
      <style:table-cell-properties fo:border="0.0069in solid #000000" style:writing-mode="lr-tb" fo:padding-top="0in" fo:padding-left="0in" fo:padding-bottom="0in" fo:padding-right="0in"/>
    </style:style>
    <style:style style:name="P6505" style:parent-style-name="Normal" style:family="paragraph">
      <style:paragraph-properties fo:text-align="center"/>
    </style:style>
    <style:style style:name="T6506" style:parent-style-name="DefaultParagraphFont" style:family="text">
      <style:text-properties fo:font-size="11pt" style:font-size-asian="11pt"/>
    </style:style>
    <style:style style:name="TableCell6507" style:family="table-cell">
      <style:table-cell-properties fo:border="0.0069in solid #000000" style:writing-mode="lr-tb" fo:padding-top="0in" fo:padding-left="0.075in" fo:padding-bottom="0in" fo:padding-right="0.075in"/>
    </style:style>
    <style:style style:name="P6508" style:parent-style-name="Normal" style:family="paragraph">
      <style:paragraph-properties fo:text-align="center"/>
    </style:style>
    <style:style style:name="T6509" style:parent-style-name="DefaultParagraphFont" style:family="text">
      <style:text-properties fo:font-size="11pt" style:font-size-asian="11pt" style:font-size-complex="12pt"/>
    </style:style>
    <style:style style:name="T6510" style:parent-style-name="DefaultParagraphFont" style:family="text">
      <style:text-properties fo:font-size="11pt" style:font-size-asian="11pt"/>
    </style:style>
    <style:style style:name="TableRow6511" style:family="table-row">
      <style:table-row-properties/>
    </style:style>
    <style:style style:name="TableCell6512" style:family="table-cell">
      <style:table-cell-properties fo:border="0.0069in solid #000000" style:writing-mode="lr-tb" fo:padding-top="0in" fo:padding-left="0.075in" fo:padding-bottom="0in" fo:padding-right="0.075in"/>
    </style:style>
    <style:style style:name="P6513" style:parent-style-name="Normal" style:family="paragraph">
      <style:text-properties fo:font-size="11pt" style:font-size-asian="11pt"/>
    </style:style>
    <style:style style:name="TableCell6514" style:family="table-cell">
      <style:table-cell-properties fo:border="0.0069in solid #000000" style:writing-mode="lr-tb" fo:padding-top="0in" fo:padding-left="0.075in" fo:padding-bottom="0in" fo:padding-right="0.075in"/>
    </style:style>
    <style:style style:name="P6515" style:parent-style-name="Normal" style:family="paragraph">
      <style:paragraph-properties fo:text-indent="0.0381in"/>
      <style:text-properties fo:font-size="11pt" style:font-size-asian="11pt" style:font-size-complex="12pt"/>
    </style:style>
    <style:style style:name="TableCell6516" style:family="table-cell">
      <style:table-cell-properties fo:border="0.0069in solid #000000" style:writing-mode="lr-tb" fo:padding-top="0in" fo:padding-left="0in" fo:padding-bottom="0in" fo:padding-right="0in"/>
    </style:style>
    <style:style style:name="P6517" style:parent-style-name="Normal" style:family="paragraph">
      <style:paragraph-properties fo:text-align="center"/>
      <style:text-properties fo:font-size="11pt" style:font-size-asian="11pt" style:font-size-complex="12pt"/>
    </style:style>
    <style:style style:name="TableCell6518" style:family="table-cell">
      <style:table-cell-properties fo:border="0.0069in solid #000000" style:writing-mode="lr-tb" fo:padding-top="0in" fo:padding-left="0.075in" fo:padding-bottom="0in" fo:padding-right="0.075in"/>
    </style:style>
    <style:style style:name="P6519" style:parent-style-name="Normal" style:family="paragraph">
      <style:paragraph-properties fo:text-align="center"/>
      <style:text-properties fo:font-size="11pt" style:font-size-asian="11pt" style:font-size-complex="12pt"/>
    </style:style>
    <style:style style:name="TableRow6520" style:family="table-row">
      <style:table-row-properties style:min-row-height="0.334in"/>
    </style:style>
    <style:style style:name="TableCell6521" style:family="table-cell">
      <style:table-cell-properties fo:border="0.0069in solid #000000" style:writing-mode="lr-tb" fo:padding-top="0in" fo:padding-left="0.075in" fo:padding-bottom="0in" fo:padding-right="0.075in"/>
    </style:style>
    <style:style style:name="T6522" style:parent-style-name="DefaultParagraphFont" style:family="text">
      <style:text-properties fo:font-size="11pt" style:font-size-asian="11pt"/>
    </style:style>
    <style:style style:name="TableCell6523" style:family="table-cell">
      <style:table-cell-properties fo:border="0.0069in solid #000000" style:writing-mode="lr-tb" fo:padding-top="0in" fo:padding-left="0.075in" fo:padding-bottom="0in" fo:padding-right="0.075in"/>
    </style:style>
    <style:style style:name="T6524" style:parent-style-name="DefaultParagraphFont" style:family="text">
      <style:text-properties fo:font-size="11pt" style:font-size-asian="11pt"/>
    </style:style>
    <style:style style:name="TableCell6525" style:family="table-cell">
      <style:table-cell-properties fo:border="0.0069in solid #000000" style:writing-mode="lr-tb" fo:padding-top="0in" fo:padding-left="0in" fo:padding-bottom="0in" fo:padding-right="0in"/>
    </style:style>
    <style:style style:name="P6526" style:parent-style-name="Normal" style:family="paragraph">
      <style:paragraph-properties fo:text-align="center"/>
    </style:style>
    <style:style style:name="T6527" style:parent-style-name="DefaultParagraphFont" style:family="text">
      <style:text-properties fo:font-size="11pt" style:font-size-asian="11pt"/>
    </style:style>
    <style:style style:name="TableCell6528" style:family="table-cell">
      <style:table-cell-properties fo:border="0.0069in solid #000000" style:writing-mode="lr-tb" fo:padding-top="0in" fo:padding-left="0.075in" fo:padding-bottom="0in" fo:padding-right="0.075in"/>
    </style:style>
    <style:style style:name="P6529" style:parent-style-name="Normal" style:family="paragraph">
      <style:paragraph-properties fo:text-align="center"/>
    </style:style>
    <style:style style:name="T6530" style:parent-style-name="DefaultParagraphFont" style:family="text">
      <style:text-properties fo:font-size="11pt" style:font-size-asian="11pt" style:font-size-complex="12pt"/>
    </style:style>
    <style:style style:name="T6531" style:parent-style-name="DefaultParagraphFont" style:family="text">
      <style:text-properties fo:font-size="11pt" style:font-size-asian="11pt"/>
    </style:style>
    <style:style style:name="TableRow6532" style:family="table-row">
      <style:table-row-properties/>
    </style:style>
    <style:style style:name="TableCell6533" style:family="table-cell">
      <style:table-cell-properties fo:border="0.0069in solid #000000" style:writing-mode="lr-tb" fo:padding-top="0in" fo:padding-left="0.075in" fo:padding-bottom="0in" fo:padding-right="0.075in"/>
    </style:style>
    <style:style style:name="T6534" style:parent-style-name="DefaultParagraphFont" style:family="text">
      <style:text-properties fo:font-size="11pt" style:font-size-asian="11pt"/>
    </style:style>
    <style:style style:name="TableCell6535" style:family="table-cell">
      <style:table-cell-properties fo:border="0.0069in solid #000000" style:writing-mode="lr-tb" fo:padding-top="0in" fo:padding-left="0.075in" fo:padding-bottom="0in" fo:padding-right="0.075in"/>
    </style:style>
    <style:style style:name="T6536" style:parent-style-name="DefaultParagraphFont" style:family="text">
      <style:text-properties fo:font-size="11pt" style:font-size-asian="11pt"/>
    </style:style>
    <style:style style:name="TableCell6537" style:family="table-cell">
      <style:table-cell-properties fo:border="0.0069in solid #000000" style:writing-mode="lr-tb" fo:padding-top="0in" fo:padding-left="0in" fo:padding-bottom="0in" fo:padding-right="0in"/>
    </style:style>
    <style:style style:name="P6538" style:parent-style-name="Normal" style:family="paragraph">
      <style:paragraph-properties fo:text-align="center"/>
    </style:style>
    <style:style style:name="T6539" style:parent-style-name="DefaultParagraphFont" style:family="text">
      <style:text-properties fo:font-size="11pt" style:font-size-asian="11pt"/>
    </style:style>
    <style:style style:name="TableCell6540" style:family="table-cell">
      <style:table-cell-properties fo:border="0.0069in solid #000000" style:writing-mode="lr-tb" fo:padding-top="0in" fo:padding-left="0.075in" fo:padding-bottom="0in" fo:padding-right="0.075in"/>
    </style:style>
    <style:style style:name="P6541" style:parent-style-name="Normal" style:family="paragraph">
      <style:paragraph-properties fo:text-align="center"/>
    </style:style>
    <style:style style:name="T6542" style:parent-style-name="DefaultParagraphFont" style:family="text">
      <style:text-properties fo:font-size="11pt" style:font-size-asian="11pt" style:font-size-complex="12pt"/>
    </style:style>
    <style:style style:name="T6543" style:parent-style-name="DefaultParagraphFont" style:family="text">
      <style:text-properties fo:font-size="11pt" style:font-size-asian="11pt"/>
    </style:style>
    <style:style style:name="TableRow6544" style:family="table-row">
      <style:table-row-properties/>
    </style:style>
    <style:style style:name="TableCell6545" style:family="table-cell">
      <style:table-cell-properties fo:border="0.0069in solid #000000" style:writing-mode="lr-tb" fo:padding-top="0in" fo:padding-left="0.075in" fo:padding-bottom="0in" fo:padding-right="0.075in"/>
    </style:style>
    <style:style style:name="T6546" style:parent-style-name="DefaultParagraphFont" style:family="text">
      <style:text-properties fo:font-size="11pt" style:font-size-asian="11pt"/>
    </style:style>
    <style:style style:name="TableCell6547" style:family="table-cell">
      <style:table-cell-properties fo:border="0.0069in solid #000000" style:writing-mode="lr-tb" fo:padding-top="0in" fo:padding-left="0.075in" fo:padding-bottom="0in" fo:padding-right="0.075in"/>
    </style:style>
    <style:style style:name="T6548" style:parent-style-name="DefaultParagraphFont" style:family="text">
      <style:text-properties fo:font-size="11pt" style:font-size-asian="11pt"/>
    </style:style>
    <style:style style:name="TableCell6549" style:family="table-cell">
      <style:table-cell-properties fo:border="0.0069in solid #000000" style:writing-mode="lr-tb" fo:padding-top="0in" fo:padding-left="0in" fo:padding-bottom="0in" fo:padding-right="0in"/>
    </style:style>
    <style:style style:name="P6550" style:parent-style-name="Normal" style:family="paragraph">
      <style:paragraph-properties fo:text-align="center"/>
    </style:style>
    <style:style style:name="T6551" style:parent-style-name="DefaultParagraphFont" style:family="text">
      <style:text-properties fo:font-size="11pt" style:font-size-asian="11pt"/>
    </style:style>
    <style:style style:name="TableCell6552" style:family="table-cell">
      <style:table-cell-properties fo:border="0.0069in solid #000000" style:writing-mode="lr-tb" fo:padding-top="0in" fo:padding-left="0.075in" fo:padding-bottom="0in" fo:padding-right="0.075in"/>
    </style:style>
    <style:style style:name="P6553" style:parent-style-name="Normal" style:family="paragraph">
      <style:paragraph-properties fo:text-align="center"/>
      <style:text-properties fo:font-size="11pt" style:font-size-asian="11pt" style:font-size-complex="12pt"/>
    </style:style>
    <style:style style:name="TableRow6554" style:family="table-row">
      <style:table-row-properties/>
    </style:style>
    <style:style style:name="TableCell6555" style:family="table-cell">
      <style:table-cell-properties fo:border="0.0069in solid #000000" style:writing-mode="lr-tb" fo:padding-top="0in" fo:padding-left="0.075in" fo:padding-bottom="0in" fo:padding-right="0.075in"/>
    </style:style>
    <style:style style:name="P6556" style:parent-style-name="Normal" style:family="paragraph">
      <style:text-properties fo:font-size="11pt" style:font-size-asian="11pt"/>
    </style:style>
    <style:style style:name="TableCell6557" style:family="table-cell">
      <style:table-cell-properties fo:border="0.0069in solid #000000" style:writing-mode="lr-tb" fo:padding-top="0in" fo:padding-left="0.075in" fo:padding-bottom="0in" fo:padding-right="0.075in"/>
    </style:style>
    <style:style style:name="P6558" style:parent-style-name="Normal" style:family="paragraph">
      <style:paragraph-properties fo:text-indent="0.0381in"/>
      <style:text-properties fo:font-size="11pt" style:font-size-asian="11pt" style:font-size-complex="12pt"/>
    </style:style>
    <style:style style:name="TableCell6559" style:family="table-cell">
      <style:table-cell-properties fo:border="0.0069in solid #000000" style:writing-mode="lr-tb" fo:padding-top="0in" fo:padding-left="0in" fo:padding-bottom="0in" fo:padding-right="0in"/>
    </style:style>
    <style:style style:name="P6560" style:parent-style-name="Normal" style:family="paragraph">
      <style:paragraph-properties fo:text-align="center"/>
      <style:text-properties fo:font-size="11pt" style:font-size-asian="11pt" style:font-size-complex="12pt"/>
    </style:style>
    <style:style style:name="TableCell6561" style:family="table-cell">
      <style:table-cell-properties fo:border="0.0069in solid #000000" style:writing-mode="lr-tb" fo:padding-top="0in" fo:padding-left="0.075in" fo:padding-bottom="0in" fo:padding-right="0.075in"/>
    </style:style>
    <style:style style:name="P6562" style:parent-style-name="Normal" style:family="paragraph">
      <style:paragraph-properties fo:text-align="center"/>
      <style:text-properties fo:font-size="11pt" style:font-size-asian="11pt" style:font-size-complex="12pt"/>
    </style:style>
    <style:style style:name="TableRow6563" style:family="table-row">
      <style:table-row-properties/>
    </style:style>
    <style:style style:name="TableCell6564" style:family="table-cell">
      <style:table-cell-properties fo:border="0.0069in solid #000000" style:writing-mode="lr-tb" fo:padding-top="0in" fo:padding-left="0.075in" fo:padding-bottom="0in" fo:padding-right="0.075in"/>
    </style:style>
    <style:style style:name="T6565" style:parent-style-name="DefaultParagraphFont" style:family="text">
      <style:text-properties fo:font-size="11pt" style:font-size-asian="11pt"/>
    </style:style>
    <style:style style:name="TableCell6566" style:family="table-cell">
      <style:table-cell-properties fo:border="0.0069in solid #000000" style:writing-mode="lr-tb" fo:padding-top="0in" fo:padding-left="0.075in" fo:padding-bottom="0in" fo:padding-right="0.075in"/>
    </style:style>
    <style:style style:name="T6567" style:parent-style-name="DefaultParagraphFont" style:family="text">
      <style:text-properties fo:font-size="11pt" style:font-size-asian="11pt"/>
    </style:style>
    <style:style style:name="TableCell6568" style:family="table-cell">
      <style:table-cell-properties fo:border="0.0069in solid #000000" style:writing-mode="lr-tb" fo:padding-top="0in" fo:padding-left="0in" fo:padding-bottom="0in" fo:padding-right="0in"/>
    </style:style>
    <style:style style:name="P6569" style:parent-style-name="Normal" style:family="paragraph">
      <style:paragraph-properties fo:text-align="center"/>
    </style:style>
    <style:style style:name="T6570" style:parent-style-name="DefaultParagraphFont" style:family="text">
      <style:text-properties fo:font-size="11pt" style:font-size-asian="11pt"/>
    </style:style>
    <style:style style:name="TableCell6571" style:family="table-cell">
      <style:table-cell-properties fo:border="0.0069in solid #000000" style:writing-mode="lr-tb" fo:padding-top="0in" fo:padding-left="0.075in" fo:padding-bottom="0in" fo:padding-right="0.075in"/>
    </style:style>
    <style:style style:name="P6572" style:parent-style-name="Normal" style:family="paragraph">
      <style:paragraph-properties fo:text-align="center"/>
      <style:text-properties fo:font-size="11pt" style:font-size-asian="11pt" style:font-size-complex="12pt"/>
    </style:style>
    <style:style style:name="P6573" style:parent-style-name="Normal" style:family="paragraph">
      <style:text-properties style:font-name-asian="MS Mincho" fo:font-style="italic" style:font-style-asian="italic" style:font-style-complex="italic" fo:font-size="10pt" style:font-size-asian="10pt"/>
    </style:style>
    <style:style style:name="T6574" style:parent-style-name="DefaultParagraphFont" style:family="text">
      <style:text-properties style:font-name-asian="MS Mincho" fo:font-style="italic" style:font-style-asian="italic" style:font-style-complex="italic" fo:font-size="10pt" style:font-size-asian="10pt"/>
    </style:style>
    <style:style style:name="T657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576" style:parent-style-name="DefaultParagraphFont" style:family="text">
      <style:text-properties style:font-name-asian="MS Mincho" fo:font-style="italic" style:font-style-asian="italic" style:font-style-complex="italic" fo:font-size="10pt" style:font-size-asian="10pt"/>
    </style:style>
    <style:style style:name="T6577" style:parent-style-name="DefaultParagraphFont" style:family="text">
      <style:text-properties style:font-name-asian="MS Mincho" fo:font-style="italic" style:font-style-asian="italic" style:font-style-complex="italic" fo:font-size="10pt" style:font-size-asian="10pt"/>
    </style:style>
    <style:style style:name="T657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579" style:parent-style-name="DefaultParagraphFont" style:family="text">
      <style:text-properties style:font-name-asian="MS Mincho" fo:font-style="italic" style:font-style-asian="italic" style:font-style-complex="italic" fo:font-size="10pt" style:font-size-asian="10pt"/>
    </style:style>
    <style:style style:name="T6580" style:parent-style-name="DefaultParagraphFont" style:family="text">
      <style:text-properties style:font-name-asian="MS Mincho" fo:font-style="italic" style:font-style-asian="italic" style:font-style-complex="italic" fo:font-size="10pt" style:font-size-asian="10pt"/>
    </style:style>
    <style:style style:name="T6581"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582" style:parent-style-name="DefaultParagraphFont" style:family="text">
      <style:text-properties style:font-name-asian="MS Mincho" fo:font-style="italic" style:font-style-asian="italic" style:font-style-complex="italic" fo:font-size="10pt" style:font-size-asian="10pt"/>
    </style:style>
    <style:style style:name="P6583" style:parent-style-name="Normal" style:family="paragraph">
      <style:paragraph-properties fo:text-align="justify"/>
    </style:style>
    <style:style style:name="T6584" style:parent-style-name="DefaultParagraphFont" style:family="text">
      <style:text-properties style:font-name-asian="MS Mincho" fo:font-style="italic" style:font-style-asian="italic" style:font-style-complex="italic" fo:font-size="10pt" style:font-size-asian="10pt"/>
    </style:style>
    <style:style style:name="T658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586" style:parent-style-name="DefaultParagraphFont" style:family="text">
      <style:text-properties style:font-name-asian="MS Mincho" fo:font-style="italic" style:font-style-asian="italic" style:font-style-complex="italic" fo:font-size="10pt" style:font-size-asian="10pt"/>
    </style:style>
    <style:style style:name="P6587" style:parent-style-name="Normal" style:family="paragraph">
      <style:paragraph-properties fo:break-before="page" fo:text-align="justify" fo:margin-left="4in">
        <style:tab-stops/>
      </style:paragraph-properties>
    </style:style>
    <style:style style:name="T6588" style:parent-style-name="DefaultParagraphFont" style:family="text">
      <style:text-properties fo:font-size="11pt" style:font-size-asian="11pt"/>
    </style:style>
    <style:style style:name="P6589" style:parent-style-name="Normal" style:family="paragraph">
      <style:paragraph-properties fo:text-align="justify" fo:margin-left="4in">
        <style:tab-stops/>
      </style:paragraph-properties>
      <style:text-properties fo:font-size="11pt" style:font-size-asian="11pt"/>
    </style:style>
    <style:style style:name="P6590" style:parent-style-name="Normal" style:family="paragraph">
      <style:paragraph-properties fo:text-align="justify" fo:margin-left="4in">
        <style:tab-stops/>
      </style:paragraph-properties>
      <style:text-properties fo:font-size="11pt" style:font-size-asian="11pt"/>
    </style:style>
    <style:style style:name="P6591" style:parent-style-name="Normal" style:family="paragraph">
      <style:paragraph-properties fo:text-align="justify" fo:margin-left="4in">
        <style:tab-stops/>
      </style:paragraph-properties>
      <style:text-properties fo:font-size="11pt" style:font-size-asian="11pt"/>
    </style:style>
    <style:style style:name="T6592" style:parent-style-name="DefaultParagraphFont" style:family="text">
      <style:text-properties fo:font-weight="bold" style:font-weight-asian="bold" style:font-weight-complex="bold" fo:font-style="italic" style:font-style-asian="italic" style:font-style-complex="italic" fo:font-size="10pt" style:font-size-asian="10pt"/>
    </style:style>
    <style:style style:name="T6593" style:parent-style-name="DefaultParagraphFont" style:family="text">
      <style:text-properties fo:font-weight="bold" style:font-weight-asian="bold" style:font-weight-complex="bold" fo:font-style="italic" style:font-style-asian="italic" style:font-style-complex="italic" fo:font-size="10pt" style:font-size-asian="10pt"/>
    </style:style>
    <style:style style:name="T6594" style:parent-style-name="DefaultParagraphFont" style:family="text">
      <style:text-properties style:font-name-asian="MS Mincho" fo:font-style="italic" style:font-style-asian="italic" style:font-style-complex="italic" fo:font-size="10pt" style:font-size-asian="10pt"/>
    </style:style>
    <style:style style:name="T659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596" style:parent-style-name="DefaultParagraphFont" style:family="text">
      <style:text-properties style:font-name-asian="MS Mincho" fo:font-style="italic" style:font-style-asian="italic" style:font-style-complex="italic" fo:font-size="10pt" style:font-size-asian="10pt"/>
    </style:style>
    <style:style style:name="P6597" style:parent-style-name="Normal" style:family="paragraph">
      <style:text-properties fo:font-size="11pt" style:font-size-asian="11pt"/>
    </style:style>
    <style:style style:name="P6598" style:parent-style-name="Normal" style:family="paragraph">
      <style:paragraph-properties fo:text-align="center"/>
    </style:style>
    <style:style style:name="P6599" style:parent-style-name="Normal" style:family="paragraph">
      <style:paragraph-properties fo:text-align="justify" fo:margin-left="4in">
        <style:tab-stops/>
      </style:paragraph-properties>
    </style:style>
    <style:style style:name="T6600" style:parent-style-name="DefaultParagraphFont" style:family="text">
      <style:text-properties fo:font-size="11pt" style:font-size-asian="11pt"/>
    </style:style>
    <style:style style:name="P6601" style:parent-style-name="Normal" style:family="paragraph">
      <style:paragraph-properties fo:text-align="justify" fo:margin-left="3.5in" fo:text-indent="0.5in">
        <style:tab-stops/>
      </style:paragraph-properties>
      <style:text-properties fo:font-size="11pt" style:font-size-asian="11pt"/>
    </style:style>
    <style:style style:name="P6602" style:parent-style-name="Normal" style:family="paragraph">
      <style:paragraph-properties fo:text-align="justify" fo:margin-left="3.5in" fo:text-indent="0.5in">
        <style:tab-stops/>
      </style:paragraph-properties>
    </style:style>
    <style:style style:name="T6603" style:parent-style-name="DefaultParagraphFont" style:family="text">
      <style:text-properties fo:font-size="11pt" style:font-size-asian="11pt"/>
    </style:style>
    <style:style style:name="T6604" style:parent-style-name="DefaultParagraphFont" style:family="text">
      <style:text-properties fo:font-size="11pt" style:font-size-asian="11pt"/>
    </style:style>
    <style:style style:name="P6605" style:parent-style-name="Normal" style:family="paragraph">
      <style:paragraph-properties fo:text-align="justify" fo:text-indent="0.5in"/>
      <style:text-properties fo:font-size="11pt" style:font-size-asian="11pt"/>
    </style:style>
    <style:style style:name="P6606" style:parent-style-name="Normal" style:family="paragraph">
      <style:paragraph-properties fo:keep-with-next="always" fo:text-align="center"/>
    </style:style>
    <style:style style:name="T6607" style:parent-style-name="DefaultParagraphFont" style:family="text">
      <style:text-properties fo:font-weight="bold" style:font-weight-asian="bold" style:font-weight-complex="bold" fo:font-size="11pt" style:font-size-asian="11pt"/>
    </style:style>
    <style:style style:name="P6608" style:parent-style-name="Normal" style:family="paragraph">
      <style:paragraph-properties fo:text-align="justify" fo:text-indent="0.5in"/>
      <style:text-properties fo:font-size="11pt" style:font-size-asian="11pt"/>
    </style:style>
    <style:style style:name="P6609" style:parent-style-name="Normal" style:family="paragraph">
      <style:paragraph-properties fo:text-align="justify" fo:text-indent="0.5in"/>
    </style:style>
    <style:style style:name="T6610" style:parent-style-name="DefaultParagraphFont" style:family="text">
      <style:text-properties fo:font-size="11pt" style:font-size-asian="11pt"/>
    </style:style>
    <style:style style:name="T6611" style:parent-style-name="DefaultParagraphFont" style:family="text">
      <style:text-properties fo:font-size="11pt" style:font-size-asian="11pt"/>
    </style:style>
    <style:style style:name="P6612" style:parent-style-name="Normal" style:family="paragraph">
      <style:paragraph-properties fo:text-align="justify" fo:text-indent="0.5in"/>
    </style:style>
    <style:style style:name="T6613" style:parent-style-name="DefaultParagraphFont" style:family="text">
      <style:text-properties fo:font-size="11pt" style:font-size-asian="11pt"/>
    </style:style>
    <style:style style:name="T6614" style:parent-style-name="DefaultParagraphFont" style:family="text">
      <style:text-properties fo:font-size="11pt" style:font-size-asian="11pt"/>
    </style:style>
    <style:style style:name="T6615" style:parent-style-name="DefaultParagraphFont" style:family="text">
      <style:text-properties fo:font-size="11pt" style:font-size-asian="11pt"/>
    </style:style>
    <style:style style:name="P6616" style:parent-style-name="Normal" style:family="paragraph">
      <style:paragraph-properties fo:text-align="justify" fo:text-indent="0.5in"/>
    </style:style>
    <style:style style:name="T6617" style:parent-style-name="DefaultParagraphFont" style:family="text">
      <style:text-properties fo:font-size="11pt" style:font-size-asian="11pt"/>
    </style:style>
    <style:style style:name="T6618" style:parent-style-name="DefaultParagraphFont" style:family="text">
      <style:text-properties fo:font-size="11pt" style:font-size-asian="11pt"/>
    </style:style>
    <style:style style:name="T6619" style:parent-style-name="DefaultParagraphFont" style:family="text">
      <style:text-properties fo:font-size="11pt" style:font-size-asian="11pt"/>
    </style:style>
    <style:style style:name="P6620" style:parent-style-name="Normal" style:family="paragraph">
      <style:paragraph-properties fo:text-align="justify" fo:text-indent="0.5in"/>
    </style:style>
    <style:style style:name="T6621" style:parent-style-name="DefaultParagraphFont" style:family="text">
      <style:text-properties fo:font-size="11pt" style:font-size-asian="11pt"/>
    </style:style>
    <style:style style:name="T6622" style:parent-style-name="DefaultParagraphFont" style:family="text">
      <style:text-properties fo:font-size="11pt" style:font-size-asian="11pt"/>
    </style:style>
    <style:style style:name="T6623" style:parent-style-name="DefaultParagraphFont" style:family="text">
      <style:text-properties fo:font-size="11pt" style:font-size-asian="11pt"/>
    </style:style>
    <style:style style:name="T6624" style:parent-style-name="DefaultParagraphFont" style:family="text">
      <style:text-properties fo:font-size="11pt" style:font-size-asian="11pt"/>
    </style:style>
    <style:style style:name="T6625" style:parent-style-name="DefaultParagraphFont" style:family="text">
      <style:text-properties fo:font-size="11pt" style:font-size-asian="11pt"/>
    </style:style>
    <style:style style:name="T6626" style:parent-style-name="DefaultParagraphFont" style:family="text">
      <style:text-properties fo:font-size="11pt" style:font-size-asian="11pt"/>
    </style:style>
    <style:style style:name="P6627" style:parent-style-name="Normal" style:family="paragraph">
      <style:paragraph-properties fo:text-align="justify" fo:text-indent="0.5in"/>
    </style:style>
    <style:style style:name="T6628" style:parent-style-name="DefaultParagraphFont" style:family="text">
      <style:text-properties fo:font-size="11pt" style:font-size-asian="11pt"/>
    </style:style>
    <style:style style:name="T6629" style:parent-style-name="DefaultParagraphFont" style:family="text">
      <style:text-properties fo:font-size="11pt" style:font-size-asian="11pt"/>
    </style:style>
    <style:style style:name="P6630" style:parent-style-name="Normal" style:family="paragraph">
      <style:paragraph-properties fo:text-align="justify" fo:text-indent="0.5in"/>
    </style:style>
    <style:style style:name="T6631" style:parent-style-name="DefaultParagraphFont" style:family="text">
      <style:text-properties fo:font-size="11pt" style:font-size-asian="11pt"/>
    </style:style>
    <style:style style:name="T6632" style:parent-style-name="DefaultParagraphFont" style:family="text">
      <style:text-properties fo:font-size="11pt" style:font-size-asian="11pt"/>
    </style:style>
    <style:style style:name="T6633" style:parent-style-name="DefaultParagraphFont" style:family="text">
      <style:text-properties fo:font-size="11pt" style:font-size-asian="11pt"/>
    </style:style>
    <style:style style:name="P6634" style:parent-style-name="Normal" style:family="paragraph">
      <style:paragraph-properties fo:text-align="justify" fo:text-indent="0.5in"/>
    </style:style>
    <style:style style:name="T6635" style:parent-style-name="DefaultParagraphFont" style:family="text">
      <style:text-properties fo:font-size="11pt" style:font-size-asian="11pt"/>
    </style:style>
    <style:style style:name="T6636" style:parent-style-name="DefaultParagraphFont" style:family="text">
      <style:text-properties fo:font-size="11pt" style:font-size-asian="11pt"/>
    </style:style>
    <style:style style:name="T6637" style:parent-style-name="DefaultParagraphFont" style:family="text">
      <style:text-properties fo:font-size="11pt" style:font-size-asian="11pt"/>
    </style:style>
    <style:style style:name="T6638" style:parent-style-name="DefaultParagraphFont" style:family="text">
      <style:text-properties fo:font-size="11pt" style:font-size-asian="11pt"/>
    </style:style>
    <style:style style:name="P6639" style:parent-style-name="Normal" style:family="paragraph">
      <style:paragraph-properties fo:text-align="justify" fo:text-indent="0.5in"/>
    </style:style>
    <style:style style:name="T6640" style:parent-style-name="DefaultParagraphFont" style:family="text">
      <style:text-properties fo:font-size="11pt" style:font-size-asian="11pt"/>
    </style:style>
    <style:style style:name="T6641" style:parent-style-name="DefaultParagraphFont" style:family="text">
      <style:text-properties fo:font-size="11pt" style:font-size-asian="11pt"/>
    </style:style>
    <style:style style:name="T6642" style:parent-style-name="DefaultParagraphFont" style:family="text">
      <style:text-properties fo:font-size="11pt" style:font-size-asian="11pt"/>
    </style:style>
    <style:style style:name="P6643" style:parent-style-name="Normal" style:family="paragraph">
      <style:paragraph-properties fo:text-align="justify" fo:text-indent="0.5in"/>
    </style:style>
    <style:style style:name="T6644" style:parent-style-name="DefaultParagraphFont" style:family="text">
      <style:text-properties fo:font-size="11pt" style:font-size-asian="11pt"/>
    </style:style>
    <style:style style:name="T6645" style:parent-style-name="DefaultParagraphFont" style:family="text">
      <style:text-properties fo:font-size="11pt" style:font-size-asian="11pt"/>
    </style:style>
    <style:style style:name="T6646" style:parent-style-name="DefaultParagraphFont" style:family="text">
      <style:text-properties fo:font-size="11pt" style:font-size-asian="11pt"/>
    </style:style>
    <style:style style:name="P6647" style:parent-style-name="Normal" style:family="paragraph">
      <style:paragraph-properties fo:text-align="justify" fo:text-indent="0.4923in"/>
    </style:style>
    <style:style style:name="T6648" style:parent-style-name="DefaultParagraphFont" style:family="text">
      <style:text-properties fo:font-size="11pt" style:font-size-asian="11pt"/>
    </style:style>
    <style:style style:name="T6649" style:parent-style-name="DefaultParagraphFont" style:family="text">
      <style:text-properties fo:font-size="11pt" style:font-size-asian="11pt"/>
    </style:style>
    <style:style style:name="T6650" style:parent-style-name="DefaultParagraphFont" style:family="text">
      <style:text-properties fo:font-size="11pt" style:font-size-asian="11pt"/>
    </style:style>
    <style:style style:name="P6651" style:parent-style-name="Normal" style:family="paragraph">
      <style:paragraph-properties fo:text-align="justify" fo:text-indent="0.5in"/>
    </style:style>
    <style:style style:name="T6652" style:parent-style-name="DefaultParagraphFont" style:family="text">
      <style:text-properties fo:font-size="11pt" style:font-size-asian="11pt" style:font-size-complex="11pt"/>
    </style:style>
    <style:style style:name="T6653" style:parent-style-name="DefaultParagraphFont" style:family="text">
      <style:text-properties fo:font-size="11pt" style:font-size-asian="11pt" style:font-size-complex="11pt"/>
    </style:style>
    <style:style style:name="T6654" style:parent-style-name="DefaultParagraphFont" style:family="text">
      <style:text-properties fo:font-size="11pt" style:font-size-asian="11pt" style:font-size-complex="11pt"/>
    </style:style>
    <style:style style:name="P6655" style:parent-style-name="Normal" style:family="paragraph">
      <style:paragraph-properties fo:text-align="justify" fo:text-indent="0.5in"/>
    </style:style>
    <style:style style:name="T6656" style:parent-style-name="DefaultParagraphFont" style:family="text">
      <style:text-properties style:font-weight-complex="bold" style:font-style-complex="italic" fo:font-size="11pt" style:font-size-asian="11pt" style:font-size-complex="11pt" style:language-asian="lt" style:country-asian="LT"/>
    </style:style>
    <style:style style:name="T6657" style:parent-style-name="DefaultParagraphFont" style:family="text">
      <style:text-properties style:font-weight-complex="bold" style:font-style-complex="italic" fo:font-size="11pt" style:font-size-asian="11pt" style:font-size-complex="11pt" style:language-asian="lt" style:country-asian="LT"/>
    </style:style>
    <style:style style:name="T6658" style:parent-style-name="DefaultParagraphFont" style:family="text">
      <style:text-properties fo:font-size="11pt" style:font-size-asian="11pt" style:font-size-complex="11pt" style:language-asian="lt" style:country-asian="LT"/>
    </style:style>
    <style:style style:name="T6659" style:parent-style-name="DefaultParagraphFont" style:family="text">
      <style:text-properties style:font-weight-complex="bold" fo:font-size="11pt" style:font-size-asian="11pt" style:font-size-complex="11pt" style:language-asian="lt" style:country-asian="LT"/>
    </style:style>
    <style:style style:name="T6660" style:parent-style-name="DefaultParagraphFont" style:family="text">
      <style:text-properties style:font-weight-complex="bold" style:font-style-complex="italic" fo:color="#000000" fo:font-size="11pt" style:font-size-asian="11pt" style:font-size-complex="11pt" style:language-asian="lt" style:country-asian="LT"/>
    </style:style>
    <style:style style:name="T6661" style:parent-style-name="DefaultParagraphFont" style:family="text">
      <style:text-properties style:font-style-complex="italic" fo:color="#000000" fo:font-size="11pt" style:font-size-asian="11pt" style:font-size-complex="11pt" style:language-asian="lt" style:country-asian="LT"/>
    </style:style>
    <style:style style:name="T6662" style:parent-style-name="DefaultParagraphFont" style:family="text">
      <style:text-properties style:font-weight-complex="bold" style:font-style-complex="italic" fo:color="#000000" fo:font-size="11pt" style:font-size-asian="11pt" style:font-size-complex="11pt" style:language-asian="lt" style:country-asian="LT"/>
    </style:style>
    <style:style style:name="P6663" style:parent-style-name="Normal" style:family="paragraph">
      <style:text-properties style:font-name-asian="MS Mincho" fo:font-style="italic" style:font-style-asian="italic" style:font-style-complex="italic" fo:font-size="10pt" style:font-size-asian="10pt"/>
    </style:style>
    <style:style style:name="P6664" style:parent-style-name="Normal" style:family="paragraph">
      <style:paragraph-properties fo:text-align="justify"/>
    </style:style>
    <style:style style:name="T6665" style:parent-style-name="DefaultParagraphFont" style:family="text">
      <style:text-properties style:font-name-asian="MS Mincho" fo:font-style="italic" style:font-style-asian="italic" style:font-style-complex="italic" fo:font-size="10pt" style:font-size-asian="10pt"/>
    </style:style>
    <style:style style:name="T6666"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667" style:parent-style-name="DefaultParagraphFont" style:family="text">
      <style:text-properties style:font-name-asian="MS Mincho" fo:font-style="italic" style:font-style-asian="italic" style:font-style-complex="italic" fo:font-size="10pt" style:font-size-asian="10pt"/>
    </style:style>
    <style:style style:name="P6668" style:parent-style-name="Normal" style:family="paragraph">
      <style:paragraph-properties fo:text-align="justify" fo:text-indent="0.5in"/>
    </style:style>
    <style:style style:name="T6669" style:parent-style-name="DefaultParagraphFont" style:family="text">
      <style:text-properties style:font-weight-complex="bold" style:font-style-complex="italic" fo:font-size="11pt" style:font-size-asian="11pt" style:font-size-complex="11pt" style:language-asian="lt" style:country-asian="LT"/>
    </style:style>
    <style:style style:name="T6670" style:parent-style-name="DefaultParagraphFont" style:family="text">
      <style:text-properties style:font-weight-complex="bold" style:font-style-complex="italic" fo:font-size="11pt" style:font-size-asian="11pt" style:font-size-complex="11pt" style:language-asian="lt" style:country-asian="LT"/>
    </style:style>
    <style:style style:name="T6671" style:parent-style-name="DefaultParagraphFont" style:family="text">
      <style:text-properties fo:font-size="11pt" style:font-size-asian="11pt" style:font-size-complex="11pt" style:language-asian="lt" style:country-asian="LT"/>
    </style:style>
    <style:style style:name="T6672" style:parent-style-name="DefaultParagraphFont" style:family="text">
      <style:text-properties fo:font-size="11pt" style:font-size-asian="11pt" style:font-size-complex="11pt" style:language-asian="lt" style:country-asian="LT"/>
    </style:style>
    <style:style style:name="T6673" style:parent-style-name="DefaultParagraphFont" style:family="text">
      <style:text-properties style:font-weight-complex="bold" fo:font-size="11pt" style:font-size-asian="11pt" style:font-size-complex="11pt" style:language-asian="lt" style:country-asian="LT"/>
    </style:style>
    <style:style style:name="T6674" style:parent-style-name="DefaultParagraphFont" style:family="text">
      <style:text-properties style:font-weight-complex="bold" style:font-style-complex="italic" fo:color="#000000" fo:font-size="11pt" style:font-size-asian="11pt" style:font-size-complex="11pt" style:language-asian="lt" style:country-asian="LT"/>
    </style:style>
    <style:style style:name="T6675" style:parent-style-name="DefaultParagraphFont" style:family="text">
      <style:text-properties style:font-style-complex="italic" fo:color="#000000" fo:font-size="11pt" style:font-size-asian="11pt" style:font-size-complex="11pt" style:language-asian="lt" style:country-asian="LT"/>
    </style:style>
    <style:style style:name="T6676" style:parent-style-name="DefaultParagraphFont" style:family="text">
      <style:text-properties style:font-weight-complex="bold" style:font-style-complex="italic" fo:color="#000000" fo:font-size="11pt" style:font-size-asian="11pt" style:font-size-complex="11pt" style:language-asian="lt" style:country-asian="LT"/>
    </style:style>
    <style:style style:name="P6677" style:parent-style-name="Normal" style:family="paragraph">
      <style:text-properties style:font-name-asian="MS Mincho" fo:font-style="italic" style:font-style-asian="italic" style:font-style-complex="italic" fo:font-size="10pt" style:font-size-asian="10pt"/>
    </style:style>
    <style:style style:name="P6678" style:parent-style-name="Normal" style:family="paragraph">
      <style:paragraph-properties fo:text-align="justify"/>
    </style:style>
    <style:style style:name="T6679" style:parent-style-name="DefaultParagraphFont" style:family="text">
      <style:text-properties style:font-name-asian="MS Mincho" fo:font-style="italic" style:font-style-asian="italic" style:font-style-complex="italic" fo:font-size="10pt" style:font-size-asian="10pt"/>
    </style:style>
    <style:style style:name="T6680"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681" style:parent-style-name="DefaultParagraphFont" style:family="text">
      <style:text-properties style:font-name-asian="MS Mincho" fo:font-style="italic" style:font-style-asian="italic" style:font-style-complex="italic" fo:font-size="10pt" style:font-size-asian="10pt"/>
    </style:style>
    <style:style style:name="P6682" style:parent-style-name="Normal" style:family="paragraph">
      <style:paragraph-properties fo:text-align="justify" fo:text-indent="0.5in"/>
    </style:style>
    <style:style style:name="T6683" style:parent-style-name="DefaultParagraphFont" style:family="text">
      <style:text-properties fo:font-size="11pt" style:font-size-asian="11pt" style:font-size-complex="11pt" style:language-asian="lt" style:country-asian="LT"/>
    </style:style>
    <style:style style:name="T6684" style:parent-style-name="DefaultParagraphFont" style:family="text">
      <style:text-properties fo:font-size="11pt" style:font-size-asian="11pt" style:font-size-complex="11pt" style:language-asian="lt" style:country-asian="LT"/>
    </style:style>
    <style:style style:name="T6685" style:parent-style-name="DefaultParagraphFont" style:family="text">
      <style:text-properties fo:font-weight="bold" style:font-weight-asian="bold" fo:font-size="11pt" style:font-size-asian="11pt" style:font-size-complex="11pt" style:language-asian="lt" style:country-asian="LT"/>
    </style:style>
    <style:style style:name="T6686" style:parent-style-name="DefaultParagraphFont" style:family="text">
      <style:text-properties fo:font-size="11pt" style:font-size-asian="11pt" style:font-size-complex="11pt"/>
    </style:style>
    <style:style style:name="T6687" style:parent-style-name="DefaultParagraphFont" style:family="text">
      <style:text-properties fo:font-size="11pt" style:font-size-asian="11pt" style:font-size-complex="11pt"/>
    </style:style>
    <style:style style:name="T6688" style:parent-style-name="DefaultParagraphFont" style:family="text">
      <style:text-properties fo:color="#000000" fo:font-size="11pt" style:font-size-asian="11pt" style:font-size-complex="11pt"/>
    </style:style>
    <style:style style:name="T6689" style:parent-style-name="DefaultParagraphFont" style:family="text">
      <style:text-properties fo:font-size="11pt" style:font-size-asian="11pt" style:font-size-complex="11pt" style:language-asian="lt" style:country-asian="LT"/>
    </style:style>
    <style:style style:name="T6690" style:parent-style-name="DefaultParagraphFont" style:family="text">
      <style:text-properties fo:color="#000000" fo:font-size="11pt" style:font-size-asian="11pt" style:font-size-complex="11pt" style:language-asian="lt" style:country-asian="LT"/>
    </style:style>
    <style:style style:name="P6691" style:parent-style-name="Normal" style:family="paragraph">
      <style:text-properties style:font-name-asian="MS Mincho" fo:font-style="italic" style:font-style-asian="italic" style:font-style-complex="italic" fo:font-size="10pt" style:font-size-asian="10pt"/>
    </style:style>
    <style:style style:name="P6692" style:parent-style-name="Normal" style:family="paragraph">
      <style:paragraph-properties fo:text-align="justify"/>
    </style:style>
    <style:style style:name="T6693" style:parent-style-name="DefaultParagraphFont" style:family="text">
      <style:text-properties style:font-name-asian="MS Mincho" fo:font-style="italic" style:font-style-asian="italic" style:font-style-complex="italic" fo:font-size="10pt" style:font-size-asian="10pt"/>
    </style:style>
    <style:style style:name="T6694"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695" style:parent-style-name="DefaultParagraphFont" style:family="text">
      <style:text-properties style:font-name-asian="MS Mincho" fo:font-style="italic" style:font-style-asian="italic" style:font-style-complex="italic" fo:font-size="10pt" style:font-size-asian="10pt"/>
    </style:style>
    <style:style style:name="P6696" style:parent-style-name="Normal" style:family="paragraph">
      <style:text-properties style:font-name-asian="MS Mincho" fo:font-style="italic" style:font-style-asian="italic" style:font-style-complex="italic" fo:font-size="10pt" style:font-size-asian="10pt"/>
    </style:style>
    <style:style style:name="P6697" style:parent-style-name="Normal" style:family="paragraph">
      <style:paragraph-properties fo:text-align="justify"/>
    </style:style>
    <style:style style:name="T6698" style:parent-style-name="DefaultParagraphFont" style:family="text">
      <style:text-properties style:font-name-asian="MS Mincho" fo:font-style="italic" style:font-style-asian="italic" style:font-style-complex="italic" fo:font-size="10pt" style:font-size-asian="10pt"/>
    </style:style>
    <style:style style:name="T6699"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700" style:parent-style-name="DefaultParagraphFont" style:family="text">
      <style:text-properties style:font-name-asian="MS Mincho" fo:font-style="italic" style:font-style-asian="italic" style:font-style-complex="italic" fo:font-size="10pt" style:font-size-asian="10pt"/>
    </style:style>
    <style:style style:name="T6701" style:parent-style-name="DefaultParagraphFont" style:family="text">
      <style:text-properties style:font-name-asian="MS Mincho" fo:font-style="italic" style:font-style-asian="italic" style:font-style-complex="italic" fo:font-size="10pt" style:font-size-asian="10pt"/>
    </style:style>
    <style:style style:name="P6702" style:parent-style-name="Normal" style:family="paragraph">
      <style:paragraph-properties fo:text-align="justify"/>
      <style:text-properties fo:font-style="italic" style:font-style-asian="italic" style:font-style-complex="italic" fo:font-size="10pt" style:font-size-asian="10pt"/>
    </style:style>
    <style:style style:name="P6703" style:parent-style-name="Normal" style:family="paragraph">
      <style:paragraph-properties fo:text-align="justify"/>
    </style:style>
    <style:style style:name="T6704" style:parent-style-name="DefaultParagraphFont" style:family="text">
      <style:text-properties style:font-name-asian="MS Mincho" fo:font-style="italic" style:font-style-asian="italic" style:font-style-complex="italic" fo:font-size="10pt" style:font-size-asian="10pt"/>
    </style:style>
    <style:style style:name="T670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706" style:parent-style-name="DefaultParagraphFont" style:family="text">
      <style:text-properties style:font-name-asian="MS Mincho" fo:font-style="italic" style:font-style-asian="italic" style:font-style-complex="italic" fo:font-size="10pt" style:font-size-asian="10pt"/>
    </style:style>
    <style:style style:name="T6707" style:parent-style-name="DefaultParagraphFont" style:family="text">
      <style:text-properties style:font-name-asian="MS Mincho" fo:font-weight="bold" style:font-weight-asian="bold" fo:font-style="italic" style:font-style-asian="italic" style:font-style-complex="italic" fo:font-size="10pt" style:font-size-asian="10pt"/>
    </style:style>
    <style:style style:name="T6708" style:parent-style-name="DefaultParagraphFont" style:family="text">
      <style:text-properties style:font-name-asian="MS Mincho" fo:font-style="italic" style:font-style-asian="italic" style:font-style-complex="italic" fo:font-size="10pt" style:font-size-asian="10pt"/>
    </style:style>
    <style:style style:name="P6709" style:parent-style-name="Normal" style:family="paragraph">
      <style:paragraph-properties fo:text-align="justify"/>
      <style:text-properties style:font-name-asian="MS Mincho" fo:font-style="italic" style:font-style-asian="italic" style:font-style-complex="italic" fo:font-size="10pt" style:font-size-asian="10pt"/>
    </style:style>
    <style:style style:name="P6710" style:parent-style-name="Normal" style:family="paragraph">
      <style:paragraph-properties fo:text-align="justify"/>
    </style:style>
    <style:style style:name="T6711" style:parent-style-name="DefaultParagraphFont" style:family="text">
      <style:text-properties style:font-name-asian="MS Mincho" fo:font-style="italic" style:font-style-asian="italic" style:font-style-complex="italic" fo:font-size="10pt" style:font-size-asian="10pt"/>
    </style:style>
    <style:style style:name="T671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713" style:parent-style-name="DefaultParagraphFont" style:family="text">
      <style:text-properties style:font-name-asian="MS Mincho" fo:font-style="italic" style:font-style-asian="italic" style:font-style-complex="italic" fo:font-size="10pt" style:font-size-asian="10pt"/>
    </style:style>
    <style:style style:name="T6714" style:parent-style-name="DefaultParagraphFont" style:family="text">
      <style:text-properties style:font-name-asian="MS Mincho" fo:font-style="italic" style:font-style-asian="italic" style:font-style-complex="italic" fo:font-size="10pt" style:font-size-asian="10pt"/>
    </style:style>
    <style:style style:name="T6715"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716" style:parent-style-name="DefaultParagraphFont" style:family="text">
      <style:text-properties style:font-name-asian="MS Mincho" fo:font-style="italic" style:font-style-asian="italic" style:font-style-complex="italic" fo:font-size="10pt" style:font-size-asian="10pt"/>
    </style:style>
    <style:style style:name="T6717" style:parent-style-name="DefaultParagraphFont" style:family="text">
      <style:text-properties style:font-name-asian="MS Mincho" fo:font-style="italic" style:font-style-asian="italic" style:font-style-complex="italic" fo:font-size="10pt" style:font-size-asian="10pt"/>
    </style:style>
    <style:style style:name="T6718"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719" style:parent-style-name="DefaultParagraphFont" style:family="text">
      <style:text-properties style:font-name-asian="MS Mincho" fo:font-style="italic" style:font-style-asian="italic" style:font-style-complex="italic" fo:font-size="10pt" style:font-size-asian="10pt"/>
    </style:style>
    <style:style style:name="P6720" style:parent-style-name="Normal" style:family="paragraph">
      <style:paragraph-properties fo:text-align="justify"/>
    </style:style>
    <style:style style:name="T6721" style:parent-style-name="DefaultParagraphFont" style:family="text">
      <style:text-properties style:font-name-asian="MS Mincho" fo:font-style="italic" style:font-style-asian="italic" style:font-style-complex="italic" fo:font-size="10pt" style:font-size-asian="10pt"/>
    </style:style>
    <style:style style:name="T6722" style:parent-style-name="DefaultParagraphFont" style:family="text">
      <style:text-properties style:font-name-asian="MS Mincho" fo:font-style="italic" style:font-style-asian="italic" style:font-style-complex="italic" fo:color="#0000FF" fo:font-size="10pt" style:font-size-asian="10pt" style:text-underline-type="single" style:text-underline-style="solid" style:text-underline-width="auto" style:text-underline-mode="continuous"/>
    </style:style>
    <style:style style:name="T6723" style:parent-style-name="DefaultParagraphFont" style:family="text">
      <style:text-properties style:font-name-asian="MS Mincho" fo:font-style="italic" style:font-style-asian="italic" style:font-style-complex="italic" fo:font-size="10pt" style:font-size-asian="10pt"/>
    </style:style>
    <style:style style:name="T6724" style:parent-style-name="DefaultParagraphFont" style:family="text">
      <style:text-properties style:font-name-asian="MS Mincho" fo:font-style="italic" style:font-style-asian="italic" fo:font-size="10pt" style:font-size-asian="10pt"/>
    </style:style>
    <style:style style:name="T6725" style:parent-style-name="DefaultParagraphFont" style:family="text">
      <style:text-properties style:font-name-asian="MS Mincho" fo:font-style="italic" style:font-style-asian="italic" fo:color="#0000FF" fo:font-size="10pt" style:font-size-asian="10pt" style:text-underline-type="single" style:text-underline-style="solid" style:text-underline-width="auto" style:text-underline-mode="continuous"/>
    </style:style>
    <style:style style:name="T6726" style:parent-style-name="DefaultParagraphFont" style:family="text">
      <style:text-properties style:font-name-asian="MS Mincho" fo:font-style="italic" style:font-style-asian="italic" fo:font-size="10pt" style:font-size-asian="10pt"/>
    </style:style>
    <style:style style:name="T6727" style:parent-style-name="DefaultParagraphFont" style:family="text">
      <style:text-properties fo:font-weight="bold" style:font-weight-asian="bold" fo:font-size="10pt" style:font-size-asian="10pt"/>
    </style:style>
    <style:style style:name="P6728" style:parent-style-name="Normal" style:family="paragraph">
      <style:text-properties fo:font-weight="bold" style:font-weight-asian="bold" fo:font-size="10pt" style:font-size-asian="10pt"/>
    </style:style>
    <style:style style:name="P6729" style:parent-style-name="PlainText" style:family="paragraph">
      <style:text-properties style:font-name="Times New Roman"/>
    </style:style>
    <style:style style:name="P6730" style:parent-style-name="PlainText" style:family="paragraph">
      <style:text-properties style:font-name="Times New Roman"/>
    </style:style>
    <style:style style:name="T6731" style:parent-style-name="DefaultParagraphFont" style:family="text">
      <style:text-properties style:font-name="Times New Roman"/>
    </style:style>
    <style:style style:name="T6732" style:parent-style-name="DefaultParagraphFont" style:family="text">
      <style:text-properties style:font-name="Times New Roman"/>
    </style:style>
    <style:style style:name="T6733" style:parent-style-name="DefaultParagraphFont" style:family="text">
      <style:text-properties style:font-name="Times New Roman"/>
    </style:style>
    <style:style style:name="T6734" style:parent-style-name="DefaultParagraphFont" style:family="text">
      <style:text-properties style:font-name="Times New Roman"/>
    </style:style>
    <style:style style:name="P6735" style:parent-style-name="PlainText" style:family="paragraph">
      <style:text-properties style:font-name="Times New Roman"/>
    </style:style>
    <style:style style:name="P6736" style:parent-style-name="PlainText" style:family="paragraph">
      <style:text-properties style:font-name="Times New Roman"/>
    </style:style>
    <style:style style:name="P6737" style:parent-style-name="PlainText" style:family="paragraph">
      <style:text-properties style:font-name="Times New Roman"/>
    </style:style>
    <style:style style:name="P6738" style:parent-style-name="PlainText" style:family="paragraph">
      <style:text-properties style:font-name="Times New Roman"/>
    </style:style>
    <style:style style:name="P6739" style:parent-style-name="PlainText" style:family="paragraph">
      <style:text-properties style:font-name="Times New Roman"/>
    </style:style>
    <style:style style:name="T6740" style:parent-style-name="DefaultParagraphFont" style:family="text">
      <style:text-properties style:font-name="Times New Roman"/>
    </style:style>
    <style:style style:name="T6741" style:parent-style-name="DefaultParagraphFont" style:family="text">
      <style:text-properties style:font-name="Times New Roman"/>
    </style:style>
    <style:style style:name="T6742" style:parent-style-name="DefaultParagraphFont" style:family="text">
      <style:text-properties style:font-name="Times New Roman"/>
    </style:style>
    <style:style style:name="P6743" style:parent-style-name="PlainText" style:family="paragraph">
      <style:text-properties style:font-name="Times New Roman"/>
    </style:style>
    <style:style style:name="P6744" style:parent-style-name="Normal" style:family="paragraph">
      <style:paragraph-properties fo:text-align="justify" fo:line-height="150%"/>
      <style:text-properties fo:font-size="10pt" style:font-size-asian="10pt"/>
    </style:style>
    <style:style style:name="P6745" style:parent-style-name="PlainText" style:family="paragraph">
      <style:text-properties style:font-name="Times New Roman"/>
    </style:style>
    <style:style style:name="P6746" style:parent-style-name="PlainText" style:family="paragraph">
      <style:text-properties style:font-name="Times New Roman"/>
    </style:style>
    <style:style style:name="P6747" style:parent-style-name="PlainText" style:family="paragraph">
      <style:text-properties style:font-name="Times New Roman"/>
    </style:style>
    <style:style style:name="T6748" style:parent-style-name="DefaultParagraphFont" style:family="text">
      <style:text-properties style:font-name="Times New Roman"/>
    </style:style>
    <style:style style:name="T6749" style:parent-style-name="DefaultParagraphFont" style:family="text">
      <style:text-properties style:font-name="Times New Roman"/>
    </style:style>
    <style:style style:name="T6750" style:parent-style-name="DefaultParagraphFont" style:family="text">
      <style:text-properties style:font-name="Times New Roman"/>
    </style:style>
    <style:style style:name="P6751" style:parent-style-name="PlainText" style:family="paragraph">
      <style:text-properties style:font-name="Times New Roman"/>
    </style:style>
    <style:style style:name="P6752" style:parent-style-name="Footer" style:family="paragraph">
      <style:paragraph-properties fo:line-height="100%" fo:text-indent="0in">
        <style:tab-stops>
          <style:tab-stop style:type="left" style:position="0.9in"/>
          <style:tab-stop style:type="center" style:position="3in"/>
          <style:tab-stop style:type="right" style:position="6in"/>
        </style:tab-stops>
      </style:paragraph-properties>
      <style:text-properties style:font-name="Times New Roman" fo:font-size="10pt" style:font-size-asian="10pt"/>
    </style:style>
    <style:style style:name="P6753" style:parent-style-name="PlainText" style:family="paragraph">
      <style:text-properties style:font-name="Times New Roman"/>
    </style:style>
    <style:style style:name="P6754" style:parent-style-name="PlainText" style:family="paragraph">
      <style:paragraph-properties fo:text-align="justify"/>
      <style:text-properties style:font-name="Times New Roman"/>
    </style:style>
    <style:style style:name="P6755" style:parent-style-name="PlainText" style:family="paragraph">
      <style:paragraph-properties fo:text-align="justify"/>
      <style:text-properties style:font-name="Times New Roman"/>
    </style:style>
    <style:style style:name="P6756" style:parent-style-name="PlainText" style:family="paragraph">
      <style:paragraph-properties fo:text-align="justify"/>
    </style:style>
    <style:style style:name="T6757" style:parent-style-name="DefaultParagraphFont" style:family="text">
      <style:text-properties style:font-name="Times New Roman"/>
    </style:style>
    <style:style style:name="T6758" style:parent-style-name="DefaultParagraphFont" style:family="text">
      <style:text-properties style:font-name="Times New Roman"/>
    </style:style>
    <style:style style:name="T6759" style:parent-style-name="DefaultParagraphFont" style:family="text">
      <style:text-properties style:font-name="Times New Roman"/>
    </style:style>
    <style:style style:name="P6760" style:parent-style-name="PlainText" style:family="paragraph">
      <style:paragraph-properties fo:text-align="justify"/>
      <style:text-properties style:font-name="Times New Roman"/>
    </style:style>
    <style:style style:name="P6761" style:parent-style-name="BodyText1" style:family="paragraph">
      <style:text-properties style:font-name="Times New Roman" fo:font-size="10pt" style:font-size-asian="10pt"/>
    </style:style>
    <style:style style:name="P6762" style:parent-style-name="BodyText1" style:family="paragraph">
      <style:text-properties style:font-name="Times New Roman" fo:font-size="10pt" style:font-size-asian="10pt"/>
    </style:style>
    <style:style style:name="P6763" style:parent-style-name="BodyText1" style:family="paragraph">
      <style:text-properties style:font-name="Times New Roman" fo:font-size="10pt" style:font-size-asian="10pt"/>
    </style:style>
    <style:style style:name="P6764" style:parent-style-name="BodyText1" style:family="paragraph">
      <style:text-properties style:font-name="Times New Roman" fo:font-size="10pt" style:font-size-asian="10pt"/>
    </style:style>
    <style:style style:name="P6765" style:parent-style-name="PlainText" style:family="paragraph">
      <style:text-properties style:font-name="Times New Roman"/>
    </style:style>
    <style:style style:name="P6766" style:parent-style-name="PlainText" style:family="paragraph">
      <style:text-properties style:font-name="Times New Roman"/>
    </style:style>
    <style:style style:name="P6767" style:parent-style-name="PlainText" style:family="paragraph">
      <style:paragraph-properties fo:text-align="justify"/>
      <style:text-properties style:font-name="Times New Roman"/>
    </style:style>
    <style:style style:name="P6768" style:parent-style-name="PlainText" style:family="paragraph">
      <style:paragraph-properties fo:text-align="justify"/>
      <style:text-properties style:font-name="Times New Roman"/>
    </style:style>
    <style:style style:name="P6769" style:parent-style-name="PlainText" style:family="paragraph">
      <style:paragraph-properties fo:text-align="justify"/>
    </style:style>
    <style:style style:name="T6770" style:parent-style-name="DefaultParagraphFont" style:family="text">
      <style:text-properties style:font-name="Times New Roman"/>
    </style:style>
    <style:style style:name="T6771" style:parent-style-name="DefaultParagraphFont" style:family="text">
      <style:text-properties style:font-name="Times New Roman"/>
    </style:style>
    <style:style style:name="T6772" style:parent-style-name="DefaultParagraphFont" style:family="text">
      <style:text-properties style:font-name="Times New Roman"/>
    </style:style>
    <style:style style:name="P6773" style:parent-style-name="PlainText" style:family="paragraph">
      <style:paragraph-properties fo:text-align="justify"/>
      <style:text-properties style:font-name="Times New Roman"/>
    </style:style>
    <style:style style:name="P6774" style:parent-style-name="Normal" style:family="paragraph">
      <style:paragraph-properties fo:text-align="justify"/>
      <style:text-properties fo:font-size="10pt" style:font-size-asian="10pt"/>
    </style:style>
    <style:style style:name="P6775" style:parent-style-name="PlainText" style:family="paragraph">
      <style:paragraph-properties fo:text-indent="0.5in"/>
      <style:text-properties style:font-name="Times New Roman" fo:font-weight="bold" style:font-weight-asian="bold" style:font-weight-complex="bold"/>
    </style:style>
    <style:style style:name="P6776" style:parent-style-name="PlainText" style:family="paragraph">
      <style:paragraph-properties fo:text-align="justify" fo:text-indent="0.5in"/>
      <style:text-properties style:font-name="Times New Roman" style:font-name-asian="MS Mincho"/>
    </style:style>
    <style:style style:name="P6777" style:parent-style-name="PlainText" style:family="paragraph">
      <style:paragraph-properties fo:text-align="justify" fo:text-indent="0.5in"/>
    </style:style>
    <style:style style:name="T6778" style:parent-style-name="DefaultParagraphFont" style:family="text">
      <style:text-properties style:font-name="Times New Roman" style:font-name-asian="MS Mincho"/>
    </style:style>
    <style:style style:name="T6779" style:parent-style-name="DefaultParagraphFont" style:family="text">
      <style:text-properties style:font-name="Times New Roman" style:font-name-asian="MS Mincho"/>
    </style:style>
    <style:style style:name="T6780" style:parent-style-name="DefaultParagraphFont" style:family="text">
      <style:text-properties style:font-name="Times New Roman" style:font-name-asian="MS Mincho"/>
    </style:style>
    <style:style style:name="P6781" style:parent-style-name="PlainText" style:family="paragraph">
      <style:paragraph-properties fo:text-align="justify" fo:margin-left="0.5in">
        <style:tab-stops/>
      </style:paragraph-properties>
      <style:text-properties style:font-name="Times New Roman" style:font-name-asian="MS Mincho"/>
    </style:style>
    <style:style style:name="P6782" style:parent-style-name="Normal" style:family="paragraph">
      <style:paragraph-properties fo:text-align="justify" fo:margin-left="0.5in">
        <style:tab-stops/>
      </style:paragraph-properties>
      <style:text-properties fo:font-size="10pt" style:font-size-asian="10pt"/>
    </style:style>
    <style:style style:name="P6783" style:parent-style-name="PlainText" style:family="paragraph">
      <style:text-properties style:font-name="Times New Roman"/>
    </style:style>
    <style:style style:name="P6784" style:parent-style-name="PlainText" style:family="paragraph">
      <style:text-properties style:font-name="Times New Roman"/>
    </style:style>
    <style:style style:name="P6785" style:parent-style-name="PlainText" style:family="paragraph">
      <style:text-properties style:font-name="Times New Roman"/>
    </style:style>
    <style:style style:name="T6786" style:parent-style-name="DefaultParagraphFont" style:family="text">
      <style:text-properties style:font-name="Times New Roman"/>
    </style:style>
    <style:style style:name="T6787" style:parent-style-name="DefaultParagraphFont" style:family="text">
      <style:text-properties style:font-name="Times New Roman"/>
    </style:style>
    <style:style style:name="T6788" style:parent-style-name="DefaultParagraphFont" style:family="text">
      <style:text-properties style:font-name="Times New Roman"/>
    </style:style>
    <style:style style:name="P6789" style:parent-style-name="PlainText" style:family="paragraph">
      <style:paragraph-properties fo:text-align="justify"/>
      <style:text-properties style:font-name="Times New Roman"/>
    </style:style>
    <style:style style:name="P6790" style:parent-style-name="BodyTextIndent" style:family="paragraph">
      <style:paragraph-properties fo:text-indent="0in"/>
      <style:text-properties style:font-name="Times New Roman" fo:font-size="10pt" style:font-size-asian="10pt"/>
    </style:style>
    <style:style style:name="P6791" style:parent-style-name="PlainText" style:family="paragraph">
      <style:paragraph-properties fo:text-align="justify"/>
      <style:text-properties style:font-name="Times New Roman"/>
    </style:style>
    <style:style style:name="P6792" style:parent-style-name="PlainText" style:family="paragraph">
      <style:paragraph-properties fo:text-align="justify"/>
      <style:text-properties style:font-name="Times New Roman" style:font-name-asian="MS Mincho"/>
    </style:style>
    <style:style style:name="P6793" style:parent-style-name="PlainText" style:family="paragraph">
      <style:paragraph-properties fo:text-align="justify"/>
      <style:text-properties style:font-name="Times New Roman" style:font-name-asian="MS Mincho"/>
    </style:style>
    <style:style style:name="P6794" style:parent-style-name="PlainText" style:family="paragraph">
      <style:paragraph-properties fo:text-align="justify"/>
    </style:style>
    <style:style style:name="T6795" style:parent-style-name="DefaultParagraphFont" style:family="text">
      <style:text-properties style:font-name="Times New Roman" style:font-name-asian="MS Mincho"/>
    </style:style>
    <style:style style:name="T6796" style:parent-style-name="DefaultParagraphFont" style:family="text">
      <style:text-properties style:font-name="Times New Roman" style:font-name-asian="MS Mincho"/>
    </style:style>
    <style:style style:name="T6797" style:parent-style-name="DefaultParagraphFont" style:family="text">
      <style:text-properties style:font-name="Times New Roman" style:font-name-asian="MS Mincho"/>
    </style:style>
    <style:style style:name="P6798" style:parent-style-name="PlainText" style:family="paragraph">
      <style:paragraph-properties fo:text-align="justify"/>
      <style:text-properties style:font-name="Times New Roman" style:font-name-asian="MS Mincho"/>
    </style:style>
    <style:style style:name="P6799" style:parent-style-name="Normal" style:family="paragraph">
      <style:paragraph-properties fo:text-align="justify"/>
      <style:text-properties fo:font-size="10pt" style:font-size-asian="10pt"/>
    </style:style>
    <style:style style:name="P6800" style:parent-style-name="PlainText" style:family="paragraph">
      <style:paragraph-properties fo:text-align="justify"/>
      <style:text-properties style:font-name="Times New Roman"/>
    </style:style>
    <style:style style:name="P6801" style:parent-style-name="PlainText" style:family="paragraph">
      <style:paragraph-properties fo:text-align="justify"/>
      <style:text-properties style:font-name="Times New Roman" style:font-name-asian="MS Mincho"/>
    </style:style>
    <style:style style:name="P6802" style:parent-style-name="PlainText" style:family="paragraph">
      <style:paragraph-properties fo:text-align="justify"/>
      <style:text-properties style:font-name="Times New Roman" style:font-name-asian="MS Mincho"/>
    </style:style>
    <style:style style:name="P6803" style:parent-style-name="PlainText" style:family="paragraph">
      <style:paragraph-properties fo:text-align="justify"/>
      <style:text-properties style:font-name="Times New Roman" style:font-name-asian="MS Mincho"/>
    </style:style>
    <style:style style:name="P6804" style:parent-style-name="PlainText" style:family="paragraph">
      <style:paragraph-properties fo:text-align="justify"/>
    </style:style>
    <style:style style:name="T6805" style:parent-style-name="DefaultParagraphFont" style:family="text">
      <style:text-properties style:font-name="Times New Roman" style:font-name-asian="MS Mincho"/>
    </style:style>
    <style:style style:name="T6806" style:parent-style-name="DefaultParagraphFont" style:family="text">
      <style:text-properties style:font-name="Times New Roman" style:font-name-asian="MS Mincho"/>
    </style:style>
    <style:style style:name="T6807" style:parent-style-name="DefaultParagraphFont" style:family="text">
      <style:text-properties style:font-name="Times New Roman" style:font-name-asian="MS Mincho"/>
    </style:style>
    <style:style style:name="P6808" style:parent-style-name="PlainText" style:family="paragraph">
      <style:paragraph-properties fo:text-align="justify"/>
      <style:text-properties style:font-name="Times New Roman" style:font-name-asian="MS Mincho"/>
    </style:style>
    <style:style style:name="P6809" style:parent-style-name="PlainText" style:family="paragraph">
      <style:text-properties style:font-name="Times New Roman" style:font-name-asian="MS Mincho"/>
    </style:style>
    <style:style style:name="P6810" style:parent-style-name="PlainText" style:family="paragraph">
      <style:paragraph-properties fo:text-align="justify"/>
      <style:text-properties style:font-name="Times New Roman" style:font-name-asian="MS Mincho"/>
    </style:style>
    <style:style style:name="P6811" style:parent-style-name="PlainText" style:family="paragraph">
      <style:paragraph-properties fo:text-align="justify"/>
      <style:text-properties style:font-name="Times New Roman" style:font-name-asian="MS Mincho"/>
    </style:style>
    <style:style style:name="P6812" style:parent-style-name="PlainText" style:family="paragraph">
      <style:paragraph-properties fo:text-align="justify"/>
    </style:style>
    <style:style style:name="T6813" style:parent-style-name="DefaultParagraphFont" style:family="text">
      <style:text-properties style:font-name="Times New Roman" style:font-name-asian="MS Mincho"/>
    </style:style>
    <style:style style:name="T6814" style:parent-style-name="DefaultParagraphFont" style:family="text">
      <style:text-properties style:font-name="Times New Roman" style:font-name-asian="MS Mincho"/>
    </style:style>
    <style:style style:name="T6815" style:parent-style-name="DefaultParagraphFont" style:family="text">
      <style:text-properties style:font-name="Times New Roman" style:font-name-asian="MS Mincho"/>
    </style:style>
    <style:style style:name="P6816" style:parent-style-name="PlainText" style:family="paragraph">
      <style:paragraph-properties fo:text-align="justify"/>
      <style:text-properties style:font-name="Times New Roman" style:font-name-asian="MS Mincho"/>
    </style:style>
    <style:style style:name="P6817" style:parent-style-name="BodyTextIndent" style:family="paragraph">
      <style:paragraph-properties fo:text-indent="0in"/>
      <style:text-properties style:font-name="Times New Roman" fo:font-size="10pt" style:font-size-asian="10pt"/>
    </style:style>
    <style:style style:name="P6818" style:parent-style-name="PlainText" style:family="paragraph">
      <style:text-properties style:font-name="Times New Roman" style:font-name-asian="MS Mincho"/>
    </style:style>
    <style:style style:name="P6819" style:parent-style-name="PlainText" style:family="paragraph">
      <style:paragraph-properties fo:text-align="justify"/>
      <style:text-properties style:font-name="Times New Roman" style:font-name-asian="MS Mincho"/>
    </style:style>
    <style:style style:name="P6820" style:parent-style-name="PlainText" style:family="paragraph">
      <style:paragraph-properties fo:text-align="justify"/>
      <style:text-properties style:font-name="Times New Roman" style:font-name-asian="MS Mincho"/>
    </style:style>
    <style:style style:name="P6821" style:parent-style-name="PlainText" style:family="paragraph">
      <style:paragraph-properties fo:text-align="justify"/>
    </style:style>
    <style:style style:name="T6822" style:parent-style-name="DefaultParagraphFont" style:family="text">
      <style:text-properties style:font-name="Times New Roman" style:font-name-asian="MS Mincho"/>
    </style:style>
    <style:style style:name="T6823" style:parent-style-name="DefaultParagraphFont" style:family="text">
      <style:text-properties style:font-name="Times New Roman" style:font-name-asian="MS Mincho"/>
    </style:style>
    <style:style style:name="T6824" style:parent-style-name="DefaultParagraphFont" style:family="text">
      <style:text-properties style:font-name="Times New Roman" style:font-name-asian="MS Mincho"/>
    </style:style>
    <style:style style:name="P6825" style:parent-style-name="PlainText" style:family="paragraph">
      <style:paragraph-properties fo:text-align="justify"/>
      <style:text-properties style:font-name="Times New Roman" style:font-name-asian="MS Mincho"/>
    </style:style>
    <style:style style:name="P6826" style:parent-style-name="PlainText" style:family="paragraph">
      <style:text-properties style:font-name="Times New Roman"/>
    </style:style>
    <style:style style:name="P6827" style:parent-style-name="PlainText" style:family="paragraph">
      <style:text-properties style:font-name="Times New Roman" style:font-name-asian="MS Mincho"/>
    </style:style>
    <style:style style:name="P6828" style:parent-style-name="PlainText" style:family="paragraph">
      <style:paragraph-properties fo:text-align="justify"/>
      <style:text-properties style:font-name="Times New Roman" style:font-name-asian="MS Mincho"/>
    </style:style>
    <style:style style:name="P6829" style:parent-style-name="PlainText" style:family="paragraph">
      <style:paragraph-properties fo:text-align="justify"/>
      <style:text-properties style:font-name="Times New Roman" style:font-name-asian="MS Mincho"/>
    </style:style>
    <style:style style:name="P6830" style:parent-style-name="PlainText" style:family="paragraph">
      <style:paragraph-properties fo:text-align="justify"/>
    </style:style>
    <style:style style:name="T6831" style:parent-style-name="DefaultParagraphFont" style:family="text">
      <style:text-properties style:font-name="Times New Roman" style:font-name-asian="MS Mincho"/>
    </style:style>
    <style:style style:name="T6832" style:parent-style-name="DefaultParagraphFont" style:family="text">
      <style:text-properties style:font-name="Times New Roman" style:font-name-asian="MS Mincho"/>
    </style:style>
    <style:style style:name="T6833" style:parent-style-name="DefaultParagraphFont" style:family="text">
      <style:text-properties style:font-name="Times New Roman" style:font-name-asian="MS Mincho"/>
    </style:style>
    <style:style style:name="P6834" style:parent-style-name="PlainText" style:family="paragraph">
      <style:paragraph-properties fo:text-align="justify"/>
      <style:text-properties style:font-name="Times New Roman" style:font-name-asian="MS Mincho"/>
    </style:style>
    <style:style style:name="P6835" style:parent-style-name="HTMLišankstoformatuotas1" style:family="paragraph">
      <style:paragraph-properties fo:text-align="justify">
        <style:tab-stops>
          <style:tab-stop style:type="left" style:position="0.9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style>
    <style:style style:name="P6836" style:parent-style-name="HTMLišankstoformatuotas1" style:family="paragraph">
      <style:paragraph-properties fo:text-align="justify">
        <style:tab-stops>
          <style:tab-stop style:type="left" style:position="0.9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style>
    <style:style style:name="P6837" style:parent-style-name="PlainText" style:family="paragraph">
      <style:text-properties style:font-name="Times New Roman" style:font-name-asian="MS Mincho"/>
    </style:style>
    <style:style style:name="P6838" style:parent-style-name="PlainText" style:family="paragraph">
      <style:paragraph-properties fo:text-align="justify"/>
      <style:text-properties style:font-name="Times New Roman" style:font-name-asian="MS Mincho"/>
    </style:style>
    <style:style style:name="P6839" style:parent-style-name="PlainText" style:family="paragraph">
      <style:paragraph-properties fo:text-align="justify"/>
      <style:text-properties style:font-name="Times New Roman" style:font-name-asian="MS Mincho"/>
    </style:style>
    <style:style style:name="P6840" style:parent-style-name="PlainText" style:family="paragraph">
      <style:paragraph-properties fo:text-align="justify"/>
    </style:style>
    <style:style style:name="T6841" style:parent-style-name="DefaultParagraphFont" style:family="text">
      <style:text-properties style:font-name="Times New Roman" style:font-name-asian="MS Mincho"/>
    </style:style>
    <style:style style:name="T6842" style:parent-style-name="DefaultParagraphFont" style:family="text">
      <style:text-properties style:font-name="Times New Roman" style:font-name-asian="MS Mincho"/>
    </style:style>
    <style:style style:name="T6843" style:parent-style-name="DefaultParagraphFont" style:family="text">
      <style:text-properties style:font-name="Times New Roman" style:font-name-asian="MS Mincho"/>
    </style:style>
    <style:style style:name="P6844" style:parent-style-name="PlainText" style:family="paragraph">
      <style:paragraph-properties fo:text-align="justify"/>
      <style:text-properties style:font-name="Times New Roman" style:font-name-asian="MS Mincho"/>
    </style:style>
    <style:style style:name="P6845" style:parent-style-name="Normal" style:family="paragraph">
      <style:paragraph-properties fo:text-align="justify">
        <style:tab-stops>
          <style:tab-stop style:type="left" style:position="0.7875in"/>
        </style:tab-stops>
      </style:paragraph-properties>
      <style:text-properties fo:font-size="10pt" style:font-size-asian="10pt"/>
    </style:style>
    <style:style style:name="P6846" style:parent-style-name="Normal" style:family="paragraph">
      <style:paragraph-properties fo:text-align="justify">
        <style:tab-stops>
          <style:tab-stop style:type="left" style:position="0.7875in"/>
        </style:tab-stops>
      </style:paragraph-properties>
      <style:text-properties fo:font-size="10pt" style:font-size-asian="10pt"/>
    </style:style>
    <style:style style:name="P6847" style:parent-style-name="Normal" style:family="paragraph">
      <style:paragraph-properties fo:text-align="justify">
        <style:tab-stops>
          <style:tab-stop style:type="left" style:position="0.7875in"/>
        </style:tab-stops>
      </style:paragraph-properties>
    </style:style>
    <style:style style:name="T6848" style:parent-style-name="DefaultParagraphFont" style:family="text">
      <style:text-properties fo:font-size="10pt" style:font-size-asian="10pt"/>
    </style:style>
    <style:style style:name="T6849" style:parent-style-name="DefaultParagraphFont" style:family="text">
      <style:text-properties style:font-weight-complex="bold" fo:font-size="10pt" style:font-size-asian="10pt"/>
    </style:style>
    <style:style style:name="T6850" style:parent-style-name="DefaultParagraphFont" style:family="text">
      <style:text-properties style:font-weight-complex="bold" fo:font-size="10pt" style:font-size-asian="10pt"/>
    </style:style>
    <style:style style:name="T6851" style:parent-style-name="DefaultParagraphFont" style:family="text">
      <style:text-properties fo:font-weight="bold" style:font-weight-asian="bold" style:font-weight-complex="bold" fo:font-size="10pt" style:font-size-asian="10pt"/>
    </style:style>
    <style:style style:name="T6852" style:parent-style-name="DefaultParagraphFont" style:family="text">
      <style:text-properties fo:font-size="10pt" style:font-size-asian="10pt"/>
    </style:style>
    <style:style style:name="P6853" style:parent-style-name="PlainText" style:family="paragraph">
      <style:paragraph-properties fo:text-align="justify"/>
      <style:text-properties style:font-name="Times New Roman" style:font-name-asian="MS Mincho" fo:font-weight="bold" style:font-weight-asian="bold" style:font-weight-complex="bold"/>
    </style:style>
    <style:style style:name="P6854" style:parent-style-name="PlainText" style:family="paragraph">
      <style:text-properties style:font-name="Times New Roman" style:font-name-asian="MS Mincho"/>
    </style:style>
    <style:style style:name="P6855" style:parent-style-name="PlainText" style:family="paragraph">
      <style:paragraph-properties fo:text-indent="0.4923in"/>
      <style:text-properties style:font-name="Times New Roman" style:font-name-asian="MS Mincho"/>
    </style:style>
    <style:style style:name="P6856" style:parent-style-name="PlainText" style:family="paragraph">
      <style:paragraph-properties fo:margin-left="0.4923in">
        <style:tab-stops/>
      </style:paragraph-properties>
    </style:style>
    <style:style style:name="T6857" style:parent-style-name="DefaultParagraphFont" style:family="text">
      <style:text-properties style:font-name="Times New Roman" style:font-name-asian="MS Mincho"/>
    </style:style>
    <style:style style:name="T6858" style:parent-style-name="DefaultParagraphFont" style:family="text">
      <style:text-properties style:font-name="Times New Roman" style:font-name-asian="MS Mincho"/>
    </style:style>
    <style:style style:name="T6859" style:parent-style-name="DefaultParagraphFont" style:family="text">
      <style:text-properties style:font-name="Times New Roman" style:font-name-asian="MS Mincho"/>
    </style:style>
    <style:style style:name="T6860" style:parent-style-name="DefaultParagraphFont" style:family="text">
      <style:text-properties style:font-name="Times New Roman" style:font-name-asian="MS Mincho"/>
    </style:style>
    <style:style style:name="P6861" style:parent-style-name="PlainText" style:family="paragraph">
      <style:paragraph-properties fo:text-align="justify" fo:margin-left="0.4923in">
        <style:tab-stops/>
      </style:paragraph-properties>
      <style:text-properties style:font-name="Times New Roman" style:font-name-asian="MS Mincho"/>
    </style:style>
    <style:style style:name="P6862" style:parent-style-name="PlainText" style:family="paragraph">
      <style:paragraph-properties fo:text-align="justify" fo:text-indent="0.4923in"/>
      <style:text-properties style:font-name="Times New Roman" style:font-name-asian="MS Mincho"/>
    </style:style>
    <style:style style:name="P6863" style:parent-style-name="PlainText" style:family="paragraph">
      <style:paragraph-properties fo:text-align="justify" fo:text-indent="0.4923in"/>
      <style:text-properties style:font-name="Times New Roman" style:font-name-asian="MS Mincho"/>
    </style:style>
    <style:style style:name="P6864" style:parent-style-name="PlainText" style:family="paragraph">
      <style:paragraph-properties fo:text-align="justify" fo:text-indent="0.4923in"/>
    </style:style>
    <style:style style:name="T6865" style:parent-style-name="DefaultParagraphFont" style:family="text">
      <style:text-properties style:font-name="Times New Roman" style:font-name-asian="MS Mincho"/>
    </style:style>
    <style:style style:name="T6866" style:parent-style-name="DefaultParagraphFont" style:family="text">
      <style:text-properties style:font-name="Times New Roman" style:font-name-asian="MS Mincho"/>
    </style:style>
    <style:style style:name="T6867" style:parent-style-name="DefaultParagraphFont" style:family="text">
      <style:text-properties style:font-name="Times New Roman" style:font-name-asian="MS Mincho"/>
    </style:style>
    <style:style style:name="T6868" style:parent-style-name="DefaultParagraphFont" style:family="text">
      <style:text-properties style:font-name="Times New Roman" style:font-name-asian="MS Mincho"/>
    </style:style>
    <style:style style:name="P6869" style:parent-style-name="PlainText" style:family="paragraph">
      <style:paragraph-properties fo:text-align="justify" fo:margin-left="0.4923in" fo:text-indent="0.0312in">
        <style:tab-stops/>
      </style:paragraph-properties>
      <style:text-properties style:font-name="Times New Roman" style:font-name-asian="MS Mincho"/>
    </style:style>
    <style:style style:name="P6870" style:parent-style-name="PlainText" style:family="paragraph">
      <style:paragraph-properties fo:text-align="justify" fo:text-indent="0.4923in"/>
      <style:text-properties style:font-name="Times New Roman"/>
    </style:style>
    <style:style style:name="P6871" style:parent-style-name="PlainText" style:family="paragraph">
      <style:paragraph-properties fo:text-align="justify" fo:text-indent="0.4923in"/>
      <style:text-properties style:font-name="Times New Roman" style:font-name-asian="MS Mincho"/>
    </style:style>
    <style:style style:name="P6872" style:parent-style-name="PlainText" style:family="paragraph">
      <style:paragraph-properties fo:text-indent="0.4923in"/>
      <style:text-properties style:font-name="Times New Roman" style:font-name-asian="MS Mincho"/>
    </style:style>
    <style:style style:name="P6873" style:parent-style-name="PlainText" style:family="paragraph">
      <style:paragraph-properties fo:text-indent="0.4923in"/>
    </style:style>
    <style:style style:name="T6874" style:parent-style-name="DefaultParagraphFont" style:family="text">
      <style:text-properties style:font-name="Times New Roman" style:font-name-asian="MS Mincho"/>
    </style:style>
    <style:style style:name="T6875" style:parent-style-name="DefaultParagraphFont" style:family="text">
      <style:text-properties style:font-name="Times New Roman" style:font-name-asian="MS Mincho"/>
    </style:style>
    <style:style style:name="T6876" style:parent-style-name="DefaultParagraphFont" style:family="text">
      <style:text-properties style:font-name="Times New Roman" style:font-name-asian="MS Mincho"/>
    </style:style>
    <style:style style:name="T6877" style:parent-style-name="DefaultParagraphFont" style:family="text">
      <style:text-properties style:font-name="Times New Roman" style:font-name-asian="MS Mincho"/>
    </style:style>
    <style:style style:name="P6878" style:parent-style-name="PlainText" style:family="paragraph">
      <style:paragraph-properties fo:text-align="justify" fo:margin-left="0.4923in">
        <style:tab-stops/>
      </style:paragraph-properties>
      <style:text-properties style:font-name="Times New Roman" style:font-name-asian="MS Mincho"/>
    </style:style>
    <style:style style:name="P6879" style:parent-style-name="PlainText" style:family="paragraph">
      <style:paragraph-properties fo:margin-left="0.4923in">
        <style:tab-stops/>
      </style:paragraph-properties>
    </style:style>
    <style:style style:name="T6880" style:parent-style-name="DefaultParagraphFont" style:family="text">
      <style:text-properties style:font-name="Times New Roman"/>
    </style:style>
    <style:style style:name="T6881" style:parent-style-name="DefaultParagraphFont" style:family="text">
      <style:text-properties style:font-name="Times New Roman" fo:font-weight="bold" style:font-weight-asian="bold"/>
    </style:style>
    <style:style style:name="P6882" style:parent-style-name="PlainText" style:family="paragraph">
      <style:paragraph-properties fo:margin-left="0.4923in">
        <style:tab-stops/>
      </style:paragraph-properties>
    </style:style>
    <style:style style:name="T6883" style:parent-style-name="DefaultParagraphFont" style:family="text">
      <style:text-properties style:font-name="Times New Roman" fo:font-weight="bold" style:font-weight-asian="bold"/>
    </style:style>
    <style:style style:name="P6884" style:parent-style-name="PlainText" style:family="paragraph">
      <style:paragraph-properties fo:margin-left="0.4923in">
        <style:tab-stops/>
      </style:paragraph-properties>
      <style:text-properties style:font-name="Times New Roman"/>
    </style:style>
    <style:style style:name="P6885" style:parent-style-name="PlainText" style:family="paragraph">
      <style:paragraph-properties fo:margin-left="0.4923in">
        <style:tab-stops/>
      </style:paragraph-properties>
    </style:style>
    <style:style style:name="T6886" style:parent-style-name="DefaultParagraphFont" style:family="text">
      <style:text-properties style:font-name="Times New Roman"/>
    </style:style>
    <style:style style:name="T6887" style:parent-style-name="DefaultParagraphFont" style:family="text">
      <style:text-properties style:font-name="Times New Roman"/>
    </style:style>
    <style:style style:name="T6888" style:parent-style-name="DefaultParagraphFont" style:family="text">
      <style:text-properties style:font-name="Times New Roman"/>
    </style:style>
    <style:style style:name="P6889" style:parent-style-name="PlainText" style:family="paragraph">
      <style:paragraph-properties fo:text-align="justify" fo:margin-left="0.4923in">
        <style:tab-stops/>
      </style:paragraph-properties>
      <style:text-properties style:font-name="Times New Roman"/>
    </style:style>
    <style:style style:name="P6890" style:parent-style-name="PlainText" style:family="paragraph">
      <style:paragraph-properties fo:text-align="justify" fo:text-indent="0.4923in"/>
      <style:text-properties style:font-name="Times New Roman" style:font-name-asian="MS Mincho"/>
    </style:style>
    <style:style style:name="P6891" style:parent-style-name="PlainText" style:family="paragraph">
      <style:text-properties style:font-name="Times New Roman" style:font-name-asian="MS Mincho"/>
    </style:style>
    <style:style style:name="P6892" style:parent-style-name="PlainText" style:family="paragraph">
      <style:text-properties style:font-name="Times New Roman" style:font-name-asian="MS Mincho"/>
    </style:style>
    <style:style style:name="T6893" style:parent-style-name="DefaultParagraphFont" style:family="text">
      <style:text-properties style:font-name="Times New Roman" style:font-name-asian="MS Mincho"/>
    </style:style>
    <style:style style:name="T6894" style:parent-style-name="DefaultParagraphFont" style:family="text">
      <style:text-properties style:font-name="Times New Roman" style:font-name-asian="MS Mincho"/>
    </style:style>
    <style:style style:name="T6895" style:parent-style-name="DefaultParagraphFont" style:family="text">
      <style:text-properties style:font-name="Times New Roman" style:font-name-asian="MS Mincho"/>
    </style:style>
    <style:style style:name="P6896" style:parent-style-name="PlainText" style:family="paragraph">
      <style:paragraph-properties fo:text-align="justify"/>
      <style:text-properties style:font-name="Times New Roman" style:font-name-asian="MS Mincho"/>
    </style:style>
    <style:style style:name="P6897" style:parent-style-name="PlainText" style:family="paragraph">
      <style:paragraph-properties fo:text-align="justify"/>
    </style:style>
    <style:style style:name="T6898" style:parent-style-name="DefaultParagraphFont" style:family="text">
      <style:text-properties style:font-name="Times New Roman"/>
    </style:style>
    <style:style style:name="P6899" style:parent-style-name="PlainText" style:family="paragraph">
      <style:text-properties style:font-name="Times New Roman" style:font-name-asian="MS Mincho"/>
    </style:style>
    <style:style style:name="P6900" style:parent-style-name="PlainText" style:family="paragraph">
      <style:text-properties style:font-name="Times New Roman" style:font-name-asian="MS Mincho"/>
    </style:style>
    <style:style style:name="P6901" style:parent-style-name="PlainText" style:family="paragraph">
      <style:text-properties style:font-name="Times New Roman" style:font-name-asian="MS Mincho"/>
    </style:style>
    <style:style style:name="T6902" style:parent-style-name="DefaultParagraphFont" style:family="text">
      <style:text-properties style:font-name="Times New Roman" style:font-name-asian="MS Mincho"/>
    </style:style>
    <style:style style:name="T6903" style:parent-style-name="DefaultParagraphFont" style:family="text">
      <style:text-properties style:font-name="Times New Roman" style:font-name-asian="MS Mincho"/>
    </style:style>
    <style:style style:name="T6904" style:parent-style-name="DefaultParagraphFont" style:family="text">
      <style:text-properties style:font-name="Times New Roman" style:font-name-asian="MS Mincho"/>
    </style:style>
    <style:style style:name="P6905" style:parent-style-name="PlainText" style:family="paragraph">
      <style:paragraph-properties fo:text-align="justify"/>
      <style:text-properties style:font-name="Times New Roman" style:font-name-asian="MS Mincho"/>
    </style:style>
    <style:style style:name="P6906" style:parent-style-name="PlainText" style:family="paragraph">
      <style:text-properties style:font-name="Times New Roman" style:font-name-asian="MS Mincho"/>
    </style:style>
    <style:style style:name="P6907" style:parent-style-name="PlainText" style:family="paragraph">
      <style:paragraph-properties fo:text-align="justify"/>
      <style:text-properties style:font-name="Times New Roman" style:font-name-asian="MS Mincho"/>
    </style:style>
    <style:style style:name="P6908" style:parent-style-name="PlainText" style:family="paragraph">
      <style:paragraph-properties fo:text-align="justify"/>
      <style:text-properties style:font-name="Times New Roman" style:font-name-asian="MS Mincho"/>
    </style:style>
    <style:style style:name="P6909" style:parent-style-name="PlainText" style:family="paragraph">
      <style:paragraph-properties fo:text-align="justify"/>
    </style:style>
    <style:style style:name="T6910" style:parent-style-name="DefaultParagraphFont" style:family="text">
      <style:text-properties style:font-name="Times New Roman" style:font-name-asian="MS Mincho"/>
    </style:style>
    <style:style style:name="T6911" style:parent-style-name="DefaultParagraphFont" style:family="text">
      <style:text-properties style:font-name="Times New Roman" style:font-name-asian="MS Mincho"/>
    </style:style>
    <style:style style:name="T6912" style:parent-style-name="DefaultParagraphFont" style:family="text">
      <style:text-properties style:font-name="Times New Roman" style:font-name-asian="MS Mincho"/>
    </style:style>
    <style:style style:name="P6913" style:parent-style-name="PlainText" style:family="paragraph">
      <style:paragraph-properties fo:text-align="justify"/>
      <style:text-properties style:font-name="Times New Roman" style:font-name-asian="MS Mincho"/>
    </style:style>
    <style:style style:name="P6914" style:parent-style-name="Normal" style:family="paragraph">
      <style:paragraph-properties fo:text-align="justify"/>
      <style:text-properties fo:font-size="10pt" style:font-size-asian="10pt"/>
    </style:style>
    <style:style style:name="P6915" style:parent-style-name="PlainText" style:family="paragraph">
      <style:paragraph-properties fo:text-align="justify"/>
      <style:text-properties style:font-name="Times New Roman" style:font-name-asian="MS Mincho"/>
    </style:style>
    <style:style style:name="P6916" style:parent-style-name="PlainText" style:family="paragraph">
      <style:paragraph-properties fo:text-align="justify"/>
      <style:text-properties style:font-name="Times New Roman" style:font-name-asian="MS Mincho"/>
    </style:style>
    <style:style style:name="P6917" style:parent-style-name="PlainText" style:family="paragraph">
      <style:paragraph-properties fo:text-align="justify"/>
      <style:text-properties style:font-name="Times New Roman" style:font-name-asian="MS Mincho"/>
    </style:style>
    <style:style style:name="P6918" style:parent-style-name="PlainText" style:family="paragraph">
      <style:paragraph-properties fo:text-align="justify"/>
    </style:style>
    <style:style style:name="T6919" style:parent-style-name="DefaultParagraphFont" style:family="text">
      <style:text-properties style:font-name="Times New Roman" style:font-name-asian="MS Mincho"/>
    </style:style>
    <style:style style:name="T6920" style:parent-style-name="DefaultParagraphFont" style:family="text">
      <style:text-properties style:font-name="Times New Roman" style:font-name-asian="MS Mincho"/>
    </style:style>
    <style:style style:name="T6921" style:parent-style-name="DefaultParagraphFont" style:family="text">
      <style:text-properties style:font-name="Times New Roman" style:font-name-asian="MS Mincho"/>
    </style:style>
    <style:style style:name="P6922" style:parent-style-name="PlainText" style:family="paragraph">
      <style:paragraph-properties fo:text-align="justify"/>
      <style:text-properties style:font-name="Times New Roman" style:font-name-asian="MS Mincho"/>
    </style:style>
    <style:style style:name="P6923" style:parent-style-name="PlainText" style:family="paragraph">
      <style:paragraph-properties fo:text-align="justify"/>
    </style:style>
    <style:style style:name="T6924" style:parent-style-name="DefaultParagraphFont" style:family="text">
      <style:text-properties style:font-name="Times New Roman"/>
    </style:style>
    <style:style style:name="P6925" style:parent-style-name="PlainText" style:family="paragraph">
      <style:text-properties style:font-name="Times New Roman" style:font-name-asian="MS Mincho"/>
    </style:style>
    <style:style style:name="P6926" style:parent-style-name="PlainText" style:family="paragraph">
      <style:text-properties style:font-name="Times New Roman" style:font-name-asian="MS Mincho"/>
    </style:style>
    <style:style style:name="P6927" style:parent-style-name="PlainText" style:family="paragraph">
      <style:text-properties style:font-name="Times New Roman" style:font-name-asian="MS Mincho"/>
    </style:style>
    <style:style style:name="T6928" style:parent-style-name="DefaultParagraphFont" style:family="text">
      <style:text-properties style:font-name="Times New Roman" style:font-name-asian="MS Mincho"/>
    </style:style>
    <style:style style:name="T6929" style:parent-style-name="DefaultParagraphFont" style:family="text">
      <style:text-properties style:font-name="Times New Roman" style:font-name-asian="MS Mincho"/>
    </style:style>
    <style:style style:name="T6930" style:parent-style-name="DefaultParagraphFont" style:family="text">
      <style:text-properties style:font-name="Times New Roman" style:font-name-asian="MS Mincho"/>
    </style:style>
    <style:style style:name="P6931" style:parent-style-name="PlainText" style:family="paragraph">
      <style:paragraph-properties fo:text-align="justify"/>
      <style:text-properties style:font-name="Times New Roman" style:font-name-asian="MS Mincho"/>
    </style:style>
    <style:style style:name="P6932" style:parent-style-name="PlainText" style:family="paragraph">
      <style:paragraph-properties fo:text-align="justify"/>
      <style:text-properties style:font-name="Times New Roman"/>
    </style:style>
    <style:style style:name="P6933" style:parent-style-name="PlainText" style:family="paragraph">
      <style:paragraph-properties fo:text-align="justify"/>
      <style:text-properties style:font-name="Times New Roman" style:font-name-asian="MS Mincho"/>
    </style:style>
    <style:style style:name="P6934" style:parent-style-name="PlainText" style:family="paragraph">
      <style:paragraph-properties fo:text-align="justify"/>
      <style:text-properties style:font-name="Times New Roman" style:font-name-asian="MS Mincho"/>
    </style:style>
    <style:style style:name="P6935" style:parent-style-name="PlainText" style:family="paragraph">
      <style:paragraph-properties fo:text-align="justify"/>
      <style:text-properties style:font-name="Times New Roman" style:font-name-asian="MS Mincho"/>
    </style:style>
    <style:style style:name="P6936" style:parent-style-name="PlainText" style:family="paragraph">
      <style:paragraph-properties fo:text-align="justify"/>
    </style:style>
    <style:style style:name="T6937" style:parent-style-name="DefaultParagraphFont" style:family="text">
      <style:text-properties style:font-name="Times New Roman" style:font-name-asian="MS Mincho"/>
    </style:style>
    <style:style style:name="T6938" style:parent-style-name="DefaultParagraphFont" style:family="text">
      <style:text-properties style:font-name="Times New Roman" style:font-name-asian="MS Mincho"/>
    </style:style>
    <style:style style:name="T6939" style:parent-style-name="DefaultParagraphFont" style:family="text">
      <style:text-properties style:font-name="Times New Roman" style:font-name-asian="MS Mincho"/>
    </style:style>
    <style:style style:name="P6940" style:parent-style-name="PlainText" style:family="paragraph">
      <style:paragraph-properties fo:text-align="justify"/>
      <style:text-properties style:font-name="Times New Roman" style:font-name-asian="MS Mincho"/>
    </style:style>
    <style:style style:name="P6941" style:parent-style-name="PlainText" style:family="paragraph">
      <style:paragraph-properties fo:text-align="justify"/>
      <style:text-properties style:font-name="Times New Roman"/>
    </style:style>
    <style:style style:name="P6942" style:parent-style-name="PlainText" style:family="paragraph">
      <style:paragraph-properties fo:text-align="justify"/>
      <style:text-properties style:font-name="Times New Roman" style:font-name-asian="MS Mincho"/>
    </style:style>
    <style:style style:name="P6943" style:parent-style-name="PlainText" style:family="paragraph">
      <style:paragraph-properties fo:text-align="justify"/>
      <style:text-properties style:font-name="Times New Roman" style:font-name-asian="MS Mincho"/>
    </style:style>
    <style:style style:name="P6944" style:parent-style-name="PlainText" style:family="paragraph">
      <style:paragraph-properties fo:text-align="justify"/>
      <style:text-properties style:font-name="Times New Roman" style:font-name-asian="MS Mincho"/>
    </style:style>
    <style:style style:name="P6945" style:parent-style-name="PlainText" style:family="paragraph">
      <style:paragraph-properties fo:text-align="justify"/>
    </style:style>
    <style:style style:name="T6946" style:parent-style-name="DefaultParagraphFont" style:family="text">
      <style:text-properties style:font-name="Times New Roman" style:font-name-asian="MS Mincho"/>
    </style:style>
    <style:style style:name="T6947" style:parent-style-name="DefaultParagraphFont" style:family="text">
      <style:text-properties style:font-name="Times New Roman" style:font-name-asian="MS Mincho"/>
    </style:style>
    <style:style style:name="T6948" style:parent-style-name="DefaultParagraphFont" style:family="text">
      <style:text-properties style:font-name="Times New Roman" style:font-name-asian="MS Mincho"/>
    </style:style>
    <style:style style:name="P6949" style:parent-style-name="PlainText" style:family="paragraph">
      <style:paragraph-properties fo:text-align="justify"/>
      <style:text-properties style:font-name="Times New Roman" style:font-name-asian="MS Mincho"/>
    </style:style>
    <style:style style:name="P6950" style:parent-style-name="BodyTextIndent2" style:family="paragraph">
      <style:paragraph-properties fo:margin-left="0in">
        <style:tab-stops/>
      </style:paragraph-properties>
      <style:text-properties style:font-name="Times New Roman" fo:font-size="10pt" style:font-size-asian="10pt"/>
    </style:style>
    <style:style style:name="P6951" style:parent-style-name="PlainText" style:family="paragraph">
      <style:paragraph-properties fo:text-align="justify"/>
      <style:text-properties style:font-name="Times New Roman" style:font-name-asian="MS Mincho"/>
    </style:style>
    <style:style style:name="P6952" style:parent-style-name="PlainText" style:family="paragraph">
      <style:text-properties style:font-name="Times New Roman" style:font-name-asian="MS Mincho"/>
    </style:style>
    <style:style style:name="P6953" style:parent-style-name="PlainText" style:family="paragraph">
      <style:text-properties style:font-name="Times New Roman" style:font-name-asian="MS Mincho"/>
    </style:style>
    <style:style style:name="T6954" style:parent-style-name="DefaultParagraphFont" style:family="text">
      <style:text-properties style:font-name="Times New Roman" style:font-name-asian="MS Mincho"/>
    </style:style>
    <style:style style:name="T6955" style:parent-style-name="DefaultParagraphFont" style:family="text">
      <style:text-properties style:font-name="Times New Roman" style:font-name-asian="MS Mincho"/>
    </style:style>
    <style:style style:name="T6956" style:parent-style-name="DefaultParagraphFont" style:family="text">
      <style:text-properties style:font-name="Times New Roman" style:font-name-asian="MS Mincho"/>
    </style:style>
    <style:style style:name="P6957" style:parent-style-name="PlainText" style:family="paragraph">
      <style:paragraph-properties fo:text-align="justify"/>
      <style:text-properties style:font-name="Times New Roman" style:font-name-asian="MS Mincho"/>
    </style:style>
    <style:style style:name="P6958" style:parent-style-name="PlainText" style:family="paragraph">
      <style:text-properties style:font-name="Times New Roman" style:font-name-asian="MS Mincho"/>
    </style:style>
    <style:style style:name="P6959" style:parent-style-name="PlainText" style:family="paragraph">
      <style:paragraph-properties fo:text-align="justify"/>
      <style:text-properties style:font-name="Times New Roman" style:font-name-asian="MS Mincho"/>
    </style:style>
    <style:style style:name="P6960" style:parent-style-name="PlainText" style:family="paragraph">
      <style:text-properties style:font-name="Times New Roman" style:font-name-asian="MS Mincho"/>
    </style:style>
    <style:style style:name="P6961" style:parent-style-name="PlainText" style:family="paragraph">
      <style:paragraph-properties fo:text-align="justify"/>
      <style:text-properties style:font-name="Times New Roman" style:font-name-asian="MS Mincho"/>
    </style:style>
    <style:style style:name="P6962" style:parent-style-name="PlainText" style:family="paragraph">
      <style:text-properties style:font-name="Times New Roman" style:font-name-asian="MS Mincho"/>
    </style:style>
    <style:style style:name="P6963" style:parent-style-name="PlainText" style:family="paragraph">
      <style:text-properties style:font-name="Times New Roman" style:font-name-asian="MS Mincho"/>
    </style:style>
    <style:style style:name="P6964" style:parent-style-name="PlainText" style:family="paragraph">
      <style:text-properties style:font-name="Times New Roman" style:font-name-asian="MS Mincho"/>
    </style:style>
    <style:style style:name="T6965" style:parent-style-name="DefaultParagraphFont" style:family="text">
      <style:text-properties style:font-name="Times New Roman" style:font-name-asian="MS Mincho"/>
    </style:style>
    <style:style style:name="T6966" style:parent-style-name="DefaultParagraphFont" style:family="text">
      <style:text-properties style:font-name="Times New Roman" style:font-name-asian="MS Mincho"/>
    </style:style>
    <style:style style:name="T6967" style:parent-style-name="DefaultParagraphFont" style:family="text">
      <style:text-properties style:font-name="Times New Roman" style:font-name-asian="MS Mincho"/>
    </style:style>
    <style:style style:name="P6968" style:parent-style-name="PlainText" style:family="paragraph">
      <style:text-properties style:font-name="Times New Roman" style:font-name-asian="MS Mincho"/>
    </style:style>
    <style:style style:name="P6969" style:parent-style-name="PlainText" style:family="paragraph">
      <style:text-properties style:font-name="Times New Roman" style:font-name-asian="MS Mincho"/>
    </style:style>
    <style:style style:name="P6970" style:parent-style-name="PlainText" style:family="paragraph">
      <style:paragraph-properties fo:text-align="justify"/>
      <style:text-properties style:font-name="Times New Roman" style:font-name-asian="MS Mincho"/>
    </style:style>
    <style:style style:name="P6971" style:parent-style-name="PlainText" style:family="paragraph">
      <style:paragraph-properties fo:text-align="justify"/>
      <style:text-properties style:font-name="Times New Roman" style:font-name-asian="MS Mincho"/>
    </style:style>
    <style:style style:name="P6972" style:parent-style-name="PlainText" style:family="paragraph">
      <style:paragraph-properties fo:text-align="justify"/>
    </style:style>
    <style:style style:name="T6973" style:parent-style-name="DefaultParagraphFont" style:family="text">
      <style:text-properties style:font-name="Times New Roman" style:font-name-asian="MS Mincho"/>
    </style:style>
    <style:style style:name="T6974" style:parent-style-name="DefaultParagraphFont" style:family="text">
      <style:text-properties style:font-name="Times New Roman" style:font-name-asian="MS Mincho"/>
    </style:style>
    <style:style style:name="T6975" style:parent-style-name="DefaultParagraphFont" style:family="text">
      <style:text-properties style:font-name="Times New Roman" style:font-name-asian="MS Mincho"/>
    </style:style>
    <style:style style:name="P6976" style:parent-style-name="PlainText" style:family="paragraph">
      <style:paragraph-properties fo:text-align="justify"/>
      <style:text-properties style:font-name="Times New Roman" style:font-name-asian="MS Mincho"/>
    </style:style>
    <style:style style:name="P6977" style:parent-style-name="PlainText" style:family="paragraph">
      <style:paragraph-properties fo:text-align="justify"/>
      <style:text-properties style:font-name="Times New Roman"/>
    </style:style>
    <style:style style:name="P6978" style:parent-style-name="PlainText" style:family="paragraph">
      <style:paragraph-properties fo:text-align="justify"/>
      <style:text-properties style:font-name="Times New Roman" style:font-name-asian="MS Mincho"/>
    </style:style>
    <style:style style:name="P6979" style:parent-style-name="PlainText" style:family="paragraph">
      <style:paragraph-properties fo:text-align="justify"/>
      <style:text-properties style:font-name="Times New Roman" style:font-name-asian="MS Mincho"/>
    </style:style>
    <style:style style:name="P6980" style:parent-style-name="PlainText" style:family="paragraph">
      <style:paragraph-properties fo:text-align="justify"/>
      <style:text-properties style:font-name="Times New Roman" style:font-name-asian="MS Mincho"/>
    </style:style>
    <style:style style:name="P6981" style:parent-style-name="PlainText" style:family="paragraph">
      <style:paragraph-properties fo:text-align="justify"/>
    </style:style>
    <style:style style:name="T6982" style:parent-style-name="DefaultParagraphFont" style:family="text">
      <style:text-properties style:font-name="Times New Roman" style:font-name-asian="MS Mincho"/>
    </style:style>
    <style:style style:name="T6983" style:parent-style-name="DefaultParagraphFont" style:family="text">
      <style:text-properties style:font-name="Times New Roman" style:font-name-asian="MS Mincho"/>
    </style:style>
    <style:style style:name="T6984" style:parent-style-name="DefaultParagraphFont" style:family="text">
      <style:text-properties style:font-name="Times New Roman" style:font-name-asian="MS Mincho"/>
    </style:style>
    <style:style style:name="P6985" style:parent-style-name="PlainText" style:family="paragraph">
      <style:paragraph-properties fo:text-align="justify"/>
      <style:text-properties style:font-name="Times New Roman" style:font-name-asian="MS Mincho"/>
    </style:style>
    <style:style style:name="P6986" style:parent-style-name="PlainText" style:family="paragraph">
      <style:paragraph-properties fo:text-align="justify"/>
      <style:text-properties style:font-name="Times New Roman" style:font-name-asian="MS Mincho"/>
    </style:style>
    <style:style style:name="P6987" style:parent-style-name="PlainText" style:family="paragraph">
      <style:text-properties style:font-name="Times New Roman" style:font-name-asian="MS Mincho"/>
    </style:style>
    <style:style style:name="P6988" style:parent-style-name="PlainText" style:family="paragraph">
      <style:text-properties style:font-name="Times New Roman" style:font-name-asian="MS Mincho"/>
    </style:style>
    <style:style style:name="T6989" style:parent-style-name="DefaultParagraphFont" style:family="text">
      <style:text-properties style:font-name="Times New Roman" style:font-name-asian="MS Mincho"/>
    </style:style>
    <style:style style:name="T6990" style:parent-style-name="DefaultParagraphFont" style:family="text">
      <style:text-properties style:font-name="Times New Roman" style:font-name-asian="MS Mincho"/>
    </style:style>
    <style:style style:name="T6991" style:parent-style-name="DefaultParagraphFont" style:family="text">
      <style:text-properties style:font-name="Times New Roman" style:font-name-asian="MS Mincho"/>
    </style:style>
    <style:style style:name="P6992" style:parent-style-name="PlainText" style:family="paragraph">
      <style:text-properties style:font-name="Times New Roman" style:font-name-asian="MS Mincho"/>
    </style:style>
    <style:style style:name="P6993" style:parent-style-name="Normal" style:family="paragraph">
      <style:paragraph-properties style:text-autospace="none" fo:text-align="justify"/>
      <style:text-properties fo:color="#000000" fo:font-size="10pt" style:font-size-asian="10pt"/>
    </style:style>
    <style:style style:name="P6994" style:parent-style-name="Normal" style:family="paragraph">
      <style:paragraph-properties fo:text-align="justify"/>
    </style:style>
    <style:style style:name="T6995" style:parent-style-name="DefaultParagraphFont" style:family="text">
      <style:text-properties fo:color="#000000" fo:font-size="10pt" style:font-size-asian="10pt"/>
    </style:style>
    <style:style style:name="T6996" style:parent-style-name="DefaultParagraphFont" style:family="text">
      <style:text-properties fo:color="#000000" fo:font-size="10pt" style:font-size-asian="10pt"/>
    </style:style>
    <style:style style:name="P6997" style:parent-style-name="Normal" style:family="paragraph">
      <style:paragraph-properties fo:text-align="justify"/>
      <style:text-properties fo:font-size="10pt" style:font-size-asian="10pt"/>
    </style:style>
    <style:style style:name="P6998" style:parent-style-name="Normal" style:family="paragraph">
      <style:paragraph-properties fo:text-align="justify"/>
    </style:style>
    <style:style style:name="T6999" style:parent-style-name="DefaultParagraphFont" style:family="text">
      <style:text-properties fo:font-size="10pt" style:font-size-asian="10pt"/>
    </style:style>
    <style:style style:name="T7000" style:parent-style-name="DefaultParagraphFont" style:family="text">
      <style:text-properties fo:font-size="10pt" style:font-size-asian="10pt"/>
    </style:style>
    <style:style style:name="T7001" style:parent-style-name="DefaultParagraphFont" style:family="text">
      <style:text-properties fo:font-size="10pt" style:font-size-asian="10pt"/>
    </style:style>
    <style:style style:name="P7002" style:parent-style-name="PlainText" style:family="paragraph">
      <style:text-properties style:font-name="Times New Roman" style:font-name-asian="MS Mincho"/>
    </style:style>
    <style:style style:name="P7003" style:parent-style-name="PlainText" style:family="paragraph">
      <style:text-properties style:font-name="Times New Roman" style:font-name-asian="MS Mincho"/>
    </style:style>
    <style:style style:name="P7004" style:parent-style-name="PlainText" style:family="paragraph">
      <style:text-properties style:font-name="Times New Roman" style:font-name-asian="MS Mincho"/>
    </style:style>
    <style:style style:name="T7005" style:parent-style-name="DefaultParagraphFont" style:family="text">
      <style:text-properties style:font-name="Times New Roman" style:font-name-asian="MS Mincho"/>
    </style:style>
    <style:style style:name="T7006" style:parent-style-name="DefaultParagraphFont" style:family="text">
      <style:text-properties style:font-name="Times New Roman" style:font-name-asian="MS Mincho"/>
    </style:style>
    <style:style style:name="T7007" style:parent-style-name="DefaultParagraphFont" style:family="text">
      <style:text-properties style:font-name="Times New Roman" style:font-name-asian="MS Mincho"/>
    </style:style>
    <style:style style:name="P7008" style:parent-style-name="PlainText" style:family="paragraph">
      <style:text-properties style:font-name="Times New Roman" style:font-name-asian="MS Mincho"/>
    </style:style>
    <style:style style:name="P7009" style:parent-style-name="PlainText" style:family="paragraph">
      <style:text-properties style:font-name="Times New Roman"/>
    </style:style>
    <style:style style:name="P7010" style:parent-style-name="PlainText" style:family="paragraph">
      <style:text-properties style:font-name="Times New Roman" style:font-name-asian="MS Mincho"/>
    </style:style>
    <style:style style:name="P7011" style:parent-style-name="PlainText" style:family="paragraph">
      <style:text-properties style:font-name="Times New Roman" style:font-name-asian="MS Mincho"/>
    </style:style>
    <style:style style:name="P7012" style:parent-style-name="PlainText" style:family="paragraph">
      <style:text-properties style:font-name="Times New Roman" style:font-name-asian="MS Mincho"/>
    </style:style>
    <style:style style:name="T7013" style:parent-style-name="DefaultParagraphFont" style:family="text">
      <style:text-properties style:font-name="Times New Roman" style:font-name-asian="MS Mincho"/>
    </style:style>
    <style:style style:name="T7014" style:parent-style-name="DefaultParagraphFont" style:family="text">
      <style:text-properties style:font-name="Times New Roman" style:font-name-asian="MS Mincho"/>
    </style:style>
    <style:style style:name="T7015" style:parent-style-name="DefaultParagraphFont" style:family="text">
      <style:text-properties style:font-name="Times New Roman" style:font-name-asian="MS Mincho"/>
    </style:style>
    <style:style style:name="P7016" style:parent-style-name="PlainText" style:family="paragraph">
      <style:text-properties style:font-name="Times New Roman" style:font-name-asian="MS Mincho"/>
    </style:style>
    <style:style style:name="P7017" style:parent-style-name="PlainText" style:family="paragraph">
      <style:text-properties style:font-name="Times New Roman"/>
    </style:style>
    <style:style style:name="P7018" style:parent-style-name="PlainText" style:family="paragraph">
      <style:text-properties style:font-name="Times New Roman" style:font-name-asian="MS Mincho"/>
    </style:style>
    <style:style style:name="P7019" style:parent-style-name="PlainText" style:family="paragraph">
      <style:paragraph-properties fo:text-align="justify"/>
      <style:text-properties style:font-name="Times New Roman" style:font-name-asian="MS Mincho"/>
    </style:style>
    <style:style style:name="P7020" style:parent-style-name="PlainText" style:family="paragraph">
      <style:paragraph-properties fo:text-align="justify"/>
      <style:text-properties style:font-name="Times New Roman" style:font-name-asian="MS Mincho"/>
    </style:style>
    <style:style style:name="P7021" style:parent-style-name="PlainText" style:family="paragraph">
      <style:paragraph-properties fo:text-align="justify"/>
    </style:style>
    <style:style style:name="T7022" style:parent-style-name="DefaultParagraphFont" style:family="text">
      <style:text-properties style:font-name="Times New Roman" style:font-name-asian="MS Mincho"/>
    </style:style>
    <style:style style:name="T7023" style:parent-style-name="DefaultParagraphFont" style:family="text">
      <style:text-properties style:font-name="Times New Roman" style:font-name-asian="MS Mincho"/>
    </style:style>
    <style:style style:name="T7024" style:parent-style-name="DefaultParagraphFont" style:family="text">
      <style:text-properties style:font-name="Times New Roman" style:font-name-asian="MS Mincho"/>
    </style:style>
    <style:style style:name="P7025" style:parent-style-name="PlainText" style:family="paragraph">
      <style:paragraph-properties fo:text-align="justify"/>
      <style:text-properties style:font-name="Times New Roman" style:font-name-asian="MS Mincho"/>
    </style:style>
    <style:style style:name="P7026" style:parent-style-name="PlainText" style:family="paragraph">
      <style:text-properties style:font-name="Times New Roman"/>
    </style:style>
    <style:style style:name="P7027" style:parent-style-name="PlainText" style:family="paragraph">
      <style:paragraph-properties fo:text-align="justify" fo:text-indent="0.4923in"/>
      <style:text-properties style:font-name="Times New Roman" style:font-name-asian="MS Mincho" fo:font-weight="bold" style:font-weight-asian="bold" style:font-weight-complex="bold"/>
    </style:style>
    <style:style style:name="P7028" style:parent-style-name="PlainText" style:family="paragraph">
      <style:paragraph-properties fo:text-align="justify" fo:text-indent="0.4923in"/>
      <style:text-properties style:font-name="Times New Roman" style:font-name-asian="MS Mincho"/>
    </style:style>
    <style:style style:name="P7029" style:parent-style-name="PlainText" style:family="paragraph">
      <style:paragraph-properties fo:text-align="justify" fo:text-indent="0.4923in"/>
      <style:text-properties style:font-name="Times New Roman" style:font-name-asian="MS Mincho"/>
    </style:style>
    <style:style style:name="P7030" style:parent-style-name="PlainText" style:family="paragraph">
      <style:paragraph-properties fo:text-align="justify" fo:text-indent="0.4923in"/>
    </style:style>
    <style:style style:name="T7031" style:parent-style-name="DefaultParagraphFont" style:family="text">
      <style:text-properties style:font-name="Times New Roman" style:font-name-asian="MS Mincho"/>
    </style:style>
    <style:style style:name="T7032" style:parent-style-name="DefaultParagraphFont" style:family="text">
      <style:text-properties style:font-name="Times New Roman" style:font-name-asian="MS Mincho"/>
    </style:style>
    <style:style style:name="T7033" style:parent-style-name="DefaultParagraphFont" style:family="text">
      <style:text-properties style:font-name="Times New Roman" style:font-name-asian="MS Mincho"/>
    </style:style>
    <style:style style:name="P7034" style:parent-style-name="PlainText" style:family="paragraph">
      <style:paragraph-properties fo:text-align="justify" fo:margin-left="0.4923in">
        <style:tab-stops/>
      </style:paragraph-properties>
      <style:text-properties style:font-name="Times New Roman" style:font-name-asian="MS Mincho"/>
    </style:style>
    <style:style style:name="P7035" style:parent-style-name="PlainText" style:family="paragraph">
      <style:text-properties style:font-name="Times New Roman" style:font-name-asian="MS Mincho"/>
    </style:style>
    <style:style style:name="P7036" style:parent-style-name="PlainText" style:family="paragraph">
      <style:paragraph-properties fo:text-align="justify"/>
      <style:text-properties style:font-name="Times New Roman" style:font-name-asian="MS Mincho"/>
    </style:style>
    <style:style style:name="P7037" style:parent-style-name="PlainText" style:family="paragraph">
      <style:paragraph-properties fo:text-align="justify"/>
      <style:text-properties style:font-name="Times New Roman" style:font-name-asian="MS Mincho"/>
    </style:style>
    <style:style style:name="P7038" style:parent-style-name="PlainText" style:family="paragraph">
      <style:paragraph-properties fo:text-align="justify"/>
    </style:style>
    <style:style style:name="T7039" style:parent-style-name="DefaultParagraphFont" style:family="text">
      <style:text-properties style:font-name="Times New Roman" style:font-name-asian="MS Mincho"/>
    </style:style>
    <style:style style:name="T7040" style:parent-style-name="DefaultParagraphFont" style:family="text">
      <style:text-properties style:font-name="Times New Roman" style:font-name-asian="MS Mincho"/>
    </style:style>
    <style:style style:name="T7041" style:parent-style-name="DefaultParagraphFont" style:family="text">
      <style:text-properties style:font-name="Times New Roman" style:font-name-asian="MS Mincho"/>
    </style:style>
    <style:style style:name="P7042" style:parent-style-name="PlainText" style:family="paragraph">
      <style:paragraph-properties fo:text-align="justify"/>
      <style:text-properties style:font-name="Times New Roman" style:font-name-asian="MS Mincho"/>
    </style:style>
    <style:style style:name="P7043" style:parent-style-name="Normal" style:family="paragraph">
      <style:paragraph-properties fo:text-align="justify"/>
      <style:text-properties fo:font-size="10pt" style:font-size-asian="10pt"/>
    </style:style>
    <style:style style:name="P7044" style:parent-style-name="Normal" style:family="paragraph">
      <style:paragraph-properties fo:text-align="justify"/>
      <style:text-properties fo:font-size="10pt" style:font-size-asian="10pt"/>
    </style:style>
    <style:style style:name="P7045" style:parent-style-name="Normal" style:family="paragraph">
      <style:paragraph-properties fo:text-align="justify"/>
      <style:text-properties fo:font-size="10pt" style:font-size-asian="10pt"/>
    </style:style>
    <style:style style:name="P7046" style:parent-style-name="Normal" style:family="paragraph">
      <style:paragraph-properties fo:text-align="justify"/>
      <style:text-properties fo:font-size="10pt" style:font-size-asian="10pt"/>
    </style:style>
    <style:style style:name="P7047" style:parent-style-name="Normal" style:family="paragraph">
      <style:paragraph-properties fo:text-align="justify"/>
    </style:style>
    <style:style style:name="T7048" style:parent-style-name="DefaultParagraphFont" style:family="text">
      <style:text-properties fo:font-size="10pt" style:font-size-asian="10pt"/>
    </style:style>
    <style:style style:name="T7049" style:parent-style-name="DefaultParagraphFont" style:family="text">
      <style:text-properties fo:font-size="10pt" style:font-size-asian="10pt" style:language-complex="hi" style:country-complex="IN"/>
    </style:style>
    <style:style style:name="T7050" style:parent-style-name="DefaultParagraphFont" style:family="text">
      <style:text-properties fo:font-size="10pt" style:font-size-asian="10pt"/>
    </style:style>
    <style:style style:name="T7051" style:parent-style-name="DefaultParagraphFont" style:family="text">
      <style:text-properties fo:font-size="10pt" style:font-size-asian="10pt" style:language-complex="hi" style:country-complex="IN"/>
    </style:style>
    <style:style style:name="T7052" style:parent-style-name="DefaultParagraphFont" style:family="text">
      <style:text-properties fo:font-size="10pt" style:font-size-asian="10pt"/>
    </style:style>
    <style:style style:name="T7053" style:parent-style-name="DefaultParagraphFont" style:family="text">
      <style:text-properties fo:font-size="10pt" style:font-size-asian="10pt"/>
    </style:style>
    <style:style style:name="T7054" style:parent-style-name="DefaultParagraphFont" style:family="text">
      <style:text-properties fo:font-size="10pt" style:font-size-asian="10pt" style:language-complex="hi" style:country-complex="IN"/>
    </style:style>
    <style:style style:name="T7055" style:parent-style-name="DefaultParagraphFont" style:family="text">
      <style:text-properties fo:font-size="10pt" style:font-size-asian="10pt"/>
    </style:style>
    <style:style style:name="P7056" style:parent-style-name="Normal" style:family="paragraph">
      <style:paragraph-properties fo:text-align="justify"/>
    </style:style>
    <style:style style:name="T7057" style:parent-style-name="DefaultParagraphFont" style:family="text">
      <style:text-properties fo:font-size="10pt" style:font-size-asian="10pt"/>
    </style:style>
    <style:style style:name="T7058" style:parent-style-name="DefaultParagraphFont" style:family="text">
      <style:text-properties fo:font-size="10pt" style:font-size-asian="10pt" style:language-complex="hi" style:country-complex="IN"/>
    </style:style>
    <style:style style:name="T7059" style:parent-style-name="DefaultParagraphFont" style:family="text">
      <style:text-properties fo:font-size="10pt" style:font-size-asian="10pt"/>
    </style:style>
    <style:style style:name="T7060" style:parent-style-name="DefaultParagraphFont" style:family="text">
      <style:text-properties fo:font-size="10pt" style:font-size-asian="10pt" style:language-complex="hi" style:country-complex="IN"/>
    </style:style>
    <style:style style:name="T7061" style:parent-style-name="DefaultParagraphFont" style:family="text">
      <style:text-properties fo:font-size="10pt" style:font-size-asian="10pt"/>
    </style:style>
    <style:style style:name="T7062" style:parent-style-name="DefaultParagraphFont" style:family="text">
      <style:text-properties fo:font-size="10pt" style:font-size-asian="10pt" style:language-complex="hi" style:country-complex="IN"/>
    </style:style>
    <style:style style:name="T7063" style:parent-style-name="DefaultParagraphFont" style:family="text">
      <style:text-properties fo:font-size="10pt" style:font-size-asian="10pt"/>
    </style:style>
    <style:style style:name="P7064" style:parent-style-name="PlainText" style:family="paragraph">
      <style:text-properties style:font-name="Times New Roman" style:font-name-asian="MS Mincho" style:font-weight-complex="bold"/>
    </style:style>
    <style:style style:name="P7065" style:parent-style-name="PlainText" style:family="paragraph">
      <style:text-properties style:font-name="Times New Roman" style:font-name-asian="MS Mincho" style:font-weight-complex="bold"/>
    </style:style>
    <style:style style:name="P7066" style:parent-style-name="PlainText" style:family="paragraph">
      <style:text-properties style:font-name="Times New Roman" style:font-name-asian="MS Mincho"/>
    </style:style>
    <style:style style:name="P7067" style:parent-style-name="PlainText" style:family="paragraph">
      <style:text-properties style:font-name="Times New Roman" style:font-name-asian="MS Mincho"/>
    </style:style>
    <style:style style:name="P7068" style:parent-style-name="PlainText" style:family="paragraph">
      <style:text-properties style:font-name="Times New Roman" style:font-name-asian="MS Mincho"/>
    </style:style>
    <style:style style:name="T7069" style:parent-style-name="DefaultParagraphFont" style:family="text">
      <style:text-properties style:font-name="Times New Roman" style:font-name-asian="MS Mincho"/>
    </style:style>
    <style:style style:name="T7070" style:parent-style-name="DefaultParagraphFont" style:family="text">
      <style:text-properties style:font-name="Times New Roman" style:font-name-asian="MS Mincho"/>
    </style:style>
    <style:style style:name="T7071" style:parent-style-name="DefaultParagraphFont" style:family="text">
      <style:text-properties style:font-name="Times New Roman" style:font-name-asian="MS Mincho"/>
    </style:style>
    <style:style style:name="T7072" style:parent-style-name="DefaultParagraphFont" style:family="text">
      <style:text-properties style:font-name="Times New Roman" style:font-name-asian="MS Mincho"/>
    </style:style>
    <style:style style:name="P7073" style:parent-style-name="PlainText" style:family="paragraph">
      <style:text-properties style:font-name="Times New Roman" style:font-name-asian="MS Mincho"/>
    </style:style>
    <style:style style:name="P7074" style:parent-style-name="PlainText" style:family="paragraph">
      <style:text-properties style:font-name="Times New Roman"/>
    </style:style>
    <style:style style:name="P7075" style:parent-style-name="PlainText" style:family="paragraph">
      <style:text-properties style:font-name="Times New Roman" style:font-name-asian="MS Mincho"/>
    </style:style>
    <style:style style:name="P7076" style:parent-style-name="PlainText" style:family="paragraph">
      <style:text-properties style:font-name="Times New Roman" style:font-name-asian="MS Mincho"/>
    </style:style>
    <style:style style:name="P7077" style:parent-style-name="PlainText" style:family="paragraph">
      <style:text-properties style:font-name="Times New Roman" style:font-name-asian="MS Mincho"/>
    </style:style>
    <style:style style:name="T7078" style:parent-style-name="DefaultParagraphFont" style:family="text">
      <style:text-properties style:font-name="Times New Roman" style:font-name-asian="MS Mincho"/>
    </style:style>
    <style:style style:name="T7079" style:parent-style-name="DefaultParagraphFont" style:family="text">
      <style:text-properties style:font-name="Times New Roman" style:font-name-asian="MS Mincho"/>
    </style:style>
    <style:style style:name="T7080" style:parent-style-name="DefaultParagraphFont" style:family="text">
      <style:text-properties style:font-name="Times New Roman" style:font-name-asian="MS Mincho"/>
    </style:style>
    <style:style style:name="P7081" style:parent-style-name="PlainText" style:family="paragraph">
      <style:paragraph-properties fo:text-align="justify"/>
      <style:text-properties style:font-name="Times New Roman" style:font-name-asian="MS Mincho"/>
    </style:style>
    <style:style style:name="P7082" style:parent-style-name="Normal" style:family="paragraph">
      <style:paragraph-properties fo:text-align="justify"/>
      <style:text-properties fo:font-size="10pt" style:font-size-asian="10pt"/>
    </style:style>
    <style:style style:name="P7083" style:parent-style-name="Normal" style:family="paragraph">
      <style:paragraph-properties fo:text-align="justify"/>
      <style:text-properties fo:font-size="10pt" style:font-size-asian="10pt"/>
    </style:style>
    <style:style style:name="P7084" style:parent-style-name="Normal" style:family="paragraph">
      <style:paragraph-properties fo:text-align="justify"/>
      <style:text-properties fo:font-size="10pt" style:font-size-asian="10pt"/>
    </style:style>
    <style:style style:name="P7085" style:parent-style-name="PlainText" style:family="paragraph">
      <style:paragraph-properties fo:text-indent="0.5in"/>
      <style:text-properties style:font-name="Times New Roman" style:font-name-asian="MS Mincho" fo:font-weight="bold" style:font-weight-asian="bold" style:font-weight-complex="bold"/>
    </style:style>
    <style:style style:name="P7086" style:parent-style-name="PlainText" style:family="paragraph">
      <style:paragraph-properties fo:text-align="justify" fo:text-indent="0.5in"/>
      <style:text-properties style:font-name="Times New Roman" style:font-name-asian="MS Mincho"/>
    </style:style>
    <style:style style:name="P7087" style:parent-style-name="PlainText" style:family="paragraph">
      <style:paragraph-properties fo:text-align="justify" fo:text-indent="0.5in"/>
      <style:text-properties style:font-name="Times New Roman" style:font-name-asian="MS Mincho"/>
    </style:style>
    <style:style style:name="P7088" style:parent-style-name="PlainText" style:family="paragraph">
      <style:paragraph-properties fo:text-align="justify" fo:text-indent="0.5in"/>
    </style:style>
    <style:style style:name="T7089" style:parent-style-name="DefaultParagraphFont" style:family="text">
      <style:text-properties style:font-name="Times New Roman" style:font-name-asian="MS Mincho"/>
    </style:style>
    <style:style style:name="T7090" style:parent-style-name="DefaultParagraphFont" style:family="text">
      <style:text-properties style:font-name="Times New Roman" style:font-name-asian="MS Mincho"/>
    </style:style>
    <style:style style:name="T7091" style:parent-style-name="DefaultParagraphFont" style:family="text">
      <style:text-properties style:font-name="Times New Roman" style:font-name-asian="MS Mincho"/>
    </style:style>
    <style:style style:name="P7092" style:parent-style-name="PlainText" style:family="paragraph">
      <style:paragraph-properties fo:text-align="justify" fo:margin-left="0.5in">
        <style:tab-stops/>
      </style:paragraph-properties>
      <style:text-properties style:font-name="Times New Roman" style:font-name-asian="MS Mincho"/>
    </style:style>
    <style:style style:name="P7093" style:parent-style-name="PlainText" style:family="paragraph">
      <style:text-properties style:font-name="Times New Roman" style:font-name-asian="MS Mincho"/>
    </style:style>
    <style:style style:name="P7094" style:parent-style-name="PlainText" style:family="paragraph">
      <style:text-properties style:font-name="Times New Roman" style:font-name-asian="MS Mincho"/>
    </style:style>
    <style:style style:name="P7095" style:parent-style-name="PlainText" style:family="paragraph">
      <style:text-properties style:font-name="Times New Roman" style:font-name-asian="MS Mincho"/>
    </style:style>
    <style:style style:name="T7096" style:parent-style-name="DefaultParagraphFont" style:family="text">
      <style:text-properties style:font-name="Times New Roman" style:font-name-asian="MS Mincho"/>
    </style:style>
    <style:style style:name="T7097" style:parent-style-name="DefaultParagraphFont" style:family="text">
      <style:text-properties style:font-name="Times New Roman" style:font-name-asian="MS Mincho"/>
    </style:style>
    <style:style style:name="T7098" style:parent-style-name="DefaultParagraphFont" style:family="text">
      <style:text-properties style:font-name="Times New Roman" style:font-name-asian="MS Mincho"/>
    </style:style>
    <style:style style:name="P7099" style:parent-style-name="PlainText" style:family="paragraph">
      <style:paragraph-properties fo:text-align="justify"/>
      <style:text-properties style:font-name="Times New Roman" style:font-name-asian="MS Mincho"/>
    </style:style>
    <style:style style:name="P7100" style:parent-style-name="Normal" style:family="paragraph">
      <style:paragraph-properties fo:text-align="justify"/>
      <style:text-properties fo:font-size="10pt" style:font-size-asian="10pt"/>
    </style:style>
    <style:style style:name="P7101" style:parent-style-name="PlainText" style:family="paragraph">
      <style:paragraph-properties fo:text-align="justify"/>
    </style:style>
    <style:style style:name="T7102" style:parent-style-name="DefaultParagraphFont" style:family="text">
      <style:text-properties style:font-name="Times New Roman"/>
    </style:style>
    <style:style style:name="T7103" style:parent-style-name="DefaultParagraphFont" style:family="text">
      <style:text-properties style:font-name="Times New Roman" fo:color="#000000" style:language-complex="hi" style:country-complex="IN"/>
    </style:style>
    <style:style style:name="P7104" style:parent-style-name="Normal" style:family="paragraph">
      <style:paragraph-properties fo:text-align="justify"/>
    </style:style>
    <style:style style:name="T7105" style:parent-style-name="DefaultParagraphFont" style:family="text">
      <style:text-properties style:font-style-complex="italic" fo:font-size="10pt" style:font-size-asian="10pt"/>
    </style:style>
    <style:style style:name="T7106" style:parent-style-name="DefaultParagraphFont" style:family="text">
      <style:text-properties style:font-style-complex="italic" fo:font-size="10pt" style:font-size-asian="10pt"/>
    </style:style>
    <style:style style:name="T7107" style:parent-style-name="DefaultParagraphFont" style:family="text">
      <style:text-properties fo:font-size="10pt" style:font-size-asian="10pt"/>
    </style:style>
    <style:style style:name="P7108" style:parent-style-name="Normal" style:family="paragraph">
      <style:paragraph-properties fo:text-align="justify"/>
    </style:style>
    <style:style style:name="T7109" style:parent-style-name="DefaultParagraphFont" style:family="text">
      <style:text-properties fo:color="#000000" fo:font-size="10pt" style:font-size-asian="10pt" style:language-complex="hi" style:country-complex="IN"/>
    </style:style>
    <style:style style:name="T7110" style:parent-style-name="DefaultParagraphFont" style:family="text">
      <style:text-properties fo:color="#000000" fo:font-size="10pt" style:font-size-asian="10pt" style:language-complex="hi" style:country-complex="IN"/>
    </style:style>
    <style:style style:name="T7111" style:parent-style-name="DefaultParagraphFont" style:family="text">
      <style:text-properties fo:font-size="10pt" style:font-size-asian="10pt"/>
    </style:style>
    <style:style style:name="T7112" style:parent-style-name="DefaultParagraphFont" style:family="text">
      <style:text-properties fo:font-size="10pt" style:font-size-asian="10pt"/>
    </style:style>
    <style:style style:name="P7113" style:parent-style-name="Normal" style:family="paragraph">
      <style:paragraph-properties fo:text-align="justify"/>
    </style:style>
    <style:style style:name="T7114" style:parent-style-name="DefaultParagraphFont" style:family="text">
      <style:text-properties fo:font-size="10pt" style:font-size-asian="10pt" style:language-asian="lt" style:country-asian="LT"/>
    </style:style>
    <style:style style:name="T7115" style:parent-style-name="DefaultParagraphFont" style:family="text">
      <style:text-properties fo:font-size="10pt" style:font-size-asian="10pt" style:language-asian="lt" style:country-asian="LT"/>
    </style:style>
    <style:style style:name="T7116" style:parent-style-name="DefaultParagraphFont" style:family="text">
      <style:text-properties fo:color="#000000" fo:font-size="10pt" style:font-size-asian="10pt" style:language-asian="lt" style:country-asian="LT"/>
    </style:style>
    <style:style style:name="T7117" style:parent-style-name="DefaultParagraphFont" style:family="text">
      <style:text-properties fo:font-size="10pt" style:font-size-asian="10pt" style:language-asian="lt" style:country-asian="LT"/>
    </style:style>
    <style:style style:name="T7118" style:parent-style-name="DefaultParagraphFont" style:family="text">
      <style:text-properties fo:color="#000000" fo:font-size="10pt" style:font-size-asian="10pt" style:language-asian="lt" style:country-asian="LT"/>
    </style:style>
    <style:style style:name="T7119" style:parent-style-name="DefaultParagraphFont" style:family="text">
      <style:text-properties fo:font-size="10pt" style:font-size-asian="10pt" style:language-asian="lt" style:country-asian="LT"/>
    </style:style>
    <style:style style:name="T7120" style:parent-style-name="DefaultParagraphFont" style:family="text">
      <style:text-properties fo:color="#000000" fo:font-size="10pt" style:font-size-asian="10pt" style:language-asian="lt" style:country-asian="LT"/>
    </style:style>
    <style:style style:name="T7121" style:parent-style-name="DefaultParagraphFont" style:family="text">
      <style:text-properties fo:font-size="10pt" style:font-size-asian="10pt" style:language-asian="lt" style:country-asian="LT"/>
    </style:style>
    <style:style style:name="T7122" style:parent-style-name="DefaultParagraphFont" style:family="text">
      <style:text-properties fo:font-size="10pt" style:font-size-asian="10pt" style:language-asian="lt" style:country-asian="LT"/>
    </style:style>
    <style:style style:name="P7123" style:parent-style-name="Normal" style:family="paragraph">
      <style:paragraph-properties fo:text-align="justify"/>
      <style:text-properties fo:font-size="10pt" style:font-size-asian="10pt" style:language-asian="lt" style:country-asian="LT"/>
    </style:style>
    <style:style style:name="P7124" style:parent-style-name="Normal" style:family="paragraph">
      <style:paragraph-properties fo:text-align="justify"/>
      <style:text-properties fo:font-size="10pt" style:font-size-asian="10pt" style:language-asian="lt" style:country-asian="LT"/>
    </style:style>
    <style:style style:name="P7125" style:parent-style-name="PlainText" style:family="paragraph">
      <style:paragraph-properties fo:text-indent="0.5in"/>
      <style:text-properties style:font-name="Times New Roman" style:font-name-asian="MS Mincho" fo:font-weight="bold" style:font-weight-asian="bold"/>
    </style:style>
    <style:style style:name="P7126" style:parent-style-name="PlainText" style:family="paragraph">
      <style:paragraph-properties fo:text-indent="0.5in"/>
      <style:text-properties style:font-name="Times New Roman" style:font-name-asian="MS Mincho"/>
    </style:style>
    <style:style style:name="P7127" style:parent-style-name="PlainText" style:family="paragraph">
      <style:paragraph-properties fo:text-indent="0.5in"/>
      <style:text-properties style:font-name="Times New Roman" style:font-name-asian="MS Mincho"/>
    </style:style>
    <style:style style:name="P7128" style:parent-style-name="PlainText" style:family="paragraph">
      <style:paragraph-properties fo:text-indent="0.5in"/>
    </style:style>
    <style:style style:name="T7129" style:parent-style-name="DefaultParagraphFont" style:family="text">
      <style:text-properties style:font-name="Times New Roman" style:font-name-asian="MS Mincho"/>
    </style:style>
    <style:style style:name="T7130" style:parent-style-name="DefaultParagraphFont" style:family="text">
      <style:text-properties style:font-name="Times New Roman" style:font-name-asian="MS Mincho"/>
    </style:style>
    <style:style style:name="T7131" style:parent-style-name="DefaultParagraphFont" style:family="text">
      <style:text-properties style:font-name="Times New Roman" style:font-name-asian="MS Mincho"/>
    </style:style>
    <style:style style:name="P7132" style:parent-style-name="PlainText" style:family="paragraph">
      <style:paragraph-properties fo:text-align="justify" fo:margin-left="0.5in">
        <style:tab-stops/>
      </style:paragraph-properties>
      <style:text-properties style:font-name="Times New Roman" style:font-name-asian="MS Mincho"/>
    </style:style>
    <style:style style:name="P7133" style:parent-style-name="PlainText" style:family="paragraph">
      <style:text-properties style:font-name="Times New Roman" style:font-name-asian="MS Mincho"/>
    </style:style>
    <style:style style:name="P7134" style:parent-style-name="Normal" style:family="paragraph">
      <style:paragraph-properties style:text-autospace="none"/>
      <style:text-properties fo:font-size="10pt" style:font-size-asian="10pt"/>
    </style:style>
    <style:style style:name="P7135" style:parent-style-name="Normal" style:family="paragraph">
      <style:paragraph-properties style:text-autospace="none"/>
      <style:text-properties fo:font-size="10pt" style:font-size-asian="10pt"/>
    </style:style>
    <style:style style:name="P7136" style:parent-style-name="Normal" style:family="paragraph">
      <style:paragraph-properties style:text-autospace="none"/>
    </style:style>
    <style:style style:name="T7137" style:parent-style-name="DefaultParagraphFont" style:family="text">
      <style:text-properties fo:font-size="10pt" style:font-size-asian="10pt"/>
    </style:style>
    <style:style style:name="T7138" style:parent-style-name="DefaultParagraphFont" style:family="text">
      <style:text-properties fo:font-size="10pt" style:font-size-asian="10pt"/>
    </style:style>
    <style:style style:name="T7139" style:parent-style-name="DefaultParagraphFont" style:family="text">
      <style:text-properties fo:font-size="10pt" style:font-size-asian="10pt"/>
    </style:style>
    <style:style style:name="T7140" style:parent-style-name="DefaultParagraphFont" style:family="text">
      <style:text-properties fo:font-size="10pt" style:font-size-asian="10pt"/>
    </style:style>
    <style:style style:name="P7141" style:parent-style-name="Normal" style:family="paragraph">
      <style:paragraph-properties style:text-autospace="none"/>
      <style:text-properties fo:font-size="10pt" style:font-size-asian="10pt"/>
    </style:style>
    <style:style style:name="P7142" style:parent-style-name="Normal" style:family="paragraph">
      <style:paragraph-properties style:text-autospace="none" fo:text-align="justify"/>
      <style:text-properties fo:font-size="10pt" style:font-size-asian="10pt"/>
    </style:style>
    <style:style style:name="P7143" style:parent-style-name="Normal" style:family="paragraph">
      <style:paragraph-properties style:text-autospace="none"/>
      <style:text-properties fo:font-size="10pt" style:font-size-asian="10pt"/>
    </style:style>
    <style:style style:name="P7144" style:parent-style-name="PlainText" style:family="paragraph">
      <style:text-properties style:font-name="Times New Roman"/>
    </style:style>
    <style:style style:name="P7145" style:parent-style-name="PlainText" style:family="paragraph">
      <style:text-properties style:font-name="Times New Roman"/>
    </style:style>
    <style:style style:name="T7146" style:parent-style-name="DefaultParagraphFont" style:family="text">
      <style:text-properties style:font-name="Times New Roman"/>
    </style:style>
    <style:style style:name="T7147" style:parent-style-name="DefaultParagraphFont" style:family="text">
      <style:text-properties style:font-name="Times New Roman"/>
    </style:style>
    <style:style style:name="T7148" style:parent-style-name="DefaultParagraphFont" style:family="text">
      <style:text-properties style:font-name="Times New Roman"/>
    </style:style>
    <style:style style:name="P7149" style:parent-style-name="PlainText" style:family="paragraph">
      <style:paragraph-properties fo:text-align="justify"/>
      <style:text-properties style:font-name="Times New Roman"/>
    </style:style>
    <style:style style:name="P7150" style:parent-style-name="PlainText" style:family="paragraph">
      <style:paragraph-properties fo:text-align="justify"/>
      <style:text-properties style:font-name="Times New Roman"/>
    </style:style>
    <style:style style:name="P7151" style:parent-style-name="PlainText" style:family="paragraph">
      <style:paragraph-properties fo:text-indent="0.5in"/>
      <style:text-properties style:font-name="Times New Roman" style:font-name-asian="MS Mincho" fo:font-weight="bold" style:font-weight-asian="bold" style:font-weight-complex="bold"/>
    </style:style>
    <style:style style:name="P7152" style:parent-style-name="Normal" style:family="paragraph">
      <style:paragraph-properties style:text-autospace="none" fo:text-align="justify" fo:text-indent="0.5in"/>
      <style:text-properties fo:font-size="10pt" style:font-size-asian="10pt"/>
    </style:style>
    <style:style style:name="P7153" style:parent-style-name="Normal" style:family="paragraph">
      <style:paragraph-properties style:text-autospace="none" fo:text-align="justify" fo:text-indent="0.5in"/>
      <style:text-properties fo:font-size="10pt" style:font-size-asian="10pt"/>
    </style:style>
    <style:style style:name="P7154" style:parent-style-name="Normal" style:family="paragraph">
      <style:paragraph-properties style:text-autospace="none" fo:text-align="justify" fo:text-indent="0.5in"/>
    </style:style>
    <style:style style:name="T7155" style:parent-style-name="DefaultParagraphFont" style:family="text">
      <style:text-properties fo:font-size="10pt" style:font-size-asian="10pt"/>
    </style:style>
    <style:style style:name="T7156" style:parent-style-name="DefaultParagraphFont" style:family="text">
      <style:text-properties fo:font-size="10pt" style:font-size-asian="10pt"/>
    </style:style>
    <style:style style:name="T7157" style:parent-style-name="DefaultParagraphFont" style:family="text">
      <style:text-properties fo:font-size="10pt" style:font-size-asian="10pt"/>
    </style:style>
    <style:style style:name="P7158" style:parent-style-name="Normal" style:family="paragraph">
      <style:paragraph-properties style:text-autospace="none" fo:text-align="justify" fo:margin-left="0.5in">
        <style:tab-stops/>
      </style:paragraph-properties>
      <style:text-properties fo:font-size="10pt" style:font-size-asian="10pt"/>
    </style:style>
    <style:style style:name="P7159" style:parent-style-name="Normal" style:family="paragraph">
      <style:paragraph-properties style:text-autospace="none" fo:text-align="justify"/>
      <style:text-properties fo:font-size="10pt" style:font-size-asian="10pt"/>
    </style:style>
    <style:style style:name="P7160" style:parent-style-name="Normal" style:family="paragraph">
      <style:paragraph-properties style:text-autospace="none" fo:text-align="justify"/>
      <style:text-properties fo:font-size="10pt" style:font-size-asian="10pt"/>
    </style:style>
    <style:style style:name="P7161" style:parent-style-name="Normal" style:family="paragraph">
      <style:paragraph-properties style:text-autospace="none" fo:text-align="justify"/>
      <style:text-properties fo:font-size="10pt" style:font-size-asian="10pt"/>
    </style:style>
    <style:style style:name="P7162" style:parent-style-name="Normal" style:family="paragraph">
      <style:paragraph-properties style:text-autospace="none" fo:text-align="justify"/>
    </style:style>
    <style:style style:name="T7163" style:parent-style-name="DefaultParagraphFont" style:family="text">
      <style:text-properties fo:font-size="10pt" style:font-size-asian="10pt"/>
    </style:style>
    <style:style style:name="T7164" style:parent-style-name="DefaultParagraphFont" style:family="text">
      <style:text-properties fo:font-size="10pt" style:font-size-asian="10pt"/>
    </style:style>
    <style:style style:name="T7165" style:parent-style-name="DefaultParagraphFont" style:family="text">
      <style:text-properties fo:font-size="10pt" style:font-size-asian="10pt"/>
    </style:style>
    <style:style style:name="T7166" style:parent-style-name="DefaultParagraphFont" style:family="text">
      <style:text-properties fo:font-size="10pt" style:font-size-asian="10pt"/>
    </style:style>
    <style:style style:name="P7167" style:parent-style-name="Normal" style:family="paragraph">
      <style:paragraph-properties style:text-autospace="none" fo:text-align="justify"/>
      <style:text-properties fo:font-size="10pt" style:font-size-asian="10pt"/>
    </style:style>
    <style:style style:name="P7168" style:parent-style-name="Normal" style:family="paragraph">
      <style:paragraph-properties fo:text-align="justify"/>
    </style:style>
    <style:style style:name="T7169" style:parent-style-name="DefaultParagraphFont" style:family="text">
      <style:text-properties fo:font-size="10pt" style:font-size-asian="10pt"/>
    </style:style>
    <style:style style:name="T7170" style:parent-style-name="DefaultParagraphFont" style:family="text">
      <style:text-properties fo:color="#000000" fo:font-size="10pt" style:font-size-asian="10pt" style:language-complex="hi" style:country-complex="IN"/>
    </style:style>
    <style:style style:name="P7171" style:parent-style-name="Normal" style:family="paragraph">
      <style:paragraph-properties fo:text-align="justify"/>
      <style:text-properties fo:font-size="10pt" style:font-size-asian="10pt"/>
    </style:style>
    <style:style style:name="P7172" style:parent-style-name="Normal" style:family="paragraph">
      <style:paragraph-properties fo:text-align="justify"/>
      <style:text-properties fo:font-size="10pt" style:font-size-asian="10pt"/>
    </style:style>
    <style:style style:name="P7173" style:parent-style-name="Normal" style:family="paragraph">
      <style:paragraph-properties fo:text-align="justify"/>
      <style:text-properties fo:color="#000000" fo:font-size="10pt" style:font-size-asian="10pt" style:language-complex="hi" style:country-complex="IN"/>
    </style:style>
    <style:style style:name="P7174" style:parent-style-name="Normal" style:family="paragraph">
      <style:paragraph-properties fo:text-align="justify"/>
    </style:style>
    <style:style style:name="T7175" style:parent-style-name="DefaultParagraphFont" style:family="text">
      <style:text-properties fo:color="#000000" fo:font-size="10pt" style:font-size-asian="10pt" style:language-complex="hi" style:country-complex="IN"/>
    </style:style>
    <style:style style:name="T7176" style:parent-style-name="DefaultParagraphFont" style:family="text">
      <style:text-properties fo:color="#000000" fo:font-size="10pt" style:font-size-asian="10pt" style:language-complex="hi" style:country-complex="IN"/>
    </style:style>
    <style:style style:name="P7177" style:parent-style-name="Normal" style:family="paragraph">
      <style:paragraph-properties fo:text-align="justify"/>
    </style:style>
    <style:style style:name="T7178" style:parent-style-name="DefaultParagraphFont" style:family="text">
      <style:text-properties fo:color="#000000" fo:font-size="10pt" style:font-size-asian="10pt" style:language-complex="hi" style:country-complex="IN"/>
    </style:style>
    <style:style style:name="P7179" style:parent-style-name="Normal" style:family="paragraph">
      <style:paragraph-properties style:text-autospace="none"/>
      <style:text-properties fo:font-size="10pt" style:font-size-asian="10pt"/>
    </style:style>
    <style:style style:name="P7180" style:parent-style-name="Normal" style:family="paragraph">
      <style:paragraph-properties style:text-autospace="none"/>
      <style:text-properties fo:font-size="10pt" style:font-size-asian="10pt"/>
    </style:style>
    <style:style style:name="P7181" style:parent-style-name="Normal" style:family="paragraph">
      <style:paragraph-properties style:text-autospace="none"/>
      <style:text-properties fo:font-size="10pt" style:font-size-asian="10pt"/>
    </style:style>
    <style:style style:name="P7182" style:parent-style-name="Normal" style:family="paragraph">
      <style:paragraph-properties style:text-autospace="none"/>
    </style:style>
    <style:style style:name="T7183" style:parent-style-name="DefaultParagraphFont" style:family="text">
      <style:text-properties fo:font-size="10pt" style:font-size-asian="10pt"/>
    </style:style>
    <style:style style:name="T7184" style:parent-style-name="DefaultParagraphFont" style:family="text">
      <style:text-properties fo:font-size="10pt" style:font-size-asian="10pt"/>
    </style:style>
    <style:style style:name="T7185" style:parent-style-name="DefaultParagraphFont" style:family="text">
      <style:text-properties fo:font-size="10pt" style:font-size-asian="10pt"/>
    </style:style>
    <style:style style:name="P7186" style:parent-style-name="Normal" style:family="paragraph">
      <style:paragraph-properties style:text-autospace="none" fo:text-align="justify"/>
      <style:text-properties fo:font-size="10pt" style:font-size-asian="10pt"/>
    </style:style>
    <style:style style:name="P7187" style:parent-style-name="Normal" style:family="paragraph">
      <style:paragraph-properties fo:text-align="justify"/>
      <style:text-properties fo:font-size="10pt" style:font-size-asian="10pt"/>
    </style:style>
    <style:style style:name="P7188" style:parent-style-name="Normal" style:family="paragraph">
      <style:paragraph-properties fo:text-align="justify"/>
      <style:text-properties fo:font-size="10pt" style:font-size-asian="10pt"/>
    </style:style>
    <style:style style:name="P7189" style:parent-style-name="Normal" style:family="paragraph">
      <style:paragraph-properties fo:text-align="justify"/>
      <style:text-properties fo:font-size="10pt" style:font-size-asian="10pt"/>
    </style:style>
    <style:style style:name="P7190" style:parent-style-name="Normal" style:family="paragraph">
      <style:paragraph-properties style:text-autospace="none" fo:text-align="justify"/>
      <style:text-properties fo:font-size="10pt" style:font-size-asian="10pt"/>
    </style:style>
    <style:style style:name="P7191" style:parent-style-name="Normal" style:family="paragraph">
      <style:paragraph-properties style:text-autospace="none"/>
      <style:text-properties fo:font-size="10pt" style:font-size-asian="10pt"/>
    </style:style>
    <style:style style:name="P7192" style:parent-style-name="Normal" style:family="paragraph">
      <style:paragraph-properties style:text-autospace="none"/>
      <style:text-properties fo:font-size="10pt" style:font-size-asian="10pt"/>
    </style:style>
    <style:style style:name="P7193" style:parent-style-name="PlainText" style:family="paragraph">
      <style:text-properties style:font-name="Times New Roman" style:font-name-asian="MS Mincho"/>
    </style:style>
    <style:style style:name="T7194" style:parent-style-name="DefaultParagraphFont" style:family="text">
      <style:text-properties style:font-name="Times New Roman" style:font-name-asian="MS Mincho"/>
    </style:style>
    <style:style style:name="T7195" style:parent-style-name="DefaultParagraphFont" style:family="text">
      <style:text-properties style:font-name="Times New Roman" style:font-name-asian="MS Mincho"/>
    </style:style>
    <style:style style:name="T7196" style:parent-style-name="DefaultParagraphFont" style:family="text">
      <style:text-properties style:font-name="Times New Roman" style:font-name-asian="MS Mincho"/>
    </style:style>
    <style:style style:name="T7197" style:parent-style-name="DefaultParagraphFont" style:family="text">
      <style:text-properties style:font-name="Times New Roman" style:font-name-asian="MS Mincho"/>
    </style:style>
    <style:style style:name="P7198" style:parent-style-name="PlainText" style:family="paragraph">
      <style:text-properties style:font-name="Times New Roman" style:font-name-asian="MS Mincho"/>
    </style:style>
    <style:style style:name="P7199" style:parent-style-name="Normal" style:family="paragraph">
      <style:paragraph-properties style:text-autospace="none"/>
      <style:text-properties fo:font-size="10pt" style:font-size-asian="10pt"/>
    </style:style>
    <style:style style:name="P7200" style:parent-style-name="Normal" style:family="paragraph">
      <style:paragraph-properties style:text-autospace="none"/>
      <style:text-properties fo:font-size="10pt" style:font-size-asian="10pt"/>
    </style:style>
    <style:style style:name="P7201" style:parent-style-name="Normal" style:family="paragraph">
      <style:paragraph-properties style:text-autospace="none"/>
      <style:text-properties fo:font-size="10pt" style:font-size-asian="10pt"/>
    </style:style>
    <style:style style:name="P7202" style:parent-style-name="PlainText" style:family="paragraph">
      <style:text-properties style:font-name="Times New Roman" style:font-name-asian="MS Mincho"/>
    </style:style>
    <style:style style:name="T7203" style:parent-style-name="DefaultParagraphFont" style:family="text">
      <style:text-properties style:font-name="Times New Roman" style:font-name-asian="MS Mincho"/>
    </style:style>
    <style:style style:name="T7204" style:parent-style-name="DefaultParagraphFont" style:family="text">
      <style:text-properties style:font-name="Times New Roman" style:font-name-asian="MS Mincho"/>
    </style:style>
    <style:style style:name="T7205" style:parent-style-name="DefaultParagraphFont" style:family="text">
      <style:text-properties style:font-name="Times New Roman" style:font-name-asian="MS Mincho"/>
    </style:style>
    <style:style style:name="T7206" style:parent-style-name="DefaultParagraphFont" style:family="text">
      <style:text-properties style:font-name="Times New Roman" style:font-name-asian="MS Mincho"/>
    </style:style>
    <style:style style:name="P7207" style:parent-style-name="PlainText" style:family="paragraph">
      <style:text-properties style:font-name="Times New Roman" style:font-name-asian="MS Mincho"/>
    </style:style>
    <style:style style:name="P7208" style:parent-style-name="Normal" style:family="paragraph">
      <style:paragraph-properties fo:text-align="justify"/>
      <style:text-properties fo:font-size="10pt" style:font-size-asian="10pt"/>
    </style:style>
    <style:style style:name="P7209" style:parent-style-name="Normal" style:family="paragraph">
      <style:paragraph-properties style:text-autospace="none" fo:text-align="justify"/>
      <style:text-properties fo:font-size="10pt" style:font-size-asian="10pt"/>
    </style:style>
    <style:style style:name="P7210" style:parent-style-name="Normal" style:family="paragraph">
      <style:paragraph-properties style:text-autospace="none"/>
      <style:text-properties fo:font-size="10pt" style:font-size-asian="10pt"/>
    </style:style>
    <style:style style:name="P7211" style:parent-style-name="Normal" style:family="paragraph">
      <style:text-properties style:font-name-asian="MS Mincho" fo:font-size="10pt" style:font-size-asian="10pt"/>
    </style:style>
    <style:style style:name="P7212" style:parent-style-name="Normal" style:family="paragraph">
      <style:text-properties style:font-name-asian="MS Mincho" fo:font-size="10pt" style:font-size-asian="10pt"/>
    </style:style>
    <style:style style:name="T7213" style:parent-style-name="DefaultParagraphFont" style:family="text">
      <style:text-properties style:font-name-asian="MS Mincho" fo:font-size="10pt" style:font-size-asian="10pt"/>
    </style:style>
    <style:style style:name="T7214" style:parent-style-name="DefaultParagraphFont" style:family="text">
      <style:text-properties style:font-name-asian="MS Mincho" fo:font-size="10pt" style:font-size-asian="10pt"/>
    </style:style>
    <style:style style:name="T7215" style:parent-style-name="DefaultParagraphFont" style:family="text">
      <style:text-properties style:font-name-asian="MS Mincho" fo:font-size="10pt" style:font-size-asian="10pt"/>
    </style:style>
    <style:style style:name="T7216" style:parent-style-name="DefaultParagraphFont" style:family="text">
      <style:text-properties style:font-name-asian="MS Mincho" fo:font-size="10pt" style:font-size-asian="10pt"/>
    </style:style>
    <style:style style:name="P7217" style:parent-style-name="Normal" style:family="paragraph">
      <style:paragraph-properties fo:text-align="justify"/>
      <style:text-properties style:font-name-asian="MS Mincho" fo:font-size="10pt" style:font-size-asian="10pt"/>
    </style:style>
    <style:style style:name="P7218" style:parent-style-name="Normal" style:family="paragraph">
      <style:text-properties style:font-name-asian="MS Mincho" fo:font-size="10pt" style:font-size-asian="10pt"/>
    </style:style>
    <style:style style:name="P7219" style:parent-style-name="Normal" style:family="paragraph">
      <style:text-properties style:font-name-asian="MS Mincho" fo:font-size="10pt" style:font-size-asian="10pt"/>
    </style:style>
    <style:style style:name="P7220" style:parent-style-name="Normal" style:family="paragraph">
      <style:text-properties style:font-name-asian="MS Mincho" fo:font-size="10pt" style:font-size-asian="10pt"/>
    </style:style>
    <style:style style:name="T7221" style:parent-style-name="DefaultParagraphFont" style:family="text">
      <style:text-properties style:font-name-asian="MS Mincho" fo:font-size="10pt" style:font-size-asian="10pt"/>
    </style:style>
    <style:style style:name="T7222" style:parent-style-name="DefaultParagraphFont" style:family="text">
      <style:text-properties style:font-name-asian="MS Mincho" fo:font-size="10pt" style:font-size-asian="10pt"/>
    </style:style>
    <style:style style:name="T7223" style:parent-style-name="DefaultParagraphFont" style:family="text">
      <style:text-properties style:font-name-asian="MS Mincho" fo:font-size="10pt" style:font-size-asian="10pt"/>
    </style:style>
    <style:style style:name="T7224" style:parent-style-name="DefaultParagraphFont" style:family="text">
      <style:text-properties style:font-name-asian="MS Mincho" fo:font-size="10pt" style:font-size-asian="10pt"/>
    </style:style>
    <style:style style:name="P7225" style:parent-style-name="Normal" style:family="paragraph">
      <style:text-properties style:font-name-asian="MS Mincho" fo:font-size="10pt" style:font-size-asian="10pt"/>
    </style:style>
    <style:style style:name="P7226" style:parent-style-name="Normal" style:family="paragraph">
      <style:text-properties fo:font-size="10pt" style:font-size-asian="10pt"/>
    </style:style>
    <style:style style:name="P7227" style:parent-style-name="Normal" style:family="paragraph">
      <style:text-properties style:font-name-asian="MS Mincho" fo:font-size="10pt" style:font-size-asian="10pt"/>
    </style:style>
    <style:style style:name="P7228" style:parent-style-name="Normal" style:family="paragraph">
      <style:text-properties style:font-name-asian="MS Mincho" fo:font-size="10pt" style:font-size-asian="10pt"/>
    </style:style>
    <style:style style:name="P7229" style:parent-style-name="Normal" style:family="paragraph">
      <style:text-properties style:font-name-asian="MS Mincho" fo:font-size="10pt" style:font-size-asian="10pt"/>
    </style:style>
    <style:style style:name="T7230" style:parent-style-name="DefaultParagraphFont" style:family="text">
      <style:text-properties style:font-name-asian="MS Mincho" fo:font-size="10pt" style:font-size-asian="10pt"/>
    </style:style>
    <style:style style:name="T7231" style:parent-style-name="DefaultParagraphFont" style:family="text">
      <style:text-properties style:font-name-asian="MS Mincho" fo:font-size="10pt" style:font-size-asian="10pt"/>
    </style:style>
    <style:style style:name="T7232" style:parent-style-name="DefaultParagraphFont" style:family="text">
      <style:text-properties style:font-name-asian="MS Mincho" fo:font-size="10pt" style:font-size-asian="10pt"/>
    </style:style>
    <style:style style:name="T7233" style:parent-style-name="DefaultParagraphFont" style:family="text">
      <style:text-properties style:font-name-asian="MS Mincho" fo:font-size="10pt" style:font-size-asian="10pt"/>
    </style:style>
    <style:style style:name="P7234" style:parent-style-name="Normal" style:family="paragraph">
      <style:text-properties style:font-name-asian="MS Mincho" fo:font-size="10pt" style:font-size-asian="10pt"/>
    </style:style>
    <style:style style:name="P7235" style:parent-style-name="Normal" style:family="paragraph">
      <style:text-properties style:font-name-asian="MS Mincho" fo:font-size="10pt" style:font-size-asian="10pt"/>
    </style:style>
    <style:style style:name="P7236" style:parent-style-name="Normal" style:family="paragraph">
      <style:text-properties style:font-name-asian="MS Mincho" fo:font-size="10pt" style:font-size-asian="10pt"/>
    </style:style>
    <style:style style:name="P7237" style:parent-style-name="Normal" style:family="paragraph">
      <style:text-properties style:font-name-asian="MS Mincho" fo:font-size="10pt" style:font-size-asian="10pt"/>
    </style:style>
    <style:style style:name="T7238" style:parent-style-name="DefaultParagraphFont" style:family="text">
      <style:text-properties style:font-name-asian="MS Mincho" fo:font-size="10pt" style:font-size-asian="10pt"/>
    </style:style>
    <style:style style:name="T7239" style:parent-style-name="DefaultParagraphFont" style:family="text">
      <style:text-properties style:font-name-asian="MS Mincho" fo:font-size="10pt" style:font-size-asian="10pt"/>
    </style:style>
    <style:style style:name="T7240" style:parent-style-name="DefaultParagraphFont" style:family="text">
      <style:text-properties style:font-name-asian="MS Mincho" fo:font-size="10pt" style:font-size-asian="10pt"/>
    </style:style>
    <style:style style:name="T7241" style:parent-style-name="DefaultParagraphFont" style:family="text">
      <style:text-properties style:font-name-asian="MS Mincho" fo:font-size="10pt" style:font-size-asian="10pt"/>
    </style:style>
    <style:style style:name="P7242" style:parent-style-name="Normal" style:family="paragraph">
      <style:paragraph-properties fo:text-align="justify"/>
      <style:text-properties style:font-name-asian="MS Mincho" fo:font-size="10pt" style:font-size-asian="10pt"/>
    </style:style>
    <style:style style:name="P7243" style:parent-style-name="Normal" style:family="paragraph">
      <style:paragraph-properties style:text-autospace="none"/>
      <style:text-properties fo:font-size="10pt" style:font-size-asian="10pt"/>
    </style:style>
    <style:style style:name="P7244" style:parent-style-name="Normal" style:family="paragraph">
      <style:text-properties style:font-name-asian="MS Mincho" fo:font-size="10pt" style:font-size-asian="10pt"/>
    </style:style>
    <style:style style:name="P7245" style:parent-style-name="Normal" style:family="paragraph">
      <style:paragraph-properties fo:text-align="justify"/>
      <style:text-properties style:font-name-asian="MS Mincho" fo:font-size="10pt" style:font-size-asian="10pt"/>
    </style:style>
    <style:style style:name="P7246" style:parent-style-name="Normal" style:family="paragraph">
      <style:paragraph-properties fo:text-align="justify"/>
      <style:text-properties style:font-name-asian="MS Mincho" fo:font-size="10pt" style:font-size-asian="10pt"/>
    </style:style>
    <style:style style:name="P7247" style:parent-style-name="Normal" style:family="paragraph">
      <style:paragraph-properties fo:text-align="justify"/>
    </style:style>
    <style:style style:name="T7248" style:parent-style-name="DefaultParagraphFont" style:family="text">
      <style:text-properties style:font-name-asian="MS Mincho" fo:font-size="10pt" style:font-size-asian="10pt"/>
    </style:style>
    <style:style style:name="T7249" style:parent-style-name="DefaultParagraphFont" style:family="text">
      <style:text-properties style:font-name-asian="MS Mincho" fo:font-size="10pt" style:font-size-asian="10pt"/>
    </style:style>
    <style:style style:name="T7250" style:parent-style-name="DefaultParagraphFont" style:family="text">
      <style:text-properties style:font-name-asian="MS Mincho" fo:font-size="10pt" style:font-size-asian="10pt"/>
    </style:style>
    <style:style style:name="T7251" style:parent-style-name="DefaultParagraphFont" style:family="text">
      <style:text-properties style:font-name-asian="MS Mincho" fo:font-size="10pt" style:font-size-asian="10pt"/>
    </style:style>
    <style:style style:name="P7252" style:parent-style-name="Normal" style:family="paragraph">
      <style:paragraph-properties fo:text-align="justify"/>
      <style:text-properties style:font-name-asian="MS Mincho" fo:font-size="10pt" style:font-size-asian="10pt"/>
    </style:style>
    <style:style style:name="P7253" style:parent-style-name="Normal" style:family="paragraph">
      <style:paragraph-properties fo:text-align="justify"/>
      <style:text-properties fo:font-size="10pt" style:font-size-asian="10pt"/>
    </style:style>
    <style:style style:name="P7254" style:parent-style-name="Normal" style:family="paragraph">
      <style:paragraph-properties fo:text-align="justify"/>
      <style:text-properties fo:font-size="10pt" style:font-size-asian="10pt"/>
    </style:style>
    <style:style style:name="P7255" style:parent-style-name="Normal" style:family="paragraph">
      <style:paragraph-properties fo:text-align="justify"/>
      <style:text-properties fo:font-size="10pt" style:font-size-asian="10pt"/>
    </style:style>
    <style:style style:name="P7256" style:parent-style-name="Normal" style:family="paragraph">
      <style:paragraph-properties fo:text-align="justify"/>
      <style:text-properties style:font-name-asian="MS Mincho" fo:font-size="10pt" style:font-size-asian="10pt"/>
    </style:style>
    <style:style style:name="P7257" style:parent-style-name="Normal" style:family="paragraph">
      <style:text-properties style:font-name-asian="MS Mincho" fo:font-size="10pt" style:font-size-asian="10pt"/>
    </style:style>
    <style:style style:name="P7258" style:parent-style-name="Normal" style:family="paragraph">
      <style:text-properties style:font-name-asian="MS Mincho" fo:font-size="10pt" style:font-size-asian="10pt"/>
    </style:style>
    <style:style style:name="P7259" style:parent-style-name="Normal" style:family="paragraph">
      <style:paragraph-properties fo:text-align="justify"/>
    </style:style>
    <style:style style:name="T7260" style:parent-style-name="DefaultParagraphFont" style:family="text">
      <style:text-properties style:font-name-asian="MS Mincho" fo:font-size="10pt" style:font-size-asian="10pt"/>
    </style:style>
    <style:style style:name="T7261" style:parent-style-name="DefaultParagraphFont" style:family="text">
      <style:text-properties style:font-name-asian="MS Mincho" fo:font-size="10pt" style:font-size-asian="10pt"/>
    </style:style>
    <style:style style:name="T7262" style:parent-style-name="DefaultParagraphFont" style:family="text">
      <style:text-properties style:font-name-asian="MS Mincho" fo:font-size="10pt" style:font-size-asian="10pt"/>
    </style:style>
    <style:style style:name="P7263" style:parent-style-name="Normal" style:family="paragraph">
      <style:paragraph-properties fo:text-align="justify"/>
      <style:text-properties style:font-name-asian="MS Mincho" fo:font-size="10pt" style:font-size-asian="10pt"/>
    </style:style>
    <style:style style:name="P7264" style:parent-style-name="Normal" style:family="paragraph">
      <style:paragraph-properties fo:text-align="justify"/>
      <style:text-properties fo:font-size="10pt" style:font-size-asian="10pt"/>
    </style:style>
    <style:style style:name="P7265" style:parent-style-name="Normal" style:family="paragraph">
      <style:paragraph-properties fo:text-align="justify"/>
      <style:text-properties fo:font-size="10pt" style:font-size-asian="10pt"/>
    </style:style>
    <style:style style:name="P7266" style:parent-style-name="Normal" style:family="paragraph">
      <style:text-properties fo:font-size="10pt" style:font-size-asian="10pt"/>
    </style:style>
    <style:style style:name="P7267" style:parent-style-name="Normal" style:family="paragraph">
      <style:paragraph-properties fo:text-align="justify"/>
      <style:text-properties fo:font-weight="bold" style:font-weight-asian="bold" fo:font-size="10pt" style:font-size-asian="10pt"/>
    </style:style>
    <style:style style:name="P7268" style:parent-style-name="Normal" style:family="paragraph">
      <style:paragraph-properties fo:text-align="justify"/>
      <style:text-properties fo:font-weight="bold" style:font-weight-asian="bold" fo:font-size="10pt" style:font-size-asian="10pt"/>
    </style:style>
    <style:style style:name="P7269" style:parent-style-name="Normal" style:family="paragraph">
      <style:paragraph-properties fo:text-align="justify"/>
    </style:style>
    <style:style style:name="T7270" style:parent-style-name="DefaultParagraphFont" style:family="text">
      <style:text-properties fo:font-weight="bold" style:font-weight-asian="bold" fo:font-size="10pt" style:font-size-asian="10pt"/>
    </style:style>
    <style:style style:name="P7271" style:parent-style-name="Normal" style:family="paragraph">
      <style:paragraph-properties fo:text-align="justify"/>
      <style:text-properties fo:font-size="10pt" style:font-size-asian="10pt"/>
    </style:style>
    <style:style style:name="P7272" style:parent-style-name="Normal" style:family="paragraph">
      <style:paragraph-properties fo:text-align="justify"/>
    </style:style>
    <style:style style:name="T7273" style:parent-style-name="DefaultParagraphFont" style:family="text">
      <style:text-properties fo:font-size="10pt" style:font-size-asian="10pt"/>
    </style:style>
    <style:style style:name="P7274" style:parent-style-name="Normal" style:family="paragraph">
      <style:paragraph-properties fo:text-align="justify"/>
    </style:style>
    <style:style style:name="T7275" style:parent-style-name="DefaultParagraphFont" style:family="text">
      <style:text-properties fo:font-size="10pt" style:font-size-asian="10pt"/>
    </style:style>
    <style:style style:name="P7276" style:parent-style-name="Normal" style:family="paragraph">
      <style:paragraph-properties fo:text-align="justify"/>
    </style:style>
    <style:style style:name="T7277" style:parent-style-name="DefaultParagraphFont" style:family="text">
      <style:text-properties fo:font-size="10pt" style:font-size-asian="10pt"/>
    </style:style>
    <style:style style:name="T7278"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279" style:parent-style-name="DefaultParagraphFont" style:family="text">
      <style:text-properties style:font-name-asian="MS Mincho" style:font-style-complex="italic" fo:font-size="10pt" style:font-size-asian="10pt"/>
    </style:style>
    <style:style style:name="P7280" style:parent-style-name="Normal" style:family="paragraph">
      <style:paragraph-properties fo:text-align="justify"/>
    </style:style>
    <style:style style:name="T7281" style:parent-style-name="DefaultParagraphFont" style:family="text">
      <style:text-properties fo:font-size="10pt" style:font-size-asian="10pt"/>
    </style:style>
    <style:style style:name="T7282" style:parent-style-name="DefaultParagraphFont" style:family="text">
      <style:text-properties fo:font-size="10pt" style:font-size-asian="10pt"/>
    </style:style>
    <style:style style:name="P7283" style:parent-style-name="Normal" style:family="paragraph">
      <style:paragraph-properties fo:text-align="justify"/>
      <style:text-properties fo:font-size="10pt" style:font-size-asian="10pt"/>
    </style:style>
    <style:style style:name="P7284" style:parent-style-name="Normal" style:family="paragraph">
      <style:paragraph-properties fo:text-align="justify"/>
    </style:style>
    <style:style style:name="T7285" style:parent-style-name="DefaultParagraphFont" style:family="text">
      <style:text-properties fo:font-size="10pt" style:font-size-asian="10pt"/>
    </style:style>
    <style:style style:name="P7286" style:parent-style-name="Normal" style:family="paragraph">
      <style:paragraph-properties fo:text-align="justify"/>
    </style:style>
    <style:style style:name="T7287" style:parent-style-name="DefaultParagraphFont" style:family="text">
      <style:text-properties fo:font-size="10pt" style:font-size-asian="10pt"/>
    </style:style>
    <style:style style:name="P7288" style:parent-style-name="Normal" style:family="paragraph">
      <style:paragraph-properties fo:text-align="justify"/>
    </style:style>
    <style:style style:name="T7289" style:parent-style-name="DefaultParagraphFont" style:family="text">
      <style:text-properties fo:font-size="10pt" style:font-size-asian="10pt"/>
    </style:style>
    <style:style style:name="T7290"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291" style:parent-style-name="DefaultParagraphFont" style:family="text">
      <style:text-properties style:font-name-asian="MS Mincho" style:font-style-complex="italic" fo:font-size="10pt" style:font-size-asian="10pt"/>
    </style:style>
    <style:style style:name="P7292" style:parent-style-name="Normal" style:family="paragraph">
      <style:paragraph-properties fo:text-align="justify"/>
    </style:style>
    <style:style style:name="T7293" style:parent-style-name="DefaultParagraphFont" style:family="text">
      <style:text-properties fo:font-size="10pt" style:font-size-asian="10pt"/>
    </style:style>
    <style:style style:name="T7294" style:parent-style-name="DefaultParagraphFont" style:family="text">
      <style:text-properties fo:font-size="10pt" style:font-size-asian="10pt"/>
    </style:style>
    <style:style style:name="P7295" style:parent-style-name="Normal" style:family="paragraph">
      <style:paragraph-properties fo:text-align="justify"/>
      <style:text-properties fo:font-size="10pt" style:font-size-asian="10pt"/>
    </style:style>
    <style:style style:name="P7296" style:parent-style-name="Normal" style:family="paragraph">
      <style:paragraph-properties fo:text-align="justify"/>
    </style:style>
    <style:style style:name="T7297" style:parent-style-name="DefaultParagraphFont" style:family="text">
      <style:text-properties fo:font-size="10pt" style:font-size-asian="10pt"/>
    </style:style>
    <style:style style:name="P7298" style:parent-style-name="Normal" style:family="paragraph">
      <style:paragraph-properties fo:text-align="justify"/>
    </style:style>
    <style:style style:name="T7299" style:parent-style-name="DefaultParagraphFont" style:family="text">
      <style:text-properties fo:font-size="10pt" style:font-size-asian="10pt"/>
    </style:style>
    <style:style style:name="P7300" style:parent-style-name="Normal" style:family="paragraph">
      <style:paragraph-properties fo:text-align="justify"/>
    </style:style>
    <style:style style:name="T7301" style:parent-style-name="DefaultParagraphFont" style:family="text">
      <style:text-properties fo:font-size="10pt" style:font-size-asian="10pt"/>
    </style:style>
    <style:style style:name="T7302"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303" style:parent-style-name="DefaultParagraphFont" style:family="text">
      <style:text-properties style:font-name-asian="MS Mincho" style:font-style-complex="italic" fo:font-size="10pt" style:font-size-asian="10pt"/>
    </style:style>
    <style:style style:name="T7304" style:parent-style-name="DefaultParagraphFont" style:family="text">
      <style:text-properties style:font-name-asian="MS Mincho" style:font-style-complex="italic" fo:font-size="10pt" style:font-size-asian="10pt"/>
    </style:style>
    <style:style style:name="P7305" style:parent-style-name="Normal" style:family="paragraph">
      <style:paragraph-properties fo:text-align="justify"/>
    </style:style>
    <style:style style:name="T7306" style:parent-style-name="DefaultParagraphFont" style:family="text">
      <style:text-properties fo:font-size="10pt" style:font-size-asian="10pt"/>
    </style:style>
    <style:style style:name="P7307" style:parent-style-name="Normal" style:family="paragraph">
      <style:paragraph-properties fo:text-align="justify"/>
      <style:text-properties fo:font-size="10pt" style:font-size-asian="10pt"/>
    </style:style>
    <style:style style:name="P7308" style:parent-style-name="Normal" style:family="paragraph">
      <style:paragraph-properties fo:text-align="justify"/>
    </style:style>
    <style:style style:name="T7309" style:parent-style-name="DefaultParagraphFont" style:family="text">
      <style:text-properties fo:font-size="10pt" style:font-size-asian="10pt"/>
    </style:style>
    <style:style style:name="P7310" style:parent-style-name="Normal" style:family="paragraph">
      <style:paragraph-properties fo:text-align="justify"/>
    </style:style>
    <style:style style:name="T7311" style:parent-style-name="DefaultParagraphFont" style:family="text">
      <style:text-properties fo:font-size="10pt" style:font-size-asian="10pt"/>
    </style:style>
    <style:style style:name="P7312" style:parent-style-name="Normal" style:family="paragraph">
      <style:paragraph-properties fo:text-align="justify"/>
    </style:style>
    <style:style style:name="T7313" style:parent-style-name="DefaultParagraphFont" style:family="text">
      <style:text-properties fo:font-size="10pt" style:font-size-asian="10pt"/>
    </style:style>
    <style:style style:name="T7314"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315" style:parent-style-name="DefaultParagraphFont" style:family="text">
      <style:text-properties style:font-name-asian="MS Mincho" style:font-style-complex="italic" fo:font-size="10pt" style:font-size-asian="10pt"/>
    </style:style>
    <style:style style:name="P7316" style:parent-style-name="Normal" style:family="paragraph">
      <style:paragraph-properties fo:text-align="justify"/>
    </style:style>
    <style:style style:name="T7317" style:parent-style-name="DefaultParagraphFont" style:family="text">
      <style:text-properties fo:font-size="10pt" style:font-size-asian="10pt"/>
    </style:style>
    <style:style style:name="P7318" style:parent-style-name="Normal" style:family="paragraph">
      <style:paragraph-properties fo:text-align="justify"/>
      <style:text-properties fo:font-size="10pt" style:font-size-asian="10pt"/>
    </style:style>
    <style:style style:name="P7319" style:parent-style-name="Normal" style:family="paragraph">
      <style:paragraph-properties fo:text-align="justify"/>
    </style:style>
    <style:style style:name="T7320" style:parent-style-name="DefaultParagraphFont" style:family="text">
      <style:text-properties fo:font-size="10pt" style:font-size-asian="10pt"/>
    </style:style>
    <style:style style:name="P7321" style:parent-style-name="Normal" style:family="paragraph">
      <style:paragraph-properties fo:text-align="justify"/>
    </style:style>
    <style:style style:name="T7322" style:parent-style-name="DefaultParagraphFont" style:family="text">
      <style:text-properties fo:font-size="10pt" style:font-size-asian="10pt"/>
    </style:style>
    <style:style style:name="P7323" style:parent-style-name="Normal" style:family="paragraph">
      <style:paragraph-properties fo:text-align="justify"/>
    </style:style>
    <style:style style:name="T7324" style:parent-style-name="DefaultParagraphFont" style:family="text">
      <style:text-properties fo:font-size="10pt" style:font-size-asian="10pt"/>
    </style:style>
    <style:style style:name="T7325"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326" style:parent-style-name="DefaultParagraphFont" style:family="text">
      <style:text-properties style:font-name-asian="MS Mincho" style:font-style-complex="italic" fo:font-size="10pt" style:font-size-asian="10pt"/>
    </style:style>
    <style:style style:name="P7327" style:parent-style-name="Normal" style:family="paragraph">
      <style:paragraph-properties fo:text-align="justify"/>
    </style:style>
    <style:style style:name="T7328" style:parent-style-name="DefaultParagraphFont" style:family="text">
      <style:text-properties fo:font-size="10pt" style:font-size-asian="10pt"/>
    </style:style>
    <style:style style:name="T7329" style:parent-style-name="DefaultParagraphFont" style:family="text">
      <style:text-properties fo:font-size="10pt" style:font-size-asian="10pt"/>
    </style:style>
    <style:style style:name="P7330" style:parent-style-name="Normal" style:family="paragraph">
      <style:paragraph-properties fo:text-align="justify"/>
      <style:text-properties fo:font-size="10pt" style:font-size-asian="10pt"/>
    </style:style>
    <style:style style:name="P7331" style:parent-style-name="Normal" style:family="paragraph">
      <style:paragraph-properties fo:text-align="justify"/>
    </style:style>
    <style:style style:name="T7332" style:parent-style-name="DefaultParagraphFont" style:family="text">
      <style:text-properties fo:font-size="10pt" style:font-size-asian="10pt"/>
    </style:style>
    <style:style style:name="P7333" style:parent-style-name="Normal" style:family="paragraph">
      <style:paragraph-properties fo:text-align="justify"/>
    </style:style>
    <style:style style:name="T7334" style:parent-style-name="DefaultParagraphFont" style:family="text">
      <style:text-properties fo:font-size="10pt" style:font-size-asian="10pt"/>
    </style:style>
    <style:style style:name="P7335" style:parent-style-name="Normal" style:family="paragraph">
      <style:paragraph-properties fo:text-align="justify"/>
    </style:style>
    <style:style style:name="T7336" style:parent-style-name="DefaultParagraphFont" style:family="text">
      <style:text-properties fo:font-size="10pt" style:font-size-asian="10pt"/>
    </style:style>
    <style:style style:name="T7337"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338" style:parent-style-name="DefaultParagraphFont" style:family="text">
      <style:text-properties style:font-name-asian="MS Mincho" style:font-style-complex="italic" fo:font-size="10pt" style:font-size-asian="10pt"/>
    </style:style>
    <style:style style:name="P7339" style:parent-style-name="Normal" style:family="paragraph">
      <style:paragraph-properties fo:text-align="justify"/>
    </style:style>
    <style:style style:name="T7340" style:parent-style-name="DefaultParagraphFont" style:family="text">
      <style:text-properties fo:font-size="10pt" style:font-size-asian="10pt"/>
    </style:style>
    <style:style style:name="P7341" style:parent-style-name="Normal" style:family="paragraph">
      <style:paragraph-properties fo:text-align="justify"/>
      <style:text-properties fo:font-size="10pt" style:font-size-asian="10pt"/>
    </style:style>
    <style:style style:name="P7342" style:parent-style-name="Normal" style:family="paragraph">
      <style:paragraph-properties fo:text-align="justify"/>
    </style:style>
    <style:style style:name="T7343" style:parent-style-name="DefaultParagraphFont" style:family="text">
      <style:text-properties fo:font-size="10pt" style:font-size-asian="10pt"/>
    </style:style>
    <style:style style:name="P7344" style:parent-style-name="Normal" style:family="paragraph">
      <style:paragraph-properties fo:text-align="justify"/>
    </style:style>
    <style:style style:name="T7345" style:parent-style-name="DefaultParagraphFont" style:family="text">
      <style:text-properties fo:font-size="10pt" style:font-size-asian="10pt"/>
    </style:style>
    <style:style style:name="P7346" style:parent-style-name="Normal" style:family="paragraph">
      <style:paragraph-properties fo:text-align="justify"/>
    </style:style>
    <style:style style:name="T7347" style:parent-style-name="DefaultParagraphFont" style:family="text">
      <style:text-properties fo:font-size="10pt" style:font-size-asian="10pt"/>
    </style:style>
    <style:style style:name="T7348"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349" style:parent-style-name="DefaultParagraphFont" style:family="text">
      <style:text-properties style:font-name-asian="MS Mincho" style:font-style-complex="italic" fo:font-size="10pt" style:font-size-asian="10pt"/>
    </style:style>
    <style:style style:name="P7350" style:parent-style-name="Normal" style:family="paragraph">
      <style:paragraph-properties fo:text-align="justify"/>
    </style:style>
    <style:style style:name="T7351" style:parent-style-name="DefaultParagraphFont" style:family="text">
      <style:text-properties fo:font-size="10pt" style:font-size-asian="10pt"/>
    </style:style>
    <style:style style:name="P7352" style:parent-style-name="Normal" style:family="paragraph">
      <style:paragraph-properties fo:text-align="justify"/>
      <style:text-properties fo:font-size="10pt" style:font-size-asian="10pt"/>
    </style:style>
    <style:style style:name="P7353" style:parent-style-name="Normal" style:family="paragraph">
      <style:paragraph-properties fo:text-align="justify"/>
    </style:style>
    <style:style style:name="T7354" style:parent-style-name="DefaultParagraphFont" style:family="text">
      <style:text-properties fo:font-size="10pt" style:font-size-asian="10pt"/>
    </style:style>
    <style:style style:name="P7355" style:parent-style-name="Normal" style:family="paragraph">
      <style:paragraph-properties fo:text-align="justify"/>
    </style:style>
    <style:style style:name="T7356" style:parent-style-name="DefaultParagraphFont" style:family="text">
      <style:text-properties fo:font-size="10pt" style:font-size-asian="10pt"/>
    </style:style>
    <style:style style:name="P7357" style:parent-style-name="Normal" style:family="paragraph">
      <style:paragraph-properties fo:text-align="justify"/>
    </style:style>
    <style:style style:name="T7358" style:parent-style-name="DefaultParagraphFont" style:family="text">
      <style:text-properties fo:font-size="10pt" style:font-size-asian="10pt"/>
    </style:style>
    <style:style style:name="T7359"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360" style:parent-style-name="DefaultParagraphFont" style:family="text">
      <style:text-properties style:font-name-asian="MS Mincho" style:font-style-complex="italic" fo:font-size="10pt" style:font-size-asian="10pt"/>
    </style:style>
    <style:style style:name="P7361" style:parent-style-name="Normal" style:family="paragraph">
      <style:paragraph-properties fo:text-align="justify"/>
    </style:style>
    <style:style style:name="T7362" style:parent-style-name="DefaultParagraphFont" style:family="text">
      <style:text-properties fo:font-size="10pt" style:font-size-asian="10pt"/>
    </style:style>
    <style:style style:name="P7363" style:parent-style-name="Normal" style:family="paragraph">
      <style:paragraph-properties fo:text-align="justify"/>
      <style:text-properties fo:font-size="10pt" style:font-size-asian="10pt"/>
    </style:style>
    <style:style style:name="P7364" style:parent-style-name="Normal" style:family="paragraph">
      <style:paragraph-properties fo:text-align="justify"/>
    </style:style>
    <style:style style:name="T7365" style:parent-style-name="DefaultParagraphFont" style:family="text">
      <style:text-properties fo:font-size="10pt" style:font-size-asian="10pt"/>
    </style:style>
    <style:style style:name="P7366" style:parent-style-name="Normal" style:family="paragraph">
      <style:paragraph-properties fo:text-align="justify"/>
    </style:style>
    <style:style style:name="T7367" style:parent-style-name="DefaultParagraphFont" style:family="text">
      <style:text-properties fo:font-size="10pt" style:font-size-asian="10pt"/>
    </style:style>
    <style:style style:name="T7368" style:parent-style-name="DefaultParagraphFont" style:family="text">
      <style:text-properties fo:font-size="10pt" style:font-size-asian="10pt"/>
    </style:style>
    <style:style style:name="P7369" style:parent-style-name="Normal" style:family="paragraph">
      <style:paragraph-properties fo:text-align="justify"/>
    </style:style>
    <style:style style:name="T7370" style:parent-style-name="DefaultParagraphFont" style:family="text">
      <style:text-properties fo:font-size="10pt" style:font-size-asian="10pt"/>
    </style:style>
    <style:style style:name="T7371"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372" style:parent-style-name="DefaultParagraphFont" style:family="text">
      <style:text-properties style:font-name-asian="MS Mincho" style:font-style-complex="italic" fo:font-size="10pt" style:font-size-asian="10pt"/>
    </style:style>
    <style:style style:name="P7373" style:parent-style-name="Normal" style:family="paragraph">
      <style:paragraph-properties fo:text-align="justify"/>
    </style:style>
    <style:style style:name="T7374" style:parent-style-name="DefaultParagraphFont" style:family="text">
      <style:text-properties fo:font-size="10pt" style:font-size-asian="10pt"/>
    </style:style>
    <style:style style:name="T7375" style:parent-style-name="DefaultParagraphFont" style:family="text">
      <style:text-properties fo:font-size="10pt" style:font-size-asian="10pt"/>
    </style:style>
    <style:style style:name="P7376" style:parent-style-name="Normal" style:family="paragraph">
      <style:paragraph-properties fo:text-align="justify"/>
      <style:text-properties fo:font-size="10pt" style:font-size-asian="10pt"/>
    </style:style>
    <style:style style:name="P7377" style:parent-style-name="Normal" style:family="paragraph">
      <style:paragraph-properties fo:text-align="justify"/>
    </style:style>
    <style:style style:name="T7378" style:parent-style-name="DefaultParagraphFont" style:family="text">
      <style:text-properties fo:font-size="10pt" style:font-size-asian="10pt"/>
    </style:style>
    <style:style style:name="P7379" style:parent-style-name="Normal" style:family="paragraph">
      <style:paragraph-properties fo:text-align="justify"/>
    </style:style>
    <style:style style:name="T7380" style:parent-style-name="DefaultParagraphFont" style:family="text">
      <style:text-properties fo:font-size="10pt" style:font-size-asian="10pt"/>
    </style:style>
    <style:style style:name="P7381" style:parent-style-name="Normal" style:family="paragraph">
      <style:paragraph-properties fo:text-align="justify"/>
    </style:style>
    <style:style style:name="T7382" style:parent-style-name="DefaultParagraphFont" style:family="text">
      <style:text-properties fo:font-size="10pt" style:font-size-asian="10pt"/>
    </style:style>
    <style:style style:name="T7383"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384" style:parent-style-name="DefaultParagraphFont" style:family="text">
      <style:text-properties style:font-name-asian="MS Mincho" style:font-style-complex="italic" fo:font-size="10pt" style:font-size-asian="10pt"/>
    </style:style>
    <style:style style:name="P7385" style:parent-style-name="Normal" style:family="paragraph">
      <style:paragraph-properties fo:text-align="justify"/>
    </style:style>
    <style:style style:name="T7386" style:parent-style-name="DefaultParagraphFont" style:family="text">
      <style:text-properties fo:font-size="10pt" style:font-size-asian="10pt"/>
    </style:style>
    <style:style style:name="T7387" style:parent-style-name="DefaultParagraphFont" style:family="text">
      <style:text-properties fo:font-size="10pt" style:font-size-asian="10pt"/>
    </style:style>
    <style:style style:name="P7388" style:parent-style-name="Normal" style:family="paragraph">
      <style:paragraph-properties fo:text-align="justify"/>
      <style:text-properties fo:font-size="10pt" style:font-size-asian="10pt"/>
    </style:style>
    <style:style style:name="P7389" style:parent-style-name="Normal" style:family="paragraph">
      <style:paragraph-properties fo:text-align="justify"/>
    </style:style>
    <style:style style:name="T7390" style:parent-style-name="DefaultParagraphFont" style:family="text">
      <style:text-properties fo:font-size="10pt" style:font-size-asian="10pt"/>
    </style:style>
    <style:style style:name="P7391" style:parent-style-name="Normal" style:family="paragraph">
      <style:paragraph-properties fo:text-align="justify"/>
    </style:style>
    <style:style style:name="T7392" style:parent-style-name="DefaultParagraphFont" style:family="text">
      <style:text-properties fo:font-size="10pt" style:font-size-asian="10pt"/>
    </style:style>
    <style:style style:name="P7393" style:parent-style-name="Normal" style:family="paragraph">
      <style:paragraph-properties fo:text-align="justify"/>
    </style:style>
    <style:style style:name="T7394" style:parent-style-name="DefaultParagraphFont" style:family="text">
      <style:text-properties fo:font-size="10pt" style:font-size-asian="10pt"/>
    </style:style>
    <style:style style:name="T7395"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396" style:parent-style-name="DefaultParagraphFont" style:family="text">
      <style:text-properties style:font-name-asian="MS Mincho" style:font-style-complex="italic" fo:font-size="10pt" style:font-size-asian="10pt"/>
    </style:style>
    <style:style style:name="T7397" style:parent-style-name="DefaultParagraphFont" style:family="text">
      <style:text-properties style:font-name-asian="MS Mincho" style:font-style-complex="italic" fo:font-size="10pt" style:font-size-asian="10pt"/>
    </style:style>
    <style:style style:name="P7398" style:parent-style-name="Normal" style:family="paragraph">
      <style:paragraph-properties fo:text-align="justify"/>
    </style:style>
    <style:style style:name="T7399" style:parent-style-name="DefaultParagraphFont" style:family="text">
      <style:text-properties fo:font-size="10pt" style:font-size-asian="10pt"/>
    </style:style>
    <style:style style:name="P7400" style:parent-style-name="Normal" style:family="paragraph">
      <style:paragraph-properties fo:text-align="justify"/>
      <style:text-properties fo:font-size="10pt" style:font-size-asian="10pt"/>
    </style:style>
    <style:style style:name="P7401" style:parent-style-name="Normal" style:family="paragraph">
      <style:paragraph-properties fo:text-align="justify"/>
    </style:style>
    <style:style style:name="T7402" style:parent-style-name="DefaultParagraphFont" style:family="text">
      <style:text-properties fo:font-size="10pt" style:font-size-asian="10pt"/>
    </style:style>
    <style:style style:name="P7403" style:parent-style-name="Normal" style:family="paragraph">
      <style:paragraph-properties fo:text-align="justify"/>
    </style:style>
    <style:style style:name="T7404" style:parent-style-name="DefaultParagraphFont" style:family="text">
      <style:text-properties fo:font-size="10pt" style:font-size-asian="10pt"/>
    </style:style>
    <style:style style:name="P7405" style:parent-style-name="Normal" style:family="paragraph">
      <style:paragraph-properties fo:text-align="justify"/>
    </style:style>
    <style:style style:name="T7406" style:parent-style-name="DefaultParagraphFont" style:family="text">
      <style:text-properties fo:font-size="10pt" style:font-size-asian="10pt"/>
    </style:style>
    <style:style style:name="T7407"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408" style:parent-style-name="DefaultParagraphFont" style:family="text">
      <style:text-properties style:font-name-asian="MS Mincho" style:font-style-complex="italic" fo:font-size="10pt" style:font-size-asian="10pt"/>
    </style:style>
    <style:style style:name="P7409" style:parent-style-name="Normal" style:family="paragraph">
      <style:paragraph-properties fo:text-align="justify"/>
    </style:style>
    <style:style style:name="T7410" style:parent-style-name="DefaultParagraphFont" style:family="text">
      <style:text-properties fo:font-size="10pt" style:font-size-asian="10pt"/>
    </style:style>
    <style:style style:name="T7411" style:parent-style-name="DefaultParagraphFont" style:family="text">
      <style:text-properties fo:font-size="10pt" style:font-size-asian="10pt"/>
    </style:style>
    <style:style style:name="P7412" style:parent-style-name="Normal" style:family="paragraph">
      <style:paragraph-properties fo:text-align="justify"/>
      <style:text-properties fo:font-size="10pt" style:font-size-asian="10pt"/>
    </style:style>
    <style:style style:name="P7413" style:parent-style-name="Normal" style:family="paragraph">
      <style:paragraph-properties fo:text-align="justify"/>
    </style:style>
    <style:style style:name="T7414" style:parent-style-name="DefaultParagraphFont" style:family="text">
      <style:text-properties fo:font-size="10pt" style:font-size-asian="10pt"/>
    </style:style>
    <style:style style:name="P7415" style:parent-style-name="Normal" style:family="paragraph">
      <style:paragraph-properties fo:text-align="justify"/>
    </style:style>
    <style:style style:name="T7416" style:parent-style-name="DefaultParagraphFont" style:family="text">
      <style:text-properties fo:font-size="10pt" style:font-size-asian="10pt"/>
    </style:style>
    <style:style style:name="P7417" style:parent-style-name="Normal" style:family="paragraph">
      <style:paragraph-properties fo:text-align="justify"/>
    </style:style>
    <style:style style:name="T7418" style:parent-style-name="DefaultParagraphFont" style:family="text">
      <style:text-properties fo:font-size="10pt" style:font-size-asian="10pt"/>
    </style:style>
    <style:style style:name="T7419"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420" style:parent-style-name="DefaultParagraphFont" style:family="text">
      <style:text-properties style:font-name-asian="MS Mincho" style:font-style-complex="italic" fo:font-size="10pt" style:font-size-asian="10pt"/>
    </style:style>
    <style:style style:name="P7421" style:parent-style-name="Normal" style:family="paragraph">
      <style:paragraph-properties fo:text-align="justify"/>
    </style:style>
    <style:style style:name="T7422" style:parent-style-name="DefaultParagraphFont" style:family="text">
      <style:text-properties fo:font-size="10pt" style:font-size-asian="10pt"/>
    </style:style>
    <style:style style:name="T7423" style:parent-style-name="DefaultParagraphFont" style:family="text">
      <style:text-properties fo:font-size="10pt" style:font-size-asian="10pt"/>
    </style:style>
    <style:style style:name="P7424" style:parent-style-name="Normal" style:family="paragraph">
      <style:paragraph-properties fo:text-align="justify"/>
      <style:text-properties fo:font-size="10pt" style:font-size-asian="10pt"/>
    </style:style>
    <style:style style:name="P7425" style:parent-style-name="Normal" style:family="paragraph">
      <style:paragraph-properties fo:text-align="justify"/>
    </style:style>
    <style:style style:name="T7426" style:parent-style-name="DefaultParagraphFont" style:family="text">
      <style:text-properties fo:font-size="10pt" style:font-size-asian="10pt"/>
    </style:style>
    <style:style style:name="P7427" style:parent-style-name="Normal" style:family="paragraph">
      <style:paragraph-properties fo:text-align="justify"/>
    </style:style>
    <style:style style:name="T7428" style:parent-style-name="DefaultParagraphFont" style:family="text">
      <style:text-properties fo:font-size="10pt" style:font-size-asian="10pt"/>
    </style:style>
    <style:style style:name="P7429" style:parent-style-name="Normal" style:family="paragraph">
      <style:paragraph-properties fo:text-align="justify"/>
    </style:style>
    <style:style style:name="T7430" style:parent-style-name="DefaultParagraphFont" style:family="text">
      <style:text-properties fo:font-size="10pt" style:font-size-asian="10pt"/>
    </style:style>
    <style:style style:name="T7431"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432" style:parent-style-name="DefaultParagraphFont" style:family="text">
      <style:text-properties style:font-name-asian="MS Mincho" style:font-style-complex="italic" fo:font-size="10pt" style:font-size-asian="10pt"/>
    </style:style>
    <style:style style:name="P7433" style:parent-style-name="Normal" style:family="paragraph">
      <style:paragraph-properties fo:text-align="justify"/>
    </style:style>
    <style:style style:name="T7434" style:parent-style-name="DefaultParagraphFont" style:family="text">
      <style:text-properties fo:font-size="10pt" style:font-size-asian="10pt"/>
    </style:style>
    <style:style style:name="P7435" style:parent-style-name="Normal" style:family="paragraph">
      <style:paragraph-properties fo:text-align="justify"/>
      <style:text-properties fo:font-size="10pt" style:font-size-asian="10pt"/>
    </style:style>
    <style:style style:name="P7436" style:parent-style-name="Normal" style:family="paragraph">
      <style:paragraph-properties fo:text-align="justify"/>
    </style:style>
    <style:style style:name="T7437" style:parent-style-name="DefaultParagraphFont" style:family="text">
      <style:text-properties fo:font-size="10pt" style:font-size-asian="10pt"/>
    </style:style>
    <style:style style:name="P7438" style:parent-style-name="Normal" style:family="paragraph">
      <style:paragraph-properties fo:text-align="justify"/>
    </style:style>
    <style:style style:name="T7439" style:parent-style-name="DefaultParagraphFont" style:family="text">
      <style:text-properties fo:font-size="10pt" style:font-size-asian="10pt"/>
    </style:style>
    <style:style style:name="P7440" style:parent-style-name="Normal" style:family="paragraph">
      <style:paragraph-properties fo:text-align="justify"/>
    </style:style>
    <style:style style:name="T7441" style:parent-style-name="DefaultParagraphFont" style:family="text">
      <style:text-properties fo:font-size="10pt" style:font-size-asian="10pt"/>
    </style:style>
    <style:style style:name="T7442"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443" style:parent-style-name="DefaultParagraphFont" style:family="text">
      <style:text-properties style:font-name-asian="MS Mincho" style:font-style-complex="italic" fo:font-size="10pt" style:font-size-asian="10pt"/>
    </style:style>
    <style:style style:name="P7444" style:parent-style-name="Normal" style:family="paragraph">
      <style:paragraph-properties fo:text-align="justify"/>
    </style:style>
    <style:style style:name="T7445" style:parent-style-name="DefaultParagraphFont" style:family="text">
      <style:text-properties fo:font-size="10pt" style:font-size-asian="10pt"/>
    </style:style>
    <style:style style:name="P7446" style:parent-style-name="Normal" style:family="paragraph">
      <style:paragraph-properties fo:text-align="justify"/>
      <style:text-properties fo:font-size="10pt" style:font-size-asian="10pt"/>
    </style:style>
    <style:style style:name="P7447" style:parent-style-name="Normal" style:family="paragraph">
      <style:paragraph-properties fo:text-align="justify"/>
    </style:style>
    <style:style style:name="T7448" style:parent-style-name="DefaultParagraphFont" style:family="text">
      <style:text-properties fo:font-size="10pt" style:font-size-asian="10pt"/>
    </style:style>
    <style:style style:name="P7449" style:parent-style-name="Normal" style:family="paragraph">
      <style:paragraph-properties fo:text-align="justify"/>
    </style:style>
    <style:style style:name="T7450" style:parent-style-name="DefaultParagraphFont" style:family="text">
      <style:text-properties fo:font-size="10pt" style:font-size-asian="10pt"/>
    </style:style>
    <style:style style:name="T7451" style:parent-style-name="DefaultParagraphFont" style:family="text">
      <style:text-properties fo:font-size="10pt" style:font-size-asian="10pt"/>
    </style:style>
    <style:style style:name="P7452" style:parent-style-name="Normal" style:family="paragraph">
      <style:paragraph-properties fo:text-align="justify"/>
    </style:style>
    <style:style style:name="T7453" style:parent-style-name="DefaultParagraphFont" style:family="text">
      <style:text-properties fo:font-size="10pt" style:font-size-asian="10pt"/>
    </style:style>
    <style:style style:name="T7454"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455" style:parent-style-name="DefaultParagraphFont" style:family="text">
      <style:text-properties style:font-name-asian="MS Mincho" style:font-style-complex="italic" fo:font-size="10pt" style:font-size-asian="10pt"/>
    </style:style>
    <style:style style:name="P7456" style:parent-style-name="Normal" style:family="paragraph">
      <style:paragraph-properties fo:text-align="justify"/>
    </style:style>
    <style:style style:name="T7457" style:parent-style-name="DefaultParagraphFont" style:family="text">
      <style:text-properties fo:font-size="10pt" style:font-size-asian="10pt"/>
    </style:style>
    <style:style style:name="T7458" style:parent-style-name="DefaultParagraphFont" style:family="text">
      <style:text-properties fo:font-size="10pt" style:font-size-asian="10pt"/>
    </style:style>
    <style:style style:name="P7459" style:parent-style-name="Normal" style:family="paragraph">
      <style:paragraph-properties fo:text-align="justify"/>
      <style:text-properties fo:font-size="10pt" style:font-size-asian="10pt"/>
    </style:style>
    <style:style style:name="P7460" style:parent-style-name="Normal" style:family="paragraph">
      <style:paragraph-properties fo:text-align="justify"/>
    </style:style>
    <style:style style:name="T7461" style:parent-style-name="DefaultParagraphFont" style:family="text">
      <style:text-properties fo:font-size="10pt" style:font-size-asian="10pt"/>
    </style:style>
    <style:style style:name="P7462" style:parent-style-name="Normal" style:family="paragraph">
      <style:paragraph-properties fo:text-align="justify"/>
    </style:style>
    <style:style style:name="T7463" style:parent-style-name="DefaultParagraphFont" style:family="text">
      <style:text-properties fo:font-size="10pt" style:font-size-asian="10pt"/>
    </style:style>
    <style:style style:name="P7464" style:parent-style-name="Normal" style:family="paragraph">
      <style:paragraph-properties fo:text-align="justify"/>
    </style:style>
    <style:style style:name="T7465" style:parent-style-name="DefaultParagraphFont" style:family="text">
      <style:text-properties fo:font-size="10pt" style:font-size-asian="10pt"/>
    </style:style>
    <style:style style:name="T7466"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467" style:parent-style-name="DefaultParagraphFont" style:family="text">
      <style:text-properties style:font-name-asian="MS Mincho" style:font-style-complex="italic" fo:font-size="10pt" style:font-size-asian="10pt"/>
    </style:style>
    <style:style style:name="P7468" style:parent-style-name="Normal" style:family="paragraph">
      <style:paragraph-properties fo:text-align="justify"/>
    </style:style>
    <style:style style:name="T7469" style:parent-style-name="DefaultParagraphFont" style:family="text">
      <style:text-properties fo:font-size="10pt" style:font-size-asian="10pt"/>
    </style:style>
    <style:style style:name="P7470" style:parent-style-name="Normal" style:family="paragraph">
      <style:paragraph-properties fo:text-align="justify"/>
      <style:text-properties fo:font-size="10pt" style:font-size-asian="10pt"/>
    </style:style>
    <style:style style:name="P7471" style:parent-style-name="Normal" style:family="paragraph">
      <style:paragraph-properties fo:text-align="justify"/>
    </style:style>
    <style:style style:name="T7472" style:parent-style-name="DefaultParagraphFont" style:family="text">
      <style:text-properties fo:font-size="10pt" style:font-size-asian="10pt"/>
    </style:style>
    <style:style style:name="P7473" style:parent-style-name="Normal" style:family="paragraph">
      <style:paragraph-properties fo:text-align="justify"/>
    </style:style>
    <style:style style:name="T7474" style:parent-style-name="DefaultParagraphFont" style:family="text">
      <style:text-properties fo:font-size="10pt" style:font-size-asian="10pt"/>
    </style:style>
    <style:style style:name="P7475" style:parent-style-name="Normal" style:family="paragraph">
      <style:paragraph-properties fo:text-align="justify"/>
    </style:style>
    <style:style style:name="T7476" style:parent-style-name="DefaultParagraphFont" style:family="text">
      <style:text-properties fo:font-size="10pt" style:font-size-asian="10pt"/>
    </style:style>
    <style:style style:name="T7477"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478" style:parent-style-name="DefaultParagraphFont" style:family="text">
      <style:text-properties style:font-name-asian="MS Mincho" style:font-style-complex="italic" fo:font-size="10pt" style:font-size-asian="10pt"/>
    </style:style>
    <style:style style:name="P7479" style:parent-style-name="Normal" style:family="paragraph">
      <style:paragraph-properties fo:text-align="justify"/>
    </style:style>
    <style:style style:name="T7480" style:parent-style-name="DefaultParagraphFont" style:family="text">
      <style:text-properties fo:font-size="10pt" style:font-size-asian="10pt"/>
    </style:style>
    <style:style style:name="P7481" style:parent-style-name="Normal" style:family="paragraph">
      <style:paragraph-properties fo:text-align="justify"/>
      <style:text-properties fo:font-size="10pt" style:font-size-asian="10pt"/>
    </style:style>
    <style:style style:name="P7482" style:parent-style-name="Normal" style:family="paragraph">
      <style:paragraph-properties fo:text-align="justify"/>
    </style:style>
    <style:style style:name="T7483" style:parent-style-name="DefaultParagraphFont" style:family="text">
      <style:text-properties fo:font-size="10pt" style:font-size-asian="10pt"/>
    </style:style>
    <style:style style:name="P7484" style:parent-style-name="Normal" style:family="paragraph">
      <style:paragraph-properties fo:text-align="justify"/>
    </style:style>
    <style:style style:name="T7485" style:parent-style-name="DefaultParagraphFont" style:family="text">
      <style:text-properties fo:font-size="10pt" style:font-size-asian="10pt"/>
    </style:style>
    <style:style style:name="P7486" style:parent-style-name="Normal" style:family="paragraph">
      <style:paragraph-properties fo:text-align="justify"/>
    </style:style>
    <style:style style:name="T7487" style:parent-style-name="DefaultParagraphFont" style:family="text">
      <style:text-properties fo:font-size="10pt" style:font-size-asian="10pt"/>
    </style:style>
    <style:style style:name="T7488"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489" style:parent-style-name="DefaultParagraphFont" style:family="text">
      <style:text-properties style:font-name-asian="MS Mincho" style:font-style-complex="italic" fo:font-size="10pt" style:font-size-asian="10pt"/>
    </style:style>
    <style:style style:name="P7490" style:parent-style-name="Normal" style:family="paragraph">
      <style:paragraph-properties fo:text-align="justify"/>
    </style:style>
    <style:style style:name="T7491" style:parent-style-name="DefaultParagraphFont" style:family="text">
      <style:text-properties fo:font-size="10pt" style:font-size-asian="10pt"/>
    </style:style>
    <style:style style:name="T7492" style:parent-style-name="DefaultParagraphFont" style:family="text">
      <style:text-properties fo:font-size="10pt" style:font-size-asian="10pt"/>
    </style:style>
    <style:style style:name="P7493" style:parent-style-name="Normal" style:family="paragraph">
      <style:paragraph-properties fo:text-align="justify"/>
      <style:text-properties fo:font-size="10pt" style:font-size-asian="10pt"/>
    </style:style>
    <style:style style:name="P7494" style:parent-style-name="Normal" style:family="paragraph">
      <style:paragraph-properties fo:text-align="justify"/>
    </style:style>
    <style:style style:name="T7495" style:parent-style-name="DefaultParagraphFont" style:family="text">
      <style:text-properties fo:font-size="10pt" style:font-size-asian="10pt"/>
    </style:style>
    <style:style style:name="P7496" style:parent-style-name="Normal" style:family="paragraph">
      <style:paragraph-properties fo:text-align="justify"/>
    </style:style>
    <style:style style:name="T7497" style:parent-style-name="DefaultParagraphFont" style:family="text">
      <style:text-properties fo:font-size="10pt" style:font-size-asian="10pt"/>
    </style:style>
    <style:style style:name="P7498" style:parent-style-name="Normal" style:family="paragraph">
      <style:paragraph-properties fo:text-align="justify"/>
    </style:style>
    <style:style style:name="T7499" style:parent-style-name="DefaultParagraphFont" style:family="text">
      <style:text-properties fo:font-size="10pt" style:font-size-asian="10pt"/>
    </style:style>
    <style:style style:name="T7500"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501" style:parent-style-name="DefaultParagraphFont" style:family="text">
      <style:text-properties style:font-name-asian="MS Mincho" style:font-style-complex="italic" fo:font-size="10pt" style:font-size-asian="10pt"/>
    </style:style>
    <style:style style:name="T7502" style:parent-style-name="DefaultParagraphFont" style:family="text">
      <style:text-properties style:font-name-asian="MS Mincho" style:font-style-complex="italic" fo:font-size="10pt" style:font-size-asian="10pt"/>
    </style:style>
    <style:style style:name="P7503" style:parent-style-name="Normal" style:family="paragraph">
      <style:paragraph-properties fo:text-align="justify"/>
    </style:style>
    <style:style style:name="T7504" style:parent-style-name="DefaultParagraphFont" style:family="text">
      <style:text-properties fo:font-size="10pt" style:font-size-asian="10pt"/>
    </style:style>
    <style:style style:name="P7505" style:parent-style-name="Normal" style:family="paragraph">
      <style:paragraph-properties fo:text-align="justify"/>
      <style:text-properties fo:font-size="10pt" style:font-size-asian="10pt"/>
    </style:style>
    <style:style style:name="P7506" style:parent-style-name="Normal" style:family="paragraph">
      <style:paragraph-properties fo:text-align="justify"/>
    </style:style>
    <style:style style:name="T7507" style:parent-style-name="DefaultParagraphFont" style:family="text">
      <style:text-properties fo:font-size="10pt" style:font-size-asian="10pt"/>
    </style:style>
    <style:style style:name="P7508" style:parent-style-name="Normal" style:family="paragraph">
      <style:paragraph-properties fo:text-align="justify"/>
    </style:style>
    <style:style style:name="T7509" style:parent-style-name="DefaultParagraphFont" style:family="text">
      <style:text-properties fo:font-size="10pt" style:font-size-asian="10pt"/>
    </style:style>
    <style:style style:name="P7510" style:parent-style-name="Normal" style:family="paragraph">
      <style:paragraph-properties fo:text-align="justify"/>
    </style:style>
    <style:style style:name="T7511" style:parent-style-name="DefaultParagraphFont" style:family="text">
      <style:text-properties fo:font-size="10pt" style:font-size-asian="10pt"/>
    </style:style>
    <style:style style:name="T7512"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513" style:parent-style-name="DefaultParagraphFont" style:family="text">
      <style:text-properties style:font-name-asian="MS Mincho" style:font-style-complex="italic" fo:font-size="10pt" style:font-size-asian="10pt"/>
    </style:style>
    <style:style style:name="P7514" style:parent-style-name="Normal" style:family="paragraph">
      <style:paragraph-properties fo:text-align="justify"/>
    </style:style>
    <style:style style:name="T7515" style:parent-style-name="DefaultParagraphFont" style:family="text">
      <style:text-properties fo:font-size="10pt" style:font-size-asian="10pt"/>
    </style:style>
    <style:style style:name="P7516" style:parent-style-name="Normal" style:family="paragraph">
      <style:paragraph-properties fo:text-align="justify"/>
      <style:text-properties fo:font-size="10pt" style:font-size-asian="10pt"/>
    </style:style>
    <style:style style:name="P7517" style:parent-style-name="Normal" style:family="paragraph">
      <style:paragraph-properties fo:text-align="justify"/>
    </style:style>
    <style:style style:name="T7518" style:parent-style-name="DefaultParagraphFont" style:family="text">
      <style:text-properties fo:font-size="10pt" style:font-size-asian="10pt"/>
    </style:style>
    <style:style style:name="P7519" style:parent-style-name="Normal" style:family="paragraph">
      <style:paragraph-properties fo:text-align="justify"/>
    </style:style>
    <style:style style:name="T7520" style:parent-style-name="DefaultParagraphFont" style:family="text">
      <style:text-properties fo:font-size="10pt" style:font-size-asian="10pt"/>
    </style:style>
    <style:style style:name="P7521" style:parent-style-name="Normal" style:family="paragraph">
      <style:paragraph-properties fo:text-align="justify"/>
    </style:style>
    <style:style style:name="T7522" style:parent-style-name="DefaultParagraphFont" style:family="text">
      <style:text-properties fo:font-size="10pt" style:font-size-asian="10pt"/>
    </style:style>
    <style:style style:name="T7523"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524" style:parent-style-name="DefaultParagraphFont" style:family="text">
      <style:text-properties style:font-name-asian="MS Mincho" style:font-style-complex="italic" fo:font-size="10pt" style:font-size-asian="10pt"/>
    </style:style>
    <style:style style:name="P7525" style:parent-style-name="Normal" style:family="paragraph">
      <style:paragraph-properties fo:text-align="justify"/>
    </style:style>
    <style:style style:name="T7526" style:parent-style-name="DefaultParagraphFont" style:family="text">
      <style:text-properties fo:font-size="10pt" style:font-size-asian="10pt"/>
    </style:style>
    <style:style style:name="T7527" style:parent-style-name="DefaultParagraphFont" style:family="text">
      <style:text-properties fo:font-size="10pt" style:font-size-asian="10pt"/>
    </style:style>
    <style:style style:name="P7528" style:parent-style-name="Normal" style:family="paragraph">
      <style:paragraph-properties fo:text-align="justify"/>
      <style:text-properties fo:font-size="10pt" style:font-size-asian="10pt"/>
    </style:style>
    <style:style style:name="P7529" style:parent-style-name="Normal" style:family="paragraph">
      <style:paragraph-properties fo:text-align="justify"/>
    </style:style>
    <style:style style:name="T7530" style:parent-style-name="DefaultParagraphFont" style:family="text">
      <style:text-properties fo:font-size="10pt" style:font-size-asian="10pt"/>
    </style:style>
    <style:style style:name="P7531" style:parent-style-name="Normal" style:family="paragraph">
      <style:paragraph-properties fo:text-align="justify"/>
    </style:style>
    <style:style style:name="T7532" style:parent-style-name="DefaultParagraphFont" style:family="text">
      <style:text-properties fo:font-size="10pt" style:font-size-asian="10pt"/>
    </style:style>
    <style:style style:name="P7533" style:parent-style-name="Normal" style:family="paragraph">
      <style:paragraph-properties fo:text-align="justify"/>
    </style:style>
    <style:style style:name="T7534" style:parent-style-name="DefaultParagraphFont" style:family="text">
      <style:text-properties fo:font-size="10pt" style:font-size-asian="10pt"/>
    </style:style>
    <style:style style:name="T7535"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536" style:parent-style-name="DefaultParagraphFont" style:family="text">
      <style:text-properties style:font-name-asian="MS Mincho" style:font-style-complex="italic" fo:font-size="10pt" style:font-size-asian="10pt"/>
    </style:style>
    <style:style style:name="P7537" style:parent-style-name="Normal" style:family="paragraph">
      <style:paragraph-properties fo:text-align="justify"/>
    </style:style>
    <style:style style:name="T7538" style:parent-style-name="DefaultParagraphFont" style:family="text">
      <style:text-properties fo:font-size="10pt" style:font-size-asian="10pt"/>
    </style:style>
    <style:style style:name="P7539" style:parent-style-name="Normal" style:family="paragraph">
      <style:paragraph-properties fo:text-align="justify"/>
      <style:text-properties fo:font-size="10pt" style:font-size-asian="10pt"/>
    </style:style>
    <style:style style:name="P7540" style:parent-style-name="Normal" style:family="paragraph">
      <style:paragraph-properties fo:text-align="justify"/>
    </style:style>
    <style:style style:name="T7541" style:parent-style-name="DefaultParagraphFont" style:family="text">
      <style:text-properties fo:font-size="10pt" style:font-size-asian="10pt"/>
    </style:style>
    <style:style style:name="P7542" style:parent-style-name="Normal" style:family="paragraph">
      <style:paragraph-properties fo:text-align="justify"/>
    </style:style>
    <style:style style:name="T7543" style:parent-style-name="DefaultParagraphFont" style:family="text">
      <style:text-properties fo:font-size="10pt" style:font-size-asian="10pt"/>
    </style:style>
    <style:style style:name="P7544" style:parent-style-name="Normal" style:family="paragraph">
      <style:paragraph-properties fo:text-align="justify"/>
    </style:style>
    <style:style style:name="T7545" style:parent-style-name="DefaultParagraphFont" style:family="text">
      <style:text-properties fo:font-size="10pt" style:font-size-asian="10pt"/>
    </style:style>
    <style:style style:name="T7546"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547" style:parent-style-name="DefaultParagraphFont" style:family="text">
      <style:text-properties style:font-name-asian="MS Mincho" style:font-style-complex="italic" fo:font-size="10pt" style:font-size-asian="10pt"/>
    </style:style>
    <style:style style:name="T7548" style:parent-style-name="DefaultParagraphFont" style:family="text">
      <style:text-properties style:font-name-asian="MS Mincho" style:font-style-complex="italic" fo:font-size="10pt" style:font-size-asian="10pt"/>
    </style:style>
    <style:style style:name="P7549" style:parent-style-name="Normal" style:family="paragraph">
      <style:paragraph-properties fo:text-align="justify"/>
    </style:style>
    <style:style style:name="T7550" style:parent-style-name="DefaultParagraphFont" style:family="text">
      <style:text-properties fo:font-size="10pt" style:font-size-asian="10pt"/>
    </style:style>
    <style:style style:name="P7551" style:parent-style-name="Normal" style:family="paragraph">
      <style:paragraph-properties fo:text-align="justify"/>
      <style:text-properties fo:font-size="10pt" style:font-size-asian="10pt"/>
    </style:style>
    <style:style style:name="P7552" style:parent-style-name="Normal" style:family="paragraph">
      <style:paragraph-properties fo:text-align="justify"/>
    </style:style>
    <style:style style:name="T7553" style:parent-style-name="DefaultParagraphFont" style:family="text">
      <style:text-properties fo:font-size="10pt" style:font-size-asian="10pt"/>
    </style:style>
    <style:style style:name="P7554" style:parent-style-name="Normal" style:family="paragraph">
      <style:paragraph-properties fo:text-align="justify"/>
    </style:style>
    <style:style style:name="T7555" style:parent-style-name="DefaultParagraphFont" style:family="text">
      <style:text-properties fo:font-size="10pt" style:font-size-asian="10pt"/>
    </style:style>
    <style:style style:name="P7556" style:parent-style-name="Normal" style:family="paragraph">
      <style:paragraph-properties fo:text-align="justify"/>
    </style:style>
    <style:style style:name="T7557" style:parent-style-name="DefaultParagraphFont" style:family="text">
      <style:text-properties fo:font-size="10pt" style:font-size-asian="10pt"/>
    </style:style>
    <style:style style:name="T7558"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559" style:parent-style-name="DefaultParagraphFont" style:family="text">
      <style:text-properties style:font-name-asian="MS Mincho" style:font-style-complex="italic" fo:font-size="10pt" style:font-size-asian="10pt"/>
    </style:style>
    <style:style style:name="P7560" style:parent-style-name="Normal" style:family="paragraph">
      <style:paragraph-properties fo:text-align="justify"/>
    </style:style>
    <style:style style:name="T7561" style:parent-style-name="DefaultParagraphFont" style:family="text">
      <style:text-properties fo:font-size="10pt" style:font-size-asian="10pt"/>
    </style:style>
    <style:style style:name="P7562" style:parent-style-name="Normal" style:family="paragraph">
      <style:paragraph-properties fo:text-align="justify"/>
      <style:text-properties fo:font-size="10pt" style:font-size-asian="10pt"/>
    </style:style>
    <style:style style:name="P7563" style:parent-style-name="Normal" style:family="paragraph">
      <style:paragraph-properties fo:text-align="justify"/>
    </style:style>
    <style:style style:name="T7564" style:parent-style-name="DefaultParagraphFont" style:family="text">
      <style:text-properties fo:font-size="10pt" style:font-size-asian="10pt"/>
    </style:style>
    <style:style style:name="P7565" style:parent-style-name="Normal" style:family="paragraph">
      <style:paragraph-properties fo:text-align="justify"/>
    </style:style>
    <style:style style:name="T7566" style:parent-style-name="DefaultParagraphFont" style:family="text">
      <style:text-properties fo:font-size="10pt" style:font-size-asian="10pt"/>
    </style:style>
    <style:style style:name="P7567" style:parent-style-name="Normal" style:family="paragraph">
      <style:paragraph-properties fo:text-align="justify"/>
    </style:style>
    <style:style style:name="T7568" style:parent-style-name="DefaultParagraphFont" style:family="text">
      <style:text-properties fo:font-size="10pt" style:font-size-asian="10pt"/>
    </style:style>
    <style:style style:name="T7569"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570" style:parent-style-name="DefaultParagraphFont" style:family="text">
      <style:text-properties style:font-name-asian="MS Mincho" style:font-style-complex="italic" fo:font-size="10pt" style:font-size-asian="10pt"/>
    </style:style>
    <style:style style:name="P7571" style:parent-style-name="Normal" style:family="paragraph">
      <style:paragraph-properties fo:text-align="justify"/>
    </style:style>
    <style:style style:name="T7572" style:parent-style-name="DefaultParagraphFont" style:family="text">
      <style:text-properties fo:font-size="10pt" style:font-size-asian="10pt"/>
    </style:style>
    <style:style style:name="P7573" style:parent-style-name="Normal" style:family="paragraph">
      <style:paragraph-properties fo:text-align="justify"/>
      <style:text-properties fo:font-size="10pt" style:font-size-asian="10pt"/>
    </style:style>
    <style:style style:name="P7574" style:parent-style-name="Normal" style:family="paragraph">
      <style:paragraph-properties fo:text-align="justify"/>
    </style:style>
    <style:style style:name="T7575" style:parent-style-name="DefaultParagraphFont" style:family="text">
      <style:text-properties fo:font-size="10pt" style:font-size-asian="10pt"/>
    </style:style>
    <style:style style:name="P7576" style:parent-style-name="Normal" style:family="paragraph">
      <style:paragraph-properties fo:text-align="justify"/>
    </style:style>
    <style:style style:name="T7577" style:parent-style-name="DefaultParagraphFont" style:family="text">
      <style:text-properties fo:font-size="10pt" style:font-size-asian="10pt"/>
    </style:style>
    <style:style style:name="T7578" style:parent-style-name="DefaultParagraphFont" style:family="text">
      <style:text-properties fo:font-size="10pt" style:font-size-asian="10pt"/>
    </style:style>
    <style:style style:name="P7579" style:parent-style-name="Normal" style:family="paragraph">
      <style:paragraph-properties fo:text-align="justify"/>
    </style:style>
    <style:style style:name="T7580" style:parent-style-name="DefaultParagraphFont" style:family="text">
      <style:text-properties fo:font-size="10pt" style:font-size-asian="10pt"/>
    </style:style>
    <style:style style:name="T7581"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582" style:parent-style-name="DefaultParagraphFont" style:family="text">
      <style:text-properties style:font-name-asian="MS Mincho" style:font-style-complex="italic" fo:font-size="10pt" style:font-size-asian="10pt"/>
    </style:style>
    <style:style style:name="P7583" style:parent-style-name="Normal" style:family="paragraph">
      <style:paragraph-properties fo:text-align="justify"/>
    </style:style>
    <style:style style:name="T7584" style:parent-style-name="DefaultParagraphFont" style:family="text">
      <style:text-properties fo:font-size="10pt" style:font-size-asian="10pt"/>
    </style:style>
    <style:style style:name="T7585" style:parent-style-name="DefaultParagraphFont" style:family="text">
      <style:text-properties fo:font-size="10pt" style:font-size-asian="10pt"/>
    </style:style>
    <style:style style:name="P7586" style:parent-style-name="Normal" style:family="paragraph">
      <style:paragraph-properties fo:text-align="justify"/>
      <style:text-properties fo:font-size="10pt" style:font-size-asian="10pt"/>
    </style:style>
    <style:style style:name="P7587" style:parent-style-name="Normal" style:family="paragraph">
      <style:paragraph-properties fo:text-align="justify"/>
    </style:style>
    <style:style style:name="T7588" style:parent-style-name="DefaultParagraphFont" style:family="text">
      <style:text-properties fo:font-size="10pt" style:font-size-asian="10pt"/>
    </style:style>
    <style:style style:name="P7589" style:parent-style-name="Normal" style:family="paragraph">
      <style:paragraph-properties fo:text-align="justify"/>
    </style:style>
    <style:style style:name="T7590" style:parent-style-name="DefaultParagraphFont" style:family="text">
      <style:text-properties fo:font-size="10pt" style:font-size-asian="10pt"/>
    </style:style>
    <style:style style:name="P7591" style:parent-style-name="Normal" style:family="paragraph">
      <style:paragraph-properties fo:text-align="justify"/>
    </style:style>
    <style:style style:name="T7592" style:parent-style-name="DefaultParagraphFont" style:family="text">
      <style:text-properties fo:font-size="10pt" style:font-size-asian="10pt"/>
    </style:style>
    <style:style style:name="T7593"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594" style:parent-style-name="DefaultParagraphFont" style:family="text">
      <style:text-properties style:font-name-asian="MS Mincho" style:font-style-complex="italic" fo:font-size="10pt" style:font-size-asian="10pt"/>
    </style:style>
    <style:style style:name="P7595" style:parent-style-name="Normal" style:family="paragraph">
      <style:paragraph-properties fo:text-align="justify"/>
    </style:style>
    <style:style style:name="T7596" style:parent-style-name="DefaultParagraphFont" style:family="text">
      <style:text-properties fo:font-size="10pt" style:font-size-asian="10pt"/>
    </style:style>
    <style:style style:name="T7597" style:parent-style-name="DefaultParagraphFont" style:family="text">
      <style:text-properties fo:font-size="10pt" style:font-size-asian="10pt"/>
    </style:style>
    <style:style style:name="P7598" style:parent-style-name="Normal" style:family="paragraph">
      <style:paragraph-properties fo:text-align="justify"/>
      <style:text-properties fo:font-size="10pt" style:font-size-asian="10pt"/>
    </style:style>
    <style:style style:name="P7599" style:parent-style-name="Normal" style:family="paragraph">
      <style:paragraph-properties fo:text-align="justify"/>
    </style:style>
    <style:style style:name="T7600" style:parent-style-name="DefaultParagraphFont" style:family="text">
      <style:text-properties fo:font-size="10pt" style:font-size-asian="10pt"/>
    </style:style>
    <style:style style:name="P7601" style:parent-style-name="Normal" style:family="paragraph">
      <style:paragraph-properties fo:text-align="justify"/>
    </style:style>
    <style:style style:name="T7602" style:parent-style-name="DefaultParagraphFont" style:family="text">
      <style:text-properties fo:font-size="10pt" style:font-size-asian="10pt"/>
    </style:style>
    <style:style style:name="P7603" style:parent-style-name="Normal" style:family="paragraph">
      <style:paragraph-properties fo:text-align="justify"/>
    </style:style>
    <style:style style:name="T7604" style:parent-style-name="DefaultParagraphFont" style:family="text">
      <style:text-properties fo:font-size="10pt" style:font-size-asian="10pt"/>
    </style:style>
    <style:style style:name="T7605" style:parent-style-name="DefaultParagraphFont" style:family="text">
      <style:text-properties style:font-name-asian="MS Mincho" style:font-style-complex="italic" fo:color="#0000FF" fo:font-size="10pt" style:font-size-asian="10pt" style:text-underline-type="single" style:text-underline-style="solid" style:text-underline-width="auto" style:text-underline-mode="continuous"/>
    </style:style>
    <style:style style:name="T7606" style:parent-style-name="DefaultParagraphFont" style:family="text">
      <style:text-properties style:font-name-asian="MS Mincho" style:font-style-complex="italic" fo:font-size="10pt" style:font-size-asian="10pt"/>
    </style:style>
    <style:style style:name="T7607" style:parent-style-name="DefaultParagraphFont" style:family="text">
      <style:text-properties style:font-name-asian="MS Mincho" style:font-style-complex="italic" fo:font-size="10pt" style:font-size-asian="10pt"/>
    </style:style>
    <style:style style:name="P7608" style:parent-style-name="Normal" style:family="paragraph">
      <style:paragraph-properties fo:text-align="justify"/>
    </style:style>
    <style:style style:name="T7609" style:parent-style-name="DefaultParagraphFont" style:family="text">
      <style:text-properties fo:font-size="10pt" style:font-size-asian="10pt"/>
    </style:style>
    <style:style style:name="P7610" style:parent-style-name="Normal" style:family="paragraph">
      <style:paragraph-properties fo:text-align="justify"/>
      <style:text-properties fo:font-size="10pt" style:font-size-asian="10pt"/>
    </style:style>
    <style:style style:name="P7611" style:parent-style-name="Normal" style:family="paragraph">
      <style:paragraph-properties fo:widows="0" fo:orphans="0"/>
    </style:style>
    <style:style style:family="graphic" style:name="a1">
      <style:graphic-properties style:vertical-pos="middle"/>
    </style:style>
  </office:automatic-styles>
  <office:body>
    <office:text text:use-soft-page-breaks="true">
      <text:p text:style-name="P1"><text:span text:style-name="T9">Suvestinė redakcija nuo 2025-01-01 iki 2025-12-31</text:span></text:p>
      <text:p text:style-name="P10"/>
      <text:p text:style-name="P11"><text:span text:style-name="T12">Įstatymas paskelbtas: Žin. 2001, Nr.<text:s/></text:span><text:a xlink:href="https://www.e-tar.lt/portal/legalAct.html?documentId=TAR.A5ACBDA529A9" office:target-frame-name="_top" xlink:show="replace"><text:span text:style-name="T13">110-3992</text:span></text:a><text:span text:style-name="T14">, i. k. 1011010ISTA00IX-675</text:span></text:p>
      <text:p text:style-name="P15"/>
      <text:p text:style-name="P16"><text:s/></text:p>
      <text:p text:style-name="P17">LIETUVOS RESPUBLIKOS</text:p>
      <text:p text:style-name="P18"><text:span text:style-name="T19">PELNO MOKESČIO</text:span></text:p>
      <text:p text:style-name="P20">ĮSTATYMAS</text:p>
      <text:p text:style-name="P21"/>
      <text:p text:style-name="P22">2001 m. gruodžio 20 d. Nr. IX-675<text:line-break/>Vilnius</text:p>
      <text:p text:style-name="P23"/>
      <text:p text:style-name="P24"/>
      <text:p text:style-name="P25"><text:span text:style-name="T26">I</text:span><text:span text:style-name="T27"><text:s/>SKYRIUS</text:span></text:p>
      <text:p text:style-name="P28"><text:span text:style-name="T29">BENDROSIOS NUOSTATOS</text:span></text:p>
      <text:p text:style-name="P30"/>
      <text:p text:style-name="P31"><text:span text:style-name="T32">1</text:span><text:span text:style-name="T33"><text:s/>straipsnis.<text:s/></text:span><text:span text:style-name="T34">Įstatymo paskirtis ir taikymo sritis</text:span></text:p>
      <text:p text:style-name="P35"><text:span text:style-name="T36">1</text:span><text:span text:style-name="T37">. Šis Įstatymas nustato uždirbto pelno ir (arba) gautų pajamų apmokestinimo pelno mokesčiu tvarką.</text:span></text:p>
      <text:p text:style-name="P38"><text:span text:style-name="T39">2</text:span><text:span text:style-name="T40">. Įstatymas t</text:span><text:span text:style-name="T41">aikomas Lietuvos Respublikos teritorijoje.</text:span></text:p>
      <text:p text:style-name="P42"><text:span text:style-name="T43">3</text:span><text:span text:style-name="T44">. Šio<text:s/></text:span><text:span text:style-name="T45">Įstatymo nuostatos suderintos su šio Įstatymo 3 priedėlyje nurodytais Europos Sąjungos teisės aktais.</text:span></text:p>
      <text:p text:style-name="P46">Straipsnio pakeitimai:</text:p>
      <text:p text:style-name="P47"><text:span text:style-name="T48">Nr.<text:s/></text:span><text:a xlink:href="http://www3.lrs.lt/cgi-bin/preps2?a=231528&amp;b=" office:target-frame-name="_top" xlink:show="replace"><text:span text:style-name="T49">IX-2102</text:span></text:a><text:span text:style-name="T50">,<text:s/></text:span><text:span text:style-name="T51">2004-04-08, Žin., 2004, Nr. 60-2117 (2004-04-24)</text:span></text:p>
      <text:p text:style-name="P52"/>
      <text:p text:style-name="P53"><text:span text:style-name="T54">2</text:span><text:span text:style-name="T55"><text:s/>straipsnis.<text:s/></text:span><text:span text:style-name="T56">Pagrindinės šio Įstatymo sąvokos</text:span></text:p>
      <text:p text:style-name="P57"><text:span text:style-name="T58">1</text:span><text:span text:style-name="T59">.<text:s/></text:span><text:span text:style-name="T60">Apmokestinamasis vienetas (</text:span><text:span text:style-name="T61">toliau</text:span><text:span text:style-name="T62"><text:s/></text:span><text:span text:style-name="T63">–<text:s/></text:span><text:span text:style-name="T64">vienetas)<text:s/></text:span><text:span text:style-name="T65">– Lietuvos apmokestinamasis vienetas ir užsienio apmokestinamasis vienetas.</text:span></text:p>
      <text:p text:style-name="P66"><text:span text:style-name="T67">2</text:span><text:span text:style-name="T68">.<text:s/></text:span><text:span text:style-name="T69">Lietuvos<text:s/></text:span><text:span text:style-name="T70">apmokestinamasis vienetas</text:span><text:span text:style-name="T71"><text:s/>(toliau –<text:s/></text:span><text:span text:style-name="T72">Lietuvos vienetas</text:span><text:span text:style-name="T73">) – juridinis asmuo, įregistruotas Lietuvos Respublikos teisės aktų nustatyta tvarka,<text:s/></text:span><text:span text:style-name="T74">Lietuvos Respublikoje įsteigtas kolektyvinio<text:s/></text:span><text:soft-page-break/><text:span text:style-name="T75">investavimo subjektas, neturintis juridinio asmens statuso, taip pat Lie</text:span><text:span text:style-name="T76">tuvos hibridinis subjektas. Kai kolektyvinio investavimo subjekto valdymas perduotas valdymo įmonei, š</text:span><text:span text:style-name="T77">io Įstatymo nustatytą kolektyvinio investavimo subjekto uždirbto pelno ir (arba) gautų, išmokamų pajamų apmokestinimo tvarką taiko valdymo įmonė. Šio Įsta</text:span><text:span text:style-name="T78">tymo nustatytą Lietuvos hibridinio subjekto gautų pajamų apmokestinimo tvarką taiko jo dalyviai.</text:span></text:p>
      <text:p text:style-name="P79"><text:span text:style-name="T80">TAR pastaba.</text:span><text:span text:style-name="T81"><text:s/>2 straipsnio 2 dalies nuostatos yra taikomos apskaičiuojant ir deklaruojant 2023 metų ir vėlesnių mokestinių laikotarpių pelno mokestį.</text:span></text:p>
      <text:p text:style-name="P82">Straipsnio<text:s/>dalies pakeitimai:</text:p>
      <text:p text:style-name="P83"><text:span text:style-name="T84">Nr.<text:s/></text:span><text:a xlink:href="https://www.e-tar.lt/portal/legalAct.html?documentId=0973bdf0e62811e7acd7ea182930b17f" office:target-frame-name="_top" xlink:show="replace"><text:span text:style-name="T85">XIII-842</text:span></text:a><text:span text:style-name="T86">, 2017-12-07, paskelbta TAR 2017-12-22, i. k. 2017-20681</text:span></text:p>
      <text:p text:style-name="P87"><text:span text:style-name="T88">Nr.<text:s/></text:span><text:a xlink:href="https://www.e-tar.lt/portal/legalAct.html?documentId=c1ffcd805d9511eca9ac839120d251c4" office:target-frame-name="_top" xlink:show="replace"><text:span text:style-name="T89">XIV-726</text:span></text:a><text:span text:style-name="T90">, 2021-12-07, paskelbta TAR 2021-12-15, i. k. 2021-25844</text:span></text:p>
      <text:p text:style-name="Normal"/>
      <text:p text:style-name="P91"><text:span text:style-name="T92">3</text:span><text:span text:style-name="T93">.<text:s/></text:span><text:span text:style-name="T94">Užsienio apmokestinamasis vienetas</text:span><text:span text:style-name="T95"><text:s/>(toliau –<text:s/></text:span><text:span text:style-name="T96">užsienio vienetas</text:span><text:span text:style-name="T97">) – užsienio valstybės juridinis asmuo ar organizacija, kurių buveinė yra užsienio valsty</text:span><text:span text:style-name="T98">bėje ir kurie įsteigti arba kitokiu būdu organizuoti pagal užsienio valstybės teisės aktus, taip pat bet kuris kitas užsienyje įsteigtas, įkurtas ar kitaip organizuotas apmokestinamasis vienetas, įskaitant kolektyvinio investavimo subjektus.</text:span><text:s/></text:p>
      <text:p text:style-name="P99">Straipsnio dalies pakeitimai:</text:p>
      <text:p text:style-name="P100"><text:span text:style-name="T101">Nr.<text:s/></text:span><text:a xlink:href="https://www.e-tar.lt/portal/legalAct.html?documentId=0973bdf0e62811e7acd7ea182930b17f" office:target-frame-name="_top" xlink:show="replace"><text:span text:style-name="T102">XIII-842</text:span></text:a><text:span text:style-name="T103">, 2017-12-07, paskelbta TAR 2017-12-22, i. k. 2017-20681</text:span></text:p>
      <text:p text:style-name="Normal"/>
      <text:p text:style-name="P104"><text:span text:style-name="T105">4</text:span><text:span text:style-name="T106">. Kontroliuojamasis apmokestinamasis vienetas (</text:span><text:span text:style-name="T107">toliau –<text:s/></text:span><text:span text:style-name="T108">kontroliuo</text:span><text:span text:style-name="T109">jamasis vienetas</text:span><text:span text:style-name="T110">) – vienetas, laikomas kontroliuojamu kito vieneto arba nuolatinio gyventojo (toliau –<text:s/></text:span><text:span text:style-name="T111">kontroliuojantis asmuo</text:span><text:span text:style-name="T112">), jeigu:</text:span></text:p>
      <text:p text:style-name="P113"><text:span text:style-name="T114">1</text:span><text:span text:style-name="T115">) jis yra kontroliuojančio asmens kontroliuojamas paskutinę mokestinio laikotarpio dieną ir</text:span></text:p>
      <text:p text:style-name="P116"><text:span text:style-name="T117">2</text:span><text:span text:style-name="T118">) jame kontroliuojant</text:span><text:span text:style-name="T119">is asmuo tiesiogiai ar netiesiogiai valdo daugiau kaip 50 procentų akcijų (dalių, pajų) ar kitų teisių į paskirstytinojo pelno dalį arba išimtinių teisių jas įsigyti, arba</text:span></text:p>
      <text:p text:style-name="P120"><text:span text:style-name="T121">3</text:span><text:span text:style-name="T122">) jame kontroliuojantis asmuo kartu su susijusiais asmenimis valdo daugiau kaip</text:span><text:span text:style-name="T123"><text:s/>50 procentų akcijų (dalių, pajų) ar kitų teisių į paskirstytinojo pelno dalį arba išimtinių teisių jas įsigyti ir kontroliuojančio asmens valdoma dalis yra ne mažesnė kaip 10 procentų akcijų (dalių, pajų) ar kitų teisių į paskirstytinojo pelno dalį arba i</text:span><text:span text:style-name="T124">šimtinių teisių jas įsigyti.</text:span></text:p>
      <text:p text:style-name="P125"><text:span text:style-name="T126">4</text:span><text:span text:style-name="T127">1</text:span><text:span text:style-name="T128">.</text:span><text:span text:style-name="T129"><text:s/>Kontroliuojamasis užsienio apmokestinamasis subjektas<text:s/></text:span><text:span text:style-name="T130">(toliau –</text:span><text:span text:style-name="T131"><text:s/>kontroliuojamasis užsienio subjektas</text:span><text:span text:style-name="T132">):</text:span><text:span text:style-name="T133"><text:s/></text:span></text:p>
      <text:p text:style-name="P134"><text:span text:style-name="T135">1</text:span><text:span text:style-name="T136">) kontroliuojamasis užsienio apmokestinamasis vienetas;</text:span></text:p>
      <text:p text:style-name="P137"><text:span text:style-name="T138">2</text:span><text:span text:style-name="T139">)<text:s/></text:span><text:span text:style-name="T140">Lietuvos vieneto nuolatinė buveinė, kurios<text:s/></text:span><text:span text:style-name="T141">pajamos nepriskiriamos Lietuvos vieneto mokesčio bazei pagal šio Įstatymo 4 straipsnio 1 dalį.</text:span><text:s/></text:p>
      <text:p text:style-name="P142">Papildyta straipsnio dalimi:</text:p>
      <text:p text:style-name="P143"><text:span text:style-name="T144">Nr.<text:s/></text:span><text:a xlink:href="https://www.e-tar.lt/portal/legalAct.html?documentId=37311330043d11e9a5eaf2cd290f1944" office:target-frame-name="_top" xlink:show="replace"><text:span text:style-name="T145">XIII-1697</text:span></text:a><text:span text:style-name="T146">, 2018-12-06, pask</text:span><text:span text:style-name="T147">elbta TAR 2018-12-20, i. k. 2018-20938</text:span></text:p>
      <text:p text:style-name="Normal"/>
      <text:p text:style-name="P148"><text:span text:style-name="T149">4</text:span><text:span text:style-name="T150">2</text:span><text:span text:style-name="T151">.</text:span><text:span text:style-name="T152"><text:s/>Kontroliuojamasis užsienio apmokestinamasis vienetas<text:s/></text:span><text:span text:style-name="T153">(toliau –</text:span><text:span text:style-name="T154"><text:s/>kontroliuojamasis užsienio vienetas</text:span><text:span text:style-name="T155">)</text:span><text:span text:style-name="T156"><text:s/></text:span><text:span text:style-name="T157">–<text:s/></text:span><text:span text:style-name="T158">užsienio vienetas, kuriame Lietuvos vienetas vienas arba kartu su susijusiais asmenimis paskutinę to užsie</text:span><text:span text:style-name="T159">nio vieneto mokestinio laikotarpio dieną tiesiogiai ar netiesiogiai valdo daugiau kaip 50 procentų akcijų (dalių, pajų), balsavimo teisių ar teisių į paskirstytinojo pelno dalį arba išimtinių teisių jas įsigyti.</text:span><text:s/></text:p>
      <text:p text:style-name="P160">Papildyta straipsnio dalimi:</text:p>
      <text:p text:style-name="P161"><text:span text:style-name="T162">Nr.<text:s/></text:span><text:a xlink:href="https://www.e-tar.lt/portal/legalAct.html?documentId=37311330043d11e9a5eaf2cd290f1944" office:target-frame-name="_top" xlink:show="replace"><text:span text:style-name="T163">XIII-1697</text:span></text:a><text:span text:style-name="T164">, 2018-12-06, paskelbta TAR 2018-12-20, i. k. 2018-20938</text:span></text:p>
      <text:p text:style-name="Normal"/>
      <text:p text:style-name="P165"><text:span text:style-name="T166">5</text:span><text:span text:style-name="T167">. Pelno nesiekiantis vienetas<text:s/></text:span><text:span text:style-name="T168">–</text:span><text:span text:style-name="T169"><text:s/></text:span><text:span text:style-name="T170">vienetas, kurio veiklos tikslas nėra pelno siekimas ir kuris<text:s/></text:span><text:span text:style-name="T171">pagal jo veiklą reglamentuojančius teisės aktus gauto pelno neturi teisės skirstyti savo steigėjams ir (arba) dalyviams.</text:span></text:p>
      <text:p text:style-name="P172"><text:span text:style-name="T173">6</text:span><text:span text:style-name="T174">.<text:s/></text:span><text:span text:style-name="T175">Vieneto dalyvis</text:span><text:span text:style-name="T176"><text:s/>– asmuo, kuris turi nuosavybės teisę į vieneto turtą, arba asmuo, kuris neišsaugo nuosavybės teisių į vieneto tu</text:span><text:span text:style-name="T177">rtą, bet įgyja prievolinių teisių ir (arba) pareigų, susijusių su vienetu.</text:span></text:p>
      <text:p text:style-name="P178"><text:span text:style-name="T179">7</text:span><text:span text:style-name="T180">.</text:span><text:span text:style-name="T181"><text:s/>Vienetų grupė<text:s/></text:span><text:span text:style-name="T182">–</text:span><text:span text:style-name="T183"><text:s/></text:span><text:span text:style-name="T184">grupė, kurią sudaro patronuojantysis vienetas ir jo patronuojamasis (dukterinis) arba keli patronuojamieji (dukteriniai) vienetai, kuriuose patronuojantysis v</text:span><text:span text:style-name="T185">ienetas tiesiogiai arba netiesiogiai valdo daugiau kaip 25 procentus akcijų (dalių, pajų), balsavimo teisių ar teisių<text:s/></text:span><text:span text:style-name="T186">į paskirstytinojo pelno dalį arba išimtinių teisių jas įsigyti.</text:span><text:s/></text:p>
      <text:p text:style-name="P187">Straipsnio dalies pakeitimai:</text:p>
      <text:p text:style-name="P188"><text:span text:style-name="T189">Nr.<text:s/></text:span><text:a xlink:href="https://www.e-tar.lt/portal/legalAct.html?documentId=37311330043d11e9a5eaf2cd290f1944" office:target-frame-name="_top" xlink:show="replace"><text:span text:style-name="T190">XIII-1697</text:span></text:a><text:span text:style-name="T191">, 2018-12-06, paskelbta TAR 2018-12-20, i. k. 2018-20938</text:span></text:p>
      <text:p text:style-name="Normal"/>
      <text:p text:style-name="P192"><text:span text:style-name="T193">8</text:span><text:span text:style-name="T194">.<text:s/></text:span><text:span text:style-name="T195">Asocijuoti asmenys</text:span><text:span text:style-name="T196"><text:s/>– asmenys (vienetai arba fiziniai asmenys), kai jie atitinka bent vieną iš šių kriterijų:</text:span></text:p>
      <text:p text:style-name="P197"><text:span text:style-name="T198">1</text:span><text:span text:style-name="T199">) yra susij</text:span><text:span text:style-name="T200">ę asmenys;</text:span></text:p>
      <text:p text:style-name="P201"><text:span text:style-name="T202">2</text:span><text:span text:style-name="T203">) gali vienas kitam daryti įtaką, dėl kurios tarpusavio sandorių arba ūkinių operacijų sąlygos būtų kitokios negu tuo atveju, jeigu kiekvienas šių asmenų siektų sau maksimalios ekonominės naudos.</text:span></text:p>
      <text:p text:style-name="P204"><text:span text:style-name="T205">9</text:span><text:span text:style-name="T206">.<text:s/></text:span><text:span text:style-name="T207">Atlikėjo veikla<text:s/></text:span><text:span text:style-name="T208">–</text:span><text:span text:style-name="T209"><text:s/></text:span><text:span text:style-name="T210">kaip ši sąvoka apibrėžta<text:s/></text:span><text:span text:style-name="T211">Lietuvos Respublikos gyventojų pajamų mokesčio įstatyme.</text:span></text:p>
      <text:p text:style-name="P212"><text:span text:style-name="T213">10</text:span><text:span text:style-name="T214">.<text:s/></text:span><text:span text:style-name="T215">Fiksuotas pelno mokestis</text:span><text:span text:style-name="T216"><text:s/>– pelno mokestis, kuris gali būti mokamas šio Įstatymo 38</text:span><text:span text:style-name="T217">(1)</text:span><text:span text:style-name="T218"><text:s/>straipsnio nustatytais atvejais ir kurio bazė apskaičiuojama priklausomai nuo ki</text:span><text:span text:style-name="T219">ekvieno jūrų laivo,<text:s/></text:span><text:span text:style-name="T220">kurio naudingoji talpa ne mažesnė nei 100 naudingosios talpos vienetų</text:span><text:span text:style-name="T221">, naudingosios talpos.</text:span></text:p>
      <text:p text:style-name="P222"><text:span text:style-name="T223">10</text:span><text:span text:style-name="T224">1</text:span><text:span text:style-name="T225">.<text:s/></text:span><text:span text:style-name="T226">Filmo dalies gamyba</text:span><text:span text:style-name="T227"><text:s/>– filmo kūrybinio sumanymo įgyvendinimo etapas, kurio metu filmuojant pagal Lietuvos Respublikos Vyriausybės įgalio</text:span><text:span text:style-name="T228">tos institucijos nustatytus kriterijus atitinkantį filmo scenarijų, Lietuvos Respublikos Vyriausybės įgaliotos institucijos patvirtintą kalendorinį darbų planą ir sąmatą, Lietuvos Respublikoje sukuriama filmo dalis. Daugiaserijinio filmo serijos pagaminima</text:span><text:span text:style-name="T229">s Lietuvos Respublikoje nelaikomas filmo dalies gamyba.</text:span></text:p>
      <text:p text:style-name="P230"><text:span text:style-name="T231">10</text:span><text:span text:style-name="T232">2</text:span><text:span text:style-name="T233">.</text:span><text:span text:style-name="T234"><text:s/>Finansinė priemonė<text:s/></text:span><text:span text:style-name="T235">–<text:s/></text:span><text:span text:style-name="T236">priemonė, lemianti finansavimo (lėšų skolinimo) arba nuosavybės vertybinių popierių grąžą, įskaitant išvestines finansines priemones.</text:span><text:s/></text:p>
      <text:p text:style-name="P237">Papildyta straipsnio dalimi:</text:p>
      <text:p text:style-name="P238"><text:span text:style-name="T239">Nr.<text:s/></text:span><text:a xlink:href="https://www.e-tar.lt/portal/legalAct.html?documentId=876276d02ad111eabe008ea93139d588" office:target-frame-name="_top" xlink:show="replace"><text:span text:style-name="T240">XIII-2694</text:span></text:a><text:span text:style-name="T241">, 2019-12-17, paskelbta TAR 2019-12-30, i. k. 2019-21550</text:span></text:p>
      <text:p text:style-name="Normal"/>
      <text:p text:style-name="P242"><text:span text:style-name="T243">11</text:span><text:span text:style-name="T244">.<text:s/></text:span><text:span text:style-name="T245">Honoraras<text:s/></text:span><text:span text:style-name="T246">– atlyginimas už autorine licencine sutartimi suteiktą teisę panaudoti<text:s/></text:span><text:span text:style-name="T247">kūrinį, atlyginimas už suteiktas gretutines teises, pajamos, gautos kaip atlyginimas už perduotą ar pagal licencinę sutartį suteiktą teisę naudotis pramoninės nuosavybės objektu, franšize, atlyginimas už suteiktą informaciją apie gamybinę, prekybinę ar mok</text:span><text:span text:style-name="T248">slinę patirtį (</text:span><text:span text:style-name="T249">know-how</text:span><text:span text:style-name="T250">).</text:span></text:p>
      <text:p text:style-name="P251"><text:span text:style-name="T252">12</text:span><text:span text:style-name="T253">.<text:s/></text:span><text:span text:style-name="T254">Indėlis</text:span><text:span text:style-name="T255"><text:s/>– kredito įstaigoje laikomos piniginės lėšos, kai kredito įstaiga įsipareigoja jas grąžinti bei už jas mokėti palūkanas. Indėliu nelaikomos piniginės lėšos, į kurias indėlininkas turi reikalavimo teises, atsirandan</text:span><text:span text:style-name="T256">čias iš kredito įstaigos atliekamų finansinių operacijų su indėliais arba iš teikiamų investicinių paslaugų.</text:span></text:p>
      <text:p text:style-name="P257"><text:span text:style-name="T258">12</text:span><text:span text:style-name="T259">1</text:span><text:span text:style-name="T260">.</text:span><text:span text:style-name="T261"><text:s/>Investicinis projektas<text:s/></text:span><text:span text:style-name="T262">– vieneto investicijos į šio Įstatymo 46</text:span><text:span text:style-name="T263">1</text:span><text:span text:style-name="T264"><text:s/>straipsnio 1 dalies 1 punkte nurodytą ilgalaikį turtą, skirtos naujų, pap</text:span><text:span text:style-name="T265">ildomų produktų gamybai ar paslaugų teikimui arba gamybos (ar paslaugų teikimo) pajėgumų didinimui, arba naujo gamybos (ar paslaugų teikimo) proceso įdiegimui, arba esamo proceso (jo dalies) esminiam pakeitimui, taip pat tarptautiniais išradimų patentais a</text:span><text:span text:style-name="T266">psaugotų technologijų įdiegimui. Vieneto investicijos, skirtos vien tik turimam ilgalaikiam turtui pakeisti kitu analogiškos rūšies ilgalaikiu turtu, nelaikomos investiciniu projektu (ar jo dalimi).</text:span></text:p>
      <text:p text:style-name="P267"><text:span text:style-name="T268">13</text:span><text:span text:style-name="T269">.</text:span><text:span text:style-name="T270"><text:s/>Išvestinė finansinė priemonė</text:span><text:span text:style-name="T271"><text:s/>– finansinis instrum</text:span><text:span text:style-name="T272">entas (būsimasis sandoris, išankstinis sandoris ar kitas), kurio vertė arba kaina susijusi su prekių, kuriomis šis instrumentas grindžiamas, verte arba kaina, taip pat finansinis instrumentas (būsimasis sandoris, išankstinis sandoris ar kitas), kurio vertė</text:span><text:span text:style-name="T273"><text:s/>arba kaina yra susijusi su vertybinių popierių kaina, valiutos kursu, palūkanų norma, biržos indeksu, kreditingumo vertinimu ar kitu kintamuoju.</text:span></text:p>
      <text:p text:style-name="P274"><text:span text:style-name="T275">14</text:span><text:span text:style-name="T276">.<text:s/></text:span><text:span text:style-name="T277">Jūrų laivo naudingoji talpa (jūrų laivo grynoji talpa)<text:s/></text:span><text:span text:style-name="T278">(toliau –</text:span><text:span text:style-name="T279"><text:s/>jūrų laivo NT</text:span><text:span text:style-name="T280">) –<text:s/></text:span><text:span text:style-name="T281">naudingoji talpa,</text:span><text:span text:style-name="T282"><text:s/>nu</text:span><text:span text:style-name="T283">rodyta jūrų laivo tarptautiniame tonažo sertifikate, išduotame pagal 1969 m. Londono tarptautinę konvenciją dėl laivų matmenų nustatymo.</text:span></text:p>
      <text:p text:style-name="P284"><text:span text:style-name="T285">15</text:span><text:span text:style-name="T286">.<text:s/></text:span><text:span text:style-name="T287">Laivybos vienetas</text:span><text:span text:style-name="T288"><text:s/>– Lietuvos apmokestinamasis vienetas arba užsienio apmokestinamasis vienetas, įregistruotas a</text:span><text:span text:style-name="T289">r kitaip organizuotas Europos ekonominės erdvės valstybėje ir vykdantis veiklą Lietuvos Respublikos teritorijoje per nuolatinę buveinę, užsiimantis tarptautiniu vežimu jūrų laivais arba tarptautiniu vežimu jūrų laivais ir su juo tiesiogiai susijusia veikla</text:span><text:span text:style-name="T290">.</text:span><text:s/></text:p>
      <text:p text:style-name="P291">Straipsnio dalies pakeitimai:</text:p>
      <text:p text:style-name="P292"><text:span text:style-name="T293">Nr.<text:s/></text:span><text:a xlink:href="https://www.e-tar.lt/portal/legalAct.html?documentId=bb9dd3204d0411e7846ef01bfffb9b64" office:target-frame-name="_top" xlink:show="replace"><text:span text:style-name="T294">XIII-405</text:span></text:a><text:span text:style-name="T295">, 2017-06-01, paskelbta TAR 2017-06-09, i. k. 2017-09789</text:span></text:p>
      <text:p text:style-name="Normal"/>
      <text:p text:style-name="P296"><text:span text:style-name="T297">15</text:span><text:span text:style-name="T298">1</text:span><text:span text:style-name="T299">.<text:s/></text:span><text:span text:style-name="T300">Kolektyvinio investavimo subjektas</text:span><text:span text:style-name="T301"><text:s/>– kolektyvinio investavimo subjektas, kaip ši sąvoka apibrėžta Lietuvos Respublikos kolektyvinio investavimo subjektų įstatyme, informuotiesiems investuotojams skirtas kolektyvinio investavimo subjektas, kaip ši sąvoka apibrėžta Lietuvos Respublikos infor</text:span><text:span text:style-name="T302">muotiesiems investuotojams skirtų kolektyvinio investavimo subjektų įstatyme, alternatyvusis kolektyvinio investavimo subjektas, kaip ši sąvoka apibrėžta Lietuvos Respublikos alternatyviųjų kolektyvinio investavimo subjektų valdytojų įstatyme. Kolektyvinio</text:span><text:span text:style-name="T303"><text:s/>investavimo subjektu taip pat laikomas užsienio valstybėje įsteigtas ar kitaip organizuotas subjektas,<text:s/></text:span><text:span text:style-name="T304">mutatis mutandis<text:s/></text:span><text:span text:style-name="T305">atitinkantis šioje dalyje nurodytuose teisės aktuose atitinkamiems kolektyvinio investavimo subjektams nustatytus reikalavimus. Kolekty</text:span><text:span text:style-name="T306">vinio investavimo subjektu taip pat laikomas subjektas, kuriam taikomas 2013 m. balandžio 17 d. Europos Parlamento ir Tarybos reglamentas (ES) Nr. 345/2013 dėl Europos rizikos kapitalo fondų (OL 2013 L 115, p. 1) arba 2013 m. balandžio 17 d. Europos Parlam</text:span><text:span text:style-name="T307">ento ir Tarybos reglamentas (ES) Nr. 346/2013 dėl Europos socialinio verslumo fondų (OL 2013 L 115, p. 18), arba 2015 m. balandžio 29 d. Europos Parlamento ir Tarybos reglamentas (ES) 2015/760 dėl Europos ilgalaikių investicijų fondų (OL 2015 L 123, p. 98)</text:span><text:span text:style-name="T308">, arba 2017 m. birželio 14 d. Europos Parlamento ir Tarybos reglamentas (ES) 2017/1131 dėl pinigų rinkos fondų (OL 2017 L 169, p. 8).</text:span></text:p>
      <text:p text:style-name="P309">Papildyta straipsnio dalimi:</text:p>
      <text:p text:style-name="P310"><text:span text:style-name="T311">Nr.<text:s/></text:span><text:a xlink:href="https://www.e-tar.lt/portal/legalAct.html?documentId=0973bdf0e62811e7acd7ea182930b17f" office:target-frame-name="_top" xlink:show="replace"><text:span text:style-name="T312">XIII-842</text:span></text:a><text:span text:style-name="T313">, 2017-12-07, paskelbta TAR 2017-12-22, i. k. 2017-20681</text:span></text:p>
      <text:p text:style-name="P314">Straipsnio dalies pakeitimai:</text:p>
      <text:p text:style-name="P315"><text:span text:style-name="T316">Nr.<text:s/></text:span><text:a xlink:href="https://www.e-tar.lt/portal/legalAct.html?documentId=d1ac2221131911e9b2b6e7cdb14007b4" office:target-frame-name="_top" xlink:show="replace"><text:span text:style-name="T317">XIII-1881</text:span></text:a><text:span text:style-name="T318">, 2018-12-20, paskelbta TAR 2019-01-08, i</text:span><text:span text:style-name="T319">. k. 2019-00234</text:span></text:p>
      <text:p text:style-name="Normal"/>
      <text:p text:style-name="P320"><text:span text:style-name="T321">16</text:span><text:span text:style-name="T322">.</text:span><text:span text:style-name="T323"><text:s/>Kompiuterio programa</text:span><text:span text:style-name="T324"><text:s/>– kaip ši sąvoka apibrėžta Lietuvos Respublikos autorių teisių ir gretutinių teisių įstatyme.</text:span></text:p>
      <text:p text:style-name="P325"><text:span text:style-name="T326">16</text:span><text:span text:style-name="T327">1</text:span><text:span text:style-name="T328">.<text:s/></text:span><text:span text:style-name="T329">Lietuvos filmo gamintojas</text:span><text:span text:style-name="T330"><text:s/>– fizinis asmuo – nuolatinis Lietuvos gyventojas arba Europos ekonominės erdvės valstybės pilietis, veikiantis per nuolatinę bazę Lietuvoje, taip pat Lietuvos vienetas arba Europos ekonominės erdvės valstybės vienetas, veikiantis per nuolatinę buveinę Lie</text:span><text:span text:style-name="T331">tuvoje, kurie verčiasi filmų gamyba ir yra atsakingi už kūrybinį, organizacinį, finansinį filmo gamybos procesą.</text:span></text:p>
      <text:p text:style-name="P332"><text:span text:style-name="T333">16</text:span><text:span text:style-name="T334">2</text:span><text:span text:style-name="T335">.<text:s/></text:span><text:span text:style-name="T336">Lietuvos hibridinis subjektas</text:span><text:span text:style-name="T337"><text:s/>–<text:s/></text:span><text:span text:style-name="T338">subjektas, išskyrus kolektyvinio investavimo subjektą, arba darinys, kuriame 50 procentų ar daugiau ak</text:span><text:span text:style-name="T339">cijų (dalių, pajų), balsavimo teisių ar teisių į paskirstytinojo pelno dalį, ar išimtinių teisių jas įsigyti tiesiogiai ar netiesiogiai valdo arba vienas užsienio valstybės rezidentas mokesčių tikslais, kuris pagal užsienio valstybės teisės aktus laikomas<text:s/></text:span><text:span text:style-name="T340">atskiru vienetu, tačiau jo pajamos ir sąnaudos pagal šį Įstatymą laikomos kito (kitų) asmens (asmenų) pajamomis ir sąnaudomis, arba keli asocijuoti asmenys, iš kurių bent vienas yra užsienio valstybės rezidentas mokesčių tikslais, kuris pagal užsienio vals</text:span><text:span text:style-name="T341">tybės teisės aktus laikomas atskiru vienetu, tačiau jo pajamos ir sąnaudos pagal šį Įstatymą laikomos kito (kitų) asmens (asmenų) pajamomis ir sąnaudomis.</text:span></text:p>
      <text:p text:style-name="P342">Papildyta straipsnio dalimi:</text:p>
      <text:p text:style-name="P343"><text:span text:style-name="T344">Nr.<text:s/></text:span><text:a xlink:href="https://www.e-tar.lt/portal/legalAct.html?documentId=c1ffcd805d9511eca9ac839120d251c4" office:target-frame-name="_top" xlink:show="replace"><text:span text:style-name="T345">XIV-726</text:span></text:a><text:span text:style-name="T346">, 2021-12-07, paskelbta TAR 2021-12-15, i. k. 2021-25844</text:span></text:p>
      <text:p text:style-name="P347">Straipsnio dalies pakeitimai:</text:p>
      <text:p text:style-name="P348"><text:span text:style-name="T349">Nr.<text:s/></text:span><text:a xlink:href="https://www.e-tar.lt/portal/legalAct.html?documentId=182d24f010b911ee9f7ec2ffce8b47bc" office:target-frame-name="_top" xlink:show="replace"><text:span text:style-name="T350">XIV-2038</text:span></text:a><text:span text:style-name="T351">, 2023-06-08, paskelbt</text:span><text:span text:style-name="T352">a TAR 2023-06-22, i. k. 2023-12400</text:span></text:p>
      <text:p text:style-name="Normal"/>
      <text:p text:style-name="P353"><text:span text:style-name="T354">17</text:span><text:span text:style-name="T355">.<text:s/></text:span><text:span text:style-name="T356">Lietuvos Respublikos teritorija</text:span><text:span text:style-name="T357"><text:s/>– Lietuvos Respublikos teritorija ir greta Lietuvos Respublikos teritorinių vandenų esantis plotas, kuriame pagal Lietuvos Respublikos įstatymus ir tarptautinę teisę Lietuvos Respu</text:span><text:span text:style-name="T358">blika turi teisę tyrinėti ir eksploatuoti jūros dugno ir požeminius gamtos išteklius.<text:s/></text:span></text:p>
      <text:p text:style-name="P359"><text:span text:style-name="T360">17</text:span><text:span text:style-name="T361">1</text:span><text:span text:style-name="T362">.</text:span><text:span text:style-name="T363"><text:s/>Mokestinės tvarkos neatitikimas<text:s/></text:span><text:span text:style-name="T364">–<text:s/></text:span><text:span text:style-name="T365">situacija, kai dėl skirtingo finansinių priemonių, pagal jas atliktų mokėjimų ar jų perleidimo kvalifikavimo, taip pat vienetų</text:span><text:span text:style-name="T366">, nuolatinių buveinių ar joms priskiriamų pajamų (sąnaudų) teisinio reglamentavimo ar traktavimo mokesčių tikslais skirtingose valstybėse įvyksta dvigubas mokėjimo sumos atskaitymas – asocijuotų asmenų arba pagal struktūrinį susitarimą atlikto mokėjimo sum</text:span><text:span text:style-name="T367">a atskaitoma iš pajamų dviejose valstybėse arba įvyksta mokėjimo sumos atskaitymas, bet ši suma neįtraukiama į apmokestinamąsias pajamas – vienoje valstybėje mokėjimo suma atskaitoma iš pajamų, o kitoje – neįtraukiama į apmokestinamąsias pajamas. Mokėjimo<text:s/></text:span><text:span text:style-name="T368">pagal finansines priemones ar jų perleidimą suma nelaikoma įtraukta į apmokestinamąsias pajamas, jeigu tokiam mokėjimui taikoma bet kokia pelno mokesčio ar jam tapataus mokesčio lengvata vien tik dėl to, kaip tas mokėjimas kvalifikuojamas pagal mokėjimo ga</text:span><text:span text:style-name="T369">vėjo valstybės teisės aktus, išskyrus atvejus, kai mokėjimo gavėjas įtraukia mokėjimo sumą į mokestinio laikotarpio, prasidedančio per 12 mėnesių nuo mokėjimą atlikusio vieneto mokestinio laikotarpio pabaigos, apmokestinamąsias pajamas arba galima pagrįsta</text:span><text:span text:style-name="T370">i tikėtis, kad mokėjimo gavėjas įtrauks mokėjimo sumą į būsimo mokestinio laikotarpio apmokestinamąsias pajamas, o mokėjimo sąlygos yra tokios, dėl kurių susitartų neasocijuoti asmenys. Mokestinės tvarkos neatitikimas, kai mokėjimas nepripažįstamas mokėjim</text:span><text:span text:style-name="T371">o gavėjo valstybėje, laikomas mokestinės tvarkos neatitikimu tik tiek, kiek to mokėjimo suma atskaitoma iš pajamų, kurios<text:s/></text:span><text:span text:style-name="T372">pajamomis nelaikomos</text:span><text:span text:style-name="T373"><text:s/>mokėjimo gavėjo valstybėje. Lietuvos Respublikos finansų ministras tvirtina mokestinės tvarkos neatitikimų pavyzd</text:span><text:span text:style-name="T374">žių aprašą.<text:s/></text:span></text:p>
      <text:p text:style-name="P375">Papildyta straipsnio dalimi:</text:p>
      <text:p text:style-name="P376"><text:span text:style-name="T377">Nr.<text:s/></text:span><text:a xlink:href="https://www.e-tar.lt/portal/legalAct.html?documentId=876276d02ad111eabe008ea93139d588" office:target-frame-name="_top" xlink:show="replace"><text:span text:style-name="T378">XIII-2694</text:span></text:a><text:span text:style-name="T379">, 2019-12-17, paskelbta TAR 2019-12-30, i. k. 2019-21550</text:span></text:p>
      <text:p text:style-name="Normal"/>
      <text:p text:style-name="P380"><text:span text:style-name="T381">17</text:span><text:span text:style-name="T382">2</text:span><text:span text:style-name="T383">.<text:s/></text:span><text:span text:style-name="T384">Mokestinės tvarkos neatitikimas dėl</text:span><text:span text:style-name="T385"><text:s/></text:span><text:span text:style-name="T386">finansinės priemonės perleidimo<text:s/></text:span><text:span text:style-name="T387">– mokestinės tvarkos neatitikimas, kai dėl finansinės priemonės perleidimo gauta grąža mokesčių tikslais laikoma vienu metu gauta daugiau kaip vienos susitarimo dėl finansinės priemonės perleidimo šalies.</text:span><text:s/></text:p>
      <text:p text:style-name="P388">Papildyta straipsnio dalimi:</text:p>
      <text:p text:style-name="P389"><text:span text:style-name="T390">Nr.<text:s/></text:span><text:a xlink:href="https://www.e-tar.lt/portal/legalAct.html?documentId=876276d02ad111eabe008ea93139d588" office:target-frame-name="_top" xlink:show="replace"><text:span text:style-name="T391">XIII-2694</text:span></text:a><text:span text:style-name="T392">, 2019-12-17, paskelbta TAR 2019-12-30, i. k. 2019-21550</text:span></text:p>
      <text:p text:style-name="Normal"/>
      <text:p text:style-name="P393"><text:span text:style-name="T394">18</text:span><text:span text:style-name="T395">.</text:span><text:span text:style-name="T396"><text:s/>Moksliniai tyrimai ir eksperimentinė plėtra</text:span><text:span text:style-name="T397"><text:s/>– kaip šios sąvokos apib</text:span><text:span text:style-name="T398">rėžtos Lietuvos Respublikos mokslo ir studijų įstatyme.</text:span></text:p>
      <text:p text:style-name="P399"><text:span text:style-name="T400">18</text:span><text:span text:style-name="T401">1</text:span><text:span text:style-name="T402">.<text:s/></text:span><text:span text:style-name="T403">Nauda iš jūrų laivo perleidimo sutarties ar įsigijimo finansavimo sutarties</text:span><text:span text:style-name="T404"><text:s/>– l</text:span><text:span text:style-name="T405">aivybos vieneto pajamos, gaunamos jūrų laivą perleidžiančiam asmeniui atsisakius visų ar dalies reikalavimų, kyl</text:span><text:span text:style-name="T406">ančių iš jūrų laivo perleidimą reglamentuojančios sutarties, arba jūrų laivo įsigijimą finansuojančiai kredito įstaigai atsisakius visų ar dalies reikalavimų, kylančių iš kredito sutarties, įskaitant palūkanas ir kitus mokėjimus, numatytus šioje sutartyje.</text:span><text:s/></text:p>
      <text:p text:style-name="P407">Papildyta straipsnio dalimi:</text:p>
      <text:p text:style-name="P408"><text:span text:style-name="T409">Nr.<text:s/></text:span><text:a xlink:href="https://www.e-tar.lt/portal/legalAct.html?documentId=bb9dd3204d0411e7846ef01bfffb9b64" office:target-frame-name="_top" xlink:show="replace"><text:span text:style-name="T410">XIII-405</text:span></text:a><text:span text:style-name="T411">, 2017-06-01, paskelbta TAR 2017-06-09, i. k. 2017-09789</text:span></text:p>
      <text:p text:style-name="Normal"/>
      <text:p text:style-name="P412"><text:span text:style-name="T413">19</text:span><text:span text:style-name="T414">.<text:s/></text:span><text:span text:style-name="T415">Neigiama prestižo vertė</text:span><text:span text:style-name="T416"><text:s/>– dydis, kuriuo, įsigyjant kito vieneto veiklą kaip kompleksą ar jo veiklos dalį<text:s/></text:span><text:span text:style-name="T417">kaip teisių ir prievolių visumą, organizaciniu požiūriu sudarančią autonomišką ekonominį vienetą, vykdantį veiklą ir galintį atlikti savo funkcijas savo nuožiūra, arba siekia</text:span><text:span text:style-name="T418">nt valdyti kito vieneto grynąjį turtą ir veiklą, įsigyjant jo akcijas, įsigyjančiojo</text:span><text:span text:style-name="T419"><text:s/>vieneto pinigais sumokėta kaina yra mažesnė už įsigyto vieneto grynojo turto dalies, įvertintos tikrąja rinkos kaina, vertę. Apskaičiuojant grynąjį turtą neatsižvelgiama į</text:span><text:span text:style-name="T420"><text:s/>įsigyjamojo vieneto turimą turtą, kuris nebuvo pripažintas jo apskaitoje, nes šis turtas neturėjo reikalingų pripažinimo požymių (pagrįstai nebuvo tikimasi, kad vienetas iš turto gaus ekonominės naudos būsimaisiais laikotarpiais, ir nebuvo galima patikima</text:span><text:span text:style-name="T421">i nustatyti turto įsigijimo kainos), arba buvo gautas neatlyginamai iš valstybės, savivaldybės ar viešojo juridinio asmens, kurio steigėjas yra valstybės ar savivaldybės institucija, tačiau turi tikrąją rinkos kainą.</text:span></text:p>
      <text:p text:style-name="P422"><text:span text:style-name="T423">20</text:span><text:span text:style-name="T424">.<text:s/></text:span><text:span text:style-name="T425">Nekilnojamasis pagal prigimtį d</text:span><text:span text:style-name="T426">aiktas</text:span><text:span text:style-name="T427"><text:s/>– daiktas, kuris yra nekilnojamas pagal prigimtį, t. y. žemė ar kitas daiktas, kurio negalima perkelti iš vienos vietos į kitą nepakeitus jo paskirties ir iš esmės nesumažinus jo vertės.</text:span></text:p>
      <text:p text:style-name="P428"><text:span text:style-name="T429">21</text:span><text:span text:style-name="T430">.<text:s/></text:span><text:span text:style-name="T431">Nuolatinė bazė<text:s/></text:span><text:span text:style-name="T432">– kaip ši sąvoka apibrėžta<text:s/></text:span><text:span text:style-name="T433">Lietuvos Res</text:span><text:span text:style-name="T434">publikos gyventojų pajamų mokesčio įstatyme.</text:span></text:p>
      <text:p text:style-name="P435"><text:span text:style-name="T436">22</text:span><text:span text:style-name="T437">.<text:s/></text:span><text:span text:style-name="T438">Nuolatinė buveinė</text:span><text:span text:style-name="T439"><text:s/>– užsienio vieneto veiklos Lietuvos Respublikoje arba Lietuvos vieneto veiklos užsienio valstybėje<text:s/></text:span><text:span text:style-name="T440">vieta, įskaitant veiklos vykdymą visoje arba tam tikroje atitinkamos valstybės teritor</text:span><text:span text:style-name="T441">ijoje.</text:span><text:span text:style-name="T442"><text:s/>Užsienio vienetas laikomas veikiančiu per nuolatinę buveinę Lietuvos Respublikos teritorijoje, jeigu jis Lietuvos Respublikoje nuolat vykdo veiklą arba vykdo savo veiklą per priklausomą atstovą (agentą)</text:span><text:span text:style-name="T443">,</text:span><text:span text:style-name="T444"><text:s/>arba naudoja statybos teritoriją, statybos, s</text:span><text:span text:style-name="T445">urinkimo ar įrangos objektą</text:span><text:span text:style-name="T446">,</text:span><text:span text:style-name="T447"><text:s/>arba gamtos ištekliams tirti ar gauti naudoja įrangą arba konstrukciją, įskaitant tam naudojamus gręžinius arba laivus.<text:s/></text:span><text:span text:style-name="T448">Nuolatinumą</text:span><text:span text:style-name="T449"><text:s/></text:span><text:span text:style-name="T450">apibrėžia</text:span><text:span text:style-name="T451">, atstovo (agento) statuso priklausomumo ar nepriklausomumo kriterijus nustato<text:s/></text:span><text:span text:style-name="T452">Lietuvos Respublikos Vyriausybė arba jos įgaliota institucija.</text:span><text:s/></text:p>
      <text:p text:style-name="P453">Straipsnio dalies pakeitimai:</text:p>
      <text:p text:style-name="P454"><text:span text:style-name="T455">Nr.<text:s/></text:span><text:a xlink:href="https://www.e-tar.lt/portal/legalAct.html?documentId=37311330043d11e9a5eaf2cd290f1944" office:target-frame-name="_top" xlink:show="replace"><text:span text:style-name="T456">XIII-1697</text:span></text:a><text:span text:style-name="T457">, 2018-12-06, paskelbta TAR 2018-12-20, i. k. 2018-</text:span><text:span text:style-name="T458">20938</text:span></text:p>
      <text:p text:style-name="Normal"/>
      <text:p text:style-name="P459"><text:span text:style-name="T460">23</text:span><text:span text:style-name="T461">.<text:s/></text:span><text:span text:style-name="T462">Nuolatinis Lietuvos gyventojas</text:span><text:span text:style-name="T463"><text:s/>– kaip ši sąvoka apibrėžta Lietuvos Respublikos gyventojų pajamų mokesčio įstatyme.<text:s/></text:span></text:p>
      <text:p text:style-name="P464"><text:span text:style-name="T465">24</text:span><text:span text:style-name="T466">.<text:s/></text:span><text:span text:style-name="T467">Pajamos<text:s/></text:span><text:span text:style-name="T468">– visos iš Lietuvos ir ne Lietuvos šaltinių uždirbtos ir (arba) gautos visų rūšių pajamos pinigais ir (arba)<text:s/></text:span><text:span text:style-name="T469">ne pinigais.</text:span></text:p>
      <text:p text:style-name="P470"><text:span text:style-name="T471">25</text:span><text:span text:style-name="T472">.<text:s/></text:span><text:span text:style-name="T473">Pajamos iš paskirstytojo pelno</text:span><text:span text:style-name="T474"><text:s/>– pajamos, įskaitant dividendus, gaunamos skirstant pelną vieneto dalyviams. Kai neribotos civilinės atsakomybės vieneto pelnas, apmokestinamas pelno mokesčiu pagal šį Įstatymą, šio vieneto dalyvio gautos</text:span><text:span text:style-name="T475"><text:s/>pajamos ar jam priklausančio turto paėmimas iš vieneto nelaikomas pelno paskirstymu. Neribotos civilinės atsakomybės kolektyvinio investavimo subjekto, neribotos civilinės atsakomybės rizikos ir privataus kapitalo subjekto dalyvio gautos pajamos ar jam pr</text:span><text:span text:style-name="T476">iklausančio turto paėmimas iš tokio vieneto taip pat nelaikomas pelno paskirstymu, išskyrus atvejus, kai iš neribotos civilinės atsakomybės kolektyvinio investavimo subjekto, neribotos civilinės atsakomybės rizikos ir privataus kapitalo subjekto tokias paj</text:span><text:span text:style-name="T477">amas gauna ar turtą taip paima užsienio vienetas,</text:span><text:span text:style-name="T478"><text:s/></text:span><text:span text:style-name="T479">įregistruotas ar kitaip organizuotas tikslinėje teritorijoje.</text:span><text:s/></text:p>
      <text:p text:style-name="P480">Straipsnio dalies pakeitimai:</text:p>
      <text:p text:style-name="P481"><text:span text:style-name="T482">Nr.<text:s/></text:span><text:a xlink:href="https://www.e-tar.lt/portal/legalAct.html?documentId=0973bdf0e62811e7acd7ea182930b17f" office:target-frame-name="_top" xlink:show="replace"><text:span text:style-name="T483">XIII-842</text:span></text:a><text:span text:style-name="T484">,<text:s/></text:span><text:span text:style-name="T485">2017-12-07, paskelbta TAR 2017-12-22, i. k. 2017-20681</text:span></text:p>
      <text:p text:style-name="Normal"/>
      <text:p text:style-name="P486"><text:span text:style-name="T487">26</text:span><text:span text:style-name="T488">.<text:s/></text:span><text:span text:style-name="T489">Pajamos, kurių šaltinis yra Lietuvos Respublikos teritorijoje</text:span><text:span text:style-name="T490"><text:s/>(toliau –<text:s/></text:span><text:span text:style-name="T491">pajamos, kurių šaltinis yra Lietuvos Respublikoje</text:span><text:span text:style-name="T492">):</text:span></text:p>
      <text:p text:style-name="P493"><text:span text:style-name="T494">1</text:span><text:span text:style-name="T495">) iš nuolatinių Lietuvos gyventojų,<text:s/></text:span><text:span text:style-name="T496">nenuolatinių Lietuvos gyvento</text:span><text:span text:style-name="T497">jų per nuolatines bazes,</text:span><text:span text:style-name="T498"><text:s/></text:span><text:span text:style-name="T499">Lietuvos vienetų bei<text:s/></text:span><text:span text:style-name="T500">užsienio vienetų per nuolatines buveines gautos</text:span><text:span text:style-name="T501"><text:s/>palūkanos,</text:span><text:span text:style-name="T502"><text:s/></text:span><text:span text:style-name="T503">kompensacijų už autorių arba gretutinių teisių pažeidimą pajamos, honorarai,<text:s/></text:span><text:span text:style-name="T504">taip pat pajamos už parduotą, kitokiu būdu perleistą nuosavybėn arba išnuo</text:span><text:span text:style-name="T505">motą nekilnojamąjį pagal prigimtį daiktą, esantį Lietuvos Respublikoje;</text:span></text:p>
      <text:p text:style-name="P506"><text:span text:style-name="T507">2</text:span><text:span text:style-name="T508">) pajamos iš Lietuvos vienetų paskirstytojo pelno ir išmokos už stebėtojų tarybos narių veiklą;.</text:span></text:p>
      <text:p text:style-name="P509"><text:span text:style-name="T510">3</text:span><text:span text:style-name="T511">) pajamos iš veiklos Lietuvos Respublikoje;</text:span></text:p>
      <text:p text:style-name="P512"><text:span text:style-name="T513">4</text:span><text:span text:style-name="T514">) transportavimo, kuris pras</text:span><text:span text:style-name="T515">ideda Lietuvos Respublikos teritorijoje ir baigiasi užsienyje arba prasideda užsienyje ir baigiasi Lietuvos Respublikos teritorijoje,<text:s/></text:span><text:span text:style-name="T516">pajamos;</text:span></text:p>
      <text:p text:style-name="P517"><text:span text:style-name="T518">5</text:span><text:span text:style-name="T519">) tarptautinių telekomunikacijų pajamos.</text:span></text:p>
      <text:p text:style-name="P520"><text:span text:style-name="T521">27</text:span><text:span text:style-name="T522">.<text:s/></text:span><text:span text:style-name="T523">Pajamos, kurių šaltinis yra ne Lietuvos Respublikos terit</text:span><text:span text:style-name="T524">orijoje (</text:span><text:span text:style-name="T525">toliau –<text:s/></text:span><text:span text:style-name="T526">pajamos, kurių šaltinis yra ne Lietuvos Respublikoje</text:span><text:span text:style-name="T527">) – visos pajamos, išskyrus pajamas, kurių šaltinis yra Lietuvos Respublikoje.</text:span></text:p>
      <text:p text:style-name="P528"><text:span text:style-name="T529">28</text:span><text:span text:style-name="T530">.<text:s/></text:span><text:span text:style-name="T531">Palūkanos</text:span><text:span text:style-name="T532"><text:s/>– atlyginimas už pinigų skolinimą.</text:span></text:p>
      <text:p text:style-name="P533"><text:span text:style-name="T534">28</text:span><text:span text:style-name="T535">1</text:span><text:span text:style-name="T536">.</text:span><text:span text:style-name="T537"><text:s/>Pajamos iš žemės ūkio veiklos<text:s/></text:span><text:span text:style-name="T538">– kaip ši sąvoka apibrėžta Lietuvos Respublikos<text:s/></text:span><text:span text:style-name="T539">gyventojų pajamų mokesčio įstatyme</text:span><text:span text:style-name="T540">.</text:span></text:p>
      <text:p text:style-name="P541"><text:span text:style-name="T542">29</text:span><text:span text:style-name="T543">.<text:s/></text:span><text:span text:style-name="T544">Pozityviosios pajamos</text:span><text:span text:style-name="T545"><text:s/>–</text:span><text:span text:style-name="T546"><text:s/>kontroliuojamojo užsienio subjekto pajamos ar jų dalis, įskaitomos į Lietuvos vieneto pajamas šio Įstatymo 39 straipsnyje nustatyta tvarka.<text:s/></text:span><text:span text:style-name="T547">Kontroliuojamojo užsienio vieneto pajamos ar jų dalis įskaitomos paskutinę kontroliuojamojo užsienio vieneto mokestinio laikotarpio dieną proporcingai Lietuvos vieneto valdomų akcijų (dalių, pajų), balsavimo teisių ar teisių į<text:s/></text:span><text:span text:style-name="T548">paskirstytinojo pelno dalį ar</text:span><text:span text:style-name="T549">ba išimtinių teisių jas įsigyti</text:span><text:span text:style-name="T550"><text:s/>skaičiui.</text:span><text:s/></text:p>
      <text:p text:style-name="P551">Straipsnio dalies pakeitimai:</text:p>
      <text:p text:style-name="P552"><text:span text:style-name="T553">Nr.<text:s/></text:span><text:a xlink:href="https://www.e-tar.lt/portal/legalAct.html?documentId=37311330043d11e9a5eaf2cd290f1944" office:target-frame-name="_top" xlink:show="replace"><text:span text:style-name="T554">XIII-1697</text:span></text:a><text:span text:style-name="T555">, 2018-12-06, paskelbta TAR 2018-12-20, i. k. 2018-20938</text:span></text:p>
      <text:p text:style-name="Normal"/>
      <text:p text:style-name="P556"><text:span text:style-name="T557">30</text:span><text:span text:style-name="T558">.<text:s/></text:span><text:span text:style-name="T559">Prestižo vertė</text:span><text:span text:style-name="T560"><text:s/></text:span><text:span text:style-name="T561">– dydis, kuriuo, įsigyjant kito vieneto veiklą kaip kompleksą ar jo veiklos dalį<text:s/></text:span><text:span text:style-name="T562">kaip teisių ir prievolių visumą, organizaciniu požiūriu sudarančią autonomišką ekonominį vienetą, vykdantį veiklą ir galintį atlikti savo funkcijas savo nuožiūr</text:span><text:span text:style-name="T563">a,</text:span><text:span text:style-name="T564"><text:s/></text:span><text:span text:style-name="T565">arba siekiant valdyti kito vieneto grynąjį turtą ir veiklą, įsigyjant jo akcijas,</text:span><text:span text:style-name="T566"><text:s/></text:span><text:span text:style-name="T567">įsigyjančiojo</text:span><text:span text:style-name="T568"><text:s/>vieneto pinigais sumokėta kaina viršija įsigyto vieneto grynojo turto dalies, įvertintos tikrąja rinkos kaina, vertę ir iš kurios<text:s/></text:span><text:span text:style-name="T569">įsigyjantysis</text:span><text:span text:style-name="T570"><text:s/>vienetas tiki</text:span><text:span text:style-name="T571">si gauti ekonominės naudos.</text:span><text:span text:style-name="T572"><text:s/></text:span><text:span text:style-name="T573">Apskaičiuojant grynąjį turtą neatsižvelgiama į įsigyjamojo vieneto turimą turtą, kuris nebuvo pripažintas jo apskaitoje, nes šis turtas neturėjo reikalingų pripažinimo požymių (pagrįstai nebuvo tikimasi, kad vienetas iš turto<text:s/></text:span><text:span text:style-name="T574">gaus ekonominės naudos būsimaisiais laikotarpiais, ir nebuvo galima patikimai nustatyti turto įsigijimo kainos), arba buvo gautas neatlyginamai iš valstybės, savivaldybės ar viešojo juridinio asmens, kurio steigėjas yra valstybės ar savivaldybės institucij</text:span><text:span text:style-name="T575">a, tačiau turi tikrąją rinkos kainą.</text:span></text:p>
      <text:p text:style-name="P576"><text:span text:style-name="T577">30</text:span><text:span text:style-name="T578">1</text:span><text:span text:style-name="T579">.<text:s/></text:span><text:span text:style-name="T580">Rizikos ir privataus kapitalo subjektas<text:s/></text:span><text:span text:style-name="T581">–<text:s/></text:span><text:span text:style-name="T582">vienetas, kurio pagrindinė vykdoma veikla yra laikinas lėšų iš nesusijusių asmenų<text:s/></text:span><text:span text:style-name="T583">ir (arba) viešųjų lėšų</text:span><text:span text:style-name="T584"><text:s/></text:span><text:span text:style-name="T585">pritraukimas ir<text:s/></text:span><text:span text:style-name="T586">šių<text:s/></text:span><text:span text:style-name="T587">lėšų investavimas į kitus vienetus, jei dau</text:span><text:span text:style-name="T588">giau negu 70 procentų rizikos ir privataus kapitalo subjekto investicijų sudaro investicijos į vienetų, kurių vidutinis metinis sąrašuose esančių darbuotojų skaičius neviršija 250 asmenų, o mokestinio laikotarpio pajamos neviršija 50 milijonų eurų arba bal</text:span><text:span text:style-name="T589">anse nurodyto turto vertė neviršija 43 milijonų eurų, nuosavybės vertybinius popierius<text:s/></text:span><text:span text:style-name="T590">ir (arba) konvertuojamąsias obligacijas, kaip ši sąvoka suprantama pagal Lietuvos Respublikos akcinių bendrovių įstatymą,</text:span><text:span text:style-name="T591"><text:s/></text:span><text:span text:style-name="T592">neįtrauktus į prekybą reguliuojamoje rinkoje.</text:span><text:s/></text:p>
      <text:p text:style-name="P593">Papildyta straipsnio dalimi:</text:p>
      <text:p text:style-name="P594"><text:span text:style-name="T595">Nr.<text:s/></text:span><text:a xlink:href="https://www.e-tar.lt/portal/legalAct.html?documentId=0973bdf0e62811e7acd7ea182930b17f" office:target-frame-name="_top" xlink:show="replace"><text:span text:style-name="T596">XIII-842</text:span></text:a><text:span text:style-name="T597">, 2017-12-07, paskelbta TAR 2017-12-22, i. k. 2017-20681</text:span></text:p>
      <text:p text:style-name="P598">Straipsnio dalies pakeitimai:</text:p>
      <text:p text:style-name="P599"><text:span text:style-name="T600">Nr.<text:s/></text:span><text:a xlink:href="https://www.e-tar.lt/portal/legalAct.html?documentId=876276d02ad111eabe008ea93139d588" office:target-frame-name="_top" xlink:show="replace"><text:span text:style-name="T601">XIII-2694</text:span></text:a><text:span text:style-name="T602">, 2019-12-17, paskelbta TAR 2019-12-30, i. k. 2019-21550</text:span></text:p>
      <text:p text:style-name="Normal"/>
      <text:p text:style-name="P603"><text:span text:style-name="T604">31</text:span><text:span text:style-name="T605">.<text:s/></text:span><text:span text:style-name="T606">Sąnaudos</text:span><text:span text:style-name="T607"><text:s/>– visos išlaidos, patirtos uždirbant pajamas.</text:span></text:p>
      <text:p text:style-name="P608"><text:span text:style-name="T609">32</text:span><text:span text:style-name="T610">.<text:s/></text:span><text:span text:style-name="T611">Sporto veikla</text:span><text:span text:style-name="T612"><text:s/>–<text:s/></text:span><text:span text:style-name="T613">kaip ši sąvoka apibrėžta<text:s/></text:span><text:span text:style-name="T614">Lietuvos Respublikos gyventojų pajamų mokesčio įstatyme.</text:span></text:p>
      <text:p text:style-name="P615"><text:span text:style-name="T616">32</text:span><text:span text:style-name="T617">1</text:span><text:span text:style-name="T618">.</text:span><text:span text:style-name="T619"><text:s/>Struktūrinis susitarimas<text:s/></text:span><text:span text:style-name="T620">–<text:s/></text:span><text:span text:style-name="T621">susitarimas, kurio sąlygoms poveikį turi mokestinės tvarkos neatitikimas ir dėl jo gaunama mokestinė nauda, arba susitarimas, kuriuo siekiama, kad atsirastų mokest</text:span><text:span text:style-name="T622">inės tvarkos neatitikimo pasekmės, išskyrus atvejus, kai negalima pagrįstai manyti, kad vienetas, sudarydamas susitarimą, žinojo apie galimybę pasinaudoti mokestinės tvarkos neatitikimu, ir iš šio susitarimo negaunama jokios mokestinės naudos.</text:span><text:s/></text:p>
      <text:p text:style-name="P623">Papildyta straipsnio dalimi:</text:p>
      <text:p text:style-name="P624"><text:span text:style-name="T625">Nr.<text:s/></text:span><text:a xlink:href="https://www.e-tar.lt/portal/legalAct.html?documentId=876276d02ad111eabe008ea93139d588" office:target-frame-name="_top" xlink:show="replace"><text:span text:style-name="T626">XIII-2694</text:span></text:a><text:span text:style-name="T627">, 2019-12-17, paskelbta TAR 2019-12-30, i. k. 2019-21550</text:span></text:p>
      <text:p text:style-name="Normal"/>
      <text:p text:style-name="P628"><text:span text:style-name="T629">33</text:span><text:span text:style-name="T630">.<text:s/></text:span><text:span text:style-name="T631">Susiję asmenys<text:s/></text:span><text:span text:style-name="T632">– asmenys laikomi susijusiais, jei bet kurią a</text:span><text:span text:style-name="T633">taskaitinio mokestinio laikotarpio arba mokestinio laikotarpio, buvusio prieš ataskaitinį mokestinį laikotarpį, dieną atitinka bent vieną šių kriterijų – jie yra:</text:span></text:p>
      <text:p text:style-name="P634"><text:span text:style-name="T635">1</text:span><text:span text:style-name="T636">) vienetas ir jo dalyviai;</text:span></text:p>
      <text:p text:style-name="P637"><text:span text:style-name="T638">2</text:span><text:span text:style-name="T639">) vienetas ir jo valdymo organų nariai;</text:span></text:p>
      <text:p text:style-name="P640"><text:span text:style-name="T641">3</text:span><text:span text:style-name="T642">) vienetas ir</text:span><text:span text:style-name="T643"><text:s/>jo dalyvių arba valdymo organų narių sutuoktiniai, sužadėtiniai, sugyventiniai, kiti fiziniai asmenys, susiję su šio vieneto dalyviais arba valdymo organų nariais giminystės ryšiais (tiesiąja giminystės linija iki antrojo laipsnio, šonine giminystės linij</text:span><text:span text:style-name="T644">a iki ketvirtojo laipsnio) arba svainystės santykiais (fizinis asmuo ir jo sutuoktinio giminaičiai (tiesiąja giminystės linija iki antrojo laipsnio, šonine giminystės linija iki antrojo laipsnio), taip pat šio vieneto dalyvių arba valdymo organų narių sugy</text:span><text:span text:style-name="T645">ventinių giminaičiai (tiesiąja giminystės linija iki antrojo laipsnio, šonine giminystės linija iki antrojo laipsnio), šio vieneto dalyvių arba valdymo organų narių giminaičių (tiesiąja giminystės linija iki pirmojo laipsnio, šonine giminystės linija iki a</text:span><text:span text:style-name="T646">ntrojo laipsnio) sutuoktiniai ar sugyventiniai ir šių sutuoktinių ar sugyventinių giminaičiai (tiesiąja giminystės linija iki pirmojo laipsnio, šonine giminystės linija iki antrojo laipsnio);</text:span></text:p>
      <text:p text:style-name="P647"><text:span text:style-name="T648">4</text:span><text:span text:style-name="T649">) vienetų grupės narės;</text:span></text:p>
      <text:p text:style-name="P650"><text:span text:style-name="T651">5</text:span><text:span text:style-name="T652">) vienetas ir kito vieneto dalyviai,<text:s/></text:span><text:span text:style-name="T653">turintys 25 procentus ar daugiau akcijų (pajų, dalių) tame kitame vienete,</text:span><text:span text:style-name="T654"><text:s/>jei tie vienetai sudaro vieną vienetų grupę;</text:span><text:s/></text:p>
      <text:p text:style-name="P655">Straipsnio punkto pakeitimai:</text:p>
      <text:p text:style-name="P656"><text:span text:style-name="T657">Nr.<text:s/></text:span><text:a xlink:href="https://www.e-tar.lt/portal/legalAct.html?documentId=876276d02ad111eabe008ea93139d588" office:target-frame-name="_top" xlink:show="replace"><text:span text:style-name="T658">XIII-2694</text:span></text:a><text:span text:style-name="T659">, 2019-12-17, paskelbta TAR 2019-12-30, i. k. 2019-21550</text:span></text:p>
      <text:p text:style-name="Normal"/>
      <text:p text:style-name="P660"><text:span text:style-name="T661">6</text:span><text:span text:style-name="T662">) vienetas ir kito vieneto valdymo organų nariai, jei tie vienetai sudaro vieną vienetų grupę;</text:span></text:p>
      <text:p text:style-name="P663"><text:span text:style-name="T664">7</text:span><text:span text:style-name="T665">) vienetas ir kito vieneto dalyvių,</text:span><text:span text:style-name="T666"><text:s/>turinčių 25 pr</text:span><text:span text:style-name="T667">ocentus ar daugiau akcijų (pajų, dalių) tame kitame vienete,</text:span><text:span text:style-name="T668"><text:s/>arba valdymo organų narių sutuoktiniai, sužadėtiniai, sugyventiniai, kiti fiziniai asmenys, susiję su kito vieneto dalyviais arba valdymo organų nariais giminystės ryšiais (tiesiąja giminystės li</text:span><text:span text:style-name="T669">nija iki pirmojo laipsnio, šonine giminystės linija iki antrojo laipsnio) arba svainystės santykiais (fizinis asmuo ir jo sutuoktinio giminaičiai (tiesiąja giminystės linija iki pirmojo laipsnio, šonine giminystės linija iki antrojo laipsnio), taip pat kit</text:span><text:span text:style-name="T670">o vieneto dalyvių arba valdymo organų narių sugyventinių giminaičiai (tiesiąja giminystės linija iki pirmojo laipsnio, šonine giminystės linija iki antrojo laipsnio), kito vieneto dalyvių arba valdymo organų narių giminaičių (tiesiąja giminystės linija iki</text:span><text:span text:style-name="T671"><text:s/>pirmojo laipsnio, šonine giminystės linija iki antrojo laipsnio) sutuoktiniai ar sugyventiniai, jei tie apmokestinamieji vienetai sudaro vieną vienetų grupę;</text:span><text:s/></text:p>
      <text:p text:style-name="P672">Straipsnio punkto pakeitimai:</text:p>
      <text:p text:style-name="P673"><text:span text:style-name="T674">Nr.<text:s/></text:span><text:a xlink:href="https://www.e-tar.lt/portal/legalAct.html?documentId=876276d02ad111eabe008ea93139d588" office:target-frame-name="_top" xlink:show="replace"><text:span text:style-name="T675">XIII-2694</text:span></text:a><text:span text:style-name="T676">, 2019-12-17, paskelbta TAR 2019-12-30, i. k. 2019-21550</text:span></text:p>
      <text:p text:style-name="Normal"/>
      <text:p text:style-name="P677"><text:span text:style-name="T678">8</text:span><text:span text:style-name="T679">) du vienetai, jei vienas jų tiesiogiai ar netiesiogiai (per vieną ar kelis vienetus ar fizinius asmenis) valdo 25 procentus ar daugiau kito akcijų<text:s/></text:span><text:span text:style-name="T680">(dalių, pajų) arba turi teises į 25 procentus ar daugiau visų kito iš jų sprendžiamųjų balsų, arba yra įsipareigojęs derinti savo veiklos sprendimus su kitu vienetu, arba yra įsipareigojęs atsakyti už kito prievolių tretiesiems asmenims įvykdymą, arba tam<text:s/></text:span><text:span text:style-name="T681">kitam vienetui yra įsipareigojęs perduoti visą arba dalį pelno ar suteikęs teisę naudoti 25 procentus ar daugiau savo turto;</text:span><text:s/></text:p>
      <text:p text:style-name="P682">Straipsnio punkto pakeitimai:</text:p>
      <text:p text:style-name="P683"><text:span text:style-name="T684">Nr.<text:s/></text:span><text:a xlink:href="https://www.e-tar.lt/portal/legalAct.html?documentId=876276d02ad111eabe008ea93139d588" office:target-frame-name="_top" xlink:show="replace"><text:span text:style-name="T685">XIII-2694</text:span></text:a><text:span text:style-name="T686">, 2019-12-17, paskelbta TAR 2019-12-30, i. k. 2019-21550</text:span></text:p>
      <text:p text:style-name="Normal"/>
      <text:p text:style-name="P687"><text:span text:style-name="T688">9</text:span><text:span text:style-name="T689">) du vienetai, jei tie patys dalyviai ar jų sutuoktiniai, sužadėtiniai, sugyventiniai, fiziniai asmenys, susiję giminystės ryšiais (tiesiąja giminystės linija iki antrojo laipsnio, š</text:span><text:span text:style-name="T690">onine giminystės linija iki ketvirtojo laipsnio) arba svainystės santykiais (fizinis asmuo ir jo sutuoktinio giminaičiai (tiesiąja giminystės linija iki antrojo laipsnio, šonine giminystės linija iki antrojo laipsnio), taip pat fizinis asmuo ir jo sugyvent</text:span><text:span text:style-name="T691">inio giminaičiai (tiesiąja giminystės linija iki antrojo laipsnio, šonine giminystės linija iki antrojo laipsnio), fizinis asmuo ir jo giminaičių (tiesiąja giminystės linija iki pirmojo laipsnio, šonine giminystės linija iki antrojo laipsnio) sutuoktiniai<text:s/></text:span><text:span text:style-name="T692">ar sugyventiniai ir šių sutuoktinių ar sugyventinių giminaičiai (tiesiąja giminystės linija iki pirmojo laipsnio, šonine giminystės linija iki antrojo laipsnio) tiesiogiai ar netiesiogiai valdo 25 procentus ar daugiau akcijų (dalių, pajų) kiekviename iš jų</text:span><text:span text:style-name="T693">;</text:span><text:s/></text:p>
      <text:p text:style-name="P694">Straipsnio punkto pakeitimai:</text:p>
      <text:p text:style-name="P695"><text:span text:style-name="T696">Nr.<text:s/></text:span><text:a xlink:href="https://www.e-tar.lt/portal/legalAct.html?documentId=876276d02ad111eabe008ea93139d588" office:target-frame-name="_top" xlink:show="replace"><text:span text:style-name="T697">XIII-2694</text:span></text:a><text:span text:style-name="T698">, 2019-12-17, paskelbta TAR 2019-12-30, i. k. 2019-21550</text:span></text:p>
      <text:p text:style-name="Normal"/>
      <text:p text:style-name="P699"><text:span text:style-name="T700">10</text:span><text:span text:style-name="T701">) vienetas ir jo nuolatinė buveinė, taip pat<text:s/></text:span><text:span text:style-name="T702">kito vieneto nuolatinė buveinė, jei tie vienetai sudaro vieną vienetų grupę;</text:span><text:s/></text:p>
      <text:p text:style-name="P703">Straipsnio punkto pakeitimai:</text:p>
      <text:p text:style-name="P704"><text:span text:style-name="T705">Nr.<text:s/></text:span><text:a xlink:href="https://www.e-tar.lt/portal/legalAct.html?documentId=876276d02ad111eabe008ea93139d588" office:target-frame-name="_top" xlink:show="replace"><text:span text:style-name="T706">XIII-2694</text:span></text:a><text:span text:style-name="T707">, 2019-12-17, paskelbta TAR 2019-12-3</text:span><text:span text:style-name="T708">0, i. k. 2019-21550</text:span></text:p>
      <text:p text:style-name="Normal"/>
      <text:p text:style-name="P709"><text:span text:style-name="T710">11</text:span><text:span text:style-name="T711">) vieneto nuolatinės buveinės;</text:span><text:s/></text:p>
      <text:p text:style-name="P712">Papildyta straipsnio punktu:</text:p>
      <text:p text:style-name="P713"><text:span text:style-name="T714">Nr.<text:s/></text:span><text:a xlink:href="https://www.e-tar.lt/portal/legalAct.html?documentId=876276d02ad111eabe008ea93139d588" office:target-frame-name="_top" xlink:show="replace"><text:span text:style-name="T715">XIII-2694</text:span></text:a><text:span text:style-name="T716">, 2019-12-17, paskelbta TAR 2019-12-30, i. k. 2019-21550</text:span></text:p>
      <text:p text:style-name="Normal"/>
      <text:p text:style-name="P717"><text:span text:style-name="T718">12</text:span><text:span text:style-name="T719">) vieneto nuolatinė buveinė ir kito vieneto nuolatinė buveinė, jei tie vienetai sudaro vieną vienetų grupę;</text:span><text:s/></text:p>
      <text:p text:style-name="P720">Papildyta straipsnio punktu:</text:p>
      <text:p text:style-name="P721"><text:span text:style-name="T722">Nr.<text:s/></text:span><text:a xlink:href="https://www.e-tar.lt/portal/legalAct.html?documentId=876276d02ad111eabe008ea93139d588" office:target-frame-name="_top" xlink:show="replace"><text:span text:style-name="T723">XIII-2694</text:span></text:a><text:span text:style-name="T724">, 2019-12-17, paskelbta TAR 2019-12-30, i. k. 2019-21550</text:span></text:p>
      <text:p text:style-name="Normal"/>
      <text:p text:style-name="P725"><text:span text:style-name="T726">13</text:span><text:span text:style-name="T727">) du vienetai, kai vienam iš jų priklauso sprendimų priėmimo teisė kitame.</text:span></text:p>
      <text:p text:style-name="P728">Straipsnio punkto numeracijos pakeitimas:</text:p>
      <text:p text:style-name="P729"><text:span text:style-name="T730">Nr.<text:s/></text:span><text:a xlink:href="https://www.e-tar.lt/portal/legalAct.html?documentId=876276d02ad111eabe008ea93139d588" office:target-frame-name="_top" xlink:show="replace"><text:span text:style-name="T731">XIII-2694</text:span></text:a><text:span text:style-name="T732">, 2019-12-17, paskelbta TAR 2019-12-30, i. k. 2019-21550</text:span></text:p>
      <text:p text:style-name="Normal"/>
      <text:p text:style-name="P733"><text:span text:style-name="T734">34</text:span><text:span text:style-name="T735">.<text:s/></text:span><text:span text:style-name="T736">Su tarptautiniu vežimu jūrų laivais tiesiogiai susijusi veikla<text:s/></text:span><text:span text:style-name="T737">– paslaugos, būtinos tarptautiniam vežimui jūrų laivais, ir (arba) kitos ekonomiškai<text:s/></text:span><text:span text:style-name="T738">svarbios priemonės:</text:span></text:p>
      <text:p text:style-name="P739"><text:span text:style-name="T740">1</text:span><text:span text:style-name="T741">) jūrų laivo valdymo, administracinės, eksploatavimo ir priežiūros paslaugos, tiesiogiai susijusios su tarptautiniu vežimu jūrų laivais (degalų įgijimas, įgulos, kuri gali būti perduota trečiajai šaliai, samda, krovinių ir keleivių u</text:span><text:span text:style-name="T742">žsakymai, jūrų laivo remontas, techninė priežiūra, saugumo reikalavimų užtikrinimas ir kt.);</text:span></text:p>
      <text:p text:style-name="P743"><text:span text:style-name="T744">2</text:span><text:span text:style-name="T745">) draudimo paslaugos, tiesiogiai susijusios su tarptautiniu vežimu jūrų laivais;</text:span></text:p>
      <text:p text:style-name="P746"><text:span text:style-name="T747">3</text:span><text:span text:style-name="T748">) keleivių įlaipinimo į jūrų laivus ir (arba) išlaipinimo iš jų<text:s/></text:span><text:span text:style-name="T749">paslaugos;</text:span></text:p>
      <text:p text:style-name="P750"><text:span text:style-name="T751">4</text:span><text:span text:style-name="T752">) krovinių pakrovimo į jūrų laivus ir (arba) iškrovimo iš jų paslaugos, įskaitant krovinių perkėlimą arba įpakavimą ir (arba) išpakavimą prieš pakrovimą arba netrukus po iškrovimo;</text:span></text:p>
      <text:p text:style-name="P753"><text:span text:style-name="T754">5</text:span><text:span text:style-name="T755">) konteinerių, būtinų prekėms vežti jūrų laive, išnuom</text:span><text:span text:style-name="T756">ojimas ar kitoks tiekimas užsakovui;</text:span></text:p>
      <text:p text:style-name="P757"><text:span text:style-name="T758">6</text:span><text:span text:style-name="T759">) paslaugų, būtinų jūrų laive ir suteikiamų</text:span><text:span text:style-name="T760"><text:s/></text:span><text:span text:style-name="T761">pačiame jūrų laive, teikimas ir prekių, reikalingų naudoti ar naudojamų jūrų laive, pardavimas tarptautinio keleivių vežimo metu, išskyrus prabangos paslaugų (lošimai ir<text:s/></text:span><text:span text:style-name="T762">stalo žaidimai, ekskursijos keleiviams ir kt.) teikimą ir prabangos prekių (juvelyrinių dirbinių, suvenyrų ir kt.) pardavimą;</text:span></text:p>
      <text:p text:style-name="P763"><text:span text:style-name="T764">7</text:span><text:span text:style-name="T765">) gelbėjimo ir kitos pagalbos jūroje paslaugos, kai jas jūroje suteikia jūrų laivas;</text:span></text:p>
      <text:p text:style-name="P766"><text:span text:style-name="T767">8</text:span><text:span text:style-name="T768">) laivybos vieneto nuosavybės teise</text:span><text:span text:style-name="T769"><text:s/>valdomo jūrų laivo išnuomojimas pagal laivo nuomos be įgulos sutartį (</text:span><text:span text:style-name="T770">bareboat charter out</text:span><text:span text:style-name="T771">), kai pajamos pagal šią sutartį gaunamos ne ilgiau negu trejus metus, o toks išnuomojimas yra susijęs su laikinu laivybos vieneto jūrų laivų tonažo pertekliumi ir j</text:span><text:span text:style-name="T772">ūrų laivas, išnuomojamas pagal laivo nuomos be įgulos sutartį (</text:span><text:span text:style-name="T773">bareboat charter out</text:span><text:span text:style-name="T774">), nebuvo įsigytas ar išsinuomotas pagal laivo nuomos be įgulos sutartį (</text:span><text:span text:style-name="T775">bareboat charter in</text:span><text:span text:style-name="T776">) vien tam, kad būtų išnuomotas pagal laivo nuomos be įgulos sutartį (</text:span><text:span text:style-name="T777">bareboat ch</text:span><text:span text:style-name="T778">arter out</text:span><text:span text:style-name="T779">);</text:span></text:p>
      <text:p text:style-name="P780"><text:span text:style-name="T781">9</text:span><text:span text:style-name="T782">) trumpalaikės investicijos iš mokestinio laikotarpio pajamų, gautų iš tarptautinio vežimo jūrų laivais ir (arba) su tarptautiniu vežimu jūrų laivais tiesiogiai susijusių veiklos rūšių;</text:span></text:p>
      <text:p text:style-name="P783"><text:span text:style-name="T784">10</text:span><text:span text:style-name="T785">) reklamos ir rinkodaros paslaugos, kai ši veik</text:span><text:span text:style-name="T786">la susijusi su reklaminės vietos jūrų laivuose išnuomojimu;</text:span></text:p>
      <text:p text:style-name="P787"><text:span text:style-name="T788">11</text:span><text:span text:style-name="T789">) agentų ir laivų brokerių paslaugos, teikiamos laivybos vienetų nuosaviems jūrų laivams;</text:span></text:p>
      <text:p text:style-name="P790"><text:span text:style-name="T791">12</text:span><text:span text:style-name="T792">) eksploatuojamo turto perleidimas, kai</text:span><text:span text:style-name="T793"><text:s/></text:span><text:span text:style-name="T794">pagal pobūdį šis turtas priskiriamas jūrų transportui;</text:span></text:p>
      <text:p text:style-name="P795"><text:span text:style-name="T796">13</text:span><text:span text:style-name="T797">) jūrų laivo įsigijimo finansavimas, įskaitant įsigijimo finansavimą per laivybos vieneto patronuojamąją įmonę, tarptautinio vežimo jūrų laivais arba tarptautinio vežimo jūrų laivais ir su juo tiesiogiai susijusiai veiklai vykdyti;</text:span></text:p>
      <text:p text:style-name="P798"><text:span text:style-name="T799">14</text:span><text:span text:style-name="T800">) naudos iš jūrų laivo perleidimo sutarties ar įsigijimo finansavimo sutarties, sudarytos siekiant vykdyti<text:s/></text:span><text:span text:style-name="T801">tarptautinio vežimo jūrų laivais arba tarptautinio vežimo jūrų laivais ir su juo tiesiogiai susijusią veiklą,</text:span><text:span text:style-name="T802"><text:s/>gavimas.</text:span><text:s/></text:p>
      <text:p text:style-name="P803">Straipsnio dalies pakeitimai:</text:p>
      <text:p text:style-name="P804"><text:span text:style-name="T805">Nr.<text:s/></text:span><text:a xlink:href="https://www.e-tar.lt/portal/legalAct.html?documentId=bb9dd3204d0411e7846ef01bfffb9b64" office:target-frame-name="_top" xlink:show="replace"><text:span text:style-name="T806">XIII-405</text:span></text:a><text:span text:style-name="T807">, 2017-06-01, paskelbta TAR 2017-06-09, i. k. 2017-09789</text:span></text:p>
      <text:p text:style-name="Normal"/>
      <text:p text:style-name="P808"><text:span text:style-name="T809">35</text:span><text:span text:style-name="T810">.</text:span><text:span text:style-name="T811"><text:s/></text:span><text:span text:style-name="T812">Tarptautinis vežimas jūrų laivais</text:span><text:span text:style-name="T813"><text:s/>– laivybos vieneto vykdomas keleivių ir (ar</text:span><text:span text:style-name="T814">ba) krovinių vežimas jūrų laivais, kuriuos laivybos vienetas valdo nuosavybės teise arba pagal finansinės nuomos sutartį, kurioje numatytas nuosavybės teisės perėjimas, arba pagal pirkimo–pardavimo ar nuomos sutartį, kurioje numatytas nuosavybės teisės per</text:span><text:span text:style-name="T815">ėjimas laivybos vienetui apmokėjus visą turto vertę, arba pagal laivo nuomos be įgulos sutartį (</text:span><text:span text:style-name="T816">bareboat charter</text:span><text:span text:style-name="T817">) arba kuriuos naudoja pagal laivo frachtavimo sutartį (laivo frachtavimo sutartį laivo reisui (</text:span><text:span text:style-name="T818">voyage charter</text:span><text:span text:style-name="T819">) arba terminuotą frachtavimo suta</text:span><text:span text:style-name="T820">rtį (</text:span><text:span text:style-name="T821">time</text:span><text:span text:style-name="T822"><text:s/></text:span><text:span text:style-name="T823">charter in<text:s/></text:span><text:span text:style-name="T824">arba<text:s/></text:span><text:span text:style-name="T825">time charter out</text:span><text:span text:style-name="T826">), kaip numatyta Lietuvos Respublikos prekybinės laivybos įstatymo 2 straipsnyje, ir kurie plaukioja su</text:span><text:span text:style-name="T827"><text:s/></text:span><text:span text:style-name="T828">Lietuvos Respublikos arba kitos Europos ekonominės erdvės valstybės vėliava, išskyrus atvejus, kai jūrų laivai</text:span><text:span text:style-name="T829"><text:s/>kursuoja tik tarp Lietuvos Respublikos uostų.</text:span><text:s/></text:p>
      <text:p text:style-name="P830">Straipsnio dalies pakeitimai:</text:p>
      <text:p text:style-name="P831"><text:span text:style-name="T832">Nr.<text:s/></text:span><text:a xlink:href="https://www.e-tar.lt/portal/legalAct.html?documentId=bb9dd3204d0411e7846ef01bfffb9b64" office:target-frame-name="_top" xlink:show="replace"><text:span text:style-name="T833">XIII-405</text:span></text:a><text:span text:style-name="T834">, 2017-06-01, paskelbta TAR 2017-06-09, i. k. 2017-09789</text:span></text:p>
      <text:p text:style-name="Normal"/>
      <text:p text:style-name="P835"><text:span text:style-name="T836">36</text:span><text:span text:style-name="T837">.</text:span><text:span text:style-name="T838"><text:s/></text:span><text:span text:style-name="T839">Tarptautinių telekomunikacijų pajamos</text:span><text:span text:style-name="T840"><text:s/></text:span><text:span text:style-name="T841">–</text:span><text:span text:style-name="T842"><text:s/>pajamos, gautos už telekomunikacijų paslaugas (kaip ši sąvoka apibrėžta Lietuvos Respublikos<text:s/></text:span><text:span text:style-name="T843">elektroninių ryšių</text:span><text:span text:style-name="T844"><text:s/></text:span><text:span text:style-name="T845">įstatyme)</text:span><text:span text:style-name="T846">, jei teikiant šias paslaugas signalai perduodami, komutuojami ir programos siunčiamos iš Lietu</text:span><text:span text:style-name="T847">vos Respublikos teritorijos į užsienį arba iš užsienio į Lietuvos Respublikos teritoriją.</text:span></text:p>
      <text:p text:style-name="P848"><text:span text:style-name="T849">37</text:span><text:span text:style-name="T850">.<text:s/></text:span><text:span text:style-name="T851">Tikroji rinkos kaina</text:span><text:span text:style-name="T852"><text:s/>– suma, už kurią gali būti apsikeista turtu arba kuria, sudarius tiesioginį sandorį, gali būti įskaitytas nepriklausomų ir ketinančių pir</text:span><text:span text:style-name="T853">kti arba parduoti asmenų tarpusavio įsipareigojimas.</text:span></text:p>
      <text:p text:style-name="P854"><text:span text:style-name="T855">38</text:span><text:span text:style-name="T856">.</text:span><text:span text:style-name="T857"><text:s/>Tikslinė teritorija</text:span><text:span text:style-name="T858"><text:s/>– užsienio valstybė arba zona, įtraukta į finansų ministro nustatytą Tikslinių teritorijų sąrašą. Į šį sąrašą užsienio valstybė arba zona įtraukiama, jeigu atitinka bent du iš</text:span><text:span text:style-name="T859"><text:s/>šioje dalyje nustatytų kriterijų:</text:span><text:s/></text:p>
      <text:p text:style-name="P860">Straipsnio dalies pakeitimai:</text:p>
      <text:p text:style-name="P861"><text:span text:style-name="T862">Nr.<text:s/></text:span><text:a xlink:href="https://www.e-tar.lt/portal/legalAct.html?documentId=37311330043d11e9a5eaf2cd290f1944" office:target-frame-name="_top" xlink:show="replace"><text:span text:style-name="T863">XIII-1697</text:span></text:a><text:span text:style-name="T864">, 2018-12-06, paskelbta TAR 2018-12-20, i. k. 2018-20938</text:span></text:p>
      <text:p text:style-name="P865"><text:span text:style-name="T866">1</text:span><text:span text:style-name="T867">) šioje teritorijoj</text:span><text:span text:style-name="T868">e analogiško mokesčio tarifas yra mažesnis kaip 75 procentai šio Įstatymo 5 straipsnio 1 dalies 1 punkte nustatyto tarifo;</text:span></text:p>
      <text:p text:style-name="P869"><text:span text:style-name="T870">2</text:span><text:span text:style-name="T871">) šioje teritorijoje taikomos skirtingos apmokestinimo analogišku mokesčiu taisyklės – pagal tai, kokioje valstybėje yra įregist</text:span><text:span text:style-name="T872">ruotas ar kitaip organizuotas kontroliuojantis asmuo;</text:span></text:p>
      <text:p text:style-name="P873"><text:span text:style-name="T874">3</text:span><text:span text:style-name="T875">) šioje teritorijoje taikomos skirtingos apmokestinimo analogišku mokesčiu taisyklės – pagal tai, kokioje valstybėje vykdoma veikla;</text:span></text:p>
      <text:p text:style-name="P876"><text:span text:style-name="T877">4</text:span><text:span text:style-name="T878">) kontroliuojamasis apmokestinamasis vienetas yra sudaręs<text:s/></text:span><text:span text:style-name="T879">sutartį su tos valstybės mokesčio administratoriumi dėl mokesčio tarifo ar mokesčio bazės;</text:span></text:p>
      <text:p text:style-name="P880"><text:span text:style-name="T881">5</text:span><text:span text:style-name="T882">) šioje teritorijoje nėra efektyvaus keitimosi informacija;</text:span></text:p>
      <text:p text:style-name="P883"><text:span text:style-name="T884">6</text:span><text:span text:style-name="T885">) šioje teritorijoje nėra finansinio-administracinio skaidrumo: nevisiškai aiškios mokesčio<text:s/></text:span><text:span text:style-name="T886">administravimo taisyklės ir šių taisyklių taikymo tvarka nėra pateikiama kitų valstybių mokesčių administratoriams.</text:span></text:p>
      <text:p text:style-name="P887"><text:span text:style-name="T888">39</text:span><text:span text:style-name="T889">.<text:s/></text:span><text:span text:style-name="T890">Transportavimo pajamos</text:span><text:span text:style-name="T891"><text:s/>– pajamos, gautos iš krovinių gabenimo geležinkelių, kelių, vandens, oro transportu naudojant nuosavus arba</text:span><text:span text:style-name="T892"><text:s/>nuomojamus automobilius, laivus, orlaivius, riedmenis, kroviniams transportuoti skirtas talpas (konteinerius, cisternas ir kt.) ir iš krovinių transportavimo vamzdynais. Tokioms pajamoms priskiriamos ir pajamos iš paslaugų, tiesiogiai susijusių su krovini</text:span><text:span text:style-name="T893">ų gabenimu ar transportavimu.</text:span></text:p>
      <text:p text:style-name="P894"><text:span text:style-name="T895">39</text:span><text:span text:style-name="T896">1</text:span><text:span text:style-name="T897">.</text:span><text:span text:style-name="T898"><text:s/>Turto perkėlimas<text:s/></text:span><text:span text:style-name="T899">– operacija, kai vieneto turtas, naudojamas vieneto Lietuvos Respublikoje vykdomai veiklai, perkeliamas į užsienio valstybę ir pradedamas naudoti užsienio valstybėje vykdomai veiklai.</text:span><text:s/></text:p>
      <text:p text:style-name="P900">Papildyta straipsnio dalimi:</text:p>
      <text:p text:style-name="P901"><text:span text:style-name="T902">Nr.<text:s/></text:span><text:a xlink:href="https://www.e-tar.lt/portal/legalAct.html?documentId=876276d02ad111eabe008ea93139d588" office:target-frame-name="_top" xlink:show="replace"><text:span text:style-name="T903">XIII-2694</text:span></text:a><text:span text:style-name="T904">, 2019-12-17, paskelbta TAR 2019-12-30, i. k. 2019-21550</text:span></text:p>
      <text:p text:style-name="Normal"/>
      <text:p text:style-name="P905"><text:span text:style-name="T906">40</text:span><text:span text:style-name="T907">.<text:s/></text:span><text:span text:style-name="T908">Veikla</text:span><text:span text:style-name="T909"><text:s/>– bet kokio pobūdžio komercinė arba gamybinė veikla, kuria</text:span><text:span text:style-name="T910"><text:s/>siekiama gauti ir (arba) uždirbti pajamų ar kokios kitos ekonominės naudos.</text:span></text:p>
      <text:p text:style-name="P911"><text:span text:style-name="T912">41</text:span><text:span text:style-name="T913">.<text:s/></text:span><text:span text:style-name="T914">Kitos šiame Įstatyme vartojamos sąvokos suprantamos taip, kaip jos apibrėžtos Lietuvos Respublikos<text:s/></text:span><text:span text:style-name="T915">mokesčių administravimo įstatyme</text:span><text:span text:style-name="T916">, Lietuvos Respublikos </text:span><text:span text:style-name="T917">civiliniame<text:s/></text:span><text:span text:style-name="T918">kodekse</text:span><text:span text:style-name="T919">, Lietuvos Respublikos<text:s/></text:span><text:span text:style-name="T920">baudžiamajame kodekse</text:span><text:span text:style-name="T921">, Lietuvos Respublikos<text:s/></text:span><text:span text:style-name="T922">finansų įstaigų įstatyme</text:span><text:span text:style-name="T923">, Lietuvos Respublikos<text:s/></text:span><text:span text:style-name="T924">draudimo įstatyme</text:span><text:span text:style-name="T925">, Lietuvos Respublikos investicijų įstatyme<text:s/></text:span><text:span text:style-name="T926">ir Lietuvos Respublikos<text:s/></text:span><text:span text:style-name="T927">kino įstatyme</text:span><text:span text:style-name="T928">, kiek tai neprieštarauja šiam Įstaty</text:span><text:span text:style-name="T929">mui (išskyrus Civilinio kodekso įsakmiai nurodytus atvejus).</text:span><text:s/></text:p>
      <text:p text:style-name="P930">Straipsnio dalies pakeitimai:</text:p>
      <text:p text:style-name="P931"><text:span text:style-name="T932">Nr.<text:s/></text:span><text:a xlink:href="https://www.e-tar.lt/portal/legalAct.html?documentId=ccd3107090cc11e4bb408baba2bdddf3" office:target-frame-name="_top" xlink:show="replace"><text:span text:style-name="T933">XII-1466</text:span></text:a><text:span text:style-name="T934">, 2014-12-18, paskelbta TAR 2014-12-31, i. k. 2014-212</text:span><text:span text:style-name="T935">27</text:span></text:p>
      <text:p text:style-name="P936"><text:span text:style-name="T937">Nr.<text:s/></text:span><text:a xlink:href="https://www.e-tar.lt/portal/legalAct.html?documentId=37311330043d11e9a5eaf2cd290f1944" office:target-frame-name="_top" xlink:show="replace"><text:span text:style-name="T938">XIII-1697</text:span></text:a><text:span text:style-name="T939">, 2018-12-06, paskelbta TAR 2018-12-20, i. k. 2018-20938</text:span></text:p>
      <text:p text:style-name="P940"><text:span text:style-name="T941">Nr.<text:s/></text:span><text:a xlink:href="https://www.e-tar.lt/portal/legalAct.html?documentId=33044200bd2811eab9d9cd0c85e0b745" office:target-frame-name="_top" xlink:show="replace"><text:span text:style-name="T942">XIII-3213</text:span></text:a><text:span text:style-name="T943">, 2020-06-30, paskelbta TAR 2020-07-03, i. k. 2020-15010</text:span></text:p>
      <text:p text:style-name="Normal"/>
      <text:p text:style-name="P944">Straipsnio pakeitimai:</text:p>
      <text:p text:style-name="P945"><text:span text:style-name="T946">Nr.<text:s/></text:span><text:a xlink:href="http://www3.lrs.lt/cgi-bin/preps2?a=215625&amp;b=" office:target-frame-name="_top" xlink:show="replace"><text:span text:style-name="T947">IX-1659</text:span></text:a><text:span text:style-name="T948">, 2003-07-01, Žin., 2003, Nr. 74-3417 (2003-07-25)</text:span></text:p>
      <text:p text:style-name="P949"><text:span text:style-name="T950">Nr.<text:s/></text:span><text:a xlink:href="http://www3.lrs.lt/cgi-bin/preps2?a=220285&amp;b=" office:target-frame-name="_top" xlink:show="replace"><text:span text:style-name="T951">IX-1775</text:span></text:a><text:span text:style-name="T952">, 2003-10-14, Žin., 2003, Nr. 104-4645 (2003-11-05)</text:span></text:p>
      <text:p text:style-name="P953"><text:span text:style-name="T954">Nr.<text:s/></text:span><text:a xlink:href="http://www3.lrs.lt/cgi-bin/preps2?a=226941&amp;b=" office:target-frame-name="_top" xlink:show="replace"><text:span text:style-name="T955">IX-1972</text:span></text:a><text:span text:style-name="T956">, 2004-01-22, Žin., 2004, Nr. 25-748 (2004-02-14)</text:span></text:p>
      <text:p text:style-name="Normal"><text:span text:style-name="T957">Nr.<text:s/></text:span><text:a xlink:href="http://www3.lrs.lt/cgi-bin/preps2?a=258588&amp;b=" office:target-frame-name="_top" xlink:show="replace"><text:span text:style-name="T958">X-259</text:span></text:a><text:span text:style-name="T959">, 2005-06-21, Žin., 2005, Nr. 81-2942 (2005-06-30)</text:span></text:p>
      <text:p text:style-name="Normal"><text:span text:style-name="T960">Nr.<text:s/></text:span><text:a xlink:href="http://www3.lrs.lt/cgi-bin/preps2?a=268450&amp;b=" office:target-frame-name="_top" xlink:show="replace"><text:span text:style-name="T961">X-456</text:span></text:a><text:span text:style-name="T962">, 2005-12-20, Žin., 2005, Nr. 153-5635 (2005-12-31)</text:span></text:p>
      <text:p text:style-name="Normal"><text:span text:style-name="T963">Nr.<text:s/></text:span><text:a xlink:href="http://www3.lrs.lt/cgi-bin/preps2?a=297421&amp;b=" office:target-frame-name="_top" xlink:show="replace"><text:span text:style-name="T964">X-1110</text:span></text:a><text:span text:style-name="T965">, 2007-05-03, Žin., 2007, Nr. 55-2126 (2007-05-19)</text:span></text:p>
      <text:p text:style-name="P966"><text:span text:style-name="T967">Nr.<text:s/></text:span><text:a xlink:href="http://www3.lrs.lt/cgi-bin/preps2?a=318400&amp;b=" office:target-frame-name="_top" xlink:show="replace"><text:span text:style-name="T968">X-1484</text:span></text:a><text:span text:style-name="T969">, 2008-04-10, Žin., 2008, Nr. 47-1749 (2008-04-24)</text:span></text:p>
      <text:p text:style-name="Normal"><text:span text:style-name="T970">Nr.<text:s/></text:span><text:a xlink:href="http://www3.lrs.lt/cgi-bin/preps2?a=325285&amp;b=" office:target-frame-name="_top" xlink:show="replace"><text:span text:style-name="T971">X-1697</text:span></text:a><text:span text:style-name="T972">, 2008-07-14, Žin., 2008, Nr. 87-3457 (2008-07-31)</text:span></text:p>
      <text:p text:style-name="Normal"><text:span text:style-name="T973">Nr.<text:s/></text:span><text:a xlink:href="http://www3.lrs.lt/cgi-bin/preps2?a=334540&amp;b=" office:target-frame-name="_top" xlink:show="replace"><text:span text:style-name="T974">XI-73</text:span></text:a><text:span text:style-name="T975">, 2008-12-18, Žin., 2008, Nr. 149-6000 (2008-12-30)</text:span></text:p>
      <text:p text:style-name="P976"><text:span text:style-name="T977">Nr.<text:s/></text:span><text:a xlink:href="http://www3.lrs.lt/cgi-bin/preps2?a=334553&amp;b=" office:target-frame-name="_top" xlink:show="replace"><text:span text:style-name="T978">XI-106</text:span></text:a><text:span text:style-name="T979">, 2008-12-22, Žin., 2008, Nr. 149-6030 (2008-12-30)</text:span></text:p>
      <text:p text:style-name="Normal"><text:span text:style-name="T980">Nr.<text:s/></text:span><text:a xlink:href="http://www3.lrs.lt/cgi-bin/preps2?a=451390&amp;b=" office:target-frame-name="_top" xlink:show="replace"><text:span text:style-name="T981">XII-366</text:span></text:a><text:span text:style-name="T982">, 2013-06-13, Žin., 2013, Nr. 68-3407 (2013-06-28)</text:span></text:p>
      <text:p text:style-name="P983"><text:span text:style-name="T984">Nr.<text:s/></text:span><text:a xlink:href="http://www3.lrs.lt/cgi-bin/preps2?a=453088&amp;b=" office:target-frame-name="_top" xlink:show="replace"><text:span text:style-name="T985">XII-428</text:span></text:a><text:span text:style-name="T986">, 2013-06-27, Žin., 2013, Nr. 75-3757 (2013-07-13)</text:span></text:p>
      <text:p text:style-name="P987"/>
      <text:p text:style-name="P988"><text:span text:style-name="T989">3</text:span><text:span text:style-name="T990"><text:s/>straipsnis.<text:s/></text:span><text:span text:style-name="T991">Mokesčio mokėtojai</text:span></text:p>
      <text:p text:style-name="P992"><text:span text:style-name="T993">1</text:span><text:span text:style-name="T994">. Pelno mokestį moka:</text:span></text:p>
      <text:p text:style-name="P995"><text:span text:style-name="T996">1</text:span><text:span text:style-name="T997">) Lietuvos vienetas;</text:span></text:p>
      <text:p text:style-name="P998"><text:span text:style-name="T999">2</text:span><text:span text:style-name="T1000">) užsienio vienetas.</text:span></text:p>
      <text:p text:style-name="P1001"><text:span text:style-name="T1002">2</text:span><text:span text:style-name="T1003">. Šio Įstatymo<text:s/></text:span><text:span text:style-name="T1004">nustatyta tvarka pelno mokesčio nemoka:</text:span></text:p>
      <text:p text:style-name="P1005"><text:span text:style-name="T1006">1</text:span><text:span text:style-name="T1007">) biudžetinės įstaigos;</text:span></text:p>
      <text:p text:style-name="P1008"><text:span text:style-name="T1009">2</text:span><text:span text:style-name="T1010">) Lietuvos bankas;</text:span></text:p>
      <text:p text:style-name="P1011"><text:span text:style-name="T1012">3</text:span><text:span text:style-name="T1013">) valstybė ir savivaldybės;</text:span></text:p>
      <text:p text:style-name="P1014"><text:span text:style-name="T1015">4</text:span><text:span text:style-name="T1016">) valstybės ir savivaldybių institucijos, įstaigos, tarnybos ar organizacijos;</text:span></text:p>
      <text:p text:style-name="P1017"><text:span text:style-name="T1018">5</text:span><text:span text:style-name="T1019">) valstybės įmonė „Indėlių ir investicijų d</text:span><text:span text:style-name="T1020">raudimas“;</text:span></text:p>
      <text:p text:style-name="P1021"><text:span text:style-name="T1022">6</text:span><text:span text:style-name="T1023">) Europos ekonominių interesų grupės.</text:span></text:p>
      <text:p text:style-name="P1024">Straipsnio pakeitimai:</text:p>
      <text:p text:style-name="Normal"><text:span text:style-name="T1025">Nr.<text:s/></text:span><text:a xlink:href="http://www3.lrs.lt/cgi-bin/preps2?a=169922&amp;b=" office:target-frame-name="_top" xlink:show="replace"><text:span text:style-name="T1026">IX-976</text:span></text:a><text:span text:style-name="T1027">, 2002-06-20, Žin., 2002, Nr. 65-2636 (2002-06-28)</text:span></text:p>
      <text:p text:style-name="P1028"><text:span text:style-name="T1029">Nr.<text:s/></text:span><text:a xlink:href="http://www3.lrs.lt/cgi-bin/preps2?a=231528&amp;b=" office:target-frame-name="_top" xlink:show="replace"><text:span text:style-name="T1030">IX-2102</text:span></text:a><text:span text:style-name="T1031">, 2004-04-08, Žin., 2004, Nr. 60-2117 (2004-04-24)</text:span></text:p>
      <text:p text:style-name="P1032"><text:span text:style-name="T1033">Nr.<text:s/></text:span><text:a xlink:href="http://www3.lrs.lt/cgi-bin/preps2?a=231543&amp;b=" office:target-frame-name="_top" xlink:show="replace"><text:span text:style-name="T1034">IX-2120</text:span></text:a><text:span text:style-name="T1035">, 2004-04-13, Žin., 2004, Nr. 60-2127 (2004-04-24)</text:span></text:p>
      <text:p text:style-name="P1036"><text:span text:style-name="T1037">Nr.<text:s/></text:span><text:a xlink:href="http://www3.lrs.lt/cgi-bin/preps2?a=318297&amp;b=" office:target-frame-name="_top" xlink:show="replace"><text:span text:style-name="T1038">X-1481</text:span></text:a><text:span text:style-name="T1039">, 2008-04-08, Žin., 2008, Nr. 47-1748 (2008-04-24)</text:span></text:p>
      <text:p text:style-name="P1040"/>
      <text:p text:style-name="P1041"><text:span text:style-name="T1042">4</text:span><text:span text:style-name="T1043"><text:s/>straipsnis.<text:s/></text:span><text:span text:style-name="T1044">Mokesčio bazė</text:span></text:p>
      <text:p text:style-name="P1045"><text:span text:style-name="T1046">1</text:span><text:span text:style-name="T1047">. Lietuvos vieneto mokesčio bazė yra visos Lietuvos Respublikoje ir užsienio valstybėse uždirbtos pajamos, kurių šaltinis yra Lietuvos Respublikoje ir ne Lietuvos Respublikoje.<text:s/></text:span><text:span text:style-name="T1048">Per</text:span><text:span text:style-name="T1049"><text:s/></text:span><text:span text:style-name="T1050">Lietuvos vieneto nuolatines buveines, esančias<text:s/></text:span><text:span text:style-name="T1051">Europos ekonominės erdvės va</text:span><text:span text:style-name="T1052">lstybėse arba valstybėse, su kuriomis Lietuvos Respublika yra sudariusi ir taiko dvigubo apmokestinimo išvengimo sutartis</text:span><text:span text:style-name="T1053">, vykdomos veiklos pajamos nepriskiriamos Lietuvos vieneto mokesčio bazei, jeigu per šias nuolatines buveines vykdomos veiklos pajamos<text:s/></text:span><text:span text:style-name="T1054">nustatyta tvarka apmokestinamos pelno mokesčiu ar jam tapačiu mokesčiu tose valstybėse.</text:span></text:p>
      <text:p text:style-name="P1055"><text:span text:style-name="T1056">2</text:span><text:span text:style-name="T1057">. Į Lietuvos vieneto pajamas taip pat įskaitomos pozityviosios pajamos šio Įstatymo 39 straipsnyje nustatyta tvarka. Į Lietuvos vieneto (Europos ekonominių interes</text:span><text:span text:style-name="T1058">ų grupės dalyvio) pajamas taip pat įskaitomos tos Europos ekonominių interesų grupės pajamos šio Įstatymo 39</text:span><text:span text:style-name="T1059">1  </text:span><text:span text:style-name="T1060">straipsnyje nustatyta tvarka.</text:span></text:p>
      <text:p text:style-name="P1061"><text:span text:style-name="T1062">TAR pastaba.<text:s/></text:span><text:span text:style-name="T1063">2 dalies nuostatos taikomos apskaičiuojant ir deklaruojant 2019 metų ir vėlesnių mokestinių laikotarpi</text:span><text:span text:style-name="T1064">ų pelno mokestį.</text:span></text:p>
      <text:p text:style-name="P1065">Straipsnio dalies pakeitimai:</text:p>
      <text:p text:style-name="P1066"><text:span text:style-name="T1067">Nr.<text:s/></text:span><text:a xlink:href="https://www.e-tar.lt/portal/legalAct.html?documentId=37311330043d11e9a5eaf2cd290f1944" office:target-frame-name="_top" xlink:show="replace"><text:span text:style-name="T1068">XIII-1697</text:span></text:a><text:span text:style-name="T1069">, 2018-12-06, paskelbta TAR 2018-12-20, i. k. 2018-20938</text:span></text:p>
      <text:p text:style-name="Normal"/>
      <text:p text:style-name="P1070"><text:span text:style-name="T1071">3</text:span><text:span text:style-name="T1072">. Užsienio vieneto mokesčio bazė<text:s/></text:span><text:span text:style-name="T1073">yra:</text:span></text:p>
      <text:p text:style-name="P1074"><text:span text:style-name="T1075">1</text:span><text:span text:style-name="T1076">) užsienio vieneto per nuolatines buveines Lietuvos Respublikos teritorijoje vykdomos veiklos pajamos, per nuolatines buveines Lietuvos Respublikoje uždirbtos tarptautinių telekomunikacijų pajamos bei 50 procentų transportavimo, kuris prasideda Lie</text:span><text:span text:style-name="T1077">tuvos Respublikos teritorijoje ir baigiasi užsienyje arba prasideda užsienyje ir baigiasi Lietuvos Respublikos teritorijoje, pajamų</text:span><text:span text:style-name="T1078"><text:s/></text:span><text:span text:style-name="T1079">ir užsienio valstybėse uždirbtos pajamos, priskiriamos toms nuolatinėms buveinėms Lietuvos Respublikoje tuo atveju, kai tos<text:s/></text:span><text:span text:style-name="T1080">pajamos susijusios su užsienio vieneto veikla per nuolatines buveines Lietuvos Respublikoje</text:span><text:span text:style-name="T1081">;</text:span></text:p>
      <text:p text:style-name="P1082"><text:span text:style-name="T1083">2</text:span><text:span text:style-name="T1084">) užsienio vieneto ne per nuolatines buveines Lietuvos teritorijoje gautos pajamos, kurių šaltinis yra Lietuvos Respublikoje.<text:s/></text:span></text:p>
      <text:p text:style-name="P1085"><text:span text:style-name="T1086">4</text:span><text:span text:style-name="T1087">. Užsienio vieneto ne pe</text:span><text:span text:style-name="T1088">r nuolatines buveines Lietuvos Respublikos teritorijoje gautos pajamos, kurių šaltinis yra Lietuvos Respublikoje:</text:span></text:p>
      <text:p text:style-name="P1089"><text:span text:style-name="T1090">1</text:span><text:span text:style-name="T1091">) palūkanos, išskyrus palūkanas už Vyriausybės vertybinius popierius, sukauptas ir išmokamas palūkanas už indėlius ir palūkanas už subordin</text:span><text:span text:style-name="T1092">uotas paskolas, kurios atitinka Lietuvos banko teisės aktais nustatytus kriterijus;</text:span></text:p>
      <text:p text:style-name="P1093"><text:span text:style-name="T1094">2</text:span><text:span text:style-name="T1095">) pajamos iš paskirstytojo pelno, išskyrus<text:s/></text:span><text:span text:style-name="T1096">ne tikslinėje teritorijoje įregistruoto ar kitaip organizuoto užsienio vieneto<text:s/></text:span><text:span text:style-name="T1097">iš kolektyvinio investavimo subjektų paskirst</text:span><text:span text:style-name="T1098">ytojo pelno gaunamas pajamas;</text:span><text:s/></text:p>
      <text:p text:style-name="P1099">Straipsnio punkto pakeitimai:</text:p>
      <text:p text:style-name="P1100"><text:span text:style-name="T1101">Nr.<text:s/></text:span><text:a xlink:href="https://www.e-tar.lt/portal/legalAct.html?documentId=0973bdf0e62811e7acd7ea182930b17f" office:target-frame-name="_top" xlink:show="replace"><text:span text:style-name="T1102">XIII-842</text:span></text:a><text:span text:style-name="T1103">, 2017-12-07, paskelbta TAR 2017-12-22, i. k. 2017-20681</text:span></text:p>
      <text:p text:style-name="Normal"/>
      <text:p text:style-name="P1104"><text:span text:style-name="T1105">3</text:span><text:span text:style-name="T1106">)<text:s/></text:span><text:span text:style-name="T1107">honorarai,</text:span><text:span text:style-name="T1108"><text:s/>įskaitant šio straipsnio 5 dalyje nustatytus atvejus;</text:span></text:p>
      <text:p text:style-name="P1109"><text:span text:style-name="T1110">4</text:span><text:span text:style-name="T1111">)</text:span><text:span text:style-name="T1112"><text:s/>pajamos už parduotą, kitokiu būdu perleistą nuosavybėn arba išnuomotą nekilnojamąjį pagal prigimtį daiktą, esantį Lietuvos Respublikos teritorijoje;</text:span></text:p>
      <text:p text:style-name="P1113"><text:span text:style-name="T1114">5</text:span><text:span text:style-name="T1115">) kompensacijų už autorių arba gretutini</text:span><text:span text:style-name="T1116">ų teisių pažeidimą pajamos;</text:span></text:p>
      <text:p text:style-name="P1117"><text:span text:style-name="T1118">6</text:span><text:span text:style-name="T1119">) pajamos už Lietuvos Respublikoje vykdomą atlikėjų ir sporto veiklą;</text:span></text:p>
      <text:p text:style-name="P1120"><text:span text:style-name="T1121">7</text:span><text:span text:style-name="T1122">) išmokos už stebėtojų tarybos narių veiklą.</text:span></text:p>
      <text:p text:style-name="P1123"><text:span text:style-name="T1124">5</text:span><text:span text:style-name="T1125">. Tuo atveju, kai perleidžiama kompiuterio programa, šio straipsnio 4 dalies 3 punkto nuostatos<text:s/></text:span><text:span text:style-name="T1126">taikomos, jei yra perleidžiamas ne autorių teisėmis apsaugotas daiktas, o kompiuterio programoje yra suteikiamos šios teisės:</text:span></text:p>
      <text:p text:style-name="P1127"><text:span text:style-name="T1128">1</text:span><text:span text:style-name="T1129">) teisė daryti kompiuterio programos kopijas, turint tikslą jas viešai platinti ar kitaip perduoti nuosavybėn, išnuomoti arba p</text:span><text:span text:style-name="T1130">askolinti, arba<text:s/></text:span></text:p>
      <text:p text:style-name="P1131"><text:span text:style-name="T1132">2</text:span><text:span text:style-name="T1133">) teisė rengti išvestines kompiuterio programas, kurios remiasi autorių teisėmis apsaugota kompiuterio programa, arba<text:s/></text:span></text:p>
      <text:p text:style-name="P1134"><text:span text:style-name="T1135">3</text:span><text:span text:style-name="T1136">) teisė viešai demonstruoti kompiuterio programą.</text:span></text:p>
      <text:p text:style-name="P1137"><text:span text:style-name="T1138">6</text:span><text:span text:style-name="T1139">. Vieneto mokesčio bazė taip pat yra:</text:span></text:p>
      <text:p text:style-name="P1140"><text:span text:style-name="T1141">1</text:span><text:span text:style-name="T1142">) gauta<text:s/></text:span><text:span text:style-name="T1143">parama, panaudota ne pagal Lietuvos Respublikos labdaros ir paramos įstatyme nustatytą paramos paskirtį;</text:span></text:p>
      <text:p text:style-name="P1144"><text:span text:style-name="T1145">2</text:span><text:span text:style-name="T1146">) iš vieno paramos teikėjo per mokestinį laikotarpį grynais pinigais gautos paramos dalis, viršijanti 250 minimalių gyvenimo lygių (toliau – MGL)<text:s/></text:span><text:span text:style-name="T1147">dydžio sumą;</text:span></text:p>
      <text:p text:style-name="P1148"><text:span text:style-name="T1149">3</text:span><text:span text:style-name="T1150">)<text:s/></text:span><text:span text:style-name="T1151">bet kokia gauta mokėjimo suma, kuri, jeigu yra mokestinės tvarkos neatitikimas, atskaitoma mokėjimo valstybėje, tačiau neįtraukiama į pajamas taikant šio Įstatymo nuostatas. Šio punkto nuostatos netaikomos, kai mokestinės tvarkos neatit</text:span><text:span text:style-name="T1152">ikimas yra susijęs su nuolatinės buveinės ar jai priskiriamų pajamų (sąnaudų) teisinio reglamentavimo ar traktavimo skirtumais;</text:span><text:s/></text:p>
      <text:p text:style-name="P1153"><text:span text:style-name="T1154">TAR pastaba.</text:span><text:span text:style-name="T1155"><text:s/>3 punkto nuostatos taikomos apskaičiuojant ir deklaruojant 2020 metų ir vėlesnių mokestinių laikotarpių pelno mokestį.</text:span></text:p>
      <text:p text:style-name="P1156">Papildyta straipsnio punktu:</text:p>
      <text:p text:style-name="P1157"><text:span text:style-name="T1158">Nr.<text:s/></text:span><text:a xlink:href="https://www.e-tar.lt/portal/legalAct.html?documentId=876276d02ad111eabe008ea93139d588" office:target-frame-name="_top" xlink:show="replace"><text:span text:style-name="T1159">XIII-</text:span><text:span text:style-name="T1160">2694</text:span></text:a><text:span text:style-name="T1161">, 2019-12-17, paskelbta TAR 2019-12-30, i. k. 2019-21550</text:span></text:p>
      <text:p text:style-name="Normal"/>
      <text:p text:style-name="P1162"><text:span text:style-name="T1163">4</text:span><text:span text:style-name="T1164">) pajamos dėl turto perkėlimo, apskaičiuotos šio Įstatymo 40</text:span><text:span text:style-name="T1165">2</text:span><text:span text:style-name="T1166"><text:s/>straipsnyje nustatyta tvarka.</text:span></text:p>
      <text:p text:style-name="P1167"><text:span text:style-name="T1168">TAR pastaba.</text:span><text:span text:style-name="T1169"><text:s/>4 punkto nuostatos taikomos apskaičiuojant ir deklaruojant 2020 metų ir vėlesnių mok</text:span><text:span text:style-name="T1170">estinių laikotarpių pelno mokestį.</text:span><text:s/></text:p>
      <text:p text:style-name="P1171">Papildyta straipsnio punktu:</text:p>
      <text:p text:style-name="P1172"><text:span text:style-name="T1173">Nr.<text:s/></text:span><text:a xlink:href="https://www.e-tar.lt/portal/legalAct.html?documentId=876276d02ad111eabe008ea93139d588" office:target-frame-name="_top" xlink:show="replace"><text:span text:style-name="T1174">XIII-2694</text:span></text:a><text:span text:style-name="T1175">, 2019-12-17, paskelbta TAR 2019-12-30, i. k. 2019-21550</text:span></text:p>
      <text:p text:style-name="Normal"/>
      <text:p text:style-name="P1176"><text:span text:style-name="T1177">7</text:span><text:span text:style-name="T1178">.<text:s/></text:span><text:span text:style-name="T1179">Šio straipsni</text:span><text:span text:style-name="T1180">o nuostatos netaikomos laivybos vieneto pajamoms iš tarptautinio vežimo jūrų laivais arba tarptautinio vežimo jūrų laivais ir su juo tiesiogiai susijusios veiklos, jei laivybos vieneto pasirinkimu pajamoms iš tarptautinio vežimo jūrų laivais arba tarptauti</text:span><text:span text:style-name="T1181">nio vežimo jūrų laivais ir su juo tiesiogiai susijusios veiklos pagal šio Įstatymo 38</text:span><text:span text:style-name="T1182">1</text:span><text:span text:style-name="T1183"><text:s/>straipsnio nuostatas taikomas fiksuotas pelno mokestis.</text:span><text:s/></text:p>
      <text:p text:style-name="P1184">Straipsnio dalies pakeitimai:</text:p>
      <text:p text:style-name="P1185"><text:span text:style-name="T1186">Nr.<text:s/></text:span><text:a xlink:href="https://www.e-tar.lt/portal/legalAct.html?documentId=bb9dd3204d0411e7846ef01bfffb9b64" office:target-frame-name="_top" xlink:show="replace"><text:span text:style-name="T1187">XIII-405</text:span></text:a><text:span text:style-name="T1188">, 2017-06-01, paskelbta TAR 2017-06-09, i. k. 2017-09789</text:span></text:p>
      <text:p text:style-name="Normal"/>
      <text:p text:style-name="P1189"><text:span text:style-name="T1190">8</text:span><text:span text:style-name="T1191">. Lietuvos hibridinio subjekto mokesčio bazei priskiriama pajamų dalis, kuri nėra kitaip<text:s/></text:span><text:span text:style-name="T1192">apmokestinama pelno mokesčiu ar jam tapačiu mokesčiu pagal šio Įstatymo arba bet kurios kitos valstybės, kurios rezidentas mokesčių tikslais yra Lietuvos hibridinio subjekto dalyvis, teisės aktus.</text:span></text:p>
      <text:p text:style-name="P1193"><text:span text:style-name="T1194">TAR pastaba</text:span><text:span text:style-name="T1195">. 4 straipsnį 8 dalies nuostatos yra taikomos ap</text:span><text:span text:style-name="T1196">skaičiuojant ir deklaruojant 2023 metų ir vėlesnių mokestinių laikotarpių pelno mokestį.</text:span></text:p>
      <text:p text:style-name="P1197">Papildyta straipsnio dalimi:</text:p>
      <text:p text:style-name="P1198"><text:span text:style-name="T1199">Nr.<text:s/></text:span><text:a xlink:href="https://www.e-tar.lt/portal/legalAct.html?documentId=c1ffcd805d9511eca9ac839120d251c4" office:target-frame-name="_top" xlink:show="replace"><text:span text:style-name="T1200">XIV-726</text:span></text:a><text:span text:style-name="T1201">, 2021-12-07, paskelbta TAR 2</text:span><text:span text:style-name="T1202">021-12-15, i. k. 2021-25844</text:span></text:p>
      <text:p text:style-name="Normal"/>
      <text:p text:style-name="P1203">Straipsnio pakeitimai:</text:p>
      <text:p text:style-name="P1204"><text:span text:style-name="T1205">Nr.<text:s/></text:span><text:a xlink:href="http://www3.lrs.lt/cgi-bin/preps2?a=215625&amp;b=" office:target-frame-name="_top" xlink:show="replace"><text:span text:style-name="T1206">IX-1659</text:span></text:a><text:span text:style-name="T1207">, 2003-07-01, Žin., 2003, Nr. 74-3417 (2003-07-25)</text:span></text:p>
      <text:p text:style-name="P1208"><text:span text:style-name="T1209">Nr.<text:s/></text:span><text:a xlink:href="http://www3.lrs.lt/cgi-bin/preps2?a=231528&amp;b=" office:target-frame-name="_top" xlink:show="replace"><text:span text:style-name="T1210">IX-2102</text:span></text:a><text:span text:style-name="T1211">, 200</text:span><text:span text:style-name="T1212">4-04-08, Žin., 2004, Nr. 60-2117 (2004-04-24)</text:span></text:p>
      <text:p text:style-name="Normal"><text:span text:style-name="T1213">Nr.<text:s/></text:span><text:a xlink:href="http://www3.lrs.lt/cgi-bin/preps2?a=268450&amp;b=" office:target-frame-name="_top" xlink:show="replace"><text:span text:style-name="T1214">X-456</text:span></text:a><text:span text:style-name="T1215">, 2005-12-20, Žin., 2005, Nr. 153-5635 (2005-12-31)</text:span></text:p>
      <text:p text:style-name="Normal"><text:span text:style-name="T1216">Nr.<text:s/></text:span><text:a xlink:href="http://www3.lrs.lt/cgi-bin/preps2?a=297421&amp;b=" office:target-frame-name="_top" xlink:show="replace"><text:span text:style-name="T1217">X-1110</text:span></text:a><text:span text:style-name="T1218">, 2007-05-03,<text:s/></text:span><text:span text:style-name="T1219">Žin., 2007, Nr. 55-2126 (2007-05-19)</text:span></text:p>
      <text:p text:style-name="Normal"><text:span text:style-name="T1220">Nr.<text:s/></text:span><text:a xlink:href="http://www3.lrs.lt/cgi-bin/preps2?a=325285&amp;b=" office:target-frame-name="_top" xlink:show="replace"><text:span text:style-name="T1221">X-1697</text:span></text:a><text:span text:style-name="T1222">, 2008-07-14, Žin., 2008, Nr. 87-3457 (2008-07-31)</text:span></text:p>
      <text:p text:style-name="P1223"><text:span text:style-name="T1224">Nr.<text:s/></text:span><text:a xlink:href="http://www3.lrs.lt/cgi-bin/preps2?a=361056&amp;b=" office:target-frame-name="_top" xlink:show="replace"><text:span text:style-name="T1225">XI-539</text:span></text:a><text:span text:style-name="T1226">, 2009-12-09, Žin.,<text:s/></text:span><text:span text:style-name="T1227">2009, Nr. 153-6880 (2009-12-28)</text:span></text:p>
      <text:p text:style-name="P1228"><text:span text:style-name="T1229">Nr.<text:s/></text:span><text:a xlink:href="http://www3.lrs.lt/cgi-bin/preps2?a=453088&amp;b=" office:target-frame-name="_top" xlink:show="replace"><text:span text:style-name="T1230">XII-428</text:span></text:a><text:span text:style-name="T1231">, 2013-06-27, Žin., 2013, Nr. 75-3757 (2013-07-13)</text:span></text:p>
      <text:p text:style-name="P1232"/>
      <text:p text:style-name="P1233"><text:span text:style-name="T1234">5</text:span><text:span text:style-name="T1235"><text:s/>straipsnis.<text:s/></text:span><text:span text:style-name="T1236">Mokesčio tarifai</text:span></text:p>
      <text:p text:style-name="P1237"><text:span text:style-name="T1238">1</text:span><text:span text:style-name="T1239">. Taikomi šie pelno mokesčio tarifai:</text:span></text:p>
      <text:p text:style-name="P1240"><text:span text:style-name="T1241">1</text:span><text:span text:style-name="T1242">) Lietuvos vieneto</text:span><text:span text:style-name="T1243">, nuolatinių buveinių apmokestinamasis pelnas apmokestinamas taikant 16</text:span><text:span text:style-name="T1244"><text:s/></text:span><text:span text:style-name="T1245">procentų mokesčio tarifą, jeigu šis Įstatymas nenustato ko kita;</text:span></text:p>
      <text:p text:style-name="P1246"><text:span text:style-name="T1247">2</text:span><text:span text:style-name="T1248">) užsienio vienetų pajamos, kurių šaltinis yra Lietuvos Respublikoje, gautos ne per jų nuolatines buveines Lietuvo</text:span><text:span text:style-name="T1249">s Respublikoje, išvardytos šio Įstatymo 4 straipsnio 4 dalies 3 ir 5 punktuose, apmokestinamos be atskaitymų taikant 10 procentų mokesčio tarifą, o išvardytos šio Įstatymo 4 straipsnio 4 dalies 4, 6 ir 7 punktuose, – taikant 16 procentų mokesčio tarifą, je</text:span><text:span text:style-name="T1250">igu šis Įstatymas nenustato ko kita. Užsienio vienetų, kurie yra įregistruoti ar kitaip organizuoti Europos ekonominės erdvės valstybėje arba valstybėje, su kuria sudaryta ir taikoma dvigubo apmokestinimo išvengimo sutartis, pajamos, kurių šaltinis yra Lie</text:span><text:span text:style-name="T1251">tuvos Respublikoje, gautos ne per jų nuolatines buveines Lietuvos Respublikoje, išvardytos šio Įstatymo 4 straipsnio 4 dalies 1 punkte, neapmokestinamos. Užsienio vienetų, kurie nėra įregistruoti ar kitaip organizuoti Europos ekonominės erdvės valstybėje a</text:span><text:span text:style-name="T1252">rba valstybėje, su kuria sudaryta ir taikoma dvigubo apmokestinimo išvengimo sutartis, pajamos, kurių šaltinis yra Lietuvos Respublikoje, gautos ne per jų nuolatines buveines Lietuvos Respublikoje, išvardytos šio Įstatymo 4 straipsnio 4 dalies 1 punkte, ap</text:span><text:span text:style-name="T1253">mokestinamos be atskaitymų taikant 10 procentų mokesčio tarifą;</text:span></text:p>
      <text:p text:style-name="P1254"><text:span text:style-name="T1255">3</text:span><text:span text:style-name="T1256">) pajamos iš paskirstytojo pelno apmokestinamos taikant 16 procentų mokesčio tarifą;</text:span></text:p>
      <text:p text:style-name="P1257"><text:span text:style-name="T1258">4</text:span><text:span text:style-name="T1259">) gauta parama, panaudota ne pagal Lietuvos Respublikos labdaros ir paramos įstatyme nustatytą paramos paskirtį, taip pat iš vieno paramos teikėjo per mokestinį laikotarpį grynais pinigais gautos paramos dalis, viršijanti 250 MGL dydžio sumą, apmokestinama</text:span><text:span text:style-name="T1260"><text:s/>be atskaitymų, taikant 16 procentų mokesčio tarifą.<text:s/></text:span></text:p>
      <text:p text:style-name="P1261">Straipsnio dalies pakeitimai:</text:p>
      <text:p text:style-name="P1262"><text:span text:style-name="T1263">Nr.<text:s/></text:span><text:a xlink:href="https://www.e-tar.lt/portal/legalAct.html?documentId=fe45a8f0353d11efbdaea558de59136c" office:target-frame-name="_top" xlink:show="replace"><text:span text:style-name="T1264">XIV-2774</text:span></text:a><text:span text:style-name="T1265">, 2024-06-20, paskelbta TAR 2024-06-28, i. k. 2024-12078</text:span></text:p>
      <text:p text:style-name="Normal"/>
      <text:p text:style-name="P1266"><text:span text:style-name="T1267">2</text:span><text:span text:style-name="T1268">. Vienetų, kuriuose vidutinis sąrašuose esančių darbuotojų skaičius neviršija 10 žmonių ir mokestinio laikotarpio pajamos neviršija 300 000 eurų, pirmojo mokestinio laikotarpio apmokestinamasis pelnas apmokestinamas taikant 0 procentų mokesčio tarifą, k</text:span><text:span text:style-name="T1269">itų mokestinių laikotarpių apmokestinamasis pelnas – taikant 6 procentų mokesčio tarifą, išskyrus šio straipsnio 3 dalyje nustatytus atvejus. Šioje dalyje nustatytas 0 procentų mokesčio tarifas taikomas tik tokiam vienetui, kurio dalyvis (dalyviai) yra fiz</text:span><text:span text:style-name="T1270">inis asmuo (fiziniai asmenys), ir tik tuo atveju, kai per tris vienas po kito einančius mokestinius laikotarpius, įskaitant pirmąjį mokestinį laikotarpį, vieneto veikla nėra sustabdoma, vienetas nėra likviduojamas, reorganizuojamas ir vieneto akcijos (daly</text:span><text:span text:style-name="T1271">s, pajai) nėra perleidžiamos naujiems dalyviams.<text:s/></text:span></text:p>
      <text:p text:style-name="P1272">Straipsnio dalies pakeitimai:</text:p>
      <text:p text:style-name="P1273"><text:span text:style-name="T1274">Nr.<text:s/></text:span><text:a xlink:href="https://www.e-tar.lt/portal/legalAct.html?documentId=232994c04ad311e4a8328599cac64d82" office:target-frame-name="_top" xlink:show="replace"><text:span text:style-name="T1275">XII-1131</text:span></text:a><text:span text:style-name="T1276">, 2014-09-23, paskelbta TAR 2014-10-03, i. k. 2014-13610</text:span></text:p>
      <text:p text:style-name="P1277"><text:span text:style-name="T1278">Nr.<text:s/></text:span><text:a xlink:href="https://www.e-tar.lt/portal/legalAct.html?documentId=0973bdf0e62811e7acd7ea182930b17f" office:target-frame-name="_top" xlink:show="replace"><text:span text:style-name="T1279">XIII-842</text:span></text:a><text:span text:style-name="T1280">, 2017-12-07, paskelbta TAR 2017-12-22, i. k. 2017-20681</text:span></text:p>
      <text:p text:style-name="P1281"><text:span text:style-name="T1282">Nr.<text:s/></text:span><text:a xlink:href="https://www.e-tar.lt/portal/legalAct.html?documentId=2d21f9007c4c11e8ae2bfd1913d66d57" office:target-frame-name="_top" xlink:show="replace"><text:span text:style-name="T1283">XIII-1333</text:span></text:a><text:span text:style-name="T1284">, 2018-06-28, paskelbta TAR 2018-06-30, i. k. 2018-10976</text:span></text:p>
      <text:p text:style-name="P1285"><text:span text:style-name="T1286">Nr.<text:s/></text:span><text:a xlink:href="https://www.e-tar.lt/portal/legalAct.html?documentId=fe45a8f0353d11efbdaea558de59136c" office:target-frame-name="_top" xlink:show="replace"><text:span text:style-name="T1287">XIV-2774</text:span></text:a><text:span text:style-name="T1288">, 2024-06-20, paskelbta TAR 2024-06-28, i. k. 2024-12078</text:span></text:p>
      <text:p text:style-name="Normal"/>
      <text:p text:style-name="P1289"><text:span text:style-name="T1290">3</text:span><text:span text:style-name="T1291">. Šio straips</text:span><text:span text:style-name="T1292">nio 2 dalies nuostatos netaikomos, kai šioje dalyje nurodytų susijusių vienetų bendras vidutinis sąrašuose esančių darbuotojų skaičius viršija 10 žmonių ir (arba) mokestinio laikotarpio bendros pajamos viršija 300 000 eurų:</text:span></text:p>
      <text:p text:style-name="P1293"><text:span text:style-name="T1294">1</text:span><text:span text:style-name="T1295">) vienetams (individualioms (</text:span><text:span text:style-name="T1296">personalinėms) įmonėms), kurių dalyvis ar jo šeimos nariai yra ir kitų vienetų (individualių (personalinių) įmonių) dalyviai;</text:span></text:p>
      <text:p text:style-name="P1297"><text:span text:style-name="T1298">2</text:span><text:span text:style-name="T1299">) vienetams (individualioms (personalinėms) įmonėms), kurių dalyvis ir (arba) jo šeimos nariai paskutinę mokestinio<text:s/></text:span><text:span text:style-name="T1300">laikotarpio dieną valdo daugiau kaip 50 procentų akcijų (dalių, pajų) kituose vienetuose, ir vienetams, kuriuose vieneto (individualios (personalinės) įmonės) dalyvis ir (arba) jo šeimos nariai paskutinę mokestinio laikotarpio dieną valdo daugiau kaip 50 p</text:span><text:span text:style-name="T1301">rocentų akcijų (dalių, pajų);</text:span></text:p>
      <text:p text:style-name="P1302"><text:span text:style-name="T1303">3</text:span><text:span text:style-name="T1304">) vienetams, kuriuose tas pats dalyvis paskutinę mokestinio laikotarpio dieną valdo daugiau kaip 50 procentų akcijų (dalių, pajų);<text:s/></text:span></text:p>
      <text:p text:style-name="P1305"><text:span text:style-name="T1306">4</text:span><text:span text:style-name="T1307">) vienetams, kuriuose tie patys dalyviai kartu paskutinę mokestinio laikotarpio<text:s/></text:span><text:span text:style-name="T1308">dieną valdo daugiau kaip 50 procentų akcijų (dalių, pajų).</text:span><text:span text:style-name="T1309"><text:s/></text:span></text:p>
      <text:p text:style-name="P1310"><text:span text:style-name="T1311">TAR pastaba.<text:s/></text:span><text:span text:style-name="T1312">3 dalies<text:s/></text:span><text:span text:style-name="T1313">nuostatos taikomos apskaičiuojant ir deklaruojant 2021 metų ir vėlesnių mokestinių laikotarpių pelno mokestį.</text:span></text:p>
      <text:p text:style-name="P1314">Straipsnio dalies pakeitimai:</text:p>
      <text:p text:style-name="P1315"><text:span text:style-name="T1316">Nr.<text:s/></text:span><text:a xlink:href="https://www.e-tar.lt/portal/legalAct.html?documentId=02e2d200634611e8acbae39398545bed" office:target-frame-name="_top" xlink:show="replace"><text:span text:style-name="T1317">XIII-1187</text:span></text:a><text:span text:style-name="T1318">, 2018-05-24, paskelbta TAR 2018-05-29, i. k. 2018-08643</text:span></text:p>
      <text:p text:style-name="P1319"><text:span text:style-name="T1320">Nr.<text:s/></text:span><text:a xlink:href="https://www.e-tar.lt/portal/legalAct.html?documentId=c176eaf03ede11eb8d9fe110e148c770" office:target-frame-name="_top" xlink:show="replace"><text:span text:style-name="T1321">XIV-39</text:span></text:a><text:span text:style-name="T1322">, 2020-12-03</text:span><text:span text:style-name="T1323">, paskelbta TAR 2020-12-15, i. k. 2020-27347</text:span></text:p>
      <text:p text:style-name="Normal"/>
      <text:p text:style-name="P1324"><text:span text:style-name="T1325">4.</text:span><text:span text:style-name="T1326"><text:s/>Neteko galios nuo 2019-01-01</text:span></text:p>
      <text:p text:style-name="P1327">Straipsnio dalies naikinimas:</text:p>
      <text:p text:style-name="P1328"><text:span text:style-name="T1329">Nr.<text:s/></text:span><text:a xlink:href="https://www.e-tar.lt/portal/legalAct.html?documentId=2d21f9007c4c11e8ae2bfd1913d66d57" office:target-frame-name="_top" xlink:show="replace"><text:span text:style-name="T1330">XIII-1333</text:span></text:a><text:span text:style-name="T1331">, 2018-06-28, paskelbta TAR<text:s/></text:span><text:span text:style-name="T1332">2018-06-30, i. k. 2018-10976</text:span></text:p>
      <text:p text:style-name="P1333">Straipsnio dalies pakeitimai:</text:p>
      <text:p text:style-name="P1334"><text:span text:style-name="T1335">Nr.<text:s/></text:span><text:a xlink:href="https://www.e-tar.lt/portal/legalAct.html?documentId=232994c04ad311e4a8328599cac64d82" office:target-frame-name="_top" xlink:show="replace"><text:span text:style-name="T1336">XII-1131</text:span></text:a><text:span text:style-name="T1337">, 2014-09-23, paskelbta TAR 2014-10-03, i. k. 2014-13610</text:span></text:p>
      <text:p text:style-name="Normal"/>
      <text:p text:style-name="P1338"><text:span text:style-name="T1339">5.</text:span><text:span text:style-name="T1340"><text:s/>Neteko galios nuo 2017-1</text:span><text:span text:style-name="T1341">2-23</text:span></text:p>
      <text:p text:style-name="P1342">Straipsnio dalies naikinimas:</text:p>
      <text:p text:style-name="P1343"><text:span text:style-name="T1344">Nr.<text:s/></text:span><text:a xlink:href="https://www.e-tar.lt/portal/legalAct.html?documentId=0973bdf0e62811e7acd7ea182930b17f" office:target-frame-name="_top" xlink:show="replace"><text:span text:style-name="T1345">XIII-842</text:span></text:a><text:span text:style-name="T1346">, 2017-12-07, paskelbta TAR 2017-12-22, i. k. 2017-20681</text:span></text:p>
      <text:p text:style-name="Normal"/>
      <text:p text:style-name="P1347"><text:span text:style-name="T1348">6</text:span><text:span text:style-name="T1349">. Kooperatinių bendrovių (kooperatyvų), kurių pe</text:span><text:span text:style-name="T1350">r mokestinį laikotarpį daugiau kaip 50 procentų pajamų sudaro pajamos iš žemės ūkio veiklos, įskaitant kooperatinių bendrovių (kooperatyvų) pajamas už parduotus įsigytus iš savo narių šių narių pagamintus žemės ūkio produktus, apmokestinamasis pelnas apmok</text:span><text:span text:style-name="T1351">estinamas taikant 6 procentų mokesčio tarifą.<text:s/></text:span></text:p>
      <text:p text:style-name="P1352">Straipsnio dalies pakeitimai:</text:p>
      <text:p text:style-name="P1353"><text:span text:style-name="T1354">Nr.<text:s/></text:span><text:a xlink:href="https://www.e-tar.lt/portal/legalAct.html?documentId=0973bdf0e62811e7acd7ea182930b17f" office:target-frame-name="_top" xlink:show="replace"><text:span text:style-name="T1355">XIII-842</text:span></text:a><text:span text:style-name="T1356">, 2017-12-07, paskelbta TAR 2017-12-22, i. k. 2017-20681</text:span></text:p>
      <text:p text:style-name="P1357"><text:span text:style-name="T1358">Nr.<text:s/></text:span><text:a xlink:href="https://www.e-tar.lt/portal/legalAct.html?documentId=fe45a8f0353d11efbdaea558de59136c" office:target-frame-name="_top" xlink:show="replace"><text:span text:style-name="T1359">XIV-2774</text:span></text:a><text:span text:style-name="T1360">, 2024-06-20, paskelbta TAR 2024-06-28, i. k. 2024-12078</text:span></text:p>
      <text:p text:style-name="Normal"/>
      <text:p text:style-name="P1361"><text:span text:style-name="T1362">7</text:span><text:span text:style-name="T1363">. Lietuvos vieneto, nuolatinių buveinių pagal šio straipsnio 9 dalyje nustatytą formulę apskaič</text:span><text:span text:style-name="T1364">iuota apmokestinamojo pelno iš turto naudojimo, pardavimo ar kitokio perleidimo nuosavybėn dalis apmokestinama taikant 6 procentų mokesčio tarifą, jeigu:</text:span><text:s/></text:p>
      <text:p text:style-name="P1365">Straipsnio dalies pakeitimai:</text:p>
      <text:p text:style-name="P1366"><text:span text:style-name="T1367">Nr.<text:s/></text:span><text:a xlink:href="https://www.e-tar.lt/portal/legalAct.html?documentId=fe45a8f0353d11efbdaea558de59136c" office:target-frame-name="_top" xlink:show="replace"><text:span text:style-name="T1368">XIV-2774</text:span></text:a><text:span text:style-name="T1369">, 2024-06-20, paskelbta TAR 2024-06-28, i. k. 2024-12078</text:span></text:p>
      <text:p text:style-name="P1370"><text:span text:style-name="T1371">1</text:span><text:span text:style-name="T1372">) pajamas iš minėto turto naudojimo, pardavimo ar kitokio perleidimo nuosavybėn gauna tik jį</text:span><text:span text:style-name="T1373"><text:s/>sukūręs Lietuvos vienetas ar nuolatinė buveinė ir tik jie dėl minėtų</text:span><text:span text:style-name="T1374"><text:s/></text:span><text:span text:style-name="T1375">pajamų uždirbimo patiria visas išlaidas ir</text:span></text:p>
      <text:p text:style-name="P1376"><text:span text:style-name="T1377">2</text:span><text:span text:style-name="T1378">)<text:s/></text:span><text:span text:style-name="T1379">turtas yra pagal autorių teises saugoma kompiuterio programa ar patentabilumo kriterijus (naujumas, išradimo lygis, pramoninis pritaikom</text:span><text:span text:style-name="T1380">umas) atitinkantis išradimas, apsaugotas Europos patentų tarnybos,<text:s/></text:span><text:span text:style-name="T1381">Europos ekonominės erdvės valstybėje arba valstybėje, su kuria sudaryta ir taikoma dvigubo apmokestinimo išvengimo sutartis,<text:s/></text:span><text:span text:style-name="T1382">išduotais patentais ar papildomos apsaugos liudijimais</text:span><text:span text:style-name="T1383">.</text:span><text:s/></text:p>
      <text:p text:style-name="P1384"><text:span text:style-name="T1385">TAR pas</text:span><text:span text:style-name="T1386">taba.</text:span><text:span text:style-name="T1387"><text:s/>7 dalies nuostatos taikomos apskaičiuojant ir deklaruojant 2018 metų ir vėlesnių mokestinių laikotarpių pelno mokest</text:span><text:span text:style-name="T1388">į.</text:span></text:p>
      <text:p text:style-name="P1389">Papildyta straipsnio dalimi:</text:p>
      <text:p text:style-name="P1390"><text:span text:style-name="T1391">Nr.<text:s/></text:span><text:a xlink:href="https://www.e-tar.lt/portal/legalAct.html?documentId=0973bdf0e62811e7acd7ea182930b17f" office:target-frame-name="_top" xlink:show="replace"><text:span text:style-name="T1392">XIII-842</text:span></text:a><text:span text:style-name="T1393">, 2017-12-07, paskelbta TAR 2017-12-22, i. k. 2017-20681</text:span></text:p>
      <text:p text:style-name="P1394">Straipsnio dalies pakeitimai:</text:p>
      <text:p text:style-name="P1395"><text:span text:style-name="T1396">Nr.<text:s/></text:span><text:a xlink:href="https://www.e-tar.lt/portal/legalAct.html?documentId=37311330043d11e9a5eaf2cd290f1944" office:target-frame-name="_top" xlink:show="replace"><text:span text:style-name="T1397">XIII-1697</text:span></text:a><text:span text:style-name="T1398">, 2018-12-06, paskelbta TAR 2018-12-20, i. k. 20</text:span><text:span text:style-name="T1399">18-20938</text:span></text:p>
      <text:p text:style-name="Normal"/>
      <text:p text:style-name="P1400"><text:span text:style-name="T1401">8</text:span><text:span text:style-name="T1402">. Šio straipsnio 7 dalies nuostatos taikomos ir tuo atveju, kai Lietuvos vieneto arba nuolatinės buveinės sukurtas turtas yra jų naudojamas pagal išimtinę licenciją. Lengvata pradedama taikyti, kai<text:s/></text:span><text:span text:style-name="T1403">jau yra atsiradusios autorių teisės, paduot</text:span><text:span text:style-name="T1404">a patento paraiška, išduotas patentas, įsigaliojęs papildomos apsaugos liudijimas ar kai yra suteikta išimtinė licencija. Kai lengvata taikoma nuo patento paraiškos padavimo, o patentas nėra išduodamas arba kai patentas pripažįstamas negaliojančiu, taip pa</text:span><text:span text:style-name="T1405">t pripažįstamas negaliojančiu papildomos apsaugos liudijimas ar išimtinė licencija yra negaliojanti, sumokėtas pelno mokestis nuo apmokestinamojo pelno<text:s/></text:span><text:span text:style-name="T1406">iš turto naudojimo, pardavimo ar kitokio perleidimo nuosavybėn</text:span><text:span text:style-name="T1407"><text:s/>dalies, apskaičiuotos<text:s/></text:span><text:span text:style-name="T1408">pagal šio straipsnio 9 dalyje nustatytą formulę, privalo būti perskaičiuotas už visus mokestinius laikotarpius, kuriais buvo taikyta lengvata, atsižvelgiant į Mokesčių administravimo įstatymo 68 straipsnio nuostatas.<text:s/></text:span></text:p>
      <text:p text:style-name="P1409"><text:span text:style-name="T1410">TAR pastaba.</text:span><text:span text:style-name="T1411"><text:s/>8 dalies nuostatos taikom</text:span><text:span text:style-name="T1412">os apskaičiuojant ir deklaruojant 2018 metų ir vėlesnių mokestinių laikotarpių pelno mokest</text:span><text:span text:style-name="T1413">į</text:span></text:p>
      <text:p text:style-name="P1414">Papildyta straipsnio dalimi:</text:p>
      <text:p text:style-name="P1415"><text:span text:style-name="T1416">Nr.<text:s/></text:span><text:a xlink:href="https://www.e-tar.lt/portal/legalAct.html?documentId=37311330043d11e9a5eaf2cd290f1944" office:target-frame-name="_top" xlink:show="replace"><text:span text:style-name="T1417">XIII-1697</text:span></text:a><text:span text:style-name="T1418">, 2018-12-06, paskelbta</text:span><text:span text:style-name="T1419"><text:s/>TAR 2018-12-20, i. k. 2018-20938</text:span></text:p>
      <text:p text:style-name="Normal"/>
      <text:p text:style-name="P1420"><text:span text:style-name="T1421">9</text:span><text:span text:style-name="T1422">. Apmokestinamojo pelno iš turto naudojimo, pardavimo ar kitokio perleidimo nuosavybėn dalis apskaičiuojama pagal šią formulę:</text:span></text:p>
      <text:p text:style-name="P1423"/>
      <text:p text:style-name="P1424"><draw:frame draw:style-name="a1" text:anchor-type="as-char" svg:x="0in" svg:y="0in" svg:width="3.75in" svg:height="0.35417in" style:rel-width="scale" style:rel-height="scale"><draw:object xlink:href="Object 1/" xlink:type="simple" xlink:show="embed" xlink:actuate="onLoad"/></draw:frame></text:p>
      <text:p text:style-name="P1425"/>
      <text:p text:style-name="P1426"><text:span text:style-name="T1427">1</text:span><text:span text:style-name="T1428">) tink</text:span><text:span text:style-name="T1429">amos finansuoti išlaidos – sąnaudos, patirtos mokslinių tyrimų ir eksperimentinės plėtros veikloje sukuriant turtą, priskiriamos prie mokslinių tyrimų ir eksperimentinės plėtros darbų sąnaudų, kurios tris kartus gali būti atskaitomos iš pajamų, išskyrus dė</text:span><text:span text:style-name="T1430">l susijusių asmenų veiklos patirtas sąnaudas ir šio straipsnio 7 dalies 2 punkte nurodyto turto įsigijimo išlaidas. Į formulę įtraukiama apskaičiuota tinkamų finansuoti išlaidų suma padidinama 30 procentų, tačiau ši padidinta suma negali būti didesnė už ap</text:span><text:span text:style-name="T1431">skaičiuotą visų išlaidų sumą;</text:span></text:p>
      <text:p text:style-name="P1432"><text:span text:style-name="T1433">2</text:span><text:span text:style-name="T1434">) visos išlaidos – tinkamos finansuoti išlaidos, šio straipsnio 7 dalies 2 punkte nurodyto turto įsigijimo išlaidos ir kitos sąnaudos, priskiriamos prie leidžiamų atskaitymų ar ribojamų dydžių leidžiamų atskaitymų, patirt</text:span><text:span text:style-name="T1435">os mokslinių tyrimų ir eksperimentinės plėtros veikloje sukuriant turtą, įskaitant dėl susijusių asmenų veiklos patirtas sąnaudas, išskyrus palūkanas ir pastatų nusidėvėjimo sąnaudas;</text:span></text:p>
      <text:p text:style-name="P1436"><text:span text:style-name="T1437">3</text:span><text:span text:style-name="T1438">) pelnas iš turto naudojimo – apmokestinamasis pelnas, apskaičiuota</text:span><text:span text:style-name="T1439">s iš paties vieneto vykdomoje mokslinių tyrimų ir eksperimentinės plėtros veikloje sukurto turto naudojimo, pardavimo ar kitokio perleidimo nuosavybėn gautų pajamų (įskaitant honorarus ir kompensacijas už pažeistas intelektinės nuosavybės teises) atskaičiu</text:span><text:span text:style-name="T1440">s šioms pajamoms tenkančius leidžiamus atskaitymus ir ribojamų dydžių leidžiamus atskaitymus.</text:span><text:s/></text:p>
      <text:p text:style-name="P1441"><text:span text:style-name="T1442">TAR pastaba.</text:span><text:span text:style-name="T1443"><text:s/>9 dalies nuostatos taikomos apskaičiuojant ir deklaruojant 2018 metų ir vėlesnių mokestinių laikotarpių pelno mokest</text:span><text:span text:style-name="T1444">į</text:span></text:p>
      <text:p text:style-name="P1445">Papildyta straipsnio dalimi:</text:p>
      <text:p text:style-name="P1446"><text:span text:style-name="T1447">Nr.<text:s/></text:span><text:a xlink:href="https://www.e-tar.lt/portal/legalAct.html?documentId=37311330043d11e9a5eaf2cd290f1944" office:target-frame-name="_top" xlink:show="replace"><text:span text:style-name="T1448">XIII-1697</text:span></text:a><text:span text:style-name="T1449">, 2018-12-06, paskelbta TAR 2018-12-20, i. k. 2018-20938</text:span></text:p>
      <text:p text:style-name="Normal"/>
      <text:p text:style-name="P1450"><text:span text:style-name="T1451">10</text:span><text:span text:style-name="T1452">.</text:span><text:span text:style-name="T1453"><text:s/></text:span><text:span text:style-name="T1454">Apmokestinamojo pelno iš turto naudojimo, pardavimo ar kitokio perleidimo nuos</text:span><text:span text:style-name="T1455">avybėn daliai apskaičiuoti šio straipsnio 9 dalyje nustatyta formulė taikoma atskirai kiekvienam šio straipsnio 7 dalies 2 punkte nurodytam turtui arba turtui (produktui) ar turto (produktų) grupei, kai šis turtas (produktas) ar turto (produktų) grupė suku</text:span><text:span text:style-name="T1456">riami panaudojant kelis šio straipsnio 7 dalies 2 punkte nurodyto turto vienetus ir vienetas gali pagrįsti, kad formulė dėl praktinių priežasčių negali būti taikoma atskirai kiekvienam šio straipsnio 7 dalies 2 punkte nurodytam turtui. Visais atvejais vien</text:span><text:span text:style-name="T1457">etas turi turėti<text:s/></text:span><text:span text:style-name="T1458">dokumentus, kuriais</text:span><text:span text:style-name="T1459"><text:s/></text:span><text:span text:style-name="T1460">pagrindžiamas ryšys tarp tinkamų finansuoti išlaidų, visų išlaidų,<text:s/></text:span><text:span text:style-name="T1461">šio straipsnio 7 dalies 2 punkte nurodyto turto arba turto (produkto) ar turto (produktų) grupės,<text:s/></text:span><text:span text:style-name="T1462">pelno iš turto naudojimo.</text:span></text:p>
      <text:p text:style-name="P1463"><text:span text:style-name="T1464">TAR pastaba.</text:span><text:span text:style-name="T1465"><text:s/>10 dalies nuost</text:span><text:span text:style-name="T1466">atos taikomos apskaičiuojant ir deklaruojant 2018 metų ir vėlesnių mokestinių laikotarpių pelno mokest</text:span><text:span text:style-name="T1467">į</text:span></text:p>
      <text:p text:style-name="P1468">Papildyta straipsnio dalimi:</text:p>
      <text:p text:style-name="P1469"><text:span text:style-name="T1470">Nr.<text:s/></text:span><text:a xlink:href="https://www.e-tar.lt/portal/legalAct.html?documentId=37311330043d11e9a5eaf2cd290f1944" office:target-frame-name="_top" xlink:show="replace"><text:span text:style-name="T1471">XIII-1697</text:span></text:a><text:span text:style-name="T1472">,<text:s/></text:span><text:span text:style-name="T1473">2018-12-06, paskelbta TAR 2018-12-20, i. k. 2018-20938</text:span></text:p>
      <text:p text:style-name="Normal"/>
      <text:p text:style-name="P1474">Straipsnio pakeitimai:</text:p>
      <text:p text:style-name="P1475"><text:span text:style-name="T1476">Nr.<text:s/></text:span><text:a xlink:href="http://www3.lrs.lt/cgi-bin/preps2?a=215625&amp;b=" office:target-frame-name="_top" xlink:show="replace"><text:span text:style-name="T1477">IX-1659</text:span></text:a><text:span text:style-name="T1478">, 2003-07-01, Žin., 2003, Nr. 74-3417 (2003-07-25)</text:span></text:p>
      <text:p text:style-name="P1479"><text:span text:style-name="T1480">Nr.<text:s/></text:span><text:a xlink:href="http://www3.lrs.lt/cgi-bin/preps2?a=231543&amp;b=" office:target-frame-name="_top" xlink:show="replace"><text:span text:style-name="T1481">IX-2120</text:span></text:a><text:span text:style-name="T1482">, 2004-04-13, Žin., 2004, Nr. 60-2127 (2004-04-24)</text:span></text:p>
      <text:p text:style-name="P1483"><text:span text:style-name="T1484">Nr.<text:s/></text:span><text:a xlink:href="http://www3.lrs.lt/cgi-bin/preps2?a=232368&amp;b=" office:target-frame-name="_top" xlink:show="replace"><text:span text:style-name="T1485">IX-2201</text:span></text:a><text:span text:style-name="T1486">, 2004-04-29, Žin., 2004, Nr. 73-2534 (2004-04-30)</text:span></text:p>
      <text:p text:style-name="Normal"><text:span text:style-name="T1487">Nr.<text:s/></text:span><text:a xlink:href="http://www3.lrs.lt/cgi-bin/preps2?a=235369&amp;b=" office:target-frame-name="_top" xlink:show="replace"><text:span text:style-name="T1488">IX-2252</text:span></text:a><text:span text:style-name="T1489">, 2004-06-01, Žin., 2004, Nr. 96-3520 (2004-06-19)</text:span></text:p>
      <text:p text:style-name="Normal"><text:span text:style-name="T1490">Nr.<text:s/></text:span><text:a xlink:href="http://www3.lrs.lt/cgi-bin/preps2?a=268450&amp;b=" office:target-frame-name="_top" xlink:show="replace"><text:span text:style-name="T1491">X-456</text:span></text:a><text:span text:style-name="T1492">, 2005-12-20, Žin., 2005, Nr. 153-5635 (2005-12-31)</text:span></text:p>
      <text:p text:style-name="Normal"><text:span text:style-name="T1493">Nr.<text:s/></text:span><text:a xlink:href="http://www3.lrs.lt/cgi-bin/preps2?a=325285&amp;b=" office:target-frame-name="_top" xlink:show="replace"><text:span text:style-name="T1494">X-1697</text:span></text:a><text:span text:style-name="T1495">, 2008-07-14, Žin., 2008, Nr. 87-3457 (2008-07-31)</text:span></text:p>
      <text:p text:style-name="Normal"><text:span text:style-name="T1496">Nr.<text:s/></text:span><text:a xlink:href="http://www3.lrs.lt/cgi-bin/preps2?a=334540&amp;b=" office:target-frame-name="_top" xlink:show="replace"><text:span text:style-name="T1497">XI-73</text:span></text:a><text:span text:style-name="T1498">, 2008-12-18, Žin., 2008, Nr. 149-6000 (2008-12-30)</text:span></text:p>
      <text:p text:style-name="Normal"><text:span text:style-name="T1499">Nr.<text:s/></text:span><text:a xlink:href="http://www3.lrs.lt/cgi-bin/preps2?a=334542&amp;b=" office:target-frame-name="_top" xlink:show="replace"><text:span text:style-name="T1500">XI-75</text:span></text:a><text:span text:style-name="T1501">, 2008-12-18, Žin., 2008, Nr. 149-6002 (2008-12-30)</text:span></text:p>
      <text:p text:style-name="P1502"><text:span text:style-name="T1503">Nr.<text:s/></text:span><text:a xlink:href="http://www3.lrs.lt/cgi-bin/preps2?a=334553&amp;b=" office:target-frame-name="_top" xlink:show="replace"><text:span text:style-name="T1504">XI-106</text:span></text:a><text:span text:style-name="T1505">, 2008-12-22, Žin., 2008, Nr. 149-6030 (2008-12-30)</text:span></text:p>
      <text:p text:style-name="Normal"><text:span text:style-name="T1506">Nr.<text:s/></text:span><text:a xlink:href="http://www3.lrs.lt/cgi-bin/preps2?a=350401&amp;b=" office:target-frame-name="_top" xlink:show="replace"><text:span text:style-name="T1507">XI-387</text:span></text:a><text:span text:style-name="T1508">, 2009-07-22, Žin., 2009, Nr. 93-3979 (2009-08-04)</text:span></text:p>
      <text:p text:style-name="P1509"><text:span text:style-name="T1510">Nr.<text:s/></text:span><text:a xlink:href="http://www3.lrs.lt/cgi-bin/preps2?a=361283&amp;b=" office:target-frame-name="_top" xlink:show="replace"><text:span text:style-name="T1511">XI-540</text:span></text:a><text:span text:style-name="T1512">, 2009-12-09, Žin., 2009, Nr. 153-6881 (2009-12-28)</text:span></text:p>
      <text:p text:style-name="P1513"><text:span text:style-name="T1514">Nr.<text:s/></text:span><text:a xlink:href="http://www3.lrs.lt/cgi-bin/preps2?a=361056&amp;b=" office:target-frame-name="_top" xlink:show="replace"><text:span text:style-name="T1515">XI-539</text:span></text:a><text:span text:style-name="T1516">, 2009-12-09, Žin., 2009, Nr. 153-6880 (2009-12-28)</text:span></text:p>
      <text:p text:style-name="Normal"><text:span text:style-name="T1517">Nr.<text:s/></text:span><text:a xlink:href="http://www3.lrs.lt/cgi-bin/preps2?a=387310&amp;b=" office:target-frame-name="_top" xlink:show="replace"><text:span text:style-name="T1518">XI-1156</text:span></text:a><text:span text:style-name="T1519">, 2010-11-23, Žin., 2010, Nr. 145-7413 (2010-12-11)</text:span></text:p>
      <text:p text:style-name="Normal"><text:span text:style-name="T1520">Nr.<text:s/></text:span><text:a xlink:href="http://www3.lrs.lt/cgi-bin/preps2?a=412275&amp;b=" office:target-frame-name="_top" xlink:show="replace"><text:span text:style-name="T1521">XI-1716</text:span></text:a><text:span text:style-name="T1522">, 2011-11-22, Žin., 2011, Nr. 146-6852 (2011-12-01)</text:span></text:p>
      <text:p text:style-name="P1523"/>
      <text:p text:style-name="P1524"><text:span text:style-name="T1525">6</text:span><text:span text:style-name="T1526"><text:s/>straipsnis.</text:span><text:span text:style-name="T1527"><text:s/></text:span><text:span text:style-name="T1528">Mokestinis laikotarpis</text:span></text:p>
      <text:p text:style-name="P1529"><text:span text:style-name="T1530">1</text:span><text:span text:style-name="T1531">. Mokesčio mokestinis laikotarpis yra mokestiniai metai. Jie sutampa su kalendoriniais met</text:span><text:span text:style-name="T1532">ais, jeigu šis straipsnis nenustato ko kita.<text:s/></text:span></text:p>
      <text:p text:style-name="P1533"><text:span text:style-name="T1534">2</text:span><text:span text:style-name="T1535">. Centrinio mokesčio administratoriaus nustatyta tvarka mokesčio mokėtojo prašymu ir atsižvelgdamas į jo veiklos ypatybes vietos mokesčio administratorius gali nustatyti kitokį mokestinį laikotarpį, negu n</text:span><text:span text:style-name="T1536">urodyta šio straipsnio 1 dalyje, su sąlyga, kad tas mokestinis laikotarpis bus lygus 12 mėnesių. Toks mokestinis laikotarpis gali būti keičiamas tik dėl objektyvių priežasčių, gavus vietos mokesčio administratoriaus leidimą.</text:span></text:p>
      <text:p text:style-name="P1537"><text:span text:style-name="T1538">3</text:span><text:span text:style-name="T1539">. Pirmas mokestinis laikot</text:span><text:span text:style-name="T1540">arpis prasideda nuo Lietuvos vieneto įregistravimo Lietuvos Respublikoje arba, jei Lietuvos vienetas neįsiregistravo įstatymų nustatyta tvarka, – nuo veiklos vykdymo pradžios. Paskutinis Lietuvos vieneto mokestinis laikotarpis pasibaigia Lietuvos vienetui<text:s/></text:span><text:span text:style-name="T1541">pasibaigus.</text:span></text:p>
      <text:p text:style-name="P1542"><text:span text:style-name="T1543">4</text:span><text:span text:style-name="T1544">. Jeigu Lietuvos vienetas faktiškai vykdė veiklą trumpiau kaip 12 mėnesių, mokestinis laikotarpis skaičiuojamas nuo vieneto įregistravimo Lietuvos Respublikoje, o jei Lietuvos vienetas neįsiregistravo įstatymų nustatyta tvarka, – nuo veikl</text:span><text:span text:style-name="T1545">os vykdymo pradžios iki Lietuvos vieneto pabaigos dienos.</text:span></text:p>
      <text:p text:style-name="P1546"><text:span text:style-name="T1547">5</text:span><text:span text:style-name="T1548">. Nuolatinės buveinės pirmas ir paskutinis mokestiniai laikotarpiai nustatomi Lietuvos Respublikos Vyriausybės arba jos įgaliotos institucijos nustatyta tvarka.</text:span></text:p>
      <text:p text:style-name="P1549"/>
      <text:p text:style-name="P1550"><text:span text:style-name="T1551">II</text:span><text:span text:style-name="T1552"><text:s/>SKYRIUS</text:span></text:p>
      <text:p text:style-name="P1553"><text:span text:style-name="T1554">PAJAMŲ IR<text:s/></text:span><text:span text:style-name="T1555">SĄNAUDŲ PRIPAŽINIMAS</text:span></text:p>
      <text:p text:style-name="P1556"/>
      <text:p text:style-name="P1557"><text:span text:style-name="T1558">7</text:span><text:span text:style-name="T1559"><text:s/>straipsnis.<text:s/></text:span><text:span text:style-name="T1560">Pajamų ir sąnaudų pripažinimas</text:span></text:p>
      <text:p text:style-name="P1561"><text:span text:style-name="T1562">1</text:span><text:span text:style-name="T1563">. Pajamos ir sąnaudos pripažįstamos pagal pajamų ir sąnaudų kaupimo bei kitus finansinę apskaitą reglamentuojančiuose teisės aktuose nustatytus apskaitos principus, išskyrus atveju</text:span><text:span text:style-name="T1564">s, kai pagal šio skyriaus nuostatas pajamos gali būti pripažįstamos taikant pinigų apskaitos principą, ir šio straipsnio nuostatas.</text:span></text:p>
      <text:p text:style-name="P1565">Straipsnio dalies pakeitimai:</text:p>
      <text:p text:style-name="P1566"><text:span text:style-name="T1567">Nr.<text:s/></text:span><text:a xlink:href="https://www.e-tar.lt/portal/legalAct.html?documentId=cddc375053ff11ec862fdcbc8b3e3e05" office:target-frame-name="_top" xlink:show="replace"><text:span text:style-name="T1568">XIV-686</text:span></text:a><text:span text:style-name="T1569">, 2021-11-23, paskelbta TAR 2021-12-03, i. k. 2021-25112</text:span></text:p>
      <text:p text:style-name="Normal"/>
      <text:p text:style-name="P1570"><text:span text:style-name="T1571">2</text:span><text:span text:style-name="T1572">.<text:s/></text:span><text:span text:style-name="T1573">Neigiama prestižo vertė priskiriama pajamoms jos</text:span><text:span text:style-name="T1574"><text:s/>įsigijimo momentu, jei šiame straipsnyj</text:span><text:span text:style-name="T1575">e nenustatyta kitaip.</text:span></text:p>
      <text:p text:style-name="P1576"><text:span text:style-name="T1577">3</text:span><text:span text:style-name="T1578">. Kai siekiant valdyti kito vieneto grynąjį turtą ir veiklą įsigyjamos jo akcijos,<text:s/></text:span><text:span text:style-name="T1579">įsigijimo momentu<text:s/></text:span><text:span text:style-name="T1580">nustatyta neigiama prestižo vertė</text:span><text:span text:style-name="T1581"><text:s/>pajamoms<text:s/></text:span><text:span text:style-name="T1582">priskiriama</text:span><text:span text:style-name="T1583"><text:s/>vėlesnio šių vienetų reorganizavimo ar perleidimo, jei tai bus atliekama,</text:span><text:span text:style-name="T1584"><text:s/>momentu.</text:span></text:p>
      <text:p text:style-name="P1585">Straipsnio pakeitimai:</text:p>
      <text:p text:style-name="Normal"><text:span text:style-name="T1586">Nr.<text:s/></text:span><text:a xlink:href="http://www3.lrs.lt/cgi-bin/preps2?a=268450&amp;b=" office:target-frame-name="_top" xlink:show="replace"><text:span text:style-name="T1587">X-456</text:span></text:a><text:span text:style-name="T1588">, 2005-12-20, Žin., 2005, Nr. 153-5635 (2005-12-31)</text:span></text:p>
      <text:p text:style-name="Normal"><text:span text:style-name="T1589">Nr.<text:s/></text:span><text:a xlink:href="http://www3.lrs.lt/cgi-bin/preps2?a=297421&amp;b=" office:target-frame-name="_top" xlink:show="replace"><text:span text:style-name="T1590">X-1110</text:span></text:a><text:span text:style-name="T1591">, 2007-05-03, Žin., 2007,<text:s/></text:span><text:span text:style-name="T1592">Nr. 55-2126 (2007-05-19)</text:span></text:p>
      <text:p text:style-name="P1593"/>
      <text:p text:style-name="P1594"><text:span text:style-name="T1595">8</text:span><text:span text:style-name="T1596"><text:s/>straipsnis.<text:s/></text:span><text:span text:style-name="T1597">Pajamų ir sąnaudų pripažinimas pagal pinigų apskaitos principą</text:span></text:p>
      <text:p text:style-name="P1598"><text:span text:style-name="T1599">1</text:span><text:span text:style-name="T1600">. Taikant pinigų apskaitos principą, Lietuvos vieneto pajamos pripažįstamos faktišku pajamų gavimo momentu. Taip pat pripažįstamos šio Įstatymo<text:s/></text:span><text:span text:style-name="T1601">37 straipsnyje nustatytos pajamos.</text:span></text:p>
      <text:p text:style-name="P1602"><text:span text:style-name="T1603">2</text:span><text:span text:style-name="T1604">. Taikant pinigų apskaitos principą, Lietuvos vieneto sąnaudos pripažįstamos tokia pat tvarka, kaip jos pripažįstamos taikant kaupimo apskaitos principą, tačiau pripažįstamos tik tos vieneto sąnaudos, kurios<text:s/></text:span><text:span text:style-name="T1605">susijusios su pajamomis, faktiškai gautomis per mokestinį laikotarpį.</text:span></text:p>
      <text:p text:style-name="P1606"/>
      <text:p text:style-name="P1607"><text:span text:style-name="T1608">9</text:span><text:span text:style-name="T1609"><text:s/>straipsnis.<text:s/></text:span><text:span text:style-name="T1610">Pinigų apskaitos principo taikymas</text:span></text:p>
      <text:p text:style-name="P1611"><text:span text:style-name="T1612">1</text:span><text:span text:style-name="T1613">. Pinigų apskaitos principą gali taikyti tik tie Lietuvos vienetai, kurie iki šio Įstatymo įsigaliojimo pajamas pripažindavo<text:s/></text:span><text:span text:style-name="T1614">pagal pinigų apskaitos principą ir kurių pajamos per paskutinius 3 mokestinius laikotarpius nė per vieną jų neviršijo 30 000 eurų, taip pat naujai įregistruoti Lietuvos vienetai, kurių pirmojo mokestinio laikotarpio planuojamos pajamos neviršys 30 000 eurų</text:span><text:span text:style-name="T1615"><text:s/>per mokestinį laikotarpį.</text:span></text:p>
      <text:p text:style-name="P1616"><text:span text:style-name="T1617">2</text:span><text:span text:style-name="T1618">. Lietuvos vienetai, taikantys pinigų apskaitos principą, privalo pereiti prie kaupimo apskaitos principo mokestiniu laikotarpiu, einančiu po to mokestinio laikotarpio, kurį pajamos viršijo 30 000 eurų.</text:span></text:p>
      <text:p text:style-name="P1619"><text:span text:style-name="T1620">3</text:span><text:span text:style-name="T1621">. Šio straipsnio</text:span><text:span text:style-name="T1622"><text:s/>nuostatos netaikomos bankrutuojančiojo statusą turintiems (įgijusiems) Lietuvos vienetams.</text:span></text:p>
      <text:p text:style-name="P1623">Straipsnio pakeitimai:</text:p>
      <text:p text:style-name="P1624"><text:span text:style-name="T1625">Nr.<text:s/></text:span><text:a xlink:href="https://www.e-tar.lt/portal/legalAct.html?documentId=232994c04ad311e4a8328599cac64d82" office:target-frame-name="_top" xlink:show="replace"><text:span text:style-name="T1626">XII-1131</text:span></text:a><text:span text:style-name="T1627">, 2014-09-23, paskelbta TAR<text:s/></text:span><text:span text:style-name="T1628">2014-10-03, i. k. 2014-13610</text:span></text:p>
      <text:p text:style-name="Normal"/>
      <text:p text:style-name="P1629"><text:span text:style-name="T1630">10</text:span><text:span text:style-name="T1631"><text:s/>straipsnis.<text:s/></text:span><text:span text:style-name="T1632">Apskaitos principo pasirinkimas ir keitimas</text:span></text:p>
      <text:p text:style-name="P1633"><text:span text:style-name="T1634">1</text:span><text:span text:style-name="T1635">. Lietuvos vienetas, nors ir atitinkantis 9 straipsnio 1 dalyje nustatytą kriterijų, nuo bet kurių mokestinių metų pradžios gali pereiti nuo pinigų apskaitos<text:s/></text:span><text:span text:style-name="T1636">principo prie kaupimo apskaitos principo. Apie tokį perėjimą Lietuvos vienetas praneša vietos mokesčio administratoriui.</text:span></text:p>
      <text:p text:style-name="P1637"><text:span text:style-name="T1638">2</text:span><text:span text:style-name="T1639">. Tais atvejais, kai Lietuvos vienetas vietoj taikyto pinigų apskaitos principo pradeda taikyti kaupimo apskaitos principą, į šio<text:s/></text:span><text:span text:style-name="T1640">apskaitos principo taikymo mokestinius metus pereinančios pirkėjų skolos į Lietuvos vieneto pajamas įtraukiamos po šių skolų apmokėjimo, tačiau ne vėliau kaip per 3 metus nuo to mokestinio laikotarpio pradžios, kurį buvo pereita prie kaupimo apskaitos prin</text:span><text:span text:style-name="T1641">cipo.</text:span></text:p>
      <text:p text:style-name="P1642"><text:span text:style-name="T1643">3</text:span><text:span text:style-name="T1644">. Lietuvos vienetas, kuris iki šio Įstatymo įsigaliojimo taikė kaupimo apskaitos principą, ir Lietuvos vienetas, kuriam pagal šio Įstatymo nuostatas nustatyta prievolė pereiti nuo pinigų apskaitos principo prie kaupimo apskaitos principo, negali</text:span><text:span text:style-name="T1645"><text:s/>kaupimo apskaitos principo keisti į pinigų apskaitos principą iki Lietuvos vieneto likvidavimo arba pabaigos.</text:span></text:p>
      <text:p text:style-name="P1646"/>
      <text:p text:style-name="P1647"><text:span text:style-name="T1648">III</text:span><text:span text:style-name="T1649"><text:s/>SKYRIUS</text:span></text:p>
      <text:p text:style-name="P1650"><text:span text:style-name="T1651">APMOKESTINAMOJO PELNO APSKAIČIAVIMO TVARKA</text:span></text:p>
      <text:p text:style-name="P1652"/>
      <text:p text:style-name="P1653"><text:span text:style-name="T1654">11</text:span><text:span text:style-name="T1655"><text:s/>straipsnis.<text:s/></text:span><text:span text:style-name="T1656">Apmokestinamasis pelnas</text:span></text:p>
      <text:p text:style-name="P1657"><text:span text:style-name="T1658">1</text:span><text:span text:style-name="T1659">. Apskaičiuojant Lietuvos<text:s/></text:span><text:span text:style-name="T1660">vieneto apmokestinamąjį pelną, jeigu šis straipsnis nenustato ko kita, iš pajamų:</text:span></text:p>
      <text:p text:style-name="P1661"><text:span text:style-name="T1662">1</text:span><text:span text:style-name="T1663">) atimamos neapmokestinamosios pajamos;</text:span></text:p>
      <text:p text:style-name="P1664"><text:span text:style-name="T1665">2</text:span><text:span text:style-name="T1666">) atskaitomi leidžiami atskaitymai;</text:span></text:p>
      <text:p text:style-name="P1667"><text:span text:style-name="T1668">3</text:span><text:span text:style-name="T1669">) atskaitomi ribojamų dydžių leidžiami atskaitymai.</text:span></text:p>
      <text:p text:style-name="P1670"><text:span text:style-name="T1671">2</text:span><text:span text:style-name="T1672">. Nuolatinių buveinių apmo</text:span><text:span text:style-name="T1673">kestinamasis pelnas apskaičiuojamas iš uždirbtų pajamų atimant neapmokestinamąsias pajamas, ribojamų dydžių leidžiamus atskaitymus bei tokius atskaitymus, kurie susiję su užsienio vieneto pajamų uždirbimu per nuolatines buveines. Atskaitymų, susijusių su p</text:span><text:span text:style-name="T1674">ajamų uždirbimu per nuolatines buveines, tvarką nustato Lietuvos Respublikos Vyriausybė ar jos įgaliota institucija.</text:span></text:p>
      <text:p text:style-name="P1675"><text:span text:style-name="T1676">3</text:span><text:span text:style-name="T1677">. Užsienio vieneto apmokestinamąjį pelną, neuždirbtą per nuolatines buveines, sudaro visos gautos pajamos, kurių šaltinis yra Lietuvos</text:span><text:span text:style-name="T1678"><text:s/>Respublikoje, ir šio Įstatymo 37 straipsnyje nustatyta prievolė jas apmokestinti prie šaltinio be jokių atskaitymų.</text:span></text:p>
      <text:p text:style-name="P1679"><text:span text:style-name="T1680">4</text:span><text:span text:style-name="T1681">. Išlaidos, kurių pagrindu pripažįstamos sąnaudos, gali būti grindžiamos tik dokumentais, kurie privalo turėti finansinę apskaitą regl</text:span><text:span text:style-name="T1682">amentuojančių teisės aktų nustatytą privalomą finansinės apskaitos dokumentų informaciją. Be šios informacijos, išlaidų, kurių pagrindu pripažįstamos sąnaudos, pagrindimo dokumentuose privalo būti nurodyta ir kita Lietuvos Respublikos Vyriausybės ar jos įg</text:span><text:span text:style-name="T1683">aliotos institucijos nustatyta informacija.</text:span></text:p>
      <text:p text:style-name="P1684">Straipsnio dalies pakeitimai:</text:p>
      <text:p text:style-name="P1685"><text:span text:style-name="T1686">Nr.<text:s/></text:span><text:a xlink:href="https://www.e-tar.lt/portal/legalAct.html?documentId=cddc375053ff11ec862fdcbc8b3e3e05" office:target-frame-name="_top" xlink:show="replace"><text:span text:style-name="T1687">XIV-686</text:span></text:a><text:span text:style-name="T1688">, 2021-11-23, paskelbta TAR 2021-12-03, i. k. 2021-25112</text:span></text:p>
      <text:p text:style-name="Normal"/>
      <text:p text:style-name="P1689"><text:span text:style-name="T1690">5</text:span><text:span text:style-name="T1691">.<text:s/></text:span><text:span text:style-name="T1692">Neteko g</text:span><text:span text:style-name="T1693">alios nuo 2005-06-30.</text:span></text:p>
      <text:p text:style-name="P1694"><text:span text:style-name="T1695">6</text:span><text:span text:style-name="T1696">. Šio straipsnio 4 dalies reikalavimai netaikomi užsienio vienetų ar fizinių asmenų surašytiems dokumentams. Sąnaudos pagal užsienio vienetų arba fizinių asmenų surašytus dokumentus pripažįstamos, jei iš šių dokumentų galima nust</text:span><text:span text:style-name="T1697">atyti ūkinės operacijos turinį.</text:span></text:p>
      <text:p text:style-name="P1698"><text:span text:style-name="T1699">7</text:span><text:span text:style-name="T1700">. Šio straipsnio nuostatos netaikomos laivybos vieneto pajamoms iš tarptautinio vežimo jūrų laivais arba tarptautinio vežimo jūrų laivais ir su juo tiesiogiai susijusios veiklos, jei laivybos vieneto pasirinkimu<text:s/></text:span><text:span text:style-name="T1701">pajamoms iš tarptautinio vežimo jūrų laivais arba tarptautinio vežimo jūrų laivais ir su juo tiesiogiai susijusios veiklos pagal šio Įstatymo 38</text:span><text:span text:style-name="T1702">1</text:span><text:span text:style-name="T1703"><text:s/>straipsnio nuostatas taikomas fiksuotas pelno mokestis.</text:span><text:s/></text:p>
      <text:p text:style-name="P1704">Straipsnio dalies pakeitimai:</text:p>
      <text:p text:style-name="P1705"><text:span text:style-name="T1706">Nr.<text:s/></text:span><text:a xlink:href="https://www.e-tar.lt/portal/legalAct.html?documentId=bb9dd3204d0411e7846ef01bfffb9b64" office:target-frame-name="_top" xlink:show="replace"><text:span text:style-name="T1707">XIII-405</text:span></text:a><text:span text:style-name="T1708">, 2017-06-01, paskelbta TAR 2017-06-09, i. k. 2017-09789</text:span></text:p>
      <text:p text:style-name="Normal"/>
      <text:p text:style-name="P1709"><text:span text:style-name="T1710">8</text:span><text:span text:style-name="T1711">.</text:span><text:span text:style-name="T1712"><text:s/>Apskaičiuojant pelno mokestį, neatsižvelgiama į darinį ar kelis darinius, kurių nustatymo pagrindinis ti</text:span><text:span text:style-name="T1713">kslas arba vienas iš pagrindinių tikslų – gauti mokestinės naudos, ir todėl jie laikomi apsimestiniais, atsižvelgus į visus susijusius faktus ir aplinkybes. Darinys gali apimti daugiau negu vieną etapą ar dalį. Darinys arba keli dariniai laikomi apsimestin</text:span><text:span text:style-name="T1714">iais, jeigu jie nebuvo nustatyti dėl svarių komercinių priežasčių, atspindinčių ekonominę realybę.</text:span></text:p>
      <text:p text:style-name="P1715"><text:span text:style-name="T1716">TAR pastaba.</text:span><text:span text:style-name="T1717"><text:s/>8 dalies nuostatos taikomos apskaičiuojant ir deklaruojant 2019 metų ir vėlesnių mokestinių laikotarpių pelno mokestį.</text:span></text:p>
      <text:p text:style-name="P1718">Papildyta straipsnio dalimi:</text:p>
      <text:p text:style-name="P1719"><text:span text:style-name="T1720">Nr.<text:s/></text:span><text:a xlink:href="https://www.e-tar.lt/portal/legalAct.html?documentId=37311330043d11e9a5eaf2cd290f1944" office:target-frame-name="_top" xlink:show="replace"><text:span text:style-name="T1721">XIII-1697</text:span></text:a><text:span text:style-name="T1722">, 2018-12-06, paskelbta TAR 2018-12-20, i. k. 2018-20938</text:span></text:p>
      <text:p text:style-name="Normal"/>
      <text:p text:style-name="P1723">Straipsnio pakeitimai:</text:p>
      <text:p text:style-name="Normal"><text:span text:style-name="T1724">Nr.<text:s/></text:span><text:a xlink:href="http://www3.lrs.lt/cgi-bin/preps2?a=197550&amp;b=" office:target-frame-name="_top" xlink:show="replace"><text:span text:style-name="T1725">IX-1224</text:span></text:a><text:span text:style-name="T1726">, 2002-12-05, Žin., 2002, Nr. 123-5517 (2002-12-24)</text:span></text:p>
      <text:p text:style-name="Normal"><text:span text:style-name="T1727">Nr.<text:s/></text:span><text:a xlink:href="http://www3.lrs.lt/cgi-bin/preps2?a=258588&amp;b=" office:target-frame-name="_top" xlink:show="replace"><text:span text:style-name="T1728">X-259</text:span></text:a><text:span text:style-name="T1729">, 2005-06-21, Žin., 2005, Nr. 81-2942 (2005-06-30)</text:span></text:p>
      <text:p text:style-name="Normal"><text:span text:style-name="T1730">Nr.<text:s/></text:span><text:a xlink:href="http://www3.lrs.lt/cgi-bin/preps2?a=297421&amp;b=" office:target-frame-name="_top" xlink:show="replace"><text:span text:style-name="T1731">X-1110</text:span></text:a><text:span text:style-name="T1732">, 2007-05-03, Žin., 2007, Nr. 55-2126 (2007-05-19)</text:span></text:p>
      <text:p text:style-name="P1733"/>
      <text:p text:style-name="P1734"><text:span text:style-name="T1735">12</text:span><text:span text:style-name="T1736"><text:s/>straipsnis.<text:s/></text:span><text:span text:style-name="T1737">Neapmokestinamosios pajamos</text:span></text:p>
      <text:p text:style-name="P1738"><text:span text:style-name="T1739">Mokesčiu neapmokestinamos šios Lietuvos vieneto bei užsienio vieneto per nuolatines buveines uždirbtos ir (arba) gautos pajamos:</text:span></text:p>
      <text:p text:style-name="P1740"><text:span text:style-name="T1741">1</text:span><text:span text:style-name="T1742">) (neteko galios<text:s/></text:span><text:span text:style-name="T1743">nuo 2006-01-01);</text:span></text:p>
      <text:p text:style-name="P1744"><text:span text:style-name="T1745">2</text:span><text:span text:style-name="T1746">) gautos draudimo išmokos, neviršijančios prarasto turto arba patirtų nuostolių ar žalos vertės; darbuotojų naudai mokamų sugrąžintų draudimo įmokų dalis, viršijanti iš pajamų atskaitytas draudimo įmokas, taip pat draudimo išmokos dal</text:span><text:span text:style-name="T1747">is, viršijanti iš pajamų atskaitytas darbuotojų naudai mokamas draudimo įmokas;</text:span></text:p>
      <text:p text:style-name="P1748"><text:span text:style-name="T1749">3</text:span><text:span text:style-name="T1750">) bankrutavusio vieneto pajamos, gautos už parduotą turtą;</text:span></text:p>
      <text:p text:style-name="P1751"><text:span text:style-name="T1752">4</text:span><text:span text:style-name="T1753">) draudimo įmonės organizacinio fondo likutis Lietuvos Respublikos draudimo įstatymo nustatyta tvarka;</text:span></text:p>
      <text:p text:style-name="P1754"><text:span text:style-name="T1755">5</text:span><text:span text:style-name="T1756">)<text:s/></text:span><text:span text:style-name="T1757">kolektyvinio investavimo subjektų,</text:span><text:span text:style-name="T1758"><text:s/></text:span><text:span text:style-name="T1759">rizikos ir privataus kapitalo subjektų<text:s/></text:span><text:span text:style-name="T1760">pajamos, įskaitant dividendus ir kitą paskirstytąjį pelną, išskyrus iš užsienio vienetų, įregistruotų ar kitaip organizuotų tikslinėse teritorijose, ar iš tų teritorijų gyventojų<text:s/></text:span><text:span text:style-name="T1761">gautas bet kokias pajamas ir su investicijomis į tikslines teritorijas susijusias pajamas;</text:span><text:s/></text:p>
      <text:p text:style-name="P1762"><text:span text:style-name="T1763">TAR pastaba.<text:s/></text:span><text:span text:style-name="T1764">5 punkto nuostatos taikomos apskaičiuojant 2018 metų ir vėlesnių metų mokestinių laikotarpių pelno mokestį.</text:span></text:p>
      <text:p text:style-name="P1765">Straipsnio punkto pakeitimai:</text:p>
      <text:p text:style-name="P1766"><text:span text:style-name="T1767">Nr.<text:s/></text:span><text:a xlink:href="https://www.e-tar.lt/portal/legalAct.html?documentId=0973bdf0e62811e7acd7ea182930b17f" office:target-frame-name="_top" xlink:show="replace"><text:span text:style-name="T1768">XIII-842</text:span></text:a><text:span text:style-name="T1769">, 2017-12-07, paskelbta TAR 2017-12-22, i. k. 2017-20681</text:span></text:p>
      <text:p text:style-name="Normal"/>
      <text:p text:style-name="P1770"><text:span text:style-name="T1771">6)</text:span><text:span text:style-name="T1772"><text:s/>Neteko galios nuo 2025-01-01</text:span></text:p>
      <text:p text:style-name="P1773">Straipsnio punkto naikinimas:</text:p>
      <text:p text:style-name="P1774"><text:span text:style-name="T1775">Nr.<text:s/></text:span><text:a xlink:href="https://www.e-tar.lt/portal/legalAct.html?documentId=fe45a8f0353d11efbdaea558de59136c" office:target-frame-name="_top" xlink:show="replace"><text:span text:style-name="T1776">XIV-2774</text:span></text:a><text:span text:style-name="T1777">, 2024-06-20, paskelbta TAR 2024-06-28, i. k. 2024-12078</text:span></text:p>
      <text:p text:style-name="Normal"/>
      <text:p text:style-name="P1778"><text:span text:style-name="T1779">7</text:span><text:span text:style-name="T1780">) pajamos dėl turto ir įsipareigojimų, išskyrus pajamas dėl išvestinių finansinių priemon</text:span><text:span text:style-name="T1781">ių, įsigytų rizikai drausti, perkainojimo, atlikto teisės aktų nustatyta tvarka;</text:span></text:p>
      <text:p text:style-name="P1782"><text:span text:style-name="T1783">8</text:span><text:span text:style-name="T1784">) netesybos, išskyrus netesybas, gautas iš užsienio vienetų, įregistruotų ar kitaip organizuotų tikslinėse teritorijose, ar tų teritorijų gyventojų;</text:span></text:p>
      <text:p text:style-name="P1785"><text:span text:style-name="T1786">9</text:span><text:span text:style-name="T1787">) iš neribotos c</text:span><text:span text:style-name="T1788">ivilinės atsakomybės juridinių asmenų pelno</text:span><text:span text:style-name="T1789"><text:s/></text:span><text:span text:style-name="T1790">mokesčio mokėtojų, kurių pajamos apmokestinamos pelno mokesčiu</text:span><text:span text:style-name="T1791"><text:s/></text:span><text:span text:style-name="T1792">pagal šį Įstatymą arba analogišku mokesčiu pagal užsienio</text:span><text:span text:style-name="T1793"><text:s/></text:span><text:span text:style-name="T1794">valstybių atitinkamus teisės aktus, gautas pelnas ar jo dalis,</text:span><text:span text:style-name="T1795"><text:s/></text:span><text:span text:style-name="T1796">išskyrus šio Įstatymo 39 str</text:span><text:span text:style-name="T1797">aipsnyje nustatytus atvejus; iš neribotos civilinės atsakomybės juridinių asmenų pelno</text:span><text:span text:style-name="T1798"><text:s/></text:span><text:span text:style-name="T1799">mokesčio mokėtojų ne tikslinėse teritorijose įregistruotų rizikos ir privataus kapitalo subjektų gautas pelnas ar jo dalis, išskyrus šio Įstatymo 39 straipsnyje nustatyt</text:span><text:span text:style-name="T1800">us atvejus;</text:span><text:s/></text:p>
      <text:p text:style-name="P1801"><text:span text:style-name="T1802">TAR pastaba.<text:s/></text:span><text:span text:style-name="T1803">9 punkto nuostatos taikomos apskaičiuojant 2018 metų ir vėlesnių metų mokestinių laikotarpių pelno mokestį.</text:span></text:p>
      <text:p text:style-name="P1804">Straipsnio punkto pakeitimai:</text:p>
      <text:p text:style-name="P1805"><text:span text:style-name="T1806">Nr.<text:s/></text:span><text:a xlink:href="https://www.e-tar.lt/portal/legalAct.html?documentId=0973bdf0e62811e7acd7ea182930b17f" office:target-frame-name="_top" xlink:show="replace"><text:span text:style-name="T1807">XIII-842</text:span></text:a><text:span text:style-name="T1808">, 2017-12-07, paskelbta TAR 2017-12-22, i. k. 2017-20681</text:span></text:p>
      <text:p text:style-name="Normal"/>
      <text:p text:style-name="P1809"><text:span text:style-name="T1810">10</text:span><text:span text:style-name="T1811">)<text:s/></text:span><text:span text:style-name="T1812">neteko galios 2017-12-23</text:span><text:span text:style-name="T1813">;</text:span></text:p>
      <text:p text:style-name="P1814">Straipsnio punkto pakeitimai:</text:p>
      <text:p text:style-name="P1815"><text:span text:style-name="T1816">Nr.<text:s/></text:span><text:a xlink:href="https://www.e-tar.lt/portal/legalAct.html?documentId=0973bdf0e62811e7acd7ea182930b17f" office:target-frame-name="_top" xlink:show="replace"><text:span text:style-name="T1817">XIII-842</text:span></text:a><text:span text:style-name="T1818">, 2017-12-07, paskelbta TAR 2017-12-22, i. k. 2017-20681</text:span></text:p>
      <text:p text:style-name="Normal"/>
      <text:p text:style-name="P1819"><text:span text:style-name="T1820">11</text:span><text:span text:style-name="T1821">) praėjusių mokestinių laikotarpių klaidų ir netikslumų taisymai pagal finansinės apskaitos tvarkymą reglamentuo</text:span><text:span text:style-name="T1822">jančius teisės aktus;</text:span></text:p>
      <text:p text:style-name="P1823">Straipsnio punkto pakeitimai:</text:p>
      <text:p text:style-name="P1824"><text:span text:style-name="T1825">Nr.<text:s/></text:span><text:a xlink:href="https://www.e-tar.lt/portal/legalAct.html?documentId=cddc375053ff11ec862fdcbc8b3e3e05" office:target-frame-name="_top" xlink:show="replace"><text:span text:style-name="T1826">XIV-686</text:span></text:a><text:span text:style-name="T1827">, 2021-11-23, paskelbta TAR 2021-12-03, i. k. 2021-25112</text:span></text:p>
      <text:p text:style-name="Normal"/>
      <text:p text:style-name="P1828"><text:span text:style-name="T1829">12</text:span><text:span text:style-name="T1830">) vieneto gautas žalos atlygini</text:span><text:span text:style-name="T1831">mas, išskyrus šio straipsnio 2 punkte nustatytais atvejais;</text:span></text:p>
      <text:p text:style-name="P1832"><text:span text:style-name="T1833">13</text:span><text:span text:style-name="T1834">) (neteko galios nuo 2005-06-30);</text:span></text:p>
      <text:p text:style-name="P1835"><text:span text:style-name="T1836">14</text:span><text:span text:style-name="T1837">) kompensacijos, gautos pagal<text:s/></text:span><text:span text:style-name="T1838">Europos Sąjungos finansinės paramos Lietuvos Respublikos programas</text:span><text:span text:style-name="T1839"><text:s/>už žvejybos laivų atidavimą į metalo laužą;</text:span></text:p>
      <text:p text:style-name="P1840"><text:span text:style-name="T1841">15</text:span><text:span text:style-name="T1842">) turto vertės padidėjimo pajamos už vieneto, kuris įregistruotas ar kitaip organizuotas Europos ekonominės erdvės valstybėje arba valstybėje, su kuria sudaryta ir taikoma dvigubo apmokestinimo išvengimo sutartis, ir kuris yra pelno mokesčio arba jam tapat</text:span><text:span text:style-name="T1843">aus mokesčio mokėtojas, akcijų perleidimą kitam vienetui arba fiziniam asmeniui, jei akcijas perleidžiantis vienetas ne trumpiau kaip 2 metus be pertraukų turėjo daugiau kaip 10 procentų balsus suteikiančių šio vieneto akcijų arba jei akcijos buvo perleist</text:span><text:span text:style-name="T1844">os šio Įstatymo 41 straipsnio 2 dalyje nurodytais reorganizavimo ar perleidimo atvejais, ne trumpiau kaip 3 metus be pertraukų turėjo daugiau kaip 10 procentų balsus suteikiančių šio vieneto akcijų. Ši lengvata netaikoma tuo atveju, kai turtas perkeliamas,</text:span><text:span text:style-name="T1845"><text:s/>taip pat tuo atveju, kai akcijas perleidžiantis vienetas jas perleidžia šias akcijas išleidusiam vienetui. Į šiame punkte nustatytus terminus dėl akcijų turėjimo neatsižvelgiama tais atvejais, kai akcijos perleidžiamos dėl teisės aktų reikalavimų. Šiame p</text:span><text:span text:style-name="T1846">unkte vartojama sąvoka „akcija“ apima ir turimas teises į<text:s/></text:span><text:span text:style-name="T1847">rizikos ir privataus kapitalo subjektų</text:span><text:span text:style-name="T1848"><text:s/>paskirstytinojo pelno dalį;</text:span><text:s/></text:p>
      <text:p text:style-name="P1849"><text:span text:style-name="T1850">TAR pastaba.</text:span><text:span text:style-name="T1851"><text:s/>15 punkto nuostatos taikomos apskaičiuojant ir deklaruojant 2020 metų ir vėlesnių mokestinių laikotarpių pelno mokest</text:span><text:span text:style-name="T1852">į.</text:span></text:p>
      <text:p text:style-name="P1853">Straipsnio punkto pakeitimai:</text:p>
      <text:p text:style-name="P1854"><text:span text:style-name="T1855">Nr.<text:s/></text:span><text:a xlink:href="https://www.e-tar.lt/portal/legalAct.html?documentId=0973bdf0e62811e7acd7ea182930b17f" office:target-frame-name="_top" xlink:show="replace"><text:span text:style-name="T1856">XIII-842</text:span></text:a><text:span text:style-name="T1857">, 2017-12-07, paskelbta TAR 2017-12-22, i. k. 2017-20681</text:span></text:p>
      <text:p text:style-name="P1858"><text:span text:style-name="T1859">Nr.<text:s/></text:span><text:a xlink:href="https://www.e-tar.lt/portal/legalAct.html?documentId=876276d02ad111eabe008ea93139d588" office:target-frame-name="_top" xlink:show="replace"><text:span text:style-name="T1860">XIII-2694</text:span></text:a><text:span text:style-name="T1861">, 2019-12-17, paskelbta TAR 2019-12-30, i. k. 2019-21550</text:span></text:p>
      <text:p text:style-name="Normal"/>
      <text:p text:style-name="P1862"><text:span text:style-name="T1863">16</text:span><text:span text:style-name="T1864">) draudimo įmonių gyvybės draudimo įmokų dalis, investuojama<text:s/></text:span><text:span text:style-name="T1865">draudėjo ir (arba) naudos gavėjo</text:span><text:span text:style-name="T1866"><text:s/>naudai, jei draudimo sutarties terminas ne trumpesnis kaip 10 metų arba jei draudimo išmoka išmokama<text:s/></text:span><text:span text:style-name="T1867">draudėjui ir (arba) naudos gavėjui</text:span><text:span text:style-name="T1868"><text:s/>sulaukus pensinio amžiaus pagal Profesinių pensijų kaupimo įstatymo nuostatas, draudimo įmonių gyvybės draudimo investi</text:span><text:span text:style-name="T1869">cinės pajamos, išskyrus dividendus ir kitą paskirstytąjį pelną, bei draudimo įmonių draudimo investicinės pajamos pagal profesinių pensijų gyvybės draudimo sutartis, sudarytas pagal Profesinių pensijų kaupimo įstatymo nuostatas;</text:span></text:p>
      <text:p text:style-name="P1870">Straipsnio punkto pakeitimai:</text:p>
      <text:p text:style-name="P1871"><text:span text:style-name="T1872">Nr.<text:s/></text:span><text:a xlink:href="https://www.e-tar.lt/portal/legalAct.html?documentId=fe45a8f0353d11efbdaea558de59136c" office:target-frame-name="_top" xlink:show="replace"><text:span text:style-name="T1873">XIV-2774</text:span></text:a><text:span text:style-name="T1874">, 2024-06-20, paskelbta TAR 2024-06-28, i. k. 2024-12078</text:span></text:p>
      <text:p text:style-name="Normal"/>
      <text:p text:style-name="P1875"><text:span text:style-name="T1876">17</text:span><text:span text:style-name="T1877">) Lietuvos Respublikos įstatymuose arba kituose teisės aktuose nustatyto dydžio</text:span><text:span text:style-name="T1878"><text:s/>tiesioginės ir kitos kompensacinės išmokos pajamų lygiui palaikyti, kurias gauna žemės ūkio veiklą vykdantys vienetai;</text:span></text:p>
      <text:p text:style-name="P1879"><text:span text:style-name="T1880">18</text:span><text:span text:style-name="T1881">) pajamos,<text:s/></text:span><text:span text:style-name="T1882">įskaitant turto vertės padidėjimo pajamas,<text:s/></text:span><text:span text:style-name="T1883">dividendus ir kitą paskirstytąjį pelną, gautos iš kolektyvinio investavimo<text:s/></text:span><text:span text:style-name="T1884">subjektų, kurie nėra įregistruoti ar kitaip organizuoti tikslinėse teritorijose, investicinių vienetų, akcijų ar įnašų turėjimo. Šio punkto nuostatos dėl turto vertės padidėjimo pajamų neapmokestinimo taikomos tik tuo atveju, jei tokios pajamos gaunamos ne</text:span><text:span text:style-name="T1885"><text:s/>iš užsienio vienetų, įregistruotų ar kitaip organizuotų tikslinėse teritorijose, ar iš tų teritorijų gyventojų;</text:span></text:p>
      <text:p text:style-name="P1886">Papildyta straipsnio punktu:</text:p>
      <text:p text:style-name="P1887"><text:span text:style-name="T1888">Nr.<text:s/></text:span><text:a xlink:href="https://www.e-tar.lt/portal/legalAct.html?documentId=0973bdf0e62811e7acd7ea182930b17f" office:target-frame-name="_top" xlink:show="replace"><text:span text:style-name="T1889">XIII-842</text:span></text:a><text:span text:style-name="T1890">, 20</text:span><text:span text:style-name="T1891">17-12-07, paskelbta TAR 2017-12-22, i. k. 2017-20681</text:span></text:p>
      <text:p text:style-name="Normal"/>
      <text:p text:style-name="P1892"><text:span text:style-name="T1893">19</text:span><text:span text:style-name="T1894">) atlyginimas už visuomenės poreikiams paimtą žemę ir (ar) kitą turtą.</text:span></text:p>
      <text:p text:style-name="P1895"><text:span text:style-name="T1896">TAR pastaba</text:span><text:span text:style-name="T1897">. 19 punkto<text:s/></text:span><text:span text:style-name="T1898">nuostatos taikomos apskaičiuojant ir deklaruojant 2023 metų ir vėlesnių mokestinių laikotarpių pelno m</text:span><text:span text:style-name="T1899">okestį</text:span><text:span text:style-name="T1900">.</text:span></text:p>
      <text:p text:style-name="P1901">Papildyta straipsnio punktu:</text:p>
      <text:p text:style-name="P1902"><text:span text:style-name="T1903">Nr.<text:s/></text:span><text:a xlink:href="https://www.e-tar.lt/portal/legalAct.html?documentId=02858620ccfd11ec8d9390588bf2de65" office:target-frame-name="_top" xlink:show="replace"><text:span text:style-name="T1904">XIV-1052</text:span></text:a><text:span text:style-name="T1905">, 2022-04-26, paskelbta TAR 2022-05-06, i. k. 2022-09665</text:span></text:p>
      <text:p text:style-name="Normal"/>
      <text:p text:style-name="P1906">Straipsnio pakeitimai:</text:p>
      <text:p text:style-name="P1907"><text:span text:style-name="T1908">Nr.<text:s/></text:span><text:a xlink:href="http://www3.lrs.lt/cgi-bin/preps2?a=215625&amp;b=" office:target-frame-name="_top" xlink:show="replace"><text:span text:style-name="T1909">IX-1659</text:span></text:a><text:span text:style-name="T1910">, 2003-07-01, Žin., 2003, Nr. 74-3417 (2003-07-25)</text:span></text:p>
      <text:p text:style-name="Normal"><text:span text:style-name="T1911">Nr.<text:s/></text:span><text:a xlink:href="http://www3.lrs.lt/cgi-bin/preps2?a=215770&amp;b=" office:target-frame-name="_top" xlink:show="replace"><text:span text:style-name="T1912">IX-1713</text:span></text:a><text:span text:style-name="T1913">, 2003-07-04, Žin., 2003, Nr. 74-3428 (2003-07-25)</text:span></text:p>
      <text:p text:style-name="P1914"><text:span text:style-name="T1915">Nr.<text:s/></text:span><text:a xlink:href="http://www3.lrs.lt/cgi-bin/preps2?a=232368&amp;b=" office:target-frame-name="_top" xlink:show="replace"><text:span text:style-name="T1916">IX-2201</text:span></text:a><text:span text:style-name="T1917">, 2004-04-29, Žin., 2004, Nr. 73-2534 (2004-04-30)</text:span></text:p>
      <text:p text:style-name="Normal"><text:span text:style-name="T1918">Nr.<text:s/></text:span><text:a xlink:href="http://www3.lrs.lt/cgi-bin/preps2?a=258588&amp;b=" office:target-frame-name="_top" xlink:show="replace"><text:span text:style-name="T1919">X-259</text:span></text:a><text:span text:style-name="T1920">, 2005-06-21, Žin., 2005, Nr. 81-2942 (2005-06-30)</text:span></text:p>
      <text:p text:style-name="P1921"><text:span text:style-name="T1922">Nr.<text:s/></text:span><text:a xlink:href="http://www3.lrs.lt/cgi-bin/preps2?a=259416&amp;b=" office:target-frame-name="_top" xlink:show="replace"><text:span text:style-name="T1923">X-297</text:span></text:a><text:span text:style-name="T1924">, 2005-06-30, Žin., 2005, Nr. 85-3141 (2005-07-14)</text:span></text:p>
      <text:p text:style-name="Normal"><text:span text:style-name="T1925">Nr.<text:s/></text:span><text:a xlink:href="http://www3.lrs.lt/cgi-bin/preps2?a=268450&amp;b=" office:target-frame-name="_top" xlink:show="replace"><text:span text:style-name="T1926">X-456</text:span></text:a><text:span text:style-name="T1927">, 2005-12-20, Žin., 2005, Nr. 153-5635 (2005-12-31)</text:span></text:p>
      <text:p text:style-name="P1928"><text:span text:style-name="T1929">Nr.<text:s/></text:span><text:a xlink:href="http://www3.lrs.lt/cgi-bin/preps2?a=285398&amp;b=" office:target-frame-name="_top" xlink:show="replace"><text:span text:style-name="T1930">X-866</text:span></text:a><text:span text:style-name="T1931">, 2006-10-19, Žin., 2006, Nr. 116-4404 (2006-10-31)</text:span></text:p>
      <text:p text:style-name="Normal"><text:span text:style-name="T1932">Nr.<text:s/></text:span><text:a xlink:href="http://www3.lrs.lt/cgi-bin/preps2?a=297421&amp;b=" office:target-frame-name="_top" xlink:show="replace"><text:span text:style-name="T1933">X-1110</text:span></text:a><text:span text:style-name="T1934">, 2007-05-03, Žin., 2007, Nr. 55-2126 (2007-05-19)</text:span></text:p>
      <text:p text:style-name="Normal"><text:span text:style-name="T1935">Nr.<text:s/></text:span><text:a xlink:href="http://www3.lrs.lt/cgi-bin/preps2?a=308483&amp;b=" office:target-frame-name="_top" xlink:show="replace"><text:span text:style-name="T1936">X-1304</text:span></text:a><text:span text:style-name="T1937">, 2007-10-25, Žin., 2007, Nr. 117-4773 (2007-11-15)</text:span></text:p>
      <text:p text:style-name="P1938"><text:span text:style-name="T1939">Nr.<text:s/></text:span><text:a xlink:href="http://www3.lrs.lt/cgi-bin/preps2?a=318400&amp;b=" office:target-frame-name="_top" xlink:show="replace"><text:span text:style-name="T1940">X-1484</text:span></text:a><text:span text:style-name="T1941">, 2008-04-10, Žin., 2008, Nr. 47-1749 (2008-04-24)</text:span></text:p>
      <text:p text:style-name="Normal"><text:span text:style-name="T1942">Nr.<text:s/></text:span><text:a xlink:href="http://www3.lrs.lt/cgi-bin/preps2?a=338320&amp;b=" office:target-frame-name="_top" xlink:show="replace"><text:span text:style-name="T1943">XI-174</text:span></text:a><text:span text:style-name="T1944">, 2009-02-19, Žin., 2009, Nr. 25-976 (2009-03-05)</text:span></text:p>
      <text:p text:style-name="P1945"><text:span text:style-name="T1946">Nr.<text:s/></text:span><text:a xlink:href="http://www3.lrs.lt/cgi-bin/preps2?a=361056&amp;b=" office:target-frame-name="_top" xlink:show="replace"><text:span text:style-name="T1947">XI-539</text:span></text:a><text:span text:style-name="T1948">, 2009-12-09, Žin., 2009, Nr. 153-6880 (2009-12-28)</text:span></text:p>
      <text:p text:style-name="Normal"><text:span text:style-name="T1949">Nr.<text:s/></text:span><text:a xlink:href="http://www3.lrs.lt/cgi-bin/preps2?a=412275&amp;b=" office:target-frame-name="_top" xlink:show="replace"><text:span text:style-name="T1950">XI-1716</text:span></text:a><text:span text:style-name="T1951">, 2011-11-22, Žin., 2011, Nr. 146-6852 (2011-12-01)</text:span></text:p>
      <text:p text:style-name="P1952"><text:span text:style-name="T1953">Nr.<text:s/></text:span><text:a xlink:href="http://www3.lrs.lt/cgi-bin/preps2?a=453088&amp;b=" office:target-frame-name="_top" xlink:show="replace"><text:span text:style-name="T1954">XII-428</text:span></text:a><text:span text:style-name="T1955">, 2013-06-27, Žin., 2013, Nr. 75-3757 (2013-07-13)</text:span></text:p>
      <text:p text:style-name="Normal"><text:span text:style-name="T1956">Nr.<text:s/></text:span><text:a xlink:href="http://www3.lrs.lt/cgi-bin/preps2?a=462850&amp;b=" office:target-frame-name="_top" xlink:show="replace"><text:span text:style-name="T1957">XII-661</text:span></text:a><text:span text:style-name="T1958">, 2013-12-12, Žin., 2013, Nr. 140-7046 (2013-12-30)</text:span></text:p>
      <text:p text:style-name="P1959"/>
      <text:p text:style-name="P1960"><text:span text:style-name="T1961">IV</text:span><text:span text:style-name="T1962"><text:s/>SKYRIUS</text:span></text:p>
      <text:p text:style-name="P1963"><text:span text:style-name="T1964">TURTAS</text:span></text:p>
      <text:p text:style-name="P1965"/>
      <text:p text:style-name="P1966"><text:span text:style-name="T1967">13</text:span><text:span text:style-name="T1968"><text:s/>straipsnis.<text:s/></text:span><text:span text:style-name="T1969">Vieneto turtas</text:span></text:p>
      <text:p text:style-name="P1970"><text:span text:style-name="T1971">1</text:span><text:span text:style-name="T1972">. Vieneto turtas – vieneto įsigytos materialios, nematerialios ir finansinės ve</text:span><text:span text:style-name="T1973">rtybės. Jos priklauso vienetui nuosavybės teise arba yra gautos pagal lizingo (finansinės nuomos) sutartį, kurioje numatytas nuosavybės teisės perėjimas, arba pagal pirkimo–pardavimo ar nuomos sutartį, kurioje numatytas nuosavybės teisės perėjimas vienetui</text:span><text:span text:style-name="T1974"><text:s/>apmokėjus visą turto vertę,</text:span><text:span text:style-name="T1975"><text:s/></text:span><text:span text:style-name="T1976">arba šio Įstatymo 14 straipsnio 6 dalyje numatytu būdu, o vienetų, kuriems valstybės bei savivaldybių turtas perduotas patikėjimo teise, atveju – patikėjimo teise.</text:span></text:p>
      <text:p text:style-name="P1977"><text:span text:style-name="T1978">2</text:span><text:span text:style-name="T1979">. Vieneto turtas skirstomas į ilgalaikį ir trumpalaikį. Vi</text:span><text:span text:style-name="T1980">eneto ilgalaikis ir trumpalaikis turtas yra materialusis ir nematerialusis.</text:span></text:p>
      <text:p text:style-name="P1981"><text:span text:style-name="T1982">3</text:span><text:span text:style-name="T1983">. Ilgalaikis turtas – tai turtas, kuris naudojamas vieneto pajamoms uždirbti (ekonominei naudai gauti) ar šio Įstatymo 26 straipsnio 2 dalyje nurodytai naudai teikti ilgiau ka</text:span><text:span text:style-name="T1984">ip vienerius metus ir kurio įsigijimo kaina ne mažesnė už vieneto pagal šio Įstatymo 1 priedėlyje išvardytas ilgalaikio turto grupes nustatytą kainą. Šio turto įsigijimo kaina į vieneto sąnaudas įskaitoma dalimis per turto nusidėvėjimo arba amortizacijos l</text:span><text:span text:style-name="T1985">aikotarpį. Vieneto tiesiogiai sumokėtos sumos Europos ekonominės erdvės valstybių ir užsienio valstybių, kurios nepriklauso Europos ekonominei erdvei, tačiau su kuriomis Lietuvos Respublika yra sudariusi dvigubo apmokestinimo išvengimo sutartis, mokykloms<text:s/></text:span><text:span text:style-name="T1986">už fizinių asmenų, kurie nėra susiję su šiuo vienetu darbo santykiais, mokymą, kurį baigę jie įgyja aukštąjį išsilavinimą ir (arba) kvalifikaciją, jeigu šis išsilavinimas ir (arba) kvalifikacija būtina vieneto pajamoms uždirbti, šiems fiziniams asmenims pr</text:span><text:span text:style-name="T1987">adėjus dirbti vienete gali būti priskiriamos ilgalaikiam nematerialiajam turtui.</text:span></text:p>
      <text:p text:style-name="P1988">Straipsnio dalies pakeitimai:</text:p>
      <text:p text:style-name="P1989"><text:span text:style-name="T1990">Nr.<text:s/></text:span><text:a xlink:href="https://www.e-tar.lt/portal/legalAct.html?documentId=a4516d80e1a911e4a4809231b4b55019" office:target-frame-name="_top" xlink:show="replace"><text:span text:style-name="T1991">XII-1583</text:span></text:a><text:span text:style-name="T1992">, 2015-03-26, paskelbta TAR<text:s/></text:span><text:span text:style-name="T1993">2015-04-13, i. k. 2015-05699</text:span></text:p>
      <text:p text:style-name="Normal"/>
      <text:p text:style-name="P1994"><text:span text:style-name="T1995">4</text:span><text:span text:style-name="T1996">. Trumpalaikis turtas – tai turtas, kuris gali būti naudojamas vieneto pajamoms uždirbti (ekonominei naudai gauti) ar šio Įstatymo 26 straipsnio 2 dalyje nurodytai naudai teikti trumpiau kaip vienerius metus, o jo įsigiji</text:span><text:span text:style-name="T1997">mo kaina į vienetui leidžiamas atskaityti sąnaudas įskaitoma tą mokestinį laikotarpį, kurį šis turtas pradėtas naudoti.</text:span></text:p>
      <text:p text:style-name="P1998">Straipsnio pakeitimai:</text:p>
      <text:p text:style-name="P1999"><text:span text:style-name="T2000">Nr.<text:s/></text:span><text:a xlink:href="http://www3.lrs.lt/cgi-bin/preps2?a=215625&amp;b=" office:target-frame-name="_top" xlink:show="replace"><text:span text:style-name="T2001">IX-1659</text:span></text:a><text:span text:style-name="T2002">, 2003-07-01, Žin., 2003, Nr. 74-3417<text:s/></text:span><text:span text:style-name="T2003">(2003-07-25)</text:span></text:p>
      <text:p text:style-name="P2004"><text:span text:style-name="T2005">Nr.<text:s/></text:span><text:a xlink:href="http://www3.lrs.lt/cgi-bin/preps2?a=259773&amp;b=" office:target-frame-name="_top" xlink:show="replace"><text:span text:style-name="T2006">X-327</text:span></text:a><text:span text:style-name="T2007">, 2005-07-05, Žin., 2005, Nr. 88-3292 (2005-07-21)</text:span></text:p>
      <text:p text:style-name="P2008"><text:span text:style-name="T2009">Nr.<text:s/></text:span><text:a xlink:href="http://www3.lrs.lt/cgi-bin/preps2?a=285398&amp;b=" office:target-frame-name="_top" xlink:show="replace"><text:span text:style-name="T2010">X-866</text:span></text:a><text:span text:style-name="T2011">, 2006-10-19, Žin., 2006, Nr. 116-4404 (2006-10-31</text:span><text:span text:style-name="T2012">)</text:span></text:p>
      <text:p text:style-name="P2013"><text:span text:style-name="T2014">Nr.<text:s/></text:span><text:a xlink:href="http://www3.lrs.lt/cgi-bin/preps2?a=318400&amp;b=" office:target-frame-name="_top" xlink:show="replace"><text:span text:style-name="T2015">X-1484</text:span></text:a><text:span text:style-name="T2016">, 2008-04-10, Žin., 2008, Nr. 47-1749 (2008-04-24)</text:span></text:p>
      <text:p text:style-name="P2017"><text:span text:style-name="T2018">Nr.<text:s/></text:span><text:a xlink:href="http://www3.lrs.lt/cgi-bin/preps2?a=361056&amp;b=" office:target-frame-name="_top" xlink:show="replace"><text:span text:style-name="T2019">XI-539</text:span></text:a><text:span text:style-name="T2020">, 2009-12-09, Žin., 2009, Nr. 153-6880 (2009-12-28)</text:span></text:p>
      <text:p text:style-name="P2021"/>
      <text:p text:style-name="P2022"><text:span text:style-name="T2023">14</text:span><text:span text:style-name="T2024"><text:s/>straipsnis.<text:s/></text:span><text:span text:style-name="T2025">Turto įsigijimo kaina</text:span></text:p>
      <text:p text:style-name="P2026"><text:span text:style-name="T2027">1</text:span><text:span text:style-name="T2028">. Turto įsigijimo kaina – išlaidos, patirtos įsigyjant turtą, įskaitant sumokėtus komisinius atlyginimus bei mokesčius (rinkliavas), išskyrus Pridėtinės vertės mokestį, susijusius su šio turto įsigijimu.</text:span></text:p>
      <text:p text:style-name="P2029"><text:span text:style-name="T2030">2</text:span><text:span text:style-name="T2031">. Už pr</text:span><text:span text:style-name="T2032">ekes ir paslaugas įsigyto turto įsigijimo kaina – atitinkama suma, įtraukta į vieneto pajamas, gautas už šias prekes ir paslaugas, ir išlaidos, patirtos įsigyjant turtą, įskaitant sumokėtus komisinius atlyginimus bei mokesčius (rinkliavas), susijusius su š</text:span><text:span text:style-name="T2033">io turto įsigijimu.</text:span></text:p>
      <text:p text:style-name="P2034"><text:span text:style-name="T2035">3</text:span><text:span text:style-name="T2036">. Jei turtas mainomas į kitą turtą, naujai įsigyto turto įsigijimo kaina yra išmainyto turto įsigijimo kaina. Jei išmainyto turto įsigijimo kainos negalima nustatyti, tai naujai įsigyto turto įsigijimo kaina yra šio turto tikroji<text:s/></text:span><text:span text:style-name="T2037">rinkos kaina.</text:span></text:p>
      <text:p text:style-name="P2038"><text:span text:style-name="T2039">4</text:span><text:span text:style-name="T2040">. Jei vieneto akcijas (dalis, pajus) jo dalyvis (dalininkas, pajininkas) apmoka turtu, to turto įsigijimo kaina vienetui yra ta pati, už kurią šį turtą įsigijo dalyvis (dalininkas, pajininkas). Ši vieneto turto įsigijimo kaina gali būti<text:s/></text:span><text:span text:style-name="T2041">didinama akcininko (dalininko, pajininko) turto vertės padidėjimo pajamų, uždirbtų iš tokio šio turto perleidimo ir įtrauktų į akcininko (dalininko, pajininko) pajamas, kurios buvo apmokestintos, suma.</text:span></text:p>
      <text:p text:style-name="P2042"><text:span text:style-name="T2043">5</text:span><text:span text:style-name="T2044">. Tais atvejais, kai vertybiniai popieriai mainom</text:span><text:span text:style-name="T2045">i į kitą turtą, šio turto įsigijimo kaina yra šių vertybinių popierių tikroji rinkos kaina turto įsigijimo momentu.</text:span></text:p>
      <text:p text:style-name="P2046"><text:span text:style-name="T2047">6</text:span><text:span text:style-name="T2048">. Kai gyventojas baigia vykdyti individualią veiklą ir nerealizuotas prekes perduoda savo ar sutuoktinio įsteigtam naujam vienetui, šių</text:span><text:span text:style-name="T2049"><text:s/>prekių įsigijimo kaina vienetui yra šių prekių įsigijimo kaina, nurodyta gyventojo, vykdžiusio individualią veiklą, prekių įsigijimo dokumentuose, išskyrus atvejus, kai šiuo turtu apmokamos to vieneto akcijos (dalys, pajai).</text:span></text:p>
      <text:p text:style-name="P2050"><text:span text:style-name="T2051">7</text:span><text:span text:style-name="T2052">. Tuo atveju, jeigu turta</text:span><text:span text:style-name="T2053">s perkeliamas į Lietuvos Respubliką ir šis turto perkėlimas apmokestinamas užsienio valstybėje įgyvendinant<text:s/></text:span><text:span text:style-name="T2054">Direktyvos (ES) 2016/1164</text:span><text:span text:style-name="T2055"><text:s/>5 straipsnio nuostatas, šio<text:s/></text:span><text:span text:style-name="T2056">turto įsigijimo kaina yra tikroji jo rinkos kaina, pripažinta turto perkėlimo į Lietuvos Respu</text:span><text:span text:style-name="T2057">bliką momentu.</text:span><text:s/></text:p>
      <text:p text:style-name="P2058"><text:span text:style-name="T2059">TAR pastaba.</text:span><text:span text:style-name="T2060"><text:s/>7 dalies nuostatos taikomos apskaičiuojant ir deklaruojant 2020 metų ir vėlesnių mokestinių laikotarpių pelno mokestį.</text:span></text:p>
      <text:p text:style-name="P2061">Papildyta straipsnio dalimi:</text:p>
      <text:p text:style-name="P2062"><text:span text:style-name="T2063">Nr.<text:s/></text:span><text:a xlink:href="https://www.e-tar.lt/portal/legalAct.html?documentId=876276d02ad111eabe008ea93139d588" office:target-frame-name="_top" xlink:show="replace"><text:span text:style-name="T2064">XIII-2694</text:span></text:a><text:span text:style-name="T2065">, 2019-12-17, paskelbta TAR 2019-12-30, i. k. 2019-21550</text:span></text:p>
      <text:p text:style-name="Normal"/>
      <text:p text:style-name="P2066"><text:s/>Straipsnio pakeitimai:</text:p>
      <text:p text:style-name="P2067"><text:span text:style-name="T2068">Nr.<text:s/></text:span><text:a xlink:href="http://www3.lrs.lt/cgi-bin/preps2?a=285398&amp;b=" office:target-frame-name="_top" xlink:show="replace"><text:span text:style-name="T2069">X-866</text:span></text:a><text:span text:style-name="T2070">, 2006-10-19, Žin., 2006, Nr. 116-4404 (2006-10-31)</text:span></text:p>
      <text:p text:style-name="P2071"/>
      <text:p text:style-name="P2072"><text:span text:style-name="T2073">15</text:span><text:span text:style-name="T2074"><text:s/>straipsnis.<text:s/></text:span><text:span text:style-name="T2075">Turto pardavimo kaina</text:span></text:p>
      <text:p text:style-name="P2076"><text:span text:style-name="T2077">1</text:span><text:span text:style-name="T2078">. Turto pardavimo arba kitokio perleidimo nuosavybėn kaina – visos pajamos, uždirbtos pardavus arba kitaip perleidus nuosavybėn turtą, atėmus sumokėtus mokesčius (rinkliavas), išskyrus Pridėtinės vertės mokestį, susi</text:span><text:span text:style-name="T2079">jusius su šio turto pardavimu arba kitokiu perleidimu nuosavybėn.</text:span></text:p>
      <text:p text:style-name="P2080"><text:span text:style-name="T2081">2</text:span><text:span text:style-name="T2082">.<text:s/></text:span><text:span text:style-name="T2083">Neteko galios nuo 2004-02-14.</text:span></text:p>
      <text:p text:style-name="P2084"><text:span text:style-name="T2085">3</text:span><text:span text:style-name="T2086">. Jei turtas dėl kokių nors priežasčių yra prarastas, o jis buvo apdraustas, šio turto pardavimo kaina yra žalos dėl prarasto turto atlyginimo suma.</text:span></text:p>
      <text:p text:style-name="P2087">Straipsnio pakeitimai:</text:p>
      <text:p text:style-name="P2088"><text:span text:style-name="T2089">Nr.<text:s/></text:span><text:a xlink:href="http://www3.lrs.lt/cgi-bin/preps2?a=226941&amp;b=" office:target-frame-name="_top" xlink:show="replace"><text:span text:style-name="T2090">IX-1972</text:span></text:a><text:span text:style-name="T2091">, 2004-01-22, Žin., 2004, Nr. 25-748 (2004-02-14)</text:span></text:p>
      <text:p text:style-name="Normal"><text:span text:style-name="T2092">Nr.<text:s/></text:span><text:a xlink:href="http://www3.lrs.lt/cgi-bin/preps2?a=334540&amp;b=" office:target-frame-name="_top" xlink:show="replace"><text:span text:style-name="T2093">XI-73</text:span></text:a><text:span text:style-name="T2094">, 2008-12-18, Žin., 2008, Nr. 149-60</text:span><text:span text:style-name="T2095">00 (2008-12-30)</text:span></text:p>
      <text:p text:style-name="P2096"/>
      <text:p text:style-name="P2097"><text:span text:style-name="T2098">16</text:span><text:span text:style-name="T2099"><text:s/>straipsnis.</text:span><text:span text:style-name="T2100"><text:s/></text:span><text:span text:style-name="T2101">Turto vertės padidėjimo pajamos</text:span></text:p>
      <text:p text:style-name="P2102"><text:span text:style-name="T2103">1</text:span><text:span text:style-name="T2104">. Turto vertės padidėjimo pajamos yra uždirbtos pajamos, kurias sudaro turto pardavimo ar kitokio perleidimo nuosavybėn ir įsigijimo kainų skirtumas. Turto įsigijimo išlaidos turi<text:s/></text:span><text:span text:style-name="T2105">būti pagrindžiamos šio Įstatymo 11 straipsnyje nustatytais dokumentais ir (arba) galiojančiais sandoriais.</text:span></text:p>
      <text:p text:style-name="P2106"><text:span text:style-name="T2107">2</text:span><text:span text:style-name="T2108">. Jei perleidžiamas vieneto turtas, kuriam buvo skaičiuojamas nusidėvėjimas arba amortizacija pelno mokesčiui apskaičiuoti, apskaičiuojant turto</text:span><text:span text:style-name="T2109"><text:s/>vertės padidėjimo pajamas įsigijimo kaina tam turtui mažinama nusidėvėjimo ar amortizacijos suma, įtraukta į ribojamų dydžių leidžiamus atskaitymus.</text:span></text:p>
      <text:p text:style-name="P2110"><text:span text:style-name="T2111">3</text:span><text:span text:style-name="T2112">.<text:s/></text:span><text:span text:style-name="T2113">Neteko galios nuo 2004-02-14.</text:span></text:p>
      <text:p text:style-name="P2114"><text:span text:style-name="T2115">4</text:span><text:span text:style-name="T2116">.<text:s/></text:span><text:span text:style-name="T2117">Neteko galios nuo 2004-02-14.</text:span></text:p>
      <text:p text:style-name="P2118"><text:span text:style-name="T2119">5</text:span><text:span text:style-name="T2120">. Jei vienetas perleidžia<text:s/></text:span><text:span text:style-name="T2121">obligaciją, tai šio perleidimo rezultatas obligaciją perleidusiame vienete – turto vertės padidėjimo pajamos mažinamos diskonto suma, kuri jau buvo įtraukta į obligaciją perleidusio vieneto pajamas.</text:span></text:p>
      <text:p text:style-name="P2122"><text:span text:style-name="T2123">6</text:span><text:span text:style-name="T2124">. Tam tikrais atvejais vienetus reorganizuojant, lik</text:span><text:span text:style-name="T2125">viduojant, pertvarkant ar Lietuvos vienetui (pagal 2001 m. spalio 8 d. Tarybos reglamentą (EB) Nr. 2157/2001 dėl Europos bendrovės (SE) statuto ir 2001 m. spalio 8 d. Tarybos direktyvą 2001/86/EB, papildančią Europos bendrovės statutą dėl darbuotojų dalyva</text:span><text:span text:style-name="T2126">vimo priimant sprendimus, įsteigtai Europos bendrovei, kurios buveinė yra Lietuvos Respublikoje (toliau – Europos bendrovė), ar pagal 2003 m. liepos 22 d. Tarybos reglamentą (EB) Nr. 1435/2003 dėl Europos kooperatinės bendrovės (SCE) statuto ir 2003 m. lie</text:span><text:span text:style-name="T2127">pos 22 d. Tarybos direktyvą 2003/72/EB, papildančią Europos kooperatinės bendrovės statutą dėl darbuotojų dalyvavimo, įsteigtai Europos kooperatinei bendrovei, kurios buveinė yra Lietuvos Respublikoje (toliau – Europos kooperatinė bendrovė), perkeliant reg</text:span><text:span text:style-name="T2128">istruotą buveinę į kitą Europos Sąjungos valstybę narę, turto vertės padidėjimo pajamų pripažinimo ir apmokestinimo tvarka yra nustatyta šio Įstatymo IX skyriuje.</text:span></text:p>
      <text:p text:style-name="P2129"><text:span text:style-name="T2130">7</text:span><text:span text:style-name="T2131">. Kitais atvejais Lietuvos Respublikos Vyriausybė arba jos įgaliota institucija nustato<text:s/></text:span><text:span text:style-name="T2132">turto įsigijimo kainos, pardavimo kainos arba turto vertės padidėjimo pajamų apskaičiavimo tvarką.</text:span></text:p>
      <text:p text:style-name="P2133">Straipsnio pakeitimai:</text:p>
      <text:p text:style-name="P2134"><text:span text:style-name="T2135">Nr.<text:s/></text:span><text:a xlink:href="http://www3.lrs.lt/cgi-bin/preps2?a=226941&amp;b=" office:target-frame-name="_top" xlink:show="replace"><text:span text:style-name="T2136">IX-1972</text:span></text:a><text:span text:style-name="T2137">, 2004-01-22, Žin., 2004, Nr. 25-748 (2004-02-14)</text:span></text:p>
      <text:p text:style-name="Normal"><text:span text:style-name="T2138">Nr.<text:s/></text:span><text:a xlink:href="http://www3.lrs.lt/cgi-bin/preps2?a=268450&amp;b=" office:target-frame-name="_top" xlink:show="replace"><text:span text:style-name="T2139">X-456</text:span></text:a><text:span text:style-name="T2140">, 2005-12-20, Žin., 2005, Nr. 153-5635 (2005-12-31)</text:span></text:p>
      <text:p text:style-name="P2141"/>
      <text:p text:style-name="P2142"><text:span text:style-name="T2143">V</text:span><text:span text:style-name="T2144"><text:s/>SKYRIUS<text:s/></text:span></text:p>
      <text:p text:style-name="P2145"><text:span text:style-name="T2146">LEIDŽIAMI ATSKAITYMAI IR RIBOJAMŲ DYDŽIŲ LEIDŽIAMI ATSKAITYMAI</text:span></text:p>
      <text:p text:style-name="P2147"/>
      <text:p text:style-name="P2148"><text:span text:style-name="T2149">17</text:span><text:span text:style-name="T2150"><text:s/>straipsnis.<text:s/></text:span><text:span text:style-name="T2151">Leidžiamų atskaitymų pripažinimo tvarka</text:span></text:p>
      <text:p text:style-name="P2152"><text:span text:style-name="T2153">1</text:span><text:span text:style-name="T2154">. Leidžiami atskaitymai yra visos faktiškai patirtos įprastinės tokiai veiklai vieneto sąnaudos, būtinos vieneto pajamoms uždirbti ar vieneto ekonominei naudai gauti, jeigu šis Įstatymas nenustato ko kita. Leidžiamiems atskaitymams taip pat priskiriamo</text:span><text:span text:style-name="T2155">s visos išlaidos darbuotojų naudai, jeigu ši darbuotojų gauta nauda pagal Lietuvos Respublikos<text:s/></text:span><text:span text:style-name="T2156">gyventojų</text:span><text:span text:style-name="T2157"><text:s/></text:span><text:span text:style-name="T2158">pajamų mokesčio įstatymo</text:span><text:span text:style-name="T2159"><text:s/>nuostatas yra gyventojų pajamų mokesčio objektas. Leidžiamiems atskaitymams priskiriami Lietuvos Respublikos Vyriausybės nusta</text:span><text:span text:style-name="T2160">tyti Ignalinos atominės elektrinės papildomi atskaitymai. Vieneto (individualios įmonės, tikrosios ūkinės bendrijos, komanditinės ūkinės bendrijos, mažosios bendrijos) leidžiamiems atskaitymams taip pat priskiriama suma, nuo kurios pagal Lietuvos Respublik</text:span><text:span text:style-name="T2161">os<text:s/></text:span><text:span text:style-name="T2162">valstybinio socialinio draudimo įstatymo</text:span><text:span text:style-name="T2163"><text:s/>nuostatas skaičiuojamos ir mokamos vieneto dalyvio (individualios įmonės savininko, tikrosios ūkinės bendrijos tikrojo nario, komanditinės ūkinės bendrijos tikrojo nario, mažosios bendrijos nario) valstybinio soc</text:span><text:span text:style-name="T2164">ialinio draudimo įmokos.</text:span></text:p>
      <text:p text:style-name="P2165"><text:span text:style-name="T2166">2</text:span><text:span text:style-name="T2167">. Ribojamų dydžių leidžiami atskaitymai:</text:span></text:p>
      <text:p text:style-name="P2168"><text:span text:style-name="T2169">1</text:span><text:span text:style-name="T2170">) ilgalaikio turto nusidėvėjimo arba amortizacijos sąnaudos;</text:span></text:p>
      <text:p text:style-name="P2171"><text:span text:style-name="T2172">2</text:span><text:span text:style-name="T2173">) ilgalaikio materialiojo turto eksploatavimo, remonto ir rekonstravimo sąnaudos;</text:span></text:p>
      <text:p text:style-name="P2174"><text:span text:style-name="T2175">3</text:span><text:span text:style-name="T2176">) komandiruočių sąnaudos;</text:span></text:p>
      <text:p text:style-name="P2177"><text:span text:style-name="T2178">4</text:span><text:span text:style-name="T2179">) reklamos ir reprezentacijos sąnaudos;</text:span></text:p>
      <text:p text:style-name="P2180"><text:span text:style-name="T2181">5</text:span><text:span text:style-name="T2182">) natūraliosios netekties nuostoliai;</text:span></text:p>
      <text:p text:style-name="P2183"><text:span text:style-name="T2184">6</text:span><text:span text:style-name="T2185">) mokesčiai;</text:span></text:p>
      <text:p text:style-name="P2186"><text:span text:style-name="T2187">7</text:span><text:span text:style-name="T2188">) beviltiškos skolos;</text:span></text:p>
      <text:p text:style-name="P2189"><text:span text:style-name="T2190">8</text:span><text:span text:style-name="T2191">) išlaidos darbuotojų ir (arba) jų šeimos narių</text:span><text:span text:style-name="T2192"><text:s/></text:span><text:span text:style-name="T2193">naudai, kuri nėra gyventojų pajamų mokesčio objektas;</text:span></text:p>
      <text:p text:style-name="P2194"><text:span text:style-name="T2195">9</text:span><text:span text:style-name="T2196">) specialieji<text:s/></text:span><text:span text:style-name="T2197">kredito įstaigų ir draudimo įmonių atidėjimai;</text:span></text:p>
      <text:p text:style-name="P2198"><text:span text:style-name="T2199">10</text:span><text:span text:style-name="T2200">) parama;</text:span></text:p>
      <text:p text:style-name="P2201"><text:span text:style-name="T2202">11</text:span><text:span text:style-name="T2203">) narių mokesčiai, įnašai ir įmokos;</text:span></text:p>
      <text:p text:style-name="P2204"><text:span text:style-name="T2205">12</text:span><text:span text:style-name="T2206">) mokestinio laikotarpio nuostoliai;</text:span></text:p>
      <text:p text:style-name="P2207"><text:span text:style-name="T2208">13</text:span><text:span text:style-name="T2209">) palūkanos;</text:span></text:p>
      <text:p text:style-name="P2210"><text:span text:style-name="T2211">TAR pastaba.</text:span><text:span text:style-name="T2212"><text:s/>13 punkto nuostatos taikomos apskaičiuojant ir deklaruojant 2019 metų ir vėlesnių mokestinių laikotarpių pelno mokestį.</text:span></text:p>
      <text:p text:style-name="P2213">Papildyta straipsnio punktu:</text:p>
      <text:p text:style-name="P2214"><text:span text:style-name="T2215">Nr.<text:s/></text:span><text:a xlink:href="https://www.e-tar.lt/portal/legalAct.html?documentId=37311330043d11e9a5eaf2cd290f1944" office:target-frame-name="_top" xlink:show="replace"><text:span text:style-name="T2216">XIII</text:span><text:span text:style-name="T2217">-1697</text:span></text:a><text:span text:style-name="T2218">, 2018-12-06, paskelbta TAR 2018-12-20, i. k. 2018-20938</text:span></text:p>
      <text:p text:style-name="Normal"/>
      <text:p text:style-name="P2219"><text:span text:style-name="T2220">14</text:span><text:span text:style-name="T2221">) lengvųjų automobilių įsigijimo ir nuomos išlaidos, išskyrus atvejus, kai šie automobiliai naudojami tik nuomos veiklai vykdyti, vairavimo mokymo paslaugoms ar transporto paslaugoms teik</text:span><text:span text:style-name="T2222">ti.</text:span></text:p>
      <text:p text:style-name="P2223"><text:span text:style-name="T2224">TAR pastaba</text:span><text:span text:style-name="T2225">: nuostatos taikomos apskaičiuojant pelno mokestį, kai apmokestinamojo vieneto pajamoms uždirbti naudojami lengvieji automobiliai, įsigyti ar išsinuomoti nuo 2025 m. sausio 1 d</text:span><text:span text:style-name="T2226">.</text:span></text:p>
      <text:p text:style-name="P2227">Papildyta straipsnio punktu:</text:p>
      <text:p text:style-name="P2228"><text:span text:style-name="T2229">Nr.<text:s/></text:span><text:a xlink:href="https://www.e-tar.lt/portal/legalAct.html?documentId=fe45a8f0353d11efbdaea558de59136c" office:target-frame-name="_top" xlink:show="replace"><text:span text:style-name="T2230">XIV-2774</text:span></text:a><text:span text:style-name="T2231">, 2024-06-20, paskelbta TAR 2024-06-28, i. k. 2024-12078</text:span></text:p>
      <text:p text:style-name="Normal"/>
      <text:p text:style-name="P2232">Straipsnio pakeitimai:</text:p>
      <text:p text:style-name="P2233"><text:span text:style-name="T2234">Nr.<text:s/></text:span><text:a xlink:href="http://www3.lrs.lt/cgi-bin/preps2?a=318400&amp;b=" office:target-frame-name="_top" xlink:show="replace"><text:span text:style-name="T2235">X</text:span><text:span text:style-name="T2236">-1484</text:span></text:a><text:span text:style-name="T2237">, 2008-04-10, Žin., 2008, Nr. 47-1749 (2008-04-24)</text:span></text:p>
      <text:p text:style-name="Normal"><text:span text:style-name="T2238">Nr.<text:s/></text:span><text:a xlink:href="http://www3.lrs.lt/cgi-bin/preps2?a=350401&amp;b=" office:target-frame-name="_top" xlink:show="replace"><text:span text:style-name="T2239">XI-387</text:span></text:a><text:span text:style-name="T2240">, 2009-07-22, Žin., 2009, Nr. 93-3979 (2009-08-04)</text:span></text:p>
      <text:p text:style-name="P2241"><text:span text:style-name="T2242">Nr.<text:s/></text:span><text:a xlink:href="http://www3.lrs.lt/cgi-bin/preps2?a=361056&amp;b=" office:target-frame-name="_top" xlink:show="replace"><text:span text:style-name="T2243">XI-539</text:span></text:a><text:span text:style-name="T2244">, 200</text:span><text:span text:style-name="T2245">9-12-09, Žin., 2009, Nr. 153-6880 (2009-12-28)</text:span></text:p>
      <text:p text:style-name="Normal"><text:span text:style-name="T2246">Nr.<text:s/></text:span><text:a xlink:href="http://www3.lrs.lt/cgi-bin/preps2?a=429536&amp;b=" office:target-frame-name="_top" xlink:show="replace"><text:span text:style-name="T2247">XI-2165</text:span></text:a><text:span text:style-name="T2248">, 2012-06-29, Žin., 2012, Nr. 83-4339 (2012-07-14)</text:span></text:p>
      <text:p text:style-name="P2249"/>
      <text:p text:style-name="P2250"><text:span text:style-name="T2251">17</text:span><text:span text:style-name="T2252">1</text:span><text:span text:style-name="T2253"><text:s/></text:span><text:span text:style-name="T2254">straipsnis.<text:s/></text:span><text:span text:style-name="T2255">Mokslinių tyrimų ir eksperimentinės plėtros darbų sąnaudos</text:span></text:p>
      <text:p text:style-name="P2256"><text:span text:style-name="T2257">1</text:span><text:span text:style-name="T2258">. Apskaičiuojant pelno mokestį, sąnaudos, išskyrus ilgalaikio turto nusidėvėjimo arba amortizacijos sąnaudas, patirtos moksliniams tyrimams ir eksperimentinei plėtrai, tris kartus atskaitomos iš pajamų tuo mokestiniu laikotarpiu, kurį patiriamos, jeigu atl</text:span><text:span text:style-name="T2259">iekami mokslinių tyrimų ir (ar) eksperimentinės plėtros darbai yra susiję su vieneto vykdoma įprastine ar numatoma vykdyti veikla, iš kurios yra arba bus uždirbamos pajamos ar gaunama ekonominė nauda.</text:span></text:p>
      <text:p text:style-name="P2260"><text:span text:style-name="T2261">2</text:span><text:span text:style-name="T2262">. Mokslinių tyrimų ir eksperimentinės plėtros veik</text:span><text:span text:style-name="T2263">loje naudojamo ilgalaikio turto nusidėvėjimo arba amortizacijos sąnaudos iš pajamų atskaitomos šio Įstatymo 18 straipsnyje nustatyta tvarka.</text:span></text:p>
      <text:p text:style-name="P2264"><text:span text:style-name="T2265">3</text:span><text:span text:style-name="T2266">. Kai mokslinių tyrimų ir eksperimentinės plėtros darbai įsigyjami iš kito vieneto ar fizinio asmens, dėl toki</text:span><text:span text:style-name="T2267">o įsigijimo patirtos sąnaudos atskaitomos iš pajamų pagal šio straipsnio 1 dalies nuostatas tik tais atvejais, jei įsigyti mokslinių tyrimų ir eksperimentinės plėtros darbai atlikti<text:s/></text:span><text:span text:style-name="T2268">Europos ekonominės erdvės<text:s/></text:span><text:span text:style-name="T2269">valstybėje arba valstybėje, kuri nepriklauso Eur</text:span><text:span text:style-name="T2270">opos ekonominei erdvei, tačiau su kuria Lietuvos Respublika yra sudariusi ir taiko dvigubo apmokestinimo išvengimo sutartį.</text:span></text:p>
      <text:p text:style-name="P2271"><text:span text:style-name="T2272">4</text:span><text:span text:style-name="T2273">.</text:span><text:span text:style-name="T2274"><text:s/>Sąnaudų priskyrimo m</text:span><text:span text:style-name="T2275">okslinių tyrimų ir eksperimentinės plėtros darbų sąnaudoms tvarką tvirtina Lietuvos Respublikos Vyriausyb</text:span><text:span text:style-name="T2276">ė.</text:span></text:p>
      <text:p text:style-name="P2277">Įstatymas papildytas straipsniu:</text:p>
      <text:p text:style-name="P2278"><text:span text:style-name="T2279">Nr.<text:s/></text:span><text:a xlink:href="http://www3.lrs.lt/cgi-bin/preps2?a=318400&amp;b=" office:target-frame-name="_top" xlink:show="replace"><text:span text:style-name="T2280">X-1484</text:span></text:a><text:span text:style-name="T2281">, 2008-04-10, Žin., 2008, Nr. 47-1749 (2008-04-24)</text:span></text:p>
      <text:p text:style-name="P2282"><text:span text:style-name="T2283">17</text:span><text:span text:style-name="T2284">2</text:span><text:span text:style-name="T2285"><text:s/>straipsnis.<text:s/></text:span><text:span text:style-name="T2286">Apmokestinamųjų pajamų mažinimas dėl filmo arba jo dalies gamybai neatlygintinai suteiktų lėšų<text:s/></text:span></text:p>
      <text:p text:style-name="P2287"><text:span text:style-name="T2288">1</text:span><text:span text:style-name="T2289">. Apskaičiuojant pelno mokestį, šiame straipsnyje nustatyta tvarka iš apmokestinamųjų pajamų gali būti atimamos neatlygintinai Lietuvos filmo gamintojui laikotarpiu nuo<text:s/></text:span><text:span text:style-name="T2290">2019</text:span><text:span text:style-name="T2291"><text:s/>m. sausio 1 d. iki 2028 m. gruodžio 31 d. suteiktos lėšos filmo ar jo dalies gamyb</text:span><text:span text:style-name="T2292">ai Lietuvos Respublikoje, kai:</text:span></text:p>
      <text:p text:style-name="P2293"><text:span text:style-name="T2294">TAR pastaba</text:span><text:span text:style-name="T2295">: 1 dalies<text:s/></text:span><text:span text:style-name="T2296">nuostatos taikomos apskaičiuojant ir deklaruojant 2024 metų ir vėlesnių mokestinių laikotarpių pelno mokestį.</text:span><text:s/></text:p>
      <text:p text:style-name="P2297">Straipsnio dalies pakeitimai:</text:p>
      <text:p text:style-name="P2298"><text:span text:style-name="T2299">Nr.<text:s/></text:span><text:a xlink:href="https://www.e-tar.lt/portal/legalAct.html?documentId=8fdc28709a5211eea5a28c81c82193a8" office:target-frame-name="_top" xlink:show="replace"><text:span text:style-name="T2300">XIV-2296</text:span></text:a><text:span text:style-name="T2301">, 2023-12-05, paskelbta TAR 2023-12-14, i. k. 2023-24166</text:span></text:p>
      <text:p text:style-name="P2302"><text:span text:style-name="T2303">1</text:span><text:span text:style-name="T2304">) filmas atitinka Lietuvos Respublikos Vyriausybės ar jos įgaliotos institucijos nustatytus kultūrinio turinio ir gamybos vertinimo kriterijus ir</text:span></text:p>
      <text:p text:style-name="P2305"><text:span text:style-name="T2306">2</text:span><text:span text:style-name="T2307">)<text:s/></text:span><text:span text:style-name="T2308">ne mažiau kaip 80 procentų visų filmo ar jo dalies gamybos išlaidų patiriama Lietuvos Respublikoje ir<text:s/></text:span><text:span text:style-name="T2309">Lietuvos Respublikoje patirtos išlaidos, neatsižvelgiant į šio straipsnio 3 dalyje nurodytas išlaidas, yra ne mažesnės kaip 43 000 eurų, ir</text:span></text:p>
      <text:p text:style-name="P2310"><text:span text:style-name="T2311">3</text:span><text:span text:style-name="T2312">) bendra visų Lietuvos vienetų ar užsienio vienetų per jų nuolatines buveines Lietuvos Respublikoje suteiktų lėšų suma neviršija 30 procentų visų<text:s/></text:span><text:span text:style-name="T2313">filmo ar<text:s/></text:span><text:span text:style-name="T2314">jo dalies gamybos išlaidų.</text:span></text:p>
      <text:p text:style-name="P2315"><text:span text:style-name="T2316">2</text:span><text:span text:style-name="T2317">. Iš apmokestinamųjų pajamų gali būti atimama ne daugiau kaip 75 pr</text:span><text:span text:style-name="T2318">ocentai neatlygintinai suteiktų lėšų filmo ar jo dalies gamybai Lietuvos Respublikoje. Šios suteiktos lėšos iš apmokestinamųjų pajamų atimamos tuo mokestiniu laikotarpiu, kurį buvo gauta Lietuvos Respublikos Vyriausybės įgaliotos institucijos nustatyta tva</text:span><text:span text:style-name="T2319">rka išduota pažyma apie filmo gamintojui neatlygintinai suteiktų lėšų panaudojimo atitiktį šiame straipsnyje nustatytiems reikalavimams (toliau – investicijos pažyma).</text:span></text:p>
      <text:p text:style-name="P2320"><text:span text:style-name="T2321">3</text:span><text:span text:style-name="T2322">. Šiame straipsnyje nustatyta tvarka iš apmokestinamųjų pajamų negali būti atimamos</text:span><text:span text:style-name="T2323"><text:s/>šio straipsnio 1 dalyje nurodytos lėšos, panaudotos:</text:span></text:p>
      <text:p text:style-name="P2324"><text:span text:style-name="T2325">1</text:span><text:span text:style-name="T2326">) konsultacijų dėl paraiškos rengimo išlaidoms;</text:span></text:p>
      <text:p text:style-name="P2327"><text:span text:style-name="T2328">2</text:span><text:span text:style-name="T2329">) paraiškos rengimo išlaidoms;</text:span></text:p>
      <text:p text:style-name="P2330"><text:span text:style-name="T2331">3</text:span><text:span text:style-name="T2332">) baudoms, delspinigiams, bylinėjimosi išlaidoms;</text:span></text:p>
      <text:p text:style-name="P2333"><text:span text:style-name="T2334">4</text:span><text:span text:style-name="T2335">) ilgalaikio turto įsigijimo, statybos, rekonstravimo i</text:span><text:span text:style-name="T2336">šlaidoms, jeigu tai nesusiję su filmo gamyba;</text:span></text:p>
      <text:p text:style-name="P2337"><text:span text:style-name="T2338">5</text:span><text:span text:style-name="T2339">) kelionės išlaidoms, kai Lietuvos Respublika nėra atvykimo arba išvykimo vieta;</text:span></text:p>
      <text:p text:style-name="P2340"><text:span text:style-name="T2341">6</text:span><text:span text:style-name="T2342">)<text:s/></text:span><text:span text:style-name="T2343">parengiamųjų filmo darbų išlaidoms;</text:span></text:p>
      <text:p text:style-name="P2344"><text:span text:style-name="T2345">7</text:span><text:span text:style-name="T2346">) filmo reklamos, rinkodaros išlaidoms;</text:span></text:p>
      <text:p text:style-name="P2347"><text:span text:style-name="T2348">8</text:span><text:span text:style-name="T2349">) filmo platinimo išlaidoms;</text:span></text:p>
      <text:p text:style-name="P2350"><text:span text:style-name="T2351">9</text:span><text:span text:style-name="T2352">)</text:span><text:span text:style-name="T2353"><text:s/></text:span><text:span text:style-name="T2354">kiekvienam<text:s/></text:span><text:span text:style-name="T2355">vaidmens atlikėjui atskirai išmokamam atlygiui – suma, viršijanti 4 procentus visų filmo ar jo dalies gamybos Lietuvos Respublikoje išlaidų</text:span><text:span text:style-name="T2356">.</text:span></text:p>
      <text:p text:style-name="P2357"><text:span text:style-name="T2358">TAR pastaba.</text:span><text:span text:style-name="T2359"><text:s/>Straipsnio nuostatos taikomos apskaičiuojant ir deklaruojant 2019 metų ir vėlesnių mokestinių laikotarpių pelno mokestį.</text:span></text:p>
      <text:p text:style-name="P2360">Įstatymas papildytas straipsniu:</text:p>
      <text:p text:style-name="P2361"><text:span text:style-name="T2362">Nr.<text:s/></text:span><text:a xlink:href="http://www3.lrs.lt/cgi-bin/preps2?a=451390&amp;b=" office:target-frame-name="_top" xlink:show="replace"><text:span text:style-name="T2363">XII-366</text:span></text:a><text:span text:style-name="T2364">, 2013-06-13, Žin., 2013, Nr</text:span><text:span text:style-name="T2365">. 68-3407 (2013-06-28)</text:span></text:p>
      <text:p text:style-name="P2366">Straipsnio pakeitimai:</text:p>
      <text:p text:style-name="P2367"><text:span text:style-name="T2368">Nr.<text:s/></text:span><text:a xlink:href="https://www.e-tar.lt/portal/legalAct.html?documentId=64a43f80043e11e9a5eaf2cd290f1944" office:target-frame-name="_top" xlink:show="replace"><text:span text:style-name="T2369">XIII-1703</text:span></text:a><text:span text:style-name="T2370">, 2018-12-11, paskelbta TAR 2018-12-20, i. k. 2018-20942</text:span></text:p>
      <text:p text:style-name="Normal"/>
      <text:p text:style-name="P2371"><text:span text:style-name="T2372">18</text:span><text:span text:style-name="T2373"><text:s/>straipsnis.<text:s/></text:span><text:span text:style-name="T2374">Ilgalaikio turto<text:s/></text:span><text:span text:style-name="T2375">nusidėvėjimo arba amortizacijos sąnaudos</text:span></text:p>
      <text:p text:style-name="P2376"><text:span text:style-name="T2377">1</text:span><text:span text:style-name="T2378">.</text:span><text:span text:style-name="T2379"><text:s/>Vienete yra nudėvimas arba amortizuojamas jo ilgalaikis turtas ir prestižas, jei šio Įstatymo nenustatyta kitaip. Ilgalaikio turto įsigijimo kaina į sąnaudas perkeliama ir iš pajamų atskaitoma dalimis per šio turto nusidėvėjimo arba amortizacijos laikotar</text:span><text:span text:style-name="T2380">pį, nustatomą pagal šio straipsnio 2 dalį. Apskaičiuojant pelno mokestį, mokslinių tyrimų ir eksperimentinės plėtros</text:span><text:span text:style-name="T2381"><text:s/></text:span><text:span text:style-name="T2382">darbų sąnaudos atskaitomos iš pajamų tuo mokestiniu laikotarpiu, kurį faktiškai patiriamos.</text:span></text:p>
      <text:p text:style-name="P2383"><text:span text:style-name="T2384">2</text:span><text:span text:style-name="T2385">. Ilgalaikio turto grupės ir jo nusidėvėji</text:span><text:span text:style-name="T2386">mo arba amortizacijos maksimalūs normatyvai (metais) nustatyti šio Įstatymo 1 priedėlyje. Ilgalaikis turtas, kuris yra registruojamas atitinkamo turto registre, tam tikrai ilgalaikio turto grupei gali būti priskiriamas atsižvelgiant vien tik į tokio turto<text:s/></text:span><text:span text:style-name="T2387">naudojimo paskirtį. Vienetas pats nusistato (pasirenka) ilgalaikio turto nusidėvėjimo arba amortizacijos laikotarpį, ne trumpesnį negu nustatyti šio Įstatymo 1 priedėlyje ilgalaikio turto nusidėvėjimo arba amortizacijos normatyvai (metais), ir likvidacinę<text:s/></text:span><text:span text:style-name="T2388">vertę, ne didesnę kaip 10 procentų įsigijimo kainos.</text:span></text:p>
      <text:p text:style-name="P2389"><text:span text:style-name="T2390">3</text:span><text:span text:style-name="T2391">. Vienetai, kuriuose vidutinis sąrašuose esančių darbuotojų skaičius neviršija 10 žmonių ir mokestinio laikotarpio pajamos neviršija 150 000 eurų bei kurie neatitinka šio Įstatymo 5 straipsnio 3 dal</text:span><text:span text:style-name="T2392">yje nustatytų kriterijų, ilgalaikio turto grupėms, išskyrus naujus pastatus, naudojamus veiklai, ir pastatų, įtrauktų į Lietuvos Respublikos nekilnojamųjų kultūros vertybių registrą, rekonstravimą, jei pastatai pastatyti arba rekonstravimas atliktas nuo 20</text:span><text:span text:style-name="T2393">02 m. sausio 1 d., taip pat gyvenamuosius namus ir kitus pastatus, gali patys nusistatyti maksimalius nusidėvėjimo arba amortizacijos normatyvus, neatsižvelgdami į normatyvus, nustatytus šio Įstatymo 1 priedėlyje.</text:span></text:p>
      <text:p text:style-name="P2394">Straipsnio dalies pakeitimai:</text:p>
      <text:p text:style-name="P2395"><text:span text:style-name="T2396">Nr.<text:s/></text:span><text:a xlink:href="https://www.e-tar.lt/portal/legalAct.html?documentId=232994c04ad311e4a8328599cac64d82" office:target-frame-name="_top" xlink:show="replace"><text:span text:style-name="T2397">XII-1131</text:span></text:a><text:span text:style-name="T2398">, 2014-09-23, paskelbta TAR 2014-10-03, i. k. 2014-13610</text:span></text:p>
      <text:p text:style-name="Normal"/>
      <text:p text:style-name="P2399"><text:span text:style-name="T2400">4</text:span><text:span text:style-name="T2401">. Ilgalaikio turto nusidėvėjimas arba amortizacija skaičiuojami taikant tiesiogiai proporcingą<text:s/></text:span><text:span text:style-name="T2402">(tiesinį) (toliau – tiesinis metodas)</text:span><text:span text:style-name="T2403">,<text:s/></text:span><text:span text:style-name="T2404">dvigubą – mažėjančios vertės (dvigubo balanso) (toliau – dvigubo balanso metodas)<text:s/></text:span><text:span text:style-name="T2405">arba produkcijos</text:span><text:span text:style-name="T2406"><text:s/></text:span><text:span text:style-name="T2407">metodus pagal šio Įstatymo 1 priedėlį. Pasirinkto metodo turi būti laikomasi nuosekliai: šio Įstatymo 1 priedėlyje nus</text:span><text:span text:style-name="T2408">tatytai ilgalaikio turto grupei ir kiekvienam tai grupei priskirtam turto vienetui taikomas tas pats vieneto pasirinktas nusidėvėjimo arba amortizacijos metodas per visą ilgalaikio turto nusidėvėjimo arba amortizacijos laikotarpį.</text:span></text:p>
      <text:p text:style-name="P2409"><text:span text:style-name="T2410">5</text:span><text:span text:style-name="T2411">. Taikant tiesinį me</text:span><text:span text:style-name="T2412">todą, metinė nusidėvėjimo arba amortizacijos suma apskaičiuojama kaip ilgalaikio turto įsigijimo kainos ir to turto likvidacinės vertės skirtumo bei nusidėvėjimo arba amortizacijos laiko (metais) santykis.</text:span></text:p>
      <text:p text:style-name="P2413"><text:span text:style-name="T2414">6</text:span><text:span text:style-name="T2415">. Taikant dvigubo balanso metodą:</text:span></text:p>
      <text:p text:style-name="P2416"><text:span text:style-name="T2417">1</text:span><text:span text:style-name="T2418">) 100 pr</text:span><text:span text:style-name="T2419">ocentų ir ilgalaikio turto nusidėvėjimo arba amortizacijos laiko (metais) santykį dauginant iš 2, apskaičiuojamas nusidėvėjimo arba amortizacijos koeficientas (toliau – nusidėvėjimo koeficientas);</text:span></text:p>
      <text:p text:style-name="P2420"><text:span text:style-name="T2421">2</text:span><text:span text:style-name="T2422">) apskaičiuojant mokestinio laikotarpio nusidėvėjimo a</text:span><text:span text:style-name="T2423">rba amortizacijos sumą pirmaisiais metais, ilgalaikio turto įsigijimo kaina yra dauginama iš nusidėvėjimo koeficiento;<text:s/></text:span></text:p>
      <text:p text:style-name="P2424"><text:span text:style-name="T2425">3</text:span><text:span text:style-name="T2426">) visais kitais ilgalaikio turto nusidėvėjimo arba amortizacijos metais, išskyrus paskutinius, mokestinio laikotarpio ilgalaikio tu</text:span><text:span text:style-name="T2427">rto nusidėvėjimo arba amortizacijos suma apskaičiuojama ilgalaikio turto likutinę vertę, esančią mokestinio laikotarpio pradžioje, dauginant iš nusidėvėjimo koeficiento;</text:span></text:p>
      <text:p text:style-name="P2428"><text:span text:style-name="T2429">4</text:span><text:span text:style-name="T2430">) paskutiniais nudėvėjimo arba amortizacijos metais yra nudėvimas arba amortizuoj</text:span><text:span text:style-name="T2431">amas skirtumas tarp ilgalaikio turto likutinės vertės mokestinio laikotarpio pradžioje ir vieneto likvidacinės vertės, nusistatytos pagal šio straipsnio 2 dalį.</text:span></text:p>
      <text:p text:style-name="P2432"><text:span text:style-name="T2433">7</text:span><text:span text:style-name="T2434">. Taikant produkcijos metodą, metinė nusidėvėjimo suma apskaičiuojama ilgalaikio<text:s/></text:span><text:span text:style-name="T2435">materialiojo turto įsigijimo kainos ir to turto likvidacinės vertės skirtumą padauginus iš per mokestinį laikotarpį pagamintos produkcijos ar perdirbtos žaliavos kiekio ir maksimalaus šiuo turtu pagaminamos produkcijos ar perdirbamos žaliavos kiekio santyk</text:span><text:span text:style-name="T2436">io. Vienetas, neatsižvelgdamas į kitas šio straipsnio nuostatas, pats nusistato (pasirenka), kada produkcijos metodu pradedamas nudėvėti jo įsigytas ir pradėtas naudoti ilgalaikis turtas.</text:span></text:p>
      <text:p text:style-name="P2437"><text:span text:style-name="T2438">8</text:span><text:span text:style-name="T2439">. Jeigu vienetas ilgalaikį turtą įsigyja ir pradeda naudoti iki</text:span><text:span text:style-name="T2440"><text:s/>mokestinio laikotarpio šešto mėnesio paskutinės dienos, tai įsigytą ir pradėtą naudoti ilgalaikį turtą pradedama nudėvėti arba amortizuoti tuo pačiu mokestiniu laikotarpiu. Jei vienetas įsigyja ir pradeda naudoti ilgalaikį turtą po mokestinio laikotarpio<text:s/></text:span><text:span text:style-name="T2441">šešto mėnesio paskutinės dienos, tai tokį ilgalaikį turtą pradedama nudėvėti arba amortizuoti mokestiniu laikotarpiu, einančiu po mokestinio laikotarpio, kurį šis turtas įsigytas ir pradėtas naudoti.</text:span></text:p>
      <text:p text:style-name="P2442"><text:span text:style-name="T2443">9</text:span><text:span text:style-name="T2444">. Jei vienetas ilgalaikį turtą perduoda atlygintina</text:span><text:span text:style-name="T2445">i ar neatlygintinai iki mokestinio laikotarpio šešto mėnesio paskutinės dienos, tai nusidėvėjimas arba amortizacija per tą mokestinį laikotarpį neskaičiuojami. Jei vienetas perduoda atlygintinai ar neatlygintinai ilgalaikį turtą po mokestinio laikotarpio š</text:span><text:span text:style-name="T2446">ešto mėnesio paskutinės dienos, tai tuo mokestiniu laikotarpiu į vieneto sąnaudas perkeliama 1/2 metinės nusidėvėjimo arba amortizacijos sumos, apskaičiuotos pagal nustatytus normatyvus.</text:span></text:p>
      <text:p text:style-name="P2447"><text:span text:style-name="T2448">10</text:span><text:span text:style-name="T2449">.<text:s/></text:span><text:span text:style-name="T2450">Įsigyjant kito vieneto veiklą kaip kompleksą ar jo veiklos da</text:span><text:span text:style-name="T2451">lį<text:s/></text:span><text:span text:style-name="T2452">kaip teisių ir prievolių visumą, organizaciniu požiūriu sudarančią autonomišką ekonominį vienetą, vykdantį veiklą ir galintį atlikti savo funkcijas savo nuožiūra,<text:s/></text:span><text:span text:style-name="T2453">susidariusi prestižo vertė</text:span><text:span text:style-name="T2454"><text:s/></text:span><text:span text:style-name="T2455">į ribojamų dydžių leidžiamus atskaitymus<text:s/></text:span><text:span text:style-name="T2456">įtraukiama</text:span><text:span text:style-name="T2457"><text:s/>kaip ir ilg</text:span><text:span text:style-name="T2458">alaikis turtas šiame straipsnyje nustatyta tvarka. Kai siekiant valdyti kito vieneto grynąjį turtą ir veiklą įsigyjamos jo akcijos,<text:s/></text:span><text:span text:style-name="T2459">susidariusi prestižo vertė</text:span><text:span text:style-name="T2460"><text:s/></text:span><text:span text:style-name="T2461">į ribojamų dydžių leidžiamus atskaitymus<text:s/></text:span><text:span text:style-name="T2462">įtraukiama</text:span><text:span text:style-name="T2463"><text:s/>kaip ir ilgalaikis turtas šiame straipsnyje n</text:span><text:span text:style-name="T2464">ustatyta tvarka tik po vėlesnio<text:s/></text:span><text:span text:style-name="T2465">šių vienetų sujungimo arba vieno jų prijungimo prie kito</text:span><text:span text:style-name="T2466">, jei tai bus atliekama.</text:span></text:p>
      <text:p text:style-name="P2467"><text:span text:style-name="T2468">11</text:span><text:span text:style-name="T2469">. Vienetas gali pasirinkti viso ilgalaikio turto nusidėvėjimą arba amortizaciją skaičiuoti nuo kito mėnesio pirmosios dienos po ilgalaiki</text:span><text:span text:style-name="T2470">o turto naudojimo pradžios pagal šio Įstatymo 1 priedėlyje nustatytus normatyvus tiesiniu metodu.</text:span></text:p>
      <text:p text:style-name="P2471"><text:span text:style-name="T2472">12</text:span><text:span text:style-name="T2473">. Vienetai, atlikę ilgalaikio turto rekonstravimą ar remontą, kuris pailgino turto naudingo tarnavimo laiką arba pagerino jo naudingąsias savybes, pakei</text:span><text:span text:style-name="T2474">tę jo naudojimo paskirtį, įsigiję kitą to paties ilgalaikio turto dalį, arba vietos mokesčio administratoriaus sutikimu dėl objektyvių aplinkybių</text:span><text:span text:style-name="T2475"><text:s/></text:span><text:span text:style-name="T2476">gali tikslinti ilgalaikio turto nusidėvėjimo arba amortizacijos normatyvus.</text:span></text:p>
      <text:p text:style-name="P2477">Straipsnio pakeitimai:</text:p>
      <text:p text:style-name="P2478"><text:span text:style-name="T2479">Nr.<text:s/></text:span><text:a xlink:href="http://www3.lrs.lt/cgi-bin/preps2?a=215625&amp;b=" office:target-frame-name="_top" xlink:show="replace"><text:span text:style-name="T2480">IX-1659</text:span></text:a><text:span text:style-name="T2481">, 2003-07-01, Žin., 2003, Nr. 74-3417 (2003-07-25)</text:span></text:p>
      <text:p text:style-name="P2482"><text:span text:style-name="T2483">Nr.<text:s/></text:span><text:a xlink:href="http://www3.lrs.lt/cgi-bin/preps2?a=243912&amp;b=" office:target-frame-name="_top" xlink:show="replace"><text:span text:style-name="T2484">IX-2492</text:span></text:a><text:span text:style-name="T2485">, 2004-10-12, Žin., 2004, Nr. 158-5758 (2004-10-30)</text:span></text:p>
      <text:p text:style-name="Normal"><text:span text:style-name="T2486">Nr.<text:s/></text:span><text:a xlink:href="http://www3.lrs.lt/cgi-bin/preps2?a=268450&amp;b=" office:target-frame-name="_top" xlink:show="replace"><text:span text:style-name="T2487">X-456</text:span></text:a><text:span text:style-name="T2488">, 2005-12-20, Žin., 2005, Nr. 153-5635 (2005-12-31)</text:span></text:p>
      <text:p text:style-name="Normal"><text:span text:style-name="T2489">Nr.<text:s/></text:span><text:a xlink:href="http://www3.lrs.lt/cgi-bin/preps2?a=297421&amp;b=" office:target-frame-name="_top" xlink:show="replace"><text:span text:style-name="T2490">X-1110</text:span></text:a><text:span text:style-name="T2491">, 2007-05-03, Žin., 2007, Nr. 55-2126 (2007-05-19)</text:span></text:p>
      <text:p text:style-name="P2492"><text:span text:style-name="T2493">Nr.<text:s/></text:span><text:a xlink:href="http://www3.lrs.lt/cgi-bin/preps2?a=318400&amp;b=" office:target-frame-name="_top" xlink:show="replace"><text:span text:style-name="T2494">X-1484</text:span></text:a><text:span text:style-name="T2495">, 2008-04-10, Žin., 2008, Nr. 47-1749 (2008-04-24)</text:span></text:p>
      <text:p text:style-name="P2496"><text:span text:style-name="T2497">Nr.<text:s/></text:span><text:a xlink:href="http://www3.lrs.lt/cgi-bin/preps2?a=361056&amp;b=" office:target-frame-name="_top" xlink:show="replace"><text:span text:style-name="T2498">XI-539</text:span></text:a><text:span text:style-name="T2499">, 2009-12-09, Žin., 2009, Nr. 153-6880 (2009-12-28)</text:span></text:p>
      <text:p text:style-name="P2500"/>
      <text:p text:style-name="P2501"><text:span text:style-name="T2502">19</text:span><text:span text:style-name="T2503"><text:s/>straipsnis.<text:s/></text:span><text:span text:style-name="T2504">Nusidėvėjimo arba amortizacijos skaičiavimo apribojimai</text:span></text:p>
      <text:p text:style-name="P2505"><text:span text:style-name="T2506">1</text:span><text:span text:style-name="T2507">. Žemės, pagal lizingo (finansinės nuomos) sutartį, kurioje numatytas nuosavybės teisės perėjimas, bei pagal pirkimo–pardavimo arba nuomos sutartį, kurioje numatytas nuosavybės teisės perėjimas p</text:span><text:span text:style-name="T2508">irkėjui apmokėjus visą turto vertę, perduoto ilgalaikio turto, taip pat bibliotekų fondų ir į kultūros vertybių registrą įtraukto ilgalaikio turto nusidėvėjimas ar amortizacija neskaičiuojami, išskyrus pastatų, įtrauktų į Lietuvos Respublikos nekilnojamųjų</text:span><text:span text:style-name="T2509"><text:s/>kultūros vertybių registrą, rekonstravimo nusidėvėjimą.</text:span></text:p>
      <text:p text:style-name="P2510"><text:span text:style-name="T2511">2</text:span><text:span text:style-name="T2512">. Neskaičiuojama amortizacija paties vieneto susikurtam nematerialiajam ilgalaikiam turtui, nustatytam šio Įstatymo 1 priedėlio grupėse – įsigytos teisės ir kitas nematerialusis turtas, bei<text:s/></text:span><text:span text:style-name="T2513">pres</text:span><text:span text:style-name="T2514">tižo vertei</text:span><text:span text:style-name="T2515">, jei šiame Įstatyme nenustatyta kitaip.</text:span></text:p>
      <text:p text:style-name="P2516"><text:span text:style-name="T2517">3</text:span><text:span text:style-name="T2518">. Nenaudojamo, esančio atsargose ar užkonservuoto ilgalaikio turto, ilgalaikio turto perkainojimo rezultatų nusidėvėjimas arba amortizacija neskaičiuojami.</text:span></text:p>
      <text:p text:style-name="P2519"><text:span text:style-name="T2520">4</text:span><text:span text:style-name="T2521">. Tais atvejais, kai ilgalaikio turto<text:s/></text:span><text:span text:style-name="T2522">savininkas perleidžia nuosavybėn šį turtą kitam asmeniui (įgijėjui), o šis turtas jau anksčiau šio įgijėjo buvo perleistas nuosavybėn turtą perleidžiančiam savininkui, ilgalaikio turto įgijėjas tęsia to turto nusidėvėjimo ar amortizacijos apskaičiavimą tuo</text:span><text:span text:style-name="T2523"><text:s/>pačiu metodu nuo nenudėvėtos ar neamortizuotos iki pirmojo turto perleidimo įsigijimo kainos, išskyrus atvejus, kai naujoji turto įsigijimo kaina yra mažesnė už iki pirmojo perleidimo nenudėvėtą arba neamortizuotą pagal šio Įstatymo nuostatas.</text:span></text:p>
      <text:p text:style-name="P2524">Straipsnio pakeitimai:</text:p>
      <text:p text:style-name="P2525"><text:span text:style-name="T2526">Nr.<text:s/></text:span><text:a xlink:href="http://www3.lrs.lt/cgi-bin/preps2?a=215625&amp;b=" office:target-frame-name="_top" xlink:show="replace"><text:span text:style-name="T2527">IX-1659</text:span></text:a><text:span text:style-name="T2528">, 2003-07-01, Žin., 2003, Nr. 74-3417 (2003-07-25)</text:span></text:p>
      <text:p text:style-name="Normal"><text:span text:style-name="T2529">Nr.<text:s/></text:span><text:a xlink:href="http://www3.lrs.lt/cgi-bin/preps2?a=297421&amp;b=" office:target-frame-name="_top" xlink:show="replace"><text:span text:style-name="T2530">X-1110</text:span></text:a><text:span text:style-name="T2531">, 2007-05-03, Žin., 2007, Nr. 55-2126</text:span><text:span text:style-name="T2532"><text:s/>(2007-05-19)</text:span></text:p>
      <text:p text:style-name="P2533"/>
      <text:p text:style-name="P2534"><text:span text:style-name="T2535">20</text:span><text:span text:style-name="T2536"><text:s/>straipsnis. Nuosavo, nuomojamo arba panaudos būdu naudojamo materialiojo<text:s/></text:span></text:p>
      <text:p text:style-name="P2537"><text:span text:style-name="T2538">ilgalaikio turto eksploatavimo, remonto arba rekonstravimo sąnaudos</text:span></text:p>
      <text:p text:style-name="P2539"><text:span text:style-name="T2540">1</text:span><text:span text:style-name="T2541">. Jei atliekamas vieneto naudojamo ilgalaikio materialiojo turto rekonstravimas arba re</text:span><text:span text:style-name="T2542">montas, kuris pailgina turto naudingo tarnavimo laiką arba pagerina jo naudingąsias savybes, šio remonto arba rekonstravimo verte yra didinama remontuoto arba rekonstruoto ilgalaikio materialiojo turto įsigijimo kaina.</text:span></text:p>
      <text:p text:style-name="P2543"><text:span text:style-name="T2544">2</text:span><text:span text:style-name="T2545">. Visais kitais atvejais vieneto</text:span><text:span text:style-name="T2546"><text:s/>naudojamo materialiojo ilgalaikio turto remonto išlaidos priskiriamos remonto sąnaudoms ir atskaitomos iš pajamų tuo mokestiniu laikotarpiu, kurį jos faktiškai patiriamos.</text:span></text:p>
      <text:p text:style-name="P2547"><text:span text:style-name="T2548">3</text:span><text:span text:style-name="T2549">. Pagal nuomos sutartį, kurioje nenumatytas nuosavybės teisės perėjimas pirkėj</text:span><text:span text:style-name="T2550">ui visiškai apmokėjus turto vertę, arba pagal panaudos sutartį turimo ilgalaikio materialiojo turto rekonstravimo arba remonto, kuris pailgina turto naudingo tarnavimo laiką arba pagerina jo naudingąsias savybes, sąnaudos atskaitomos iš nuomininko ar panau</text:span><text:span text:style-name="T2551">dos gavėjo pajamų lygiomis dalimis per nuomos arba panaudos laikotarpį pradedant nuo kito mėnesio, po darbų užbaigimo, o tais atvejais, kai sudaryta neterminuota sutartis, – per Įstatymo 1 priedėlyje atitinkamoms turto grupėms nustatytą laikotarpį, bet ne<text:s/></text:span><text:span text:style-name="T2552">trumpesnį kaip 3 metai. Jeigu nuomos arba panaudos sutartis nutraukiama prieš terminą, likusi remonto arba rekonstravimo sąnaudų dalis, kuri dar nebuvo įtraukta į leidžiamus atskaitymus, negali būti atskaitoma iš nuomininko ar panaudos gavėjo pajamų</text:span><text:span text:style-name="T2553">.</text:span><text:span text:style-name="T2554"><text:s/>Jei a</text:span><text:span text:style-name="T2555">tliktas išsinuomoto arba pagal panaudos sutartį naudojamo ilgalaikio materialiojo turto rekonstravimas arba remontas, kuris pailgina turto naudingo tarnavimo laiką arba pagerina jo naudingąsias savybes, tai nuomotojas ar panaudos davėjas didina šio remonto</text:span><text:span text:style-name="T2556"><text:s/>arba rekonstravimo darbų verte ilgalaikio materialiojo turto įsigijimo kainą tuo mokestiniu laikotarpiu, kuriuo remontas arba rekonstravimas buvo iki galo atliktas, ir apmokestina šio Įstatymo nustatyta tvarka.</text:span></text:p>
      <text:p text:style-name="P2557"><text:span text:style-name="T2558">4</text:span><text:span text:style-name="T2559">. Materialiojo ilgalaikio turto, kuris<text:s/></text:span><text:span text:style-name="T2560">nuosavybės teise priklauso ūkinių bendrijų nariams, individualių įmonių savininkams ir jų šeimų nariams ir yra naudojamas šių vienetų veikloje, eksploatavimo ir remonto sąnaudos iš pajamų atskaitomos finansų ministro nustatyta tvarka.</text:span></text:p>
      <text:p text:style-name="P2561">Straipsnio pakeitimai:</text:p>
      <text:p text:style-name="P2562"><text:span text:style-name="T2563">Nr.<text:s/></text:span><text:a xlink:href="http://www3.lrs.lt/cgi-bin/preps2?a=215625&amp;b=" office:target-frame-name="_top" xlink:show="replace"><text:span text:style-name="T2564">IX-1659</text:span></text:a><text:span text:style-name="T2565">, 2003-07-01, Žin., 2003, Nr. 74-3417 (2003-07-25)</text:span></text:p>
      <text:p text:style-name="P2566"><text:span text:style-name="T2567">Nr.<text:s/></text:span><text:a xlink:href="http://www3.lrs.lt/cgi-bin/preps2?a=243912&amp;b=" office:target-frame-name="_top" xlink:show="replace"><text:span text:style-name="T2568">IX-2492</text:span></text:a><text:span text:style-name="T2569">, 2004-10-12, Žin., 2004, Nr. 158-5758 (2004-10-30)</text:span></text:p>
      <text:p text:style-name="P2570"/>
      <text:h text:style-name="P2571" text:outline-level="2"><text:span text:style-name="T2572">21</text:span><text:span text:style-name="T2573"><text:s/>straipsnis.<text:s/></text:span><text:span text:style-name="T2574">Komandiruočių sąnaudos</text:span></text:h>
      <text:p text:style-name="P2575"><text:span text:style-name="T2576">1</text:span><text:span text:style-name="T2577">. Komandiruote laikomas vieneto vadovo ar jo įgalioto asmens įsakymu (sprendimu), kuriame turi būti nurodyta komandiruotės tikslas, vieta (vietos), trukmė (jeigu komandiruotės metu vykstama į keletą užsienio val</text:span><text:span text:style-name="T2578">stybių, – buvimo kiekvienoje užsienio valstybėje trukmė) ir vieneto numatomos apmokėti išlaidų rūšys, įformintas darbuotojo išvykimas iš nuolatinės darbo vietos atlikti darbo funkcijų, tarnybinio pavedimo ar kelti kvalifikacijos. Komandiruote taip pat laik</text:span><text:span text:style-name="T2579">omas individualios įmonės savininko, ūkinės bendrijos tikrojo nario, mažosios bendrijos nario šioje dalyje nustatyta tvarka įformintas išvykimas iš nuolatinės darbo vietos atlikti darbo funkcijų ar kelti kvalifikacijos, taip pat pagal Lietuvos Respublikos<text:s/></text:span><text:span text:style-name="T2580">įstatymo „Dėl darbuotojų dalyvavimo priimant sprendimus Europos bendrovėse“ nuostatas sudaryto specialiojo derybų komiteto, Europos bendrovės darbo tarybos ir Europos bendrovės darbo tarybos komiteto narių išvykimas, įformintas specialiojo derybų komiteto<text:s/></text:span><text:span text:style-name="T2581">(pirmajam specialiojo derybų komiteto posėdžiui – kompetentingo steigime dalyvaujančių vienetų organo), Europos bendrovės darbo tarybos ar Europos bendrovės darbo tarybos komiteto sprendimu, kuriame turi būti nurodyta posėdžio vieta ir trukmė, dalyvauti ši</text:span><text:span text:style-name="T2582">o specialiojo derybų komiteto, Europos bendrovės darbo tarybos ar Europos bendrovės darbo tarybos komiteto posėdžiuose ir pagal Lietuvos Respublikos įstatymo „Dėl darbuotojų dalyvavimo priimant sprendimus Europos kooperatinėse bendrovėse“ nuostatas sudaryt</text:span><text:span text:style-name="T2583">o specialiojo derybų komiteto, Europos kooperatinės bendrovės darbo tarybos ir Europos kooperatinės bendrovės darbo tarybos komiteto narių išvykimas, įformintas specialiojo derybų komiteto (pirmajam specialiojo derybų komiteto posėdžiui – kompetentingo ste</text:span><text:span text:style-name="T2584">igime dalyvaujančių asmenų organo), Europos kooperatinės bendrovės darbo tarybos ar Europos kooperatinės bendrovės darbo tarybos komiteto sprendimu, kuriame turi būti nurodyta posėdžio vieta ir trukmė, dalyvauti šio specialiojo derybų komiteto, Europos</text:span><text:span text:style-name="T2585"><text:s/></text:span><text:span text:style-name="T2586">koo</text:span><text:span text:style-name="T2587">peratinės bendrovės darbo tarybos ar Europos kooperatinės bendrovės darbo tarybos komiteto posėdžiuose ir pagal Lietuvos Respublikos įstatymo „Dėl darbuotojų dalyvavimo bendrovėje po vienos valstybės ribas peržengiančio ribotos atsakomybės bendrovių jungim</text:span><text:span text:style-name="T2588">osi“ nuostatas sudaryto specialiojo derybų komiteto, administravimo, priežiūros ar kito organo narių išvykimas, įformintas specialiojo derybų komiteto (pirmajam specialiojo derybų komiteto posėdžiui – kompetentingo steigime dalyvaujančių asmenų organo), ad</text:span><text:span text:style-name="T2589">ministravimo, priežiūros ar kito organo sprendimu, kuriame turi būti nurodyta posėdžio vieta ir trukmė, dalyvauti šio specialiojo derybų komiteto, administravimo, priežiūros ar kito organo posėdžiuose.</text:span></text:p>
      <text:p text:style-name="P2590"><text:span text:style-name="T2591">2</text:span><text:span text:style-name="T2592">. Komandiruote į užsienį nelaikomas darbuotojo iš</text:span><text:span text:style-name="T2593">vykimas už Lietuvos Respublikos ribų į užsienį, jei jis vienoje vietoje užsienyje būna ilgiau kaip 183 dienas, išskyrus darbuotojus, kurių darbas yra susijęs su važinėjimu arba yra kilnojamasis ar pakaitinis (pamaininis).</text:span></text:p>
      <text:p text:style-name="P2594"><text:span text:style-name="T2595">3</text:span><text:span text:style-name="T2596">. Komandiruočių sąnaudos iš<text:s/></text:span><text:span text:style-name="T2597">pajamų atskaitomos Lietuvos Respublikos Vyriausybės arba jos įgaliotos institucijos nustatyta tvarka.</text:span></text:p>
      <text:p text:style-name="P2598">Straipsnio pakeitimai:</text:p>
      <text:p text:style-name="Normal"><text:span text:style-name="T2599">Nr.<text:s/></text:span><text:a xlink:href="http://www3.lrs.lt/cgi-bin/preps2?a=268450&amp;b=" office:target-frame-name="_top" xlink:show="replace"><text:span text:style-name="T2600">X-456</text:span></text:a><text:span text:style-name="T2601">, 2005-12-20, Žin., 2005, Nr. 153-5635 (2005-12-31)</text:span></text:p>
      <text:p text:style-name="P2602"><text:span text:style-name="T2603">Nr.<text:s/></text:span><text:a xlink:href="http://www3.lrs.lt/cgi-bin/preps2?a=289430&amp;b=" office:target-frame-name="_top" xlink:show="replace"><text:span text:style-name="T2604">X-936</text:span></text:a><text:span text:style-name="T2605">, 2006-12-05, Žin., 2006, Nr. 141-5388 (2006-12-28)</text:span></text:p>
      <text:p text:style-name="P2606"><text:span text:style-name="T2607">Nr.<text:s/></text:span><text:a xlink:href="http://www3.lrs.lt/cgi-bin/preps2?a=318400&amp;b=" office:target-frame-name="_top" xlink:show="replace"><text:span text:style-name="T2608">X-1484</text:span></text:a><text:span text:style-name="T2609">, 2008-04-10, Žin., 2008, Nr. 47-1749 (2008-04-24)</text:span></text:p>
      <text:p text:style-name="Normal"><text:span text:style-name="T2610">Nr.<text:s/></text:span><text:a xlink:href="http://www3.lrs.lt/cgi-bin/preps2?a=323624&amp;b=" office:target-frame-name="_top" xlink:show="replace"><text:span text:style-name="T2611">X-1608</text:span></text:a><text:span text:style-name="T2612">, 2008-06-17, Žin., 2008, Nr. 76-3002 (2008-07-05)</text:span></text:p>
      <text:p text:style-name="Normal"><text:span text:style-name="T2613">Nr.<text:s/></text:span><text:a xlink:href="http://www3.lrs.lt/cgi-bin/preps2?a=429536&amp;b=" office:target-frame-name="_top" xlink:show="replace"><text:span text:style-name="T2614">XI-2165</text:span></text:a><text:span text:style-name="T2615">, 2012-06-29, Žin., 2012, Nr. 83-4339 (2012-07-14)</text:span></text:p>
      <text:p text:style-name="P2616"/>
      <text:p text:style-name="P2617"><text:span text:style-name="T2618">22</text:span><text:span text:style-name="T2619"><text:s/>straipsnis.<text:s/></text:span><text:span text:style-name="T2620">Reklamos ir reprezentacijos sąnaudos</text:span></text:p>
      <text:p text:style-name="P2621"><text:span text:style-name="T2622">1</text:span><text:span text:style-name="T2623">. Reklamos sąnaudomis pripažįstamos vieneto sąnaudos, skirtos informacijai, susijusiai su vieneto veikla ir skatinančiai įsigyti prekių ar naudotis paslaugomis, bet kokia forma ir bet kuriomis priemonėmis skleisti<text:s/></text:span><text:span text:style-name="T2624">esamiems ar potencialiems pirkėjams, išskyrus kontroliuojamuosius vienetus, kontroliuojančius asmenis ar vienetų grupės narius, informuoti.<text:s/></text:span></text:p>
      <text:p text:style-name="P2625"><text:span text:style-name="T2626">2</text:span><text:span text:style-name="T2627">. Reprezentacinės sąnaudos – vieneto lėšos, kurias jis skiria naujiems verslo ryšiams su kitais vienetais arba</text:span><text:span text:style-name="T2628"><text:s/>fiziniais asmenimis, išskyrus vieneto darbuotojus, akcininkus, savininkus bei kontroliuojamuosius ar kontroliuojančius vienetus ar kontroliuojančius nuolatinius gyventojus, užmegzti arba esamiems pagerinti. Reprezentacinės sąnaudos patiriamos konkrečių as</text:span><text:span text:style-name="T2629">menų naudai.</text:span></text:p>
      <text:p text:style-name="P2630"><text:span text:style-name="T2631">3</text:span><text:span text:style-name="T2632">. Iš pajamų atskaitoma ne daugiau kaip 50 procentų reprezentacinių sąnaudų ir tokių atskaitomų sąnaudų suma negali viršyti 2 procentų vieneto pajamų per mokestinį laikotarpį.<text:s/></text:span></text:p>
      <text:p text:style-name="P2633"><text:span text:style-name="T2634">TAR pastaba.<text:s/></text:span><text:span text:style-name="T2635">3 dalies nuostatos taikomos apskaičiuojant 2018 m</text:span><text:span text:style-name="T2636">etų ir vėlesnių metų mokestinių laikotarpių pelno mokestį.</text:span></text:p>
      <text:p text:style-name="P2637">Straipsnio dalies pakeitimai:</text:p>
      <text:p text:style-name="P2638"><text:span text:style-name="T2639">Nr.<text:s/></text:span><text:a xlink:href="https://www.e-tar.lt/portal/legalAct.html?documentId=0973bdf0e62811e7acd7ea182930b17f" office:target-frame-name="_top" xlink:show="replace"><text:span text:style-name="T2640">XIII-842</text:span></text:a><text:span text:style-name="T2641">, 2017-12-07, paskelbta TAR 2017-12-22, i. k. 2017-20681</text:span></text:p>
      <text:p text:style-name="Normal"/>
      <text:p text:style-name="P2642"><text:span text:style-name="T2643">4</text:span><text:span text:style-name="T2644">. Reprezentacinėms sąnaudoms nepriskiriamos per vieneto akcininkus, pajininkus patirtos išlaidos, išskyrus atvejus, kai šie asmenys yra vieneto darbuotojai.</text:span></text:p>
      <text:p text:style-name="P2645"><text:span text:style-name="T2646">5</text:span><text:span text:style-name="T2647">. Reprezentacinėms sąnaudoms nepriskiriamos azartinių lošimų išlaidos.</text:span><text:s/></text:p>
      <text:p text:style-name="P2648"><text:span text:style-name="T2649">TAR pastaba.<text:s/></text:span><text:span text:style-name="T2650">5 d</text:span><text:span text:style-name="T2651">alies nuostatos taikomos apskaičiuojant 2018 metų ir vėlesnių metų mokestinių laikotarpių pelno mokestį.</text:span></text:p>
      <text:p text:style-name="P2652">Straipsnio dalies pakeitimai:</text:p>
      <text:p text:style-name="P2653"><text:span text:style-name="T2654">Nr.<text:s/></text:span><text:a xlink:href="https://www.e-tar.lt/portal/legalAct.html?documentId=0973bdf0e62811e7acd7ea182930b17f" office:target-frame-name="_top" xlink:show="replace"><text:span text:style-name="T2655">XIII-842</text:span></text:a><text:span text:style-name="T2656">,<text:s/></text:span><text:span text:style-name="T2657">2017-12-07, paskelbta TAR 2017-12-22, i. k. 2017-20681</text:span></text:p>
      <text:p text:style-name="Normal"/>
      <text:h text:style-name="P2658" text:outline-level="2"><text:span text:style-name="T2659">23</text:span><text:span text:style-name="T2660"><text:s/>straipsnis.</text:span><text:s/><text:span text:style-name="T2661">Natūralios netekties nuostoliai</text:span></text:h>
      <text:p text:style-name="P2662"><text:span text:style-name="T2663">1</text:span><text:span text:style-name="T2664">. Natūralios netekties nuostoliais laikomas natūralus prekių (žaliavų, produkcijos) sumažėjimas dėl prekių (žaliavų, produkcijos) saugojimo, p</text:span><text:span text:style-name="T2665">erpylimo, fasavimo, vežimo, krovimo ir pardavimo, įskaitant nuostolius dėl pirkėjų užmaršumo.</text:span></text:p>
      <text:p text:style-name="P2666"><text:span text:style-name="T2667">2</text:span><text:span text:style-name="T2668">.</text:span><text:span text:style-name="T2669"><text:s/>Iš pajamų atskaitoma faktiškai patirtų natūralios netekties nuostolių</text:span><text:span text:style-name="T2670">,<text:s/></text:span><text:span text:style-name="T2671">išskyrus<text:s/></text:span><text:span text:style-name="T2672">š</text:span><text:span text:style-name="T2673">viežių vaisių, uogų, grybų ir daržovių natūralios netekties nuostolius,<text:s/></text:span><text:span text:style-name="T2674">su</text:span><text:span text:style-name="T2675">ma,</text:span><text:span text:style-name="T2676"><text:s/></text:span><text:span text:style-name="T2677">neviršijanti 1 procento vieneto pajamų</text:span><text:span text:style-name="T2678">.</text:span><text:span text:style-name="T2679"><text:s/>Atskaitoma faktiškai patirtų šviežių vaisių, uogų, grybų ir daržovių natūralios netekties nuostolių suma negali viršyti 3 procentų vieneto pajamų.</text:span></text:p>
      <text:p text:style-name="P2680">Straipsnio pakeitimai:</text:p>
      <text:p text:style-name="P2681"><text:span text:style-name="T2682">Nr.<text:s/></text:span><text:a xlink:href="http://www3.lrs.lt/cgi-bin/preps2?a=318400&amp;b=" office:target-frame-name="_top" xlink:show="replace"><text:span text:style-name="T2683">X-1484</text:span></text:a><text:span text:style-name="T2684">, 2008-04-10, Žin., 2008, Nr. 47-1749 (2008-04-24)</text:span></text:p>
      <text:p text:style-name="P2685"/>
      <text:p text:style-name="P2686"><text:span text:style-name="T2687">24</text:span><text:span text:style-name="T2688"><text:s/>straipsnis.<text:s/></text:span><text:span text:style-name="T2689">Mokesčiai</text:span></text:p>
      <text:p text:style-name="P2690"><text:span text:style-name="T2691">1</text:span><text:span text:style-name="T2692">.</text:span><text:span text:style-name="T2693"><text:s/></text:span><text:span text:style-name="T2694">Iš pajamų</text:span><text:span text:style-name="T2695"><text:s/></text:span><text:span text:style-name="T2696">atskaitomi Mokesčių administravimo įstatymo nustatyti mokesčiai ir kitais Lietuvos<text:s/></text:span><text:span text:style-name="T2697">Respublikos įstatymais arba Vyriausybės nutarimais nustatytos rinkliavos bei privalomosios įmokos, jeigu šis Įstatymas nenustato ko kita.</text:span></text:p>
      <text:p text:style-name="P2698"><text:span text:style-name="T2699">2</text:span><text:span text:style-name="T2700">. Iš pajamų atskaitomos tik tos pirkimo ir importo pridėtinės vertės mokesčio sumos, kurios neatskaitomos pagal P</text:span><text:span text:style-name="T2701">ridėtinės vertės mokesčio įstatymo nuostatas, ir tik tais atvejais, kai šios sumos apskaičiuotos nuo šiame Įstatyme nustatytų leidžiamų atskaitymų.</text:span></text:p>
      <text:p text:style-name="P2702">Straipsnio pakeitimai:</text:p>
      <text:p text:style-name="Normal"><text:span text:style-name="T2703">Nr.<text:s/></text:span><text:a xlink:href="http://www3.lrs.lt/cgi-bin/preps2?a=440386&amp;b=" office:target-frame-name="_top" xlink:show="replace"><text:span text:style-name="T2704">XII-79</text:span></text:a><text:span text:style-name="T2705">, 2012-12-2</text:span><text:span text:style-name="T2706">0, Žin., 2012, Nr. 153-7829 (2012-12-29)</text:span></text:p>
      <text:p text:style-name="P2707"/>
      <text:p text:style-name="P2708"><text:span text:style-name="T2709">25</text:span><text:span text:style-name="T2710"><text:s/>straipsnis.<text:s/></text:span><text:span text:style-name="T2711">Beviltiškos skolos</text:span></text:p>
      <text:p text:style-name="P2712"><text:span text:style-name="T2713">1</text:span><text:span text:style-name="T2714">. Iš pajamų, pripažįstamų pagal kaupimo apskaitos principą, atskaitoma mokestiniu laikotarpiu atsiradusi beviltiškų skolų suma, jei ši suma buvo įtraukta į mokesčio mokėto</text:span><text:span text:style-name="T2715">jo pajamas. Iš pajamų, pripažįstamų pagal pinigų apskaitos principą, atskaitoma mokestiniu laikotarpiu atsiradusioms beviltiškoms skoloms tenkanti sąnaudų dalis, jeigu šių skolų atsiradimas buvo užfiksuotas mokesčio mokėtojo apskaitos dokumentuose. Tais at</text:span><text:span text:style-name="T2716">vejais, kai beviltiškomis laikomų skolų atsiradimo momentu mokesčio mokėtojas pajamas pripažino pagal pinigų apskaitos principą ir pagal šio Įstatymo nuostatas perėjo prie pajamų pripažinimo pagal kaupimo apskaitos principą, iš pajamų, pripažįstamų pagal k</text:span><text:span text:style-name="T2717">aupimo apskaitos principą, atskaitoma sąnaudų dalis, tenkanti mokestiniu laikotarpiu atsiradusioms beviltiškoms skoloms, jeigu šių skolų atsiradimas buvo užfiksuotas mokesčio mokėtojo apskaitos dokumentuose ir sąnaudų dalis, tenkanti beviltiškoms skoloms,<text:s/></text:span><text:span text:style-name="T2718">nebuvo įtraukta į vieneto sąnaudas iki šio Įstatymo įsigaliojimo. Skolos yra laikomos beviltiškomis, jeigu mokesčio mokėtojas negali jų susigrąžinti praėjus ne mažiau kaip vieneriems metams nuo skolų sumos įtraukimo į mokesčio mokėtojo pajamas arba nuo sko</text:span><text:span text:style-name="T2719">lų atsiradimo užfiksavimo mokesčio mokėtojo apskaitos dokumentuose arba jeigu skolininkas yra miręs ar paskelbtas mirusiu arba likviduotas, arba bankrutavęs. Visais šiais atvejais mokesčio mokėtojas turi įrodyti skolos beviltiškumą ir pastangas šioms skolo</text:span><text:span text:style-name="T2720">ms susigrąžinti.</text:span></text:p>
      <text:p text:style-name="P2721"><text:span text:style-name="T2722">2</text:span><text:span text:style-name="T2723">. Skolų beviltiškumo ir pastangų šioms skoloms susigrąžinti įrodymo bei beviltiškų skolų sumų apskaičiavimo tvarką nustato Lietuvos Respublikos Vyriausybė arba jos įgaliota institucija.</text:span></text:p>
      <text:p text:style-name="P2724"><text:span text:style-name="T2725">3</text:span><text:span text:style-name="T2726">. Jeigu atskaitytas beviltiškas skolas skol</text:span><text:span text:style-name="T2727">ininkas arba už jį kitas asmuo vėliau grąžina, visa grąžintų skolų suma priskiriama pajamoms.</text:span></text:p>
      <text:p text:style-name="P2728"><text:span text:style-name="T2729">4</text:span><text:span text:style-name="T2730">. Šio straipsnio nuostatos netaikomos kredito įstaigoms taip pat tais atvejais, kai skolininkas ir kreditorius yra susiję asmenys arba jais tapo mokestiniu l</text:span><text:span text:style-name="T2731">aikotarpiu, einančiu po to mokestinio laikotarpio, kurį skola buvo pripažinta beviltiška ir įtraukta į leidžiamus atskaitymus šiame straipsnyje nustatyta tvarka.</text:span></text:p>
      <text:p text:style-name="P2732"><text:s/>Straipsnio pakeitimai:</text:p>
      <text:p text:style-name="Normal"><text:span text:style-name="T2733">Nr.<text:s/></text:span><text:a xlink:href="http://www3.lrs.lt/cgi-bin/preps2?a=387310&amp;b=" office:target-frame-name="_top" xlink:show="replace"><text:span text:style-name="T2734">XI-1156</text:span></text:a><text:span text:style-name="T2735">, 2010-11-23, Žin., 2010, Nr. 145-7413 (2010-12-11)</text:span></text:p>
      <text:p text:style-name="P2736"/>
      <text:p text:style-name="P2737"><text:span text:style-name="T2738">26</text:span><text:span text:style-name="T2739"><text:s/>straipsnis.<text:s/></text:span><text:span text:style-name="T2740">Išlaidos darbuotojų ir (arba) jų šeimos narių naudai, kuri nėra<text:s/></text:span></text:p>
      <text:p text:style-name="P2741"><text:span text:style-name="T2742">gyventojų pajamų mokesčio objektas</text:span></text:p>
      <text:p text:style-name="P2743"><text:span text:style-name="T2744">1</text:span><text:span text:style-name="T2745">. Mokestiniu laikotarpiu iš pajamų gali būti atskaitomos vieneto tiesiog</text:span><text:span text:style-name="T2746">iai sumokėtos sumos Europos ekonominės erdvės valstybių ir užsienio valstybių, kurios nepriklauso Europos ekonominei erdvei, tačiau su kuriomis Lietuvos Respublika yra sudariusi dvigubo apmokestinimo išvengimo sutartis, mokykloms</text:span><text:span text:style-name="T2747"><text:s/></text:span><text:span text:style-name="T2748">už fizinių asmenų, susijus</text:span><text:span text:style-name="T2749">ių su šiuo vienetu darbo santykiais, mokymą, kurį baigę jie įgyja aukštąjį išsilavinimą ir (arba) kvalifikaciją, jeigu šis išsilavinimas ir (arba) kvalifikacija būtini vieneto pajamoms uždirbti.</text:span></text:p>
      <text:p text:style-name="P2750">Straipsnio dalies pakeitimai:</text:p>
      <text:p text:style-name="P2751"><text:span text:style-name="T2752">Nr.<text:s/></text:span><text:a xlink:href="https://www.e-tar.lt/portal/legalAct.html?documentId=a4516d80e1a911e4a4809231b4b55019" office:target-frame-name="_top" xlink:show="replace"><text:span text:style-name="T2753">XII-1583</text:span></text:a><text:span text:style-name="T2754">, 2015-03-26, paskelbta TAR 2015-04-13, i. k. 2015-05699</text:span></text:p>
      <text:p text:style-name="Normal"/>
      <text:p text:style-name="P2755"><text:span text:style-name="T2756">2</text:span><text:span text:style-name="T2757">. Jeigu teikiant naudą vieneto darbuotojams ir (arba) jų šeimos nariams (sutuoktiniams, vaikams (įvaikiams) neįman</text:span><text:span text:style-name="T2758">oma nustatyti konkretaus darbuotojo ir (arba) jo šeimos nario (sutuoktinio, vaiko (įvaikio) gautos individualios naudos, dėl tokios naudos teikimo patirtos išlaidos, kurios pagal kitas šio Įstatymo nuostatas nėra priskiriamos leidžiamiems atskaitymams arba</text:span><text:span text:style-name="T2759"><text:s/>ribojamų dydžių leidžiamiems atskaitymams, mokestiniu laikotarpiu iš pajamų gali būti atskaitomos tik tuo atveju, kai tokios naudos teikimas numatytas vieneto kolektyvinėje sutartyje ir šia nauda be diskriminacijos ir apribojimų turi teisę naudotis visi t</text:span><text:span text:style-name="T2760">o vieneto darbuotojai. Iš pajamų atskaitoma šioje dalyje nurodytų išlaidų suma negali viršyti 5 procentų per mokestinį laikotarpį darbuotojams apskaičiuoto darbo užmokesčio (nuo kurio skaičiuojamos valstybinio socialinio draudimo įmokos) sumos.</text:span></text:p>
      <text:p text:style-name="P2761">Straipsnio pakeitimai:</text:p>
      <text:p text:style-name="Normal"><text:span text:style-name="T2762">Nr.<text:s/></text:span><text:a xlink:href="http://www3.lrs.lt/cgi-bin/preps2?a=215770&amp;b=" office:target-frame-name="_top" xlink:show="replace"><text:span text:style-name="T2763">IX-1713</text:span></text:a><text:span text:style-name="T2764">, 2003-07-04, Žin., 2003, Nr. 74-3428 (2003-07-25)</text:span></text:p>
      <text:p text:style-name="P2765"><text:span text:style-name="T2766">Nr.<text:s/></text:span><text:a xlink:href="http://www3.lrs.lt/cgi-bin/preps2?a=232368&amp;b=" office:target-frame-name="_top" xlink:show="replace"><text:span text:style-name="T2767">IX-2201</text:span></text:a><text:span text:style-name="T2768">, 2004-04-29, Žin., 2004, Nr. 73-2534<text:s/></text:span><text:span text:style-name="T2769">(2004-04-30)</text:span></text:p>
      <text:p text:style-name="P2770"><text:span text:style-name="T2771">Nr.<text:s/></text:span><text:a xlink:href="http://www3.lrs.lt/cgi-bin/preps2?a=259773&amp;b=" office:target-frame-name="_top" xlink:show="replace"><text:span text:style-name="T2772">X-327</text:span></text:a><text:span text:style-name="T2773">, 2005-07-05, Žin., 2005, Nr. 88-3292 (2005-07-21)</text:span></text:p>
      <text:p text:style-name="Normal"><text:span text:style-name="T2774">Nr.<text:s/></text:span><text:a xlink:href="http://www3.lrs.lt/cgi-bin/preps2?a=297421&amp;b=" office:target-frame-name="_top" xlink:show="replace"><text:span text:style-name="T2775">X-1110</text:span></text:a><text:span text:style-name="T2776">, 2007-05-03, Žin., 2007, Nr. 55-2126 (2007-05-19</text:span><text:span text:style-name="T2777">)</text:span></text:p>
      <text:p text:style-name="P2778"><text:span text:style-name="T2779">Nr.<text:s/></text:span><text:a xlink:href="http://www3.lrs.lt/cgi-bin/preps2?a=318400&amp;b=" office:target-frame-name="_top" xlink:show="replace"><text:span text:style-name="T2780">X-1484</text:span></text:a><text:span text:style-name="T2781">, 2008-04-10, Žin., 2008, Nr. 47-1749 (2008-04-24)</text:span></text:p>
      <text:p text:style-name="Normal"><text:span text:style-name="T2782">Nr.<text:s/></text:span><text:a xlink:href="http://www3.lrs.lt/cgi-bin/preps2?a=325285&amp;b=" office:target-frame-name="_top" xlink:show="replace"><text:span text:style-name="T2783">X-1697</text:span></text:a><text:span text:style-name="T2784">, 2008-07-14, Žin., 2008, Nr. 87-3457 (2008-07-31)</text:span></text:p>
      <text:p text:style-name="P2785"><text:span text:style-name="T2786">Nr.<text:s/></text:span><text:a xlink:href="http://www3.lrs.lt/cgi-bin/preps2?a=361056&amp;b=" office:target-frame-name="_top" xlink:show="replace"><text:span text:style-name="T2787">XI-539</text:span></text:a><text:span text:style-name="T2788">, 2009-12-09, Žin., 2009, Nr. 153-6880 (2009-12-28)</text:span></text:p>
      <text:p text:style-name="P2789"/>
      <text:p text:style-name="P2790"><text:span text:style-name="T2791">27</text:span><text:span text:style-name="T2792"><text:s/>straipsnis.<text:s/></text:span><text:span text:style-name="T2793">Specialieji kredito įstaigų ir draudimo įmonių atidėjimai</text:span></text:p>
      <text:p text:style-name="P2794"><text:span text:style-name="T2795">1</text:span><text:span text:style-name="T2796">. Pagal Lietuvos Respublikos bankų įstatymą veikiantiems<text:s/></text:span><text:span text:style-name="T2797">bankams, tarp jų užsienio komercinių bankų filialams, pagal Lietuvos Respublikos kredito unijų įstatymą veikiančioms kredito unijoms bei pagal Lietuvos Respublikos centrinės kredito unijos įstatymą veikiančiai Centrinei kredito unijai, sudarantiems special</text:span><text:span text:style-name="T2798">iuosius atidėjimus kredito įstaigų abejotiniems aktyvams padengti pagal Lietuvos banko nustatytas taisykles, per mokestinį laikotarpį iš pajamų leidžiama atskaityti specialiuosius atidėjimus kredito įstaigų abejotiniems aktyvams padengti, sudaromus konkret</text:span><text:span text:style-name="T2799">aus abejotino aktyvo (abejotinų aktyvų grupės) nuostoliams padengti.</text:span></text:p>
      <text:p text:style-name="P2800"><text:span text:style-name="T2801">2</text:span><text:span text:style-name="T2802">. Jei kredito įstaiga</text:span><text:span text:style-name="T2803"><text:s/></text:span><text:span text:style-name="T2804">patenkina savo skolinius reikalavimus dėl skolų grąžinimo, tai skolos suma arba jos dalis, atitinkanti dėl jos padaryto specialiojo atidėjimo dydį, pripažįstama</text:span><text:span text:style-name="T2805"><text:s/>pajamomis skolinio reikalavimo patenkinimo momentu.</text:span></text:p>
      <text:p text:style-name="P2806"><text:span text:style-name="T2807">3</text:span><text:span text:style-name="T2808">. Iš pajamų leidžiama atskaityti draudimo techninius atidėjinius, kuriuos nustato finansų ministras pagal Lietuvos banko</text:span><text:span text:style-name="T2809"><text:s/></text:span><text:span text:style-name="T2810">patvirtintą draudimo techninių atidėjinių dydžių apskaičiavimo metodiką.</text:span></text:p>
      <text:p text:style-name="P2811">Straipsnio pakeitimai:</text:p>
      <text:p text:style-name="P2812"><text:span text:style-name="T2813">Nr.<text:s/></text:span><text:a xlink:href="http://www3.lrs.lt/cgi-bin/preps2?a=215625&amp;b=" office:target-frame-name="_top" xlink:show="replace"><text:span text:style-name="T2814">IX-1659</text:span></text:a><text:span text:style-name="T2815">, 2003-07-01, Žin., 2003, Nr. 74-3417 (2003-07-25)</text:span></text:p>
      <text:p text:style-name="Normal"><text:span text:style-name="T2816">Nr.<text:s/></text:span><text:a xlink:href="http://www3.lrs.lt/cgi-bin/preps2?a=268450&amp;b=" office:target-frame-name="_top" xlink:show="replace"><text:span text:style-name="T2817">X-456</text:span></text:a><text:span text:style-name="T2818">, 2005-12-20, Žin., 2005, Nr. 153-5635</text:span><text:span text:style-name="T2819"><text:s/>(2005-12-31)</text:span></text:p>
      <text:p text:style-name="Normal"><text:span text:style-name="T2820">Nr.<text:s/></text:span><text:a xlink:href="http://www3.lrs.lt/cgi-bin/preps2?a=412343&amp;b=" office:target-frame-name="_top" xlink:show="replace"><text:span text:style-name="T2821">XI-1698</text:span></text:a><text:span text:style-name="T2822">, 2011-11-17, Žin., 2011, Nr. 146-6844 (2011-12-01)</text:span></text:p>
      <text:p text:style-name="P2823"/>
      <text:p text:style-name="P2824"><text:span text:style-name="T2825">28</text:span><text:span text:style-name="T2826"><text:s/>straipsnis.<text:s/></text:span><text:span text:style-name="T2827">Parama</text:span></text:p>
      <text:p text:style-name="P2828"><text:span text:style-name="T2829">1</text:span><text:span text:style-name="T2830">. Mokesčio mokėtojams, pagal Lietuvos Respublikos labdaros ir paramos įstatymą turint</text:span><text:span text:style-name="T2831">iems teisę teikti labdarą ir paramą, iš pajamų leidžiama atskaityti visas išmokas (išskyrus išmokas grynais pinigais, viršijančias 250 MGL dydžio sumą vienam paramos ar labdaros gavėjui per mokestinį laikotarpį), įskaitant perleistą turtą, suteiktas paslau</text:span><text:span text:style-name="T2832">gas, kurios Lietuvos Respublikos labdaros ir paramos įstatymo nustatyta tvarka skirtos labdarai ir paramai, jei šiame straipsnyje nenustatyta kitaip.</text:span></text:p>
      <text:p text:style-name="P2833"><text:span text:style-name="T2834">2</text:span><text:span text:style-name="T2835">.</text:span><text:span text:style-name="T2836"><text:s/>Mokesčio mokėtojams, pagal Lietuvos Respublikos<text:s/></text:span><text:span text:style-name="T2837">labdaros ir paramos įstatymą</text:span><text:span text:style-name="T2838"><text:s/>turintiems teisę teikti tik paramą, iš pajamų</text:span><text:span text:style-name="T2839"><text:s/></text:span><text:span text:style-name="T2840">leidžiama du kartus atskaityti išmokas (išskyrus išmokas grynais</text:span><text:span text:style-name="T2841"><text:s/></text:span><text:span text:style-name="T2842">pinigais, viršijančias 250 MGL dydžio sumą vienam paramos gavėjui</text:span><text:span text:style-name="T2843"><text:s/></text:span><text:span text:style-name="T2844">per mokestinį laikotarpį), įskaitant perleistą turtą, suteiktas</text:span><text:span text:style-name="T2845"><text:s/></text:span><text:span text:style-name="T2846">paslaugas, kur</text:span><text:span text:style-name="T2847">ios Lietuvos Respublikos<text:s/></text:span><text:span text:style-name="T2848">labdaros ir paramos įstatymo</text:span><text:span text:style-name="T2849"><text:s/>nustatyta tvarka skirtos paramai, tačiau ne didesnes</text:span><text:span text:style-name="T2850"><text:s/></text:span><text:span text:style-name="T2851">kaip 40 procentų mokesčio mokėtojo pajamų, apskaičiuotų iš pajamų</text:span><text:span text:style-name="T2852"><text:s/></text:span><text:span text:style-name="T2853">atėmus neapmokestinamąsias pajamas, leidžiamus atskaitymus ir</text:span><text:span text:style-name="T2854"><text:s/></text:span><text:span text:style-name="T2855">ribojamų dydžių leidž</text:span><text:span text:style-name="T2856">iamus atskaitymus, išskyrus paramą<text:s/></text:span><text:span text:style-name="T2857">ir ankstesnių metų mokestinių laikotarpių nuostolius.</text:span></text:p>
      <text:p text:style-name="P2858"><text:span text:style-name="T2859">3</text:span><text:span text:style-name="T2860">. Teikiant paramą ilgalaikiu materialiuoju turtu, suteiktos paramos suma yra lygi šio turto likutinei vertei. Teikiant paramą kitu turtu, suteiktos paramos suma y</text:span><text:span text:style-name="T2861">ra lygi šio turto įsigijimo kainai. Teikiant paramą paslaugomis, paramos suma yra lygi šių paslaugų savikainai. Teikiant paramą panaudos teise perduodant ilgalaikį materialųjį turtą, paramos suma lygi apskaičiuotai šio turto nusidėvėjimo per laikotarpį, ku</text:span><text:span text:style-name="T2862">rį paramos gavėjas jį naudojo, sumai.</text:span></text:p>
      <text:p text:style-name="P2863"><text:span text:style-name="T2864">4</text:span><text:span text:style-name="T2865">. Mokesčio mokėtojams, pagal <text:s/>Loterijų įstatymą privalomai skiriantiems lėšas labdarai ar paramai, netaikomos šio straipsnio 2 dalies nuostatos.</text:span></text:p>
      <text:p text:style-name="P2866">Straipsnio pakeitimai:</text:p>
      <text:p text:style-name="P2867"><text:span text:style-name="T2868">Nr.<text:s/></text:span><text:a xlink:href="http://www3.lrs.lt/cgi-bin/preps2?a=215629&amp;b=" office:target-frame-name="_top" xlink:show="replace"><text:span text:style-name="T2869">IX-1663</text:span></text:a><text:span text:style-name="T2870">, 2003-07-01, Žin., 2003, Nr. 73-3343 (2003-07-23)</text:span></text:p>
      <text:p text:style-name="Normal"><text:span text:style-name="T2871">Nr.<text:s/></text:span><text:a xlink:href="http://www3.lrs.lt/cgi-bin/preps2?a=268450&amp;b=" office:target-frame-name="_top" xlink:show="replace"><text:span text:style-name="T2872">X-456</text:span></text:a><text:span text:style-name="T2873">, 2005-12-20, Žin., 2005, Nr. 153-5635 (2005-12-31)</text:span></text:p>
      <text:p text:style-name="P2874"><text:span text:style-name="T2875">Nr.<text:s/></text:span><text:a xlink:href="http://www3.lrs.lt/cgi-bin/preps2?a=318400&amp;b=" office:target-frame-name="_top" xlink:show="replace"><text:span text:style-name="T2876">X-1484</text:span></text:a><text:span text:style-name="T2877">, 2008-04-10, Žin., 2008, Nr. 47-1749 (2008-04-24)</text:span></text:p>
      <text:p text:style-name="P2878"/>
      <text:p text:style-name="P2879"><text:span text:style-name="T2880">29</text:span><text:span text:style-name="T2881"><text:s/>straipsnis.<text:s/></text:span><text:span text:style-name="T2882">Narių mokesčiai, įnašai ir įmokos</text:span></text:p>
      <text:p text:style-name="P2883"><text:span text:style-name="T2884">1</text:span><text:span text:style-name="T2885">. Iš pajamų atskaitoma stojamųjų narių įnašų suma ir narių mokesčių suma, ne didesnė kaip 0,2 procento pajamų, bei tikslinių<text:s/></text:span><text:span text:style-name="T2886">nario įmokų suma, ne didesnė kaip 0,2 procento pajamų, jei šie įnašai, mokesčiai ir tikslinės įmokos sumokami vienetams, kurių veiklą reglamentuoja specialūs įstatymai ir kurių veiklos tikslas nėra pelno siekimas, o gautas pelnas negali būti skiriamas jų s</text:span><text:span text:style-name="T2887">teigėjams ir (arba) dalininkams, ir (arba) nariams.</text:span></text:p>
      <text:p text:style-name="P2888"><text:span text:style-name="T2889">2</text:span><text:span text:style-name="T2890">. Iš pajamų atskaitomi Lietuvos Respublikos transporto priemonių savininkų ir valdytojų civilinės atsakomybės draudimo biuro narių atskaitymai nuo transporto priemonių savininkų ir valdytojų civilinė</text:span><text:span text:style-name="T2891">s atsakomybės privalomojo draudimo pasirašytų draudimo įmokų, ne didesni kaip 15 procentų šių įmokų sumos.</text:span></text:p>
      <text:p text:style-name="P2892"/>
      <text:p text:style-name="P2893"><text:span text:style-name="T2894">30</text:span><text:span text:style-name="T2895"><text:s/>straipsnis.<text:s/></text:span><text:span text:style-name="T2896">Mokestinio laikotarpio nuostolių perkėlimas</text:span></text:p>
      <text:p text:style-name="P2897"><text:span text:style-name="T2898">1</text:span><text:span text:style-name="T2899">.<text:s/></text:span><text:span text:style-name="T2900">Jeigu mokestiniais metais iš pajamų atėmus neapmokestinamąsias pajamas ir at</text:span><text:span text:style-name="T2901">skaičius leidžiamus atskaitymus bei ribojamų dydžių leidžiamus atskaitymus gaunami mokestinio laikotarpio nuostoliai, šių nuostolių suma perkeliama į kitus mokestinius metus, išskyrus nuostolius, patirtus dėl vertybinių popierių ir (arba) išvestinių finans</text:span><text:span text:style-name="T2902">inių priemonių perleidimo, ir nuostolius, patirtus dėl turto naudojimo, pardavimo ar kitokio perleidimo nuosavybėn, apskaičiuotus pagal šio Įstatymo 5 straipsnio 9 dalyje nustatytą formulę.</text:span><text:s/></text:p>
      <text:p text:style-name="P2903"><text:span text:style-name="T2904">TAR pastaba.</text:span><text:span text:style-name="T2905"><text:s/>1 dalies nuostatos taikomos apskaičiuojant ir deklar</text:span><text:span text:style-name="T2906">uojant 2018 metų ir vėlesnių mokestinių laikotarpių pelno mokest</text:span><text:span text:style-name="T2907">į</text:span></text:p>
      <text:p text:style-name="P2908">Straipsnio dalies pakeitimai:</text:p>
      <text:p text:style-name="P2909"><text:span text:style-name="T2910">Nr.<text:s/></text:span><text:a xlink:href="https://www.e-tar.lt/portal/legalAct.html?documentId=37311330043d11e9a5eaf2cd290f1944" office:target-frame-name="_top" xlink:show="replace"><text:span text:style-name="T2911">XIII-1697</text:span></text:a><text:span text:style-name="T2912">, 2018-12-06, paskelbta TAR 2018-12-20, i. k. 201</text:span><text:span text:style-name="T2913">8-20938</text:span></text:p>
      <text:p text:style-name="Normal"/>
      <text:p text:style-name="P2914"><text:span text:style-name="T2915">2</text:span><text:span text:style-name="T2916">. Nuostoliai dėl vertybinių popierių arba išvestinių finansinių priemonių perleidimo perkeliami į kitus mokestinius metus, tačiau dengiami tik vertybinių popierių ir (arba) išvestinių finansinių priemonių perleidimo veiklos pajamomis. Nuostol</text:span><text:span text:style-name="T2917">iai dėl vieneto, kuris įregistruotas ar kitaip organizuotas Europos ekonominės erdvės valstybėje arba valstybėje, su kuria sudaryta ir taikoma dvigubo apmokestinimo išvengimo sutartis, ir kuris yra pelno mokesčio arba jam tapataus mokesčio mokėtojas, akcij</text:span><text:span text:style-name="T2918">ų perleidimo kitam vienetui arba fiziniam asmeniui, jei akcijas perleidžiantis vienetas ne trumpiau kaip 2 metus be pertraukų turėjo daugiau kaip 10 procentų balsus suteikiančių šio vieneto akcijų<text:s/></text:span><text:span text:style-name="T2919">arba<text:s/></text:span><text:span text:style-name="T2920">jei akcijos buvo perleistos šio Įstatymo 41 straipsnio</text:span><text:span text:style-name="T2921"><text:s/>2 dalyje nurodytais reorganizavimo ar perleidimo atvejais, akcijų perleidimo kitam vienetui arba fiziniam asmeniui, jei akcijas perleidžiantis vienetas ne trumpiau kaip 3 metus be pertraukų turėjo daugiau kaip 10 procentų balsus suteikiančių šio vieneto a</text:span><text:span text:style-name="T2922">kcijų, iš pajamų neatskaitomi ir į kitus mokestinius metus neperkeliami.</text:span><text:span text:style-name="T2923"><text:s/>Šioje dalyje nurodyta taisyklė dėl nuostolių neatskaitymo ir neperkėlimo netaikoma tuo atveju, kai akcijas perleidžiantis vienetas jas perleidžia šias akcijas išleidusiam vienetui, o<text:s/></text:span><text:span text:style-name="T2924">į nustatytus terminus dėl akcijų turėjimo neatsižvelgiama tais atvejais, kai akcijos perleidžiamos dėl teisės aktų reikalavimų. Šioje dalyje vartojama sąvoka „akcija“ apima ir turimas teises į rizikos ir privataus kapitalo subjektų paskirstytinojo pelno da</text:span><text:span text:style-name="T2925">lį.</text:span><text:s/></text:p>
      <text:p text:style-name="P2926"><text:span text:style-name="T2927">TAR pastaba.<text:s/></text:span><text:span text:style-name="T2928">2 dalies<text:s/></text:span><text:span text:style-name="T2929">nuostatos taikomos apskaičiuojant ir deklaruojant 2021 metų ir vėlesnių mokestinių laikotarpių pelno mokestį</text:span></text:p>
      <text:p text:style-name="P2930">Straipsnio dalies pakeitimai:</text:p>
      <text:p text:style-name="P2931"><text:span text:style-name="T2932">Nr.<text:s/></text:span><text:a xlink:href="https://www.e-tar.lt/portal/legalAct.html?documentId=0973bdf0e62811e7acd7ea182930b17f" office:target-frame-name="_top" xlink:show="replace"><text:span text:style-name="T2933">XIII-842</text:span></text:a><text:span text:style-name="T2934">, 2017-12-07, paskelbta TAR 2017-12-22, i. k. 2017-20681</text:span></text:p>
      <text:p text:style-name="P2935"><text:span text:style-name="T2936">Nr.<text:s/></text:span><text:a xlink:href="https://www.e-tar.lt/portal/legalAct.html?documentId=c176eaf03ede11eb8d9fe110e148c770" office:target-frame-name="_top" xlink:show="replace"><text:span text:style-name="T2937">XIV-39</text:span></text:a><text:span text:style-name="T2938">, 2020-12-03, paskelbta TAR 2020-12-15, i. k. 2020-27347</text:span></text:p>
      <text:p text:style-name="Normal"/>
      <text:p text:style-name="P2939"><text:span text:style-name="T2940">2</text:span><text:span text:style-name="T2941">1</text:span><text:span text:style-name="T2942">.<text:s/></text:span><text:span text:style-name="T2943">Nuostoliai, patirti dėl turto naudojimo, pardavimo ar kitokio perleidimo nuosavybėn, apskaičiuoti pagal šio Įstatymo 5 straipsnio 9 dalyje nustatytą formulę, perkeliami į kitus<text:s/></text:span><text:span text:style-name="T2944">mokestinius metus, tačiau dengiami tik pagal šio Įstatymo 5 straipsnio 9 dalyje nustatytą formulę apskaičiuoto apmokestinamojo pelno dalimi.</text:span></text:p>
      <text:p text:style-name="P2945"><text:span text:style-name="T2946">TAR pastaba.</text:span><text:span text:style-name="T2947"><text:s/>2</text:span><text:span text:style-name="T2948">1</text:span><text:span text:style-name="T2949"><text:s/></text:span><text:span text:style-name="T2950">dalies nuostatos taikomos apskaičiuojant ir deklaruojant 2018 metų ir vėlesnių mokestinių laikotarp</text:span><text:span text:style-name="T2951">ių pelno mokest</text:span><text:span text:style-name="T2952">į</text:span></text:p>
      <text:p text:style-name="P2953">Papildyta straipsnio dalimi:</text:p>
      <text:p text:style-name="P2954"><text:span text:style-name="T2955">Nr.<text:s/></text:span><text:a xlink:href="https://www.e-tar.lt/portal/legalAct.html?documentId=37311330043d11e9a5eaf2cd290f1944" office:target-frame-name="_top" xlink:show="replace"><text:span text:style-name="T2956">XIII-1697</text:span></text:a><text:span text:style-name="T2957">, 2018-12-06, paskelbta TAR 2018-12-20, i. k. 2018-20938</text:span></text:p>
      <text:p text:style-name="Normal"/>
      <text:p text:style-name="P2958"><text:span text:style-name="T2959">3</text:span><text:span text:style-name="T2960">. Jeigu mokesčio mokėtojas gauna<text:s/></text:span><text:span text:style-name="T2961">mokestinius nuostolius ilgiau negu vienerius mokestinius metus, pirmiausia perkeliami ankstesnių metų mokestinio laikotarpio nuostoliai. Vėliau patirti nuostoliai perkeliami tik padengus ankstesnių mokestinių laikotarpių nuostolius.</text:span></text:p>
      <text:p text:style-name="P2962"><text:span text:style-name="T2963">4</text:span><text:span text:style-name="T2964">. Mokestinio laiko</text:span><text:span text:style-name="T2965">tarpio nuostolius, išskyrus nuostolius dėl vertybinių popierių ir (arba) išvestinių finansinių priemonių perleidimo (ne finansų įstaigų) ir nuostolius dėl turto naudojimo, pardavimo ar kitokio perleidimo nuosavybėn, apskaičiuotus pagal šio Įstatymo 5 strai</text:span><text:span text:style-name="T2966">psnio 9 dalyje nustatytą formulę, galima perkėlinėti neribotą laikotarpį, tačiau toks perkėlimas nutraukiamas, jeigu vienetas nebetęsia veiklos, dėl kurios šie nuostoliai susidarė, išskyrus atvejus, kai vienetas veiklos nebetęsia dėl nuo jo nepriklausančių</text:span><text:span text:style-name="T2967"><text:s/>priežasčių. Šioje dalyje nurodytų perkeliamų atskaitomų mokestinių nuostolių, išskyrus mokestinius nuostolius vienetų, kurių apmokestinamasis pelnas pagal šio Įstatymo 5 straipsnio 2 dalies nuostatas apmokestinamas taikant 6 procentų mokesčio tarifą, suma</text:span><text:span text:style-name="T2968"><text:s/>negali būti didesnė kaip 70 procentų mokesčio mokėtojo mokestinio laikotarpio pajamų, apskaičiuotų iš pajamų atėmus neapmokestinamąsias pajamas, leidžiamus atskaitymus ir ribojamų dydžių leidžiamus atskaitymus, išskyrus ankstesnių metų mokestinių laikotar</text:span><text:span text:style-name="T2969">pių nuostolius.</text:span></text:p>
      <text:p text:style-name="P2970">Straipsnio dalies pakeitimai:</text:p>
      <text:p text:style-name="P2971"><text:span text:style-name="T2972">Nr.<text:s/></text:span><text:a xlink:href="https://www.e-tar.lt/portal/legalAct.html?documentId=876276d02ad111eabe008ea93139d588" office:target-frame-name="_top" xlink:show="replace"><text:span text:style-name="T2973">XIII-2694</text:span></text:a><text:span text:style-name="T2974">, 2019-12-17, paskelbta TAR 2019-12-30, i. k. 2019-21550</text:span></text:p>
      <text:p text:style-name="P2975"><text:span text:style-name="T2976">Nr.<text:s/></text:span><text:a xlink:href="https://www.e-tar.lt/portal/legalAct.html?documentId=fe45a8f0353d11efbdaea558de59136c" office:target-frame-name="_top" xlink:show="replace"><text:span text:style-name="T2977">XIV-2774</text:span></text:a><text:span text:style-name="T2978">, 2024-06-20, paskelbta TAR 2024-06-28, i. k. 2024-12078</text:span></text:p>
      <text:p text:style-name="Normal"/>
      <text:p text:style-name="P2979"><text:span text:style-name="T2980">5</text:span><text:span text:style-name="T2981">.<text:s/></text:span><text:span text:style-name="T2982">Nuostoliai dėl vertybinių popierių ir (arba) išvestinių finansinių priemonių perleidimo (ne finansų įstaigų) perkeliami ne<text:s/></text:span><text:span text:style-name="T2983">ilgiau kaip penkis vienas po kito einančius mokestinius laikotarpius, pradedant tuo mokestiniu laikotarpiu, kuris eina po to mokestinio laikotarpio, kurį šie nuostoliai susidarė.</text:span><text:s/></text:p>
      <text:p text:style-name="P2984"><text:span text:style-name="T2985">6</text:span><text:span text:style-name="T2986">. Lietuvos vieneto nuolatinės buveinės, kurios pajamos pagal šio<text:s/></text:span><text:span text:style-name="T2987">Įstatymo 4 straipsnio 1 dalį nepriskiriamos Lietuvos vieneto mokesčio bazei, mokestinių nuostolių perdavimo ir atskaitymo tvarka nustatyta šio Įstatymo 56</text:span><text:span text:style-name="T2988">2</text:span><text:span text:style-name="T2989"><text:s/>straipsnyje.</text:span><text:s/></text:p>
      <text:p text:style-name="P2990"><text:span text:style-name="T2991">TAR pastaba.</text:span><text:span text:style-name="T2992"><text:s/>6 dalies nuostatos taikomos apskaičiuojant ir deklaruojant 2020 metų ir v</text:span><text:span text:style-name="T2993">ėlesnių mokestinių laikotarpių pelno mokestį.</text:span></text:p>
      <text:p text:style-name="P2994">Straipsnio dalies pakeitimai:</text:p>
      <text:p text:style-name="P2995"><text:span text:style-name="T2996">Nr.<text:s/></text:span><text:a xlink:href="https://www.e-tar.lt/portal/legalAct.html?documentId=876276d02ad111eabe008ea93139d588" office:target-frame-name="_top" xlink:show="replace"><text:span text:style-name="T2997">XIII-2694</text:span></text:a><text:span text:style-name="T2998">, 2019-12-17, paskelbta TAR 2019-12-30, i. k. 2019-21550</text:span></text:p>
      <text:p text:style-name="Normal"/>
      <text:p text:style-name="P2999"><text:span text:style-name="T3000">7</text:span><text:span text:style-name="T3001">.<text:s/></text:span><text:span text:style-name="T3002">Vienetus reorganizuojant, likviduojant, pertvarkant, Lietuvos vienetui (Europos bendrovei ar Europos kooperatinei bendrovei) perkeliant registruotą buveinę į kitą Europos Sąjungos valstybę narę, tam tikrais atvejais susidariusių nuostolių perkėlimo atvejai</text:span><text:span text:style-name="T3003"><text:s/>nustatyti šio Įstatymo IX skyriuje.</text:span></text:p>
      <text:p text:style-name="P3004">Straipsnio pakeitimai:</text:p>
      <text:p text:style-name="Normal"><text:span text:style-name="T3005">Nr.<text:s/></text:span><text:a xlink:href="http://www3.lrs.lt/cgi-bin/preps2?a=268450&amp;b=" office:target-frame-name="_top" xlink:show="replace"><text:span text:style-name="T3006">X-456</text:span></text:a><text:span text:style-name="T3007">, 2005-12-20, Žin., 2005, Nr. 153-5635 (2005-12-31)</text:span></text:p>
      <text:p text:style-name="P3008"><text:span text:style-name="T3009">Nr.<text:s/></text:span><text:a xlink:href="http://www3.lrs.lt/cgi-bin/preps2?a=285398&amp;b=" office:target-frame-name="_top" xlink:show="replace"><text:span text:style-name="T3010">X-866</text:span></text:a><text:span text:style-name="T3011">, 2006-10-19, Žin., 2006, Nr. 116-4404 (2006-10-31)</text:span></text:p>
      <text:p text:style-name="P3012"><text:span text:style-name="T3013">Nr.<text:s/></text:span><text:a xlink:href="http://www3.lrs.lt/cgi-bin/preps2?a=318400&amp;b=" office:target-frame-name="_top" xlink:show="replace"><text:span text:style-name="T3014">X-1484</text:span></text:a><text:span text:style-name="T3015">, 2008-04-10, Žin., 2008, Nr. 47-1749 (2008-04-24)</text:span></text:p>
      <text:p text:style-name="Normal"><text:span text:style-name="T3016">Nr.<text:s/></text:span><text:a xlink:href="http://www3.lrs.lt/cgi-bin/preps2?a=462850&amp;b=" office:target-frame-name="_top" xlink:show="replace"><text:span text:style-name="T3017">XII-661</text:span></text:a><text:span text:style-name="T3018">, 2013-1</text:span><text:span text:style-name="T3019">2-12, Žin., 2013, Nr. 140-7046 (2013-12-30)</text:span></text:p>
      <text:p text:style-name="P3020"/>
      <text:p text:style-name="P3021"><text:span text:style-name="T3022">30</text:span><text:span text:style-name="T3023">1</text:span><text:span text:style-name="T3024"><text:s/>straipsnis.<text:s/></text:span><text:span text:style-name="T3025">Palūkanos</text:span></text:p>
      <text:p text:style-name="P3026"><text:span text:style-name="T3027">1</text:span><text:span text:style-name="T3028">. Iš pajamų atskaitomos palūkanų sąnaudos, neviršijančios palūkanų pajamų.</text:span></text:p>
      <text:p text:style-name="P3029"><text:span text:style-name="T3030">2</text:span><text:span text:style-name="T3031">. Jeigu vieneto palūkanų sąnaudos viršija palūkanų pajamas, iš pajamų atskaitoma palūkanų<text:s/></text:span><text:span text:style-name="T3032">sąnaudų, viršijančių palūkanų pajamas, suma, ne didesnė kaip 30 procentų vieneto apmokestinamojo EBITDA, t. y. apmokestinamojo pelno, apskaičiuoto iš pajamų atėmus neapmokestinamąsias pajamas, leidžiamus ir ribojamų dydžių leidžiamus atskaitymus, išskyrus<text:s/></text:span><text:span text:style-name="T3033">nusidėvėjimo ir amortizacijos sumas, mokslinių tyrimų ir eksperimentinės plėtros darbų sąnaudų padidintų atskaitymų sumą,</text:span><text:span text:style-name="T3034"><text:s/>apmokestinamųjų pajamų sumažinimo dėl filmo arba jo dalies gamybai neatlygintinai suteiktų lėšų sumą, atskaitomą suteiktos paramos sum</text:span><text:span text:style-name="T3035">ą, praėjusių mokestinių laikotarpių nuostolių, atskaitomų iš mokestinio laikotarpio pajamų, sumą<text:s/></text:span><text:span text:style-name="T3036">ir palūkanų sąnaudas, viršijančias palūkanų pajamas.<text:s/></text:span></text:p>
      <text:p text:style-name="P3037"><text:span text:style-name="T3038">3</text:span><text:span text:style-name="T3039">. Neatsižvelgiant į šio straipsnio 2 dalies nuostatas, iš pajamų gali būti atskaitoma palūkanų sąnau</text:span><text:span text:style-name="T3040">dų, viršijančių palūkanų pajamas, suma, neviršijanti 3 000 000 eurų.</text:span></text:p>
      <text:p text:style-name="P3041"><text:span text:style-name="T3042">4</text:span><text:span text:style-name="T3043">. Jeigu vienetas priklauso vienetų grupei, šio straipsnio 2 ir 3 dalių nuostatos taikomos bendrai visiems tos vienetų grupės Lietuvos vienetams ir užsienio vienetų nuolatinėms buvein</text:span><text:span text:style-name="T3044">ėms Lietuvos Respublikoje, išskyrus finansų įstaigas ir draudimo įmones.</text:span><text:span text:style-name="T3045"><text:s/>Jeigu vienetų grupės vienetų bendra palūkanų sąnaudų, viršijančių palūkanų pajamas, suma yra lygi pagal šio straipsnio 2 ar 3 dalies nuostatas apskaičiuotai maksimaliai vienetų grupei</text:span><text:span text:style-name="T3046"><text:s/>leidžiamai atskaityti palūkanų sumai arba už šią sumą mažesnė, vienetų grupės vienetai atskaito visas palūkanų sąnaudas, viršijančias palūkanų pajamas.</text:span><text:span text:style-name="T3047"><text:s/></text:span><text:span text:style-name="T3048">Vieneto atskaitoma palūkanų sąnaudų, viršijančių palūkanų pajamas, dalis nuo vienetų grupei taikant šio</text:span><text:span text:style-name="T3049"><text:s/>straipsnio nuostatas leidžiamos atskaityti palūkanų sąnaudų sumos apskaičiuojama proporcingai to vieneto palūkanų sąnaudų, viršijančių palūkanų pajamas, daliai nuo vienetų grupės vienetų, kurių palūkanų sąnaudos viršija palūkanų pajamas, palūkanų pajamas<text:s/></text:span><text:span text:style-name="T3050">viršijančios palūkanų sąnaudų sumos.<text:s/></text:span></text:p>
      <text:p text:style-name="P3051"><text:span text:style-name="T3052">5</text:span><text:span text:style-name="T3053">. Vienetas, kurio finansinės ataskaitos įtrauktos į vienetų grupės konsoliduotąsias finansines ataskaitas</text:span><text:span text:style-name="T3054">, turi galimybę, neatsižvelgdamas į šio straipsnio 2 ir 3 dalių nuostatas, atskaityti visas palūkanų sąnauda</text:span><text:span text:style-name="T3055">s, viršijančias palūkanų pajamas, jeigu gali įrodyti, kad jo nuosavo kapitalo ir viso turto santykis nėra daugiau negu 2 procentiniais punktais mažesnis už atitinkamą vienetų grupės santykį, nustatomą pagal vienetų grupės konsoliduotųjų finansinių ataskait</text:span><text:span text:style-name="T3056">ų duomenis. Vieneto turtas ir įsipareigojimai vertinami taikant tą patį metodą kaip ir sudarant konsoliduotąsias finansines ataskaitas.</text:span></text:p>
      <text:p text:style-name="P3057"><text:span text:style-name="T3058">6</text:span><text:span text:style-name="T3059">. Šio straipsnio taikymo tikslais palūkanomis taip pat laikoma:</text:span></text:p>
      <text:p text:style-name="P3060"><text:span text:style-name="T3061">1</text:span><text:span text:style-name="T3062">) atlygis už paskolas, suteikiančias teisę dalyv</text:span><text:span text:style-name="T3063">auti skirstant pelną;</text:span></text:p>
      <text:p text:style-name="P3064"><text:span text:style-name="T3065">2</text:span><text:span text:style-name="T3066">) atlygis už konvertuojamąsias ir nulinės atkarpos obligacijas;</text:span></text:p>
      <text:p text:style-name="P3067"><text:span text:style-name="T3068">3</text:span><text:span text:style-name="T3069">) atlygis už finansavimą pagal islamo teisę;</text:span></text:p>
      <text:p text:style-name="P3070"><text:span text:style-name="T3071">4</text:span><text:span text:style-name="T3072">) atlygis už lizingą (finansinę nuomą);</text:span></text:p>
      <text:p text:style-name="P3073"><text:span text:style-name="T3074">5</text:span><text:span text:style-name="T3075">) į turto balansinę vertę įtrauktos kapitalizuotos palūkanos;</text:span></text:p>
      <text:p text:style-name="P3076"><text:span text:style-name="T3077">6</text:span><text:span text:style-name="T3078">) palūkanos, susietos su skolinto kapitalo grąža (pelnu, pajamomis);</text:span></text:p>
      <text:p text:style-name="P3079"><text:span text:style-name="T3080">7</text:span><text:span text:style-name="T3081">) sąlyginės išvestinių finansinių priemonių arba apsidraudimo sandorių, susijusių su vieneto paskolomis, palūkanos;</text:span></text:p>
      <text:p text:style-name="P3082"><text:span text:style-name="T3083">8</text:span><text:span text:style-name="T3084">) garantiniai mokėjimai pagal finansavimo sandorius;</text:span></text:p>
      <text:p text:style-name="P3085"><text:span text:style-name="T3086">9</text:span><text:span text:style-name="T3087">)</text:span><text:span text:style-name="T3088"><text:s/>kitas atlygis, ekonomiškai lygiavertis palūkanoms;</text:span></text:p>
      <text:p text:style-name="P3089"><text:span text:style-name="T3090">10</text:span><text:span text:style-name="T3091">) su visais šioje dalyje numatytais mokėjimais susiję administravimo mokesčiai;</text:span></text:p>
      <text:p text:style-name="P3092"><text:span text:style-name="T3093">11</text:span><text:span text:style-name="T3094">) su visais šioje dalyje numatytais mokėjimais susijusi užsienio valiutos kurso pasikeitimo suma.</text:span></text:p>
      <text:p text:style-name="P3095"><text:span text:style-name="T3096">7</text:span><text:span text:style-name="T3097">. Šio s</text:span><text:span text:style-name="T3098">traipsnio nuostatos netaikomos:</text:span></text:p>
      <text:p text:style-name="P3099"><text:span text:style-name="T3100">1</text:span><text:span text:style-name="T3101">) paskolų, skirtų ilgalaikiams viešosios infrastruktūros projektams, kurių tikslas yra sukurti, modernizuoti, valdyti ir (arba) prižiūrėti viešiesiems interesams tenkinti skirtą turtą, finansuoti, kai projekto vykdytojas,</text:span><text:span text:style-name="T3102"><text:s/>jo turtas yra, palūkanų sąnaudos patiriamos ir pajamos gaunamos Europos Sąjungos valstybėje narėje, palūkanoms. Projektų priskyrimo prie ilgalaikių viešosios infrastruktūros projektų kriterijus ir tvarką nustato Lietuvos Respublikos Vyriausybė ar jos įgal</text:span><text:span text:style-name="T3103">iota institucija;</text:span></text:p>
      <text:p text:style-name="P3104"><text:span text:style-name="T3105">2</text:span><text:span text:style-name="T3106">) finansų įstaigoms ir draudimo įmonėms;</text:span></text:p>
      <text:p text:style-name="P3107"><text:span text:style-name="T3108">3</text:span><text:span text:style-name="T3109">) vienetams, neturintiems susijusių asmenų (vienetų).</text:span></text:p>
      <text:p text:style-name="P3110"><text:span text:style-name="T3111">8</text:span><text:span text:style-name="T3112">. Kai taikomas šio straipsnio 7 dalies 1 punktas, pajamos, gautos iš ilgalaikio viešosios infrastruktūros projekto, šio straip</text:span><text:span text:style-name="T3113">snio taikymo tikslais apskaičiuojant apmokestinamąjį EBITDA neįtraukiamos.<text:s/></text:span></text:p>
      <text:p text:style-name="P3114"><text:span text:style-name="T3115">9</text:span><text:span text:style-name="T3116">. Pagal šį straipsnį neatskaitytų palūkanų sąnaudų suma, kuri kitais šiame Įstatyme nustatytais atvejais galėtų būtų atskaitoma, gali būti perkeliama į kitus mokestinius laiko</text:span><text:span text:style-name="T3117">tarpius neribotą laiką ir atskaitoma iš tų mokestinių laikotarpių pajamų taikant šiame straipsnyje nustatytus apribojimus.</text:span></text:p>
      <text:p text:style-name="P3118"><text:span text:style-name="T3119">TAR pastaba.</text:span><text:span text:style-name="T3120"><text:s/></text:span><text:span text:style-name="T3121">30</text:span><text:span text:style-name="T3122">1<text:s/></text:span><text:span text:style-name="T3123">straipsnio</text:span><text:span text:style-name="T3124"><text:s/>nuostatos taikomos apskaičiuojant ir deklaruojant 2019 metų ir vėlesnių mokestinių laikotarpių pelno moke</text:span><text:span text:style-name="T3125">stį.</text:span></text:p>
      <text:p text:style-name="P3126">Papildyta straipsniu:</text:p>
      <text:p text:style-name="P3127"><text:span text:style-name="T3128">Nr.<text:s/></text:span><text:a xlink:href="https://www.e-tar.lt/portal/legalAct.html?documentId=37311330043d11e9a5eaf2cd290f1944" office:target-frame-name="_top" xlink:show="replace"><text:span text:style-name="T3129">XIII-1697</text:span></text:a><text:span text:style-name="T3130">, 2018-12-06, paskelbta TAR 2018-12-20, i. k. 2018-20938</text:span></text:p>
      <text:p text:style-name="Normal"/>
      <text:p text:style-name="P3131"><text:span text:style-name="T3132">30</text:span><text:span text:style-name="T3133">2</text:span><text:span text:style-name="T3134"><text:s/>straipsnis.<text:s/></text:span><text:span text:style-name="T3135">Lengvųjų automobilių įsigijimo ir<text:s/></text:span><text:span text:style-name="T3136">nuomos išlaidos</text:span></text:p>
      <text:p text:style-name="P3137"><text:span text:style-name="T3138">1</text:span><text:span text:style-name="T3139">. Iš pajamų šio Įstatymo 18 straipsnyje nustatyta tvarka atskaitoma lengvojo automobilio, kuris laikomas vieneto turtu, įsigijimo kainos dalis, neviršijanti:</text:span></text:p>
      <text:p text:style-name="P3140"><text:span text:style-name="T3141">1</text:span><text:span text:style-name="T3142">) 75 000 eurų, kai įsigyjamas lengvasis automobilis, kurio išmetamas angli</text:span><text:span text:style-name="T3143">es dioksido (CO</text:span><text:span text:style-name="T3144">2</text:span><text:span text:style-name="T3145">) kiekis lygus 0 g/km;</text:span></text:p>
      <text:p text:style-name="P3146"><text:span text:style-name="T3147">2</text:span><text:span text:style-name="T3148">) 50 000 eurų, kai įsigyjamas lengvasis automobilis, kurio išmetamas anglies dioksido (CO</text:span><text:span text:style-name="T3149">2</text:span><text:span text:style-name="T3150">) kiekis neviršija 130 g/km;</text:span></text:p>
      <text:p text:style-name="P3151"><text:span text:style-name="T3152">3</text:span><text:span text:style-name="T3153">) 25 000 eurų, kai įsigyjamas lengvasis automobilis, kurio išmetamas anglies dioksido (C</text:span><text:span text:style-name="T3154">O</text:span><text:span text:style-name="T3155">2</text:span><text:span text:style-name="T3156">) kiekis viršija 130 g/km, tačiau neviršija 200 g/km;</text:span></text:p>
      <text:p text:style-name="P3157"><text:span text:style-name="T3158">4</text:span><text:span text:style-name="T3159">) 10 000 eurų, kai įsigyjamas lengvasis automobilis, kurio išmetamas anglies dioksido (CO</text:span><text:span text:style-name="T3160">2</text:span><text:span text:style-name="T3161">) kiekis viršija 200 g/km.</text:span></text:p>
      <text:p text:style-name="P3162"><text:span text:style-name="T3163">2</text:span><text:span text:style-name="T3164">. Lengvojo automobilio, kuris nelaikomas vieneto turtu, mėnesio nuomos<text:s/></text:span><text:span text:style-name="T3165">sąnaudos iš pajamų atskaitomos neviršijant šio straipsnio 1 dalyje nustatytos ribos ir ilgalaikio turto grupei, kuriai turėtų būti priskirtas nuomojamas lengvasis automobilis, jeigu jis būtų laikomas vieneto turtu, taikomo šio Įstatymo 1 priedėlyje nustaty</text:span><text:span text:style-name="T3166">to nusidėvėjimo normatyvo (metais) santykio, padalyto iš 12. Šios dalies nuostatos netaikomos nuomos, kurios bendras laikotarpis ne ilgesnis kaip 30 dienų per mokestinį laikotarpį, taip pat nuomos naudojantis elektronine sąsaja – platforma, portalu ar kita</text:span><text:span text:style-name="T3167"><text:s/>tokio paties pobūdžio priemone – atvejais.</text:span></text:p>
      <text:p text:style-name="P3168"><text:span text:style-name="T3169">3</text:span><text:span text:style-name="T3170">. Lengvojo automobilio išmetamas anglies dioksido (CO</text:span><text:span text:style-name="T3171">2</text:span><text:span text:style-name="T3172">) kiekis nustatomas vadovaujantis Lietuvos Respublikos motorinių transporto priemonių registracijos mokesčio įstatyme nurodyta tvarka, taikoma nustatant<text:s/></text:span><text:span text:style-name="T3173">Kelių transporto priemonių registre registruojamų motorinių transporto priemonių išmetamą anglies dioksido (CO</text:span><text:span text:style-name="T3174">2</text:span><text:span text:style-name="T3175">) kiekį.</text:span></text:p>
      <text:p text:style-name="P3176"><text:span text:style-name="T3177">TAR pastaba</text:span><text:span text:style-name="T3178">: <text:s/>straipsnio<text:s/></text:span><text:span text:style-name="T3179">nuostatos taikomos apskaičiuojant pelno mokestį, kai apmokestinamojo vieneto pajamoms uždirbti naudojami lengvi</text:span><text:span text:style-name="T3180">eji automobiliai, įsigyti ar išsinuomoti nuo 2025 m. sausio 1 d</text:span><text:span text:style-name="T3181">.</text:span></text:p>
      <text:p text:style-name="P3182">Papildyta straipsniu:</text:p>
      <text:p text:style-name="P3183"><text:span text:style-name="T3184">Nr.<text:s/></text:span><text:a xlink:href="https://www.e-tar.lt/portal/legalAct.html?documentId=fe45a8f0353d11efbdaea558de59136c" office:target-frame-name="_top" xlink:show="replace"><text:span text:style-name="T3185">XIV-2774</text:span></text:a><text:span text:style-name="T3186">, 2024-06-20, paskelbta TAR 2024-06-28, i. k. 2024-12078</text:span></text:p>
      <text:p text:style-name="Normal"/>
      <text:p text:style-name="P3187"><text:span text:style-name="T3188">VI</text:span><text:span text:style-name="T3189"><text:s/>SKYRIUS</text:span></text:p>
      <text:p text:style-name="P3190"><text:span text:style-name="T3191">NELEIDŽIAMI ATSKAITYMAI</text:span></text:p>
      <text:p text:style-name="P3192"/>
      <text:p text:style-name="P3193"><text:span text:style-name="T3194">31</text:span><text:span text:style-name="T3195"><text:s/>straipsnis.<text:s/></text:span><text:span text:style-name="T3196">Neleidžiami atskaitymai</text:span></text:p>
      <text:p text:style-name="P3197"><text:span text:style-name="T3198">1</text:span><text:span text:style-name="T3199">. Iš pajamų negali būti atskaitoma:</text:span></text:p>
      <text:p text:style-name="P3200"><text:span text:style-name="T3201">1</text:span><text:span text:style-name="T3202">) pridėtinės vertės mokestis, mokamas į biudžetą, ir pelno mokestis, nustatytas šio Įstatymo;</text:span></text:p>
      <text:p text:style-name="P3203"><text:span text:style-name="T3204">2</text:span><text:span text:style-name="T3205">)<text:s/></text:span><text:span text:style-name="T3206">neteko galios nuo<text:s/></text:span><text:span text:style-name="T3207">2003-07-25</text:span><text:span text:style-name="T3208">;</text:span></text:p>
      <text:p text:style-name="P3209"><text:span text:style-name="T3210">3</text:span><text:span text:style-name="T3211">) netesybos, į biudžetą ir valstybės fondus sumokėtos baudos, delspinigiai ir kitos sankcijos už Lietuvos Respublikos teisės aktų pažeidimus;</text:span></text:p>
      <text:p text:style-name="P3212"><text:span text:style-name="T3213">4</text:span><text:span text:style-name="T3214">) palūkanos ar kitokios išmokos už susijusių asmenų sutartinių įsipareigojimų nevykdymą;</text:span></text:p>
      <text:p text:style-name="P3215"><text:span text:style-name="T3216">5</text:span><text:span text:style-name="T3217">) ribojamų dydžių atskaitymų dalis, viršijanti nustatytus dydžius;</text:span></text:p>
      <text:p text:style-name="P3218"><text:span text:style-name="T3219">6</text:span><text:span text:style-name="T3220">)</text:span><text:span text:style-name="T3221"><text:s/></text:span><text:span text:style-name="T3222">neteko galios nuo 2004-02-14</text:span><text:span text:style-name="T3223">;</text:span></text:p>
      <text:p text:style-name="P3224"><text:span text:style-name="T3225">7</text:span><text:span text:style-name="T3226">)<text:s/></text:span><text:span text:style-name="T3227">neteko galios nuo 2008-04-28</text:span><text:span text:style-name="T3228">;</text:span></text:p>
      <text:p text:style-name="P3229"><text:span text:style-name="T3230">8</text:span><text:span text:style-name="T3231">) sąnaudos, kurios buvo įtrauktos į leidžiamus atskaitymus daugiau kaip prieš 18 mėnesių, tačiau faktiškai<text:s/></text:span><text:span text:style-name="T3232">iš vienetų, įregistruotų ar kitaip organizuotų tikslinėse teritorijose, gautos prekės ar suteiktos paslaugos neapmokėtos;</text:span></text:p>
      <text:p text:style-name="P3233"><text:span text:style-name="T3234">9</text:span><text:span text:style-name="T3235">) parama, išskyrus šio Įstatymo 28 straipsnyje nustatytus atvejus</text:span><text:span text:style-name="T3236">,</text:span><text:span text:style-name="T3237"><text:s/></text:span><text:span text:style-name="T3238">ir dovanos, išskyrus dovanas darbuotojams</text:span><text:span text:style-name="T3239">;</text:span></text:p>
      <text:p text:style-name="P3240"><text:span text:style-name="T3241">10</text:span><text:span text:style-name="T3242">) išmokos, ne</text:span><text:span text:style-name="T3243">pagrįstos šio straipsnio 2 dalyje nustatytais įrodymais, bei išmokos, neapmokestintos šio Įstatymo 37 straipsnyje nustatyta tvarka;</text:span></text:p>
      <text:p text:style-name="P3244"><text:span text:style-name="T3245">11</text:span><text:span text:style-name="T3246">) vieneto padarytos žalos atlyginimas;</text:span></text:p>
      <text:p text:style-name="P3247"><text:span text:style-name="T3248">12</text:span><text:span text:style-name="T3249">) dividendai ar kitaip paskirstytas pelnas (pelno dalis, paskirta<text:s/></text:span><text:span text:style-name="T3250">metinėm</text:span><text:span text:style-name="T3251">s išmokoms (tantjemoms) už valdybos ar stebėtojų tarybos narių veiklą,</text:span><text:span text:style-name="T3252"><text:s/></text:span><text:span text:style-name="T3253">darbuotojų naudai ar šio Įstatymo 26 straipsnio 2 dalyje nurodytai naudai teikti, nelaikoma paskirstytuoju pelnu);</text:span></text:p>
      <text:p text:style-name="P3254"><text:span text:style-name="T3255">13</text:span><text:span text:style-name="T3256">) kitos nesusiję su pajamų uždirbimu ir neįprastinės vieneto vyk</text:span><text:span text:style-name="T3257">domai veiklai sąnaudos bei sąnaudos, nelaikomos leidžiamais atskaitymais pagal šį Įstatymą;</text:span></text:p>
      <text:p text:style-name="P3258"><text:span text:style-name="T3259">14</text:span><text:span text:style-name="T3260">) praėjusių mokestinių laikotarpių klaidų ir netikslumų taisymai pagal finansinės apskaitos tvarkymą reglamentuojančius teisės aktus;</text:span></text:p>
      <text:p text:style-name="P3261">Straipsnio punkto pakeitimai:</text:p>
      <text:p text:style-name="P3262"><text:span text:style-name="T3263">Nr.<text:s/></text:span><text:a xlink:href="https://www.e-tar.lt/portal/legalAct.html?documentId=cddc375053ff11ec862fdcbc8b3e3e05" office:target-frame-name="_top" xlink:show="replace"><text:span text:style-name="T3264">XIV-686</text:span></text:a><text:span text:style-name="T3265">, 2021-11-23, paskelbta TAR 2021-12-03, i. k. 2021-25112</text:span></text:p>
      <text:p text:style-name="Normal"/>
      <text:p text:style-name="P3266"><text:span text:style-name="T3267">15</text:span><text:span text:style-name="T3268">)</text:span><text:span text:style-name="T3269"><text:s/></text:span><text:span text:style-name="T3270">sąnaudos dėl turto ir įsipareigojimų, išskyrus sąnaudas dėl išvestinių<text:s/></text:span><text:span text:style-name="T3271">finansinių priemonių, įsigytų rizikai drausti, perkainojimo, atlikto teisės aktų nustatyta tvarka;</text:span></text:p>
      <text:p text:style-name="P3272"><text:span text:style-name="T3273">16)</text:span><text:span text:style-name="T3274"><text:s/>Neteko galios nuo 2022-12-23</text:span></text:p>
      <text:p text:style-name="P3275">Straipsnio punkto naikinimas:</text:p>
      <text:p text:style-name="P3276"><text:span text:style-name="T3277">Nr.<text:s/></text:span><text:a xlink:href="https://www.e-tar.lt/portal/legalAct.html?documentId=53c18e3081de11ed8df094f359a60216" office:target-frame-name="_top" xlink:show="replace"><text:span text:style-name="T3278">XIV-1664</text:span></text:a><text:span text:style-name="T3279">, 2022-12-13, paskelbta TAR 2022-12-22, i. k. 2022-26368</text:span></text:p>
      <text:p text:style-name="Normal"/>
      <text:p text:style-name="P3280"><text:span text:style-name="T3281">17</text:span><text:span text:style-name="T3282">) neapmokestinamosioms pajamoms tenkantys leidžiami atskaitymai ir ribojamų dydžių leidžiami atskaitymai;</text:span></text:p>
      <text:p text:style-name="P3283"><text:span text:style-name="T3284">18</text:span><text:span text:style-name="T3285">) sąnaudos, susijusios su pajamomis iš tarptautinio vežimo<text:s/></text:span><text:span text:style-name="T3286">jūrų laivais arba tarptautinio vežimo jūrų laivais ir su juo tiesiogiai susijusios veiklos, jei laivybos vieneto pasirinkimu pajamoms iš tarptautinio vežimo jūrų laivais arba tarptautinio vežimo jūrų laivais ir su juo tiesiogiai susijusios veiklos pagal ši</text:span><text:span text:style-name="T3287">o Įstatymo 38</text:span><text:span text:style-name="T3288">1</text:span><text:span text:style-name="T3289"><text:s/>straipsnio nuostatas taikomas fiksuotas pelno mokestis;</text:span><text:s/></text:p>
      <text:p text:style-name="P3290">Straipsnio punkto pakeitimai:</text:p>
      <text:p text:style-name="P3291"><text:span text:style-name="T3292">Nr.<text:s/></text:span><text:a xlink:href="https://www.e-tar.lt/portal/legalAct.html?documentId=bb9dd3204d0411e7846ef01bfffb9b64" office:target-frame-name="_top" xlink:show="replace"><text:span text:style-name="T3293">XIII-405</text:span></text:a><text:span text:style-name="T3294">, 2017-06-01, paskelbta TAR 2017-06-09, i. k</text:span><text:span text:style-name="T3295">. 2017-09789</text:span></text:p>
      <text:p text:style-name="Normal"/>
      <text:p text:style-name="P3296"><text:span text:style-name="T3297">19</text:span><text:span text:style-name="T3298">) leidžiami atskaitymai ir ribojamų dydžių leidžiami atskaitymai, tenkantys per<text:s/></text:span><text:span text:style-name="T3299">Lietuvos vieneto nuolatines buveines, esančias<text:s/></text:span><text:span text:style-name="T3300">Europos ekonominės erdvės valstybėse arba valstybėse, su kuriomis Lietuvos Respublika yra sudariusi ir taiko<text:s/></text:span><text:span text:style-name="T3301">dvigubo apmokestinimo išvengimo sutartis</text:span><text:span text:style-name="T3302">, vykdomos veiklos pajamoms, jeigu per šias nuolatines buveines vykdomos veiklos pajamos nustatyta tvarka apmokestinamos pelno mokesčiu ar jam tapačiu mokesčiu tose valstybėse;</text:span></text:p>
      <text:p text:style-name="P3303"><text:span text:style-name="T3304">20</text:span><text:span text:style-name="T3305">) sąnaudos, patirtos darant<text:s/></text:span><text:span text:style-name="T3306">Baudžiamojo kodekso uždraustą veiką, įskaitant kyšius;</text:span></text:p>
      <text:p text:style-name="P3307">Papildyta straipsnio punktu:</text:p>
      <text:p text:style-name="P3308"><text:span text:style-name="T3309">Nr.<text:s/></text:span><text:a xlink:href="https://www.e-tar.lt/portal/legalAct.html?documentId=ccd3107090cc11e4bb408baba2bdddf3" office:target-frame-name="_top" xlink:show="replace"><text:span text:style-name="T3310">XII-1466</text:span></text:a><text:span text:style-name="T3311">, 2014-12-18, paskelbta TAR 2014-12-31, i. k. 2014-21227</text:span></text:p>
      <text:p text:style-name="Normal"/>
      <text:p text:style-name="P3312"><text:span text:style-name="T3313">21</text:span><text:span text:style-name="T3314">) solidarumo įnašas, sumokėtas Lietuvos Respublikos įstatymo „Dėl Reglamento (ES) 2022/1854 įgyvendinimo“ nustatyta tvarka.</text:span></text:p>
      <text:p text:style-name="P3315">Papildyta straipsnio punktu:</text:p>
      <text:p text:style-name="P3316"><text:span text:style-name="T3317">Nr.<text:s/></text:span><text:a xlink:href="https://www.e-tar.lt/portal/legalAct.html?documentId=a8e18e20828c11ed8df094f359a60216" office:target-frame-name="_top" xlink:show="replace"><text:span text:style-name="T3318">XIV-1681</text:span></text:a><text:span text:style-name="T3319">, 2022-12-15, paskelbta TAR 2022-12-23, i. k. 2022-26618</text:span></text:p>
      <text:p text:style-name="Normal"/>
      <text:p text:style-name="P3320"><text:span text:style-name="T3321">2</text:span><text:span text:style-name="T3322">. Lietuvos vieneto arba nuolatinės buveinės išmokos</text:span><text:span text:style-name="T3323"><text:s/></text:span><text:span text:style-name="T3324">(išskyrus išmokas už materialias vertybes, jeigu Lietuvos vienetas arba nuolatinė buveinė turi dokumentus, patvirtinančius šių ver</text:span><text:span text:style-name="T3325">tybių įvežimą) užsienio vienetams, kurie įregistruoti ar kitaip organizuoti tikslinėse teritorijose, laikomos neleidžiamais atskaitymais, jei jas išmokantis Lietuvos vienetas ar nuolatinė buveinė centrinio mokesčio administratoriaus nustatyta tvarka nepate</text:span><text:span text:style-name="T3326">ikia įrodymų vietos mokesčių administratoriui, kad:</text:span></text:p>
      <text:p text:style-name="P3327"><text:span text:style-name="T3328">1</text:span><text:span text:style-name="T3329">) šios išmokos yra susijusios su jas išmokančio ir gaunančio vieneto įprastine veikla;</text:span></text:p>
      <text:p text:style-name="P3330"><text:span text:style-name="T3331">2</text:span><text:span text:style-name="T3332">) išmokas gaunantis užsienio vienetas valdo turtą, reikalingą tokiai įprastinei veiklai vykdyti;</text:span></text:p>
      <text:p text:style-name="P3333"><text:span text:style-name="T3334">3</text:span><text:span text:style-name="T3335">) tarp<text:s/></text:span><text:span text:style-name="T3336">išmokos ir ekonomiškai pagrįstos ūkinės operacijos yra ryšys.</text:span></text:p>
      <text:p text:style-name="P3337"><text:span text:style-name="T3338">3</text:span><text:span text:style-name="T3339">. Kai yra mokestinės tvarkos<text:s/></text:span><text:span text:style-name="T3340">neatitikimas, kurio pasekmė yra dvigubas mokėjimo sumos atskaitymas iš pajamų dviejose valstybėse, neleidžiamiems atskaitymams priskiriama vieneto mokėjimo<text:s/></text:span><text:span text:style-name="T3341">suma, atskaitoma iš pajamų užsienio valstybėje. Pagal šią dalį neleidžiamiems atskaitymams priskirta mokėjimo suma sumažinama dėl mokestinės tvarkos neatitikimo į apmokestinamąsias pajamas dvigubai (dviejose valstybėse) įtrauktų pajamų suma. Likusi dėl mok</text:span><text:span text:style-name="T3342">estinės tvarkos neatitikimo neatskaityta mokėjimo suma perkeliama į kitus mokestinius laikotarpius ir ja mažinama kitais mokestiniais laikotarpiais į apmokestinamąsias pajamas dvigubai (dviejose valstybėse) įtrauktų pajamų suma.</text:span><text:span text:style-name="T3343"><text:s/></text:span></text:p>
      <text:p text:style-name="P3344"><text:span text:style-name="T3345">TAR pastaba.</text:span><text:span text:style-name="T3346"><text:s/>3 dalies nuos</text:span><text:span text:style-name="T3347">tatos taikomos apskaičiuojant ir deklaruojant 2020 metų ir vėlesnių mokestinių laikotarpių pelno mokestį.</text:span></text:p>
      <text:p text:style-name="P3348">Papildyta straipsnio dalimi:</text:p>
      <text:p text:style-name="P3349"><text:span text:style-name="T3350">Nr.<text:s/></text:span><text:a xlink:href="https://www.e-tar.lt/portal/legalAct.html?documentId=876276d02ad111eabe008ea93139d588" office:target-frame-name="_top" xlink:show="replace"><text:span text:style-name="T3351">XIII-2694</text:span></text:a><text:span text:style-name="T3352">, 2019-12-</text:span><text:span text:style-name="T3353">17, paskelbta TAR 2019-12-30, i. k. 2019-21550</text:span></text:p>
      <text:p text:style-name="Normal"/>
      <text:p text:style-name="P3354"><text:span text:style-name="T3355">4</text:span><text:span text:style-name="T3356">. Kai yra mokestinės tvarkos neatitikimas, kurio pasekmė yra mokėjimo sumos atskaitymas iš pajamų vienoje valstybėje, kai mokėjimo suma neįtraukiama į apmokestinamąsias pajamas kitoje valstybėje, vieneto</text:span><text:span text:style-name="T3357"><text:s/>atlikto mokėjimo suma priskiriama neleidžiamiems atskaitymams.</text:span><text:s/></text:p>
      <text:p text:style-name="P3358"><text:span text:style-name="T3359">TAR pastaba.</text:span><text:span text:style-name="T3360"><text:s/>4 dalies nuostatos taikomos apskaičiuojant ir deklaruojant 2020 metų ir vėlesnių mokestinių laikotarpių pelno mokestį.</text:span></text:p>
      <text:p text:style-name="P3361">Papildyta straipsnio dalimi:</text:p>
      <text:p text:style-name="P3362"><text:span text:style-name="T3363">Nr.<text:s/></text:span><text:a xlink:href="https://www.e-tar.lt/portal/legalAct.html?documentId=876276d02ad111eabe008ea93139d588" office:target-frame-name="_top" xlink:show="replace"><text:span text:style-name="T3364">XIII-2694</text:span></text:a><text:span text:style-name="T3365">, 2019-12-17, paskelbta TAR 2019-12-30, i. k. 2019-21550</text:span></text:p>
      <text:p text:style-name="Normal"/>
      <text:p text:style-name="P3366"><text:span text:style-name="T3367">5</text:span><text:span text:style-name="T3368">. Tuo atveju, kai Lietuvos vienetas tuo pačiu metu laikomas pelno mokesčio ar jam tapataus mokesčio mokėtoju<text:s/></text:span><text:span text:style-name="T3369">vienoje ar keliose užsienio valstybėse ir dėl šios priežasties Lietuvos vieneto atliekamo mokėjimo suma atskaitoma iš pajamų dviejose ar daugiau valstybių, toks Lietuvos vieneto atliktas mokėjimas priskiriamas neleidžiamiems atskaitymams. Ši nuostata taiko</text:span><text:span text:style-name="T3370">ma tik tuo atveju, jeigu Lietuvos vieneto atliekamo mokėjimo suma atskaitoma iš pajamų, kurios pajamomis nelaikomos bet kurioje užsienio valstybėje, kurioje Lietuvos vienetas laikomas pelno mokesčio ar jam tapataus mokesčio mokėtoju. Jeigu Lietuvos vieneta</text:span><text:span text:style-name="T3371">s tuo pačiu metu laikomas pelno mokesčio ar jam tapataus mokesčio mokėtoju užsienio valstybėje, su kuria Lietuvos Respublika yra sudariusi ir taiko dvigubo apmokestinimo išvengimo sutartį, šios dalies nuostatos taikomos tik tuo atveju, jeigu pagal dvigubo<text:s/></text:span><text:span text:style-name="T3372">apmokestinimo išvengimo sutartį su ta užsienio valstybe Lietuvos vienetas laikomas pelno mokesčio ar jam tapataus mokesčio mokėtoju toje užsienio valstybėje.</text:span><text:s/></text:p>
      <text:p text:style-name="P3373"><text:span text:style-name="T3374">TAR pastaba.</text:span><text:span text:style-name="T3375"><text:s/>5 dalies nuostatos taikomos apskaičiuojant ir deklaruojant 2020 metų ir vėlesnių mok</text:span><text:span text:style-name="T3376">estinių laikotarpių pelno mokestį.</text:span></text:p>
      <text:p text:style-name="P3377">Papildyta straipsnio dalimi:</text:p>
      <text:p text:style-name="P3378"><text:span text:style-name="T3379">Nr.<text:s/></text:span><text:a xlink:href="https://www.e-tar.lt/portal/legalAct.html?documentId=876276d02ad111eabe008ea93139d588" office:target-frame-name="_top" xlink:show="replace"><text:span text:style-name="T3380">XIII-2694</text:span></text:a><text:span text:style-name="T3381">, 2019-12-17, paskelbta TAR 2019-12-30, i. k. 2019-21550</text:span></text:p>
      <text:p text:style-name="Normal"/>
      <text:p text:style-name="P3382"><text:span text:style-name="T3383">6</text:span><text:span text:style-name="T3384">. Vieneto<text:s/></text:span><text:span text:style-name="T3385">mokėjimas, kuriuo tiesiogiai arba netiesiogiai, sudarant asocijuotų asmenų tarpusavio sandorį ar kelis sandorius, arba pagal struktūrinį susitarimą finansuojamos užsienio valstybėje atskaitomos išlaidos ir tai lemia mokestinės tvarkos neatitikimą, priskiri</text:span><text:span text:style-name="T3386">amas neleidžiamiems atskaitymams, išskyrus atvejus, kai vienoje iš valstybių, susijusių su asocijuotų asmenų tarpusavio sandoriu ar keliais sandoriais arba struktūriniu susitarimu, panaikinamos mokestinės tvarkos neatitikimo pasekmės neleidžiant atskaityti</text:span><text:span text:style-name="T3387"><text:s/>mokėjimo sumos arba ją įtraukiant į apmokestinamąsias pajamas.</text:span><text:s/></text:p>
      <text:p text:style-name="P3388"><text:span text:style-name="T3389">TAR pastaba.</text:span><text:span text:style-name="T3390"><text:s/>6 dalies nuostatos taikomos apskaičiuojant ir deklaruojant 2020 metų ir vėlesnių mokestinių laikotarpių pelno mokestį.</text:span></text:p>
      <text:p text:style-name="P3391">Papildyta straipsnio dalimi:</text:p>
      <text:p text:style-name="P3392"><text:span text:style-name="T3393">Nr.<text:s/></text:span><text:a xlink:href="https://www.e-tar.lt/portal/legalAct.html?documentId=876276d02ad111eabe008ea93139d588" office:target-frame-name="_top" xlink:show="replace"><text:span text:style-name="T3394">XIII-2694</text:span></text:a><text:span text:style-name="T3395">, 2019-12-17, paskelbta TAR 2019-12-30, i. k. 2019-21550</text:span></text:p>
      <text:p text:style-name="Normal"/>
      <text:p text:style-name="P3396">Straipsnio pakeitimai:</text:p>
      <text:p text:style-name="P3397"><text:span text:style-name="T3398">Nr.<text:s/></text:span><text:a xlink:href="http://www3.lrs.lt/cgi-bin/preps2?a=215625&amp;b=" office:target-frame-name="_top" xlink:show="replace"><text:span text:style-name="T3399">IX-1659</text:span></text:a><text:span text:style-name="T3400">, 2003-07-01, Žin.,</text:span><text:span text:style-name="T3401"><text:s/>2003, Nr. 74-3417 (2003-07-25)</text:span></text:p>
      <text:p text:style-name="P3402"><text:span text:style-name="T3403">Nr.<text:s/></text:span><text:a xlink:href="http://www3.lrs.lt/cgi-bin/preps2?a=226941&amp;b=" office:target-frame-name="_top" xlink:show="replace"><text:span text:style-name="T3404">IX-1972</text:span></text:a><text:span text:style-name="T3405">, 2004-01-22, Žin., 2004, Nr. 25-748 (2004-02-14)</text:span></text:p>
      <text:p text:style-name="P3406"><text:span text:style-name="T3407">Nr.<text:s/></text:span><text:a xlink:href="http://www3.lrs.lt/cgi-bin/preps2?a=257649&amp;b=" office:target-frame-name="_top" xlink:show="replace"><text:span text:style-name="T3408">X-232</text:span></text:a><text:span text:style-name="T3409">, 2005-06-07, Žin., 2005, Nr.<text:s/></text:span><text:span text:style-name="T3410">76-2740 (2005-06-18)</text:span></text:p>
      <text:p text:style-name="Normal"><text:span text:style-name="T3411">Nr.<text:s/></text:span><text:a xlink:href="http://www3.lrs.lt/cgi-bin/preps2?a=258588&amp;b=" office:target-frame-name="_top" xlink:show="replace"><text:span text:style-name="T3412">X-259</text:span></text:a><text:span text:style-name="T3413">, 2005-06-21, Žin., 2005, Nr. 81-2942 (2005-06-30)</text:span></text:p>
      <text:p text:style-name="Normal"><text:span text:style-name="T3414">Nr.<text:s/></text:span><text:a xlink:href="http://www3.lrs.lt/cgi-bin/preps2?a=268450&amp;b=" office:target-frame-name="_top" xlink:show="replace"><text:span text:style-name="T3415">X-456</text:span></text:a><text:span text:style-name="T3416">, 2005-12-20, Žin., 2005, Nr. 153-5635<text:s/></text:span><text:span text:style-name="T3417">(2005-12-31)</text:span></text:p>
      <text:p text:style-name="Normal"><text:span text:style-name="T3418">Nr.<text:s/></text:span><text:a xlink:href="http://www3.lrs.lt/cgi-bin/preps2?a=297421&amp;b=" office:target-frame-name="_top" xlink:show="replace"><text:span text:style-name="T3419">X-1110</text:span></text:a><text:span text:style-name="T3420">, 2007-05-03, Žin., 2007, Nr. 55-2126 (2007-05-19)</text:span></text:p>
      <text:p text:style-name="P3421"><text:span text:style-name="T3422">Nr.<text:s/></text:span><text:a xlink:href="http://www3.lrs.lt/cgi-bin/preps2?a=318400&amp;b=" office:target-frame-name="_top" xlink:show="replace"><text:span text:style-name="T3423">X-1484</text:span></text:a><text:span text:style-name="T3424">, 2008-04-10, Žin., 2008, Nr. 47-1749 (2008-04-2</text:span><text:span text:style-name="T3425">4)</text:span></text:p>
      <text:p text:style-name="P3426"><text:span text:style-name="T3427">Nr.<text:s/></text:span><text:a xlink:href="http://www3.lrs.lt/cgi-bin/preps2?a=361056&amp;b=" office:target-frame-name="_top" xlink:show="replace"><text:span text:style-name="T3428">XI-539</text:span></text:a><text:span text:style-name="T3429">, 2009-12-09, Žin., 2009, Nr. 153-6880 (2009-12-28)</text:span></text:p>
      <text:p text:style-name="Normal"><text:span text:style-name="T3430">Nr.<text:s/></text:span><text:a xlink:href="http://www3.lrs.lt/cgi-bin/preps2?a=387310&amp;b=" office:target-frame-name="_top" xlink:show="replace"><text:span text:style-name="T3431">XI-1156</text:span></text:a><text:span text:style-name="T3432">, 2010-11-23, Žin., 2010, Nr. 145-7413 (2010-12-11)</text:span></text:p>
      <text:p text:style-name="P3433"/>
      <text:p text:style-name="P3434"><text:span text:style-name="T3435">VII</text:span><text:span text:style-name="T3436"><text:s/>SKYRIUS</text:span></text:p>
      <text:p text:style-name="P3437"><text:span text:style-name="T3438">DIVIDENDŲ IR KITO PASKIRSTYTOJO PELNO<text:s/></text:span><text:span text:style-name="T3439"><text:line-break/>APMOKESTINIMO TVARKA</text:span></text:p>
      <text:p text:style-name="P3440"/>
      <text:p text:style-name="P3441"><text:span text:style-name="T3442">32</text:span><text:span text:style-name="T3443"><text:s/>straipsnis.<text:s/></text:span><text:span text:style-name="T3444">Dividendai ir paskirstytasis pelnas</text:span></text:p>
      <text:p text:style-name="P3445"><text:span text:style-name="T3446">1</text:span><text:span text:style-name="T3447">. Šis skyrius nustato vieneto išmokėtų dividendų ir kito paskirstytojo pelno apmokestinimo tvarką. Visos nuostatos, kurios yra taikomos dividendams, taip pat taikomos ir paskirstytajam pelnui, nors paskirstytasis pelnas ir nėra teisiškai įformintas kaip vi</text:span><text:span text:style-name="T3448">eneto dividendai Lietuvos Respublikos akcinių bendrovių įstatymo, Lietuvos Respublikos kooperatinių bendrovių (kooperatyvų) įstatymo ir Lietuvos Respublikos žemės ūkio bendrovių įstatymo nustatyta tvarka, jeigu šis Įstatymas nenustato kitaip.<text:s/></text:span></text:p>
      <text:p text:style-name="P3449"><text:span text:style-name="T3450">2</text:span><text:span text:style-name="T3451">. Iš vi</text:span><text:span text:style-name="T3452">eneto lėšų arba dėl turto vertės padidėjimo vieneto dalyviams proporcingai jų turimų akcijų (dalių, pajų) skaičiui nemokamai išduotos akcijos (dalys, pajai) arba anksčiau išduotų akcijų nominalios vertės arba pajų vertės padidinimo suma nelaikomos dividend</text:span><text:span text:style-name="T3453">ais ar paskirstytuoju pelnu.</text:span></text:p>
      <text:p text:style-name="P3454"><text:span text:style-name="T3455">3</text:span><text:span text:style-name="T3456">. Vieneto dalyvio turto, kuris yra perleistas jam kaip vieneto paskirstytasis pelnas, įsigijimo kaina yra to turto tikroji rinkos kaina, nustatyta tą dieną, kurią turtas buvo perleistas vieneto dalyviui.</text:span></text:p>
      <text:p text:style-name="P3457"><text:span text:style-name="T3458">4</text:span><text:span text:style-name="T3459">. Jei vieneta</text:span><text:span text:style-name="T3460">s paskirsto pelną turtu, o ne pinigais ir šio perleisto turto tikroji rinkos kaina, nustatyta tą dieną, kurią turtas vieneto dalyviui perleistas, yra didesnė už šio turto įsigijimo kainą, tai šis skirtumas yra turto vertės padidėjimo pajamos, jeigu šiame Į</text:span><text:span text:style-name="T3461">statyme nenustatyta kitaip.</text:span></text:p>
      <text:p text:style-name="P3462"><text:span text:style-name="T3463">5</text:span><text:span text:style-name="T3464">. Mažinant vieneto įstatinį kapitalą, vieneto dalyviams išmokamos lėšos ar jų dalis, tenkančios įstatinio kapitalo, sudaryto ne iš vieneto dalyvių įnašų, sumažinimo daliai, laikomos dividendais ir apmokestinamos šio<text:s/></text:span><text:span text:style-name="T3465">Įstatymo 33 ir 34 straipsniuose nustatyta tvarka. Mažinant vieneto įstatinį kapitalą, laikoma, kad pirma vieneto dalyviams išmokama ta įstatinio kapitalo dalis, kuri buvo sudaryta ne iš vieneto dalyvių įnašų, o didinant įstatinį kapitalą iš vieneto lėšų. D</text:span><text:span text:style-name="T3466">ėl įstatinio kapitalo dalies, sudarytos ne iš vieneto dalyvių įnašų, sumažinimo anuliuotų akcijų įsigijimo kainos ir šioje dalyje nurodytų išmokamų lėšų sumos teigiamą skirtumą vieneto dalyvis gali priskirti nuostoliams dėl vertybinių popierių perleidimo.</text:span></text:p>
      <text:p text:style-name="P3467"><text:span text:style-name="T3468">6</text:span><text:span text:style-name="T3469">.</text:span><text:span text:style-name="T3470"><text:s/></text:span><text:span text:style-name="T3471">Šio skyriaus 34 straipsnio 2 dalies, 35 straipsnio 2 ir 3 dalių nuostatos dėl dividendų neapmokestinimo netaikomos dariniui ar keliems dariniams, jeigu jų nustatymo pagrindinis tikslas arba vienas iš pagrindinių tikslų buvo gauti mokestinės naudos,<text:s/></text:span><text:span text:style-name="T3472">kuri prieštarauja 2011 m. lapkričio 30 d. Tarybos direktyvos 2011/96/ES dėl bendrosios mokesčių sistemos, taikomos įvairių valstybių narių patronuojančioms ir dukterinėms bendrovėms, dalykui ar tikslui, ir todėl jie yra apsimestiniai atsižvelgus į visus su</text:span><text:span text:style-name="T3473">sijusius faktus ir aplinkybes. Darinys gali apimti daugiau negu vieną etapą ar dalį. Darinys arba keli dariniai laikomi apsimestiniais tiek, kiek jie nebuvo nustatyti dėl svarių komercinių priežasčių, atspindinčių ekonominę realybę.</text:span></text:p>
      <text:p text:style-name="P3474">Papildyta straipsnio dalimi:</text:p>
      <text:p text:style-name="P3475"><text:span text:style-name="T3476">Nr.<text:s/></text:span><text:a xlink:href="https://www.e-tar.lt/portal/legalAct.html?documentId=b857dcd0f28b11e5989ee743dd0efbb0" office:target-frame-name="_top" xlink:show="replace"><text:span text:style-name="T3477">XII-2262</text:span></text:a><text:span text:style-name="T3478">, 2016-03-22, paskelbta TAR 2016-03-25, i. k. 2016-06346</text:span></text:p>
      <text:p text:style-name="Normal"/>
      <text:p text:style-name="P3479">Straipsnio pakeitimai:</text:p>
      <text:p text:style-name="Normal"><text:span text:style-name="T3480">Nr.<text:s/></text:span><text:a xlink:href="http://www3.lrs.lt/cgi-bin/preps2?a=268450&amp;b=" office:target-frame-name="_top" xlink:show="replace"><text:span text:style-name="T3481">X-456</text:span></text:a><text:span text:style-name="T3482">, 2005-12-20, Žin., 2005, Nr. 153-5635 (2005-12-31)</text:span></text:p>
      <text:p text:style-name="Normal"><text:span text:style-name="T3483">Nr.<text:s/></text:span><text:a xlink:href="http://www3.lrs.lt/cgi-bin/preps2?a=387310&amp;b=" office:target-frame-name="_top" xlink:show="replace"><text:span text:style-name="T3484">XI-1156</text:span></text:a><text:span text:style-name="T3485">, 2010-11-23, Žin., 2010, Nr. 145-7413 (2010-12-11)</text:span></text:p>
      <text:p text:style-name="P3486"/>
      <text:p text:style-name="P3487"><text:span text:style-name="T3488">33</text:span><text:span text:style-name="T3489"><text:s/>straipsnis.<text:s/></text:span><text:span text:style-name="T3490">Dividendų, išmokamų Lietuvos vienetams, apmok</text:span><text:span text:style-name="T3491">estinimo tvarka</text:span></text:p>
      <text:p text:style-name="P3492"><text:span text:style-name="T3493">1</text:span><text:span text:style-name="T3494">. Lietuvos vieneto gaunami dividendai už turimas Lietuvos vienetų akcijas, kapitalo dalį ar kitų teisių turėjimą apmokestinami taikant 16 procentų pelno mokesčio tarifą. Mokestį apskaičiuoja, išskaito ir sumoka į biudžetą dividendus<text:s/></text:span><text:span text:style-name="T3495">išmokantis Lietuvos vienetas ne vėliau kaip iki mėnesio, einančio po mėnesio, kurį dividendai buvo išmokėti, penkioliktos</text:span><text:span text:style-name="T3496"><text:s/></text:span><text:span text:style-name="T3497">dienos.</text:span></text:p>
      <text:p text:style-name="P3498">Straipsnio dalies pakeitimai:</text:p>
      <text:p text:style-name="P3499"><text:span text:style-name="T3500">Nr.<text:s/></text:span><text:a xlink:href="https://www.e-tar.lt/portal/legalAct.html?documentId=b857dcd0f28b11e5989ee743dd0efbb0" office:target-frame-name="_top" xlink:show="replace"><text:span text:style-name="T3501">XII-2262</text:span></text:a><text:span text:style-name="T3502">, 2016-03-22, paskelbta TAR 2016-03-25, i. k. 2016-06346</text:span></text:p>
      <text:p text:style-name="P3503"><text:span text:style-name="T3504">Nr.<text:s/></text:span><text:a xlink:href="https://www.e-tar.lt/portal/legalAct.html?documentId=fe45a8f0353d11efbdaea558de59136c" office:target-frame-name="_top" xlink:show="replace"><text:span text:style-name="T3505">XIV-2774</text:span></text:a><text:span text:style-name="T3506">, 2024-06-20, paskelbta TAR 2024-06-28, i. k. 2024-12078</text:span></text:p>
      <text:p text:style-name="Normal"/>
      <text:p text:style-name="P3507"><text:span text:style-name="T3508">2</text:span><text:span text:style-name="T3509">. Lietuvos v</text:span><text:span text:style-name="T3510">ieneto gaunami dividendai iš Lietuvos vienetų, kuriuose dividendus gaunantis Lietuvos vienetas ne trumpiau kaip 12 mėnesių be pertraukų, įskaitant dividendų paskirstymo momentą, valdo ne mažiau kaip 10 procentų balsus suteikiančių akcijų (dalių, pajų), pel</text:span><text:span text:style-name="T3511">no mokesčiu neapmokestinami ir neįtraukiami į juos gaunančio vieneto pajamas.</text:span></text:p>
      <text:p text:style-name="P3512"><text:span text:style-name="T3513">3</text:span><text:span text:style-name="T3514">. Jeigu vienetas paskirsto pelną išmokėdamas dividendus pinigais Lietuvos Respublikos<text:s/></text:span><text:span text:style-name="T3515">akcinių bendrovių įstatymo</text:span><text:span text:style-name="T3516">, Lietuvos Respublikos<text:s/></text:span><text:span text:style-name="T3517">kooperatinių bendrovių (kooperatyvų)</text:span><text:span text:style-name="T3518"><text:s/></text:span><text:span text:style-name="T3519">į</text:span><text:span text:style-name="T3520">statymo</text:span><text:span text:style-name="T3521"><text:s/>ir Lietuvos Respublikos<text:s/></text:span><text:span text:style-name="T3522">žemės ūkio bendrovių įstatymo</text:span><text:span text:style-name="T3523"><text:s/>nustatyta tvarka, išskaityto pelno mokesčio suma yra užskaitoma ir sumažina dividendus gaunančio Lietuvos vieneto mokėtino pelno mokesčio sumą tą mokestinį laikotarpį, kurį buvo išskaitytas moke</text:span><text:span text:style-name="T3524">stis iš jam išmokėtų dividendų. Jei dividendus gaunančio Lietuvos vieneto užskaitomo išskaityto mokesčio suma viršija to vieneto mokėtino pelno mokesčio sumą tuo mokestiniu laikotarpiu, kada buvo iš išmokamų dividendų išskaitytas mokestis, šis skirtumas di</text:span><text:span text:style-name="T3525">videndus gaunančiam vienetui grąžinamas (įskaitomas) taikant Lietuvos Respublikos<text:s/></text:span><text:span text:style-name="T3526">mokesčių administravimo įstatyme</text:span><text:span text:style-name="T3527"><text:s/>nustatytą mokesčių permokos grąžinimo (įskaitymo) tvarką.</text:span></text:p>
      <text:p text:style-name="P3528"><text:span text:style-name="T3529">4</text:span><text:span text:style-name="T3530">. Jeigu Lietuvos vienetas gauna dividendus Lietuvos Respublikos<text:s/></text:span><text:span text:style-name="T3531">akcinių bendro</text:span><text:span text:style-name="T3532">vių įstatymo</text:span><text:span text:style-name="T3533">, Lietuvos Respublikos<text:s/></text:span><text:span text:style-name="T3534">kooperatinių bendrovių (kooperatyvų) įstatymo</text:span><text:span text:style-name="T3535">, Lietuvos Respublikos kolektyvinio investavimo subjektų įstatymo, Lietuvos Respublikos informuotiesiems investuotojams skirtų kolektyvinio investavimo subjektų įstatymo ir Lie</text:span><text:span text:style-name="T3536">tuvos Respublikos<text:s/></text:span><text:span text:style-name="T3537">žemės ūkio bendrovių įstatymo</text:span><text:span text:style-name="T3538"><text:s/>nustatyta tvarka, šis vienetas į pajamas iš kito Lietuvos vieneto gautų dividendų neįtraukia.</text:span><text:s/></text:p>
      <text:p text:style-name="P3539"><text:span text:style-name="T3540">TAR pastaba.<text:s/></text:span><text:span text:style-name="T3541">4 dalies nuostatos taikomos apskaičiuojant 2018 metų ir vėlesnių metų mokestinių laikotarpių pelno<text:s/></text:span><text:span text:style-name="T3542">mokestį.</text:span></text:p>
      <text:p text:style-name="P3543">Straipsnio dalies pakeitimai:</text:p>
      <text:p text:style-name="P3544"><text:span text:style-name="T3545">Nr.<text:s/></text:span><text:a xlink:href="https://www.e-tar.lt/portal/legalAct.html?documentId=0973bdf0e62811e7acd7ea182930b17f" office:target-frame-name="_top" xlink:show="replace"><text:span text:style-name="T3546">XIII-842</text:span></text:a><text:span text:style-name="T3547">, 2017-12-07, paskelbta TAR 2017-12-22, i. k. 2017-20681</text:span></text:p>
      <text:p text:style-name="Normal"/>
      <text:p text:style-name="P3548">Straipsnio pakeitimai:</text:p>
      <text:p text:style-name="Normal"><text:span text:style-name="T3549">Nr.<text:s/></text:span><text:a xlink:href="http://www3.lrs.lt/cgi-bin/preps2?a=171370&amp;b=" office:target-frame-name="_top" xlink:show="replace"><text:span text:style-name="T3550">IX-1008</text:span></text:a><text:span text:style-name="T3551">, 2002-07-02, Žin., 2002, Nr. 73-3086 (2002-07-19)</text:span></text:p>
      <text:p text:style-name="P3552"><text:span text:style-name="T3553">Nr.<text:s/></text:span><text:a xlink:href="http://www3.lrs.lt/cgi-bin/preps2?a=215625&amp;b=" office:target-frame-name="_top" xlink:show="replace"><text:span text:style-name="T3554">IX-1659</text:span></text:a><text:span text:style-name="T3555">, 2003-07-01, Žin., 2003, Nr. 74-3417 (2003-07-25)</text:span></text:p>
      <text:p text:style-name="P3556"><text:span text:style-name="T3557">Nr.<text:s/></text:span><text:a xlink:href="http://www3.lrs.lt/cgi-bin/preps2?a=318297&amp;b=" office:target-frame-name="_top" xlink:show="replace"><text:span text:style-name="T3558">X-1481</text:span></text:a><text:span text:style-name="T3559">, 2008-04-08, Žin., 2008, Nr. 47-1748 (2008-04-24)</text:span></text:p>
      <text:p text:style-name="P3560"><text:span text:style-name="T3561">Nr.<text:s/></text:span><text:a xlink:href="http://www3.lrs.lt/cgi-bin/preps2?a=334541&amp;b=" office:target-frame-name="_top" xlink:show="replace"><text:span text:style-name="T3562">XI-74</text:span></text:a><text:span text:style-name="T3563">, 2008-12-18, Žin., 2008, Nr. 149-6001 (2008-12-30)</text:span></text:p>
      <text:p text:style-name="P3564"><text:span text:style-name="T3565">Nr.<text:s/></text:span><text:a xlink:href="http://www3.lrs.lt/cgi-bin/preps2?a=361056&amp;b=" office:target-frame-name="_top" xlink:show="replace"><text:span text:style-name="T3566">XI-539</text:span></text:a><text:span text:style-name="T3567">, 2009-12-09, Žin., 2009, Nr. 153-6880 (2009-12-28)</text:span></text:p>
      <text:p text:style-name="P3568"/>
      <text:p text:style-name="P3569"><text:span text:style-name="T3570">34</text:span><text:span text:style-name="T3571"><text:s/>straipsnis.<text:s/></text:span><text:span text:style-name="T3572">Dividendai, išmokami užsienio vienetams</text:span></text:p>
      <text:p text:style-name="P3573"><text:span text:style-name="T3574">1</text:span><text:span text:style-name="T3575">. Užsienio vienetų gaunami už turimas Lietuvos vieneto akcijas, kapitalo dalį ar kitų<text:s/></text:span><text:span text:style-name="T3576">teisių turėjimą dividendai apmokestinami taikant 16 procentų pelno mokesčio tarifą. Mokestį apskaičiuoja, išskaito ir sumoka į biudžetą dividendus išmokantis Lietuvos vienetas ne vėliau kaip iki mėnesio, einančio po mėnesio, kurį dividendai buvo išmokėti,<text:s/></text:span><text:span text:style-name="T3577">penkioliktos</text:span><text:span text:style-name="T3578"><text:s/></text:span><text:span text:style-name="T3579">dienos.</text:span></text:p>
      <text:p text:style-name="P3580">Straipsnio dalies pakeitimai:</text:p>
      <text:p text:style-name="P3581"><text:span text:style-name="T3582">Nr.<text:s/></text:span><text:a xlink:href="https://www.e-tar.lt/portal/legalAct.html?documentId=b857dcd0f28b11e5989ee743dd0efbb0" office:target-frame-name="_top" xlink:show="replace"><text:span text:style-name="T3583">XII-2262</text:span></text:a><text:span text:style-name="T3584">, 2016-03-22, paskelbta TAR 2016-03-25, i. k. 2016-06346</text:span></text:p>
      <text:p text:style-name="P3585"><text:span text:style-name="T3586">Nr.<text:s/></text:span><text:a xlink:href="https://www.e-tar.lt/portal/legalAct.html?documentId=fe45a8f0353d11efbdaea558de59136c" office:target-frame-name="_top" xlink:show="replace"><text:span text:style-name="T3587">XIV-2774</text:span></text:a><text:span text:style-name="T3588">, 2024-06-20, paskelbta TAR 2024-06-28, i. k. 2024-12078</text:span></text:p>
      <text:p text:style-name="Normal"/>
      <text:p text:style-name="P3589"><text:span text:style-name="T3590">2</text:span><text:span text:style-name="T3591">. Lietuvos vieneto, kuriame dividendus gaunantis užsienio vienetas ne trumpiau kaip 12 mėnesių be pertraukų, įskaitant di</text:span><text:span text:style-name="T3592">videndų paskirstymo momentą, valdo ne mažiau kaip 10 procentų balsus suteikiančių akcijų (dalių, pajų), tam užsienio vienetui išmokami dividendai neapmokestinami, išskyrus atvejus, kai dividendus gaunantis užsienio vienetas įregistruotas ar kitaip organizu</text:span><text:span text:style-name="T3593">otas tikslinėse teritorijose.</text:span></text:p>
      <text:p text:style-name="P3594"><text:span text:style-name="T3595">3</text:span><text:span text:style-name="T3596">. Nuolatinės buveinės už jai priskirtas Lietuvos vienetų akcijas, kapitalo dalį ar kitų teisių turėjimą gaunami dividendai apmokestinami taikant Lietuvos vieneto gaunamiems dividendams už turimas Lietuvos vienetų akcijas,</text:span><text:span text:style-name="T3597"><text:s/>kapitalo dalį ar kitų teisių turėjimą taikomą apmokestinimo tvarką.</text:span></text:p>
      <text:p text:style-name="P3598">Straipsnio pakeitimai:</text:p>
      <text:p text:style-name="P3599"><text:span text:style-name="T3600">Nr.<text:s/></text:span><text:a xlink:href="http://www3.lrs.lt/cgi-bin/preps2?a=230463&amp;b=" office:target-frame-name="_top" xlink:show="replace"><text:span text:style-name="T3601">IX-2091</text:span></text:a><text:span text:style-name="T3602">, 2004-03-30, Žin., 2004, Nr. 54-1834 (2004-04-15)</text:span></text:p>
      <text:p text:style-name="P3603"><text:span text:style-name="T3604">Nr.<text:s/></text:span><text:a xlink:href="http://www3.lrs.lt/cgi-bin/preps2?a=318297&amp;b=" office:target-frame-name="_top" xlink:show="replace"><text:span text:style-name="T3605">X-1481</text:span></text:a><text:span text:style-name="T3606">, 2008-04-08, Žin., 2008, Nr. 47-1748 (2008-04-24)</text:span></text:p>
      <text:p text:style-name="Normal"><text:span text:style-name="T3607">Nr.<text:s/></text:span><text:a xlink:href="http://www3.lrs.lt/cgi-bin/preps2?a=334540&amp;b=" office:target-frame-name="_top" xlink:show="replace"><text:span text:style-name="T3608">XI-73</text:span></text:a><text:span text:style-name="T3609">, 2008-12-18, Žin., 2008, Nr. 149-6000 (2008-12-30)</text:span></text:p>
      <text:p text:style-name="P3610"><text:span text:style-name="T3611">Nr.<text:s/></text:span><text:a xlink:href="http://www3.lrs.lt/cgi-bin/preps2?a=334541&amp;b=" office:target-frame-name="_top" xlink:show="replace"><text:span text:style-name="T3612">XI-74</text:span></text:a><text:span text:style-name="T3613">, 2008-12-18, Žin., 2008, Nr. 149-6001 (2008-12-30)</text:span></text:p>
      <text:p text:style-name="P3614"><text:span text:style-name="T3615">Nr.<text:s/></text:span><text:a xlink:href="http://www3.lrs.lt/cgi-bin/preps2?a=361056&amp;b=" office:target-frame-name="_top" xlink:show="replace"><text:span text:style-name="T3616">XI-539</text:span></text:a><text:span text:style-name="T3617">, 2009-12-09, Žin., 2009, Nr. 153-6880 (2009-12-28)</text:span></text:p>
      <text:p text:style-name="P3618"/>
      <text:p text:style-name="P3619"><text:span text:style-name="T3620">35</text:span><text:span text:style-name="T3621"><text:s/>straipsnis.<text:s/></text:span><text:span text:style-name="T3622">Užsie</text:span><text:span text:style-name="T3623">nio vienetų dividendai</text:span></text:p>
      <text:p text:style-name="P3624"><text:span text:style-name="T3625">1</text:span><text:span text:style-name="T3626">. Lietuvos vieneto už turimas ar nuolatinės buveinės už jai priskirtas užsienio vienetų akcijas, kapitalo dalį ar kitų teisių turėjimą gaunami dividendai apmokestinami taikant 16 procentų pelno mokesčio tarifą, išskyrus šio stra</text:span><text:span text:style-name="T3627">ipsnio 2 ir 3 dalyse nustatytus atvejus. Mokestį apskaičiuoja ir sumoka į biudžetą dividendus gaunantis Lietuvos vienetas ar nuolatinė buveinė ne vėliau kaip iki mėnesio, einančio po mėnesio, kurį dividendai buvo gauti, penkioliktos dienos.</text:span></text:p>
      <text:p text:style-name="P3628">Straipsnio<text:s/>dalies pakeitimai:</text:p>
      <text:p text:style-name="P3629"><text:span text:style-name="T3630">Nr.<text:s/></text:span><text:a xlink:href="https://www.e-tar.lt/portal/legalAct.html?documentId=b857dcd0f28b11e5989ee743dd0efbb0" office:target-frame-name="_top" xlink:show="replace"><text:span text:style-name="T3631">XII-2262</text:span></text:a><text:span text:style-name="T3632">, 2016-03-22, paskelbta TAR 2016-03-25, i. k. 2016-06346</text:span></text:p>
      <text:p text:style-name="P3633"><text:span text:style-name="T3634">Nr.<text:s/></text:span><text:a xlink:href="https://www.e-tar.lt/portal/legalAct.html?documentId=fe45a8f0353d11efbdaea558de59136c" office:target-frame-name="_top" xlink:show="replace"><text:span text:style-name="T3635">XIV-2774</text:span></text:a><text:span text:style-name="T3636">, 2024-06-20, paskelbta TAR 2024-06-28, i. k. 2024-12078</text:span></text:p>
      <text:p text:style-name="Normal"/>
      <text:p text:style-name="P3637"><text:span text:style-name="T3638">2</text:span><text:span text:style-name="T3639">. Lietuvos vieneto už turimas ar nuolatinės buveinės už jai priskirtas užsienio vienetų,<text:s/></text:span><text:span text:style-name="T3640">kurie įregistruoti ar kitaip organizuoti Europos ekonominės erdvės valstybėje ir kurių pelnas yra apmokestinamas pelno mokesčiu arba jam tapačiu mokesčiu, akcijas, kapitalo dalį ar kitų teisių turėjimą gaunami dividendai neapmokestinami.</text:span></text:p>
      <text:p text:style-name="P3641"><text:span text:style-name="T3642">3</text:span><text:span text:style-name="T3643">. Lietuvos vi</text:span><text:span text:style-name="T3644">eneto ar nuolatinės buveinės gaunami dividendai iš užsienio vienetų, nenurodytų šio straipsnio 2 dalyje, kuriuose dividendus gaunantis Lietuvos vienetas ar užsienio vienetas, kurio nuolatinė buveinė (kai jai priskirtos akcijos, kapitalo dalis ar kitos teis</text:span><text:span text:style-name="T3645">ės, už kurių turėjimą mokami šie dividendai) gauna šiuos dividendus, ne trumpiau kaip 12 mėnesių be pertraukų, įskaitant dividendų paskirstymo momentą, valdo ne mažiau kaip 10 procentų balsus suteikiančių akcijų (dalių, pajų), neapmokestinami, jei dividend</text:span><text:span text:style-name="T3646">ai gaunami iš užsienio vieneto, kurio pelnas yra apmokestinamas pelno mokesčiu arba jam tapačiu mokesčiu ir kuris nėra įregistruotas ar kitaip organizuotas tikslinėse teritorijose.</text:span></text:p>
      <text:p text:style-name="P3647"><text:span text:style-name="T3648">4</text:span><text:span text:style-name="T3649">. Lietuvos vienetas neįtraukia į pajamas iš užsienio vieneto gautų div</text:span><text:span text:style-name="T3650">idendų.</text:span></text:p>
      <text:p text:style-name="P3651"><text:span text:style-name="T3652">5</text:span><text:span text:style-name="T3653">. Šio straipsnio 2 ir 3 dalių nuostatos dėl iš užsienio vienetų gaunamų dividendų neapmokestinimo netaikomos dividendams, kuriais užsienio vienetai sumažina pelną, apmokestinamą pelno mokesčiu ar jam tapačiu mokesčiu.</text:span></text:p>
      <text:p text:style-name="P3654">Papildyta straipsnio dalimi:</text:p>
      <text:p text:style-name="P3655"><text:span text:style-name="T3656">Nr.<text:s/></text:span><text:a xlink:href="https://www.e-tar.lt/portal/legalAct.html?documentId=b857dcd0f28b11e5989ee743dd0efbb0" office:target-frame-name="_top" xlink:show="replace"><text:span text:style-name="T3657">XII-2262</text:span></text:a><text:span text:style-name="T3658">, 2016-03-22, paskelbta TAR 2016-03-25, i. k. 2016-06346</text:span></text:p>
      <text:p text:style-name="Normal"/>
      <text:p text:style-name="P3659">Straipsnio pakeitimai:</text:p>
      <text:p text:style-name="P3660"><text:span text:style-name="T3661">Nr.<text:s/></text:span><text:a xlink:href="http://www3.lrs.lt/cgi-bin/preps2?a=215625&amp;b=" office:target-frame-name="_top" xlink:show="replace"><text:span text:style-name="T3662">IX-1659</text:span></text:a><text:span text:style-name="T3663">, 2003-07-01, Žin., 2003, Nr. 74-3417 (2003-07-25)</text:span></text:p>
      <text:p text:style-name="P3664"><text:span text:style-name="T3665">Nr.<text:s/></text:span><text:a xlink:href="http://www3.lrs.lt/cgi-bin/preps2?a=232368&amp;b=" office:target-frame-name="_top" xlink:show="replace"><text:span text:style-name="T3666">IX-2201</text:span></text:a><text:span text:style-name="T3667">, 2004-04-29, Žin., 2004, Nr. 73-2534 (2004-04-30)</text:span></text:p>
      <text:p text:style-name="P3668"><text:span text:style-name="T3669">Nr.<text:s/></text:span><text:a xlink:href="http://www3.lrs.lt/cgi-bin/preps2?a=318297&amp;b=" office:target-frame-name="_top" xlink:show="replace"><text:span text:style-name="T3670">X-1481</text:span></text:a><text:span text:style-name="T3671">, 2008-04-08, Žin., 2008, Nr. 47-1748 (2008-04-24)</text:span></text:p>
      <text:p text:style-name="P3672"><text:span text:style-name="T3673">Nr.<text:s/></text:span><text:a xlink:href="http://www3.lrs.lt/cgi-bin/preps2?a=334541&amp;b=" office:target-frame-name="_top" xlink:show="replace"><text:span text:style-name="T3674">XI-74</text:span></text:a><text:span text:style-name="T3675">, 2008-12-18, Žin., 2008, Nr. 149-6001 (2008-12-30)</text:span></text:p>
      <text:p text:style-name="P3676"><text:span text:style-name="T3677">Nr.<text:s/></text:span><text:a xlink:href="http://www3.lrs.lt/cgi-bin/preps2?a=361056&amp;b=" office:target-frame-name="_top" xlink:show="replace"><text:span text:style-name="T3678">XI-539</text:span></text:a><text:span text:style-name="T3679">, 20</text:span><text:span text:style-name="T3680">09-12-09, Žin., 2009, Nr. 153-6880 (2009-12-28)</text:span></text:p>
      <text:p text:style-name="P3681"/>
      <text:p text:style-name="P3682"><text:span text:style-name="T3683">36</text:span><text:span text:style-name="T3684"><text:s/>straipsnis.<text:s/></text:span><text:span text:style-name="T3685">Dividendų deklaracija</text:span></text:p>
      <text:p text:style-name="P3686"><text:span text:style-name="T3687">Deklaracija apie dividendų išmokėjimą vienetui ar dividendų gavimą iš vieneto ir pelno mokesčio apskaičiavimą pateikiama tam vietos mokesčio administratoriui, kurio</text:span><text:span text:style-name="T3688"><text:s/>veiklos teritorijoje įregistruotas pelno mokestį apskaičiuojantis ir sumokantis vienetas ar nuolatinė buveinė, iki mėnesio, einančio po mėnesio, kurį dividendai buvo išmokėti arba gauti, penkioliktos dienos.</text:span></text:p>
      <text:p text:style-name="P3689"><text:span text:style-name="T3690">Straipsnio pakeitimai:</text:span></text:p>
      <text:p text:style-name="P3691"><text:span text:style-name="T3692">Nr.<text:s/></text:span><text:a xlink:href="http://www3.lrs.lt/cgi-bin/preps2?a=232368&amp;b=" office:target-frame-name="_top" xlink:show="replace"><text:span text:style-name="T3693">IX-2201</text:span></text:a><text:span text:style-name="T3694">, 2004-04-29, Žin., 2004, Nr. 73-2534 (2004-04-30)</text:span></text:p>
      <text:p text:style-name="P3695">Straipsnio pakeitimai:</text:p>
      <text:p text:style-name="P3696"><text:span text:style-name="T3697">Nr.<text:s/></text:span><text:a xlink:href="https://www.e-tar.lt/portal/legalAct.html?documentId=b857dcd0f28b11e5989ee743dd0efbb0" office:target-frame-name="_top" xlink:show="replace"><text:span text:style-name="T3698">XII-2262</text:span></text:a><text:span text:style-name="T3699">,<text:s/></text:span><text:span text:style-name="T3700">2016-03-22, paskelbta TAR 2016-03-25, i. k. 2016-06346</text:span></text:p>
      <text:p text:style-name="Normal"/>
      <text:p text:style-name="P3701"><text:span text:style-name="T3702">VIII</text:span><text:span text:style-name="T3703"><text:s/>SKYRIUS</text:span></text:p>
      <text:p text:style-name="P3704"><text:span text:style-name="T3705">SPECIALIOS PAJAMŲ APMOKESTINIMO SĄLYGOS<text:s/></text:span></text:p>
      <text:p text:style-name="P3706"/>
      <text:p text:style-name="P3707"><text:span text:style-name="T3708">37</text:span><text:span text:style-name="T3709"><text:s/>straipsnis.<text:s/></text:span><text:span text:style-name="T3710">Užsienio vieneto apmokestinimas</text:span></text:p>
      <text:p text:style-name="P3711"><text:span text:style-name="T3712">Pelno mokestį prie pajamų šaltinio nuo 4 straipsnio 4 dalyje nurodytų pajamų (sumų), i</text:span><text:span text:style-name="T3713">šskyrus šio Įstatymo 37</text:span><text:span text:style-name="T3714">(1)</text:span><text:span text:style-name="T3715"><text:s/>straipsnyje nustatytą atvejį, išskaičiuoja ir sumoka į biudžetą išmokas išmokėjęs asmuo – Lietuvos vienetas, nuolatinė buveinė arba nuolatinis Lietuvos gyventojas. Šiuo atveju užsienio vieneto pajamos pripažįstamos taikant šio Įs</text:span><text:span text:style-name="T3716">tatymo 8 straipsnio 1 dalyje nustatytą principą.</text:span></text:p>
      <text:p text:style-name="P3717"><text:s/>Straipsnio pakeitimai:</text:p>
      <text:p text:style-name="P3718"><text:span text:style-name="T3719">Nr.<text:s/></text:span><text:a xlink:href="http://www3.lrs.lt/cgi-bin/preps2?a=232368&amp;b=" office:target-frame-name="_top" xlink:show="replace"><text:span text:style-name="T3720">IX-2201</text:span></text:a><text:span text:style-name="T3721">, 2004-04-29, Žin., 2004, Nr. 73-2534 (2004-04-30)</text:span></text:p>
      <text:p text:style-name="P3722"/>
      <text:p text:style-name="P3723"><text:span text:style-name="T3724">37</text:span><text:span text:style-name="T3725">1</text:span><text:span text:style-name="T3726"><text:s/>straipsnis.<text:s/></text:span><text:span text:style-name="T3727">Pajamų (sumų), išmokamų užsienio vie</text:span><text:span text:style-name="T3728">netui ar jo nuolatinei buveinei, neapmokestinimo prie pajamų šaltinio kriterijai ir reikalavimai</text:span><text:span text:style-name="T3729"><text:s/></text:span></text:p>
      <text:p text:style-name="P3730"><text:span text:style-name="T3731">1</text:span><text:span text:style-name="T3732">. Lietuvos vieneto arba užsienio vieneto Europos Sąjungos valstybėje narėje nuolatinės buveinės išmokamos Įstatymo 4 straipsnio 4 dalies 3 ir 5 punktuose</text:span><text:span text:style-name="T3733"><text:s/>nurodytos sumos neapmokestinamos pelno mokesčiu prie pajamų šaltinio, kai išmokėtų sumų gavėjas (faktiškasis savininkas) yra užsienio vienetas – tik Europos Sąjungos valstybės narės rezidentas mokesčių tikslais (toliau – ES valstybės narės vienetas) arba<text:s/></text:span><text:span text:style-name="T3734">šio ES valstybės narės vieneto nuolatinė buveinė yra kitoje Europos Sąjungos valstybėje narėje.</text:span></text:p>
      <text:p text:style-name="P3735"><text:span text:style-name="T3736">2</text:span><text:span text:style-name="T3737">. Pajamų faktiškuoju savininku laikoma:</text:span></text:p>
      <text:p text:style-name="P3738"><text:span text:style-name="T3739">1</text:span><text:span text:style-name="T3740">) ES valstybės narės vienetas, turintis verslo organizavimo formą, nurodytą 2003 m. birželio 3 d. Tarybos<text:s/></text:span><text:span text:style-name="T3741">direktyvos 2003/49/EB dėl bendros apmokestinimo sistemos, taikomos palūkanų ir autorinių atlyginimų mokėjimams tarp skirtingų valstybių narių asocijuotų bendrovių (toliau – Direktyva 2003/49/EB) priede, ir esantis Direktyvos 2003/49/EB 3 straipsnio a dalie</text:span><text:span text:style-name="T3742">s iii punkte nustatytų mokesčių mokėtojas, neatleistas nuo šių mokesčių mokėjimo, jeigu jis gauna pajamas savo naudai, o ne kaip kito asmens agentas, patikėtinis, pasirašyti įgaliotas asmuo ir pan.;</text:span></text:p>
      <text:p text:style-name="P3743"><text:span text:style-name="T3744">2</text:span><text:span text:style-name="T3745">) ES valstybės narės vieneto, kuris turi verslo orga</text:span><text:span text:style-name="T3746">nizavimo formą, nurodytą Direktyvos 2003/49/EB priede, ir yra Direktyvos 2003/49/EB 3 straipsnio a dalies iii punkte nustatytų mokesčių mokėtojas, neatleistas nuo šių mokesčių mokėjimo, nuolatinė buveinė kitoje Europos Sąjungos valstybėje narėje, jeigu sut</text:span><text:span text:style-name="T3747">eikimas naudotis ar teisė naudotis, už kuriuos mokamos Įstatymo 4 straipsnio 4 dalies 3 ir 5 punktuose nurodytos sumos, yra faktiškai susiję su šia nuolatine buveine ir Įstatymo 4 straipsnio 4 dalies 3 ir 5 punktuose nurodytos sumos pripažįstamos pajamomis</text:span><text:span text:style-name="T3748">, dėl kurių ji tampa Direktyvos 2003/49/EB 3 straipsnio a dalies iii punkte nustatyto mokesčio arba „impot des non-residents/belasting der niet-verblijfhouders“ Belgijos Karalystėje, arba „Impuesto sobre la Renta de no Residentes“ Ispanijos Karalystėje, ar</text:span><text:span text:style-name="T3749">ba kurio nors kito identiško mokesčio, atsiradusio vėliau ar vietoj buvusio, mokėtoja.</text:span></text:p>
      <text:p text:style-name="P3750"><text:span text:style-name="T3751">3</text:span><text:span text:style-name="T3752">. Šio straipsnio nuostatos taikomos, kai sumų išmokėjimo ES valstybės narės vienetui ar jo nuolatinei buveinei momentu ir ne mažiau kaip 2 metus iki šio išmokėjim</text:span><text:span text:style-name="T3753">o be pertraukų ES valstybių narių vienetai atitinka vieną iš šių kriterijų:</text:span></text:p>
      <text:p text:style-name="P3754"><text:span text:style-name="T3755">1</text:span><text:span text:style-name="T3756">) šias sumas išmokantis Lietuvos vienetas arba ES valstybės narės vienetas, kurio nuolatinė buveinė Lietuvos Respublikoje išmoka šias sumas, tiesiogiai valdo ne mažiau kaip 25 p</text:span><text:span text:style-name="T3757">rocentus akcijų (dalių, pajų) šias pajamas gaunančio ES valstybės narės vieneto arba ES valstybės narės vieneto, kurio nuolatinė buveinė gauna šias pajamas, arba</text:span></text:p>
      <text:p text:style-name="P3758"><text:span text:style-name="T3759">2</text:span><text:span text:style-name="T3760">) šias pajamas gaunantis ES valstybės narės vienetas arba ES valstybės narės vienetas,<text:s/></text:span><text:span text:style-name="T3761">kurio nuolatinė buveinė gauna šias pajamas, tiesiogiai valdo ne mažiau kaip 25 procentus akcijų (dalių, pajų) šias sumas išmokančiame Lietuvos vienete arba ES valstybės narės vienete, kurio nuolatinė buveinė Lietuvos Respublikoje išmoka šias sumas, arba</text:span></text:p>
      <text:p text:style-name="P3762"><text:span text:style-name="T3763">3</text:span><text:span text:style-name="T3764">) kitas ES valstybės narės vienetas tiesiogiai valdo ne mažiau kaip 25 procentus akcijų (dalių, pajų) šias pajamas gaunančiame ES valstybės narės vienete arba ES valstybės narės vienete, kurio nuolatinė buveinė gauna šias pajamas, ir šias sumas išmokanč</text:span><text:span text:style-name="T3765">iame Lietuvos vienete arba ES valstybės narės vienete, kurio nuolatinė buveinė Lietuvos Respublikoje išmoka šias sumas.</text:span></text:p>
      <text:p text:style-name="P3766"><text:span text:style-name="T3767">4</text:span><text:span text:style-name="T3768">. Jei nuolatinė buveinė laikoma Įstatymo 4 straipsnio 4 dalies 3 ir 5 punktuose nurodytų sumų mokėtoja ar faktiškąja savininke, t</text:span><text:span text:style-name="T3769">ai jokia kita šio užsienio vieneto dalis nelaikoma šių sumų mokėtoja ar faktiškąja savininke.</text:span></text:p>
      <text:p text:style-name="P3770"><text:span text:style-name="T3771">5</text:span><text:span text:style-name="T3772">. Šio straipsnio nuostatos taikomos nuolatinei buveinei, išmokančiai Įstatymo 4 straipsnio 4 dalies 3 ir 5 punktuose nurodytas sumas, jei šias sumas yra leid</text:span><text:span text:style-name="T3773">žiama atskaityti iš nuolatinės buveinės pajamų pagal šio Įstatymo ir kitų teisės aktų nuostatas.</text:span></text:p>
      <text:p text:style-name="P3774"><text:span text:style-name="T3775">6</text:span><text:span text:style-name="T3776">. Įstatymo 4 straipsnio 4 dalies 3 ir 5 punktuose nurodytas sumas išmokantis Lietuvos vienetas ar nuolatinė buveinė turi turėti dokumentus, įrodančius, ka</text:span><text:span text:style-name="T3777">d tenkinami šio straipsnio 1, 2 ir 3 dalyse nustatyti kriterijai. Reikalavimus šiems dokumentams nustato centrinis mokesčių administratorius.</text:span></text:p>
      <text:p text:style-name="P3778"><text:span text:style-name="T3779">7</text:span><text:span text:style-name="T3780">. Šio straipsnio nuostatos taikomos taip pat valstybėms ir Europos Sąjungos valstybėms narėms priklausomoms t</text:span><text:span text:style-name="T3781">eritorijoms, jeigu toks taikymas numatytas Europos Sąjungos teisės aktuose.</text:span></text:p>
      <text:p text:style-name="P3782">Įstatymas papildytas straipsniu:</text:p>
      <text:p text:style-name="P3783"><text:span text:style-name="T3784">Nr.<text:s/></text:span><text:a xlink:href="http://www3.lrs.lt/cgi-bin/preps2?a=232368&amp;b=" office:target-frame-name="_top" xlink:show="replace"><text:span text:style-name="T3785">IX-2201</text:span></text:a><text:span text:style-name="T3786">, 2004-04-29, Žin., 2004, Nr. 73-2534 (2004-04-30)</text:span></text:p>
      <text:p text:style-name="P3787">Straipsnio pakeitimai:</text:p>
      <text:p text:style-name="P3788"><text:span text:style-name="T3789">Nr.<text:s/></text:span><text:a xlink:href="http://www3.lrs.lt/cgi-bin/preps2?a=325290&amp;b=" office:target-frame-name="_top" xlink:show="replace"><text:span text:style-name="T3790">X-1698</text:span></text:a><text:span text:style-name="T3791">, 2008-07-14, Žin., 2008, Nr. 87-3458 (2008-07-31)</text:span></text:p>
      <text:p text:style-name="Normal"><text:span text:style-name="T3792">Nr.<text:s/></text:span><text:a xlink:href="http://www3.lrs.lt/cgi-bin/preps2?a=350402&amp;b=" office:target-frame-name="_top" xlink:show="replace"><text:span text:style-name="T3793">XI-388</text:span></text:a><text:span text:style-name="T3794">, 2009-07-22, Žin., 2009, Nr. 93-3980 (2009-08-04)</text:span></text:p>
      <text:p text:style-name="P3795"/>
      <text:p text:style-name="P3796"><text:span text:style-name="T3797">37</text:span><text:span text:style-name="T3798">(2)</text:span><text:span text:style-name="T3799"><text:s/>straipsnis.<text:s/></text:span><text:span text:style-name="T3800">Neteko galios nuo<text:s/></text:span><text:span text:style-name="T3801">2010-01-01.</text:span></text:p>
      <text:p text:style-name="P3802">Įstatymas papildytas straipsniu:</text:p>
      <text:p text:style-name="P3803"><text:span text:style-name="T3804">Nr.<text:s/></text:span><text:a xlink:href="http://www3.lrs.lt/cgi-bin/preps2?a=232368&amp;b=" office:target-frame-name="_top" xlink:show="replace"><text:span text:style-name="T3805">IX-2201</text:span></text:a><text:span text:style-name="T3806">, 2004-04-29, Žin., 2004, Nr. 73-2534 (2004-04-30)</text:span></text:p>
      <text:p text:style-name="P3807">Straipsnio pakeitimai:</text:p>
      <text:p text:style-name="Normal"><text:span text:style-name="T3808">Nr.<text:s/></text:span><text:a xlink:href="http://www3.lrs.lt/cgi-bin/preps2?a=350402&amp;b=" office:target-frame-name="_top" xlink:show="replace"><text:span text:style-name="T3809">XI-388</text:span></text:a><text:span text:style-name="T3810">, 2009-07-22, Žin., 2009, Nr. 93-3980 (2009-08-04)</text:span></text:p>
      <text:p text:style-name="P3811"/>
      <text:p text:style-name="P3812"><text:span text:style-name="T3813">37</text:span><text:span text:style-name="T3814">(3)</text:span><text:span text:style-name="T3815"><text:s/>straipsnis. Gautos paramos, panaudotos ne pagal Lietuvos Respublikos labdaros ir paramos įstatyme nustatytą paramos paskirtį, ir grynais pinigais gautos paramos apmokestinimas</text:span></text:p>
      <text:p text:style-name="P3816">Vienetas nuo gautos paramos, panaudotos ne pagal Lietuvos Respublikos labdaros ir paramos įstatyme nustatytą paramos paskirtį, taip pat nuo iš vieno paramos teikėjo per mokestinį laikotarpį grynais pinigais gautos paramos dalies, viršijančios 250 MGL dydžio sumą, apskaičiuoja ir sumoka į biudžetą pelno mokestį šio Įstatymo nustatyta tvarka.</text:p>
      <text:p text:style-name="P3817">Įstatymas papildytas straipsniu:</text:p>
      <text:p text:style-name="Normal"><text:span text:style-name="T3818">Nr.<text:s/></text:span><text:a xlink:href="http://www3.lrs.lt/cgi-bin/preps2?a=268450&amp;b=" office:target-frame-name="_top" xlink:show="replace"><text:span text:style-name="T3819">X-456</text:span></text:a><text:span text:style-name="T3820">, 2005-12-20, Žin., 2005, Nr. 153-5635 (2005-12-31)</text:span></text:p>
      <text:p text:style-name="P3821"/>
      <text:p text:style-name="P3822"><text:span text:style-name="T3823">38</text:span><text:span text:style-name="T3824"><text:s/>straipsnis.<text:s/></text:span><text:span text:style-name="T3825">Turto ar turtinio komplekso nuomos apmokestinimo atvejai</text:span></text:p>
      <text:p text:style-name="P3826"><text:span text:style-name="T3827">1</text:span><text:span text:style-name="T3828">. Jei<text:s/></text:span><text:span text:style-name="T3829">vieneto turtas arba turtinis kompleksas yra perduotas pagal nuomos sandorį, apskaičiuojant pelno mokestį toks turto arba turtinio komplekso perdavimas mokesčio administratoriaus sprendimu gali būti apmokestinamas kaip pardavimas, jei nuomos sandoris atitin</text:span><text:span text:style-name="T3830">ka nors vieną iš šių kriterijų:</text:span></text:p>
      <text:p text:style-name="P3831"><text:span text:style-name="T3832">1</text:span><text:span text:style-name="T3833">) nuomos terminas ilgesnis kaip 30 metų, išskyrus atvejus, kai Lietuvos Respublikos įstatymų nustatyta tvarka išnuomojama žemė arba turto nuomininkas yra nustatytas šio Įstatymo 3 straipsnio 2 dalyje;</text:span></text:p>
      <text:p text:style-name="P3834"><text:span text:style-name="T3835">2</text:span><text:span text:style-name="T3836">) nuomos mokesč</text:span><text:span text:style-name="T3837">io periodinių įmokų tvarkaraštyje nustatyta, kad per trumpesnę nuomos laikotarpio dalį sumokama didesnė dalis išnuomoto vieneto ilgalaikio turto tikrosios rinkos kainos;</text:span></text:p>
      <text:p text:style-name="P3838"><text:span text:style-name="T3839">3</text:span><text:span text:style-name="T3840">) nuomos sutartis apriboja ilgalaikio turto ar turtinio komplekso nuomotojo teise</text:span><text:span text:style-name="T3841">s skolintis ir (arba) skirstyti pelną ar mokėti dividendus;</text:span></text:p>
      <text:p text:style-name="P3842"><text:span text:style-name="T3843">4</text:span><text:span text:style-name="T3844">) nuostatos dėl išnuomoto turto rekonstravimo nėra susijusios su nuomininko ar nuomotojo ūkine komercine veikla ir (arba) turto rekonstravimo vertė neatitinka turto tikrosios rinkos kainos.</text:span></text:p>
      <text:p text:style-name="P3845"><text:span text:style-name="T3846">2</text:span><text:span text:style-name="T3847">. Šio straipsnio 1 dalyje nurodyto turto pardavimo pajamos įskaitomos į pajamas to mokestinio laikotarpio, kurį šis turtas buvo perduotas nuomininkui to turto tikrąja rinkos kaina.</text:span></text:p>
      <text:p text:style-name="P3848"><text:span text:style-name="T3849">3</text:span><text:span text:style-name="T3850">. Šio straipsnio 1 dalies 2 punkto nuostatos netaikomos lizingo<text:s/></text:span><text:span text:style-name="T3851">(finansinės nuomos) sandoriams.</text:span></text:p>
      <text:p text:style-name="P3852">Straipsnio pakeitimai:</text:p>
      <text:p text:style-name="P3853"><text:span text:style-name="T3854">Nr.<text:s/></text:span><text:a xlink:href="http://www3.lrs.lt/cgi-bin/preps2?a=215625&amp;b=" office:target-frame-name="_top" xlink:show="replace"><text:span text:style-name="T3855">IX-1659</text:span></text:a><text:span text:style-name="T3856">, 2003-07-01, Žin., 2003, Nr. 74-3417 (2003-07-25)</text:span></text:p>
      <text:p text:style-name="P3857"/>
      <text:p text:style-name="P3858"><text:span text:style-name="T3859">38</text:span><text:span text:style-name="T3860">1</text:span><text:span text:style-name="T3861"><text:s/>straipsnis</text:span><text:span text:style-name="T3862">.<text:s/></text:span><text:span text:style-name="T3863">Tarptautinio vežimo jūrų laivais arba tarptautinio<text:s/></text:span><text:span text:style-name="T3864">vežimo jūrų laivais ir su juo tiesiogiai susijusios veiklos pajamų apmokestinimas</text:span></text:p>
      <text:p text:style-name="P3865"><text:span text:style-name="T3866">1</text:span><text:span text:style-name="T3867">. Laivybos vieneto pajamos iš tarptautinio vežimo jūrų laivais arba tarptautinio vežimo jūrų laivais ir su juo tiesiogiai susijusios veiklos gali būti apmokestinamos pag</text:span><text:span text:style-name="T3868">al šio straipsnio nuostatas, jeigu visą Lietuvos apmokestinamojo vieneto mokestinį laikotarpį arba užsienio apmokestinamojo vieneto, įregistruoto ar organizuoto</text:span><text:span text:style-name="T3869"><text:s/></text:span><text:span text:style-name="T3870">Europos ekonominės erdvės valstybėje, vykdančio</text:span><text:span text:style-name="T3871"><text:s/></text:span><text:span text:style-name="T3872">veiklą Lietuvos Respublikos teritorijoje per nu</text:span><text:span text:style-name="T3873">olatinę buveinę, mokestinį laikotarpį</text:span><text:span text:style-name="T3874"><text:s/></text:span><text:span text:style-name="T3875">laivybos vienetas atitinka šiuos kriterijus:</text:span></text:p>
      <text:p text:style-name="P3876"><text:span text:style-name="T3877">1</text:span><text:span text:style-name="T3878">) valdo nuosavybės teise arba pagal finansinės nuomos sutartį, kurioje numatytas nuosavybės teisės perėjimas, arba pagal pirkimo–pardavimo ar nuomos sutartį, kurioje numa</text:span><text:span text:style-name="T3879">tytas nuosavybės teisės perėjimas laivybos vienetui apmokėjus visą turto vertę, arba pagal laivo nuomos be įgulos sutartį (</text:span><text:span text:style-name="T3880">bareboat charter</text:span><text:span text:style-name="T3881">) arba naudoja pagal laivo frachtavimo sutartį (laivo frachtavimo sutartį laivo reisui (</text:span><text:span text:style-name="T3882">voyage charter</text:span><text:span text:style-name="T3883">) arba terminuo</text:span><text:span text:style-name="T3884">tą frachtavimo sutartį (</text:span><text:span text:style-name="T3885">time</text:span><text:span text:style-name="T3886"><text:s/></text:span><text:span text:style-name="T3887">charter in<text:s/></text:span><text:span text:style-name="T3888">arba<text:s/></text:span><text:span text:style-name="T3889">time charter out</text:span><text:span text:style-name="T3890">), kaip numatyta Lietuvos Respublikos prekybinės laivybos įstatymo 2 straipsnyje, jūrų laivus (krovininius, konteinerinius, tanklaivius, keleivinius įvažiuojamuosius,</text:span><text:span text:style-name="T3891"><text:s/></text:span><text:span text:style-name="T3892">keleivinius, kruizinius), ku</text:span><text:span text:style-name="T3893">rie plaukioja su</text:span><text:span text:style-name="T3894"><text:s/></text:span><text:span text:style-name="T3895">Lietuvos Respublikos arba kitos Europos ekonominės erdvės valstybės vėliava</text:span><text:span text:style-name="T3896"><text:s/></text:span><text:span text:style-name="T3897">ir yra naudojami tarptautiniam vežimui jūrų laivais arba tarptautiniam vežimui jūrų laivais</text:span><text:span text:style-name="T3898"><text:s/></text:span><text:span text:style-name="T3899">ar su juo tiesiogiai susijusiai veiklai;</text:span></text:p>
      <text:p text:style-name="P3900"><text:span text:style-name="T3901">2</text:span><text:span text:style-name="T3902">) laivybos vieneto nuosav</text:span><text:span text:style-name="T3903">ybės teise valdomų jūrų laivų NT yra ne mažesnė kaip 10</text:span><text:span text:style-name="T3904"> </text:span><text:span text:style-name="T3905">procentų laivybos vieneto visų valdomų jūrų laivų NT;</text:span></text:p>
      <text:p text:style-name="P3906"><text:span text:style-name="T3907">3</text:span><text:span text:style-name="T3908">) laivybos vieneto pagal frachtavimo sutartis (laivo frachtavimo sutartis laivo reisui (</text:span><text:span text:style-name="T3909">voyage charter</text:span><text:span text:style-name="T3910">) arba terminuotas frachtavimo sutartis</text:span><text:span text:style-name="T3911"><text:s/>(</text:span><text:span text:style-name="T3912">time</text:span><text:span text:style-name="T3913"><text:s/></text:span><text:span text:style-name="T3914">charter in</text:span><text:span text:style-name="T3915">), kaip numatyta Lietuvos Respublikos prekybinės laivybos įstatymo 2 straipsnyje, naudojamų jūrų laivų NT yra ne didesnė kaip 75 procentai visų laivybos vieneto valdomų jūrų laivų NT, o pagal laivo nuomos be įgulos sutartis (</text:span><text:span text:style-name="T3916">bareboat<text:s/></text:span><text:span text:style-name="T3917">charter out</text:span><text:span text:style-name="T3918">) išnuomotų jūrų laivų, turimų nuosavybės teise, NT yra ne didesnė kaip 30 procentų visų laivybos vieneto valdomų jūrų laivų NT;</text:span></text:p>
      <text:p text:style-name="P3919"><text:span text:style-name="T3920">4</text:span><text:span text:style-name="T3921">)</text:span><text:span text:style-name="T3922"><text:s/></text:span><text:span text:style-name="T3923">teikia Europos ekonominės erdvės valstybėje</text:span><text:span text:style-name="T3924"><text:s/></text:span><text:span text:style-name="T3925">strateginio, komercinio, techninio vadovavimo paslaugas jūrų laiv</text:span><text:span text:style-name="T3926">ams, kuriais atliekamas tarptautinis vežimas jūrų laivais, išskyrus atvejus, kai jūrų laivai naudojami pagal laivo frachtavimo sutartį (laivo frachtavimo sutartį laivo reisui (</text:span><text:span text:style-name="T3927">voyage charter</text:span><text:span text:style-name="T3928">)</text:span><text:span text:style-name="T3929"><text:s/></text:span><text:span text:style-name="T3930">arba terminuotą frachtavimo sutartį (</text:span><text:span text:style-name="T3931">time</text:span><text:span text:style-name="T3932"><text:s/></text:span><text:span text:style-name="T3933">charter in</text:span><text:span text:style-name="T3934">), kaip numa</text:span><text:span text:style-name="T3935">tyta Lietuvos Respublikos prekybinės laivybos įstatymo 2 straipsnyje, ir kai laivybos vieneto jūrų laivai (valdomi nuosavybės teise) išnuomojami pagal laivo nuomos be įgulos sutartį (</text:span><text:span text:style-name="T3936">bareboat charter out</text:span><text:span text:style-name="T3937">);</text:span></text:p>
      <text:p text:style-name="P3938"><text:span text:style-name="T3939">5</text:span><text:span text:style-name="T3940">)</text:span><text:span text:style-name="T3941"><text:s/></text:span><text:span text:style-name="T3942">laivybos vieneto valdomi nuosavybės teise a</text:span><text:span text:style-name="T3943">rba pagal finansinės nuomos sutartį, kurioje numatytas nuosavybės teisės perėjimas, arba pagal pirkimo–pardavimo ar nuomos sutartį, kurioje numatytas nuosavybės teisės perėjimas laivybos vienetui apmokėjus visą turto vertę, arba pagal laivo nuomos be įgulo</text:span><text:span text:style-name="T3944">s sutartį (</text:span><text:span text:style-name="T3945">bareboat charter</text:span><text:span text:style-name="T3946">) arba naudojami pagal laivo frachtavimo sutartį (laivo frachtavimo sutartį laivo reisui (</text:span><text:span text:style-name="T3947">voyage charter</text:span><text:span text:style-name="T3948">) arba terminuotą frachtavimo sutartį (</text:span><text:span text:style-name="T3949">time charter in</text:span><text:span text:style-name="T3950">),</text:span><text:span text:style-name="T3951"><text:s/></text:span><text:span text:style-name="T3952">kaip numatyta Lietuvos Respublikos prekybinės laivybos įstatymo 2 st</text:span><text:span text:style-name="T3953">raipsnyje, jūrų laivai, kurie naudojami tarptautiniam vežimui jūrų laivais ir su juo tiesiogiai susijusiai veiklai vykdyti, atitinka Lietuvos Respublikos ir Europos Bendrijų teisės aktų nustatytus saugumo reikalavimus.</text:span></text:p>
      <text:p text:style-name="P3954"><text:span text:style-name="T3955">2</text:span><text:span text:style-name="T3956">. Laivybos vienetui įgijus tei</text:span><text:span text:style-name="T3957">sę ir pasirinkus mokėti fiksuotą pelno mokestį, apmokestinimo fiksuotu pelno mokesčiu tvarka taikoma ne trumpiau kaip iki šio straipsnio 5 dalyje nurodytos datos, išskyrus atvejus, kai laivybos vienetas nebeatitinka šio straipsnio 1 dalyje nustatytų kriter</text:span><text:span text:style-name="T3958">ijų. Apmokestinimo fiksuotu pelno mokesčiu tvarka turi būti taikoma visiems laivybos vieneto, įskaitant patronuojamąsias bendroves, jūrų laivams, atitinkantiems šio straipsnio 1 dalies 1 punkte nustatytus kriterijus ir naudojamiems tarptautiniam vežimui jū</text:span><text:span text:style-name="T3959">rų laivais arba tarptautiniam vežimui jūrų laivais ir su juo tiesiogiai susijusiai veiklai.</text:span></text:p>
      <text:p text:style-name="P3960"><text:span text:style-name="T3961">3</text:span><text:span text:style-name="T3962">. Jei laivybos vienetas pasirinktu fiksuoto pelno mokesčio mokėjimo laikotarpiu (šis laikotarpis pradedamas skaičiuoti nuo mokestinio laikotarpio, kurį laivybo</text:span><text:span text:style-name="T3963">s vienetas pirmą kartą įgijo teisę ir pasirinko mokėti fiksuotą pelno mokestį) praranda teisę mokėti fiksuotą pelno mokestį (t. y. nebeatitinka šio straipsnio 1 dalyje nustatytų kriterijų) arba atsisako teisės mokėti fiksuotą pelno mokestį nuo pajamų iš ta</text:span><text:span text:style-name="T3964">rptautinio vežimo jūrų laivais arba tarptautinio vežimo jūrų laivais ir su juo tiesiogiai susijusios veiklos, tai pradedant mokestiniu laikotarpiu, kurį buvo prarasta ši teisė (išskyrus šio straipsnio 4 dalyje numatytus atvejus) arba kurį buvo atsisakyta š</text:span><text:span text:style-name="T3965">ios teisės, šioms laivybos vieneto pajamoms taikomos bendros pelno mokesčio apskaičiavimo nuostatos ir tokiam laivybos vienetui nebesuteikiama teisė pasirinkti mokėti fiksuotą pelno mokestį visus likusius mokestinius laikotarpius 10 metų periodu (šis perio</text:span><text:span text:style-name="T3966">das pradedamas skaičiuoti nuo mokestinio laikotarpio, kurį laivybos vienetas pirmą kartą įgijo teisę ir pasirinko mokėti fiksuotą pelno mokestį).</text:span></text:p>
      <text:p text:style-name="P3967"><text:span text:style-name="T3968">4</text:span><text:span text:style-name="T3969">. Kai laivybos vienetas, atitinkantis šio straipsnio 1 dalyje nustatytus kriterijus, pasirinktu fiksuoto<text:s/></text:span><text:span text:style-name="T3970">pelno mokesčio mokėjimo laikotarpiu (šis laikotarpis pradedamas skaičiuoti nuo mokestinio laikotarpio, kurį laivybos vienetas pirmą kartą įgijo teisę ir pasirinko mokėti fiksuotą pelno mokestį) nebeatitinka šio straipsnio 1 dalyje nustatytų kriterijų dėl n</text:span><text:span text:style-name="T3971">enugalimos jėgos (</text:span><text:span text:style-name="T3972">force majeure</text:span><text:span text:style-name="T3973">) (t. y. dėl nuo laivybos vieneto nepriklausančių priežasčių), teisės naudotis apmokestinimo fiksuotu pelno mokesčiu tvarka toks laivybos vienetas nepraranda, jei iki kito mokestinio laikotarpio, einančio po mokestinio laikot</text:span><text:span text:style-name="T3974">arpio, kurį dėl nenugalimos jėgos (</text:span><text:span text:style-name="T3975">force majeure</text:span><text:span text:style-name="T3976">) laivybos vienetas prarado teisę mokėti fiksuotą pelno mokestį nuo pajamų iš tarptautinio vežimo jūrų laivais arba tarptautinio vežimo jūrų laivais ir su juo tiesiogiai susijusios veiklos, pabaigos laivybos<text:s/></text:span><text:span text:style-name="T3977">vienetas atitinka šio straipsnio 1 dalyje nustatytus kriterijus.</text:span></text:p>
      <text:p text:style-name="P3978"><text:span text:style-name="T3979">5</text:span><text:span text:style-name="T3980">.<text:s/></text:span><text:span text:style-name="T3981">Apmokestinimo fiksuotu pelno mokesčiu tvarka laivybos vienetui, atitinkančiam šio straipsnio 1 dalyje nustatytus kriterijus, taikoma iki 2026 m. gruodžio 31 d. Laivybos vienetas, atiti</text:span><text:span text:style-name="T3982">nkantis šio straipsnio 1 dalyje nustatytus kriterijus ir pasirinkęs taikyti apmokestinimo fiksuotu pelno mokesčiu tvarką, apie pasirinkimą taikyti apmokestinimo fiksuotu pelno mokesčiu tvarką centrinio mokesčių administratoriaus nustatyta tvarka informuoja</text:span><text:span text:style-name="T3983"><text:s/>vietos mokesčių administratorių iki mokestinio laikotarpio, kurį pirmą kartą laivybos vienetas įgijo teisę ir pasirinko mokėti fiksuotą pelno mokestį, pirmojo ketvirčio paskutinės dienos.</text:span><text:s/></text:p>
      <text:p text:style-name="P3984"><text:span text:style-name="T3985">Įstatymas papildytas straipsniu:</text:span></text:p>
      <text:p text:style-name="P3986"><text:span text:style-name="T3987">Nr.<text:s/></text:span><text:a xlink:href="http://www3.lrs.lt/cgi-bin/preps2?a=297421&amp;b=" office:target-frame-name="_top" xlink:show="replace"><text:span text:style-name="T3988">X-1110</text:span></text:a><text:span text:style-name="T3989">, 2007-05-03, Žin., 2007, Nr. 55-2126 (2007-05-19)</text:span></text:p>
      <text:p text:style-name="P3990"><text:span text:style-name="T3991">Straipsnio pakeitimai:</text:span></text:p>
      <text:p text:style-name="P3992"><text:span text:style-name="T3993">Nr.<text:s/></text:span><text:a xlink:href="http://www3.lrs.lt/cgi-bin/preps2?a=318400&amp;b=" office:target-frame-name="_top" xlink:show="replace"><text:span text:style-name="T3994">X-1484</text:span></text:a><text:span text:style-name="T3995">, 2008-04-10, Žin., 2008, Nr. 47-1749 (2008-</text:span><text:span text:style-name="T3996">04-24)</text:span></text:p>
      <text:p text:style-name="P3997">Straipsnio pakeitimai:</text:p>
      <text:p text:style-name="P3998"><text:span text:style-name="T3999">Nr.<text:s/></text:span><text:a xlink:href="https://www.e-tar.lt/portal/legalAct.html?documentId=bb9dd3204d0411e7846ef01bfffb9b64" office:target-frame-name="_top" xlink:show="replace"><text:span text:style-name="T4000">XIII-405</text:span></text:a><text:span text:style-name="T4001">, 2017-06-01, paskelbta TAR 2017-06-09, i. k. 2017-09789</text:span></text:p>
      <text:p text:style-name="Normal"/>
      <text:p text:style-name="P4002"><text:span text:style-name="T4003">38</text:span><text:span text:style-name="T4004">2</text:span><text:span text:style-name="T4005"><text:s/>straipsnis.<text:s/></text:span><text:span text:style-name="T4006">Fiksuoto pelno mokesčio apskaičiavimas</text:span></text:p>
      <text:p text:style-name="P4007"><text:span text:style-name="T4008">1</text:span><text:span text:style-name="T4009">. Jei laivybos vieneto pasirinkimu pajamoms iš tarptautinio vežimo jūrų laivais arba tarptautinio vežimo jūrų laivais ir su juo tiesiogiai susijusios veiklos pagal šio Įstatymo 38</text:span><text:span text:style-name="T4010">1 </text:span><text:span text:style-name="T4011">straipsnio nuostatas taikomas fiksuotas pelno mokestis, tai fiksuoto<text:s/></text:span><text:span text:style-name="T4012">pelno mokesčio bazė apskaičiuojama kiekvienam 100 jūrų laivo NT vienetų taikant fiksuotą dienos sumą ir gautą dydį dauginant iš laivybos vieneto mokestinio laikotarpio dienų skaičiaus. Fiksuota suma:</text:span></text:p>
      <text:p text:style-name="P4013"><text:span text:style-name="T4014">1</text:span><text:span text:style-name="T4015">) kiekvienam 100 jūrų laivo NT vienetų iki 1 000 jūrų</text:span><text:span text:style-name="T4016"><text:s/>laivo NT vienetų – 0,93 euro per dieną;</text:span></text:p>
      <text:p text:style-name="P4017"><text:span text:style-name="T4018">2</text:span><text:span text:style-name="T4019">) kiekvienam 100 jūrų laivo NT vienetų nuo 1 001 jūrų laivo NT vieneto iki 10 000 jūrų laivo NT vienetų – 0,67 euro per dieną;</text:span></text:p>
      <text:p text:style-name="P4020"><text:span text:style-name="T4021">3</text:span><text:span text:style-name="T4022">) kiekvienam 100 jūrų laivo NT vienetų nuo 10 001 jūrų laivo NT vieneto iki 25</text:span><text:span text:style-name="T4023"><text:s/>000 jūrų laivo NT vienetų – 0,43 euro per dieną;</text:span></text:p>
      <text:p text:style-name="P4024"><text:span text:style-name="T4025">4</text:span><text:span text:style-name="T4026">) kiekvienam 100 jūrų laivo NT vienetų nuo 25 001</text:span><text:span text:style-name="T4027"><text:s/></text:span><text:span text:style-name="T4028">jūrų laivo NT vieneto – 0,27 euro per dieną.</text:span></text:p>
      <text:p text:style-name="P4029"><text:span text:style-name="T4030">2</text:span><text:span text:style-name="T4031">. Fiksuoto pelno mokesčio bazei be jokių atskaitymų taikomas 16</text:span><text:span text:style-name="T4032"><text:s/></text:span><text:span text:style-name="T4033">procentų tarifas.</text:span></text:p>
      <text:p text:style-name="P4034">Straipsnio dalies<text:s/>pakeitimai:</text:p>
      <text:p text:style-name="P4035"><text:span text:style-name="T4036">Nr.<text:s/></text:span><text:a xlink:href="https://www.e-tar.lt/portal/legalAct.html?documentId=fe45a8f0353d11efbdaea558de59136c" office:target-frame-name="_top" xlink:show="replace"><text:span text:style-name="T4037">XIV-2774</text:span></text:a><text:span text:style-name="T4038">, 2024-06-20, paskelbta TAR 2024-06-28, i. k. 2024-12078</text:span></text:p>
      <text:p text:style-name="Normal"/>
      <text:p text:style-name="P4039"><text:span text:style-name="T4040">3</text:span><text:span text:style-name="T4041">. Nusidėvėjimo ar amortizacijos skaičiavimo apribojimai:</text:span></text:p>
      <text:p text:style-name="P4042"><text:span text:style-name="T4043">1</text:span><text:span text:style-name="T4044">) jei laiv</text:span><text:span text:style-name="T4045">ybos vieneto pasirinkimu pagal šio Įstatymo 38</text:span><text:span text:style-name="T4046">1</text:span><text:span text:style-name="T4047"><text:s/>straipsnio nuostatas pajamoms iš tarptautinio vežimo jūrų laivais arba tarptautinio vežimo jūrų laivais ir su juo tiesiogiai susijusios veiklos buvo taikomos fiksuoto pelno mokesčio apskaičiavimo nuostatos, t</text:span><text:span text:style-name="T4048">ai, šioms pajamoms pradėjus taikyti bendras pelno mokesčio apskaičiavimo nuostatas, turto, naudoto šioje veikloje, nusidėvėjimas ar amortizacija neskaičiuojami, jeigu nuo šio turto naudojimo pradžios iki fiksuoto pelno mokesčio mokėjimo laikotarpio pabaigo</text:span><text:span text:style-name="T4049">s šis turtas būtų buvęs nudėvėtas ar amortizuotas pagal šio Įstatymo 1 priedėlyje nustatytus normatyvus;</text:span></text:p>
      <text:p text:style-name="P4050"><text:span text:style-name="T4051">2</text:span><text:span text:style-name="T4052">) jei laivybos vienetas pagal šio Įstatymo 38</text:span><text:span text:style-name="T4053">1</text:span><text:span text:style-name="T4054"><text:s/>straipsnio nuostatas pasirinktu fiksuoto pelno mokesčio mokėjimo laikotarpiu (šis laikotarpis prade</text:span><text:span text:style-name="T4055">damas skaičiuoti nuo mokestinio laikotarpio, kurį laivybos vienetas pirmą kartą įgijo teisę ir pasirinko mokėti fiksuotą pelno mokestį) praranda teisę mokėti fiksuotą pelno mokestį (t. y. nebeatitinka šio Įstatymo 38</text:span><text:span text:style-name="T4056">1</text:span><text:span text:style-name="T4057"> straipsnio 1 dalyje nustatytų kriterij</text:span><text:span text:style-name="T4058">ų) arba atsisako teisės mokėti fiksuotą pelno mokestį, tai pradedant mokestiniu laikotarpiu, kurį buvo prarasta ši teisė (išskyrus šio Įstatymo 38</text:span><text:span text:style-name="T4059">1</text:span><text:span text:style-name="T4060"><text:s/>straipsnio 4 dalyje numatytus atvejus) arba kurį buvo atsisakyta šios teisės, turto, naudojamo tarptautiniam</text:span><text:span text:style-name="T4061"><text:s/>vežimui jūrų laivais arba tarptautinio vežimo jūrų laivais ir su juo tiesiogiai susijusiai veiklai, nusidėvėjimas ar amortizacija skaičiuojami nuo turto įsigijimo kainos, sumažintos nusidėvėjimo ar amortizacijos suma, kuri būtų apskaičiuota, jeigu laivybo</text:span><text:span text:style-name="T4062">s vienetas visą laiką būtų taikęs bendras pelno mokesčio apskaičiavimo nuostatas. Tokiu atveju šio turto nusidėvėjimas ar amortizacija skaičiuojami pagal normatyvus, ne mažesnius, negu nustatyta šio Įstatymo 1 priedėlyje, įskaitant mokestinį (mokestinius)<text:s/></text:span><text:span text:style-name="T4063">laikotarpį (laikotarpius), kurį (kuriais) tas turtas jau buvo naudotas šiame laivybos vienete.</text:span></text:p>
      <text:p text:style-name="P4064"><text:span text:style-name="T4065">4</text:span><text:span text:style-name="T4066">. Jei laivybos vieneto pasirinkimu pagal šio straipsnio nuostatas pajamos iš tarptautinio vežimo jūrų laivais arba tarptautinio vežimo jūrų laivais ir su<text:s/></text:span><text:span text:style-name="T4067">juo tiesiogiai susijusios veiklos apmokestinamos fiksuotu pelno mokesčiu, avansinis fiksuotas pelno mokestis nemokamas.</text:span></text:p>
      <text:p text:style-name="P4068"><text:span text:style-name="T4069">5</text:span><text:span text:style-name="T4070">. Lietuvos Respublikos Vyriausybės įgaliota institucija nustato</text:span><text:span text:style-name="T4071"><text:s/></text:span><text:span text:style-name="T4072">eksploatuojamo turto, kuris priskiriamas jūrų transportui, perleidi</text:span><text:span text:style-name="T4073">mo pajamų priskyrimo<text:s/></text:span><text:span text:style-name="T4074">tarptautinio vežimo jūrų laivais ir su juo tiesiogiai susijusios veiklos pajamoms tvarką.</text:span><text:s/></text:p>
      <text:p text:style-name="P4075"><text:span text:style-name="T4076">Įstatymas papildytas straipsniu:</text:span></text:p>
      <text:p text:style-name="P4077"><text:span text:style-name="T4078">Nr.<text:s/></text:span><text:a xlink:href="http://www3.lrs.lt/cgi-bin/preps2?a=297421&amp;b=" office:target-frame-name="_top" xlink:show="replace"><text:span text:style-name="T4079">X-1110</text:span></text:a><text:span text:style-name="T4080">, 2007-05-03, Žin., 2007, Nr. 55-2126</text:span><text:span text:style-name="T4081"><text:s/>(2007-05-19)</text:span></text:p>
      <text:p text:style-name="P4082">Straipsnio pakeitimai:</text:p>
      <text:p text:style-name="P4083"><text:span text:style-name="T4084">Nr.<text:s/></text:span><text:a xlink:href="http://www3.lrs.lt/cgi-bin/preps2?a=334540&amp;b=" office:target-frame-name="_top" xlink:show="replace"><text:span text:style-name="T4085">XI-73</text:span></text:a><text:span text:style-name="T4086">, 2008-12-18, Žin., 2008, Nr. 149-6000 (2008-12-30)</text:span></text:p>
      <text:p text:style-name="P4087"><text:span text:style-name="T4088">Nr.<text:s/></text:span><text:a xlink:href="http://www3.lrs.lt/cgi-bin/preps2?a=361056&amp;b=" office:target-frame-name="_top" xlink:show="replace"><text:span text:style-name="T4089">XI-539</text:span></text:a><text:span text:style-name="T4090">, 2009-12-09, Žin., 2009</text:span><text:span text:style-name="T4091">, Nr. 153-6880 (2009-12-28)</text:span></text:p>
      <text:p text:style-name="P4092">Straipsnio pakeitimai:</text:p>
      <text:p text:style-name="P4093"><text:span text:style-name="T4094">Nr.<text:s/></text:span><text:a xlink:href="https://www.e-tar.lt/portal/legalAct.html?documentId=bb9dd3204d0411e7846ef01bfffb9b64" office:target-frame-name="_top" xlink:show="replace"><text:span text:style-name="T4095">XIII-405</text:span></text:a><text:span text:style-name="T4096">, 2017-06-01, paskelbta TAR 2017-06-09, i. k. 2017-09789</text:span></text:p>
      <text:p text:style-name="Normal"/>
      <text:p text:style-name="P4097"><text:span text:style-name="T4098">38</text:span><text:span text:style-name="T4099">3</text:span><text:span text:style-name="T4100"><text:s/>straipsnis.<text:s/></text:span><text:span text:style-name="T4101">Papildomo kredito</text:span><text:span text:style-name="T4102"><text:s/>įstaigų pelno mokesčio apskaičiavimas, deklaravimas ir sumokėjimas</text:span></text:p>
      <text:p text:style-name="P4103"><text:span text:style-name="T4104">1</text:span><text:span text:style-name="T4105">. Pagal Bankų įstatymą veikiantys bankai, tarp jų užsienio komercinių bankų filialai, pagal Kredito unijų įstatymą veikiančios kredito unijos ir pagal Lietuvos Respublikos centrinių k</text:span><text:span text:style-name="T4106">redito unijų įstatymą veikiančios centrinės kredito unijos papildomą kredito įstaigų pelno mokestį apskaičiuoja, deklaruoja ir sumoka šiame straipsnyje nustatyta tvarka.</text:span></text:p>
      <text:p text:style-name="P4107"><text:span text:style-name="T4108">2</text:span><text:span text:style-name="T4109">. Kredito įstaigų apmokestinamasis pelnas, apskaičiuotas iš pajamų atėmus neapmok</text:span><text:span text:style-name="T4110">estinamąsias pajamas, leidžiamus ir ribojamų dydžių leidžiamus atskaitymus (išskyrus</text:span><text:span text:style-name="T4111"><text:s/>mokslinių tyrimų ir eksperimentinės plėtros darbų sąnaudų padidintų atskaitymų sumą, apmokestinamųjų pajamų sumažinimo dėl filmo arba jo dalies gamybai neatlygintinai sute</text:span><text:span text:style-name="T4112">iktų lėšų sumą, atskaitomą suteiktos paramos sumą ir praėjusių mokestinių laikotarpių nuostolių, atskaitomų iš mokestinio laikotarpio pajamų, sumą)</text:span><text:span text:style-name="T4113">, apmokestinamas taikant 5 procentų papildomo kredito įstaigų pelno mokesčio tarifą.</text:span></text:p>
      <text:p text:style-name="P4114"><text:span text:style-name="T4115">3</text:span><text:span text:style-name="T4116">. Apskaičiuojant pa</text:span><text:span text:style-name="T4117">gal šį straipsnį apmokestinamą kredito įstaigų apmokestinamąjį pelną, į šio Įstatymo IX</text:span><text:span text:style-name="T4118">1</text:span><text:span text:style-name="T4119"><text:s/>ir X</text:span><text:span text:style-name="T4120">1</text:span><text:span text:style-name="T4121"><text:s/>skyrių nuostatas neatsižvelgiama.<text:s/></text:span></text:p>
      <text:p text:style-name="P4122"><text:span text:style-name="T4123">4</text:span><text:span text:style-name="T4124">. Šio straipsnio taikymo tikslais į kredito įstaigos pajamas neįtraukiamos pozityviosios pajamos ir gauti dividendai.</text:span></text:p>
      <text:p text:style-name="P4125"><text:span text:style-name="T4126">5</text:span><text:span text:style-name="T4127">. Papildomu kredito įstaigų pelno mokesčiu neapmokestinama šio straipsnio 2, 3 ir 4 dalyse nustatyta tvarka apskaičiuoto pelno dalis, neviršijanti 2 000 000 eurų.<text:s/></text:span></text:p>
      <text:p text:style-name="P4128"><text:span text:style-name="T4129">6</text:span><text:span text:style-name="T4130">. Kredito įstaigos moka avansinį papildomą kredito įstaigų pelno mokestį. Pirmųjų dvi</text:span><text:span text:style-name="T4131">ejų mokestinio laikotarpio ketvirčių avansinis papildomas kredito įstaigų pelno mokestis sudaro po 1/4 už mokestinį laikotarpį, buvusį prieš praėjusį mokestinį laikotarpį, šiame straipsnyje nustatyta tvarka apskaičiuojamo papildomo kredito įstaigų pelno mo</text:span><text:span text:style-name="T4132">kesčio sumos. Trečiojo ir ketvirtojo mokestinio laikotarpio ketvirčių avansinis papildomas kredito įstaigų pelno mokestis sudaro po 1/4 už praėjusį mokestinį laikotarpį šiame straipsnyje nustatyta tvarka apskaičiuojamo papildomo kredito įstaigų pelno mokes</text:span><text:span text:style-name="T4133">čio sumos. Pirmųjų dviejų mokestinio laikotarpio ketvirčių avansinio papildomo kredito įstaigų pelno mokesčio deklaracija pateikiama mokesčių administratoriui ne vėliau kaip mokestinio laikotarpio trečio mėnesio penkioliktą dieną. Trečiojo ir ketvirtojo mo</text:span><text:span text:style-name="T4134">kestinio laikotarpio ketvirčių avansinio papildomo kredito įstaigų pelno mokesčio deklaracija pateikiama mokesčių administratoriui ne vėliau kaip mokestinio laikotarpio devinto mėnesio penkioliktą dieną. Avansinis papildomas kredito įstaigų pelno mokestis<text:s/></text:span><text:span text:style-name="T4135">turi būti sumokėtas į valstybės biudžetą ne vėliau kaip kiekvieno mokestinio laikotarpio ketvirčio paskutinio mėnesio penkioliktą dieną.</text:span></text:p>
      <text:p text:style-name="P4136"><text:span text:style-name="T4137">7</text:span><text:span text:style-name="T4138">. Kredito įstaigos atleidžiamos nuo avansinio papildomo kredito įstaigų pelno mokesčio mokėjimo už pirmąjį mokesti</text:span><text:span text:style-name="T4139">nį laikotarpį, kaip jis suprantamas pagal šio Įstatymo 6 straipsnio 3 dalį, o antrąjį mokestinį laikotarpį avansinis papildomas kredito įstaigų pelno mokestis pradedamas mokėti nuo trečiojo ketvirčio. Jeigu mokestinis laikotarpis, buvęs prieš praėjusį moke</text:span><text:span text:style-name="T4140">stinį laikotarpį, buvo trumpesnis negu dvylika mėnesių, apskaičiuojant avansinį papildomą kredito įstaigų pelno mokestį už tą mokestinį laikotarpį šiame straipsnyje nustatyta tvarka apskaičiuojamo papildomo kredito įstaigų pelno mokesčio suma dalijama iš t</text:span><text:span text:style-name="T4141">o mokestinio laikotarpio mėnesių skaičiaus ir dauginama iš dvylikos.</text:span></text:p>
      <text:p text:style-name="P4142"><text:span text:style-name="T4143">8</text:span><text:span text:style-name="T4144">. Metinė papildomo kredito įstaigų pelno mokesčio deklaracija pateikiama mokesčių administratoriui iki kito mokestinio laikotarpio šešto mėnesio penkioliktos dienos. Jeigu metinėje m</text:span><text:span text:style-name="T4145">okestinio laikotarpio papildomo kredito įstaigų pelno mokesčio deklaracijoje nurodyta pelno mokesčio suma viršija sumokėtą to mokestinio laikotarpio avansinio papildomo kredito įstaigų pelno mokesčio sumą, apskaičiuotas skirtumas sumokamas į valstybės biud</text:span><text:span text:style-name="T4146">žetą iki kito mokestinio laikotarpio šešto mėnesio penkioliktos dienos. Mokesčio permoka grąžinama Mokesčių administravimo įstatymo nustatyta tvarka. Paskutinio mokestinio laikotarpio papildomo kredito įstaigų pelno mokesčio deklaracija pateikiama ir mokes</text:span><text:span text:style-name="T4147">tis sumokamas per 30 dienų nuo veiklos pabaigos.</text:span></text:p>
      <text:p text:style-name="P4148"><text:span text:style-name="T4149">9</text:span><text:span text:style-name="T4150">. Papildomo<text:s/></text:span><text:span text:style-name="T4151">kredito įstaigų pelno mokesčio ir avansinio papildomo kredito įstaigų pelno mokesčio deklaracijų formas, jų pildymo tvarką, kartu su deklaracijomis reikalaujamus pateikti kitus duomenis nust</text:span><text:span text:style-name="T4152">ato centrinis mokesčių administratorius.</text:span></text:p>
      <text:p text:style-name="P4153"><text:span text:style-name="T4154">TAR pastaba</text:span><text:span text:style-name="T4155">. 38</text:span><text:span text:style-name="T4156">3</text:span><text:span text:style-name="T4157"><text:s/>straipsnio nuostatos yra taikomas apskaičiuojant ir deklaruojant 2022 metų ir vėlesnių mokestinių laikotarpių pelno mokestį.</text:span></text:p>
      <text:p text:style-name="P4158"><text:span text:style-name="T4159"><text:tab/>Nuostata, kad Lietuvos Respublikos pelno mokesčio įstatymo 38-3<text:s/></text:span><text:span text:style-name="T4160">straipsnis (2019 m. gruodžio 17 d. redakcija) įsigaliojo 2020 m. sausio 1 d., prieštarauja Lietuvos Respublikos Konstitucijos 5 straipsnio 2 daliai, 70 straipsnio 1 daliai, konstituciniams teisinės valstybės, atsakingo valdymo principams.</text:span></text:p>
      <text:p text:style-name="P4161">Straipsnio pakeitimai:</text:p>
      <text:p text:style-name="P4162"><text:span text:style-name="T4163">Nr.<text:s/></text:span><text:a xlink:href="https://www.e-tar.lt/portal/legalAct.html?documentId=c1ffcd805d9511eca9ac839120d251c4" office:target-frame-name="_top" xlink:show="replace"><text:span text:style-name="T4164">XIV-726</text:span></text:a><text:span text:style-name="T4165">, 2021-12-07, paskelbta TAR 2021-12-15, i. k. 2021-25844</text:span></text:p>
      <text:p text:style-name="P4166"><text:span text:style-name="T4167">Nr.<text:s/></text:span><text:a xlink:href="https://www.e-tar.lt/portal/legalAct.html?documentId=1ce2a330b3f011eb8371ea260d59d64b" office:target-frame-name="_top" xlink:show="replace"><text:span text:style-name="T4168">KT67-N6/2021</text:span></text:a><text:span text:style-name="T4169">, 2021-05-13, paskelbta TAR 2022-07-01, i. k. 2022-14281</text:span></text:p>
      <text:p text:style-name="Normal"/>
      <text:p text:style-name="P4170"><text:span text:style-name="T4171">39</text:span><text:span text:style-name="T4172"><text:s/>straipsnis.<text:s/></text:span><text:span text:style-name="T4173">Pozityviųjų pajamų apskaičiavimas ir apmokestinimas</text:span></text:p>
      <text:p text:style-name="P4174"><text:span text:style-name="T4175">1</text:span><text:span text:style-name="T4176">. Pozityviosios pajamos yra apmokestinamos pagal šio straipsnio nuostatas, jeigu:</text:span></text:p>
      <text:p text:style-name="P4177"><text:span text:style-name="T4178">1</text:span><text:span text:style-name="T4179">) kon</text:span><text:span text:style-name="T4180">troliuojamasis užsienio vienetas yra įregistruotas ar kitaip organizuotas tikslinėje teritorijoje arba</text:span></text:p>
      <text:p text:style-name="P4181"><text:span text:style-name="T4182">2</text:span><text:span text:style-name="T4183">)<text:s/></text:span><text:span text:style-name="T4184">kontroliuojamojo užsienio subjekto pasyviosios pajamos viršija 1/3 visų to kontroliuojamojo užsienio subjekto mokestinio laikotarpio pajamų ir</text:span></text:p>
      <text:p text:style-name="P4185"><text:span text:style-name="T4186">3</text:span><text:span text:style-name="T4187">) kontroliuojamojo užsienio subjekto</text:span><text:span text:style-name="T4188"><text:s/></text:span><text:span text:style-name="T4189">faktinis pelno mokestis, apskaičiuotas nuo to kontroliuojamojo užsienio subjekto pajamų pagal toje užsienio valstybėje<text:s/></text:span><text:span text:style-name="T4190">taikomas pelno mokesčio ar jam tapataus mokesčio taisykles, yra mažesnis negu 50 procentų faktinio</text:span><text:span text:style-name="T4191"><text:s/>pelno mokesčio, kuris būtų apskaičiuotas nuo to kontroliuojamojo užsienio subjekto</text:span><text:span text:style-name="T4192"><text:s/></text:span><text:span text:style-name="T4193">pajamų pagal šio Įstatymo nuostatas.</text:span><text:span text:style-name="T4194"><text:s/>Taikant šį punktą, neatsižvelgiama<text:s/></text:span><text:span text:style-name="T4195">į kontroliuojamojo užsienio vieneto per nuolatinę buveinę kitoje užsienio valstybėje uždirbtas pajam</text:span><text:span text:style-name="T4196">as, kurios nėra apmokestinamos užsienio valstybėje, kurioje įregistruotas ar kitaip organizuotas kontroliuojamasis užsienio vienetas. Taikant šį punktą, į pozityviąsias pajamas įtraukiamos tik<text:s/></text:span><text:span text:style-name="T4197">kontroliuojamojo užsienio subjekto</text:span><text:span text:style-name="T4198"><text:s/>pasyviosios pajamos.</text:span></text:p>
      <text:p text:style-name="P4199"><text:span text:style-name="T4200">2</text:span><text:span text:style-name="T4201">.<text:s/></text:span><text:span text:style-name="T4202">Šio straipsnio nuostatos netaikomos tais atvejais, kai<text:s/></text:span><text:span text:style-name="T4203">kontroliuojamasis užsienio subjektas, atitinkantis šio straipsnio 1 dalies 2 ir 3 punktuose nurodytas sąlygas,</text:span><text:span text:style-name="T4204"><text:s/></text:span><text:span text:style-name="T4205">turi darbuotojų ir naudoja turtą faktinei ekonominei veiklai užtikrinti valstybėje, kuri</text:span><text:span text:style-name="T4206">oje šis kontroliuojamasis užsienio subjektas įregistruotas ar kitaip organizuotas.</text:span></text:p>
      <text:p text:style-name="P4207"><text:span text:style-name="T4208">3</text:span><text:span text:style-name="T4209">. Pasyviosiomis pajamomis pagal šį straipsnį laikoma:<text:s/></text:span></text:p>
      <text:p text:style-name="P4210"><text:span text:style-name="T4211">1</text:span><text:span text:style-name="T4212">) palūkanos ir kitos iš finansinio turto gaunamos pajamos;</text:span></text:p>
      <text:p text:style-name="P4213"><text:span text:style-name="T4214">2</text:span><text:span text:style-name="T4215">) honorarai ir bet kurios kitos pajamos iš int</text:span><text:span text:style-name="T4216">elektinės nuosavybės;</text:span></text:p>
      <text:p text:style-name="P4217"><text:span text:style-name="T4218">3</text:span><text:span text:style-name="T4219">) pajamos iš paskirstytinojo pelno (įskaitant iš kitų vienetų gautus dividendus ir Lietuvos vienetui paskirstytus, bet neišmokėtus dividendus) ir turto vertės padidėjimo pajamos iš akcijų (dalių, pajų), balsavimo teisių ar teisių</text:span><text:span text:style-name="T4220"><text:s/>į paskirstytinojo pelno dalį arba išimtinių teisių jas įsigyti perleidimo;</text:span></text:p>
      <text:p text:style-name="P4221"><text:span text:style-name="T4222">4</text:span><text:span text:style-name="T4223">) pajamos iš draudimo ir finansinių paslaugų teikimo veiklos;</text:span></text:p>
      <text:p text:style-name="P4224"><text:span text:style-name="T4225">5</text:span><text:span text:style-name="T4226">) vienetų, kurie gauna su prekių tiekimu ir paslaugų teikimu susijusių pajamų iš prekių ir paslaugų, įsigytų</text:span><text:span text:style-name="T4227"><text:s/>iš susijusių asmenų ir jiems parduotų, nesukurdami pridėtinės ekonominės vertės arba sukurdami nedidelę pridėtinę ekonominę vertę, pajamos.</text:span></text:p>
      <text:p text:style-name="P4228"><text:span text:style-name="T4229">4</text:span><text:span text:style-name="T4230">.<text:s/></text:span><text:span text:style-name="T4231">Į pozityviąsias pajamas neįtraukiama:</text:span></text:p>
      <text:p text:style-name="P4232"><text:span text:style-name="T4233">1</text:span><text:span text:style-name="T4234">)<text:s/></text:span><text:span text:style-name="T4235">išmokos, kurios laikomos neleidžiamais atskaitymais pagal šio Į</text:span><text:span text:style-name="T4236">statymo 31 straipsnio 1 dalį ir kurias kontroliuojamasis užsienio subjektas</text:span><text:span text:style-name="T4237"><text:s/></text:span><text:span text:style-name="T4238">yra gavęs iš Lietuvos vieneto;</text:span></text:p>
      <text:p text:style-name="P4239"><text:span text:style-name="T4240">2</text:span><text:span text:style-name="T4241">)<text:s/></text:span><text:span text:style-name="T4242">paskirstyti proporcingai Lietuvos vieneto valdomų akcijų (dalių, pajų), balsavimo teisių ar teisių į paskirstytinojo pelno dalį arba išimtinių</text:span><text:span text:style-name="T4243"><text:s/>teisių jas įsigyti skaičiui, tačiau neišmokėti šiam Lietuvos vienetui dividendai, kurie neviršija prieš tai buvusio mokestinio laikotarpio pozityviųjų pajamų sumos, apskaičiuotos pagal šio straipsnio 5 dalį, ir išmokami per penkis vienas po kito einančius</text:span><text:span text:style-name="T4244"><text:s/>mokestinius laikotarpius. Jeigu šie dividendai per penkis vienas po kito einančius mokestinius laikotarpius neišmokami, visi per tą laiką apskaičiuoti dividendai įtraukiami į pozityviąsias pajamas.</text:span></text:p>
      <text:p text:style-name="P4245"><text:span text:style-name="T4246">5</text:span><text:span text:style-name="T4247">. Apskaičiuojant pozityviąsias pajamas,<text:s/></text:span><text:span text:style-name="T4248">gali būti<text:s/></text:span><text:span text:style-name="T4249">atimamos neapmokestinamosios pajamos, atskaitomi leidžiami atskaitymai ir ribojamų dydžių leidžiami atskaitymai, susiję su tų</text:span><text:span text:style-name="T4250"><text:s/></text:span><text:span text:style-name="T4251">pajamų uždirbimu, pagal šio Įstatymo 11 straipsnio nuostatas. Jeigu apskaičiuojama neigiama suma, ši suma nemažina Lietuvos vienet</text:span><text:span text:style-name="T4252">o pajamų.</text:span></text:p>
      <text:p text:style-name="P4253"><text:span text:style-name="T4254">6</text:span><text:span text:style-name="T4255">.<text:s/></text:span><text:span text:style-name="T4256">Jeigu Lietuvos vienetas turi daugiau kaip vieną kontroliuojamąjį užsienio subjektą, kiekvieno iš jų pozityviosios pajamos apskaičiuojamos atskirai.<text:s/></text:span></text:p>
      <text:p text:style-name="P4257"><text:span text:style-name="T4258">7</text:span><text:span text:style-name="T4259">. Apskaičiuotos pozityviosios pajamos įtraukiamos į tą Lietuvos vieneto mokestinį<text:s/></text:span><text:span text:style-name="T4260">laikotarpį, kurį baigiasi kontroliuojamojo užsienio subjekto mokestinis laikotarpis.</text:span><text:span text:style-name="T4261"><text:s/>Jeigu kontroliuojamojo užsienio subjekto mokestinis laikotarpis nenustatomas, laikoma, kad kontroliuojamojo užsienio subjekto mokestinis laikotarpis sutampa su Lietuvos vi</text:span><text:span text:style-name="T4262">eneto mokestiniu laikotarpiu.</text:span></text:p>
      <text:p text:style-name="P4263"><text:span text:style-name="T4264">8</text:span><text:span text:style-name="T4265">. Tos pačios kontroliuojamojo užsienio subjekto pajamos šiame straipsnyje nustatyta tvarka gali būti apmokestinamos Lietuvos Respublikoje tik vieną kartą.</text:span></text:p>
      <text:p text:style-name="P4266"><text:span text:style-name="T4267">9</text:span><text:span text:style-name="T4268">.</text:span><text:span text:style-name="T4269"><text:s/>Kontroliuojamojo užsienio vieneto Lietuvos vienetui išmokėt</text:span><text:span text:style-name="T4270">i dividendai neapmokestinami, jeigu pajamos, kurių pagrindu šie dividendai išmokėti, buvo įtrauktos į šio Lietuvos vieneto pajamas kaip pozityviosios pajamos. Tačiau jeigu kontroliuojamojo užsienio vieneto Lietuvos vienetui išmokėti dividendai viršija paja</text:span><text:span text:style-name="T4271">mas, kurios buvo įtrauktos į šio Lietuvos vieneto pajamas kaip pozityviosios pajamos, išmokėtų dividendų dalis, viršijanti Lietuvos vieneto pozityviąsias pajamas, apmokestinama pagal šio Įstatymo 35 straipsnį.</text:span></text:p>
      <text:p text:style-name="P4272"><text:span text:style-name="T4273">10</text:span><text:span text:style-name="T4274">. Kai Lietuvos vienetas perleidžia savo<text:s/></text:span><text:span text:style-name="T4275">turimą kontroliuojamojo užsienio vieneto dalį arba per nuolatinę buveinę, nurodytą šio Įstatymo 2 straipsnio 4</text:span><text:span text:style-name="T4276">1</text:span><text:span text:style-name="T4277"><text:s/>dalies 2 punkte, vykdomą veiklą ir bet kuri iš perleidimo gautų pajamų dalis anksčiau buvo įtraukta į pozityviąsias pajamas, apskaičiuojant už š</text:span><text:span text:style-name="T4278">ias pajamas mokėtino pelno mokesčio sumą, ta pajamų dalis neįtraukiama į Lietuvos vieneto pelno mokesčio bazę.</text:span></text:p>
      <text:p text:style-name="P4279"><text:span text:style-name="T4280">11</text:span><text:span text:style-name="T4281">. Lietuvos vienetas turi teisę nuo pozityviųjų pajamų toje valstybėje arba zonoje, kurioje įregistruotas arba kitaip organizuotas kontroliu</text:span><text:span text:style-name="T4282">ojamasis užsienio subjektas, sumokėto pelno mokesčio ar jam tapataus mokesčio dydžiu (jeigu tai kontroliuojamasis užsienio vienetas, proporcingai Lietuvos vieneto turimų akcijų (dalių, pajų), balsavimo teisių<text:s/></text:span><text:span text:style-name="T4283">ar teisių į paskirstytinojo pelno dalį arba iši</text:span><text:span text:style-name="T4284">mtinių teisių jas įsigyti</text:span><text:span text:style-name="T4285"><text:s/>skaičiui) šio Įstatymo 55 straipsnio 6 dalyje nustatyta tvarka sumažinti į biudžetą mokėtiną pagal šį Įstatymą nuo pozityviųjų pajamų apskaičiuotą pelno mokestį. Jei toje valstybėje arba zonoje mokesčio sumokėta daugiau, negu tai<text:s/></text:span><text:span text:style-name="T4286">numatyta tos valstybės arba zonos įstatymuose, Lietuvos vienetas turi teisę sumažinti į biudžetą mokėtiną pagal šį Įstatymą nuo pozityviųjų pajamų apskaičiuotą pelno mokestį mokesčio, kuris turėjo būti sumokėtas nuo pozityviųjų pajamų toje valstybėje arba<text:s/></text:span><text:span text:style-name="T4287">zonoje, kurioje įregistruotas arba kitaip organizuotas kontroliuojamasis užsienio subjektas, dydžiu.<text:s/></text:span></text:p>
      <text:p text:style-name="P4288"><text:span text:style-name="T4289">12</text:span><text:span text:style-name="T4290">. Lietuvos vienetas turi teisę nuo pozityviųjų pajamų Europos ekonominės erdvės valstybėje arba valstybėje, su kuria Lietuvos Respublika yra sudariu</text:span><text:span text:style-name="T4291">si ir taiko dvigubo apmokestinimo išvengimo sutartį ir pagal kurios atitinkamą įstatymą kontroliuojamojo užsienio subjekto pajamos yra įtrauktos į tos valstybės vieneto pozityviąsias pajamas ir apmokestintos pagal taisykles, analogiškas šiame straipsnyje n</text:span><text:span text:style-name="T4292">ustatytoms taisyklėms, sumokėto pelno mokesčio ar jam tapataus mokesčio dydžiu šio Įstatymo 55 straipsnio 6 dalyje nustatyta tvarka sumažinti į biudžetą mokėtiną pagal šį Įstatymą nuo pozityviųjų pajamų apskaičiuotą pelno mokestį.</text:span></text:p>
      <text:p text:style-name="P4293"><text:span text:style-name="T4294">TAR pastaba.</text:span><text:span text:style-name="T4295"><text:s/></text:span><text:span text:style-name="T4296">39</text:span><text:span text:style-name="T4297"><text:s/></text:span><text:span text:style-name="T4298">straipsni</text:span><text:span text:style-name="T4299">o</text:span><text:span text:style-name="T4300"><text:s/>nuostatos taikomos apskaičiuojant ir deklaruojant 2019 metų ir vėlesnių mokestinių laikotarpių pelno mokestį.</text:span></text:p>
      <text:p text:style-name="P4301">Straipsnio pakeitimai:</text:p>
      <text:p text:style-name="P4302"><text:span text:style-name="T4303">Nr.<text:s/></text:span><text:a xlink:href="https://www.e-tar.lt/portal/legalAct.html?documentId=37311330043d11e9a5eaf2cd290f1944" office:target-frame-name="_top" xlink:show="replace"><text:span text:style-name="T4304">XIII-1697</text:span></text:a><text:span text:style-name="T4305">,<text:s/></text:span><text:span text:style-name="T4306">2018-12-06, paskelbta TAR 2018-12-20, i. k. 2018-20938</text:span></text:p>
      <text:p text:style-name="Normal"/>
      <text:p text:style-name="P4307"><text:span text:style-name="T4308">39</text:span><text:span text:style-name="T4309">(1)</text:span><text:span text:style-name="T4310"><text:s/>straipsnis. Europos ekonominių interesų grupės pajamų bei sąnaudų priskyrimas jos dalyviams ir apmokestinimas</text:span></text:p>
      <text:p text:style-name="P4311"><text:span text:style-name="T4312">1</text:span><text:span text:style-name="T4313">. Europos ekonominių interesų grupės pajamos jos dalyviams priskiriamos pagal</text:span><text:span text:style-name="T4314"><text:s/>Europos ekonominių interesų grupės steigimo sutartyje nustatytas dalis, o jeigu tokios dalys sutartyje nenustatytos, – lygiomis dalimis.</text:span></text:p>
      <text:p text:style-name="P4315"><text:span text:style-name="T4316">2</text:span><text:span text:style-name="T4317">. Europos ekonominių interesų grupės dalyvis Europos ekonominių interesų grupės pajamas priskiria savo pajamoms p</text:span><text:span text:style-name="T4318">askutinę Europos ekonominių interesų grupės finansinio laikotarpio, kurį tas pajamas ji uždirbo ir (arba) gavo, dieną.<text:s/></text:span></text:p>
      <text:p text:style-name="P4319"><text:span text:style-name="T4320">3</text:span><text:span text:style-name="T4321">. Europos ekonominių interesų grupės dalyvis jam priklausančią Europos ekonominių interesų grupės pajamų dalį priskiria savo pajamo</text:span><text:span text:style-name="T4322">ms, nesvarbu, ar Europos ekonominių interesų grupės pelnas dalyviui išmokėtas, ar ne, ir apmokestina šio Įstatymo nustatyta tvarka.</text:span></text:p>
      <text:p text:style-name="P4323"><text:span text:style-name="T4324">4</text:span><text:span text:style-name="T4325">. Europos ekonominių interesų grupės patirtos sąnaudos jos dalyviams priskiriamos vadovaujantis šio straipsnio 1 dalyje</text:span><text:span text:style-name="T4326"><text:s/>nustatytais principais.</text:span></text:p>
      <text:p text:style-name="P4327"><text:span text:style-name="T4328">5</text:span><text:span text:style-name="T4329">. Europos ekonominių interesų grupės dalyvis iš savo pajamų atskaito tas Europos ekonominių interesų grupės sąnaudas, kurios pagal šio Įstatymo nuostatas priskiriamos leidžiamiems atskaitymams ir ribojamų dydžių leidžiamiems a</text:span><text:span text:style-name="T4330">tskaitymams.</text:span></text:p>
      <text:p text:style-name="P4331"><text:span text:style-name="T4332">6</text:span><text:span text:style-name="T4333">. Priskiriamos Europos ekonominių interesų grupės pajamos ir sąnaudos išreiškiamos eurais taikant euro ir užsienio valiutos santykį, nustatytą pagal Lietuvos Respublikos finansinės apskaitos įstatymą pajamų ir sąnaudų priskyrimo dieną.</text:span></text:p>
      <text:p text:style-name="P4334">Straipsnio dalies pakeitimai:</text:p>
      <text:p text:style-name="P4335"><text:span text:style-name="T4336">Nr.<text:s/></text:span><text:a xlink:href="https://www.e-tar.lt/portal/legalAct.html?documentId=232994c04ad311e4a8328599cac64d82" office:target-frame-name="_top" xlink:show="replace"><text:span text:style-name="T4337">XII-1131</text:span></text:a><text:span text:style-name="T4338">, 2014-09-23, paskelbta TAR 2014-10-03, i. k. 2014-13610</text:span></text:p>
      <text:p text:style-name="P4339"><text:span text:style-name="T4340">Nr.<text:s/></text:span><text:a xlink:href="https://www.e-tar.lt/portal/legalAct.html?documentId=cddc375053ff11ec862fdcbc8b3e3e05" office:target-frame-name="_top" xlink:show="replace"><text:span text:style-name="T4341">XIV-686</text:span></text:a><text:span text:style-name="T4342">, 2021-11-23, paskelbta TAR 2021-12-03, i. k. 2021-25112</text:span></text:p>
      <text:p text:style-name="Normal"/>
      <text:p text:style-name="P4343"><text:span text:style-name="T4344">7</text:span><text:span text:style-name="T4345">. Europos ekonominių interesų grupės dalyvis į savo pajamas neįtraukia iš Europos<text:s/></text:span><text:span text:style-name="T4346">ekonominių interesų grupės gauto pelno ar jo dalies.</text:span></text:p>
      <text:p text:style-name="P4347">Įstatymas papildytas straipsniu:</text:p>
      <text:p text:style-name="P4348"><text:span text:style-name="T4349">Nr.<text:s/></text:span><text:a xlink:href="http://www3.lrs.lt/cgi-bin/preps2?a=231528&amp;b=" office:target-frame-name="_top" xlink:show="replace"><text:span text:style-name="T4350">IX-2102</text:span></text:a><text:span text:style-name="T4351">, 2004-04-08, Žin., 2004, Nr. 60-2117 (2004-04-24)</text:span></text:p>
      <text:p text:style-name="P4352"/>
      <text:p text:style-name="P4353"><text:span text:style-name="T4354">40</text:span><text:span text:style-name="T4355"><text:s/>straipsnis. Sandorių arba ūkinių ope</text:span><text:span text:style-name="T4356">racijų vertės koregavimas ir pajamų ar<text:s/></text:span></text:p>
      <text:p text:style-name="P4357"><text:span text:style-name="T4358">išmokų apibūdinimas iš naujo</text:span></text:p>
      <text:p text:style-name="P4359"><text:span text:style-name="T4360">1</text:span><text:span text:style-name="T4361">. Vienetai, šio Įstatymo nustatyta tvarka apskaičiuodami apmokestinamąjį pelną, pajamomis iš bet kokio sandorio arba bet kokios ūkinės operacijos turi pripažinti sumą, atitinkančią t</text:span><text:span text:style-name="T4362">okio sandorio arba tokios ūkinės operacijos tikrąją rinkos kainą, o leidžiamais atskaitymais arba ribojamų dydžių leidžiamais atskaitymais turi pripažinti bet kokio sandorio arba bet kokios ūkinės operacijos sąnaudų sumą, atitinkančią tokio sandorio arba t</text:span><text:span text:style-name="T4363">okios ūkinės operacijos tikrąją rinkos kainą.<text:s/></text:span></text:p>
      <text:p text:style-name="P4364"><text:span text:style-name="T4365">2</text:span><text:span text:style-name="T4366">. Jei asocijuotų asmenų tarpusavio sandoriuose arba ūkinėse operacijose sudaromos arba nustatomos kitokios sąlygos, negu būtų sudaromos ar nustatomos neasocijuotų asmenų tarpusavio sandoriu arba ūkine ope</text:span><text:span text:style-name="T4367">racija, tada bet koks pelnas (pajamos), kuris, jei tokių sąlygų nebūtų, būtų priskiriamas vienam iš tų asmenų, bet dėl tokių sąlygų jam nepriskiriamas, gali būti įtraukiamas į to asmens pajamas ir atitinkamai apmokestinamas. Finansų ministras nustato šios<text:s/></text:span><text:span text:style-name="T4368">dalies įgyvendinimo taisykles.</text:span></text:p>
      <text:p text:style-name="P4369"><text:span text:style-name="T4370">3</text:span><text:span text:style-name="T4371">. Vienetai, šio Įstatymo nustatyta tvarka apskaičiuodami apmokestinamąjį pelną, Lietuvos Respublikos Vyriausybės ar jos įgaliotos institucijos nustatytais atvejais ir tvarka turi iš naujo apibūdinti pajamas ar išmokas.</text:span></text:p>
      <text:p text:style-name="P4372">Straipsnio pakeitimai:</text:p>
      <text:p text:style-name="P4373"><text:span text:style-name="T4374">Nr.<text:s/></text:span><text:a xlink:href="http://www3.lrs.lt/cgi-bin/preps2?a=226941&amp;b=" office:target-frame-name="_top" xlink:show="replace"><text:span text:style-name="T4375">IX-1972</text:span></text:a><text:span text:style-name="T4376">, 2004-01-22, Žin., 2004, Nr. 25-748 (2004-02-14)</text:span></text:p>
      <text:p text:style-name="P4377"/>
      <text:p text:style-name="P4378"><text:span text:style-name="T4379">40</text:span><text:span text:style-name="T4380">1</text:span><text:span text:style-name="T4381"><text:s/>straipsnis.</text:span><text:span text:style-name="T4382"><text:s/>Neteko galios nuo 2016-12-24</text:span></text:p>
      <text:p text:style-name="P4383">Straipsnio naikinimas:</text:p>
      <text:p text:style-name="P4384"><text:span text:style-name="T4385">Nr.<text:s/></text:span><text:a xlink:href="https://www.e-tar.lt/portal/legalAct.html?documentId=683a4420c81b11e69dec860c1f4a5372" office:target-frame-name="_top" xlink:show="replace"><text:span text:style-name="T4386">XIII-88</text:span></text:a><text:span text:style-name="T4387">, 2016-12-13, paskelbta TAR 2016-12-23, i. k. 2016-29276</text:span></text:p>
      <text:p text:style-name="Normal"/>
      <text:p text:style-name="P4388"><text:span text:style-name="T4389">40</text:span><text:span text:style-name="T4390">2</text:span><text:span text:style-name="T4391"><text:s/>straipsnis.<text:s/></text:span><text:span text:style-name="T4392">Turto perkėlimo apmokestinimas</text:span></text:p>
      <text:p text:style-name="P4393"><text:span text:style-name="T4394">1</text:span><text:span text:style-name="T4395">. Turto perkėlimas iš Lietuvos Respubli</text:span><text:span text:style-name="T4396">kos apmokestinamas šiame straipsnyje nustatyta tvarka, jeigu yra viena iš šių aplinkybių:<text:s/></text:span></text:p>
      <text:p text:style-name="P4397"><text:span text:style-name="T4398">1</text:span><text:span text:style-name="T4399">) Lietuvos vienetas priskiria turtą užsienio valstybėje per nuolatinę buveinę vykdomai veiklai, o turto savininkas nesikeičia;</text:span></text:p>
      <text:p text:style-name="P4400"><text:span text:style-name="T4401">2</text:span><text:span text:style-name="T4402">) užsienio<text:s/></text:span><text:span text:style-name="T4403">vienetas, vykdantis</text:span><text:span text:style-name="T4404"><text:s/>veiklą Lietuvos Respublikoje per nuolatinę buveinę, priskiria turtą savo vykdomai veiklai kitoje užsienio valstybėje, o turto savininkas nesikeičia;</text:span></text:p>
      <text:p text:style-name="P4405"><text:span text:style-name="T4406">3</text:span><text:span text:style-name="T4407">) Lietuvos vienetas perkelia Lietuvos Respublikoje vykdomą veiklą į užsienio valstybę, išskyrus atvej</text:span><text:span text:style-name="T4408">us, kai turtas, kuris buvo naudojamas Lietuvos Respublikoje vykdomai veiklai, toliau naudojamas užsienio vieneto per nuolatinę buveinę vykdomai veiklai Lietuvos Respublikoje;</text:span></text:p>
      <text:p text:style-name="P4409"><text:span text:style-name="T4410">4</text:span><text:span text:style-name="T4411">) užsienio vienetas, vykdantis veiklą Lietuvos Respublikoje per nuolatinę bu</text:span><text:span text:style-name="T4412">veinę, perkelia vykdomą veiklą į užsienio valstybę.</text:span></text:p>
      <text:p text:style-name="P4413"><text:span text:style-name="T4414">2</text:span><text:span text:style-name="T4415">. Turto perkėlimo momentu vienetas pripažįsta turto vertės padidėjimo pajamas, kurias sudaro perkelto turto tikrosios rinkos kainos perkėlimo momentu ir turto įsigijimo kainos skirtumas.</text:span><text:span text:style-name="T4416"><text:s/></text:span></text:p>
      <text:p text:style-name="P4417"><text:span text:style-name="T4418">3</text:span><text:span text:style-name="T4419">.<text:s/></text:span><text:span text:style-name="T4420">Jeigu perkeliamas vieneto turtas, kurio nusidėvėjimas arba amortizacija buvo skaičiuojami pelno mokesčiui apskaičiuoti, apskaičiuojant turto vertės padidėjimo pajamas, to turto įsigijimo kaina mažinama jo nusidėvėjimo ar amortizacijos suma, įtraukta į ribo</text:span><text:span text:style-name="T4421">jamų dydžių leidžiamus atskaitymus.</text:span></text:p>
      <text:p text:style-name="P4422"><text:span text:style-name="T4423">4</text:span><text:span text:style-name="T4424">. Tais atvejais, kai turtas perkeliamas į kitas Europos ekonominės erdvės valstybes, kurios su Lietuvos Respublika arba Europos Sąjunga yra sudariusios susitarimą dėl savitarpio pagalbos išieškant mokesčius, kuri yr</text:span><text:span text:style-name="T4425">a lygiavertė 2010 m. kovo 16 d. Tarybos direktyvoje 2010/24/ES dėl savitarpio pagalbos vykdant reikalavimus, susijusius su mokesčiais, muitais ir kitomis priemonėmis (OL 2010 L 84, p. 1) (toliau – Direktyva 2010/24/ES), numatytai savitarpio pagalbai, viene</text:span><text:span text:style-name="T4426">tas pagal šį straipsnį apskaičiuotas pajamas į mokesčių bazę gali įtraukti lygiomis dalimis per 5 metus, skaičiuojamus nuo turto perkėlimo pradžios. Pajamų išdėstymas</text:span><text:span text:style-name="T4427"><text:s/></text:span><text:span text:style-name="T4428">dalimis nutraukiamas ir likusi neįtraukta pajamų dalis įtraukiama į to mokestinio laikota</text:span><text:span text:style-name="T4429">rpio pajamas, kurį paaiškėja, kad:</text:span></text:p>
      <text:p text:style-name="P4430"><text:span text:style-name="T4431">1</text:span><text:span text:style-name="T4432">) perkeltas turtas yra parduodamas ar kitaip perleidžiamas nuosavybėn arba</text:span></text:p>
      <text:p text:style-name="P4433"><text:span text:style-name="T4434">2</text:span><text:span text:style-name="T4435">) perkeltas turtas per 5 metus nuo jo perkėlimo perkeliamas į ne Europos ekonominės erdvės valstybę arba Europos ekonominės erdvės valstyb</text:span><text:span text:style-name="T4436">ę, su kuria Lietuvos Respublika arba Europos Sąjunga nėra sudariusi susitarimo dėl savitarpio pagalbos išieškant mokesčius, kuri yra lygiavertė Direktyvoje 2010/24/ES numatytai savitarpio pagalbai, arba</text:span></text:p>
      <text:p text:style-name="P4437"><text:span text:style-name="T4438">3</text:span><text:span text:style-name="T4439">) vienetui pradedama bankroto arba likvidavimo p</text:span><text:span text:style-name="T4440">rocedūra, arba</text:span></text:p>
      <text:p text:style-name="P4441"><text:span text:style-name="T4442">4</text:span><text:span text:style-name="T4443">) vienetas neįvykdo pelno mokesčio prievolių per 12 mėnesių nuo šio Įstatymo 53 straipsnyje nustatytų pelno mokesčio sumokėjimo terminų pabaigos.</text:span></text:p>
      <text:p text:style-name="P4444"><text:span text:style-name="T4445">5</text:span><text:span text:style-name="T4446">. Šio straipsnio nuostatos netaikomos turto perkėlimui trumpesniam kaip 12 mėnesių<text:s/></text:span><text:span text:style-name="T4447">laikotarpiui, kai turtas perkeliamas vertybiniams popieriams finansuoti arba kaip užstatas (avansas), arba siekiant įvykdyti kapitalo reikalavimus dėl rizikos ribojimo, arba likvidumo valdymo tikslais.</text:span><text:s/></text:p>
      <text:p text:style-name="P4448"><text:span text:style-name="T4449">TAR pastaba.</text:span><text:span text:style-name="T4450"><text:s/></text:span><text:span text:style-name="T4451">40</text:span><text:span text:style-name="T4452">2</text:span><text:span text:style-name="T4453"><text:s/>straipsnio nuostatos taikomos apsk</text:span><text:span text:style-name="T4454">aičiuojant ir deklaruojant 2020 metų ir vėlesnių mokestinių laikotarpių pelno mokestį.</text:span></text:p>
      <text:p text:style-name="P4455">Papildyta straipsniu:</text:p>
      <text:p text:style-name="P4456"><text:span text:style-name="T4457">Nr.<text:s/></text:span><text:a xlink:href="https://www.e-tar.lt/portal/legalAct.html?documentId=876276d02ad111eabe008ea93139d588" office:target-frame-name="_top" xlink:show="replace"><text:span text:style-name="T4458">XIII-2694</text:span></text:a><text:span text:style-name="T4459">, 2019-12-17, paskelbta TAR<text:s/></text:span><text:span text:style-name="T4460">2019-12-30, i. k. 2019-21550</text:span></text:p>
      <text:p text:style-name="Normal"/>
      <text:p text:style-name="P4461"><text:span text:style-name="T4462">IX</text:span><text:span text:style-name="T4463"><text:s/>SKYRIUS</text:span></text:p>
      <text:p text:style-name="P4464"><text:span text:style-name="T4465">REORGANIZAVIMO, PERLEIDIMO, LIKVIDAVIMO PASKIRŲ ATVEJŲ APMOKESTINIMAS, TURTO VERTĖS PAJAMŲ BEI NUOSTOLIŲ PRIPAŽINIMAS TAM TIKRAIS REORGANIZAVIMO, LIKVIDAVIMO, PERLEIDIMO ATVEJAIS</text:span></text:p>
      <text:p text:style-name="P4466"/>
      <text:p text:style-name="P4467"><text:span text:style-name="T4468">41</text:span><text:span text:style-name="T4469"><text:s/>straipsnis.<text:s/></text:span><text:span text:style-name="T4470">Reorganiza</text:span><text:span text:style-name="T4471">vimo ir perleidimo dalyviai ir atvejai</text:span></text:p>
      <text:p text:style-name="P4472"><text:span text:style-name="T4473">1</text:span><text:span text:style-name="T4474">. Vienetų, jų dalyvių pajamos bei nuostoliai kituose šio skyriaus straipsniuose nustatyta tvarka pripažįstami šiame straipsnyje nustatytais reorganizavimo ar perleidimo atvejais, kai:</text:span></text:p>
      <text:p text:style-name="P4475"><text:span text:style-name="T4476">1</text:span><text:span text:style-name="T4477">) vienetų turtas, teisės<text:s/></text:span><text:span text:style-name="T4478">ir pareigos perleidžiamos tarp Lietuvos vienetų, kurių apmokestinamasis pelnas yra apmokestinamas taikant šio Įstatymo 5 straipsnyje nustatytus 16 arba 6 procentų mokesčio tarifus, arba tarp užsienio vienetų – Europos Sąjungos valstybių narių rezidentų mok</text:span><text:span text:style-name="T4479">esčių tikslais, Europos Sąjungos valstybėse narėse turinčių verslo organizavimo formą, nurodytą 1990 m. liepos 23 d. Tarybos direktyvos 90/434/EB dėl bendros mokesčių sistemos, taikomos įvairių valstybių narių įmonių jungimui, skaidymui, turto perleidimui<text:s/></text:span><text:span text:style-name="T4480">ir keitimuisi akcijomis, (toliau – Direktyva 90/434/EB) priede, ir esančių Direktyvos 90/434/EB 3 straipsnio c punkte nustatytų mokesčių mokėtojais, arba</text:span></text:p>
      <text:p text:style-name="P4481"><text:span text:style-name="T4482">2</text:span><text:span text:style-name="T4483">) vienetų turtas, teisės ir pareigos perleidžiamos tarp Lietuvos vienetų, kurių apmokestinamasis<text:s/></text:span><text:span text:style-name="T4484">pelnas yra apmokestinamas taikant šio Įstatymo 5 straipsnyje nustatytus 16 arba 6 procentų mokesčio tarifus, ir užsienio vienetų – Europos Sąjungos valstybių narių rezidentų mokesčių tikslais, Europos Sąjungos valstybėse narėse turinčių verslo organizavimo</text:span><text:span text:style-name="T4485"><text:s/>formą, nurodytą Direktyvos 90/434/EB priede, ir esančių Direktyv</text:span><text:span text:style-name="T4486">os 90/434/EB 3 straipsnio c punkte nustatytų mokesčių mokėtojais, arba</text:span></text:p>
      <text:p text:style-name="P4487"><text:span text:style-name="T4488">3</text:span><text:span text:style-name="T4489">) perkeliama vieneto (Europos bendrovės ar Europos kooperatinės bendrovės) registruota buveinė.</text:span></text:p>
      <text:p text:style-name="P4490">Straipsnio dalies<text:s/>pakeitimai:</text:p>
      <text:p text:style-name="P4491"><text:span text:style-name="T4492">Nr.<text:s/></text:span><text:a xlink:href="https://www.e-tar.lt/portal/legalAct.html?documentId=fe45a8f0353d11efbdaea558de59136c" office:target-frame-name="_top" xlink:show="replace"><text:span text:style-name="T4493">XIV-2774</text:span></text:a><text:span text:style-name="T4494">, 2024-06-20, paskelbta TAR 2024-06-28, i. k. 2024-12078</text:span></text:p>
      <text:p text:style-name="Normal"/>
      <text:p text:style-name="P4495"><text:span text:style-name="T4496">2</text:span><text:span text:style-name="T4497">. Reorganizavimo ar perleidimo atvejai:</text:span></text:p>
      <text:p text:style-name="P4498"><text:span text:style-name="T4499">1</text:span><text:span text:style-name="T4500">) vienetai reorganizuojami prijungiant, t. y. vienas ar keli vienetai, baigę veiklą be likvidavimo procedūros (toliau – įsigyjamieji vienetai), prijungiami prie kito, jau esančio, vieneto (toliau – įsigyjantysis vienetas) ir prijungimo momentu visas įsigyj</text:span><text:span text:style-name="T4501">amųjų vienetų turtas, teisės ir pareigos pereina įsigyjančiajam vienetui, įsigyjamojo vieneto dalyviai vietoj turėtų įsigyjamojo vieneto akcijų (dalių, pajų) mainais gauna išleistų įsigyjančiojo vieneto, kuriam pereina įsigyjamojo vieneto turtas, teisės ir</text:span><text:span text:style-name="T4502"><text:s/>pareigos, akcijų (dalių, pajų); jei, keičiant įsigyjamųjų vienetų akcijas į įsigyjančiojo vieneto akcijas, akcijų kainų skirtumas apmokamas pinigais – tai ne daugiau kaip 10 procentų akcijų nominalios vertės arba, kai nominalios vertės nėra, ne daugiau ka</text:span><text:span text:style-name="T4503">ip 10 procentų balansinės akcijų vertės;<text:s/></text:span></text:p>
      <text:p text:style-name="P4504"><text:span text:style-name="T4505">2</text:span><text:span text:style-name="T4506">) vienetai reorganizuojami sujungiant, t. y. du ar daugiau vienetų, baigę veiklą be likvidavimo procedūros (toliau – įsigyjamieji vienetai), sujungiami į naują vienetą (toliau – įsigyjantysis vienetas) ir suju</text:span><text:span text:style-name="T4507">ngimo momentu įsigyjamųjų vienetų turtas, teisės ir pareigos pereina įsigyjančiajam vienetui, įsigyjamojo vieneto dalyviai vietoj turėtų įsigyjamojo vieneto akcijų (dalių, pajų) mainais gauna išleistų įsigyjančiojo vieneto, kuriam pereina įsigyjamojo viene</text:span><text:span text:style-name="T4508">to turtas, teisės ir pareigos, akcijų (dalių, pajų); jei, keičiant įsigyjamųjų vienetų akcijas į įsigyjančiojo vieneto akcijas, akcijų kainų skirtumas apmokamas pinigais – tai ne daugiau kaip 10 procentų akcijų nominalios vertės arba, kai nominalios vertės</text:span><text:span text:style-name="T4509"><text:s/>nėra, ne daugiau kaip 10 procentų balansinės akcijų vertės;<text:s/></text:span></text:p>
      <text:p text:style-name="P4510"><text:span text:style-name="T4511">3</text:span><text:span text:style-name="T4512">) vieneto, baigiančio veiklą be likvidavimo procedūros (toliau – įsigyjamasis vienetas), visas turtas, teisės ir prievolės pereina kitam vienetui, valdančiam 100 procentų jo įstatinio kapitalo (100 procentų akcijų, atspindinčių jo kapitalą) (toliau – įsigy</text:span><text:span text:style-name="T4513">jantysis vienetas);<text:s/></text:span></text:p>
      <text:p text:style-name="P4514"><text:span text:style-name="T4515">4</text:span><text:span text:style-name="T4516">) vienetai reorganizuojami išdalijant arba padalijant, t. y. vienetas, baigiantis veiklą be likvidavimo procedūros (toliau – įsigyjamasis vienetas), išdalija ar išskaido savo turtą, teises ir pareigas į dvi ar daugiau dalių ir tuo</text:span><text:span text:style-name="T4517"><text:s/>pačiu momentu jos pereina dviem ar daugiau jau esančių ar naujai kuriamų vienetų (toliau – įsigyjantieji vienetai), įsigyjamojo vieneto dalyviai vietoj turėtų įsigyjamojo vieneto akcijų (dalių, pajų) proporcingai mainais gauna išleistų įsigyjančiųjų viene</text:span><text:span text:style-name="T4518">tų akcijų (dalių, pajų); jei, keičiant įsigyjamojo vieneto akcijas į įsigyjančiųjų vienetų akcijas, akcijų kainų skirtumas apmokamas pinigais – tai ne daugiau kaip 10 procentų akcijų nominalios vertės arba, kai nominalios vertės nėra, ne daugiau kaip 10 pr</text:span><text:span text:style-name="T4519">ocentų balansinės akcijų vertės;<text:s/></text:span></text:p>
      <text:p text:style-name="P4520"><text:span text:style-name="T4521">5</text:span><text:span text:style-name="T4522">) vienetas, toliau tęsiantis veiklą (toliau – perleidžiantysis vienetas), perleidžia vieną ar kelias savo veiklos dalis kaip turto, teisių ir pareigų visumą, kuri organizaciniu požiūriu sudaro autonomišką ekonominį vi</text:span><text:span text:style-name="T4523">enetą, vykdantį veiklą ir galintį atlikti savo funkcijas savo nuožiūra (toliau – veiklos dalis), vienam ar keliems naujai kuriamiems ar jau esantiems vienetams (toliau – įsigyjantieji vienetai) kartu sumažindamas įstatinį kapitalą, perleidžiančiojo vieneto</text:span><text:span text:style-name="T4524"><text:s/>dalyviai vietoj turėtų perleidžiančiojo vieneto akcijų (dalių, pajų) proporcingai mainais gauna išleistų įsigyjančiųjų vienetų akcijų (dalių, pajų); jei, keičiant veiklos dalis perleidžiančio vieneto akcijas į įsigyjančiųjų vienetų akcijas, akcijų kainų s</text:span><text:span text:style-name="T4525">kirtumas apmokamas pinigais – tai ne daugiau kaip 10 procentų akcijų nominalios vertės arba, kai nominalios vertės nėra, ne daugiau kaip 10 procentų balansinės akcijų vertės;<text:s/></text:span></text:p>
      <text:p text:style-name="P4526"><text:span text:style-name="T4527">6</text:span><text:span text:style-name="T4528">) vienetas, toliau tęsiantis veiklą (toliau – perleidžiantysis vienetas), p</text:span><text:span text:style-name="T4529">erleidžia veiklą kaip kompleksą arba vieną ar daugiau veiklos dalių kitam vienetui (toliau – įsigyjantysis vienetas) mainais už įsigyjančiojo vieneto akcijas (dalis, pajus);<text:s/></text:span></text:p>
      <text:p text:style-name="P4530"><text:span text:style-name="T4531">7</text:span><text:span text:style-name="T4532">) vienetas, siekdamas visiškai kontroliuoti kitą vienetą įsigyjant daugumą b</text:span><text:span text:style-name="T4533">alsų (t. y. turėti<text:s/></text:span><text:span text:style-name="T4534">daugiau</text:span><text:span text:style-name="T4535"><text:s/></text:span><text:span text:style-name="T4536">kaip 1/2 to vieneto akcijų suteikiamų balsų) (toliau – įsigyjantysis vienetas) ar turėdamas daugumą balsų (t. y.<text:s/></text:span><text:span text:style-name="T4537">daugiau</text:span><text:span text:style-name="T4538"><text:s/>kaip 1/2 to vieneto akcijų suteikiamų balsų) ir siekdamas įsigyti daugiau to vieneto akcijų, perleidžia išle</text:span><text:span text:style-name="T4539">idžiamas savo akcijas (dalis, pajus) mainais įsigyjamojo vieneto dalyviams už jų turimas įsigyjamojo vieneto akcijas; jei, keičiant įsigyjamojo vieneto dalyvių turimas įsigyjamojo vieneto akcijas į įsigyjančiojo vieneto akcijas, akcijų kainų skirtumas apmo</text:span><text:span text:style-name="T4540">kamas pinigais – tai ne daugiau kaip 10 procentų akcijų nominalios vertės arba, kai nominalios vertės nėra, ne daugiau kaip 10 procentų balansinės akcijų vertės;</text:span></text:p>
      <text:p text:style-name="P4541"><text:span text:style-name="T4542">8</text:span><text:span text:style-name="T4543">) vienetas, toliau tęsiantis veiklą, (toliau – perleidžiantysis vienetas) atskiria dalį,<text:s/></text:span><text:span text:style-name="T4544">kuriai proporcingai priskirtų turto, nuosavo kapitalo ir įsipareigojimų pagrindu sukuriamas vienas ar keli nauji vienetai (toliau – įsigyjantieji vienetai);</text:span></text:p>
      <text:p text:style-name="P4545"><text:span text:style-name="T4546">9</text:span><text:span text:style-name="T4547">) vienetas (Europos bendrovė ar Europos kooperatinė bendrovė), kuris nėra likviduojamas ar nėr</text:span><text:span text:style-name="T4548">a sukuriamas naujas vienetas, perkelia registruotą buveinę į kitą Europos Sąjungos valstybę narę.</text:span></text:p>
      <text:p text:style-name="P4549"><text:span text:style-name="T4550">3</text:span><text:span text:style-name="T4551">. Kai šio straipsnio 2 dalyje nustatytais atvejais įsigyjantysis vienetas yra šio straipsnio 1 dalies 2 punkte nurodytas užsienio vienetas, tai šio sky</text:span><text:span text:style-name="T4552">riaus nuostatos taikomos, jei po reorganizavimo ar perleidimo, nustatyto šio straipsnio 2 dalyje, išskyrus šio straipsnio 2 dalies 7 ir 9 punktus, tas užsienio vienetas gauto turto, teisių ir pareigų pagrindu toliau vykdo veiklą per nuolatinę buveinę Lietu</text:span><text:span text:style-name="T4553">vos Respublikos teritorijoje. Kai šio straipsnio 2 dalies 9 punkte nustatytu atveju šio straipsnio 1 dalies 3 punkte nurodytas vienetas (Europos bendrovė ar Europos kooperatinė bendrovė) perkelia registruotą buveinę, tai šio skyriaus nuostatos taikomos, je</text:span><text:span text:style-name="T4554">i po registruotos buveinės perkėlimo šis vienetas buvusių Lietuvos vienetui priskiriamų turto, teisių ir pareigų pagrindu toliau vykdo veiklą per nuolatinę buveinę Lietuvos Respublikos teritorijoje.</text:span></text:p>
      <text:p text:style-name="P4555">Straipsnio pakeitimai:</text:p>
      <text:p text:style-name="P4556"><text:span text:style-name="T4557">Nr.<text:s/></text:span><text:a xlink:href="http://www3.lrs.lt/cgi-bin/preps2?a=215625&amp;b=" office:target-frame-name="_top" xlink:show="replace"><text:span text:style-name="T4558">IX-1659</text:span></text:a><text:span text:style-name="T4559">, 2003-07-01, Žin., 2003, Nr. 74-3417 (2003-07-25)</text:span></text:p>
      <text:p text:style-name="Normal"><text:span text:style-name="T4560">Nr.<text:s/></text:span><text:a xlink:href="http://www3.lrs.lt/cgi-bin/preps2?a=268450&amp;b=" office:target-frame-name="_top" xlink:show="replace"><text:span text:style-name="T4561">X-456</text:span></text:a><text:span text:style-name="T4562">, 2005-12-20, Žin., 2005, Nr. 153-5635 (2005-12-31)</text:span></text:p>
      <text:p text:style-name="Normal"><text:span text:style-name="T4563">Nr.<text:s/></text:span><text:a xlink:href="http://www3.lrs.lt/cgi-bin/preps2?a=325285&amp;b=" office:target-frame-name="_top" xlink:show="replace"><text:span text:style-name="T4564">X-1697</text:span></text:a><text:span text:style-name="T4565">, 2008-07-14, Žin., 2008, Nr. 87-3457 (2008-07-31)</text:span></text:p>
      <text:p text:style-name="Normal"><text:span text:style-name="T4566">Nr.<text:s/></text:span><text:a xlink:href="http://www3.lrs.lt/cgi-bin/preps2?a=334540&amp;b=" office:target-frame-name="_top" xlink:show="replace"><text:span text:style-name="T4567">XI-73</text:span></text:a><text:span text:style-name="T4568">, 2008-12-18, Žin., 2008, Nr. 149-6000 (2008-12-30)</text:span></text:p>
      <text:p text:style-name="P4569"><text:span text:style-name="T4570">Nr.<text:s/></text:span><text:a xlink:href="http://www3.lrs.lt/cgi-bin/preps2?a=361056&amp;b=" office:target-frame-name="_top" xlink:show="replace"><text:span text:style-name="T4571">XI-539</text:span></text:a><text:span text:style-name="T4572">, 2009-12-09, Žin., 2009, Nr. 153-6880 (2009-12-28)</text:span></text:p>
      <text:p text:style-name="P4573"/>
      <text:p text:style-name="P4574"><text:span text:style-name="T4575">42</text:span><text:span text:style-name="T4576"><text:s/>straipsnis.<text:s/></text:span><text:span text:style-name="T4577">Turto vertės padidėjimo pajamos reorganizavimo ir perleidimo atvejais</text:span></text:p>
      <text:p text:style-name="P4578"><text:span text:style-name="T4579">1</text:span><text:span text:style-name="T4580">. Kai šio Įstatymo 41 straipsnyje nustatytais atvejai</text:span><text:span text:style-name="T4581">s vieneto dalyviai už turimas šio vieneto akcijas (dalis, pajus) mainais gauna kito vieneto akcijų (dalių, pajų), tai turto vertės padidėjimas nelaikomas tų dalyvių, mainais gavusių naujas akcijas (dalis, pajus), pajamomis. Tokiu atveju vieneto dalyvių mai</text:span><text:span text:style-name="T4582">nais gautų naujų akcijų (dalių, pajų) įsigijimo kaina yra šių dalyvių išmainytų akcijų (dalių, pajų) įsigijimo kaina, buvusi iki šių akcijų (dalių, pajų) perdavimo mainais.</text:span></text:p>
      <text:p text:style-name="P4583"><text:span text:style-name="T4584">2</text:span><text:span text:style-name="T4585">. Kai šio Įstatymo 41 straipsnyje nustatytais atvejais vienetas perleidžia tur</text:span><text:span text:style-name="T4586">tą kitam vienetui, tai turto vertės padidėjimas nelaikomas turtą perleidusio vieneto pajamomis. Tokiu atveju vienetui, gavusiam nuosavybėn turtą, šio turto įsigijimo kaina yra šio turto įsigijimo kaina, buvusi iki turto perleidimo nuosavybėn turtą perdavus</text:span><text:span text:style-name="T4587">iame vienete.<text:s/></text:span></text:p>
      <text:p text:style-name="P4588"><text:span text:style-name="T4589">3</text:span><text:span text:style-name="T4590">. Kai šio Įstatymo 41 straipsnyje nustatytais atvejais užsienio vienetas perleidžia Lietuvoje esančią nuolatinę buveinę kitam vienetui, tai šiai nuolatinei buveinei tenkantis turto vertės padidėjimas nelaikomas šios nuolatinės buveinės<text:s/></text:span><text:span text:style-name="T4591">pajamomis. Tokiu atveju vienetui, gavusiam nuosavybėn turtą, šio turto įsigijimo kaina yra šio turto įsigijimo kaina, buvusi iki turto perleidimo nuosavybėn turtą perdavusiame vienete.</text:span></text:p>
      <text:p text:style-name="P4592"><text:span text:style-name="T4593">4</text:span><text:span text:style-name="T4594">. Kai šio Įstatymo 41 straipsnyje nustatytais atvejais Lietuvos vi</text:span><text:span text:style-name="T4595">enetas perleidžia veiklos dalį, esančią Europos Sąjungos valstybėje narėje, užsienio vienetui, tai turto vertės padidėjimas nelaikomas turtą perleidusio vieneto pajamomis.<text:s/></text:span></text:p>
      <text:p text:style-name="P4596"><text:span text:style-name="T4597">5</text:span><text:span text:style-name="T4598">. Kai šio Įstatymo 41 straipsnyje nustatytais atvejais Lietuvos vienetas perle</text:span><text:span text:style-name="T4599">idžia veiklos dalį kitam Lietuvos vienetui, tai turto vertės padidėjimas nelaikomas turtą perleidusio vieneto pajamomis. Tokiu atveju vienetui, gavusiam nuosavybėn turtą, šio turto įsigijimo kaina yra šio turto įsigijimo kaina, buvusi iki turto perleidimo<text:s/></text:span><text:span text:style-name="T4600">nuosavybėn turtą perdavusiame vienete.</text:span></text:p>
      <text:p text:style-name="P4601"><text:span text:style-name="T4602">6</text:span><text:span text:style-name="T4603">. Kai šio Įstatymo 41 straipsnyje nustatytais atvejais užsienio vienetas perleidžia veiklos dalį, esančią Europos Sąjungos valstybėje narėje, Lietuvos vienetui, tai Lietuvos vienetui, gavusiam nuosavybėn turtą, š</text:span><text:span text:style-name="T4604">io turto įsigijimo kaina yra šio turto įsigijimo kaina, buvusi iki turto perleidimo nuosavybėn turtą perdavusiame vienete.<text:s/></text:span></text:p>
      <text:p text:style-name="P4605"><text:span text:style-name="T4606">7</text:span><text:span text:style-name="T4607">. Kai šio Įstatymo 41 straipsnio 2 dalies 9 punkte nustatytu atveju Lietuvos vienetas perkelia registruotą buveinę, tai turto v</text:span><text:span text:style-name="T4608">ertės padidėjimas nelaikomas Lietuvos vieneto pajamomis, o vieneto, toliau vykdančio veiklą Lietuvos Respublikoje per nuolatinę buveinę, šiai nuolatinei buveinei Lietuvos Respublikoje priskirto šio turto įsigijimo kaina yra šio turto įsigijimo kaina, buvus</text:span><text:span text:style-name="T4609">i Lietuvos vienete iki registruotos buveinės perkėlimo.<text:s/></text:span></text:p>
      <text:p text:style-name="P4610"><text:span text:style-name="T4611">8</text:span><text:span text:style-name="T4612">. Kai šio Įstatymo 41 straipsnyje nustatytais atvejais vienetas perleidžia turtą kitam vienetui, tai vienetas, gavęs nuosavybėn turtą, tęsia to turto nusidėvėjimo arba amortizacijos skaičiavimą taip, kaip tai darė turtą perdavęs vienetas iki perdavimo. Kai</text:span><text:span text:style-name="T4613"><text:s/>šio Įstatymo 41 straipsnio 2 dalies 9 punkte nustatytu atveju Lietuvos vienetas perkelia registruotą buveinę, tai dėl registruotos buveinės perkėlimo nuolatinei buveinei Lietuvos Respublikoje priskirto šio turto nusidėvėjimas ar amortizacija tęsiami taip,</text:span><text:span text:style-name="T4614"><text:s/>kaip tai darė Lietuvos vienetas iki registruotos buveinės perkėlimo.<text:s/></text:span></text:p>
      <text:p text:style-name="P4615"><text:span text:style-name="T4616">9</text:span><text:span text:style-name="T4617">. Šio Įstatymo 41 straipsnyje nustatytais atvejais reorganizavimo ar perleidimo momentu susidaręs skirtumas (dydis, kuriuo įsigyjančiojo vieneto sumokėta kaina viršija įsigyto gryn</text:span><text:span text:style-name="T4618">ojo turto vertę) iš pajamų neatskaitomas, o neigiamas skirtumas (dydis, kuriuo įsigyjančiojo vieneto sumokėta kaina mažesnė už įsigyto grynojo turto vertę) į pajamas neįtraukiamas.</text:span></text:p>
      <text:p text:style-name="P4619"><text:span text:style-name="T4620">10</text:span><text:span text:style-name="T4621">. Šio straipsnio nuostatos taikomos tik tuo atveju, kai šio Įstatymo<text:s/></text:span><text:span text:style-name="T4622">41 straipsnio 2 dalies 4, 5, 6 ir 7 punktuose nustatytais atvejais vienetas ar jo dalyviai, mainais gavę akcijų (dalių, pajų), jų neparduoda ar kitaip neperleidžia nuosavybėn trejus metus, išskyrus atvejus, kai akcijos (dalys, pajai) perleidžiamos dėl teis</text:span><text:span text:style-name="T4623">ės aktų reikalavimų, ar vėlesnius šio Įstatymo 41 straipsnio 2 dalies 4, 5, 6 ir 7 punktuose nustatytus atvejus.</text:span></text:p>
      <text:p text:style-name="P4624"><text:span text:style-name="T4625">11</text:span><text:span text:style-name="T4626">. Šio Įstatymo 41 straipsnyje nustatytais atvejais pinigais apmokėtas akcijų kainų skirtumas priskiriamas jį gavusio vieneto dalyvio<text:s/></text:span><text:span text:style-name="T4627">pajamoms.</text:span></text:p>
      <text:p text:style-name="P4628">Straipsnio pakeitimai:</text:p>
      <text:p text:style-name="Normal"><text:span text:style-name="T4629">Nr.<text:s/></text:span><text:a xlink:href="http://www3.lrs.lt/cgi-bin/preps2?a=240424&amp;b=" office:target-frame-name="_top" xlink:show="replace"><text:span text:style-name="T4630">IX-2418</text:span></text:a><text:span text:style-name="T4631">, 2004-08-23, Žin., 2004, Nr. 134-4836 (2004-09-02)</text:span></text:p>
      <text:p text:style-name="Normal"><text:span text:style-name="T4632">Nr.<text:s/></text:span><text:a xlink:href="http://www3.lrs.lt/cgi-bin/preps2?a=268450&amp;b=" office:target-frame-name="_top" xlink:show="replace"><text:span text:style-name="T4633">X-456</text:span></text:a><text:span text:style-name="T4634">, 2005-12-20, Žin., 2005,</text:span><text:span text:style-name="T4635"><text:s/>Nr. 153-5635 (2005-12-31)</text:span></text:p>
      <text:p text:style-name="P4636"><text:span text:style-name="T4637">Nr.<text:s/></text:span><text:a xlink:href="http://www3.lrs.lt/cgi-bin/preps2?a=453088&amp;b=" office:target-frame-name="_top" xlink:show="replace"><text:span text:style-name="T4638">XII-428</text:span></text:a><text:span text:style-name="T4639">, 2013-06-27, Žin., 2013, Nr. 75-3757 (2013-07-13)</text:span></text:p>
      <text:p text:style-name="P4640"/>
      <text:p text:style-name="P4641"><text:span text:style-name="T4642">43</text:span><text:span text:style-name="T4643"><text:s/>straipsnis.<text:s/></text:span><text:span text:style-name="T4644">Nuostoliai vienetų reorganizavimo, perleidimo, pertvarkymo atvejais</text:span></text:p>
      <text:p text:style-name="P4645"><text:span text:style-name="T4646">1</text:span><text:span text:style-name="T4647">.<text:s/></text:span><text:span text:style-name="T4648">Reorganizavimo ar perleidimo atvejais, jeigu šiame straipsnyje nenustatyta kitaip, įsigyjamojo ar perleidžiančiojo vieneto ar vienetų mokestinio laikotarpio nuostolius (išskyrus vienetų (ne finansų įstaigų) nuostolius dėl vertybinių popierių ir (arba) išve</text:span><text:span text:style-name="T4649">stinių finansinių priemonių perleidimo), susidariusius iki reorganizavimo ar perleidimo pabaigos ir šio Įstatymo nustatyta tvarka neperkeltus į kitus metus, tęsiant šių nuostolių perkėlimą, gali perkelti įsigyjantysis vienetas ar vienetai, jei įsigyjantysi</text:span><text:span text:style-name="T4650">s vienetas ar vienetai tęs</text:span><text:span text:style-name="T4651">ia</text:span><text:span text:style-name="T4652"><text:s/>perimtą veiklą ar veiklos dalį ne trumpesnį kaip 3 metų laikotarpį. Įsigyjančiajam vienetui ar vienetams gali būti perduodami tik su įsigyjamojo ar perleidžiančiojo vieneto ar vienetų perleista ir įsigyjančiajame vienete tęsiam</text:span><text:span text:style-name="T4653">a veikla ar veiklos dalimi susiję mokestinių laikotarpių nuostoliai.</text:span></text:p>
      <text:p text:style-name="P4654"><text:span text:style-name="T4655">2</text:span><text:span text:style-name="T4656">. Pasibaigus šio straipsnio 1 dalyje nurodytam 3 metų laikotarpiui, įsigyjančiajam vienetui perduoti su įsigyjamojo ar perleidžiančiojo vieneto ar vienetų perleista veikla ar veiklos</text:span><text:span text:style-name="T4657"><text:s/>dalimi susiję mokestinių laikotarpių nuostoliai,<text:s/></text:span><text:span text:style-name="T4658">pradedant mokestiniu laikotarpiu, kurį įsigyjantysis vienetas nebetęsia perimtos veiklos ar veiklos dalies, nebeperkeliami.</text:span></text:p>
      <text:p text:style-name="P4659"><text:span text:style-name="T4660">3</text:span><text:span text:style-name="T4661">. Perleidžiantysis vienetas mokestinio laikotarpio nuostolius, susidariusius<text:s/></text:span><text:span text:style-name="T4662">iki<text:s/></text:span><text:span text:style-name="T4663">perleidimo pabaigos</text:span><text:span text:style-name="T4664"><text:s/>ir šio Įstatymo nustatyta tvarka neperkeltus į kitus mokestinius metus, mažina įsigyjančiajam vienetui perleistai veiklai ar veiklos daliai tenkančia mokestinių nuostolių suma.</text:span></text:p>
      <text:p text:style-name="P4665"><text:span text:style-name="T4666">4</text:span><text:span text:style-name="T4667">. Kai reorganizavimas vykdomas 41 straipsnio 2 dal</text:span><text:span text:style-name="T4668">ies 7 punkte nurodytu atveju, vienetai nuostolių perkėlimą tęsia neatsižvelgdami į šio straipsnio 1, 2 ir 3 dalių nuostatas.</text:span></text:p>
      <text:p text:style-name="P4669"><text:span text:style-name="T4670">5</text:span><text:span text:style-name="T4671">. Jeigu mokestiniu laikotarpiu vienetas pertvarkomas, ankstesnių mokestinių laikotarpių mokestiniai nuostoliai perkeliami tik<text:s/></text:span><text:span text:style-name="T4672">tais atvejais, jei dėl pertvarkymo</text:span><text:span text:style-name="T4673"><text:s/></text:span><text:span text:style-name="T4674">nepasikeičia vieneto savininkai ir pertvarkytas vienetas 3 metus</text:span><text:span text:style-name="T4675"><text:s/></text:span><text:span text:style-name="T4676">tęsia tą pačią veiklą kaip ir iki pertvarkymo.</text:span></text:p>
      <text:p text:style-name="P4677"><text:span text:style-name="T4678">6</text:span><text:span text:style-name="T4679">. Kai šio Įstatymo 41 straipsnio 2 dalies 9 punkte nustatytu atveju Lietuvos vienetas perkelia registruo</text:span><text:span text:style-name="T4680">tą buveinę, šio Lietuvos vieneto mokestinio laikotarpio nuostolius, susidariusius iki registruotos buveinės perkėlimo ir šio Įstatymo nustatyta tvarka neperkeltus į kitus metus, tęsdamas šių nuostolių perkėlimą, gali perkelti vienetas, toliau vykdantis vei</text:span><text:span text:style-name="T4681">klą Lietuvos Respublikoje per nuolatinę buveinę.</text:span></text:p>
      <text:p text:style-name="P4682"><text:span text:style-name="T4683">7</text:span><text:span text:style-name="T4684">. Šio straipsnio 4, 5 ir 6 dalyse nurodytas mokestinių nuostolių perkėlimas tęsiamas šio Įstatymo 30 straipsnyje nustatyta tvarka. Šio straipsnio 1 ir 2 dalyse nurodytas mokestinių nuostolių perkėlimas<text:s/></text:span><text:span text:style-name="T4685">tęsiamas taip, kad tiek šiame straipsnyje nustatyta tvarka, tiek šio Įstatymo 30 straipsnyje nustatyta tvarka atskaitomų mokestinių nuostolių, išskyrus mokestinius nuostolius vienetų, kurių apmokestinamasis pelnas pagal šio Įstatymo 5 straipsnio 2 dalies n</text:span><text:span text:style-name="T4686">uostatas apmokestinamas taikant 6 procentų mokesčio tarifą, suma negali būti didesnė kaip 70 procentų mokesčio mokėtojo mokestinio laikotarpio pajamų, apskaičiuotų iš pajamų atėmus neapmokestinamąsias pajamas, leidžiamus atskaitymus ir ribojamų dydžių leid</text:span><text:span text:style-name="T4687">žiamus atskaitymus, išskyrus ankstesnių metų mokestinių laikotarpių nuostolius.</text:span></text:p>
      <text:p text:style-name="P4688">Straipsnio dalies pakeitimai:</text:p>
      <text:p text:style-name="P4689"><text:span text:style-name="T4690">Nr.<text:s/></text:span><text:a xlink:href="https://www.e-tar.lt/portal/legalAct.html?documentId=fe45a8f0353d11efbdaea558de59136c" office:target-frame-name="_top" xlink:show="replace"><text:span text:style-name="T4691">XIV-2774</text:span></text:a><text:span text:style-name="T4692">, 2024-06-20, paskelbta TAR 2024-06-</text:span><text:span text:style-name="T4693">28, i. k. 2024-12078</text:span></text:p>
      <text:p text:style-name="Normal"/>
      <text:p text:style-name="P4694">Straipsnio pakeitimai:</text:p>
      <text:p text:style-name="Normal"><text:span text:style-name="T4695">Nr.<text:s/></text:span><text:a xlink:href="http://www3.lrs.lt/cgi-bin/preps2?a=268450&amp;b=" office:target-frame-name="_top" xlink:show="replace"><text:span text:style-name="T4696">X-456</text:span></text:a><text:span text:style-name="T4697">, 2005-12-20, Žin., 2005, Nr. 153-5635 (2005-12-31)</text:span></text:p>
      <text:p text:style-name="Normal"><text:span text:style-name="T4698">Nr.<text:s/></text:span><text:a xlink:href="http://www3.lrs.lt/cgi-bin/preps2?a=297421&amp;b=" office:target-frame-name="_top" xlink:show="replace"><text:span text:style-name="T4699">X-1110</text:span></text:a><text:span text:style-name="T4700">, 2007-05-03,<text:s/></text:span><text:span text:style-name="T4701">Žin., 2007, Nr. 55-2126 (2007-05-19)</text:span></text:p>
      <text:p text:style-name="Normal"><text:span text:style-name="T4702">Nr.<text:s/></text:span><text:a xlink:href="http://www3.lrs.lt/cgi-bin/preps2?a=325285&amp;b=" office:target-frame-name="_top" xlink:show="replace"><text:span text:style-name="T4703">X-1697</text:span></text:a><text:span text:style-name="T4704">, 2008-07-14, Žin., 2008, Nr. 87-3457 (2008-07-31)</text:span></text:p>
      <text:p text:style-name="Normal"><text:span text:style-name="T4705">Nr.<text:s/></text:span><text:a xlink:href="http://www3.lrs.lt/cgi-bin/preps2?a=462850&amp;b=" office:target-frame-name="_top" xlink:show="replace"><text:span text:style-name="T4706">XII-661</text:span></text:a><text:span text:style-name="T4707">, 2013-12-12, Žin., 201</text:span><text:span text:style-name="T4708">3, Nr. 140-7046 (2013-12-30)</text:span></text:p>
      <text:h text:style-name="P4709" text:outline-level="3"/>
      <text:p text:style-name="P4710"><text:span text:style-name="T4711">44</text:span><text:span text:style-name="T4712"><text:s/>straipsnis.</text:span><text:span text:style-name="T4713"><text:s/></text:span><text:span text:style-name="T4714">Neteko galios nuo 2006-01-01</text:span><text:span text:style-name="T4715">.</text:span></text:p>
      <text:p text:style-name="P4716">Straipsnio pakeitimai:</text:p>
      <text:p text:style-name="Normal"><text:span text:style-name="T4717">Nr.<text:s/></text:span><text:a xlink:href="http://www3.lrs.lt/cgi-bin/preps2?a=268450&amp;b=" office:target-frame-name="_top" xlink:show="replace"><text:span text:style-name="T4718">X-456</text:span></text:a><text:span text:style-name="T4719">, 2005-12-20, Žin., 2005, Nr. 153-5635 (2005-12-31)</text:span></text:p>
      <text:p text:style-name="P4720"/>
      <text:p text:style-name="P4721"><text:span text:style-name="T4722">45</text:span><text:span text:style-name="T4723"><text:s/>straipsnis.<text:s/></text:span><text:span text:style-name="T4724">Turto<text:s/></text:span><text:span text:style-name="T4725">vertės padidėjimo pajamos bei nuostoliai įmones likviduojant</text:span></text:p>
      <text:p text:style-name="P4726"><text:span text:style-name="T4727">1</text:span><text:span text:style-name="T4728">. Jei likviduojamas vienetas paskirsto turtą savo dalyviams, toks paskirstymas yra laikomas to turto pardavimu už to turto tikrąją rinkos kainą, nustatytą nuosavybės teisės perleidimo dieną,</text:span><text:span text:style-name="T4729"><text:s/>o skirtumas tarp to turto įsigijimo kainos ir pardavimo kainos bus laikomas vieneto turto vertės padidėjimo pajamomis, jei šiame Įstatyme nenustatyta kitaip. Likviduojant vienetą, vieneto patirti nuostoliai dėl turto perleidimo laikomi likviduojamo vienet</text:span><text:span text:style-name="T4730">o nuostoliais.</text:span></text:p>
      <text:p text:style-name="P4731"><text:span text:style-name="T4732">2</text:span><text:span text:style-name="T4733">. Likviduojamo vieneto dalyviai pripažįsta turto vertės padidėjimo pajamas (turto vertės nuostolius) likviduojamo vieneto turto ar jo dalies gavimo momentu. Tokias pajamas (nuostolius) sudaro vieneto dalyvių nuosavybės teisių (dalių,<text:s/></text:span><text:span text:style-name="T4734">pajų, akcijų) įsigijimo kainos ir iš likviduojamo vieneto gauto turto rinkos kainos skirtumas. Turto, gauto iš likviduojamo vieneto, įsigijimo kaina vieneto dalyviams yra to turto tikroji rinkos kaina.</text:span></text:p>
      <text:p text:style-name="P4735"/>
      <text:h text:style-name="P4736" text:outline-level="3"><text:span text:style-name="T4737">46</text:span><text:span text:style-name="T4738"><text:s/>straipsnis.<text:s/></text:span><text:span text:style-name="T4739">Apskaitos ataskaitos</text:span></text:h>
      <text:p text:style-name="P4740"><text:span text:style-name="T4741">1</text:span><text:span text:style-name="T4742">. Įsig</text:span><text:span text:style-name="T4743">yjančiojo vieneto aiškinamajame rašte už tą mokestinį laikotarpį, kuriuo buvo įvykdytos šio Įstatymo 41 straipsnyje nurodytos operacijos, nurodoma, per kurį mokestinį laikotarpį įvyko turto ir teisių perleidimas iš įsigytojo vieneto ar vienetų. Vėlesniuose</text:span><text:span text:style-name="T4744"><text:s/>aiškinamuosiuose raštuose privalo būti nurodyta, kuriame aiškinamajame rašte pateikta šioje dalyje nustatyta informacija.</text:span></text:p>
      <text:p text:style-name="P4745"><text:span text:style-name="T4746">2</text:span><text:span text:style-name="T4747">. Kartu su aiškinamuoju raštu pateikiamas paskutinis įsigytojo vieneto balansas (vienetų balansai).</text:span></text:p>
      <text:p text:style-name="P4748"><text:span text:style-name="T4749">3</text:span><text:span text:style-name="T4750">. Kartu su aiškinamuoju</text:span><text:span text:style-name="T4751"><text:s/>raštu pateikiami apskaičiuoti skirtumai tarp to turto, kuris nudėvimas arba amortizuojamas, likutinės vertės, užfiksuotos įsigytajame vienete ar vienetuose ir įsigijusiame vienete.</text:span></text:p>
      <text:p text:style-name="P4752"><text:span text:style-name="T4753">4</text:span><text:span text:style-name="T4754">. Vienetų dalyviai (akcijų (dalių, pajų) savininkai) aiškinamajame ra</text:span><text:span text:style-name="T4755">šte nurodo įsigytojo vieneto ar vienetų akcijų nominalią vertę ir kainą, kuria gautos akcijos (dalys, pajai) įtraukiamos į apskaitą tame vienete.</text:span></text:p>
      <text:p text:style-name="P4756"><text:span text:style-name="T4757">5</text:span><text:span text:style-name="T4758">. Už šiame straipsnyje nurodytų duomenų nepateikimą laiku mokesčių administratoriui, neteisingų duomenų į</text:span><text:span text:style-name="T4759">rašymą dokumente ir tokio dokumento pateikimą mokesčių administratoriui taikoma įstatymų nustatyta atsakomybė.</text:span></text:p>
      <text:p text:style-name="P4760"/>
      <text:p text:style-name="P4761"><text:span text:style-name="T4762">IX</text:span><text:span text:style-name="T4763">1</text:span><text:span text:style-name="T4764"><text:s/>SKYRIUS</text:span></text:p>
      <text:p text:style-name="P4765"><text:span text:style-name="T4766">APMOKESTINAMOJO PELNO IR PELNO MOKESČIO SUMAŽINIMAS</text:span></text:p>
      <text:p text:style-name="P4767">Skyriaus pavadinimo pakeitimai:</text:p>
      <text:p text:style-name="Normal"><text:span text:style-name="T4768">Nr.<text:s/></text:span><text:a xlink:href="http://www3.lrs.lt/cgi-bin/preps2?a=451390&amp;b=" office:target-frame-name="_top" xlink:show="replace"><text:span text:style-name="T4769">XII-366</text:span></text:a><text:span text:style-name="T4770">, 2013-06-13, Žin., 2013, Nr. 68-3407 (2013-06-28)</text:span></text:p>
      <text:p text:style-name="P4771"/>
      <text:p text:style-name="P4772"><text:span text:style-name="T4773">46</text:span><text:span text:style-name="T4774">1</text:span><text:span text:style-name="T4775"><text:s/>straipsnis.<text:s/></text:span><text:span text:style-name="T4776">Apmokestinamojo pelno sumažinimas dėl vykdomo investicinio projekto<text:s/></text:span></text:p>
      <text:p text:style-name="P4777"><text:span text:style-name="T4778">1</text:span><text:span text:style-name="T4779">. Vienetas, vykdantis investicinį projektą, apmokestinamąjį pelną gali<text:s/></text:span><text:span text:style-name="T4780">sumažinti šiame straipsnyje nustatyta tvarka. Apmokestinamąjį pelną galima sumažinti per mokestinį laikotarpį, už kurį apskaičiuotas apmokestinamasis pelnas mažinamas, faktiškai patirtų išlaidų šioje dalyje nurodytus reikalavimus atitinkančiam turtui įsigy</text:span><text:span text:style-name="T4781">ti dydžiu (įsigyjant krovininius automobilius, priekabas ir puspriekabes, apmokestinamąjį pelną dėl šio turto įsigijimo galima sumažinti tik iki 300 000 eurų patirtų išlaidų per mokestinį laikotarpį suma). Apmokestinamasis pelnas mažinamas, jeigu turtas yr</text:span><text:span text:style-name="T4782">a reikalingas vieneto investiciniam projektui vykdyti ir:</text:span></text:p>
      <text:p text:style-name="P4783"><text:span text:style-name="T4784">1</text:span><text:span text:style-name="T4785">) turtas yra priskirtinas šio Įstatymo 1 priedėlyje nurodytoms ilgalaikio turto grupėms „mašinos ir įrengimai“, „įrenginiai (statiniai, gręžiniai ir kt.)“, „kompiuterinė technika ir ryšių<text:s/></text:span><text:span text:style-name="T4786">priemonės (kompiuteriai, jų tinklai ir įranga)“, „programinė įranga“, „įsigytos teisės“ ir ilgalaikio turto grupės „krovininiai automobiliai, priekabos ir puspriekabės, autobusai – ne senesni kaip 5 metų“ turtui – krovininiams automobiliams, priekaboms ir<text:s/></text:span><text:span text:style-name="T4787">puspriekabėms, ir</text:span></text:p>
      <text:p text:style-name="P4788"><text:span text:style-name="T4789">2</text:span><text:span text:style-name="T4790">) turtas yra nenaudotas ir pagamintas ne anksčiau kaip prieš 2 metus (skaičiuojant nuo ilgalaikio turto naudojimo pradžios).</text:span></text:p>
      <text:p text:style-name="P4791">Straipsnio dalies pakeitimai:</text:p>
      <text:p text:style-name="P4792"><text:span text:style-name="T4793">Nr.<text:s/></text:span><text:a xlink:href="https://www.e-tar.lt/portal/legalAct.html?documentId=232994c04ad311e4a8328599cac64d82" office:target-frame-name="_top" xlink:show="replace"><text:span text:style-name="T4794">XII-1131</text:span></text:a><text:span text:style-name="T4795">, 2014-09-23, paskelbta TAR 2014-10-03, i. k. 2014-13610</text:span></text:p>
      <text:p text:style-name="Normal"/>
      <text:p text:style-name="P4796"><text:span text:style-name="T4797">2</text:span><text:span text:style-name="T4798">. Apmokestinamasis pelnas gali būti sumažintas iki 100 procentų. Jei šio straipsnio 1 dalyje nurodytų išlaidų suma yra didesnė negu už mokestinį laikotarpį aps</text:span><text:span text:style-name="T4799">kaičiuota apmokestinamojo pelno suma, šią sumą viršijančios išlaidos gali būti perkeliamos už vėlesnius keturis vienas po kito einančius mokestinius laikotarpius apskaičiuotoms apmokestinamojo pelno sumoms sumažinti, atitinkamai mažinant perkeliamą tokių i</text:span><text:span text:style-name="T4800">šlaidų sumą. Už kiekvieną mokestinį laikotarpį apskaičiuotas apmokestinamasis pelnas gali būti sumažintas iki 100 procentų.</text:span><text:s/></text:p>
      <text:p text:style-name="P4801"><text:span text:style-name="T4802">TAR pastaba.<text:s/></text:span><text:span text:style-name="T4803">2 dalies nuostatos taikomos apskaičiuojant 2018 metų ir vėlesnių metų mokestinių laikotarpių pelno mokestį.</text:span></text:p>
      <text:p text:style-name="P4804">Straipsnio<text:s/>dalies pakeitimai:</text:p>
      <text:p text:style-name="P4805"><text:span text:style-name="T4806">Nr.<text:s/></text:span><text:a xlink:href="https://www.e-tar.lt/portal/legalAct.html?documentId=0973bdf0e62811e7acd7ea182930b17f" office:target-frame-name="_top" xlink:show="replace"><text:span text:style-name="T4807">XIII-842</text:span></text:a><text:span text:style-name="T4808">, 2017-12-07, paskelbta TAR 2017-12-22, i. k. 2017-20681</text:span></text:p>
      <text:p text:style-name="Normal"/>
      <text:p text:style-name="P4809"><text:span text:style-name="T4810">3</text:span><text:span text:style-name="T4811">.</text:span><text:span text:style-name="T4812"><text:s/>Šio straipsnio 1 dalyje nurodytas faktiškai patirtų išlaidų d</text:span><text:span text:style-name="T4813">ydis turi būti sumažintas tam tikslui panaudotų nacionalinio biudžeto, Valstybinio socialinio draudimo fondo biudžeto, Privalomojo sveikatos draudimo fondo biudžeto, kitų valstybės pinigų fondų, savivaldybių fondų, Europos Sąjungos ir kitos finansinės para</text:span><text:span text:style-name="T4814">mos lėšų suma, jeigu tokios lėšos ar tokia parama buvo gauta.</text:span></text:p>
      <text:p text:style-name="P4815"><text:span text:style-name="T4816">4</text:span><text:span text:style-name="T4817">. Šiame straipsnyje nustatyta tvarka apmokestinamasis pelnas gali būti sumažintas tik per 2009–2028 metų mokestinius laikotarpius patirtomis išlaidomis.</text:span></text:p>
      <text:p text:style-name="P4818"><text:span text:style-name="T4819">TAR pastaba</text:span><text:span text:style-name="T4820">: 4 dalies<text:s/></text:span><text:span text:style-name="T4821">nuostatos<text:s/></text:span><text:span text:style-name="T4822">taikomos apskaičiuojant ir deklaruojant 2024 metų ir vėlesnių mokestinių laikotarpių pelno mokestį.</text:span></text:p>
      <text:p text:style-name="P4823">Straipsnio dalies pakeitimai:</text:p>
      <text:p text:style-name="P4824"><text:span text:style-name="T4825">Nr.<text:s/></text:span><text:a xlink:href="https://www.e-tar.lt/portal/legalAct.html?documentId=0973bdf0e62811e7acd7ea182930b17f" office:target-frame-name="_top" xlink:show="replace"><text:span text:style-name="T4826">XIII-842</text:span></text:a><text:span text:style-name="T4827">, 2017-12-07, pa</text:span><text:span text:style-name="T4828">skelbta TAR 2017-12-22, i. k. 2017-20681</text:span></text:p>
      <text:p text:style-name="P4829"><text:span text:style-name="T4830">Nr.<text:s/></text:span><text:a xlink:href="https://www.e-tar.lt/portal/legalAct.html?documentId=8fdc28709a5211eea5a28c81c82193a8" office:target-frame-name="_top" xlink:show="replace"><text:span text:style-name="T4831">XIV-2296</text:span></text:a><text:span text:style-name="T4832">, 2023-12-05, paskelbta TAR 2023-12-14, i. k. 2023-24166</text:span></text:p>
      <text:p text:style-name="Normal"/>
      <text:p text:style-name="P4833"><text:span text:style-name="T4834">5</text:span><text:span text:style-name="T4835">. Ilgalaikis turtas, dėl kurio įsigijimo š</text:span><text:span text:style-name="T4836">iame straipsnyje nustatyta tvarka buvo sumažintas apmokestinamasis pelnas, vieneto veikloje turi būti naudojamas ne trumpiau negu 3 metus. Jeigu toks ilgalaikis turtas naudojamas vieneto veikloje trumpiau, išskyrus vieneto pabaigą ir atvejus, kai turtas ne</text:span><text:span text:style-name="T4837">benaudojamas ar perleidžiamas dėl teisės aktų reikalavimų, prarandamas dėl nenugalimos jėgos (</text:span><text:span text:style-name="T4838">force majeure</text:span><text:span text:style-name="T4839">) ar nusikalstamos trečiųjų asmenų veiklos, dėl sumažinto apmokestinamojo pelno neapskaičiuotas pelno mokestis turi būti sumokėtas į valstybės biudže</text:span><text:span text:style-name="T4840">tą perskaičiuojant ir apmokestinant praėjusių mokestinių laikotarpių apmokestinamuosius pelnus. Toks perskaičiavimas neatliekamas, kai ilgalaikis turtas naudojamas vieneto veikloje trumpiau negu 3 metus dėl to, kad reorganizavimo ar perleidimo atvejais per</text:span><text:span text:style-name="T4841">eina įsigyjančiajam vienetui, tačiau tik tuo atveju, jeigu įsigyjantysis vienetas perimtą turtą naudoja iki tol, kol sueis 3 metai nuo ilgalaikio turto naudojimo jį perleidusiame vienete pradžios. Įsigyjantysis vienetas, perėmęs ilgalaikį turtą reorganizav</text:span><text:span text:style-name="T4842">imo ar perleidimo atvejais ar dėl teisės aktų reikalavimų, gali tęsti apmokestinamojo pelno sumažinimą, kaip tai būtų daręs ilgalaikį turtą perleidęs ir galimybių dėl tokio ilgalaikio turto įsigijimo sumažinti apmokestinamąjį pelną netekęs vienetas.</text:span></text:p>
      <text:p text:style-name="P4843"><text:span text:style-name="T4844">6</text:span><text:span text:style-name="T4845">.</text:span><text:span text:style-name="T4846"><text:s/></text:span><text:span text:style-name="T4847">Neteko galios 2017-12-23</text:span><text:span text:style-name="T4848">.</text:span></text:p>
      <text:p text:style-name="P4849">Straipsnio dalies pakeitimai:</text:p>
      <text:p text:style-name="P4850"><text:span text:style-name="T4851">Nr.<text:s/></text:span><text:a xlink:href="https://www.e-tar.lt/portal/legalAct.html?documentId=0973bdf0e62811e7acd7ea182930b17f" office:target-frame-name="_top" xlink:show="replace"><text:span text:style-name="T4852">XIII-842</text:span></text:a><text:span text:style-name="T4853">, 2017-12-07, paskelbta TAR 2017-12-22, i. k. 2017-20681</text:span></text:p>
      <text:p text:style-name="Normal"/>
      <text:p text:style-name="P4854">Įstatymas papildytas<text:s/>skyriumi:</text:p>
      <text:p text:style-name="Normal"><text:span text:style-name="T4855">Nr.<text:s/></text:span><text:a xlink:href="http://www3.lrs.lt/cgi-bin/preps2?a=334540&amp;b=" office:target-frame-name="_top" xlink:show="replace"><text:span text:style-name="T4856">XI-73</text:span></text:a><text:span text:style-name="T4857">, 2008-12-18, Žin., 2008, Nr. 149-6000 (2008-12-30)</text:span></text:p>
      <text:p text:style-name="P4858">Straipsnio pakeitimai:</text:p>
      <text:p text:style-name="Normal"><text:span text:style-name="T4859">Nr.<text:s/></text:span><text:a xlink:href="http://www3.lrs.lt/cgi-bin/preps2?a=412275&amp;b=" office:target-frame-name="_top" xlink:show="replace"><text:span text:style-name="T4860">XI-1716</text:span></text:a><text:span text:style-name="T4861">, 2011-11-22, Žin., 2011, N</text:span><text:span text:style-name="T4862">r. 146-6852 (2011-12-01)</text:span></text:p>
      <text:p text:style-name="P4863"><text:span text:style-name="T4864">Nr.<text:s/></text:span><text:a xlink:href="http://www3.lrs.lt/cgi-bin/preps2?a=453088&amp;b=" office:target-frame-name="_top" xlink:show="replace"><text:span text:style-name="T4865">XII-428</text:span></text:a><text:span text:style-name="T4866">, 2013-06-27, Žin., 2013, Nr. 75-3757 (2013-07-13)</text:span></text:p>
      <text:p text:style-name="P4867"/>
      <text:p text:style-name="P4868"><text:span text:style-name="T4869">46</text:span><text:span text:style-name="T4870">2</text:span><text:span text:style-name="T4871"><text:s/>straipsnis. Pelno mokesčio sumažinimas dėl filmo ar jo dalies gamybai neatlygintinai suteiktų lėšų<text:s/></text:span></text:p>
      <text:p text:style-name="P4872"><text:span text:style-name="T4873">1</text:span><text:span text:style-name="T4874">. Lietuvos vienetas ar užsienio vienetas, per nuolatinę buveinę Lietuvoje neatlygintinai suteikęs šio Įstatymo 17</text:span><text:span text:style-name="T4875">2</text:span><text:span text:style-name="T4876"><text:s/>straipsnyje nustatytus reikalavimus atitinkančių lėšų filmo arba jo dalies gamybai Lietuvos Respublikoje, šiame straipsnyje nustatyta tvar</text:span><text:span text:style-name="T4877">ka gali šių lėšų suma sumažinti pelno mokestį, apskaičiuotą už tą mokestinį laikotarpį, kurį buvo gauta investicijos pažyma. Jeigu investicijos pažyma gaunama nepasibaigus pelno mokesčio deklaracijos pateikimo terminui, gali būti mažinamas ir mokestiniu la</text:span><text:span text:style-name="T4878">ikotarpiu, kurį gauta investicijos pažyma, mokėtinas už praėjusį mokestinį laikotarpį apskaičiuotas pelno mokestis.<text:s/></text:span></text:p>
      <text:p text:style-name="P4879"><text:span text:style-name="T4880">2</text:span><text:span text:style-name="T4881">. Už mokestinį laikotarpį mokėtinas pelno mokestis neatlygintinai suteiktų lėšų filmo arba jo dalies gamybai Lietuvos Respublikoje sum</text:span><text:span text:style-name="T4882">a gali būti mažinamas ne daugiau kaip 75 procentais. Jeigu šio straipsnio 1 dalyje nurodytų lėšų suma didesnė kaip 75 procentai už mokestinį laikotarpį mokėtino pelno mokesčio sumos, tiek, kiek ši suma viršijama, gali būti mažinamas už du vėlesnius vienas<text:s/></text:span><text:span text:style-name="T4883">po kito einančius mokestinius laikotarpius mokėtinas pelno mokestis, tačiau už kiekvieną mokestinį laikotarpį apskaičiuota pelno mokesčio suma negali būti mažinama daugiau kaip 75 procentais.</text:span></text:p>
      <text:p text:style-name="P4884">Įstatymas papildytas skyriumi:</text:p>
      <text:p text:style-name="Normal"><text:span text:style-name="T4885">Nr.<text:s/></text:span><text:a xlink:href="http://www3.lrs.lt/cgi-bin/preps2?a=451390&amp;b=" office:target-frame-name="_top" xlink:show="replace"><text:span text:style-name="T4886">XII-366</text:span></text:a><text:span text:style-name="T4887">, 2013-06-13, Žin., 2013, Nr. 68-3407 (2013-06-28)</text:span></text:p>
      <text:p text:style-name="P4888"/>
      <text:p text:style-name="P4889"><text:span text:style-name="T4890">46</text:span><text:span text:style-name="T4891">3</text:span><text:span text:style-name="T4892"><text:s/>straipsnis.<text:s/></text:span><text:span text:style-name="T4893">Apmokestinamojo pelno sumažinimas lėšomis, skiriamomis viešuosius interesus tenkinančiai veiklai finansuoti</text:span></text:p>
      <text:p text:style-name="P4894"><text:span text:style-name="T4895">1</text:span><text:span text:style-name="T4896">. Pelno nesiekiantys vienetai</text:span><text:span text:style-name="T4897"><text:s/>gali susimažinti apmokestinamąjį pelną lėšomis, tiesiogiai skiriamomis einamąjį mokestinį laikotarpį arba numatomomis tiesiogiai skirti per du vėlesnius vienas po kito einančius mokestinius laikotarpius viešuosius interesus tenkinančiai veiklai finansuoti</text:span><text:span text:style-name="T4898">.<text:s/></text:span></text:p>
      <text:p text:style-name="P4899"><text:span text:style-name="T4900">2</text:span><text:span text:style-name="T4901">. Jeigu einamąjį mokestinį laikotarpį viešuosius interesus tenkinančiai veiklai finansuoti tiesiogiai skirtų lėšų suma yra didesnė negu už tą mokestinį laikotarpį apskaičiuota apmokestinamojo pelno suma, šią sumą viršijančios lėšos gali būti perkel</text:span><text:span text:style-name="T4902">iamos už vėlesnius du vienas po kito einančius mokestinius laikotarpius apskaičiuotoms apmokestinamojo pelno sumoms sumažinti, atitinkamai mažinant perkeliamą tokių lėšų sumą.</text:span></text:p>
      <text:p text:style-name="P4903"><text:span text:style-name="T4904">3</text:span><text:span text:style-name="T4905">. Šio straipsnio 1 dalyje nurodytų lėšų dydis turi būti sumažintas viešuosi</text:span><text:span text:style-name="T4906">us interesus tenkinančiai veiklai finansuoti tiesiogiai panaudotų valstybės ir savivaldybių biudžetų, Valstybinio socialinio draudimo fondo biudžeto, Privalomojo sveikatos draudimo fondo biudžeto, kitų valstybės pinigų fondų, Europos Sąjungos ir kitos fina</text:span><text:span text:style-name="T4907">nsinės paramos, paramos pagal Lietuvos Respublikos labdaros ir paramos įstatymą, narių mokesčių, įnašų ir įmokų lėšų suma, jeigu tokios lėšos ar tokia parama buvo gauta.</text:span></text:p>
      <text:p text:style-name="P4908"><text:span text:style-name="T4909">4</text:span><text:span text:style-name="T4910">. Jeigu pelno nesiekiančio vieneto lėšos per šio straipsnio 1 dalyje nurodytą lai</text:span><text:span text:style-name="T4911">kotarpį neskiriamos viešuosius interesus tenkinančiai veiklai finansuoti, dėl sumažinto apmokestinamojo pelno neapskaičiuotas pelno mokestis turi būti sumokėtas į valstybės biudžetą perskaičiuojant ir apmokestinant praėjusių mokestinių laikotarpių apmokest</text:span><text:span text:style-name="T4912">inamąjį pelną.</text:span><text:s/></text:p>
      <text:p text:style-name="P4913"><text:span text:style-name="T4914">TAR pastaba</text:span><text:span text:style-name="T4915">.<text:s/></text:span><text:span text:style-name="T4916">Taikant 46</text:span><text:span text:style-name="T4917">3</text:span><text:span text:style-name="T4918"><text:s/>straipsnio nuostatas, neatsižvelgiama į lėšas, atitinkančias iki <text:s/>įstatymo<text:s/></text:span><text:span text:style-name="T4919"><text:line-break/>Nr. XIII-13333 įsigaliojimo (2019-01-01) gautas pajamas, kurios panaudotos viešuosius interesus tenkinančiai veiklai finansuoti po šio<text:s/></text:span><text:span text:style-name="T4920">įstatymo įsigaliojimo. Straipsnio nuostatos taikomos apskaičiuojant 2019 metų ir vėlesnių mokestinių laikotarpių pelno mokestį.</text:span></text:p>
      <text:p text:style-name="P4921">Papildyta straipsniu:</text:p>
      <text:p text:style-name="P4922"><text:span text:style-name="T4923">Nr.<text:s/></text:span><text:a xlink:href="https://www.e-tar.lt/portal/legalAct.html?documentId=2d21f9007c4c11e8ae2bfd1913d66d57" office:target-frame-name="_top" xlink:show="replace"><text:span text:style-name="T4924">XI</text:span><text:span text:style-name="T4925">II-1333</text:span></text:a><text:span text:style-name="T4926">, 2018-06-28, paskelbta TAR 2018-06-30, i. k. 2018-10976</text:span></text:p>
      <text:p text:style-name="Normal"/>
      <text:p text:style-name="P4927"><text:span text:style-name="T4928">X</text:span><text:span text:style-name="T4929"><text:s/></text:span><text:span text:style-name="T4930">SKYRIUS</text:span></text:p>
      <text:p text:style-name="P4931"><text:span text:style-name="T4932">PELNO MOKESČIO APSKAIČIAVIMAS, SUMOKĖJIMAS,<text:s/></text:span></text:p>
      <text:p text:style-name="P4933"><text:span text:style-name="T4934">IŠIEŠKOJIMAS IR GRĄŽINIMAS</text:span></text:p>
      <text:p text:style-name="P4935"/>
      <text:p text:style-name="P4936"><text:span text:style-name="T4937">47</text:span><text:span text:style-name="T4938"><text:s/>straipsnis.<text:s/></text:span><text:span text:style-name="T4939">Avansinio pelno mokesčio apskaičiavimas ir sumokėjimas</text:span></text:p>
      <text:p text:style-name="P4940"><text:span text:style-name="T4941">1</text:span><text:span text:style-name="T4942">. Avansinis pelno<text:s/></text:span><text:span text:style-name="T4943">mokestis apskaičiuojamas šiame straipsnyje nustatyta tvarka. Avansinio pelno mokesčio sumą apskaičiuoja mokesčio mokėtojas.</text:span></text:p>
      <text:p text:style-name="P4944"><text:span text:style-name="T4945">2</text:span><text:span text:style-name="T4946">. Mokesčio mokėtojai avansinio pelno mokesčio sumą apskaičiuoja šia tvarka:</text:span></text:p>
      <text:p text:style-name="P4947"><text:span text:style-name="T4948">1</text:span><text:span text:style-name="T4949">) pagal praėjusių metų veiklos rezultatus. Avans</text:span><text:span text:style-name="T4950">inis pelno</text:span><text:span text:style-name="T4951"><text:s/></text:span><text:span text:style-name="T4952">mokestis už pirmuosius šešis mokestinio laikotarpio mėnesius</text:span><text:span text:style-name="T4953"><text:s/></text:span><text:span text:style-name="T4954">apskaičiuojamas pagal faktiškai apskaičiuotą pelno mokesčio sumą</text:span><text:span text:style-name="T4955"><text:s/></text:span><text:span text:style-name="T4956">už mokestinį laikotarpį, buvusį prieš praėjusį mokestinį</text:span><text:span text:style-name="T4957"><text:s/></text:span><text:span text:style-name="T4958">laikotarpį. Avansinis pelno mokestis už septintą</text:span><text:span text:style-name="T4959">–</text:span><text:span text:style-name="T4960">dvyliktą</text:span><text:span text:style-name="T4961"><text:s/></text:span><text:span text:style-name="T4962">moke</text:span><text:span text:style-name="T4963">stinio laikotarpio mėnesius apskaičiuojamas pagal praėjusį</text:span><text:span text:style-name="T4964"><text:s/></text:span><text:span text:style-name="T4965">mokestinį laikotarpį faktiškai apskaičiuotą pelno mokesčio sumą.</text:span><text:span text:style-name="T4966"><text:s/></text:span><text:span text:style-name="T4967">Kiekvieno ketvirčio avansinis pelno mokestis sudarys atitinkamai</text:span><text:span text:style-name="T4968"><text:s/></text:span><text:span text:style-name="T4969">1/4 faktiškai per minėtus mokestinius laikotarpius apskaičiuoto<text:s/></text:span><text:span text:style-name="T4970">pelno mokesčio sumos;</text:span><text:s/></text:p>
      <text:p text:style-name="P4971">Straipsnio punkto pakeitimai:</text:p>
      <text:p text:style-name="P4972"><text:span text:style-name="T4973">Nr.<text:s/></text:span><text:a xlink:href="https://www.e-tar.lt/portal/legalAct.html?documentId=b857dcd0f28b11e5989ee743dd0efbb0" office:target-frame-name="_top" xlink:show="replace"><text:span text:style-name="T4974">XII-2262</text:span></text:a><text:span text:style-name="T4975">, 2016-03-22, paskelbta TAR 2016-03-25, i. k. 2016-06346</text:span></text:p>
      <text:p text:style-name="Normal"/>
      <text:p text:style-name="P4976"><text:span text:style-name="T4977">2</text:span><text:span text:style-name="T4978">) pagal numatomą mokestinio la</text:span><text:span text:style-name="T4979">ikotarpio pelno mokesčio sumą. Mokesčio mokėtojas gali pasirinkti avansinį pelno mokestį mokėti kas ketvirtį po 1/4 numatomos mokestinio laikotarpio pelno mokesčio sumos. Avansinio pelno mokesčio apskaičiuota suma pagal numatytą mokestinio laikotarpio peln</text:span><text:span text:style-name="T4980">o mokesčio sumą turi sudaryti ne mažiau kaip 80 procentų faktiškos metinio pelno mokesčio sumos. Jeigu avansinio pelno mokesčio deklaracijoje apskaičiuota numatyta pelno mokesčio suma yra mažesnė kaip 80 procentų metinėje pelno mokesčio deklaracijoje apska</text:span><text:span text:style-name="T4981">ičiuotos pelno mokesčio sumos, nuo kiekvieną ketvirtį nesumokėtos avansinio pelno mokesčio sumos skaičiuojami delspinigiai Mokesčių administravimo įstatymo nustatyta tvarka. Mokesčio mokėtojas gali patikslinti avansinio pelno mokesčio deklaraciją, apskaiči</text:span><text:span text:style-name="T4982">uodamas kiekvieno ketvirčio avansinio pelno mokesčio sumą lygiomis dalimis nuo mokestinio laikotarpio pradžios.</text:span></text:p>
      <text:p text:style-name="P4983"><text:span text:style-name="T4984">3</text:span><text:span text:style-name="T4985">. Apskaičiuojant avansinio pelno mokesčio sumą, neatsižvelgiama į pelno mokesčio sumą, apskaičiuotą nuo gautos paramos, panaudotos ne pag</text:span><text:span text:style-name="T4986">al Lietuvos Respublikos labdaros ir paramos įstatyme nustatytą paramos paskirtį, taip pat nuo iš vieno paramos teikėjo per mokestinį laikotarpį grynais pinigais gautos paramos dalies, viršijančios 250 MGL dydžio sumą.</text:span></text:p>
      <text:p text:style-name="P4987"><text:span text:style-name="T4988">4</text:span><text:span text:style-name="T4989">. Pirmaisiais mokestiniais metais</text:span><text:span text:style-name="T4990"><text:s/>įregistruoti vienetai nuo avansinio pelno mokesčio atleidžiami, o antraisiais mokestiniais metais mokesčio mokėtojas, pasirinkęs avansinį pelno mokestį mokėti pagal praėjusių metų veiklos rezultatus, pradeda mokėti avansinį pelno mokestį nuo mokestinio la</text:span><text:span text:style-name="T4991">ikotarpio septinto</text:span><text:span text:style-name="T4992"><text:s/></text:span><text:span text:style-name="T4993">mėnesio. Jeigu mokestinis laikotarpis, buvęs prieš praėjusį mokestinį laikotarpį, buvo trumpesnis negu dvylika mėnesių, apskaičiuojant avansinį pelno mokestį faktiškai sumokėta pelno mokesčio suma laikoma už tą mokestinį laikotarpį apska</text:span><text:span text:style-name="T4994">ičiuota pelno mokesčio suma, padalyta iš to mokestinio laikotarpio mėnesių skaičiaus ir padauginta iš dvylikos.</text:span><text:s/></text:p>
      <text:p text:style-name="P4995">Straipsnio dalies pakeitimai:</text:p>
      <text:p text:style-name="P4996"><text:span text:style-name="T4997">Nr.<text:s/></text:span><text:a xlink:href="https://www.e-tar.lt/portal/legalAct.html?documentId=b857dcd0f28b11e5989ee743dd0efbb0" office:target-frame-name="_top" xlink:show="replace"><text:span text:style-name="T4998">XII-2262</text:span></text:a><text:span text:style-name="T4999">, 2</text:span><text:span text:style-name="T5000">016-03-22, paskelbta TAR 2016-03-25, i. k. 2016-06346</text:span></text:p>
      <text:p text:style-name="Normal"/>
      <text:p text:style-name="P5001"><text:span text:style-name="T5002">5</text:span><text:span text:style-name="T5003">. Jei praėjusio mokestinio laikotarpio apmokestinamosios pajamos neviršijo 300 000 eurų, vienetas mokestiniu laikotarpiu avansinio pelno mokesčio mokėti neprivalo.</text:span><text:s/></text:p>
      <text:p text:style-name="P5004">Straipsnio dalies pakeitimai:</text:p>
      <text:p text:style-name="P5005"><text:span text:style-name="T5006">N</text:span><text:span text:style-name="T5007">r.<text:s/></text:span><text:a xlink:href="https://www.e-tar.lt/portal/legalAct.html?documentId=232994c04ad311e4a8328599cac64d82" office:target-frame-name="_top" xlink:show="replace"><text:span text:style-name="T5008">XII-1131</text:span></text:a><text:span text:style-name="T5009">, 2014-09-23, paskelbta TAR 2014-10-03, i. k. 2014-13610</text:span></text:p>
      <text:p text:style-name="Normal"/>
      <text:p text:style-name="P5010"><text:span text:style-name="T5011">6</text:span><text:span text:style-name="T5012">.<text:s/></text:span><text:span text:style-name="T5013">Avansinis pelno mokestis turi būti sumokėtas ne vėliau kaip</text:span><text:span text:style-name="T5014"><text:s/></text:span><text:span text:style-name="T5015">kiekvieno mokestinio<text:s/></text:span><text:span text:style-name="T5016">laikotarpio ketvirčio paskutinio mėnesio penkioliktą dieną.</text:span></text:p>
      <text:p text:style-name="P5017">Straipsnio dalies pakeitimai:</text:p>
      <text:p text:style-name="P5018"><text:span text:style-name="T5019">Nr.<text:s/></text:span><text:a xlink:href="https://www.e-tar.lt/portal/legalAct.html?documentId=b857dcd0f28b11e5989ee743dd0efbb0" office:target-frame-name="_top" xlink:show="replace"><text:span text:style-name="T5020">XII-2262</text:span></text:a><text:span text:style-name="T5021">, 2016-03-22, paskelbta TAR 2016-03-25, i. k. 2016-06346</text:span></text:p>
      <text:p text:style-name="Normal"/>
      <text:p text:style-name="P5022">Straipsnio pakeitimai:</text:p>
      <text:p text:style-name="Normal"><text:span text:style-name="T5023">Nr.<text:s/></text:span><text:a xlink:href="http://www3.lrs.lt/cgi-bin/preps2?a=268450&amp;b=" office:target-frame-name="_top" xlink:show="replace"><text:span text:style-name="T5024">X-456</text:span></text:a><text:span text:style-name="T5025">, 2005-12-20, Žin., 2005, Nr. 153-5635 (2005-12-31)</text:span></text:p>
      <text:p text:style-name="P5026"><text:span text:style-name="T5027">Nr.<text:s/></text:span><text:a xlink:href="http://www3.lrs.lt/cgi-bin/preps2?a=318400&amp;b=" office:target-frame-name="_top" xlink:show="replace"><text:span text:style-name="T5028">X-1484</text:span></text:a><text:span text:style-name="T5029">, 2008-04-10, Žin., 2008, Nr. 47-1</text:span><text:span text:style-name="T5030">749 (2008-04-24)</text:span></text:p>
      <text:p text:style-name="P5031"/>
      <text:p text:style-name="P5032"><text:span text:style-name="T5033">48</text:span><text:span text:style-name="T5034"><text:s/>straipsnis.<text:s/></text:span><text:span text:style-name="T5035">Pelno mokesčio apskaičiavimo momentas</text:span></text:p>
      <text:p text:style-name="P5036"><text:span text:style-name="T5037">Pelno mokestis apskaičiuojamas pagal paskutinės mokestinio laikotarpio dienos būklę.</text:span></text:p>
      <text:p text:style-name="P5038"/>
      <text:h text:style-name="P5039" text:outline-level="2"><text:span text:style-name="T5040">49</text:span><text:span text:style-name="T5041"><text:s/>straipsnis.<text:s/></text:span><text:span text:style-name="T5042">Pelno mokesčio įskaitymas</text:span></text:h>
      <text:p text:style-name="P5043"><text:span text:style-name="T5044">Pelno mokestis įskaitomas į valstybės<text:s/></text:span><text:span text:style-name="T5045">biudžetą.</text:span></text:p>
      <text:p text:style-name="P5046"/>
      <text:p text:style-name="P5047"><text:span text:style-name="T5048">50</text:span><text:span text:style-name="T5049"><text:s/>straipsnis.<text:s/></text:span><text:span text:style-name="T5050">Pelno mokesčio deklaracijos ir ataskaitos</text:span></text:p>
      <text:p text:style-name="P5051"><text:span text:style-name="T5052">1</text:span><text:span text:style-name="T5053">. Pelno mokesčio deklaracijų rūšys yra šios:</text:span></text:p>
      <text:p text:style-name="P5054"><text:span text:style-name="T5055">1</text:span><text:span text:style-name="T5056">) metinė pelno mokesčio deklaracija;</text:span></text:p>
      <text:p text:style-name="P5057"><text:span text:style-name="T5058">2</text:span><text:span text:style-name="T5059">) avansinio pelno mokesčio deklaracija;</text:span></text:p>
      <text:p text:style-name="P5060"><text:span text:style-name="T5061">3</text:span><text:span text:style-name="T5062">) deklaracija apie užsienio vienetui išmok</text:span><text:span text:style-name="T5063">ėtas pajamas (sumas) ir apskaičiuotą bei į biudžetą sumokėtą pelno mokestį;</text:span></text:p>
      <text:p text:style-name="P5064"><text:span text:style-name="T5065">4</text:span><text:span text:style-name="T5066">) užsienio vieneto, vykdančio veiklą Lietuvos Respublikoje (nuolatinės buveinės) deklaracija;</text:span></text:p>
      <text:p text:style-name="P5067"><text:span text:style-name="T5068">5</text:span><text:span text:style-name="T5069">) deklaracija apie nuo gautų ir išmokėtų dividendų apskaičiuotą ir sumokėtą<text:s/></text:span><text:span text:style-name="T5070">pelno mokestį;</text:span></text:p>
      <text:p text:style-name="P5071"><text:span text:style-name="T5072">6</text:span><text:span text:style-name="T5073">) metinė fiksuoto pelno mokesčio deklaracija.</text:span></text:p>
      <text:p text:style-name="P5074"><text:span text:style-name="T5075">2</text:span><text:span text:style-name="T5076">. Ataskaitos<text:s/></text:span><text:span text:style-name="T5077">–<text:s/></text:span><text:span text:style-name="T5078">metinės pelno mokesčio deklaracijos priedai:</text:span></text:p>
      <text:p text:style-name="P5079"><text:span text:style-name="T5080">1</text:span><text:span text:style-name="T5081">)</text:span><text:span text:style-name="T5082"><text:s/></text:span><text:span text:style-name="T5083">asocijuotų asmenų tarpusavio sandorių arba ūkinių operacijų ataskaita;</text:span></text:p>
      <text:p text:style-name="P5084"><text:span text:style-name="T5085">2</text:span><text:span text:style-name="T5086">) ataskaita apie kontroliuojamuosius ir ko</text:span><text:span text:style-name="T5087">ntroliuojančius vienetus bei gyventojus.</text:span></text:p>
      <text:p text:style-name="P5088"><text:span text:style-name="T5089">3</text:span><text:span text:style-name="T5090">. Kitos ataskaitos:</text:span></text:p>
      <text:p text:style-name="P5091"><text:span text:style-name="T5092">1</text:span><text:span text:style-name="T5093">) išvestinių finansinių priemonių ataskaita;</text:span></text:p>
      <text:p text:style-name="P5094"><text:span text:style-name="T5095">2</text:span><text:span text:style-name="T5096">) kitos centrinio mokesčio administratoriaus nustatytos deklaracijų arba ataskaitų formos.</text:span></text:p>
      <text:p text:style-name="P5097"><text:span text:style-name="T5098">4</text:span><text:span text:style-name="T5099">. Šio straipsnio 1 dalies<text:s/></text:span><text:span text:style-name="T5100">3, 5, 6</text:span><text:span text:style-name="T5101"><text:s/></text:span><text:span text:style-name="T5102">pun</text:span><text:span text:style-name="T5103">ktuose, 2 dalies 1 punkte ir 3 dalies 1 punkte nustatytos ataskaitos<text:s/></text:span><text:span text:style-name="T5104">ir deklaracijos</text:span><text:span text:style-name="T5105"><text:s/></text:span><text:span text:style-name="T5106">pateikiamos tik tuo atveju, jei per mokestinį laikotarpį vienetas atliko atitinkamas ūkines operacijas.</text:span></text:p>
      <text:p text:style-name="P5107"><text:span text:style-name="T5108">5</text:span><text:span text:style-name="T5109">. Šio straipsnio 3 dalies 1 punkte nustatyta ataskaita saugoma</text:span><text:span text:style-name="T5110"><text:s/>vienete.</text:span></text:p>
      <text:p text:style-name="P5111"><text:span text:style-name="T5112">6</text:span><text:span text:style-name="T5113">.</text:span><text:span text:style-name="T5114"><text:s/></text:span><text:span text:style-name="T5115">Deklaracijų ir ataskaitų formas, jų užpildymo tvarką ir atvejus, kada pildoma šio straipsnio 3 dalies 1 punkte nustatyta ataskaita, nustato centrinis mokesčio administratorius.</text:span></text:p>
      <text:p text:style-name="P5116">Straipsnio pakeitimai:</text:p>
      <text:p text:style-name="P5117"><text:span text:style-name="T5118">Nr.<text:s/></text:span><text:a xlink:href="http://www3.lrs.lt/cgi-bin/preps2?a=226941&amp;b=" office:target-frame-name="_top" xlink:show="replace"><text:span text:style-name="T5119">IX-1972</text:span></text:a><text:span text:style-name="T5120">, 2004-01-22, Žin., 2004, Nr. 25-748 (2004-02-14)</text:span></text:p>
      <text:p text:style-name="Normal"><text:span text:style-name="T5121">Nr.<text:s/></text:span><text:a xlink:href="http://www3.lrs.lt/cgi-bin/preps2?a=297421&amp;b=" office:target-frame-name="_top" xlink:show="replace"><text:span text:style-name="T5122">X-1110</text:span></text:a><text:span text:style-name="T5123">, 2007-05-03, Žin., 2007, Nr. 55-2126 (2007-05-19)</text:span></text:p>
      <text:p text:style-name="P5124"><text:span text:style-name="T5125">Nr.<text:s/></text:span><text:a xlink:href="http://www3.lrs.lt/cgi-bin/preps2?a=318400&amp;b=" office:target-frame-name="_top" xlink:show="replace"><text:span text:style-name="T5126">X-1484</text:span></text:a><text:span text:style-name="T5127">, 2008-04-10, Žin., 2008, Nr. 47-1749 (2008-04-24)</text:span></text:p>
      <text:p text:style-name="P5128"/>
      <text:p text:style-name="P5129"><text:span text:style-name="T5130">51</text:span><text:span text:style-name="T5131"><text:s/>straipsnis.<text:s/></text:span><text:span text:style-name="T5132">Metinės pelno mokesčio deklaracijos, metinės fiksuoto pelno mokesčio deklaracijos ir avansinio pelno mokesčio deklaracijos pateik</text:span><text:span text:style-name="T5133">imas</text:span></text:p>
      <text:p text:style-name="P5134"><text:span text:style-name="T5135">1</text:span><text:span text:style-name="T5136">. Lietuvos vienetai ir nuolatinės buveinės, kurių pajamos apmokestinamos šio Įstatymo nustatyta tvarka, privalo užpildyti metines pelno mokesčio<text:s/></text:span><text:span text:style-name="T5137">ir (arba) metines fiksuoto pelno mokesčio<text:s/></text:span><text:span text:style-name="T5138">bei avansinio pelno mokesčio deklaracijas ir pateikti jas t</text:span><text:span text:style-name="T5139">am vietos mokesčio administratoriui, kurio veiklos teritorijoje jie yra arba privalo būti įregistruoti mokesčio mokėtojais. Vienetai, gautą paramą panaudoję ne pagal Lietuvos Respublikos labdaros ir paramos įstatyme nustatytą paramos paskirtį, taip pat iš<text:s/></text:span><text:span text:style-name="T5140">vieno paramos teikėjo per mokestinį laikotarpį grynais pinigais gavę paramą, viršijančią 250 MGL dydžio sumą, privalo užpildyti metines pelno mokesčio deklaracijas ir pateikti jas tam vietos mokesčio administratoriui, kurio veiklos teritorijoje jie yra arb</text:span><text:span text:style-name="T5141">a privalo būti įregistruoti mokesčio mokėtojais.</text:span></text:p>
      <text:p text:style-name="P5142"><text:span text:style-name="T5143">2</text:span><text:span text:style-name="T5144">. Metinė pelno mokesčio ir (arba) metinė fiksuoto pelno mokesčio deklaracijos pateikiamos pasibaigus mokestiniam laikotarpiui iki kito mokestinio laikotarpio šešto mėnesio penkioliktos</text:span><text:span text:style-name="T5145"><text:s/></text:span><text:span text:style-name="T5146">dienos. Lietuvos<text:s/></text:span><text:span text:style-name="T5147">vieneto arba nuolatinės buveinės paskutinio mokestinio laikotarpio metinė pelno mokesčio ir (arba) metinė fiksuoto pelno mokesčio deklaracijos pateikiamos per 30 dienų nuo veiklos pabaigos.</text:span></text:p>
      <text:p text:style-name="P5148"><text:span text:style-name="T5149">3</text:span><text:span text:style-name="T5150">. Avansinio pelno mokesčio deklaracijos pateikimas:</text:span></text:p>
      <text:p text:style-name="P5151"><text:span text:style-name="T5152">1</text:span><text:span text:style-name="T5153">) jei<text:s/></text:span><text:span text:style-name="T5154">avansinis pelno mokestis apskaičiuojamas pagal praėjusių metų veiklos rezultatus, avansinio pelno mokesčio deklaracija už pirmuosius šešis</text:span><text:span text:style-name="T5155"><text:s/></text:span><text:span text:style-name="T5156">mokestinio laikotarpio mėnesius pateikiama ne vėliau kaip mokestinio laikotarpio trečio</text:span><text:span text:style-name="T5157"><text:s/></text:span><text:span text:style-name="T5158">mėnesio penkioliktą</text:span><text:span text:style-name="T5159"><text:s/></text:span><text:span text:style-name="T5160">dieną. Av</text:span><text:span text:style-name="T5161">ansinio pelno mokesčio deklaracija už mokestinio laikotarpio septintą–dvyliktą mėnesius pateikiama ne vėliau kaip mokestinio laikotarpio devinto</text:span><text:span text:style-name="T5162"><text:s/></text:span><text:span text:style-name="T5163">mėnesio penkioliktą</text:span><text:span text:style-name="T5164"><text:s/></text:span><text:span text:style-name="T5165">dieną;</text:span></text:p>
      <text:p text:style-name="P5166"><text:span text:style-name="T5167">2</text:span><text:span text:style-name="T5168">) jei avansinis pelno mokestis apskaičiuojamas pagal numatomą mokestinio laikot</text:span><text:span text:style-name="T5169">arpio pelno mokesčio sumą, avansinio pelno mokesčio deklaracija pateikiama ne vėliau kaip mokestinio laikotarpio trečio</text:span><text:span text:style-name="T5170"><text:s/></text:span><text:span text:style-name="T5171">mėnesio penkioliktą</text:span><text:span text:style-name="T5172"><text:s/></text:span><text:span text:style-name="T5173">dieną.</text:span></text:p>
      <text:p text:style-name="P5174">Straipsnio pakeitimai:</text:p>
      <text:p text:style-name="P5175"><text:span text:style-name="T5176">Nr.<text:s/></text:span><text:a xlink:href="http://www3.lrs.lt/cgi-bin/preps2?a=268450&amp;b=" office:target-frame-name="_top" xlink:show="replace"><text:span text:style-name="T5177">X-456</text:span></text:a><text:span text:style-name="T5178">, 2005-12-2</text:span><text:span text:style-name="T5179">0, Žin., 2005, Nr. 153-5635 (2005-12-31)</text:span></text:p>
      <text:p text:style-name="P5180"><text:span text:style-name="T5181">Nr.<text:s/></text:span><text:a xlink:href="http://www3.lrs.lt/cgi-bin/preps2?a=297421&amp;b=" office:target-frame-name="_top" xlink:show="replace"><text:span text:style-name="T5182">X-1110</text:span></text:a><text:span text:style-name="T5183">, 2007-05-03, Žin., 2007, Nr. 55-2126 (2007-05-19)</text:span></text:p>
      <text:p text:style-name="P5184"><text:span text:style-name="T5185">Nr.<text:s/></text:span><text:a xlink:href="http://www3.lrs.lt/cgi-bin/preps2?a=387310&amp;b=" office:target-frame-name="_top" xlink:show="replace"><text:span text:style-name="T5186">XI-1156</text:span></text:a><text:span text:style-name="T5187">, 2010-11-23, Žin.,</text:span><text:span text:style-name="T5188"><text:s/>2010, Nr. 145-7413 (2010-12-11)</text:span></text:p>
      <text:p text:style-name="P5189">Straipsnio pakeitimai:</text:p>
      <text:p text:style-name="P5190"><text:span text:style-name="T5191">Nr.<text:s/></text:span><text:a xlink:href="https://www.e-tar.lt/portal/legalAct.html?documentId=b857dcd0f28b11e5989ee743dd0efbb0" office:target-frame-name="_top" xlink:show="replace"><text:span text:style-name="T5192">XII-2262</text:span></text:a><text:span text:style-name="T5193">, 2016-03-22, paskelbta TAR 2016-03-25, i. k. 2016-06346</text:span></text:p>
      <text:p text:style-name="Normal"/>
      <text:p text:style-name="P5194"><text:span text:style-name="T5195">52</text:span><text:span text:style-name="T5196"><text:s/>straipsnis. Deklaracijos apie užsienio vienetui išmokėtas pajamas (sumas) ir<text:s/></text:span></text:p>
      <text:p text:style-name="P5197"><text:span text:style-name="T5198">apskaičiuotą bei į biudžetą sumokėtą pelno mokestį pateikimas</text:span></text:p>
      <text:p text:style-name="P5199"><text:span text:style-name="T5200">1</text:span><text:span text:style-name="T5201">. Kai užsienio vieneto pajamos yra apmokestinamos pelno mokesčiu šio Įstatymo 37 straipsnyje nustatyta tvarka,</text:span><text:span text:style-name="T5202"><text:s/>pelno mokestį išskaičiuojantis asmuo – Lietuvos vienetas arba nuolatinė buveinė užpildo deklaraciją ir pateikia ją vietos mokesčio administratoriui, kurio veiklos teritorijoje yra arba privalo būti įregistruotas mokesčio mokėtoju mokestį išskaičiuojantis<text:s/></text:span><text:span text:style-name="T5203">asmuo.</text:span></text:p>
      <text:p text:style-name="P5204"><text:span text:style-name="T5205">2</text:span><text:span text:style-name="T5206">. Deklaracija apie užsienio vienetui išmokėtas pajamas (sumas) ir apskaičiuotą bei į biudžetą sumokėtiną pelno mokestį pateikiama ne vėliau kaip per 15 dienų pasibaigus mėnesiui, kurį buvo išmokėtos pajamos (sumos).</text:span></text:p>
      <text:p text:style-name="P5207"/>
      <text:p text:style-name="P5208"><text:span text:style-name="T5209">53</text:span><text:span text:style-name="T5210"><text:s/>straipsnis.<text:s/></text:span><text:span text:style-name="T5211">Pelno<text:s/></text:span><text:span text:style-name="T5212">mokesčio sumokėjimas ir grąžinimas</text:span></text:p>
      <text:p text:style-name="P5213"><text:span text:style-name="T5214">1</text:span><text:span text:style-name="T5215">.<text:s/></text:span><text:span text:style-name="T5216">Pelno mokestis ir (arba) fiksuotas pelno mokestis mokami pagal</text:span><text:span text:style-name="T5217"><text:s/></text:span><text:span text:style-name="T5218">metines pelno mokesčio ir (arba) fiksuoto pelno mokesčio</text:span><text:span text:style-name="T5219"><text:s/></text:span><text:span text:style-name="T5220">deklaracijas. Pelno mokestis ir (arba) fiksuotas pelno mokestis</text:span><text:span text:style-name="T5221"><text:s/></text:span><text:span text:style-name="T5222">turi būti sumokėti ne vėliau k</text:span><text:span text:style-name="T5223">aip iki kito mokestinio laikotarpio</text:span><text:span text:style-name="T5224"><text:s/></text:span><text:span text:style-name="T5225">šešto mėnesio penkioliktos dienos. Veiklą baigiančių mokesčio mokėtojų</text:span><text:span text:style-name="T5226"><text:s/></text:span><text:span text:style-name="T5227">pelno mokestis ir (arba) fiksuotas pelno mokestis pagal</text:span><text:span text:style-name="T5228"><text:s/></text:span><text:span text:style-name="T5229">paskutinio mokestinio laikotarpio metines pelno mokesčio ir</text:span><text:span text:style-name="T5230"><text:s/></text:span><text:span text:style-name="T5231">(arba) fiksuoto pelno mokesčio de</text:span><text:span text:style-name="T5232">klaracijas turi būti sumokėti ne</text:span><text:span text:style-name="T5233"><text:s/></text:span><text:span text:style-name="T5234">vėliau kaip paskutinę metinės pelno mokesčio ir (arba) metinės</text:span><text:span text:style-name="T5235"><text:s/></text:span><text:span text:style-name="T5236">fiksuoto pelno mokesčio deklaracijų pateikimo termino dieną. Jeigu metinėje pelno mokesčio deklaracijoje apskaičiuota pelno</text:span><text:span text:style-name="T5237"><text:s/></text:span><text:span text:style-name="T5238">mokesčio suma viršija už mokestinį l</text:span><text:span text:style-name="T5239">aikotarpį sumokėtą avansinio</text:span><text:span text:style-name="T5240"><text:s/></text:span><text:span text:style-name="T5241">pelno mokesčio sumą, mokesčio mokėtojas privalo šį skirtumą</text:span><text:span text:style-name="T5242"><text:s/></text:span><text:span text:style-name="T5243">sumokėti į biudžetą. Mokesčio permoka grąžinama<text:s/></text:span><text:span text:style-name="T5244">Mokesčių</text:span><text:span text:style-name="T5245"><text:s/></text:span><text:span text:style-name="T5246">administravimo įstatymo</text:span><text:span text:style-name="T5247"><text:s/>nustatyta tvarka.</text:span></text:p>
      <text:p text:style-name="P5248">Straipsnio dalies pakeitimai:</text:p>
      <text:p text:style-name="P5249"><text:span text:style-name="T5250">Nr.<text:s/></text:span><text:a xlink:href="https://www.e-tar.lt/portal/legalAct.html?documentId=b857dcd0f28b11e5989ee743dd0efbb0" office:target-frame-name="_top" xlink:show="replace"><text:span text:style-name="T5251">XII-2262</text:span></text:a><text:span text:style-name="T5252">, 2016-03-22, paskelbta TAR 2016-03-25, i. k. 2016-06346</text:span></text:p>
      <text:p text:style-name="Normal"/>
      <text:p text:style-name="P5253"><text:span text:style-name="T5254">2</text:span><text:span text:style-name="T5255">. Pelno mokestis, apskaičiuotas nuo pajamų (sumų), išmokėtų užsienio vienetui, turi būti<text:s/></text:span><text:span text:style-name="T5256">sumokėtas ne vėliau kaip deklaracijos pateikimo termino pabaigos dieną. Jei Lietuvos vienetas ar nuolatinė buveinė išskaitė ir sumokėjo pelno mokestį, apskaičiuotą nuo užsienio vienetui ar jo nuolatinei buveinei išmokėtų sumų (pajamų), kurioms galėjo būti<text:s/></text:span><text:span text:style-name="T5257">taikomos šio Įstatymo 37</text:span><text:span text:style-name="T5258">(1)</text:span><text:span text:style-name="T5259"><text:s/>straipsnio nuostatos, tai užsienio vienetui mokestis grąžinamas (įskaitomas) Mokesčių administravimo įstatymo nustatyta tvarka. Užsienio vienetas raštišką prašymą grąžinti (įskaityti) mokestį ir dokumentus, įrodančius, kad tenki</text:span><text:span text:style-name="T5260">nami šio Įstatymo 37</text:span><text:span text:style-name="T5261">(1)</text:span><text:span text:style-name="T5262"><text:s/>straipsnio 1–3 dalyse nustatyti kriterijai, turi pateikti per dvejus metus nuo minėtų sumų (pajamų) išmokėjimo jam dienos. Sumokėtas pelno mokestis turi būti grąžinamas (įskaitomas) ne vėliau kaip per vienerius metus nuo raštiško pr</text:span><text:span text:style-name="T5263">ašymo grąžinti (įskaityti) mokestį ir dokumentų, įrodančių, kad tenkinami šio Įstatymo 37</text:span><text:span text:style-name="T5264">(1)</text:span><text:span text:style-name="T5265"><text:s/>straipsnio 1–3 dalyse nustatyti kriterijai, gavimo dienos.</text:span></text:p>
      <text:p text:style-name="P5266">Straipsnio pakeitimai:</text:p>
      <text:p text:style-name="P5267"><text:span text:style-name="T5268">Nr.<text:s/></text:span><text:a xlink:href="http://www3.lrs.lt/cgi-bin/preps2?a=232368&amp;b=" office:target-frame-name="_top" xlink:show="replace"><text:span text:style-name="T5269">IX-2201</text:span></text:a><text:span text:style-name="T5270">, 2004</text:span><text:span text:style-name="T5271">-04-29, Žin., 2004, Nr. 73-2534 (2004-04-30)</text:span></text:p>
      <text:p text:style-name="Normal"><text:span text:style-name="T5272">Nr.<text:s/></text:span><text:a xlink:href="http://www3.lrs.lt/cgi-bin/preps2?a=297421&amp;b=" office:target-frame-name="_top" xlink:show="replace"><text:span text:style-name="T5273">X-1110</text:span></text:a><text:span text:style-name="T5274">, 2007-05-03, Žin., 2007, Nr. 55-2126 (2007-05-19)</text:span></text:p>
      <text:p text:style-name="Normal"><text:span text:style-name="T5275">Nr.<text:s/></text:span><text:a xlink:href="http://www3.lrs.lt/cgi-bin/preps2?a=301812&amp;b=" office:target-frame-name="_top" xlink:show="replace"><text:span text:style-name="T5276">X-1250</text:span></text:a><text:span text:style-name="T5277">, 2007-07-03, Ži</text:span><text:span text:style-name="T5278">n., 2007, Nr. 80-3221 (2007-07-19)</text:span></text:p>
      <text:p text:style-name="Normal"><text:span text:style-name="T5279">Nr.<text:s/></text:span><text:a xlink:href="http://www3.lrs.lt/cgi-bin/preps2?a=387310&amp;b=" office:target-frame-name="_top" xlink:show="replace"><text:span text:style-name="T5280">XI-1156</text:span></text:a><text:span text:style-name="T5281">, 2010-11-23, Žin., 2010, Nr. 145-7413 (2010-12-11)</text:span></text:p>
      <text:p text:style-name="Normal"><text:span text:style-name="T5282">Nr.<text:s/></text:span><text:a xlink:href="http://www3.lrs.lt/cgi-bin/preps2?a=412275&amp;b=" office:target-frame-name="_top" xlink:show="replace"><text:span text:style-name="T5283">XI-1716</text:span></text:a><text:span text:style-name="T5284">, 2011-11-22, Žin.,<text:s/></text:span><text:span text:style-name="T5285">2011, Nr. 146-6852 (2011-12-01)</text:span></text:p>
      <text:p text:style-name="P5286"><text:span text:style-name="T5287">Nr.<text:s/></text:span><text:a xlink:href="http://www3.lrs.lt/cgi-bin/preps2?a=453088&amp;b=" office:target-frame-name="_top" xlink:show="replace"><text:span text:style-name="T5288">XII-428</text:span></text:a><text:span text:style-name="T5289">, 2013-06-27, Žin., 2013, Nr. 75-3757 (2013-07-13)</text:span></text:p>
      <text:p text:style-name="P5290"/>
      <text:p text:style-name="P5291"><text:span text:style-name="T5292">54</text:span><text:span text:style-name="T5293"><text:s/>straipsnis. Užsienio vieneto apskaičiuoto ir sumokėto pelno mokesčio<text:s/></text:span></text:p>
      <text:p text:style-name="P5294"><text:span text:style-name="T5295">perskaičiavimas</text:span></text:p>
      <text:p text:style-name="P5296"><text:span text:style-name="T5297">1</text:span><text:span text:style-name="T5298">.</text:span><text:span text:style-name="T5299"><text:s/></text:span><text:span text:style-name="T5300">Užsienio vienetas, gavęs pajamų už<text:s/></text:span><text:span text:style-name="T5301">Lietuvos Respublikoje vykdomą atlikėjų ar sporto veiklą (toliau šiame straipsnyje – veikla)</text:span><text:span text:style-name="T5302"><text:s/>ir (arba)</text:span><text:span text:style-name="T5303"><text:s/>parduotą ar kitaip perleistą nuosavybėn nekilnojamąjį pagal prigimtį daiktą, esantį Lietuvos Respublikos teritorijoje<text:s/></text:span><text:span text:style-name="T5304">(toliau<text:s/></text:span><text:span text:style-name="T5305">šiame</text:span><text:span text:style-name="T5306"><text:s/>straipsnyje – turtas), turi teisę centrinio mokesčių administratoriaus nustatyta tvarka kreiptis į vietos mokesčių administratorių, kurio veiklos teritorijoje įregistruotas mokestį išskaičiuojantis asmuo, dėl apskaičiuoto ir sumokėto pelno mo</text:span><text:span text:style-name="T5307">kesčio už<text:s/></text:span><text:span text:style-name="T5308">Lietuvos Respublikoje vykdomą veiklą ir (arba)</text:span><text:span text:style-name="T5309"><text:s/>parduotą ar kitaip perleistą nuosavybėn turtą perskaičiavimo. Šiuo atveju pelno mokestis būtų apskaičiuojamas nuo turto vertės padidėjimo pajamų<text:s/></text:span><text:span text:style-name="T5310">ir (ar) veiklos Lietuvos Respublikoje apmokestinamojo<text:s/></text:span><text:span text:style-name="T5311">pelno.</text:span></text:p>
      <text:p text:style-name="P5312"><text:span text:style-name="T5313">2</text:span><text:span text:style-name="T5314">. Prašymas ir dokumentai, pagrindžiantys turto įsigijimo kainą, dėl pelno mokesčio perskaičiavimo pateikiami tam vietos mokesčio administratoriui, kurio veiklos teritorijoje įregistruotas mokestį išskaičiuojantis asmuo. Vietos mokesčio administ</text:span><text:span text:style-name="T5315">ratorius, patikrinęs šių dokumentų ir sandorių teisėtumą, apskaičiuoja turto vertės padidėjimo pajamas, uždirbtas pardavus ar kitaip perleidus nuosavybėn turtą, ir pelno mokestį. Mokesčio permoka grąžinama Mokesčių administravimo įstatymo nustatyta tvarka.</text:span></text:p>
      <text:p text:style-name="P5316"><text:span text:style-name="T5317">3</text:span><text:span text:style-name="T5318">. Prašymas ir dokumentai, pagal kuriuos apskaičiuotas veiklos Lietuvos Respublikoje apmokestinamasis pelnas, pateikiami tam vietos mokesčių administratoriui, kurio veiklos teritorijoje įregistruotas mokestį išskaičiuojantis asmuo. Mokesčio permoka gr</text:span><text:span text:style-name="T5319">ąžinama Mokesčių administravimo įstatymo nustatyta tvarka.</text:span></text:p>
      <text:p text:style-name="P5320">Straipsnio pakeitimai:</text:p>
      <text:p text:style-name="Normal"><text:span text:style-name="T5321">Nr.<text:s/></text:span><text:a xlink:href="http://www3.lrs.lt/cgi-bin/preps2?a=325285&amp;b=" office:target-frame-name="_top" xlink:show="replace"><text:span text:style-name="T5322">X-1697</text:span></text:a><text:span text:style-name="T5323">, 2008-07-14, Žin., 2008, Nr. 87-3457 (2008-07-31)</text:span></text:p>
      <text:p text:style-name="P5324"/>
      <text:p text:style-name="P5325"><text:span text:style-name="T5326">55</text:span><text:span text:style-name="T5327"><text:s/>straipsnis.<text:s/></text:span><text:span text:style-name="T5328">Pelno mokesčio, sumokėto<text:s/></text:span><text:span text:style-name="T5329">užsienio valstybėse, atskaitymai</text:span></text:p>
      <text:p text:style-name="P5330"><text:span text:style-name="T5331">1</text:span><text:span text:style-name="T5332">.<text:s/></text:span><text:span text:style-name="T5333">Lietuvos vienetas iš šio Įstatymo nustatyta tvarka apskaičiuoto pelno mokesčio sumos, neįskaitant nuo gautos paramos, panaudotos ne pagal Lietuvos Respublikos labdaros ir paramos įstatyme nustatytą paramos paskirtį, taip pat nuo iš vieno paramos teikėjo pe</text:span><text:span text:style-name="T5334">r mokestinį laikotarpį grynais pinigais gautos paramos dalies, viršijančios 250 MGL dydžio sumą, apskaičiuotos pelno mokesčio sumos, gali atskaityti pelno mokesčio arba jam tapataus mokesčio sumą, sumokėtą užsienio valstybėje nuo toje valstybėje per tuos m</text:span><text:span text:style-name="T5335">okestinius metus gautų pajamų, atsižvelgiant į dividendus, kurie neįtraukiami į vieneto pajamas,<text:s/></text:span><text:span text:style-name="T5336">išskyrus<text:s/></text:span><text:span text:style-name="T5337">pelno mokesčio arba jam tapataus mokesčio sumą, sumokėtą nuo</text:span><text:span text:style-name="T5338"><text:s/>p</text:span><text:span text:style-name="T5339">er</text:span><text:span text:style-name="T5340"><text:s/></text:span><text:span text:style-name="T5341">Lietuvos vieneto nuolatines buveines, esančias<text:s/></text:span><text:span text:style-name="T5342">Europos ekonominės erdvės valstybėse a</text:span><text:span text:style-name="T5343">rba valstybėse, su kuriomis Lietuvos Respublika yra sudariusi ir taiko dvigubo apmokestinimo išvengimo sutartis</text:span><text:span text:style-name="T5344">, vykdomos veiklos pajamų,</text:span><text:span text:style-name="T5345"><text:s/>jeigu šis straipsnis nenustato ko kita.</text:span></text:p>
      <text:p text:style-name="P5346"><text:span text:style-name="T5347">2</text:span><text:span text:style-name="T5348">. Jeigu nuo užsienio valstybėje gautų pajamų šio Įstatymo nustatyta tvark</text:span><text:span text:style-name="T5349">a apskaičiuota pelno mokesčio suma yra mažesnė negu pelno mokesčio arba jam tapataus mokesčio suma, sumokėta nuo tų pajamų užsienio valstybėje, tai atskaitoma tik šio Įstatymo nustatyta tvarka apskaičiuota pelno mokesčio suma.</text:span></text:p>
      <text:p text:style-name="P5350"><text:span text:style-name="T5351">3</text:span><text:span text:style-name="T5352">. Jeigu mokesčio mokėtoj</text:span><text:span text:style-name="T5353">as per mokestinius metus gauna pajamų keliose užsienio valstybėse, atskaitoma pelno mokesčio suma apskaičiuojama atskirai pagal kiekvieną valstybę, kurioje gautos pajamos.</text:span></text:p>
      <text:p text:style-name="P5354"><text:span text:style-name="T5355">4</text:span><text:span text:style-name="T5356">.<text:s/></text:span><text:span text:style-name="T5357">Neteko galios nuo 2009 m. sausio 1 d.</text:span></text:p>
      <text:p text:style-name="P5358"><text:span text:style-name="T5359">5</text:span><text:span text:style-name="T5360">. Atskaitymai iš apskaičiuotos pel</text:span><text:span text:style-name="T5361">no mokesčio sumos šiame straipsnyje nustatyta tvarka leidžiami tik tuo atveju, kai yra išduoti užsienio valstybės mokesčio administratoriaus patvirtinti dokumentai apie toje valstybėje per tuos mokestinius metus gautas pajamas ir nuo jų apskaičiuotą ir sum</text:span><text:span text:style-name="T5362">okėtą pelno mokesčio arba jam tapataus mokesčio sumą, jei šis straipsnis nenustato kitaip.</text:span></text:p>
      <text:p text:style-name="P5363"><text:span text:style-name="T5364">6</text:span><text:span text:style-name="T5365">. Lietuvos vienetas iš šio Įstatymo nustatyta tvarka nuo pozityviųjų pajamų</text:span><text:span text:style-name="T5366"><text:s/></text:span><text:span text:style-name="T5367">apskaičiuoto pelno mokesčio sumos gali atskaityti pelno mokesčio arba jam tapataus m</text:span><text:span text:style-name="T5368">okesčio sumą, sumokėtą užsienio valstybėje nuo toje valstybėje per tuos mokestinius</text:span><text:span text:style-name="T5369"><text:s/></text:span><text:span text:style-name="T5370">metus gautų pozityviųjų pajamų, kaip nustatyta šio Įstatymo 39 straipsnio 11 ir 12 dalyse. Atskaitymai iš apskaičiuotos pelno mokesčio sumos šiame straipsnyje nustatyta tvarka leidžiami tik tuo atveju, kai yra išduoti užsienio valstybės mokesčio administra</text:span><text:span text:style-name="T5371">toriaus patvirtinti dokumentai apie užsienio valstybėje per tuos mokestinius metus gautas pajamas bei nuo jų apskaičiuotą ir sumokėtą pelno mokesčio arba jam tapataus mokesčio sumą ir kai Lietuvos vienetas vietos mokesčio administratoriui pateikia ar nurod</text:span><text:span text:style-name="T5372">o kontroliuojamojo užsienio<text:s/></text:span><text:span text:style-name="T5373">subjekto:<text:s/></text:span></text:p>
      <text:p text:style-name="P5374"><text:span text:style-name="T5375">1</text:span><text:span text:style-name="T5376">)</text:span><text:span text:style-name="T5377"><text:s/>pavadinimą ir buveinės adresą;</text:span></text:p>
      <text:p text:style-name="P5378"><text:span text:style-name="T5379">2</text:span><text:span text:style-name="T5380">) valdytojų sąrašą (jeigu tai kontroliuojamasis užsienio vienetas);</text:span></text:p>
      <text:p text:style-name="P5381"><text:span text:style-name="T5382">3</text:span><text:span text:style-name="T5383">) balansą bei pelno ir nuostolių ataskaitą;</text:span></text:p>
      <text:p text:style-name="P5384"><text:span text:style-name="T5385">4</text:span><text:span text:style-name="T5386">) gautų pajamų ir nuo jų apskaičiuoto ir sumokėto peln</text:span><text:span text:style-name="T5387">o mokesčio ar jam tapataus mokesčio sumas;</text:span></text:p>
      <text:p text:style-name="P5388"><text:span text:style-name="T5389">5</text:span><text:span text:style-name="T5390">) pozityviųjų pajamų sumą;</text:span></text:p>
      <text:p text:style-name="P5391"><text:span text:style-name="T5392">6</text:span><text:span text:style-name="T5393">) nuo pozityviųjų pajamų sumokėtų mokesčių įrodymus.</text:span></text:p>
      <text:p text:style-name="P5394"><text:span text:style-name="T5395">TAR pastaba.</text:span><text:span text:style-name="T5396"><text:s/></text:span><text:span text:style-name="T5397">6 dalies</text:span><text:span text:style-name="T5398"><text:s/>nuostatos taikomos apskaičiuojant ir deklaruojant 2019 metų ir vėlesnių mokestinių laikotarpių pelno<text:s/></text:span><text:span text:style-name="T5399">mokestį.</text:span></text:p>
      <text:p text:style-name="P5400">Straipsnio dalies pakeitimai:</text:p>
      <text:p text:style-name="P5401"><text:span text:style-name="T5402">Nr.<text:s/></text:span><text:a xlink:href="https://www.e-tar.lt/portal/legalAct.html?documentId=37311330043d11e9a5eaf2cd290f1944" office:target-frame-name="_top" xlink:show="replace"><text:span text:style-name="T5403">XIII-1697</text:span></text:a><text:span text:style-name="T5404">, 2018-12-06, paskelbta TAR 2018-12-20, i. k. 2018-20938</text:span></text:p>
      <text:p text:style-name="Normal"/>
      <text:p text:style-name="P5405"><text:span text:style-name="T5406">7</text:span><text:span text:style-name="T5407">. Šio straipsnio 6 dalyje nustatytus<text:s/></text:span><text:span text:style-name="T5408">dokumentus Lietuvos vienetas pateikia centrinio mokesčių administratoriaus nustatyta tvarka.</text:span></text:p>
      <text:p text:style-name="P5409"><text:span text:style-name="T5410">8</text:span><text:span text:style-name="T5411">.<text:s/></text:span><text:span text:style-name="T5412">Neteko galios nuo 2009-01-01.</text:span></text:p>
      <text:p text:style-name="P5413"><text:span text:style-name="T5414">9</text:span><text:span text:style-name="T5415">. Tais atvejais, kai mokestinės tvarkos neatitikimu dėl finansinės priemonės perleidimo pasinaudojama siekiant daugiau ne</text:span><text:span text:style-name="T5416">gu vienoje valstybėje atskaityti užsienio valstybėje nuo mokėjimo sumos, gautos pagal perleistą finansinę priemonę, sumokėtą pelno mokestį ar jam tapatų mokestį, atskaitoma pelno mokesčio, sumokėto užsienio valstybėje, suma negali viršyti nuo apmokestinamo</text:span><text:span text:style-name="T5417">jo pelno, susijusio su tokiu mokėjimu, pagal šį Įstatymą apskaičiuotos pelno mokesčio sumos.</text:span><text:s/></text:p>
      <text:p text:style-name="P5418"><text:span text:style-name="T5419">TAR pastaba.</text:span><text:span text:style-name="T5420"><text:s/></text:span><text:span text:style-name="T5421">9 dalies</text:span><text:span text:style-name="T5422"><text:s/>nuostatos taikomos apskaičiuojant ir deklaruojant 2020 metų ir vėlesnių mokestinių laikotarpių pelno mokestį.</text:span></text:p>
      <text:p text:style-name="P5423">Papildyta straipsnio dalimi:</text:p>
      <text:p text:style-name="P5424"><text:span text:style-name="T5425">N</text:span><text:span text:style-name="T5426">r.<text:s/></text:span><text:a xlink:href="https://www.e-tar.lt/portal/legalAct.html?documentId=876276d02ad111eabe008ea93139d588" office:target-frame-name="_top" xlink:show="replace"><text:span text:style-name="T5427">XIII-2694</text:span></text:a><text:span text:style-name="T5428">, 2019-12-17, paskelbta TAR 2019-12-30, i. k. 2019-21550</text:span></text:p>
      <text:p text:style-name="Normal"/>
      <text:p text:style-name="P5429">Straipsnio pakeitimai:</text:p>
      <text:p text:style-name="P5430"><text:span text:style-name="T5431">Nr.<text:s/></text:span><text:a xlink:href="http://www3.lrs.lt/cgi-bin/preps2?a=215625&amp;b=" office:target-frame-name="_top" xlink:show="replace"><text:span text:style-name="T5432">IX-1659</text:span></text:a><text:span text:style-name="T5433">, 2003-07-01, Žin., 2003, Nr. 74-3417 (2003-07-25)</text:span></text:p>
      <text:p text:style-name="Normal"><text:span text:style-name="T5434">Nr.<text:s/></text:span><text:a xlink:href="http://www3.lrs.lt/cgi-bin/preps2?a=268450&amp;b=" office:target-frame-name="_top" xlink:show="replace"><text:span text:style-name="T5435">X-456</text:span></text:a><text:span text:style-name="T5436">, 2005-12-20, Žin., 2005, Nr. 153-5635 (2005-12-31)</text:span></text:p>
      <text:p text:style-name="P5437"><text:span text:style-name="T5438">Nr.<text:s/></text:span><text:a xlink:href="http://www3.lrs.lt/cgi-bin/preps2?a=318297&amp;b=" office:target-frame-name="_top" xlink:show="replace"><text:span text:style-name="T5439">X-1481</text:span></text:a><text:span text:style-name="T5440">, 2008-04-08, Žin., 2008, Nr. 47-1748 (2008-04-24)</text:span></text:p>
      <text:p text:style-name="P5441"><text:span text:style-name="T5442">Nr.<text:s/></text:span><text:a xlink:href="http://www3.lrs.lt/cgi-bin/preps2?a=361056&amp;b=" office:target-frame-name="_top" xlink:show="replace"><text:span text:style-name="T5443">XI-539</text:span></text:a><text:span text:style-name="T5444">, 2009-12-09, Žin., 2009, Nr. 153-6880 (2009-12-28)</text:span></text:p>
      <text:p text:style-name="P5445"/>
      <text:p text:style-name="P5446"><text:span text:style-name="T5447">56</text:span><text:span text:style-name="T5448"><text:s/>straipsnis.<text:s/></text:span><text:span text:style-name="T5449">Atsakomybė už šio Įstatymo pažeidimus</text:span></text:p>
      <text:p text:style-name="P5450"><text:span text:style-name="T5451">Pažeidus šio Įstatymo</text:span><text:span text:style-name="T5452"><text:s/>nuostatas, išskyrus 46 straipsnio 5 dalyje nurodytus atvejus, baudos skiriamos ir delspinigiai skaičiuojami Mokesčių administravimo įstatymo nustatyta tvarka.</text:span></text:p>
      <text:p text:style-name="Normal"/>
      <text:p text:style-name="P5453"><text:span text:style-name="T5454">X</text:span><text:span text:style-name="T5455">1</text:span><text:span text:style-name="T5456"><text:s/>SKYRIUS</text:span></text:p>
      <text:p text:style-name="P5457"><text:span text:style-name="T5458">MOKESTINIŲ NUOSTOLIŲ PERDAVIMAS</text:span></text:p>
      <text:p text:style-name="Normal"><text:span text:style-name="T5459">Įstatymas papildytas<text:s/></text:span><text:span text:style-name="T5460">X</text:span><text:span text:style-name="T5461">1</text:span><text:span text:style-name="T5462"><text:s/>skyriumi:</text:span></text:p>
      <text:p text:style-name="Normal"><text:span text:style-name="T5463">Nr.<text:s/></text:span><text:a xlink:href="http://www3.lrs.lt/cgi-bin/preps2?a=361056&amp;b=" office:target-frame-name="_top" xlink:show="replace"><text:span text:style-name="T5464">XI-539</text:span></text:a><text:span text:style-name="T5465">, 2009-12-09, Žin., 2009, Nr. 153-6880 (2009-12-28)</text:span></text:p>
      <text:p text:style-name="P5466"/>
      <text:p text:style-name="P5467"><text:span text:style-name="T5468">56</text:span><text:span text:style-name="T5469">1</text:span><text:span text:style-name="T5470"><text:s/>straipsnis.<text:s/></text:span><text:span text:style-name="T5471">Mokestinių nuostolių perdavimas tarp vienetų grupės vienetų</text:span></text:p>
      <text:p text:style-name="P5472"><text:span text:style-name="T5473">1</text:span><text:span text:style-name="T5474">. Vienetas šiame straipsnyje nustatyta tvarka gali<text:s/></text:span><text:span text:style-name="T5475">perduoti už mokestinį laikotarpį apskaičiuotus mokestinius nuostolius (ar jų dalį) kitam vienetų grupės vienetui, kuris jam perduotais nuostoliais turi teisę sumažinti apmokestinamojo pelno sumą, apskaičiuotą už tą mokestinį laikotarpį, už kurį buvo apskai</text:span><text:span text:style-name="T5476">čiuoti jam kito vieneto perduodami nuostoliai (ar jų dalis), jeigu:</text:span></text:p>
      <text:p text:style-name="P5477"><text:span text:style-name="T5478">1</text:span><text:span text:style-name="T5479">) vienetų grupėje patronuojantis vienetas mokestinių nuostolių perdavimo dieną tiesiogiai arba netiesiogiai valdo ne mažiau kaip 2/3 kiekvieno mokestinių nuostolių perdavime dalyvaujanč</text:span><text:span text:style-name="T5480">io dukterinio vieneto</text:span><text:span text:style-name="T5481"><text:s/></text:span><text:span text:style-name="T5482">akcijų (dalių, pajų) ar kitų teisių į paskirstytinojo pelno dalį, ir<text:s/></text:span></text:p>
      <text:p text:style-name="P5483"><text:span text:style-name="T5484">2</text:span><text:span text:style-name="T5485">) mokestiniai nuostoliai perduodami tarp vienetų grupės vienetų, kurie toje grupėje be pertraukų yra ne trumpiau kaip dvejus metus skaičiuojant iki mokestinių<text:s/></text:span><text:span text:style-name="T5486">nuostolių perdavimo dienos, arba</text:span></text:p>
      <text:p text:style-name="P5487"><text:span text:style-name="T5488">3</text:span><text:span text:style-name="T5489">) mokestinius nuostolius perduoda ar perima vienetų grupės vienetas (vienetai), kuris (kurie) toje grupėje yra nuo jo (jų) įregistravimo dienos ir bus vienetų grupėje be pertraukų ne trumpiau kaip dvejus metus skaičiuo</text:span><text:span text:style-name="T5490">jant nuo jo (jų) įregistravimo dienos.</text:span></text:p>
      <text:p text:style-name="P5491"><text:span text:style-name="T5492">2</text:span><text:span text:style-name="T5493">. Šiame straipsnyje nustatyta tvarka perduotais mokestiniais nuostoliais, patirtais dėl vertybinių popierių ir (arba) išvestinių finansinių priemonių perleidimo, gali būti sumažinta tik iš vertybinių popierių i</text:span><text:span text:style-name="T5494">r (arba) išvestinių finansinių priemonių perleidimo veiklos apskaičiuota apmokestinamojo pelno suma.</text:span></text:p>
      <text:p text:style-name="P5495"><text:span text:style-name="T5496">2</text:span><text:span text:style-name="T5497">1</text:span><text:span text:style-name="T5498">. Šiame straipsnyje nustatyta tvarka perduotų mokestinių nuostolių, patirtų dėl turto naudojimo, pardavimo ar kitokio perleidimo nuosavybėn ir apskai</text:span><text:span text:style-name="T5499">čiuotų pagal šio Įstatymo 5 straipsnio 9 dalyje nustatytą formulę, suma gali būti sumažinta tik pagal šio Įstatymo 5 straipsnio 9 dalyje nustatytą formulę apskaičiuoto apmokestinamojo pelno suma.</text:span><text:s/></text:p>
      <text:p text:style-name="P5500"><text:span text:style-name="T5501">TAR pastaba.</text:span><text:span text:style-name="T5502"><text:s/></text:span><text:span text:style-name="T5503">2</text:span><text:span text:style-name="T5504">1</text:span><text:span text:style-name="T5505"><text:s/></text:span><text:span text:style-name="T5506">dalies</text:span><text:span text:style-name="T5507"><text:s/>nuostatos taikomos apskaičiuojant ir</text:span><text:span text:style-name="T5508"><text:s/>deklaruojant 2020 metų ir vėlesnių mokestinių laikotarpių pelno mokestį.</text:span></text:p>
      <text:p text:style-name="P5509">Papildyta straipsnio dalimi:</text:p>
      <text:p text:style-name="P5510"><text:span text:style-name="T5511">Nr.<text:s/></text:span><text:a xlink:href="https://www.e-tar.lt/portal/legalAct.html?documentId=876276d02ad111eabe008ea93139d588" office:target-frame-name="_top" xlink:show="replace"><text:span text:style-name="T5512">XIII-2694</text:span></text:a><text:span text:style-name="T5513">, 2019-12-17, paskelbta TAR 2019-12-30, i.</text:span><text:span text:style-name="T5514"><text:s/>k. 2019-21550</text:span></text:p>
      <text:p text:style-name="Normal"/>
      <text:p text:style-name="P5515"><text:span text:style-name="T5516">3</text:span><text:span text:style-name="T5517">. Šiame straipsnyje nustatyta tvarka perduotų mokestinių nuostolių juos perdavęs vienetas negali priskirti ribojamų dydžių leidžiamiems atskaitymams šio Įstatymo 30 straipsnyje nustatyta tvarka.</text:span></text:p>
      <text:p text:style-name="P5518"><text:span text:style-name="T5519">4</text:span><text:span text:style-name="T5520">. Šiame straipsnyje nustatyta<text:s/></text:span><text:span text:style-name="T5521">tvarka užsienio vienetas Lietuvos vienetui mokestinius nuostolius (ar jų dalį) gali perduoti tik tuo atveju, jeigu:</text:span></text:p>
      <text:p text:style-name="P5522"><text:span text:style-name="T5523">1</text:span><text:span text:style-name="T5524">) užsienio vienetas yra<text:s/></text:span><text:span text:style-name="T5525">Europos Sąjungos valstybės narės rezidentas mokesčių tikslais, Europos Sąjungos valstybėje narėje turintis verslo</text:span><text:span text:style-name="T5526"><text:s/>organizavimo formą, nurodytą Direktyvos 90/434/EB priede, ir esantis Direktyvos 90/434/EB 3 straipsnio c punkte nustatyto mokesčio mokėtojas</text:span><text:span text:style-name="T5527">, ir</text:span></text:p>
      <text:p text:style-name="P5528"><text:span text:style-name="T5529">2</text:span><text:span text:style-name="T5530">) užsienio vieneto perduodami mokestiniai nuostoliai negali būti perkeliami į kitus jo mokestinius metus<text:s/></text:span><text:span text:style-name="T5531">(ar atskaitomi iš jo pajamų (pelno) pagal<text:s/></text:span><text:span text:style-name="T5532">Europos Sąjungos<text:s/></text:span><text:span text:style-name="T5533">valstybės narės, kurios rezidentas mokesčių tikslais yra nuostolius perduodantis užsienio vienetas, teisės aktų reikalavimus, ir</text:span></text:p>
      <text:p text:style-name="P5534"><text:span text:style-name="T5535">3</text:span><text:span text:style-name="T5536">) užsienio vieneto perduodami mokestiniai nuostoliai yra apskai</text:span><text:span text:style-name="T5537">čiuoti (perskaičiuoti) pagal šio Įstatymo nuostatas.</text:span></text:p>
      <text:p text:style-name="P5538"><text:span text:style-name="T5539">5</text:span><text:span text:style-name="T5540">. Paaiškėjus, kad mokestiniai nuostoliai, kuriais buvo sumažinta juos perėmusio Lietuvos vieneto apskaičiuota apmokestinamojo pelno suma, buvo apskaičiuoti neteisingai, turi būti atitinkamai padid</text:span><text:span text:style-name="T5541">inta mokestinius nuostolius perėmusio Lietuvos vieneto dėl tokio perėmimo sumažinta apmokestinamojo pelno suma. Jeigu mokestinius nuostolius juos perdavęs vienetas apskaičiavo neteisingai, o kitam vienetui yra perdavęs tik dalį nuostolių, laikoma, kad pirm</text:span><text:span text:style-name="T5542">iausiai buvo perduoti neteisingai apskaičiuoti nuostoliai.</text:span></text:p>
      <text:p text:style-name="P5543"><text:span text:style-name="T5544">6</text:span><text:span text:style-name="T5545">. Jeigu šiame straipsnyje nustatyta tvarka mokestiniai nuostoliai (ar jų dalis) perduodami už atlygį, tai dėl tokio perdavimo gautas atlygis nelaikomas jį gavusio Lietuvos vieneto pajamomis, o</text:span><text:span text:style-name="T5546"><text:s/>patirtos išlaidos nelaikomos jas patyrusio Lietuvos vieneto leidžiamais atskaitymais.</text:span></text:p>
      <text:p text:style-name="P5547"><text:span text:style-name="T5548">7</text:span><text:span text:style-name="T5549">. Vienetas, turintis mokestinę nepriemoką, negali šiame straipsnyje nustatyta tvarka perduoti mokestinių nuostolių kitam vienetui.</text:span></text:p>
      <text:p text:style-name="P5550"><text:span text:style-name="T5551">8</text:span><text:span text:style-name="T5552">. Vienetas šiame straipsnyje</text:span><text:span text:style-name="T5553"><text:s/>nustatyta tvarka už mokestinį laikotarpį apskaičiuotų mokestinių nuostolių perduoti negali, jeigu apmokestinamojo pelno apskaičiavimo už tą mokestinį laikotarpį atveju vienetas pelno arba jam tapataus mokesčio nemokėtų dėl vienetui taikytinų lengvatų (apm</text:span><text:span text:style-name="T5554">okestinamasis pelnas būtų buvęs apmokestintas taikant 0 procentų mokesčio tarifą arba vienetas būtų buvęs atleistas nuo mokesčio mokėjimo).</text:span></text:p>
      <text:p text:style-name="P5555"/>
      <text:p text:style-name="P5556"><text:span text:style-name="T5557">56</text:span><text:span text:style-name="T5558">2</text:span><text:span text:style-name="T5559"><text:s/>straipsnis.<text:s/></text:span><text:span text:style-name="T5560">Nuolatinės buveinės mokestinių nuostolių perdavimas</text:span></text:p>
      <text:p text:style-name="P5561"><text:span text:style-name="T5562">Lietuvos vieneto nuolatinės buveinės, k</text:span><text:span text:style-name="T5563">urios pajamos pagal šio Įstatymo 4 straipsnio 1 dalį nepriskiriamos Lietuvos vieneto mokesčio bazei, nuostoliai gali būti perduodami ir atskaitomi iš Lietuvos vieneto pajamų šio Įstatymo 30 straipsnyje nustatyta tvarka tik tuo atveju, jeigu:</text:span></text:p>
      <text:p text:style-name="P5564"><text:span text:style-name="T5565">1</text:span><text:span text:style-name="T5566">) nuolatine</text:span><text:span text:style-name="T5567">i buveinei priskirtas pelnas apmokestinamas Europos Sąjungos valstybėje narėje 2009 m. spalio 19 d. Tarybos direktyvos 2009/133/EB dėl bendros mokesčių sistemos, taikomos įvairių valstybių narių įmonių jungimui, skaidymui, daliniam skaidymui, turto perleid</text:span><text:span text:style-name="T5568">imui bei keitimuisi akcijomis, ir SE arba SCE registruotos buveinės perkėlimui iš vienos valstybės narės į kitą (OL 2009 L 310, p. 34), 3 straipsnio c punkte nustatytu mokesčiu ir</text:span></text:p>
      <text:p text:style-name="P5569"><text:span text:style-name="T5570">2</text:span><text:span text:style-name="T5571">) yra išnaudotos visos galimybės atskaityti nuostolius valstybėje,<text:s/></text:span><text:span text:style-name="T5572">kurioje yra nuostolius perduodanti nuolatinė buveinė, ir</text:span></text:p>
      <text:p text:style-name="P5573"><text:span text:style-name="T5574">3</text:span><text:span text:style-name="T5575">) nuolatinės buveinės perduodami mokestiniai nuostoliai yra apskaičiuoti (perskaičiuoti) pagal šio Įstatymo nuostatas.</text:span><text:s/></text:p>
      <text:p text:style-name="P5576"><text:span text:style-name="T5577">TAR pastaba.</text:span><text:span text:style-name="T5578"><text:s/>56</text:span><text:span text:style-name="T5579">2</text:span><text:span text:style-name="T5580"><text:s/>straipsnio nuostatos taikomos apskaičiuojant ir dekla</text:span><text:span text:style-name="T5581">ruojant 2020 metų ir vėlesnių mokestinių laikotarpių pelno mokestį.</text:span></text:p>
      <text:p text:style-name="P5582">Papildyta straipsniu:</text:p>
      <text:p text:style-name="P5583"><text:span text:style-name="T5584">Nr.<text:s/></text:span><text:a xlink:href="https://www.e-tar.lt/portal/legalAct.html?documentId=876276d02ad111eabe008ea93139d588" office:target-frame-name="_top" xlink:show="replace"><text:span text:style-name="T5585">XIII-2694</text:span></text:a><text:span text:style-name="T5586">, 2019-12-17, paskelbta TAR 2019-12-30, i. k. 2019-2155</text:span><text:span text:style-name="T5587">0</text:span></text:p>
      <text:p text:style-name="Normal"/>
      <text:p text:style-name="P5588"><text:span text:style-name="T5589">XI</text:span><text:span text:style-name="T5590"><text:s/>SKYRIUS</text:span></text:p>
      <text:p text:style-name="P5591"><text:span text:style-name="T5592">APSKAITOS REIKALAVIMAI</text:span></text:p>
      <text:p text:style-name="P5593"/>
      <text:p text:style-name="P5594"><text:span text:style-name="T5595">57</text:span><text:span text:style-name="T5596"><text:s/>straipsnis.<text:s/></text:span><text:span text:style-name="T5597">Finansinės apskaitos tvarkymo reikalavimai</text:span></text:p>
      <text:p text:style-name="P5598"><text:span text:style-name="T5599">1</text:span><text:span text:style-name="T5600">. Mokesčio mokėtojų finansinė apskaita privalo būti tvarkoma taip, kad ji teiktų pakankamą informaciją pelno mokesčiui apskaičiuoti.</text:span></text:p>
      <text:p text:style-name="P5601"><text:span text:style-name="T5602">2</text:span><text:span text:style-name="T5603">.<text:s/></text:span><text:span text:style-name="T5604">Mokesčio mokėtojai finansinę apskaitą tvarko vadovaudamiesi Finansinės apskaitos įstatymu ir kitais teisės aktais, reglamentuojančiais finansinės apskaitos tvarkymą.</text:span></text:p>
      <text:p text:style-name="P5605"><text:span text:style-name="T5606">3</text:span><text:span text:style-name="T5607">. Pelno mokesčiui skaičiuoti vienetas gali naudoti finansinėje apskaitoje naudojamus<text:s/></text:span><text:span text:style-name="T5608">visuotinai pripažintus pajamų, sąnaudų pripažinimo, atsargų įkainojimo būdus, jeigu šis Įstatymas nenustato ko kita.</text:span></text:p>
      <text:p text:style-name="P5609">Straipsnio pakeitimai:</text:p>
      <text:p text:style-name="P5610"><text:span text:style-name="T5611">Nr.<text:s/></text:span><text:a xlink:href="http://www3.lrs.lt/cgi-bin/preps2?a=215625&amp;b=" office:target-frame-name="_top" xlink:show="replace"><text:span text:style-name="T5612">IX-1659</text:span></text:a><text:span text:style-name="T5613">, 2003-07-01, Žin., 2003, Nr. 74-3417 (20</text:span><text:span text:style-name="T5614">03-07-25)</text:span></text:p>
      <text:p text:style-name="P5615"><text:span text:style-name="T5616">Nr.<text:s/></text:span><text:a xlink:href="http://www3.lrs.lt/cgi-bin/preps2?a=412275&amp;b=" office:target-frame-name="_top" xlink:show="replace"><text:span text:style-name="T5617">XI-1716</text:span></text:a><text:span text:style-name="T5618">, 2011-11-22, Žin., 2011, Nr. 146-6852 (2011-12-01)</text:span></text:p>
      <text:p text:style-name="P5619">Straipsnio pakeitimai:</text:p>
      <text:p text:style-name="P5620"><text:span text:style-name="T5621">Nr.<text:s/></text:span><text:a xlink:href="https://www.e-tar.lt/portal/legalAct.html?documentId=cddc375053ff11ec862fdcbc8b3e3e05" office:target-frame-name="_top" xlink:show="replace"><text:span text:style-name="T5622">XIV-686</text:span></text:a><text:span text:style-name="T5623">, 2021-11-23, paskelbta TAR 2021-12-03, i. k. 2021-25112</text:span></text:p>
      <text:p text:style-name="Normal"/>
      <text:p text:style-name="P5624"><text:span text:style-name="T5625">XII</text:span><text:span text:style-name="T5626"><text:s/>SKYRIUS</text:span></text:p>
      <text:p text:style-name="P5627"><text:span text:style-name="T5628">BAIGIAMOSIOS NUOSTATOS</text:span></text:p>
      <text:p text:style-name="P5629"/>
      <text:p text:style-name="P5630"><text:span text:style-name="T5631">58</text:span><text:span text:style-name="T5632"><text:s/>straipsnis. Perėjimo nuo vieneto pelno arba pajamų apskaičiavimo ir<text:s/></text:span></text:p>
      <text:p text:style-name="P5633">apmokestinimo pagal Juridinių asmenų pelno mokesčio įstatymą bei<text:s/></text:p>
      <text:p text:style-name="P5634"><text:span text:style-name="T5635">Fiz</text:span><text:span text:style-name="T5636">inių asmenų pajamų mokesčio laikinojo įstatymo IV skyrių tvarka</text:span></text:p>
      <text:p text:style-name="P5637"><text:span text:style-name="T5638">1</text:span><text:span text:style-name="T5639">. Jokioms Lietuvos Respublikos juridinių asmenų pelno mokesčio įstatyme bei Lietuvos Respublikos fizinių asmenų pajamų mokesčio laikinajame įstatyme nustatytoms lengvatoms, įskaitant ilga</text:span><text:span text:style-name="T5640">laikiam materialiajam turtui ir kompiuterių programoms taikomas investicijų lengvatas, tęstinumas netaikomas, jei šis straipsnis nenustato ko kita.</text:span></text:p>
      <text:p text:style-name="P5641"><text:span text:style-name="T5642">2</text:span><text:span text:style-name="T5643">. Mokesčio mokėtojams, kuriems iki šio Įstatymo įsigaliojimo dienos buvo taikomos Lietuvos Respublikos juridinių asmenų pelno mokesčio įstatymo 8 straipsnyje ir Lietuvos Respublikos fizinių asmenų pajamų mokesčio laikinojo įstatymo 24 straipsnyje nustatyto</text:span><text:span text:style-name="T5644">s su užsienio kapitalo investicijomis susijusios lengvatos, šios lengvatos taikomos minėtuose įstatymuose nustatytais terminais ir tvarka iki 2003 metais prasidėsiančio mokestinio laikotarpio pabaigos.<text:s/></text:span></text:p>
      <text:p text:style-name="P5645"><text:span text:style-name="T5646">3</text:span><text:span text:style-name="T5647">. Jeigu po šio Įstatymo įsigaliojimo dienos ilga</text:span><text:span text:style-name="T5648">laikis materialusis turtas arba kompiuterių programos, kuriems buvo taikoma investicijos lengvata, nustatyta Lietuvos Respublikos juridinių asmenų pelno mokesčio įstatymo 21 straipsnyje, perduodami panaudos būdu, investuojami į kitą vienetą, vieneto pajamo</text:span><text:span text:style-name="T5649">s didinamos šio turto įsigijimo kaina tuo mokestiniu laikotarpiu, kuriuo turtas, perduodamas panaudos būdu, investuojamas į kitą vienetą. Jeigu po šio Įstatymo įsigaliojimo dienos ilgalaikis materialusis turtas arba kompiuterių programos, kuriems buvo taik</text:span><text:span text:style-name="T5650">oma investicijos lengvata, nustatyta Lietuvos Respublikos fizinių asmenų pajamų mokesčio laikinojo įstatymo 24 straipsnyje, perduodami panaudos būdu, investuojami į kitą vienetą arba pakeičiama jų naudojimo paskirtis, įskaitant atvejus, kai ūkinių bendrijų</text:span><text:span text:style-name="T5651"><text:s/>nariai ir individualių (personalinių) įmonių savininkai išsimoka ūkinių bendrijų ir individualių (personalinių) įmonių pajamų dalį, panaudotą toms investicijoms, ūkinės bendrijos ir individualios (personalinės) įmonės pajamos didinamos suma, atitinkančia<text:s/></text:span><text:span text:style-name="T5652">apmokestinamųjų pajamų dalį, panaudotą investicijoms, tuo mokestiniu laikotarpiu, kuriuo turtas, perduodamas panaudos būdu, investuojamas į kitą vienetą arba pakeičiama jo naudojimo paskirtis.</text:span></text:p>
      <text:p text:style-name="P5653"><text:span text:style-name="T5654">4</text:span><text:span text:style-name="T5655">. Ilgalaikio materialiojo turto arba kompiuterių programų,</text:span><text:span text:style-name="T5656"><text:s/>kuriems buvo taikoma investicijos lengvata, nustatyta Lietuvos Respublikos juridinių asmenų pelno mokesčio įstatymo 21 straipsnio 1 dalies 2 punkte ir Lietuvos Respublikos fizinių asmenų pajamų mokesčio laikinojo įstatymo 24 straipsnyje, nusidėvėjimas arb</text:span><text:span text:style-name="T5657">a amortizacija neskaičiuojami. Jeigu ši investicijos lengvata buvo taikoma ilgalaikio materialiojo turto arba kompiuterių programų vertės daliai, nusidėvėjimas arba amortizacija pradedami skaičiuoti nuo to momento, kai nusidėvėjimo arba amortizacijos suma,</text:span><text:span text:style-name="T5658"><text:s/>kuri pagal šio Įstatymo nuostatas būtų skaičiuojama, jeigu įsigyjant turtą nebūtų taikyta investicijų lengvata, pasiekia vertės dalį, kuriai taikyta investicijų lengvata.</text:span></text:p>
      <text:p text:style-name="P5659"><text:span text:style-name="T5660">5</text:span><text:span text:style-name="T5661">. Nuo 2002 metų prasidėjusiu mokestiniu laikotarpiu gauti dividendai apmokestin</text:span><text:span text:style-name="T5662">ami taikant šiuos pelno mokesčio tarifus:</text:span></text:p>
      <text:p text:style-name="P5663"><text:span text:style-name="T5664">1</text:span><text:span text:style-name="T5665">) Lietuvos vienetų gaunami dividendai iš kitų Lietuvos ir užsienio vienetų apmokestinami taikant 29 procentų pelno mokesčio tarifą ir šiems dividendams netaikomos šio Įstatymo 33 straipsnio 2 dalies ir 34 straip</text:span><text:span text:style-name="T5666">snio 2 dalies nuostatos;</text:span></text:p>
      <text:p text:style-name="P5667"><text:span text:style-name="T5668">2</text:span><text:span text:style-name="T5669">) užsienio vienetų iš Lietuvos vienetų gaunami dividendai apmokestinami taikant 29 procentų pelno mokesčio tarifą ir šiems dividendams netaikomos šio Įstatymo 33 straipsnio 2 dalies ir 34 straipsnio 2 dalies nuostatos.</text:span></text:p>
      <text:p text:style-name="P5670"><text:span text:style-name="T5671">6</text:span><text:span text:style-name="T5672">. Jei beviltiškomis laikomų skolų suma susidarė iki šio Įstatymo įsigaliojimo dienos, šio Įstatymo 25 straipsnio 1 dalies nuostatos taikomos tik toms skoloms, kurios buvo įtrauktos į mokesčio mokėtojo realizavimo pajamas, arba jei šių skolų atsiradimas buv</text:span><text:span text:style-name="T5673">o užfiksuotas mokesčio mokėtojo apskaitos dokumentuose ne anksčiau kaip 1996 metais. Tačiau jei beviltiškų skolų suma buvo įtraukta į mokesčio mokėtojo realizavimo pajamas arba šių skolų atsiradimas buvo užfiksuotas mokesčio mokėtojo apskaitos dokumentuose</text:span><text:span text:style-name="T5674"><text:s/>nuo 1996 m. sausio 1 d.</text:span><text:span text:style-name="T5675"><text:s/></text:span><text:span text:style-name="T5676">iki 1999 m. gruodžio 31 d., beviltiškų skolų suma arba beviltiškoms skoloms tenkanti sąnaudų dalis</text:span><text:span text:style-name="T5677"><text:s/></text:span><text:span text:style-name="T5678">į vieneto leidžiamus ribojamų dydžių atskaitymus įtraukiama lygiomis dalimis per 5 metus, pradedant 2000 metais prasidėjusiu mokesti</text:span><text:span text:style-name="T5679">niu laikotarpiu.</text:span></text:p>
      <text:p text:style-name="P5680"><text:span text:style-name="T5681">7</text:span><text:span text:style-name="T5682">. Iš draudimo įmonių (draudikų) gautos draudimo išmokos neapmokestinamos pagal draudimo sutartis, sudarytas iki 2002 m. sausio 1 d.</text:span></text:p>
      <text:p text:style-name="P5683"><text:span text:style-name="T5684">8</text:span><text:span text:style-name="T5685">. 2002 metais prasidėjusiu mokestiniu laikotarpiu avansinis pelno mokestis, kurį mokesčio mokėtoj</text:span><text:span text:style-name="T5686">as privalo sumokėti pagal pateiktą avansinio pelno mokesčio deklaraciją, apskaičiuojamas šia tvarka:</text:span></text:p>
      <text:p text:style-name="P5687"><text:span text:style-name="T5688">1</text:span><text:span text:style-name="T5689">) avansinis pelno mokestis už pirmuosius 4 mokestinio laikotarpio mėnesius apskaičiuojamas pagal faktiškai apskaičiuotą pelno (pajamų) mokesčio sumą už<text:s/></text:span><text:span text:style-name="T5690">mokestinį laikotarpį, buvusį prieš praėjusį mokestinį laikotarpį. Mokestinio laikotarpio penktojo - dvyliktojo mėnesių pelno avansinis mokestis apskaičiuojamas pagal praėjusį mokestinį laikotarpį faktiškai apskaičiuotą pelno (pajamų) mokesčio sumą. Kiekvie</text:span><text:span text:style-name="T5691">no mėnesio pelno avansinis mokestis sudarys atitinkamai 1/12 faktiškai per minėtus mokestinius laikotarpius apskaičiuoto pelno mokesčio sumos;<text:s/></text:span></text:p>
      <text:p text:style-name="P5692"><text:span text:style-name="T5693">2</text:span><text:span text:style-name="T5694">) vienetas, kuris įrodo, kad mokestiniu laikotarpiu, prasidėjusiu 2002 metais, jo pajamos yra 25 procentais</text:span><text:span text:style-name="T5695"><text:s/>ir daugiau mažesnės už 2001 metais prasidėjusio mokestinio laikotarpio pajamas, turi teisę ne vėliau kaip prieš mėnesį iki eilinio avansinio pelno mokesčio mokėjimo termino, nustatyto šioje dalyje, kreiptis į vietos mokesčio administratorių, kad sumažintų</text:span><text:span text:style-name="T5696"><text:s/>likusį avansinį pelno mokestį arba nuo jo atleistų. Vietos mokesčio administratorius tokiam vienetui turi sumažinti avansinio pelno mokesčio sumą proporcingai sumažėjusioms pajamoms arba atleisti nuo avansinio pelno mokesčio. Jeigu šio vieneto 2002 metais</text:span><text:span text:style-name="T5697"><text:s/>prasidėjusio mokestinio laikotarpio pajamos padidės iki 25 procentų ir daugiau, jis privalo ne vėliau kaip prieš mėnesį iki eilinio avansinio pelno mokesčio mokėjimo termino kreiptis į vietos mokesčio administratorių, kad padidintų likusį avansinį pelno m</text:span><text:span text:style-name="T5698">okestį;</text:span></text:p>
      <text:p text:style-name="P5699"><text:span text:style-name="T5700">3</text:span><text:span text:style-name="T5701">) vienetas gali pasirinkti pelno avansinį mokestį mokėti pagal apskaičiuotą 2002 metais prasidėjusio mokestinio laikotarpio kiekvieno mėnesio pelno mokesčio sumą;</text:span></text:p>
      <text:p text:style-name="P5702"><text:span text:style-name="T5703">4</text:span><text:span text:style-name="T5704">) mokesčio mokėtojas turi teisę atsižvelgti į pasikeitusį pelno mokesčio ta</text:span><text:span text:style-name="T5705">rifą.</text:span></text:p>
      <text:p text:style-name="P5706"><text:span text:style-name="T5707">9</text:span><text:span text:style-name="T5708">. Avansinio pelno mokesčio deklaracija už pirmuosius keturis 2002 metais prasidėjusio mokestinio laikotarpio mėnesius pateikiama iki mokestinio laikotarpio pirmojo mėnesio paskutinės dienos. Avansinio pelno mokesčio deklaracija už 2002 metais<text:s/></text:span><text:span text:style-name="T5709">prasidėjusio mokestinio laikotarpio penktąjį – dvyliktąjį mėnesius pateikiama iki mokestinio laikotarpio penktojo mėnesio paskutinės dienos. Jeigu vienetas pasirinko avansinį pelno mokestį mokėti pagal apskaičiuotą 2002 metais prasidėjusio mokestinio laiko</text:span><text:span text:style-name="T5710">tarpio kiekvieno mėnesio pelno mokesčio sumą, avansinio pelno mokesčio deklaracija pateikiama ne vėliau kaip pasibaigus kiekvienam 2002 metais prasidėjusio mokestinio laikotarpio mėnesiui iki kito mėnesio 15 dienos. Pelno avansinis mokestis turi būti sumok</text:span><text:span text:style-name="T5711">ėtas ne vėliau kaip pasibaigus kiekvienam 2002 metais prasidėjusio mokestinio laikotarpio mėnesiui iki kito mėnesio 15 dienos.</text:span></text:p>
      <text:p text:style-name="P5712"><text:span text:style-name="T5713">10</text:span><text:span text:style-name="T5714">. Už 2001 metais prasidėjusį mokestinį laikotarpį pajamų deklaracija arba pelno mokesčio apyskaita kartu su Lietuvos Respub</text:span><text:span text:style-name="T5715">likos buhalterinės apskaitos įstatyme nustatyta finansine atskaitomybe pateikiama pasibaigus mokestiniams metams iki 2002 m. gegužės 1 d. arba iki 2002 metais prasidėjusio mokestinio laikotarpio penkto mėnesio pirmos dienos. Pelno (pajamų) mokestis už 2001</text:span><text:span text:style-name="T5716"><text:s/>metais prasidėjusį mokestinį laikotarpį sumokamas pagal pelno mokesčio apyskaitą arba pagal pajamų deklaraciją. Jeigu pelno mokesčio apyskaitoje arba pajamų deklaracijoje apskaičiuota pelno mokesčio suma viršija už mokestinį laikotarpį pagal pelno (pajamų</text:span><text:span text:style-name="T5717">) mokesčio avansines apyskaitas sumokėtą pelno (pajamų) mokesčio sumą, mokesčio mokėtojas privalo kitą darbo dieną po pelno mokesčio apyskaitos arba pajamų deklaracijos pateikimo termino pabaigos šį skirtumą sumokėti į biudžetą.</text:span></text:p>
      <text:p text:style-name="P5718"><text:span text:style-name="T5719">11</text:span><text:span text:style-name="T5720">. Šio Įstatymo 1 prie</text:span><text:span text:style-name="T5721">dėlyje nustatyti nusidėvėjimo arba amortizacijos normatyvai taikomi po šio Įstatymo įsigaliojimo dienos įsigytam ilgalaikiam materialiajam ir nematerialiajam turtui bei<text:s/></text:span><text:span text:style-name="T5722">prestižo vertei.</text:span></text:p>
      <text:p text:style-name="P5723"><text:span text:style-name="T5724">12</text:span><text:span text:style-name="T5725">. Vienetai, kurie iki 2002 m. sausio 1 d. pajamas pripažindavo f</text:span><text:span text:style-name="T5726">aktišku įplaukų gavimo momentu, tačiau pagal šio Įstatymo nuostatas nebeatitinka pinigų apskaitos principo taikymui nustatytų kriterijų, gali pereiti prie kaupimo apskaitos principo taikymo pasirinktinai nuo 2002 metais prasidedančio mokestinio laikotarpio</text:span><text:span text:style-name="T5727"><text:s/>arba nuo 2003 metais prasidėsiančio mokestinio laikotarpio.</text:span></text:p>
      <text:p text:style-name="P5728"><text:span text:style-name="T5729">13</text:span><text:span text:style-name="T5730">. Pagal šio Įstatymo 4 straipsnio nuostatas apmokestinamos palūkanos už Lietuvos vieneto obligacijas, jei jos išleistos po šio Įstatymo įsigaliojimo dienos. Pagal šio Įstatymo 4 straipsnio<text:s/></text:span><text:span text:style-name="T5731">nuostatas nuo 2003 m. sausio 1 d. apmokestinamos</text:span><text:span text:style-name="T5732"><text:s/></text:span><text:span text:style-name="T5733">palūkanos už užsienio valstybių bankų ir tarptautinių finansinių institucijų (institucijos arba organizacijos, kurių visi nariai arba steigėjai yra kelių valstybių vyriausybės, taip pat užsienio valstybių<text:s/></text:span><text:span text:style-name="T5734">fondai ir valstybinės finansų institucijos, kurių daugiau kaip 50 procentų akcijų paketo turėtojai yra užsienio valstybių vyriausybės), kurių sąrašas patvirtintas Lietuvos Respublikos finansų ministro įsakymu, paskolas,</text:span><text:span text:style-name="T5735"><text:s/></text:span><text:span text:style-name="T5736">įskaitant su tais skoliniais įsipare</text:span><text:span text:style-name="T5737">igojimais susijusias priemokas bei premijas, išskyrus Lietuvos Respublikos valstybei suteiktas paskolas pagal paskolų sutartis, sudarytas po šio Įstatymo įsigaliojimo dienos. Pagal šio Įstatymo 4 straipsnio nuostatas apmokestinamos palūkanos už užsienio va</text:span><text:span text:style-name="T5738">lstybių bankų ir tarptautinių finansų institucijų (institucijos arba organizacijos, kurių visi nariai arba steigėjai yra kelių valstybių vyriausybės, taip pat užsienio valstybių fondai ir valstybinės finansų institucijos, kurių daugiau kaip 50 procentų akc</text:span><text:span text:style-name="T5739">ijų paketo turėtojai yra užsienio valstybių vyriausybės), kurių sąrašas patvirtintas Lietuvos Respublikos finansų ministro įsakymu, Lietuvos Respublikos valstybei suteiktas paskolas pagal sutartis, sudarytas po 2003 m. sausio 1 d.</text:span></text:p>
      <text:p text:style-name="P5740"><text:span text:style-name="T5741">14</text:span><text:span text:style-name="T5742">. Pagal šio Įstatym</text:span><text:span text:style-name="T5743">o 4 straipsnio nuostatas apmokestinamos palūkanos už Lietuvos Respublikos Vyriausybės ir savivaldybių bei tarptautinių finansų organizacijų, kurių narė yra Lietuvos Respublika ir kurių steigimo sutartys yra ratifikuotos pagal Lietuvos Respublikos tarptauti</text:span><text:span text:style-name="T5744">nių sutarčių įstatymą, vertybinius popierius, jeigu sutartys dėl vertybinių popierių platinimo sudarytos po 2003 m. sausio 1 d.</text:span></text:p>
      <text:p text:style-name="P5745"><text:span text:style-name="T5746">15</text:span><text:span text:style-name="T5747">. Iki 2003 m. sausio 1 d. neapmokestinamos:<text:s/></text:span></text:p>
      <text:p text:style-name="P5748"><text:span text:style-name="T5749">1</text:span><text:span text:style-name="T5750">) palūkanos už Lietuvos Respublikos Vyriausybės ir savivaldybių bei tarpta</text:span><text:span text:style-name="T5751">utinių finansų organizacijų, kurių narė yra Lietuvos Respublika ir kurių steigimo sutartys yra ratifikuotos pagal Lietuvos Respublikos tarptautinių sutarčių įstatymą, taip pat Šiaurės investicijų banko vertybinius popierius;</text:span></text:p>
      <text:p text:style-name="P5752"><text:span text:style-name="T5753">2</text:span><text:span text:style-name="T5754">) pajamos iš Lietuvos Resp</text:span><text:span text:style-name="T5755">ublikos Vyriausybės ir savivaldybių bei tarptautinių finansinių organizacijų, kurių narė yra Lietuvos Respublika ir kurių steigimo sutartys yra ratifikuotos pagal Lietuvos Respublikos tarptautinių sutarčių įstatymą, taip pat iš Šiaurės investicijų banko ve</text:span><text:span text:style-name="T5756">rtybinių popierių pardavimo antrinėje rinkoje, išskyrus pajamas už tarpininkavimo paslaugas, susijusias su šių popierių prekyba antrinėje rinkoje.</text:span></text:p>
      <text:p text:style-name="P5757"><text:span text:style-name="T5758">16</text:span><text:span text:style-name="T5759">. Iki atskiro Lietuvos Respublikos Seimo sprendimo laisvųjų ekonominių zonų įmonių, juridinių asmenų,</text:span><text:span text:style-name="T5760"><text:s/>kuriuose dirba riboto darbingumo asmenys, apmokestinamasis pelnas apmokestinamas šioje dalyje nustatyta tvarka:</text:span></text:p>
      <text:p text:style-name="P5761"><text:span text:style-name="T5762">1</text:span><text:span text:style-name="T5763">) laisvosios ekonominės zonos įmonė, kurioje kapitalo</text:span><text:span text:style-name="T5764"><text:s/></text:span><text:span text:style-name="T5765">investicijos pasiekė ne mažesnę kaip 1 milijono eurų sumą,</text:span><text:span text:style-name="T5766"><text:s/>10<text:s/></text:span><text:span text:style-name="T5767">mokestinių laikotarpių,<text:s/></text:span><text:span text:style-name="T5768">pradedant tuo mokestiniu laikotarpiu,</text:span><text:span text:style-name="T5769"><text:s/></text:span><text:span text:style-name="T5770">kurį ši investicijų suma buvo pasiekta, nemoka pelno mokesčio, o</text:span><text:span text:style-name="T5771"><text:s/></text:span><text:span text:style-name="T5772">kitus 6 mokestinius laikotarpius jai taikomas 50 procentų</text:span><text:span text:style-name="T5773"><text:s/></text:span><text:span text:style-name="T5774">sumažintas pelno mokesčio tarifas. Šioje dalyje nustatyta</text:span><text:span text:style-name="T5775"><text:s/></text:span><text:span text:style-name="T5776">lengvata gali būti taikoma tik tuo at</text:span><text:span text:style-name="T5777">veju, kai ne mažiau kaip 75</text:span><text:span text:style-name="T5778"><text:s/></text:span><text:span text:style-name="T5779">procentus atitinkamo mokestinio laikotarpio zonos įmonės pajamų</text:span><text:span text:style-name="T5780"><text:s/></text:span><text:span text:style-name="T5781">sudaro pajamos iš zonoje vykdomos veiklos. Šioje dalyje</text:span><text:span text:style-name="T5782"><text:s/></text:span><text:span text:style-name="T5783">nustatyta lengvata gali būti pritaikyta tik tuo atveju, kai</text:span><text:span text:style-name="T5784"><text:s/></text:span><text:span text:style-name="T5785">laisvosios ekonominės zonos įmonė turi auditoria</text:span><text:span text:style-name="T5786">us išvadą,</text:span><text:span text:style-name="T5787"><text:s/></text:span><text:span text:style-name="T5788">patvirtinančią reikalaujamą kapitalo investicijos dydį. Jeigu</text:span><text:span text:style-name="T5789"><text:s/></text:span><text:span text:style-name="T5790">nesibaigus šioje dalyje nustatytam lengvatos taikymo terminui</text:span><text:span text:style-name="T5791"><text:s/></text:span><text:span text:style-name="T5792">kapitalo investicijų suma sumažėja ir nebesiekia 1 milijono eurų,</text:span><text:span text:style-name="T5793"><text:s/></text:span><text:span text:style-name="T5794">lengvatos taikymas sustabdomas tą mokestinį laikotarpį,</text:span><text:span text:style-name="T5795"><text:s/>kurį</text:span><text:span text:style-name="T5796"><text:s/></text:span><text:span text:style-name="T5797">kapitalo investicijos suma taip sumažėjo, ir gali būti</text:span><text:span text:style-name="T5798"><text:s/></text:span><text:span text:style-name="T5799">atnaujintas tą mokestinį laikotarpį, kurį kapitalo investicija</text:span><text:span text:style-name="T5800"><text:s/></text:span><text:span text:style-name="T5801">vėl pasiekia 1 milijoną eurų. Šioje dalyje nustatyta lengvata netaikoma prekybos veiklą vykdančiai įmonei ir</text:span><text:span text:style-name="T5802"><text:s/></text:span><text:span text:style-name="T5803">taikoma tiek, kiek ji s</text:span><text:span text:style-name="T5804">uderinama su 2014 m. birželio 17 d. Komisijos reglamento (ES) Nr. 651/2014,<text:s/></text:span><text:span text:style-name="T5805">kuriuo tam tikrų kategorijų pagalba skelbiama suderinama su vidaus rinka taikant Sutarties 107 ir 108 straipsnius,<text:s/></text:span><text:span text:style-name="T5806">(OL 2014 L 187, p. 1)</text:span><text:span text:style-name="T5807"><text:s/>nuostatomis</text:span><text:span text:style-name="T5808">;</text:span></text:p>
      <text:p text:style-name="P5809"><text:span text:style-name="T5810">2</text:span><text:span text:style-name="T5811">)</text:span><text:span text:style-name="T5812"><text:s/>laisvosios ekonominės z</text:span><text:span text:style-name="T5813">onos įmonė, kurios vidutinis</text:span><text:span text:style-name="T5814"><text:s/></text:span><text:span text:style-name="T5815">darbuotojų skaičius mokestiniais metais ne mažesnis kaip 20 ir</text:span><text:span text:style-name="T5816"><text:s/></text:span><text:span text:style-name="T5817">kurioje kapitalo investicijos pasiekė ne mažesnę kaip 1 šimto</text:span><text:span text:style-name="T5818"><text:s/></text:span><text:span text:style-name="T5819">tūkstančių eurų sumą, 10 mokestinių laikotarpių, pradedant tuo</text:span><text:span text:style-name="T5820"><text:s/></text:span><text:span text:style-name="T5821">mokestiniu laikotarpiu, kurį ši<text:s/></text:span><text:span text:style-name="T5822">investicijų suma buvo pasiekta,</text:span><text:span text:style-name="T5823"><text:s/></text:span><text:span text:style-name="T5824">nemoka pelno mokesčio, o kitus 6 mokestinius laikotarpius jai</text:span><text:span text:style-name="T5825"><text:s/></text:span><text:span text:style-name="T5826">taikomas 50 procentų sumažintas pelno mokesčio tarifas. Šioje</text:span><text:span text:style-name="T5827"><text:s/></text:span><text:span text:style-name="T5828">dalyje nustatyta lengvata gali būti taikoma tik tuo atveju, kai</text:span><text:span text:style-name="T5829"><text:s/></text:span><text:span text:style-name="T5830">ne mažiau kaip 75 procentus atitinka</text:span><text:span text:style-name="T5831">mo mokestinio laikotarpio</text:span><text:span text:style-name="T5832"><text:s/></text:span><text:span text:style-name="T5833">zonos įmonės pajamų sudaro pajamos iš zonoje vykdomos paslaugų teikimo veiklos. Šioje dalyje nustatyta lengvata gali būti</text:span><text:span text:style-name="T5834"><text:s/></text:span><text:span text:style-name="T5835">pritaikyta tik tuo atveju, kai laisvosios ekonominės zonos įmonė</text:span><text:span text:style-name="T5836"><text:s/></text:span><text:span text:style-name="T5837">turi auditoriaus išvadą, patvirtinančią rei</text:span><text:span text:style-name="T5838">kalaujamą kapitalo</text:span><text:span text:style-name="T5839"><text:s/></text:span><text:span text:style-name="T5840">investicijos dydį. Jeigu nesibaigus šioje dalyje nustatytam</text:span><text:span text:style-name="T5841"><text:s/></text:span><text:span text:style-name="T5842">lengvatos taikymo terminui kapitalo investicijų suma sumažėja ir</text:span><text:span text:style-name="T5843"><text:s/></text:span><text:span text:style-name="T5844">nebesiekia 1 šimto tūkstančių eurų ir (arba) vidutinis darbuotojų</text:span><text:span text:style-name="T5845"><text:s/></text:span><text:span text:style-name="T5846">skaičius mokestiniais metais tampa mažesnis ka</text:span><text:span text:style-name="T5847">ip 20, lengvatos</text:span><text:span text:style-name="T5848"><text:s/></text:span><text:span text:style-name="T5849">taikymas sustabdomas tą mokestinį laikotarpį, kurį kapitalo</text:span><text:span text:style-name="T5850"><text:s/></text:span><text:span text:style-name="T5851">investicijos suma ir (arba) vidutinis darbuotojų skaičius</text:span><text:span text:style-name="T5852"><text:s/></text:span><text:span text:style-name="T5853">mokestiniais metais taip sumažėjo, ir gali būti atnaujintas tą</text:span><text:span text:style-name="T5854"><text:s/></text:span><text:span text:style-name="T5855">mokestinį laikotarpį, kurį kapitalo investicija vėl pasiek</text:span><text:span text:style-name="T5856">ia 1</text:span><text:span text:style-name="T5857"><text:s/></text:span><text:span text:style-name="T5858">šimto tūkstančių eurų ir (arba) vidutinis darbuotojų skaičius</text:span><text:span text:style-name="T5859"><text:s/></text:span><text:span text:style-name="T5860">mokestiniais metais vėl tampa ne mažesnis kaip 20. Šioje dalyje</text:span><text:span text:style-name="T5861"><text:s/></text:span><text:span text:style-name="T5862">nustatyta lengvata taikoma tiek, kiek ji suderinama su 2014 m. birželio 17 d. Komisijos reglamento (ES) Nr. 651/2014,<text:s/></text:span><text:span text:style-name="T5863">kuriuo<text:s/></text:span><text:span text:style-name="T5864">tam tikrų kategorijų pagalba skelbiama suderinama su vidaus rinka taikant Sutarties 107 ir 108 straipsnius,<text:s/></text:span><text:span text:style-name="T5865">(OL 2014 L 187, p. 1)<text:s/></text:span><text:span text:style-name="T5866">nuostatomis</text:span><text:span text:style-name="T5867">;</text:span></text:p>
      <text:p text:style-name="P5868"><text:span text:style-name="T5869">3</text:span><text:span text:style-name="T5870">) juridiniai asmenys, kurių pajamos už pačių pagamintą produkciją sudaro daugiau kaip 50 procentų visų gautų</text:span><text:span text:style-name="T5871"><text:s/>pajamų ir kuriuose dirba riboto darbingumo asmenys, mažina apskaičiuotą pelno mokestį tokia tvarka:</text:span></text:p>
      <table:table table:style-name="Table5872">
        <table:table-columns>
          <table:table-column table:style-name="TableColumn5873"/>
          <table:table-column table:style-name="TableColumn5874"/>
        </table:table-columns>
        <table:table-row table:style-name="TableRow5875">
          <table:table-cell table:style-name="TableCell5876">
            <text:p text:style-name="P5877">Riboto darbingumo asmenų dalis tarp visų dirbančių asmenų</text:p>
          </table:table-cell>
          <table:table-cell table:style-name="TableCell5878">
            <text:p text:style-name="P5879">Apskaičiuoto pelno mokesčio sumažinimas</text:p>
          </table:table-cell>
        </table:table-row>
        <table:table-row table:style-name="TableRow5880">
          <table:table-cell table:style-name="TableCell5881">
            <text:p text:style-name="P5882">Daugiau kaip 50 %</text:p>
          </table:table-cell>
          <table:table-cell table:style-name="TableCell5883">
            <text:p text:style-name="P5884">100 %</text:p>
          </table:table-cell>
        </table:table-row>
        <table:table-row table:style-name="TableRow5885">
          <table:table-cell table:style-name="TableCell5886">
            <text:p text:style-name="P5887">40–50 %</text:p>
          </table:table-cell>
          <table:table-cell table:style-name="TableCell5888">
            <text:p text:style-name="P5889">75 %</text:p>
          </table:table-cell>
        </table:table-row>
        <table:table-row table:style-name="TableRow5890">
          <table:table-cell table:style-name="TableCell5891">
            <text:p text:style-name="P5892">30–40 %</text:p>
          </table:table-cell>
          <table:table-cell table:style-name="TableCell5893">
            <text:p text:style-name="P5894">50 %</text:p>
          </table:table-cell>
        </table:table-row>
        <table:table-row table:style-name="TableRow5895">
          <table:table-cell table:style-name="TableCell5896">
            <text:p text:style-name="P5897">20–30 %</text:p>
          </table:table-cell>
          <table:table-cell table:style-name="TableCell5898">
            <text:p text:style-name="P5899">25 %</text:p>
          </table:table-cell>
        </table:table-row>
      </table:table>
      <text:p text:style-name="P5900"/>
      <text:p text:style-name="P5901"><text:span text:style-name="T5902">Asmenų, kuriems taikomas riboto darbingumo asmenų statusas, kategorijas, šių asmenų dalies tarp visų dirbančių asmenų apskaičiavimo metodiką ir šios lengvatos taikymo tvarką nustato Lietuvos Respublikos Vyriausybė.</text:span><text:s/></text:p>
      <text:p text:style-name="P5903"><text:span text:style-name="T5904">TAR pastaba</text:span><text:span text:style-name="T5905">. 16 dalies nu</text:span><text:span text:style-name="T5906">ostatos taikomos po 2017 m. gruodžio 31 d. įregistruotoms laisvosios ekonominės zonos įmonėms. Iki 2018 m. sausio 1 d. įregistruotoms laisvosios ekonominės zonos įmonėms taikomos iki šio įstatymo (Nr. XII-842) įsigaliojimo galiojusios Lietuvos Respublikos<text:s/></text:span><text:span text:style-name="T5907">pelno mokesčio įstatymo 58 straipsnio 16 dalies 1 ar 2 punkto nuostatos.</text:span></text:p>
      <text:p text:style-name="P5908">Straipsnio dalies pakeitimai:</text:p>
      <text:p text:style-name="P5909"><text:span text:style-name="T5910">Nr.<text:s/></text:span><text:a xlink:href="https://www.e-tar.lt/portal/legalAct.html?documentId=6f9ef000444811e6bd3bfefc575ccac4" office:target-frame-name="_top" xlink:show="replace"><text:span text:style-name="T5911">XII-2565</text:span></text:a><text:span text:style-name="T5912">, 2016-06-30, paskelbta TAR 2016-07-07,<text:s/></text:span><text:span text:style-name="T5913">i. k. 2016-19387</text:span></text:p>
      <text:p text:style-name="P5914"><text:span text:style-name="T5915">Nr.<text:s/></text:span><text:a xlink:href="https://www.e-tar.lt/portal/legalAct.html?documentId=0973bdf0e62811e7acd7ea182930b17f" office:target-frame-name="_top" xlink:show="replace"><text:span text:style-name="T5916">XIII-842</text:span></text:a><text:span text:style-name="T5917">, 2017-12-07, paskelbta TAR 2017-12-22, i. k. 2017-20681</text:span></text:p>
      <text:p text:style-name="Normal"/>
      <text:p text:style-name="P5918"><text:span text:style-name="T5919">16</text:span><text:span text:style-name="T5920">1</text:span><text:span text:style-name="T5921">.</text:span><text:span text:style-name="T5922"><text:s/>Šio straipsnio 16 dalies 1 ir 2 punktuose nustatytos mokesčių<text:s/></text:span><text:span text:style-name="T5923">lengvatos taikomos tokia pačia tvarka ir sąlygomis ir investuotojams, kurie atitinka šio straipsnio 16 dalies 1 ir 2 punktuose nustatytas laisvosios ekonominės zonos įmonei keliamas sąlygas dėl lengvatų taikymo ir kuriems Lietuvos Respublikos c</text:span><text:span text:style-name="T5924">ivilinio kod</text:span><text:span text:style-name="T5925">ekso,<text:s/></text:span><text:span text:style-name="T5926">Lietuvos Respublikos ž</text:span><text:span text:style-name="T5927">emės įstatymo bei konkrečių Lietuvos Respublikos laisvųjų ekonominių zonų<text:s/></text:span><text:span text:style-name="T5928">įstatymų<text:s/></text:span><text:span text:style-name="T5929">nustatytomis sąlygomis ir</text:span><text:span text:style-name="T5930"><text:s/>tvarka yra išnuomoti zonos teritorijoje esantys žemės sklypai ar jų dalys, kol nėra įsteigta zonos valdymo bendrovė, ka</text:span><text:span text:style-name="T5931">ip nustatyta Lietuvos Respublikos laisvųjų ekonominių zonų pagrindų įstatyme</text:span><text:span text:style-name="T5932">. Įsteigus zonos valdymo bendrovę, investuotojams, įgijusiems laisvosios ekonominės zonos įmonės statusą, taikomi mokesčių lengvatų terminai ir sąlygos nekeičiami.</text:span><text:s/></text:p>
      <text:p text:style-name="P5933"><text:span text:style-name="T5934">TAR pastaba.</text:span><text:span text:style-name="T5935"><text:s/></text:span><text:span text:style-name="T5936">16</text:span><text:span text:style-name="T5937">1</text:span><text:span text:style-name="T5938"><text:s/>dalies<text:s/></text:span><text:span text:style-name="T5939">nuostatos taikomos apskaičiuojant 2018 metų ir vėlesnių metų mokestinių laikotarpių pelno mokestį</text:span></text:p>
      <text:p text:style-name="P5940">Papildyta straipsnio dalimi:</text:p>
      <text:p text:style-name="P5941"><text:span text:style-name="T5942">Nr.<text:s/></text:span><text:a xlink:href="https://www.e-tar.lt/portal/legalAct.html?documentId=97d865505d8e11e79198ffdb108a3753" office:target-frame-name="_top" xlink:show="replace"><text:span text:style-name="T5943">XIII-517</text:span></text:a><text:span text:style-name="T5944">,<text:s/></text:span><text:span text:style-name="T5945">2017-06-27, paskelbta TAR 2017-06-30, i. k. 2017-11226</text:span></text:p>
      <text:p text:style-name="Normal"/>
      <text:p text:style-name="P5946"><text:span text:style-name="T5947">16</text:span><text:span text:style-name="T5948">2</text:span><text:span text:style-name="T5949">. Juridinis asmuo, kuris įgyvendina stambų projektą pagal galiojančią iki 2025 m. gruodžio 31 d. sudarytą</text:span><text:span text:style-name="T5950"><text:s/></text:span><text:span text:style-name="T5951">stambaus projekto investicijų sutartį ir kuris mokestiniais metais pradeda tenkinti rei</text:span><text:span text:style-name="T5952">kalavimus, nustatytus Investicijų įstatymo 2 straipsnio 25 dalies 1 arba 2 punkte, ir kuris nesinaudoja šio straipsnio 16 dalies 1 ir 2 punktuose arba 16</text:span><text:span text:style-name="T5953">3</text:span><text:span text:style-name="T5954"><text:s/>dalyje nustatyta pelno mokesčio lengvata, nemoka pelno mokesčio, pradedant tuo mokestiniu laikotarpiu</text:span><text:span text:style-name="T5955">, kurį šis juridinis asmuo pradėjo tenkinti <text:s/>Investicijų įstatymo 2 straipsnio 25 dalies 1 arba 2 punkte nustatytus reikalavimus. Šioje dalyje nustatyta lengvata taikoma tik tuo atveju, kai ne mažiau kaip 75 procentai atitinkamo mokestinio laikotarpio juri</text:span><text:span text:style-name="T5956">dinio asmens pajamų sudaro pajamos iš duomenų apdorojimo, interneto serverių paslaugų (prieglobos) ir susijusios veiklos arba pajamos iš apdirbamosios gamybos, ir tik toms juridinio asmens pajamoms, kurios gautos įgyvendinant stambų projektą. Šioje dalyje<text:s/></text:span><text:span text:style-name="T5957">nustatyta lengvata pajamoms iš intelektinės nuosavybės turto naudojimo netaikoma, išskyrus atvejus, kai šios pajamos atitinka šio Įstatymo 5 straipsnio 7–10 dalyse ir 30 straipsnio 1 ir 2</text:span><text:span text:style-name="T5958">1</text:span><text:span text:style-name="T5959"> dalyse nustatytas sąlygas (išskyrus šio Įstatymo 5 straipsnio 7 dal</text:span><text:span text:style-name="T5960">yje nustatytą taikytiną pelno mokesčio tarifo dydį). Šioje dalyje nustatyta lengvata taikoma tik tuo atveju, kai juridinis asmuo turi auditoriaus išvadą, patvirtinančią reikalaujamą juridinio asmens privačių kapitalo investicijų dydį. Jeigu juridinio asmen</text:span><text:span text:style-name="T5961">s privačių kapitalo investicijų suma į stambų projektą sumažėja ir nebesiekia 20 milijonų eurų sumos, o kai investuojama Vilniuje, nebesiekia 30 milijonų eurų sumos, išskyrus ilgalaikio turto nusidėvėjimo arba amortizacijos sąnaudas, ir (arba) tais mokesti</text:span><text:span text:style-name="T5962">niais metais juridinis asmuo nebetenkina nors vieno kito reikalavimo, nurodyto Investicijų įstatymo 2 straipsnio 25 dalies 1 arba 2 punkte, lengvata tą mokestinį laikotarpį netaikoma ir lengvatos taikymas atnaujinamas tą mokestinį laikotarpį, kurį juridini</text:span><text:span text:style-name="T5963">o asmens privačios kapitalo investicijos į stambų projektą vėl pasiekia 20 milijonų eurų sumą, o kai investuojama Vilniuje, – 30 milijonų eurų sumą ir (arba) pradedami tenkinti visi kiti Investicijų įstatymo 2 straipsnio 25 dalies 1 arba 2 punktų reikalavi</text:span><text:span text:style-name="T5964">mai. Šioje dalyje nustatyta lengvata juridiniam asmeniui, įgyvendinančiam stambų projektą, taikoma ne ilgiau negu 20 metų nuo stambaus projekto investicijų sutarties įsigaliojimo dienos. Šioje dalyje nustatyta lengvata taikoma tiek, kiek ji suderinama su E</text:span><text:span text:style-name="T5965">uropos Sąjungos teisės aktais, kuriais reguliuojamas valstybės pagalbos teikimas, ir Lietuvos Respublikos Vyriausybės ar jos įgaliotos institucijos nustatyta valstybės pagalbos teikimo ir priežiūros tvarka.<text:s/></text:span></text:p>
      <text:p text:style-name="P5966"><text:span text:style-name="T5967">TAR pastaba.</text:span><text:span text:style-name="T5968"><text:s/></text:span><text:span text:style-name="T5969">16</text:span><text:span text:style-name="T5970">2</text:span><text:span text:style-name="T5971"><text:s/>dalis<text:s/></text:span><text:span text:style-name="T5972">taikoma apskaičiuojant ir</text:span><text:span text:style-name="T5973"><text:s/>deklaruojant 2025 metų ir vėlesnių mokestinių laikotarpių pelno mokestį.</text:span></text:p>
      <text:p text:style-name="P5974">Papildyta straipsnio dalimi:</text:p>
      <text:p text:style-name="P5975"><text:span text:style-name="T5976">Nr.<text:s/></text:span><text:a xlink:href="https://www.e-tar.lt/portal/legalAct.html?documentId=33044200bd2811eab9d9cd0c85e0b745" office:target-frame-name="_top" xlink:show="replace"><text:span text:style-name="T5977">XIII-3213</text:span></text:a><text:span text:style-name="T5978">, 2020-06-30, paskelbta TAR 2020-07-03, i.</text:span><text:span text:style-name="T5979"><text:s/>k. 2020-15010</text:span></text:p>
      <text:p text:style-name="P5980">Straipsnio dalies pakeitimai:</text:p>
      <text:p text:style-name="P5981"><text:span text:style-name="T5982">Nr.<text:s/></text:span><text:a xlink:href="https://www.e-tar.lt/portal/legalAct.html?documentId=c1ffcd805d9511eca9ac839120d251c4" office:target-frame-name="_top" xlink:show="replace"><text:span text:style-name="T5983">XIV-726</text:span></text:a><text:span text:style-name="T5984">, 2021-12-07, paskelbta TAR 2021-12-15, i. k. 2021-25844</text:span></text:p>
      <text:p text:style-name="P5985"><text:span text:style-name="T5986">Nr.<text:s/></text:span><text:a xlink:href="https://www.e-tar.lt/portal/legalAct.html?documentId=04c7b4c0a62d11eea5a28c81c82193a8" office:target-frame-name="_top" xlink:show="replace"><text:span text:style-name="T5987">XIV-2443</text:span></text:a><text:span text:style-name="T5988">, 2023-12-21, paskelbta TAR 2023-12-29, i. k. 2023-25936</text:span></text:p>
      <text:p text:style-name="Normal"/>
      <text:p text:style-name="P5989"><text:span text:style-name="T5990">16</text:span><text:span text:style-name="T5991">3</text:span><text:span text:style-name="T5992">. Juridinis asmuo, kuris įgyvendina stambų projektą pagal galiojančią iki 2025 m. gruodžio 31 d. stambaus projekto investicijų</text:span><text:span text:style-name="T5993"><text:s/>sutartį ir kuris mokestiniais metais pradeda tenkinti reikalavimus, nustatytus Investicijų įstatymo 2 straipsnio 25 dalies 1 arba 2 punkte, o jo privačios kapitalo investicijos į stambų projektą Lietuvos Respublikoje pasiekė ne mažesnę kaip 100 milijonų e</text:span><text:span text:style-name="T5994">urų sumą, ir kuris nesinaudoja šio straipsnio 16 dalies 1 ir 2 punktuose arba 16</text:span><text:span text:style-name="T5995">2</text:span><text:span text:style-name="T5996"> dalyje nustatyta pelno mokesčio lengvata, nemoka pelno mokesčio pradedant tuo mokestiniu laikotarpiu, kurį ši investicijų suma buvo pasiekta ir šis juridinis asmuo pradėjo te</text:span><text:span text:style-name="T5997">nkinti visus kitus Investicijų įstatymo 2 straipsnio 25 dalies 1 arba 2 punkte nustatytus reikalavimus. Šioje dalyje nustatyta lengvata taikoma tik tuo atveju, kai ne mažiau kaip 75 procentus atitinkamo mokestinio laikotarpio juridinio asmens pajamų sudaro</text:span><text:span text:style-name="T5998"><text:s/>pajamos iš duomenų apdorojimo, interneto serverių paslaugų (prieglobos) ir susijusios veiklos arba pajamos iš apdirbamosios gamybos, ir tik toms juridinio asmens pajamoms, kurios gautos įgyvendinant stambų projektą. Šioje dalyje nustatyta lengvata pajamom</text:span><text:span text:style-name="T5999">s iš intelektinės nuosavybės turto naudojimo netaikoma, išskyrus atvejus, kai šios pajamos atitinka šio Įstatymo 5 straipsnio 7–10 dalyse ir 30 straipsnio 1 ir 2</text:span><text:span text:style-name="T6000">1</text:span><text:span text:style-name="T6001"><text:s/>dalyse nustatytas sąlygas (išskyrus šio Įstatymo 5 straipsnio 7 dalyje nustatytą taikytiną pe</text:span><text:span text:style-name="T6002">lno mokesčio tarifo dydį). Šioje dalyje nustatyta lengvata taikoma tik tuo atveju, kai juridinis asmuo turi auditoriaus išvadą, patvirtinančią reikalaujamą juridinio asmens privačių kapitalo investicijų į stambų projektą dydį. Jeigu juridinio asmens privač</text:span><text:span text:style-name="T6003">ių kapitalo investicijų į stambų projektą suma sumažėja ir nebesiekia 100 milijonų eurų, išskyrus ilgalaikio turto nusidėvėjimo arba amortizacijos sąnaudas, ir (arba) tais mokestiniais metais juridinis asmuo nebetenkina nors vieno kito reikalavimo, nurodyt</text:span><text:span text:style-name="T6004">o Investicijų įstatymo 2 straipsnio 25 dalies 1 arba 2 punkte, lengvata tą mokestinį laikotarpį netaikoma ir lengvatos taikymas atnaujinamas tą mokestinį laikotarpį, kurį juridinio asmens privačios kapitalo investicijos į stambų projektą vėl pasiekia 100 m</text:span><text:span text:style-name="T6005">ilijonų eurų ir (arba) pradedami tenkinti visi kiti Investicijų įstatymo 2 straipsnio 25 dalies 1 arba 2 punktų reikalavimai. Šioje dalyje nustatyta lengvata juridiniam asmeniui, įgyvendinančiam stambų projektą, taikoma ne ilgiau negu 20 metų nuo stambaus<text:s/></text:span><text:span text:style-name="T6006">projekto investicijų sutarties įsigaliojimo dienos. Šioje dalyje nustatyta lengvata taikoma tiek, kiek ji suderinama su Europos Sąjungos teisės aktais, reglamentuojančiais valstybės pagalbos teikimą, Lietuvos Respublikos Vyriausybės ar jos įgaliotos instit</text:span><text:span text:style-name="T6007">ucijos nustatyta valstybės pagalbos teikimo ir priežiūros tvarka ir Europos Komisijos išduoto leidimo teikti valstybės pagalbą sąlygomis.</text:span></text:p>
      <text:p text:style-name="P6008"><text:span text:style-name="T6009">TAR pastaba.</text:span><text:span text:style-name="T6010"><text:s/></text:span><text:span text:style-name="T6011">16</text:span><text:span text:style-name="T6012">3</text:span><text:span text:style-name="T6013"><text:s/>dalis<text:s/></text:span><text:span text:style-name="T6014">taikoma apskaičiuojant ir deklaruojant 2025 metų ir vėlesnių mokestinių laikotarpių pelno mokes</text:span><text:span text:style-name="T6015">tį.</text:span></text:p>
      <text:p text:style-name="P6016">Papildyta straipsnio dalimi:</text:p>
      <text:p text:style-name="P6017"><text:span text:style-name="T6018">Nr.<text:s/></text:span><text:a xlink:href="https://www.e-tar.lt/portal/legalAct.html?documentId=33044200bd2811eab9d9cd0c85e0b745" office:target-frame-name="_top" xlink:show="replace"><text:span text:style-name="T6019">XIII-3213</text:span></text:a><text:span text:style-name="T6020">, 2020-06-30, paskelbta TAR 2020-07-03, i. k. 2020-15010</text:span></text:p>
      <text:p text:style-name="P6021">Straipsnio dalies pakeitimai:</text:p>
      <text:p text:style-name="P6022"><text:span text:style-name="T6023">Nr.<text:s/></text:span><text:a xlink:href="https://www.e-tar.lt/portal/legalAct.html?documentId=c1ffcd805d9511eca9ac839120d251c4" office:target-frame-name="_top" xlink:show="replace"><text:span text:style-name="T6024">XIV-726</text:span></text:a><text:span text:style-name="T6025">, 2021-12-07, paskelbta TAR 2021-12-15, i. k. 2021-25844</text:span></text:p>
      <text:p text:style-name="P6026"><text:span text:style-name="T6027">Nr.<text:s/></text:span><text:a xlink:href="https://www.e-tar.lt/portal/legalAct.html?documentId=04c7b4c0a62d11eea5a28c81c82193a8" office:target-frame-name="_top" xlink:show="replace"><text:span text:style-name="T6028">XIV-2443</text:span></text:a><text:span text:style-name="T6029">, 202</text:span><text:span text:style-name="T6030">3-12-21, paskelbta TAR 2023-12-29, i. k. 2023-25936</text:span></text:p>
      <text:p text:style-name="Normal"/>
      <text:p text:style-name="P6031"><text:span text:style-name="T6032">17</text:span><text:span text:style-name="T6033">. Vieneto turto arba turtinio komplekso perdavimas pagal nuomos sandorį šio Įstatymo 38 straipsnio numatytais atvejais apskaičiuojant pelno mokestį apmokestinamas kaip pardavimas, jei turtas arba t</text:span><text:span text:style-name="T6034">urtinis kompleksas perduotas po 2002 m. sausio 1 d.</text:span></text:p>
      <text:p text:style-name="P6035"><text:span text:style-name="T6036">18</text:span><text:span text:style-name="T6037">. Individualių (personalinių) įmonių ir ūkinių bendrijų 2002 metais sumokėtas avansinis pelno mokestis bei išskaičiuotas (ir sumokėtas) prie šaltinio pelno mokestis įskaitomi į savivaldybės, kurios<text:s/></text:span><text:span text:style-name="T6038">teritorijoje įregistruotos šios individualios (personalinės) įmonės ir ūkinės bendrijos, biudžetą.</text:span></text:p>
      <text:p text:style-name="P6039"><text:span text:style-name="T6040">19</text:span><text:span text:style-name="T6041">. Bankai, kurių nuo 1997 metais prasidėjusio mokestinio laikotarpio pradžios iki 2002 metais prasidėjusio mokestinio laikotarpio pradžios sudaryti<text:s/></text:span><text:span text:style-name="T6042">specialieji atidėjimai abejotiniems aktyvams dengti nebuvo įtraukti į sąnaudas, mažinančias apmokestinamąjį pelną, šias sumas (suderintas su centriniu mokesčio administratoriumi) įtraukia į ribojamų dydžių leidžiamus atskaitymus lygiomis dalimis 2002, 2003</text:span><text:span text:style-name="T6043">, 2004 ir 2005 metais prasidėjusiais mokestiniais laikotarpiais. Jei bankas patenkina savo skolinius reikalavimus dėl skolų grąžinimo, tai skolos suma arba jos dalis, atitinkanti dėl jos padaryto specialiojo atidėjimo abejotiniems aktyvams dengti dydį, pri</text:span><text:span text:style-name="T6044">pažįstama pajamomis skolinio reikalavimo patenkinimo momentu.</text:span></text:p>
      <text:p text:style-name="P6045">Straipsnio pakeitimai:</text:p>
      <text:p text:style-name="Normal"><text:span text:style-name="T6046">Nr.<text:s/></text:span><text:a xlink:href="http://www3.lrs.lt/cgi-bin/preps2?a=171370&amp;b=" office:target-frame-name="_top" xlink:show="replace"><text:span text:style-name="T6047">IX-1008</text:span></text:a><text:span text:style-name="T6048">, 2002-07-02, Žin., 2002, Nr. 73-3086 (2002-07-19)</text:span></text:p>
      <text:p text:style-name="P6049"><text:span text:style-name="T6050">Nr.<text:s/></text:span><text:a xlink:href="http://www3.lrs.lt/cgi-bin/preps2?a=215625&amp;b=" office:target-frame-name="_top" xlink:show="replace"><text:span text:style-name="T6051">IX-1659</text:span></text:a><text:span text:style-name="T6052">, 2003-07-01, Žin., 2003, Nr. 74-3417 (2003-07-25)</text:span></text:p>
      <text:p text:style-name="P6053"><text:span text:style-name="T6054">Nr.<text:s/></text:span><text:a xlink:href="http://www3.lrs.lt/cgi-bin/preps2?a=215629&amp;b=" office:target-frame-name="_top" xlink:show="replace"><text:span text:style-name="T6055">IX-1663</text:span></text:a><text:span text:style-name="T6056">, 2003-07-01, Žin., 2003, Nr. 73-3343 (2003-07-23)</text:span></text:p>
      <text:p text:style-name="P6057"><text:span text:style-name="T6058">Nr.<text:s/></text:span><text:a xlink:href="http://www3.lrs.lt/cgi-bin/preps2?a=220285&amp;b=" office:target-frame-name="_top" xlink:show="replace"><text:span text:style-name="T6059">IX-1775</text:span></text:a><text:span text:style-name="T6060">, 2003-10-14, Žin., 2003, Nr. 104-4645 (2003-11-05)</text:span></text:p>
      <text:p text:style-name="P6061"><text:span text:style-name="T6062">Nr.<text:s/></text:span><text:a xlink:href="http://www3.lrs.lt/cgi-bin/preps2?a=230463&amp;b=" office:target-frame-name="_top" xlink:show="replace"><text:span text:style-name="T6063">IX-2091</text:span></text:a><text:span text:style-name="T6064">, 2004-03-30, Žin., 2004, Nr. 54-1834 (2004-04-15)</text:span></text:p>
      <text:p text:style-name="Normal"><text:span text:style-name="T6065">Nr.<text:s/></text:span><text:a xlink:href="http://www3.lrs.lt/cgi-bin/preps2?a=235369&amp;b=" office:target-frame-name="_top" xlink:show="replace"><text:span text:style-name="T6066">IX-2252</text:span></text:a><text:span text:style-name="T6067">, 2004-06-01, Žin., 2004, Nr. 96-3520 (2004-06-19)</text:span></text:p>
      <text:p text:style-name="Normal"><text:span text:style-name="T6068">Nr.<text:s/></text:span><text:a xlink:href="http://www3.lrs.lt/cgi-bin/preps2?a=297421&amp;b=" office:target-frame-name="_top" xlink:show="replace"><text:span text:style-name="T6069">X-1110</text:span></text:a><text:span text:style-name="T6070">, 2007-05-03, Žin., 2007, Nr. 55-2126 (2007-05-19)</text:span></text:p>
      <text:p text:style-name="Normal"><text:span text:style-name="T6071">Nr.<text:s/></text:span><text:a xlink:href="http://www3.lrs.lt/cgi-bin/preps2?a=334540&amp;b=" office:target-frame-name="_top" xlink:show="replace"><text:span text:style-name="T6072">XI-</text:span><text:span text:style-name="T6073">73</text:span></text:a><text:span text:style-name="T6074">, 2008-12-18, Žin., 2008, Nr. 149-6000 (2008-12-30)</text:span></text:p>
      <text:p text:style-name="Normal"><text:span text:style-name="T6075">Nr.<text:s/></text:span><text:a xlink:href="http://www3.lrs.lt/cgi-bin/preps2?a=387313&amp;b=" office:target-frame-name="_top" xlink:show="replace"><text:span text:style-name="T6076">XI-1157</text:span></text:a><text:span text:style-name="T6077">, 2010-11-23, Žin., 2010, Nr. 145-7414 (2010-12-11)</text:span></text:p>
      <text:p text:style-name="Normal"><text:span text:style-name="T6078">Nr.<text:s/></text:span><text:a xlink:href="http://www3.lrs.lt/cgi-bin/preps2?a=412275&amp;b=" office:target-frame-name="_top" xlink:show="replace"><text:span text:style-name="T6079">XI-1716</text:span></text:a><text:span text:style-name="T6080">,<text:s/></text:span><text:span text:style-name="T6081">2011-11-22, Žin., 2011, Nr. 146-6852 (2011-12-01)</text:span></text:p>
      <text:p text:style-name="P6082"/>
      <text:p text:style-name="P6083"><text:span text:style-name="T6084">59</text:span><text:span text:style-name="T6085"><text:s/>straipsnis.<text:s/></text:span><text:span text:style-name="T6086">Įstatymo įsigaliojimas ir taikymas</text:span></text:p>
      <text:p text:style-name="P6087"><text:span text:style-name="T6088">1</text:span><text:span text:style-name="T6089">. Įstatymas, išskyrus 2 straipsnio 18 dalies 5 punktą, 40 straipsnį, 42 straipsnio 4 dalies 3 punktą, įsigalioja nuo 2002 m. sausio 1 d.</text:span></text:p>
      <text:p text:style-name="P6090"><text:span text:style-name="T6091">2</text:span><text:span text:style-name="T6092">. Įs</text:span><text:span text:style-name="T6093">tatymo 2 straipsnio 18 dalies 5 punkto nuostatos įsigalioja nuo 2003 m. sausio 1 d.</text:span></text:p>
      <text:p text:style-name="P6094"><text:span text:style-name="T6095">3</text:span><text:span text:style-name="T6096">. Įstatymo 42 straipsnio 4 dalies 3 punkto nuostatos įsigalioja nuo 2004 m. sausio 1 d.</text:span></text:p>
      <text:p text:style-name="P6097"><text:span text:style-name="T6098">4</text:span><text:span text:style-name="T6099">. Įstatymo 40 straipsnio nuostatos taikomos nuo 2004 metais prasidėjusio m</text:span><text:span text:style-name="T6100">okestinio laikotarpio pradžios.</text:span></text:p>
      <text:p text:style-name="P6101"><text:span text:style-name="T6102">5</text:span><text:span text:style-name="T6103">. Įstatymo 58 straipsnio 3 dalies nuostatos galioja iki 2003 metais prasidėjusio mokestinio laikotarpio pradžios.</text:span></text:p>
      <text:p text:style-name="P6104"><text:span text:style-name="T6105">6</text:span><text:span text:style-name="T6106">. Šis Įstatymas taikomas vienetams, kurių mokestinis laikotarpis prasideda 2002 metais.</text:span></text:p>
      <text:p text:style-name="P6107"><text:span text:style-name="T6108">7</text:span><text:span text:style-name="T6109">. Lietu</text:span><text:span text:style-name="T6110">vos Respublikos juridinių asmenų pelno mokesčio įstatymas taikomas vienetams, kurių mokestinis laikotarpis nesutampa su kalendoriniais metais, iki 2002 metais pasibaigsiančio mokestinio laikotarpio pabaigos, išskyrus atvejus, kai vienetai mokestį apskaičiu</text:span><text:span text:style-name="T6111">oja ir sumoka į biudžetą kaip mokestį išskaičiuojantys asmenys.</text:span></text:p>
      <text:p text:style-name="P6112"><text:span text:style-name="T6113">8</text:span><text:span text:style-name="T6114">. Pasiūlyti Lietuvos Respublikos Vyriausybei parengti šiam Įstatymui įgyvendinti reikalingus teisės aktus.</text:span></text:p>
      <text:p text:style-name="P6115"><text:span text:style-name="T6116">9</text:span><text:span text:style-name="T6117">. Individualių (personalinių) įmonių ir ūkinių bendrijų nuo 2002 m. liepos<text:s/></text:span><text:span text:style-name="T6118">1 d. sumokėta (išieškota) fizinių asmenų pajamų mokesčio, avansinio fizinių asmenų pajamų mokesčio ir išskaičiuoto prie šaltinio fizinių asmenų pajamų mokesčio (išskyrus fizinių asmenų pajamų mokesčio, išskaičiuoto nuo fiziniams asmenims išmokamų sumų) mok</text:span><text:span text:style-name="T6119">estinė nepriemoka įskaitoma ta pačia tvarka kaip ir pelno mokestis, avansinis pelno mokestis ir išskaičiuotas prie šaltinio pelno mokestis.</text:span></text:p>
      <text:p text:style-name="P6120"><text:span text:style-name="T6121">10</text:span><text:span text:style-name="T6122">. Šio įstatymo 40 straipsnis santykiams, susijusiems su naujos branduolinės (atominės) elektrinės projektu ir<text:s/></text:span><text:span text:style-name="T6123">su juo susijusiais klausimais, taikomas tiek, kiek jų nereglamentuoja Branduolinės (atominės) elektrinės įstatymas.</text:span></text:p>
      <text:p text:style-name="P6124">Straipsnio pakeitimai:</text:p>
      <text:p text:style-name="Normal"><text:span text:style-name="T6125">Nr.<text:s/></text:span><text:a xlink:href="http://www3.lrs.lt/cgi-bin/preps2?a=171370&amp;b=" office:target-frame-name="_top" xlink:show="replace"><text:span text:style-name="T6126">IX-1008</text:span></text:a><text:span text:style-name="T6127">, 2002-07-02, Žin., 2002, Nr. 73-3086<text:s/></text:span><text:span text:style-name="T6128">(2002-07-19)</text:span></text:p>
      <text:p text:style-name="P6129"><text:span text:style-name="T6130">Nr.<text:s/></text:span><text:a xlink:href="http://www3.lrs.lt/cgi-bin/preps2?a=215625&amp;b=" office:target-frame-name="_top" xlink:show="replace"><text:span text:style-name="T6131">IX-1659</text:span></text:a><text:span text:style-name="T6132">, 2003-07-01, Žin., 2003, Nr. 74-3417 (2003-07-25),</text:span><text:span text:style-name="T6133"><text:s/>atitaisymas skelbtas: Žin., 2003, Nr. 81(1)</text:span></text:p>
      <text:p text:style-name="P6134"><text:span text:style-name="T6135">Nr.<text:s/></text:span><text:a xlink:href="http://www3.lrs.lt/cgi-bin/preps2?a=226941&amp;b=" office:target-frame-name="_top" xlink:show="replace"><text:span text:style-name="T6136">IX-1972</text:span></text:a><text:span text:style-name="T6137">,</text:span><text:span text:style-name="T6138"><text:s/>2004-01-22, Žin., 2004, Nr. 25-748 (2004-02-14)</text:span></text:p>
      <text:p text:style-name="Normal"><text:span text:style-name="T6139">Nr.<text:s/></text:span><text:a xlink:href="http://www3.lrs.lt/cgi-bin/preps2?a=301812&amp;b=" office:target-frame-name="_top" xlink:show="replace"><text:span text:style-name="T6140">X-1250</text:span></text:a><text:span text:style-name="T6141">, 2007-07-03, Žin., 2007, Nr. 80-3221 (2007-07-19)</text:span></text:p>
      <text:p text:style-name="Normal"><text:span text:style-name="T6142">Nr.<text:s/></text:span><text:a xlink:href="http://www3.lrs.lt/cgi-bin/preps2?a=428508&amp;b=" office:target-frame-name="_top" xlink:show="replace"><text:span text:style-name="T6143">XI-2117</text:span></text:a><text:span text:style-name="T6144">, 2012-06-2</text:span><text:span text:style-name="T6145">6, Žin., 2012, Nr. 76-3941 (2012-06-30)</text:span></text:p>
      <text:p text:style-name="Normal"/>
      <text:p text:style-name="P6146"><text:span text:style-name="T6147">59</text:span><text:span text:style-name="T6148">1</text:span><text:span text:style-name="T6149"><text:s/>straipsnis.<text:s/></text:span><text:span text:style-name="T6150">Įstatymo</text:span><text:span text:style-name="T6151"><text:s/>taikymas<text:s/></text:span><text:span text:style-name="T6152">Jungtinei Didžiosios Britanijos ir Šiaurės Airijos Karalystei</text:span></text:p>
      <text:p text:style-name="P6153"><text:span text:style-name="T6154">Dvejus metus nuo Jungtinės Didžiosios Britanijos ir Šiaurės Airijos Karalystės išstojimo iš Europos Sąjungos<text:s/></text:span><text:span text:style-name="T6155">dienos šio Įstatymo I, V, VII–IX ir X</text:span><text:span text:style-name="T6156">1</text:span><text:span text:style-name="T6157"><text:s/>skyrių nuostatos Jungtinei Didžiosios Britanijos ir Šiaurės Airijos Karalystei taikomos tiek pat, kiek ir Europos Sąjungos valstybėms narėms.</text:span><text:s/></text:p>
      <text:p text:style-name="P6158">Papildyta straipsniu:</text:p>
      <text:p text:style-name="P6159"><text:span text:style-name="T6160">Nr.<text:s/></text:span><text:a xlink:href="https://www.e-tar.lt/portal/legalAct.html?documentId=178ad9d0668511e9917e8e4938a80ccb" office:target-frame-name="_top" xlink:show="replace"><text:span text:style-name="T6161">XIII-2052</text:span></text:a><text:span text:style-name="T6162">, 2019-04-11, paskelbta TAR 2019-04-24, i. k. 2019-06688</text:span></text:p>
      <text:p text:style-name="Normal"/>
      <text:h text:style-name="P6163" text:outline-level="4"><text:span text:style-name="T6164">60</text:span><text:span text:style-name="T6165"><text:s/>straipsnis.<text:s/></text:span><text:span text:style-name="T6166">Netenkantys galios teisės aktai</text:span></text:h>
      <text:p text:style-name="P6167"><text:span text:style-name="T6168">Nuo 2003 m. sausio 1 d. netenka galios:<text:s/></text:span></text:p>
      <text:p text:style-name="P6169"><text:span text:style-name="T6170">1</text:span><text:span text:style-name="T6171">) Lietuvos Respublikos juridinių asmenų pelno mokesčio įstatymas (Žin., 1990, Nr.<text:s/></text:span><text:a xlink:href="http://www3.lrs.lt/cgi-bin/preps2?a=440&amp;b=" office:target-frame-name="_top" xlink:show="replace"><text:span text:style-name="T6172">24-601</text:span></text:a><text:span text:style-name="T6173">, Nr.<text:s/></text:span><text:a xlink:href="http://www3.lrs.lt/cgi-bin/preps2?a=757&amp;b=" office:target-frame-name="_top" xlink:show="replace"><text:span text:style-name="T6174">30-715</text:span></text:a><text:span text:style-name="T6175">; 1991, Nr.<text:s/></text:span><text:a xlink:href="http://www3.lrs.lt/cgi-bin/preps2?a=1388&amp;b=" office:target-frame-name="_top" xlink:show="replace"><text:span text:style-name="T6176">16-426</text:span></text:a><text:span text:style-name="T6177">, Nr.<text:s/></text:span><text:a xlink:href="http://www3.lrs.lt/cgi-bin/preps2?a=1506&amp;b=" office:target-frame-name="_top" xlink:show="replace"><text:span text:style-name="T6178">20-520</text:span></text:a><text:span text:style-name="T6179">; 1992, Nr.<text:s/></text:span><text:a xlink:href="http://www3.lrs.lt/cgi-bin/preps2?a=2544&amp;b=" office:target-frame-name="_top" xlink:show="replace"><text:span text:style-name="T6180">6-110</text:span></text:a><text:span text:style-name="T6181">; 1993, Nr.<text:s/></text:span><text:a xlink:href="http://www3.lrs.lt/cgi-bin/preps2?a=5461&amp;b=" office:target-frame-name="_top" xlink:show="replace"><text:span text:style-name="T6182">16-404</text:span></text:a><text:span text:style-name="T6183">, Nr.<text:s/></text:span><text:a xlink:href="http://www3.lrs.lt/cgi-bin/preps2?a=5528&amp;b=" office:target-frame-name="_top" xlink:show="replace"><text:span text:style-name="T6184">30-682</text:span></text:a><text:span text:style-name="T6185">, Nr.<text:s/></text:span><text:a xlink:href="http://www3.lrs.lt/cgi-bin/preps2?a=5654&amp;b=" office:target-frame-name="_top" xlink:show="replace"><text:span text:style-name="T6186">70-1306</text:span></text:a><text:span text:style-name="T6187">; 1994, Nr.<text:s/></text:span><text:a xlink:href="http://www3.lrs.lt/cgi-bin/preps2?a=5730&amp;b=" office:target-frame-name="_top" xlink:show="replace"><text:span text:style-name="T6188">15-251</text:span></text:a><text:span text:style-name="T6189">, Nr.<text:s/></text:span><text:a xlink:href="http://www3.lrs.lt/cgi-bin/preps2?a=5890&amp;b=" office:target-frame-name="_top" xlink:show="replace"><text:span text:style-name="T6190">55-1052</text:span></text:a><text:span text:style-name="T6191">, Nr.<text:s/></text:span><text:a xlink:href="http://www3.lrs.lt/cgi-bin/preps2?a=15137&amp;b=" office:target-frame-name="_top" xlink:show="replace"><text:span text:style-name="T6192">100-1999</text:span></text:a><text:span text:style-name="T6193">; 1995, Nr.<text:s/></text:span><text:a xlink:href="http://www3.lrs.lt/cgi-bin/preps2?a=16656&amp;b=" office:target-frame-name="_top" xlink:show="replace"><text:span text:style-name="T6194">34-813</text:span></text:a><text:span text:style-name="T6195">; 1996, Nr.<text:s/></text:span><text:a xlink:href="http://www3.lrs.lt/cgi-bin/preps2?a=23103&amp;b=" office:target-frame-name="_top" xlink:show="replace"><text:span text:style-name="T6196">1-3</text:span></text:a><text:span text:style-name="T6197">, Nr.<text:s/></text:span><text:a xlink:href="http://www3.lrs.lt/cgi-bin/preps2?a=26545&amp;b=" office:target-frame-name="_top" xlink:show="replace"><text:span text:style-name="T6198">35-862</text:span></text:a><text:span text:style-name="T6199">, Nr.<text:s/></text:span><text:a xlink:href="http://www3.lrs.lt/cgi-bin/preps2?a=27524&amp;b=" office:target-frame-name="_top" xlink:show="replace"><text:span text:style-name="T6200">46-1105</text:span></text:a><text:span text:style-name="T6201">, Nr.<text:s/></text:span><text:a xlink:href="http://www3.lrs.lt/cgi-bin/preps2?a=29176&amp;b=" office:target-frame-name="_top" xlink:show="replace"><text:span text:style-name="T6202">62-</text:span><text:span text:style-name="T6203">1463</text:span></text:a><text:span text:style-name="T6204">, Nr.<text:s/></text:span><text:a xlink:href="http://www3.lrs.lt/cgi-bin/preps2?a=29541&amp;b=" office:target-frame-name="_top" xlink:show="replace"><text:span text:style-name="T6205">66-1577</text:span></text:a><text:span text:style-name="T6206">, Nr.<text:s/></text:span><text:a xlink:href="http://www3.lrs.lt/cgi-bin/preps2?a=29897&amp;b=" office:target-frame-name="_top" xlink:show="replace"><text:span text:style-name="T6207">71-1715</text:span></text:a><text:span text:style-name="T6208">, Nr.<text:s/></text:span><text:a xlink:href="http://www3.lrs.lt/cgi-bin/preps2?a=29887&amp;b=" office:target-frame-name="_top" xlink:show="replace"><text:span text:style-name="T6209">73-1746</text:span></text:a><text:span text:style-name="T6210">; 1997, Nr.<text:s/></text:span><text:a xlink:href="http://www3.lrs.lt/cgi-bin/preps2?a=37268&amp;b=" office:target-frame-name="_top" xlink:show="replace"><text:span text:style-name="T6211">28-661</text:span></text:a><text:span text:style-name="T6212">, Nr.<text:s/></text:span><text:a xlink:href="http://www3.lrs.lt/cgi-bin/preps2?a=41182&amp;b=" office:target-frame-name="_top" xlink:show="replace"><text:span text:style-name="T6213">61-1442</text:span></text:a><text:span text:style-name="T6214">, Nr.<text:s/></text:span><text:a xlink:href="http://www3.lrs.lt/cgi-bin/preps2?a=41092&amp;b=" office:target-frame-name="_top" xlink:show="replace"><text:span text:style-name="T6215">63-1473</text:span></text:a><text:span text:style-name="T6216">, Nr.<text:s/></text:span><text:a xlink:href="http://www3.lrs.lt/cgi-bin/preps2?a=41850&amp;b=" office:target-frame-name="_top" xlink:show="replace"><text:span text:style-name="T6217">69-1745</text:span></text:a><text:span text:style-name="T6218">; 1998, Nr.<text:s/></text:span><text:a xlink:href="http://www3.lrs.lt/cgi-bin/preps2?a=60332&amp;b=" office:target-frame-name="_top" xlink:show="replace"><text:span text:style-name="T6219">68-1977</text:span></text:a><text:span text:style-name="T6220">; 1999, Nr.<text:s/></text:span><text:a xlink:href="http://www3.lrs.lt/cgi-bin/preps2?a=77954&amp;b=" office:target-frame-name="_top" xlink:show="replace"><text:span text:style-name="T6221">33-948</text:span></text:a><text:span text:style-name="T6222">, Nr.<text:s/></text:span><text:a xlink:href="http://www3.lrs.lt/cgi-bin/preps2?a=82357&amp;b=" office:target-frame-name="_top" xlink:show="replace"><text:span text:style-name="T6223">55-1771</text:span></text:a><text:span text:style-name="T6224">, Nr.<text:s/></text:span><text:a xlink:href="http://www3.lrs.lt/cgi-bin/preps2?a=84379&amp;b=" office:target-frame-name="_top" xlink:show="replace"><text:span text:style-name="T6225">64-2072</text:span></text:a><text:span text:style-name="T6226">, Nr.<text:s/></text:span><text:a xlink:href="http://www3.lrs.lt/cgi-bin/preps2?a=90062&amp;b=" office:target-frame-name="_top" xlink:show="replace"><text:span text:style-name="T6227">98-2812</text:span></text:a><text:span text:style-name="T6228">, Nr.<text:s/></text:span><text:a xlink:href="http://www3.lrs.lt/cgi-bin/preps2?a=93200&amp;b=" office:target-frame-name="_top" xlink:show="replace"><text:span text:style-name="T6229">113-3291</text:span></text:a><text:span text:style-name="T6230">; 2000, Nr.<text:s/></text:span><text:a xlink:href="http://www3.lrs.lt/cgi-bin/preps2?a=99659&amp;b=" office:target-frame-name="_top" xlink:show="replace"><text:span text:style-name="T6231">36-988</text:span></text:a><text:span text:style-name="T6232">, Nr.<text:s/></text:span><text:a xlink:href="http://www3.lrs.lt/cgi-bin/preps2?a=101994&amp;b=" office:target-frame-name="_top" xlink:show="replace"><text:span text:style-name="T6233">45-1291</text:span></text:a><text:span text:style-name="T6234">, Nr.<text:s/></text:span><text:a xlink:href="http://www3.lrs.lt/cgi-bin/preps2?a=105842&amp;b=" office:target-frame-name="_top" xlink:show="replace"><text:span text:style-name="T6235">61-1819</text:span></text:a><text:span text:style-name="T6236">, Nr.<text:s/></text:span><text:a xlink:href="http://www3.lrs.lt/cgi-bin/preps2?a=106077&amp;b=" office:target-frame-name="_top" xlink:show="replace"><text:span text:style-name="T6237">64-1912</text:span></text:a><text:span text:style-name="T6238">; 2001, Nr.<text:s/></text:span><text:a xlink:href="http://www3.lrs.lt/cgi-bin/preps2?a=134158&amp;b=" office:target-frame-name="_top" xlink:show="replace"><text:span text:style-name="T6239">45-1572</text:span></text:a><text:span text:style-name="T6240">, Nr.<text:s/></text:span><text:a xlink:href="http://www3.lrs.lt/cgi-bin/preps2?a=140224&amp;b=" office:target-frame-name="_top" xlink:show="replace"><text:span text:style-name="T6241">56-1979</text:span></text:a><text:span text:style-name="T6242">, Nr.<text:s/></text:span><text:a xlink:href="http://www3.lrs.lt/cgi-bin/preps2?a=144007&amp;b=" office:target-frame-name="_top" xlink:show="replace"><text:span text:style-name="T6243">62-2235</text:span></text:a><text:span text:style-name="T6244">);</text:span></text:p>
      <text:p text:style-name="P6245"><text:span text:style-name="T6246">2</text:span><text:span text:style-name="T6247">) Lietuvos</text:span><text:span text:style-name="T6248"><text:s/>Respublikos žemės ūkio produkciją gaminančių ir paslaugas žemės ūkiui teikiančių įmonių atleidimo nuo juridinių asmenų pelno mokesčio įstatymas (Žin., 1997, Nr.<text:s/></text:span><text:a xlink:href="http://www3.lrs.lt/cgi-bin/preps2?a=47595&amp;b=" office:target-frame-name="_top" xlink:show="replace"><text:span text:style-name="T6249">117-2998</text:span></text:a><text:span text:style-name="T6250">);</text:span></text:p>
      <text:p text:style-name="P6251"><text:span text:style-name="T6252">3</text:span><text:span text:style-name="T6253">) Lietuvos Respub</text:span><text:span text:style-name="T6254">likos žemės ūkio produkciją gaminančių ir paslaugas žemės ūkiui teikiančių ūkinių bendrijų ir individualių (personalinių) įmonių atleidimo nuo fizinių asmenų pajamų mokesčio įstatymas (Žin., 1997, Nr.<text:s/></text:span><text:a xlink:href="http://www3.lrs.lt/cgi-bin/preps2?a=47596&amp;b=" office:target-frame-name="_top" xlink:show="replace"><text:span text:style-name="T6255">117-2999</text:span></text:a><text:span text:style-name="T6256">).</text:span></text:p>
      <text:p text:style-name="P6257"/>
      <text:p text:style-name="P6258"/>
      <text:p text:style-name="P6259"><text:span text:style-name="T6260">Skelbiu šį Lietuvos Respublikos Seimo priimtą įstatymą.<text:s/></text:span></text:p>
      <text:p text:style-name="P6261"/>
      <text:p text:style-name="P6262"/>
      <text:p text:style-name="P6263"/>
      <text:p text:style-name="P6264"><text:span text:style-name="T6265">RESPUBLIKOS PREZIDENTAS</text:span><text:span text:style-name="T6266"><text:s/></text:span><text:span text:style-name="T6267"><text:tab/></text:span><text:span text:style-name="T6268">VALDAS ADAMKUS</text:span></text:p>
      <text:p text:style-name="P6269"/>
      <text:p text:style-name="P6270"><text:span text:style-name="T6271">Lietuvos Respublikos</text:span></text:p>
      <text:p text:style-name="P6272">2001 m. gruodžio 20 d.<text:s/></text:p>
      <text:p text:style-name="P6273">įstatymo Nr. IX-675</text:p>
      <text:p text:style-name="P6274"><text:span text:style-name="T6275">1</text:span><text:span text:style-name="T6276"><text:s/>priedėlis</text:span></text:p>
      <text:p text:style-name="P6277"/>
      <text:p text:style-name="P6278"><text:span text:style-name="T6279">ILGALAIKIO TURTO NUSIDĖVĖJIMO ARBA AMORTIZA</text:span><text:span text:style-name="T6280">CIJOS NORMATYVAI (METAIS)</text:span></text:p>
      <text:p text:style-name="P6281"/>
      <table:table table:style-name="Table6282">
        <table:table-columns>
          <table:table-column table:style-name="TableColumn6283"/>
          <table:table-column table:style-name="TableColumn6284"/>
          <table:table-column table:style-name="TableColumn6285"/>
          <table:table-column table:style-name="TableColumn6286"/>
        </table:table-columns>
        <table:table-header-rows>
          <table:table-row table:style-name="TableRow6287">
            <table:table-cell table:style-name="TableCell6288">
              <text:p text:style-name="P6289"><text:span text:style-name="T6290">Ilgalaikio turto grupė</text:span></text:p>
            </table:table-cell>
            <table:table-cell table:style-name="TableCell6291">
              <text:p text:style-name="P6292"><text:span text:style-name="T6293">Metodas</text:span></text:p>
            </table:table-cell>
            <table:table-cell table:style-name="TableCell6294">
              <text:p text:style-name="P6295">Normatyvas metais</text:p>
            </table:table-cell>
            <table:table-cell table:style-name="TableCell6296">
              <text:p text:style-name="P6297"><text:span text:style-name="T6298">Normatyvas metais, jei turtas yra skirtas naudoti ir naudojamas mokslinių tyrimų ir eksperimentinės plėtros veikloje</text:span></text:p>
            </table:table-cell>
          </table:table-row>
        </table:table-header-rows>
        <table:table-row table:style-name="TableRow6299">
          <table:table-cell table:style-name="TableCell6300">
            <text:p text:style-name="Normal"><text:span text:style-name="T6301">MATERIALUSIS TURTAS</text:span></text:p>
          </table:table-cell>
          <table:table-cell table:style-name="TableCell6302">
            <text:p text:style-name="P6303"/>
          </table:table-cell>
          <table:table-cell table:style-name="TableCell6304">
            <text:p text:style-name="P6305"/>
          </table:table-cell>
          <table:table-cell table:style-name="TableCell6306">
            <text:p text:style-name="P6307"/>
          </table:table-cell>
        </table:table-row>
        <table:table-row table:style-name="TableRow6308">
          <table:table-cell table:style-name="TableCell6309">
            <text:p text:style-name="Normal"><text:span text:style-name="T6310">Veiklai naudojami nauji pastatai ir pastatų, įtrauktų į Lietuvos Respublikos nekilnojamųjų kultūros vertybių registrą, rekonstravimas, jei pastatai pastatyti arba rekonstravimas atliktas nuo 2002 m. sausio 1 d.</text:span></text:p>
          </table:table-cell>
          <table:table-cell table:style-name="TableCell6311">
            <text:p text:style-name="Normal"><text:span text:style-name="T6312">tiesinis arba dvigubo balanso</text:span></text:p>
          </table:table-cell>
          <table:table-cell table:style-name="TableCell6313">
            <text:p text:style-name="P6314"><text:span text:style-name="T6315">8</text:span></text:p>
          </table:table-cell>
          <table:table-cell table:style-name="TableCell6316">
            <text:p text:style-name="P6317">8</text:p>
          </table:table-cell>
        </table:table-row>
        <table:table-row table:style-name="TableRow6318">
          <table:table-cell table:style-name="TableCell6319">
            <text:p text:style-name="Normal"><text:span text:style-name="T6320">Gyvenamieji namai</text:span></text:p>
          </table:table-cell>
          <table:table-cell table:style-name="TableCell6321">
            <text:p text:style-name="Normal"><text:span text:style-name="T6322">tiesinis</text:span></text:p>
          </table:table-cell>
          <table:table-cell table:style-name="TableCell6323">
            <text:p text:style-name="P6324"><text:span text:style-name="T6325">20</text:span></text:p>
          </table:table-cell>
          <table:table-cell table:style-name="TableCell6326">
            <text:p text:style-name="P6327">20</text:p>
          </table:table-cell>
        </table:table-row>
        <table:table-row table:style-name="TableRow6328">
          <table:table-cell table:style-name="TableCell6329">
            <text:p text:style-name="Normal"><text:span text:style-name="T6330">Kiti anksčiau neišvardyti pastatai</text:span></text:p>
          </table:table-cell>
          <table:table-cell table:style-name="TableCell6331">
            <text:p text:style-name="Normal"><text:span text:style-name="T6332">tiesinis</text:span></text:p>
          </table:table-cell>
          <table:table-cell table:style-name="TableCell6333">
            <text:p text:style-name="P6334"><text:span text:style-name="T6335">15</text:span></text:p>
          </table:table-cell>
          <table:table-cell table:style-name="TableCell6336">
            <text:p text:style-name="P6337">15</text:p>
          </table:table-cell>
        </table:table-row>
        <table:table-row table:style-name="TableRow6338">
          <table:table-cell table:style-name="TableCell6339">
            <text:p text:style-name="Normal"><text:span text:style-name="T6340">Mašinos ir įrengimai</text:span></text:p>
          </table:table-cell>
          <table:table-cell table:style-name="TableCell6341">
            <text:p text:style-name="Normal"><text:span text:style-name="T6342">tiesinis arba dvigubo balanso</text:span></text:p>
          </table:table-cell>
          <table:table-cell table:style-name="TableCell6343">
            <text:p text:style-name="P6344"/>
            <text:p text:style-name="P6345"><text:span text:style-name="T6346">5</text:span></text:p>
          </table:table-cell>
          <table:table-cell table:style-name="TableCell6347">
            <text:p text:style-name="P6348"><text:span text:style-name="T6349">2<text:s/></text:span><text:span text:style-name="T6350">(išskyrus taikant dvigubo balanso metodą)</text:span></text:p>
          </table:table-cell>
        </table:table-row>
        <table:table-row table:style-name="TableRow6351">
          <table:table-cell table:style-name="TableCell6352">
            <text:p text:style-name="Normal"><text:span text:style-name="T6353">Įrenginiai (statiniai, gręžiniai ir kt.)</text:span></text:p>
          </table:table-cell>
          <table:table-cell table:style-name="TableCell6354">
            <text:p text:style-name="Normal"><text:span text:style-name="T6355">tiesinis</text:span></text:p>
          </table:table-cell>
          <table:table-cell table:style-name="TableCell6356">
            <text:p text:style-name="P6357"><text:span text:style-name="T6358">8</text:span></text:p>
          </table:table-cell>
          <table:table-cell table:style-name="TableCell6359">
            <text:p text:style-name="P6360">2</text:p>
          </table:table-cell>
        </table:table-row>
        <table:table-row table:style-name="TableRow6361">
          <table:table-cell table:style-name="TableCell6362">
            <text:p text:style-name="Normal"><text:span text:style-name="T6363">Elektros<text:s/></text:span><text:span text:style-name="T6364">perdavimo ir ryšių įtaisai (išskyrus kompiuterių tinklus)</text:span></text:p>
          </table:table-cell>
          <table:table-cell table:style-name="TableCell6365">
            <text:p text:style-name="P6366"/>
            <text:p text:style-name="Normal"><text:span text:style-name="T6367">tiesinis</text:span></text:p>
          </table:table-cell>
          <table:table-cell table:style-name="TableCell6368">
            <text:p text:style-name="P6369"/>
            <text:p text:style-name="P6370"><text:span text:style-name="T6371">8</text:span></text:p>
          </table:table-cell>
          <table:table-cell table:style-name="TableCell6372">
            <text:p text:style-name="P6373"/>
            <text:p text:style-name="P6374">8</text:p>
          </table:table-cell>
        </table:table-row>
        <table:table-row table:style-name="TableRow6375">
          <table:table-cell table:style-name="TableCell6376">
            <text:p text:style-name="Normal"><text:span text:style-name="T6377">Geležinkelio riedmenys (šilumvežiai, vagonai, cisternos), laivai</text:span></text:p>
          </table:table-cell>
          <table:table-cell table:style-name="TableCell6378">
            <text:p text:style-name="P6379"/>
            <text:p text:style-name="Normal"><text:span text:style-name="T6380">tiesinis</text:span></text:p>
          </table:table-cell>
          <table:table-cell table:style-name="TableCell6381">
            <text:p text:style-name="P6382"/>
            <text:p text:style-name="P6383"><text:span text:style-name="T6384">8</text:span></text:p>
          </table:table-cell>
          <table:table-cell table:style-name="TableCell6385">
            <text:p text:style-name="P6386"/>
            <text:p text:style-name="P6387">8</text:p>
          </table:table-cell>
        </table:table-row>
        <table:table-row table:style-name="TableRow6388">
          <table:table-cell table:style-name="TableCell6389">
            <text:p text:style-name="Normal"><text:span text:style-name="T6390">Vamzdynai, lėktuvai, ginklai</text:span></text:p>
          </table:table-cell>
          <table:table-cell table:style-name="TableCell6391">
            <text:p text:style-name="Normal"><text:span text:style-name="T6392">tiesinis</text:span></text:p>
          </table:table-cell>
          <table:table-cell table:style-name="TableCell6393">
            <text:p text:style-name="P6394"><text:span text:style-name="T6395">15</text:span></text:p>
          </table:table-cell>
          <table:table-cell table:style-name="TableCell6396">
            <text:p text:style-name="P6397">15</text:p>
          </table:table-cell>
        </table:table-row>
        <table:table-row table:style-name="TableRow6398">
          <table:table-cell table:style-name="TableCell6399">
            <text:p text:style-name="Normal"><text:span text:style-name="T6400">Baldai, išskyrus naudojamus viešbučių veiklai</text:span></text:p>
          </table:table-cell>
          <table:table-cell table:style-name="TableCell6401">
            <text:p text:style-name="Normal"><text:span text:style-name="T6402">tiesinis</text:span></text:p>
          </table:table-cell>
          <table:table-cell table:style-name="TableCell6403">
            <text:p text:style-name="P6404"><text:span text:style-name="T6405">6</text:span></text:p>
          </table:table-cell>
          <table:table-cell table:style-name="TableCell6406">
            <text:p text:style-name="P6407">6</text:p>
          </table:table-cell>
        </table:table-row>
        <table:table-row table:style-name="TableRow6408">
          <table:table-cell table:style-name="TableCell6409">
            <text:p text:style-name="Normal"><text:span text:style-name="T6410">Inventorius, baldai, naudojami viešbučių veiklai</text:span></text:p>
          </table:table-cell>
          <table:table-cell table:style-name="TableCell6411">
            <text:p text:style-name="Normal"><text:span text:style-name="T6412">tiesinis arba dvigubo balanso</text:span></text:p>
          </table:table-cell>
          <table:table-cell table:style-name="TableCell6413">
            <text:p text:style-name="P6414"/>
            <text:p text:style-name="P6415"><text:span text:style-name="T6416">6</text:span></text:p>
          </table:table-cell>
          <table:table-cell table:style-name="TableCell6417">
            <text:p text:style-name="P6418"/>
            <text:p text:style-name="P6419">6</text:p>
          </table:table-cell>
        </table:table-row>
        <table:table-row table:style-name="TableRow6420">
          <table:table-cell table:style-name="TableCell6421">
            <text:p text:style-name="Normal"><text:span text:style-name="T6422">Kompiuterinė technika ir ryšių priemonės (kompiuteriai, jų tinklai ir įranga)</text:span></text:p>
          </table:table-cell>
          <table:table-cell table:style-name="TableCell6423">
            <text:p text:style-name="Normal"><text:span text:style-name="T6424">tiesinis arba dvigubo balanso</text:span></text:p>
          </table:table-cell>
          <table:table-cell table:style-name="TableCell6425">
            <text:p text:style-name="P6426"/>
            <text:p text:style-name="P6427"><text:span text:style-name="T6428">3</text:span></text:p>
          </table:table-cell>
          <table:table-cell table:style-name="TableCell6429">
            <text:p text:style-name="P6430"/>
            <text:p text:style-name="P6431"><text:span text:style-name="T6432">2<text:s/></text:span><text:span text:style-name="T6433">(išskyrus taikant dvigubo balanso metodą)</text:span></text:p>
            <text:p text:style-name="P6434"/>
          </table:table-cell>
        </table:table-row>
        <table:table-row table:style-name="TableRow6435">
          <table:table-cell table:style-name="TableCell6436">
            <text:p text:style-name="Normal"><text:span text:style-name="T6437">Lengvieji automobiliai:</text:span></text:p>
          </table:table-cell>
          <table:table-cell table:style-name="TableCell6438">
            <text:p text:style-name="P6439"/>
          </table:table-cell>
          <table:table-cell table:style-name="TableCell6440">
            <text:p text:style-name="P6441"/>
          </table:table-cell>
          <table:table-cell table:style-name="TableCell6442">
            <text:p text:style-name="P6443"/>
          </table:table-cell>
        </table:table-row>
        <table:table-row table:style-name="TableRow6444">
          <table:table-cell table:style-name="TableCell6445">
            <text:p text:style-name="Normal"><text:span text:style-name="T6446">1) naudojami trumpalaikės automobilių nuomos</text:span></text:p>
            <text:p text:style-name="P6447">veiklai, vairavimo mokymo paslaugoms ar transporto paslaugoms teikti – ne senesni kaip<text:s/></text:p>
            <text:p text:style-name="Normal"><text:span text:style-name="T6448">5 metų</text:span></text:p>
          </table:table-cell>
          <table:table-cell table:style-name="TableCell6449">
            <text:p text:style-name="Normal"><text:span text:style-name="T6450">tiesinis arba dvigubo balanso</text:span></text:p>
          </table:table-cell>
          <table:table-cell table:style-name="TableCell6451">
            <text:p text:style-name="P6452"><text:span text:style-name="T6453">4</text:span></text:p>
          </table:table-cell>
          <table:table-cell table:style-name="TableCell6454">
            <text:p text:style-name="P6455">4</text:p>
          </table:table-cell>
        </table:table-row>
        <table:table-row table:style-name="TableRow6456">
          <table:table-cell table:style-name="TableCell6457">
            <text:p text:style-name="Normal"><text:span text:style-name="T6458">2) kiti lengvieji automobiliai – ne senesni kaip 5<text:s/></text:span><text:span text:style-name="T6459">metų</text:span></text:p>
          </table:table-cell>
          <table:table-cell table:style-name="TableCell6460">
            <text:p text:style-name="Normal"><text:span text:style-name="T6461">tiesinis</text:span></text:p>
          </table:table-cell>
          <table:table-cell table:style-name="TableCell6462">
            <text:p text:style-name="P6463"><text:span text:style-name="T6464">6</text:span></text:p>
          </table:table-cell>
          <table:table-cell table:style-name="TableCell6465">
            <text:p text:style-name="P6466">6</text:p>
          </table:table-cell>
        </table:table-row>
        <table:table-row table:style-name="TableRow6467">
          <table:table-cell table:style-name="TableCell6468">
            <text:p text:style-name="Normal"><text:span text:style-name="T6469">3) kiti lengvieji automobiliai</text:span></text:p>
          </table:table-cell>
          <table:table-cell table:style-name="TableCell6470">
            <text:p text:style-name="Normal"><text:span text:style-name="T6471">tiesinis</text:span></text:p>
          </table:table-cell>
          <table:table-cell table:style-name="TableCell6472">
            <text:p text:style-name="P6473"><text:span text:style-name="T6474">10</text:span></text:p>
          </table:table-cell>
          <table:table-cell table:style-name="TableCell6475">
            <text:p text:style-name="P6476">10</text:p>
          </table:table-cell>
        </table:table-row>
        <table:table-row table:style-name="TableRow6477">
          <table:table-cell table:style-name="TableCell6478">
            <text:p text:style-name="Normal"><text:span text:style-name="T6479">Krovininiai automobiliai, priekabos ir puspriekabės, autobusai – ne senesni kaip 5 metų</text:span></text:p>
          </table:table-cell>
          <table:table-cell table:style-name="TableCell6480">
            <text:p text:style-name="Normal"><text:span text:style-name="T6481">tiesinis arba dvigubo balanso</text:span></text:p>
          </table:table-cell>
          <table:table-cell table:style-name="TableCell6482">
            <text:p text:style-name="P6483"><text:span text:style-name="T6484">4</text:span></text:p>
          </table:table-cell>
          <table:table-cell table:style-name="TableCell6485">
            <text:p text:style-name="P6486">4</text:p>
          </table:table-cell>
        </table:table-row>
        <table:table-row table:style-name="TableRow6487">
          <table:table-cell table:style-name="TableCell6488">
            <text:p text:style-name="Normal"><text:span text:style-name="T6489">Kiti krovininiai automobiliai, priekabos ir puspriekabės, autobusai</text:span></text:p>
          </table:table-cell>
          <table:table-cell table:style-name="TableCell6490">
            <text:p text:style-name="P6491"><text:span text:style-name="T6492">tiesinis</text:span></text:p>
          </table:table-cell>
          <table:table-cell table:style-name="TableCell6493">
            <text:p text:style-name="P6494"><text:span text:style-name="T6495">4</text:span></text:p>
          </table:table-cell>
          <table:table-cell table:style-name="TableCell6496">
            <text:p text:style-name="P6497">4</text:p>
          </table:table-cell>
        </table:table-row>
        <table:table-row table:style-name="TableRow6498">
          <table:table-cell table:style-name="TableCell6499">
            <text:p text:style-name="Normal"><text:span text:style-name="T6500">Kitas anksčiau neišvardytas materialusis turtas</text:span></text:p>
            <text:p text:style-name="P6501"/>
          </table:table-cell>
          <table:table-cell table:style-name="TableCell6502">
            <text:p text:style-name="Normal"><text:span text:style-name="T6503">tiesinis arba produkcijos</text:span></text:p>
          </table:table-cell>
          <table:table-cell table:style-name="TableCell6504">
            <text:p text:style-name="P6505"><text:span text:style-name="T6506">4 (išskyrus taikant produkcijos metodą)</text:span></text:p>
          </table:table-cell>
          <table:table-cell table:style-name="TableCell6507">
            <text:p text:style-name="P6508"><text:span text:style-name="T6509">2<text:s/></text:span><text:span text:style-name="T6510">(išskyrus taikant produkcijos metodą)</text:span></text:p>
          </table:table-cell>
        </table:table-row>
        <table:table-row table:style-name="TableRow6511">
          <table:table-cell table:style-name="TableCell6512">
            <text:p text:style-name="P6513">NEMATERIALUSIS TURTAS</text:p>
          </table:table-cell>
          <table:table-cell table:style-name="TableCell6514">
            <text:p text:style-name="P6515"/>
          </table:table-cell>
          <table:table-cell table:style-name="TableCell6516">
            <text:p text:style-name="P6517"/>
          </table:table-cell>
          <table:table-cell table:style-name="TableCell6518">
            <text:p text:style-name="P6519"/>
          </table:table-cell>
        </table:table-row>
        <table:table-row table:style-name="TableRow6520">
          <table:table-cell table:style-name="TableCell6521">
            <text:p text:style-name="Normal"><text:span text:style-name="T6522">Programinė įranga</text:span></text:p>
          </table:table-cell>
          <table:table-cell table:style-name="TableCell6523">
            <text:p text:style-name="Normal"><text:span text:style-name="T6524">tiesinis arba dvigubo balanso</text:span></text:p>
          </table:table-cell>
          <table:table-cell table:style-name="TableCell6525">
            <text:p text:style-name="P6526"><text:span text:style-name="T6527">3</text:span></text:p>
          </table:table-cell>
          <table:table-cell table:style-name="TableCell6528">
            <text:p text:style-name="P6529"><text:span text:style-name="T6530">2<text:s/></text:span><text:span text:style-name="T6531">(išskyrus taikant dvigubo balanso metodą)</text:span></text:p>
          </table:table-cell>
        </table:table-row>
        <table:table-row table:style-name="TableRow6532">
          <table:table-cell table:style-name="TableCell6533">
            <text:p text:style-name="Normal"><text:span text:style-name="T6534">Įsigytos teisės</text:span></text:p>
          </table:table-cell>
          <table:table-cell table:style-name="TableCell6535">
            <text:p text:style-name="Normal"><text:span text:style-name="T6536">tiesinis arba dvigubo balanso</text:span></text:p>
          </table:table-cell>
          <table:table-cell table:style-name="TableCell6537">
            <text:p text:style-name="P6538"><text:span text:style-name="T6539">3</text:span></text:p>
          </table:table-cell>
          <table:table-cell table:style-name="TableCell6540">
            <text:p text:style-name="P6541"><text:span text:style-name="T6542">2<text:s/></text:span><text:span text:style-name="T6543">(išskyrus taikant dvigubo balanso metodą)</text:span></text:p>
          </table:table-cell>
        </table:table-row>
        <table:table-row table:style-name="TableRow6544">
          <table:table-cell table:style-name="TableCell6545">
            <text:p text:style-name="Normal"><text:span text:style-name="T6546">Kitas nematerialusis turtas</text:span></text:p>
          </table:table-cell>
          <table:table-cell table:style-name="TableCell6547">
            <text:p text:style-name="Normal"><text:span text:style-name="T6548">tiesinis</text:span></text:p>
          </table:table-cell>
          <table:table-cell table:style-name="TableCell6549">
            <text:p text:style-name="P6550"><text:span text:style-name="T6551">4</text:span></text:p>
          </table:table-cell>
          <table:table-cell table:style-name="TableCell6552">
            <text:p text:style-name="P6553">2</text:p>
          </table:table-cell>
        </table:table-row>
        <table:table-row table:style-name="TableRow6554">
          <table:table-cell table:style-name="TableCell6555">
            <text:p text:style-name="P6556">PRESTIŽO VERTĖ</text:p>
          </table:table-cell>
          <table:table-cell table:style-name="TableCell6557">
            <text:p text:style-name="P6558"/>
          </table:table-cell>
          <table:table-cell table:style-name="TableCell6559">
            <text:p text:style-name="P6560"/>
          </table:table-cell>
          <table:table-cell table:style-name="TableCell6561">
            <text:p text:style-name="P6562"/>
          </table:table-cell>
        </table:table-row>
        <table:table-row table:style-name="TableRow6563">
          <table:table-cell table:style-name="TableCell6564">
            <text:p text:style-name="Normal"><text:span text:style-name="T6565">Prestižo vertė</text:span></text:p>
          </table:table-cell>
          <table:table-cell table:style-name="TableCell6566">
            <text:p text:style-name="Normal"><text:span text:style-name="T6567">tiesinis</text:span></text:p>
          </table:table-cell>
          <table:table-cell table:style-name="TableCell6568">
            <text:p text:style-name="P6569"><text:span text:style-name="T6570">15</text:span></text:p>
          </table:table-cell>
          <table:table-cell table:style-name="TableCell6571">
            <text:p text:style-name="P6572">15</text:p>
          </table:table-cell>
        </table:table-row>
      </table:table>
      <text:p text:style-name="P6573">Priedėlio pakeitimai:</text:p>
      <text:p text:style-name="Normal"><text:span text:style-name="T6574">Nr.<text:s/></text:span><text:a xlink:href="http://www3.lrs.lt/cgi-bin/preps2?a=268450&amp;b=" office:target-frame-name="_top" xlink:show="replace"><text:span text:style-name="T6575">X-456</text:span></text:a><text:span text:style-name="T6576">, 2005-12-20, Žin., 2005, Nr. 153-5635 (2005-12-31)</text:span></text:p>
      <text:p text:style-name="Normal"><text:span text:style-name="T6577">Nr.<text:s/></text:span><text:a xlink:href="http://www3.lrs.lt/cgi-bin/preps2?a=278850&amp;b=" office:target-frame-name="_top" xlink:show="replace"><text:span text:style-name="T6578">X-681</text:span></text:a><text:span text:style-name="T6579">, 2006-06-13, Žin., 2006, Nr. 72-2694 (2006-06-28)</text:span></text:p>
      <text:p text:style-name="Normal"><text:span text:style-name="T6580">Nr.<text:s/></text:span><text:a xlink:href="http://www3.lrs.lt/cgi-bin/preps2?a=297421&amp;b=" office:target-frame-name="_top" xlink:show="replace"><text:span text:style-name="T6581">X-1110</text:span></text:a><text:span text:style-name="T6582">, 2007-05-03, Žin., 2007, Nr. 55-2126 (2007-05-19)</text:span></text:p>
      <text:p text:style-name="P6583"><text:span text:style-name="T6584">Nr.<text:s/></text:span><text:a xlink:href="http://www3.lrs.lt/cgi-bin/preps2?a=318400&amp;b=" office:target-frame-name="_top" xlink:show="replace"><text:span text:style-name="T6585">X-1484</text:span></text:a><text:span text:style-name="T6586">, 2008-04-10, Žin., 2008, Nr. 47-1749 (2008-04-24)</text:span></text:p>
      <text:p text:style-name="P6587"><text:span text:style-name="T6588">Lietuvos Respublikos</text:span></text:p>
      <text:p text:style-name="P6589">2001m. gruodžio 20 d.<text:s/></text:p>
      <text:p text:style-name="P6590">įstatymo Nr. IX-675</text:p>
      <text:p text:style-name="P6591">2 priedėlis</text:p>
      <text:p text:style-name="Normal"><text:span text:style-name="T6592">2</text:span><text:span text:style-name="T6593"><text:s/>priedėlis neteko galios nuo 2004-09-02:</text:span></text:p>
      <text:p text:style-name="Normal"><text:span text:style-name="T6594">Nr.<text:s/></text:span><text:a xlink:href="http://www3.lrs.lt/cgi-bin/preps2?a=240424&amp;b=" office:target-frame-name="_top" xlink:show="replace"><text:span text:style-name="T6595">IX-2418</text:span></text:a><text:span text:style-name="T6596">, 2004-08-23, Žin., 2004, Nr. 134-4836 (2004-09-02)</text:span></text:p>
      <text:p text:style-name="P6597"/>
      <text:p text:style-name="P6598"/>
      <text:p text:style-name="P6599"><text:span text:style-name="T6600">Lietuvos Respublikos<text:s/></text:span></text:p>
      <text:p text:style-name="P6601">pelno mokesčio įstatymo<text:s/></text:p>
      <text:p text:style-name="P6602"><text:span text:style-name="T6603">3</text:span><text:span text:style-name="T6604"><text:s/>priedėlis<text:s/></text:span></text:p>
      <text:p text:style-name="P6605"/>
      <text:h text:style-name="P6606" text:outline-level="5"><text:span text:style-name="T6607">ĮGYVENDINAMI EUROPOS SĄJUNGOS TEISĖS AKTAI</text:span></text:h>
      <text:p text:style-name="P6608"/>
      <text:p text:style-name="P6609"><text:span text:style-name="T6610">1</text:span><text:span text:style-name="T6611">. 1985 m. liepos 25 d. Tarybos reglamentas (EEB) Nr. 2137/85 dėl Europos ekonominių interesų grupių (EEIG).</text:span></text:p>
      <text:p text:style-name="P6612"><text:span text:style-name="T6613">2</text:span><text:span text:style-name="T6614">. 1990 m. liepos 23 d. Tarybos direktyva 90/435/EEB d</text:span><text:span text:style-name="T6615">ėl bendrosios mokesčių sistemos, taikomos įvairių valstybių narių patronuojančioms ir dukterinėms bendrovėms.</text:span></text:p>
      <text:p text:style-name="P6616"><text:span text:style-name="T6617">3</text:span><text:span text:style-name="T6618">. 1990 m. liepos 23 d. Tarybos direktyva 90/434/EEB dėl bendros mokesčių sistemos, taikomos įvairių valstybių narių įmonių jungimui, skaidymu</text:span><text:span text:style-name="T6619">i, turto perleidimui ir keitimuisi akcijomis.</text:span></text:p>
      <text:p text:style-name="P6620"><text:span text:style-name="T6621">4</text:span><text:span text:style-name="T6622">. Belgijos Karalystės, Danijos Karalystės, Vokietijos Federacinės Respublikos, Graikijos Respublikos, Ispanijos Karalystės, Prancūzijos Respublikos, Airijos, Italijos Respublikos, Liuksemburgo Didžiosios H</text:span><text:span text:style-name="T6623">ercogystės, Nyderlandų Karalystės, Austrijos Respublikos, Portugalijos Respublikos, Suomijos Respublikos, Švedijos Karalystės, Jungtinės Didžiosios Britanijos ir Šiaurės Airijos Karalystės (Europos Sąjungos valstybių narių) ir Čekijos Respublikos, Estijos<text:s/></text:span><text:span text:style-name="T6624">Respublikos, Kipro Respublikos, Latvijos Respublikos, Lietuvos Respublikos, Vengrijos Respublikos, Maltos Respublikos, Lenkijos Respublikos, Slovėnijos Respublikos, Slovakijos Respublikos sutarties dėl Čekijos Respublikos, Estijos Respublikos, Kipro Respub</text:span><text:span text:style-name="T6625">likos, Latvijos Respublikos, Lietuvos Respublikos, Vengrijos Respublikos, Maltos Respublikos, Lenkijos Respublikos, Slovėnijos Respublikos ir Slovakijos Respublikos stojimo į Europos Sąjungą aktas dėl Čekijos Respublikos, Estijos Respublikos, Kipro Respubl</text:span><text:span text:style-name="T6626">ikos, Latvijos Respublikos, Lietuvos Respublikos, Vengrijos Respublikos, Maltos Respublikos, Lenkijos Respublikos, Slovėnijos Respublikos ir Slovakijos Respublikos stojimo sąlygų ir sutarčių, kuriomis yra grindžiama Europos Sąjunga, pritaikomųjų pataisų.</text:span></text:p>
      <text:p text:style-name="P6627"><text:span text:style-name="T6628">5</text:span><text:span text:style-name="T6629">. 2003 m. birželio 3 d. Tarybos direktyva 2003/49/EB dėl bendros apmokestinimo sistemos, taikomos palūkanų ir autorinių atlyginimų mokėjimams tarp skirtingų valstybių narių asocijuotų bendrovių.</text:span></text:p>
      <text:p text:style-name="P6630"><text:span text:style-name="T6631">6</text:span><text:span text:style-name="T6632">. 2003 m. gruodžio 22 d. Tarybos direktyva<text:s/></text:span><text:span text:style-name="T6633">2003/123/EB, iš dalies keičianti Direktyvą 90/435/EEB dėl bendrosios mokesčių sistemos, taikomos įvairių valstybių narių patronuojančioms ir dukterinėms bendrovėms.</text:span></text:p>
      <text:p text:style-name="P6634"><text:span text:style-name="T6635">7</text:span><text:span text:style-name="T6636">. 2004 m. balandžio 26 d. Tarybos direktyva 2004/66/EB, adaptuojanti Europos Parlament</text:span><text:span text:style-name="T6637">o ir Tarybos direktyvas 1999/45/EB, 2002/83/EB, 2003/37/EB ir 2003/59/EB ir Tarybos direktyvas 77/388/EEB, 91/414/EEB, 96/26/EB, 2003/48/EB ir 2003/49/EB laisvo prekių judėjimo, laisvės teikti paslaugas, žemės ūkio, transporto politikos ir mokesčių srityse</text:span><text:span text:style-name="T6638"><text:s/>dėl Čekijos Respublikos, Estijos, Kipro, Latvijos, Lietuvos, Vengrijos, Maltos, Lenkijos, Slovėnijos ir Slovakijos stojimo.</text:span></text:p>
      <text:p text:style-name="P6639"><text:span text:style-name="T6640">8</text:span><text:span text:style-name="T6641">. 2004 m. balandžio 29 d. Tarybos direktyva 2004/76/EB, iš dalies keičianti Direktyvą 2003/49/EB dėl galimybės tam tikroms val</text:span><text:span text:style-name="T6642">stybėms narėms nustatyti pereinamuosius laikotarpius taikant bendrą apmokestinimo sistemą, taikomą palūkanų ir autorinių atlyginimų mokėjimams tarp skirtingų valstybių narių asocijuotų bendrovių.</text:span></text:p>
      <text:p text:style-name="P6643"><text:span text:style-name="T6644">9</text:span><text:span text:style-name="T6645">. 2005 m. vasario 17 d. Tarybos direktyva 2005/19/EB, i</text:span><text:span text:style-name="T6646">š dalies keičianti Direktyvą 90/434/EEB dėl bendros mokesčių sistemos, taikomos įvairių valstybių narių įmonių jungimui, skaidymui, turto perleidimui ir keitimuisi akcijomis.</text:span></text:p>
      <text:p text:style-name="P6647"><text:span text:style-name="T6648">10</text:span><text:span text:style-name="T6649">. 2006 m. lapkričio 20 d. Tarybos direktyva 2006/98/EB dėl Bulgarijos ir Ru</text:span><text:span text:style-name="T6650">munijos stojimo, adaptuojanti tam tikras direktyvas mokesčių srityje (OL 2006 L 363, p. 129).</text:span></text:p>
      <text:p text:style-name="P6651"><text:span text:style-name="T6652">11</text:span><text:span text:style-name="T6653">. 2013 m. gegužės 13 d. Tarybos direktyva 2013/13/ES, kuria dėl Kroatijos Respublikos stojimo adaptuojamos tam tikros mokesčių srities direktyvos (OL 2013 L</text:span><text:span text:style-name="T6654"> 141, p. 30).</text:span></text:p>
      <text:p text:style-name="P6655"><text:span text:style-name="T6656">12</text:span><text:span text:style-name="T6657">.<text:s/></text:span><text:span text:style-name="T6658">2014 m. liepos 8 d. Tarybos direktyva 2014/86/ES, kuria iš dalies keičiama Direktyva 2011/96/ES dėl bendrosios mokesčių sistemos, taikomos įvairių valstybių narių patronuojančioms ir dukterinėms bendrovėms</text:span><text:span text:style-name="T6659"><text:s/></text:span><text:span text:style-name="T6660">(</text:span><text:span text:style-name="T6661">OL 2014 L 219, p. 40</text:span><text:span text:style-name="T6662">).</text:span><text:s/></text:p>
      <text:p text:style-name="P6663">Papildyta straipsnio dalimi:</text:p>
      <text:p text:style-name="P6664"><text:span text:style-name="T6665">Nr.<text:s/></text:span><text:a xlink:href="https://www.e-tar.lt/portal/legalAct.html?documentId=b857dcd0f28b11e5989ee743dd0efbb0" office:target-frame-name="_top" xlink:show="replace"><text:span text:style-name="T6666">XII-2262</text:span></text:a><text:span text:style-name="T6667">, 2016-03-22, paskelbta TAR 2016-03-25, i. k. 2016-06346</text:span></text:p>
      <text:p text:style-name="Normal"/>
      <text:p text:style-name="P6668"><text:span text:style-name="T6669">13</text:span><text:span text:style-name="T6670">.<text:s/></text:span><text:span text:style-name="T6671">2015 m. sausio 27 d. Tarybos direktyva (ES) 2015/121,<text:s/></text:span><text:span text:style-name="T6672">kuria iš dalies keičiama Direktyva 2011/96/ES dėl bendrosios mokesčių sistemos, taikomos įvairių valstybių narių patronuojančioms ir dukterinėms bendrovėms</text:span><text:span text:style-name="T6673"><text:s/></text:span><text:span text:style-name="T6674">(</text:span><text:span text:style-name="T6675">OL 2015 L 21, p. 1</text:span><text:span text:style-name="T6676">).</text:span></text:p>
      <text:p text:style-name="P6677">Papildyta straipsnio dalimi:</text:p>
      <text:p text:style-name="P6678"><text:span text:style-name="T6679">Nr.<text:s/></text:span><text:a xlink:href="https://www.e-tar.lt/portal/legalAct.html?documentId=b857dcd0f28b11e5989ee743dd0efbb0" office:target-frame-name="_top" xlink:show="replace"><text:span text:style-name="T6680">XII-2262</text:span></text:a><text:span text:style-name="T6681">, 2016-03-22, paskelbta TAR 2016-03-25, i. k. 2016-06346</text:span></text:p>
      <text:p text:style-name="Normal"/>
      <text:p text:style-name="P6682"><text:span text:style-name="T6683">14</text:span><text:span text:style-name="T6684">.</text:span><text:span text:style-name="T6685"><text:s/></text:span><text:span text:style-name="T6686">2016 m. liepos 12 d. Tarybos direktyva (ES) 2016/1164, kuria nustatomos kovos su mokesčių vengimo praktika, tiesiogiai veikiančia</text:span><text:span text:style-name="T6687"><text:s/>vidaus rinkos veikimą, taisyklės<text:s/></text:span><text:span text:style-name="T6688">(OL 2016 L 193, p. 1), su paskutiniais pakeitimais, padarytais<text:s/></text:span><text:span text:style-name="T6689">2017 m. gegužės 29 d. Tarybos direktyva (ES) 2017/952 (OL 2017 L 144, p. 1)</text:span><text:span text:style-name="T6690">.</text:span><text:s/></text:p>
      <text:p text:style-name="P6691">Papildyta punktu:</text:p>
      <text:p text:style-name="P6692"><text:span text:style-name="T6693">Nr.<text:s/></text:span><text:a xlink:href="https://www.e-tar.lt/portal/legalAct.html?documentId=37311330043d11e9a5eaf2cd290f1944" office:target-frame-name="_top" xlink:show="replace"><text:span text:style-name="T6694">XIII-1697</text:span></text:a><text:span text:style-name="T6695">, 2018-12-06, paskelbta TAR 2018-12-20, i. k. 2018-20938</text:span></text:p>
      <text:p text:style-name="P6696">Punkto pakeitimai:</text:p>
      <text:p text:style-name="P6697"><text:span text:style-name="T6698">Nr.<text:s/></text:span><text:a xlink:href="https://www.e-tar.lt/portal/legalAct.html?documentId=876276d02ad111eabe008ea93139d588" office:target-frame-name="_top" xlink:show="replace"><text:span text:style-name="T6699">XIII-2694</text:span></text:a><text:span text:style-name="T6700">, 2019-12-17,<text:s/></text:span><text:span text:style-name="T6701">paskelbta TAR 2019-12-30, i. k. 2019-21550</text:span></text:p>
      <text:p text:style-name="Normal"/>
      <text:p text:style-name="P6702">Įstatymas papildytas priedėliu:</text:p>
      <text:p text:style-name="P6703"><text:span text:style-name="T6704">Nr.<text:s/></text:span><text:a xlink:href="http://www3.lrs.lt/cgi-bin/preps2?a=231528&amp;b=" office:target-frame-name="_top" xlink:show="replace"><text:span text:style-name="T6705">IX-2102</text:span></text:a><text:span text:style-name="T6706">, 2004-04-08, Žin., 20</text:span><text:span text:style-name="T6707">0</text:span><text:span text:style-name="T6708">4, Nr. 60-2117 (2004-04-24)</text:span></text:p>
      <text:p text:style-name="P6709">Priedėlio pakeitimai:</text:p>
      <text:p text:style-name="P6710"><text:span text:style-name="T6711">Nr.<text:s/></text:span><text:a xlink:href="http://www3.lrs.lt/cgi-bin/preps2?a=232368&amp;b=" office:target-frame-name="_top" xlink:show="replace"><text:span text:style-name="T6712">IX-2201</text:span></text:a><text:span text:style-name="T6713">, 2004-04-29, Žin., 2004, Nr. 73-2534 (2004-04-30)</text:span></text:p>
      <text:p text:style-name="Normal"><text:span text:style-name="T6714">Nr.<text:s/></text:span><text:a xlink:href="http://www3.lrs.lt/cgi-bin/preps2?a=240424&amp;b=" office:target-frame-name="_top" xlink:show="replace"><text:span text:style-name="T6715">IX-2418</text:span></text:a><text:span text:style-name="T6716">, 2004-08-23, Žin., 2004, Nr. 134-4836 (2004-09-02)</text:span></text:p>
      <text:p text:style-name="Normal"><text:span text:style-name="T6717">Nr.<text:s/></text:span><text:a xlink:href="http://www3.lrs.lt/cgi-bin/preps2?a=268450&amp;b=" office:target-frame-name="_top" xlink:show="replace"><text:span text:style-name="T6718">X-456</text:span></text:a><text:span text:style-name="T6719">, 2005-12-20, Žin., 2005, Nr. 153-5635 (2005-12-31)</text:span></text:p>
      <text:p text:style-name="P6720"><text:span text:style-name="T6721">Nr.<text:s/></text:span><text:a xlink:href="http://www3.lrs.lt/cgi-bin/preps2?a=318400&amp;b=" office:target-frame-name="_top" xlink:show="replace"><text:span text:style-name="T6722">X-1484</text:span></text:a><text:span text:style-name="T6723">, 2008-04-10, Žin., 2008, Nr. 47-1749 (2008-04-24)</text:span></text:p>
      <text:p text:style-name="Normal"><text:span text:style-name="T6724">Nr.<text:s/></text:span><text:a xlink:href="http://www3.lrs.lt/cgi-bin/preps2?a=462850&amp;b=" office:target-frame-name="_top" xlink:show="replace"><text:span text:style-name="T6725">XII-661</text:span></text:a><text:span text:style-name="T6726">, 2013-12-12, Žin., 2013, Nr. 140-7046 (2013-12-30)</text:span></text:p>
      <text:p text:style-name="Normal"/>
      <text:p text:style-name="Normal"><text:span text:style-name="T6727">Pakeitimai:</text:span></text:p>
      <text:p text:style-name="P6728"/>
      <text:p text:style-name="P6729">1.</text:p>
      <text:p text:style-name="P6730">Lietuvos Respublikos Seimas, Įstatymas</text:p>
      <text:p text:style-name="PlainText"><text:span text:style-name="T6731">Nr.<text:s/></text:span><text:a xlink:href="http://www3.lrs.lt/cgi-bin/preps2?a=169922&amp;b=" office:target-frame-name="_top" xlink:show="replace"><text:span text:style-name="T6732">IX-976</text:span></text:a><text:span text:style-name="T6733">, 2002-</text:span><text:span text:style-name="T6734">06-20, Žin., 2002, Nr. 65-2636 (2002-06-28)</text:span></text:p>
      <text:p text:style-name="P6735">PELNO MOKESČIO ĮSTATYMO 3 STRAIPSNIO PAKEITIMO ĮSTATYMAS</text:p>
      <text:p text:style-name="P6736">Šis Įstatymas įsigalioja nuo 2002 m. liepos 1 d.</text:p>
      <text:p text:style-name="P6737"/>
      <text:p text:style-name="P6738">2.</text:p>
      <text:p text:style-name="P6739">Lietuvos Respublikos Seimas, Įstatymas</text:p>
      <text:p text:style-name="PlainText"><text:span text:style-name="T6740">Nr.<text:s/></text:span><text:a xlink:href="http://www3.lrs.lt/cgi-bin/preps2?a=171370&amp;b=" office:target-frame-name="_top" xlink:show="replace"><text:span text:style-name="T6741">IX-1008</text:span></text:a><text:span text:style-name="T6742">, 2002-07-02, Žin., 2002, Nr. 73-3086 (2002-07-19)</text:span></text:p>
      <text:p text:style-name="P6743">PELNO MOKESČIO ĮSTATYMO 33, 58, 59 STRAIPSNIŲ PAKEITIMO IR PAPILDYMO ĮSTATYMAS</text:p>
      <text:p text:style-name="P6744">Šio Įstatymo 1 straipsnis įsigalioja nuo 2003 m. sausio 1 d.</text:p>
      <text:p text:style-name="P6745"/>
      <text:p text:style-name="P6746">3.</text:p>
      <text:p text:style-name="P6747">Lietuvos Respublikos Seimas, Įstatymas</text:p>
      <text:p text:style-name="PlainText"><text:span text:style-name="T6748">Nr.<text:s/></text:span><text:a xlink:href="http://www3.lrs.lt/cgi-bin/preps2?a=197550&amp;b=" office:target-frame-name="_top" xlink:show="replace"><text:span text:style-name="T6749">IX-1224</text:span></text:a><text:span text:style-name="T6750">, 2002-12-05, Žin., 2002, Nr. 123-5517 (2002-12-24)</text:span></text:p>
      <text:p text:style-name="P6751">PELNO MOKESČIO ĮSTATYMO 11 STRAIPSNIO PAKEITIMO ĮSTATYMAS</text:p>
      <text:p text:style-name="P6752">Šio Įstatymo 1 straipsnio nuostata taikoma apskaičiuojant pelno mokestį už 2002 metų mokestinį laikotarpį.</text:p>
      <text:p text:style-name="P6753"/>
      <text:p text:style-name="P6754">4.</text:p>
      <text:p text:style-name="P6755">Lietuvos Respublikos Seimas, Įstatymas</text:p>
      <text:p text:style-name="P6756"><text:span text:style-name="T6757">Nr.<text:s/></text:span><text:a xlink:href="http://www3.lrs.lt/cgi-bin/preps2?a=215625&amp;b=" office:target-frame-name="_top" xlink:show="replace"><text:span text:style-name="T6758">IX-1659</text:span></text:a><text:span text:style-name="T6759">, 2003-07-01, Žin., 2003, Nr. 74-3417 (2003-07-25)</text:span></text:p>
      <text:p text:style-name="P6760">PELNO MOKESČIO ĮSTATYMO 2, 4, 5, 12, 13, 18, 19, 20, 27, 31, 33, 35, 38, 41, 55, 57, 58, 59 STRAIPSNIŲ PAKEITIMO IR PAPILDYMO ĮSTATYMAS</text:p>
      <text:p text:style-name="P6761">Šio Įstatymo 3, 5, 6, 7, 8, 10, 13, 14, 16 straipsnių ir 17 straipsnio 2 ir 3 dalių nuostatos taikomos apskaičiuojant 2002 metais<text:s/>prasidėjusio ir vėlesnių mokestinių laikotarpių apmokestinamąjį pelną.</text:p>
      <text:p text:style-name="P6762">Šio Įstatymo 17 straipsnio 1 dalies nuostatos taikomos apskaičiuojant 2002 metais prasidėjusio mokestinio laikotarpio apmokestinamąjį pelną.</text:p>
      <text:p text:style-name="P6763">Šio Įstatymo 1 straipsnio 1 dalies, 4<text:s/>straipsnio 2 dalies, 9, 11, 12 ir 15 straipsnių nuostatos taikomos apskaičiuojant 2003 metais prasidėjusio ir vėlesnių mokestinių laikotarpių apmokestinamąjį pelną.</text:p>
      <text:p text:style-name="P6764">Šio Įstatymo 1 straipsnio 2 dalies ir 4 straipsnio 1 dalies nuostatos taikomos apskaičiuojant 2004 metais prasidėjusio ir vėlesnių mokestinių laikotarpių apmokestinamąjį pelną.</text:p>
      <text:p text:style-name="P6765">Šio įstatymo atitaisymas skelbtas: Žin., 2003, Nr. 81(1) (2003-08-22)</text:p>
      <text:p text:style-name="P6766"/>
      <text:p text:style-name="P6767">5.</text:p>
      <text:p text:style-name="P6768">Lietuvos Respublikos Seimas, Įstatymas</text:p>
      <text:p text:style-name="P6769"><text:span text:style-name="T6770">Nr.<text:s/></text:span><text:a xlink:href="http://www3.lrs.lt/cgi-bin/preps2?a=215629&amp;b=" office:target-frame-name="_top" xlink:show="replace"><text:span text:style-name="T6771">IX-1663</text:span></text:a><text:span text:style-name="T6772">, 2003-07-01, Žin., 2003, Nr. 73-3343 (2003-07-23)</text:span></text:p>
      <text:p text:style-name="P6773">PELNO MOKESČIO ĮSTATYMO 28 IR 58 STRAIPSNIŲ PAPILDYMO IR PAKEITIMO ĮSTATYMAS</text:p>
      <text:p text:style-name="P6774">Šis Įstatymas įsigalioja nuo 2004 m. sausio 1 d.</text:p>
      <text:p text:style-name="P6775">Pakeitimai:</text:p>
      <text:p text:style-name="P6776">5.1.</text:p>
      <text:p text:style-name="P6777"><text:span text:style-name="T6778">Nr.<text:s/></text:span><text:a xlink:href="http://www3.lrs.lt/cgi-bin/preps2?a=220285&amp;b=" office:target-frame-name="_top" xlink:show="replace"><text:span text:style-name="T6779">IX-1775</text:span></text:a><text:span text:style-name="T6780">, 2003-10-14, Žin., 2003, Nr. 104-4645 (2003-11-05)</text:span></text:p>
      <text:p text:style-name="P6781">PELNO MOKESČIO ĮSTATYMO 2, 58 STRAIPSNIŲ PAKEITIMO IR PAPILDYMO BEI PELNO MOKESČIO ĮSTATYMO 28 IR 58 STRAIPSNIŲ PAPILDYMO IR PAKEITIMO ĮSTATYMO 2 STRAIPSNIO PRIPAŽINIMO NETEKUSIU GALIOS ĮSTATYMAS</text:p>
      <text:p text:style-name="P6782">Šio Įstatymo pirmojo skirsnio 2 straipsnio 1 dalies nuostata – išbraukti žodžius „pinigines ir pinigines-daiktines loterijas rengiančių įmonių“ ir 3 dalis įsigalioja nuo 2004 m. sausio 1<text:s/>d.</text:p>
      <text:p text:style-name="P6783"/>
      <text:p text:style-name="P6784">6.</text:p>
      <text:p text:style-name="P6785">Lietuvos Respublikos Seimas, Įstatymas</text:p>
      <text:p text:style-name="PlainText"><text:span text:style-name="T6786">Nr.<text:s/></text:span><text:a xlink:href="http://www3.lrs.lt/cgi-bin/preps2?a=215770&amp;b=" office:target-frame-name="_top" xlink:show="replace"><text:span text:style-name="T6787">IX-1713</text:span></text:a><text:span text:style-name="T6788">, 2003-07-04, Žin., 2003, Nr. 74-3428 (2003-07-25)</text:span></text:p>
      <text:p text:style-name="P6789">PELNO MOKESČIO ĮSTATYMO 12 IR 26 STRAIPSNIŲ PAKEITIMO ĮSTATYMAS</text:p>
      <text:p text:style-name="P6790">Šio Įstatymo nuostatos dėl dividendų ir kito paskirstytojo pelno nepriskyrimo neapmokestinamosioms pajamoms taikomos apskaičiuojant 2004 metais prasidėjusio ir vėlesnių mokestinių laikotarpių apmokestinamąjį pelną.</text:p>
      <text:p text:style-name="P6791"/>
      <text:p text:style-name="P6792">7.</text:p>
      <text:p text:style-name="P6793">Lietuvos Respublikos Seimas, Įstatymas</text:p>
      <text:p text:style-name="P6794"><text:span text:style-name="T6795">Nr.<text:s/></text:span><text:a xlink:href="http://www3.lrs.lt/cgi-bin/preps2?a=220285&amp;b=" office:target-frame-name="_top" xlink:show="replace"><text:span text:style-name="T6796">IX-1775</text:span></text:a><text:span text:style-name="T6797">, 2003-10-14, Žin., 2003, Nr. 104-4645 (2003-11-05)</text:span></text:p>
      <text:p text:style-name="P6798">PELNO MOKESČIO ĮSTATYMO 2, 58 STRAIPSNIŲ PAKEITIMO IR PAPILDYMO BEI PELNO MOKESČIO ĮSTATYMO 28 IR 58 STRAIPSNIŲ PAPILDYMO IR PAKEITIMO ĮSTATYMO 2 STRAIPSNIO PRIPAŽINIMO NETEKUSIU GALIOS ĮSTATYMAS</text:p>
      <text:p text:style-name="P6799">Šio Įstatymo pirmojo skirsnio 2 straipsnio 1 dalies nuostata – išbraukti žodžius „pinigines ir pinigines-daiktines loterijas rengiančių įmonių“ ir 3 dalis įsigalioja nuo 2004 m. sausio 1 d.</text:p>
      <text:p text:style-name="P6800">Šis Įstatymas, išskyrus pirmojo skirsnio 2 straipsnio 1 dalies nuostatą – išbraukti žodžius „pinigines ir pinigines-daiktines loterijas rengiančių įmonių“ ir 3 dalį, taikomas apskaičiuojant 2003 metais prasidėjusio ir vėlesnių mokestinių laikotarpių apmokestinamąjį pelną.<text:s/></text:p>
      <text:p text:style-name="P6801"/>
      <text:p text:style-name="P6802">8.</text:p>
      <text:p text:style-name="P6803">Lietuvos Respublikos Seimas, Įstatymas</text:p>
      <text:p text:style-name="P6804"><text:span text:style-name="T6805">Nr.<text:s/></text:span><text:a xlink:href="http://www3.lrs.lt/cgi-bin/preps2?a=226941&amp;b=" office:target-frame-name="_top" xlink:show="replace"><text:span text:style-name="T6806">IX-1972</text:span></text:a><text:span text:style-name="T6807">, 2004-01-22, Žin., 2004, Nr. 25-748 (2004-02-14)</text:span></text:p>
      <text:p text:style-name="P6808">PELNO MOKESČIO ĮSTATYMO 2, 15, 16, 31, 40, 50, 59 STRAIPSNIŲ PAKEITIMO IR PAPILDYMO<text:s/>ĮSTATYMAS</text:p>
      <text:p text:style-name="P6809"/>
      <text:p text:style-name="P6810">9.</text:p>
      <text:p text:style-name="P6811">Lietuvos Respublikos Seimas, Įstatymas</text:p>
      <text:p text:style-name="P6812"><text:span text:style-name="T6813">Nr.<text:s/></text:span><text:a xlink:href="http://www3.lrs.lt/cgi-bin/preps2?a=230463&amp;b=" office:target-frame-name="_top" xlink:show="replace"><text:span text:style-name="T6814">IX-2091</text:span></text:a><text:span text:style-name="T6815">, 2004-03-30, Žin., 2004, Nr. 54-1834 (2004-04-15)</text:span></text:p>
      <text:p text:style-name="P6816">PELNO MOKESČIO ĮSTATYMO 34 IR 58 STRAIPSNIŲ PAKEITIMO IR PAPILDYMO ĮSTATYMAS</text:p>
      <text:p text:style-name="P6817">Šis Įstatymas įsigalioja nuo 2004 m. gegužės 1 d.</text:p>
      <text:p text:style-name="P6818"/>
      <text:p text:style-name="P6819">10.</text:p>
      <text:p text:style-name="P6820">Lietuvos Respublikos Seimas, Įstatymas</text:p>
      <text:p text:style-name="P6821"><text:span text:style-name="T6822">Nr.<text:s/></text:span><text:a xlink:href="http://www3.lrs.lt/cgi-bin/preps2?a=231528&amp;b=" office:target-frame-name="_top" xlink:show="replace"><text:span text:style-name="T6823">IX-2102</text:span></text:a><text:span text:style-name="T6824">, 2004-04-08, Žin., 2004, Nr. 60-2117 (2004-04-24)</text:span></text:p>
      <text:p text:style-name="P6825">PELNO MOKESČIO ĮSTATYMO 1, 3, 4 STRAIPSNIŲ PAPILDYMO IR ĮSTATYMO PAPILDYMO 39(1) STRAIPSNIU BEI 3 PRIEDĖLIU ĮSTATYMAS</text:p>
      <text:p text:style-name="P6826">Šis Įstatymas įsigalioja nuo Lietuvos Respublikos įstojimo į Europos Sąjungą dienos.</text:p>
      <text:p text:style-name="P6827"/>
      <text:p text:style-name="P6828">11.</text:p>
      <text:p text:style-name="P6829">Lietuvos Respublikos Seimas, Įstatymas</text:p>
      <text:p text:style-name="P6830"><text:span text:style-name="T6831">Nr.<text:s/></text:span><text:a xlink:href="http://www3.lrs.lt/cgi-bin/preps2?a=231543&amp;b=" office:target-frame-name="_top" xlink:show="replace"><text:span text:style-name="T6832">IX-2120</text:span></text:a><text:span text:style-name="T6833">, 2004-04-13, Žin., 2004, Nr. 60-2127 (2004-04-24)</text:span></text:p>
      <text:p text:style-name="P6834">PELNO MOKESČIO ĮSTATYMO 3 IR 5 STRAIPSNIŲ PAKEITIMO ĮSTATYMAS</text:p>
      <text:p text:style-name="P6835">Šio Įstatymo 2 straipsnio 1 dalies nuostatos taikomos apskaičiuojant 2004 metais prasidėjusio mokestinio laikotarpio ir<text:s/>vėlesnių mokestinių laikotarpių apmokestinamąjį pelną.<text:s/></text:p>
      <text:p text:style-name="P6836">Šio Įstatymo 1 straipsnio ir 2 straipsnio 2 dalies nuostatos taikomos apskaičiuojant 2005 metais prasidėjusio mokestinio laikotarpio ir vėlesnių mokestinių laikotarpių apmokestinamąjį pelną.<text:s/></text:p>
      <text:p text:style-name="P6837"/>
      <text:p text:style-name="P6838">12.</text:p>
      <text:p text:style-name="P6839">Lietuvos Respublikos Seimas, Įstatymas</text:p>
      <text:p text:style-name="P6840"><text:span text:style-name="T6841">Nr.<text:s/></text:span><text:a xlink:href="http://www3.lrs.lt/cgi-bin/preps2?a=232368&amp;b=" office:target-frame-name="_top" xlink:show="replace"><text:span text:style-name="T6842">IX-2201</text:span></text:a><text:span text:style-name="T6843">, 2004-04-29, Žin., 2004, Nr. 73-2534 (2004-04-30)</text:span></text:p>
      <text:p text:style-name="P6844">PELNO MOKESČIO ĮSTATYMO 5, 12, 26, 35, 36, 37, 53 STRAIPSNIŲ PAKEITIMO IR PAPILDYMO, ĮSTATYMO PAPILDYMO 37(1) BEI 37(2) STRAIPSNIAIS IR ĮSTATYMO 3 PRIEDĖLIO PAPILDYMO ĮSTATYMAS</text:p>
      <text:p text:style-name="P6845">Šio Įstatymo 5 ir 6 straipsniai įsigalioja nuo 2005 m. sausio 1 d.</text:p>
      <text:p text:style-name="P6846">Šio Įstatymo 7, 8 ir 10 straipsniai įsigalioja praėjus šešeriems kalendoriniams metams nuo 2003 m. birželio<text:s/>3 d. Tarybos direktyvos 2003/48/EB dėl palūkanų, gautų iš taupymo pajamų, apmokestinimo taikymo pradžios.</text:p>
      <text:p text:style-name="P6847"><text:span text:style-name="T6848">Šio Įstatymo 9 straipsnis<text:s/></text:span><text:span text:style-name="T6849">įsigalioja praėjus ketveriems kalendoriniams metams nuo 2003 m. birželio 3 d. Tarybos direktyvos 2003/48/EB dėl palūkanų, g</text:span><text:span text:style-name="T6850">autų iš taupymo pajamų, apmokestinimo taikymo pradžios ir<text:s/></text:span><text:span text:style-name="T6851">galioja iki 2009 m. gruodžio 31 d.</text:span><text:span text:style-name="T6852">.</text:span></text:p>
      <text:p text:style-name="P6853"><text:tab/>Pakeitimai:</text:p>
      <text:p text:style-name="P6854"><text:tab/>12.1.<text:s/></text:p>
      <text:p text:style-name="P6855">Lietuvos Respublikos Seimas, Įstatymas</text:p>
      <text:p text:style-name="P6856"><text:span text:style-name="T6857">Nr.<text:s/></text:span><text:a xlink:href="http://www3.lrs.lt/cgi-bin/preps2?a=268450&amp;b=" office:target-frame-name="_top" xlink:show="replace"><text:span text:style-name="T6858">X-456</text:span></text:a><text:span text:style-name="T6859">, 2005-12-20, Žin., 2005, Nr.<text:s/></text:span><text:span text:style-name="T6860">153-5635 (2005-12-31)</text:span></text:p>
      <text:p text:style-name="P6861">PELNO MOKESČIO ĮSTATYMO 2, 4, 5, 7, 12, 16, 18, 21, 27, 28, 30, 31, 32, 41, 42, 43, 47, 51, 55 STRAIPSNIŲ, 1, 3 PRIEDĖLIŲ PAKEITIMO BEI PAPILDYMO, ĮSTATYMO PAPILDYMO 37(3) STRAIPSNIU IR 44 STRAIPSNIO PRIPAŽINIMO NETEKUSIU GALIOS BEI PELNO MOKESČIO ĮSTATYMO 5, 12, 26, 35, 36, 37, 53 STRAIPSNIŲ PAKEITIMO IR PAPILDYMO, ĮSTATYMO PAPILDYMO 37(1) BEI 37(2) STRAIPSNIAIS IR ĮSTATYMO 3 PRIEDĖLIO PAPILDYMO ĮSTATYMO 12 STRAIPSNIO PAKEITIMO ĮSTATYMAS</text:p>
      <text:p text:style-name="P6862">12.2.</text:p>
      <text:p text:style-name="P6863">Lietuvos Respublikos Seimas, Įstatymas</text:p>
      <text:p text:style-name="P6864"><text:span text:style-name="T6865">Nr</text:span><text:span text:style-name="T6866">.<text:s/></text:span><text:a xlink:href="http://www3.lrs.lt/cgi-bin/preps2?a=325290&amp;b=" office:target-frame-name="_top" xlink:show="replace"><text:span text:style-name="T6867">X-1698</text:span></text:a><text:span text:style-name="T6868">, 2008-07-14, Žin., 2008, Nr. 87-3458 (2008-07-31)</text:span></text:p>
      <text:p text:style-name="P6869">PELNO MOKESČIO ĮSTATYMO 5, 12, 26, 35, 36, 37, 53 STRAIPSNIŲ PAKEITIMO IR PAPILDYMO, ĮSTATYMO PAPILDYMO 37(1) BEI 37(2) STRAIPSNIAIS IR<text:s/>ĮSTATYMO 3 PRIEDĖLIO PAPILDYMO ĮSTATYMO 8 STRAIPSNIO PAKEITIMO ĮSTATYMAS</text:p>
      <text:p text:style-name="P6870">Šis įstatymas įsigalioja 2009 m. sausio 1 d.</text:p>
      <text:p text:style-name="P6871">12.3.</text:p>
      <text:p text:style-name="P6872">Lietuvos Respublikos Seimas, Įstatymas</text:p>
      <text:p text:style-name="P6873"><text:span text:style-name="T6874">Nr.<text:s/></text:span><text:a xlink:href="http://www3.lrs.lt/cgi-bin/preps2?a=334542&amp;b=" office:target-frame-name="_top" xlink:show="replace"><text:span text:style-name="T6875">XI-75</text:span></text:a><text:span text:style-name="T6876">, 2008-12-18, Žin., 2</text:span><text:span text:style-name="T6877">008, Nr. 149-6002 (2008-12-30)</text:span></text:p>
      <text:p text:style-name="P6878">PELNO MOKESČIO ĮSTATYMO 5, 12, 26, 35, 36, 37, 53 STRAIPSNIŲ PAKEITIMO IR PAPILDYMO, ĮSTATYMO PAPILDYMO 37(1) BEI 37(2) STRAIPSNIAIS IR ĮSTATYMO 3 PRIEDĖLIO PAPILDYMO ĮSTATYMO 2 STRAIPSNIO PRIPAŽINIMO NETEKUSIU GALIOS IR 12 STRAIPSNIO PAKEITIMO ĮSTATYMAS</text:p>
      <text:p text:style-name="P6879"><text:span text:style-name="T6880">12.4.</text:span><text:span text:style-name="T6881"><text:s/></text:span></text:p>
      <text:p text:style-name="P6882"><text:span text:style-name="T6883">Įstatymo 9 straipsnio galiojimo pakeitimas:</text:span></text:p>
      <text:p text:style-name="P6884">Lietuvos Respublikos Seimas, Įstatymas</text:p>
      <text:p text:style-name="P6885"><text:span text:style-name="T6886">Nr.<text:s/></text:span><text:a xlink:href="http://www3.lrs.lt/cgi-bin/preps2?a=350402&amp;b=" office:target-frame-name="_top" xlink:show="replace"><text:span text:style-name="T6887">XI-388</text:span></text:a><text:span text:style-name="T6888">, 2009-07-22, Žin., 2009, Nr. 93-3980 (2009-08-04)</text:span></text:p>
      <text:p text:style-name="P6889">PELNO MOKESČIO ĮSTATYMO 5, 12, 26, 35, 36, 37, 53 STRAIPSNIŲ PAKEITIMO IR PAPILDYMO, ĮSTATYMO PAPILDYMO 37(1) BEI 37(2) STRAIPSNIAIS IR ĮSTATYMO 3 PRIEDĖLIO PAPILDYMO ĮSTATYMO 8 IR 12 STRAIPSNIŲ PAKEITIMO ĮSTATYMAS</text:p>
      <text:p text:style-name="P6890"/>
      <text:p text:style-name="P6891">13.</text:p>
      <text:p text:style-name="P6892">Lietuvos Respublikos Seimas, Įstatymas</text:p>
      <text:p text:style-name="PlainText"><text:span text:style-name="T6893">Nr.<text:s/></text:span><text:a xlink:href="http://www3.lrs.lt/cgi-bin/preps2?a=235369&amp;b=" office:target-frame-name="_top" xlink:show="replace"><text:span text:style-name="T6894">IX-2252</text:span></text:a><text:span text:style-name="T6895">, 2004-06-01, Žin., 2004, Nr. 96-3520 (2004-06-19)</text:span></text:p>
      <text:p text:style-name="P6896">PELNO MOKESČIO ĮSTATYMO, VALSTYBĖS IR SAVIVALDYBIŲ TURTO VALDYMO, NAUDOJIMO IR DISPONAVIMO JUO ĮSTATYMO IR VIEŠŲJŲ PIRKIMŲ ĮSTATYMO PAKEITIMO IR PAPILDYMO ĮSTATYMAS</text:p>
      <text:p text:style-name="P6897"><text:span text:style-name="T6898">Šio įstatymo nuostatos taikomos apskaičiuojant 2005 metais prasidėjusio ir vėlesnių mokestinių laikotarpių apmokestinamąjį pelną.</text:span></text:p>
      <text:p text:style-name="P6899"/>
      <text:p text:style-name="P6900">14.</text:p>
      <text:p text:style-name="P6901">Lietuvos Respublikos Seimas, Įstatymas</text:p>
      <text:p text:style-name="PlainText"><text:span text:style-name="T6902">Nr.<text:s/></text:span><text:a xlink:href="http://www3.lrs.lt/cgi-bin/preps2?a=240424&amp;b=" office:target-frame-name="_top" xlink:show="replace"><text:span text:style-name="T6903">IX-2418</text:span></text:a><text:span text:style-name="T6904">, 2004-08-23, Žin., 2004, Nr. 134-4836 (2004-09-02)</text:span></text:p>
      <text:p text:style-name="P6905">PELNO MOKESČIO ĮSTATYMO 42 STRAIPSNIO PAKEITIMO, ĮSTATYMO 2 PRIEDĖLIO PRIPAŽINIMO NETEKUSIU GALIOS IR 3 PRIEDĖLIO PAKEITIMO ĮSTATYMAS</text:p>
      <text:p text:style-name="P6906"/>
      <text:p text:style-name="P6907">15.</text:p>
      <text:p text:style-name="P6908">Lietuvos Respublikos Seimas, Įstatymas</text:p>
      <text:p text:style-name="P6909"><text:span text:style-name="T6910">Nr.<text:s/></text:span><text:a xlink:href="http://www3.lrs.lt/cgi-bin/preps2?a=243912&amp;b=" office:target-frame-name="_top" xlink:show="replace"><text:span text:style-name="T6911">IX-2492</text:span></text:a><text:span text:style-name="T6912">, 2004-10-12, Žin., 2004, Nr. 158-5758 (2004-10-30)</text:span></text:p>
      <text:p text:style-name="P6913">PELNO MOKESČIO ĮSTATYMO 18 IR 20 STRAIPSNIŲ PAKEITIMO ĮSTATYMAS</text:p>
      <text:p text:style-name="P6914">Šio įstatymo nuostatos taikomos apskaičiuojant pelno mokestį už 2004 metų ir vėlesnių metų mokestinius laikotarpius.</text:p>
      <text:p text:style-name="P6915"/>
      <text:p text:style-name="P6916">16.</text:p>
      <text:p text:style-name="P6917">Lietuvos Respublikos Seimas, Įstatymas</text:p>
      <text:p text:style-name="P6918"><text:span text:style-name="T6919">Nr.<text:s/></text:span><text:a xlink:href="http://www3.lrs.lt/cgi-bin/preps2?a=257649&amp;b=" office:target-frame-name="_top" xlink:show="replace"><text:span text:style-name="T6920">X-232</text:span></text:a><text:span text:style-name="T6921">, 2005-06-07, Žin., 2005, Nr. 76-2740 (2005-06-18)</text:span></text:p>
      <text:p text:style-name="P6922">PELNO MOKESČIO ĮSTATYMO 31 STRAIPSNIO PAPILDYMO ĮSTATYMAS</text:p>
      <text:p text:style-name="P6923"><text:span text:style-name="T6924">Šis įstatymas taikomas apskaičiuojant 2006 metų ir 2007 metų mokestinių laikotarpių apmokestinamąjį pelną.</text:span></text:p>
      <text:p text:style-name="P6925"/>
      <text:p text:style-name="P6926">17.</text:p>
      <text:p text:style-name="P6927">Lietuvos Respublikos Seimas, Įstatymas</text:p>
      <text:p text:style-name="PlainText"><text:span text:style-name="T6928">Nr.<text:s/></text:span><text:a xlink:href="http://www3.lrs.lt/cgi-bin/preps2?a=258588&amp;b=" office:target-frame-name="_top" xlink:show="replace"><text:span text:style-name="T6929">X-259</text:span></text:a><text:span text:style-name="T6930">, 2005-06-21, Žin., 2005, Nr. 81-2942 (2005-06-30)</text:span></text:p>
      <text:p text:style-name="P6931">PELNO MOKESČIO ĮSTATYMO 2, 11, 12 IR 31 STRAIPSNIŲ PAKEITIMO ĮSTATYMAS</text:p>
      <text:p text:style-name="P6932">Šio įstatymo 1, 3 ir 4 straipsnių nuostatos taikomos apskaičiuojant 2005 metais prasidėjusio mokestinio<text:s/>laikotarpio ir vėlesnių mokestinių laikotarpių apmokestinamąjį pelną.</text:p>
      <text:p text:style-name="P6933"/>
      <text:p text:style-name="P6934">18.</text:p>
      <text:p text:style-name="P6935">Lietuvos Respublikos Seimas, Įstatymas</text:p>
      <text:p text:style-name="P6936"><text:span text:style-name="T6937">Nr.<text:s/></text:span><text:a xlink:href="http://www3.lrs.lt/cgi-bin/preps2?a=259416&amp;b=" office:target-frame-name="_top" xlink:show="replace"><text:span text:style-name="T6938">X-297</text:span></text:a><text:span text:style-name="T6939">, 2005-06-30, Žin., 2005, Nr. 85-3141 (2005-07-14)</text:span></text:p>
      <text:p text:style-name="P6940">PELNO MOKESČIO ĮSTATYMO 12 STRAIPSNIO PAPILDYMO ĮSTATYMAS</text:p>
      <text:p text:style-name="P6941">Šio įstatymo nuostatos taikomos apskaičiuojant 2005 metais prasidėjusio ir vėlesnių mokestinių laikotarpių apmokestinamąjį pelną.</text:p>
      <text:p text:style-name="P6942"/>
      <text:p text:style-name="P6943">19.</text:p>
      <text:p text:style-name="P6944">Lietuvos Respublikos Seimas, Įstatymas</text:p>
      <text:p text:style-name="P6945"><text:span text:style-name="T6946">Nr.<text:s/></text:span><text:a xlink:href="http://www3.lrs.lt/cgi-bin/preps2?a=259773&amp;b=" office:target-frame-name="_top" xlink:show="replace"><text:span text:style-name="T6947">X-327</text:span></text:a><text:span text:style-name="T6948">, 2005-07-05, Žin., 2005, Nr. 88-3292 (2005-07-21)</text:span></text:p>
      <text:p text:style-name="P6949">PELNO MOKESČIO ĮSTATYMO 13 IR 26 STRAIPSNIŲ PAPILDYMO ĮSTATYMAS</text:p>
      <text:p text:style-name="P6950">Šio įstatymo nuostatos taikomos apskaičiuojant 2005 metais prasidėjusio ir vėlesnių mokestinių laikotarpių apmokestinamąjį pelną.</text:p>
      <text:p text:style-name="P6951"/>
      <text:p text:style-name="P6952">20.</text:p>
      <text:p text:style-name="P6953">Lietuvos Respublikos Seimas, Įstatymas</text:p>
      <text:p text:style-name="PlainText"><text:span text:style-name="T6954">Nr.<text:s/></text:span><text:a xlink:href="http://www3.lrs.lt/cgi-bin/preps2?a=268450&amp;b=" office:target-frame-name="_top" xlink:show="replace"><text:span text:style-name="T6955">X-456</text:span></text:a><text:span text:style-name="T6956">, 2005-12-20, Žin., 2005, Nr. 153-5635 (2005-12-31)</text:span></text:p>
      <text:p text:style-name="P6957">PELNO MOKESČIO ĮSTATYMO 2, 4, 5, 7, 12, 16, 18, 21, 27, 28, 30, 31, 32,<text:s/>41, 42, 43, 47, 51, 55 STRAIPSNIŲ, 1, 3 PRIEDĖLIŲ PAKEITIMO BEI PAPILDYMO, ĮSTATYMO PAPILDYMO 37(3) STRAIPSNIU IR 44 STRAIPSNIO PRIPAŽINIMO NETEKUSIU GALIOS BEI PELNO MOKESČIO ĮSTATYMO 5, 12, 26, 35, 36, 37, 53 STRAIPSNIŲ PAKEITIMO IR PAPILDYMO, ĮSTATYMO PAPILDYMO 37(1) BEI 37(2) STRAIPSNIAIS IR ĮSTATYMO 3 PRIEDĖLIO PAPILDYMO ĮSTATYMO 12 STRAIPSNIO PAKEITIMO ĮSTATYMAS</text:p>
      <text:p text:style-name="P6958">Šis įstatymas įsigalioja nuo 2006-01-01.</text:p>
      <text:p text:style-name="P6959">Šio įstatymo pirmojo skirsnio nuostatos taikomos apskaičiuojant 2006 metais prasidėjusio mokestinio<text:s/>laikotarpio ir vėlesnių mokestinių laikotarpių apmokestinamąjį pelną.</text:p>
      <text:p text:style-name="P6960">Šio įstatymo pirmojo skirsnio 13 straipsnis įsigalioja nuo 2007 m. sausio 1 d.</text:p>
      <text:p text:style-name="P6961">Iki 2006 metais prasidedančio mokestinio laikotarpio pradžios sukauptos ir pagal Lietuvos Respublikos pelno<text:s/>mokesčio įstatymo nuostatas neatskaitytos formavimo savikainos sąnaudos iš pajamų atskaitomos kaip ribojamų dydžių leidžiami atskaitymai per likusius iki 2006 metais prasidedančio mokestinio laikotarpio pradžios nustatytus amortizacijos laikotarpius.</text:p>
      <text:p text:style-name="P6962"/>
      <text:p text:style-name="P6963">21.</text:p>
      <text:p text:style-name="P6964">Lietuvos Respublikos Seimas, Įstatymas</text:p>
      <text:p text:style-name="PlainText"><text:span text:style-name="T6965">Nr.<text:s/></text:span><text:a xlink:href="http://www3.lrs.lt/cgi-bin/preps2?a=278850&amp;b=" office:target-frame-name="_top" xlink:show="replace"><text:span text:style-name="T6966">X-681</text:span></text:a><text:span text:style-name="T6967">, 2006-06-13, Žin., 2006, Nr. 72-2694 (2006-06-28)</text:span></text:p>
      <text:p text:style-name="P6968">PELNO MOKESČIO ĮSTATYMO 1 PRIEDĖLIO PAKEITIMO ĮSTATYMAS</text:p>
      <text:p text:style-name="P6969"/>
      <text:p text:style-name="P6970">22.</text:p>
      <text:p text:style-name="P6971">Lietuvos Respublikos Seimas,<text:s/>Įstatymas</text:p>
      <text:p text:style-name="P6972"><text:span text:style-name="T6973">Nr.<text:s/></text:span><text:a xlink:href="http://www3.lrs.lt/cgi-bin/preps2?a=285398&amp;b=" office:target-frame-name="_top" xlink:show="replace"><text:span text:style-name="T6974">X-866</text:span></text:a><text:span text:style-name="T6975">, 2006-10-19, Žin., 2006, Nr. 116-4404 (2006-10-31)</text:span></text:p>
      <text:p text:style-name="P6976">PELNO MOKESČIO ĮSTATYMO 12, 13, 14, 30 STRAIPSNIŲ PAKEITIMO IR PAPILDYMO ĮSTATYMAS</text:p>
      <text:p text:style-name="P6977">Šio įstatymo 1 ir 4 straipsnių nuostatos<text:s/>taikomos apskaičiuojant 2007 metų ir vėlesnių metų mokestinių laikotarpių pelno mokestį.</text:p>
      <text:p text:style-name="P6978"/>
      <text:p text:style-name="P6979">23.</text:p>
      <text:p text:style-name="P6980">Lietuvos Respublikos Seimas, Įstatymas</text:p>
      <text:p text:style-name="P6981"><text:span text:style-name="T6982">Nr.<text:s/></text:span><text:a xlink:href="http://www3.lrs.lt/cgi-bin/preps2?a=289430&amp;b=" office:target-frame-name="_top" xlink:show="replace"><text:span text:style-name="T6983">X-936</text:span></text:a><text:span text:style-name="T6984">, 2006-12-05, Žin., 2006, Nr. 141-5388 (2006-12-28)</text:span></text:p>
      <text:p text:style-name="P6985">PELNO MOKESČIO ĮSTATYMO 21 STRAIPSNIO PAKEITIMO ĮSTATYMAS</text:p>
      <text:p text:style-name="P6986"/>
      <text:p text:style-name="P6987">24.</text:p>
      <text:p text:style-name="P6988">Lietuvos Respublikos Seimas, Įstatymas</text:p>
      <text:p text:style-name="PlainText"><text:span text:style-name="T6989">Nr.<text:s/></text:span><text:a xlink:href="http://www3.lrs.lt/cgi-bin/preps2?a=297421&amp;b=" office:target-frame-name="_top" xlink:show="replace"><text:span text:style-name="T6990">X-1110</text:span></text:a><text:span text:style-name="T6991">, 2007-05-03, Žin., 2007, Nr. 55-2126 (2007-05-19)</text:span></text:p>
      <text:p text:style-name="P6992">PELNO MOKESČIO ĮSTATYMO 2, 4,<text:s/>7, 11, 12, 18, 19, 26, 31, 43, 50, 51, 53, 58 STRAIPSNIŲ, 1 PRIEDĖLIO PAKEITIMO BEI PAPILDYMO IR ĮSTATYMO PAPILDYMO 38(1), 38(2) STRAIPSNIAIS ĮSTATYMAS</text:p>
      <text:p text:style-name="P6993">Šio įstatymo nuostatos, išskyrus 1 straipsnio 2, 5, 6, 7, 8 ir 9 dalių, 3 straipsnio, 6 straipsnio 1, 4,<text:s/>5 ir 6 dalių, 7 straipsnio, 16 straipsnio ir 17 straipsnio 2 dalies nuostatas, taikomos apskaičiuojant 2007 metais prasidėjusio mokestinio laikotarpio ir vėlesnių mokestinių laikotarpių apmokestinamąjį pelną.</text:p>
      <text:p text:style-name="P6994"><text:span text:style-name="T6995">Šio įstatymo 1 straipsnio 2, 5, 6, 7, 8 ir 9 d</text:span><text:span text:style-name="T6996">alių, 3 straipsnio, 6 straipsnio 1, 4, 5 ir 6 dalių, 7 straipsnio, 16 straipsnio ir 17 straipsnio 2 dalies nuostatos taikomos apskaičiuojant 2006 metais prasidėjusio mokestinio laikotarpio ir vėlesnių mokestinių laikotarpių apmokestinamąjį pelną.</text:span></text:p>
      <text:p text:style-name="P6997">Laivybos<text:s/>vienetas, Lietuvos Respublikos pelno mokesčio įstatymo nustatyta tvarka 2007 metais prasidėjusį mokestinį laikotarpį pasirinkęs apmokestinimo fiksuotu pelno mokesčiu tvarkos taikymą, apie pasirinkimą taikyti apmokestinimo fiksuotu pelno mokesčiu tvarką centrinio mokesčių administratoriaus nustatyta tvarka informuoja vietos mokesčių administratorių iki 2007 metais prasidėjusio mokestinio laikotarpio antrojo ketvirčio paskutinės dienos.</text:p>
      <text:p text:style-name="P6998"><text:span text:style-name="T6999">Laivybos vieneto, Lietuvos Respublikos pelno mokesčio įstatymo nustatyta<text:s/></text:span><text:span text:style-name="T7000">tvarka 2007 metais prasidėjusį mokestinį laikotarpį pasirinkusio apmokestinimo fiksuotu pelno mokesčiu tvarkos taikymą, sumokėtas avansinis pelno mokestis už 2007 metais prasidėjusį mokestinį laikotarpį grąžinamas (įskaitomas) Lietuvos Respublikos mokesčių</text:span><text:span text:style-name="T7001"><text:s/>administravimo įstatymo nustatyta tvarka.</text:span></text:p>
      <text:p text:style-name="P7002"/>
      <text:p text:style-name="P7003">25.</text:p>
      <text:p text:style-name="P7004">Lietuvos Respublikos Seimas, Įstatymas</text:p>
      <text:p text:style-name="PlainText"><text:span text:style-name="T7005">Nr.<text:s/></text:span><text:a xlink:href="http://www3.lrs.lt/cgi-bin/preps2?a=301812&amp;b=" office:target-frame-name="_top" xlink:show="replace"><text:span text:style-name="T7006">X-1250</text:span></text:a><text:span text:style-name="T7007">, 2007-07-03, Žin., 2007, Nr. 80-3221 (2007-07-19)</text:span></text:p>
      <text:p text:style-name="P7008">PELNO MOKESČIO ĮSTATYMO 53 IR 59 STRAIPSNIŲ PAKEITIMO ĮSTATYMAS</text:p>
      <text:p text:style-name="P7009">Šis įstatymas įsigalioja nuo 2008 m. sausio 1 d.</text:p>
      <text:p text:style-name="P7010"/>
      <text:p text:style-name="P7011">26.</text:p>
      <text:p text:style-name="P7012">Lietuvos Respublikos Seimas, Įstatymas</text:p>
      <text:p text:style-name="PlainText"><text:span text:style-name="T7013">Nr.<text:s/></text:span><text:a xlink:href="http://www3.lrs.lt/cgi-bin/preps2?a=308483&amp;b=" office:target-frame-name="_top" xlink:show="replace"><text:span text:style-name="T7014">X-1304</text:span></text:a><text:span text:style-name="T7015">, 2007-10-25, Žin., 2007, Nr. 117-4773 (2007-11-15)</text:span></text:p>
      <text:p text:style-name="P7016">PELNO MOKESČIO<text:s/>ĮSTATYMO 12 STRAIPSNIO PAKEITIMO</text:p>
      <text:p text:style-name="P7017">Šis įstatymas įsigalioja nuo 2008 m. gegužės 1 d.</text:p>
      <text:p text:style-name="P7018"/>
      <text:p text:style-name="P7019">27.</text:p>
      <text:p text:style-name="P7020">Lietuvos Respublikos Seimas, Įstatymas</text:p>
      <text:p text:style-name="P7021"><text:span text:style-name="T7022">Nr.<text:s/></text:span><text:a xlink:href="http://www3.lrs.lt/cgi-bin/preps2?a=318297&amp;b=" office:target-frame-name="_top" xlink:show="replace"><text:span text:style-name="T7023">X-1481</text:span></text:a><text:span text:style-name="T7024">, 2008-04-08, Žin., 2008, Nr. 47-1748 (2008-04-24)</text:span></text:p>
      <text:p text:style-name="P7025">PELNO<text:s/>MOKESČIO ĮSTATYMO 3, 33, 34, 35, 55 STRAIPSNIŲ PAKEITIMO IR PAPILDYMO ĮSTATYMAS</text:p>
      <text:p text:style-name="P7026">Šis įstatymas įsigalioja 2009 m. sausio 1 d.</text:p>
      <text:p text:style-name="P7027">Šio įstatymo pakeitimas:</text:p>
      <text:p text:style-name="P7028">27.1.</text:p>
      <text:p text:style-name="P7029">Lietuvos Respublikos Seimas, Įstatymas</text:p>
      <text:p text:style-name="P7030"><text:span text:style-name="T7031">Nr.<text:s/></text:span><text:a xlink:href="http://www3.lrs.lt/cgi-bin/preps2?a=334541&amp;b=" office:target-frame-name="_top" xlink:show="replace"><text:span text:style-name="T7032">XI-74</text:span></text:a><text:span text:style-name="T7033">, 2008-12-18, Žin., 2008, Nr. 149-6001 (2008-12-30)</text:span></text:p>
      <text:p text:style-name="P7034">PELNO MOKESČIO ĮSTATYMO 3, 33, 34, 35, 55 STRAIPSNIŲ PAKEITIMO IR PAPILDYMO ĮSTATYMO 2, 3 IR 4 STRAIPSNIŲ PAKEITIMO ĮSTATYMAS</text:p>
      <text:p text:style-name="P7035"/>
      <text:p text:style-name="P7036">28.</text:p>
      <text:p text:style-name="P7037">Lietuvos Respublikos Seimas, Įstatymas</text:p>
      <text:p text:style-name="P7038"><text:span text:style-name="T7039">Nr.<text:s/></text:span><text:a xlink:href="http://www3.lrs.lt/cgi-bin/preps2?a=318400&amp;b=" office:target-frame-name="_top" xlink:show="replace"><text:span text:style-name="T7040">X-1484</text:span></text:a><text:span text:style-name="T7041">, 2008-04-10, Žin., 2008, Nr. 47-1749 (2008-04-24)</text:span></text:p>
      <text:p text:style-name="P7042">PELNO MOKESČIO ĮSTATYMO 2, 12, 13, 17, 18, 21, 23, 26, 28, 30, 31, 38(1), 47, 50 STRAIPSNIŲ, 1, 3 PRIEDĖLIŲ PAKEITIMO BEI PAPILDYMO IR ĮSTATYMO PAPILDYMO 17(1) STRAIPSNIU ĮSTATYMAS</text:p>
      <text:p text:style-name="P7043">Šio įstatymo 14 straipsnio nuostatos įsigalioja 2009 m. sausio 1 d.<text:s/></text:p>
      <text:p text:style-name="P7044">Šio įstatymo 6 straipsnio 2 dalies nuostatos taikomos apskaičiuojant 2007 metais prasidėjusio mokestinio laikotarpio ir vėlesnių mokestinių laikotarpių apmokestinamąjį pelną.<text:s/></text:p>
      <text:p text:style-name="P7045">Šio įstatymo 3, 4, 5 straipsnių, 6 straipsnio 1 dalies, 7, 8, 9, 10, 11, 12, 16<text:s/>straipsnių nuostatos taikomos apskaičiuojant 2008 metais prasidėjusio mokestinio laikotarpio ir vėlesnių mokestinių laikotarpių apmokestinamąjį pelną. Šio įstatymo 11 straipsnio nuostatos gali būti taikomos ir tiems nuostoliams, kurių perkėlimo terminai iki 2008 metais prasidėjusio mokestinio laikotarpio nepasibaigė, jei mokesčio mokėtojas nepasirinko tokius nuostolius baigti kelti pagal tvarką, galiojusią iki šio įstatymo įsigaliojimo.<text:s/></text:p>
      <text:p text:style-name="P7046">Iki 2008 metais prasidedančio mokestinio laikotarpio pradžios vieneto<text:s/>Europos ekonominės erdvės valstybių ir užsienio valstybių, kurios nepriklauso Europos ekonominei erdvei, tačiau su kuriomis Lietuvos Respublika yra sudariusi dvigubo apmokestinimo išvengimo sutartis, mokymo įstaigoms tiesiogiai sumokėtos, tačiau leidžiamiems atskaitymams dar nepriskirtos sumos už fizinių asmenų, susijusių su šiuo vienetu darbo santykiais, mokymą, kurį baigę jie įgyja aukštesnįjį arba aukštąjį išsilavinimą ir (arba) kvalifikaciją, iš pajamų atskaitomos 2008 metais prasidedančiu mokestiniu laikotarpiu.</text:p>
      <text:p text:style-name="P7047"><text:span text:style-name="T7048">Vienetai mokslinių tyrimų ir eksperimentinės plėtros veikloje naudojamo iki 2008 metais prasidėjusio mokestinio laikotarpio pradžios nebaigto<text:s/></text:span><text:span text:style-name="T7049">nudėvėti ar amortizuoti<text:s/></text:span><text:span text:style-name="T7050">ilgalaikio turto<text:s/></text:span><text:span text:style-name="T7051">nusidėvėjimą ar amortizaciją gali tęsti skaičiuoti pagal<text:s/></text:span><text:span text:style-name="T7052">šiuo<text:s/></text:span><text:span text:style-name="T7053">įstatymu<text:s/></text:span><text:span text:style-name="T7054">Pelno mokesčio<text:s/></text:span><text:span text:style-name="T7055">įstatymo 1 priedėlyje nustatytus naujus normatyvus metais.</text:span></text:p>
      <text:p text:style-name="P7056"><text:span text:style-name="T7057">Vienetai nebaigto<text:s/></text:span><text:span text:style-name="T7058">nudėvėti ar amortizuoti</text:span><text:span text:style-name="T7059"><text:s/>naudojamo ilgalaikio turto, kuris bus pradėtas naudoti mokslinių tyrimų ir eksperimentinės plėtros veikloje,<text:s/></text:span><text:span text:style-name="T7060">nusidėvėjimą ar amortizaciją gali pradėti skaičiuoti pagal<text:s/></text:span><text:span text:style-name="T7061">šiuo įstatymu<text:s/></text:span><text:span text:style-name="T7062">Pelno mokesčio<text:s/></text:span><text:span text:style-name="T7063">įstatymo 1 priedėlyje nustatytus naujus normatyvus metais, kai toks turtas bus pradėtas naudoti mokslinių tyrimų ir eksperimentinės plėtros veikloje.</text:span></text:p>
      <text:p text:style-name="P7064">Įstatymo atitaisymas skelbtas: Žin., 2008, Nr. 48 (2008-04-26)</text:p>
      <text:p text:style-name="P7065">Įstatymo atitaisymas skelbtas: Žin., 2008, Nr. 51 (2008-04-30)</text:p>
      <text:p text:style-name="P7066"/>
      <text:p text:style-name="P7067">29.</text:p>
      <text:p text:style-name="P7068">Lietuvos Respublikos Seimas, Įstatymas</text:p>
      <text:p text:style-name="PlainText"><text:span text:style-name="T7069">Nr.<text:s/></text:span><text:a xlink:href="http://www3.lrs.lt/cgi-bin/preps2?a=323624&amp;b=" office:target-frame-name="_top" xlink:show="replace"><text:span text:style-name="T7070">X-1608</text:span></text:a><text:span text:style-name="T7071">, 2008-06-17, Žin., 2008, Nr. 76</text:span><text:span text:style-name="T7072">-3002 (2008-07-05)</text:span></text:p>
      <text:p text:style-name="P7073">PELNO MOKESČIO ĮSTATYMO 21 STRAIPSNIO PAKEITIMO ĮSTATYMAS</text:p>
      <text:p text:style-name="P7074">Šio įstatymo 1 straipsnio nuostatos taikomos apskaičiuojant 2008 metais prasidėjusio mokestinio laikotarpio ir vėlesnių mokestinių laikotarpių apmokestinamąjį pelną.</text:p>
      <text:p text:style-name="P7075"/>
      <text:p text:style-name="P7076">30.</text:p>
      <text:p text:style-name="P7077">Lietuvos<text:s/>Respublikos Seimas, Įstatymas</text:p>
      <text:p text:style-name="PlainText"><text:span text:style-name="T7078">Nr.<text:s/></text:span><text:a xlink:href="http://www3.lrs.lt/cgi-bin/preps2?a=325285&amp;b=" office:target-frame-name="_top" xlink:show="replace"><text:span text:style-name="T7079">X-1697</text:span></text:a><text:span text:style-name="T7080">, 2008-07-14, Žin., 2008, Nr. 87-3457 (2008-07-31)</text:span></text:p>
      <text:p text:style-name="P7081">PELNO MOKESČIO ĮSTATYMO 2, 4, 5, 26, 41, 43, 54 STRAIPSNIŲ PAKEITIMO IR PAPILDYMO ĮSTATYMAS</text:p>
      <text:p text:style-name="P7082">Šis įstatymas, išskyrus 3 straipsnio 2 dalies ir 4, 5 straipsnių nuostatas, įsigalioja 2009 m. sausio 1 d.</text:p>
      <text:p text:style-name="P7083">Šio įstatymo 3 straipsnio 2 dalies ir 4 straipsnio nuostatos taikomos apskaičiuojant 2009 metais prasidėjusio mokestinio laikotarpio ir vėlesnių mokestinių laikotarpių apmokestinamąjį pelną.</text:p>
      <text:p text:style-name="P7084">Šio įstatymo 5 straipsnio nuostatos taikomos apskaičiuojant 2008 metais prasidėjusio mokestinio laikotarpio ir vėlesnių mokestinių laikotarpių apmokestinamąjį pelną.</text:p>
      <text:p text:style-name="P7085">Šio įstatymo pakeitimas:</text:p>
      <text:p text:style-name="P7086">30.1.</text:p>
      <text:p text:style-name="P7087">Lietuvos Respublikos Seimas, Įstatymas</text:p>
      <text:p text:style-name="P7088"><text:span text:style-name="T7089">Nr.<text:s/></text:span><text:a xlink:href="http://www3.lrs.lt/cgi-bin/preps2?a=334553&amp;b=" office:target-frame-name="_top" xlink:show="replace"><text:span text:style-name="T7090">XI-106</text:span></text:a><text:span text:style-name="T7091">, 2008-12-22, Žin., 2008, Nr. 149-6030 (2008-12-30)</text:span></text:p>
      <text:p text:style-name="P7092">PELNO MOKESČIO ĮSTATYMO 2, 4, 5, 26, 41, 43, 54 STRAIPSNIŲ PAKEITIMO IR PAPILDYMO ĮSTATYMO 1, 3 STRAIPSNIŲ PAKEITIMO IR<text:s/>PAPILDYMO ĮSTATYMAS</text:p>
      <text:p text:style-name="P7093"/>
      <text:p text:style-name="P7094">31.</text:p>
      <text:p text:style-name="P7095">Lietuvos Respublikos Seimas, Įstatymas</text:p>
      <text:p text:style-name="PlainText"><text:span text:style-name="T7096">Nr.<text:s/></text:span><text:a xlink:href="http://www3.lrs.lt/cgi-bin/preps2?a=334540&amp;b=" office:target-frame-name="_top" xlink:show="replace"><text:span text:style-name="T7097">XI-73</text:span></text:a><text:span text:style-name="T7098">, 2008-12-18, Žin., 2008, Nr. 149-6000 (2008-12-30)</text:span></text:p>
      <text:p text:style-name="P7099">PELNO MOKESČIO ĮSTATYMO 2, 5, 12, 34, 38(2), 41, 58 STRAIPSNIŲ<text:s/>PAKEITIMO IR PAPILDYMO IR ĮSTATYMO PAPILDYMO 40(1) STRAIPSNIU IR IX(1) SKYRIUMI ĮSTATYMAS</text:p>
      <text:p text:style-name="P7100">Šio įstatymo 2 straipsnio 1, 3, 4, 5, 6 dalių, 3 straipsnio 2 dalies, 5 straipsnio, 7 straipsnio 1 ir 2 dalių, 8 ir 9 straipsnių nuostatos taikomos apskaičiuojant 2009 metų ir vėlesnių metų mokestinių laikotarpių pelno mokestį.<text:s/></text:p>
      <text:p text:style-name="P7101"><text:span text:style-name="T7102">Šio įstatymo 2 straipsnio 2 dalis, 4 ir 6 straipsniai, 7 straipsnio 3 ir 4 dalys<text:s/></text:span><text:span text:style-name="T7103">įsigalioja 2009 m. sausio 1 d.</text:span></text:p>
      <text:p text:style-name="P7104"><text:span text:style-name="T7105">Apskaičiuojant 2009 metais prasidedančio mokestinio laikotarpio avansinio pelno m</text:span><text:span text:style-name="T7106">okesčio sumą<text:s/></text:span><text:span text:style-name="T7107">pagal numatomą mokestinio laikotarpio pelno mokesčio sumą, neatsižvelgiama į galimą apmokestinamojo pelno sumažinimą dėl vykdomo investicinio projekto pagal šio įstatymo 8 straipsnio nuostatas.<text:s/></text:span></text:p>
      <text:p text:style-name="P7108"><text:span text:style-name="T7109">Apskaičiuodamas avansinį pelno mokestį, mokesčio</text:span><text:span text:style-name="T7110"><text:s/>mokėtojas privalo atsižvelgti į pasikeitusį pelno mokesčio tarifą. Ši nuostata taikoma ir iki šio įstatymo 9 straipsnio nuostatų taikymo pradžios 0 procentų ar kitaip sumažintą pelno mokestį mokėjusiems ar buvusiems atleistiems nuo pelno mokesčio ž</text:span><text:span text:style-name="T7111">emės ūk</text:span><text:span text:style-name="T7112">io veiklą vykdantiems vienetams, kooperatinėms bendrovėms (kooperatyvams), kredito unijoms, Centrinei kredito unijai.</text:span></text:p>
      <text:p text:style-name="P7113"><text:span text:style-name="T7114">Žemės ūkio veiklą vykdančių vienetų, kooperatinių bendrovių (kooperatyvų), kuriems iki šio įstatymo 9 straipsnio nuostatų taikymo pradžios</text:span><text:span text:style-name="T7115"><text:s/>buvo taikomas 0 procentų<text:s/></text:span><text:span text:style-name="T7116">pelno</text:span><text:span text:style-name="T7117"><text:s/></text:span><text:span text:style-name="T7118">mokesčio</text:span><text:span text:style-name="T7119"><text:s/>tarifas, už 2009 metais prasidėjusį mokestinį laikotarpį apskaičiuotas apmokestinamasis pelnas apmokestinamas taikant 5 procentų pelno<text:s/></text:span><text:span text:style-name="T7120">mokesčio</text:span><text:span text:style-name="T7121"><text:s/>tarifą. Šios dalies nuostatos žemės ūkio veiklą vykdantiems vienetams t</text:span><text:span text:style-name="T7122">aikomos tik tuo atveju, jeigu per mokestinį laikotarpį daugiau kaip 50 procentų jų pajamų sudaro pajamos iš žemės ūkio veiklos. Šios dalies nuostatos kooperatinėms bendrovėms (kooperatyvams) taikomos tik tuo atveju, jeigu:</text:span></text:p>
      <text:p text:style-name="P7123">1) per mokestinį laikotarpį daugiau kaip 50 procentų kooperatinės bendrovės (kooperatyvo) pajamų sudaro pajamos iš žemės ūkio veiklos arba</text:p>
      <text:p text:style-name="P7124">2) per mokestinį laikotarpį daugiau kaip 85 procentus kooperatinės bendrovės (kooperatyvo) pajamų sudaro pajamos iš žemės ūkio veiklos ir (arba) pajamos už parduotus įsigytus iš savo narių šių narių pagamintus žemės ūkio produktus ir (arba) savo nariams parduotus degalus, trąšas, sėklas, pašarus, priemones nuo kenkėjų ir piktžolių bei materialųjį turtą, skirtą naudoti tik savo narių žemės ūkio veikloje.</text:p>
      <text:p text:style-name="P7125">Įstatymo taikymo pakeitimas:</text:p>
      <text:p text:style-name="P7126">31.1.</text:p>
      <text:p text:style-name="P7127">Lietuvos Respublikos Seimas, Įstatymas</text:p>
      <text:p text:style-name="P7128"><text:span text:style-name="T7129">Nr.<text:s/></text:span><text:a xlink:href="http://www3.lrs.lt/cgi-bin/preps2?a=387313&amp;b=" office:target-frame-name="_top" xlink:show="replace"><text:span text:style-name="T7130">XI-1157</text:span></text:a><text:span text:style-name="T7131">, 2010-11-23, Žin., 2010, Nr. 145-7414 (2010-12-11)</text:span></text:p>
      <text:p text:style-name="P7132">PELNO MOKESČIO ĮSTATYMO 2, 5, 12, 34, 38(2), 41, 58<text:s/>STRAIPSNIŲ PAKEITIMO IR PAPILDYMO IR ĮSTATYMO PAPILDYMO 40(1) STRAIPSNIU IR IX(1) SKYRIUMI ĮSTATYMO 10 STRAIPSNIO PAKEITIMO ĮSTATYMAS</text:p>
      <text:p text:style-name="P7133"/>
      <text:p text:style-name="P7134">32.</text:p>
      <text:p text:style-name="P7135">Lietuvos Respublikos Seimas, Įstatymas</text:p>
      <text:p text:style-name="P7136"><text:span text:style-name="T7137">Nr.<text:s/></text:span><text:a xlink:href="http://www3.lrs.lt/cgi-bin/preps2?a=338320&amp;b=" office:target-frame-name="_top" xlink:show="replace"><text:span text:style-name="T7138">XI-174</text:span></text:a><text:span text:style-name="T7139">, 2009</text:span><text:span text:style-name="T7140">-02-19, Žin., 2009, Nr. 25-976 (2009-03-05)</text:span></text:p>
      <text:p text:style-name="P7141">PELNO MOKESČIO ĮSTATYMO 12, 40(1) STRAIPSNIŲ PAPILDYMO IR PAKEITIMO ĮSTATYMAS</text:p>
      <text:p text:style-name="P7142">Šio įstatymo 1 straipsnio nuostatos taikomos apskaičiuojant 2009 metų ir vėlesnių metų mokestinių laikotarpių pelno mokestį.</text:p>
      <text:p text:style-name="P7143"/>
      <text:p text:style-name="P7144">33.</text:p>
      <text:p text:style-name="P7145">Lietuvos Respublikos Seimas, Įstatymas</text:p>
      <text:p text:style-name="PlainText"><text:span text:style-name="T7146">Nr.<text:s/></text:span><text:a xlink:href="http://www3.lrs.lt/cgi-bin/preps2?a=350401&amp;b=" office:target-frame-name="_top" xlink:show="replace"><text:span text:style-name="T7147">XI-387</text:span></text:a><text:span text:style-name="T7148">, 2009-07-22, Žin., 2009, Nr. 93-3979 (2009-08-04)</text:span></text:p>
      <text:p text:style-name="P7149">PELNO MOKESČIO ĮSTATYMO 5 IR 17 STRAIPSNIŲ PAKEITIMO ĮSTATYMAS</text:p>
      <text:p text:style-name="P7150">Šio įstatymo 1 straipsnis<text:s/>įsigalioja 2010 m. sausio 1 d.; 2 straipsnio nuostatos taikomos apskaičiuojant 2010 metais prasidėjusio mokestinio laikotarpio ir vėlesnių mokestinių laikotarpių pelno mokestį.</text:p>
      <text:p text:style-name="P7151">Šio įstatymo pakeitimas:</text:p>
      <text:p text:style-name="P7152">32.1.</text:p>
      <text:p text:style-name="P7153">Lietuvos Respublikos Seimas, Įstatymas</text:p>
      <text:p text:style-name="P7154"><text:span text:style-name="T7155">Nr.<text:s/></text:span><text:a xlink:href="http://www3.lrs.lt/cgi-bin/preps2?a=361283&amp;b=" office:target-frame-name="_top" xlink:show="replace"><text:span text:style-name="T7156">XI-540</text:span></text:a><text:span text:style-name="T7157">, 2009-12-09, Žin., 2009, Nr. 153-6881 (2009-12-28)</text:span></text:p>
      <text:p text:style-name="P7158">PELNO MOKESČIO ĮSTATYMO 5 IR 17 STRAIPSNIŲ PAKEITIMO ĮSTATYMO 1 STRAIPSNIO PAKEITIMO ĮSTATYMAS</text:p>
      <text:p text:style-name="P7159"/>
      <text:p text:style-name="P7160">34.</text:p>
      <text:p text:style-name="P7161">Lietuvos Respublikos Seimas, Įstatymas</text:p>
      <text:p text:style-name="P7162"><text:span text:style-name="T7163">Nr</text:span><text:span text:style-name="T7164">.<text:s/></text:span><text:a xlink:href="http://www3.lrs.lt/cgi-bin/preps2?a=361056&amp;b=" office:target-frame-name="_top" xlink:show="replace"><text:span text:style-name="T7165">XI-539</text:span></text:a><text:span text:style-name="T7166">, 2009-12-09, Žin., 2009, Nr. 153-6880 (2009-12-28)</text:span></text:p>
      <text:p text:style-name="P7167">PELNO MOKESČIO ĮSTATYMO 4, 5, 12, 13, 17, 18, 26, 31, 33, 34, 35, 38(2), 40(1), 41, 55 STRAIPSNIŲ PAKEITIMO IR PAPILDYMO IR ĮSTATYMO PAPILDYMO X(1) SKYRIUMI ĮSTATYMAS</text:p>
      <text:p text:style-name="P7168"><text:span text:style-name="T7169">Šio įstatymo 2 straipsnio 2 dalies, 9 straipsnio 1 dalies, 10 straipsnio 1 dalies, 11 straipsnio 1 dalies ir 13 straipsnio nuostatos<text:s/></text:span><text:span text:style-name="T7170">įsigalioja 2010 m. sausio 1 d.<text:s/></text:span></text:p>
      <text:p text:style-name="P7171">Šio įstatymo 6 straipsnio nuostatos taikomos apskaičiuojant 2009 metų ir vėlesnių metų mokestinių laikotarpių pelno mokestį.</text:p>
      <text:p text:style-name="P7172">Šio įstatymo 1 straipsnio, 2 straipsnio 1, 3, 4, 5 dalių ir 3, 4, 5, 7, 8, 12, 14, 15, 16 straipsnių nuostatos taikomos apskaičiuojant 2010 metų ir vėlesnių metų mokestinių laikotarpių<text:s/>pelno mokestį.</text:p>
      <text:p text:style-name="P7173">Šio įstatymo 16 straipsnyje nustatyta tvarka gali būti perduodami tik už 2010 metų mokestinį laikotarpį ir už vėlesnius mokestinius laikotarpius apskaičiuoti mokestiniai nuostoliai.</text:p>
      <text:p text:style-name="P7174"><text:span text:style-name="T7175">Apskaičiuodamas avansinį pelno mokestį, mokesčio mokėtojas<text:s/></text:span><text:span text:style-name="T7176">gali atsižvelgti į pasikeitusį pelno mokesčio tarifą.</text:span></text:p>
      <text:p text:style-name="P7177"><text:span text:style-name="T7178">Šio įstatymo 2 straipsnio 4 dalies nuostatos taikomos ir žemės ūkio veiklą vykdantiems vienetams.</text:span></text:p>
      <text:p text:style-name="P7179"/>
      <text:p text:style-name="P7180">35.</text:p>
      <text:p text:style-name="P7181">Lietuvos Respublikos Seimas, Įstatymas</text:p>
      <text:p text:style-name="P7182"><text:span text:style-name="T7183">Nr.<text:s/></text:span><text:a xlink:href="http://www3.lrs.lt/cgi-bin/preps2?a=387310&amp;b=" office:target-frame-name="_top" xlink:show="replace"><text:span text:style-name="T7184">XI-1156</text:span></text:a><text:span text:style-name="T7185">, 2010-11-23, Žin., 2010, Nr. 145-7413 (2010-12-11)</text:span></text:p>
      <text:p text:style-name="P7186">PELNO MOKESČIO ĮSTATYMO 5, 25, 31, 32, 40(1), 51 IR 53 STRAIPSNIŲ PAKEITIMO ĮSTATYMAS</text:p>
      <text:p text:style-name="P7187">Šio įstatymo 1, 2, 3 straipsnių nuostatos taikomos apskaičiuojant 2010 metų ir vėlesnių metų mokestinių<text:s/>laikotarpių pelno mokestį.</text:p>
      <text:p text:style-name="P7188">Šio įstatymo 4 straipsnio nuostatos taikomos apskaičiuojant 2011 metų ir vėlesnių metų mokestinių laikotarpių pelno mokestį.</text:p>
      <text:p text:style-name="P7189">Šio įstatymo 5 straipsnio nuostatos taikomos paskirstant 2010 metų ir vėlesnių metų pelną (ar jo dalis).</text:p>
      <text:p text:style-name="P7190">Šio įstatymo 6 straipsnio nuostatos taikomos deklaruojant 2010 metų ir vėlesnių metų mokestinių laikotarpių pelno mokestį.</text:p>
      <text:p text:style-name="P7191"/>
      <text:p text:style-name="P7192">36.<text:s/></text:p>
      <text:p text:style-name="P7193">Lietuvos Respublikos Seimas, Įstatymas</text:p>
      <text:p text:style-name="PlainText"><text:span text:style-name="T7194">Nr.<text:s/></text:span><text:a xlink:href="http://www3.lrs.lt/cgi-bin/preps2?a=412343&amp;b=" office:target-frame-name="_top" xlink:show="replace"><text:span text:style-name="T7195">XI-1698</text:span></text:a><text:span text:style-name="T7196">, 2011-11-17,<text:s/></text:span><text:span text:style-name="T7197">Žin., 2011, Nr. 146-6844 (2011-12-01)</text:span></text:p>
      <text:p text:style-name="P7198">PELNO MOKESČIO ĮSTATYMO 27 STRAIPSNIO PAKEITIMO ĮSTATYMAS</text:p>
      <text:p text:style-name="P7199">Šis įstatymas įsigalioja 2012 m. sausio 1 d.</text:p>
      <text:p text:style-name="P7200"/>
      <text:p text:style-name="P7201">37.<text:s/></text:p>
      <text:p text:style-name="P7202">Lietuvos Respublikos Seimas, Įstatymas</text:p>
      <text:p text:style-name="PlainText"><text:span text:style-name="T7203">Nr.<text:s/></text:span><text:a xlink:href="http://www3.lrs.lt/cgi-bin/preps2?a=412275&amp;b=" office:target-frame-name="_top" xlink:show="replace"><text:span text:style-name="T7204">XI-1</text:span><text:span text:style-name="T7205">716</text:span></text:a><text:span text:style-name="T7206">, 2011-11-22, Žin., 2011, Nr. 146-6852 (2011-12-01)</text:span></text:p>
      <text:p text:style-name="P7207">PELNO MOKESČIO ĮSTATYMO 5, 12, 46(1), 51, 57 IR 58 STRAIPSNIŲ PAKEITIMO ĮSTATYMAS</text:p>
      <text:p text:style-name="P7208">Šio įstatymo 1 ir 6 straipsnių nuostatos taikomos apskaičiuojant 2012 metų ir vėlesnių metų mokestinių laikotarpių pelno mokestį.</text:p>
      <text:p text:style-name="P7209">Šio įstatymo 2 ir 3 straipsnių nuostatos taikomos apskaičiuojant 2011 metų ir vėlesnių metų mokestinių laikotarpių pelno mokestį.</text:p>
      <text:p text:style-name="P7210"/>
      <text:p text:style-name="P7211">38.</text:p>
      <text:p text:style-name="P7212">Lietuvos Respublikos Seimas, Įstatymas</text:p>
      <text:p text:style-name="Normal"><text:span text:style-name="T7213">Nr.<text:s/></text:span><text:a xlink:href="http://www3.lrs.lt/cgi-bin/preps2?a=428508&amp;b=" office:target-frame-name="_top" xlink:show="replace"><text:span text:style-name="T7214">XI-21</text:span><text:span text:style-name="T7215">17</text:span></text:a><text:span text:style-name="T7216">, 2012-06-26, Žin., 2012, Nr. 76-3941 (2012-06-30)</text:span></text:p>
      <text:p text:style-name="P7217">PELNO MOKESČIO ĮSTATYMO 59 STRAIPSNIO PAPILDYMO ĮSTATYMAS</text:p>
      <text:p text:style-name="P7218"/>
      <text:p text:style-name="P7219">39.</text:p>
      <text:p text:style-name="P7220">Lietuvos Respublikos Seimas, Įstatymas</text:p>
      <text:p text:style-name="Normal"><text:span text:style-name="T7221">Nr.<text:s/></text:span><text:a xlink:href="http://www3.lrs.lt/cgi-bin/preps2?a=429536&amp;b=" office:target-frame-name="_top" xlink:show="replace"><text:span text:style-name="T7222">XI-2165</text:span></text:a><text:span text:style-name="T7223">, 2012-06-29, Žin., 2012,<text:s/></text:span><text:span text:style-name="T7224">Nr. 83-4339 (2012-07-14)</text:span></text:p>
      <text:p text:style-name="P7225">PELNO MOKESČIO ĮSTATYMO 17 IR 21 STRAIPSNIŲ PAKEITIMO ĮSTATYMAS</text:p>
      <text:p text:style-name="P7226">Šis įstatymas įsigalioja 2012 m. rugsėjo 1 d.</text:p>
      <text:p text:style-name="P7227"/>
      <text:p text:style-name="P7228">40.</text:p>
      <text:p text:style-name="P7229">Lietuvos Respublikos Seimas, Įstatymas</text:p>
      <text:p text:style-name="Normal"><text:span text:style-name="T7230">Nr.<text:s/></text:span><text:a xlink:href="http://www3.lrs.lt/cgi-bin/preps2?a=440386&amp;b=" office:target-frame-name="_top" xlink:show="replace"><text:span text:style-name="T7231">XII-79</text:span></text:a><text:span text:style-name="T7232">,<text:s/></text:span><text:span text:style-name="T7233">2012-12-20, Žin., 2012, Nr. 153-7829 (2012-12-29)</text:span></text:p>
      <text:p text:style-name="P7234">PELNO MOKESČIO ĮSTATYMO 24 STRAIPSNIO PAKEITIMO ĮSTATYMAS</text:p>
      <text:p text:style-name="P7235"/>
      <text:p text:style-name="P7236">48.</text:p>
      <text:p text:style-name="P7237">Lietuvos Respublikos Seimas, Įstatymas</text:p>
      <text:p text:style-name="Normal"><text:span text:style-name="T7238">Nr.<text:s/></text:span><text:a xlink:href="http://www3.lrs.lt/cgi-bin/preps2?a=451390&amp;b=" office:target-frame-name="_top" xlink:show="replace"><text:span text:style-name="T7239">XII-366</text:span></text:a><text:span text:style-name="T7240">, 2013-06-13, Žin., 2013, Nr. 6</text:span><text:span text:style-name="T7241">8-3407 (2013-06-28)</text:span></text:p>
      <text:p text:style-name="P7242">PELNO MOKESČIO ĮSTATYMO 2 STRAIPSNIO, IX(1) SKYRIAUS PAVADINIMO PAKEITIMO IR PAPILDYMO IR ĮSTATYMO PAPILDYMO 17(2), 46(2) STRAIPSNIAIS ĮSTATYMAS</text:p>
      <text:p text:style-name="P7243">Šis įstatymas įsigalioja 2014 m. sausio 1 d.</text:p>
      <text:p text:style-name="P7244"/>
      <text:p text:style-name="P7245">49.</text:p>
      <text:p text:style-name="P7246">Lietuvos Respublikos Seimas, Įstatymas</text:p>
      <text:p text:style-name="P7247"><text:span text:style-name="T7248">Nr</text:span><text:span text:style-name="T7249">.<text:s/></text:span><text:a xlink:href="http://www3.lrs.lt/cgi-bin/preps2?a=453088&amp;b=" office:target-frame-name="_top" xlink:show="replace"><text:span text:style-name="T7250">XII-428</text:span></text:a><text:span text:style-name="T7251">, 2013-06-27, Žin., 2013, Nr. 75-3757 (2013-07-13)</text:span></text:p>
      <text:p text:style-name="P7252">PELNO MOKESČIO ĮSTATYMO 2, 4, 12, 42, 46(1) IR 53 STRAIPSNIŲ PAKEITIMO ĮSTATYMAS</text:p>
      <text:p text:style-name="P7253">Šio įstatymo 1 ir 2 straipsniai įsigalioja 2014 m. sausio 1 d.</text:p>
      <text:p text:style-name="P7254">Šio įstatymo 3, 4 straipsnių, 5 straipsnio 1 dalies nuostatos taikomos apskaičiuojant 2014 metų ir vėlesnių metų mokestinių laikotarpių pelno mokestį.</text:p>
      <text:p text:style-name="P7255">Šio įstatymo 6 straipsnio nuostatos taikomos deklaruojant 2013 metų ir vėlesnių metų mokestinių<text:s/>laikotarpių pelno mokestį.</text:p>
      <text:p text:style-name="P7256"/>
      <text:p text:style-name="P7257">50.</text:p>
      <text:p text:style-name="P7258">Lietuvos Respublikos Seimas, Įstatymas</text:p>
      <text:p text:style-name="P7259"><text:span text:style-name="T7260">Nr.<text:s/></text:span><text:a xlink:href="http://www3.lrs.lt/cgi-bin/preps2?a=462850&amp;b=" office:target-frame-name="_top" xlink:show="replace"><text:span text:style-name="T7261">XII-661</text:span></text:a><text:span text:style-name="T7262">, 2013-12-12, Žin., 2013, Nr. 140-7046 (2013-12-30)</text:span></text:p>
      <text:p text:style-name="P7263">LIETUVOS RESPUBLIKOS PELNO MOKESČIO ĮSTATYMO 12, 30, 43 STRAIPSNIŲ IR 3 PRIEDĖLIO PAKEITIMO IR PAPILDYMO ĮSTATYMAS</text:p>
      <text:p text:style-name="P7264">Šio įstatymo 1 straipsnio 1 dalies nuostatos taikomos apskaičiuojant 2013 metų ir vėlesnių metų mokestinių laikotarpių pelno mokestį.</text:p>
      <text:p text:style-name="P7265">Šio įstatymo 1 straipsnio 2 dalies, 2 straipsnio 1 ir 2 dalių ir 3<text:s/>straipsnio nuostatos taikomos apskaičiuojant 2014 metų ir vėlesnių metų mokestinių laikotarpių pelno mokestį.</text:p>
      <text:p text:style-name="Normal"/>
      <text:p text:style-name="P7266"/>
      <text:p text:style-name="P7267"/>
      <text:p text:style-name="P7268"/>
      <text:p text:style-name="P7269"><text:span text:style-name="T7270">Pakeitimai:</text:span></text:p>
      <text:p text:style-name="P7271"/>
      <text:p text:style-name="P7272"><text:span text:style-name="T7273">1.</text:span></text:p>
      <text:p text:style-name="P7274"><text:span text:style-name="T7275">Lietuvos Respublikos Seimas, Įstatymas</text:span></text:p>
      <text:p text:style-name="P7276"><text:span text:style-name="T7277">Nr.<text:s/></text:span><text:a xlink:href="https://www.e-tar.lt/portal/legalAct.html?documentId=232994c04ad311e4a8328599cac64d82" office:target-frame-name="_top" xlink:show="replace"><text:span text:style-name="T7278">XII-1131</text:span></text:a><text:span text:style-name="T7279">, 2014-09-23, paskelbta TAR 2014-10-03, i. k. 2014-13610</text:span></text:p>
      <text:p text:style-name="P7280"><text:span text:style-name="T7281">Lietuvos Respublikos pelno mokesčio įstatymo Nr. IX-675 5, 9, 17-2, 18, 38-2, 39-1, 46-1 ir 47<text:s/></text:span><text:span text:style-name="T7282">straipsnių pakeitimo įstatymas</text:span></text:p>
      <text:p text:style-name="P7283"/>
      <text:p text:style-name="P7284"><text:span text:style-name="T7285">2.</text:span></text:p>
      <text:p text:style-name="P7286"><text:span text:style-name="T7287">Lietuvos Respublikos Seimas, Įstatymas</text:span></text:p>
      <text:p text:style-name="P7288"><text:span text:style-name="T7289">Nr.<text:s/></text:span><text:a xlink:href="https://www.e-tar.lt/portal/legalAct.html?documentId=ccd3107090cc11e4bb408baba2bdddf3" office:target-frame-name="_top" xlink:show="replace"><text:span text:style-name="T7290">XII-1466</text:span></text:a><text:span text:style-name="T7291">, 2014-12-18, paskelbta TAR 2014-12-31, i. k. 2014-21227</text:span></text:p>
      <text:p text:style-name="P7292"><text:span text:style-name="T7293">Lietuvos Respub</text:span><text:span text:style-name="T7294">likos pelno mokesčio įstatymo Nr. IX-675 2 ir 31 straipsnių pakeitimo įstatymas</text:span></text:p>
      <text:p text:style-name="P7295"/>
      <text:p text:style-name="P7296"><text:span text:style-name="T7297">3.</text:span></text:p>
      <text:p text:style-name="P7298"><text:span text:style-name="T7299">Lietuvos Respublikos Seimas, Įstatymas</text:span></text:p>
      <text:p text:style-name="P7300"><text:span text:style-name="T7301">Nr.<text:s/></text:span><text:a xlink:href="https://www.e-tar.lt/portal/legalAct.html?documentId=a4516d80e1a911e4a4809231b4b55019" office:target-frame-name="_top" xlink:show="replace"><text:span text:style-name="T7302">XII-1583</text:span></text:a><text:span text:style-name="T7303">, 2015-03-26, paskelbta</text:span><text:span text:style-name="T7304"><text:s/>TAR 2015-04-13, i. k. 2015-05699</text:span></text:p>
      <text:p text:style-name="P7305"><text:span text:style-name="T7306">Lietuvos Respublikos pelno mokesčio įstatymo Nr. IX-675 13 ir 26 straipsnių pakeitimo įstatymas</text:span></text:p>
      <text:p text:style-name="P7307"/>
      <text:p text:style-name="P7308"><text:span text:style-name="T7309">4.</text:span></text:p>
      <text:p text:style-name="P7310"><text:span text:style-name="T7311">Lietuvos Respublikos Seimas, Įstatymas</text:span></text:p>
      <text:p text:style-name="P7312"><text:span text:style-name="T7313">Nr.<text:s/></text:span><text:a xlink:href="https://www.e-tar.lt/portal/legalAct.html?documentId=e31cade0ef0511e4927fda1d051299fb" office:target-frame-name="_top" xlink:show="replace"><text:span text:style-name="T7314">XII-1654</text:span></text:a><text:span text:style-name="T7315">, 2015-04-23, paskelbta TAR 2015-04-30, i. k. 2015-06528</text:span></text:p>
      <text:p text:style-name="P7316"><text:span text:style-name="T7317">Lietuvos Respublikos pelno mokesčio įstatymo Nr. IX-675 51 straipsnio pakeitimo įstatymas</text:span></text:p>
      <text:p text:style-name="P7318"/>
      <text:p text:style-name="P7319"><text:span text:style-name="T7320">5.</text:span></text:p>
      <text:p text:style-name="P7321"><text:span text:style-name="T7322">Lietuvos Respublikos Seimas, Įstatymas</text:span></text:p>
      <text:p text:style-name="P7323"><text:span text:style-name="T7324">Nr.<text:s/></text:span><text:a xlink:href="https://www.e-tar.lt/portal/legalAct.html?documentId=b857dcd0f28b11e5989ee743dd0efbb0" office:target-frame-name="_top" xlink:show="replace"><text:span text:style-name="T7325">XII-2262</text:span></text:a><text:span text:style-name="T7326">, 2016-03-22, paskelbta TAR 2016-03-25, i. k. 2016-06346</text:span></text:p>
      <text:p text:style-name="P7327"><text:span text:style-name="T7328">Lietuvos Respublikos pelno mokesčio įstatymo Nr. IX-675 32, 33, 34, 35, 36, 40-1, 47, 51, 53 st</text:span><text:span text:style-name="T7329">raipsnių ir 3 priedėlio pakeitimo įstatymas</text:span></text:p>
      <text:p text:style-name="P7330"/>
      <text:p text:style-name="P7331"><text:span text:style-name="T7332">6.</text:span></text:p>
      <text:p text:style-name="P7333"><text:span text:style-name="T7334">Lietuvos Respublikos Seimas, Įstatymas</text:span></text:p>
      <text:p text:style-name="P7335"><text:span text:style-name="T7336">Nr.<text:s/></text:span><text:a xlink:href="https://www.e-tar.lt/portal/legalAct.html?documentId=683a4420c81b11e69dec860c1f4a5372" office:target-frame-name="_top" xlink:show="replace"><text:span text:style-name="T7337">XIII-88</text:span></text:a><text:span text:style-name="T7338">, 2016-12-13, paskelbta TAR 2016-12-23, i. k. 2016-29276</text:span></text:p>
      <text:p text:style-name="P7339"><text:span text:style-name="T7340">Lietuvos Respublikos pelno mokesčio įstatymo Nr. IX-675 40-1 straipsnio pripažinimo netekusiu galios įstatymas</text:span></text:p>
      <text:p text:style-name="P7341"/>
      <text:p text:style-name="P7342"><text:span text:style-name="T7343">7.</text:span></text:p>
      <text:p text:style-name="P7344"><text:span text:style-name="T7345">Lietuvos Respublikos Seimas, Įstatymas</text:span></text:p>
      <text:p text:style-name="P7346"><text:span text:style-name="T7347">Nr.<text:s/></text:span><text:a xlink:href="https://www.e-tar.lt/portal/legalAct.html?documentId=6f9ef000444811e6bd3bfefc575ccac4" office:target-frame-name="_top" xlink:show="replace"><text:span text:style-name="T7348">XII-2565</text:span></text:a><text:span text:style-name="T7349">, 2016-06-30, paskelbta TAR 2016-07-07, i. k. 2016-19387</text:span></text:p>
      <text:p text:style-name="P7350"><text:span text:style-name="T7351">Lietuvos Respublikos pelno mokesčio įstatymo Nr. IX-675 58 straipsnio pakeitimo įstatymas</text:span></text:p>
      <text:p text:style-name="P7352"/>
      <text:p text:style-name="P7353"><text:span text:style-name="T7354">8.</text:span></text:p>
      <text:p text:style-name="P7355"><text:span text:style-name="T7356">Lietuvos Respublikos Seimas, Įstatymas</text:span></text:p>
      <text:p text:style-name="P7357"><text:span text:style-name="T7358">Nr.<text:s/></text:span><text:a xlink:href="https://www.e-tar.lt/portal/legalAct.html?documentId=bb9dd3204d0411e7846ef01bfffb9b64" office:target-frame-name="_top" xlink:show="replace"><text:span text:style-name="T7359">XIII-405</text:span></text:a><text:span text:style-name="T7360">, 2017-06-01, paskelbta TAR 2017-06-09, i. k. 2017-09789</text:span></text:p>
      <text:p text:style-name="P7361"><text:span text:style-name="T7362">Lietuvos Respublikos pelno mokesčio įstatymo Nr. IX-675 2, 4, 11, 31, 38-1 ir 38-2 straipsnių pakeitimo įstatymas</text:span></text:p>
      <text:p text:style-name="P7363"/>
      <text:p text:style-name="P7364"><text:span text:style-name="T7365">9.</text:span></text:p>
      <text:p text:style-name="P7366"><text:span text:style-name="T7367">Lietuvos Respublikos Seimas,<text:s/></text:span><text:span text:style-name="T7368">Įstatymas</text:span></text:p>
      <text:p text:style-name="P7369"><text:span text:style-name="T7370">Nr.<text:s/></text:span><text:a xlink:href="https://www.e-tar.lt/portal/legalAct.html?documentId=0973bdf0e62811e7acd7ea182930b17f" office:target-frame-name="_top" xlink:show="replace"><text:span text:style-name="T7371">XIII-842</text:span></text:a><text:span text:style-name="T7372">, 2017-12-07, paskelbta TAR 2017-12-22, i. k. 2017-20681</text:span></text:p>
      <text:p text:style-name="P7373"><text:span text:style-name="T7374">Lietuvos Respublikos pelno mokesčio įstatymo Nr. IX-675 2, 4, 5, 12, 22, 30, 33</text:span><text:span text:style-name="T7375">, 46-1 ir 58 straipsnių pakeitimo įstatymas</text:span></text:p>
      <text:p text:style-name="P7376"/>
      <text:p text:style-name="P7377"><text:span text:style-name="T7378">10.</text:span></text:p>
      <text:p text:style-name="P7379"><text:span text:style-name="T7380">Lietuvos Respublikos Seimas, Įstatymas</text:span></text:p>
      <text:p text:style-name="P7381"><text:span text:style-name="T7382">Nr.<text:s/></text:span><text:a xlink:href="https://www.e-tar.lt/portal/legalAct.html?documentId=97d865505d8e11e79198ffdb108a3753" office:target-frame-name="_top" xlink:show="replace"><text:span text:style-name="T7383">XIII-517</text:span></text:a><text:span text:style-name="T7384">, 2017-06-27, paskelbta TAR 2017-06-30, i. k. 2017-11226</text:span></text:p>
      <text:p text:style-name="P7385"><text:span text:style-name="T7386">L</text:span><text:span text:style-name="T7387">ietuvos Respublikos pelno mokesčio įstatymo Nr. IX-675 58 straipsnio pakeitimo įstatymas</text:span></text:p>
      <text:p text:style-name="P7388"/>
      <text:p text:style-name="P7389"><text:span text:style-name="T7390">11.</text:span></text:p>
      <text:p text:style-name="P7391"><text:span text:style-name="T7392">Lietuvos Respublikos Seimas, Įstatymas</text:span></text:p>
      <text:p text:style-name="P7393"><text:span text:style-name="T7394">Nr.<text:s/></text:span><text:a xlink:href="https://www.e-tar.lt/portal/legalAct.html?documentId=02e2d200634611e8acbae39398545bed" office:target-frame-name="_top" xlink:show="replace"><text:span text:style-name="T7395">XIII-1187</text:span></text:a><text:span text:style-name="T7396">,<text:s/></text:span><text:span text:style-name="T7397">2018-05-24, paskelbta TAR 2018-05-29, i. k. 2018-08643</text:span></text:p>
      <text:p text:style-name="P7398"><text:span text:style-name="T7399">Lietuvos Respublikos pelno mokesčio įstatymo Nr. IX-675 5 straipsnio pakeitimo įstatymas</text:span></text:p>
      <text:p text:style-name="P7400"/>
      <text:p text:style-name="P7401"><text:span text:style-name="T7402">12.</text:span></text:p>
      <text:p text:style-name="P7403"><text:span text:style-name="T7404">Lietuvos Respublikos Seimas, Įstatymas</text:span></text:p>
      <text:p text:style-name="P7405"><text:span text:style-name="T7406">Nr.<text:s/></text:span><text:a xlink:href="https://www.e-tar.lt/portal/legalAct.html?documentId=2d21f9007c4c11e8ae2bfd1913d66d57" office:target-frame-name="_top" xlink:show="replace"><text:span text:style-name="T7407">XIII-1333</text:span></text:a><text:span text:style-name="T7408">, 2018-06-28, paskelbta TAR 2018-06-30, i. k. 2018-10976</text:span></text:p>
      <text:p text:style-name="P7409"><text:span text:style-name="T7410">Lietuvos Respublikos pelno mokesčio įstatymo Nr. IX-675 5 straipsnio pakeitimo ir Įstatymo pap</text:span><text:span text:style-name="T7411">ildymo 46-3 straipsniu įstatymas</text:span></text:p>
      <text:p text:style-name="P7412"/>
      <text:p text:style-name="P7413"><text:span text:style-name="T7414">13.</text:span></text:p>
      <text:p text:style-name="P7415"><text:span text:style-name="T7416">Lietuvos Respublikos Seimas, Įstatymas</text:span></text:p>
      <text:p text:style-name="P7417"><text:span text:style-name="T7418">Nr.<text:s/></text:span><text:a xlink:href="https://www.e-tar.lt/portal/legalAct.html?documentId=37311330043d11e9a5eaf2cd290f1944" office:target-frame-name="_top" xlink:show="replace"><text:span text:style-name="T7419">XIII-1697</text:span></text:a><text:span text:style-name="T7420">, 2018-12-06, paskelbta TAR 2018-12-20, i. k. 2018-20938</text:span></text:p>
      <text:p text:style-name="P7421"><text:span text:style-name="T7422">Lietuvos Re</text:span><text:span text:style-name="T7423">spublikos pelno mokesčio įstatymo Nr. IX-675 2, 4, 5, 11, 17, 30, 39, 55 straipsnių, 3 priedėlio pakeitimo ir Įstatymo papildymo 30-1 straipsniu įstatymas</text:span></text:p>
      <text:p text:style-name="P7424"/>
      <text:p text:style-name="P7425"><text:span text:style-name="T7426">14.</text:span></text:p>
      <text:p text:style-name="P7427"><text:span text:style-name="T7428">Lietuvos Respublikos Seimas, Įstatymas</text:span></text:p>
      <text:p text:style-name="P7429"><text:span text:style-name="T7430">Nr.<text:s/></text:span><text:a xlink:href="https://www.e-tar.lt/portal/legalAct.html?documentId=64a43f80043e11e9a5eaf2cd290f1944" office:target-frame-name="_top" xlink:show="replace"><text:span text:style-name="T7431">XIII-1703</text:span></text:a><text:span text:style-name="T7432">, 2018-12-11, paskelbta TAR 2018-12-20, i. k. 2018-20942</text:span></text:p>
      <text:p text:style-name="P7433"><text:span text:style-name="T7434">Lietuvos Respublikos pelno mokesčio įstatymo Nr. IX-675 17-2 straipsnio pakeitimo įstatymas</text:span></text:p>
      <text:p text:style-name="P7435"/>
      <text:p text:style-name="P7436"><text:span text:style-name="T7437">15.</text:span></text:p>
      <text:p text:style-name="P7438"><text:span text:style-name="T7439">Lietuvos Respublikos Seimas, Įstatymas</text:span></text:p>
      <text:p text:style-name="P7440"><text:span text:style-name="T7441">Nr.<text:s/></text:span><text:a xlink:href="https://www.e-tar.lt/portal/legalAct.html?documentId=d1ac2221131911e9b2b6e7cdb14007b4" office:target-frame-name="_top" xlink:show="replace"><text:span text:style-name="T7442">XIII-1881</text:span></text:a><text:span text:style-name="T7443">, 2018-12-20, paskelbta TAR 2019-01-08, i. k. 2019-00234</text:span></text:p>
      <text:p text:style-name="P7444"><text:span text:style-name="T7445">Lietuvos Respublikos pelno mokesčio įstatymo Nr. IX-675 2 straipsnio pakeitimo įstatymas</text:span></text:p>
      <text:p text:style-name="P7446"/>
      <text:p text:style-name="P7447"><text:span text:style-name="T7448">16.</text:span></text:p>
      <text:p text:style-name="P7449"><text:span text:style-name="T7450">Lie</text:span><text:span text:style-name="T7451">tuvos Respublikos Seimas, Įstatymas</text:span></text:p>
      <text:p text:style-name="P7452"><text:span text:style-name="T7453">Nr.<text:s/></text:span><text:a xlink:href="https://www.e-tar.lt/portal/legalAct.html?documentId=178ad9d0668511e9917e8e4938a80ccb" office:target-frame-name="_top" xlink:show="replace"><text:span text:style-name="T7454">XIII-2052</text:span></text:a><text:span text:style-name="T7455">, 2019-04-11, paskelbta TAR 2019-04-24, i. k. 2019-06688</text:span></text:p>
      <text:p text:style-name="P7456"><text:span text:style-name="T7457">Lietuvos Respublikos pelno mokesčio įstatymo Nr. IX-</text:span><text:span text:style-name="T7458">675 papildymo 59-1 straipsniu įstatymas</text:span></text:p>
      <text:p text:style-name="P7459"/>
      <text:p text:style-name="P7460"><text:span text:style-name="T7461">17.</text:span></text:p>
      <text:p text:style-name="P7462"><text:span text:style-name="T7463">Lietuvos Respublikos Seimas, Įstatymas</text:span></text:p>
      <text:p text:style-name="P7464"><text:span text:style-name="T7465">Nr.<text:s/></text:span><text:a xlink:href="https://www.e-tar.lt/portal/legalAct.html?documentId=876276d02ad111eabe008ea93139d588" office:target-frame-name="_top" xlink:show="replace"><text:span text:style-name="T7466">XIII-2694</text:span></text:a><text:span text:style-name="T7467">, 2019-12-17, paskelbta TAR 2019-12-30, i. k. 2019-21550</text:span></text:p>
      <text:p text:style-name="P7468"><text:span text:style-name="T7469">Lietuvos Respublikos pelno mokesčio įstatymo Nr. IX-675 2, 4, 12, 14, 30, 31, 55, 56-1 straipsnių, 3 priedėlio pakeitimo ir Įstatymo papildymo 38-3, 40-2, 56-2 straipsniais įstatymas</text:span></text:p>
      <text:p text:style-name="P7470"/>
      <text:p text:style-name="P7471"><text:span text:style-name="T7472">18.</text:span></text:p>
      <text:p text:style-name="P7473"><text:span text:style-name="T7474">Lietuvos Respublikos Seimas, Įstatymas</text:span></text:p>
      <text:p text:style-name="P7475"><text:span text:style-name="T7476">Nr.<text:s/></text:span><text:a xlink:href="https://www.e-tar.lt/portal/legalAct.html?documentId=33044200bd2811eab9d9cd0c85e0b745" office:target-frame-name="_top" xlink:show="replace"><text:span text:style-name="T7477">XIII-3213</text:span></text:a><text:span text:style-name="T7478">, 2020-06-30, paskelbta TAR 2020-07-03, i. k. 2020-15010</text:span></text:p>
      <text:p text:style-name="P7479"><text:span text:style-name="T7480">Lietuvos Respublikos pelno mokesčio įstatymo Nr. IX-675 2 ir 58 straipsnių pakeitimo įstatymas</text:span></text:p>
      <text:p text:style-name="P7481"/>
      <text:p text:style-name="P7482"><text:span text:style-name="T7483">19.</text:span></text:p>
      <text:p text:style-name="P7484"><text:span text:style-name="T7485">Lietuvos Respublikos Seimas, Įstatymas</text:span></text:p>
      <text:p text:style-name="P7486"><text:span text:style-name="T7487">Nr.<text:s/></text:span><text:a xlink:href="https://www.e-tar.lt/portal/legalAct.html?documentId=c176eaf03ede11eb8d9fe110e148c770" office:target-frame-name="_top" xlink:show="replace"><text:span text:style-name="T7488">XIV-39</text:span></text:a><text:span text:style-name="T7489">, 2020-12-03, paskelbta TAR 2020-12-15, i. k. 2020-27347</text:span></text:p>
      <text:p text:style-name="P7490"><text:span text:style-name="T7491">Lietuvos Respublikos pelno mokesčio įstatymo N</text:span><text:span text:style-name="T7492">r. IX-675 5 ir 30 straipsnių pakeitimo įstatymas</text:span></text:p>
      <text:p text:style-name="P7493"/>
      <text:p text:style-name="P7494"><text:span text:style-name="T7495">20.</text:span></text:p>
      <text:p text:style-name="P7496"><text:span text:style-name="T7497">Lietuvos Respublikos Seimas, Įstatymas</text:span></text:p>
      <text:p text:style-name="P7498"><text:span text:style-name="T7499">Nr.<text:s/></text:span><text:a xlink:href="https://www.e-tar.lt/portal/legalAct.html?documentId=cddc375053ff11ec862fdcbc8b3e3e05" office:target-frame-name="_top" xlink:show="replace"><text:span text:style-name="T7500">XIV-686</text:span></text:a><text:span text:style-name="T7501">, 2021-11-23, paskelbta TAR 2021-12-03, i. k. 2021-251</text:span><text:span text:style-name="T7502">12</text:span></text:p>
      <text:p text:style-name="P7503"><text:span text:style-name="T7504">Lietuvos Respublikos pelno mokesčio įstatymo Nr. IX-675 7, 11, 12, 31, 39-1 ir 57 straipsnių pakeitimo įstatymas</text:span></text:p>
      <text:p text:style-name="P7505"/>
      <text:p text:style-name="P7506"><text:span text:style-name="T7507">21.</text:span></text:p>
      <text:p text:style-name="P7508"><text:span text:style-name="T7509">Lietuvos Respublikos Seimas, Įstatymas</text:span></text:p>
      <text:p text:style-name="P7510"><text:span text:style-name="T7511">Nr.<text:s/></text:span><text:a xlink:href="https://www.e-tar.lt/portal/legalAct.html?documentId=c1ffcd805d9511eca9ac839120d251c4" office:target-frame-name="_top" xlink:show="replace"><text:span text:style-name="T7512">XIV-726</text:span></text:a><text:span text:style-name="T7513">, 2021-12-07, paskelbta TAR 2021-12-15, i. k. 2021-25844</text:span></text:p>
      <text:p text:style-name="P7514"><text:span text:style-name="T7515">Lietuvos Respublikos pelno mokesčio įstatymo Nr. IX-675 2, 4, 38-3 ir 58 straipsnių pakeitimo įstatymas</text:span></text:p>
      <text:p text:style-name="P7516"/>
      <text:p text:style-name="P7517"><text:span text:style-name="T7518">22.</text:span></text:p>
      <text:p text:style-name="P7519"><text:span text:style-name="T7520">Lietuvos Respublikos Konstitucinis Teismas, Nutarimas</text:span></text:p>
      <text:p text:style-name="P7521"><text:span text:style-name="T7522">Nr.<text:s/></text:span><text:a xlink:href="https://www.e-tar.lt/portal/legalAct.html?documentId=1ce2a330b3f011eb8371ea260d59d64b" office:target-frame-name="_top" xlink:show="replace"><text:span text:style-name="T7523">KT67-N6/2021</text:span></text:a><text:span text:style-name="T7524">, 2021-05-13, paskelbta TAR 2022-07-01, i. k. 2022-14281</text:span></text:p>
      <text:p text:style-name="P7525"><text:span text:style-name="T7526">Dėl Lietuvos Respublikos įstatymų nuostatų, susijusių su mokesčių teisinio reguliavimo pakeitimais, atitikti</text:span><text:span text:style-name="T7527">es Lietuvos Respublikos Konstitucijai</text:span></text:p>
      <text:p text:style-name="P7528"/>
      <text:p text:style-name="P7529"><text:span text:style-name="T7530">23.</text:span></text:p>
      <text:p text:style-name="P7531"><text:span text:style-name="T7532">Lietuvos Respublikos Seimas, Įstatymas</text:span></text:p>
      <text:p text:style-name="P7533"><text:span text:style-name="T7534">Nr.<text:s/></text:span><text:a xlink:href="https://www.e-tar.lt/portal/legalAct.html?documentId=02858620ccfd11ec8d9390588bf2de65" office:target-frame-name="_top" xlink:show="replace"><text:span text:style-name="T7535">XIV-1052</text:span></text:a><text:span text:style-name="T7536">, 2022-04-26, paskelbta TAR 2022-05-06, i. k. 2022-09665</text:span></text:p>
      <text:p text:style-name="P7537"><text:span text:style-name="T7538">Lietuvos Respublikos pelno mokesčio įstatymo Nr. IX-675 12 straipsnio pakeitimo įstatymas</text:span></text:p>
      <text:p text:style-name="P7539"/>
      <text:p text:style-name="P7540"><text:span text:style-name="T7541">24.</text:span></text:p>
      <text:p text:style-name="P7542"><text:span text:style-name="T7543">Lietuvos Respublikos Seimas, Įstatymas</text:span></text:p>
      <text:p text:style-name="P7544"><text:span text:style-name="T7545">Nr.<text:s/></text:span><text:a xlink:href="https://www.e-tar.lt/portal/legalAct.html?documentId=53c18e3081de11ed8df094f359a60216" office:target-frame-name="_top" xlink:show="replace"><text:span text:style-name="T7546">XIV-1664</text:span></text:a><text:span text:style-name="T7547">,<text:s/></text:span><text:span text:style-name="T7548">2022-12-13, paskelbta TAR 2022-12-22, i. k. 2022-26368</text:span></text:p>
      <text:p text:style-name="P7549"><text:span text:style-name="T7550">Lietuvos Respublikos pelno mokesčio įstatymo Nr. IX-675 31 straipsnio pakeitimo įstatymas</text:span></text:p>
      <text:p text:style-name="P7551"/>
      <text:p text:style-name="P7552"><text:span text:style-name="T7553">25.</text:span></text:p>
      <text:p text:style-name="P7554"><text:span text:style-name="T7555">Lietuvos Respublikos Seimas, Įstatymas</text:span></text:p>
      <text:p text:style-name="P7556"><text:span text:style-name="T7557">Nr.<text:s/></text:span><text:a xlink:href="https://www.e-tar.lt/portal/legalAct.html?documentId=a8e18e20828c11ed8df094f359a60216" office:target-frame-name="_top" xlink:show="replace"><text:span text:style-name="T7558">XIV-1681</text:span></text:a><text:span text:style-name="T7559">, 2022-12-15, paskelbta TAR 2022-12-23, i. k. 2022-26618</text:span></text:p>
      <text:p text:style-name="P7560"><text:span text:style-name="T7561">Lietuvos Respublikos pelno mokesčio įstatymo Nr. IX-675 31 straipsnio pakeitimo įstatymas</text:span></text:p>
      <text:p text:style-name="P7562"/>
      <text:p text:style-name="P7563"><text:span text:style-name="T7564">26.</text:span></text:p>
      <text:p text:style-name="P7565"><text:span text:style-name="T7566">Lietuvos Respublikos Seimas, Įstatymas</text:span></text:p>
      <text:p text:style-name="P7567"><text:span text:style-name="T7568">Nr.<text:s/></text:span><text:a xlink:href="https://www.e-tar.lt/portal/legalAct.html?documentId=182d24f010b911ee9f7ec2ffce8b47bc" office:target-frame-name="_top" xlink:show="replace"><text:span text:style-name="T7569">XIV-2038</text:span></text:a><text:span text:style-name="T7570">, 2023-06-08, paskelbta TAR 2023-06-22, i. k. 2023-12400</text:span></text:p>
      <text:p text:style-name="P7571"><text:span text:style-name="T7572">Lietuvos Respublikos pelno mokesčio įstatymo Nr. IX-675 2 straipsnio pakeitimo įstatymas</text:span></text:p>
      <text:p text:style-name="P7573"/>
      <text:p text:style-name="P7574"><text:span text:style-name="T7575">27.</text:span></text:p>
      <text:p text:style-name="P7576"><text:span text:style-name="T7577">Lietuvos Respubli</text:span><text:span text:style-name="T7578">kos Seimas, Įstatymas</text:span></text:p>
      <text:p text:style-name="P7579"><text:span text:style-name="T7580">Nr.<text:s/></text:span><text:a xlink:href="https://www.e-tar.lt/portal/legalAct.html?documentId=8fdc28709a5211eea5a28c81c82193a8" office:target-frame-name="_top" xlink:show="replace"><text:span text:style-name="T7581">XIV-2296</text:span></text:a><text:span text:style-name="T7582">, 2023-12-05, paskelbta TAR 2023-12-14, i. k. 2023-24166</text:span></text:p>
      <text:p text:style-name="P7583"><text:span text:style-name="T7584">Lietuvos Respublikos pelno mokesčio įstatymo Nr. IX-675 17-2 ir 46-</text:span><text:span text:style-name="T7585">1 straipsnių pakeitimo įstatymas</text:span></text:p>
      <text:p text:style-name="P7586"/>
      <text:p text:style-name="P7587"><text:span text:style-name="T7588">28.</text:span></text:p>
      <text:p text:style-name="P7589"><text:span text:style-name="T7590">Lietuvos Respublikos Seimas, Įstatymas</text:span></text:p>
      <text:p text:style-name="P7591"><text:span text:style-name="T7592">Nr.<text:s/></text:span><text:a xlink:href="https://www.e-tar.lt/portal/legalAct.html?documentId=04c7b4c0a62d11eea5a28c81c82193a8" office:target-frame-name="_top" xlink:show="replace"><text:span text:style-name="T7593">XIV-2443</text:span></text:a><text:span text:style-name="T7594">, 2023-12-21, paskelbta TAR 2023-12-29, i. k. 2023-25936</text:span></text:p>
      <text:p text:style-name="P7595"><text:span text:style-name="T7596">Lietuvos<text:s/></text:span><text:span text:style-name="T7597">Respublikos pelno mokesčio įstatymo Nr. IX-675 58 straipsnio pakeitimo įstatymas</text:span></text:p>
      <text:p text:style-name="P7598"/>
      <text:p text:style-name="P7599"><text:span text:style-name="T7600">29.</text:span></text:p>
      <text:p text:style-name="P7601"><text:span text:style-name="T7602">Lietuvos Respublikos Seimas, Įstatymas</text:span></text:p>
      <text:p text:style-name="P7603"><text:span text:style-name="T7604">Nr.<text:s/></text:span><text:a xlink:href="https://www.e-tar.lt/portal/legalAct.html?documentId=fe45a8f0353d11efbdaea558de59136c" office:target-frame-name="_top" xlink:show="replace"><text:span text:style-name="T7605">XIV-2774</text:span></text:a><text:span text:style-name="T7606">, 2024-06-20, paskelb</text:span><text:span text:style-name="T7607">ta TAR 2024-06-28, i. k. 2024-12078</text:span></text:p>
      <text:p text:style-name="P7608"><text:span text:style-name="T7609">Lietuvos Respublikos pelno mokesčio įstatymo Nr. IX-675 5, 12, 17, 30, 33, 34, 35, 38-2, 41 ir 43 straipsnių pakeitimo ir Įstatymo papildymo 30-2 straipsniu įstatymas</text:span></text:p>
      <text:p text:style-name="P7610"/>
      <text:p text:style-name="P76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LT" svg:font-family="TimesLT" style:font-family-generic="roman" style:font-pitch="variable" svg:panose-1="2 2 6 3 5 4 5 2 3 4"/>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oter" style:display-name="Footer" style:family="paragraph" style:parent-style-name="Normal">
      <style:paragraph-properties fo:text-align="justify" fo:line-height="150%" fo:text-indent="0.5in">
        <style:tab-stops>
          <style:tab-stop style:type="center" style:position="3in"/>
          <style:tab-stop style:type="right" style:position="6in"/>
        </style:tab-stops>
      </style:paragraph-properties>
      <style:text-properties style:font-name="TimesLT" fo:hyphenate="false"/>
    </style:style>
    <style:style style:name="FooterChar" style:display-name="Footer Char" style:family="text" style:parent-style-name="DefaultParagraphFont">
      <style:text-properties style:font-name="TimesLT"/>
    </style:style>
    <style:style style:name="BodyTextChar" style:display-name="Body Text Char" style:family="text" style:parent-style-name="DefaultParagraphFont">
      <style:text-properties style:font-name="TimesLT"/>
    </style:style>
    <style:style style:name="BodyText1" style:display-name="Body Text1" style:family="paragraph" style:parent-style-name="Normal">
      <style:paragraph-properties fo:text-align="justify"/>
      <style:text-properties style:font-name="TimesLT" fo:hyphenate="false"/>
    </style:style>
    <style:style style:name="BodyTextIndent" style:display-name="Body Text Indent" style:family="paragraph" style:parent-style-name="Normal">
      <style:paragraph-properties fo:text-align="justify" fo:text-indent="0.5in"/>
      <style:text-properties style:font-name="TimesLT" fo:hyphenate="false"/>
    </style:style>
    <style:style style:name="BodyTextIndentChar" style:display-name="Body Text Indent Char" style:family="text" style:parent-style-name="DefaultParagraphFont">
      <style:text-properties style:font-name="TimesLT"/>
    </style:style>
    <style:style style:name="BodyTextIndent2" style:display-name="Body Text Indent 2" style:family="paragraph" style:parent-style-name="Normal">
      <style:paragraph-properties fo:text-align="justify" fo:margin-left="0.5in">
        <style:tab-stops/>
      </style:paragraph-properties>
      <style:text-properties style:font-name="TimesLT" fo:hyphenate="false"/>
    </style:style>
    <style:style style:name="BodyTextIndent2Char" style:display-name="Body Text Indent 2 Char" style:family="text" style:parent-style-name="DefaultParagraphFont">
      <style:text-properties style:font-name="TimesLT"/>
    </style:style>
    <style:style style:name="PlainText" style:display-name="Plain Text" style:family="paragraph" style:parent-style-name="Normal">
      <style:text-properties style:font-name="Courier New" fo:font-size="10pt" style:font-size-asian="10pt" fo:hyphenate="false"/>
    </style:style>
    <style:style style:name="PlainTextChar" style:display-name="Plain Text Char" style:family="text" style:parent-style-name="DefaultParagraphFont">
      <style:text-properties style:font-name="Courier New" fo:font-size="10pt" style:font-size-asian="10pt"/>
    </style:style>
    <style:style style:name="HTMLišankstoformatuotas1" style:display-name="HTML iš anksto formatuotas1"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font-size="10pt" style:font-size-asian="10pt" fo:hyphenate="false"/>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a0"/>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7in" fo:page-height="11.6944in" style:print-orientation="portrait" fo:margin-top="0.4902in" fo:margin-left="1.4in" fo:margin-bottom="0.4902in" fo:margin-right="0.8in" style:num-format="1" style:writing-mode="lr-tb">
        <style:footnote-sep style:width="0.007in" style:rel-width="33%" style:color="#000000" style:line-style="solid" style:adjustment="left"/>
      </style:page-layout-properties>
      <style:header-style>
        <style:header-footer-properties style:dynamic-spacing="true" fo:min-height="0.5097in"/>
      </style:header-style>
      <style:footer-style>
        <style:header-footer-properties style:dynamic-spacing="true" fo:min-height="0.3097in"/>
      </style:footer-style>
    </style:page-layout>
    <style:style style:name="P2" style:parent-style-name="Normal" style:family="paragraph">
      <style:paragraph-properties>
        <style:tab-stops>
          <style:tab-stop style:type="center" style:position="2.884in"/>
          <style:tab-stop style:type="right" style:position="5.768in"/>
        </style:tab-stops>
      </style:paragraph-properties>
      <style:text-properties style:font-name="TimesLT" fo:language="en" fo:country="US"/>
    </style:style>
    <style:style style:name="P3" style:parent-style-name="Normal" style:family="paragraph">
      <style:paragraph-properties fo:text-align="justify" fo:line-height="150%" fo:text-indent="0.5in">
        <style:tab-stops>
          <style:tab-stop style:type="center" style:position="3in"/>
          <style:tab-stop style:type="right" style:position="6in"/>
        </style:tab-stops>
      </style:paragraph-properties>
    </style:style>
    <style:style style:name="P4" style:parent-style-name="Normal" style:family="paragraph">
      <style:paragraph-properties fo:text-align="justify" fo:line-height="150%" fo:text-indent="0.5in">
        <style:tab-stops>
          <style:tab-stop style:type="center" style:position="3in"/>
          <style:tab-stop style:type="right" style:position="6in"/>
        </style:tab-stops>
      </style:paragraph-properties>
      <style:text-properties style:font-name="TimesLT"/>
    </style:style>
    <style:style style:name="F5"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6" style:parent-style-name="DefaultParagraphFont" style:family="text">
      <style:text-properties style:font-name="TimesLT"/>
    </style:style>
    <style:style style:name="P7" style:parent-style-name="Normal" style:family="paragraph">
      <style:paragraph-properties>
        <style:tab-stops>
          <style:tab-stop style:type="center" style:position="2.884in"/>
          <style:tab-stop style:type="right" style:position="5.768in"/>
        </style:tab-stops>
      </style:paragraph-properties>
      <style:text-properties style:font-name="TimesLT" fo:language="en" fo:country="US"/>
    </style:style>
    <style:style style:name="P8" style:parent-style-name="Normal" style:family="paragraph">
      <style:paragraph-properties fo:text-align="justify" fo:line-height="150%" fo:text-indent="0.5in">
        <style:tab-stops>
          <style:tab-stop style:type="center" style:position="3in"/>
          <style:tab-stop style:type="right" style:position="6in"/>
        </style:tab-stops>
      </style:paragraph-properties>
      <style:text-properties style:font-name="TimesLT"/>
    </style:style>
  </office:automatic-styles>
  <office:master-styles>
    <style:master-page style:name="MP0" style:page-layout-name="PL0">
      <style:header>
        <text:p text:style-name="P2"/>
      </style:header>
      <style:footer>
        <text:p text:style-name="P4"><draw:frame draw:style-name="F5" text:anchor-type="paragraph" svg:y="0.0006in" draw:z-index="0"><draw:text-box fo:min-height="0in" fo:min-width="0in"><text:p text:style-name="P3"><text:span text:style-name="T6"><text:page-number text:fixed="false">10</text:page-number></text:span></text:p></draw:text-box></draw:frame></text:p>
      </style:footer>
    </style:master-page>
    <style:master-page style:next-style-name="MP0" style:name="MPF0" style:page-layout-name="PL0">
      <style:header>
        <text:p text:style-name="P7"/>
      </style:header>
      <style:footer>
        <text:p text:style-name="P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mani</meta:initial-creator>
    <dc:creator>adlibuser</dc:creator>
    <meta:creation-date>2025-10-23T08:23:00Z</meta:creation-date>
    <dc:date>2025-10-23T08:23:00Z</dc:date>
    <meta:print-date>2004-02-17T13:18:00Z</meta:print-date>
    <meta:template xlink:href="Normal.dotm" xlink:type="simple"/>
    <meta:editing-cycles>2</meta:editing-cycles>
    <meta:editing-duration>PT0S</meta:editing-duration>
    <meta:document-statistic meta:page-count="3" meta:paragraph-count="2286" meta:word-count="43566" meta:character-count="338406" meta:row-count="5122" meta:non-whitespace-character-count="297126"/>
  </office:meta>
</office:document-meta>
</file>

<file path=Object 1/content.xml><?xml version="1.0" encoding="utf-8"?>
<mml:math xmlns:mml="http://www.w3.org/1998/Math/MathML" xmlns:m="http://schemas.openxmlformats.org/officeDocument/2006/math">
  <mml:mfrac>
    <mml:mrow>
      <mml:mtext>tinkamos finansuoti išlaidos</mml:mtext>
    </mml:mrow>
    <mml:mrow>
      <mml:mtext>visos išlaidos</mml:mtext>
      <mml:mi mathvariant="normal"> </mml:mi>
    </mml:mrow>
  </mml:mfrac>
  <mml:mtext> × pelnas iš turto naudojimo; čia:</mml:mtext>
</mml:math>
</file>